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076cm"/>
    </style:style>
    <style:style style:name="co3" style:family="table-column">
      <style:table-column-properties fo:break-before="auto" style:column-width="9.449cm"/>
    </style:style>
    <style:style style:name="co4" style:family="table-column">
      <style:table-column-properties fo:break-before="auto" style:column-width="4.792cm"/>
    </style:style>
    <style:style style:name="co5" style:family="table-column">
      <style:table-column-properties fo:break-before="auto" style:column-width="3.457cm"/>
    </style:style>
    <style:style style:name="co6" style:family="table-column">
      <style:table-column-properties fo:break-before="auto" style:column-width="2.267cm"/>
    </style:style>
    <style:style style:name="co7" style:family="table-column">
      <style:table-column-properties fo:break-before="auto" style:column-width="3.512cm"/>
    </style:style>
    <style:style style:name="co8" style:family="table-column">
      <style:table-column-properties fo:break-before="auto" style:column-width="12.963cm"/>
    </style:style>
    <style:style style:name="co9" style:family="table-column">
      <style:table-column-properties fo:break-before="auto" style:column-width="11.411cm"/>
    </style:style>
    <style:style style:name="co10" style:family="table-column">
      <style:table-column-properties fo:break-before="auto" style:column-width="4.03cm"/>
    </style:style>
    <style:style style:name="co11" style:family="table-column">
      <style:table-column-properties fo:break-before="auto" style:column-width="7.952cm"/>
    </style:style>
    <style:style style:name="co12" style:family="table-column">
      <style:table-column-properties fo:break-before="auto" style:column-width="4.602cm"/>
    </style:style>
    <style:style style:name="co13" style:family="table-column">
      <style:table-column-properties fo:break-before="auto" style:column-width="7.624cm"/>
    </style:style>
    <style:style style:name="co14" style:family="table-column">
      <style:table-column-properties fo:break-before="auto" style:column-width="4.738cm"/>
    </style:style>
    <style:style style:name="co15" style:family="table-column">
      <style:table-column-properties fo:break-before="auto" style:column-width="3.212cm"/>
    </style:style>
    <style:style style:name="co16" style:family="table-column">
      <style:table-column-properties fo:break-before="auto" style:column-width="5.773cm"/>
    </style:style>
    <style:style style:name="co17" style:family="table-column">
      <style:table-column-properties fo:break-before="auto" style:column-width="4.657cm"/>
    </style:style>
    <style:style style:name="co18" style:family="table-column">
      <style:table-column-properties fo:break-before="auto" style:column-width="5.064cm"/>
    </style:style>
    <style:style style:name="ro2" style:family="table-row">
      <style:table-row-properties style:row-height="0.841cm" fo:break-before="auto" style:use-optimal-row-height="true"/>
    </style:style>
    <style:style style:name="ro1" style:family="table-row">
      <style:table-row-properties style:row-height="0.452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499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2.027cm" fo:break-before="auto" style:use-optimal-row-height="true"/>
    </style:style>
    <style:style style:name="ro11" style:family="table-row">
      <style:table-row-properties style:row-height="0.473cm" fo:break-before="auto" style:use-optimal-row-height="true"/>
    </style:style>
    <style:style style:name="ro12" style:family="table-row">
      <style:table-row-properties style:row-height="2.422cm" fo:break-before="auto" style:use-optimal-row-height="true"/>
    </style:style>
    <style:style style:name="ro13" style:family="table-row">
      <style:table-row-properties style:row-height="0.452cm" fo:break-before="auto" style:use-optimal-row-height="true"/>
    </style:style>
    <style:style style:name="ro14" style:family="table-row">
      <style:table-row-properties style:row-height="0.487cm" fo:break-before="auto" style:use-optimal-row-height="true"/>
    </style:style>
    <style:style style:name="ta1" style:family="table" style:master-page-name="Default">
      <style:table-properties table:display="true" style:writing-mode="lr-tb"/>
    </style:style>
    <style:style style:name="ce4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46" style:family="table-cell" style:parent-style-name="Default">
      <style:text-properties fo:font-weight="bold" style:font-weight-asian="bold" style:font-weight-complex="bold"/>
    </style:style>
    <style:style style:name="ce10" style:family="table-cell" style:parent-style-name="Default">
      <style:text-properties fo:font-style="italic" style:font-style-asian="italic" style:font-style-complex="italic"/>
    </style:style>
    <style:style style:name="ce38" style:family="table-cell" style:parent-style-name="Default">
      <style:table-cell-properties fo:background-color="transparent"/>
    </style:style>
    <style:style style:name="ce41" style:family="table-cell" style:parent-style-name="Default">
      <style:table-cell-properties style:text-align-source="fix" style:repeat-content="false" fo:background-color="transparent"/>
      <style:paragraph-properties fo:text-align="center" fo:margin-left="0cm"/>
    </style:style>
    <style:style style:name="ce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cm"/>
    </style:style>
    <style:style style:name="ce9" style:family="table-cell" style:parent-style-name="Default">
      <style:table-cell-properties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11" style:family="table-cell" style:parent-style-name="Default">
      <style:table-cell-properties style:text-align-source="fix" style:repeat-content="false"/>
      <style:paragraph-properties fo:text-align="center" fo:margin-left="0cm"/>
      <style:text-properties style:font-name="Liberation Sans" fo:font-size="10pt" fo:font-weight="bold" style:font-size-asian="10pt" style:font-weight-asian="bold" style:font-size-complex="10pt" style:font-weight-complex="bold"/>
    </style:style>
    <style:style style:name="ce12" style:family="table-cell" style:parent-style-name="Default">
      <style:table-cell-properties style:text-align-source="fix" style:repeat-content="fals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5" style:family="table-cell" style:parent-style-name="Default">
      <style:table-cell-properties style:text-align-source="fix" style:repeat-content="false"/>
      <style:paragraph-properties fo:text-align="center" fo:margin-left="0cm"/>
      <style:text-properties style:font-name="Liberation Sans" fo:font-size="10pt" fo:font-style="italic" fo:font-weight="bold" style:font-size-asian="10pt" style:font-style-asian="italic" style:font-weight-asian="bold" style:font-size-complex="10pt" style:font-style-complex="italic" style:font-weight-complex="bold"/>
    </style:style>
    <style:style style:name="ce16"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text-line-through-type="none" style:font-name="Liberation Sans" fo:font-size="10pt" fo:language="fr" fo:country="FR" fo:font-style="italic" fo:text-shadow="none" style:text-underline-style="none" fo:font-weight="normal" style:text-underline-mode="continuous" style:text-overline-mode="continuous" style:text-line-through-mode="continuous" style:font-size-asian="10pt" style:language-asian="ar" style:country-asian="SA" style:font-style-asian="italic" style:font-weight-asian="normal" style:font-size-complex="10pt" style:language-complex="zxx" style:country-complex="none" style:font-style-complex="italic"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ans" fo:font-size="10pt" fo:language="fr" fo:country="FR"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style:paragraph-properties fo:text-align="start" fo:margin-left="0cm"/>
      <style:text-properties style:font-name="Liberation Sans" fo:font-size="10pt" fo:font-style="italic" fo:font-weight="normal" style:font-size-asian="10pt" style:font-style-asian="italic" style:font-weight-asian="normal" style:font-size-complex="10pt" style:font-style-complex="italic" style:font-weight-complex="normal"/>
    </style:style>
    <style:style style:name="ce20"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style:font-name="Liberation Sans" fo:font-size="10pt" fo:font-style="italic" fo:text-shadow="none" style:text-underline-style="none" fo:font-weight="normal" style:text-underline-mode="continuous" style:text-overline-mode="continuous" style:text-line-through-mode="continuous" style:font-size-asian="10pt" style:font-style-asian="italic" style:font-weight-asian="normal" style:font-size-complex="10pt" style:language-complex="zxx" style:country-complex="none" style:font-style-complex="italic"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center" fo:margin-left="0cm"/>
      <style:text-properties style:font-name="Liberation Sans" fo:font-size="10pt" fo:font-weight="normal" style:font-size-asian="10pt" style:font-weight-asian="normal" style:font-size-complex="10pt" style:font-weight-complex="normal"/>
    </style:style>
    <style:style style:name="ce29"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text-line-through-type="none" style:font-name="Liberation Sans" fo:font-size="10pt" fo:language="fr" fo:country="FR" fo:font-style="italic" fo:text-shadow="none" style:text-underline-style="none" fo:font-weight="normal" style:text-underline-mode="continuous" style:text-overline-mode="continuous" style:text-line-through-mode="continuous" style:font-size-asian="10pt" style:language-asian="ar" style:country-asian="SA" style:font-style-asian="italic" style:font-weight-asian="normal" style:font-size-complex="10pt" style:language-complex="zxx" style:country-complex="none" style:font-style-complex="italic" style:font-weight-complex="normal" style:text-emphasize="none" style:font-relief="none" style:text-overline-style="none" style:text-overline-color="font-color"/>
    </style:style>
    <style:style style:name="ce48" style:family="table-cell" style:parent-style-name="Default">
      <style:table-cell-properties style:text-align-source="fix" style:repeat-content="false" fo:background-color="transparent"/>
      <style:paragraph-properties fo:text-align="start" fo:margin-left="0cm"/>
      <style:text-properties style:font-name="Liberation Sans" fo:font-size="10pt" fo:font-weight="normal" style:font-size-asian="10pt" style:font-weight-asian="normal" style:font-size-complex="10pt" style:font-weight-complex="normal"/>
    </style:style>
    <style:style style:name="ce51" style:family="table-cell" style:parent-style-name="Default">
      <style:table-cell-properties style:text-align-source="fix" style:repeat-content="false" fo:background-color="transparent"/>
      <style:paragraph-properties fo:text-align="start" fo:margin-left="0cm"/>
      <style:text-properties style:text-outline="false" style:text-line-through-style="none" style:text-line-through-type="none" style:font-name="Liberation Sans" fo:font-size="10pt" fo:font-style="italic" fo:text-shadow="none" style:text-underline-style="none" fo:font-weight="normal" style:text-underline-mode="continuous" style:text-overline-mode="continuous" style:text-line-through-mode="continuous" style:font-size-asian="10pt" style:font-style-asian="italic" style:font-weight-asian="normal" style:font-size-complex="10pt" style:language-complex="zxx" style:country-complex="none" style:font-style-complex="italic" style:font-weight-complex="normal" style:text-emphasize="none" style:font-relief="none" style:text-overline-style="none" style:text-overline-color="font-color"/>
    </style:style>
    <style:style style:name="ce55" style:family="table-cell" style:parent-style-name="Default">
      <style:table-cell-properties style:text-align-source="fix" style:repeat-content="false" fo:background-color="transparent"/>
      <style:paragraph-properties fo:text-align="start" fo:margin-left="0cm"/>
      <style:text-properties style:use-window-font-color="true" style:text-outline="false" style:text-line-through-style="none" style:text-line-through-type="none" style:font-name="Liberation Sans" fo:font-size="10pt" fo:language="fr" fo:country="FR" fo:font-style="italic" fo:text-shadow="none" style:text-underline-style="none" fo:font-weight="normal" style:text-underline-mode="continuous" style:text-overline-mode="continuous" style:text-line-through-mode="continuous" style:font-size-asian="10pt" style:language-asian="ar" style:country-asian="SA" style:font-style-asian="italic" style:font-weight-asian="normal" style:font-size-complex="10pt" style:language-complex="zxx" style:country-complex="none" style:font-style-complex="italic" style:font-weight-complex="normal" style:text-emphasize="none" style:font-relief="none" style:text-overline-style="none" style:text-overline-color="font-color"/>
    </style:style>
    <style:style style:name="ce56" style:family="table-cell" style:parent-style-name="Default">
      <style:table-cell-properties style:text-align-source="fix" style:repeat-content="false" fo:background-color="transparent"/>
      <style:paragraph-properties fo:text-align="start" fo:margin-left="0cm"/>
      <style:text-properties style:use-window-font-color="true" style:text-outline="false" style:text-line-through-style="none" style:text-line-through-type="none" style:font-name="Liberation Sans" fo:font-size="10pt" fo:language="fr" fo:country="FR" fo:font-style="italic" fo:text-shadow="none" style:text-underline-style="none" fo:font-weight="normal" style:text-underline-mode="continuous" style:text-overline-mode="continuous" style:text-line-through-mode="continuous" style:font-name-asian="AR PL SungtiL GB" style:font-size-asian="10pt" style:language-asian="ar" style:country-asian="SA" style:font-style-asian="italic" style:font-weight-asian="normal" style:font-name-complex="Lohit Devanagari" style:font-size-complex="10pt" style:language-complex="zxx" style:country-complex="none" style:font-style-complex="italic" style:font-weight-complex="normal" style:text-emphasize="none" style:font-relief="none" style:text-overline-style="none" style:text-overline-color="font-color"/>
    </style:style>
    <style:style style:name="ce57" style:family="table-cell" style:parent-style-name="Default">
      <style:table-cell-properties style:text-align-source="fix" style:repeat-content="false" fo:background-color="transparent"/>
      <style:paragraph-properties fo:text-align="start" fo:margin-left="0cm"/>
      <style:text-properties fo:color="#000000" style:text-outline="false" style:text-line-through-style="none" style:text-line-through-type="none" style:font-name="Liberation Sans" fo:font-size="10pt" fo:language="fr" fo:country="FR" fo:font-style="italic" fo:text-shadow="none" style:text-underline-style="none" fo:font-weight="normal" style:text-underline-mode="continuous" style:text-overline-mode="continuous" style:text-line-through-mode="continuous" style:font-size-asian="10pt" style:language-asian="ar" style:country-asian="SA" style:font-style-asian="italic" style:font-weight-asian="normal" style:font-size-complex="10pt" style:language-complex="zxx" style:country-complex="none" style:font-style-complex="italic"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fo:background-color="transparent"/>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fix" style:repeat-content="false" fo:background-color="transparent"/>
      <style:paragraph-properties fo:text-align="center" fo:margin-left="0cm"/>
      <style:text-properties style:font-name="Liberation Sans" fo:font-size="10pt" fo:font-weight="normal" style:font-size-asian="10pt" style:font-weight-asian="normal" style:font-size-complex="10pt" style:font-weight-complex="normal"/>
    </style:style>
    <style:style style:name="ce65" style:family="table-cell" style:parent-style-name="Default">
      <style:table-cell-properties style:text-align-source="fix" style:repeat-content="false" fo:background-color="transparent"/>
      <style:paragraph-properties fo:text-align="center" fo:margin-left="0cm"/>
      <style:text-properties style:use-window-font-color="true" style:text-outline="false" style:text-line-through-style="none" style:text-line-through-type="none" style:font-name="Liberation Sans" fo:font-size="10pt" fo:language="fr" fo:country="FR" fo:font-style="italic" fo:text-shadow="none" style:text-underline-style="none" fo:font-weight="normal" style:text-underline-mode="continuous" style:text-overline-mode="continuous" style:text-line-through-mode="continuous" style:font-size-asian="10pt" style:language-asian="ar" style:country-asian="SA" style:font-style-asian="italic" style:font-weight-asian="normal" style:font-size-complex="10pt" style:language-complex="zxx" style:country-complex="none" style:font-style-complex="italic" style:font-weight-complex="normal" style:text-emphasize="none" style:font-relief="none" style:text-overline-style="none" style:text-overline-color="font-color"/>
    </style:style>
    <style:style style:name="ce66"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67" style:family="table-cell" style:parent-style-name="Default">
      <style:table-cell-properties style:text-align-source="fix" style:repeat-content="false"/>
      <style:paragraph-properties fo:text-align="start" fo:margin-left="0cm"/>
    </style:style>
    <style:style style:name="ce68" style:family="table-cell" style:parent-style-name="Default">
      <style:table-cell-properties style:text-align-source="fix" style:repeat-content="false"/>
      <style:paragraph-properties fo:text-align="start" fo:margin-left="0cm"/>
      <style:text-properties fo:font-style="normal" fo:font-weight="bold" style:font-style-asian="normal" style:font-weight-asian="bold" style:font-style-complex="normal" style:font-weight-complex="bold"/>
    </style:style>
    <style:style style:name="ce69" style:family="table-cell" style:parent-style-name="Default">
      <style:table-cell-properties style:text-align-source="fix" style:repeat-content="false"/>
      <style:paragraph-properties fo:text-align="start" fo:margin-left="0cm"/>
      <style:text-properties fo:font-style="italic" style:font-style-asian="italic" style:font-style-complex="italic"/>
    </style:style>
    <style:style style:name="ce70"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text-line-through-type="none" style:font-name="Liberation Sans" fo:font-size="11pt" fo:language="en" fo:country="US" fo:font-style="italic" fo:text-shadow="none" style:text-underline-style="none" fo:font-weight="normal" style:text-underline-mode="continuous" style:text-overline-mode="continuous" style:text-line-through-mode="continuous" style:font-size-asian="11pt" style:language-asian="en" style:country-asian="US" style:font-style-asian="italic" style:font-weight-asian="normal" style:font-size-complex="6.25pt" style:language-complex="en" style:country-complex="US" style:font-style-complex="italic" style:font-weight-complex="normal" style:text-emphasize="none" style:font-relief="none" style:text-overline-style="none" style:text-overline-color="font-color"/>
    </style:style>
    <style:style style:name="ce34" style:family="table-cell" style:parent-style-name="Default">
      <style:table-cell-properties fo:background-color="#ff3333"/>
    </style:style>
    <style:style style:name="ce35" style:family="table-cell" style:parent-style-name="Default">
      <style:table-cell-properties fo:background-color="#ff3300"/>
    </style:style>
    <style:style style:name="ce8" style:family="table-cell" style:parent-style-name="Default">
      <style:table-cell-properties fo:background-color="#ffff99"/>
    </style:style>
    <style:style style:name="ce1" style:family="table-cell" style:parent-style-name="Default">
      <style:table-cell-properties fo:wrap-option="no-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no-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wrap-option="no-wrap"/>
    </style:style>
    <style:style style:name="ce4" style:family="table-cell" style:parent-style-name="Default">
      <style:table-cell-properties fo:wrap-option="no-wrap"/>
      <style:text-properties fo:font-weight="bold" style:font-weight-asian="bold" style:font-weight-complex="bold"/>
    </style:style>
    <style:style style:name="ce8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81" style:family="table-cell" style:parent-style-name="Default">
      <style:text-properties fo:font-weight="bold" style:font-weight-asian="bold" style:font-weight-complex="bold"/>
    </style:style>
    <style:style style:name="ce8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83" style:family="table-cell" style:parent-style-name="Default">
      <style:table-cell-properties style:text-align-source="fix" style:repeat-content="false"/>
      <style:paragraph-properties fo:text-align="center" fo:margin-left="0cm"/>
    </style:style>
    <style:style style:name="ce84" style:family="table-cell" style:parent-style-name="Default">
      <style:table-cell-properties fo:background-color="transparent"/>
    </style:style>
    <style:style style:name="ce85" style:family="table-cell" style:parent-style-name="Default">
      <style:table-cell-properties style:text-align-source="fix" style:repeat-content="false"/>
      <style:paragraph-properties fo:text-align="center" fo:margin-left="0cm"/>
      <style:text-properties fo:font-style="normal" fo:font-weight="bold" style:font-style-asian="normal" style:font-weight-asian="bold" style:font-style-complex="normal" style:font-weight-complex="bold"/>
    </style:style>
    <style:style style:name="ce86" style:family="table-cell" style:parent-style-name="Default">
      <style:text-properties fo:font-style="italic" style:font-style-asian="italic" style:font-style-complex="italic"/>
    </style:style>
    <style:style style:name="ce87" style:family="table-cell" style:parent-style-name="Default">
      <style:table-cell-properties style:text-align-source="fix" style:repeat-content="false" fo:background-color="transparent"/>
      <style:paragraph-properties fo:text-align="center" fo:margin-left="0cm"/>
    </style:style>
    <style:style style:name="ce88" style:family="table-cell" style:parent-style-name="Default">
      <style:table-cell-properties style:text-align-source="fix" style:repeat-content="false"/>
      <style:paragraph-properties fo:text-align="center" fo:margin-left="0cm"/>
      <style:text-properties style:font-name="Liberation Sans" fo:font-size="10pt" fo:font-weight="bold" style:font-size-asian="10pt" style:font-weight-asian="bold" style:font-size-complex="10pt" style:font-weight-complex="bold"/>
    </style:style>
    <style:style style:name="ce89" style:family="table-cell" style:parent-style-name="Default">
      <style:table-cell-properties style:text-align-source="fix" style:repeat-content="fals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90" style:family="table-cell" style:parent-style-name="Default">
      <style:table-cell-properties style:text-align-source="fix" style:repeat-content="false" fo:background-color="transparent"/>
      <style:paragraph-properties fo:text-align="start" fo:margin-left="0cm"/>
      <style:text-properties style:font-name="Liberation Sans" fo:font-size="10pt" fo:font-weight="normal" style:font-size-asian="10pt" style:font-weight-asian="normal" style:font-size-complex="10pt" style:font-weight-complex="normal"/>
    </style:style>
    <style:style style:name="ce91" style:family="table-cell" style:parent-style-name="Default">
      <style:table-cell-properties style:text-align-source="fix" style:repeat-content="false"/>
      <style:paragraph-properties fo:text-align="center" fo:margin-left="0cm"/>
      <style:text-properties style:font-name="Liberation Sans" fo:font-size="10pt" fo:font-style="italic" fo:font-weight="bold" style:font-size-asian="10pt" style:font-style-asian="italic" style:font-weight-asian="bold" style:font-size-complex="10pt" style:font-style-complex="italic" style:font-weight-complex="bold"/>
    </style:style>
    <style:style style:name="ce92"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text-line-through-type="none" style:font-name="Liberation Sans" fo:font-size="10pt" fo:language="fr" fo:country="FR" fo:font-style="italic" fo:text-shadow="none" style:text-underline-style="none" fo:font-weight="normal" style:text-underline-mode="continuous" style:text-overline-mode="continuous" style:text-line-through-mode="continuous" style:font-size-asian="10pt" style:language-asian="ar" style:country-asian="SA" style:font-style-asian="italic" style:font-weight-asian="normal" style:font-size-complex="10pt" style:language-complex="zxx" style:country-complex="none" style:font-style-complex="italic" style:font-weight-complex="normal" style:text-emphasize="none" style:font-relief="none" style:text-overline-style="none" style:text-overline-color="font-color"/>
    </style:style>
    <style:style style:name="ce93" style:family="table-cell" style:parent-style-name="Default">
      <style:table-cell-properties style:text-align-source="fix" style:repeat-content="false" fo:background-color="transparent"/>
      <style:paragraph-properties fo:text-align="start" fo:margin-left="0cm"/>
      <style:text-properties style:text-outline="false" style:text-line-through-style="none" style:text-line-through-type="none" style:font-name="Liberation Sans" fo:font-size="10pt" fo:font-style="italic" fo:text-shadow="none" style:text-underline-style="none" fo:font-weight="normal" style:text-underline-mode="continuous" style:text-overline-mode="continuous" style:text-line-through-mode="continuous" style:font-size-asian="10pt" style:font-style-asian="italic" style:font-weight-asian="normal" style:font-size-complex="10pt" style:language-complex="zxx" style:country-complex="none" style:font-style-complex="italic" style:font-weight-complex="normal" style:text-emphasize="none" style:font-relief="none" style:text-overline-style="none" style:text-overline-color="font-color"/>
    </style:style>
    <style:style style:name="ce94"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ans" fo:font-size="10pt" fo:language="fr" fo:country="FR" fo:font-style="italic" fo:text-shadow="none" style:text-underline-style="none" fo:font-weight="normal" style:text-underline-mode="continuous" style:text-overline-mode="continuous" style:text-line-through-mode="continuous" style:font-size-asian="10pt" style:language-asian="zh" style:country-asian="CN" style:font-style-asian="italic" style:font-weight-asian="normal" style:font-size-complex="10pt" style:language-complex="hi" style:country-complex="IN" style:font-style-complex="italic" style:font-weight-complex="normal" style:text-emphasize="none" style:font-relief="none" style:text-overline-style="none" style:text-overline-color="font-color"/>
    </style:style>
    <style:style style:name="ce95" style:family="table-cell" style:parent-style-name="Default">
      <style:table-cell-properties style:text-align-source="fix" style:repeat-content="false"/>
      <style:paragraph-properties fo:text-align="start" fo:margin-left="0cm"/>
      <style:text-properties style:font-name="Liberation Sans" fo:font-size="10pt" fo:font-style="italic" fo:font-weight="normal" style:font-size-asian="10pt" style:font-style-asian="italic" style:font-weight-asian="normal" style:font-size-complex="10pt" style:font-style-complex="italic" style:font-weight-complex="normal"/>
    </style:style>
    <style:style style:name="ce96"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style:font-name="Liberation Sans" fo:font-size="10pt" fo:font-style="italic" fo:text-shadow="none" style:text-underline-style="none" fo:font-weight="normal" style:text-underline-mode="continuous" style:text-overline-mode="continuous" style:text-line-through-mode="continuous" style:font-size-asian="10pt" style:font-style-asian="italic" style:font-weight-asian="normal" style:font-size-complex="10pt" style:language-complex="zxx" style:country-complex="none" style:font-style-complex="italic" style:font-weight-complex="normal" style:text-emphasize="none" style:font-relief="none" style:text-overline-style="none" style:text-overline-color="font-color"/>
    </style:style>
    <style:style style:name="ce97" style:family="table-cell" style:parent-style-name="Default">
      <style:table-cell-properties style:text-align-source="fix" style:repeat-content="false" fo:background-color="transparent"/>
      <style:paragraph-properties fo:text-align="start" fo:margin-left="0cm"/>
      <style:text-properties style:use-window-font-color="true" style:text-outline="false" style:text-line-through-style="none" style:text-line-through-type="none" style:font-name="Liberation Sans" fo:font-size="10pt" fo:language="fr" fo:country="FR" fo:font-style="italic" fo:text-shadow="none" style:text-underline-style="none" fo:font-weight="normal" style:text-underline-mode="continuous" style:text-overline-mode="continuous" style:text-line-through-mode="continuous" style:font-size-asian="10pt" style:language-asian="ar" style:country-asian="SA" style:font-style-asian="italic" style:font-weight-asian="normal" style:font-size-complex="10pt" style:language-complex="zxx" style:country-complex="none" style:font-style-complex="italic" style:font-weight-complex="normal" style:text-emphasize="none" style:font-relief="none" style:text-overline-style="none" style:text-overline-color="font-color"/>
    </style:style>
    <style:style style:name="ce98" style:family="table-cell" style:parent-style-name="Default">
      <style:table-cell-properties style:text-align-source="fix" style:repeat-content="false" fo:background-color="transparent"/>
      <style:paragraph-properties fo:text-align="start" fo:margin-left="0cm"/>
      <style:text-properties style:use-window-font-color="true" style:text-outline="false" style:text-line-through-style="none" style:text-line-through-type="none" style:font-name="Liberation Sans" fo:font-size="10pt" fo:language="fr" fo:country="FR" fo:font-style="italic" fo:text-shadow="none" style:text-underline-style="none" fo:font-weight="normal" style:text-underline-mode="continuous" style:text-overline-mode="continuous" style:text-line-through-mode="continuous" style:font-name-asian="AR PL SungtiL GB" style:font-size-asian="10pt" style:language-asian="ar" style:country-asian="SA" style:font-style-asian="italic" style:font-weight-asian="normal" style:font-name-complex="Lohit Devanagari" style:font-size-complex="10pt" style:language-complex="zxx" style:country-complex="none" style:font-style-complex="italic" style:font-weight-complex="normal" style:text-emphasize="none" style:font-relief="none" style:text-overline-style="none" style:text-overline-color="font-color"/>
    </style:style>
    <style:style style:name="ce99" style:family="table-cell" style:parent-style-name="Default">
      <style:table-cell-properties style:text-align-source="fix" style:repeat-content="false" fo:background-color="transparent"/>
      <style:paragraph-properties fo:text-align="start" fo:margin-left="0cm"/>
      <style:text-properties fo:color="#000000" style:text-outline="false" style:text-line-through-style="none" style:text-line-through-type="none" style:font-name="Liberation Sans" fo:font-size="10pt" fo:language="fr" fo:country="FR" fo:font-style="italic" fo:text-shadow="none" style:text-underline-style="none" fo:font-weight="normal" style:text-underline-mode="continuous" style:text-overline-mode="continuous" style:text-line-through-mode="continuous" style:font-size-asian="10pt" style:language-asian="ar" style:country-asian="SA" style:font-style-asian="italic" style:font-weight-asian="normal" style:font-size-complex="10pt" style:language-complex="zxx" style:country-complex="none" style:font-style-complex="italic" style:font-weight-complex="normal" style:text-emphasize="none" style:font-relief="none" style:text-overline-style="none" style:text-overline-color="font-color"/>
    </style:style>
    <style:style style:name="ce100"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0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style:text-align-source="fix" style:repeat-content="false" fo:background-color="transparent"/>
      <style:paragraph-properties fo:text-align="start"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03" style:family="table-cell" style:parent-style-name="Default">
      <style:table-cell-properties style:text-align-source="fix" style:repeat-content="false"/>
      <style:paragraph-properties fo:text-align="center" fo:margin-left="0cm"/>
      <style:text-properties style:font-name="Liberation Sans" fo:font-size="10pt" fo:font-weight="normal" style:font-size-asian="10pt" style:font-weight-asian="normal" style:font-size-complex="10pt" style:font-weight-complex="normal"/>
    </style:style>
    <style:style style:name="ce104" style:family="table-cell" style:parent-style-name="Default">
      <style:table-cell-properties style:text-align-source="fix" style:repeat-content="false" fo:background-color="transparent"/>
      <style:paragraph-properties fo:text-align="center" fo:margin-left="0cm"/>
      <style:text-properties style:font-name="Liberation Sans" fo:font-size="10pt" fo:font-weight="normal" style:font-size-asian="10pt" style:font-weight-asian="normal" style:font-size-complex="10pt" style:font-weight-complex="normal"/>
    </style:style>
    <style:style style:name="ce105"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text-line-through-type="none" style:font-name="Liberation Sans" fo:font-size="10pt" fo:language="fr" fo:country="FR" fo:font-style="italic" fo:text-shadow="none" style:text-underline-style="none" fo:font-weight="normal" style:text-underline-mode="continuous" style:text-overline-mode="continuous" style:text-line-through-mode="continuous" style:font-size-asian="10pt" style:language-asian="ar" style:country-asian="SA" style:font-style-asian="italic" style:font-weight-asian="normal" style:font-size-complex="10pt" style:language-complex="zxx" style:country-complex="none" style:font-style-complex="italic" style:font-weight-complex="normal" style:text-emphasize="none" style:font-relief="none" style:text-overline-style="none" style:text-overline-color="font-color"/>
    </style:style>
    <style:style style:name="ce107" style:family="table-cell" style:parent-style-name="Default">
      <style:table-cell-properties style:text-align-source="fix" style:repeat-content="false" fo:background-color="transparent"/>
      <style:paragraph-properties fo:text-align="center" fo:margin-left="0cm"/>
      <style:text-properties style:use-window-font-color="true" style:text-outline="false" style:text-line-through-style="none" style:text-line-through-type="none" style:font-name="Liberation Sans" fo:font-size="10pt" fo:language="fr" fo:country="FR" fo:font-style="italic" fo:text-shadow="none" style:text-underline-style="none" fo:font-weight="normal" style:text-underline-mode="continuous" style:text-overline-mode="continuous" style:text-line-through-mode="continuous" style:font-size-asian="10pt" style:language-asian="ar" style:country-asian="SA" style:font-style-asian="italic" style:font-weight-asian="normal" style:font-size-complex="10pt" style:language-complex="zxx" style:country-complex="none" style:font-style-complex="italic" style:font-weight-complex="normal" style:text-emphasize="none" style:font-relief="none" style:text-overline-style="none" style:text-overline-color="font-color"/>
    </style:style>
    <style:style style:name="ce108"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109" style:family="table-cell" style:parent-style-name="Default">
      <style:table-cell-properties style:text-align-source="fix" style:repeat-content="false"/>
      <style:paragraph-properties fo:text-align="start" fo:margin-left="0cm"/>
    </style:style>
    <style:style style:name="ce110" style:family="table-cell" style:parent-style-name="Default">
      <style:table-cell-properties style:text-align-source="fix" style:repeat-content="false"/>
      <style:paragraph-properties fo:text-align="start" fo:margin-left="0cm"/>
      <style:text-properties fo:font-style="normal" fo:font-weight="bold" style:font-style-asian="normal" style:font-weight-asian="bold" style:font-style-complex="normal" style:font-weight-complex="bold"/>
    </style:style>
    <style:style style:name="ce111" style:family="table-cell" style:parent-style-name="Default">
      <style:table-cell-properties style:text-align-source="fix" style:repeat-content="false"/>
      <style:paragraph-properties fo:text-align="start" fo:margin-left="0cm"/>
      <style:text-properties fo:font-style="italic" style:font-style-asian="italic" style:font-style-complex="italic"/>
    </style:style>
    <style:style style:name="ce112"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text-line-through-type="none" style:font-name="Liberation Sans" fo:font-size="11pt" fo:language="en" fo:country="US" fo:font-style="italic" fo:text-shadow="none" style:text-underline-style="none" fo:font-weight="normal" style:text-underline-mode="continuous" style:text-overline-mode="continuous" style:text-line-through-mode="continuous" style:font-size-asian="11pt" style:language-asian="en" style:country-asian="US" style:font-style-asian="italic" style:font-weight-asian="normal" style:font-size-complex="6.25pt" style:language-complex="en" style:country-complex="US" style:font-style-complex="italic" style:font-weight-complex="normal" style:text-emphasize="none" style:font-relief="none" style:text-overline-style="none" style:text-overline-color="font-color"/>
    </style:style>
    <style:style style:name="ce113" style:family="table-cell" style:parent-style-name="Default">
      <style:table-cell-properties fo:background-color="#ff3333"/>
    </style:style>
    <style:style style:name="ce114" style:family="table-cell" style:parent-style-name="Default">
      <style:table-cell-properties fo:background-color="#ffff99"/>
    </style:style>
    <style:style style:name="ce115" style:family="table-cell" style:parent-style-name="Default">
      <style:table-cell-properties fo:background-color="#ff3300"/>
    </style:style>
    <style:style style:name="T1" style:family="text">
      <style:text-properties style:use-window-font-color="true" fo:font-size="12pt" fo:language="fr" fo:country="FR" fo:font-style="italic" style:font-size-asian="12pt" style:language-asian="ar" style:country-asian="SA" style:font-style-asian="italic" style:font-name-complex="Calibri" style:font-size-complex="12pt" style:font-style-complex="italic"/>
    </style:style>
    <style:style style:name="T2" style:family="text">
      <style:text-properties style:use-window-font-color="true" style:font-name="Calibri" fo:font-size="12pt" fo:language="fr" fo:country="FR" fo:font-style="italic" style:font-size-asian="12pt" style:language-asian="ar" style:country-asian="SA" style:font-style-asian="italic" style:font-name-complex="Calibri" style:font-size-complex="12pt" style:font-style-complex="italic"/>
    </style:style>
    <style:style style:name="T3" style:family="text">
      <style:text-properties style:use-window-font-color="true" style:font-name="Calibri" fo:font-size="12pt" fo:language="fr" fo:country="FR" style:font-size-asian="12pt" style:language-asian="ar" style:country-asian="SA" style:font-name-complex="Calibri" style:font-size-complex="12pt"/>
    </style:style>
    <style:style style:name="T4" style:family="text">
      <style:text-properties style:use-window-font-color="true" fo:font-size="12pt" fo:font-style="italic" fo:language="fr" fo:country="FR" style:language-asian="ar" style:country-asian="SA" style:font-name-complex="Calibri" style:font-size-asian="12pt" style:font-size-complex="12pt" style:font-style-asian="italic" style:font-style-complex="italic"/>
    </style:style>
    <style:style style:name="T5" style:family="text">
      <style:text-properties style:use-window-font-color="true" style:font-name="Calibri" fo:font-size="12pt" fo:font-style="italic" fo:language="fr" fo:country="FR" style:language-asian="ar" style:country-asian="SA" style:font-name-complex="Calibri" style:font-size-asian="12pt" style:font-size-complex="12pt" style:font-style-asian="italic" style:font-style-complex="italic"/>
    </style:style>
    <style:style style:name="T6" style:family="text">
      <style:text-properties style:use-window-font-color="true" style:font-name="Calibri" fo:font-size="12pt" fo:language="fr" fo:country="FR" style:language-asian="ar" style:country-asian="SA" style:font-name-complex="Calibri" style:font-size-asian="12pt" style:font-size-complex="12pt"/>
    </style:style>
  </office:automatic-styles>
  <office:body>
    <office:spreadsheet>
      <table:calculation-settings table:automatic-find-labels="false" table:use-regular-expressions="false"/>
      <table:table table:name="Mazarinades_burlesques" table:style-name="ta1">
        <table:table-column table:style-name="co1" table:number-columns-repeated="64" table:default-cell-style-name="ce78"/>
        <table:table-column table:style-name="co1" table:number-columns-repeated="960" table:default-cell-style-name="Default"/>
        <table:table-row table:style-name="ro1">
          <table:table-cell table:style-name="ce1" office:value-type="string" calcext:value-type="string">
            <text:p>Provenance</text:p>
          </table:table-cell>
          <table:table-cell table:style-name="ce1" office:value-type="string" calcext:value-type="string">
            <text:p>ID interne</text:p>
          </table:table-cell>
          <table:table-cell table:style-name="ce1" office:value-type="string" calcext:value-type="string">
            <text:p>Côte</text:p>
          </table:table-cell>
          <table:table-cell table:style-name="ce1" office:value-type="string" calcext:value-type="string">
            <text:p>titre</text:p>
          </table:table-cell>
          <table:table-cell table:style-name="ce1" office:value-type="string" calcext:value-type="string">
            <text:p>date</text:p>
          </table:table-cell>
          <table:table-cell table:style-name="ce1" office:value-type="string" calcext:value-type="string">
            <text:p>lieu</text:p>
          </table:table-cell>
          <table:table-cell table:style-name="ce1" office:value-type="string" calcext:value-type="string">
            <text:p>nb pages</text:p>
          </table:table-cell>
          <table:table-cell table:style-name="ce1" office:value-type="string" calcext:value-type="string">
            <text:p>Notice complète</text:p>
          </table:table-cell>
          <table:table-cell table:style-name="ce1" office:value-type="string" calcext:value-type="string">
            <text:p>PDF available</text:p>
          </table:table-cell>
          <table:table-cell table:style-name="ce1" office:value-type="string" calcext:value-type="string">
            <text:p>PDF name</text:p>
          </table:table-cell>
          <table:table-cell table:style-name="ce1" office:value-type="string" calcext:value-type="string">
            <text:p>Prose/vers</text:p>
          </table:table-cell>
          <table:table-cell table:style-name="ce1" office:value-type="string" calcext:value-type="string">
            <text:p>Commentaires</text:p>
          </table:table-cell>
          <table:table-cell table:style-name="ce1" office:value-type="string" calcext:value-type="string">
            <text:p>LocBNF</text:p>
          </table:table-cell>
          <table:table-cell table:style-name="ce1" office:value-type="string" calcext:value-type="string">
            <text:p>URL Gallica</text:p>
          </table:table-cell>
          <table:table-cell table:style-name="ce1" office:value-type="string" calcext:value-type="string">
            <text:p>LocGbooks</text:p>
          </table:table-cell>
          <table:table-cell table:style-name="ce1" office:value-type="string" calcext:value-type="string">
            <text:p>URL Gbooks</text:p>
          </table:table-cell>
          <table:table-cell table:style-name="ce1" office:value-type="string" calcext:value-type="string">
            <text:p>CoteMazarine</text:p>
          </table:table-cell>
          <table:table-cell table:style-name="ce1" office:value-type="string" calcext:value-type="string">
            <text:p>CoteSorbonne</text:p>
          </table:table-cell>
          <table:table-cell table:style-name="ce1" office:value-type="string" calcext:value-type="string">
            <text:p>autre édition Gallica</text:p>
          </table:table-cell>
          <table:table-cell table:style-name="ce4" table:number-columns-repeated="1005"/>
        </table:table-row>
        <table:table-row table:style-name="ro1">
          <table:table-cell table:style-name="ce2" office:value-type="string" calcext:value-type="string">
            <text:p>BibMoreau_I</text:p>
          </table:table-cell>
          <table:table-cell table:style-name="ce2" office:value-type="float" office:value="19" calcext:value-type="float">
            <text:p>19</text:p>
          </table:table-cell>
          <table:table-cell table:style-name="ce2" office:value-type="string" calcext:value-type="string">
            <text:p>Arsenal 8-H-7670 (2) 4-H-13399 puis 4-LB37-2130</text:p>
          </table:table-cell>
          <table:table-cell table:style-name="ce2" office:value-type="string" calcext:value-type="string">
            <text:p>Accouchée (l') espagnole, avec le caquet des politiques, ou le frère et la suite du politique lutin sur les maladies de l’État, par le sieur de Sandricourt.</text:p>
          </table:table-cell>
          <table:table-cell table:style-name="ce2" office:value-type="float" office:value="1652" calcext:value-type="float">
            <text:p>1652</text:p>
          </table:table-cell>
          <table:table-cell table:style-name="ce2" office:value-type="string" calcext:value-type="string">
            <text:p>Paris</text:p>
          </table:table-cell>
          <table:table-cell table:style-name="ce2" office:value-type="float" office:value="23" calcext:value-type="float">
            <text:p>23</text:p>
          </table:table-cell>
          <table:table-cell table:style-name="ce2" office:value-type="string" calcext:value-type="string">
            <text:p>19. Accouchée (l') espagnole, avec le caquet des politiques, ou le frère et la suite du politique lutin sur les maladies de l’État, par le sieur de Sandricourt. Paris, 1652, 23 pages. Sandricourt est un pseudonyme dont j'aurai tout à l’heure à rechercher le véritable nom. On le compte parmi les pamphlétaires les plus féconds de la Fronde ; et je ne connais guère que Dubosc Montandre et Davenne qui aient écrit autant ou plus que lui. Les pièces de Sandricourt composent un recueil en deux parties sous le titre général de : Les Fictions politiques, ou Sérieux et agréables caprices du sieur de Sandricourt sur les désordres civils arrivés en France ès années 1651 et 1652. Rouen, 1632, in-4°. Ce titre est suivi d’une épître dédicatoire générale A ma princesse et incom- parable amie madame F. P. V. D. S. D. L. B., sous la date du 21 octobre 1652. La Princesse , c'est Paris affligée par Emiarmène , la Providence ou le Destin. Vient ensuite un second titre ainsi conçu : Recueil des pièces du sieur de Sandricourt , première partie, contenant ses fictions politiques , savoir : le Politique lutin porteur des ordonnances , etc.; l’Accouchée espagnole ; la Descente du politique lutin aux Limbes ; les Préparatifs de la descente du cardinal Mazarin aux enfers ; la France en travail sans pouvoir accoucher, etc.; le Censeur du temps et du monde, etc.; la seconde partie du Censeur, etc.; la Réponse de Sandricourt sur la thèse couchée en la seconde partie du Censeur touchant les régences; la Troisième partie du Censeur ; la Quatrième et dernière partie du Censeur. (10 pièces.) Ici se place le troisième Utre : Recueil des pièces du sieur de Sandricourt, seconde partie contenant ses pièces académiques , savoir : le Procès du cardinal Mazarin, autrement le Complot burlesque ; Réponse pour Son Altesse Royale à la lettre du cardinal Mazarin ; Pasquin et Marforio sur les intrigues de l’état ; Réponse pour messieurs les princes à l’Esprit de paix ; les Sentiments de la France, etc.; l’Ombre de Mancini, etc.; les Songes Et réponses d’Hydromanthe ; les Cordeliers d’état, etc.; l'État présent de la fortune de tous les potentats, etc.; le Visage de la cour, etc.; le Maréchal des logis, etc. ; les Très-humbles remontrarices des trois états, etc. C’est l'adieu du sieur de Sandricourt. (12 pièces, en tout 22, ) Enfin le volume se complète par le : Recueil des pièces refutées par le sieur de Sandricourt, savoir : les Sentiments d’un fidèle sujet du roi sur l’arrêt du 20 decembre 1651 ; Lettre du cardinal Mazarin à Son Altesse Royale sur son retour en France du 5 janvier 1652 ; l’Esprit de paix ; le Censeur censuré. (4 pièces). Il faut ajouter les Maximes véritables et la suite, que Sandricourt a oubliées ou négligées, je ne sais pourquoi; de sorte que les trois recueils réunis doivent contenir 28 pièces. Tous les titres que je viens de transcrire, ont été imprimés après l’entière publication des pièces, et quand on a voulu les réunir en corps de volume. Évidemment ce travail a été fait sous la direction de Sandricourt lui-même , puisque la collection s’est accrue de l’épitre dédicatoire , composée tout exprès. Les recueils cependant ne présentent pas les pièces dans l’ordre chronologique de la composition. Voici à cet égard quelques détails que je trouve dans un Avis au lecteur, imprimé à la suite de la quatrième partie du Censeur du temps et du monde. Je crois d’autant plus utile de les reproduire que l’Avis ne se rencontre pas dans tous les exemplaires : le Politique lutin à été publié quinze jours après la vérification limitée de la déclaration contre le prince de Condé; le Complot ou entretien burlesque, aliàs le Proces du cardinal Mazarin, incontinent après l’arrêt du 20 décembre ; l’Accouchée espagnole après le passage de Mazarin avec son armée; la Descente aux Limbes pendant le siège d’Angers; les Préparatifs après que les Maximes véritables eurent paru ; la France en travail ensuite ; le Pasquin trois semaines devant le siége d'Étampes; la première partie du Censeur peu de jours après la prise de Gravelines par les Espagnols; la seconde lorsque le duc de Lorraine arriva à Paris ; « la troisième ni la Réponse au Censeur censuré n’ont que faire du temps ; » la quatrième six jours avant la retraite de Mazarin. Après avoir donné une liste incomplète et inexacte des pamphlets de Sandricourt, Larroque ajoute: « J’ai omis à dessein le titre de quelques autres pièces si hardies que l’auteur n’osa pas les avouer, ni même y mettre son nom d'anagramme. » De ces pièces il en est deux que Sandricourt , bien loin de les avouer, à désavouées expressément au contraire dans les Songes et réponses d'Hydromanthe. « Voir, dit-il dans une note, voir le Visage de la cour et l’État présent de la fortune des princes que je n’avoue pas pour miennes. » Et il fait connaître la raison de ce désaveu ; c’est que «le Visage de la cour se moque de la braverie (Châteauneuf) et du Chien au grand collier (Séguier), disant que la Grand’barbe (Molé) ne fait le philosophe ni l’homme d’état et que le vent lui souffle du derrière. » Nous avons vu cependant que Sandricourt a plus tard compris ces deux pamphlets dans les recueils de Rouen, 1652. D’ailleurs il avait dejà écrit sur le titre du Maréchal des logis : « Demandes au vendeur l'État présent de la fortune des princes et le Visage de la cour, et reçois ces trois pièces comme des divertissements de ma plume. » Je ne serais pas éloigné de croire que Sandricourt est l’auteur du Fourrier d’État. Au moins lit-on dans le Maréchal des logis, qui est certainement postérieur : « Il est juste que nous la logions (la cour) un peu plus au large que par le passé. » Sandricourt se montre toujours très-favorable au duc d’Orléans. Il l’épargne seul dans le Visage de la cour ; et il répond pour lui à la lettre du cardinal Mazarin. Or dans le Fourrier d’État, le roi est logé à Saint-Denis, le duc d’Orléans au Louvre et le duc de Valois à la place Dauphine. Sandricourt avait promis plusieurs autres pièces qu’il ne paraîit pas avoir données. Ainsi dans la seconde partie du Censeur du temps et du monde il annonce la Signora Marforia, le Génie de la France sur la sellette, le Génie de la Suède attentif au bien de la France; il revient sur la Signora Marforia dans Pasquin ; enfin dans les Trés-humbles Remontrances des trois états il promet encore une fois la Signora Marforia et le Génie de la France sur la sellette ; « mais, dit-il , cela marchera d’un style particulier qui pourra être bien venu du magistrat , lequel se gardera de titrer ma plume de séditieuse ; ou je lui ferai voir que je suis vif dans mes ressentiments. » Il ne paraît pas, malgré ces airs fanfarons, que Sandricourt ait donné suite à ses promesses. Je ne vois pas non plus qu’il ait publié la troisième partie et la clef de son Hydromanthe. Le Procès du cardinal Mazarin a été réimprimé, avec une augmentation assez considérable, sous le titre de : Le Complot et entretien burlesque sur l’arréêt du 29 décembre , etc. Il existe deux éditions du Politique lutin, toutes deux portant le même titre, toutes deux de 1652, toutes deux de 24 pages ; mais celle où le titre n’est pas répété tout entier en tête du texte et où on lit seulement : le Politique lutin porteur des ordonnances, etc., est bien meilleure que l’autre. L'opinion générale est que c’est Mézeray qui se cachait sous le pseudonyme de Sandricourt. Larroque, son historien, qui l’avait reçue probablement des contemporains , n’a pas hésité à la transmettre entière. Il a même cherché à la justifier en disant que Sandricourt est l’anagramme de François Eudes. Mézeray, ajoute-t-il, se souvenait d’avoir gagné à ce métier des sommes considérables sous le ministère du cardinal de Richelieu. Cependant les savants continuateurs du père Lelong ont proposé une conjecture nouvelle. À leur avis, le pseudonyme a un autre style que Mézeray ; et sa vaste érudition ne paraît pas convenir à l’historien de la France, Il y a d’ailleurs trop de différence entre François Eudes et Sandricourt. « Si l'on veut s’en tenir, disent-ils, à la preuve de l’anagramme, on croira plutôt auteur de ces écrits un François Duret. » On n’a pas tenu compte de leur conjecture; et on a eu tort. D’abord il est bien certain que François Duret se rapproche beaucoup plus de Sandricourt que François Eudes. Entre le premier nom et le second, il n’y a que deux lettres de différence ; entre le second et le troisième , il y en a six. Puis le pseudonyme semble dire qu’il était medecin ; et l’Accouchée espagnole, les Songes d’Hydromanthe, par exemple , prouvent qu’il avait au moins fait des études médicales. Il avait certainement voyagé sur mer. Il avait vu Rome et l’Italie. L’Ombre de Mancini montre qu’il possédait les langues latine et grecque. On peut croire même qu’il avait quelque connaissance de l’italien et de l’espagnol. A tous ces traits , on ne saurait reconnaître Mézeray. Si François Duret était fils de Jean Duret, premier médecin de Marie de Médicis , petit-fils de Louis Duret, médecin ordinaire de Charles IX et de Henri III, la conjecture des continuateurs du père Lelong serait amplement justifiée. Sa profession,, son érudition, ses voyages, ses opinions même s’expliqueraient sans la moindre difficulté. Jean Duret, on le sait, fut en son temps un forcené ligueur ; mais il ne paraît pas qu’il ait jamais appartenu à la faction espagnole, Nous verrons tout à l’heure que Francois Duret , frondeur ardent , ne voulut jamais avoir de connivence avec l’Espagne. Une dernière observation : le pseudonyme dit, à la fin de la troisième partie de son Censeur du monde Et du temps, qu’il avait cinquante-six ans quand ce pamphlet parut, c’est-à-dire en 1652, ll était donc né en 1596 ou 1597. Or Jean Duret était , à cette date, âgé de trente-trois ans. Il est mort en 1629. Francois Duret venait au moins d’accomplir sa trente-deuxième année. On voit que la supputation des temps ne s’oppose point à la conjecture des continuateurs du père Lelong. Mézeray, lui, est né en 1610 ; il avait donc, en 1652 , quarante-deux ans et non cinquante-six. Comment s’est établie l’opinion qui lui attribue les Fictions politiques du sieur de Sandricourt? Je ne saurais le dire. Veut-on qu’il y ait eu quelque part? C’est possible ; mais assurément il n’en est pas le seul, il n'en est pas même le principal auteur. Larroque juge peut-être un peu sévèrement les pamphlets de Sandricourt quand il les condamne tous au meême titre : « Ce que l’on peut dire de toutes ces pièces, en général, c’est qu’on y voit un composé bizarre d’enjouement , d’un burlesque bas et rampant, de quolibets , de proverbes des halles, souvent aussi de l’esprit, du savoir, mais tout cela mêlé de libertinage. » Il aurait pu ajouter qu’on trouve dans la France en travail les plus exécrables vers que la Fronde ait produits; ce qui n’empêche pas que quelques-unes de ces pièces ne se lisent encore avec beaucoup d’intérêt et un plaisir véritable , notamment l’Accouchée espagnole et les Trés-humbles remontrances des trois états. Il y à dans les pamphlets de Sandricourt de l’esprit de Rabelais et de l’esprit de Montaigne; mais beaucoup plus du premier que du second ; encore n'est-ce pas du meilleur. Sandricourt est bizarre , fantasque, libertin, ordurier comme l’auteur de Gargantua ; il a quelquefois la vigueur de style et la fermeté de jugement de l’auteur des Essais. Il est railleur et sceptique comme tous les deux. Il outrage la reine-mère avec un cynisme d’autant plus odieux qu’il met l’insulte dans la bouche du roi et du duc d’Anjou. Si on le lit avec attention , on remarque qu’il comprend parfois avec une merveilleuse intelligence le caractère des hommes et la portée des événements. J'en veux citer deux exemples seulement. « L’autorité des rois n’étant pas bridée par les États ou par les Parlements , dit Sandricourt dans la troisième partie du Censeur du temps et du monde, dégénérera infailliblement en tyrannie, quand ils ne le voudraient pas, parce que le petit nombre des ministres avares et ambitieux desquels ils sont obligés de dépendre , les y portera insensiBlement. Les sujets tyranniquement traités par les ministres perdront le res- pect, l’obéissance et l’amour pour les rois. » Et dans les Trés-humbles Remontrances des trois états : « Il n’y a point de juge équitable qui ne prononce désormais que toutes nos lois anéanties vont se transformer en voix et simples bons plaisirs bien rudes à l’oreille et à la liberté, et que toute l’harmonie et correspondance de l’État entre le monarque et les sujets se va changer en tyrannie bien funeste aux sujets même, au prince même, aux usurpateurs même de son autorité. » La Fronde était vaincue. Le roi devait rentrer dans Paris le lundi qui a suivi la publication des Trés-huwmbles Remontrances. Les auteurs de la Biographie universelle, à l'article Mézeray, ju- gent d’après cette pièce que Sandricourt était « de ces esprits que les troubles avaient amenés à concevoir de grands changements dans la constitution de l’État. » Eh! mon Dieu , non : Mézeray voulait au contraire, avec les grands seigneurs et les gentilshommes de la Fronde, un retour complet aux anciens usages plutôt qu’à l’ancien droit de la monarchie. Il regrette l’aristocratie ; et il demande les états généraux. Dans les Préparatifs de la descente du cardinal Mazarin aux enfers, il définit l’aristocratie : « Le balancier de l’autorité royale qui règle les minutes et fait sonner l’horloge etentendre trois heures : Rex habet superiorem Deum, une, legem etiam, deux, et curiam, trois.» Curiam, ce n’est pas ici le parlement. Sandricourt s’en explique clairement en vingt endroits de ses pamphlets À son avis , le parlement ne continue pas les anciennes assemblées des Francs et ne saurait suppléer les états géneraux. Il ajoute plus loir, dans la pièce que je viens de citer : « Sache que foutes les rages et les furies qui se préparent contre le Mazarin et ses créateurs, ne sont que pour venger l’ancantissement de l’aristocratie qui avait duré avant et depuis l’établissement de la monarchie. » Ce n’était pas la Fronde qui avait des pensées d’innovation ; c’était la cour. « Veux-tu que je sois Mazarin fieffe comme le duc d’Elbeuf ou qu’on me déclare criminel comme les princes? » Cette phrase de la Descente du politique lutin aux Limbes , vésume très-bien la politique active de Sandricourt. Parce qu’il ne veut être décidément, ni Mazarim, ni prince, comme on disait alors, Sandricourt a des paroles injurieuses pour tous, excepté pour le duc d’Orléans. Il se moque de tous les partis et de toutes les prétentions. Il répète souvent qu’il faut toujours être avec le roi, désirer l’union de la famille royale et se défier de l’Espagnol; mais en fait il ne prend pour lui-même que la dernière de ces trois recommandations. Il est fort peu avec le roi; s’il désire l’union de la famille royale, il n’y paraît guère; car dans le Dialogue du roi et du duc d'Anjou avec la mamman, qui suit le Visage de la Cour, il fait dire à la reine : « Voyez ce qu’on vous fait quand il (Mazarin) n’y est pas; » à quoi le roi répond : « Et je sais ce que vous faites, quand il y est. » Le seul sentiment que Sandricourt ne démente jamais, c’est sa haine de l’Espagnol. Il ne pardonne pas aux princes d’avoir fait alliance avec l’ennemi de l’État ; et dans le Politique lutin, sorte de songe fantastique où l’auteur, changé en lutin, parcourt à peu près toute l’Europe et raconte beaucoup de folies, d'ordures et d’impiétés, Bayard et Duguesclin, qu’il a vus dans les Champs-Élysées en passant par la Thessalie, le chargent de prévenir le prince de Conde que Charles de Bourbon et tous ses adhérents sont damnés ; que si, dans quinze jours, il ne pense à sa conscience, l’arrêt du Parlement sera souscrit des connétables de Montmorency, ses ayeux, des maréchaux de Montluc, Cossé, Biron père et Boucicaut. Mailly ( Esprit de la Fronde) traite Sandricourt, sous le nom de Mézeray, avec une sévérité qui n'aurait rien perdu à être exprimée dans un langage moins violent. Il est difficile de réunir toutes les pièces de Sandricourt. Il est plus difficile encore de trouver complet le recueil de Rouen.</text:p>
          </table:table-cell>
          <table:table-cell table:style-name="ce2" office:value-type="string" calcext:value-type="string">
            <text:p>oui</text:p>
          </table:table-cell>
          <table:table-cell table:style-name="ce2" office:value-type="string" calcext:value-type="string">
            <text:p>L_accouchee_espagnole_avec_le_caquet_de.pdf</text:p>
          </table:table-cell>
          <table:table-cell table:style-name="ce2" office:value-type="string" calcext:value-type="string">
            <text:p>prose</text:p>
          </table:table-cell>
          <table:table-cell table:style-name="ce2" table:number-columns-repeated="3"/>
          <table:table-cell table:style-name="ce2" office:value-type="string" calcext:value-type="string">
            <text:p>la bibliothèque de l'État de Bavière, Bibliothèque nationale d'Autriche</text:p>
          </table:table-cell>
          <table:table-cell table:style-name="ce2" office:value-type="string" calcext:value-type="string">
            <text:p><text:a xlink:href="https://books.google.fr/books?id=4KFFAAAAcAAJ&amp;pg=PA18&amp;dq=Accouchée+espagnole,+avec+le+caquet+des+politiques&amp;hl=fr&amp;sa=X&amp;ved=0ahUKEwj61Z_LxNjpAhUkBGMBHW4-C5IQ6AEIKDAA#v=onepage&amp;q=Accouchée%20espagnole%2C%20avec%20le%20caquet%20des%20politiques&amp;f=false" xlink:type="simple">https://books.google.fr/books?id=4KFFAAAAcAAJ&amp;pg=PA18&amp;dq=Accouch%C3%A9e+espagnole,+avec+le+caquet+des+politiques&amp;hl=fr&amp;sa=X&amp;ved=0ahUKEwj61Z_LxNjpAhUkBGMBHW4-C5IQ6AEIKDAA#v=onepage&amp;q=Accouch%C3%A9e%20espagnole%2C%20avec%20le%20caquet%20des%20politiqu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21" calcext:value-type="float">
            <text:p>21</text:p>
          </table:table-cell>
          <table:table-cell table:style-name="ce2"/>
          <table:table-cell table:style-name="ce2" office:value-type="string" calcext:value-type="string">
            <text:p>Achat (l’) de Mazarin en vers burlesques</text:p>
          </table:table-cell>
          <table:table-cell table:style-name="ce2" office:value-type="float" office:value="1649" calcext:value-type="float">
            <text:p>1649</text:p>
          </table:table-cell>
          <table:table-cell table:style-name="ce2" office:value-type="string" calcext:value-type="string">
            <text:p>(s. l.)</text:p>
          </table:table-cell>
          <table:table-cell table:style-name="ce2" office:value-type="float" office:value="11" calcext:value-type="float">
            <text:p>11</text:p>
          </table:table-cell>
          <table:table-cell table:style-name="ce2" office:value-type="string" calcext:value-type="string">
            <text:p>21. Achat (l’) de Mazarin en vers burlesques. (S. l.), 1649, 11 pages. Cette pièce a paru pendant le siège de Cambrai.</text:p>
          </table:table-cell>
          <table:table-cell table:style-name="ce2" office:value-type="string" calcext:value-type="string">
            <text:p>oui</text:p>
          </table:table-cell>
          <table:table-cell table:style-name="ce2" office:value-type="string" calcext:value-type="string">
            <text:p>L_achat_de_Mazarin_en_vers_[...]_bpt6k55769500.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5769500.r=Achat%20%28l%27%29%20de%20Mazarin%20en%20vers%20burlesques.?rk=21459;2" xlink:type="simple">https://gallica.bnf.fr/ark:/12148/bpt6k55769500.r=Achat%20%28l%27%29%20de%20Mazarin%20en%20vers%20burlesques.?rk=21459;2</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JEKBl0Oz5EYC&amp;printsec=frontcover&amp;dq=Achat+(l%27)+de+Mazarin+en+vers+burlesques.&amp;hl=fr&amp;sa=X&amp;ved=0ahUKEwif85L7xtjpAhWEBGMBHTQVATMQ6AEIKDAA#v=onepage&amp;q=Achat%20(l')%20de%20Mazarin%20en%20vers%20burlesques.&amp;f=false" xlink:type="simple">https://books.google.fr/books?id=JEKBl0Oz5EYC&amp;printsec=frontcover&amp;dq=Achat+(l%27)+de+Mazarin+en+vers+burlesques.&amp;hl=fr&amp;sa=X&amp;ved=0ahUKEwif85L7xtjpAhWEBGMBHTQVATMQ6AEIKDAA#v=onepage&amp;q=Achat%20(l')%20de%20Mazarin%20en%20vers%20burlesqu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36" calcext:value-type="float">
            <text:p>36</text:p>
          </table:table-cell>
          <table:table-cell table:style-name="ce2"/>
          <table:table-cell table:style-name="ce2" office:value-type="string" calcext:value-type="string">
            <text:p>Adieu (l) burlesque de la France à la guerre.</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36. Adieu (l) burlesque de la France à la guerre. Paris, Pierre du Pont, 1649, 8 pages. Plaisante description de l’armée royale.</text:p>
          </table:table-cell>
          <table:table-cell table:style-name="ce2" office:value-type="string" calcext:value-type="string">
            <text:p>oui</text:p>
          </table:table-cell>
          <table:table-cell table:style-name="ce2" office:value-type="string" calcext:value-type="string">
            <text:p>L_adieu_burlesque_de_la_France_[...]_bpt6k55769552.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5769552.r=L%27adieu%20burlesque%20de%20la%20France%20à%20la%20guerre?rk=21459;2" xlink:type="simple">https://gallica.bnf.fr/ark:/12148/bpt6k55769552.r=L%27adieu%20burlesque%20de%20la%20France%20%C3%A0%20la%20guerre?rk=21459;2</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k4yEGbO2YUcC&amp;pg=PA6&amp;dq=Adieu+(l%27)+burlesque+de+la+France+à+la+guerre.Paris,&amp;hl=fr&amp;sa=X&amp;ved=0ahUKEwiG3rGOyNjpAhWJnxQKHV8fC5kQ6AEIKDAA#v=onepage&amp;q=Adieu%20(l')%20burlesque%20de%20la%20France%20à%20la%20guerre.Paris%2C&amp;f=false" xlink:type="simple">https://books.google.fr/books?id=k4yEGbO2YUcC&amp;pg=PA6&amp;dq=Adieu+(l%27)+burlesque+de+la+France+%C3%A0+la+guerre.Paris,&amp;hl=fr&amp;sa=X&amp;ved=0ahUKEwiG3rGOyNjpAhWJnxQKHV8fC5kQ6AEIKDAA#v=onepage&amp;q=Adieu%20(l')%20burlesque%20de%20la%20France%20%C3%A0%20la%20guerre.Paris%2C&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40" calcext:value-type="float">
            <text:p>40</text:p>
          </table:table-cell>
          <table:table-cell table:style-name="ce2"/>
          <table:table-cell table:style-name="ce2" office:value-type="string" calcext:value-type="string">
            <text:p>Adieu (l') de Mazarin, burlesque</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4" calcext:value-type="float">
            <text:p>4</text:p>
          </table:table-cell>
          <table:table-cell table:style-name="ce2" office:value-type="string" calcext:value-type="string">
            <text:p>40. Adieu (l') de Mazarin, burlesque. Sur L'imprimé à Paris , chez Claude Huot 1649, 4 pages. C’est une réimpression du commencement de la pièce intitulée : le Passeport et l’Adieu de Mazarin, etc.</text:p>
          </table:table-cell>
          <table:table-cell table:style-name="ce2" office:value-type="string" calcext:value-type="string">
            <text:p>oui</text:p>
          </table:table-cell>
          <table:table-cell table:style-name="ce2" office:value-type="string" calcext:value-type="string">
            <text:p>L_adieu_de_Mazarin_Burlesque__bpt6k55764575.pdf</text:p>
          </table:table-cell>
          <table:table-cell table:style-name="ce2" office:value-type="string" calcext:value-type="string">
            <text:p>vers</text:p>
          </table:table-cell>
          <table:table-cell table:style-name="ce2"/>
          <table:table-cell table:style-name="ce2" office:value-type="string" calcext:value-type="string">
            <text:p>Tolbiac</text:p>
          </table:table-cell>
          <table:table-cell table:style-name="ce2" office:value-type="string" calcext:value-type="string">
            <text:p><text:a xlink:href="https://gallica.bnf.fr/ark:/12148/bpt6k55764575.r=Adieu%20%28l%27%29%20de%20Mazarin%2C%20burlesque.%20Sur%20l%27imprimé?rk=42918;4" xlink:type="simple">https://gallica.bnf.fr/ark:/12148/bpt6k55764575.r=Adieu%20%28l%27%29%20de%20Mazarin%2C%20burlesque.%20Sur%20l%27imprim%C3%A9?rk=42918;4</text:a></text:p>
          </table:table-cell>
          <table:table-cell table:style-name="ce2" office:value-type="string" calcext:value-type="string">
            <text:p>Bibliothèque nationale d'Autriche</text:p>
          </table:table-cell>
          <table:table-cell table:style-name="ce2" office:value-type="string" calcext:value-type="string">
            <text:p><text:a xlink:href="https://books.google.fr/books?id=R31KAAAAcAAJ&amp;pg=PP5&amp;dq=Adieu+(l%27)+de+Mazarin,+burlesque.+Sur+l%27imprimé&amp;hl=fr&amp;sa=X&amp;ved=0ahUKEwjoi9TMydjpAhWF2uAKHXZqCwkQ6AEIKDAA#v=onepage&amp;q=Adieu%20(l')%20de%20Mazarin%2C%20burlesque.%20Sur%20l'imprimé&amp;f=false" xlink:type="simple">https://books.google.fr/books?id=R31KAAAAcAAJ&amp;pg=PP5&amp;dq=Adieu+(l%27)+de+Mazarin,+burlesque.+Sur+l%27imprim%C3%A9&amp;hl=fr&amp;sa=X&amp;ved=0ahUKEwjoi9TMydjpAhWF2uAKHXZqCwkQ6AEIKDAA#v=onepage&amp;q=Adieu%20(l')%20de%20Mazarin%2C%20burlesque.%20Sur%20l'imprim%C3%A9&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45" calcext:value-type="float">
            <text:p>45</text:p>
          </table:table-cell>
          <table:table-cell table:style-name="ce2"/>
          <table:table-cell table:style-name="ce2" office:value-type="string" calcext:value-type="string">
            <text:p>Adieu (l') et le désespoir des autheurs (sic) et écrivains de libelles de la guerre civile,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45. Adieu (l') et le désespoir des autheurs (sic) et écrivains de libelles de la guerre civile, en vers burlesques. Paris , Claude Morlot, 1649, 8 pages. Après la paix de Saint-Germain. Cette pièce contient de très- curieux détails sur les habitudes des pamphilétaires.</text:p>
          </table:table-cell>
          <table:table-cell table:style-name="ce2" office:value-type="string" calcext:value-type="string">
            <text:p>oui</text:p>
          </table:table-cell>
          <table:table-cell table:style-name="ce2" office:value-type="string" calcext:value-type="string">
            <text:p>L_Adieu_et_le_desespoir_des_[...]_bpt6k5576896n.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576896n.r=Adieu%20%28l%27%29%20et%20le%20désespoir%20des%20autheurs?rk=64378;0" xlink:type="simple">https://gallica.bnf.fr/ark:/12148/bpt6k5576896n.r=Adieu%20%28l%27%29%20et%20le%20d%C3%A9sespoir%20des%20autheurs?rk=64378;0</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V23xfZpa_vEC&amp;pg=PA2&amp;dq=L%27Adieu+et+le+désespoir+des+:autheurs+et+escrivains&amp;hl=fr&amp;sa=X&amp;ved=0ahUKEwiRwZW3zNjpAhXE4IUKHTnaCyEQ6AEIKjAA#v=onepage&amp;q=L'Adieu%20et%20le%20désespoir%20des%20%3Aautheurs%20et%20escrivains&amp;f=false" xlink:type="simple">https://books.google.fr/books?id=V23xfZpa_vEC&amp;pg=PA2&amp;dq=L%27Adieu+et+le+d%C3%A9sespoir+des+:autheurs+et+escrivains&amp;hl=fr&amp;sa=X&amp;ved=0ahUKEwiRwZW3zNjpAhXE4IUKHTnaCyEQ6AEIKjAA#v=onepage&amp;q=L'Adieu%20et%20le%20d%C3%A9sespoir%20des%20%3Aautheurs%20et%20escrivain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55" calcext:value-type="float">
            <text:p>55</text:p>
          </table:table-cell>
          <table:table-cell table:style-name="ce2"/>
          <table:table-cell table:style-name="ce2" office:value-type="string" calcext:value-type="string">
            <text:p>Agréable et véritable récit de ce qui s’est passé devant et depuis l’enlèvement du roi hors de la ville de Paris par le conseil de Jules Mazarin,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6" calcext:value-type="float">
            <text:p>16</text:p>
          </table:table-cell>
          <table:table-cell table:style-name="ce2" office:value-type="string" calcext:value-type="string">
            <text:p>55. Agréable et véritable récit de ce qui s’est passé devant et depuis l’enlèvement du roi hors de la ville de Paris par le conseil de Jules Mazarin, en vers burlesques. Paris, Jacques Guillery, 1649, 16 pages. Cette pièce a paru après la prise de Charenton.</text:p>
          </table:table-cell>
          <table:table-cell table:style-name="ce2" office:value-type="string" calcext:value-type="string">
            <text:p>oui</text:p>
          </table:table-cell>
          <table:table-cell table:style-name="ce2" office:value-type="string" calcext:value-type="string">
            <text:p>Agreable_et_veritable_recit_de_[...]_bpt6k55441976.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576740x.r=Agréable%20et%20véritable%20récit%20de%20ce%20qui%20s%27est%20passé%20devant%20et%20depuis%20l%27enlèvement%20du%20roi?rk=21459;2" xlink:type="simple">https://gallica.bnf.fr/ark:/12148/bpt6k55441976.r=Agr%C3%A9able%20et%20v%C3%A9ritable%20r%C3%A9cit%20de%20ce%20qui%20s%27est%20pass%C3%A9%20devant%20et%20depuis%20l%27enl%C3%A8vement%20du%20roi?rk=42918;4https://gallica.bnf.fr/ark:/12148/bpt6k5576740x.r=Agr%C3%A9able%20et%20v%C3%A9ritable%20r%C3%A9cit%20de%20ce%20qui%20s%27est%20pass%C3%A9%20devant%20et%20depuis%20l%27enl%C3%A8vement%20du%20roi?rk=21459;2</text:a></text:p>
          </table:table-cell>
          <table:table-cell table:style-name="ce2" office:value-type="string" calcext:value-type="string">
            <text:p>Bibliothèque municipale de Lyon (Bibliothèque jésuite des Fontaines)</text:p>
          </table:table-cell>
          <table:table-cell table:style-name="ce2" office:value-type="string" calcext:value-type="string">
            <text:p><text:a xlink:href="https://books.google.fr/books?id=V23xfZpa_vEC&amp;pg=PA2&amp;dq=L%27Adieu+et+le+désespoir+des+:autheurs+et+escrivains&amp;hl=fr&amp;sa=X&amp;ved=0ahUKEwiRwZW3zNjpAhXE4IUKHTnaCyEQ6AEIKjAA#v=onepage&amp;q=L'Adieu%20et%20le%20désespoir%20des%20%3Aautheurs%20et%20escrivains&amp;f=false" xlink:type="simple">https://books.google.fr/books?id=V23xfZpa_vEC&amp;pg=PA2&amp;dq=L%27Adieu+et+le+d%C3%A9sespoir+des+:autheurs+et+escrivains&amp;hl=fr&amp;sa=X&amp;ved=0ahUKEwiRwZW3zNjpAhXE4IUKHTnaCyEQ6AEIKjAA#v=onepage&amp;q=L'Adieu%20et%20le%20d%C3%A9sespoir%20des%20%3Aautheurs%20et%20escrivain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56" calcext:value-type="float">
            <text:p>56</text:p>
          </table:table-cell>
          <table:table-cell table:style-name="ce2"/>
          <table:table-cell table:style-name="ce2" office:value-type="string" calcext:value-type="string">
            <text:p>Agréable récit de ce qui s’est passé aux dernières barricades de Paris, décrites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23" calcext:value-type="float">
            <text:p>23</text:p>
          </table:table-cell>
          <table:table-cell table:style-name="ce2" office:value-type="string" calcext:value-type="string">
            <text:p>56. Agréable récit de ce qui s’est passé aux dernières barricades de Paris, décrites en vers burlesques. Paris, Nicolas Bessin, 1649 , 23 pages. L’une des pièces les plus spirituelles et les plus amusantes de la Fronde et aussi l’une des moins rares. Naudé , page 217 du Mascurat, déclare que l’auteur a heureusement suivi et même surpassé le petit Scarron. « Pourquoi ne le dirais-je pas? ajoute-t-il, puisque chacun l’avoue et que l’on disait bien autrefois, en préférant Virgile à Homère : Nescio quid majus nascitur Iliade. » Il existe bien des éditions de l’Agréable récit des barricades. La première est celle dont je viens de transcrire le titre. La seconde , qui contient 24 pages avec l’avis de l’imprimeur au lecteur, ajoute au titre : Revue et corrigée en cette dernière édition. La troisième porte, après ces mots : « dernières barricades de Paris, » faites le 26 août 1648 , décrites en vers burlesques » revues et augmentées dans cette troisième édition. Elle est aussi de 24 pages. Toutes trois ont été publiées par Nicolas Bessin. Dans l’Avis au lecteur de la seconde édition, Bessin se plaint de contrefaçons qui ont, dit-il, ajouté des fautes à celles qui existaient déjà. Je n’ai pas rencontré une seule de ces contrefaçons ; mais je comprends difficilement qu’elles puissent être plus incorrectes que les éditions légitimes. Des douze ou quinze exemplaires qui m’ont passé sous les yeux, il n’en est pas un qui ne soit plein de fautes grossières. Si la troisième édition est préférable aux deux premières, c’est qu’elle a été réellement augmentée de quarante vers environ sur la fuite de quelques membres du parlement à la barricade de la Croix du Tiroir. Encore conseillerais-je à un amateur de se procurer les trois éditions, afin de les corriger les unes par les autres. J'ai vu sur le titre d’un exemplaire qui appartient à M. Paulin Paris, écrit à la main, d’une écriture du temps : « par M. de Verderonne.» J’accepterais volontiers cette indication. Le baron de Verderonne était un gentilhomme du duc d’Orléans. C’est lui qui fut envoyé vers l’archiduc Léopold, lorsqu’au mois de septembre 1650 ce prince fit au duc d’Orléans des propositions de paix auxquelles il n’entendait pas donner suite. À l’époque des barricades il ne pouvait pas être de la Fronde , puisque son maître tenait pour le parti de la reine et du Mazarin. L’auteur de l’Agréable récit , en effet, n’attaque pas la cour; il ne prononce pas une seule fois le nom du cardinal. Toutes ses railleries tombent sur les Frondeurs du parlement et de la bourgeoisie. L’Agréable récit des barricades a été réimprimé à Rouen dans un recueil qui contient cinq pièces burlesques du même temps et dont le titre est : « Les dernières barricades de Paris en vers burlesques avec autres vers envoyés à M. Scarron , par l’arrivée d’un convoi à Paris.</text:p>
          </table:table-cell>
          <table:table-cell table:style-name="ce2" office:value-type="string" calcext:value-type="string">
            <text:p>oui</text:p>
          </table:table-cell>
          <table:table-cell table:style-name="ce2" office:value-type="string" calcext:value-type="string">
            <text:p>Agreable_recit_de_ce_qui_[...]Verderonne_Claude_Charles_bpt6k5577978c.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577978c.r=Agréable%20récit%20de%20ce%20qui%20s%27est%20passé%20aux%20dernières%20barricades%20de%20Paris%2C%20décrites%20en%20vers%20burlesques.%20Paris%2C%20Nicolas%20Bessin?rk=42918;4" xlink:type="simple">https://gallica.bnf.fr/ark:/12148/bpt6k5577978c.r=Agr%C3%A9able%20r%C3%A9cit%20de%20ce%20qui%20s%27est%20pass%C3%A9%20aux%20derni%C3%A8res%20barricades%20de%20Paris%2C%20d%C3%A9crites%20en%20vers%20burlesques.%20Paris%2C%20Nicolas%20Bessin?rk=42918;4</text:a></text:p>
          </table:table-cell>
          <table:table-cell table:style-name="ce2" office:value-type="string" calcext:value-type="string">
            <text:p>Bibliothèque municipale de Lyon (Bibliothèque jésuite des Fontaines)</text:p>
          </table:table-cell>
          <table:table-cell table:style-name="ce2" office:value-type="string" calcext:value-type="string">
            <text:p><text:a xlink:href="https://books.google.fr/books?id=W7yXCHnm9yYC&amp;printsec=frontcover&amp;dq=Agréable+récit+de+ce+qui+s%27est+passé+aux+dernières+barricades+de+Paris&amp;hl=fr&amp;sa=X&amp;ved=0ahUKEwjEuZqy09jpAhWtzoUKHWLsCTIQ6AEIKDAA#v=onepage&amp;q=Agréable%20récit%20de%20ce%20qui%20s'est%20passé%20aux%20dernières%20barricades%20de%20Paris&amp;f=false" xlink:type="simple">https://books.google.fr/books?id=W7yXCHnm9yYC&amp;printsec=frontcover&amp;dq=Agr%C3%A9able+r%C3%A9cit+de+ce+qui+s%27est+pass%C3%A9+aux+derni%C3%A8res+barricades+de+Paris&amp;hl=fr&amp;sa=X&amp;ved=0ahUKEwjEuZqy09jpAhWtzoUKHWLsCTIQ6AEIKDAA#v=onepage&amp;q=Agr%C3%A9able%20r%C3%A9cit%20de%20ce%20qui%20s'est%20pass%C3%A9%20aux%20derni%C3%A8res%20barricades%20de%20Paris&amp;f=false</text:a></text:p>
          </table:table-cell>
          <table:table-cell table:number-columns-repeated="2" table:style-name="ce2" office:value-type="string" calcext:value-type="string">
            <text:p/>
          </table:table-cell>
          <table:table-cell table:style-name="ce2" office:value-type="string" calcext:value-type="string">
            <text:p><text:a xlink:href="https://gallica.bnf.fr/ark:/12148/bpt6k5576740x.r=Agréable%20et%20véritable%20récit%20de%20ce%20qui%20s%27est%20passé%20devant%20et%20depuis%20l%27enlèvement%20du%20roi?rk=21459;2" xlink:type="simple">https://gallica.bnf.fr/ark:/12148/bpt6k5576740x.r=Agr%C3%A9able%20et%20v%C3%A9ritable%20r%C3%A9cit%20de%20ce%20qui%20s%27est%20pass%C3%A9%20devant%20et%20depuis%20l%27enl%C3%A8vement%20du%20roi?rk=21459;2</text:a></text:p>
          </table:table-cell>
          <table:table-cell table:number-columns-repeated="1005"/>
        </table:table-row>
        <table:table-row table:style-name="ro1">
          <table:table-cell table:style-name="ce2" office:value-type="string" calcext:value-type="string">
            <text:p>BibMoreau_I</text:p>
          </table:table-cell>
          <table:table-cell table:style-name="ce2" office:value-type="float" office:value="65" calcext:value-type="float">
            <text:p>65</text:p>
          </table:table-cell>
          <table:table-cell table:style-name="ce2"/>
          <table:table-cell table:style-name="ce2" office:value-type="string" calcext:value-type="string">
            <text:p>Ambassade burlesque des filles de joie au cardinal.</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7" calcext:value-type="float">
            <text:p>7</text:p>
          </table:table-cell>
          <table:table-cell table:style-name="ce2" office:value-type="string" calcext:value-type="string">
            <text:p>65. Ambassade burlesque des filles de joie au cardinal. Paris, 1649, 7 pages.</text:p>
          </table:table-cell>
          <table:table-cell table:style-name="ce2" office:value-type="string" calcext:value-type="string">
            <text:p>oui</text:p>
          </table:table-cell>
          <table:table-cell table:style-name="ce2" office:value-type="string" calcext:value-type="string">
            <text:p>Ambassade_burlesque_des_filles_de_[...]_bpt6k5575899k.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575899k.r=Ambassade%20burlesque%20des%20filles%20de%20joye%20au%20Cardinal?rk=21459;2" xlink:type="simple">https://gallica.bnf.fr/ark:/12148/bpt6k5575899k.r=Ambassade%20burlesque%20des%20filles%20de%20joye%20au%20Cardinal?rk=21459;2</text:a></text:p>
          </table:table-cell>
          <table:table-cell table:style-name="ce2" office:value-type="string" calcext:value-type="string">
            <text:p>Bibliothèque nationale d'Autriche</text:p>
          </table:table-cell>
          <table:table-cell table:style-name="ce2" office:value-type="string" calcext:value-type="string">
            <text:p><text:a xlink:href="https://books.google.fr/books?id=EnhKAAAAcAAJ&amp;pg=PP8&amp;dq=Ambassade+burlesque&amp;hl=fr&amp;sa=X&amp;ved=0ahUKEwjDoPqV2djpAhVChRoKHXsNA7MQ6AEIKDAA#v=onepage&amp;q=Ambassade%20burlesque&amp;f=false" xlink:type="simple">https://books.google.fr/books?id=EnhKAAAAcAAJ&amp;pg=PP8&amp;dq=Ambassade+burlesque&amp;hl=fr&amp;sa=X&amp;ved=0ahUKEwjDoPqV2djpAhVChRoKHXsNA7MQ6AEIKDAA#v=onepage&amp;q=Ambassade%20burlesque&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66" calcext:value-type="float">
            <text:p>66</text:p>
          </table:table-cell>
          <table:table-cell table:style-name="ce2"/>
          <table:table-cell table:style-name="ce2" office:value-type="string" calcext:value-type="string" table:number-columns-spanned="3" table:number-rows-spanned="1">
            <text:p>Ambassade burlesque envoyée à Mazarin de la part de Pluton , où se voit, par dialogue, comme l’Enfer lui reproche l’énormité de ses crimes.</text:p>
          </table:table-cell>
          <table:covered-table-cell table:number-columns-repeated="2"/>
          <table:table-cell table:style-name="ce2" office:value-type="float" office:value="12" calcext:value-type="float">
            <text:p>12</text:p>
          </table:table-cell>
          <table:table-cell table:style-name="ce2" office:value-type="string" calcext:value-type="string">
            <text:p>66. Ambassade burlesque envoyée à Mazarin de la part de Pluton , où se voit, par dialogue, comme l’Enfer lui reproche l’énormité de ses crimes. (S.l. n.d.), 12 pages. Les personnages sont le Diablotin, Mazarin, Pluton, Proserpine et Caron : « Quoi! un scélérat, un voleur, Un méchant, un traître, un impie, Un barbare, un monopoleur, Un fomenteur de tyrannie, Un second Néron , un (sic) vipère, Un imposteur, un brelandier, etc.» Il n’y a que cela de remarquable ; mais c’est quelque chose.</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text:p>
          </table:table-cell>
          <table:table-cell table:style-name="ce2" office:value-type="float" office:value="84" calcext:value-type="float">
            <text:p>84</text:p>
          </table:table-cell>
          <table:table-cell table:style-name="ce2"/>
          <table:table-cell table:style-name="ce2" office:value-type="string" calcext:value-type="string">
            <text:p>Ane (l’) du procureur ressuscité,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1" calcext:value-type="float">
            <text:p>11</text:p>
          </table:table-cell>
          <table:table-cell table:style-name="ce2" office:value-type="string" calcext:value-type="string">
            <text:p>84. Ane (l’) du procureur ressuscité, en vers burlesques. Paris , 1649, 11 pages. Mauvaise pièce qu’il faut joindre à Orophage, si on veut tout avoir.</text:p>
          </table:table-cell>
          <table:table-cell table:style-name="ce2" office:value-type="string" calcext:value-type="string">
            <text:p>oui</text:p>
          </table:table-cell>
          <table:table-cell table:style-name="ce2" office:value-type="string" calcext:value-type="string">
            <text:p>L_Asne_du_procureur_ressuscite_[...]_bpt6k5577097m.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577097m.r=L%27%20Asne%20du%20procureur%20ressuscité?rk=21459;2" xlink:type="simple">https://gallica.bnf.fr/ark:/12148/bpt6k5577097m.r=L%27%20Asne%20du%20procureur%20ressuscit%C3%A9?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text:p>
          </table:table-cell>
          <table:table-cell table:style-name="ce2" office:value-type="float" office:value="91" calcext:value-type="float">
            <text:p>91</text:p>
          </table:table-cell>
          <table:table-cell table:style-name="ce2"/>
          <table:table-cell table:style-name="ce2" office:value-type="string" calcext:value-type="string">
            <text:p>Antilibelle (l'),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2" calcext:value-type="float">
            <text:p>12</text:p>
          </table:table-cell>
          <table:table-cell table:style-name="ce2" office:value-type="string" calcext:value-type="string">
            <text:p>91. Antilibelle (l'), en vers burlesques. Paris, Pierre du Pont, 1649, 12 pages. Après la paix de Saint-Germain.</text:p>
          </table:table-cell>
          <table:table-cell table:style-name="ce2" office:value-type="string" calcext:value-type="string">
            <text:p>oui</text:p>
          </table:table-cell>
          <table:table-cell table:style-name="ce2" office:value-type="string" calcext:value-type="string">
            <text:p>L_Anti_libelle_en_vers_burlesques__bpt6k5577346b.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577346b.r=L%27Anti-libelle%20en%20vers%20burlesques?rk=21459;2" xlink:type="simple">https://gallica.bnf.fr/ark:/12148/bpt6k5577346b.r=L%27Anti-libelle%20en%20vers%20burlesques?rk=21459;2</text:a></text:p>
          </table:table-cell>
          <table:table-cell table:style-name="ce2" office:value-type="string" calcext:value-type="string">
            <text:p>a bibliothèque de l'État de Bavière</text:p>
          </table:table-cell>
          <table:table-cell table:style-name="ce2" office:value-type="string" calcext:value-type="string">
            <text:p><text:a xlink:href="https://books.google.fr/books?id=as1BAAAAcAAJ&amp;pg=PP1&amp;dq=Antilibelle+(l%27),+en+vers+burlesques.+Paris+Pierre+du+Pont&amp;hl=fr&amp;sa=X&amp;ved=0ahUKEwjUjsre0cLpAhVix4UKHTRNArcQ6AEIKjAA#v=onepage&amp;q=Antilibelle%20(l')%2C%20en%20vers%20burlesques.%20Paris%20Pierre%20du%20Pont&amp;f=false" xlink:type="simple">https://books.google.fr/books?id=as1BAAAAcAAJ&amp;pg=PP1&amp;dq=Antilibelle+(l%27),+en+vers+burlesques.+Paris+Pierre+du+Pont&amp;hl=fr&amp;sa=X&amp;ved=0ahUKEwjUjsre0cLpAhVix4UKHTRNArcQ6AEIKjAA#v=onepage&amp;q=Antilibelle%20(l')%2C%20en%20vers%20burlesques.%20Paris%20Pierre%20du%20Pont&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100" calcext:value-type="float">
            <text:p>100</text:p>
          </table:table-cell>
          <table:table-cell table:style-name="ce2"/>
          <table:table-cell table:style-name="ce2" office:value-type="string" calcext:value-type="string">
            <text:p>Apologie de l’Autruche, en vers burlesques.</text:p>
          </table:table-cell>
          <table:table-cell table:style-name="ce2" office:value-type="float" office:value="1650" calcext:value-type="float">
            <text:p>1650</text:p>
          </table:table-cell>
          <table:table-cell table:style-name="ce2" office:value-type="string" calcext:value-type="string">
            <text:p>(s. l.)</text:p>
          </table:table-cell>
          <table:table-cell table:style-name="ce2" office:value-type="float" office:value="8" calcext:value-type="float">
            <text:p>8</text:p>
          </table:table-cell>
          <table:table-cell table:style-name="ce2" office:value-type="string" calcext:value-type="string">
            <text:p>100. Apologie de l’Autruche, en vers burlesques. (S. l.), 1650, 8 pages. L'autruche, c'est ici le prince de Conti ! et ce titre insolent n’est pas ce qu’il y a de plus insolent dans la pièce. Inutile de dire que les princes étaient en prison.</text:p>
          </table:table-cell>
          <table:table-cell table:style-name="ce2" office:value-type="string" calcext:value-type="string">
            <text:p>oui</text:p>
          </table:table-cell>
          <table:table-cell table:style-name="ce2" office:value-type="string" calcext:value-type="string">
            <text:p>L_apologie_de_l_autruche_en_vers_[...]_bpt6k56514349.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514349/f2.image.r=Apologie%20de%20l'Autruche,%20en%20vers%20burlesques" xlink:type="simple">https://gallica.bnf.fr/ark:/12148/bpt6k56514349/f2.image.r=Apologie%20de%20l'Autruche,%20en%20vers%20burlesques</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ape7Ghj_tS8C&amp;pg=PA6&amp;dq=Apologie+de+l%27Autruche,+en+vers+burlesques.&amp;hl=fr&amp;sa=X&amp;ved=0ahUKEwjTifbU0sLpAhVvzoUKHY_ECa0Q6AEIKDAA#v=onepage&amp;q=Apologie%20de%20l'Autruche%2C%20en%20vers%20burlesques.&amp;f=false" xlink:type="simple">https://books.google.fr/books?id=ape7Ghj_tS8C&amp;pg=PA6&amp;dq=Apologie+de+l%27Autruche,+en+vers+burlesques.&amp;hl=fr&amp;sa=X&amp;ved=0ahUKEwjTifbU0sLpAhVvzoUKHY_ECa0Q6AEIKDAA#v=onepage&amp;q=Apologie%20de%20l'Autruche%2C%20en%20vers%20burlesqu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114" calcext:value-type="float">
            <text:p>114</text:p>
          </table:table-cell>
          <table:table-cell table:style-name="ce2"/>
          <table:table-cell table:style-name="ce2" office:value-type="string" calcext:value-type="string">
            <text:p>Apologie du cardinal, burlesque.</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114. Apologie du cardinal, burlesque. Paris, 1649, 8 pages. Tout ce qu'il y a à en dire, c’est que, malgré le burlesque, c’est une apologie véritable. Voici pourtant un passage qu’il ne faut pas laisser perdre : « Je trouve qu’il faisoit mieux (le père de Mazarin) Que nos obereaux (sic) glorieux , Nourris dans la fainéantise, Qui ne trafiquent qu’en sottise , Et qui mourroient plutôt de faim Que de gagner aiusi leur pain. »</text:p>
          </table:table-cell>
          <table:table-cell table:style-name="ce2" office:value-type="string" calcext:value-type="string">
            <text:p>oui</text:p>
          </table:table-cell>
          <table:table-cell table:style-name="ce2" office:value-type="string" calcext:value-type="string">
            <text:p>Apologie_du_cardinal_burlesque__bpt6k5714613w.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714613w.r=Apologie%20du%20cardinal%2C%20burlesque.%20Paris?rk=21459;2" xlink:type="simple">https://gallica.bnf.fr/ark:/12148/bpt6k5714613w.r=Apologie%20du%20cardinal%2C%20burlesque.%20Paris?rk=21459;2</text:a></text:p>
          </table:table-cell>
          <table:table-cell table:style-name="ce2" office:value-type="string" calcext:value-type="string">
            <text:p>Bibliothèque nationale d'Autriche</text:p>
          </table:table-cell>
          <table:table-cell table:style-name="ce2" office:value-type="string" calcext:value-type="string">
            <text:p><text:a xlink:href="https://books.google.fr/books?id=AE5KAAAAcAAJ&amp;pg=PP7&amp;dq=Apologie+du+cardinal,+burlesque.&amp;hl=fr&amp;sa=X&amp;ved=0ahUKEwj389uh4djpAhUKyYUKHWJLCv0Q6AEIKDAA#v=onepage&amp;q=Apologie%20du%20cardinal%2C%20burlesque.&amp;f=false" xlink:type="simple">https://books.google.fr/books?id=AE5KAAAAcAAJ&amp;pg=PP7&amp;dq=Apologie+du+cardinal,+burlesque.&amp;hl=fr&amp;sa=X&amp;ved=0ahUKEwj389uh4djpAhUKyYUKHWJLCv0Q6AEIKDAA#v=onepage&amp;q=Apologie%20du%20cardinal%2C%20burlesque.&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string" calcext:value-type="string">
            <text:p>202*</text:p>
          </table:table-cell>
          <table:table-cell table:style-name="ce2"/>
          <table:table-cell table:style-name="ce2" office:value-type="string" calcext:value-type="string" table:number-columns-spanned="4" table:number-rows-spanned="1">
            <text:p>Arrêt burlesque, qui défend aux généraux de sortir de Paris</text:p>
          </table:table-cell>
          <table:covered-table-cell table:number-columns-repeated="3"/>
          <table:table-cell table:style-name="ce2" office:value-type="string" calcext:value-type="string">
            <text:p>202*. Arrêt burlesque, qui défend aux généraux de sortir de Paris. Nauné, Mascurat, p. 206.</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text:p>
          </table:table-cell>
          <table:table-cell table:style-name="ce2" office:value-type="float" office:value="429" calcext:value-type="float">
            <text:p>429</text:p>
          </table:table-cell>
          <table:table-cell table:style-name="ce2"/>
          <table:table-cell table:style-name="ce2" office:value-type="string" calcext:value-type="string">
            <text:p>Astrologue (l') burlesque</text:p>
          </table:table-cell>
          <table:table-cell table:style-name="ce2" office:value-type="float" office:value="1649" calcext:value-type="float">
            <text:p>1649</text:p>
          </table:table-cell>
          <table:table-cell table:style-name="ce2" office:value-type="string" calcext:value-type="string">
            <text:p>(s. l.)</text:p>
          </table:table-cell>
          <table:table-cell table:style-name="ce2" office:value-type="float" office:value="11" calcext:value-type="float">
            <text:p>11</text:p>
          </table:table-cell>
          <table:table-cell table:style-name="ce2" office:value-type="string" calcext:value-type="string">
            <text:p>429. Astrologue (l") burlesque. ( S. 1.), 1649, 11 pages. Pamphlet mazarmiste, qui avait pour but d’expliquer le voyage de Compiègne, après la paix de Saint-Germamn.</text:p>
          </table:table-cell>
          <table:table-cell table:style-name="ce2" office:value-type="string" calcext:value-type="string">
            <text:p>oui</text:p>
          </table:table-cell>
          <table:table-cell table:style-name="ce2" office:value-type="string" calcext:value-type="string">
            <text:p>L_astrologue_burlesque.pdf</text:p>
          </table:table-cell>
          <table:table-cell table:style-name="ce2" office:value-type="string" calcext:value-type="string">
            <text:p>vers</text:p>
          </table:table-cell>
          <table:table-cell table:style-name="ce2" table:number-columns-repeated="3"/>
          <table:table-cell table:style-name="ce2" office:value-type="string" calcext:value-type="string">
            <text:p>Bibliothèque municipale de Lyon</text:p>
          </table:table-cell>
          <table:table-cell table:style-name="ce2" office:value-type="string" calcext:value-type="string">
            <text:p><text:a xlink:href="https://books.google.fr/books?id=knPnMkym6RAC&amp;pg=PA10&amp;dq=Astrologue+(l%27)+burlesque&amp;hl=fr&amp;sa=X&amp;ved=0ahUKEwj_3IvQ1MLpAhXL3YUKHcmbBf8Q6AEIKDAA#v=onepage&amp;q=Astrologue%20(l')%20burlesque&amp;f=false" xlink:type="simple">https://books.google.fr/books?id=knPnMkym6RAC&amp;pg=PA10&amp;dq=Astrologue+(l%27)+burlesque&amp;hl=fr&amp;sa=X&amp;ved=0ahUKEwj_3IvQ1MLpAhXL3YUKHcmbBf8Q6AEIKDAA#v=onepage&amp;q=Astrologue%20(l')%20burlesque&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494" calcext:value-type="float">
            <text:p>494</text:p>
          </table:table-cell>
          <table:table-cell table:style-name="ce2" office:value-type="string" calcext:value-type="string">
            <text:p>M10663</text:p>
          </table:table-cell>
          <table:table-cell table:style-name="ce2" office:value-type="string" calcext:value-type="string">
            <text:p>Avis burlesque du cheval de Mazarin à son maître.</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494. Avis burlesque du cheval de Mazarin à son maître. Paris , veuve Musnier, 1649, 8 pages. Il y a assez d’esprit et de libertinage pour en faire une des pièces les plus curieuses de la Fronde.</text:p>
          </table:table-cell>
          <table:table-cell table:style-name="ce2" office:value-type="string" calcext:value-type="string">
            <text:p>oui</text:p>
          </table:table-cell>
          <table:table-cell table:style-name="ce2" office:value-type="string" calcext:value-type="string">
            <text:p>Advis_burlesque_du_cheval_de_[...]_bpt6k56657625.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657625.r=Advis%20burlesque%20du%20cheval%20de%20Mazarin?rk=21459;2" xlink:type="simple">https://gallica.bnf.fr/ark:/12148/bpt6k56657625.r=Advis%20burlesque%20du%20cheval%20de%20Mazarin?rk=21459;2</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fXXFAH2Zh-gC&amp;pg=PP1&amp;dq=Advis+burlesque+du+cheval+de+Mazarin&amp;hl=fr&amp;sa=X&amp;ved=0ahUKEwjCz-qQ7NjpAhWF5OAKHTZjB_sQ6AEIKDAA#v=onepage&amp;q=Advis%20burlesque%20du%20cheval%20de%20Mazarin&amp;f=false" xlink:type="simple">https://books.google.fr/books?id=fXXFAH2Zh-gC&amp;pg=PP1&amp;dq=Advis+burlesque+du+cheval+de+Mazarin&amp;hl=fr&amp;sa=X&amp;ved=0ahUKEwjCz-qQ7NjpAhWF5OAKHTZjB_sQ6AEIKDAA#v=onepage&amp;q=Advis%20burlesque%20du%20cheval%20de%20Mazarin&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495" calcext:value-type="float">
            <text:p>495</text:p>
          </table:table-cell>
          <table:table-cell table:style-name="ce2" office:value-type="string" calcext:value-type="string">
            <text:p>Arsenal 8-H-7947</text:p>
          </table:table-cell>
          <table:table-cell table:style-name="ce2" office:value-type="string" calcext:value-type="string">
            <text:p>Avis charitables et burlesques aux religieuses réfugiés (sic) dans Paris, sur leurs occupations ordinaires.</text:p>
          </table:table-cell>
          <table:table-cell table:style-name="ce2" office:value-type="float" office:value="1652" calcext:value-type="float">
            <text:p>1652</text:p>
          </table:table-cell>
          <table:table-cell table:style-name="ce2" office:value-type="string" calcext:value-type="string">
            <text:p>Paris</text:p>
          </table:table-cell>
          <table:table-cell table:style-name="ce2" office:value-type="float" office:value="12" calcext:value-type="float">
            <text:p>12</text:p>
          </table:table-cell>
          <table:table-cell table:style-name="ce2" office:value-type="string" calcext:value-type="string">
            <text:p>495. Avis charitables et burlesques aux religieuses réfu- glés (sic) dans Paris , sur leurs occupations ordinaires. Paris , 1652, 12 pages. Rare. Il ne faut pas juger trop sévèrement cette pièce sur le titre.</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text:p>
          </table:table-cell>
          <table:table-cell table:style-name="ce2" office:value-type="float" office:value="556" calcext:value-type="float">
            <text:p>556</text:p>
          </table:table-cell>
          <table:table-cell table:style-name="ce2"/>
          <table:table-cell table:style-name="ce2" office:value-type="string" calcext:value-type="string">
            <text:p>Babillard (le) du temps,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556. Babillard (le) du temps, en vers burlesques.Paris , Nicolas de La Vigne, 1649. Six pièces , chacune de 8 pages. C’est à tort que M. Leber n’en annonce que cinq dans son Catalogue. Naudé , page 194 du Mascurat, range l’auteur parmi ceux qui « s’obligeoient à faire rouler la presse moyennant une pistole par semaine. » Cela ne valait pas davantage. Il a paru une autve édition du premier numéro, sous ce titre : Le Premier babillard dutemps, en vers burlesques; et une du second, ainsi intitulée : Le Second babillard du temps , ete., avec les triolets de la ville de Miradoux, rendue à l’obétssance de M. le prince de Condé. Paris, Marignon Jacquet, 1632, 8 pages.</text:p>
          </table:table-cell>
          <table:table-cell table:style-name="ce2" office:value-type="string" calcext:value-type="string">
            <text:p>oui</text:p>
          </table:table-cell>
          <table:table-cell table:style-name="ce2" office:value-type="string" calcext:value-type="string">
            <text:p>Le_Babillard_du_temps_en_vers_burlesques.pdf</text:p>
          </table:table-cell>
          <table:table-cell table:style-name="ce2" office:value-type="string" calcext:value-type="string">
            <text:p>vers</text:p>
          </table:table-cell>
          <table:table-cell table:style-name="ce2" table:number-columns-repeated="3"/>
          <table:table-cell table:style-name="ce2" office:value-type="string" calcext:value-type="string">
            <text:p>Bibliothèque nationale centrale de Florence</text:p>
          </table:table-cell>
          <table:table-cell table:style-name="ce2" office:value-type="string" calcext:value-type="string">
            <text:p><text:a xlink:href="https://books.google.fr/books?id=hPq-0nWu44IC&amp;pg=PA2&amp;dq=Babillard+(le)+du+temps,+en+vers+burlesques.&amp;hl=fr&amp;sa=X&amp;ved=0ahUKEwj3rLmF8NjpAhULaBoKHcoTDGsQ6AEIKDAA#v=onepage&amp;q=Babillard%20(le)%20du%20temps%2C%20en%20vers%20burlesques.&amp;f=false" xlink:type="simple">https://books.google.fr/books?id=hPq-0nWu44IC&amp;pg=PA2&amp;dq=Babillard+(le)+du+temps,+en+vers+burlesques.&amp;hl=fr&amp;sa=X&amp;ved=0ahUKEwj3rLmF8NjpAhULaBoKHcoTDGsQ6AEIKDAA#v=onepage&amp;q=Babillard%20(le)%20du%20temps%2C%20en%20vers%20burlesqu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564" calcext:value-type="float">
            <text:p>564</text:p>
          </table:table-cell>
          <table:table-cell table:style-name="ce2" office:value-type="string" calcext:value-type="string">
            <text:p>M 10416</text:p>
          </table:table-cell>
          <table:table-cell table:style-name="ce2" office:value-type="string" calcext:value-type="string">
            <text:p>Ballade burlesque des partisans</text:p>
          </table:table-cell>
          <table:table-cell table:style-name="ce2" office:value-type="string" calcext:value-type="string">
            <text:p>(s. d.)</text:p>
          </table:table-cell>
          <table:table-cell table:style-name="ce2" office:value-type="string" calcext:value-type="string">
            <text:p>(s. l.)</text:p>
          </table:table-cell>
          <table:table-cell table:style-name="ce2" office:value-type="float" office:value="4" calcext:value-type="float">
            <text:p>4</text:p>
          </table:table-cell>
          <table:table-cell table:style-name="ce2" office:value-type="string" calcext:value-type="string">
            <text:p>564. Ballade burlesque des partisans. (S, 1. n. d.), 4 p. « Jule déloge; adieu donc la boutique. »</text:p>
          </table:table-cell>
          <table:table-cell table:style-name="ce2" office:value-type="string" calcext:value-type="string">
            <text:p>oui</text:p>
          </table:table-cell>
          <table:table-cell table:style-name="ce2" office:value-type="string" calcext:value-type="string">
            <text:p>Ballade_burlesque_des_partisans__bpt6k57121428.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7121428.r=Ballade%20burlesque%20des%20partisan?rk=21459;2" xlink:type="simple">https://gallica.bnf.fr/ark:/12148/bpt6k57121428.r=Ballade%20burlesque%20des%20partisan?rk=21459;2</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ams-xusAUKkC&amp;printsec=frontcover&amp;dq=Ballade+burlesque+des+partisan&amp;hl=fr&amp;sa=X&amp;ved=0ahUKEwi4ot639NjpAhXL5-AKHZpwCnMQ6AEIKjAA#v=onepage&amp;q=Ballade%20burlesque%20des%20partisan&amp;f=false" xlink:type="simple">https://books.google.fr/books?id=ams-xusAUKkC&amp;printsec=frontcover&amp;dq=Ballade+burlesque+des+partisan&amp;hl=fr&amp;sa=X&amp;ved=0ahUKEwi4ot639NjpAhXL5-AKHZpwCnMQ6AEIKjAA#v=onepage&amp;q=Ballade%20burlesque%20des%20partisan&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571" calcext:value-type="float">
            <text:p>571</text:p>
          </table:table-cell>
          <table:table-cell table:style-name="ce2"/>
          <table:table-cell table:style-name="ce2" office:value-type="string" calcext:value-type="string">
            <text:p>Ballet dansé devant le roi et la reine régente, sa mère, par le trio mazarinique, pour dire adieu à la France, en vers burlesques. Première entrée: Mazarin, vendeur de baume. Seconde entrée: Ses deux nièces, deux danseuses de corde. Troisièmeentrée: Les partisans,arracheursde dents. Quatrième entrée: Mazarin, vendeur d'oublies. Cinquième entrée: Sa grande nièce, maquerelle; sa cadette, garce. Sixième entrée: Les partisans, leveurs de manteaux. Grand ballet: Le trio mazarinique représentant les figures des sept planèt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571. Ballet dansé devant le roi et la reine régente, sa mère, par le trio mazarinique, pour dire adieu à la France, en vers burlesques. Première entrée : Mazarin, vendeur de baume. Seconde entrée : Ses deux nièces, deux danseuses de corde. Troisième entrée : Les partisans, arracheurs de dents. Quatrième entrée: Mazarin, vendeur d’oublies. Cinquième entrée : Sa grande nièce, maquerelle; sa cadette, garce. Sixième entrée : Les partisans, leveurs de manteaux. Grand ballet: Le trio mazarinique représentant les figures des sept planètes. Paris , Claude Morlot, 1649, 8 pages.</text:p>
          </table:table-cell>
          <table:table-cell table:style-name="ce2" office:value-type="string" calcext:value-type="string">
            <text:p>oui</text:p>
          </table:table-cell>
          <table:table-cell table:style-name="ce2" office:value-type="string" calcext:value-type="string">
            <text:p>Ballet_dance_devant_le_Roy_[...]_bpt6k5707759w.pdf</text:p>
          </table:table-cell>
          <table:table-cell table:style-name="ce2" office:value-type="string" calcext:value-type="string">
            <text:p>vers</text:p>
          </table:table-cell>
          <table:table-cell table:style-name="ce2"/>
          <table:table-cell table:style-name="ce2" office:value-type="string" calcext:value-type="string">
            <text:p>Tolbiac</text:p>
          </table:table-cell>
          <table:table-cell table:style-name="ce2" office:value-type="string" calcext:value-type="string">
            <text:p><text:a xlink:href="https://gallica.bnf.fr/ark:/12148/bpt6k5707759w.r=Ballet%20dancé%20devant%20le%20Roy%2C%20et%20la%20Reine%20regente%20sa%20mere%20%2C%20par%20le%20trio%20mazarinicque%2C?rk=21459;2" xlink:type="simple">https://gallica.bnf.fr/ark:/12148/bpt6k5707759w.r=Ballet%20danc%C3%A9%20devant%20le%20Roy%2C%20et%20la%20Reine%20regente%20sa%20mere%20%2C%20par%20le%20trio%20mazarinicque%2C?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text:p>
          </table:table-cell>
          <table:table-cell table:style-name="ce2" office:value-type="float" office:value="573" calcext:value-type="float">
            <text:p>573</text:p>
          </table:table-cell>
          <table:table-cell table:style-name="ce2"/>
          <table:table-cell table:style-name="ce2" office:value-type="string" calcext:value-type="string">
            <text:p>Bandeau (le) de l’honneur,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1" calcext:value-type="float">
            <text:p>11</text:p>
          </table:table-cell>
          <table:table-cell table:style-name="ce2" office:value-type="string" calcext:value-type="string">
            <text:p>573. Bandeau (le) de l’honneur, en vers burlesques. Paris, 1649, 11 pages. Il y a une Réponse , également en vers burlesques.</text:p>
          </table:table-cell>
          <table:table-cell table:style-name="ce2" office:value-type="string" calcext:value-type="string">
            <text:p>oui</text:p>
          </table:table-cell>
          <table:table-cell table:style-name="ce2" office:value-type="string" calcext:value-type="string">
            <text:p>Le_bandeau_de_l_honneur_En_[...]_bpt6k56085813.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085813/f2.image.r=Bandeau%20(le)%20de%20l'honneur,%20en%20vers%20burlesques" xlink:type="simple">https://gallica.bnf.fr/ark:/12148/bpt6k56085813/f2.image.r=Bandeau%20(le)%20de%20l'honneur,%20en%20vers%20burlesques</text:a></text:p>
          </table:table-cell>
          <table:table-cell table:style-name="ce2" table:number-columns-repeated="5"/>
          <table:table-cell table:number-columns-repeated="1005"/>
        </table:table-row>
        <table:table-row table:style-name="ro1">
          <table:table-cell table:style-name="ce2" office:value-type="string" calcext:value-type="string">
            <text:p>BibMoreau_I</text:p>
          </table:table-cell>
          <table:table-cell table:style-name="ce2" office:value-type="float" office:value="610" calcext:value-type="float">
            <text:p>610</text:p>
          </table:table-cell>
          <table:table-cell table:style-name="ce2"/>
          <table:table-cell table:style-name="ce2" office:value-type="string" calcext:value-type="string">
            <text:p>Burlesque (le) Festin, ou l’Alliance contractée entre Mardi Gras et la Foire Saint-Germain</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610. Burlesque (le) Festin, ou l’Alliance contractée entre Mardi Gras et la Foire Saint-Germain. Paris, Fr. Noël, (1649), 8 pages. Il y en a une autre édition, s. 1. n. d.</text:p>
          </table:table-cell>
          <table:table-cell table:style-name="ce2" office:value-type="string" calcext:value-type="string">
            <text:p>oui</text:p>
          </table:table-cell>
          <table:table-cell table:style-name="ce2" office:value-type="string" calcext:value-type="string">
            <text:p>Le_burlesque_festin_ou_l_aliance_[...]_bpt6k5684331g.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84331g.r=Burlesque%20%28le%29%20Festin%2C%20ou%20l%27Alliance%20contractée?rk=42918;4" xlink:type="simple">https://gallica.bnf.fr/ark:/12148/bpt6k5684331g.r=Burlesque%20%28le%29%20Festin%2C%20ou%20l%27Alliance%20contract%C3%A9e?rk=42918;4</text:a></text:p>
          </table:table-cell>
          <table:table-cell table:style-name="ce2" office:value-type="string" calcext:value-type="string">
            <text:p>la bibliothèque de l'État de Bavière</text:p>
          </table:table-cell>
          <table:table-cell table:style-name="ce2" office:value-type="string" calcext:value-type="string">
            <text:p><text:a xlink:href="https://books.google.fr/books?id=LtA8AAAAcAAJ&amp;pg=PA3&amp;dq=Le+burlesque+festin+ou+l%27aliance+contractée&amp;hl=fr&amp;sa=X&amp;ved=0ahUKEwjQzam9-NjpAhVfD2MBHZDKDEQQ6AEIKjAA#v=onepage&amp;q=Le%20burlesque%20festin%20ou%20l'aliance%20contractée&amp;f=false" xlink:type="simple">https://books.google.fr/books?id=LtA8AAAAcAAJ&amp;pg=PA3&amp;dq=Le+burlesque+festin+ou+l%27aliance+contract%C3%A9e&amp;hl=fr&amp;sa=X&amp;ved=0ahUKEwjQzam9-NjpAhVfD2MBHZDKDEQQ6AEIKjAA#v=onepage&amp;q=Le%20burlesque%20festin%20ou%20l'aliance%20contract%C3%A9e&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611" calcext:value-type="float">
            <text:p>611</text:p>
          </table:table-cell>
          <table:table-cell table:style-name="ce2"/>
          <table:table-cell table:style-name="ce2" office:value-type="string" calcext:value-type="string">
            <text:p>Burlesque (le) On de ce temps, qui sait tout , qui fait tout et qui dit tout</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table:table-cell table:style-name="ce2" office:value-type="string" calcext:value-type="string">
            <text:p>611. Burlesque (le) On de ce temps, qui sait tout , qui fait tout et qui dit tout. Paris, 1649. M. Leber, dans son Catalogue, compte cinq parties de ce journal. C’est une erreur ; 1l en faut trois ou huit. Expliquons-nous : Le Burlesque On parut au commencement de la conférence de Ruel et fut continué jusqu’à la paix. Dans ce premier période, il se compose de trois parties sous un titre uniforme, avec la seule adjonction de ces mots suife ef seconde partie, suite et troisième, chaque partie de huit pages ct paginée séparément. Après la paix, l’auteur fut arrété par la pénurie des nouvelies. C’est lui-mêéme qui nous l’apprend. Mais le 20 juin 1649, il reprit sa publication qu’il intitula :</text:p>
          </table:table-cell>
          <table:table-cell table:style-name="ce2" office:value-type="string" calcext:value-type="string">
            <text:p>oui</text:p>
          </table:table-cell>
          <table:table-cell table:style-name="ce2" office:value-type="string" calcext:value-type="string">
            <text:p>Le_Burlesque_ON_de_ce_[...]_bpt6k5675887m.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75887m/f2.image" xlink:type="simple">https://gallica.bnf.fr/ark:/12148/bpt6k5675887m/f2.image</text:a></text:p>
          </table:table-cell>
          <table:table-cell table:style-name="ce2" office:value-type="string" calcext:value-type="string">
            <text:p>la bibliothèque de l'État de Bavière</text:p>
          </table:table-cell>
          <table:table-cell table:style-name="ce2" office:value-type="string" calcext:value-type="string">
            <text:p><text:a xlink:href="https://books.google.fr/books?id=H9A8AAAAcAAJ&amp;printsec=frontcover&amp;dq=Burlesque+(le)+On+de+ce+temps&amp;hl=fr&amp;sa=X&amp;ved=0ahUKEwjSnqbQ-djpAhVs7OAKHUn_AA0Q6AEIKDAA#v=onepage&amp;q=Burlesque%20(le)%20On%20de%20ce%20temps&amp;f=false" xlink:type="simple">https://books.google.fr/books?id=H9A8AAAAcAAJ&amp;printsec=frontcover&amp;dq=Burlesque+(le)+On+de+ce+temps&amp;hl=fr&amp;sa=X&amp;ved=0ahUKEwjSnqbQ-djpAhVs7OAKHUn_AA0Q6AEIKDAA#v=onepage&amp;q=Burlesque%20(le)%20On%20de%20ce%20temp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612" calcext:value-type="float">
            <text:p>612</text:p>
          </table:table-cell>
          <table:table-cell table:style-name="ce2"/>
          <table:table-cell table:style-name="ce2" office:value-type="string" calcext:value-type="string">
            <text:p>Buﬂesque (le) On de ce temps renouvelé, qui sait, qui fait et qui dit tout ce qui s’est passé depuis la guerre. Première partie.</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table:table-cell table:style-name="ce2" office:value-type="string" calcext:value-type="string">
            <text:p>612. Buﬂesque (le) On de ce temps renouvelé, qui sait, qui fait ct qui dit tout ce qui s’est passé depuis la guerre. Première partie. Paris, Étienne Iébert, 1649. Il la continua jusqu’au 12 juillet, peut-être plus loin ; car il promettait encore une suite ; mais si cette suite a été publiée, je ne l’ai pas vue. Dans ce second période , toutes les parties se suivent régulière- ment, sous une même série de chiffres, de 1 à 60; mais il y en a de seize pages, de quatorze, de huit, et les titres varient. La seçonde, la troisième et la quatrième partie portent, après quë dit tout, « ce qui s’est passé de nouvean. » Entre la seconde et la troisième, se place, à la date du 1* juillet et de la page 29 à la page 36, /’Ex- traordinaire arrivée du burlesque On de ce temps, qui sait, qui fait et qui dit toutes les particularités du siége de Cambray, avec un sommaire de l'ordre du festin fait aux généraux ct parlement d’Angleterre par les communes. C’est donc trois parties pour le premier période, cinq pour le second ; en tout huit. On peut lire d’assez curieux détails des opérations devant Cam- bray dans l’Æxfraordinaire arrivée. « On a fermé les boucheries, Deux jours devant Pâques fleuries. Maint boucher en est endévé ; Mais Paris se fût soulevé Si l’on n’eût fait cette ordonnance. Et la halle étoit en balance D’équiper quantité de bras Contre tous les mangeurs de gras. » (Suite et seconde partie, etc.) Un anonyme a publié, en 1649, une mauvaise imitation du Burlesque On de ce temps, sous le titre de : On dutemps tout nou= veau, etc.</text:p>
          </table:table-cell>
          <table:table-cell table:style-name="ce2" office:value-type="string" calcext:value-type="string">
            <text:p>oui</text:p>
          </table:table-cell>
          <table:table-cell table:style-name="ce2" office:value-type="string" calcext:value-type="string">
            <text:p>Le_Burlesque_ON_de_ce_[...]_bpt6k5675040f.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75040f?rk=128756;0" xlink:type="simple">https://gallica.bnf.fr/ark:/12148/bpt6k5675040f?rk=128756;0</text:a></text:p>
          </table:table-cell>
          <table:table-cell table:style-name="ce2" table:number-columns-repeated="5"/>
          <table:table-cell table:number-columns-repeated="1005"/>
        </table:table-row>
        <table:table-row table:style-name="ro1">
          <table:table-cell table:style-name="ce2" office:value-type="string" calcext:value-type="string">
            <text:p>BibMoreau_I</text:p>
          </table:table-cell>
          <table:table-cell table:style-name="ce2" office:value-type="float" office:value="613" calcext:value-type="float">
            <text:p>613</text:p>
          </table:table-cell>
          <table:table-cell table:style-name="ce2"/>
          <table:table-cell table:style-name="ce2" office:value-type="string" calcext:value-type="string">
            <text:p>Burlesque (le) remerciment des imprimeurs et colporteurs aux auteurs de ce temps</text:p>
          </table:table-cell>
          <table:table-cell table:style-name="ce2" office:value-type="float" office:value="1649" calcext:value-type="float">
            <text:p>1649</text:p>
          </table:table-cell>
          <table:table-cell table:style-name="ce2" office:value-type="string" calcext:value-type="string">
            <text:p>(s. l.)</text:p>
          </table:table-cell>
          <table:table-cell table:style-name="ce2" office:value-type="float" office:value="8" calcext:value-type="float">
            <text:p>8</text:p>
          </table:table-cell>
          <table:table-cell table:style-name="ce2" office:value-type="string" calcext:value-type="string">
            <text:p>613. Burlesque (le) remerciment des imprimeurs ct colporteurs aux auteurs de ce temps. (S. 1.), 1649, 8 pages. Pièce piquante et curieuse. « Six deniers pour quatre feuillets Entrent dans mon gousset tout nets, L’imprimeur payé de sa feuille.... Nous sommes huit cents, voire mille.. . . Nous avons aussi triste mine Que le pain à la Mazarine.…. Contentez-vous d’un imprimeur Qui ne fut jamais grand rimeur. » L’auteur était-il imprimeur?</text:p>
          </table:table-cell>
          <table:table-cell table:style-name="ce2" office:value-type="string" calcext:value-type="string">
            <text:p>oui</text:p>
          </table:table-cell>
          <table:table-cell table:style-name="ce2" office:value-type="string" calcext:value-type="string">
            <text:p>Le_burlesque_remerciement_des_imprimeurs_[...]_bpt6k55439930.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5439930.r=Burlesque%20%28le%29%20remerciment%20des%20imprimeurs%20et%20colporteurs%20aux%20auteurs%20de%20ce%20temp?rk=42918;4" xlink:type="simple">https://gallica.bnf.fr/ark:/12148/bpt6k55439930.r=Burlesque%20%28le%29%20remerciment%20des%20imprimeurs%20et%20colporteurs%20aux%20auteurs%20de%20ce%20temp?rk=42918;4</text:a></text:p>
          </table:table-cell>
          <table:table-cell table:style-name="ce2" office:value-type="string" calcext:value-type="string">
            <text:p>Bibliothèque municipale de Lyon (Bibliothèque jésuite des Fontaines)</text:p>
          </table:table-cell>
          <table:table-cell table:style-name="ce2" office:value-type="string" calcext:value-type="string">
            <text:p><text:a xlink:href="https://books.google.fr/books?id=mUdncphtzlMC&amp;pg=PA3&amp;dq=Burlesque+(le)+remerciment+des+imprimeurs&amp;hl=fr&amp;sa=X&amp;ved=0ahUKEwj-u4i3_9jpAhXN3oUKHcHDAIIQ6AEIMTAB#v=onepage&amp;q=Burlesque%20(le)%20remerciment%20des%20imprimeurs&amp;f=false" xlink:type="simple">https://books.google.fr/books?id=mUdncphtzlMC&amp;pg=PA3&amp;dq=Burlesque+(le)+remerciment+des+imprimeurs&amp;hl=fr&amp;sa=X&amp;ved=0ahUKEwj-u4i3_9jpAhXN3oUKHcHDAIIQ6AEIMTAB#v=onepage&amp;q=Burlesque%20(le)%20remerciment%20des%20imprimeur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614" calcext:value-type="float">
            <text:p>614</text:p>
          </table:table-cell>
          <table:table-cell table:style-name="ce2"/>
          <table:table-cell table:style-name="ce2" office:value-type="string" calcext:value-type="string">
            <text:p>Burlesque sur la fuite de Mazarin et la rencontre de madame la duchesse de Longueville, retournant de Stenay à Paris</text:p>
          </table:table-cell>
          <table:table-cell table:style-name="ce2" office:value-type="float" office:value="1651" calcext:value-type="float">
            <text:p>1651</text:p>
          </table:table-cell>
          <table:table-cell table:style-name="ce2" office:value-type="string" calcext:value-type="string">
            <text:p>(s. l.)</text:p>
          </table:table-cell>
          <table:table-cell table:style-name="ce2" office:value-type="float" office:value="6" calcext:value-type="float">
            <text:p>6</text:p>
          </table:table-cell>
          <table:table-cell table:style-name="ce2" office:value-type="string" calcext:value-type="string">
            <text:p>614. Burlesque sur la fuite de Mazarin et la rencontre de madame la duchesse de Longueville, retournant de Stenay à Paris. (S. 1.), 1651 , G pages.</text:p>
          </table:table-cell>
          <table:table-cell table:style-name="ce2" office:value-type="string" calcext:value-type="string">
            <text:p>oui</text:p>
          </table:table-cell>
          <table:table-cell table:style-name="ce2" office:value-type="string" calcext:value-type="string">
            <text:p>Burlesque_sur_la_fuitte_de_[...]_bpt6k5675043p.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75043p.r=Burlesque%20sur%20la%20fuite%20de%20Mazarin%20et%20la%20rencontre%20de%20madame%20la%20duchesse%20de%20Longueville%2Cretournant%20de%20Stenay%20à%20Paris?rk=21459;2" xlink:type="simple">https://gallica.bnf.fr/ark:/12148/bpt6k5675043p.r=Burlesque%20sur%20la%20fuite%20de%20Mazarin%20et%20la%20rencontre%20de%20madame%20la%20duchesse%20de%20Longueville%2Cretournant%20de%20Stenay%20%C3%A0%20Paris?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text:p>
          </table:table-cell>
          <table:table-cell table:style-name="ce2" office:value-type="float" office:value="616" calcext:value-type="float">
            <text:p>616</text:p>
          </table:table-cell>
          <table:table-cell table:style-name="ce2" office:value-type="string" calcext:value-type="string">
            <text:p>Arsenal 8-H-7809 (20)</text:p>
          </table:table-cell>
          <table:table-cell table:style-name="ce2" office:value-type="string" calcext:value-type="string">
            <text:p>Cacus (le) Italien renversé par l’Hercule François, en prose et en vers burlesques, par le sieur D. L. G.</text:p>
          </table:table-cell>
          <table:table-cell table:style-name="ce2" office:value-type="float" office:value="1652" calcext:value-type="float">
            <text:p>1652</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616. Cacus (le) Italien renversé par l’Hercule François, en prose et en vers burlesques , par le sieur D. L. G. Paris, 1652, 8 pages.</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text:p>
          </table:table-cell>
          <table:table-cell table:style-name="ce2" office:value-type="float" office:value="624" calcext:value-type="float">
            <text:p>624</text:p>
          </table:table-cell>
          <table:table-cell table:style-name="ce2"/>
          <table:table-cell table:style-name="ce2" office:value-type="string" calcext:value-type="string">
            <text:p>Caprice bachique et burlesque sur la paix.</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624. Caprice bachique et burlesque sur la paix. Paris, 1649, 8 pages.</text:p>
          </table:table-cell>
          <table:table-cell table:style-name="ce2" office:value-type="string" calcext:value-type="string">
            <text:p>oui</text:p>
          </table:table-cell>
          <table:table-cell table:style-name="ce2" office:value-type="string" calcext:value-type="string">
            <text:p>Caprice_bacchique_et_burlesque_sur_[...]_bpt6k5678717j.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78717j.r=Caprice%20bachique%20et%20burlesque%20sur%20la%20paix.%20Paris?rk=21459;2" xlink:type="simple">https://gallica.bnf.fr/ark:/12148/bpt6k5678717j.r=Caprice%20bachique%20et%20burlesque%20sur%20la%20paix.%20Paris?rk=21459;2</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O09jXcbdpDUC&amp;printsec=frontcover&amp;dq=Caprice+bachique+et+burlesque&amp;hl=fr&amp;sa=X&amp;ved=0ahUKEwiJkL7BidnpAhVVBGMBHUqPB8QQ6AEIKDAA#v=onepage&amp;q=Caprice%20bachique%20et%20burlesque&amp;f=false" xlink:type="simple">https://books.google.fr/books?id=O09jXcbdpDUC&amp;printsec=frontcover&amp;dq=Caprice+bachique+et+burlesque&amp;hl=fr&amp;sa=X&amp;ved=0ahUKEwiJkL7BidnpAhVVBGMBHUqPB8QQ6AEIKDAA#v=onepage&amp;q=Caprice%20bachique%20et%20burlesque&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643" calcext:value-type="float">
            <text:p>643</text:p>
          </table:table-cell>
          <table:table-cell table:style-name="ce2"/>
          <table:table-cell table:style-name="ce2" office:value-type="string" calcext:value-type="string">
            <text:p>Cartel (le) burlesque entre deux amis, envoyé de Paris à Ruel et refusé pendant la conférence.</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1" calcext:value-type="float">
            <text:p>11</text:p>
          </table:table-cell>
          <table:table-cell table:style-name="ce2" office:value-type="string" calcext:value-type="string">
            <text:p>643. Cartel (le) burlesque entre deux amis, envoyé de Paris à Ruel et refusé pendant la conférence. Paris, Nicolas Jacquard , 1649, 11 pages.</text:p>
          </table:table-cell>
          <table:table-cell table:style-name="ce2" office:value-type="string" calcext:value-type="string">
            <text:p>oui</text:p>
          </table:table-cell>
          <table:table-cell table:style-name="ce2" office:value-type="string" calcext:value-type="string">
            <text:p>Le_Cartel_burlesque_entre_deux_[...]_bpt6k5679275k.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79275k.r=Cartel%20%28le%29%20burlesque%20entre%20deux%20amis%2C%20envoyé%20de%20Paris%20à%20Ruel%20et%20refusé%20pendant%20la%20conférence.%20Paris%2C%20Nicolas%20Jacquard?rk=21459;2" xlink:type="simple">https://gallica.bnf.fr/ark:/12148/bpt6k5679275k.r=Cartel%20%28le%29%20burlesque%20entre%20deux%20amis%2C%20envoy%C3%A9%20de%20Paris%20%C3%A0%20Ruel%20et%20refus%C3%A9%20pendant%20la%20conf%C3%A9rence.%20Paris%2C%20Nicolas%20Jacquard?rk=21459;2</text:a></text:p>
          </table:table-cell>
          <table:table-cell table:style-name="ce2" office:value-type="string" calcext:value-type="string">
            <text:p>Bibliothèque municipale de Lyon (Bibliothèque jésuite des Fontaines)</text:p>
          </table:table-cell>
          <table:table-cell table:style-name="ce2" office:value-type="string" calcext:value-type="string">
            <text:p><text:a xlink:href="https://books.google.fr/books?id=tPoMc1b2szwC&amp;pg=PP1&amp;dq=Cartel+(le)+burlesque+entre+deux+amis,+envoyé+de&amp;hl=fr&amp;sa=X&amp;ved=0ahUKEwjL8uKii9npAhUQExoKHbTqDSUQ6AEIKDAA#v=onepage&amp;q=Cartel%20(le)%20burlesque%20entre%20deux%20amis%2C%20envoyé%20de&amp;f=false" xlink:type="simple">https://books.google.fr/books?id=tPoMc1b2szwC&amp;pg=PP1&amp;dq=Cartel+(le)+burlesque+entre+deux+amis,+envoy%C3%A9+de&amp;hl=fr&amp;sa=X&amp;ved=0ahUKEwjL8uKii9npAhUQExoKHbTqDSUQ6AEIKDAA#v=onepage&amp;q=Cartel%20(le)%20burlesque%20entre%20deux%20amis%2C%20envoy%C3%A9%20de&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648" calcext:value-type="float">
            <text:p>648</text:p>
          </table:table-cell>
          <table:table-cell table:style-name="ce2"/>
          <table:table-cell table:style-name="ce2" office:value-type="string" calcext:value-type="string">
            <text:p>Catastrophe (la) burlesque sur l’enlèvement du roi, avec la représentation du miroir enchanté, dans lequel on voit la justification de Mazarin en la place de Grève.</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2" calcext:value-type="float">
            <text:p>12</text:p>
          </table:table-cell>
          <table:table-cell table:style-name="ce2" office:value-type="string" calcext:value-type="string">
            <text:p>648. Catastrophe (la) burlesque sur l’enlèvement du roi, avec la représentation du miroir enchanté, dans lequel on voit la justification de Mazarin en la place de Grève. Paris, veuve André Musnier, 1649 , 12 pages.</text:p>
          </table:table-cell>
          <table:table-cell table:style-name="ce2" office:value-type="string" calcext:value-type="string">
            <text:p>oui</text:p>
          </table:table-cell>
          <table:table-cell table:style-name="ce2" office:value-type="string" calcext:value-type="string">
            <text:p>La_Catastrophe_burlesque_Sur_l_enlevement_[...]_bpt6k5679322s.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79322s.r=La%20Catastrophe%20burlesque.%20Sur%20l%27enlèvement%20du%20Roy%2C?rk=21459;2" xlink:type="simple">https://gallica.bnf.fr/ark:/12148/bpt6k5679322s.r=La%20Catastrophe%20burlesque.%20Sur%20l%27enl%C3%A8vement%20du%20Roy%2C?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text:p>
          </table:table-cell>
          <table:table-cell table:style-name="ce2" office:value-type="float" office:value="665" calcext:value-type="float">
            <text:p>665</text:p>
          </table:table-cell>
          <table:table-cell table:style-name="ce2"/>
          <table:table-cell table:style-name="ce2" office:value-type="string" calcext:value-type="string">
            <text:p>Célèbre (le) Festin des mouchards , en vers burlesques.</text:p>
          </table:table-cell>
          <table:table-cell table:style-name="ce2" office:value-type="float" office:value="1649" calcext:value-type="float">
            <text:p>1649</text:p>
          </table:table-cell>
          <table:table-cell table:style-name="ce2" office:value-type="string" calcext:value-type="string">
            <text:p>(s. l.)</text:p>
          </table:table-cell>
          <table:table-cell table:style-name="ce2" office:value-type="float" office:value="8" calcext:value-type="float">
            <text:p>8</text:p>
          </table:table-cell>
          <table:table-cell table:style-name="ce2" office:value-type="string" calcext:value-type="string">
            <text:p>665. Célèbre (le) Festin des mouchards , en vers bur- lesques. (S. 1.), 1649, 8 pages.</text:p>
          </table:table-cell>
          <table:table-cell table:style-name="ce2" office:value-type="string" calcext:value-type="string">
            <text:p>oui</text:p>
          </table:table-cell>
          <table:table-cell table:style-name="ce2" office:value-type="string" calcext:value-type="string">
            <text:p>Le_Celebre_festin_des_movchards_en_ver.pdf</text:p>
          </table:table-cell>
          <table:table-cell table:style-name="ce2" office:value-type="string" calcext:value-type="string">
            <text:p>vers</text:p>
          </table:table-cell>
          <table:table-cell table:style-name="ce2" table:number-columns-repeated="3"/>
          <table:table-cell table:style-name="ce2" office:value-type="string" calcext:value-type="string">
            <text:p>Bibliothèque municipale de Lyon</text:p>
          </table:table-cell>
          <table:table-cell table:style-name="ce2" office:value-type="string" calcext:value-type="string">
            <text:p><text:a xlink:href="https://books.google.fr/books?id=tPhWP9arUBEC&amp;pg=PT1&amp;dq=Festin+des+mouchards&amp;hl=fr&amp;sa=X&amp;ved=0ahUKEwjD8qmDktnpAhVrx4UKHZXRCHgQ6AEIKDAA#v=onepage&amp;q=Festin%20des%20mouchards&amp;f=false" xlink:type="simple">https://books.google.fr/books?id=tPhWP9arUBEC&amp;pg=PT1&amp;dq=Festin+des+mouchards&amp;hl=fr&amp;sa=X&amp;ved=0ahUKEwjD8qmDktnpAhVrx4UKHZXRCHgQ6AEIKDAA#v=onepage&amp;q=Festin%20des%20mouchard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675" calcext:value-type="float">
            <text:p>675</text:p>
          </table:table-cell>
          <table:table-cell table:style-name="ce2"/>
          <table:table-cell table:style-name="ce2" office:value-type="string" calcext:value-type="string">
            <text:p>Cent quatre vers contre ceux qui font passer leurs libelles diffamatoires sous le nom d'autrui, par M. Scaron.</text:p>
          </table:table-cell>
          <table:table-cell table:style-name="ce2" office:value-type="float" office:value="1651" calcext:value-type="float">
            <text:p>1651</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675. Cent quatre vers contre ceux qui font passer leurs libelles diffamatoires sous le nom d'autrui , par M. Scar- ron. Paris, Toussaint Quinet, 1651 , 8 pages. La permission d’imprimer est datée du 16 mars 1651. « D'un ennemi public, étranger ou françois, Par zèle ou par dépit, on se plaint quelquefois ; Mais offenser en vers ses maîtres légitimes, Faire servir en mal l’innocence des rimes , Et pour les débiter, y supposer un nom , C’est être, pour le moins, faux témoin surlarron. » On a publie une contrefaçon, sous ce titre : Irvective de M. Scar- ror contre un dernier libelle, etc. Il est remarquable que Scarron a toujours renié les pamphlets qui lui ont été attribués, sans excéption et sans réserve. Voici, par exemple , comment il s’en explique, dans une lettre adressée à la reine mère, quelque temps après la Fronde, pour réclamer le réta- blissement de sa pension : « Pendant les troubles de la régence, ma malheureuse réputation a été cause que tout ce qu’on a imprimé, à Paris, de bon et de méchant, à été publié sous mon nom ; et cet abus dure encore , quelque peine que j'aie prise à le faire cesser. On m’a imputé des vers insolents contre Son Éminence. Cela a été appuyé par les caresses que m’a toujours faites une autre Éminence, opposée à la sienne, et dont j'ai été connu et honoré dès ma jeu- nesse, et devant qu’elle eût commencé d’être mal à la cour. » Ce désaveu s’applique spécialement à la Mazarinade, dont la pu- blication avait coûté à Scarron une pension de quinze cents livres, et qui, peut-être à cause de cela seul, a été recueillie dans le dixième volume de ses œuvres complètes. Je ne veux pas m’inscrire en faux contre le jugement des contemporains de l’auteur ; je dois pourtant faire remarquer que les Cent quatre vers ont été écrits en 1651, commela Mazarinade, et, selon toutes les apparences , après la Mazarinade. Scarron, d’ailleurs, est, dans toutes ses autres poé- sies burlesques, plus ingénieux , moins violent et moins ordurier. Je ne reconnais pas son esprit dans le sale libelle, qui a eu le triste privilége de faire sortir le cardinal Mazarjn de son impassi- bilité, Un écrivain qui a signé plusieurs pamphlets des initiales S. C., sieur D.P., et du pseudonyme l’Anti-Mazarin, à publié une Réponse au sieur Scarron sur le sujet de ses Cent quatre vers. Il devait être au courant des nouvelles littéraires de la Fronde. Attribue-t-il à Scar- ron la Mazarinade ? non. Lui attribue-t-il au moins quelque pièce du temps? pas davantage. Il ne s’élève pas contre la réclamation de Scarron ; il ne s’en étqnne même pas ; il la loue. Je dois dire pourtant que, dans un pamphlet qui a paru en 1651 et qui est inti- tulé : Zettre de remerctment, envoyée au cardinal Mazarin sur la lettre qu’il a escrite à une dame de la cour pour l’accommodement de ses affaires, Scarron est expressément nommé comme l’auteur de la Mazarinade ; mais ce n'était peut-être qu’un écho du bruit que Guy Joly a répété et qui a été recueilli dans le Segraisiana. La question n’est pas de savoir si Scarron a été accusé d’avoir com- posé la Mazarinade, mais s’il l’a été avec raison et sur quelque so- tide fondement. Outre les Cent quatre vers, je n’ai trouvé certainement de lui que PÆpftre chagrine à son ami Rosteau. Les Étrennes burlesques de M. Scarron, envoÿées au cardinal Mazarin, pourraient être de lui encore, aussi bien que la pièce intitulée : Sur /a conférence de Ruel et l’Adieu du sieur Scarron faict au roi, etc.; mais très-posi- tivement, la Débauche des quatre monopoleurs, la Calotte de Maza- rin et le Cœur des princes, ne lui appartiennent pas. La Lettre de M. Scarron envoyée au cardinal Mazarin n’est autre chose que la Lettre au cardinal burlesque de l’abbé de Laffemas. Enfin on a donné, en 1663, une édition in-8° du Testament véritable de Jules Mazarin; eton a mis le nom de Scarron sur le titre. Je ne vois au- cune raison de suivre cette opinion. L’éditeur des œuvres complètes de Scarron n’a reproduit aucune de ces-pièces ; mais je ne sais pas si c’est une autorité. 1| n’est pas inutile de dire que ni les Étrgines burlesques, ni les vers Sur la conférence de Ruel, ni même P Adieu faict au roy ne font soupçon- ner la Mazarinade. On a écrit que Scarron avait pris des actions dans une société de colonisation pour la Martinique. Voici à cet égard la vérité ; c’est Scarron lui-même qui nous l’apprend dans une Lettre à ***, page 169 du I" vol. de ses œuvres complètes : « Je me suis mis pour mille écus dans la nouvelle compagnie des Indes, qui va faire une colonie à trois degrés de la Ligne , sur les bords de l’Oreillon et de l’Orénoque:(la Guyane françoise,) » Scarron s’était laissé persuader que le soleil de l’Amérique pourrait rendre à ses membres leur souplesse. Il se proposait d’aller habiter, non la Martinique, comme on l'a dit, mais la nouvelle co- lonie. I partit, en effet, dans les premiers jours d’octobre 1632. « Monsieur Scarron , auteur burlesque, Fort aimé du comte de Fiesqué , Est parti de cette cité, Ayant sa femme à son côté , Ou du moins en estant bien proche , Lui dans une chaise, elle en coche , Pour, devers la ville de Tours, Aller attendre, quelques jours, L’embarquement pour l’Amérique. » Évidemment M. le baron Walckenaër s’était arrété trop tôt dans la lecture de Loret, quand il à dit, Mémoires sur Madame de Sévigné, page 423 du II° vol., que Scarron devait étre accompagné de Cé- leste de Palaiseau. La Céleste dont parle le gazetier était sœur de Scarron. L’Épêtre chagrine , adressée des bords de la Loire à l'ami Ros- teau, confirme d’ailleurs le passage de Loret que je viens de citer. Pendant son séjour à Tours, Scarron apprit que les direc- teurs de la compagnie avaient fait de mauvaises affaires et que la flottille, qui devait porter les colons en Amérique , ne partirait pas. II revint à Paris, où Mazarin ne se mit pas en peine de sa présence. A quoi a-t-il tenu que la veuve de Scarron ne devint pas la femme de Louis XIV ?</text:p>
          </table:table-cell>
          <table:table-cell table:style-name="ce2" office:value-type="string" calcext:value-type="string">
            <text:p>oui</text:p>
          </table:table-cell>
          <table:table-cell table:style-name="ce2" office:value-type="string" calcext:value-type="string">
            <text:p>Cent_quatre_vers_contre_ceux_[...]Scarron_Paul_bpt6k5612919j.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12919j.r=Cent%20quatre%20vers%20contre%20ceux%20qui%20font%20passer%20leurs%20libelles?rk=21459;2" xlink:type="simple">https://gallica.bnf.fr/ark:/12148/bpt6k5612919j.r=Cent%20quatre%20vers%20contre%20ceux%20qui%20font%20passer%20leurs%20libelles?rk=21459;2</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xfI-Br9MjdUC&amp;pg=PT1&amp;dq=Cent+quatre+vers+contre+ceux+qui+font+passer+leurs+libelles&amp;hl=fr&amp;sa=X&amp;ved=0ahUKEwjgzIuNk9npAhVux4UKHbd7BGwQ6AEILjAB#v=onepage&amp;q=Cent%20quatre%20vers%20contre%20ceux%20qui%20font%20passer%20leurs%20libelles&amp;f=false" xlink:type="simple">https://books.google.fr/books?id=xfI-Br9MjdUC&amp;pg=PT1&amp;dq=Cent+quatre+vers+contre+ceux+qui+font+passer+leurs+libelles&amp;hl=fr&amp;sa=X&amp;ved=0ahUKEwjgzIuNk9npAhVux4UKHbd7BGwQ6AEILjAB#v=onepage&amp;q=Cent%20quatre%20vers%20contre%20ceux%20qui%20font%20passer%20leurs%20libell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686" calcext:value-type="float">
            <text:p>686</text:p>
          </table:table-cell>
          <table:table-cell table:style-name="ce2"/>
          <table:table-cell table:style-name="ce2" office:value-type="string" calcext:value-type="string">
            <text:p>Chariot (le) du triomphe de la paix,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686. Chariot (le) du triomphe de la paix, en vers bur- lesques. Paris, Mathurin Hénault, 1649, 8 pages.</text:p>
          </table:table-cell>
          <table:table-cell table:style-name="ce2" office:value-type="string" calcext:value-type="string">
            <text:p>oui</text:p>
          </table:table-cell>
          <table:table-cell table:style-name="ce2" office:value-type="string" calcext:value-type="string">
            <text:p>Le_chariot_de_triomphe_de_[...]_bpt6k5676001n.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76001n.r=Chariot%20%28le%29%20du%20triomphe%20de%20la%20paix%2C%20en%20vers%20burlesques.?rk=21459;2" xlink:type="simple">https://gallica.bnf.fr/ark:/12148/bpt6k5676001n.r=Chariot%20%28le%29%20du%20triomphe%20de%20la%20paix%2C%20en%20vers%20burlesques.?rk=21459;2</text:a></text:p>
          </table:table-cell>
          <table:table-cell table:style-name="ce2" office:value-type="string" calcext:value-type="string">
            <text:p>Bibliothèque municipale de Lyon (Bibliothèque jésuite des Fontaines)</text:p>
          </table:table-cell>
          <table:table-cell table:style-name="ce2" office:value-type="string" calcext:value-type="string">
            <text:p><text:a xlink:href="https://books.google.fr/books?id=MaAL4fPaicwC&amp;pg=PA1&amp;dq=Chariot+(le)+du+triomphe+de+la+paix,+en+vers+burlesques.&amp;hl=fr&amp;sa=X&amp;ved=0ahUKEwie7pbnk9npAhVSxoUKHVumB3gQ6AEIKDAA#v=onepage&amp;q=Chariot%20(le)%20du%20triomphe%20de%20la%20paix%2C%20en%20vers%20burlesques.&amp;f=false" xlink:type="simple">https://books.google.fr/books?id=MaAL4fPaicwC&amp;pg=PA1&amp;dq=Chariot+(le)+du+triomphe+de+la+paix,+en+vers+burlesques.&amp;hl=fr&amp;sa=X&amp;ved=0ahUKEwie7pbnk9npAhVSxoUKHVumB3gQ6AEIKDAA#v=onepage&amp;q=Chariot%20(le)%20du%20triomphe%20de%20la%20paix%2C%20en%20vers%20burlesqu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687" calcext:value-type="float">
            <text:p>687</text:p>
          </table:table-cell>
          <table:table-cell table:style-name="ce2"/>
          <table:table-cell table:style-name="ce2" office:value-type="string" calcext:value-type="string">
            <text:p>Charmants (les) effets des barricades, ou l'Amitié durable des frères bachiques de Piquenique,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687. Charmants (les) effets des barricades, ou l'Amitié durable des frères bachiques de Piquenique , en vers burlesques. Paris, 1649, 8 pages. « Ce jaurd’huy, de mai le seizième, »</text:p>
          </table:table-cell>
          <table:table-cell table:style-name="ce2" office:value-type="string" calcext:value-type="string">
            <text:p>oui</text:p>
          </table:table-cell>
          <table:table-cell table:style-name="ce2" office:value-type="string" calcext:value-type="string">
            <text:p>Les_Charmans_effects_des_barricades_ou_l.pdf</text:p>
          </table:table-cell>
          <table:table-cell table:style-name="ce2" office:value-type="string" calcext:value-type="string">
            <text:p>vers</text:p>
          </table:table-cell>
          <table:table-cell table:style-name="ce2" table:number-columns-repeated="3"/>
          <table:table-cell table:style-name="ce2" office:value-type="string" calcext:value-type="string">
            <text:p>Bibliothèque municipale de Lyon</text:p>
          </table:table-cell>
          <table:table-cell table:style-name="ce2" office:value-type="string" calcext:value-type="string">
            <text:p><text:a xlink:href="https://books.google.fr/books?id=EnqJo6VaZvcC&amp;printsec=frontcover&amp;dq=ou+l%27Amitié+durable+des+frères+bachiques+de+Piquenique+en+vers+burlesques&amp;hl=fr&amp;sa=X&amp;ved=0ahUKEwib9Ky0ldnpAhUPKBoKHQZrCZkQ6AEIKjAA#v=onepage&amp;q=ou%20l'Amitié%20durable%20des%20frères%20bachiques%20de%20Piquenique%20en%20vers%20burlesques&amp;f=false" xlink:type="simple">https://books.google.fr/books?id=EnqJo6VaZvcC&amp;printsec=frontcover&amp;dq=ou+l%27Amiti%C3%A9+durable+des+fr%C3%A8res+bachiques+de+Piquenique+en+vers+burlesques&amp;hl=fr&amp;sa=X&amp;ved=0ahUKEwib9Ky0ldnpAhUPKBoKHQZrCZkQ6AEIKjAA#v=onepage&amp;q=ou%20l'Amiti%C3%A9%20durable%20des%20fr%C3%A8res%20bachiques%20de%20Piquenique%20en%20vers%20burlesqu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689" calcext:value-type="float">
            <text:p>689</text:p>
          </table:table-cell>
          <table:table-cell table:style-name="ce2"/>
          <table:table-cell table:style-name="ce2" office:value-type="string" calcext:value-type="string">
            <text:p>Chasse (la) aux loups et aux renards, ou la Fin d’aise des maltotiers, en vers burlesques.</text:p>
          </table:table-cell>
          <table:table-cell table:style-name="ce2" office:value-type="float" office:value="1649" calcext:value-type="float">
            <text:p>1649</text:p>
          </table:table-cell>
          <table:table-cell table:style-name="ce2" office:value-type="string" calcext:value-type="string">
            <text:p>(s. l.)</text:p>
          </table:table-cell>
          <table:table-cell table:style-name="ce2" office:value-type="float" office:value="7" calcext:value-type="float">
            <text:p>7</text:p>
          </table:table-cell>
          <table:table-cell table:style-name="ce2" office:value-type="string" calcext:value-type="string">
            <text:p>689. Chasse (la) aux loups et aux renards, ou la Fin d’aise des maltotiers, en vers burlesques. S. 1., 1649, 7 pag. Après l’arrêt du 17 janvier contre Mazarin.</text:p>
          </table:table-cell>
          <table:table-cell table:style-name="ce2" office:value-type="string" calcext:value-type="string">
            <text:p>oui</text:p>
          </table:table-cell>
          <table:table-cell table:style-name="ce2" office:value-type="string" calcext:value-type="string">
            <text:p>La_chasse_aux_loups_et_[...]_bpt6k5546044b.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546044b.texteImage" xlink:type="simple">https://gallica.bnf.fr/ark:/12148/bpt6k5546044b.texteImage</text:a></text:p>
          </table:table-cell>
          <table:table-cell table:style-name="ce2" office:value-type="string" calcext:value-type="string">
            <text:p>Bibliothèque municipale de Lyon (Bibliothèque jésuite des Fontaines)</text:p>
          </table:table-cell>
          <table:table-cell table:style-name="ce2" office:value-type="string" calcext:value-type="string">
            <text:p><text:a xlink:href="https://books.google.fr/books?id=4U9dFAguXEYC&amp;pg=PP1&amp;dq=ou+la+Fin+d%27aise+des+maltotier&amp;hl=fr&amp;sa=X&amp;ved=0ahUKEwiDx6_cltnpAhURzYUKHXI6B5QQ6AEIKDAA#v=onepage&amp;q=ou%20la%20Fin%20d'aise%20des%20maltotier&amp;f=false" xlink:type="simple">https://books.google.fr/books?id=4U9dFAguXEYC&amp;pg=PP1&amp;dq=ou+la+Fin+d%27aise+des+maltotier&amp;hl=fr&amp;sa=X&amp;ved=0ahUKEwiDx6_cltnpAhURzYUKHXI6B5QQ6AEIKDAA#v=onepage&amp;q=ou%20la%20Fin%20d'aise%20des%20maltotier&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690" calcext:value-type="float">
            <text:p>690</text:p>
          </table:table-cell>
          <table:table-cell table:style-name="ce2"/>
          <table:table-cell table:style-name="ce2" office:value-type="string" calcext:value-type="string">
            <text:p>Chasse (la) aux satyres du temps,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690. Chasse (la) aux satyres du temps, en vers bur- lesques. Paris, 1649, 8 pages. L’auteur des Soupirs françois est berné ; quant à celui de la Re- quéête civile, ' a Coups de poing, coups de pied au cul, Buffes , chiquenaudes , nazardes, Lui soient donnés; qu’on le larde - . D’épingles, d’aiguilles et de clous , ete. » L’auteur de la Férité cachée (Pure verité, etc.), est haché ; celui du Pot à pisser (Pot de chambre), est haussé ; celui des vers au Prince la Cuirasse , envoyé aux galères; celui des Généreux sentiments d’un François véritable, marqué de la fleur de lys ; enfin celui de 2 Barbe au premier président, enfermé à la Conciergerie. C’est une imitation burlesque de la Cersure générale des libelles diffamatoires 1ly a été répondu par l’Antisatyre, etc. À son tour l’auteur a répliqué par la Réponse &amp; l’Antisatyre du temps.</text:p>
          </table:table-cell>
          <table:table-cell table:style-name="ce2" office:value-type="string" calcext:value-type="string">
            <text:p>oui</text:p>
          </table:table-cell>
          <table:table-cell table:style-name="ce2" office:value-type="string" calcext:value-type="string">
            <text:p>La_Chasse_aux_satyres_du_[...]_bpt6k5675913n.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75913n.r=Chasse%20%28la%29%20aux%20satyres%20du%20temps%2C%20en%20vers%20burlesques?rk=85837;2" xlink:type="simple">https://gallica.bnf.fr/ark:/12148/bpt6k5675913n.r=Chasse%20%28la%29%20aux%20satyres%20du%20temps%2C%20en%20vers%20burlesques?rk=85837;2</text:a></text:p>
          </table:table-cell>
          <table:table-cell table:style-name="ce2" office:value-type="string" calcext:value-type="string">
            <text:p>Bibliothèque nationale d'Autriche</text:p>
          </table:table-cell>
          <table:table-cell table:style-name="ce2" office:value-type="string" calcext:value-type="string">
            <text:p><text:a xlink:href="https://books.google.fr/books?id=I3hKAAAAcAAJ&amp;pg=PP8&amp;dq=Chasse+(la)+aux+satyres+du+temps&amp;hl=fr&amp;sa=X&amp;ved=0ahUKEwjAlKW-l9npAhUJxIUKHaVEBMEQ6AEIKDAA#v=onepage&amp;q=Chasse%20(la)%20aux%20satyres%20du%20temps&amp;f=false" xlink:type="simple">https://books.google.fr/books?id=I3hKAAAAcAAJ&amp;pg=PP8&amp;dq=Chasse+(la)+aux+satyres+du+temps&amp;hl=fr&amp;sa=X&amp;ved=0ahUKEwjAlKW-l9npAhUJxIUKHaVEBMEQ6AEIKDAA#v=onepage&amp;q=Chasse%20(la)%20aux%20satyres%20du%20temp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694" calcext:value-type="float">
            <text:p>694</text:p>
          </table:table-cell>
          <table:table-cell table:style-name="ce2"/>
          <table:table-cell table:style-name="ce2" office:value-type="string" calcext:value-type="string">
            <text:p>Chemise (la) sanglante de Mazarin ,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7" calcext:value-type="float">
            <text:p>7</text:p>
          </table:table-cell>
          <table:table-cell table:style-name="ce2" office:value-type="string" calcext:value-type="string">
            <text:p>694. Chemise (la) sanglante de Mazarin , en vers bur- lesques. Paris, N. Charles, 1649, 7 pages. Pendant le blocus.</text:p>
          </table:table-cell>
          <table:table-cell table:style-name="ce2" office:value-type="string" calcext:value-type="string">
            <text:p>oui</text:p>
          </table:table-cell>
          <table:table-cell table:style-name="ce2" office:value-type="string" calcext:value-type="string">
            <text:p>La_chemise_sanglante_de_Mazarin_[...]_bpt6k5675848h.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75848h.r=Chemise%20%28la%29%20sanglante%20de%20Mazarin%2C%20en%20vers%20burlesques.%20Paris%2C%20N.%20Charles?rk=21459;2" xlink:type="simple">https://gallica.bnf.fr/ark:/12148/bpt6k5675848h.r=Chemise%20%28la%29%20sanglante%20de%20Mazarin%2C%20en%20vers%20burlesques.%20Paris%2C%20N.%20Charles?rk=21459;2</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ijmh9wEHj-gC&amp;pg=PP3&amp;lpg=PP3&amp;dq=Chemise+(la)+sanglante+de+Mazarin,+en+vers+burlesques&amp;source=bl&amp;ots=5o-wIbjCXm&amp;sig=ACfU3U00N05bmiI5nH6gJ032RK1jny9xBg&amp;hl=fr&amp;sa=X&amp;ved=2ahUKEwjWxa2o8cLpAhXkD2MBHc-YCpsQ6AEwDXoECAsQAQ#v=onepage&amp;q=Chemise%20(la)%20sanglante%20de%20Mazarin%2C%20en%20vers%20burlesques&amp;f=false" xlink:type="simple">https://books.google.fr/books?id=ijmh9wEHj-gC&amp;pg=PP3&amp;lpg=PP3&amp;dq=Chemise+(la)+sanglante+de+Mazarin,+en+vers+burlesques&amp;source=bl&amp;ots=5o-wIbjCXm&amp;sig=ACfU3U00N05bmiI5nH6gJ032RK1jny9xBg&amp;hl=fr&amp;sa=X&amp;ved=2ahUKEwjWxa2o8cLpAhXkD2MBHc-YCpsQ6AEwDXoECAsQAQ#v=onepage&amp;q=Chemise%20(la)%20sanglante%20de%20Mazarin%2C%20en%20vers%20burlesqu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708" calcext:value-type="float">
            <text:p>708</text:p>
          </table:table-cell>
          <table:table-cell table:style-name="ce2"/>
          <table:table-cell table:style-name="ce2" office:value-type="string" calcext:value-type="string">
            <text:p>Combat (le) de deux auteurs sur le sujet de leurs pièces du temps,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708. Combat (le) de deux auteurs sur le sujet de leurs pièces du temps , en vers burlesques. Paris, 1649, 8 pages.</text:p>
          </table:table-cell>
          <table:table-cell table:style-name="ce2" office:value-type="string" calcext:value-type="string">
            <text:p>oui</text:p>
          </table:table-cell>
          <table:table-cell table:style-name="ce2" office:value-type="string" calcext:value-type="string">
            <text:p>Le_Combat_de_deux_autheurs_[...]_bpt6k5660961w.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60961w?rk=21459;2" xlink:type="simple">https://gallica.bnf.fr/ark:/12148/bpt6k5660961w?rk=21459;2</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hbFIIn3jCZEC&amp;pg=PA4&amp;dq=Combat+(le)+de+deux+auteurs+sur+le+sujet+de+leurs+pièces+du+temps,+en+vers+burlesques.&amp;hl=fr&amp;sa=X&amp;ved=0ahUKEwiNlZX78cLpAhWLxIUKHY-gCrsQ6AEIRTAD#v=onepage&amp;q=Combat%20(le)%20de%20deux%20auteurs%20sur%20le%20sujet%20de%20leurs%20pièces%20du%20temps%2C%20en%20vers%20burlesques.&amp;f=false" xlink:type="simple">https://books.google.fr/books?id=hbFIIn3jCZEC&amp;pg=PA4&amp;dq=Combat+(le)+de+deux+auteurs+sur+le+sujet+de+leurs+pi%C3%A8ces+du+temps,+en+vers+burlesques.&amp;hl=fr&amp;sa=X&amp;ved=0ahUKEwiNlZX78cLpAhWLxIUKHY-gCrsQ6AEIRTAD#v=onepage&amp;q=Combat%20(le)%20de%20deux%20auteurs%20sur%20le%20sujet%20de%20leurs%20pi%C3%A8ces%20du%20temps%2C%20en%20vers%20burlesqu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713" calcext:value-type="float">
            <text:p>713</text:p>
          </table:table-cell>
          <table:table-cell table:style-name="ce2"/>
          <table:table-cell table:style-name="ce2" office:value-type="string" calcext:value-type="string">
            <text:p>Combat (le) furieux de deux Italiens,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713. Combat (le) furieux de deux Italiens , en vers bur- lesques. Paris, Sébastien Martin, 1649, 8 pages. Signé D. F. Il y a des vers spirituels et bien tournés.</text:p>
          </table:table-cell>
          <table:table-cell table:style-name="ce2" office:value-type="string" calcext:value-type="string">
            <text:p>oui</text:p>
          </table:table-cell>
          <table:table-cell table:style-name="ce2" office:value-type="string" calcext:value-type="string">
            <text:p>Le_combat_furieux_de_deux_[...]_bpt6k5662466v.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62466v/f4.image.r=Le%20combat%20furieux%20de%20deux%20Italiens%20en%20vers%20burlesques" xlink:type="simple">https://gallica.bnf.fr/ark:/12148/bpt6k5662466v/f4.image.r=Le%20combat%20furieux%20de%20deux%20Italiens%20en%20vers%20burlesques</text:a></text:p>
          </table:table-cell>
          <table:table-cell table:style-name="ce2" office:value-type="string" calcext:value-type="string">
            <text:p>la bibliothèque de l'État de Bavière</text:p>
          </table:table-cell>
          <table:table-cell table:style-name="ce2" office:value-type="string" calcext:value-type="string">
            <text:p><text:a xlink:href="https://books.google.fr/books?id=1FY6AAAAcAAJ&amp;pg=PP3&amp;dq=Combat+(le)+furieux+de+deux+Italiens+en+vers+burlesques.+Paris,+Sébastien+Martin&amp;hl=fr&amp;sa=X&amp;ved=0ahUKEwivosfU88LpAhUNDxQKHYqIA8MQ6AEIKDAA#v=onepage&amp;q=Combat%20(le)%20furieux%20de%20deux%20Italiens%20en%20vers%20burlesques.%20Paris%2C%20Sébastien%20Martin&amp;f=false" xlink:type="simple">https://books.google.fr/books?id=1FY6AAAAcAAJ&amp;pg=PP3&amp;dq=Combat+(le)+furieux+de+deux+Italiens+en+vers+burlesques.+Paris,+S%C3%A9bastien+Martin&amp;hl=fr&amp;sa=X&amp;ved=0ahUKEwivosfU88LpAhUNDxQKHYqIA8MQ6AEIKDAA#v=onepage&amp;q=Combat%20(le)%20furieux%20de%20deux%20Italiens%20en%20vers%20burlesques.%20Paris%2C%20S%C3%A9bastien%20Martin&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719" calcext:value-type="float">
            <text:p>719</text:p>
          </table:table-cell>
          <table:table-cell table:style-name="ce2"/>
          <table:table-cell table:style-name="ce2" office:value-type="string" calcext:value-type="string">
            <text:p>Commerce (le) rétabli,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719. Commerce (le) rétabli, en vers burlesques. Paris, Nicolas de la Vigne, 1649, 8 pages. Pendant la tenue du camp de Villejuif.</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text:p>
          </table:table-cell>
          <table:table-cell table:style-name="ce2" office:value-type="float" office:value="723" calcext:value-type="float">
            <text:p>723</text:p>
          </table:table-cell>
          <table:table-cell table:style-name="ce2"/>
          <table:table-cell table:style-name="ce2" office:value-type="string" calcext:value-type="string">
            <text:p>Comparaison (la) des comparaisons aux Mazarins, burlesque fait à Descain (sic).</text:p>
          </table:table-cell>
          <table:table-cell table:style-name="ce2" office:value-type="float" office:value="1652" calcext:value-type="float">
            <text:p>1652</text:p>
          </table:table-cell>
          <table:table-cell table:style-name="ce2" office:value-type="string" calcext:value-type="string">
            <text:p>Paris</text:p>
          </table:table-cell>
          <table:table-cell table:style-name="ce2" office:value-type="float" office:value="23" calcext:value-type="float">
            <text:p>23</text:p>
          </table:table-cell>
          <table:table-cell table:style-name="ce2" office:value-type="string" calcext:value-type="string">
            <text:p>723. Comparaison (la) des comparaisons aux Mazarins, burlesque fait à Descain (sic). Paris, 1652, 23 pages. Contrefacon de l’Zcare sicilien.</text:p>
          </table:table-cell>
          <table:table-cell table:style-name="ce2" office:value-type="string" calcext:value-type="string">
            <text:p>oui</text:p>
          </table:table-cell>
          <table:table-cell table:style-name="ce2" office:value-type="string" calcext:value-type="string">
            <text:p>La_comparaison_des_comparaisons_aux_[...]_bpt6k5661064b.pdf</text:p>
          </table:table-cell>
          <table:table-cell table:style-name="ce2" office:value-type="string" calcext:value-type="string">
            <text:p>vers</text:p>
          </table:table-cell>
          <table:table-cell table:style-name="ce2" office:value-type="string" calcext:value-type="string">
            <text:p>copie avec une intro en prose et 4 p. de vers supp. Moreau1672 (Icare)</text:p>
          </table:table-cell>
          <table:table-cell table:style-name="ce2" office:value-type="string" calcext:value-type="string">
            <text:p>Arsenal</text:p>
          </table:table-cell>
          <table:table-cell table:style-name="ce2" office:value-type="string" calcext:value-type="string">
            <text:p><text:a xlink:href="https://gallica.bnf.fr/ark:/12148/bpt6k5661064b?rk=21459;2" xlink:type="simple">https://gallica.bnf.fr/ark:/12148/bpt6k5661064b?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text:p>
          </table:table-cell>
          <table:table-cell table:style-name="ce2" office:value-type="float" office:value="729" calcext:value-type="float">
            <text:p>729</text:p>
          </table:table-cell>
          <table:table-cell table:style-name="ce2"/>
          <table:table-cell table:style-name="ce2" office:value-type="string" calcext:value-type="string">
            <text:p>Complot (le) et entretien burlesque sur l’arrêt du 29 décembre, contenant les principaux chefs d’accusation conitre le ministère du cardinal Mazarin, par le sieur de Sandricourt.</text:p>
          </table:table-cell>
          <table:table-cell table:style-name="ce2" office:value-type="float" office:value="1652" calcext:value-type="float">
            <text:p>1652</text:p>
          </table:table-cell>
          <table:table-cell table:style-name="ce2" office:value-type="string" calcext:value-type="string">
            <text:p>Paris</text:p>
          </table:table-cell>
          <table:table-cell table:style-name="ce2" office:value-type="float" office:value="23" calcext:value-type="float">
            <text:p>23</text:p>
          </table:table-cell>
          <table:table-cell table:style-name="ce2" office:value-type="string" calcext:value-type="string">
            <text:p>729. Complot (le) et entretien burlesque sur l’arrêt du 29 décembre, contenant les principaux chefs d’accusa- *=\nH 14 jan e tion/conitre le ministère du cardinal Mazarin, par le Fr+-au sieur de Sandricourt. Paris, 1652, 23 pages. Seconde édition du Procéès du cardinal Mazarin, etc. L’auteur a Pn “ajouté , au commencement , une invective contre/ief Sentiments %:““'* A d’un fidèle sujet du roi sur l’arrét du 29 décembre.</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text:p>
          </table:table-cell>
          <table:table-cell table:style-name="ce2" office:value-type="float" office:value="752" calcext:value-type="float">
            <text:p>752</text:p>
          </table:table-cell>
          <table:table-cell table:style-name="ce2"/>
          <table:table-cell table:style-name="ce2" office:value-type="string" calcext:value-type="string">
            <text:p>Congé (le) burlesque de l’armée normande.</text:p>
          </table:table-cell>
          <table:table-cell table:style-name="ce2" office:value-type="float" office:value="1649" calcext:value-type="float">
            <text:p>1649</text:p>
          </table:table-cell>
          <table:table-cell table:style-name="ce2" office:value-type="string" calcext:value-type="string">
            <text:p>Rouen</text:p>
          </table:table-cell>
          <table:table-cell table:style-name="ce2" office:value-type="float" office:value="7" calcext:value-type="float">
            <text:p>7</text:p>
          </table:table-cell>
          <table:table-cell table:style-name="ce2" office:value-type="string" calcext:value-type="string">
            <text:p>752. Congé (le) burlesque de l’armée normande. Jouxte la copie imprimée à Rouen, 1649, 7 pages. Gaie et spirituelle. « Adieu, manchons , adieu, mitaines, Ornements de nos capitaines, » Dites « Que ce qu’on écrit de Coutras, D’Ivry, d’Arque et de Cérisolles, Ne sont que des discours frivoles , Et que vous paroissiez plus beaux Quand vous fûtes à Moulineaux. » Moulineaux est un village sur la route de Rouen à Pont-Aude- mer. Il a conservé, dans les souvenirs du peuple de la première ville , un renom burlesque. ‘- Il ex1ste, de cette pièce, une édition, s. l. n. d., de 4 pages. L’épithète de Burlesque ne se trouve pas au titre. Est—ce Pédition originale ? Cardin Besongne l’a publiée, à son tour, sous letitre de :</text:p>
          </table:table-cell>
          <table:table-cell table:style-name="ce2" office:value-type="string" calcext:value-type="string">
            <text:p>oui</text:p>
          </table:table-cell>
          <table:table-cell table:style-name="ce2" office:value-type="string" calcext:value-type="string">
            <text:p>Le_conge_burlesque_de_l_armee_[...]_bpt6k5710061n.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710061n.r=Congé%20%28le%29%20burlesque%20de%20l%27armée%20normande.%20Jouxte%20la%20copie%20imprimée%20à%20Rouen?rk=21459;2" xlink:type="simple">https://gallica.bnf.fr/ark:/12148/bpt6k5710061n.r=Cong%C3%A9%20%28le%29%20burlesque%20de%20l%27arm%C3%A9e%20normande.%20Jouxte%20la%20copie%20imprim%C3%A9e%20%C3%A0%20Rouen?rk=21459;2</text:a></text:p>
          </table:table-cell>
          <table:table-cell table:style-name="ce2" office:value-type="string" calcext:value-type="string">
            <text:p>Bibliothèque municipale de Lyon (Bibliothèque jésuite des Fontaines)</text:p>
          </table:table-cell>
          <table:table-cell table:style-name="ce2" office:value-type="string" calcext:value-type="string">
            <text:p><text:a xlink:href="https://books.google.fr/books?id=3kpf-Wvm1PEC&amp;pg=PA3&amp;dq=Le+congé+burlesque&amp;hl=fr&amp;sa=X&amp;ved=0ahUKEwj-sqaDn9npAhWRkhQKHeOwAI4Q6AEIKDAA#v=onepage&amp;q=Le%20congé%20burlesque&amp;f=false" xlink:type="simple">https://books.google.fr/books?id=3kpf-Wvm1PEC&amp;pg=PA3&amp;dq=Le+cong%C3%A9+burlesque&amp;hl=fr&amp;sa=X&amp;ved=0ahUKEwj-sqaDn9npAhWRkhQKHeOwAI4Q6AEIKDAA#v=onepage&amp;q=Le%20cong%C3%A9%20burlesque&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778" calcext:value-type="float">
            <text:p>778</text:p>
          </table:table-cell>
          <table:table-cell table:style-name="ce2"/>
          <table:table-cell table:style-name="ce2" office:value-type="string" calcext:value-type="string">
            <text:p>Constipé (le) de la cour, avec une prophétie burlesque</text:p>
          </table:table-cell>
          <table:table-cell table:style-name="ce2" office:value-type="string" calcext:value-type="string">
            <text:p>(s. d.)</text:p>
          </table:table-cell>
          <table:table-cell table:style-name="ce2" office:value-type="string" calcext:value-type="string">
            <text:p>(s. l.)</text:p>
          </table:table-cell>
          <table:table-cell table:style-name="ce2" office:value-type="float" office:value="7" calcext:value-type="float">
            <text:p>7</text:p>
          </table:table-cell>
          <table:table-cell table:style-name="ce2" office:value-type="string" calcext:value-type="string">
            <text:p>778. Constipé (le) de la cour, avec une prophétie bur- lesque. (S. |. n. d.), 7 pages.</text:p>
          </table:table-cell>
          <table:table-cell table:style-name="ce2" office:value-type="string" calcext:value-type="string">
            <text:p>oui</text:p>
          </table:table-cell>
          <table:table-cell table:style-name="ce2" office:value-type="string" calcext:value-type="string">
            <text:p>Le_constipe_de_la_cour_[...]_bpt6k5710203w.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710203w.r=Constipé%20%28le%29%20de%20la%20cour%2C%20avec%20une%20prophétie%20burlesque?rk=42918;4" xlink:type="simple">https://gallica.bnf.fr/ark:/12148/bpt6k5710203w.r=Constip%C3%A9%20%28le%29%20de%20la%20cour%2C%20avec%20une%20proph%C3%A9tie%20burlesque?rk=42918;4</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I6wiB--Se7kC&amp;pg=PP4&amp;dq=Constipé+(le)+de+la+cour,+avec+une+prophétie+burlesque&amp;hl=fr&amp;sa=X&amp;ved=0ahUKEwiumr-t98LpAhVQcBQKHbJVAboQ6AEIKDAA#v=onepage&amp;q=Constipé%20(le)%20de%20la%20cour%2C%20avec%20une%20prophétie%20burlesque&amp;f=false" xlink:type="simple">https://books.google.fr/books?id=I6wiB--Se7kC&amp;pg=PP4&amp;dq=Constip%C3%A9+(le)+de+la+cour,+avec+une+proph%C3%A9tie+burlesque&amp;hl=fr&amp;sa=X&amp;ved=0ahUKEwiumr-t98LpAhVQcBQKHbJVAboQ6AEIKDAA#v=onepage&amp;q=Constip%C3%A9%20(le)%20de%20la%20cour%2C%20avec%20une%20proph%C3%A9tie%20burlesque&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797" calcext:value-type="float">
            <text:p>797</text:p>
          </table:table-cell>
          <table:table-cell table:style-name="ce2"/>
          <table:table-cell table:style-name="ce2" office:value-type="string" calcext:value-type="string">
            <text:p>Coq à l'asne ou Lettre burlesque du sieur Voiture ressuscité au preux chevalier Guichens, alias mareschal de Gramont, sur les affaires et nouvelles du temp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797. Coq à l'asne ou Lettre hurlesque dLâ sieur V01tme ressuscité au preux chevalier (:umhens, ahas Mmares- chal. de Gramont sur les affaires et gouvelles du temps. Paris, chez la veuve et héritièré de l’auteur, rue Bon-Conseil, à l'enseigne du Bout du Monde, 1649, 8 pages. « Durant le blocus, dit Tallemant des Réaux, page 296 du 2* volume, Sarrazin écrivit, en vers, à M. Arnauld, qu’il nom- moit seulement le maréchal; et comme on imprimoit tout en ce temps-là, cela fut imprimé sous le titre de : Ombre de Foiture au mareschal de Gramont. » ' C’est évidemment l’édition originale du Coq à l’asne. Que cette pièce ait été composée par Sarrazin, je l’accorde ; mais certes elle était adressée au maréchal de Gramont et non à Arnauld. Fn voici la preuve : — Voiture dit : Falloit-il sortir à minuit? Paris que vous prendrez peut-être, Mais aussi peut-être que non. Ces deux vers conviennent bien mieux au maréchal , qui avait le commandement supérieur de la rive gauche de la Seine, qu’à Arnauld, qui ne pouvait être employé qu’en sous-ordre. Et plus bas : Mais quoi! vous étiez en colère ; Et vous aviez fait bonne chère. On sait, que le soir même du jour où le roi sortit de Paris, le duc d’Orléans , le prince de Condé et le cardinal Mazarin avaient soupé chez le maréchal de Gramont. Tallemant des Réaux s’est donc trompé sur le personnage à qui la lettre était adressée. Sans doute il était naturel que Sarrazin, qui était au prince de Conty, écrivit à Arnauld, dont les relations avec le prince de Condé sont connues; mais il était plus naturel encore qu’empruntant le nom de Voiture, il s’adressât au maré- chal de Gramont qui avait vu cet écrivain à Phôtel de Rambouillet dans une sorte de familiarité. Ce rapprochement ne devait pas échapper à Tallemant des Réaux, qui raconte, sur ce sujet, de si plaisantes anecdotes dans l'Historiette du maréchal. Le Cog à l’asne est l’une des pièces les plus spirituelles de la Fronde. Il a été réimprimé, en 1649, sous le titre de : Lertre d’un inconnu, etc On sait que la Zettre du marguillier, etc., est aussi de Sarrazin, qui avait déjà été exilé en 1647, pour avoir, dit madame de Motte- ! ville, fait des vers satiriques contre le gouvernement. Le Frondeur bien intentionné est également attribué à Sarrazin.</text:p>
          </table:table-cell>
          <table:table-cell table:style-name="ce2" office:value-type="string" calcext:value-type="string">
            <text:p>oui</text:p>
          </table:table-cell>
          <table:table-cell table:style-name="ce2" office:value-type="string" calcext:value-type="string">
            <text:p>Coq_a_l_asne_ou_Lettre_burlesque_du_[...]Sarasin_Jean_Francois_bpt6k5426130v.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426130v.r=Coq%20à%20l%27asne%20ou%20Lettre%20burlesque?rk=21459;2" xlink:type="simple">https://gallica.bnf.fr/ark:/12148/bpt6k5426130v.r=Coq%20%C3%A0%20l%27asne%20ou%20Lettre%20burlesque?rk=21459;2</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ilHLk8xC9E8C&amp;pg=PA2&amp;dq=Coq+à+l%27asne+ou+Lettre+burlesque&amp;hl=fr&amp;sa=X&amp;ved=0ahUKEwif77yz-MLpAhWnAGMBHeOqBKIQ6AEIKDAA#v=onepage&amp;q=Coq%20à%20l'asne%20ou%20Lettre%20burlesque&amp;f=false" xlink:type="simple">https://books.google.fr/books?id=ilHLk8xC9E8C&amp;pg=PA2&amp;dq=Coq+%C3%A0+l%27asne+ou+Lettre+burlesque&amp;hl=fr&amp;sa=X&amp;ved=0ahUKEwif77yz-MLpAhWnAGMBHeOqBKIQ6AEIKDAA#v=onepage&amp;q=Coq%20%C3%A0%20l'asne%20ou%20Lettre%20burlesque&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813" calcext:value-type="float">
            <text:p>813</text:p>
          </table:table-cell>
          <table:table-cell table:style-name="ce2"/>
          <table:table-cell table:style-name="ce2" office:value-type="string" calcext:value-type="string">
            <text:p>Courrier (le) burlesque de la guerre de Bordeaux, apportant ce qui s'est passé de plus secret en la cour du duc d'Épernon.</text:p>
          </table:table-cell>
          <table:table-cell table:style-name="ce2" office:value-type="float" office:value="1650" calcext:value-type="float">
            <text:p>1650</text:p>
          </table:table-cell>
          <table:table-cell table:style-name="ce2" office:value-type="string" calcext:value-type="string">
            <text:p>(s. l.)</text:p>
          </table:table-cell>
          <table:table-cell table:style-name="ce2" office:value-type="float" office:value="19" calcext:value-type="float">
            <text:p>19</text:p>
          </table:table-cell>
          <table:table-cell table:style-name="ce2" office:value-type="string" calcext:value-type="string">
            <text:p>813. Courrier (le) burlesque de la guerre de Bordeaux, apportant ce qui s'est passé de plus secret en la cour du duc d'Épernon. (S. }.), 1650, 19 pages. Des gasconnades ct des saletés. “ Fette les yeux sur un ouvrage, Qui voit, n’a pas longtemps, le jour. C’est un vrai tableau de la cour, Que j'ai fait en faveur du prince Protecteur de cette province... . Et, pour le discerner au vrai, Il porte en titre ; Manifeste, Que le seul Mazarin déteste , Parce qu’il ne s’en prend qu’à lui, Et qu’il nous fait voir aujourd’hui, D’un style florissant et mâle , Les intrigues de sa cabale. Je ne vois que le Manifeste pour les Bourdelois, ete., auquel il soit possible d’appliquer ce passage.</text:p>
          </table:table-cell>
          <table:table-cell table:style-name="ce2" office:value-type="string" calcext:value-type="string">
            <text:p>oui</text:p>
          </table:table-cell>
          <table:table-cell table:style-name="ce2" office:value-type="string" calcext:value-type="string">
            <text:p>Le_Courieer_burlesque_de_la_[...]_bpt6k5700872x.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700872x?rk=21459;2" xlink:type="simple">https://gallica.bnf.fr/ark:/12148/bpt6k5700872x?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text:p>
          </table:table-cell>
          <table:table-cell table:style-name="ce2" office:value-type="float" office:value="814" calcext:value-type="float">
            <text:p>814</text:p>
          </table:table-cell>
          <table:table-cell table:style-name="ce2"/>
          <table:table-cell table:style-name="ce2" office:value-type="string" calcext:value-type="string">
            <text:p>Courrier (le) burlesque de la guerre de Paris, envoyé à monseigneur le prince de Condé, pour divertir Son Altesse durant sa prison: ensemble tout ce qui se passa jusqu’au retour de Leurs Majestés.</text:p>
          </table:table-cell>
          <table:table-cell table:style-name="ce2" office:value-type="float" office:value="1650" calcext:value-type="float">
            <text:p>1650</text:p>
          </table:table-cell>
          <table:table-cell table:style-name="ce2" office:value-type="string" calcext:value-type="string">
            <text:p>Anvers</text:p>
          </table:table-cell>
          <table:table-cell table:style-name="ce2" office:value-type="float" office:value="32" calcext:value-type="float">
            <text:p>32</text:p>
          </table:table-cell>
          <table:table-cell table:style-name="ce2" office:value-type="string" calcext:value-type="string">
            <text:p>814. Courrier (le) burlesque de la guerre de Paris, en- voyé à monseigneur le prince de Condé, pour divertir Son Altesse durant sa prison : ensemble tout ce qui se passa jusqu’au retour de Leurs Majestés. Jouxte la co- pie imprimée à Anvers, et se vend à Pavis. 1650, 32 pages. Deux parties. La seconde est intitulée :</text:p>
          </table:table-cell>
          <table:table-cell table:style-name="ce2" office:value-type="string" calcext:value-type="string">
            <text:p>oui</text:p>
          </table:table-cell>
          <table:table-cell table:style-name="ce2" office:value-type="string" calcext:value-type="string">
            <text:p>Le_courrier_burlesque_de_la_[...]Saint_Julien_16_bpt6k56951907.pdf</text:p>
          </table:table-cell>
          <table:table-cell table:style-name="ce2" office:value-type="string" calcext:value-type="string">
            <text:p>vers</text:p>
          </table:table-cell>
          <table:table-cell table:style-name="ce2" office:value-type="string" calcext:value-type="string">
            <text:p>TRANSCRIT; réédition du courrier Francois, corrigée (notamment pro-mazarin)</text:p>
          </table:table-cell>
          <table:table-cell table:style-name="ce2" office:value-type="string" calcext:value-type="string">
            <text:p>Arsenal</text:p>
          </table:table-cell>
          <table:table-cell table:style-name="ce2" office:value-type="string" calcext:value-type="string">
            <text:p><text:a xlink:href="https://gallica.bnf.fr/ark:/12148/bpt6k56951907.r=Courrier%20%28le%29%20burlesque%20de%20la%20guerre%20de%20Paris%2C%20envoyé%20à%20monseigneur%20le%20prince%20de%20Condé?rk=42918;4" xlink:type="simple">https://gallica.bnf.fr/ark:/12148/bpt6k56951907.r=Courrier%20%28le%29%20burlesque%20de%20la%20guerre%20de%20Paris%2C%20envoy%C3%A9%20%C3%A0%20monseigneur%20le%20prince%20de%20Cond%C3%A9?rk=42918;4</text:a></text:p>
          </table:table-cell>
          <table:table-cell table:style-name="ce2" office:value-type="string" calcext:value-type="string">
            <text:p>Bibliothèque municipale de Lyon (Bibliothèque jésuite des Fontaines)</text:p>
          </table:table-cell>
          <table:table-cell table:style-name="ce2" office:value-type="string" calcext:value-type="string">
            <text:p><text:a xlink:href="https://books.google.fr/books?id=672dklCAsAEC&amp;printsec=frontcover&amp;dq=Courrier+(le)+burlesque+de+la+guerre+de+Paris,+envoyé+à+monseigneur+le+prince+de+Condé&amp;hl=fr&amp;sa=X&amp;ved=0ahUKEwiYsofz-sLpAhUpDWMBHQn7AYAQ6AEIKDAA#v=onepage&amp;q=Courrier%20(le)%20burlesque%20de%20la%20guerre%20de%20Paris%2C%20envoyé%20à%20monseigneur%20le%20prince%20de%20Condé&amp;f=false" xlink:type="simple">https://books.google.fr/books?id=672dklCAsAEC&amp;printsec=frontcover&amp;dq=Courrier+(le)+burlesque+de+la+guerre+de+Paris,+envoy%C3%A9+%C3%A0+monseigneur+le+prince+de+Cond%C3%A9&amp;hl=fr&amp;sa=X&amp;ved=0ahUKEwiYsofz-sLpAhUpDWMBHQn7AYAQ6AEIKDAA#v=onepage&amp;q=Courrier%20(le)%20burlesque%20de%20la%20guerre%20de%20Paris%2C%20envoy%C3%A9%20%C3%A0%20monseigneur%20le%20prince%20de%20Cond%C3%A9&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815" calcext:value-type="float">
            <text:p>815</text:p>
          </table:table-cell>
          <table:table-cell table:style-name="ce2"/>
          <table:table-cell table:style-name="ce2" office:value-type="string" calcext:value-type="string">
            <text:p>Courrier (le) burlesque, envoyé à monseigneur le prince de Condé, pour divertir Son Altesse durant sa prison, lui racontant tout ce qui se passa à Paris en l’année 1648, au sujet de l’arrêt d’union. Seconde partie.</text:p>
          </table:table-cell>
          <table:table-cell table:style-name="ce2" office:value-type="float" office:value="1650" calcext:value-type="float">
            <text:p>1650</text:p>
          </table:table-cell>
          <table:table-cell table:style-name="ce2" office:value-type="string" calcext:value-type="string">
            <text:p>Paris</text:p>
          </table:table-cell>
          <table:table-cell table:style-name="ce2" office:value-type="float" office:value="36" calcext:value-type="float">
            <text:p>36</text:p>
          </table:table-cell>
          <table:table-cell table:style-name="ce2" office:value-type="string" calcext:value-type="string">
            <text:p>815. Courrier (le) burlesque, envoyé à monseigneur le prince de Condé, pour divertir Son Altesse durant sa prison , lui racontant tout ce qui se passa à Paris en l’année 1648, au sujet de l’arrêt d’union. Seconde par- tie. Jouxte la copie imprunée à Paris, 1650, 36 p. En même temps que cette édition in-4, paraissait une autre édition in-12, qui est assez recherchée aujourd'hui. Dans le petit volume qu’elle forme, on a l’habitude de placer les deux pièces , non dans l’ordre régulier des temps, mais dans l’ordre inverse de la composition; c’est-à-dire que le Courrier burlesque de la guerre de Paris est le second, quoiqu’il ait été publié le premier. ; L’auteur des deux Courriers se nommait de Saint-Julien. Il était né à Paris, sur la paroisse de Saïnt-Paul. Il avait obtenu, en 1650, pour la publication de ses pamphlets, un privilége qu’il céda ensuite à Antoine de Sommaville , qui s’associa Augustin Courbé, Pierre Lami , Toussaint Quinet, etc. Un extrait de ce privilége se lit en tète de l’édition in-12. Cependant, par des raisons que je ne m’explique pas, Saint-Julien a toujours signé l’épître dédicatoire au marquis d’Alluye des lettres A. B. C. D. E.; et jamais aucun imprimeur n’a mis son nom sur l’un ou l’autre des Courriers. Charles Nodier a dit quelque part que « le Courréer burlesque de la guerre de Paris est imprimé, depuis 1719, à la suite des Mémoi- res du cardinal de Retz; mais que le Courrier burlesque envoyé à Monscigneur le prince de Condé a échappé, par sa rarcté, aux recher- ches des éditeurs et du P. Lelong. » Il se peut que les éditeurs des Mémoires n'aient pas voulu imprimer cette seconde partie du pamphlet de Saint-Julien; et je le comprendrais sans peine. Il se peut que le P. Lelong ne l'ait pas connue. Toutefois il ne faudrait pas en conclure qu’elle est bien rare. Pen ai rencontré, pour ma part, plusieurs exemplaires in-4 ; et l’édition in-12 n’est pas très- difficile à trouver. Je conviens que le Courrier burlesque de la guerre de Paris est beaucoup plus commun ; car, outre l’édition in-12 de 16530 , il y en a une autre , de Paris, 1657 ; et , de plus, il n’est lui-même qu’une seconde édition , revue et corrigée , du Courrier françois en vers burlesques *. Revue en 1630, pendant la prison du prince de Condé, et dédiée * Voir le Premier Courrier françois, etc. au marquis d’Alluye, qui était de la cabale du duc de Beaufort, on comprend déjà et sans peine le sens des corrections nombreuses que l’auteur y à faites. Saint-Fulien n’y est presque plus frondeur; il a effacé toutes les nouvelles favorables à la cause du parlement, toutes les tirades sur les arrivées des convois , toutes les injures contre le cardinal Mazarin. Il a adouci, quand il n’a pas pu les supprimer tout à fait, tous les récits qui pouvaient être un sujet d’irritation entre le parti de la vieille fronde et'le parti de la cour. Il a fait plus encore; à la satire du cardinal, il a substitué l’eloge, l’apologie ! Sur l’arrêt du 8 janvier 1849, il avait dit dans le Courrier françois : Et que, veu que le cardinal Est seul autheur de tout le mal Et de la misère présente , Dont on a preuve suffisante, etc. Dans le Courrier burlesque il a écrit : Et parce que le cardinal Leur sembloit l’autheur de ce mal, Qui depuis , par son ministère, Leur a bien prouvé le contraire, etc. ; Voici un autre exemple : L'on dit que Normands députés Se sont tous bien fort aheurtés A l’exil de Son Éminence, Et qu’ils en feront conférence , ° Ny ne despliront leur cahier Qu’il n’ait le pied à l’étrier ; Mais l’on tient pour chose asseurée Que sa monture est déferrée ; Et c’est la raison , sans mentir, Qu’il ne sçauroit sitost partir. (Ceurrier françois.} Mais, s’il est vrai qu’ils le promirent, Ces Normands, après, se dédirent ; Et certes autant à propos Qu’il se put pour nostre repos ; Car qu’on renvoyast , pour leur plaire Un ministre si nécessaire, Comme monsieur le cardinat ; Quelque sot se füt fait du mal , Et plus sot qui l’auroit pu croire, Qu’un prince , jaloux de la gloire, Eüt deffait ce qu’il avoit fait En un favori si parfait, Pour quelque courtaut de boutique Qui n’aimoit pas la politique. Aussi les députés normands , S’ils avoient fait quelques serments De ne desplier point leur rol'e, Ne gardèrent pas leur parolle ; Et cette fois , manquant de foy, Servirent la France et leur roy. (Conrrier burlesque.) On peut croire que la seconde partie du Courrier burlesque ne fut publiée que vers la fin de 1650, et alors que la vieille fronde commencait à se rapprocher du prince de Condé. Saint-Julien n’y paraiît plus aussi pénétré des mérites du cardinal : Je le tiens moins bienfaisant Que le défunt envers la muse. Peut-être aussi que je m’abuse ; Mais je croirai toujours ainsi S’il ne m’en désabuse aussi. Que ne fait-il que je confesse Mon erreur et que je la laisse ? Au moindre bienfait, je promets Que relaps ne serai jamais. En bon français, cela veut dire que la première partie du Cour- rier burlesque ne lui avait pas été payée. Avant de se décider à suivre le mouvement de la vieille fronde , Saint-Julien faisait ses conditions. Le récit de l’engrée du convoi du 10 février, contient six vers empruntés à la pièce intitulée : Fers burlesques envoyés à M. Scarron sur l’arrivée d’un convoi. Saint-Fulien est-il aussi l’auteur de cette pièce? Je n’y verrais pas de difficulté.</text:p>
          </table:table-cell>
          <table:table-cell table:style-name="ce2" office:value-type="string" calcext:value-type="string">
            <text:p>oui</text:p>
          </table:table-cell>
          <table:table-cell table:style-name="ce2" office:value-type="string" calcext:value-type="string">
            <text:p>Le_courrier_burlesque_envoye_a_[...]Saint_Julien_16_bpt6k56954515.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954515.r=pour%20divertir%20Son%20Altesse%20durant%20sa%20prison?rk=42918;4" xlink:type="simple">https://gallica.bnf.fr/ark:/12148/bpt6k56954515.r=pour%20divertir%20Son%20Altesse%20durant%20sa%20prison?rk=42918;4</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pxmzw6jZ-hIC&amp;pg=PA3&amp;dq=Le+courrier+burlesque+envoyé+à+Monseigneur+le+prince+de+Condé&amp;hl=fr&amp;sa=X&amp;ved=0ahUKEwjWl4SyudnpAhVIXhoKHWBDATYQ6AEILzAB#v=onepage&amp;q=Le%20courrier%20burlesque%20envoyé%20à%20Monseigneur%20le%20prince%20de%20Condé&amp;f=false" xlink:type="simple">https://books.google.fr/books?id=pxmzw6jZ-hIC&amp;pg=PA3&amp;dq=Le+courrier+burlesque+envoy%C3%A9+%C3%A0+Monseigneur+le+prince+de+Cond%C3%A9&amp;hl=fr&amp;sa=X&amp;ved=0ahUKEwjWl4SyudnpAhVIXhoKHWBDATYQ6AEILzAB#v=onepage&amp;q=Le%20courrier%20burlesque%20envoy%C3%A9%20%C3%A0%20Monseigneur%20le%20prince%20de%20Cond%C3%A9&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816" calcext:value-type="float">
            <text:p>816</text:p>
          </table:table-cell>
          <table:table-cell table:style-name="ce2"/>
          <table:table-cell table:style-name="ce2" office:value-type="string" calcext:value-type="string">
            <text:p>Courrier (le) burlesque de la paix de Pari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2" calcext:value-type="float">
            <text:p>12</text:p>
          </table:table-cell>
          <table:table-cell table:style-name="ce2" office:value-type="string" calcext:value-type="string">
            <text:p>816. Courrier (le) burlesque de la paix de Paris. Paris, 1649, 12 pages. Pièce médiocre. l'ourtant on y trouve quelques détails imtéres- sants.</text:p>
          </table:table-cell>
          <table:table-cell table:style-name="ce2" office:value-type="string" calcext:value-type="string">
            <text:p>oui</text:p>
          </table:table-cell>
          <table:table-cell table:style-name="ce2" office:value-type="string" calcext:value-type="string">
            <text:p>Le_courier_burlesque_de_la_[...]_bpt6k5695367p.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95367p/f2.image.r=Le%20courier%20burlesque%20de%20la%20paix%20de%20Paris" xlink:type="simple">https://gallica.bnf.fr/ark:/12148/bpt6k5695367p/f2.image.r=Le%20courier%20burlesque%20de%20la%20paix%20de%20Paris</text:a></text:p>
          </table:table-cell>
          <table:table-cell table:style-name="ce2" office:value-type="string" calcext:value-type="string">
            <text:p>Bibliothèque de l'État de Bavière</text:p>
          </table:table-cell>
          <table:table-cell table:style-name="ce2" office:value-type="string" calcext:value-type="string">
            <text:p><text:a xlink:href="https://books.google.fr/books?id=Fc1BAAAAcAAJ&amp;printsec=frontcover&amp;dq=Courrier+(le)+burlesque+de+la+paix+de+Paris.+Paris&amp;hl=fr&amp;sa=X&amp;ved=0ahUKEwj3hKfMutnpAhVISxoKHRaaD0sQ6AEIKDAA#v=onepage&amp;q=Courrier%20(le)%20burlesque%20de%20la%20paix%20de%20Paris.%20Paris&amp;f=false" xlink:type="simple">https://books.google.fr/books?id=Fc1BAAAAcAAJ&amp;printsec=frontcover&amp;dq=Courrier+(le)+burlesque+de+la+paix+de+Paris.+Paris&amp;hl=fr&amp;sa=X&amp;ved=0ahUKEwj3hKfMutnpAhVISxoKHRaaD0sQ6AEIKDAA#v=onepage&amp;q=Courrier%20(le)%20burlesque%20de%20la%20paix%20de%20Paris.%20Pari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850" calcext:value-type="float">
            <text:p>850</text:p>
          </table:table-cell>
          <table:table-cell table:style-name="ce2"/>
          <table:table-cell table:style-name="ce2" office:value-type="string" calcext:value-type="string">
            <text:p>Crotesque (sic) (le) adieu de carême au peuple de Paris, à Mazarin et à la guerre,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850. Crotesque (sic) (le) adieu de carême au peuple de Paris, à Mazarin et à la guerre , en vers burlesques. Paris, Claude Morlot, 1649, 8 pages.</text:p>
          </table:table-cell>
          <table:table-cell table:style-name="ce2" office:value-type="string" calcext:value-type="string">
            <text:p>oui</text:p>
          </table:table-cell>
          <table:table-cell table:style-name="ce2" office:value-type="string" calcext:value-type="string">
            <text:p>Le_crotesque_Adieu_du_careme_au_peuple.pdf</text:p>
          </table:table-cell>
          <table:table-cell table:style-name="ce2" office:value-type="string" calcext:value-type="string">
            <text:p>vers</text:p>
          </table:table-cell>
          <table:table-cell table:style-name="ce2" table:number-columns-repeated="3"/>
          <table:table-cell table:style-name="ce2" office:value-type="string" calcext:value-type="string">
            <text:p>Bibliothèque de l'État de Bavière</text:p>
          </table:table-cell>
          <table:table-cell table:style-name="ce2" office:value-type="string" calcext:value-type="string">
            <text:p><text:a xlink:href="https://books.google.fr/books?id=J9A8AAAAcAAJ&amp;pg=PA3&amp;dq=adieu+de+carême+au+peuple+de+Paris,+à+Mazarin+et+à+la+guerre,&amp;hl=fr&amp;sa=X&amp;ved=0ahUKEwjU17GswtnpAhWozYUKHZjfD4sQ6AEIKDAA#v=onepage&amp;q=adieu%20de%20carême%20au%20peuple%20de%20Paris%2C%20à%20Mazarin%20et%20à%20la%20guerre%2C&amp;f=false" xlink:type="simple">https://books.google.fr/books?id=J9A8AAAAcAAJ&amp;pg=PA3&amp;dq=adieu+de+car%C3%AAme+au+peuple+de+Paris,+%C3%A0+Mazarin+et+%C3%A0+la+guerre,&amp;hl=fr&amp;sa=X&amp;ved=0ahUKEwjU17GswtnpAhWozYUKHZjfD4sQ6AEIKDAA#v=onepage&amp;q=adieu%20de%20car%C3%AAme%20au%20peuple%20de%20Paris%2C%20%C3%A0%20Mazarin%20et%20%C3%A0%20la%20guerre%2C&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854" calcext:value-type="float">
            <text:p>854</text:p>
          </table:table-cell>
          <table:table-cell table:style-name="ce2"/>
          <table:table-cell table:style-name="ce2" office:value-type="string" calcext:value-type="string">
            <text:p>Curieuse (la) et plaisante guerre des plaideurs en vogue,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1" calcext:value-type="float">
            <text:p>11</text:p>
          </table:table-cell>
          <table:table-cell table:style-name="ce2" office:value-type="string" calcext:value-type="string">
            <text:p>854. Curieuse (la) et plaisante guerre des plaideurs en vogue , en vers burlesques. Paris, Jean du Crocq, 1649, 14 pages.</text:p>
          </table:table-cell>
          <table:table-cell table:style-name="ce2" office:value-type="string" calcext:value-type="string">
            <text:p>oui</text:p>
          </table:table-cell>
          <table:table-cell table:style-name="ce2" office:value-type="string" calcext:value-type="string">
            <text:p>La_curieuse_et_plaisante_guerre_[...]_bpt6k5707774k.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707774k.r=La%20curieuse%20et%20plaisante%20guerre%20des%20plaideurs%20en%20vogue?rk=21459;2" xlink:type="simple">https://gallica.bnf.fr/ark:/12148/bpt6k5707774k.r=La%20curieuse%20et%20plaisante%20guerre%20des%20plaideurs%20en%20vogue?rk=21459;2</text:a></text:p>
          </table:table-cell>
          <table:table-cell table:style-name="ce2" office:value-type="string" calcext:value-type="string">
            <text:p>Bibliothèque municipale de Lyon, la bibliothèque de l'État de Bavière</text:p>
          </table:table-cell>
          <table:table-cell table:style-name="ce2" office:value-type="string" calcext:value-type="string">
            <text:p><text:a xlink:href="https://books.google.fr/books?id=cJ15ZmYm8QgC&amp;pg=PP3&amp;dq=La+curieuse+et+plaisante+guerre+des+plaideurs+en+vogue&amp;hl=fr&amp;sa=X&amp;ved=0ahUKEwi3p_X6w9npAhVixoUKHWKrBGYQ6AEIKDAA#v=onepage&amp;q=La%20curieuse%20et%20plaisante%20guerre%20des%20plaideurs%20en%20vogue&amp;f=false" xlink:type="simple">https://books.google.fr/books?id=cJ15ZmYm8QgC&amp;pg=PP3&amp;dq=La+curieuse+et+plaisante+guerre+des+plaideurs+en+vogue&amp;hl=fr&amp;sa=X&amp;ved=0ahUKEwi3p_X6w9npAhVixoUKHWKrBGYQ6AEIKDAA#v=onepage&amp;q=La%20curieuse%20et%20plaisante%20guerre%20des%20plaideurs%20en%20vogue&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856" calcext:value-type="float">
            <text:p>856</text:p>
          </table:table-cell>
          <table:table-cell table:style-name="ce2"/>
          <table:table-cell table:style-name="ce2" office:value-type="string" calcext:value-type="string">
            <text:p>Custode (la) de la reyne, qui dit tout.</text:p>
          </table:table-cell>
          <table:table-cell table:style-name="ce2" office:value-type="float" office:value="1649" calcext:value-type="float">
            <text:p>1649</text:p>
          </table:table-cell>
          <table:table-cell table:style-name="ce2" office:value-type="string" calcext:value-type="string">
            <text:p>(s. l.)</text:p>
          </table:table-cell>
          <table:table-cell table:style-name="ce2" office:value-type="float" office:value="7" calcext:value-type="float">
            <text:p>7</text:p>
          </table:table-cell>
          <table:table-cell table:style-name="ce2" office:value-type="string" calcext:value-type="string">
            <text:p>856. Custode (la) de la reyne , qui dit tout. (S. l.), 1649, 7 pages. On sait que les amateurs recherchent, entre toutes les Mazari- nades, huit pièces en vers, qui sont : La Pure vérité cachée, la Cus= tnde de la reine, la Famine, le Gouvernement présent ou Éloge de son Eminence , la Miliade ou Éloge burlesque de Mazarin, la Ma- zarinade, le Testament amphibologique et la Bouteille cassée. La Custode est la plus rare. C’est tout son mérite, à moins qu’on ne veuille lui compter pour quelque chose l’odieux libertinage de trois ou quatre mauvais vers. « Samedi dernier, de grand matin, dit Guy Patin , dans une lettre du (mercredi) 21 juillet 4649, à M. B., fils, un imprimeur nommé Morlot, fut ici surpris , imprimant un libelle diffamatoire contre la reine, sous ce titre : La Custode du lit de la reine. T fut mis au Châtelet ; et, dès le même jour, il fut condamné d’être pendu et étranglé. Il en appela à la cour. Lundi, on travailla à son procès. Hier mardi, il fut achevé, et sa sentence confirmée. Quand il fut sorti de la cour du palais, le peuple commenca à crier, puis à jeter des pierres , à tomber à coups de bâton et d’épée sur les archers, qui étoient en petit nombre. Ils commencèrent à se dé- fendre, puis à se sauver. Le bourreau en fit de même. Ainsi fut sauvé ce malheureux, et un autre qui étoit au cu) de la charrette, qui devoit avoir le fouet et assister à l’exécution de Morlet. Il y eut un archer de tué, plusieurs fort blessés. De cæteris Deus providebit. » T. V, p. 31. ‘ Guy Joly raconte que Le Grant , lieutenant criminel , qui com=- mandait les archers, reçut plusieurs coups de bâton , et eut assez de peine à se sauver. Mémoires , p. 3B, coll. Michaud. Pendant qu’une bande délivrait ainsi Morlot aux abords de la cour du palais, une autre bande se portait-sur la place de Grève, pour y détruire l’instrument du supplice. Elle abattit la potence, rompit l’échelle en plusieurs morceaux , tança des pierres et des cailloux dans les vitres de l’Hôtel de Villes et continua le bruit et le désordre dans la place jusqu’à neuf heures du soir (Registres de l'Hôtel de Ville pendant la Fronde, TI, 34). Selon Guy Joly et le cardinal de Retz, es libérateurs de Morlot étaient des garçons libraires on imprimeurs. D’après un registre des archives concernant la ville de Paris, registre tenu par un prêtre de la paroisse de Saint-Paul, de 1640 à 1638, c’étaient des écoliers ; mais les procès-verbaux de l’Hôtel de Ville les qualifient de gens de néant, vagabonds, sans nom, sans lieu et sans exercice. Dès le lendemain de l’émeute , c’est-à-dire le mercredi 21, il y eut une assemblée de l’Hôtel de Ville, dans laquelle il fut décidé qu’une députation irait témoigner au roi et au duc d’Orléans ses regrets de l'enlèvement de Morlot, et faire le récit de cet enlève- ment au chancelier et au parlement. Les colonels, quarteniers et dixainiers promirent de vailler au maintien de la paix publique (Relation de ce qui s’est passé en l'assemblée tenue en l’Hôtel de Ville, le 21 juillet 1649). Une députation, composée de MM. les prévôt des mar- chands et échevins, du procureur du roi et du greffier de la ville, de MM. d’Oinville, conseiller, Miron , colonel, et Tartarin, quar- tenier, se rendit, en effet, le 23 juillet, auprès du parlement, puis auprès du chancelier, qui était à Paris. Le 29, elle fit le voyage de Compiègne, où elle eut une audience du roi, etune du duc d’Or- léans. Il n’est peut-être pas inutile de remarquer que la rcine mère, dans sa reponse au prévôt des marchands, ne parla que des pam- phlets « qui n’épargnoient pas méme la personne du roi . » Encore le fit-elle dans les termes de la plus grande modération et avec une sorte d’indifférence. Le 27, les colonels avaient été priés, de par le prévôt des mar- chands et échevins, de mander aux capitaines de leurs colonelles « qu’ils fissent en sorte que, par eux et les officiers de leurs compa- gnies, il se pût découvrir qui étoient ceux qui avoient eu l’audace de complotter entr’eux l’enlèvement d’un nommé Morlot, etc. » Déjà, . le 5 du même mois, en suite d’une communication du duc d’Orléans, M. le duc de Montbæzon, gouverneur de Paris, et MM. les pré- vôt des marchands et échevins avaient invité les colonels et quarte- niers « à apporter, pour leur part, tout le soïng qu’ils pourroient pour empêcher qu’il ne s’imprimât, criât, vendit, ne débitât aucun libelle diffamatoire, sous quelque prétexte que ce fût, se saisissant de ceux qui imprimeroient, crieroient, vendroient et débiteroient lesdits libelles , pour être mis ès mains des juges ordinaires. »n J’ai fait connaître ces actes, afin que l’on comprit bien quels engage- ments les colonels avaient pris, en promettant de veiller au main- tien de la paix publique- L’imprimeur de la Custode est nommé Marlot dans les Mé- moires du cardinal de Retz et dans ceux de Guy Joly. C’est une er- reur, aussi bien que le Morlet de Guy Patin. Son véritable nom était Morlot, Claude. Il avait sa boutique dans la rue de la Bûche- rie, à l’enseigne des Vieilles Étuves. Si Morlot à été surpris imprimant la Cust_ode, on comprend qu’il n’existe qu’un très-petit nombre d’exemplaires de ce sale pamphlet. M. le comte Léon de Laborde , qui l’a reproduit dans ses notes du Palais Mazarin, p. 157, l'attribue au fameux Blot; M. le baron Walkenaër, dans les Mémoires sur mgdame de Sévigné, p. 213 du 1er vol., le croit de Morlot Ini-même, qu’il fait poëte et qu’il appelle Marlet. Je ne m’explique ni l’une ni l’autre de ces deux assertions.</text:p>
          </table:table-cell>
          <table:table-cell table:style-name="ce2" office:value-type="string" calcext:value-type="string">
            <text:p>non</text:p>
          </table:table-cell>
          <table:table-cell table:style-name="ce2" table:number-columns-repeated="7"/>
          <table:table-cell table:style-name="ce2" office:value-type="string" calcext:value-type="string">
            <text:p>M10084</text:p>
          </table:table-cell>
          <table:table-cell table:style-name="ce2" table:number-columns-repeated="2"/>
          <table:table-cell table:number-columns-repeated="1005"/>
        </table:table-row>
        <table:table-row table:style-name="ro1">
          <table:table-cell table:style-name="ce2" office:value-type="string" calcext:value-type="string">
            <text:p>BibMoreau_I</text:p>
          </table:table-cell>
          <table:table-cell table:style-name="ce2" office:value-type="float" office:value="863" calcext:value-type="float">
            <text:p>863</text:p>
          </table:table-cell>
          <table:table-cell table:style-name="ce2"/>
          <table:table-cell table:style-name="ce2" office:value-type="string" calcext:value-type="string">
            <text:p>Débauche (la) de quatre monopoleurs, et leurs entretiens sur les affaires présentes, en vers burlesques, par monsieur Scaron (sic).</text:p>
          </table:table-cell>
          <table:table-cell table:style-name="ce2" office:value-type="float" office:value="1652" calcext:value-type="float">
            <text:p>1652</text:p>
          </table:table-cell>
          <table:table-cell table:style-name="ce2" office:value-type="string" calcext:value-type="string">
            <text:p>Paris</text:p>
          </table:table-cell>
          <table:table-cell table:style-name="ce2" office:value-type="float" office:value="7" calcext:value-type="float">
            <text:p>7</text:p>
          </table:table-cell>
          <table:table-cell table:style-name="ce2" office:value-type="string" calcext:value-type="string">
            <text:p>863. Débauche (la) de quatre monopoleurs , et leurs entretiens sur les affaires présentes, en vers bur- lesques, par monsieur Scaron (sic). Paus Philippe du Mont, 4652, 7 pages. Stupide pièce, qui n’est certainement pas de Scarron.</text:p>
          </table:table-cell>
          <table:table-cell table:style-name="ce2" office:value-type="string" calcext:value-type="string">
            <text:p>oui</text:p>
          </table:table-cell>
          <table:table-cell table:style-name="ce2" office:value-type="string" calcext:value-type="string">
            <text:p>La_Debauche_de_quatre_monopoleurs_[...]Scarron_Paul_bpt6k5612921m.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12921m.r=Débauche%20%28la%29%20de%20quatre%20monopoleurs%20et%20leurs%20entretiens%20sur%20les%20affaires%20présentes%20en%20vers%20burlesques%2C?rk=21459;2" xlink:type="simple">https://gallica.bnf.fr/ark:/12148/bpt6k5612921m.r=D%C3%A9bauche%20%28la%29%20de%20quatre%20monopoleurs%20et%20leurs%20entretiens%20sur%20les%20affaires%20pr%C3%A9sentes%20en%20vers%20burlesques%2C?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text:p>
          </table:table-cell>
          <table:table-cell table:style-name="ce2" office:value-type="float" office:value="995" calcext:value-type="float">
            <text:p>995</text:p>
          </table:table-cell>
          <table:table-cell table:style-name="ce2"/>
          <table:table-cell table:style-name="ce2" office:value-type="string" calcext:value-type="string">
            <text:p>Délogement de la discorde, sans trompettes. Vers burlesques.</text:p>
          </table:table-cell>
          <table:table-cell table:style-name="ce2" office:value-type="float" office:value="1649" calcext:value-type="float">
            <text:p>1649</text:p>
          </table:table-cell>
          <table:table-cell table:style-name="ce2" office:value-type="string" calcext:value-type="string">
            <text:p>(s. l.)</text:p>
          </table:table-cell>
          <table:table-cell table:style-name="ce2" office:value-type="float" office:value="8" calcext:value-type="float">
            <text:p>8</text:p>
          </table:table-cell>
          <table:table-cell table:style-name="ce2" office:value-type="string" calcext:value-type="string">
            <text:p>995. Délogement de la discorde, sans trompettes. Vers burlesques. (S. 1.), 1649, 8 pages.</text:p>
          </table:table-cell>
          <table:table-cell table:style-name="ce2" office:value-type="string" calcext:value-type="string">
            <text:p>oui</text:p>
          </table:table-cell>
          <table:table-cell table:style-name="ce2" office:value-type="string" calcext:value-type="string">
            <text:p>Le_deslogement_de_la_discorde_[...]_bpt6k56951440.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951440.r=Délogement%20de%20la%20discorde%2C%20sans%20trompettes.%20Vers%20burlesques?rk=21459;2" xlink:type="simple">https://gallica.bnf.fr/ark:/12148/bpt6k56951440.r=D%C3%A9logement%20de%20la%20discorde%2C%20sans%20trompettes.%20Vers%20burlesques?rk=21459;2</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X-cM0_0bntYC&amp;pg=PA1&amp;dq=Le+deslogement+de+la+discorde+sans+trompette.+Vers+burlesques&amp;hl=fr&amp;sa=X&amp;ved=0ahUKEwiH-bTPx9npAhUNyxoKHfLAC2UQ6AEIKjAA#v=onepage&amp;q=Le%20deslogement%20de%20la%20discorde%20sans%20trompette.%20Vers%20burlesques&amp;f=false" xlink:type="simple">https://books.google.fr/books?id=X-cM0_0bntYC&amp;pg=PA1&amp;dq=Le+deslogement+de+la+discorde+sans+trompette.+Vers+burlesques&amp;hl=fr&amp;sa=X&amp;ved=0ahUKEwiH-bTPx9npAhUNyxoKHfLAC2UQ6AEIKjAA#v=onepage&amp;q=Le%20deslogement%20de%20la%20discorde%20sans%20trompette.%20Vers%20burlesqu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1003" calcext:value-type="float">
            <text:p>1003</text:p>
          </table:table-cell>
          <table:table-cell table:style-name="ce2"/>
          <table:table-cell table:style-name="ce2" office:value-type="string" calcext:value-type="string">
            <text:p>Départ (le) des Allemands et des Polonois du château de Meudon,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7" calcext:value-type="float">
            <text:p>7</text:p>
          </table:table-cell>
          <table:table-cell table:style-name="ce2" office:value-type="string" calcext:value-type="string">
            <text:p>1003. Départ (le) des Allemands et des Polonois du château de Meudon, en vers burlesques. Paris, Jacques Guillery, 1649, 7 pages. Après la paix.</text:p>
          </table:table-cell>
          <table:table-cell table:style-name="ce2" office:value-type="string" calcext:value-type="string">
            <text:p>oui</text:p>
          </table:table-cell>
          <table:table-cell table:style-name="ce2" office:value-type="string" calcext:value-type="string">
            <text:p>Le_depart_des_Allemands_et_[...]_bpt6k5710032x.pdf</text:p>
          </table:table-cell>
          <table:table-cell table:style-name="ce2" office:value-type="string" calcext:value-type="string">
            <text:p>vers</text:p>
          </table:table-cell>
          <table:table-cell table:style-name="ce2"/>
          <table:table-cell table:style-name="ce2" office:value-type="string" calcext:value-type="string">
            <text:p>Tolbiac</text:p>
          </table:table-cell>
          <table:table-cell table:style-name="ce2" office:value-type="string" calcext:value-type="string">
            <text:p><text:a xlink:href="https://gallica.bnf.fr/ark:/12148/bpt6k5710032x.r=Le%20Départ%20des%20Allemands%20et%20Polonais%20du%20Chateau%20de%20Meudon?rk=64378;0" xlink:type="simple">https://gallica.bnf.fr/ark:/12148/bpt6k5710032x.r=Le%20D%C3%A9part%20des%20Allemands%20et%20Polonais%20du%20Chateau%20de%20Meudon?rk=64378;0</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FxTwXRbSxncC&amp;pg=PP3&amp;dq=Le+départ+des+Allemands+et+Polonois&amp;hl=fr&amp;sa=X&amp;ved=0ahUKEwiNrP2eydnpAhVGxoUKHQOiDSMQ6AEIKjAA#v=onepage&amp;q=Le%20départ%20des%20Allemands%20et%20Polonois&amp;f=false" xlink:type="simple">https://books.google.fr/books?id=FxTwXRbSxncC&amp;pg=PP3&amp;dq=Le+d%C3%A9part+des+Allemands+et+Polonois&amp;hl=fr&amp;sa=X&amp;ved=0ahUKEwiNrP2eydnpAhVGxoUKHQOiDSMQ6AEIKjAA#v=onepage&amp;q=Le%20d%C3%A9part%20des%20Allemands%20et%20Polonoi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1004" calcext:value-type="float">
            <text:p>1004</text:p>
          </table:table-cell>
          <table:table-cell table:style-name="ce2"/>
          <table:table-cell table:style-name="ce2" office:value-type="string" calcext:value-type="string">
            <text:p>Dépit (le) des Muses contre Mazarin, en vers burlesques.</text:p>
          </table:table-cell>
          <table:table-cell table:style-name="ce2" office:value-type="float" office:value="1649" calcext:value-type="float">
            <text:p>1649</text:p>
          </table:table-cell>
          <table:table-cell table:style-name="ce2" office:value-type="string" calcext:value-type="string">
            <text:p>(s. l.)</text:p>
          </table:table-cell>
          <table:table-cell table:style-name="ce2" office:value-type="float" office:value="8" calcext:value-type="float">
            <text:p>8</text:p>
          </table:table-cell>
          <table:table-cell table:style-name="ce2" office:value-type="string" calcext:value-type="string">
            <text:p>1004. Dépit (le) des Muses contre Mazarin, en vers burlesques. (S. l.), 1649, 8 pages. , On ne voit plus que la satyre ; ‘ On n’aime plus que de médire, ... Tant de milliers d'esprits Qai florissoient par leurs écrits, Ont êété contraints de se taire. Ce qui doit diminuer les regrets , c’est que les Muses ne nom- ment, dans ces milliers d’esprits, que Colletet et L’Étoile.</text:p>
          </table:table-cell>
          <table:table-cell table:style-name="ce2" office:value-type="string" calcext:value-type="string">
            <text:p>oui</text:p>
          </table:table-cell>
          <table:table-cell table:style-name="ce2" office:value-type="string" calcext:value-type="string">
            <text:p>Le_despit_des_muses_contre_[...]_bpt6k5695884x.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95884x.r=Le%20despit%20des%20muses%20contre%20Mazarin?rk=21459;2" xlink:type="simple">https://gallica.bnf.fr/ark:/12148/bpt6k5695884x.r=Le%20despit%20des%20muses%20contre%20Mazarin?rk=21459;2</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rbQ5OeQplaMC&amp;pg=PP2&amp;dq=des+Muses+contre+Mazarin,+en+vers+burlesques.&amp;hl=fr&amp;sa=X&amp;ved=0ahUKEwjTttPZydnpAhUGx4UKHaknBGoQ6AEIKDAA#v=onepage&amp;q=des%20Muses%20contre%20Mazarin%2C%20en%20vers%20burlesques.&amp;f=false" xlink:type="simple">https://books.google.fr/books?id=rbQ5OeQplaMC&amp;pg=PP2&amp;dq=des+Muses+contre+Mazarin,+en+vers+burlesques.&amp;hl=fr&amp;sa=X&amp;ved=0ahUKEwjTttPZydnpAhUGx4UKHaknBGoQ6AEIKDAA#v=onepage&amp;q=des%20Muses%20contre%20Mazarin%2C%20en%20vers%20burlesqu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1028" calcext:value-type="float">
            <text:p>1028</text:p>
          </table:table-cell>
          <table:table-cell table:style-name="ce2"/>
          <table:table-cell table:style-name="ce2" office:value-type="string" calcext:value-type="string">
            <text:p>Dernière (la) soupe à l’oignon pour Mazarin ou la Confirmation de l’arrêt du huitième janvier 1649,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6" calcext:value-type="float">
            <text:p>6</text:p>
          </table:table-cell>
          <table:table-cell table:style-name="ce2" office:value-type="string" calcext:value-type="string">
            <text:p>1028. Dernière (la) soupe à l’oignon pour Mazarin ou la Confirmation de l’arrêt du huitième janvier 1649, en vers burlesques. Paris, Nicolas Jacquard , 1649, G pages. * - Signée Nicolas Ledru. On s’est accordé jusqu’ici à reconnaître , sous cette signature, Isaac de Laffemas. C’est une erreur que la publication des Héisto- riettes de Tallemant des Réaux nous permet de rectifier aujour- d’hui. Isaac de Laffemas n’a composé que les deux parties du Frondeur désintéressé. L’auteur de la Derniére soupe à l’oignon, de la Lettre à M. le cardinal burlesque et du Terme de Pâques sans trébuchet, est un fils puiné d’Isaac, qu’on appelait l’abbé de Laffemas. « Ce garçon à de l’esprit, dit Tallemant des Réaux , fait des bagatelles en vers assez bien, Il fit plusieurs épitres contre le Mazarin durant la Fronde ; mais il a l’honneur de n’avoir pas un grain de cervelle. » (Historiette de Laffemas, pag. 36, 4° vol.) M. le comte Léon de Laborde dit, page 164 des notes du Palais Mazarin, que le cardinal nomme Pabbé de Laffemas dans un de ses carnets.</text:p>
          </table:table-cell>
          <table:table-cell table:style-name="ce2" office:value-type="string" calcext:value-type="string">
            <text:p>oui</text:p>
          </table:table-cell>
          <table:table-cell table:style-name="ce2" office:value-type="string" calcext:value-type="string">
            <text:p>La_Derniere_souppe_a_l_ognon_[...]Laffemas_Laurent_bpt6k5851782w.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851782w?rk=21459;2" xlink:type="simple">https://gallica.bnf.fr/ark:/12148/bpt6k5851782w?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text:p>
          </table:table-cell>
          <table:table-cell table:style-name="ce2" office:value-type="float" office:value="1050" calcext:value-type="float">
            <text:p>1050</text:p>
          </table:table-cell>
          <table:table-cell table:style-name="ce2"/>
          <table:table-cell table:style-name="ce2" office:value-type="string" calcext:value-type="string">
            <text:p>Déroute (la) des monopoleurs,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1" calcext:value-type="float">
            <text:p>11</text:p>
          </table:table-cell>
          <table:table-cell table:style-name="ce2" office:value-type="string" calcext:value-type="string">
            <text:p>1050. Déroute (la) des monopoleurs, en vers burlesques. Paris, veuve Musnier, 1649, 11 pages.</text:p>
          </table:table-cell>
          <table:table-cell table:style-name="ce2" office:value-type="string" calcext:value-type="string">
            <text:p>oui</text:p>
          </table:table-cell>
          <table:table-cell table:style-name="ce2" office:value-type="string" calcext:value-type="string">
            <text:p>La_deroute_des_monopoleurs_En_[...]_bpt6k5697444n.pdf</text:p>
          </table:table-cell>
          <table:table-cell table:style-name="ce2" office:value-type="string" calcext:value-type="string">
            <text:p>vers</text:p>
          </table:table-cell>
          <table:table-cell table:style-name="ce2"/>
          <table:table-cell table:style-name="ce2" office:value-type="string" calcext:value-type="string">
            <text:p>Tolbiac</text:p>
          </table:table-cell>
          <table:table-cell table:style-name="ce2" office:value-type="string" calcext:value-type="string">
            <text:p><text:a xlink:href="https://gallica.bnf.fr/ark:/12148/bpt6k5697444n/f2.image.r=Déroule%20(la)%20des%20monopoleurs,%20en%20vers%20burlesques" xlink:type="simple">https://gallica.bnf.fr/ark:/12148/bpt6k5697444n/f2.image.r=D%C3%A9roule%20(la)%20des%20monopoleurs,%20en%20vers%20burlesques</text:a></text:p>
          </table:table-cell>
          <table:table-cell table:style-name="ce2" table:number-columns-repeated="5"/>
          <table:table-cell table:number-columns-repeated="1005"/>
        </table:table-row>
        <table:table-row table:style-name="ro1">
          <table:table-cell table:style-name="ce2" office:value-type="string" calcext:value-type="string">
            <text:p>BibMoreau_I</text:p>
          </table:table-cell>
          <table:table-cell table:style-name="ce2" office:value-type="float" office:value="1051" calcext:value-type="float">
            <text:p>1051</text:p>
          </table:table-cell>
          <table:table-cell table:style-name="ce2"/>
          <table:table-cell table:style-name="ce2" office:value-type="string" calcext:value-type="string">
            <text:p>Déroute (la) des partisans rostis,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1" calcext:value-type="float">
            <text:p>11</text:p>
          </table:table-cell>
          <table:table-cell table:style-name="ce2" office:value-type="string" calcext:value-type="string">
            <text:p>1051. Déroute (la) des partisans rostis, en vers bur- lesques. Paris, veuve Musnier, 1649, 11 pages. Même pièce sous les deux titres.</text:p>
          </table:table-cell>
          <table:table-cell table:style-name="ce2" office:value-type="string" calcext:value-type="string">
            <text:p>oui</text:p>
          </table:table-cell>
          <table:table-cell table:style-name="ce2" office:value-type="string" calcext:value-type="string">
            <text:p>La_Deroute_des_partisans_rotis_[...]_bpt6k5691659x.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91659x.r=La%20Déroute%20des%20partisans%20rôtis.%20En%20vers%20burlesques?rk=21459;2" xlink:type="simple">https://gallica.bnf.fr/ark:/12148/bpt6k5691659x.r=La%20D%C3%A9route%20des%20partisans%20r%C3%B4tis.%20En%20vers%20burlesques?rk=21459;2</text:a></text:p>
          </table:table-cell>
          <table:table-cell table:style-name="ce2" office:value-type="string" calcext:value-type="string">
            <text:p>Bibliothèque municipale de Lyon (Bibliothèque jésuite des Fontaines)</text:p>
          </table:table-cell>
          <table:table-cell table:style-name="ce2" office:value-type="string" calcext:value-type="string">
            <text:p><text:a xlink:href="https://books.google.fr/books?id=883vahM6qjMC&amp;pg=PA12&amp;dq=Déroute+(la)+des+partisans&amp;hl=fr&amp;sa=X&amp;ved=0ahUKEwjF6ZKjztnpAhU_DmMBHWnyB8EQ6AEIKDAA#v=onepage&amp;q=Déroute%20(la)%20des%20partisans&amp;f=false" xlink:type="simple">https://books.google.fr/books?id=883vahM6qjMC&amp;pg=PA12&amp;dq=D%C3%A9route+(la)+des+partisans&amp;hl=fr&amp;sa=X&amp;ved=0ahUKEwjF6ZKjztnpAhU_DmMBHWnyB8EQ6AEIKDAA#v=onepage&amp;q=D%C3%A9route%20(la)%20des%20partisan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1052" calcext:value-type="float">
            <text:p>1052</text:p>
          </table:table-cell>
          <table:table-cell table:style-name="ce2"/>
          <table:table-cell table:style-name="ce2" office:value-type="string" calcext:value-type="string">
            <text:p>Déroute (la) des troupes de Mazarin, vue en songe, et présentée à monseigneur le duc de Beaufort,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1052. Déroute (la) des troupes de Mazarin, vue en songe, ÿ et présentée à monseigneur le duc de Beaufort, en vers burlesques. Paris , Claude Boudeville, 1649, 8 pages. « .. Il (Condé) n°étoit pas secondé De Gassion ni de Turenne ; Ce qui fit qu’il gagna la plaine. Le vaillant Guiche rase 000» qui court, Et qui croit être à Honnecourt. » Il n’y a pas de général à qui la perte d’une bataille ait plus complétement aliéné l’opinion publique. On ferait un volume de tous les quolibets qui ont été imprimés contre le maréchal de Gui- che pour cette malheureuse affaire d’Honnecourt. Après l’arrêt du 8 janvier, mais avant tout combat entre les deux armées. Claude Boudeville a réuni, dans une publication postérieure, la Déroute des troupes de Mazarin, ete. et le Rabais du pain. -</text:p>
          </table:table-cell>
          <table:table-cell table:style-name="ce2" office:value-type="string" calcext:value-type="string">
            <text:p>oui</text:p>
          </table:table-cell>
          <table:table-cell table:style-name="ce2" office:value-type="string" calcext:value-type="string">
            <text:p>La_deroute_des_trouppes_de_[...]_bpt6k56916484.pdf</text:p>
          </table:table-cell>
          <table:table-cell table:style-name="ce2" office:value-type="string" calcext:value-type="string">
            <text:p>vers</text:p>
          </table:table-cell>
          <table:table-cell table:style-name="ce2"/>
          <table:table-cell table:style-name="ce2" office:value-type="string" calcext:value-type="string">
            <text:p>Tolbiac</text:p>
          </table:table-cell>
          <table:table-cell table:style-name="ce2" office:value-type="string" calcext:value-type="string">
            <text:p><text:a xlink:href="https://gallica.bnf.fr/ark:/12148/bpt6k56916484.r=Déroute%20%28la%29%20des%20troupes%20de%20Mazarin%2C%20vue%20en%20songe%2C?rk=64378;0" xlink:type="simple">https://gallica.bnf.fr/ark:/12148/bpt6k56916484.r=D%C3%A9route%20%28la%29%20des%20troupes%20de%20Mazarin%2C%20vue%20en%20songe%2C?rk=64378;0</text:a></text:p>
          </table:table-cell>
          <table:table-cell table:style-name="ce2" office:value-type="string" calcext:value-type="string">
            <text:p>Bibliothèque nationale d'Autriche</text:p>
          </table:table-cell>
          <table:table-cell table:style-name="ce2" office:value-type="string" calcext:value-type="string">
            <text:p><text:a xlink:href="https://books.google.fr/books?id=iHZKAAAAcAAJ&amp;printsec=frontcover&amp;dq=La+déroute+des+trouppes&amp;hl=fr&amp;sa=X&amp;ved=0ahUKEwir_JrCz9npAhWWA2MBHQDuAwIQ6AEIMTAB#v=onepage&amp;q=La%20déroute%20des%20trouppes&amp;f=false" xlink:type="simple">https://books.google.fr/books?id=iHZKAAAAcAAJ&amp;printsec=frontcover&amp;dq=La+d%C3%A9route+des+trouppes&amp;hl=fr&amp;sa=X&amp;ved=0ahUKEwir_JrCz9npAhWWA2MBHQDuAwIQ6AEIMTAB#v=onepage&amp;q=La%20d%C3%A9route%20des%20troupp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1055" calcext:value-type="float">
            <text:p>1055</text:p>
          </table:table-cell>
          <table:table-cell table:style-name="ce2" office:value-type="string" calcext:value-type="string">
            <text:p>M 10470</text:p>
          </table:table-cell>
          <table:table-cell table:style-name="ce2" office:value-type="string" calcext:value-type="string">
            <text:p>Description burlesque du combat naval des Vénitiens et des Turcs, avec la solemnité du feu de joie fait par M. l'ambassadeur de Venise devant le pont des Tuileries à Pari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6" calcext:value-type="float">
            <text:p>16</text:p>
          </table:table-cell>
          <table:table-cell table:style-name="ce2" office:value-type="string" calcext:value-type="string">
            <text:p>1055. Description burlesque du combat naval des Véni- tiens et des Turcs, avec la solemnité du feu de joie fait par M. l’ambassadeur de Venise devant le pont des Tuileries à Paris. Paris , Pierre Variquet, 1649, 16 pages.</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text:p>
          </table:table-cell>
          <table:table-cell table:style-name="ce2" office:value-type="float" office:value="1057" calcext:value-type="float">
            <text:p>1057</text:p>
          </table:table-cell>
          <table:table-cell table:style-name="ce2"/>
          <table:table-cell table:style-name="ce2" office:value-type="string" calcext:value-type="string">
            <text:p>Description de la paix particulière, de la fortune universelle des plus grandes puissances de la terre du siècle présent,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1057. Description de la paix particulière, de la fortune universelle des plus grandes puissances de la terre du siècle présent, en vers burlesques. Paris, 1649, 8 pages.</text:p>
          </table:table-cell>
          <table:table-cell table:style-name="ce2" office:value-type="string" calcext:value-type="string">
            <text:p>oui</text:p>
          </table:table-cell>
          <table:table-cell table:style-name="ce2" office:value-type="string" calcext:value-type="string">
            <text:p>Description_de_la_paix_particuliere_[...]_bpt6k5695381z.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95381z/f2.image.r=Description%20de%20la%20paix%20particulière,%20de%20la%20fortune%20universelle%20des%20plus%20grandes%20puissances%20de%20la%20terre%20du%20siècle%20présent" xlink:type="simple">https://gallica.bnf.fr/ark:/12148/bpt6k5695381z/f2.image.r=Description%20de%20la%20paix%20particuli%C3%A8re,%20de%20la%20fortune%20universelle%20des%20plus%20grandes%20puissances%20de%20la%20terre%20du%20si%C3%A8cle%20pr%C3%A9sent</text:a></text:p>
          </table:table-cell>
          <table:table-cell table:style-name="ce2" table:number-columns-repeated="5"/>
          <table:table-cell table:number-columns-repeated="1005"/>
        </table:table-row>
        <table:table-row table:style-name="ro1">
          <table:table-cell table:style-name="ce2" office:value-type="string" calcext:value-type="string">
            <text:p>BibMoreau_I</text:p>
          </table:table-cell>
          <table:table-cell table:style-name="ce2" office:value-type="float" office:value="1066" calcext:value-type="float">
            <text:p>1066</text:p>
          </table:table-cell>
          <table:table-cell table:style-name="ce2"/>
          <table:table-cell table:style-name="ce2" office:value-type="string" calcext:value-type="string">
            <text:p>Deux (les) friperies, ou les Drilles revêtus, raillerie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2" calcext:value-type="float">
            <text:p>12</text:p>
          </table:table-cell>
          <table:table-cell table:style-name="ce2" office:value-type="string" calcext:value-type="string">
            <text:p>1066. Deux (les) friperies, ou les Drilles revêtus, raillerie en vers burlesques. Paris, Denys Langlois, 1649, 12 pages. Satire assez spirituelle , dirigée principalement contre les cava- liers de portes cochères. J’y ai trouvé le mot très-populaire de quibus, pour signifier de l’argent.</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text:p>
          </table:table-cell>
          <table:table-cell table:style-name="ce2" office:value-type="float" office:value="1072" calcext:value-type="float">
            <text:p>1072</text:p>
          </table:table-cell>
          <table:table-cell table:style-name="ce2"/>
          <table:table-cell table:style-name="ce2" office:value-type="string" calcext:value-type="string">
            <text:p>Dialogue burlesque de Gilles le niais et du capitan Spacamon.</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1072. Dialogue burlesque de Gilles le niais et du capitan Spacamon. Paris, veuve Théod. Pépingué et Est. Mau- croy, 1649, 8 pages. Rare. Avant la paix de Ruel. 4- « Si jamais dans Paris tu entre, On te fera comme au marquis d’Ancre. » Refrain d’une chanson du temps , cité dans le Dialogue.</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text:p>
          </table:table-cell>
          <table:table-cell table:style-name="ce2" office:value-type="float" office:value="1073" calcext:value-type="float">
            <text:p>1073</text:p>
          </table:table-cell>
          <table:table-cell table:style-name="ce2"/>
          <table:table-cell table:style-name="ce2" office:value-type="string" calcext:value-type="string">
            <text:p>Dialogue contenant la dispute et l’accord de la Paix et de la Guerre,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1" calcext:value-type="float">
            <text:p>11</text:p>
          </table:table-cell>
          <table:table-cell table:style-name="ce2" office:value-type="string" calcext:value-type="string">
            <text:p>1073. Dialogue contenant la dispute et l’accord de la Paix et de la Guerre, en vers burlesques. Paris, Claude Huot, 1649, 14 pages. La Paix et la Guerre finissent par boire avec la Conférence ; ce qui montre que l’on négociait encore à Ruel. La Paix dit d’ailleurs à la Guerre : « Votre discours pourroit durer Tout autant que la conférence. » Voici un trait de mœurs assez curieux. C'est la Guerre qui parle : « C’est vous qui, pour la bonne mine, Avez inventé la farine, Et, d’un dessein capricieux, Déguisé les jeunes en vieux. J'entends à ne voir que les têtes ; Car, pour la barbe , les pincettes N’en laissent plus rien qu’un filet , Qui vous rend le magot bien lait (sic). »</text:p>
          </table:table-cell>
          <table:table-cell table:style-name="ce2" office:value-type="string" calcext:value-type="string">
            <text:p>oui</text:p>
          </table:table-cell>
          <table:table-cell table:style-name="ce2" office:value-type="string" calcext:value-type="string">
            <text:p>Dialogue_contenant_la_dispute_et_[...]_bpt6k95984c.pdf</text:p>
          </table:table-cell>
          <table:table-cell table:style-name="ce2" office:value-type="string" calcext:value-type="string">
            <text:p>vers</text:p>
          </table:table-cell>
          <table:table-cell table:style-name="ce2"/>
          <table:table-cell table:style-name="ce2" office:value-type="string" calcext:value-type="string">
            <text:p>Tolbiac</text:p>
          </table:table-cell>
          <table:table-cell table:style-name="ce2" office:value-type="string" calcext:value-type="string">
            <text:p><text:a xlink:href="https://gallica.bnf.fr/ark:/12148/bpt6k95984c.r=Dialogue%20contenant%20la%20dispute%20et%20l%27accord%20de%20la%20Paix%20et%20de%20la%20Guerre%2C%20en%20vers%20burlesques.?rk=21459;2" xlink:type="simple">https://gallica.bnf.fr/ark:/12148/bpt6k95984c.r=Dialogue%20contenant%20la%20dispute%20et%20l%27accord%20de%20la%20Paix%20et%20de%20la%20Guerre%2C%20en%20vers%20burlesques.?rk=21459;2</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nrXmLJZ4KqwC&amp;pg=PA1&amp;dq=Dialogue+contenant+la+dispute+et+l%27accord+de+la+Paix+et+de+la+Guerre,+en+vers+burlesques.&amp;hl=fr&amp;sa=X&amp;ved=0ahUKEwiryIns39npAhXoA2MBHXt0DI8Q6AEIKDAA#v=onepage&amp;q=Dialogue%20contenant%20la%20dispute%20et%20l'accord%20de%20la%20Paix%20et%20de%20la%20Guerre%2C%20en%20vers%20burlesques.&amp;f=false" xlink:type="simple">https://books.google.fr/books?id=nrXmLJZ4KqwC&amp;pg=PA1&amp;dq=Dialogue+contenant+la+dispute+et+l%27accord+de+la+Paix+et+de+la+Guerre,+en+vers+burlesques.&amp;hl=fr&amp;sa=X&amp;ved=0ahUKEwiryIns39npAhXoA2MBHXt0DI8Q6AEIKDAA#v=onepage&amp;q=Dialogue%20contenant%20la%20dispute%20et%20l'accord%20de%20la%20Paix%20et%20de%20la%20Guerre%2C%20en%20vers%20burlesqu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1121" calcext:value-type="float">
            <text:p>1121</text:p>
          </table:table-cell>
          <table:table-cell table:style-name="ce2"/>
          <table:table-cell table:style-name="ce2" office:value-type="string" calcext:value-type="string">
            <text:p>Discours facétieux et politique, en vers burlesques, sur toutes les affaires du temps, par O. D. C.</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5" calcext:value-type="float">
            <text:p>15</text:p>
          </table:table-cell>
          <table:table-cell table:style-name="ce2" office:value-type="string" calcext:value-type="string">
            <text:p>1121. Discours facétieux et politique, en vers burlesques, sur toutes les affaires du temps, par O. D, C. Puris, Guill. Sassier, 1649, 15 pages. Après la prise de Brie-Comte-Robert. Cabarets renommés du temps : Marseille, la Pomme de pin, P’Écu d'argent, Saint-Martin, le Petit voisin, la Montagne, la Croix de fer, la Croix blanche, Notre-Dame, le Chapelet, le Chène vert, l’Aigle royale, l’Écharpe blanche et le Soleil. Voici pour la politique : « On veut rendre aux princes du sang Le juste pouvoir de leur rang, Usurpé, depuis tant d’années, Sur leurs personnes mal menées, Qui ne sont pas moins le support Du trône qui branle si fort, Que les deux anges tutélaires Le sont de l’écu de leurs pères. » Il y a, dans ces vers, anticipation sur le temps; c’est la poli- tique de 1632.</text:p>
          </table:table-cell>
          <table:table-cell table:style-name="ce2" office:value-type="string" calcext:value-type="string">
            <text:p>oui</text:p>
          </table:table-cell>
          <table:table-cell table:style-name="ce2" office:value-type="string" calcext:value-type="string">
            <text:p>Discours_facetieux_et_politiques_en_[...]_bpt6k5700864c.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700864c.r=Discours%20facétieux%20et%20politique%2C%20en%20vers%20burlesques?rk=21459;2" xlink:type="simple">https://gallica.bnf.fr/ark:/12148/bpt6k5700864c.r=Discours%20fac%C3%A9tieux%20et%20politique%2C%20en%20vers%20burlesques?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text:p>
          </table:table-cell>
          <table:table-cell table:style-name="ce2" office:value-type="float" office:value="1124" calcext:value-type="float">
            <text:p>1124</text:p>
          </table:table-cell>
          <table:table-cell table:style-name="ce2"/>
          <table:table-cell table:style-name="ce2" office:value-type="string" calcext:value-type="string">
            <text:p>Discours héroïque présenté à la reine régente pour la paix.</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1124. Discours héroïque présenté à la reine régente pour la paix. Paris, Guillaume et Jean-Baptiste Loyson, 1649, 8 pages. Signé S. D. N. (Suzanne de Nervèze). Suzanne de Nervèze était, à ce que je crois, sœur de À. de Nervèze, qui a partagé pendant quelque temps avec des Yveteaux le sceptre des ruelles, et qui, par sa Lettre écrite à M. le prince, en 1614, s’est acquis un juste renom de noble indépendance. Un pamphlétaire de la Fronde (/a Vérité de ce qui s’est' passé à Paris dans trois fâcheuses rencontres, etc.) a dit encore de l’auteur de la Lettre du bourgeais désintéressé : « 11 fait le Nervéze, et manie son épée au soleil pour donner dans la vue. » Tous les libellistes s’accordent à dire que Suzanne de Nervèze était dans la plus profonde misère. L’auteur de la Fourberie décou- verte lui adresse ces quatre vers : « Et toi, Nervèze damaiselle, Qui te vante d’être pucelle, Quoiqu’aussi vieille que Gournay, As-tu chez toi un bon diné ? » Je lis dans la Prise du bagage, meubles et cabinet de Mazarin, ete.: « Îtem, des panégyriques de son Éminence par une demoiselle qui n’a pas beaucoup de pain cuit, et qui a fait vœu d’instituer en ce royaume un collége de vestales qui chanteront, jour et nuit, quel- que ballade de Marot en faveur du bonnet rouge, et qui compose- ront des éloges en style de Nervèze, quoique ce style ne soit plus de saison. » Enfin Mazarin dit dans le Mazarin portant la hotte : « J’estime même que Nervèze, Qui n’est pas des plus à son aise, Quoiqu’elle ait de moi pension , Témoigneroit sa passton Contre moi qué personne n’aime. » La pension de Mazarin ne suffisait pas aux besoms de la pauvre fille ; car, dans le Discours héroïgue, Suzanne de Nervèze demande en quelque sorte l’aumône à la reine. « Donnez, lui dit-elle, quel- qu’allègement à mes souffrances. » Et, dans la Réception du. roi d'Angleterre à Saint-Germain, elle écrit à Charles IL: « Pavoue qu’une naissance illustre, non plus qu’une fortune écervelée, ne m’ont pas rendue considérable dans le siècle; mais pour tromper mon mauvais sort, je prendrai même son inimitié pour une preuve de ma valeur ; et en qualité de persécutée des horreurs de la vie, j'offrirai à Votre Majesté, de la part de la France, ses passions et son zèle. » Suzanne de Nervèze à bçcaucoup ferit ; et toujours elle a mérité cette lonange que lui donne Naudé , « qu’elle a fait paroître plus de .bonté et de moralité que d’aigreur dans plus d’une quinzaine de pièces, qui sont de son invention. » Page 8 du Mascurat. Faut-il prendre à la lettre cette expression : Plus d’une quir- zaine de piêces? je ne sais. Toujours est-il que j'ai rencontré, de Suzanne de Nervèze, justement quinze pamphlets, qui sont, outre le Discours héroïque , 1. Le Plus heureux jour de l’année par le retour de Leurs Majestés , etc.; 2. La Lettre d’une bourgeoise de la paroisse Saint-Eustache ; 3. La Monarchie affligée ; . Le Rieur de la cour aux bouffons satyriques ; B. Les Souhaits accomplis ; 6. La Let- tre d’une religieuse présentée au roi; 1. La Réception du roi d’An- gleterre à Saint-Germain ; 8. Le Panégyrique royal; 9. Lettre de consolation à la reine d’Angleterre sur la mort du roi son mari, et ses dernières paroles ; 10. Lettre de consolation au duc de Venta- dour, etc. ; 11. Le Legs royal, ete. ; 12. La France triomphante sur tous les Etats ct Empires du monde, etc,; 13. Le Te Deum des dames de la cour; 14. le Discours panégyrique au duc d’Orléans. Suzanne de Nervèze écrivait encore en 1655; car je lis dans la 21° Épitre burlesque (continuateurs anonymes de Scarron ) : ’' J, - - « : = « J’aurois bien, dès le jour de Mars, % ÆW Larn- C rre Donné ces vers fort peu gaillards ; Mais la divine de Nervèze, ‘ Cn I“° e P’ “ À dame Pallas n’en déplaise, — b 2 y A Savante plus qu’elle cent fois, » 1 - n°- 76 A, depuis des jours plus de trois, —s Tenu la presse Lesseline Sur maint ouvrage d’œuvre fine, “ Qui doît être présenté ÀA l’une et l’autre Majesté. » Je la trouve, enfin, portée sur le testament du cardimal Mazarin pour une pension de quatre cents livres; ce qui prouve qu’elle vivait encore en 1663. Quel âge devait-elle donc avoir puisque, déjà en 1650, elle était ausst vicille que Gournayr®</text:p>
          </table:table-cell>
          <table:table-cell table:style-name="ce2" office:value-type="string" calcext:value-type="string">
            <text:p>oui</text:p>
          </table:table-cell>
          <table:table-cell table:style-name="ce2" office:value-type="string" calcext:value-type="string">
            <text:p>Discours_heroique_presente_a_la_reyne_r.pdf</text:p>
          </table:table-cell>
          <table:table-cell table:style-name="ce2" office:value-type="string" calcext:value-type="string">
            <text:p>vers</text:p>
          </table:table-cell>
          <table:table-cell table:style-name="ce2" table:number-columns-repeated="3"/>
          <table:table-cell table:style-name="ce2" office:value-type="string" calcext:value-type="string">
            <text:p>Bibliothèque municipale de Lyon (Bibliothèque jésuite des Fontaines)</text:p>
          </table:table-cell>
          <table:table-cell table:style-name="ce2" office:value-type="string" calcext:value-type="string">
            <text:p><text:a xlink:href="https://books.google.fr/books?id=Sw8fmeaCH2UC&amp;pg=PA3&amp;dq=Discours+héroïque+présenté+à+la+reine+régente+pour+la+paix&amp;hl=fr&amp;sa=X&amp;ved=0ahUKEwjToKKJ4tnpAhUQ0uAKHU82DywQ6AEIKDAA#v=onepage&amp;q=Discours%20héroïque%20présenté%20à%20la%20reine%20régente%20pour%20la%20paix&amp;f=false" xlink:type="simple">https://books.google.fr/books?id=Sw8fmeaCH2UC&amp;pg=PA3&amp;dq=Discours+h%C3%A9ro%C3%AFque+pr%C3%A9sent%C3%A9+%C3%A0+la+reine+r%C3%A9gente+pour+la+paix&amp;hl=fr&amp;sa=X&amp;ved=0ahUKEwjToKKJ4tnpAhUQ0uAKHU82DywQ6AEIKDAA#v=onepage&amp;q=Discours%20h%C3%A9ro%C3%AFque%20pr%C3%A9sent%C3%A9%20%C3%A0%20la%20reine%20r%C3%A9gente%20pour%20la%20paix&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1174" calcext:value-type="float">
            <text:p>1174</text:p>
          </table:table-cell>
          <table:table-cell table:style-name="ce2"/>
          <table:table-cell table:style-name="ce2" office:value-type="string" calcext:value-type="string">
            <text:p>Doux (les) entretiens d’un caporal de la ville, étant en garde,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1174. Doux (les) entretiens d’un caporal de laville, étant en garde, en vers burlesques. Paris, Pierre Targa, 1649, 8 pages. C’est une satire de la milice bourgeoise qui pourrait être plus spirituelle. « La justice et les généraux VQ"""C Ont tant fait que la paix est faite. » =</text:p>
          </table:table-cell>
          <table:table-cell table:style-name="ce2" office:value-type="string" calcext:value-type="string">
            <text:p>oui</text:p>
          </table:table-cell>
          <table:table-cell table:style-name="ce2" office:value-type="string" calcext:value-type="string">
            <text:p>Les_Doux_entretiens_d_un_caporal_de_la_v.pdf</text:p>
          </table:table-cell>
          <table:table-cell table:style-name="ce2" office:value-type="string" calcext:value-type="string">
            <text:p>vers</text:p>
          </table:table-cell>
          <table:table-cell table:style-name="ce2" table:number-columns-repeated="3"/>
          <table:table-cell table:style-name="ce2" office:value-type="string" calcext:value-type="string">
            <text:p>Bibliothèque municipale de Lyon</text:p>
          </table:table-cell>
          <table:table-cell table:style-name="ce2" office:value-type="string" calcext:value-type="string">
            <text:p><text:a xlink:href="https://books.google.fr/books?id=mGuXt-VZsYUC&amp;pg=PA1&amp;dq=Doux+(les)+entretiens+d%27un+caporal+de+laville,&amp;hl=fr&amp;sa=X&amp;ved=0ahUKEwjF2LnP8MTpAhWPoBQKHYRzATMQ6AEIKjAA#v=onepage&amp;q=Doux%20(les)%20entretiens%20d'un%20caporal%20de%20laville%2C&amp;f=false" xlink:type="simple">https://books.google.fr/books?id=mGuXt-VZsYUC&amp;pg=PA1&amp;dq=Doux+(les)+entretiens+d%27un+caporal+de+laville,&amp;hl=fr&amp;sa=X&amp;ved=0ahUKEwjF2LnP8MTpAhWPoBQKHYRzATMQ6AEIKjAA#v=onepage&amp;q=Doux%20(les)%20entretiens%20d'un%20caporal%20de%20laville%2C&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1177" calcext:value-type="float">
            <text:p>1177</text:p>
          </table:table-cell>
          <table:table-cell table:style-name="ce2"/>
          <table:table-cell table:style-name="ce2" office:value-type="string" calcext:value-type="string">
            <text:p>Échelle (l’) des partisans, en vers burlesques.</text:p>
          </table:table-cell>
          <table:table-cell table:style-name="ce2" office:value-type="float" office:value="1649" calcext:value-type="float">
            <text:p>1649</text:p>
          </table:table-cell>
          <table:table-cell table:style-name="ce2" office:value-type="string" calcext:value-type="string">
            <text:p>(s. l.)</text:p>
          </table:table-cell>
          <table:table-cell table:style-name="ce2" office:value-type="float" office:value="15" calcext:value-type="float">
            <text:p>15</text:p>
          </table:table-cell>
          <table:table-cell table:style-name="ce2" office:value-type="string" calcext:value-type="string">
            <text:p>1177. Échelle (l’) des partisans, en vers burlesques. (S. 1.), 1649, 15 pages. S On y trouve une trentaine de vers assez bien tournes. « Les parchemins et les papiers Sont rendus vieux par artifice. On les enfume , et on les plice (sie) ; On les casse bien proprement, Pour en faire un beau monument De vieillerie et d’antiquaille. » Il a paru,en K6:i , une contrefaçon de l’Échelle, sous le titre de Réponse au Catéchisme des partisanse .</text:p>
          </table:table-cell>
          <table:table-cell table:style-name="ce2" office:value-type="string" calcext:value-type="string">
            <text:p>oui</text:p>
          </table:table-cell>
          <table:table-cell table:style-name="ce2" office:value-type="string" calcext:value-type="string">
            <text:p>L_Eschelle_des_partisans_En_vers_burlesq.pdf</text:p>
          </table:table-cell>
          <table:table-cell table:style-name="ce2" office:value-type="string" calcext:value-type="string">
            <text:p>vers</text:p>
          </table:table-cell>
          <table:table-cell table:style-name="ce2" table:number-columns-repeated="3"/>
          <table:table-cell table:style-name="ce2" office:value-type="string" calcext:value-type="string">
            <text:p>Bibliothèque municipale de Lyon (Bibliothèque jésuite des Fontaines)</text:p>
          </table:table-cell>
          <table:table-cell table:style-name="ce2" office:value-type="string" calcext:value-type="string">
            <text:p><text:a xlink:href="https://books.google.fr/books?id=wF86nWHeC18C&amp;pg=PA1&amp;dq=L%27Eschelle+des+partisans&amp;hl=fr&amp;sa=X&amp;ved=0ahUKEwjctPOS5dnpAhULtRoKHdIKBd4Q6AEIKjAA#v=onepage&amp;q=L'Eschelle%20des%20partisans&amp;f=false" xlink:type="simple">https://books.google.fr/books?id=wF86nWHeC18C&amp;pg=PA1&amp;dq=L%27Eschelle+des+partisans&amp;hl=fr&amp;sa=X&amp;ved=0ahUKEwjctPOS5dnpAhULtRoKHdIKBd4Q6AEIKjAA#v=onepage&amp;q=L'Eschelle%20des%20partisan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1211" calcext:value-type="float">
            <text:p>1211</text:p>
          </table:table-cell>
          <table:table-cell table:style-name="ce2" office:value-type="string" calcext:value-type="string">
            <text:p>Arsenal 4-BL-3571 (4)</text:p>
          </table:table-cell>
          <table:table-cell table:style-name="ce2" office:value-type="string" calcext:value-type="string">
            <text:p>Embassade (sic) burlesque envoyé (sic) à Mazarin de la part de Pluton, où se voit, par dialogues, comme l’enfer lui reproche l’énormité de ses crimes.</text:p>
          </table:table-cell>
          <table:table-cell table:style-name="ce2" office:value-type="string" calcext:value-type="string">
            <text:p>(s. d.)</text:p>
          </table:table-cell>
          <table:table-cell table:style-name="ce2" office:value-type="string" calcext:value-type="string">
            <text:p>(s. l.)</text:p>
          </table:table-cell>
          <table:table-cell table:style-name="ce2" office:value-type="float" office:value="12" calcext:value-type="float">
            <text:p>12</text:p>
          </table:table-cell>
          <table:table-cell table:style-name="ce2" office:value-type="string" calcext:value-type="string">
            <text:p>1211. Embassade (sic) burlesque envoyé (sic) à Mazarin de la part de Pluton, où se voit, par dialogues , ‘comme l’enfer lui reproche l’énormité de ses crimes. (S.1. n. d.), 12 pages. Détestable et rare.</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text:p>
          </table:table-cell>
          <table:table-cell table:style-name="ce2" office:value-type="float" office:value="1216" calcext:value-type="float">
            <text:p>1216</text:p>
          </table:table-cell>
          <table:table-cell table:style-name="ce2"/>
          <table:table-cell table:style-name="ce2" office:value-type="string" calcext:value-type="string">
            <text:p>Enfer (l') burlesque ou le Sixième livre de l’Eneïde travestie et dédiée à mademoiselle de Chevreuse, le tout accommodé à l’histoire du temp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36" calcext:value-type="float">
            <text:p>36</text:p>
          </table:table-cell>
          <table:table-cell table:style-name="ce2" office:value-type="string" calcext:value-type="string">
            <text:p>1216. Enfer (l) burlesque ; ou le Sixième HstÉ” de l’Eneïde travestie et dédiée à mademoiselle de Che- vreuse, le tout accommodé à l’histoire du temps. Jouxte la copie imprimée à Anvers, Paris, 1649, 36 pages, sans le titre, les épitres et l’avis au lecteur. Les épîtres sont, toutes d_ewf, adressées à mademoiselle de Che- vreuse, l’une, en prose, signée C. M. C. P..D.; l’auÈre, en vers. L’Enfer burlesque a été publié après la paix de Saint-Germain; car 1° l’auteur dit que le retour de mademoiselle de Chevreuse est un des plus doux fruits de la paix (1° épître ) ; 2° je lis dans l’Avis au lecteur : « je me résolus à souffrir le débit d’un livre qui se ressent des derniers troubles. » Ce n’est ni le sixième livre de Scarron , ni celui des trois Per- rault. Il y a pourtant de la facilité, de l’esprit; et généralement les rimes y sont riches. L’auteur nomme Champagne, le coiffeur , l’abbé Le Normant, qui parle avec science de la providence ; Gilles, le baigneur ; et Godenot, dont il y est dit que, dans la soutane, on appelle les détours des procureurs les godenot de la chicane. Le mot était connu ; mais savait-on bien qu’il vient de l’Ænfer burles- que ? / « On y vout (dans l’enfer des damnés) des parlementaires, Et ceux qui troublent les affaires, Si parfois , et quand il le faut , Un roi veut lever un impôt. » L'auteur cite, en marge de la p. 6, une chanson du temps qui commence ainsi : « Si vous n’êtes Italiens, Vous ne verrez pas l'Orphée. » On reprochait à Mazarin de n’admettre aux spectacles de la cour que des Italicns.</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text:p>
          </table:table-cell>
          <table:table-cell table:style-name="ce2" office:value-type="float" office:value="1224" calcext:value-type="float">
            <text:p>1224</text:p>
          </table:table-cell>
          <table:table-cell table:style-name="ce2"/>
          <table:table-cell table:style-name="ce2" office:value-type="string" calcext:value-type="string">
            <text:p>Entrée (l’) de monsieur le marquis de La Boulaye dans la ville du Mans, et la honteuse fuite des Mazarinistes,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7" calcext:value-type="float">
            <text:p>7</text:p>
          </table:table-cell>
          <table:table-cell table:style-name="ce2" office:value-type="string" calcext:value-type="string">
            <text:p>1224. Entrée (l’) de monsieur le marquis de La Bou- laye dans la ville du Mans, et la honteuse fuite des Mazarinistes, en vers burlesques. Paris, Mathieu Colombel, 1649, 7 pages. Au bas de la 7* page , on lit la date de la pièce en six vers dont voici le premier : « Fait à Paris en mars six cent quarante-neuf. » Il y a bien un peu d’esprit , mais pas trop.</text:p>
          </table:table-cell>
          <table:table-cell table:style-name="ce2" office:value-type="string" calcext:value-type="string">
            <text:p>oui</text:p>
          </table:table-cell>
          <table:table-cell table:style-name="ce2" office:value-type="string" calcext:value-type="string">
            <text:p>L_entree_de_M_le_Marquis_[...]_bpt6k5707978x.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707978x.r=Entrée%20%28l%27%29%20de%20monsieur%20le%20marquis%20de%20La%20Boulaye%20dans%20la%20ville%20du%20Mans?rk=21459;2" xlink:type="simple">https://gallica.bnf.fr/ark:/12148/bpt6k5707978x.r=Entr%C3%A9e%20%28l%27%29%20de%20monsieur%20le%20marquis%20de%20La%20Boulaye%20dans%20la%20ville%20du%20Mans?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text:p>
          </table:table-cell>
          <table:table-cell table:style-name="ce2" office:value-type="float" office:value="1235" calcext:value-type="float">
            <text:p>1235</text:p>
          </table:table-cell>
          <table:table-cell table:style-name="ce2"/>
          <table:table-cell table:style-name="ce2" office:value-type="string" calcext:value-type="string">
            <text:p>Entretien de Fanchon, Toinon et Nichon, sur l’arrivée de leurs galants, pièce morale, par le sieur Baugion.</text:p>
          </table:table-cell>
          <table:table-cell table:style-name="ce2" office:value-type="float" office:value="1650" calcext:value-type="float">
            <text:p>1650</text:p>
          </table:table-cell>
          <table:table-cell table:style-name="ce2" office:value-type="string" calcext:value-type="string">
            <text:p>(s. l.)</text:p>
          </table:table-cell>
          <table:table-cell table:style-name="ce2" office:value-type="float" office:value="14" calcext:value-type="float">
            <text:p>14</text:p>
          </table:table-cell>
          <table:table-cell table:style-name="ce2" office:value-type="string" calcext:value-type="string">
            <text:p>1235. Entretien de Fanchon, Toinon et Nichon, sur l’arrivée de leurs galants, pièce morale, par le sieur Baugion. (S. 1.), 1650, 14 pages. « Le siècle est si pervers et si déprave que si j'avuis mis une intitulation sainte à ces remontrances chrétiennes , on m’auroit appelé trouble fête, bigot, mangeur de chapelets; au lieu qu’en ayant mis une burlesque , elle scra débitée beaucoup mieux. » L’idée est originale au moins ; et la pièce n’est pas commune. On était en carnaval.</text:p>
          </table:table-cell>
          <table:table-cell table:style-name="ce2" office:value-type="string" calcext:value-type="string">
            <text:p>oui</text:p>
          </table:table-cell>
          <table:table-cell table:style-name="ce2" office:value-type="string" calcext:value-type="string">
            <text:p>L_Entretien_de_Fanchon_Toinon_et_[...]Baugion_Auteur_bpt6k133739b.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133739b.r=L%27entretien%20de%20Fanchon%2C%20Toinon%20et%20Nichon%2C?rk=21459;2" xlink:type="simple">https://gallica.bnf.fr/ark:/12148/bpt6k133739b.r=L%27entretien%20de%20Fanchon%2C%20Toinon%20et%20Nichon%2C?rk=21459;2</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oRrbSXyDwHEC&amp;pg=PP13&amp;dq=Entretien+de+Fanchon&amp;hl=fr&amp;sa=X&amp;ved=0ahUKEwjj-sHn6NnpAhUI3xoKHflSDGsQ6AEIKDAA#v=onepage&amp;q=Entretien%20de%20Fanchon&amp;f=false" xlink:type="simple">https://books.google.fr/books?id=oRrbSXyDwHEC&amp;pg=PP13&amp;dq=Entretien+de+Fanchon&amp;hl=fr&amp;sa=X&amp;ved=0ahUKEwjj-sHn6NnpAhUI3xoKHflSDGsQ6AEIKDAA#v=onepage&amp;q=Entretien%20de%20Fanchon&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1247" calcext:value-type="float">
            <text:p>1247</text:p>
          </table:table-cell>
          <table:table-cell table:style-name="ce2"/>
          <table:table-cell table:style-name="ce2" office:value-type="string" calcext:value-type="string">
            <text:p>Entretiens (les) burlesques de Mᵉ Guillaume, le savetier, avec sa ribaude maîtresse, dame Ragonde.</text:p>
          </table:table-cell>
          <table:table-cell table:style-name="ce2" office:value-type="float" office:value="1649" calcext:value-type="float">
            <text:p>1649</text:p>
          </table:table-cell>
          <table:table-cell table:style-name="ce2" office:value-type="string" calcext:value-type="string">
            <text:p>(s. l.)</text:p>
          </table:table-cell>
          <table:table-cell table:style-name="ce2" office:value-type="float" office:value="8" calcext:value-type="float">
            <text:p>8</text:p>
          </table:table-cell>
          <table:table-cell table:style-name="ce2" office:value-type="string" calcext:value-type="string">
            <text:p>1247. Entretiens (les) burlesques de M° Guillaume, le savetier, avec sa ribaude maîtresse , dame Ragonde. (S. 1.), 1649, 8 pages. Il n’y a pas lombre d’entretien. L’auteur, sous le nom de M° Guillaume, attaque vivement un poête qui a publié un Grand trésor. « N’en déplaise à ce romaniste, Dont le style est cent fois plus triste Qu’un bonnet sans coiffe de nuit , Dont les écrits font peu de bruit, Quoique vers la Samaritaine On les voie aller par centaine. » J'ai cite ces vers, d’abord parce qu’on y trouve une rectification importante du dicton vulgaire : tréste comme un bonnet de nuit. Tl faut dire : comme un bonnet sans coïffe de nuie. Puis j’ai à demander si ce romariste ne serait pas Antoine Oudin, secrétaire interprète du roi pour les langues étrangères, fort savant, comme on sait, dans la langue italienne ou de Rome (d’où le nom de romaniste), qu’il eut, en 4631, l’honneur d’enseigner à Louis XIV. Oudin avait publié ses Reckerches italiennes et fran- çoises et le Trésor des langues espagnole et françoise , ce dernier ouvrage en 1643, in-4°. Ce serait le Grand érésor dont parle le pamphlétaire. Toutefois je n’ai rencontré aucune pièce que je puisse avec quel- que fondernent attribuer à Oudin.</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text:p>
          </table:table-cell>
          <table:table-cell table:style-name="ce2" office:value-type="float" office:value="1266" calcext:value-type="float">
            <text:p>1266</text:p>
          </table:table-cell>
          <table:table-cell table:style-name="ce2"/>
          <table:table-cell table:style-name="ce2" office:value-type="string" calcext:value-type="string">
            <text:p>Épitaphe de la sainte boutique d'un maître savetier de la rue des Prêcheur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4" calcext:value-type="float">
            <text:p>4</text:p>
          </table:table-cell>
          <table:table-cell table:style-name="ce2" office:value-type="string" calcext:value-type="string">
            <text:p>1266. Épitaphe de la sainte boutique d'un maîtrev savetier de la rue des Prêcheurs. Paris, 1649, 4 pages. Sainte Boutique etait le sobriquet du savetier, qui s’appelait Thomas Mouthié. Cependant j’ai vu deux autres exemplaires de cette pièce qui portaient au titre : de la vénérable boutique.</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text:p>
          </table:table-cell>
          <table:table-cell table:style-name="ce2" office:value-type="float" office:value="1268" calcext:value-type="float">
            <text:p>1268</text:p>
          </table:table-cell>
          <table:table-cell table:style-name="ce2"/>
          <table:table-cell table:style-name="ce2" office:value-type="string" calcext:value-type="string">
            <text:p>Épitre chagrine</text:p>
          </table:table-cell>
          <table:table-cell table:style-name="ce2" office:value-type="float" office:value="1652" calcext:value-type="float">
            <text:p>1652</text:p>
          </table:table-cell>
          <table:table-cell table:style-name="ce2" office:value-type="string" calcext:value-type="string">
            <text:p>(s. l.)</text:p>
          </table:table-cell>
          <table:table-cell table:style-name="ce2" office:value-type="float" office:value="13" calcext:value-type="float">
            <text:p>13</text:p>
          </table:table-cell>
          <table:table-cell table:style-name="ce2" office:value-type="string" calcext:value-type="string">
            <text:p>1268. Épitre chagrine. (S. 1., 1652), 13 pages non chiffrées. Édition originale et rare d’une des meilleures pièces de vers de Scarron. Scarron écrit des bords de la Loire, peut-être de Tours, à son ami Rosteau : « Toï qui, de tous temps, as été Le fidèle dépositaire De ma moindre petite affaire… Depuis que je suis venu boire Des eaux du beau fleuve de Loire, Et que, de crainte d’un blocus Et de la dizette d’écus... . Pai quitté Paris sans trompette... . Il faut porter dans l’Amérique Un chagrin si mélancolique, Et voir si, sous un autre ciel, Son absinthe deviendra miel, » Il règne dans ceite pièce un ton de mélancolie qu’on n’attend guère de Scarron, quoique le burlesque n’y perde pas tous ses droits. Le poëte se plaint de la mauvaise fortune des poëtes : « De Corneille les tragédies Si magnifiques, si hardies, De jour en jour baissent de prix.. . . L’auteur du fameux Ærtamène (Scudéry) À perdu son gouvernement.….… . Notre ami Tristan , gentiïhomme Autant qu’un dictateur de Rome.. . Atiend encor que la fortune Contre lui n’ait point de rancune. » Scarron se plaint de ce que d’Aorrétes gens ne lui rendaient pas l’argent qu’il leur prétait. Je crois que ce fait est assez nouveau. En 1639, il fit paraître une Seconde épêtre chagrine qui ne vaut pas la première. N’est-ce pas l’Épêtre chagrine que Mailly signale sous le titre tnexact de : Foyage du sieur Scarron en Amérique, page 265 de son deuxième vol.</text:p>
          </table:table-cell>
          <table:table-cell table:style-name="ce2" office:value-type="string" calcext:value-type="string">
            <text:p>oui</text:p>
          </table:table-cell>
          <table:table-cell table:style-name="ce2" office:value-type="string" calcext:value-type="string">
            <text:p>Epistre_chagrine__bpt6k5542657s.pdf</text:p>
          </table:table-cell>
          <table:table-cell table:style-name="ce2" office:value-type="string" calcext:value-type="string">
            <text:p>vers</text:p>
          </table:table-cell>
          <table:table-cell table:style-name="ce2"/>
          <table:table-cell table:style-name="ce2" office:value-type="string" calcext:value-type="string">
            <text:p>Tolbiac</text:p>
          </table:table-cell>
          <table:table-cell table:style-name="ce2" office:value-type="string" calcext:value-type="string">
            <text:p><text:a xlink:href="https://gallica.bnf.fr/ark:/12148/bpt6k5542657s/f1.image" xlink:type="simple">https://gallica.bnf.fr/ark:/12148/bpt6k5542657s/f1.image</text:a></text:p>
          </table:table-cell>
          <table:table-cell table:style-name="ce2" table:number-columns-repeated="5"/>
          <table:table-cell table:number-columns-repeated="1005"/>
        </table:table-row>
        <table:table-row table:style-name="ro1">
          <table:table-cell table:style-name="ce2" office:value-type="string" calcext:value-type="string">
            <text:p>BibMoreau_I</text:p>
          </table:table-cell>
          <table:table-cell table:style-name="ce2" office:value-type="float" office:value="1307" calcext:value-type="float">
            <text:p>1307</text:p>
          </table:table-cell>
          <table:table-cell table:style-name="ce2"/>
          <table:table-cell table:style-name="ce2" office:value-type="string" calcext:value-type="string">
            <text:p>Étrennès (les) burlesques de M. Scarron envoyées à Mazarin.</text:p>
          </table:table-cell>
          <table:table-cell table:style-name="ce2" office:value-type="float" office:value="1652" calcext:value-type="float">
            <text:p>1652</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1307. Étrennès (les) burlesques de M. Scarron envoyées à Mazarin. Paris, 1652, 8 pages. « À Paris le dernier du mois Six jours devant le jour des rois (1651). » Cette pièce a parù également sous le titre de Relation burlesque véritable de tout ce qui s’est passé dans la Fronde de Paris jusques à présent, etc.</text:p>
          </table:table-cell>
          <table:table-cell table:style-name="ce2" office:value-type="string" calcext:value-type="string">
            <text:p>oui</text:p>
          </table:table-cell>
          <table:table-cell table:style-name="ce2" office:value-type="string" calcext:value-type="string">
            <text:p>Les_estrennes_burlesques_de_M_[...]_bpt6k57008933.pdf</text:p>
          </table:table-cell>
          <table:table-cell table:style-name="ce2" office:value-type="string" calcext:value-type="string">
            <text:p>vers</text:p>
          </table:table-cell>
          <table:table-cell table:style-name="ce2"/>
          <table:table-cell table:style-name="ce2" office:value-type="string" calcext:value-type="string">
            <text:p>Tolbiac</text:p>
          </table:table-cell>
          <table:table-cell table:style-name="ce2" office:value-type="string" calcext:value-type="string">
            <text:p><text:a xlink:href="https://gallica.bnf.fr/ark:/12148/bpt6k57008933/f2.image.r=Étrennes(les)%20burlesques%20de%20M" xlink:type="simple">https://gallica.bnf.fr/ark:/12148/bpt6k57008933/f2.image.r=%C3%89trennes(les)%20burlesques%20de%20M</text:a></text:p>
          </table:table-cell>
          <table:table-cell table:style-name="ce2" table:number-columns-repeated="5"/>
          <table:table-cell table:number-columns-repeated="1005"/>
        </table:table-row>
        <table:table-row table:style-name="ro1">
          <table:table-cell table:style-name="ce2" office:value-type="string" calcext:value-type="string">
            <text:p>BibMoreau_I</text:p>
          </table:table-cell>
          <table:table-cell table:style-name="ce2" office:value-type="float" office:value="1308" calcext:value-type="float">
            <text:p>1308</text:p>
          </table:table-cell>
          <table:table-cell table:style-name="ce2"/>
          <table:table-cell table:style-name="ce2" office:value-type="string" calcext:value-type="string">
            <text:p>Étrennes burlesques pour le premier jour de l’an mil six cent cinquante</text:p>
          </table:table-cell>
          <table:table-cell table:style-name="ce2" office:value-type="float" office:value="1650" calcext:value-type="float">
            <text:p>1650</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1308. Étrennes burlesques pour le premier jour de l’an mil six cent cinquante. Paris, J. Dédin, 1650, 8 pages.</text:p>
          </table:table-cell>
          <table:table-cell table:style-name="ce2" office:value-type="string" calcext:value-type="string">
            <text:p>oui</text:p>
          </table:table-cell>
          <table:table-cell table:style-name="ce2" office:value-type="string" calcext:value-type="string">
            <text:p>Estrennes_burlesques_pour_le_premier_[...]_bpt6k5700628t.pdf</text:p>
          </table:table-cell>
          <table:table-cell table:style-name="ce2" office:value-type="string" calcext:value-type="string">
            <text:p>vers</text:p>
          </table:table-cell>
          <table:table-cell table:style-name="ce2"/>
          <table:table-cell table:style-name="ce2" office:value-type="string" calcext:value-type="string">
            <text:p>Tolbiac</text:p>
          </table:table-cell>
          <table:table-cell table:style-name="ce2" office:value-type="string" calcext:value-type="string">
            <text:p><text:a xlink:href="https://gallica.bnf.fr/ark:/12148/bpt6k5700628t.r=Étrennes%20burlesques%20pour%20le%20premier%20jour%20de%20.?rk=21459;2" xlink:type="simple">https://gallica.bnf.fr/ark:/12148/bpt6k5700628t.r=%C3%89trennes%20burlesques%20pour%20le%20premier%20jour%20de%20.?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text:p>
          </table:table-cell>
          <table:table-cell table:style-name="ce2" office:value-type="float" office:value="1337" calcext:value-type="float">
            <text:p>1337</text:p>
          </table:table-cell>
          <table:table-cell table:style-name="ce2"/>
          <table:table-cell table:style-name="ce2" office:value-type="string" calcext:value-type="string">
            <text:p>Extase de la France mourant d’amour pour Jésus-Christ crucifié,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1337. Extase de la France mourant d’amour pour Jésus- Christ crucifié, en vers burlesques. Paris, Claude Morlot , 1649, 8 pages. ” Heureusement les vers ne sont pas burlesques; mais ils sont .: bien mauvais. —f!"aî&amp;:‘gf 1 M!‘B t</text:p>
          </table:table-cell>
          <table:table-cell table:style-name="ce2" office:value-type="string" calcext:value-type="string">
            <text:p>oui</text:p>
          </table:table-cell>
          <table:table-cell table:style-name="ce2" office:value-type="string" calcext:value-type="string">
            <text:p>Extase_de_la_France_mourant_[...]_bpt6k5700749b.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700749b.r=Extase%20de%20la%20France%20mourant%20d%27amour%20pour%20Jésus-Christ%20crucifié?rk=21459;2" xlink:type="simple">https://gallica.bnf.fr/ark:/12148/bpt6k5700749b.r=Extase%20de%20la%20France%20mourant%20d%27amour%20pour%20J%C3%A9sus-Christ%20crucifi%C3%A9?rk=21459;2</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R-wIItPtCpYC&amp;pg=PA3&amp;dq=Extase+de+la+France+mourant+d%27amour+pour+Jésus+Christ+crucifié&amp;hl=fr&amp;sa=X&amp;ved=0ahUKEwjL3cOo7dnpAhVpxYUKHeAzDNsQ6AEIKDAA#v=onepage&amp;q=Extase%20de%20la%20France%20mourant%20d'amour%20pour%20Jésus%20Christ%20crucifié&amp;f=false" xlink:type="simple">https://books.google.fr/books?id=R-wIItPtCpYC&amp;pg=PA3&amp;dq=Extase+de+la+France+mourant+d%27amour+pour+J%C3%A9sus+Christ+crucifi%C3%A9&amp;hl=fr&amp;sa=X&amp;ved=0ahUKEwjL3cOo7dnpAhVpxYUKHeAzDNsQ6AEIKDAA#v=onepage&amp;q=Extase%20de%20la%20France%20mourant%20d'amour%20pour%20J%C3%A9sus%20Christ%20crucifi%C3%A9&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1357" calcext:value-type="float">
            <text:p>1357</text:p>
          </table:table-cell>
          <table:table-cell table:style-name="ce2"/>
          <table:table-cell table:style-name="ce2" office:value-type="string" calcext:value-type="string">
            <text:p>Extraordinaire arrivée du burlesque On de ce temps qui sait, qui fait et qui dit toutes les particularités du siége de Cambray, avec un sommaire de l’ordre du festin fait aux généraux et Parlement d’Angleterre par les commun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table:table-cell table:style-name="ce2" office:value-type="string" calcext:value-type="string">
            <text:p>1357. Extraordinaire -arrivée du burlesque On de ce temps qui sait, qui fait et qui dit toutes les parti- cularités du siége de Cambray, avec un sommaire de l’ordre du festin fait aux généraux et Parlement d’Angleterre par les communes. Paris, Étienne Hébert. Paginée de 29 à 36. On lit sur la 36° page : fin. Le 1°" juillet 1649. Voir le Burlesque On de ce temps , etc.</text:p>
          </table:table-cell>
          <table:table-cell table:style-name="ce2" office:value-type="string" calcext:value-type="string">
            <text:p>oui</text:p>
          </table:table-cell>
          <table:table-cell table:style-name="ce2" office:value-type="string" calcext:value-type="string">
            <text:p>Extraordinaire_arrivee_du_Burlesque_On.pdf</text:p>
          </table:table-cell>
          <table:table-cell table:style-name="ce2" office:value-type="string" calcext:value-type="string">
            <text:p>vers</text:p>
          </table:table-cell>
          <table:table-cell table:style-name="ce2" table:number-columns-repeated="3"/>
          <table:table-cell table:style-name="ce2" office:value-type="string" calcext:value-type="string">
            <text:p>Bibliothèque municipale de Lyon</text:p>
          </table:table-cell>
          <table:table-cell table:style-name="ce2" office:value-type="string" calcext:value-type="string">
            <text:p><text:a xlink:href="https://books.google.fr/books?id=fVUcpqwgCjkC&amp;pg=PP1&amp;dq=Extraordinaire+arrivée+du+burlesque+On+de+ce+temps&amp;hl=fr&amp;sa=X&amp;ved=0ahUKEwiK9s6SuOjpAhWCxYUKHWMHB5QQ6AEIKDAA#v=onepage&amp;q=Extraordinaire%20arrivée%20du%20burlesque%20On%20de%20ce%20temps&amp;f=false" xlink:type="simple">https://books.google.fr/books?id=fVUcpqwgCjkC&amp;pg=PP1&amp;dq=Extraordinaire+arriv%C3%A9e+du+burlesque+On+de+ce+temps&amp;hl=fr&amp;sa=X&amp;ved=0ahUKEwiK9s6SuOjpAhWCxYUKHWMHB5QQ6AEIKDAA#v=onepage&amp;q=Extraordinaire%20arriv%C3%A9e%20du%20burlesque%20On%20de%20ce%20temp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1376" calcext:value-type="float">
            <text:p>1376</text:p>
          </table:table-cell>
          <table:table-cell table:style-name="ce2"/>
          <table:table-cell table:style-name="ce2" office:value-type="string" calcext:value-type="string">
            <text:p>Festin (le) burlesque du fourbe, ou la Mi-carême des partisans, traités à la cour par leur chef et leur protecteur, le C. M.</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1376. Festin (le) burlesque du fourbe, ou la Mi-carême des partisans, traités à la cour par leur chef et leur protecteur, le C. M. Paris, veuve André Musnier, 1649, B pages. C’est à cettc pièce que s’applique ce passage du Mascurat, p. 675 : « Faites lecture, à un paysan, à un artisan, à des valets et gens de semblable étoffe, d’une chanson contre le cardinal, du banquet qu'il fit le jour de la mi-caréme aux partisans ; ils seront ravis d’entendre ces choses , les éconteront valontiers, les enten- dront et comprendront bien. »</text:p>
          </table:table-cell>
          <table:table-cell table:style-name="ce2" office:value-type="string" calcext:value-type="string">
            <text:p>oui</text:p>
          </table:table-cell>
          <table:table-cell table:style-name="ce2" office:value-type="string" calcext:value-type="string">
            <text:p>Le_festin_burlesque_du_fourbe_ou_la_Mica.pdf</text:p>
          </table:table-cell>
          <table:table-cell table:style-name="ce2" office:value-type="string" calcext:value-type="string">
            <text:p>prose</text:p>
          </table:table-cell>
          <table:table-cell table:style-name="ce2" table:number-columns-repeated="3"/>
          <table:table-cell table:style-name="ce2" office:value-type="string" calcext:value-type="string">
            <text:p>Bibliothèque municipale de Lyon (Bibliothèque jésuite des Fontaines)</text:p>
          </table:table-cell>
          <table:table-cell table:style-name="ce2" office:value-type="string" calcext:value-type="string">
            <text:p><text:a xlink:href="https://books.google.fr/books?id=fpn127KrUpoC&amp;printsec=frontcover&amp;dq=Festin+(le)+burlesque+du+fourbe&amp;hl=fr&amp;sa=X&amp;ved=0ahUKEwiY852nvOjpAhX7DWMBHd43C-IQ6AEIKDAA#v=onepage&amp;q=Festin%20(le)%20burlesque%20du%20fourbe&amp;f=false" xlink:type="simple">https://books.google.fr/books?id=fpn127KrUpoC&amp;printsec=frontcover&amp;dq=Festin+(le)+burlesque+du+fourbe&amp;hl=fr&amp;sa=X&amp;ved=0ahUKEwiY852nvOjpAhX7DWMBHd43C-IQ6AEIKDAA#v=onepage&amp;q=Festin%20(le)%20burlesque%20du%20fourbe&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1377" calcext:value-type="float">
            <text:p>1377</text:p>
          </table:table-cell>
          <table:table-cell table:style-name="ce2"/>
          <table:table-cell table:style-name="ce2" office:value-type="string" calcext:value-type="string">
            <text:p>Festin (le) de la paix et de la guerre interrompu,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5" calcext:value-type="float">
            <text:p>15</text:p>
          </table:table-cell>
          <table:table-cell table:style-name="ce2" office:value-type="string" calcext:value-type="string">
            <text:p>1377. Festin (le) de la paix et de la guerre interrompu, en vers burlesques. Paris, Sébastien Martin, 1649, 15 pages. C’est la même pièce que /a Haine trréconciliable de la paix et de la guerre, etc. On sait que souvent les pamphlets circulaient d’abord manu- serits. Les imprimeurs s’en emparaient, suivant qu’ils les jugeaient de bonne vente. C’est pourquoi il est arrivé que la même pièce a paru à la fois chez deux ou plusieurs libraires, et sous des titres différents.</text:p>
          </table:table-cell>
          <table:table-cell table:style-name="ce2" office:value-type="string" calcext:value-type="string">
            <text:p>oui</text:p>
          </table:table-cell>
          <table:table-cell table:style-name="ce2" office:value-type="string" calcext:value-type="string">
            <text:p>Le_festin_de_la_paix_et_de_la_guerre_int.pdf</text:p>
          </table:table-cell>
          <table:table-cell table:style-name="ce2" office:value-type="string" calcext:value-type="string">
            <text:p>vers</text:p>
          </table:table-cell>
          <table:table-cell table:style-name="ce2" table:number-columns-repeated="3"/>
          <table:table-cell table:style-name="ce2" office:value-type="string" calcext:value-type="string">
            <text:p>Bibliothèque municipale de Lyon</text:p>
          </table:table-cell>
          <table:table-cell table:style-name="ce2" office:value-type="string" calcext:value-type="string">
            <text:p><text:a xlink:href="https://books.google.fr/books?id=uW_8I5BgGKMC&amp;pg=PA11&amp;dq=Festin+(le)+de+la+paix+et+de+la+guerre+interrompu,+en+vers+burlesques.&amp;hl=fr&amp;sa=X&amp;ved=0ahUKEwjY5Ozq8NnpAhVmyoUKHfkODk8Q6AEIKDAA#v=onepage&amp;q=Festin%20(le)%20de%20la%20paix%20et%20de%20la%20guerre%20interrompu%2C%20en%20vers%20burlesques.&amp;f=false" xlink:type="simple">https://books.google.fr/books?id=uW_8I5BgGKMC&amp;pg=PA11&amp;dq=Festin+(le)+de+la+paix+et+de+la+guerre+interrompu,+en+vers+burlesques.&amp;hl=fr&amp;sa=X&amp;ved=0ahUKEwjY5Ozq8NnpAhVmyoUKHfkODk8Q6AEIKDAA#v=onepage&amp;q=Festin%20(le)%20de%20la%20paix%20et%20de%20la%20guerre%20interrompu%2C%20en%20vers%20burlesqu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text:p>
          </table:table-cell>
          <table:table-cell table:style-name="ce2" office:value-type="float" office:value="1433" calcext:value-type="float">
            <text:p>1433</text:p>
          </table:table-cell>
          <table:table-cell table:style-name="ce2"/>
          <table:table-cell table:style-name="ce2" office:value-type="string" calcext:value-type="string">
            <text:p>France (la) mal régie.</text:p>
          </table:table-cell>
          <table:table-cell table:style-name="ce2" table:number-columns-repeated="3"/>
          <table:table-cell table:style-name="ce2" office:value-type="string" calcext:value-type="string">
            <text:p>1433. France (la) mal rêgie. “ Lettre au cardinal ; burlesque.</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text:p>
          </table:table-cell>
          <table:table-cell table:style-name="ce2" office:value-type="float" office:value="1455" calcext:value-type="float">
            <text:p>1455</text:p>
          </table:table-cell>
          <table:table-cell table:style-name="ce2"/>
          <table:table-cell table:style-name="ce2" office:value-type="string" calcext:value-type="string">
            <text:p>Fuite (la) des maltôtiers après Mazarin, mise en vers burlesques par le sieur Pompholi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3" calcext:value-type="float">
            <text:p>3</text:p>
          </table:table-cell>
          <table:table-cell table:style-name="ce2" office:value-type="string" calcext:value-type="string">
            <text:p>1455. Fuite (la) des maltôtiers après Mazarin , mise en vers burlesques par le sieur Pompholis. Paris, 1649, à pages.</text:p>
          </table:table-cell>
          <table:table-cell table:style-name="ce2" office:value-type="string" calcext:value-type="string">
            <text:p>oui</text:p>
          </table:table-cell>
          <table:table-cell table:style-name="ce2" office:value-type="string" calcext:value-type="string">
            <text:p>La_Fuitte_des_maltotiers_apres_[...]Pomphollis_Auteur_bpt6k5723584k.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723584k.r=Fuite%20%28la%29%20des%20maltôtiers%20après%20Mazarin%20mise%20en%20vers%20burlesques%20par%20le%20sieur%20Pompholis?rk=21459;2" xlink:type="simple">https://gallica.bnf.fr/ark:/12148/bpt6k5723584k.r=Fuite%20%28la%29%20des%20malt%C3%B4tiers%20apr%C3%A8s%20Mazarin%20mise%20en%20vers%20burlesques%20par%20le%20sieur%20Pompholis?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text:p>
          </table:table-cell>
          <table:table-cell table:style-name="ce2" office:value-type="float" office:value="1461" calcext:value-type="float">
            <text:p>1461</text:p>
          </table:table-cell>
          <table:table-cell table:style-name="ce2"/>
          <table:table-cell table:style-name="ce2" office:value-type="string" calcext:value-type="string">
            <text:p>Fureur (la) des juifs, dédié à messieurs de la Synagogue, en vers burlesques, par Claude Veyras.</text:p>
          </table:table-cell>
          <table:table-cell table:style-name="ce2" office:value-type="float" office:value="1652" calcext:value-type="float">
            <text:p>1652</text:p>
          </table:table-cell>
          <table:table-cell table:style-name="ce2" office:value-type="string" calcext:value-type="string">
            <text:p>Paris</text:p>
          </table:table-cell>
          <table:table-cell table:style-name="ce2" office:value-type="float" office:value="7" calcext:value-type="float">
            <text:p>7</text:p>
          </table:table-cell>
          <table:table-cell table:style-name="ce2" office:value-type="string" calcext:value-type="string">
            <text:p>1461. Fureur (la) des juifs, dédié à messieurs de la Synagogue, en vers burlesques, par Claude Veyras. Paris, Jacques Le Gentil, 1652, 7 pages. Voir le Récit natf et véritable du cruel assassinat…. commis.…. Par la compagnie des fripiers de la tonnellerie, etc.</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I</text:p>
          </table:table-cell>
          <table:table-cell table:style-name="ce2" office:value-type="float" office:value="1463" calcext:value-type="float">
            <text:p>1463</text:p>
          </table:table-cell>
          <table:table-cell table:style-name="ce2"/>
          <table:table-cell table:style-name="ce2" office:value-type="string" calcext:value-type="string">
            <text:p>Galimathias burlesque sur la vie du cardinal Mazarin.</text:p>
          </table:table-cell>
          <table:table-cell table:style-name="ce2" office:value-type="float" office:value="1652" calcext:value-type="float">
            <text:p>1652</text:p>
          </table:table-cell>
          <table:table-cell table:style-name="ce2" office:value-type="string" calcext:value-type="string">
            <text:p>(s. l.)</text:p>
          </table:table-cell>
          <table:table-cell table:style-name="ce2" office:value-type="float" office:value="18" calcext:value-type="float">
            <text:p>18</text:p>
          </table:table-cell>
          <table:table-cell table:style-name="ce2" office:value-type="string" calcext:value-type="string">
            <text:p>1463. Galimathias burlesque sur la vie du cardinal Mazarin. (S. l.), 1652, 18 pages. Mazarin venait d'arriver à Poitiers. « Fait et passé l'an remarquable Que le roi n'avoit sur sa table Le plus souvent de quoi friper, Ne sachant pas où en gripper ; L'an que les linceulx de sa couche, Même ceux où la reine couche , Se trouvèrent, dit-on, percés, Voire en maints endroits rapiécés. » Ce pamphlet se termine par une épitaphe ordurière, dont voici le dernier vers : « Chacun sait toutefois qu'il chevauchoit en âne. » S'il n'est pas tout à fait aussi rare que la Famine, ou les Putains à cul, il est bien aussi sale et beaucoup plus spirituel.</text:p>
          </table:table-cell>
          <table:table-cell table:style-name="ce2" office:value-type="string" calcext:value-type="string">
            <text:p>oui</text:p>
          </table:table-cell>
          <table:table-cell table:style-name="ce2" office:value-type="string" calcext:value-type="string">
            <text:p>Galimatias_bvrlesque_svr_la_vie_dv_cardi.pdf</text:p>
          </table:table-cell>
          <table:table-cell table:style-name="ce2" office:value-type="string" calcext:value-type="string">
            <text:p>vers</text:p>
          </table:table-cell>
          <table:table-cell table:style-name="ce2" table:number-columns-repeated="3"/>
          <table:table-cell table:style-name="ce2" office:value-type="string" calcext:value-type="string">
            <text:p>Bibliothèque municipale de Lyon</text:p>
          </table:table-cell>
          <table:table-cell table:style-name="ce2" office:value-type="string" calcext:value-type="string">
            <text:p><text:a xlink:href="https://books.google.fr/books?id=25mEs6eMgXMC&amp;pg=PA3&amp;dq=sur+la+vie+du+cardinal++Mazarin&amp;hl=fr&amp;sa=X&amp;ved=0ahUKEwjJpP2wutjpAhVIqxoKHepRAx8Q6AEILzAB#v=onepage&amp;q=sur%20la%20vie%20du%20cardinal%20%20Mazarin&amp;f=false" xlink:type="simple">https://books.google.fr/books?id=25mEs6eMgXMC&amp;pg=PA3&amp;dq=sur+la+vie+du+cardinal++Mazarin&amp;hl=fr&amp;sa=X&amp;ved=0ahUKEwjJpP2wutjpAhVIqxoKHepRAx8Q6AEILzAB#v=onepage&amp;q=sur%20la%20vie%20du%20cardinal%20%20Mazarin&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1468" calcext:value-type="float">
            <text:p>1468</text:p>
          </table:table-cell>
          <table:table-cell table:style-name="ce2"/>
          <table:table-cell table:style-name="ce2" office:value-type="string" calcext:value-type="string">
            <text:p>Gazette (la) burlesque, envoyée au gazetier de Paris.</text:p>
          </table:table-cell>
          <table:table-cell table:style-name="ce2" office:value-type="float" office:value="1649" calcext:value-type="float">
            <text:p>1649</text:p>
          </table:table-cell>
          <table:table-cell table:style-name="ce2" office:value-type="string" calcext:value-type="string">
            <text:p>(s. l.)</text:p>
          </table:table-cell>
          <table:table-cell table:style-name="ce2" office:value-type="float" office:value="7" calcext:value-type="float">
            <text:p>7</text:p>
          </table:table-cell>
          <table:table-cell table:style-name="ce2" office:value-type="string" calcext:value-type="string">
            <text:p>1468. Gazette (la) burlesque, envoyée au gazetier de Paris. (S. l.), 1649,7 pages. L'auteur prétend que c'est Renaudot qui a introduit le mot incognito dans la langue française.</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I</text:p>
          </table:table-cell>
          <table:table-cell table:style-name="ce2" office:value-type="float" office:value="1471" calcext:value-type="float">
            <text:p>1471</text:p>
          </table:table-cell>
          <table:table-cell table:style-name="ce2"/>
          <table:table-cell table:style-name="ce2" office:value-type="string" calcext:value-type="string">
            <text:p>Gazette (la) du temps, en vers burlesques.</text:p>
          </table:table-cell>
          <table:table-cell table:style-name="ce2" office:value-type="float" office:value="1652" calcext:value-type="float">
            <text:p>1652</text:p>
          </table:table-cell>
          <table:table-cell table:style-name="ce2" office:value-type="string" calcext:value-type="string">
            <text:p>Paris</text:p>
          </table:table-cell>
          <table:table-cell table:style-name="ce2"/>
          <table:table-cell table:style-name="ce2" office:value-type="string" calcext:value-type="string">
            <text:p>1471. Gazette (la) du temps, en vers burlesques. Paris, 1652. Ce sont des lettres de Loret à mademoiselle de Longueville, depuis duchesse de Nemours. Il y en a neuf, et dix si l'on compte la Gazette nouvelle ; nais elles sont classées d'une manière fort irrégulière. On sait que les lettres de Loret dont la première est du 4 mai 1650, se donnaient manuscrites et en une seule copie, qui était lue chez mademoiselle de Longueville devant ceux qui la voulaient écouter, dit naïvement l'auteur du discours sur la Muse historique, dans le recueil de 1658, ou qui passait en diverses mains. Plus tard il s'en fit, apparemment du consentement de la princesse et de Loret, d'autres copies sur la première, mais toujours manuscrites, « pour des gens de considération de la confidence » de mademoiselle de Longueville. Le cercle s'agrandissant chaque jour, elles arrivèrent ainsi à un libraire, qui s'en empara, et les fit imprimer, à l'insu de l'auteur d'abord, puis malgré ses vives et persévérantes réclama tions. La première qui fut publiée de la sorte, est la lettre 34° du III° livre de la Muse historique. Ensuite parurent successivement, et dans l'ordre suivant, les 35°, 38°, 36°,39°, 37e, 40e, 32e, 23° et 42°, celle-ci sous le double titre de la Gazette nouvelle et la Mouvelle gazette du temps, en vers burlesques. Il ne paraît pas que Loret ait réclamé avant la publication de la Quatrième gazette du temps, c'est-à-dire la lettre 36° de la Muse historique; mais à partir de cette date, il ne cesse de gémir, de se plaindre; il menace même. Le libraire fait imprimer ses gémisse ments, ses plaintes et ses menaces. « Des débiteurs de faux papiers, Pires cent fois que des fripiers, Et qui n'ont jamais les mains nettes , Font imprimer de mes gazettes.... Qu'ils finissent, je leur en prie, Cette franche friponnerie ; Ou je déclare à ces méchants Qu'ils n'en seront pas bons marchands. » C'est ainsi que Loret dénonce le libraire dans la lettre 36° de la Muse historique, et que le libraire répète la dénonciation dans la Quatrième gazette du temps. Loret revient sur le même sujet dans la lettre 41° : « Ce détestable plagiaire , Cette âme basse et mercenaire , Qui ma gazette imprimer fit, Pour en tirer quelque profit, Ayant, de peur de plaie ou bosse , Discontinué son négoce,... L'a depuis peu recommencé. » La 42e lettre est contrefaite; et le libraire y dit avec Loret : « Je crois que votre grandeur... Sans doute saura bientôt faire Un châtiment très exemplaire De ces sots falsificateurs. » Pourtant Loret s'était décidé à faire imprimer lui-même la lettre 39°, que, de son côté, le contrefacteur n'a pas manqué de publier sous le titre de Cinquième gazette du temps. « Un mal, lequel à l'improviste A surpris monsieur mon copiste , M'a fait , en cette occasion , Recourir à l'impression.» Mais l'imprimeur « ... Sans abus ni fraude aucune.. . Doit observer cette loi De n'en tirer, chaque semaine, Qu'une unique et seule douzaine. » La 40° lettre fut aussi imprimée par la même raison. Loret est enchanté de cette invention « excellente, dit l'auteur du discours sur la Muse historique, pour produire en même temps plusieurs exemplaires d'une seule pièce. » Ses vers « ... A lire en sont plus aisés. Ils n'ont ni glose, ni rature. » On peut croire que, depuis ce moment, il renonça tout à fait aux copies manuscrites de ses gazettes. On lit en effet dans l'avis de l'Imprimeur aux lecteurs qui suit le discours sur la Muse historique, que les Lettres en vers ont été imprimées, toutes les semaines, depuis le mois de septembre 1652; et la Cinquième gazette du temps, qui est la lettre 39°, la première pour laquelle Loret eut recours à l'impression, est datée « A Paris, le jour saint Michel l'Ange. » (29 septembre.) La Gazette nouvelle qui correspond à la lettre 42°, porte, au verso du titre, un avis où il est dit que le public recevra, toutes les se maines, un nouveau cahier intitulé : Gazette en vers burlesques. Il importe de remarquer que la lettre 40° fut publiée par le con trefacteur sous le titre de la Sixième gazette du temps, quoiqu'il eût déjà intitulé Sixième gazette la lettre 37°. On sait que les lettres de Loret à Mademoiselle de Longueville ont été recueillies en 1658, et publiées in-folio; mais ce qu'on sait moins généralement, c'est que, dès 1656, on avait fait une édition, in-4°, des lettres de 1650. J'en ai vu chez M. Potier, libraire, un très-bel exemplaire aux armes du duc de Nemours, Paris, Charles Chenault, comme l'in-folio de 1658. M. le comte Léon de Laborde a donné une excellente notice sur Loret et sur la Muse historique, dans les notes du Palais Mazarin.</text:p>
          </table:table-cell>
          <table:table-cell table:style-name="ce2" office:value-type="string" calcext:value-type="string">
            <text:p>oui</text:p>
          </table:table-cell>
          <table:table-cell table:style-name="ce2" office:value-type="string" calcext:value-type="string">
            <text:p>La_gazette_du_temps_en_vers_burlesques.pdf</text:p>
          </table:table-cell>
          <table:table-cell table:style-name="ce2" office:value-type="string" calcext:value-type="string">
            <text:p>vers</text:p>
          </table:table-cell>
          <table:table-cell table:style-name="ce2" table:number-columns-repeated="3"/>
          <table:table-cell table:style-name="ce2" office:value-type="string" calcext:value-type="string">
            <text:p>la bibliothèque de l'État de Bavière</text:p>
          </table:table-cell>
          <table:table-cell table:style-name="ce2" office:value-type="string" calcext:value-type="string">
            <text:p><text:a xlink:href="https://books.google.fr/books?id=FWZCAAAAcAAJ&amp;printsec=frontcover&amp;dq=Gazette+(la)+du+temps,+en+vers+burlesques.&amp;hl=fr&amp;sa=X&amp;ved=0ahUKEwjcw6CmitTpAhXlA2MBHfE6BQoQ6AEIKDAA#v=onepage&amp;q=Gazette%20(la)%20du%20temps%2C%20en%20vers%20burlesques.&amp;f=false" xlink:type="simple">https://books.google.fr/books?id=FWZCAAAAcAAJ&amp;printsec=frontcover&amp;dq=Gazette+(la)+du+temps,+en+vers+burlesques.&amp;hl=fr&amp;sa=X&amp;ved=0ahUKEwjcw6CmitTpAhXlA2MBHfE6BQoQ6AEIKDAA#v=onepage&amp;q=Gazette%20(la)%20du%20temps%2C%20en%20vers%20burlesqu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1472" calcext:value-type="float">
            <text:p>1472</text:p>
          </table:table-cell>
          <table:table-cell table:style-name="ce2"/>
          <table:table-cell table:style-name="ce2" office:value-type="string" calcext:value-type="string">
            <text:p>Gazette (la) nouvelle, en vers burlesques, sur l'arrivée du roi en sa bonne ville de Paris, première semaine.</text:p>
          </table:table-cell>
          <table:table-cell table:style-name="ce2" office:value-type="float" office:value="1652" calcext:value-type="float">
            <text:p>1652</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1472. Gazette (la) nouvelle, en vers burlesques, sur l'arrivée du roi en sa bonne ville de Paris, première semaine. Paris, Claude Le Roy, 1652, 8 pages. C'est la lettre 42° du III° livre de la Muse historique. Elle a été contrefaite sous le titre de la Nouvelle Gazette du temps, en vers burlesques, du dix-neuvième octobre 1652. La Fronde était finie.</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I</text:p>
          </table:table-cell>
          <table:table-cell table:style-name="ce2" office:value-type="float" office:value="1474" calcext:value-type="float">
            <text:p>1474</text:p>
          </table:table-cell>
          <table:table-cell table:style-name="ce2"/>
          <table:table-cell table:style-name="ce2" office:value-type="string" calcext:value-type="string">
            <text:p>Géants (les)terrassés, ou la Fable historique, en vers burlesques.</text:p>
          </table:table-cell>
          <table:table-cell table:style-name="ce2" office:value-type="float" office:value="1650" calcext:value-type="float">
            <text:p>1650</text:p>
          </table:table-cell>
          <table:table-cell table:style-name="ce2" office:value-type="string" calcext:value-type="string">
            <text:p>Paris</text:p>
          </table:table-cell>
          <table:table-cell table:style-name="ce2" office:value-type="float" office:value="7" calcext:value-type="float">
            <text:p>7</text:p>
          </table:table-cell>
          <table:table-cell table:style-name="ce2" office:value-type="string" calcext:value-type="string">
            <text:p>1474. Géants (les)terrassés, ou la Fable historique, en vers burlesques. Paris, Denis Pelé, 1650, 7 pages. Il s'agit de la prison des princes.</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I</text:p>
          </table:table-cell>
          <table:table-cell table:style-name="ce2" office:value-type="float" office:value="1498" calcext:value-type="float">
            <text:p>1498</text:p>
          </table:table-cell>
          <table:table-cell table:style-name="ce2"/>
          <table:table-cell table:style-name="ce2" office:value-type="string" calcext:value-type="string">
            <text:p>Gloire (la) familière, ou la Description populaire de la bataille de Lens, remportée sur les Espagnols par M. le prince de Condé, en vers burlesques.</text:p>
          </table:table-cell>
          <table:table-cell table:style-name="ce2" office:value-type="float" office:value="1648" calcext:value-type="float">
            <text:p>1648</text:p>
          </table:table-cell>
          <table:table-cell table:style-name="ce2" office:value-type="string" calcext:value-type="string">
            <text:p>(s. l.)</text:p>
          </table:table-cell>
          <table:table-cell table:style-name="ce2" office:value-type="float" office:value="12" calcext:value-type="float">
            <text:p>12</text:p>
          </table:table-cell>
          <table:table-cell table:style-name="ce2" office:value-type="string" calcext:value-type="string">
            <text:p>1498. Gloire (la) familière, ou la Description populaire de la bataille de Lens, remportée sur les Espagnols par M. le prince de Condé, en vers burlesques. (S. l., 1648), 12 pages. Très-rare. Il s'y rencontre quelques traits assez spirituels.</text:p>
          </table:table-cell>
          <table:table-cell table:style-name="ce2" office:value-type="string" calcext:value-type="string">
            <text:p>oui</text:p>
          </table:table-cell>
          <table:table-cell table:style-name="ce2" office:value-type="string" calcext:value-type="string">
            <text:p>La_gloire_familiere_ou_La_description_p.pdf</text:p>
          </table:table-cell>
          <table:table-cell table:style-name="ce2" office:value-type="string" calcext:value-type="string">
            <text:p>vers</text:p>
          </table:table-cell>
          <table:table-cell table:style-name="ce2" table:number-columns-repeated="3"/>
          <table:table-cell table:style-name="ce2" office:value-type="string" calcext:value-type="string">
            <text:p>Bibliothèque municipale de Lyon</text:p>
          </table:table-cell>
          <table:table-cell table:style-name="ce2" office:value-type="string" calcext:value-type="string">
            <text:p><text:a xlink:href="https://books.google.fr/books?id=9ZuSxM0UGWkC&amp;pg=PA1&amp;dq=Gloire+(la)+familière,+ou+la+Description+populaire++de+la+bataille+de+Lens&amp;hl=fr&amp;sa=X&amp;ved=0ahUKEwjPr4arj9TpAhUO3BoKHRLZAhsQ6AEIKDAA#v=onepage&amp;q=Gloire%20(la)%20familière%2C%20ou%20la%20Description%20populaire%20%20de%20la%20bataille%20de%20Lens&amp;f=false" xlink:type="simple">https://books.google.fr/books?id=9ZuSxM0UGWkC&amp;pg=PA1&amp;dq=Gloire+(la)+famili%C3%A8re,+ou+la+Description+populaire++de+la+bataille+de+Lens&amp;hl=fr&amp;sa=X&amp;ved=0ahUKEwjPr4arj9TpAhUO3BoKHRLZAhsQ6AEIKDAA#v=onepage&amp;q=Gloire%20(la)%20famili%C3%A8re%2C%20ou%20la%20Description%20populaire%20%20de%20la%20bataille%20de%20Len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1502" calcext:value-type="float">
            <text:p>1502</text:p>
          </table:table-cell>
          <table:table-cell table:style-name="ce2"/>
          <table:table-cell table:style-name="ce2" office:value-type="string" calcext:value-type="string">
            <text:p>Gouvernement (le) de l'état présent, où l'on voit les fourbes et tromperies de Mazarin.</text:p>
          </table:table-cell>
          <table:table-cell table:style-name="ce2" office:value-type="float" office:value="1652" calcext:value-type="float">
            <text:p>1652</text:p>
          </table:table-cell>
          <table:table-cell table:style-name="ce2" office:value-type="string" calcext:value-type="string">
            <text:p>Paris</text:p>
          </table:table-cell>
          <table:table-cell table:style-name="ce2" office:value-type="float" office:value="13" calcext:value-type="float">
            <text:p>13</text:p>
          </table:table-cell>
          <table:table-cell table:style-name="ce2" office:value-type="string" calcext:value-type="string">
            <text:p>1502. Gouvernement (le) de l'état présent, où l'on voit les fourbes et tromperies de Mazarin. Paris, 1652, 13 pages. C'est la Miliade de Richelieu, arrangée pour le cardinal Maza rin et publiée, pour la première fois, en 1649, sous le titre de : Tableau du gouvernement présent ou l'Éloge de son Éminence, etc. Il ne faut pas la confondre avec la Miliade ou l'Éloge burlesque de Mazarin , etc.</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I</text:p>
          </table:table-cell>
          <table:table-cell table:style-name="ce2" office:value-type="float" office:value="1510" calcext:value-type="float">
            <text:p>1510</text:p>
          </table:table-cell>
          <table:table-cell table:style-name="ce2"/>
          <table:table-cell table:style-name="ce2" office:value-type="string" calcext:value-type="string">
            <text:p>Grand (le)Gersay battu, ou la Canne de monsieur de Beaufort au festin du Renard aux Thuileries,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5" calcext:value-type="float">
            <text:p>15</text:p>
          </table:table-cell>
          <table:table-cell table:style-name="ce2" office:value-type="string" calcext:value-type="string">
            <text:p>1510. Grand (le)Gersay battu, ou la Canne de monsieur de Beaufort au festin du Renard aux Thuileries, en vers burlesques. Paris, 1649, 15 pages.</text:p>
          </table:table-cell>
          <table:table-cell table:style-name="ce2" office:value-type="string" calcext:value-type="string">
            <text:p>oui</text:p>
          </table:table-cell>
          <table:table-cell table:style-name="ce2" office:value-type="string" calcext:value-type="string">
            <text:p>Le_grand_Gersay_battu_ou_la_Canne_de_Mon.pdf</text:p>
          </table:table-cell>
          <table:table-cell table:style-name="ce2" office:value-type="string" calcext:value-type="string">
            <text:p>vers</text:p>
          </table:table-cell>
          <table:table-cell table:style-name="ce2" table:number-columns-repeated="3"/>
          <table:table-cell table:style-name="ce2" office:value-type="string" calcext:value-type="string">
            <text:p>Bibliothèque municipale de Lyon</text:p>
          </table:table-cell>
          <table:table-cell table:style-name="ce2" office:value-type="string" calcext:value-type="string">
            <text:p><text:a xlink:href="https://books.google.fr/books?id=00g9ARcROLYC&amp;printsec=frontcover&amp;dq=Grand(le)Gersay+battu,&amp;hl=fr&amp;sa=X&amp;ved=0ahUKEwjNivfFktTpAhWLDxQKHbk3CQwQ6AEIMDAB#v=onepage&amp;q=Grand(le)Gersay%20battu%2C&amp;f=false" xlink:type="simple">https://books.google.fr/books?id=00g9ARcROLYC&amp;printsec=frontcover&amp;dq=Grand(le)Gersay+battu,&amp;hl=fr&amp;sa=X&amp;ved=0ahUKEwjNivfFktTpAhWLDxQKHbk3CQwQ6AEIMDAB#v=onepage&amp;q=Grand(le)Gersay%20battu%2C&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1512" calcext:value-type="float">
            <text:p>1512</text:p>
          </table:table-cell>
          <table:table-cell table:style-name="ce2"/>
          <table:table-cell table:style-name="ce2" office:value-type="string" calcext:value-type="string">
            <text:p>Grand (le) poëte burlesque de l'école d'Asnières,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6" calcext:value-type="float">
            <text:p>6</text:p>
          </table:table-cell>
          <table:table-cell table:style-name="ce2" office:value-type="string" calcext:value-type="string">
            <text:p>1512. Grand (le) poëte burlesque de l'école d'Asnières, en vers burlesques. Paris, Sébastien Martin, 1649, 6 pages.</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I</text:p>
          </table:table-cell>
          <table:table-cell table:style-name="ce2" office:value-type="float" office:value="1517" calcext:value-type="float">
            <text:p>1517</text:p>
          </table:table-cell>
          <table:table-cell table:style-name="ce2"/>
          <table:table-cell table:style-name="ce2" office:value-type="string" calcext:value-type="string">
            <text:p>Grandeur de l'Astrée parisienne sur Minerve et Bellone,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1517. Grandeur de l'Astrée parisienne sur Minerve et Bellone, en vers burlesques. Paris, Claude Morlot, 1649, 8 pages. « Dans ce lieu (le Parlement) comme dans l'église Dieu nos prières autorise! » 22 avril.</text:p>
          </table:table-cell>
          <table:table-cell table:style-name="ce2" office:value-type="string" calcext:value-type="string">
            <text:p>non</text:p>
          </table:table-cell>
          <table:table-cell table:style-name="ce2" table:number-columns-repeated="5"/>
          <table:table-cell table:style-name="ce2" office:value-type="string" calcext:value-type="string">
            <text:p>Bibliothèque municipale de Lyon (Bibliothèque jésuite des Fontaines)</text:p>
          </table:table-cell>
          <table:table-cell table:style-name="ce2" office:value-type="string" calcext:value-type="string">
            <text:p><text:a xlink:href="https://books.google.fr/books?id=TbxaKDKaJc8C&amp;pg=PA3&amp;dq=Grandeur+de+l%27Astrée+parisienne+sur+Minerve+et+Bellone&amp;hl=fr&amp;sa=X&amp;ved=0ahUKEwiOl8PjldTpAhVCyxoKHW9ZA8wQ6AEIKDAA#v=onepage&amp;q=Grandeur%20de%20l'Astrée%20parisienne%20sur%20Minerve%20et%20Bellone&amp;f=false" xlink:type="simple">https://books.google.fr/books?id=TbxaKDKaJc8C&amp;pg=PA3&amp;dq=Grandeur+de+l%27Astr%C3%A9e+parisienne+sur+Minerve+et+Bellone&amp;hl=fr&amp;sa=X&amp;ved=0ahUKEwiOl8PjldTpAhVCyxoKHW9ZA8wQ6AEIKDAA#v=onepage&amp;q=Grandeur%20de%20l'Astr%C3%A9e%20parisienne%20sur%20Minerve%20et%20Bellone&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1521" calcext:value-type="float">
            <text:p>1521</text:p>
          </table:table-cell>
          <table:table-cell table:style-name="ce2"/>
          <table:table-cell table:style-name="ce2" office:value-type="string" calcext:value-type="string">
            <text:p>Guerre (la)burlesque, ou l'Injustice terrassée aux pieds de M. de Beaufort.</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2" calcext:value-type="float">
            <text:p>12</text:p>
          </table:table-cell>
          <table:table-cell table:style-name="ce2" office:value-type="string" calcext:value-type="string">
            <text:p>1521. Guerre (la)burlesque, ou l'Injustice terrassée aux pieds de M. de Beaufort. Paris, Nicolas Jacquard, 1649, 12 pages. L'épître dédicatoire au duc de Beaufort est signée De La Frenaye. Il semble que l'auteur avait précédemment écrit un petit œuvre « Du nom de justice éclairée Des rêts de la voute dorée. » Est-ce la Justice triomphante ?</text:p>
          </table:table-cell>
          <table:table-cell table:style-name="ce2" office:value-type="string" calcext:value-type="string">
            <text:p>oui</text:p>
          </table:table-cell>
          <table:table-cell table:style-name="ce2" office:value-type="string" calcext:value-type="string">
            <text:p>La_Guerre_burlesque_ou_l_Injustice_[...]La_Frenaye_bpt6k5851853h.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851853h.r=Guerre%20%28la%29burlesque%2C%20ou%20l%27Injustice%20terrassée%20aux%20%20pieds%20de%20M.%20de%20Beaufort.?rk=21459;2" xlink:type="simple">https://gallica.bnf.fr/ark:/12148/bpt6k5851853h.r=Guerre%20%28la%29burlesque%2C%20ou%20l%27Injustice%20terrass%C3%A9e%20aux%20%20pieds%20de%20M.%20de%20Beaufort.?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I</text:p>
          </table:table-cell>
          <table:table-cell table:style-name="ce2" office:value-type="float" office:value="1522" calcext:value-type="float">
            <text:p>1522</text:p>
          </table:table-cell>
          <table:table-cell table:style-name="ce2"/>
          <table:table-cell table:style-name="ce2" office:value-type="string" calcext:value-type="string">
            <text:p>Guerre (la) civile,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1" calcext:value-type="float">
            <text:p>11</text:p>
          </table:table-cell>
          <table:table-cell table:style-name="ce2" office:value-type="string" calcext:value-type="string">
            <text:p>1522. Guerre (la) civile, en vers burlesques. Paris, Claude Huot, 1649, 11 pages. Boutade plus gaie que spirituelle. « Puisque mon style est assez drôle, Et qu'après le demi setier, Que d'un trait je bois tout entier,. J'assemble des termes bouffons... Puisqu'en cette sorte d'écrire Autrefois je vous ai fait rire, Faisant pleurer un carnaval Qui se plaignait d'un cardinal. C'est la Plainte du carnaval et de la foire Saint-Germain, etc.</text:p>
          </table:table-cell>
          <table:table-cell table:style-name="ce2" office:value-type="string" calcext:value-type="string">
            <text:p>oui</text:p>
          </table:table-cell>
          <table:table-cell table:style-name="ce2" office:value-type="string" calcext:value-type="string">
            <text:p>La_guerre_civile_en_vers_[...]_bpt6k5542990f.pdf</text:p>
          </table:table-cell>
          <table:table-cell table:style-name="ce2" office:value-type="string" calcext:value-type="string">
            <text:p>vers</text:p>
          </table:table-cell>
          <table:table-cell table:style-name="ce2"/>
          <table:table-cell table:style-name="ce2" office:value-type="string" calcext:value-type="string">
            <text:p>Tolbiac</text:p>
          </table:table-cell>
          <table:table-cell table:style-name="ce2" office:value-type="string" calcext:value-type="string">
            <text:p><text:a xlink:href="https://gallica.bnf.fr/ark:/12148/bpt6k5542990f/f2.image.r=Guerre%20civile,%20en%20vers%20burlesques" xlink:type="simple">https://gallica.bnf.fr/ark:/12148/bpt6k5542990f/f2.image.r=Guerre%20civile,%20en%20vers%20burlesques</text:a></text:p>
          </table:table-cell>
          <table:table-cell table:style-name="ce2" office:value-type="string" calcext:value-type="string">
            <text:p>Université de Gand , Bibliothèque municipale de Lyon</text:p>
          </table:table-cell>
          <table:table-cell table:style-name="ce2" office:value-type="string" calcext:value-type="string">
            <text:p><text:a xlink:href="https://books.google.fr/books?id=ohxHAAAAcAAJ&amp;printsec=frontcover&amp;dq=Guerre+(la)+civile,+en+vers+burlesques.&amp;hl=fr&amp;sa=X&amp;ved=0ahUKEwjlyKXGzdTpAhUEzhoKHZxuC0YQ6AEIKDAA#v=onepage&amp;q=Guerre%20(la)%20civile%2C%20en%20vers%20burlesques.&amp;f=false" xlink:type="simple">https://books.google.fr/books?id=ohxHAAAAcAAJ&amp;printsec=frontcover&amp;dq=Guerre+(la)+civile,+en+vers+burlesques.&amp;hl=fr&amp;sa=X&amp;ved=0ahUKEwjlyKXGzdTpAhUEzhoKHZxuC0YQ6AEIKDAA#v=onepage&amp;q=Guerre%20(la)%20civile%2C%20en%20vers%20burlesqu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1523" calcext:value-type="float">
            <text:p>1523</text:p>
          </table:table-cell>
          <table:table-cell table:style-name="ce2"/>
          <table:table-cell table:style-name="ce2" office:value-type="string" calcext:value-type="string">
            <text:p>Guerre (la) d'Ænée (sic) en Italie, appropriée à l'histoire du temps, en vers burlesques, dédiée à M. le marquis de Roquelaure.</text:p>
          </table:table-cell>
          <table:table-cell table:style-name="ce2" office:value-type="float" office:value="1650" calcext:value-type="float">
            <text:p>1650</text:p>
          </table:table-cell>
          <table:table-cell table:style-name="ce2" office:value-type="string" calcext:value-type="string">
            <text:p>Paris</text:p>
          </table:table-cell>
          <table:table-cell table:style-name="ce2" office:value-type="float" office:value="32" calcext:value-type="float">
            <text:p>32</text:p>
          </table:table-cell>
          <table:table-cell table:style-name="ce2" office:value-type="string" calcext:value-type="string">
            <text:p>1523. Guerre (la) d'Enée (sic) en Italie, appropriée à l'histoire du temps, en vers burlesques, dédiée à M. le marquis de Roquelaure. Paris, François Lecointe, 1650, 32 pages. L'auteur a signé l'épître dédicatoire du nom de Braizer. Le père Lelong a écrit, par erreur , Braciet. Il est assez difficile de retrouver là l'histoire du temps. On y voit seulement quatre vers où le Parlement est accusé d'avoir fait la guerre pour le droit annuel, un passage où l'on peut croire que Mazarin est peint sous le nom de Mézence. Énée serait le prince de Condé. Mais tout cela n'est rien moins que net.</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I</text:p>
          </table:table-cell>
          <table:table-cell table:style-name="ce2" office:value-type="float" office:value="1524" calcext:value-type="float">
            <text:p>1524</text:p>
          </table:table-cell>
          <table:table-cell table:style-name="ce2"/>
          <table:table-cell table:style-name="ce2" office:value-type="string" calcext:value-type="string">
            <text:p>Guerre (la) des Menardeaux, ou la Fameuse bataille de la rue Neuve Saint Louis, donnée entre quelques brigades des compagnies de la milice de Paris, le 25 juin 1652, avec l'apologie des vainqueurs et l'oraison funèbre des morts, en vers façon de burlesque, par un disciple de Scarron.</text:p>
          </table:table-cell>
          <table:table-cell table:style-name="ce2" office:value-type="float" office:value="1652" calcext:value-type="float">
            <text:p>1652</text:p>
          </table:table-cell>
          <table:table-cell table:style-name="ce2" office:value-type="string" calcext:value-type="string">
            <text:p>(s. l.)</text:p>
          </table:table-cell>
          <table:table-cell table:style-name="ce2" office:value-type="float" office:value="24" calcext:value-type="float">
            <text:p>24</text:p>
          </table:table-cell>
          <table:table-cell table:style-name="ce2" office:value-type="string" calcext:value-type="string">
            <text:p>1524. Guerre (la) des Menardeaux, ou la Fameuse bataille de la rue Neuve Saint Louis, donnée entre quelques brigades des compagnies de la milice de Paris, le 25 juin 1652, avec l'apologie des vainqueurs et l'orai son funèbre des morts, en vers façon de burlesque, par un disciple de Scarron. (S. l.), 1652, 24 pages. Ce combat où il y eut en effet des morts et des blessés, a été appelé guerre des Menardeaux, parce que la compagnie qui fut . assaillie aux abords du palais était celle dont Menardeau-Champré, conseiller au Parlement, était capitaine. Il fut formellement excepté de l'amnistie par l'arrêt de vérification. La pièce n'est ni commune ni bonne.</text:p>
          </table:table-cell>
          <table:table-cell table:style-name="ce2" office:value-type="string" calcext:value-type="string">
            <text:p>oui</text:p>
          </table:table-cell>
          <table:table-cell table:style-name="ce2" office:value-type="string" calcext:value-type="string">
            <text:p>La_guerre_des_Menardeaux_ou_la_Fameuse_b.pdf</text:p>
          </table:table-cell>
          <table:table-cell table:style-name="ce2" office:value-type="string" calcext:value-type="string">
            <text:p>vers</text:p>
          </table:table-cell>
          <table:table-cell table:style-name="ce2" table:number-columns-repeated="3"/>
          <table:table-cell table:style-name="ce2" office:value-type="string" calcext:value-type="string">
            <text:p>Bibliothèque municipale de Lyon (Bibliothèque jésuite des Fontaines)</text:p>
          </table:table-cell>
          <table:table-cell table:style-name="ce2" office:value-type="string" calcext:value-type="string">
            <text:p><text:a xlink:href="https://books.google.fr/books?id=sJppIK7ht1gC&amp;pg=PA3&amp;dq=Guerre+(la)+des+Menardeaux,+ou+la+Fameuse+bataille+de+la+rue+Neuve&amp;hl=fr&amp;sa=X&amp;ved=0ahUKEwiDtJ3l09TpAhWiy4UKHVdZBw0Q6AEILTAB#v=onepage&amp;q=Guerre%20(la)%20des%20Menardeaux%2C%20ou%20la%20Fameuse%20bataille%20de%20la%20rue%20Neuve&amp;f=false" xlink:type="simple">https://books.google.fr/books?id=sJppIK7ht1gC&amp;pg=PA3&amp;dq=Guerre+(la)+des+Menardeaux,+ou+la+Fameuse+bataille+de+la+rue+Neuve&amp;hl=fr&amp;sa=X&amp;ved=0ahUKEwiDtJ3l09TpAhWiy4UKHVdZBw0Q6AEILTAB#v=onepage&amp;q=Guerre%20(la)%20des%20Menardeaux%2C%20ou%20la%20Fameuse%20bataille%20de%20la%20rue%20Neuve&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1528" calcext:value-type="float">
            <text:p>1528</text:p>
          </table:table-cell>
          <table:table-cell table:style-name="ce2"/>
          <table:table-cell table:style-name="ce2" office:value-type="string" calcext:value-type="string">
            <text:p>Guerre (la) en fuite hors du royaume de France, en vers burlesques.</text:p>
          </table:table-cell>
          <table:table-cell table:style-name="ce2" office:value-type="float" office:value="1649" calcext:value-type="float">
            <text:p>1649</text:p>
          </table:table-cell>
          <table:table-cell table:style-name="ce2" office:value-type="string" calcext:value-type="string">
            <text:p>(s. l.)</text:p>
          </table:table-cell>
          <table:table-cell table:style-name="ce2" office:value-type="float" office:value="8" calcext:value-type="float">
            <text:p>8</text:p>
          </table:table-cell>
          <table:table-cell table:style-name="ce2" office:value-type="string" calcext:value-type="string">
            <text:p>1528. Guerre (la) en fuite hors du royaume de France, en vers burlesques.(S. l.), 1649,8 pages.</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I</text:p>
          </table:table-cell>
          <table:table-cell table:style-name="ce2" office:value-type="float" office:value="1531" calcext:value-type="float">
            <text:p>1531</text:p>
          </table:table-cell>
          <table:table-cell table:style-name="ce2"/>
          <table:table-cell table:style-name="ce2" office:value-type="string" calcext:value-type="string">
            <text:p>Guerre (la) sans canons, raillerie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1531. Guerre (la) sans canons, raillerie en vers bur lesques. Paris, Denys Langlois, 1649,8 pages. Sans canons de hauts-de-chausses.</text:p>
          </table:table-cell>
          <table:table-cell table:style-name="ce2" office:value-type="string" calcext:value-type="string">
            <text:p>oui</text:p>
          </table:table-cell>
          <table:table-cell table:style-name="ce2" office:value-type="string" calcext:value-type="string">
            <text:p>La_guerre_sans_canons_raillerie_en_vers.pdf</text:p>
          </table:table-cell>
          <table:table-cell table:style-name="ce2" office:value-type="string" calcext:value-type="string">
            <text:p>vers</text:p>
          </table:table-cell>
          <table:table-cell table:style-name="ce2" office:value-type="string" calcext:value-type="string">
            <text:p>ajouté jb</text:p>
          </table:table-cell>
          <table:table-cell table:style-name="ce2" table:number-columns-repeated="2"/>
          <table:table-cell table:style-name="ce2" office:value-type="string" calcext:value-type="string">
            <text:p>Bibliothèque de la ville de Lyon</text:p>
          </table:table-cell>
          <table:table-cell table:style-name="ce2" office:value-type="string" calcext:value-type="string">
            <text:p><text:a xlink:href="https://books.google.fr/books?id=eMkjHM5wkQcC&amp;printsec=frontcover&amp;hl=fr&amp;source=gbs_ge_summary_r&amp;cad=0#v=onepage&amp;q&amp;f=false" xlink:type="simple">https://books.google.fr/books?id=eMkjHM5wkQcC&amp;printsec=frontcover&amp;hl=fr&amp;source=gbs_ge_summary_r&amp;cad=0#v=onepage&amp;q&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1538" calcext:value-type="float">
            <text:p>1538</text:p>
          </table:table-cell>
          <table:table-cell table:style-name="ce2"/>
          <table:table-cell table:style-name="ce2" office:value-type="string" calcext:value-type="string">
            <text:p>Haine (la) irréconciliable de la paix et de la guerre,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6" calcext:value-type="float">
            <text:p>16</text:p>
          </table:table-cell>
          <table:table-cell table:style-name="ce2" office:value-type="string" calcext:value-type="string">
            <text:p>1538. Haine (la) irréconciliable de la paix et de la guerre, en vers burlesques. Paris, veuve Théod. Pé pingué et Est. Maucroy, 1649, 16 pages. Méme pièce que le Festin de la paix et de la guerre interrompu.</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I</text:p>
          </table:table-cell>
          <table:table-cell table:style-name="ce2" office:value-type="float" office:value="1543" calcext:value-type="float">
            <text:p>1543</text:p>
          </table:table-cell>
          <table:table-cell table:style-name="ce2"/>
          <table:table-cell table:style-name="ce2" office:value-type="string" calcext:value-type="string">
            <text:p>Harangue burlesque faite à Mademoiselle, au nom des bateliers d'Orléans, contenant le narré de son entrée dans la ville.</text:p>
          </table:table-cell>
          <table:table-cell table:style-name="ce2" office:value-type="float" office:value="1652" calcext:value-type="float">
            <text:p>1652</text:p>
          </table:table-cell>
          <table:table-cell table:style-name="ce2" office:value-type="string" calcext:value-type="string">
            <text:p>Orléans</text:p>
          </table:table-cell>
          <table:table-cell table:style-name="ce2" office:value-type="float" office:value="11" calcext:value-type="float">
            <text:p>11</text:p>
          </table:table-cell>
          <table:table-cell table:style-name="ce2" office:value-type="string" calcext:value-type="string">
            <text:p>1543. Harangue burlesque faite à Mademoiselle , au nom des bateliers d'Orléans, contenant le narré de son entrée dans la ville. Orléans, Gilles Hotot, 1652, 11 pages. Ce pamphlet de d'Angerville est spirituel et rare.</text:p>
          </table:table-cell>
          <table:table-cell table:style-name="ce2" office:value-type="string" calcext:value-type="string">
            <text:p>oui</text:p>
          </table:table-cell>
          <table:table-cell table:style-name="ce2" office:value-type="string" calcext:value-type="string">
            <text:p>Harangue_burlesque_faite_a_Mademoiselle_[...]Dangerville_16_bpt6k725697.pdf</text:p>
          </table:table-cell>
          <table:table-cell table:style-name="ce2" office:value-type="string" calcext:value-type="string">
            <text:p>vers</text:p>
          </table:table-cell>
          <table:table-cell table:style-name="ce2" office:value-type="string" calcext:value-type="string">
            <text:p>! edition moderne</text:p>
          </table:table-cell>
          <table:table-cell table:style-name="ce2" office:value-type="string" calcext:value-type="string">
            <text:p>Arsenal</text:p>
          </table:table-cell>
          <table:table-cell table:style-name="ce2" office:value-type="string" calcext:value-type="string">
            <text:p><text:a xlink:href="https://gallica.bnf.fr/ark:/12148/bpt6k725697.r=Harangue%20burlesque%20faite%20à%20Mademoiselle?rk=21459;2" xlink:type="simple">https://gallica.bnf.fr/ark:/12148/bpt6k725697.r=Harangue%20burlesque%20faite%20%C3%A0%20Mademoiselle?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I</text:p>
          </table:table-cell>
          <table:table-cell table:style-name="ce2" office:value-type="float" office:value="1633" calcext:value-type="float">
            <text:p>1633</text:p>
          </table:table-cell>
          <table:table-cell table:style-name="ce2"/>
          <table:table-cell table:style-name="ce2" office:value-type="string" calcext:value-type="string">
            <text:p>Heureux (les) convois arrivés à Paris, ou le Remède à la famine,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1633. Heureux (les) convois arrivés à Paris, ou le Re mède à la famine, en vers burlesques. Paris, Nicolas De La Vigne, 1649,8 pages. Il n'y a qu'un bon trait; c'est celui-ci : L'auteur dit que la faim fait sortir le loup du bois ; puis il ajoute : « Pour moi, j'en veux faire de même Au commencement du Carême ; Mais devant , quiconque voudra Contre monsieur le Prince ira. »</text:p>
          </table:table-cell>
          <table:table-cell table:style-name="ce2" office:value-type="string" calcext:value-type="string">
            <text:p>non</text:p>
          </table:table-cell>
          <table:table-cell table:style-name="ce2" table:number-columns-repeated="2"/>
          <table:table-cell table:style-name="ce2" office:value-type="string" calcext:value-type="string">
            <text:p>ajouté jb</text:p>
          </table:table-cell>
          <table:table-cell table:style-name="ce2" table:number-columns-repeated="7"/>
          <table:table-cell table:number-columns-repeated="1005"/>
        </table:table-row>
        <table:table-row table:style-name="ro1">
          <table:table-cell table:style-name="ce2" office:value-type="string" calcext:value-type="string">
            <text:p>BibMoreau_II</text:p>
          </table:table-cell>
          <table:table-cell table:style-name="ce2" office:value-type="float" office:value="1642" calcext:value-type="float">
            <text:p>1642</text:p>
          </table:table-cell>
          <table:table-cell table:style-name="ce2"/>
          <table:table-cell table:style-name="ce2" office:value-type="string" calcext:value-type="string">
            <text:p>Histoire des esprits revenus à Saint-Germain, burlesque et sérieux.</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0" calcext:value-type="float">
            <text:p>10</text:p>
          </table:table-cell>
          <table:table-cell table:style-name="ce2" office:value-type="string" calcext:value-type="string">
            <text:p>1642. Histoire des esprits revenus à Saint-Germain, burlesque et sérieux. Paris, 1649, 10 pages. Récit assez plaisant, dans lequel l'auteur nous représente le duc d'Orléans qui tremble, le prince de Condé qui est sans peur, le maréchal de La Meilleraye qui veut tout brûler, le maréchal de Grammont toujours prêt à fuir. Il a paru aussi sous les titres de Roman des esprits, etc., et de Conférence secrete tenue à Pontoise, etc.</text:p>
          </table:table-cell>
          <table:table-cell table:style-name="ce2" office:value-type="string" calcext:value-type="string">
            <text:p>non</text:p>
          </table:table-cell>
          <table:table-cell table:style-name="ce2" table:number-columns-repeated="2"/>
          <table:table-cell table:style-name="ce2" office:value-type="string" calcext:value-type="string">
            <text:p>ajouté jb</text:p>
          </table:table-cell>
          <table:table-cell table:style-name="ce2" table:number-columns-repeated="7"/>
          <table:table-cell table:number-columns-repeated="1005"/>
        </table:table-row>
        <table:table-row table:style-name="ro1">
          <table:table-cell table:style-name="ce2" office:value-type="string" calcext:value-type="string">
            <text:p>BibMoreau_II</text:p>
          </table:table-cell>
          <table:table-cell table:style-name="ce2" office:value-type="float" office:value="1659" calcext:value-type="float">
            <text:p>1659</text:p>
          </table:table-cell>
          <table:table-cell table:style-name="ce2"/>
          <table:table-cell table:style-name="ce2" office:value-type="string" calcext:value-type="string">
            <text:p>Homme (l') indifférent,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1659. Homme (l') indifférent, en vers burlesques. Pa ris, G. S. (Guillaume Sassier), 1649, 8 pages.</text:p>
          </table:table-cell>
          <table:table-cell table:style-name="ce2" office:value-type="string" calcext:value-type="string">
            <text:p>oui</text:p>
          </table:table-cell>
          <table:table-cell table:style-name="ce2" office:value-type="string" calcext:value-type="string">
            <text:p>L_Homme_indifferent_en_vers_burlesques.pdf</text:p>
          </table:table-cell>
          <table:table-cell table:style-name="ce2" office:value-type="string" calcext:value-type="string">
            <text:p>vers</text:p>
          </table:table-cell>
          <table:table-cell table:style-name="ce2" table:number-columns-repeated="3"/>
          <table:table-cell table:style-name="ce2" office:value-type="string" calcext:value-type="string">
            <text:p>Bibliothèque municipale de Lyon</text:p>
          </table:table-cell>
          <table:table-cell table:style-name="ce2" office:value-type="string" calcext:value-type="string">
            <text:p><text:a xlink:href="https://books.google.fr/books?id=o2B2LLP6XKUC&amp;pg=PA4&amp;dq=Homme+(l%27)+indifférent,+en+vers+burlesques&amp;hl=fr&amp;sa=X&amp;ved=0ahUKEwibibfpiNbpAhVPJhoKHa-9DYsQ6AEIKDAA#v=onepage&amp;q=Homme%20(l')%20indifférent%2C%20en%20vers%20burlesques&amp;f=false" xlink:type="simple">https://books.google.fr/books?id=o2B2LLP6XKUC&amp;pg=PA4&amp;dq=Homme+(l%27)+indiff%C3%A9rent,+en+vers+burlesques&amp;hl=fr&amp;sa=X&amp;ved=0ahUKEwibibfpiNbpAhVPJhoKHa-9DYsQ6AEIKDAA#v=onepage&amp;q=Homme%20(l')%20indiff%C3%A9rent%2C%20en%20vers%20burlesqu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1670" calcext:value-type="float">
            <text:p>1670</text:p>
          </table:table-cell>
          <table:table-cell table:style-name="ce2"/>
          <table:table-cell table:style-name="ce2" office:value-type="string" calcext:value-type="string">
            <text:p>Humble requête de Son Éminence, adressée à messieurs du Parlement,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1670. Humble requête de Son Éminence, adressée à messieurs du Parlement, en vers burlesques. Paris, Claude Boudeville, 1649, 8 pages.</text:p>
          </table:table-cell>
          <table:table-cell table:style-name="ce2" office:value-type="string" calcext:value-type="string">
            <text:p>oui</text:p>
          </table:table-cell>
          <table:table-cell table:style-name="ce2" office:value-type="string" calcext:value-type="string">
            <text:p>Humble_requeste_de_Son_Eminence_[...]_bpt6k5851801s.pdf</text:p>
          </table:table-cell>
          <table:table-cell table:style-name="ce2" office:value-type="string" calcext:value-type="string">
            <text:p>vers</text:p>
          </table:table-cell>
          <table:table-cell table:style-name="ce2"/>
          <table:table-cell table:style-name="ce2" office:value-type="string" calcext:value-type="string">
            <text:p>Tolbiac</text:p>
          </table:table-cell>
          <table:table-cell table:style-name="ce2" office:value-type="string" calcext:value-type="string">
            <text:p><text:a xlink:href="https://gallica.bnf.fr/ark:/12148/bpt6k5851801s.r=Humble%20requête%20de%20Son%20Éminence?rk=64378;0" xlink:type="simple">https://gallica.bnf.fr/ark:/12148/bpt6k5851801s.r=Humble%20requ%C3%AAte%20de%20Son%20%C3%89minence?rk=64378;0</text:a></text:p>
          </table:table-cell>
          <table:table-cell table:style-name="ce2" table:number-columns-repeated="5"/>
          <table:table-cell table:number-columns-repeated="1005"/>
        </table:table-row>
        <table:table-row table:style-name="ro1">
          <table:table-cell table:style-name="ce2" office:value-type="string" calcext:value-type="string">
            <text:p>BibMoreau_II</text:p>
          </table:table-cell>
          <table:table-cell table:style-name="ce2" office:value-type="float" office:value="1672" calcext:value-type="float">
            <text:p>1672</text:p>
          </table:table-cell>
          <table:table-cell table:style-name="ce2"/>
          <table:table-cell table:style-name="ce2" office:value-type="string" calcext:value-type="string">
            <text:p>Icare (l') sicilien, ou la Chute de Mazarin, avec sa métamorphose, en vers burlesques, où le lecteur reconnoîtra l'obligation que nous avons au défunt cardinal de Richelieu, de nous avoir procuré un si bon ministre.</text:p>
          </table:table-cell>
          <table:table-cell table:style-name="ce2" office:value-type="float" office:value="1652" calcext:value-type="float">
            <text:p>1652</text:p>
          </table:table-cell>
          <table:table-cell table:style-name="ce2" office:value-type="string" calcext:value-type="string">
            <text:p>Paris</text:p>
          </table:table-cell>
          <table:table-cell table:style-name="ce2" office:value-type="float" office:value="23" calcext:value-type="float">
            <text:p>23</text:p>
          </table:table-cell>
          <table:table-cell table:style-name="ce2" office:value-type="string" calcext:value-type="string">
            <text:p>1672. Icare (l') sicilien, ou la Chute de Mazarin, avec sa métamorphose, en vers burlesques, où le lecteur reconnoîtra l'obligation que nous avons au défunt cardinal de Richelieu, de nous avoir procuré un si bon ministre. Paris, 1652, 23 pages. Il en a été publié une contrefaçon sous le titre de : la Compa raison des comparaisons aux Mazarins, etc. L'Icare ne manque pas d'esprit ; et je ne le crois pas commun.</text:p>
          </table:table-cell>
          <table:table-cell table:style-name="ce2" office:value-type="string" calcext:value-type="string">
            <text:p>oui</text:p>
          </table:table-cell>
          <table:table-cell table:style-name="ce2" office:value-type="string" calcext:value-type="string">
            <text:p>L_Icare_Sicilien_ou_La_cheute_[...]_bpt6k5849239c.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849239c.r=L%27Icare%20Sicilien%2C%20ou%20La%20cheute%20%5Bsic%5D%20de%20Mazarin%2C%20avec%20sa%20Metamorphose%2C?rk=21459;2" xlink:type="simple">https://gallica.bnf.fr/ark:/12148/bpt6k5849239c.r=L%27Icare%20Sicilien%2C%20ou%20La%20cheute%20%5Bsic%5D%20de%20Mazarin%2C%20avec%20sa%20Metamorphose%2C?rk=21459;2</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T2ZbU7unO5sC&amp;pg=PA3&amp;dq=Icare+(l%27)+sicilien,+ou+la+Chute+de+Mazarin,+avec+sa+métamorphose,+en+vers+burlesques,&amp;hl=fr&amp;sa=X&amp;ved=0ahUKEwjFy8m2jtbpAhUnzoUKHWUMBcMQ6AEIKjAA#v=onepage&amp;q=Icare%20(l')%20sicilien%2C%20ou%20la%20Chute%20de%20Mazarin%2C%20avec%20sa%20métamorphose%2C%20en%20vers%20burlesques%2C&amp;f=false" xlink:type="simple">https://books.google.fr/books?id=T2ZbU7unO5sC&amp;pg=PA3&amp;dq=Icare+(l%27)+sicilien,+ou+la+Chute+de+Mazarin,+avec+sa+m%C3%A9tamorphose,+en+vers+burlesques,&amp;hl=fr&amp;sa=X&amp;ved=0ahUKEwjFy8m2jtbpAhUnzoUKHWUMBcMQ6AEIKjAA#v=onepage&amp;q=Icare%20(l')%20sicilien%2C%20ou%20la%20Chute%20de%20Mazarin%2C%20avec%20sa%20m%C3%A9tamorphose%2C%20en%20vers%20burlesques%2C&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1677" calcext:value-type="float">
            <text:p>1677</text:p>
          </table:table-cell>
          <table:table-cell table:style-name="ce2"/>
          <table:table-cell table:style-name="ce2" office:value-type="string" calcext:value-type="string">
            <text:p>Illustre (l') barbe D. C., en vers burlesques.</text:p>
          </table:table-cell>
          <table:table-cell table:style-name="ce2" office:value-type="string" calcext:value-type="string">
            <text:p>(s. d.)</text:p>
          </table:table-cell>
          <table:table-cell table:style-name="ce2" office:value-type="string" calcext:value-type="string">
            <text:p>(s. l.)</text:p>
          </table:table-cell>
          <table:table-cell table:style-name="ce2" office:value-type="float" office:value="4" calcext:value-type="float">
            <text:p>4</text:p>
          </table:table-cell>
          <table:table-cell table:style-name="ce2" office:value-type="string" calcext:value-type="string">
            <text:p>1677. Illustre (l') barbe D. C., en vers burlesques. (S. l. n. d.), 4 pages. - 1649, pendant la conférence de Ruel. D. C., c'est le premier président Molé. Voir Poésie sur la barbe du prem. présid.</text:p>
          </table:table-cell>
          <table:table-cell table:style-name="ce2" office:value-type="string" calcext:value-type="string">
            <text:p>oui</text:p>
          </table:table-cell>
          <table:table-cell table:style-name="ce2" office:value-type="string" calcext:value-type="string">
            <text:p>L_illustre_barbe_D_C_En_[...]_bpt6k5851775r.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851775r?rk=21459;2" xlink:type="simple">https://gallica.bnf.fr/ark:/12148/bpt6k5851775r?rk=21459;2</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P7xgiyupWIgC&amp;pg=PP3&amp;dq=Illustre+(l%27)+barbe+D.+C.,+en+vers+burlesques.&amp;hl=fr&amp;sa=X&amp;ved=0ahUKEwiXqcbinerpAhWG3OAKHdskBdIQ6AEIKDAA#v=onepage&amp;q=Illustre%20(l')%20barbe%20D.%20C.%2C%20en%20vers%20burlesques.&amp;f=false" xlink:type="simple">https://books.google.fr/books?id=P7xgiyupWIgC&amp;pg=PP3&amp;dq=Illustre+(l%27)+barbe+D.+C.,+en+vers+burlesques.&amp;hl=fr&amp;sa=X&amp;ved=0ahUKEwiXqcbinerpAhWG3OAKHdskBdIQ6AEIKDAA#v=onepage&amp;q=Illustre%20(l')%20barbe%20D.%20C.%2C%20en%20vers%20burlesqu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1704" calcext:value-type="float">
            <text:p>1704</text:p>
          </table:table-cell>
          <table:table-cell table:style-name="ce2"/>
          <table:table-cell table:style-name="ce2" office:value-type="string" calcext:value-type="string">
            <text:p>Insatiable (l'), ou l'Ambitieux visionnaire, en vers burlesques.</text:p>
          </table:table-cell>
          <table:table-cell table:style-name="ce2" office:value-type="float" office:value="1650" calcext:value-type="float">
            <text:p>1650</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1704. Insatiable (l'), ou l'Ambitieux visionnaire, en vers burlesques. Paris, David Chambellan, 1650,8 pages. Contre le prince de Condé.</text:p>
          </table:table-cell>
          <table:table-cell table:style-name="ce2" office:value-type="string" calcext:value-type="string">
            <text:p>oui</text:p>
          </table:table-cell>
          <table:table-cell table:style-name="ce2" office:value-type="string" calcext:value-type="string">
            <text:p>L_insatiable_ou_L_ambitieux_visionnaire_En_[...]_bpt6k5849463q.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849463q.r=Insatiable%20%28l%27%29%2C%20ou%20l%27Ambitieux%20visionnaire%2C%20en%20vers%20%20burlesques?rk=21459;2" xlink:type="simple">https://gallica.bnf.fr/ark:/12148/bpt6k5849463q.r=Insatiable%20%28l%27%29%2C%20ou%20l%27Ambitieux%20visionnaire%2C%20en%20vers%20%20burlesques?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I</text:p>
          </table:table-cell>
          <table:table-cell table:style-name="ce2" office:value-type="float" office:value="1721" calcext:value-type="float">
            <text:p>1721</text:p>
          </table:table-cell>
          <table:table-cell table:style-name="ce2"/>
          <table:table-cell table:style-name="ce2" office:value-type="string" calcext:value-type="string">
            <text:p>Interprète (l') des écrits du temps, tant en proses (sic) qu'en rimes, et son sentiment burlesque sur iceux.</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1721 . Interprète (l') des écrits du temps, tant en proses (sic) qu'en rimes, et son sentiment burlesque sur iceux. Paris, 1649, 8 pages. Après avoir nommé les cinq meilleures pièces burlesques, Naudé dit, p. 283 du Mascurat : « Pour la sixième, il faut mettre, si j'en suis crû, l'Interprète des écrits du temps, sinon pour la bonté de ses rimes, au moins pour avoir écrit avec plus de jugement que tous les autres , en ce qu'il se moque plaisam ment de la prodigieuse quantité et du peu de génie de tous ces poëtes. » C'est fort bien ; mais il fallait faire quelque réserve « à cause des horribles saletés que cette pièce vomit contre le précepte nil dictu fœdum. « L'Interprète n'est pas plus pur que le Ministre d'État flambé ou la Plainte du carnaval. J'ajoute qu'il est des plus communs. L'auteur a intercalé dans ses vers ce couplet de Blot : « Cette cabale est mal habile D'avoir choisi l'hostel de ville Pour conférer de ses exploits. Leur esprit qui toujours s'élève, Ne devoit pas avoir fait choix D'un lieu si proche de la Grève. Et la réponse d'un anonyme : Si Conty, Beaufort, Longueville Ont fait choix de l'hostel de ville, N'ont-ils pas fait bien prudemment ? Dedans la Grève, sans descendre, Ils pourront voir commodément Le Mazarin qu'on y doit pendre. »</text:p>
          </table:table-cell>
          <table:table-cell table:style-name="ce2" office:value-type="string" calcext:value-type="string">
            <text:p>oui</text:p>
          </table:table-cell>
          <table:table-cell table:style-name="ce2" office:value-type="string" calcext:value-type="string">
            <text:p>L_interprete_des_ecrits_du_temps.pdf</text:p>
          </table:table-cell>
          <table:table-cell table:style-name="ce2" office:value-type="string" calcext:value-type="string">
            <text:p>vers</text:p>
          </table:table-cell>
          <table:table-cell table:style-name="ce2" table:number-columns-repeated="3"/>
          <table:table-cell table:style-name="ce2" office:value-type="string" calcext:value-type="string">
            <text:p>la bibliothèque de l'État de Bavière</text:p>
          </table:table-cell>
          <table:table-cell table:style-name="ce2" office:value-type="string" calcext:value-type="string">
            <text:p><text:a xlink:href="https://books.google.fr/books?id=Vs1BAAAAcAAJ&amp;pg=PP1&amp;dq=Interprète+(l%27)+des+écrits+du+temps,&amp;hl=fr&amp;sa=X&amp;ved=0ahUKEwjK057hkdbpAhXLxoUKHRuZC6YQ6AEIKDAA#v=onepage&amp;q=Interprète%20(l')%20des%20écrits%20du%20temps%2C&amp;f=false" xlink:type="simple">https://books.google.fr/books?id=Vs1BAAAAcAAJ&amp;pg=PP1&amp;dq=Interpr%C3%A8te+(l%27)+des+%C3%A9crits+du+temps,&amp;hl=fr&amp;sa=X&amp;ved=0ahUKEwjK057hkdbpAhXLxoUKHRuZC6YQ6AEIKDAA#v=onepage&amp;q=Interpr%C3%A8te%20(l')%20des%20%C3%A9crits%20du%20temps%2C&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1727" calcext:value-type="float">
            <text:p>1727</text:p>
          </table:table-cell>
          <table:table-cell table:style-name="ce2"/>
          <table:table-cell table:style-name="ce2" office:value-type="string" calcext:value-type="string">
            <text:p>Invective de M . Scarron contre un dernier libelle, en vers burlesques, et autres publiés sous le nom d 'autrui.</text:p>
          </table:table-cell>
          <table:table-cell table:style-name="ce2" office:value-type="float" office:value="1652" calcext:value-type="float">
            <text:p>1652</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1727. Invective de M. Scarron contre un dernier li belle, en vers burlesques, et autres publiés sous le nom d'autrui. Paris, Guillaume Sassier, 1652, 8 pages. Contrefaçon des Cent quatre vers, etc.</text:p>
          </table:table-cell>
          <table:table-cell table:style-name="ce2" office:value-type="string" calcext:value-type="string">
            <text:p>non</text:p>
          </table:table-cell>
          <table:table-cell table:style-name="ce2" table:number-columns-repeated="2"/>
          <table:table-cell table:style-name="ce2" office:value-type="string" calcext:value-type="string">
            <text:p>ajouté jb</text:p>
          </table:table-cell>
          <table:table-cell table:style-name="ce2" table:number-columns-repeated="7"/>
          <table:table-cell table:number-columns-repeated="1005"/>
        </table:table-row>
        <table:table-row table:style-name="ro1">
          <table:table-cell table:style-name="ce2" office:value-type="string" calcext:value-type="string">
            <text:p>BibMoreau_II</text:p>
          </table:table-cell>
          <table:table-cell table:style-name="ce2" office:value-type="float" office:value="1778" calcext:value-type="float">
            <text:p>1778</text:p>
          </table:table-cell>
          <table:table-cell table:style-name="ce2"/>
          <table:table-cell table:style-name="ce2" office:value-type="string" calcext:value-type="string">
            <text:p>Juliade (la), ou Discours de l'Europe à monseigneur le duc d'Orléans sur l'éloignement du cardinal Mazarin et le retour des princes.</text:p>
          </table:table-cell>
          <table:table-cell table:style-name="ce2" office:value-type="float" office:value="1651" calcext:value-type="float">
            <text:p>1651</text:p>
          </table:table-cell>
          <table:table-cell table:style-name="ce2" office:value-type="string" calcext:value-type="string">
            <text:p>Paris</text:p>
          </table:table-cell>
          <table:table-cell table:style-name="ce2" office:value-type="float" office:value="18" calcext:value-type="float">
            <text:p>18</text:p>
          </table:table-cell>
          <table:table-cell table:style-name="ce2" office:value-type="string" calcext:value-type="string">
            <text:p>1778. Juliade (la), ou Discours de l'Europe à monsei gneur le duc d'Orléans sur l'éloignement du cardinal Mazarin et le retour des princes. Paris, 1651. Deux parties, l'une de 47, et l'autre de 18 pages. Ce pamphlet n'a aucun rapport, ni au fond, ni dans la forme, avec celui qui suit. Il est en vers burlesques et paraît avoir été inspiré par la Mazarinade, qu'il ne vaut pas. On y trouve pour tant quelques passages assez spirituels, par exemple, les Fourbes ; mais la pièce est beaucoup trop longue. Elle n'est d'ailleurs pas 1'are, La seconde partie est intitulée : Suite de la Juliade, ou Adieux au Mazarin, Paris, 1651. Elle est écrite en stances, avec un adieu pour refrain.</text:p>
          </table:table-cell>
          <table:table-cell table:style-name="ce2" office:value-type="string" calcext:value-type="string">
            <text:p>oui</text:p>
          </table:table-cell>
          <table:table-cell table:style-name="ce2" office:value-type="string" calcext:value-type="string">
            <text:p>La_Juliade_ou_Discours_de_[...]_bpt6k433142s.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433142s.r=Juliade%20%28la%29%2C%20ou%20Discours%20de%20l%27Europe?rk=193134;0" xlink:type="simple">https://gallica.bnf.fr/ark:/12148/bpt6k433142s.r=Juliade%20%28la%29%2C%20ou%20Discours%20de%20l%27Europe?rk=193134;0</text:a></text:p>
          </table:table-cell>
          <table:table-cell table:style-name="ce2" office:value-type="string" calcext:value-type="string">
            <text:p>la bibliothèque de l'État de Bavière</text:p>
          </table:table-cell>
          <table:table-cell table:style-name="ce2" office:value-type="string" calcext:value-type="string">
            <text:p><text:a xlink:href="https://books.google.fr/books?id=6c88AAAAcAAJ&amp;pg=PA32&amp;dq=Juliade+(la),+ou+Discours+de+l%27Europe&amp;hl=fr&amp;sa=X&amp;ved=0ahUKEwjq3966l9bpAhUvDGMBHY2kBjkQ6AEIKjAA#v=onepage&amp;q=Juliade%20(la)%2C%20ou%20Discours%20de%20l'Europe&amp;f=false" xlink:type="simple">https://books.google.fr/books?id=6c88AAAAcAAJ&amp;pg=PA32&amp;dq=Juliade+(la),+ou+Discours+de+l%27Europe&amp;hl=fr&amp;sa=X&amp;ved=0ahUKEwjq3966l9bpAhUvDGMBHY2kBjkQ6AEIKjAA#v=onepage&amp;q=Juliade%20(la)%2C%20ou%20Discours%20de%20l'Europe&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1799" calcext:value-type="float">
            <text:p>1799</text:p>
          </table:table-cell>
          <table:table-cell table:style-name="ce2"/>
          <table:table-cell table:style-name="ce2" office:value-type="string" calcext:value-type="string">
            <text:p>Lamentations d'un procureur vuidant les sacs de son étude, et le reconfort qu'il reçut de sa femme, en vers burlesques.</text:p>
          </table:table-cell>
          <table:table-cell table:style-name="ce2" office:value-type="float" office:value="1649" calcext:value-type="float">
            <text:p>1649</text:p>
          </table:table-cell>
          <table:table-cell table:style-name="ce2" office:value-type="string" calcext:value-type="string">
            <text:p>(s. l.)</text:p>
          </table:table-cell>
          <table:table-cell table:style-name="ce2" office:value-type="float" office:value="8" calcext:value-type="float">
            <text:p>8</text:p>
          </table:table-cell>
          <table:table-cell table:style-name="ce2" office:value-type="string" calcext:value-type="string">
            <text:p>1799. Lamentations d'un procureur vuidant les sacs de son étude, et le reconfort qu'il reçut de sa femme, en vers burlesques. (S. l.), 1649,8 pages. Le reconfort de la femme fut « Qu'on la vit pour de l'argent. » - - Ni bon ni rare.</text:p>
          </table:table-cell>
          <table:table-cell table:style-name="ce2" office:value-type="string" calcext:value-type="string">
            <text:p>oui</text:p>
          </table:table-cell>
          <table:table-cell table:style-name="ce2" office:value-type="string" calcext:value-type="string">
            <text:p>Lamentations_d_un_procureur_visitant_les_[...]_bpt6k58488238.pdf</text:p>
          </table:table-cell>
          <table:table-cell table:style-name="ce2" office:value-type="string" calcext:value-type="string">
            <text:p>vers</text:p>
          </table:table-cell>
          <table:table-cell table:style-name="ce2"/>
          <table:table-cell table:style-name="ce2" office:value-type="string" calcext:value-type="string">
            <text:p>Tolbiac</text:p>
          </table:table-cell>
          <table:table-cell table:style-name="ce2" office:value-type="string" calcext:value-type="string">
            <text:p><text:a xlink:href="https://gallica.bnf.fr/ark:/12148/bpt6k58488238.r=.%20Lamentations%20d%27un%20procureur?rk=42918;4" xlink:type="simple">https://gallica.bnf.fr/ark:/12148/bpt6k58488238.r=.%20Lamentations%20d%27un%20procureur?rk=42918;4</text:a></text:p>
          </table:table-cell>
          <table:table-cell table:style-name="ce2" table:number-columns-repeated="5"/>
          <table:table-cell table:number-columns-repeated="1005"/>
        </table:table-row>
        <table:table-row table:style-name="ro1">
          <table:table-cell table:style-name="ce2" office:value-type="string" calcext:value-type="string">
            <text:p>BibMoreau_II</text:p>
          </table:table-cell>
          <table:table-cell table:style-name="ce2" office:value-type="float" office:value="1810" calcext:value-type="float">
            <text:p>1810</text:p>
          </table:table-cell>
          <table:table-cell table:style-name="ce2"/>
          <table:table-cell table:style-name="ce2" office:value-type="string" calcext:value-type="string">
            <text:p>Lettre à l'abbé, burlesque.</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7" calcext:value-type="float">
            <text:p>7</text:p>
          </table:table-cell>
          <table:table-cell table:style-name="ce2" office:value-type="string" calcext:value-type="string">
            <text:p>1810. Lettre à l'abbé, burlesque. Paris, 1649,7 pages.</text:p>
          </table:table-cell>
          <table:table-cell table:style-name="ce2" office:value-type="string" calcext:value-type="string">
            <text:p>oui</text:p>
          </table:table-cell>
          <table:table-cell table:style-name="ce2" office:value-type="string" calcext:value-type="string">
            <text:p>Lettre_a_l_abbe_burlesque.pdf</text:p>
          </table:table-cell>
          <table:table-cell table:style-name="ce2" office:value-type="string" calcext:value-type="string">
            <text:p>vers</text:p>
          </table:table-cell>
          <table:table-cell table:style-name="ce2" table:number-columns-repeated="3"/>
          <table:table-cell table:style-name="ce2" office:value-type="string" calcext:value-type="string">
            <text:p>Bibliothèque municipale de Lyon (Bibliothèque jésuite des Fontaines)</text:p>
          </table:table-cell>
          <table:table-cell table:style-name="ce2" office:value-type="string" calcext:value-type="string">
            <text:p><text:a xlink:href="https://books.google.fr/books?id=98wBMLqM4qcC&amp;pg=PT1&amp;dq=Lettre+à+l%27abbé,+burlesque&amp;hl=fr&amp;sa=X&amp;ved=0ahUKEwiO-sCum9bpAhUE3IUKHWVCBq4Q6AEIKDAA#v=onepage&amp;q=Lettre%20à%20l'abbé%2C%20burlesque&amp;f=false" xlink:type="simple">https://books.google.fr/books?id=98wBMLqM4qcC&amp;pg=PT1&amp;dq=Lettre+%C3%A0+l%27abb%C3%A9,+burlesque&amp;hl=fr&amp;sa=X&amp;ved=0ahUKEwiO-sCum9bpAhUE3IUKHWVCBq4Q6AEIKDAA#v=onepage&amp;q=Lettre%20%C3%A0%20l'abb%C3%A9%2C%20burlesque&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1813" calcext:value-type="float">
            <text:p>1813</text:p>
          </table:table-cell>
          <table:table-cell table:style-name="ce2"/>
          <table:table-cell table:style-name="ce2" office:value-type="string" calcext:value-type="string">
            <text:p>Lettre à monsieur le cardinal, burlesque.</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20" calcext:value-type="float">
            <text:p>20</text:p>
          </table:table-cell>
          <table:table-cell table:style-name="ce2" office:value-type="string" calcext:value-type="string">
            <text:p>1813. Lettre à monsieur le cardinal, burlesque. Paris, Arnould Cottinet, 1649, 20 pages. Signé Nicolas Le Dru. On sait que c'était le pseudonyme de l'abbé de Laffemas. La date du 9 mars 1649 est exprimée à la fin en un huitain fort spirituel. Cette lettre est placée dans le Mascurat, page 213, au-dessus - des pièces burlesques de Scarron; et ce n'est pas sans quelque fondement. On y trouve de curieux détails sur les habitudes de Mazarin et sur les mœurs du temps. « Quoique ne soyez in sacris, N'ayant ordres donnés ni pris. » C'est une circonstance qu'on oublie trop souvent dans l'appré ciation de la vie du cardinal Mazarin. Laffemas appelle le marquis de Laboulaye « Ce grand Gassion de convoi. » « Voici l'arrét de Mazarin, La Lettre du cavalier George ;. Puis voici le Courrier françois, Arrivé la septième fois ;. Voici la France mal régie, La Lettre au prince de Condé. . Maximes authcntiques Tant morales que politiques, Remontrances au parlement. Item la Lettre circulaire, Lettre de consolation A madame de Châtillon... » On peut croire que ce sont là les pièces qui faisaient alors le plus de bruit; mais les titres ont été arrangés pour la rime. La Lettre au cardinal, burlesque, eut un immense succès dès son apparition. Dans l'Enfer burlesque, les ombres la demandent toutes à Énée, qui dit à Didon : «. Plus je vous regarde, Moins je m'en serois mis en garde Que pour un Nicolas Le Dru Vous eussiez le cœur si féru. » . r C'est une des pièces les plus communes aujourd'hui. Il y en a une réimpression jouxte la copie, etc., 19 pages, et une contrefaçon publiée en 1652, sous le titre de : Lettre de M. Scarron, envoyée au cardinal Mazarin, etc. Il en a paru une suite intitulée : Lettre du soldat françois au cavalier Georges, etc.Je ne crois pas que cette suite soit de Laffe I12S.</text:p>
          </table:table-cell>
          <table:table-cell table:style-name="ce2" office:value-type="string" calcext:value-type="string">
            <text:p>oui</text:p>
          </table:table-cell>
          <table:table-cell table:style-name="ce2" office:value-type="string" calcext:value-type="string">
            <text:p>Lettre_a_monsieur_le_cardinal_[...]Laffemas_Laurent_bpt6k5542391s.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542391s.r=Lettre%20à%20monsieur%20le%20cardinal%2C%20burlesque?rk=21459;2" xlink:type="simple">https://gallica.bnf.fr/ark:/12148/bpt6k5542391s.r=Lettre%20%C3%A0%20monsieur%20le%20cardinal%2C%20burlesque?rk=21459;2</text:a></text:p>
          </table:table-cell>
          <table:table-cell table:style-name="ce2" office:value-type="string" calcext:value-type="string">
            <text:p>Bibliothèque municipale de Lyon (Bibliothèque jésuite des Fontaines)</text:p>
          </table:table-cell>
          <table:table-cell table:style-name="ce2" office:value-type="string" calcext:value-type="string">
            <text:p><text:a xlink:href="https://books.google.fr/books?id=gDkItxtScAIC&amp;pg=PA3&amp;dq=Lettre+à+monsieur+le+cardinal,+burlesque&amp;hl=fr&amp;sa=X&amp;ved=0ahUKEwiKnriEourpAhUnDWMBHU2HAIwQ6AEILjAB#v=onepage&amp;q=Lettre%20à%20monsieur%20le%20cardinal%2C%20burlesque&amp;f=false" xlink:type="simple">https://books.google.fr/books?id=gDkItxtScAIC&amp;pg=PA3&amp;dq=Lettre+%C3%A0+monsieur+le+cardinal,+burlesque&amp;hl=fr&amp;sa=X&amp;ved=0ahUKEwiKnriEourpAhUnDWMBHU2HAIwQ6AEILjAB#v=onepage&amp;q=Lettre%20%C3%A0%20monsieur%20le%20cardinal%2C%20burlesque&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1816" calcext:value-type="float">
            <text:p>1816</text:p>
          </table:table-cell>
          <table:table-cell table:style-name="ce2"/>
          <table:table-cell table:style-name="ce2" office:value-type="string" calcext:value-type="string">
            <text:p>Lettre burlesque à Mazarin.</text:p>
          </table:table-cell>
          <table:table-cell table:style-name="ce2" office:value-type="float" office:value="1649" calcext:value-type="float">
            <text:p>1649</text:p>
          </table:table-cell>
          <table:table-cell table:style-name="ce2" office:value-type="string" calcext:value-type="string">
            <text:p>(s. l.)</text:p>
          </table:table-cell>
          <table:table-cell table:style-name="ce2" office:value-type="float" office:value="8" calcext:value-type="float">
            <text:p>8</text:p>
          </table:table-cell>
          <table:table-cell table:style-name="ce2" office:value-type="string" calcext:value-type="string">
            <text:p>1816. Lettre burlesque à Mazarin.(S. l.), 1649, 8 pages. Mauvaise imitation de la Lettre au cardinal, burlesque. 1os BIRLIOGRAPHIE [LETTRE ]</text:p>
          </table:table-cell>
          <table:table-cell table:style-name="ce2" office:value-type="string" calcext:value-type="string">
            <text:p>oui</text:p>
          </table:table-cell>
          <table:table-cell table:style-name="ce2" office:value-type="string" calcext:value-type="string">
            <text:p>Lettre_burlesque_à_Mazarin.pdf</text:p>
          </table:table-cell>
          <table:table-cell table:style-name="ce2" office:value-type="string" calcext:value-type="string">
            <text:p>vers</text:p>
          </table:table-cell>
          <table:table-cell table:style-name="ce2" table:number-columns-repeated="3"/>
          <table:table-cell table:style-name="ce2" office:value-type="string" calcext:value-type="string">
            <text:p>Bibliothèque municipale de Lyon</text:p>
          </table:table-cell>
          <table:table-cell table:style-name="ce2" office:value-type="string" calcext:value-type="string">
            <text:p><text:a xlink:href="https://books.google.fr/books?id=Be2LVOwtzVYC&amp;pg=PT6&amp;dq=.+Lettre+burlesque+à+Mazarin.&amp;hl=fr&amp;sa=X&amp;ved=0ahUKEwif2ua4odbpAhWPDWMBHWqDBNcQ6AEIKDAA#v=onepage&amp;q=.%20Lettre%20burlesque%20à%20Mazarin.&amp;f=false" xlink:type="simple">https://books.google.fr/books?id=Be2LVOwtzVYC&amp;pg=PT6&amp;dq=.+Lettre+burlesque+%C3%A0+Mazarin.&amp;hl=fr&amp;sa=X&amp;ved=0ahUKEwif2ua4odbpAhWPDWMBHWqDBNcQ6AEIKDAA#v=onepage&amp;q=.%20Lettre%20burlesque%20%C3%A0%20Mazarin.&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1857" calcext:value-type="float">
            <text:p>1857</text:p>
          </table:table-cell>
          <table:table-cell table:style-name="ce2"/>
          <table:table-cell table:style-name="ce2" office:value-type="string" calcext:value-type="string">
            <text:p>Lettre d'un cavalier à sa maîtresse,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0" calcext:value-type="float">
            <text:p>10</text:p>
          </table:table-cell>
          <table:table-cell table:style-name="ce2" office:value-type="string" calcext:value-type="string">
            <text:p>1857. Lettre d'un cavalier à sa maîtresse, en vers bur lesques. Paris, 1649, 10 pages.</text:p>
          </table:table-cell>
          <table:table-cell table:style-name="ce2" office:value-type="string" calcext:value-type="string">
            <text:p>non</text:p>
          </table:table-cell>
          <table:table-cell table:style-name="ce2" table:number-columns-repeated="2"/>
          <table:table-cell table:style-name="ce2" office:value-type="string" calcext:value-type="string">
            <text:p>ajouté jb</text:p>
          </table:table-cell>
          <table:table-cell table:style-name="ce2" table:number-columns-repeated="7"/>
          <table:table-cell table:number-columns-repeated="1005"/>
        </table:table-row>
        <table:table-row table:style-name="ro1">
          <table:table-cell table:style-name="ce2" office:value-type="string" calcext:value-type="string">
            <text:p>BibMoreau_II</text:p>
          </table:table-cell>
          <table:table-cell table:style-name="ce2" office:value-type="float" office:value="1861" calcext:value-type="float">
            <text:p>1861</text:p>
          </table:table-cell>
          <table:table-cell table:style-name="ce2"/>
          <table:table-cell table:style-name="ce2" office:value-type="string" calcext:value-type="string">
            <text:p>Lettre d'un curé de France, écrite à un sien ami, à Paris, touchant les affaires du temps,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1861. Lettre d'un curé de France, écrite à un sien ami, à Paris, touchant les affaires du temps, en vers bur lesques. Paris, Georges Le Rond, 1649,8 pages. Ni spirituelle ni rare.</text:p>
          </table:table-cell>
          <table:table-cell table:style-name="ce2" office:value-type="string" calcext:value-type="string">
            <text:p>non</text:p>
          </table:table-cell>
          <table:table-cell table:style-name="ce2" table:number-columns-repeated="2"/>
          <table:table-cell table:style-name="ce2" office:value-type="string" calcext:value-type="string">
            <text:p>ajouté jb</text:p>
          </table:table-cell>
          <table:table-cell table:style-name="ce2" table:number-columns-repeated="7"/>
          <table:table-cell table:number-columns-repeated="1005"/>
        </table:table-row>
        <table:table-row table:style-name="ro1">
          <table:table-cell table:style-name="ce2" office:value-type="string" calcext:value-type="string">
            <text:p>BibMoreau_II</text:p>
          </table:table-cell>
          <table:table-cell table:style-name="ce2" office:value-type="float" office:value="1883" calcext:value-type="float">
            <text:p>1883</text:p>
          </table:table-cell>
          <table:table-cell table:style-name="ce2"/>
          <table:table-cell table:style-name="ce2" office:value-type="string" calcext:value-type="string">
            <text:p>Lettre d'un inconnu envoyée à un sien ami à Saint-Germain-en-Laye,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7" calcext:value-type="float">
            <text:p>7</text:p>
          </table:table-cell>
          <table:table-cell table:style-name="ce2" office:value-type="string" calcext:value-type="string">
            <text:p>1883. Lettre d'un inconnu envoyée à un sien ami à Saint-Germain-en-Laye, en vers burlesques. Paris, Michel Mettayer, 1649,7 pages. Contrefaçon du Coq à l'âne, ou Lettre de Voiture, etc. On remarque dans cette édition une singulière erreur de typo graphie.Voiture dit : « Vous menaçant avec bravade D'escalade et de camisade. » Mettayer imprime : « Vous menaçant avec bravades Des calarde et de camisarde. »</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I</text:p>
          </table:table-cell>
          <table:table-cell table:style-name="ce2" office:value-type="float" office:value="1948" calcext:value-type="float">
            <text:p>1948</text:p>
          </table:table-cell>
          <table:table-cell table:style-name="ce2"/>
          <table:table-cell table:style-name="ce2" office:value-type="string" calcext:value-type="string">
            <text:p>Lettre de la signora Foutakina à messer Julio Mazarini, touchant l'armement des bardaches pour donner secours à son éminence, en vers burlesques.</text:p>
          </table:table-cell>
          <table:table-cell table:style-name="ce2" office:value-type="float" office:value="1651" calcext:value-type="float">
            <text:p>1651</text:p>
          </table:table-cell>
          <table:table-cell table:style-name="ce2" office:value-type="string" calcext:value-type="string">
            <text:p>(s. l.)</text:p>
          </table:table-cell>
          <table:table-cell table:style-name="ce2" office:value-type="float" office:value="7" calcext:value-type="float">
            <text:p>7</text:p>
          </table:table-cell>
          <table:table-cell table:style-name="ce2" office:value-type="string" calcext:value-type="string">
            <text:p>1948. Lettre de la signora Foutakina à messer Julio Mazarini, touchant l'armement des bardaches pour donner secours à son éminence, en vers burlesques. (S. l.), 1651,7 pages. Libertinage sans esprit. Je regrette d'avoir à dire que cette pièce est assez rare pour être recherchée.</text:p>
          </table:table-cell>
          <table:table-cell table:style-name="ce2" office:value-type="string" calcext:value-type="string">
            <text:p>oui</text:p>
          </table:table-cell>
          <table:table-cell table:style-name="ce2" office:value-type="string" calcext:value-type="string">
            <text:p>Lettre_de_la_signora_Foutakina_[...]Foutakina_Signora_bpt6k8570137.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8570137.r=Lettre%20de%20la%20signora%20Foutakina%20à%20messer%20Julio%20Mazarini%2C%20touchant%20l%27armement%20des%20bardaches%20pour%20donner%20secours%20à%20son%20éminence%2C%20en%20vers%20burlesques.?rk=21459;2" xlink:type="simple">https://gallica.bnf.fr/ark:/12148/bpt6k8570137.r=Lettre%20de%20la%20signora%20Foutakina%20%C3%A0%20messer%20Julio%20Mazarini%2C%20touchant%20l%27armement%20des%20bardaches%20pour%20donner%20secours%20%C3%A0%20son%20%C3%A9minence%2C%20en%20vers%20burlesques.?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I</text:p>
          </table:table-cell>
          <table:table-cell table:style-name="ce2" office:value-type="float" office:value="1991" calcext:value-type="float">
            <text:p>1991</text:p>
          </table:table-cell>
          <table:table-cell table:style-name="ce2"/>
          <table:table-cell table:style-name="ce2" office:value-type="string" calcext:value-type="string">
            <text:p>Lettre de M. Scarron envoyée au cardinal Mazarin, à Saint-Germain-en-Laye, en vers burlesques.</text:p>
          </table:table-cell>
          <table:table-cell table:style-name="ce2" office:value-type="float" office:value="1652" calcext:value-type="float">
            <text:p>1652</text:p>
          </table:table-cell>
          <table:table-cell table:style-name="ce2" office:value-type="string" calcext:value-type="string">
            <text:p>Paris</text:p>
          </table:table-cell>
          <table:table-cell table:style-name="ce2" office:value-type="float" office:value="16" calcext:value-type="float">
            <text:p>16</text:p>
          </table:table-cell>
          <table:table-cell table:style-name="ce2" office:value-type="string" calcext:value-type="string">
            <text:p>1991. Lettre de M. Scarron envoyée au cardinal Maza rin, à Saint-Germain-en-Laye, en vers burlesques. Paris, Simon Champion, 1652, 16 pages. Contrefaçon de la Lettre à M. le cardinal, burlesque.</text:p>
          </table:table-cell>
          <table:table-cell table:style-name="ce2" office:value-type="string" calcext:value-type="string">
            <text:p>non</text:p>
          </table:table-cell>
          <table:table-cell table:style-name="ce2" table:number-columns-repeated="2"/>
          <table:table-cell table:style-name="ce2" office:value-type="string" calcext:value-type="string">
            <text:p>ajouté jb</text:p>
          </table:table-cell>
          <table:table-cell table:style-name="ce2" table:number-columns-repeated="7"/>
          <table:table-cell table:number-columns-repeated="1005"/>
        </table:table-row>
        <table:table-row table:style-name="ro1">
          <table:table-cell table:style-name="ce2" office:value-type="string" calcext:value-type="string">
            <text:p>BibMoreau_II</text:p>
          </table:table-cell>
          <table:table-cell table:style-name="ce2" office:value-type="float" office:value="2049" calcext:value-type="float">
            <text:p>2049</text:p>
          </table:table-cell>
          <table:table-cell table:style-name="ce2"/>
          <table:table-cell table:style-name="ce2" office:value-type="string" calcext:value-type="string">
            <text:p>Lettre de remercîment envoyée au cardinal Mazarin sur la lettre qu'il a écrite à une dame de la cour pour l'accommodement de ses affaires, avec la harangue de dame Denize, au large chaperon des halles, députée vers son Everminence (sic) par la comnu nauté de toutes les beurrières de la ville, cité et uni versité de Paris, touchant les bienfaits qu'elle a reçus d'elle pendant tout le caresme dernier. Ridendo di cere veru, quis vetat ?</text:p>
          </table:table-cell>
          <table:table-cell table:style-name="ce2" office:value-type="float" office:value="1651" calcext:value-type="float">
            <text:p>1651</text:p>
          </table:table-cell>
          <table:table-cell table:style-name="ce2" office:value-type="string" calcext:value-type="string">
            <text:p>Paris</text:p>
          </table:table-cell>
          <table:table-cell table:style-name="ce2" office:value-type="float" office:value="16" calcext:value-type="float">
            <text:p>16</text:p>
          </table:table-cell>
          <table:table-cell table:style-name="ce2" office:value-type="string" calcext:value-type="string">
            <text:p>2049. Lettre de remercîment envoyée au cardinal Ma zarin sur la lettre qu'il a écrite à une dame de la cour pour l'accommodement de ses affaires, avec la ha rangue de dame Denize, au large chaperon des halles, - députée vers son Everminence (sic) par la comnu nauté de toutes les beurrières de la ville, cité et uni versité de Paris, touchant les bienfaits qu'elle a reçus d'elle pendant tout le caresme dernier. Ridendo di cere verum, quis vetat ? Paris, 1651, 16 pages. Très-rare, assez plaisante, mais fort ordurière. r « vous savez bien qu'il (le duc de Beaufort) demeure toujours dans la rue Quinquampoix, là où durant tout le caresme il a mangé de notre meilleur beurre (grand bien lui fasse) et des meilleures Thuîtres des halles avec son bon ami, le M. de La B. (marquis de La Boulaye) qui, avec sa mine turquesque, nous fit bien manger des cochons en caresme, pendant le blocus de Paris. » Quand cette pièce a paru, le cardinal Mazarin était déjà arrivé à Bouillon. voici le témoignage le plus positif que j'aie rencontré dans les pamphlets sur la paternité de la Mazarinade.Il est extrait de la harangue de dame Denize : « Au commencement de ce caresme, j'allis porter du beurre de . Vanves à madame Le T. (Le Tellier). Par malheur, faut ainsi dire, j'avois porté la Mazarinade du sieur Scurron ( sic ) en vers burlesques ; et comme la lisions , son mari, votre bon et fidèle serviteur, survint, et nous surprit dans la lecture ; et prenant mes cinq ou six feuillets , il commença à parcourir dedans. Il me sou vient qu'en lisant chaque page, il se sousrioit; quelquefois il escla toit; autrefois, en marquant quelques lignes de son ongle, il lui échappoit de dire : O le meschant esprit ! enfin il se mit en colère et dit à sa femme : « Qu'on chasse cette coquine de céans ; il me prend fantaisie de lui faire bailler cent coups d'étrivières. » Je repris vistement ma Mazarinade et mon beurre, et m'enfuis comme tous les mille dièbles , avec protestation de n'y jamais plus retour ner, ne deust-il manger que de l'huile de noix. »</text:p>
          </table:table-cell>
          <table:table-cell table:style-name="ce2" office:value-type="string" calcext:value-type="string">
            <text:p>oui</text:p>
          </table:table-cell>
          <table:table-cell table:style-name="ce2" office:value-type="string" calcext:value-type="string">
            <text:p>Lettre_de_remerciment_envoyee_au_[...]_bpt6k857089x.pdf</text:p>
          </table:table-cell>
          <table:table-cell table:style-name="ce2" office:value-type="string" calcext:value-type="string">
            <text:p>prose</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857089x.r=Lettre%20de%20remerciement%20envoyée%20au%20cardinal%20Mazarin?rk=21459;2" xlink:type="simple">https://gallica.bnf.fr/ark:/12148/bpt6k857089x.r=Lettre%20de%20remerciement%20envoy%C3%A9e%20au%20cardinal%20Mazarin?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I</text:p>
          </table:table-cell>
          <table:table-cell table:style-name="ce2" office:value-type="float" office:value="2207" calcext:value-type="float">
            <text:p>2207</text:p>
          </table:table-cell>
          <table:table-cell table:style-name="ce2"/>
          <table:table-cell table:style-name="ce2" office:value-type="string" calcext:value-type="string">
            <text:p>Lettre du vrai soldat françois au cavalier Georges, ensuite de la Lettre à M. le cardinal, burlesque.</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9" calcext:value-type="float">
            <text:p>19</text:p>
          </table:table-cell>
          <table:table-cell table:style-name="ce2" office:value-type="string" calcext:value-type="string">
            <text:p>2207. Lettre du vrai soldat françois au cavalier Georges, ensuite de la Lettre à M. le cardinal, burlesque. Pa ris, 1649, 19 pages. Dans cette édition, le roi d'Angleterre est appelé Jacques , au lieu de Charles. Bonne pièce, mais, comme on voit, assez commune. L'auteur recommande pour le ministère Harlay de Chanvallon, archevêque de Rouen. « Gaillon nous garde un politique... Qui sait Aristote et Platon , Qui sait par cœur son Xénophon , Bodin, Philippe de Commines, Mieux que vêpres et que matines. »</text:p>
          </table:table-cell>
          <table:table-cell table:style-name="ce2" office:value-type="string" calcext:value-type="string">
            <text:p>oui</text:p>
          </table:table-cell>
          <table:table-cell table:style-name="ce2" office:value-type="string" calcext:value-type="string">
            <text:p>Lettre_du_vray_soldat_francois_[...]Longin_Toupin_Auteur_bpt6k5543086r.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543086r/f2.image.r=Lettre%20du%20vray%20soldat%20françois%20au%20cavalier%20Georges" xlink:type="simple">https://gallica.bnf.fr/ark:/12148/bpt6k5543086r/f2.image.r=Lettre%20du%20vray%20soldat%20fran%C3%A7ois%20au%20cavalier%20Georges</text:a></text:p>
          </table:table-cell>
          <table:table-cell table:style-name="ce2" office:value-type="string" calcext:value-type="string">
            <text:p>Bibliothèque municipale de Lyon (Bibliothèque jésuite des Fontaines)</text:p>
          </table:table-cell>
          <table:table-cell table:style-name="ce2" office:value-type="string" calcext:value-type="string">
            <text:p><text:a xlink:href="https://books.google.fr/books?id=x6LB-LFT4i4C&amp;pg=PA1&amp;dq=Lettre+du+vrai+soldat+françois+au+cavalier+Georges&amp;hl=fr&amp;sa=X&amp;ved=0ahUKEwiRsZ7ru9bpAhUOzYUKHWwICKwQ6AEIQDAD#v=onepage&amp;q=Lettre%20du%20vrai%20soldat%20françois%20au%20cavalier%20Georges&amp;f=false" xlink:type="simple">https://books.google.fr/books?id=x6LB-LFT4i4C&amp;pg=PA1&amp;dq=Lettre+du+vrai+soldat+fran%C3%A7ois+au+cavalier+Georges&amp;hl=fr&amp;sa=X&amp;ved=0ahUKEwiRsZ7ru9bpAhUOzYUKHWwICKwQ6AEIQDAD#v=onepage&amp;q=Lettre%20du%20vrai%20soldat%20fran%C3%A7ois%20au%20cavalier%20Georg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2245" calcext:value-type="float">
            <text:p>2245</text:p>
          </table:table-cell>
          <table:table-cell table:style-name="ce2"/>
          <table:table-cell table:style-name="ce2" office:value-type="string" calcext:value-type="string">
            <text:p>Lettre joviale à monsieur le marquis de La Boulaye,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5" calcext:value-type="float">
            <text:p>15</text:p>
          </table:table-cell>
          <table:table-cell table:style-name="ce2" office:value-type="string" calcext:value-type="string">
            <text:p>2245. Lettre joviale à monsieur le marquis de La Bou laye, en vers burlesques. Paris, Sébastien Martin, 1649, 15 pages. - Naudé dit qu'il n'y a que cinq ou six pièces burlesques dont on puisse faire estime; et il place au cinquième rang la Lettre joviale. (Mascurat, p.283)J'ajoute qu'elle est du moins rare. « Fait à Paris en Badaudois , L'an que toute arme étoit fourbie, Pendant un carême amphibie, Moitié chair et moitié poisson, Moitié farine et moitié son. »</text:p>
          </table:table-cell>
          <table:table-cell table:style-name="ce2" office:value-type="string" calcext:value-type="string">
            <text:p>oui</text:p>
          </table:table-cell>
          <table:table-cell table:style-name="ce2" office:value-type="string" calcext:value-type="string">
            <text:p>Lettre_joviale_a_Monsieur_le_marquis_de.pdf</text:p>
          </table:table-cell>
          <table:table-cell table:style-name="ce2" office:value-type="string" calcext:value-type="string">
            <text:p>vers</text:p>
          </table:table-cell>
          <table:table-cell table:style-name="ce2" table:number-columns-repeated="3"/>
          <table:table-cell table:style-name="ce2" office:value-type="string" calcext:value-type="string">
            <text:p>Bibliothèque municipale de Lyon (Bibliothèque jésuite des Fontaines)</text:p>
          </table:table-cell>
          <table:table-cell table:style-name="ce2" office:value-type="string" calcext:value-type="string">
            <text:p><text:a xlink:href="https://books.google.fr/books?id=mTEWeU4DeK4C&amp;pg=PA3&amp;dq=Lettre+joviale+à+monsieur+le+marquis+de+La+Bou+laye,+en+vers+burlesques.&amp;hl=fr&amp;sa=X&amp;ved=0ahUKEwiErueyvdbpAhUP9IUKHdy_AXgQ6AEIKjAA#v=onepage&amp;q=Lettre%20joviale%20à%20monsieur%20le%20marquis%20de%20La%20Bou%20laye%2C%20en%20vers%20burlesques.&amp;f=false" xlink:type="simple">https://books.google.fr/books?id=mTEWeU4DeK4C&amp;pg=PA3&amp;dq=Lettre+joviale+%C3%A0+monsieur+le+marquis+de+La+Bou+laye,+en+vers+burlesques.&amp;hl=fr&amp;sa=X&amp;ved=0ahUKEwiErueyvdbpAhUP9IUKHdy_AXgQ6AEIKjAA#v=onepage&amp;q=Lettre%20joviale%20%C3%A0%20monsieur%20le%20marquis%20de%20La%20Bou%20laye%2C%20en%20vers%20burlesqu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2246" calcext:value-type="float">
            <text:p>2246</text:p>
          </table:table-cell>
          <table:table-cell table:style-name="ce2"/>
          <table:table-cell table:style-name="ce2" office:value-type="string" calcext:value-type="string">
            <text:p>Lettre joviale, présentée aux princes pour leur sortie du Hâvre de Grâce, en vers burlesques.</text:p>
          </table:table-cell>
          <table:table-cell table:style-name="ce2" office:value-type="float" office:value="1651" calcext:value-type="float">
            <text:p>1651</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2246. Lettre joviale, présentée aux princes pour leur sortie du Hâvre de Grâce, en vers burlesques. Paris, 1651, 8 pages. Rare et sotte.</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I</text:p>
          </table:table-cell>
          <table:table-cell table:style-name="ce2" office:value-type="float" office:value="2248" calcext:value-type="float">
            <text:p>2248</text:p>
          </table:table-cell>
          <table:table-cell table:style-name="ce2"/>
          <table:table-cell table:style-name="ce2" office:value-type="string" calcext:value-type="string">
            <text:p>Lettre, ou Cartel du mois de mai à madamee...., sous le nom de Flore, par Florent Fleury, en vers burlesques ou non.</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1" calcext:value-type="float">
            <text:p>11</text:p>
          </table:table-cell>
          <table:table-cell table:style-name="ce2" office:value-type="string" calcext:value-type="string">
            <text:p>2248. Lettre, ou Cartel du mois de mai à madame.., sous le nom de Flore, par Florent Fleury, en vers bur lesques ou non. Paris, Denys Langlois, 1649, 11 pages. « Fait le jour de Sainte-Monique, Ainsi que marque la chronique , L'an que sans verd on prit Paris, Et qui pourtant ne fut pas pris. » Badinage assez spirituel.</text:p>
          </table:table-cell>
          <table:table-cell table:style-name="ce2" office:value-type="string" calcext:value-type="string">
            <text:p>non</text:p>
          </table:table-cell>
          <table:table-cell table:style-name="ce2" table:number-columns-repeated="2"/>
          <table:table-cell table:style-name="ce2" office:value-type="string" calcext:value-type="string">
            <text:p>ajouté jb</text:p>
          </table:table-cell>
          <table:table-cell table:style-name="ce2" table:number-columns-repeated="7"/>
          <table:table-cell table:number-columns-repeated="1005"/>
        </table:table-row>
        <table:table-row table:style-name="ro1">
          <table:table-cell table:style-name="ce2" office:value-type="string" calcext:value-type="string">
            <text:p>BibMoreau_II</text:p>
          </table:table-cell>
          <table:table-cell table:style-name="ce2" office:value-type="float" office:value="2255" calcext:value-type="float">
            <text:p>2255</text:p>
          </table:table-cell>
          <table:table-cell table:style-name="ce2"/>
          <table:table-cell table:style-name="ce2" office:value-type="string" calcext:value-type="string">
            <text:p>Lettre surprise écrite à Jules Mazarin par ses nièces, burlesque.</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2255. Lettre surprise écrite à Jules Mazarin par ses nièces, burlesque. Paris, Jacques Guillery, 1649, 8 pages. Naudé en faisait peu de cas ; et il avait raison.(Mascurat, p.285)</text:p>
          </table:table-cell>
          <table:table-cell table:style-name="ce2" office:value-type="string" calcext:value-type="string">
            <text:p>oui</text:p>
          </table:table-cell>
          <table:table-cell table:style-name="ce2" office:value-type="string" calcext:value-type="string">
            <text:p>Lettre_surprise_escrite_a_Jules_[...]_bpt6k5544166n.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544166n.r=Lettre%20surprise%20escrite%20a%20Jules%20Mazarin%2C%20par%20ses%20niepces?rk=21459;2" xlink:type="simple">https://gallica.bnf.fr/ark:/12148/bpt6k5544166n.r=Lettre%20surprise%20escrite%20a%20Jules%20Mazarin%2C%20par%20ses%20niepces?rk=21459;2</text:a></text:p>
          </table:table-cell>
          <table:table-cell table:style-name="ce2" office:value-type="string" calcext:value-type="string">
            <text:p>Bibliothèque municipale de Lyon, Bibliothèque nationale d'Autriche</text:p>
          </table:table-cell>
          <table:table-cell table:style-name="ce2" office:value-type="string" calcext:value-type="string">
            <text:p><text:a xlink:href="https://books.google.fr/books?id=noob-N46qUoC&amp;pg=PR51&amp;dq=Lettre+surprise+escrite+a+Jules+Mazarin,+par+ses+niepces&amp;hl=fr&amp;sa=X&amp;ved=0ahUKEwitmMm9wtbpAhXL3YUKHfnlDBgQ6AEIKjAA#v=onepage&amp;q=Lettre%20surprise%20escrite%20a%20Jules%20Mazarin%2C%20par%20ses%20niepces&amp;f=false" xlink:type="simple">https://books.google.fr/books?id=noob-N46qUoC&amp;pg=PR51&amp;dq=Lettre+surprise+escrite+a+Jules+Mazarin,+par+ses+niepces&amp;hl=fr&amp;sa=X&amp;ved=0ahUKEwitmMm9wtbpAhXL3YUKHfnlDBgQ6AEIKjAA#v=onepage&amp;q=Lettre%20surprise%20escrite%20a%20Jules%20Mazarin%2C%20par%20ses%20niepc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2344" calcext:value-type="float">
            <text:p>2344</text:p>
          </table:table-cell>
          <table:table-cell table:style-name="ce2"/>
          <table:table-cell table:style-name="ce2" office:value-type="string" calcext:value-type="string">
            <text:p>Maltôtiers (les), ou les Pêcheurs en eau trouble,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2344. Maltôtiers (les), ou les Pêcheurs en eau trouble, en vers burlesques. Langue normande : les Pesqueux en yau trouble. Paris, 1649, 8 pages. Les pièces en patois ne sont pas communes. De plus, celle-ci est assez spirituelle.</text:p>
          </table:table-cell>
          <table:table-cell table:style-name="ce2" office:value-type="string" calcext:value-type="string">
            <text:p>non</text:p>
          </table:table-cell>
          <table:table-cell table:number-columns-repeated="2" table:style-name="ce2" office:value-type="string" calcext:value-type="string">
            <text:p/>
          </table:table-cell>
          <table:table-cell table:style-name="ce2" office:value-type="string" calcext:value-type="string">
            <text:p><text:a xlink:href="http://www.bmlisieux.com/normandie/pesqueux.htm" xlink:type="simple">texte ici : http://www.bmlisieux.com/normandie/pesqueux.htm</text:a></text:p>
          </table:table-cell>
          <table:table-cell table:style-name="ce2" table:number-columns-repeated="7"/>
          <table:table-cell table:number-columns-repeated="1005"/>
        </table:table-row>
        <table:table-row table:style-name="ro1">
          <table:table-cell table:style-name="ce2" office:value-type="string" calcext:value-type="string">
            <text:p>BibMoreau_II</text:p>
          </table:table-cell>
          <table:table-cell table:style-name="ce2" office:value-type="float" office:value="2418" calcext:value-type="float">
            <text:p>2418</text:p>
          </table:table-cell>
          <table:table-cell table:style-name="ce2"/>
          <table:table-cell table:style-name="ce2" office:value-type="string" calcext:value-type="string">
            <text:p>Masarinade (la), ou Éloge du cardinal Masarin, an vers burlesques, corecte an la bone ortografe.</text:p>
          </table:table-cell>
          <table:table-cell table:style-name="ce2" office:value-type="float" office:value="1663" calcext:value-type="float">
            <text:p>1663</text:p>
          </table:table-cell>
          <table:table-cell table:style-name="ce2" office:value-type="string" calcext:value-type="string">
            <text:p>Amesterdam (Paris)</text:p>
          </table:table-cell>
          <table:table-cell table:style-name="ce2"/>
          <table:table-cell table:style-name="ce2" office:value-type="string" calcext:value-type="string">
            <text:p>2418. Masarinade (la), ou Éloge du cardinal Masarin, an vers burlesques, corect e an la bone ortografe. Amsterdam (Paris), 1663, petit in-8°. Nous croyions que la bone ortografe avait été découverte de nos jours. On voit qu'il n'en est rien. Voir la Mazarinade.</text:p>
          </table:table-cell>
          <table:table-cell table:style-name="ce2" office:value-type="string" calcext:value-type="string">
            <text:p>oui</text:p>
          </table:table-cell>
          <table:table-cell table:style-name="ce2" office:value-type="string" calcext:value-type="string">
            <text:p>La_Masarinade_ou_Eloge_du_[...]Scarron_Paul_btv1b8626232m.pdf</text:p>
          </table:table-cell>
          <table:table-cell table:style-name="ce2" office:value-type="string" calcext:value-type="string">
            <text:p>vers</text:p>
          </table:table-cell>
          <table:table-cell table:style-name="ce2"/>
          <table:table-cell table:style-name="ce2" office:value-type="string" calcext:value-type="string">
            <text:p>Tolbiac</text:p>
          </table:table-cell>
          <table:table-cell table:style-name="ce2" office:value-type="string" calcext:value-type="string">
            <text:p><text:a xlink:href="https://gallica.bnf.fr/ark:/12148/btv1b8626232m.r=Masarinade%20%28la%29%2C%20ou%20Éloge%20du%20cardinal%20Masarin%2C%20an%20vers%20burlesques?rk=21459;2" xlink:type="simple">https://gallica.bnf.fr/ark:/12148/btv1b8626232m.r=Masarinade%20%28la%29%2C%20ou%20%C3%89loge%20du%20cardinal%20Masarin%2C%20an%20vers%20burlesques?rk=21459;2</text:a></text:p>
          </table:table-cell>
          <table:table-cell table:style-name="ce2" office:value-type="string" calcext:value-type="string">
            <text:p>National Library of the Netherlands (original from the University of Amsterdam)</text:p>
          </table:table-cell>
          <table:table-cell table:style-name="ce2" office:value-type="string" calcext:value-type="string">
            <text:p><text:a xlink:href="https://books.google.fr/books?id=iatiAAAAcAAJ&amp;pg=PA1&amp;dq=La+Masarinade,+ou+Éloge+du+cardinal+Masarin&amp;hl=fr&amp;sa=X&amp;ved=0ahUKEwi00OnJy9bpAhVQqxoKHZpiDqwQ6AEIKjAA#v=onepage&amp;q=La%20Masarinade%2C%20ou%20Éloge%20du%20cardinal%20Masarin&amp;f=false" xlink:type="simple">https://books.google.fr/books?id=iatiAAAAcAAJ&amp;pg=PA1&amp;dq=La+Masarinade,+ou+%C3%89loge+du+cardinal+Masarin&amp;hl=fr&amp;sa=X&amp;ved=0ahUKEwi00OnJy9bpAhVQqxoKHZpiDqwQ6AEIKjAA#v=onepage&amp;q=La%20Masarinade%2C%20ou%20%C3%89loge%20du%20cardinal%20Masarin&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2420" calcext:value-type="float">
            <text:p>2420</text:p>
          </table:table-cell>
          <table:table-cell table:style-name="ce2"/>
          <table:table-cell table:style-name="ce2" office:value-type="string" calcext:value-type="string">
            <text:p>Mathois (le), ou Marchand mêlé propre à tout faire,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2" calcext:value-type="float">
            <text:p>12</text:p>
          </table:table-cell>
          <table:table-cell table:style-name="ce2" office:value-type="string" calcext:value-type="string">
            <text:p>2420. Mathois (le), ou Marchand mêlé propre à tout faire, en vers burlesques. Paris, Jean Hénault, 1649, 12 pages. « Je fais de gros et petits culs Pour dames et demoiselles. » Les culs se sont appelés tournures, polissons; on les appelle sous jupes. C'est toujours la même chose ; mais les mots ne blessent plus la pudeur.. ou la pruderie.</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I</text:p>
          </table:table-cell>
          <table:table-cell table:style-name="ce2" office:value-type="float" office:value="2436" calcext:value-type="float">
            <text:p>2436</text:p>
          </table:table-cell>
          <table:table-cell table:style-name="ce2"/>
          <table:table-cell table:style-name="ce2" office:value-type="string" calcext:value-type="string">
            <text:p>Mazarinade (la) Sur la copie imprimée à Bruxelles</text:p>
          </table:table-cell>
          <table:table-cell table:style-name="ce2" office:value-type="float" office:value="1651" calcext:value-type="float">
            <text:p>1651</text:p>
          </table:table-cell>
          <table:table-cell table:style-name="ce2" office:value-type="string" calcext:value-type="string">
            <text:p>Bruxelles</text:p>
          </table:table-cell>
          <table:table-cell table:style-name="ce2" office:value-type="float" office:value="24" calcext:value-type="float">
            <text:p>24</text:p>
          </table:table-cell>
          <table:table-cell table:style-name="ce2" office:value-type="string" calcext:value-type="string">
            <text:p>2436. Mazarinade (la) Sur la copie imprimée à Bruxelles, 1651,24 pages. Le plus célèbre des libelles écrits contre le cardinal Mazarin. Il a donné son nom à tous les autres. Je ne sais pas pourquoi on lui a fait tant de réputation; car ce n'est qu'un amas de saletés et d'injures sans esprit, même sans gaieté. Je ne sais pas davantage pourquoi on veut qu'il soit rare; car il m'en a passé plus de dix exemplaires par les mains. Il n'y a que deux pamphlétaires de la Fronde qui attribuent à Scarron la Mazarinade. C'est l'auteur de la Lettre de remercîment envoyée au cardinal Mazarin sur la lettre qu'il a écrite à une dame de la cour pour l'accommodement de ses affaires, et celui du Mer cure de la cour. Après cela, il faut descendre jusqu'aux Mémoires de Guy Joly, et au Segraisiana. Guy Joly dit simplement, page 54 de l'édition de Rotterdam , 1718 : « Le sieur Scarron fit aussi alors sa Mazarinade. » Alors, c'est le temps du blocus de Paris ; c'est, avec plus de précision, le mois de février 1649. Il y a là une erreur évidente. La Maza rinade est incontestablement de 1651. Les souvenirs de Guy Joly manquaient de netteté, et par conséquent de certitude. C'est au Segraisiana que sont empruntées les anecdotes d'après lesquelles la paternité de la Mazarinade est universellement attri buée à Scarron. « De tous les écrits qu'on fit contre le cardinal, y est-il dit p. 165, la Mazarinade de Scarron est celui qui lui fut le plus sensible, particulièrement à cause de l'endroit où il lui fut reproché d'avoir été chassé d'Alcala par le cardinal Colonna, d'où il fut contraint d'aller à pied jusqu'à Barcelonne pour s'embarquer et retourner en Italie. Le sujet de la colère de ce cardinal contre lui fut à l'oc casion de ses amourettes avec une bouquetière qu'il vouloit épouser. » Ailleurs , page 132 : « On ne manqua pas d'entretenir la reine de la mort de Scarron, en lui disant qu'il s'étoit rendu indigne de la pension que Sa Majesté lui faisoit, pendant la guerre de Paris; c'étoit pour avoir fait la Mazarinade; mais qu'il laissoit une femme sans aucun bien, une jeune femme fort belle, vertueuse et de beaucoup d'esprit, que la pauvreté pourroit peut-être réduire à de grandes extrémités, et que Sa Majesté ne pouvoit pas faire une plus grande charité que de faire rétablir la pension qu'elle avoit ôtée à son mari. La reine demanda aussitôt de combien étoit la pension ; elle n'étoit que de cinq cents écus ; mais un des courtisans, ayant aussitôt pris la parole, dit qu'elle étoit de deux mille livres. La reine eut la bonté d'ordonner sur-le-champ le rétablissement de la pension sur le pied de deux mille livres, et d'ordonner qu'on lui en portât le pre mier pauement. » Page 147 enfin : « Scarron avoit d'abord été du parti du cardi mal Mazarin ; mais il l'abandonna du temps de la Fronde. Il disoit en riant : « Je lui ai dédié mon Typhon, qu'il n'a pas daigné « regarder. » N'étoit-ce pas un grand désordre dans l'État que dans le temps de la Fronde le cardinal de Retz, qui alloit souvent chez lui, y attiroit tous ceux de son parti; et M. le Prince y envoyoit plusieurs de ses gens. » Ce dernier passage n'a ni l'exactitude ni la bienveillance aux quelles Segrais était obligé. Ce n'est pas seulement dans le temps de la Fronde que le cardinal de Retz allait chez Scarron ; c'est bien des années auparavant. Scarron a pu dire avec vérité dans la lettre que j'ai citée ailleurs, qu'il avait été « connu et honoré du cardinal dès sa jeunesse. » Et c'est assez pour comprendre qu'il n'a pas été du parti de Mazarin pour lui avoir dédié son Typhon. Mais le Segraisiana n'est pas de Segrais. Sans rechercher trop attentivement les erreurs qu'il renferme, en voici une qui montre qu'au moins pour les personnages de la Fronde son témoignage n'est pas toujours certain. On lit, page 117 : « Quand le maréchal de Gramont, qui avoit été Frondeur, parloit au roi de quelque chose qui étoit arrivé du temps de la Fronde, il lui disoit : Sire, c'étoit du temps que nous servions Votre Majesté contre le cardinal Mazarin. » Il est bien moins permis de se tromper sur le maréchal de Gramont que sur l'auteur de la Mazarinade. Et puis le Segraisiana qui marie Scarron en 1650, à la page 124, se contredit ainsi, à la page 140 : « Le mariage se fit en 1651 ; » de sorte que, même en ce qui concerne le poëte burlesque, ami de Segrais, ses récits ne peuvent pas être acceptés sans examen. Mailly a entendu le dernier passage du Segraisiana en ce sens que Scarron s'était vendu au coadjuteur pour se venger de Mazarin. Ce n'en est pas la signification littérale, sans doute; mais il faut bien que l'anecdote qui a été recueillie par le compilateur, ait été comprise ainsi puisque dans le placet, cité à l'article des Cent quatre vers, Scarron a cru qu'il devait expliquer à la reine mère ses rela tions avec le cardinal de Retz. Cette remarque n'est pas inutile ; car elle infirme une fois de plus l'autorité du Segraisiana. Com ment accepter une anecdote qui ne s'est répandue que dans l'igno rance de la familiarité dont le prélat honorait le poëte ? Il est remarquable que Guy Patin qui, dans une lettre du 10 oc - tobre 1660, tome II, page 136, en annonçant à M. F. C. la mort de Scarron, dit : « Il ne vivoit plus que des bienfaits de la reine et du cardinal Mazarin ; » que Tallemant des Réaux, qui a consacré à Scarron quelques pages de ses Historiettes , ne prononcent pas même le nom de la Mazarinade. J'ajoute que, des paroles de Guy Patin, il est permis de conclure que Scarron s'était justifié non seulement devant la reine mère, mais encore devant le cardinal. Dans cet état, faut-il ne tenir aucun compte des protestations de Scarron, je ne dis pas seulement de la lettre à la reine dans laquelle on peut comprendre une dénégation sans y croire, mais des Cent quatre vers, qui ont été publiés en 1651, pendant la Fronde, presque dans le même temps que la Mazarinade, et peut-être alors que le cardinal Mazarin était hors du royaume ?Je ne le pense pas. Un pamphlétaire a eu la singulière idée de composer, dans la même année, 1651, une Mazarinade à quatre parties, et de la faire mettre en musique. Voir la Mort funeste du cardinal Ma zarin , etc. - En 1663, deux ans après la mort du cardinal, la Mazarinade a tout à coup reparu sous le titre de la Masarinade, ou Eloge du cardinal Masarin, an vers burlesques, corect e an la bone ortografe. - Malgré la rubrique de Bruxelles, il est certain qu'elle n'a été imprimée qu'à Paris. M. Leber, dans son Catalogue, n°4,602, parle d'une édition sans date. Est-ce une erreur ?</text:p>
          </table:table-cell>
          <table:table-cell table:style-name="ce2" office:value-type="string" calcext:value-type="string">
            <text:p>oui</text:p>
          </table:table-cell>
          <table:table-cell table:style-name="ce2" office:value-type="string" calcext:value-type="string">
            <text:p>La_Mazarinade_Sur_la_copie_imprimee_a.pdf</text:p>
          </table:table-cell>
          <table:table-cell table:style-name="ce2" office:value-type="string" calcext:value-type="string">
            <text:p>vers</text:p>
          </table:table-cell>
          <table:table-cell table:style-name="ce2" table:number-columns-repeated="3"/>
          <table:table-cell table:style-name="ce2" office:value-type="string" calcext:value-type="string">
            <text:p>Bibliothèque nationale d'Autriche</text:p>
          </table:table-cell>
          <table:table-cell table:style-name="ce2" office:value-type="string" calcext:value-type="string">
            <text:p><text:a xlink:href="https://books.google.fr/books?id=_kxKAAAAcAAJ&amp;pg=PP5&amp;dq=Mazarinade+(la).+Sur+la+copie+imprimée+à++Bruxelles&amp;hl=fr&amp;sa=X&amp;ved=0ahUKEwi6qZf_ztbpAhVz5eAKHTihD0cQ6AEIKDAA#v=onepage&amp;q=Mazarinade%20(la).%20Sur%20la%20copie%20imprimée%20à%20%20Bruxelles&amp;f=false" xlink:type="simple">https://books.google.fr/books?id=_kxKAAAAcAAJ&amp;pg=PP5&amp;dq=Mazarinade+(la).+Sur+la+copie+imprim%C3%A9e+%C3%A0++Bruxelles&amp;hl=fr&amp;sa=X&amp;ved=0ahUKEwi6qZf_ztbpAhVz5eAKHTihD0cQ6AEIKDAA#v=onepage&amp;q=Mazarinade%20(la).%20Sur%20la%20copie%20imprim%C3%A9e%20%C3%A0%20%20Bruxell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2439" calcext:value-type="float">
            <text:p>2439</text:p>
          </table:table-cell>
          <table:table-cell table:style-name="ce2"/>
          <table:table-cell table:style-name="ce2" office:value-type="string" calcext:value-type="string">
            <text:p>Médecin (le) politique, qui donne un souverain remède pour guérir la France, malade à l'extrémité. Honora medicum propter necessitatem.</text:p>
          </table:table-cell>
          <table:table-cell table:style-name="ce2" office:value-type="float" office:value="1652" calcext:value-type="float">
            <text:p>1652</text:p>
          </table:table-cell>
          <table:table-cell table:style-name="ce2" office:value-type="string" calcext:value-type="string">
            <text:p>(s. l.)</text:p>
          </table:table-cell>
          <table:table-cell table:style-name="ce2" office:value-type="float" office:value="59" calcext:value-type="float">
            <text:p>59</text:p>
          </table:table-cell>
          <table:table-cell table:style-name="ce2" office:value-type="string" calcext:value-type="string">
            <text:p>2439. Médecin (le) politique, qui donne un souverain remède pour guérir la France, malade à l'extrémité. Honora medicum propter necessitatem.(S. l.), 1652, 59 pages. Rare. Imitation en vers burlesques de la pièce qui précède. L'auteur fait l'éloge de la France en travail, de Sandricourt, du Diable Mazarin (exorcisme du D. Mazarin, etc.), des Maximes véritables (Véritables maximes) du gouvernement de la France, de la Déca dence visible de la royauté, du Tu autem, du Coup de partie, du Contre-coup du Coup de partie, de la Franche Marguerite, qui « Parle un peu trop franchement, Comme en parla le Parlement; » du Point de l'ovale : « Point qui ne parait point Un point coupable au dernier point. » On sait que ces deux dernières pièces avaient été condamnées, par arrêt du Parlement, à être brûlées par la main du bourreau.</text:p>
          </table:table-cell>
          <table:table-cell table:style-name="ce2" office:value-type="string" calcext:value-type="string">
            <text:p>oui</text:p>
          </table:table-cell>
          <table:table-cell table:style-name="ce2" office:value-type="string" calcext:value-type="string">
            <text:p>Le_medecin_politique_qui_donne_un_souve.pdf</text:p>
          </table:table-cell>
          <table:table-cell table:style-name="ce2" office:value-type="string" calcext:value-type="string">
            <text:p>vers</text:p>
          </table:table-cell>
          <table:table-cell table:style-name="ce2" table:number-columns-repeated="3"/>
          <table:table-cell table:style-name="ce2" office:value-type="string" calcext:value-type="string">
            <text:p>Bibliothèque de l'État de Bavière</text:p>
          </table:table-cell>
          <table:table-cell table:style-name="ce2" office:value-type="string" calcext:value-type="string">
            <text:p><text:a xlink:href="https://books.google.fr/books?id=02VCAAAAcAAJ&amp;pg=PP40&amp;dq=Médecin+(le)+politique,+qui+donne+un+souverain+r&amp;hl=fr&amp;sa=X&amp;ved=0ahUKEwjI_fvQ0NbpAhUSrxoKHf1aAt4Q6AEIKDAA#v=onepage&amp;q=Médecin%20(le)%20politique%2C%20qui%20donne%20un%20souverain%20r&amp;f=false" xlink:type="simple">https://books.google.fr/books?id=02VCAAAAcAAJ&amp;pg=PP40&amp;dq=M%C3%A9decin+(le)+politique,+qui+donne+un+souverain+r&amp;hl=fr&amp;sa=X&amp;ved=0ahUKEwjI_fvQ0NbpAhUSrxoKHf1aAt4Q6AEIKDAA#v=onepage&amp;q=M%C3%A9decin%20(le)%20politique%2C%20qui%20donne%20un%20souverain%20r&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2456" calcext:value-type="float">
            <text:p>2456</text:p>
          </table:table-cell>
          <table:table-cell table:style-name="ce2"/>
          <table:table-cell table:style-name="ce2" office:value-type="string" calcext:value-type="string">
            <text:p>Mercuriade (la), ou l'Ajournement personnel envoyé à Mazarin par le cardinal de Richelieu, en vers burlesques.</text:p>
          </table:table-cell>
          <table:table-cell table:style-name="ce2" office:value-type="float" office:value="1649" calcext:value-type="float">
            <text:p>1649</text:p>
          </table:table-cell>
          <table:table-cell table:style-name="ce2" office:value-type="string" calcext:value-type="string">
            <text:p>(s. l.)</text:p>
          </table:table-cell>
          <table:table-cell table:style-name="ce2" office:value-type="float" office:value="8" calcext:value-type="float">
            <text:p>8</text:p>
          </table:table-cell>
          <table:table-cell table:style-name="ce2" office:value-type="string" calcext:value-type="string">
            <text:p>2456. Mercuriade (la), ou l'Ajournement personnel en voyé à Mazarin par le cardinal de Richelieu, en vers burlesques.(S. l.), 1649, 8 pages. Un frondeur qui défend la reine ! il est bon d'en prendre note : « On l'estime comme une infâme ; On l'injurie librement.... De telle sorte qu'on en dit Ce que jamais elle ne fit, Et dont seulement sa pensée Ne se vit jamais offensée.»</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I</text:p>
          </table:table-cell>
          <table:table-cell table:style-name="ce2" office:value-type="float" office:value="2463" calcext:value-type="float">
            <text:p>2463</text:p>
          </table:table-cell>
          <table:table-cell table:style-name="ce2"/>
          <table:table-cell table:style-name="ce2" office:value-type="string" calcext:value-type="string">
            <text:p>Métamorphose (la) de Mazarin en la figure du Dragon Notre-Dame, en vers burlesque (sic).</text:p>
          </table:table-cell>
          <table:table-cell table:style-name="ce2" office:value-type="float" office:value="1652" calcext:value-type="float">
            <text:p>1652</text:p>
          </table:table-cell>
          <table:table-cell table:style-name="ce2" office:value-type="string" calcext:value-type="string">
            <text:p>Paris</text:p>
          </table:table-cell>
          <table:table-cell table:style-name="ce2" office:value-type="float" office:value="11" calcext:value-type="float">
            <text:p>11</text:p>
          </table:table-cell>
          <table:table-cell table:style-name="ce2" office:value-type="string" calcext:value-type="string">
            <text:p>2463. Métamorphose (la) de Mazarin en la figure du Dragon Notre-Dame, en vers burlesque (sic). Paris, 1652, 11 pages. Le dragon Notre-Dame était l'image du dragon que tua saint Marcel, et qu'on portait à la procession de la Fête-Dieu. La descrip tion en est assez curieuse. Mazarin est comparé à Néron qui brûla Rome : « Enfin ce fut jeu de jeunesse (l'incendie de Rome); Mais pour lui, par Dieu !jeu n'est-ce. » Le poëte appelle le blocus de Paris la Guerre des Neiges.</text:p>
          </table:table-cell>
          <table:table-cell table:style-name="ce2" office:value-type="string" calcext:value-type="string">
            <text:p>oui</text:p>
          </table:table-cell>
          <table:table-cell table:style-name="ce2" office:value-type="string" calcext:value-type="string">
            <text:p>La_metamorphose_de_Mazarin_en_la_figvre.pdf</text:p>
          </table:table-cell>
          <table:table-cell table:style-name="ce2" office:value-type="string" calcext:value-type="string">
            <text:p>vers</text:p>
          </table:table-cell>
          <table:table-cell table:style-name="ce2" table:number-columns-repeated="3"/>
          <table:table-cell table:style-name="ce2" office:value-type="string" calcext:value-type="string">
            <text:p>Bibliothèque nationale de la République tchèque</text:p>
          </table:table-cell>
          <table:table-cell table:style-name="ce2" office:value-type="string" calcext:value-type="string">
            <text:p><text:a xlink:href="https://books.google.fr/books?id=3qxj9uaBmsAC&amp;pg=PA3&amp;dq=Métamorphose+(la)+de+Mazarin+en+la+figure&amp;hl=fr&amp;sa=X&amp;ved=0ahUKEwi37aiH1NbpAhXDyIUKHdfaCg4Q6AEIOjAC#v=onepage&amp;q=Métamorphose%20(la)%20de%20Mazarin%20en%20la%20figure&amp;f=false" xlink:type="simple">https://books.google.fr/books?id=3qxj9uaBmsAC&amp;pg=PA3&amp;dq=M%C3%A9tamorphose+(la)+de+Mazarin+en+la+figure&amp;hl=fr&amp;sa=X&amp;ved=0ahUKEwi37aiH1NbpAhXDyIUKHdfaCg4Q6AEIOjAC#v=onepage&amp;q=M%C3%A9tamorphose%20(la)%20de%20Mazarin%20en%20la%20figure&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2467" calcext:value-type="float">
            <text:p>2467</text:p>
          </table:table-cell>
          <table:table-cell table:style-name="ce2"/>
          <table:table-cell table:style-name="ce2" office:value-type="string" calcext:value-type="string">
            <text:p>Miliade (la), ou l'Éloge burlesque de Mazarin, pour servir de pièce de carnaval.</text:p>
          </table:table-cell>
          <table:table-cell table:style-name="ce2" office:value-type="float" office:value="1651" calcext:value-type="float">
            <text:p>1651</text:p>
          </table:table-cell>
          <table:table-cell table:style-name="ce2" office:value-type="string" calcext:value-type="string">
            <text:p>(s. l.)</text:p>
          </table:table-cell>
          <table:table-cell table:style-name="ce2" office:value-type="float" office:value="17" calcext:value-type="float">
            <text:p>17</text:p>
          </table:table-cell>
          <table:table-cell table:style-name="ce2" office:value-type="string" calcext:value-type="string">
            <text:p>2467. Miliade (la), ou l'Éloge burlesque de Mazarin, pour servir de pièce de carnaval. (S. l.), 1651, 17 pages. « De boire sans cesse et reboire Depuis ce matin, lundi gras. » Voilà la date. Ce pamphlet n'a rien de commun que le nom avec la Miliade de Richelieu. Surtout il n'est ni aussi violent ni aussi spirituel. Il a paru après la Mazarinade; car je lis à la page 11 : « Comme dans la Mazarinade (sic), Qui n'est qu'une longue mazarde, 272 BlBLIOGRAPHIE [MINISTRE] Laquelle à ce ministre ému Rend, je crois, le nez bien camu. » Il en a été publié dans la même année, 1651, une seconde édi tion, revue et corrigée par l'auteur. Voir le Gouvernement de l'État présent, etc., et le Gouvernement présent , etc.</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I</text:p>
          </table:table-cell>
          <table:table-cell table:style-name="ce2" office:value-type="float" office:value="2470" calcext:value-type="float">
            <text:p>2470</text:p>
          </table:table-cell>
          <table:table-cell table:style-name="ce2"/>
          <table:table-cell table:style-name="ce2" office:value-type="string" calcext:value-type="string">
            <text:p>Ministre (le) d'État flambé. Ridendo dicere verum quid vetat?</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6" calcext:value-type="float">
            <text:p>16</text:p>
          </table:table-cell>
          <table:table-cell table:style-name="ce2" office:value-type="string" calcext:value-type="string">
            <text:p>2470. Ministre (le) d'État flambé. Ridendo dicere ve rum quid vetat ?Jouxte la copie imprimee à Paris, 1649, 16 pages. Signé D. B. Pamphlet gai, spirituel, bien écrit, et que Naudé place au qua trième rang des pièces burlesques (page 283 du Mascurat); mais l'auteur développe trop longuement cette idée : « Et vous avez fait à rebours Le gaillard péché de luxure. » Voici une citation qu'on ne trouvera pas trop longue, j'espère, et que dans tous les cas la rareté de ce curieux libelle fera GeXCllSer° : « Le Bretilleux est sans chalands ; . Morel n'enseigne plus à lire ; Boisseau n'étale plus d'écrans; Martial ne vend plus de gants ; Rangouze ne sait plus qu'écrire; Richard ne va plus chez les grands ; Et Vinot n'a plus de quoi frire. « Neufgermain ne dit pas un mot ; Les muses ne l'ont plus pour mome ; Le Savoyard plaint chaque écot; L'Orviétan est pris pour sot ; Il n'a ni théâtre, ni baume ; - Et Cousin, Saumur et Sercot Ne gagment plus rien à la paume - - « Cardelin semble être perclus ; Son corps ne fait plus de merveille ; Carneline en un coin réclus Voit ses pélicans superflus ; Le Coutelier même sommeille ; Et Champagne ne coiffe plus Que la poupée ou la bouteille « Sur le Pont-Neuf Cormier en vain Plaint sa gibecière engagée ; La Roche y prône pour du pain ... »</text:p>
          </table:table-cell>
          <table:table-cell table:style-name="ce2" office:value-type="string" calcext:value-type="string">
            <text:p>oui</text:p>
          </table:table-cell>
          <table:table-cell table:style-name="ce2" office:value-type="string" calcext:value-type="string">
            <text:p>Le_ministre_d_estat_flambe_en_[...]Cyrano_de_bpt6k57481m.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7481m?rk=21459;2" xlink:type="simple">https://gallica.bnf.fr/ark:/12148/bpt6k57481m?rk=21459;2</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XPDRYDVSHV8C&amp;printsec=frontcover&amp;dq=Le+ministre+d%27estat+flambé&amp;hl=fr&amp;sa=X&amp;ved=0ahUKEwimzNjP4dbpAhVBUxoKHb-aDJIQ6AEIKDAA#v=onepage&amp;q=Le%20ministre%20d'estat%20flambé&amp;f=false" xlink:type="simple">https://books.google.fr/books?id=XPDRYDVSHV8C&amp;printsec=frontcover&amp;dq=Le+ministre+d%27estat+flamb%C3%A9&amp;hl=fr&amp;sa=X&amp;ved=0ahUKEwimzNjP4dbpAhVBUxoKHb-aDJIQ6AEIKDAA#v=onepage&amp;q=Le%20ministre%20d'estat%20flamb%C3%A9&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2490" calcext:value-type="float">
            <text:p>2490</text:p>
          </table:table-cell>
          <table:table-cell table:style-name="ce2"/>
          <table:table-cell table:style-name="ce2" office:value-type="string" calcext:value-type="string">
            <text:p>Monologue, ou Entretien de Mazarin sur sa bonne et sa mauvaise fortune,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2490. Monologue, ou Entretien de Mazarin sur sa bonne - et sa mauvaise fortune, en vers burlesques. Paris, 1649, 8 pages. « On ne peut empescher d'écrire Par menace ni autrement ; Et les arrêts du Parlement --l N'ont pas assez de suffisance Pour empêcher la médisance. »</text:p>
          </table:table-cell>
          <table:table-cell table:style-name="ce2" office:value-type="string" calcext:value-type="string">
            <text:p>oui</text:p>
          </table:table-cell>
          <table:table-cell table:style-name="ce2" office:value-type="string" calcext:value-type="string">
            <text:p>Monologue_ou_Entretien_de_Mazarin_sur_sa.pdf</text:p>
          </table:table-cell>
          <table:table-cell table:style-name="ce2" office:value-type="string" calcext:value-type="string">
            <text:p>vers</text:p>
          </table:table-cell>
          <table:table-cell table:style-name="ce2" table:number-columns-repeated="3"/>
          <table:table-cell table:style-name="ce2" office:value-type="string" calcext:value-type="string">
            <text:p>Bibliothèque municipale de Lyon</text:p>
          </table:table-cell>
          <table:table-cell table:style-name="ce2" office:value-type="string" calcext:value-type="string">
            <text:p><text:a xlink:href="https://books.google.fr/books?id=ALKzRTYtSawC&amp;pg=PA7&amp;dq=Monologue,+ou+Entretien+de+Mazarin&amp;hl=fr&amp;sa=X&amp;ved=0ahUKEwjKw4K-49bpAhUB9IUKHSaYBnQQ6AEILTAB#v=onepage&amp;q=Monologue%2C%20ou%20Entretien%20de%20Mazarin&amp;f=false" xlink:type="simple">https://books.google.fr/books?id=ALKzRTYtSawC&amp;pg=PA7&amp;dq=Monologue,+ou+Entretien+de+Mazarin&amp;hl=fr&amp;sa=X&amp;ved=0ahUKEwjKw4K-49bpAhUB9IUKHSaYBnQQ6AEILTAB#v=onepage&amp;q=Monologue%2C%20ou%20Entretien%20de%20Mazarin&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2493" calcext:value-type="float">
            <text:p>2493</text:p>
          </table:table-cell>
          <table:table-cell table:style-name="ce2"/>
          <table:table-cell table:style-name="ce2" office:value-type="string" calcext:value-type="string">
            <text:p>Mort (le) de terre, ou le Bras hors de terre,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7" calcext:value-type="float">
            <text:p>7</text:p>
          </table:table-cell>
          <table:table-cell table:style-name="ce2" office:value-type="string" calcext:value-type="string">
            <text:p>2493. Mort (le) de terre, ou le Bras hors de terre, en vers burlesques. Paris, 1649,7 pages.</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I</text:p>
          </table:table-cell>
          <table:table-cell table:style-name="ce2" office:value-type="float" office:value="2496" calcext:value-type="float">
            <text:p>2496</text:p>
          </table:table-cell>
          <table:table-cell table:style-name="ce2"/>
          <table:table-cell table:style-name="ce2" office:value-type="string" calcext:value-type="string">
            <text:p>Mort (la) et les funérailles de la guerre,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2496. Mort (la) et les funérailles de la guerre, en vers burlesques. Paris, Claude Morlot, 1649, 8 pages.</text:p>
          </table:table-cell>
          <table:table-cell table:style-name="ce2" office:value-type="string" calcext:value-type="string">
            <text:p>oui</text:p>
          </table:table-cell>
          <table:table-cell table:style-name="ce2" office:value-type="string" calcext:value-type="string">
            <text:p>La_Mort_et_les_funerailles_de_la_guerre.pdf</text:p>
          </table:table-cell>
          <table:table-cell table:style-name="ce2" office:value-type="string" calcext:value-type="string">
            <text:p>vers</text:p>
          </table:table-cell>
          <table:table-cell table:style-name="ce2" table:number-columns-repeated="3"/>
          <table:table-cell table:style-name="ce2" office:value-type="string" calcext:value-type="string">
            <text:p>Bibliothèque municipale de Lyon</text:p>
          </table:table-cell>
          <table:table-cell table:style-name="ce2" office:value-type="string" calcext:value-type="string">
            <text:p><text:a xlink:href="https://books.google.fr/books?id=me7Q4HEdUy8C&amp;pg=PA5&amp;dq=Mort(la)+et+les+funérailles+de+la+guerre,&amp;hl=fr&amp;sa=X&amp;ved=0ahUKEwj88s745dbpAhVIyoUKHd95A4MQ6AEIKDAA#v=onepage&amp;q=Mort(la)%20et%20les%20funérailles%20de%20la%20guerre%2C&amp;f=false" xlink:type="simple">https://books.google.fr/books?id=me7Q4HEdUy8C&amp;pg=PA5&amp;dq=Mort(la)+et+les+fun%C3%A9railles+de+la+guerre,&amp;hl=fr&amp;sa=X&amp;ved=0ahUKEwj88s745dbpAhVIyoUKHd95A4MQ6AEIKDAA#v=onepage&amp;q=Mort(la)%20et%20les%20fun%C3%A9railles%20de%20la%20guerre%2C&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2521" calcext:value-type="float">
            <text:p>2521</text:p>
          </table:table-cell>
          <table:table-cell table:style-name="ce2"/>
          <table:table-cell table:style-name="ce2" office:value-type="string" calcext:value-type="string">
            <text:p>Muse (la) du temps présent, par le sieur D. L. B. M.</text:p>
          </table:table-cell>
          <table:table-cell table:style-name="ce2" office:value-type="float" office:value="1650" calcext:value-type="float">
            <text:p>1650</text:p>
          </table:table-cell>
          <table:table-cell table:style-name="ce2" office:value-type="string" calcext:value-type="string">
            <text:p>Paris</text:p>
          </table:table-cell>
          <table:table-cell table:style-name="ce2" office:value-type="float" office:value="82" calcext:value-type="float">
            <text:p>82</text:p>
          </table:table-cell>
          <table:table-cell table:style-name="ce2" office:value-type="string" calcext:value-type="string">
            <text:p>2521. Muse (la) du temps présent, par le sieur D. L. B. M. Paris, Denys Pelé, 1650, 82 pages. Imitation burlesque de l'Art d'aimer, d'Ovide.</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I</text:p>
          </table:table-cell>
          <table:table-cell table:style-name="ce2" office:value-type="float" office:value="2525" calcext:value-type="float">
            <text:p>2525</text:p>
          </table:table-cell>
          <table:table-cell table:style-name="ce2"/>
          <table:table-cell table:style-name="ce2" office:value-type="string" calcext:value-type="string">
            <text:p>Nappe (la) renversée, chez Renard,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2525. Nappe (la) renversée, chez Renard, en vers burlesques. Paris, 1649, 8 pages.</text:p>
          </table:table-cell>
          <table:table-cell table:style-name="ce2" office:value-type="string" calcext:value-type="string">
            <text:p>oui</text:p>
          </table:table-cell>
          <table:table-cell table:style-name="ce2" office:value-type="string" calcext:value-type="string">
            <text:p>La_Nappe_renversee_chez_Renard_En_vers_b.pdf</text:p>
          </table:table-cell>
          <table:table-cell table:style-name="ce2" office:value-type="string" calcext:value-type="string">
            <text:p>vers</text:p>
          </table:table-cell>
          <table:table-cell table:style-name="ce2" table:number-columns-repeated="3"/>
          <table:table-cell table:style-name="ce2" office:value-type="string" calcext:value-type="string">
            <text:p>Bibliothèque municipale de Lyon</text:p>
          </table:table-cell>
          <table:table-cell table:style-name="ce2" office:value-type="string" calcext:value-type="string">
            <text:p><text:a xlink:href="https://books.google.fr/books?id=fL1vR-ja5xgC&amp;printsec=frontcover&amp;dq=Nappe+(la)+renversée,+chez+Renard,+en+vers+burlesques&amp;hl=fr&amp;sa=X&amp;ved=0ahUKEwje-PSo6NbpAhVNXBoKHdx6Da8Q6AEIKjAA#v=onepage&amp;q=Nappe%20(la)%20renversée%2C%20chez%20Renard%2C%20en%20vers%20burlesques&amp;f=false" xlink:type="simple">https://books.google.fr/books?id=fL1vR-ja5xgC&amp;printsec=frontcover&amp;dq=Nappe+(la)+renvers%C3%A9e,+chez+Renard,+en+vers+burlesques&amp;hl=fr&amp;sa=X&amp;ved=0ahUKEwje-PSo6NbpAhVNXBoKHdx6Da8Q6AEIKjAA#v=onepage&amp;q=Nappe%20(la)%20renvers%C3%A9e%2C%20chez%20Renard%2C%20en%20vers%20burlesqu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2530" calcext:value-type="float">
            <text:p>2530</text:p>
          </table:table-cell>
          <table:table-cell table:style-name="ce2"/>
          <table:table-cell table:style-name="ce2" office:value-type="string" calcext:value-type="string">
            <text:p>Nocturne (le) enlèvement du roi hors de Paris, fait par le cardinal Mazarin, la nuit des Rois,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32" calcext:value-type="float">
            <text:p>32</text:p>
          </table:table-cell>
          <table:table-cell table:style-name="ce2" office:value-type="string" calcext:value-type="string">
            <text:p>2530. Nocturne (le) enlèvement du roi hors de Paris, fait par le cardinal Mazarin, la nuit des Rois, en vers burlesques. Paris, Arnoult Cottinet, 1649, 32 pages. Naudé, page 285 du Mascurat, dit que ce pamphlet n'est qu'une imitation de l'Agréable récit des barricades. Cela est vrai. Il y a de l'esprit pourtant. Il en existe une autre édition de 1649 et de 32 pages, mais chez Pierre le Champenois. Arnould Cottinet l'a réimprimé aussi en 1649, avec le Troisième babillard, le Coq à l'âne et l'Anagramme prophétique sur la sortie du cardinal.</text:p>
          </table:table-cell>
          <table:table-cell table:style-name="ce2" office:value-type="string" calcext:value-type="string">
            <text:p>oui</text:p>
          </table:table-cell>
          <table:table-cell table:style-name="ce2" office:value-type="string" calcext:value-type="string">
            <text:p>Le_nocturne_enlevement_du_Roy_[...]_bpt6k1048495m.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1048495m.r=Nocturne%20%28le%29%20enlèvement%20du%20roi%20hors%20de%20Paris?rk=21459;2" xlink:type="simple">https://gallica.bnf.fr/ark:/12148/bpt6k1048495m.r=Nocturne%20%28le%29%20enl%C3%A8vement%20du%20roi%20hors%20de%20Paris?rk=21459;2</text:a></text:p>
          </table:table-cell>
          <table:table-cell table:style-name="ce2" office:value-type="string" calcext:value-type="string">
            <text:p>Bibliothèque municipale de Lyon, Bibliothèque nationale d'Autriche</text:p>
          </table:table-cell>
          <table:table-cell table:style-name="ce2" office:value-type="string" calcext:value-type="string">
            <text:p><text:a xlink:href="https://books.google.fr/books?id=4Vc_m49nNVgC&amp;pg=PA2&amp;dq=Nocturne+(le)+enlèvement+du+roi+hors+de+Paris&amp;hl=fr&amp;sa=X&amp;ved=0ahUKEwi_-Jnt7NbpAhVLhRoKHR_0DDsQ6AEIKDAA#v=onepage&amp;q=Nocturne%20(le)%20enlèvement%20du%20roi%20hors%20de%20Paris&amp;f=false" xlink:type="simple">https://books.google.fr/books?id=4Vc_m49nNVgC&amp;pg=PA2&amp;dq=Nocturne+(le)+enl%C3%A8vement+du+roi+hors+de+Paris&amp;hl=fr&amp;sa=X&amp;ved=0ahUKEwi_-Jnt7NbpAhVLhRoKHR_0DDsQ6AEIKDAA#v=onepage&amp;q=Nocturne%20(le)%20enl%C3%A8vement%20du%20roi%20hors%20de%20Pari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2549" calcext:value-type="float">
            <text:p>2549</text:p>
          </table:table-cell>
          <table:table-cell table:style-name="ce2"/>
          <table:table-cell table:style-name="ce2" office:value-type="string" calcext:value-type="string">
            <text:p>Nouvelle (la) Gazette du temps, en vers bur lesques. Du dix -neuvièmeoctobre 1652.</text:p>
          </table:table-cell>
          <table:table-cell table:style-name="ce2" office:value-type="float" office:value="1652" calcext:value-type="float">
            <text:p>1652</text:p>
          </table:table-cell>
          <table:table-cell table:style-name="ce2" office:value-type="string" calcext:value-type="string">
            <text:p>Paris</text:p>
          </table:table-cell>
          <table:table-cell table:style-name="ce2" office:value-type="float" office:value="6" calcext:value-type="float">
            <text:p>6</text:p>
          </table:table-cell>
          <table:table-cell table:style-name="ce2" office:value-type="string" calcext:value-type="string">
            <text:p>2549. Nouvelle (la) Gazette du temps, en vers bur lesques. Du dix-neuvième octobre 1652. Paris, 1652, 6 pages. Contrefaçon de la Gazette nouvelle en vers burlesques, etc.</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I</text:p>
          </table:table-cell>
          <table:table-cell table:style-name="ce2" office:value-type="float" office:value="2557" calcext:value-type="float">
            <text:p>2557</text:p>
          </table:table-cell>
          <table:table-cell table:style-name="ce2"/>
          <table:table-cell table:style-name="ce2" office:value-type="string" calcext:value-type="string">
            <text:p>Nouvelles burlesques portées par le duc de Châtillon à l'empereur des ténèbres aux affreuses cavernes de sa domination.</text:p>
          </table:table-cell>
          <table:table-cell table:style-name="ce2" office:value-type="float" office:value="1649" calcext:value-type="float">
            <text:p>1649</text:p>
          </table:table-cell>
          <table:table-cell table:style-name="ce2" office:value-type="string" calcext:value-type="string">
            <text:p>(s. l.)</text:p>
          </table:table-cell>
          <table:table-cell table:style-name="ce2" office:value-type="float" office:value="7" calcext:value-type="float">
            <text:p>7</text:p>
          </table:table-cell>
          <table:table-cell table:style-name="ce2" office:value-type="string" calcext:value-type="string">
            <text:p>2557. Nouvelles burlesques portées par le duc de Châ tillon à l'empereur des ténèbres aux affreuses cavernes de sa domination. (S. l.), 1649, 7 pages.</text:p>
          </table:table-cell>
          <table:table-cell table:style-name="ce2" office:value-type="string" calcext:value-type="string">
            <text:p>oui</text:p>
          </table:table-cell>
          <table:table-cell table:style-name="ce2" office:value-type="string" calcext:value-type="string">
            <text:p>Nouvelles_burlesques_portees_par_le_duc.pdf</text:p>
          </table:table-cell>
          <table:table-cell table:style-name="ce2" office:value-type="string" calcext:value-type="string">
            <text:p>prose</text:p>
          </table:table-cell>
          <table:table-cell table:style-name="ce2" office:value-type="string" calcext:value-type="string">
            <text:p>dialogue</text:p>
          </table:table-cell>
          <table:table-cell table:style-name="ce2" table:number-columns-repeated="2"/>
          <table:table-cell table:style-name="ce2" office:value-type="string" calcext:value-type="string">
            <text:p>Bibliothèque municipale de Lyon, Bibliothèque nationale d'Autriche</text:p>
          </table:table-cell>
          <table:table-cell table:style-name="ce2" office:value-type="string" calcext:value-type="string">
            <text:p><text:a xlink:href="https://books.google.fr/books?id=XyzBruQ6-foC&amp;pg=PT1&amp;dq=Nouvelles+burlesques+portées+par+le+duc+de&amp;hl=fr&amp;sa=X&amp;ved=0ahUKEwjGwonLntfpAhVI1hoKHYzwDPEQ6AEIKDAA#v=onepage&amp;q=Nouvelles%20burlesques%20portées%20par%20le%20duc%20de&amp;f=false" xlink:type="simple">https://books.google.fr/books?id=XyzBruQ6-foC&amp;pg=PT1&amp;dq=Nouvelles+burlesques+port%C3%A9es+par+le+duc+de&amp;hl=fr&amp;sa=X&amp;ved=0ahUKEwjGwonLntfpAhVI1hoKHYzwDPEQ6AEIKDAA#v=onepage&amp;q=Nouvelles%20burlesques%20port%C3%A9es%20par%20le%20duc%20de&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2581" calcext:value-type="float">
            <text:p>2581</text:p>
          </table:table-cell>
          <table:table-cell table:style-name="ce2"/>
          <table:table-cell table:style-name="ce2" office:value-type="string" calcext:value-type="string">
            <text:p>Ode royal (sic) et pacifique dédiée au roi et à monseigneur le duc d'Anjou.</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2581. O de royal (sic) et pacifique dédiée au roi et à monseigneur le duc d'Anjou. Paris, Claude Morlot, 1649, 8 pages. C'est une pièce burlesque qui n'a rien de l'ode. L'auteur y décrit le char de la paix, dont les roues sont com posées de quatre monstres abattus sous les quatre vertus cardi nales, et qui est attelé de six lions superbement voilés « D'un drap de pourpre et d'oriflamme. »</text:p>
          </table:table-cell>
          <table:table-cell table:style-name="ce2" office:value-type="string" calcext:value-type="string">
            <text:p>non</text:p>
          </table:table-cell>
          <table:table-cell table:style-name="ce2" table:number-columns-repeated="2"/>
          <table:table-cell table:style-name="ce2" office:value-type="string" calcext:value-type="string">
            <text:p>ajouté jb</text:p>
          </table:table-cell>
          <table:table-cell table:style-name="ce2" table:number-columns-repeated="7"/>
          <table:table-cell table:number-columns-repeated="1005"/>
        </table:table-row>
        <table:table-row table:style-name="ro1">
          <table:table-cell table:style-name="ce2" office:value-type="string" calcext:value-type="string">
            <text:p>BibMoreau_II</text:p>
          </table:table-cell>
          <table:table-cell table:style-name="ce2" office:value-type="float" office:value="2583" calcext:value-type="float">
            <text:p>2583</text:p>
          </table:table-cell>
          <table:table-cell table:style-name="ce2"/>
          <table:table-cell table:style-name="ce2" office:value-type="string" calcext:value-type="string">
            <text:p>Œufs (les) rouge (sic) à Mazarin, apresté(sic) par monsieur Scarron, en vers burlesques.</text:p>
          </table:table-cell>
          <table:table-cell table:style-name="ce2" office:value-type="float" office:value="1652" calcext:value-type="float">
            <text:p>1652</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2583. oEufs (les) rouge (sic) à Mazarin, apresté(sic) par monsieur Scarron, en vers burlesques. Paris, Martin Bellay, 1652, 8 pages. Même pièce que la Catastrophe mazarine.</text:p>
          </table:table-cell>
          <table:table-cell table:style-name="ce2" office:value-type="string" calcext:value-type="string">
            <text:p>oui</text:p>
          </table:table-cell>
          <table:table-cell table:style-name="ce2" office:value-type="string" calcext:value-type="string">
            <text:p>Les_Oeufs_rouge_[sic]_a_[...]Scarron_Paul_bpt6k5612355b.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12355b.r=oEufs%20%28les%29%20rouge%20%28sic%29%20à%20Mazarin?rk=21459;2" xlink:type="simple">https://gallica.bnf.fr/ark:/12148/bpt6k5612355b.r=oEufs%20%28les%29%20rouge%20%28sic%29%20%C3%A0%20Mazarin?rk=21459;2</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dIGyqG6NOoIC&amp;pg=PA5&amp;dq=oEufs+(les)+rouge+(sic)+à+Mazarin,&amp;hl=fr&amp;sa=X&amp;ved=0ahUKEwjolsqLotfpAhUh5OAKHQFiCUAQ6AEIKDAA#v=onepage&amp;q=oEufs%20(les)%20rouge%20(sic)%20à%20Mazarin%2C&amp;f=false" xlink:type="simple">https://books.google.fr/books?id=dIGyqG6NOoIC&amp;pg=PA5&amp;dq=oEufs+(les)+rouge+(sic)+%C3%A0+Mazarin,&amp;hl=fr&amp;sa=X&amp;ved=0ahUKEwjolsqLotfpAhUh5OAKHQFiCUAQ6AEIKDAA#v=onepage&amp;q=oEufs%20(les)%20rouge%20(sic)%20%C3%A0%20Mazarin%2C&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2598" calcext:value-type="float">
            <text:p>2598</text:p>
          </table:table-cell>
          <table:table-cell table:style-name="ce2"/>
          <table:table-cell table:style-name="ce2" office:value-type="string" calcext:value-type="string">
            <text:p>On (l') du temps tout nouveau, en vers burlesque (sic), par C. D. B. M.</text:p>
          </table:table-cell>
          <table:table-cell table:style-name="ce2" office:value-type="float" office:value="1649" calcext:value-type="float">
            <text:p>1649</text:p>
          </table:table-cell>
          <table:table-cell table:style-name="ce2" office:value-type="string" calcext:value-type="string">
            <text:p>(s. l.)</text:p>
          </table:table-cell>
          <table:table-cell table:style-name="ce2" office:value-type="float" office:value="12" calcext:value-type="float">
            <text:p>12</text:p>
          </table:table-cell>
          <table:table-cell table:style-name="ce2" office:value-type="string" calcext:value-type="string">
            <text:p>2598. On (l') du temps tout nouveau, en vers burlesque (sic), par C. D. B. M. (S. l.), 1649, 12 pages. Il est plus rare que le Burlesque on de ce temps; mais il ne le vaut pas.</text:p>
          </table:table-cell>
          <table:table-cell table:style-name="ce2" office:value-type="string" calcext:value-type="string">
            <text:p>oui</text:p>
          </table:table-cell>
          <table:table-cell table:style-name="ce2" office:value-type="string" calcext:value-type="string">
            <text:p>L_on_du_temps_tout_nouveau_[...]_bpt6k5620095g.pdf</text:p>
          </table:table-cell>
          <table:table-cell table:style-name="ce2" office:value-type="string" calcext:value-type="string">
            <text:p>vers</text:p>
          </table:table-cell>
          <table:table-cell table:style-name="ce2"/>
          <table:table-cell table:style-name="ce2" office:value-type="string" calcext:value-type="string">
            <text:p>Tolbiac</text:p>
          </table:table-cell>
          <table:table-cell table:style-name="ce2" office:value-type="string" calcext:value-type="string">
            <text:p><text:a xlink:href="https://gallica.bnf.fr/ark:/12148/bpt6k5620095g.r=l%27on%20du%20temps%20tout%20nouveau?rk=21459;2" xlink:type="simple">https://gallica.bnf.fr/ark:/12148/bpt6k5620095g.r=l%27on%20du%20temps%20tout%20nouveau?rk=21459;2</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3MtHm48clGIC&amp;pg=PA8&amp;dq=l%27on+du+temps+tout+nouveau&amp;hl=fr&amp;sa=X&amp;ved=0ahUKEwiE8t3Oo9fpAhUxxoUKHXTfANsQ6AEIMzAB#v=onepage&amp;q=l'on%20du%20temps%20tout%20nouveau&amp;f=false" xlink:type="simple">https://books.google.fr/books?id=3MtHm48clGIC&amp;pg=PA8&amp;dq=l%27on+du+temps+tout+nouveau&amp;hl=fr&amp;sa=X&amp;ved=0ahUKEwiE8t3Oo9fpAhUxxoUKHXTfANsQ6AEIMzAB#v=onepage&amp;q=l'on%20du%20temps%20tout%20nouveau&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2599" calcext:value-type="float">
            <text:p>2599</text:p>
          </table:table-cell>
          <table:table-cell table:style-name="ce2"/>
          <table:table-cell table:style-name="ce2" office:value-type="string" calcext:value-type="string">
            <text:p>Onophage (l') ou le Mangeur d'âne, histoire véritable d'un procureur qui a mangé un âne. Improbius nihil est hâc... . gulâ . Martial, épig . 51, liv. 5.</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0" calcext:value-type="float">
            <text:p>10</text:p>
          </table:table-cell>
          <table:table-cell table:style-name="ce2" office:value-type="string" calcext:value-type="string">
            <text:p>2599. Onophage (l') ou le Mangeur d'âne, histoire vé ritable d'un procureur qui a mangé un âne. Impro bius nihil est hdc... guld. Martial, épig. 51, liv. 5. Paris, 1649, 10 pages. On a fait sur le même sujet l'Ane du procureur ressuscité, etc.; mais on ne trouve que l'Onophage dans le Nouveau siècle de Louis XIV, p.229 du I° vol.</text:p>
          </table:table-cell>
          <table:table-cell table:style-name="ce2" office:value-type="string" calcext:value-type="string">
            <text:p>oui</text:p>
          </table:table-cell>
          <table:table-cell table:style-name="ce2" office:value-type="string" calcext:value-type="string">
            <text:p>L_Onophage_ou_Le_mangeur_d_ane_[...]_bpt6k5619974x.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https://gallica.bnf.fr/ark:/12148/bpt6k5619974x.r=onophage%20ou%20le%20mangeur%20d%27ane?rk=21459;2</text:p>
          </table:table-cell>
          <table:table-cell table:style-name="ce2" table:number-columns-repeated="5"/>
          <table:table-cell table:number-columns-repeated="1005"/>
        </table:table-row>
        <table:table-row table:style-name="ro1">
          <table:table-cell table:style-name="ce2" office:value-type="string" calcext:value-type="string">
            <text:p>BibMoreau_II</text:p>
          </table:table-cell>
          <table:table-cell table:style-name="ce2" office:value-type="float" office:value="2633" calcext:value-type="float">
            <text:p>2633</text:p>
          </table:table-cell>
          <table:table-cell table:style-name="ce2"/>
          <table:table-cell table:style-name="ce2" office:value-type="string" calcext:value-type="string">
            <text:p>Origine (l') des partisans, avec la purgation de Jules Mazarin, et autres vers sur le temps,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2633. Origine (l') des partisans, avec la purgation de Jules Mazarin, et autres vers sur le temps, en vers burlesques. Paris, 1649, 8 pages. La Purgation de Jules Mazarin se trouve dans les Diverses pièces sur les colonnes et piliers des maltôtiers, sous le titre de : « Sur le bonhomme d'Hémery. »</text:p>
          </table:table-cell>
          <table:table-cell table:style-name="ce2" office:value-type="string" calcext:value-type="string">
            <text:p>oui</text:p>
          </table:table-cell>
          <table:table-cell table:style-name="ce2" office:value-type="string" calcext:value-type="string">
            <text:p>L_origine_des_partizans_avec_la_[...]_bpt6k5611975v.pdf</text:p>
          </table:table-cell>
          <table:table-cell table:style-name="ce2" office:value-type="string" calcext:value-type="string">
            <text:p>vers</text:p>
          </table:table-cell>
          <table:table-cell table:style-name="ce2"/>
          <table:table-cell table:style-name="ce2" office:value-type="string" calcext:value-type="string">
            <text:p>Tolbiac</text:p>
          </table:table-cell>
          <table:table-cell table:style-name="ce2" office:value-type="string" calcext:value-type="string">
            <text:p><text:a xlink:href="https://gallica.bnf.fr/ark:/12148/bpt6k5611975v/f2.image.r=l'Origine%20des%20partisans,%20avec%20la%20purgation%20de%20Jules%20Mazarin," xlink:type="simple">https://gallica.bnf.fr/ark:/12148/bpt6k5611975v/f2.image.r=l'Origine%20des%20partisans,%20avec%20la%20purgation%20de%20Jules%20Mazarin,</text:a></text:p>
          </table:table-cell>
          <table:table-cell table:style-name="ce2" table:number-columns-repeated="5"/>
          <table:table-cell table:number-columns-repeated="1005"/>
        </table:table-row>
        <table:table-row table:style-name="ro1">
          <table:table-cell table:style-name="ce2" office:value-type="string" calcext:value-type="string">
            <text:p>BibMoreau_II</text:p>
          </table:table-cell>
          <table:table-cell table:style-name="ce2" office:value-type="float" office:value="2634" calcext:value-type="float">
            <text:p>2634</text:p>
          </table:table-cell>
          <table:table-cell table:style-name="ce2"/>
          <table:table-cell table:style-name="ce2" office:value-type="string" calcext:value-type="string">
            <text:p>Orphée (l') grotesque, avec le Bal rustique, en vers burlesques, première partie.</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20" calcext:value-type="float">
            <text:p>20</text:p>
          </table:table-cell>
          <table:table-cell table:style-name="ce2" office:value-type="string" calcext:value-type="string">
            <text:p>2634. Orphée (l') grotesque, avec le Bal rustique, en vers burlesques, première partie. Paris, Sébastien Martin, 1649,20 pages. La seconde partie, qui n'est que de 12 pages, est intitulée : Suite de l'Orphée, avec les Bacchantes, ou les Rudes joueuses.</text:p>
          </table:table-cell>
          <table:table-cell table:style-name="ce2" office:value-type="string" calcext:value-type="string">
            <text:p>oui</text:p>
          </table:table-cell>
          <table:table-cell table:style-name="ce2" office:value-type="string" calcext:value-type="string">
            <text:p>L_Orphee_grotesque_avec_le_bal_[...]_bpt6k57236890.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7236890.r=Orphée%20%28l%27%29%20grotesque%2C%20avec%20le%20Bal%20rustique%2C%20en%20vers%20burlesques%2C%20première%20partie.?rk=21459;2" xlink:type="simple">https://gallica.bnf.fr/ark:/12148/bpt6k57236890.r=Orph%C3%A9e%20%28l%27%29%20grotesque%2C%20avec%20le%20Bal%20rustique%2C%20en%20vers%20burlesques%2C%20premi%C3%A8re%20partie.?rk=21459;2</text:a></text:p>
          </table:table-cell>
          <table:table-cell table:style-name="ce2" office:value-type="string" calcext:value-type="string">
            <text:p>la bibliothèque de l'État de Bavière</text:p>
          </table:table-cell>
          <table:table-cell table:style-name="ce2" office:value-type="string" calcext:value-type="string">
            <text:p><text:a xlink:href="https://books.google.fr/books?id=yVY6AAAAcAAJ&amp;pg=PP24&amp;dq=Orphée+(l%27)+grotesque,+avec+le+Bal+rustique,+en+vers+burlesques,+première+partie.&amp;hl=fr&amp;sa=X&amp;ved=0ahUKEwjIk7CoptfpAhUxyIUKHZgIDwUQ6AEIKDAA#v=onepage&amp;q=Orphée%20(l')%20grotesque%2C%20avec%20le%20Bal%20rustique%2C%20en%20vers%20burlesques%2C%20première%20partie.&amp;f=false" xlink:type="simple">https://books.google.fr/books?id=yVY6AAAAcAAJ&amp;pg=PP24&amp;dq=Orph%C3%A9e+(l%27)+grotesque,+avec+le+Bal+rustique,+en+vers+burlesques,+premi%C3%A8re+partie.&amp;hl=fr&amp;sa=X&amp;ved=0ahUKEwjIk7CoptfpAhUxyIUKHZgIDwUQ6AEIKDAA#v=onepage&amp;q=Orph%C3%A9e%20(l')%20grotesque%2C%20avec%20le%20Bal%20rustique%2C%20en%20vers%20burlesques%2C%20premi%C3%A8re%20partie.&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2647" calcext:value-type="float">
            <text:p>2647</text:p>
          </table:table-cell>
          <table:table-cell table:style-name="ce2"/>
          <table:table-cell table:style-name="ce2" office:value-type="string" calcext:value-type="string">
            <text:p>Paix (la) demandée par les bons François au roi et à la reine, en vers burlesques.</text:p>
          </table:table-cell>
          <table:table-cell table:style-name="ce2" office:value-type="float" office:value="1649" calcext:value-type="float">
            <text:p>1649</text:p>
          </table:table-cell>
          <table:table-cell table:style-name="ce2" office:value-type="string" calcext:value-type="string">
            <text:p>(s. l.)</text:p>
          </table:table-cell>
          <table:table-cell table:style-name="ce2" office:value-type="float" office:value="8" calcext:value-type="float">
            <text:p>8</text:p>
          </table:table-cell>
          <table:table-cell table:style-name="ce2" office:value-type="string" calcext:value-type="string">
            <text:p>2647. Paix (la) demandée par les bons François au roi et à la reine, en vers burlesques. (S. l.), 1649, 8 pages. Ce ne sont pas des vers, mais un galimatias double sans raison et sans rimes.</text:p>
          </table:table-cell>
          <table:table-cell table:style-name="ce2" office:value-type="string" calcext:value-type="string">
            <text:p>oui</text:p>
          </table:table-cell>
          <table:table-cell table:style-name="ce2" office:value-type="string" calcext:value-type="string">
            <text:p>La_paix_demandee_par_les_bons_francois.pdf</text:p>
          </table:table-cell>
          <table:table-cell table:style-name="ce2" office:value-type="string" calcext:value-type="string">
            <text:p>vers</text:p>
          </table:table-cell>
          <table:table-cell table:style-name="ce2" table:number-columns-repeated="3"/>
          <table:table-cell table:style-name="ce2" office:value-type="string" calcext:value-type="string">
            <text:p>Bibliothèque municipale de Lyon</text:p>
          </table:table-cell>
          <table:table-cell table:style-name="ce2" office:value-type="string" calcext:value-type="string">
            <text:p><text:a xlink:href="https://books.google.fr/books?id=ToO9VsguQjQC&amp;pg=PA1&amp;dq=la+Paix+demandée+par+les+bons+François&amp;hl=fr&amp;sa=X&amp;ved=0ahUKEwiGy9f3qdfpAhVHOBoKHZifALcQ6AEIKDAA#v=onepage&amp;q=la%20Paix%20demandée%20par%20les%20bons%20François&amp;f=false" xlink:type="simple">https://books.google.fr/books?id=ToO9VsguQjQC&amp;pg=PA1&amp;dq=la+Paix+demand%C3%A9e+par+les+bons+Fran%C3%A7ois&amp;hl=fr&amp;sa=X&amp;ved=0ahUKEwiGy9f3qdfpAhVHOBoKHZifALcQ6AEIKDAA#v=onepage&amp;q=la%20Paix%20demand%C3%A9e%20par%20les%20bons%20Fran%C3%A7oi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2687" calcext:value-type="float">
            <text:p>2687</text:p>
          </table:table-cell>
          <table:table-cell table:style-name="ce2"/>
          <table:table-cell table:style-name="ce2" office:value-type="string" calcext:value-type="string">
            <text:p>Paraphraze sur le bref de Sa Sainteté, envoyé à la reine régente, mère du roi, touchant sa réconciliation avec plusieurs des plus signalés de son royaume et le soulagement de ses peuples,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2687. Paraphraze sur le bref de Sa Sainteté, envoyé à la reine régente, mère du roi, touchant sa réconciliation avec plusieurs des plus signalés de son royaume et le soulagement de ses peuples, en vers burlesques. Paris, Claude Morlot, 1649, 8 pages. L'auteur dit que Mazarin est poëte, et que « Il seroit bon orateur S'il n'étoit pas si grand menteur. »</text:p>
          </table:table-cell>
          <table:table-cell table:style-name="ce2" office:value-type="string" calcext:value-type="string">
            <text:p>oui</text:p>
          </table:table-cell>
          <table:table-cell table:style-name="ce2" office:value-type="string" calcext:value-type="string">
            <text:p>Paraphrase_sur_le_bref_de_[...]_bpt6k56122676.pdf</text:p>
          </table:table-cell>
          <table:table-cell table:style-name="ce2" office:value-type="string" calcext:value-type="string">
            <text:p>vers</text:p>
          </table:table-cell>
          <table:table-cell table:style-name="ce2"/>
          <table:table-cell table:style-name="ce2" office:value-type="string" calcext:value-type="string">
            <text:p>Tolbiac</text:p>
          </table:table-cell>
          <table:table-cell table:style-name="ce2" office:value-type="string" calcext:value-type="string">
            <text:p><text:a xlink:href="https://gallica.bnf.fr/ark:/12148/bpt6k56122676.r=Paraphraze%20sur%20le%20bref%20de%20Sa%20Sainteté?rk=214593;2" xlink:type="simple">https://gallica.bnf.fr/ark:/12148/bpt6k56122676.r=Paraphraze%20sur%20le%20bref%20de%20Sa%20Saintet%C3%A9?rk=214593;2</text:a></text:p>
          </table:table-cell>
          <table:table-cell table:style-name="ce2" table:number-columns-repeated="5"/>
          <table:table-cell table:number-columns-repeated="1005"/>
        </table:table-row>
        <table:table-row table:style-name="ro1">
          <table:table-cell table:style-name="ce2" office:value-type="string" calcext:value-type="string">
            <text:p>BibMoreau_II</text:p>
          </table:table-cell>
          <table:table-cell table:style-name="ce2" office:value-type="float" office:value="2691" calcext:value-type="float">
            <text:p>2691</text:p>
          </table:table-cell>
          <table:table-cell table:style-name="ce2"/>
          <table:table-cell table:style-name="ce2" office:value-type="string" calcext:value-type="string">
            <text:p>Paris burlesque, par le sieur Berthod, où est contenu (sic) les filouteries du Pont-Neuf, les discours de la galerie du palais, l'entretien de la grande salle, le désordre des embarras devant le palais, une rue en rumeur contre un homme qu'on prend pour un autre, le haut style des secrétaires de saint Innocent, l'adresse des servantes qui ferrent la mule, l'inventaire de la friperie, l'éloquence des harengères de la halle, et quantité d'autres choses de cette nature.</text:p>
          </table:table-cell>
          <table:table-cell table:style-name="ce2" office:value-type="float" office:value="1652" calcext:value-type="float">
            <text:p>1652</text:p>
          </table:table-cell>
          <table:table-cell table:style-name="ce2" office:value-type="string" calcext:value-type="string">
            <text:p>Paris</text:p>
          </table:table-cell>
          <table:table-cell table:style-name="ce2" office:value-type="float" office:value="98" calcext:value-type="float">
            <text:p>98</text:p>
          </table:table-cell>
          <table:table-cell table:style-name="ce2" office:value-type="string" calcext:value-type="string">
            <text:p>2691. Paris burlesque, par le sieur Berthod, où est con tenu (sic) les filouteries du Pont-Neuf, les discours de la galerie du palais, l'entretien de la grande salle, le désordre des embarras devant le palais, une rue en rumeur contre un homme qu'on prend pour un au tre, le haut style des secrétaires de saint Innocent, l'a dresse des servantes qui ferrent la mule, l'inventaire de la friperie, l'éloquence des harengères de la halle, et quantité d'autres choses de cette nature. Paris, veuve Guillaume et Jean-Baptiste Loyson , 1652, 98 pages. Le privilége est du 5 août 1650. Cette pièce a paru aussi sous un autre titre : la Ville de Paris en vers burlesques, même année. On y trouve quelques noms de peintres du temps, par exemple Pinal, qui était chargé des peintures du palais de Mazarin. M. Leber qui a placé cette pièce dans sa collection de Maza rinades, fait cependant observer avec raison qu'elle n'a aucun rapport aux événements politiques (Art. 4602 de son Catalogue).</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I</text:p>
          </table:table-cell>
          <table:table-cell table:style-name="ce2" office:value-type="float" office:value="2692" calcext:value-type="float">
            <text:p>2692</text:p>
          </table:table-cell>
          <table:table-cell table:style-name="ce2"/>
          <table:table-cell table:style-name="ce2" office:value-type="string" calcext:value-type="string">
            <text:p>Paris débloqué, ou les Passages ouverts,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0" calcext:value-type="float">
            <text:p>10</text:p>
          </table:table-cell>
          <table:table-cell table:style-name="ce2" office:value-type="string" calcext:value-type="string">
            <text:p>2692. Paris débloqué, ou les Passages ouverts, en vers burlesques. Paris, Claude Huot, 1649, 10 pages. « Tu sais que j'ai fait maint poëme, En carnaval et en carême, Qui portoit un titre bouffon. »</text:p>
          </table:table-cell>
          <table:table-cell table:style-name="ce2" office:value-type="string" calcext:value-type="string">
            <text:p>oui</text:p>
          </table:table-cell>
          <table:table-cell table:style-name="ce2" office:value-type="string" calcext:value-type="string">
            <text:p>Paris_debloque_ou_les_passages_[...]_bpt6k57199107.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7199107.r=Paris%20débloqué%2C%20ou%20les%20Passages%20ouverts?rk=21459;2" xlink:type="simple">https://gallica.bnf.fr/ark:/12148/bpt6k57199107.r=Paris%20d%C3%A9bloqu%C3%A9%2C%20ou%20les%20Passages%20ouverts?rk=21459;2</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WOoVPNHBCHQC&amp;pg=PA1&amp;dq=Paris+débloqué,+ou+les+Passages+ouverts,&amp;hl=fr&amp;sa=X&amp;ved=0ahUKEwj40cbjvdfpAhVF8OAKHb5MDkcQ6AEIKDAA#v=onepage&amp;q=Paris%20débloqué%2C%20ou%20les%20Passages%20ouverts%2C&amp;f=false" xlink:type="simple">https://books.google.fr/books?id=WOoVPNHBCHQC&amp;pg=PA1&amp;dq=Paris+d%C3%A9bloqu%C3%A9,+ou+les+Passages+ouverts,&amp;hl=fr&amp;sa=X&amp;ved=0ahUKEwj40cbjvdfpAhVF8OAKHb5MDkcQ6AEIKDAA#v=onepage&amp;q=Paris%20d%C3%A9bloqu%C3%A9%2C%20ou%20les%20Passages%20ouverts%2C&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2697" calcext:value-type="float">
            <text:p>2697</text:p>
          </table:table-cell>
          <table:table-cell table:style-name="ce2"/>
          <table:table-cell table:style-name="ce2" office:value-type="string" calcext:value-type="string">
            <text:p>Paris transformé en un paradis au retour de la paix,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2697. Paris transformé en un paradis au retour de la paix, en vers burlesques. Paris, Claude Morlot, 1649, 8 pages. Il y a des exemplaires qui portent : métamorphosé.</text:p>
          </table:table-cell>
          <table:table-cell table:style-name="ce2" office:value-type="string" calcext:value-type="string">
            <text:p>oui</text:p>
          </table:table-cell>
          <table:table-cell table:style-name="ce2" office:value-type="string" calcext:value-type="string">
            <text:p>Paris_metamorphose_en_un_Paradis_[...]_bpt6k56968758.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968758.r=Paris%20transformé%20en%20un%20paradis%20au%20retour%20de%20la%20paix%2C%20en%20vers%20burlesques.?rk=21459;2" xlink:type="simple">https://gallica.bnf.fr/ark:/12148/bpt6k56968758.r=Paris%20transform%C3%A9%20en%20un%20paradis%20au%20retour%20de%20la%20paix%2C%20en%20vers%20burlesques.?rk=21459;2</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nlazxw_Ck08C&amp;pg=PP3&amp;dq=Paris+transformé+en+un+paradis+au+retour+de+la+paix,+en+vers+burlesques.&amp;hl=fr&amp;sa=X&amp;ved=0ahUKEwiNvqjuvtfpAhUwCWMBHZHaAEQQ6AEIKDAA#v=onepage&amp;q=Paris%20transformé%20en%20un%20paradis%20au%20retour%20de%20la%20paix%2C%20en%20vers%20burlesques.&amp;f=false" xlink:type="simple">https://books.google.fr/books?id=nlazxw_Ck08C&amp;pg=PP3&amp;dq=Paris+transform%C3%A9+en+un+paradis+au+retour+de+la+paix,+en+vers+burlesques.&amp;hl=fr&amp;sa=X&amp;ved=0ahUKEwiNvqjuvtfpAhUwCWMBHZHaAEQQ6AEIKDAA#v=onepage&amp;q=Paris%20transform%C3%A9%20en%20un%20paradis%20au%20retour%20de%20la%20paix%2C%20en%20vers%20burlesqu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string" calcext:value-type="string">
            <text:p>2700*</text:p>
          </table:table-cell>
          <table:table-cell table:style-name="ce2"/>
          <table:table-cell table:style-name="ce2" office:value-type="string" calcext:value-type="string">
            <text:p>Parlement (le) burlesque de Paris.</text:p>
          </table:table-cell>
          <table:table-cell table:style-name="ce2"/>
          <table:table-cell table:style-name="ce2" office:value-type="string" calcext:value-type="string">
            <text:p>(s. l.)</text:p>
          </table:table-cell>
          <table:table-cell table:style-name="ce2"/>
          <table:table-cell table:style-name="ce2" office:value-type="string" calcext:value-type="string">
            <text:p>2700*. Parlement (le) burlesque de Paris. Parlement burlesque de Pontoise.</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I</text:p>
          </table:table-cell>
          <table:table-cell table:style-name="ce2" office:value-type="float" office:value="2701" calcext:value-type="float">
            <text:p>2701</text:p>
          </table:table-cell>
          <table:table-cell table:style-name="ce2"/>
          <table:table-cell table:style-name="ce2" office:value-type="string" calcext:value-type="string">
            <text:p>Parlement (le) burlesque de Pontoise, contenant les noms de tous les présidents et conseillers rénégats qui composent ledit Parlement, ensemble les harangues burlesques faites par le prétendu premier président.</text:p>
          </table:table-cell>
          <table:table-cell table:style-name="ce2" office:value-type="float" office:value="1652" calcext:value-type="float">
            <text:p>1652</text:p>
          </table:table-cell>
          <table:table-cell table:style-name="ce2" office:value-type="string" calcext:value-type="string">
            <text:p>(s. l.)</text:p>
          </table:table-cell>
          <table:table-cell table:style-name="ce2"/>
          <table:table-cell table:style-name="ce2" office:value-type="string" calcext:value-type="string">
            <text:p>2701. Parlement (le) burlesque de Pontoise, contenant les noms de tous les présidents et conseillers rénégats qui composent ledit Parlement, ensemble les haran gues burlesques faites par le prétendu premier prési dent. (S. l.), 1652. . Quatre parties de huit, de sept et de six pages. M. Leber en compte cinq ; mais apparemment il y comprend la Suite, qui n'est pas du même auteur, et qui a été réimprimée, moins les vingt-huit premiers vers, sous le titre de : Satyre du Parlement de Pontoise. La Véritable suite, qui est la seconde partie, répond à la Suite ; la troisième partie répond à l'Anti-burlesque du sieur D. L. R. (Réponse au Parlement burlesque de Pontoise, ou, etc.); enfin, la quatrième au Parlement burlesque de Paris. Cette dernière partie a été imprimée chez la veuve J. Guillemot, imprimeuse, c'est ainsi qu'elle se qualifiait, du duc d'Orléans. Il y a bien quelque esprit, mais encore plus de violence. Ce qui recommande le plus ce pamphlet, ce sont les portraits de Le Coi gneux, Tambonneau, l'abbé Feydeau de Bernay, Lallemand, Fieubet, Guénégaud. La première partie a paru le 25 août; la seconde, le 10 septembre. Dans la Réponse au Parlement burlesque, Scarron est attaqué avec brutalité; et c'était l'opinion, au moins parmi les partisans de la cour, qu'il avait composé cette satire du Parlement royaliste; mais l'auteur véritable, sans se faire connaître pourtant, l'en défend avec chaleur et même avec dignité dans la troisième partie. « Étron sorti du cul des muses!... Insecte engendré du fumier Du cheval qu'on nomme Pégaze ! » C'est ainsi qu'il apostrophe le sieur D. L. R., auteur de l'Anti burlesque. La polémique du temps est presque toute sur ce ton entre les pamphlétaires. Le Parlement burlesque est attribué à un prêtre nommé Jean Duval, qui aurait aussi composé les Triolets du temps, selon les visions du petit-fils de Nostradamus. On ne sait pas la date de sa naissance; mais il est mort le 12 décembre 1680. On me permettra de citer les portraits de Guénégaud et de Fieubet : « Le second est un grand nigaud Qui se nomme de Guénégaud. Jadis la fortune prospère Avança dans les biens son père. C'estoit un enfant du rabot, Qui, marchant sur double sabot, Meschant bonnet sur sa caboche , , Pas un seul denier dans sa poche, Son corps couvert d'un haillon gris, De Rion (sic) s'en vint à Paris. Il fut laquais, valet d'estable ; Et c'estoit un valet passable. Quand la mandille il eut quitté, En commis il fut fagotté, Et travailla si bien du poulce Qu'à la fin son bonheur le pousse Dans les finances à gogo ; Et le plat pied de Guénégaud Fut une si meschante hargne Qu'il fut trésorier de l'espargne. Là pour s'empescher d'être gueux, Dans son temps il joua ses jeux ; Et desrobant dans les finances, Il laissa beaucoup de chevances, (Quoiqu'il fût venu presque nu) Aux enfants qui l'ont survescu. Celui-cy s'est mis dans la robe, Où pas si bien il ne desrobe, Et n'en est pas moins criminel ; Car sachez qu'estant colonel, Et gardant porte Saint-Anthoine, Il voulut vous donner le moine Et commettre une trahison, Digne qu'on en fasse un tison. Ce Mazarin de capitaine Vouloit introduire Turenne Et ses soldats dans le pourpris De vostre ville de Paris. Dieu sçait si dans un tel mystère C)n vous auroit fait bonne chère ! Le dernier qui ne vaut pas mieux, - Et qui n'est pas moins odieux, Puisqu'il a fait la mesme frasque , Est originaire de basque. Je ne sais si c'est quolibet ; Mais on le nomme Fieubet. Son père est chef de sa famille, Quoiqu'il ait porté la mandille ; Ce qu'on croira facilement , Parce qu'un chacun sait comment Cette espèce de valetaille A courir est de bonne taille. Je ne sais si verd, jaune ou gris Portoit l'homme que je décris ; Bien sais-je qu'un payeur de rente (Et ne croyez pas que je mente) . L'avoit pris pour estre laquais Et le faisoit bien trotter; mais Quand il fut advancé dans l'âge , Près d'entrer en apprentissage , Il augmenta de dignité; . Et, de trottin toujours crotté, S'estant mis dedans l'escriture , On lui donna l'habit de bure ; On en fit un petit commis. Il se fit là quelques amis, Qui, voyant sa belle apparence, Le poussèrent dans la finance. Et quand il y fut, que fit il ? Il y fut un voleur subtil Et pratiqua maintes bricolles Pour attraper maintes pistoles. Comme l'autre, il fut trésorier. Ainsi de simple aventurier, Et de malautru (sic)tournebroche, Il mit tant de deniers en poche Qu'il a laissé tous ses enfants De biens et d'estats triomphants ; Car, soit lais ou bien gens d'église, Il trouvoit tout de bonne prise. » - va 332 BlBLIOGRAPHIE [PARLEMENT] Quoique la citation soit un peu longue, je veux pourtant y ajouter quelques vers sur les passe - temps du Parlement de Pontoise : « Quelques-uns chassent aux moineaux ; Quelques autres aux étourneaux. Autres font belles escarmouches, Exterminant toutes nos mouches. D'autres à la fossette, aux noix Se divertissent quelquefois ; A claquemur, à la roulette , Petengueule , la pirouette , Et je suis sur ta terre, vilain , Aux osselets, à frappe main , Les propos interrompus , la merelle, A tires le festu, ma belle, A cache-cache mitoulas, Autre que toi ne l'aura pas , Au pair et non pair, à croix pile, Au corbillon , au jeu de quille, Le pourquoi parce, le palet, Au tour en poque, au bilboquet, Au jeu de remuer mesnage, A primus secundus , au gage, Au cornichon qui va devant, Le toutou, l'abbé du couvent, Martin, Martin, rends moi ma lance, Et bien d'autres jeux de l'enfance, A crains ton père , à bransle moine, A la vache morte, à l'avoine, Colin Maillard, le pied de bœuf, A la coupe teste , à l'esteuf, Vous plaît elle, ma compagnie, A deviner, à la toupie, Franc du carreau, le court festu, A tiens voilà, baise mon cu. Voilà quelle est la discipline Du parlement de la marine. »</text:p>
          </table:table-cell>
          <table:table-cell table:style-name="ce2" office:value-type="string" calcext:value-type="string">
            <text:p>oui</text:p>
          </table:table-cell>
          <table:table-cell table:style-name="ce2" office:value-type="string" calcext:value-type="string">
            <text:p>Le_Parlement_burlesque_de_Ponthoise_[...]_bpt6k5700824v.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700824v.r=Le%20Parlement%20burlesque%20de%20Ponthoise?rk=21459;2" xlink:type="simple">https://gallica.bnf.fr/ark:/12148/bpt6k5700824v.r=Le%20Parlement%20burlesque%20de%20Ponthoise?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I</text:p>
          </table:table-cell>
          <table:table-cell table:style-name="ce2" office:value-type="float" office:value="2730" calcext:value-type="float">
            <text:p>2730</text:p>
          </table:table-cell>
          <table:table-cell table:style-name="ce2"/>
          <table:table-cell table:style-name="ce2" office:value-type="string" calcext:value-type="string">
            <text:p>Passeport, (le) et l'adieu de Mazarin,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1" calcext:value-type="float">
            <text:p>11</text:p>
          </table:table-cell>
          <table:table-cell table:style-name="ce2" office:value-type="string" calcext:value-type="string">
            <text:p>2730. Passeport,(le) et l'adieu de Mazarin, en vers bur lesques. Paris, Claude Huot, 1649, 11 pages. Assez spirituel pour être recherché, ce pamphlet est des plus COIIlIIllIIlS. On en a réimprimé le commencement sous le titre de : Adieu de Mazarin. Il a été reproduit en entier à la suite des Véritables soupirs fran çois sur le départ de Son Eminence, etc.; et Sautreau de Marsy l'a donné dans son Nouveau siècle de Louis XIV, page 319 du I° vol., mais avec la fausse date de 1651.</text:p>
          </table:table-cell>
          <table:table-cell table:style-name="ce2" office:value-type="string" calcext:value-type="string">
            <text:p>oui</text:p>
          </table:table-cell>
          <table:table-cell table:style-name="ce2" office:value-type="string" calcext:value-type="string">
            <text:p>Le_Passe_port_et_l_adieu_de_[...]_bpt6k56133599.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133599.r=Passeport%2C%20%28le%29%20et%20l%27adieu%20de%20Mazarin%2C%20en%20vers%20burlesques?rk=21459;2" xlink:type="simple">https://gallica.bnf.fr/ark:/12148/bpt6k56133599.r=Passeport%2C%20%28le%29%20et%20l%27adieu%20de%20Mazarin%2C%20en%20vers%20burlesques?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I</text:p>
          </table:table-cell>
          <table:table-cell table:style-name="ce2" office:value-type="float" office:value="2731" calcext:value-type="float">
            <text:p>2731</text:p>
          </table:table-cell>
          <table:table-cell table:style-name="ce2"/>
          <table:table-cell table:style-name="ce2" office:value-type="string" calcext:value-type="string">
            <text:p>Passetemps (le) de Villejuif, en vers burlesques.</text:p>
          </table:table-cell>
          <table:table-cell table:style-name="ce2"/>
          <table:table-cell table:style-name="ce2" office:value-type="string" calcext:value-type="string">
            <text:p>Paris</text:p>
          </table:table-cell>
          <table:table-cell table:style-name="ce2" office:value-type="float" office:value="11" calcext:value-type="float">
            <text:p>11</text:p>
          </table:table-cell>
          <table:table-cell table:style-name="ce2" office:value-type="string" calcext:value-type="string">
            <text:p>2731. Passetemps (le) de Villejuif, en vers burlesques. Paris, Claude Huot, 11 pages. - .. Naudé n'en parle, page 285 du Mascurat, que comme d'une pure imitation de l'Agréable récit des barricades; et il a raison.</text:p>
          </table:table-cell>
          <table:table-cell table:style-name="ce2" office:value-type="string" calcext:value-type="string">
            <text:p>oui</text:p>
          </table:table-cell>
          <table:table-cell table:style-name="ce2" office:value-type="string" calcext:value-type="string">
            <text:p>Le_Passe_temps_de_Ville_Juif_En_[...]_bpt6k57215913.pdf</text:p>
          </table:table-cell>
          <table:table-cell table:style-name="ce2" office:value-type="string" calcext:value-type="string">
            <text:p>vers</text:p>
          </table:table-cell>
          <table:table-cell table:style-name="ce2"/>
          <table:table-cell table:style-name="ce2" office:value-type="string" calcext:value-type="string">
            <text:p>Tolbiac</text:p>
          </table:table-cell>
          <table:table-cell table:style-name="ce2" office:value-type="string" calcext:value-type="string">
            <text:p><text:a xlink:href="https://gallica.bnf.fr/ark:/12148/bpt6k57215913?rk=21459;2" xlink:type="simple">https://gallica.bnf.fr/ark:/12148/bpt6k57215913?rk=21459;2</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pVj_7OPglhcC&amp;pg=PP1&amp;dq=Le+Passe-temps+de+Ville-Juif+.+En+vers+burlesques+-+1649&amp;hl=fr&amp;sa=X&amp;ved=0ahUKEwj_8u_RxNfpAhUNlxQKHYd8BUoQ6AEIPTAC#v=onepage&amp;q=Le%20Passe-temps%20de%20Ville-Juif%20.%20En%20vers%20burlesques%20-%201649&amp;f=false" xlink:type="simple">https://books.google.fr/books?id=pVj_7OPglhcC&amp;pg=PP1&amp;dq=Le+Passe-temps+de+Ville-Juif+.+En+vers+burlesques+-+1649&amp;hl=fr&amp;sa=X&amp;ved=0ahUKEwj_8u_RxNfpAhUNlxQKHYd8BUoQ6AEIPTAC#v=onepage&amp;q=Le%20Passe-temps%20de%20Ville-Juif%20.%20En%20vers%20burlesques%20-%201649&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2733" calcext:value-type="float">
            <text:p>2733</text:p>
          </table:table-cell>
          <table:table-cell table:style-name="ce2"/>
          <table:table-cell table:style-name="ce2" office:value-type="string" calcext:value-type="string">
            <text:p>Passion (la) de Notre Seigneur, en vers burlesques, dédiée aux âmés dévot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2733. Passion (la)de Notre Seigneur, en vers burlesques, dédiée aux âmés dévotes. Paris, veuve Jean Remy, 1649,8 pages. Cette pièce n'a aucun rapport à la Fronde; mais j'ai voulu la citer ici pour montrer jusqu'où a été la folie du burlesque. Naudé qui en fait mention (Mascurat, page 220), ne s'en étonne pas trop. Il se contente de dire : « Je ne sais quel profane, depuis trois jours, a fait la Passion de Notre Seigneur. »</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I</text:p>
          </table:table-cell>
          <table:table-cell table:style-name="ce2" office:value-type="float" office:value="2738" calcext:value-type="float">
            <text:p>2738</text:p>
          </table:table-cell>
          <table:table-cell table:style-name="ce2"/>
          <table:table-cell table:style-name="ce2" office:value-type="string" calcext:value-type="string">
            <text:p>Pâtissier (le) en colère sur les boulangers et taverniers,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2738. Pâtissier (le) en colère sur les boulangers et ta verniers, en vers burlesques. Paris, Nicolas de La Vigne, 1649, 8 pages. « La muscade avec la canelle, Le persil et la pimprenelle Servent à rendre le muscat Plus friant et plus délicat. » Je n'ai pas trouvé même quatre vers à prendre dans la Réponse du boulanger.</text:p>
          </table:table-cell>
          <table:table-cell table:style-name="ce2" office:value-type="string" calcext:value-type="string">
            <text:p>oui</text:p>
          </table:table-cell>
          <table:table-cell table:style-name="ce2" office:value-type="string" calcext:value-type="string">
            <text:p>Le_patissier_en_colere_sur_[...]_bpt6k56188036.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188036/f2.image.r=Le%20Patissier%20en%20colère%20sur%20les%20boulangers" xlink:type="simple">https://gallica.bnf.fr/ark:/12148/bpt6k56188036/f2.image.r=Le%20Patissier%20en%20col%C3%A8re%20sur%20les%20boulangers</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LnzoFgYvGgYC&amp;pg=PA2&amp;dq=Le+Patissier+en+colère+sur+les+boulangers&amp;hl=fr&amp;sa=X&amp;ved=0ahUKEwi9n4Lsx9fpAhVNBWMBHdsnAUwQ6AEIQzAD#v=onepage&amp;q=Le%20Patissier%20en%20colère%20sur%20les%20boulangers&amp;f=false" xlink:type="simple">https://books.google.fr/books?id=LnzoFgYvGgYC&amp;pg=PA2&amp;dq=Le+Patissier+en+col%C3%A8re+sur+les+boulangers&amp;hl=fr&amp;sa=X&amp;ved=0ahUKEwi9n4Lsx9fpAhVNBWMBHdsnAUwQ6AEIQzAD#v=onepage&amp;q=Le%20Patissier%20en%20col%C3%A8re%20sur%20les%20boulanger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2785" calcext:value-type="float">
            <text:p>2785</text:p>
          </table:table-cell>
          <table:table-cell table:style-name="ce2"/>
          <table:table-cell table:style-name="ce2" office:value-type="string" calcext:value-type="string">
            <text:p>Plaintes burlesques du secrétaire extravagant des nourrices, des servantes, des cochers, des laquais et de toute la république idiote.</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2785. Plaintes burlesques du secrétaire extravagant des nourrices, des servantes, des cochers, des laquais et de toute la république idiote. Paris, veuve André Musnier, 1649,8 pages.</text:p>
          </table:table-cell>
          <table:table-cell table:style-name="ce2" office:value-type="string" calcext:value-type="string">
            <text:p>oui</text:p>
          </table:table-cell>
          <table:table-cell table:style-name="ce2" office:value-type="string" calcext:value-type="string">
            <text:p>Plaintes_burlesques_du_secretaire_extravagant_[...]_bpt6k5611940n.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11940n.r=Plaintes%20burlesques%20du%20secrétaire%20extravagant?rk=21459;2" xlink:type="simple">https://gallica.bnf.fr/ark:/12148/bpt6k5611940n.r=Plaintes%20burlesques%20du%20secr%C3%A9taire%20extravagant?rk=21459;2</text:a></text:p>
          </table:table-cell>
          <table:table-cell table:style-name="ce2" office:value-type="string" calcext:value-type="string">
            <text:p>Bibliothèque municipale de Lyon, Bibliothèque nationale centrale de Florence</text:p>
          </table:table-cell>
          <table:table-cell table:style-name="ce2" office:value-type="string" calcext:value-type="string">
            <text:p><text:a xlink:href="https://books.google.fr/books?id=K3f7TO_n5icC&amp;pg=PA2&amp;dq=Plaintes+burlesques+du+secrétaire+extravagant+des+nourrices,&amp;hl=fr&amp;sa=X&amp;ved=0ahUKEwiGw4O5ydfpAhUIBGMBHa5cBEkQ6AEIKDAA#v=onepage&amp;q=Plaintes%20burlesques%20du%20secrétaire%20extravagant%20des%20nourrices%2C&amp;f=false" xlink:type="simple">https://books.google.fr/books?id=K3f7TO_n5icC&amp;pg=PA2&amp;dq=Plaintes+burlesques+du+secr%C3%A9taire+extravagant+des+nourrices,&amp;hl=fr&amp;sa=X&amp;ved=0ahUKEwiGw4O5ydfpAhUIBGMBHa5cBEkQ6AEIKDAA#v=onepage&amp;q=Plaintes%20burlesques%20du%20secr%C3%A9taire%20extravagant%20des%20nourrices%2C&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2794" calcext:value-type="float">
            <text:p>2794</text:p>
          </table:table-cell>
          <table:table-cell table:style-name="ce2"/>
          <table:table-cell table:style-name="ce2" office:value-type="string" calcext:value-type="string">
            <text:p>Plaintes du Carnaval et de la foire Saint-Germain,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2794. Plaintes du Carnaval et de la foire Saint-Ger main, en vers burlesques. Paris, Claude Huot, 1649, 8 pages. Naudé qui cite cette pièce, page 209 du Mascurat, lui donne, à la page 283, le troisième rang parmi celles « dont on peut faire estime. » J'ajoute qu'elle n'est pas des plus rares.</text:p>
          </table:table-cell>
          <table:table-cell table:style-name="ce2" office:value-type="string" calcext:value-type="string">
            <text:p>oui</text:p>
          </table:table-cell>
          <table:table-cell table:style-name="ce2" office:value-type="string" calcext:value-type="string">
            <text:p>Plainte_du_Carnaval_et_de_[...]_bpt6k56119160.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119160.r=Plainte%20du%20Carnaval%20et%20de%20la%20foire%20s.%20Germain%20en%20vers%20Burlesques?rk=21459;2" xlink:type="simple">https://gallica.bnf.fr/ark:/12148/bpt6k56119160.r=Plainte%20du%20Carnaval%20et%20de%20la%20foire%20s.%20Germain%20en%20vers%20Burlesques?rk=21459;2</text:a></text:p>
          </table:table-cell>
          <table:table-cell table:style-name="ce2" office:value-type="string" calcext:value-type="string">
            <text:p>Bibliothèque municipale de Lyon, Bibliothèque nationale centrale de Florence</text:p>
          </table:table-cell>
          <table:table-cell table:style-name="ce2" office:value-type="string" calcext:value-type="string">
            <text:p><text:a xlink:href="https://books.google.fr/books?id=hvzeIUi84i4C&amp;pg=PP2&amp;dq=Plainte+du+Carnaval+et+de+la+foire+s.+Germain+en+vers+Burlesques&amp;hl=fr&amp;sa=X&amp;ved=0ahUKEwjeqqvuytfpAhVDAGMBHciqCuMQ6AEILzAB#v=onepage&amp;q=Plainte%20du%20Carnaval%20et%20de%20la%20foire%20s.%20Germain%20en%20vers%20Burlesques&amp;f=false" xlink:type="simple">https://books.google.fr/books?id=hvzeIUi84i4C&amp;pg=PP2&amp;dq=Plainte+du+Carnaval+et+de+la+foire+s.+Germain+en+vers+Burlesques&amp;hl=fr&amp;sa=X&amp;ved=0ahUKEwjeqqvuytfpAhVDAGMBHciqCuMQ6AEILzAB#v=onepage&amp;q=Plainte%20du%20Carnaval%20et%20de%20la%20foire%20s.%20Germain%20en%20vers%20Burlesqu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2810" calcext:value-type="float">
            <text:p>2810</text:p>
          </table:table-cell>
          <table:table-cell table:style-name="ce2"/>
          <table:table-cell table:style-name="ce2" office:value-type="string" calcext:value-type="string">
            <text:p>Politique (le) burlesque, dédié à Amaranthe, par S. T. F. S. L. S. D. T.</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44" calcext:value-type="float">
            <text:p>44</text:p>
          </table:table-cell>
          <table:table-cell table:style-name="ce2" office:value-type="string" calcext:value-type="string">
            <text:p>2810. Politique (le) burlesque, dédié à Amaranthe, par S.T. F. S. L. S. D. T. Paris, 1649, 44 pages. « Ceux qui veulent voir quelque chose Soit en vers ou bien en prose , Ils paient deux liards le cahier Sans en rabattre un seul denier, » Les colporteurs, « Avecque leurs longs préambules, Je les trouve si ridicules Qu'ils me font tous mourir de rire. » « Savoir pièces de trente sous, De cinq, de quinze et vingt-neuf sous , Patagons, doublons, ducatons, Et beaucoup des anciens testons, Pistoles de France et d'Espagne Et autres pièces d'Allemagne. » « D'où pensez-vous que les courriers Qui se vendent par milliers, Viennent ?. C'est ici (au palais) que dessus nos bancs On fait les Courriers allemands , Ceux qu'on appelle polonois, Et tous les Courriers françois. »</text:p>
          </table:table-cell>
          <table:table-cell table:style-name="ce2" office:value-type="string" calcext:value-type="string">
            <text:p>oui</text:p>
          </table:table-cell>
          <table:table-cell table:style-name="ce2" office:value-type="string" calcext:value-type="string">
            <text:p>Le_politique_burlesque_dedie_a_[...]_bpt6k5723710z.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723710z.r=Politique%20%28le%29%20burlesque%2C%20dédié%20àAmaranth?rk=85837;2" xlink:type="simple">https://gallica.bnf.fr/ark:/12148/bpt6k5723710z.r=Politique%20%28le%29%20burlesque%2C%20d%C3%A9di%C3%A9%20%C3%A0Amaranth?rk=85837;2</text:a></text:p>
          </table:table-cell>
          <table:table-cell table:style-name="ce2" office:value-type="string" calcext:value-type="string">
            <text:p>Bibliothèque municipale de Lyon (Bibliothèque jésuite des Fontaines)</text:p>
          </table:table-cell>
          <table:table-cell table:style-name="ce2" office:value-type="string" calcext:value-type="string">
            <text:p><text:a xlink:href="https://books.google.fr/books?id=6oxer7CQUrUC&amp;pg=PA41&amp;dq=Politique+(le)+burlesque,+dédié+àAmaranthe,&amp;hl=fr&amp;sa=X&amp;ved=0ahUKEwiFyYSczdfpAhUDtRoKHUEFBMIQ6AEIKjAA#v=onepage&amp;q=Politique%20(le)%20burlesque%2C%20dédié%20àAmaranthe%2C&amp;f=false" xlink:type="simple">https://books.google.fr/books?id=6oxer7CQUrUC&amp;pg=PA41&amp;dq=Politique+(le)+burlesque,+d%C3%A9di%C3%A9+%C3%A0Amaranthe,&amp;hl=fr&amp;sa=X&amp;ved=0ahUKEwiFyYSczdfpAhUDtRoKHUEFBMIQ6AEIKjAA#v=onepage&amp;q=Politique%20(le)%20burlesque%2C%20d%C3%A9di%C3%A9%20%C3%A0Amaranthe%2C&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2823" calcext:value-type="float">
            <text:p>2823</text:p>
          </table:table-cell>
          <table:table-cell table:style-name="ce2"/>
          <table:table-cell table:style-name="ce2" office:value-type="string" calcext:value-type="string">
            <text:p>Portrait (le) des favoris, en vers burlesques.</text:p>
          </table:table-cell>
          <table:table-cell table:style-name="ce2" office:value-type="float" office:value="1649" calcext:value-type="float">
            <text:p>1649</text:p>
          </table:table-cell>
          <table:table-cell table:style-name="ce2" office:value-type="string" calcext:value-type="string">
            <text:p>(s. l.)</text:p>
          </table:table-cell>
          <table:table-cell table:style-name="ce2" office:value-type="float" office:value="19" calcext:value-type="float">
            <text:p>19</text:p>
          </table:table-cell>
          <table:table-cell table:style-name="ce2" office:value-type="string" calcext:value-type="string">
            <text:p>2823. Portrait(le)des favoris, envers burlesques.(S. l.), 1649, 19 pages.</text:p>
          </table:table-cell>
          <table:table-cell table:style-name="ce2" office:value-type="string" calcext:value-type="string">
            <text:p>oui</text:p>
          </table:table-cell>
          <table:table-cell table:style-name="ce2" office:value-type="string" calcext:value-type="string">
            <text:p>Le_Pourtraict_des_favoris_En_[...]_bpt6k57235620.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7235620.r=Le%20Pourtraict%20des%20favoris.%20En%20vers%20burlesques?rk=21459;2" xlink:type="simple">https://gallica.bnf.fr/ark:/12148/bpt6k57235620.r=Le%20Pourtraict%20des%20favoris.%20En%20vers%20burlesques?rk=21459;2</text:a></text:p>
          </table:table-cell>
          <table:table-cell table:style-name="ce2" office:value-type="string" calcext:value-type="string">
            <text:p>Bibliothèque municipale de Lyon (Bibliothèque jésuite des Fontaines)</text:p>
          </table:table-cell>
          <table:table-cell table:style-name="ce2" office:value-type="string" calcext:value-type="string">
            <text:p><text:a xlink:href="https://books.google.fr/books?id=1WmDyWRAoKsC&amp;pg=PA7&amp;dq=Portrait+des+favoris,+en+vers+burlesques&amp;hl=fr&amp;sa=X&amp;ved=0ahUKEwiW5NnDpNjpAhVB5eAKHau_BUMQ6AEILzAB#v=onepage&amp;q=Portrait%20des%20favoris%2C%20en%20vers%20burlesques&amp;f=false" xlink:type="simple">https://books.google.fr/books?id=1WmDyWRAoKsC&amp;pg=PA7&amp;dq=Portrait+des+favoris,+en+vers+burlesques&amp;hl=fr&amp;sa=X&amp;ved=0ahUKEwiW5NnDpNjpAhVB5eAKHau_BUMQ6AEILzAB#v=onepage&amp;q=Portrait%20des%20favoris%2C%20en%20vers%20burlesqu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2830" calcext:value-type="float">
            <text:p>2830</text:p>
          </table:table-cell>
          <table:table-cell table:style-name="ce2"/>
          <table:table-cell table:style-name="ce2" office:value-type="string" calcext:value-type="string">
            <text:p>Pot pourry (le) burlesque de toute l'histoire de ce temp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2830. Pot pourry (le) burlesque de toute l'histoire de ce temps. Paris, Pierre Du Pont, 1649,8 pages.</text:p>
          </table:table-cell>
          <table:table-cell table:style-name="ce2" office:value-type="string" calcext:value-type="string">
            <text:p>oui</text:p>
          </table:table-cell>
          <table:table-cell table:style-name="ce2" office:value-type="string" calcext:value-type="string">
            <text:p>Le_Pot_Poury_Burlesque_De_Toute_L_Histoi.pdf</text:p>
          </table:table-cell>
          <table:table-cell table:style-name="ce2" office:value-type="string" calcext:value-type="string">
            <text:p>vers</text:p>
          </table:table-cell>
          <table:table-cell table:style-name="ce2" table:number-columns-repeated="3"/>
          <table:table-cell table:style-name="ce2" office:value-type="string" calcext:value-type="string">
            <text:p>Bibliothèque de l'État de Bavière</text:p>
          </table:table-cell>
          <table:table-cell table:style-name="ce2" office:value-type="string" calcext:value-type="string">
            <text:p><text:a xlink:href="https://books.google.fr/books?id=Hlc6AAAAcAAJ&amp;pg=PP3&amp;dq=.+Pot+pourry(le)+burlesque+de+toute+l%27histoire+de+ce+temps.&amp;hl=fr&amp;sa=X&amp;ved=0ahUKEwjvrO2CptjpAhVgAmMBHRrhAkAQ6AEIKjAA#v=onepage&amp;q=.%20Pot%20pourry(le)%20burlesque%20de%20toute%20l'histoire%20de%20ce%20temps.&amp;f=false" xlink:type="simple">https://books.google.fr/books?id=Hlc6AAAAcAAJ&amp;pg=PP3&amp;dq=.+Pot+pourry(le)+burlesque+de+toute+l%27histoire+de+ce+temps.&amp;hl=fr&amp;sa=X&amp;ved=0ahUKEwjvrO2CptjpAhVgAmMBHRrhAkAQ6AEIKjAA#v=onepage&amp;q=.%20Pot%20pourry(le)%20burlesque%20de%20toute%20l'histoire%20de%20ce%20temp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2845" calcext:value-type="float">
            <text:p>2845</text:p>
          </table:table-cell>
          <table:table-cell table:style-name="ce2"/>
          <table:table-cell table:style-name="ce2" office:value-type="string" calcext:value-type="string">
            <text:p>Premier (le) babillard du temps,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table:table-cell table:style-name="ce2" office:value-type="string" calcext:value-type="string">
            <text:p>2845. Premier (le) babillard du temps, en vers burles ques. Paris, Nicolas de La Vigne, 1649. Voir le Babillard du temps, etc.</text:p>
          </table:table-cell>
          <table:table-cell table:style-name="ce2" office:value-type="string" calcext:value-type="string">
            <text:p>non</text:p>
          </table:table-cell>
          <table:table-cell table:style-name="ce2" table:number-columns-repeated="2"/>
          <table:table-cell table:style-name="ce2" office:value-type="string" calcext:value-type="string">
            <text:p>ajouté jb</text:p>
          </table:table-cell>
          <table:table-cell table:style-name="ce2" table:number-columns-repeated="7"/>
          <table:table-cell table:number-columns-repeated="1005"/>
        </table:table-row>
        <table:table-row table:style-name="ro1">
          <table:table-cell table:style-name="ce2" office:value-type="string" calcext:value-type="string">
            <text:p>BibMoreau_II</text:p>
          </table:table-cell>
          <table:table-cell table:style-name="ce2" office:value-type="float" office:value="2848" calcext:value-type="float">
            <text:p>2848</text:p>
          </table:table-cell>
          <table:table-cell table:style-name="ce2"/>
          <table:table-cell table:style-name="ce2" office:value-type="string" calcext:value-type="string">
            <text:p>Premier (le) courrier françois, traduit fidèlement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2" calcext:value-type="float">
            <text:p>12</text:p>
          </table:table-cell>
          <table:table-cell table:style-name="ce2" office:value-type="string" calcext:value-type="string">
            <text:p>2848. Premier (le)courrier françois, traduit fidèlement envers burlesques. Paris, Claude Boudeville, 1649. Douze numéros de 16 et de 12 pages. Naudé, p. 286 du Mascurat, range le Courrier parmi les bur lesques qui ne lui déplaisent pas, « à cause, dit-il, qu'il change assez naïvement le sérieux en ridicule. » On y trouve en effet de la gaieté et de l'esprit. Le Courrier en vers est plus plaisant que le Courrier en prose ; mais il n'est pas plus rare. Saint-Julien qui en est l'auteur, en a donné en 1650 une se conde édition, revue et très-corrigée sous le titre de : le Courrier burlesque de la guerre de Paris.</text:p>
          </table:table-cell>
          <table:table-cell table:style-name="ce2" office:value-type="string" calcext:value-type="string">
            <text:p>oui</text:p>
          </table:table-cell>
          <table:table-cell table:style-name="ce2" office:value-type="string" calcext:value-type="string">
            <text:p>Courrier_francois_traduit_fidellement_en_[...]Saint_Julien_16_bpt6k1168510n.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1168510n.r=saint-julien%20courrier%20françois?rk=21459;2" xlink:type="simple">https://gallica.bnf.fr/ark:/12148/bpt6k1168510n.r=saint-julien%20courrier%20fran%C3%A7ois?rk=21459;2</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9DXa8slJTxEC&amp;pg=PA2&amp;dq=Courrier+françois,+traduit+fidellement+en+vers+burlesques&amp;hl=fr&amp;sa=X&amp;ved=0ahUKEwi3n4LmqdjpAhWDD2MBHfXCBQ0Q6AEIKjAA#v=onepage&amp;q=Courrier%20françois%2C%20traduit%20fidellement%20en%20vers%20burlesques&amp;f=false" xlink:type="simple">https://books.google.fr/books?id=9DXa8slJTxEC&amp;pg=PA2&amp;dq=Courrier+fran%C3%A7ois,+traduit+fidellement+en+vers+burlesques&amp;hl=fr&amp;sa=X&amp;ved=0ahUKEwi3n4LmqdjpAhWDD2MBHfXCBQ0Q6AEIKjAA#v=onepage&amp;q=Courrier%20fran%C3%A7ois%2C%20traduit%20fidellement%20en%20vers%20burlesqu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2850" calcext:value-type="float">
            <text:p>2850</text:p>
          </table:table-cell>
          <table:table-cell table:style-name="ce2"/>
          <table:table-cell table:style-name="ce2" office:value-type="string" calcext:value-type="string">
            <text:p>Premier (le) mercure de Compiègne, depuis l'arrivée du roi en cette ville jusques au jeudi 10 du mois de juin 1649, en vers burlesques.</text:p>
          </table:table-cell>
          <table:table-cell table:style-name="ce2" office:value-type="float" office:value="1649" calcext:value-type="float">
            <text:p>1649</text:p>
          </table:table-cell>
          <table:table-cell table:style-name="ce2" office:value-type="string" calcext:value-type="string">
            <text:p>(s. l.)</text:p>
          </table:table-cell>
          <table:table-cell table:style-name="ce2" office:value-type="float" office:value="12" calcext:value-type="float">
            <text:p>12</text:p>
          </table:table-cell>
          <table:table-cell table:style-name="ce2" office:value-type="string" calcext:value-type="string">
            <text:p>2850. Premier (le) mercure de Compiègne, depuis l'ar rivée du roi en cette ville jusques au jeudi 10 du mois de juin 1649, en vers burlesques.(S. l.), 1649. Trois numéros de 11 et 12 pages.</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I</text:p>
          </table:table-cell>
          <table:table-cell table:style-name="ce2" office:value-type="float" office:value="2852" calcext:value-type="float">
            <text:p>2852</text:p>
          </table:table-cell>
          <table:table-cell table:style-name="ce2"/>
          <table:table-cell table:style-name="ce2" office:value-type="string" calcext:value-type="string">
            <text:p>Première partie de l'art de bien dire des courtisans de la cour, qui consiste à bien enseigner,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2852. Première partie de l'art de bien dire des courti sans de la cour, qui consiste à bien enseigner, en vers burlesques. Paris, Claude Morlot, 1649. Trois parties, de 8 pages chacune. La seconde partie consiste à bien émouvoir, et la troisième à bien délecter. Mauvais et commun.</text:p>
          </table:table-cell>
          <table:table-cell table:style-name="ce2" office:value-type="string" calcext:value-type="string">
            <text:p>oui</text:p>
          </table:table-cell>
          <table:table-cell table:style-name="ce2" office:value-type="string" calcext:value-type="string">
            <text:p>Art_de_bien_dire_des_[...]_bpt6k57077646.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7077646.r=Premiere%20partie%20de%20l%27Art%20de%20bien%20dire%20des%20courtisans%20de%20la%20cour?rk=128756;0" xlink:type="simple">https://gallica.bnf.fr/ark:/12148/bpt6k57077646.r=Premiere%20partie%20de%20l%27Art%20de%20bien%20dire%20des%20courtisans%20de%20la%20cour?rk=128756;0</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Jn_gQFtLUdoC&amp;pg=PA7-IA3&amp;dq=Première+partie+de+l%27art+de+bien+dire+des+courti+sans+de+la+cour&amp;hl=fr&amp;sa=X&amp;ved=0ahUKEwil55OqrNjpAhVFBGMBHQRODZYQ6AEIKjAA#v=onepage&amp;q=Première%20partie%20de%20l'art%20de%20bien%20dire%20des%20courti%20sans%20de%20la%20cour&amp;f=false" xlink:type="simple">https://books.google.fr/books?id=Jn_gQFtLUdoC&amp;pg=PA7-IA3&amp;dq=Premi%C3%A8re+partie+de+l%27art+de+bien+dire+des+courti+sans+de+la+cour&amp;hl=fr&amp;sa=X&amp;ved=0ahUKEwil55OqrNjpAhVFBGMBHQRODZYQ6AEIKjAA#v=onepage&amp;q=Premi%C3%A8re%20partie%20de%20l'art%20de%20bien%20dire%20des%20courti%20sans%20de%20la%20cour&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2853" calcext:value-type="float">
            <text:p>2853</text:p>
          </table:table-cell>
          <table:table-cell table:style-name="ce2"/>
          <table:table-cell table:style-name="ce2" office:value-type="string" calcext:value-type="string">
            <text:p>Première partie de la science universelle des courtisans, qui consiste dans les déclinaisons de leur grammaire,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2" calcext:value-type="float">
            <text:p>12</text:p>
          </table:table-cell>
          <table:table-cell table:style-name="ce2" office:value-type="string" calcext:value-type="string">
            <text:p>2853. Première partie de la science universelle des cour tisans, qui consiste dans les déclinaisons de leur gram maire, en vers burlesques. Paris, 1649. Trois parties, la première de 15, les deux autres de 12 pages.</text:p>
          </table:table-cell>
          <table:table-cell table:style-name="ce2" office:value-type="string" calcext:value-type="string">
            <text:p>oui</text:p>
          </table:table-cell>
          <table:table-cell table:style-name="ce2" office:value-type="string" calcext:value-type="string">
            <text:p>La_science_universelle_des__courtisans_courtisants_[...]_bpt6k57078100.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7078100.r=Première%20Partie%20de%20la%20science%20universelle%20des%20courtisans?rk=21459;2" xlink:type="simple">https://gallica.bnf.fr/ark:/12148/bpt6k57078100.r=Premi%C3%A8re%20Partie%20de%20la%20science%20universelle%20des%20courtisans?rk=21459;2</text:a></text:p>
          </table:table-cell>
          <table:table-cell table:style-name="ce2" office:value-type="string" calcext:value-type="string">
            <text:p>Bibliothèque nationale d'Autriche</text:p>
          </table:table-cell>
          <table:table-cell table:style-name="ce2" office:value-type="string" calcext:value-type="string">
            <text:p><text:a xlink:href="https://books.google.fr/books?id=83dKAAAAcAAJ&amp;pg=PA3&amp;dq=Première+Partie+de+la+science+universelle+des+courtisans&amp;hl=fr&amp;sa=X&amp;ved=0ahUKEwjfpIO9rtjpAhUiyYUKHRqoBMcQ6AEIKzAA#v=onepage&amp;q=Première%20Partie%20de%20la%20science%20universelle%20des%20courtisans&amp;f=false" xlink:type="simple">https://books.google.fr/books?id=83dKAAAAcAAJ&amp;pg=PA3&amp;dq=Premi%C3%A8re+Partie+de+la+science+universelle+des+courtisans&amp;hl=fr&amp;sa=X&amp;ved=0ahUKEwjfpIO9rtjpAhUiyYUKHRqoBMcQ6AEIKzAA#v=onepage&amp;q=Premi%C3%A8re%20Partie%20de%20la%20science%20universelle%20des%20courtisan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2855" calcext:value-type="float">
            <text:p>2855</text:p>
          </table:table-cell>
          <table:table-cell table:style-name="ce2"/>
          <table:table-cell table:style-name="ce2" office:value-type="string" calcext:value-type="string">
            <text:p>Première partie du philosophe malotru,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20" calcext:value-type="float">
            <text:p>20</text:p>
          </table:table-cell>
          <table:table-cell table:style-name="ce2" office:value-type="string" calcext:value-type="string">
            <text:p>2855. Première partie du philosophe malotru, en vers burlesques. Paris, 1649,20 pages. Signé de La Boussière M. « ... Pour être négentillastre , Ce n'est pas un si grand désastre D'être réduit au petit pied, A faire voyages à pied, Par la ville aller sans épée, Gagner sa petite journée Tantôt en dictant mes écrits, Tantôt transcrivant manuscrits , Ou visitant quelque malade, Ou bien vendant de la pommade, Tantôt allant faire leçon A quelque beau petit garçon, Tantôt servant dans des villages De médecin à petits gages, Ou, faute de meilleur emploi, Étant mouchard aux gens du roi, 372 BlBLIOGRAPHIE [PRÉPARATIFs] , Tantôt montrant des bagatelles A quelques jeunes damoiselles, Ores par des subtilités Ou par quelques jolivetés, Comme seroit le déchiffrage De l'écriture hors d'usage , Ou débitant papier nouveau Transparent qu'on trouve fort beau, Bon pour apprendre l'écriture, Bon pour apprendre la peinture, Lequel assure mieux la main Que le meilleur maître écrivain , Tantôt, c'étoit en temps de guerre, Faisant valoir le cimeterre, Le cimeterre ou coutelas Afin de ne vous mentir pas ; Mais vous saurez par mon mémoire , Un peu plus bas dans cette histoire, Que je ne fus sitôt monté Que fus cavalier démonté. Vous savez donc que ma naissance Me communiqua la vaillance. Croyez ou ne le croyez pas ; Quant à moi, je ne le crois pas. » L'auteur nous apprend qu'il avait écrit en prose son Philosophe malotru; mais qu'il avait dû le mettre en vers parce qu'on ne vou lait rien lui en donner. Je serais tenté de croire qu'il n'y a pas eu plus d'amateurs après la transformation, et qu'à cause de cela, la seconde partie n'a pas paru. En tout cas la première n'est pas commune.</text:p>
          </table:table-cell>
          <table:table-cell table:style-name="ce2" office:value-type="string" calcext:value-type="string">
            <text:p>oui</text:p>
          </table:table-cell>
          <table:table-cell table:style-name="ce2" office:value-type="string" calcext:value-type="string">
            <text:p>Premiere_partie_du_philosophe_malotru_[...]Laboussiere_De_bpt6k58493582.pdf</text:p>
          </table:table-cell>
          <table:table-cell table:style-name="ce2" office:value-type="string" calcext:value-type="string">
            <text:p>vers</text:p>
          </table:table-cell>
          <table:table-cell table:style-name="ce2"/>
          <table:table-cell table:style-name="ce2" office:value-type="string" calcext:value-type="string">
            <text:p>Tolbiac</text:p>
          </table:table-cell>
          <table:table-cell table:style-name="ce2" office:value-type="string" calcext:value-type="string">
            <text:p><text:a xlink:href="https://gallica.bnf.fr/ark:/12148/bpt6k58493582.r=premiere%20partie%20du%20philosophe%20malotru%20en%20vers?rk=21459;2" xlink:type="simple">https://gallica.bnf.fr/ark:/12148/bpt6k58493582.r=premiere%20partie%20du%20philosophe%20malotru%20en%20vers?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I</text:p>
          </table:table-cell>
          <table:table-cell table:style-name="ce2" office:value-type="float" office:value="2858" calcext:value-type="float">
            <text:p>2858</text:p>
          </table:table-cell>
          <table:table-cell table:style-name="ce2"/>
          <table:table-cell table:style-name="ce2" office:value-type="string" calcext:value-type="string">
            <text:p>Présages burlesques sur la fortune de Mazarin.</text:p>
          </table:table-cell>
          <table:table-cell table:style-name="ce2" office:value-type="float" office:value="1652" calcext:value-type="float">
            <text:p>1652</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2858. Présages burlesques sur la fortune de Mazarin. Paris, 1652, 8 pages.</text:p>
          </table:table-cell>
          <table:table-cell table:style-name="ce2" office:value-type="string" calcext:value-type="string">
            <text:p>oui</text:p>
          </table:table-cell>
          <table:table-cell table:style-name="ce2" office:value-type="string" calcext:value-type="string">
            <text:p>Presages_burlesques_sur_la_fortune_[...]_bpt6k5710029f.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710029f.r=Présages%20burlesques%20sur%20la%20fortune%20de%20Mazarin?rk=21459;2" xlink:type="simple">https://gallica.bnf.fr/ark:/12148/bpt6k5710029f.r=Pr%C3%A9sages%20burlesques%20sur%20la%20fortune%20de%20Mazarin?rk=21459;2</text:a></text:p>
          </table:table-cell>
          <table:table-cell table:style-name="ce2" office:value-type="string" calcext:value-type="string">
            <text:p>la bibliothèque de l'État de Bavière</text:p>
          </table:table-cell>
          <table:table-cell table:style-name="ce2" office:value-type="string" calcext:value-type="string">
            <text:p><text:a xlink:href="https://books.google.fr/books?id=1GVCAAAAcAAJ&amp;pg=PP2&amp;dq=Presages+burlesques+sur+la+fortune+de+Mazarin.&amp;hl=fr&amp;sa=X&amp;ved=0ahUKEwjL6_2LsdjpAhXGyIUKHYh4CE8Q6AEIKDAA#v=onepage&amp;q=Presages%20burlesques%20sur%20la%20fortune%20de%20Mazarin.&amp;f=false" xlink:type="simple">https://books.google.fr/books?id=1GVCAAAAcAAJ&amp;pg=PP2&amp;dq=Presages+burlesques+sur+la+fortune+de+Mazarin.&amp;hl=fr&amp;sa=X&amp;ved=0ahUKEwjL6_2LsdjpAhXGyIUKHYh4CE8Q6AEIKDAA#v=onepage&amp;q=Presages%20burlesques%20sur%20la%20fortune%20de%20Mazarin.&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2884" calcext:value-type="float">
            <text:p>2884</text:p>
          </table:table-cell>
          <table:table-cell table:style-name="ce2"/>
          <table:table-cell table:style-name="ce2" office:value-type="string" calcext:value-type="string">
            <text:p>Procès burlesque entre monsieur le Prince et madame la duchesse d'Aiguillon, avec les plaidoiries, par le S. D. S. M.</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35" calcext:value-type="float">
            <text:p>35</text:p>
          </table:table-cell>
          <table:table-cell table:style-name="ce2" office:value-type="string" calcext:value-type="string">
            <text:p>2884. Procès burlesque entre monsieur le Prince et madame la duchesse d'Aiguillon, avec les plaidoiries, par le S. D. S. M. Paris, veuve Théod. Pépingué et Est. Maucroy, 1649, 35 pages. La permission d'imprimer est datée du 25 mars. Pièce plaisante et curieuse, mais commune.</text:p>
          </table:table-cell>
          <table:table-cell table:style-name="ce2" office:value-type="string" calcext:value-type="string">
            <text:p>oui</text:p>
          </table:table-cell>
          <table:table-cell table:style-name="ce2" office:value-type="string" calcext:value-type="string">
            <text:p>Procez_burlesque_entre_Mr_le_[...]_bpt6k5540086t.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540086t.r=Procez%20burlesque%20entre%20Mr%20le%20Prince%20et%20Madame%20la%20duchesse%20d%27Esguillon%2C?rk=21459;2" xlink:type="simple">https://gallica.bnf.fr/ark:/12148/bpt6k5540086t.r=Procez%20burlesque%20entre%20Mr%20le%20Prince%20et%20Madame%20la%20duchesse%20d%27Esguillon%2C?rk=21459;2</text:a></text:p>
          </table:table-cell>
          <table:table-cell table:style-name="ce2" office:value-type="string" calcext:value-type="string">
            <text:p>la bibliothèque de l'État de Bavière</text:p>
          </table:table-cell>
          <table:table-cell table:style-name="ce2" office:value-type="string" calcext:value-type="string">
            <text:p><text:a xlink:href="https://books.google.fr/books?id=E1c6AAAAcAAJ&amp;printsec=frontcover&amp;dq=Procez+burlesque+entre+Mr+le+Prince+et+Madame+la+duchesse+d%27Esguillon,&amp;hl=fr&amp;sa=X&amp;ved=0ahUKEwj_3ZPJs9jpAhVEQhoKHX6oC1sQ6AEIKjAA#v=onepage&amp;q=Procez%20burlesque%20entre%20Mr%20le%20Prince%20et%20Madame%20la%20duchesse%20d'Esguillon%2C&amp;f=false" xlink:type="simple">https://books.google.fr/books?id=E1c6AAAAcAAJ&amp;printsec=frontcover&amp;dq=Procez+burlesque+entre+Mr+le+Prince+et+Madame+la+duchesse+d%27Esguillon,&amp;hl=fr&amp;sa=X&amp;ved=0ahUKEwj_3ZPJs9jpAhVEQhoKHX6oC1sQ6AEIKjAA#v=onepage&amp;q=Procez%20burlesque%20entre%20Mr%20le%20Prince%20et%20Madame%20la%20duchesse%20d'Esguillon%2C&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text:p>
          </table:table-cell>
          <table:table-cell table:style-name="ce2" office:value-type="float" office:value="2896" calcext:value-type="float">
            <text:p>2896</text:p>
          </table:table-cell>
          <table:table-cell table:style-name="ce2"/>
          <table:table-cell table:style-name="ce2" office:value-type="string" calcext:value-type="string">
            <text:p>Prodiges (les) arrivés à l'emprisonnement (des princes) et le triomphe du duc de Beaufort, en vers burlesques.</text:p>
          </table:table-cell>
          <table:table-cell table:style-name="ce2" office:value-type="float" office:value="1650" calcext:value-type="float">
            <text:p>1650</text:p>
          </table:table-cell>
          <table:table-cell table:style-name="ce2" office:value-type="string" calcext:value-type="string">
            <text:p>(s. l.)</text:p>
          </table:table-cell>
          <table:table-cell table:style-name="ce2" office:value-type="float" office:value="8" calcext:value-type="float">
            <text:p>8</text:p>
          </table:table-cell>
          <table:table-cell table:style-name="ce2" office:value-type="string" calcext:value-type="string">
            <text:p>2896. Prodiges (les) arrivés à l'emprisonnement (des princes) et le triomphe du duc de Beaufort, en vers burlesques. (S. l.), 1650, 8 pages. Rare. « De cet an mil six cent cinquante Le dernier du mois de janvier. »</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I</text:p>
          </table:table-cell>
          <table:table-cell table:style-name="ce2" office:value-type="float" office:value="2900" calcext:value-type="float">
            <text:p>2900</text:p>
          </table:table-cell>
          <table:table-cell table:style-name="ce2"/>
          <table:table-cell table:style-name="ce2" office:value-type="string" calcext:value-type="string">
            <text:p>Promenade (la) des bougeios (sic) de Paris au camp de Villejuive (sic), en vers burlesques.</text:p>
          </table:table-cell>
          <table:table-cell table:style-name="ce2" office:value-type="float" office:value="1649" calcext:value-type="float">
            <text:p>1649</text:p>
          </table:table-cell>
          <table:table-cell table:style-name="ce2" office:value-type="string" calcext:value-type="string">
            <text:p>(s. l.)</text:p>
          </table:table-cell>
          <table:table-cell table:style-name="ce2" office:value-type="float" office:value="12" calcext:value-type="float">
            <text:p>12</text:p>
          </table:table-cell>
          <table:table-cell table:style-name="ce2" office:value-type="string" calcext:value-type="string">
            <text:p>2900. Promenade (la) des bougeios (sic) de Paris au camp de Villejuive (sic), en vers burlesques. (S. l.), 1649, 12 pages. « Irons-nous boire un doigt de bière Chez les Gobelins si fameux ?»</text:p>
          </table:table-cell>
          <table:table-cell table:style-name="ce2" office:value-type="string" calcext:value-type="string">
            <text:p>oui</text:p>
          </table:table-cell>
          <table:table-cell table:style-name="ce2" office:value-type="string" calcext:value-type="string">
            <text:p>La_promenade_des_bourgeois_de_[...]_bpt6k5427569d.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427569d?rk=21459;2" xlink:type="simple">https://gallica.bnf.fr/ark:/12148/bpt6k5427569d?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I</text:p>
          </table:table-cell>
          <table:table-cell table:style-name="ce2" office:value-type="float" office:value="2942" calcext:value-type="float">
            <text:p>2942</text:p>
          </table:table-cell>
          <table:table-cell table:style-name="ce2"/>
          <table:table-cell table:style-name="ce2" office:value-type="string" calcext:value-type="string">
            <text:p>Qu'en dira-t-on (le) de Mazarin, burlesques (sic).</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2942. Qu'en dira-t-on (le) de Mazarin, burlesques (sic). Paris, Antoine Quenet, 1649, 8 pages. Ce pamphlet a été publié une seconde fois sur l'imprimé à Paris chez Antoine Quenet, 1649, avec le Remerciment des impri meurs, etc., et la Lettre de l'inconnu.</text:p>
          </table:table-cell>
          <table:table-cell table:style-name="ce2" office:value-type="string" calcext:value-type="string">
            <text:p>oui</text:p>
          </table:table-cell>
          <table:table-cell table:style-name="ce2" office:value-type="string" calcext:value-type="string">
            <text:p>Le_Quendira_t_on_de_Mazarin_Burlesques__bpt6k5425912c.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425912c.r=Qu%27en%20dira-t-on%20%28le%29%20de%20Mazarin%2C%20burlesques?rk=21459;2" xlink:type="simple">https://gallica.bnf.fr/ark:/12148/bpt6k5425912c.r=Qu%27en%20dira-t-on%20%28le%29%20de%20Mazarin%2C%20burlesques?rk=21459;2</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MuAucwRUpAIC&amp;pg=PA6&amp;dq=Le+Quendira-t%27on+de+Mazarin&amp;hl=fr&amp;sa=X&amp;ved=0ahUKEwi_wOfDudjpAhVQzhoKHf4DDjUQ6AEIKjAA#v=onepage&amp;q=Le%20Quendira-t'on%20de%20Mazarin&amp;f=false" xlink:type="simple">https://books.google.fr/books?id=MuAucwRUpAIC&amp;pg=PA6&amp;dq=Le+Quendira-t%27on+de+Mazarin&amp;hl=fr&amp;sa=X&amp;ved=0ahUKEwi_wOfDudjpAhVQzhoKHf4DDjUQ6AEIKjAA#v=onepage&amp;q=Le%20Quendira-t'on%20de%20Mazarin&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I</text:p>
          </table:table-cell>
          <table:table-cell table:style-name="ce2" office:value-type="float" office:value="2957" calcext:value-type="float">
            <text:p>2957</text:p>
          </table:table-cell>
          <table:table-cell table:style-name="ce2"/>
          <table:table-cell table:style-name="ce2" office:value-type="string" calcext:value-type="string">
            <text:p>Rabais (le) du pain,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7" calcext:value-type="float">
            <text:p>7</text:p>
          </table:table-cell>
          <table:table-cell table:style-name="ce2" office:value-type="string" calcext:value-type="string">
            <text:p>2957. Rabais (le) du pain, en vers burlesques. Paris, Claude Huot, 1649, 7 pages. 1 Mais Paris n'est pas huguenot , Et fait des tours de Godcnot. s Godenot était un prédicateur très-subtil. L'auteur de l' Enfer burlesque dit que, dans la soutane, on appelait les détours des pro cureurs les Godenots de la chicane.</text:p>
          </table:table-cell>
          <table:table-cell table:style-name="ce2" office:value-type="string" calcext:value-type="string">
            <text:p>oui</text:p>
          </table:table-cell>
          <table:table-cell table:style-name="ce2" office:value-type="string" calcext:value-type="string">
            <text:p>Le_rabais_du_pain_en_[...]_bpt6k54261229.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4261229/f4.image" xlink:type="simple">https://gallica.bnf.fr/ark:/12148/bpt6k54261229/f4.image</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7dc811nmRY8C&amp;pg=PA2&amp;lpg=PA2&amp;dq=Rabais+(le)+du+pain,+en+vers+burlesques.&amp;source=bl&amp;ots=pTNN-hDcWU&amp;sig=ACfU3U2xJwhLyclsmX12VJ7_g9eZ1FI5yQ&amp;hl=fr&amp;sa=X&amp;ved=2ahUKEwiv7am0itHpAhUP6RoKHcVDB-QQ6AEwBXoECAkQAQ#v=onepage&amp;q=Rabais%20(le)%20du%20pain%2C%20en%20vers%20burlesques.&amp;f=false" xlink:type="simple">https://books.google.fr/books?id=7dc811nmRY8C&amp;pg=PA2&amp;lpg=PA2&amp;dq=Rabais+(le)+du+pain,+en+vers+burlesques.&amp;source=bl&amp;ots=pTNN-hDcWU&amp;sig=ACfU3U2xJwhLyclsmX12VJ7_g9eZ1FI5yQ&amp;hl=fr&amp;sa=X&amp;ved=2ahUKEwiv7am0itHpAhUP6RoKHcVDB-QQ6AEwBXoECAkQAQ#v=onepage&amp;q=Rabais%20(le)%20du%20pain%2C%20en%20vers%20burlesqu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I</text:p>
          </table:table-cell>
          <table:table-cell table:style-name="ce2" office:value-type="float" office:value="2958" calcext:value-type="float">
            <text:p>2958</text:p>
          </table:table-cell>
          <table:table-cell table:style-name="ce2"/>
          <table:table-cell table:style-name="ce2" office:value-type="string" calcext:value-type="string">
            <text:p>Raillerie (la) sans fiel, ou l'Innocent jeu d'esprit,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7" calcext:value-type="float">
            <text:p>7</text:p>
          </table:table-cell>
          <table:table-cell table:style-name="ce2" office:value-type="string" calcext:value-type="string">
            <text:p>2958. Raillerie (la) sans fiel, ou l'Innocent jeu d'esprit, en vers burlesques. Paris, \ 649, 7 pages. « Soyons sages par exemple. Voyons La Caille ou bien Monet, Dont le premier fut mis tout net Dedans une affreuse demeure , Où la nuit se trouve à toute heure. Même sort seroit pour rimeur Que fut celui de l'imprimeur. » La Caille était un des imprimeurs ordinaires du roi. J'ai vu de pièces sorties de ses presses. Je n'en ai point vu de Monet. « On sait que je n'ai fait encore Pas un vers qu'on puisse blâmer, Depuis que l'on m'a vu rimer. Et c'est ce qui fait que j'expose Dedans mes vers et dans ma prose Avecque tant de liberté Le nom que mon père a porté. » Ce nom n'est pourtant pas dans la Raillerie sans fiel.</text:p>
          </table:table-cell>
          <table:table-cell table:style-name="ce2" office:value-type="string" calcext:value-type="string">
            <text:p>oui</text:p>
          </table:table-cell>
          <table:table-cell table:style-name="ce2" office:value-type="string" calcext:value-type="string">
            <text:p>La_Raillerie_sans_fiel_ou_[...]_bpt6k54259376.pdf</text:p>
          </table:table-cell>
          <table:table-cell table:style-name="ce2" office:value-type="string" calcext:value-type="string">
            <text:p>vers</text:p>
          </table:table-cell>
          <table:table-cell table:style-name="ce2"/>
          <table:table-cell table:style-name="ce2" office:value-type="string" calcext:value-type="string">
            <text:p>Tolbiac</text:p>
          </table:table-cell>
          <table:table-cell table:style-name="ce2" office:value-type="string" calcext:value-type="string">
            <text:p><text:a xlink:href="https://gallica.bnf.fr/ark:/12148/bpt6k54259376.texteImage" xlink:type="simple">https://gallica.bnf.fr/ark:/12148/bpt6k54259376.texteImage</text:a></text:p>
          </table:table-cell>
          <table:table-cell table:style-name="ce2" table:number-columns-repeated="5"/>
          <table:table-cell table:number-columns-repeated="1005"/>
        </table:table-row>
        <table:table-row table:style-name="ro1">
          <table:table-cell table:style-name="ce2" office:value-type="string" calcext:value-type="string">
            <text:p>BibMoreau_III</text:p>
          </table:table-cell>
          <table:table-cell table:style-name="ce2" office:value-type="float" office:value="2960" calcext:value-type="float">
            <text:p>2960</text:p>
          </table:table-cell>
          <table:table-cell table:style-name="ce2"/>
          <table:table-cell table:style-name="ce2" office:value-type="string" calcext:value-type="string">
            <text:p>Raillerie universelle, dédiée aux curieux de ce temps,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2" calcext:value-type="float">
            <text:p>2</text:p>
          </table:table-cell>
          <table:table-cell table:style-name="ce2" office:value-type="string" calcext:value-type="string">
            <text:p>2960. Raillerie universelle , dédiée aux curieux de ce temps, en vers burlesques. Paris, Pierre Targa, 1649, 2 pages Par 1e baron du Puiset. La première édition a été donnée en •I 625 , in-8°, Paris , Pierre Targa. Elle est dédiée au cardinal de Richelieu.</text:p>
          </table:table-cell>
          <table:table-cell table:style-name="ce2" office:value-type="string" calcext:value-type="string">
            <text:p>oui</text:p>
          </table:table-cell>
          <table:table-cell table:style-name="ce2" office:value-type="string" calcext:value-type="string">
            <text:p>Raillerie_universelle_dediee_aux_curieux_[...]Picot_Antoine_bpt6k5429547f.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429547f.r=Raillerie%20universelle%20%2C%20dédiée%20aux%20curieux?rk=21459;2" xlink:type="simple">https://gallica.bnf.fr/ark:/12148/bpt6k5429547f.r=Raillerie%20universelle%20%2C%20d%C3%A9di%C3%A9e%20aux%20curieux?rk=21459;2</text:a></text:p>
          </table:table-cell>
          <table:table-cell table:style-name="ce2" office:value-type="string" calcext:value-type="string">
            <text:p>Bibliothèque municipale de Lyon (Bibliothèque jésuite des Fontaines)</text:p>
          </table:table-cell>
          <table:table-cell table:style-name="ce2" office:value-type="string" calcext:value-type="string">
            <text:p><text:a xlink:href="https://books.google.fr/books?id=69mmvKP91IQC&amp;printsec=frontcover&amp;hl=fr&amp;source=gbs_ge_summary_r&amp;cad=0#v=onepage&amp;q&amp;f=false" xlink:type="simple">https://books.google.fr/books?id=69mmvKP91IQC&amp;printsec=frontcover&amp;hl=fr&amp;source=gbs_ge_summary_r&amp;cad=0#v=onepage&amp;q&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I</text:p>
          </table:table-cell>
          <table:table-cell table:style-name="ce2" office:value-type="float" office:value="2963" calcext:value-type="float">
            <text:p>2963</text:p>
          </table:table-cell>
          <table:table-cell table:style-name="ce2"/>
          <table:table-cell table:style-name="ce2" office:value-type="string" calcext:value-type="string">
            <text:p>Raisons (les) de la retraitte (sic) et du retour du duc de Lorraine; Problesme, sçavoir s'il a manqué de parole ou non, en vers burlesques.</text:p>
          </table:table-cell>
          <table:table-cell table:style-name="ce2" office:value-type="float" office:value="1652" calcext:value-type="float">
            <text:p>1652</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2963. Raisons (les) de la retraitte (sic) et du retour du duc de Lorraine ; Problesme, sçavoir s'il a manqué de parole ou non, en vers burlesques. Paris, 1652, 8 pages.</text:p>
          </table:table-cell>
          <table:table-cell table:style-name="ce2" office:value-type="string" calcext:value-type="string">
            <text:p>non</text:p>
          </table:table-cell>
          <table:table-cell table:style-name="ce2" table:number-columns-repeated="3"/>
          <table:table-cell table:style-name="ce2" office:value-type="string" calcext:value-type="string">
            <text:p>Arsenal</text:p>
          </table:table-cell>
          <table:table-cell table:style-name="ce2" table:number-columns-repeated="6"/>
          <table:table-cell table:number-columns-repeated="1005"/>
        </table:table-row>
        <table:table-row table:style-name="ro1">
          <table:table-cell table:style-name="ce2" office:value-type="string" calcext:value-type="string">
            <text:p>BibMoreau_III</text:p>
          </table:table-cell>
          <table:table-cell table:style-name="ce2" office:value-type="float" office:value="2974" calcext:value-type="float">
            <text:p>2974</text:p>
          </table:table-cell>
          <table:table-cell table:style-name="ce2"/>
          <table:table-cell table:style-name="ce2" office:value-type="string" calcext:value-type="string">
            <text:p>Ramage (le) de l'oiseau mis en cage, en vers burlesques.</text:p>
          </table:table-cell>
          <table:table-cell table:style-name="ce2" office:value-type="float" office:value="1650" calcext:value-type="float">
            <text:p>1650</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2974. Ramage (le) de l'oiseau mis en cage, en vers bur lesques. Paris, 1650. Deux pièces, l'une de 11 et l'autre de 8 pages. Le sujet est la prison des princes.</text:p>
          </table:table-cell>
          <table:table-cell table:style-name="ce2" office:value-type="string" calcext:value-type="string">
            <text:p>oui</text:p>
          </table:table-cell>
          <table:table-cell table:style-name="ce2" office:value-type="string" calcext:value-type="string">
            <text:p>Le_ramage_de_l_oyseau_mis_[...]_bpt6k5427532c.pdf</text:p>
          </table:table-cell>
          <table:table-cell table:style-name="ce2" office:value-type="string" calcext:value-type="string">
            <text:p>vers</text:p>
          </table:table-cell>
          <table:table-cell table:style-name="ce2" office:value-type="string" calcext:value-type="string">
            <text:p>ajouté jb</text:p>
          </table:table-cell>
          <table:table-cell table:style-name="ce2" office:value-type="string" calcext:value-type="string">
            <text:p/>
          </table:table-cell>
          <table:table-cell table:style-name="ce2" office:value-type="string" calcext:value-type="string">
            <text:p><text:a xlink:href="https://gallica.bnf.fr/ark:/12148/bpt6k5427532c/f5.image.r=Ramage%20(le)%20de%20l'oiseau%20mis%20en%20cage,%20en%20vers%20burlesques" xlink:type="simple">https://gallica.bnf.fr/ark:/12148/bpt6k5427532c/f5.image.r=Ramage%20(le)%20de%20l'oiseau%20mis%20en%20cage,%20en%20vers%20burlesques</text:a></text:p>
          </table:table-cell>
          <table:table-cell table:style-name="ce2" table:number-columns-repeated="5"/>
          <table:table-cell table:number-columns-repeated="1005"/>
        </table:table-row>
        <table:table-row table:style-name="ro1">
          <table:table-cell table:style-name="ce2" office:value-type="string" calcext:value-type="string">
            <text:p>BibMoreau_III</text:p>
          </table:table-cell>
          <table:table-cell table:style-name="ce2" office:value-type="float" office:value="2993" calcext:value-type="float">
            <text:p>2993</text:p>
          </table:table-cell>
          <table:table-cell table:style-name="ce2"/>
          <table:table-cell table:style-name="ce2" office:value-type="string" calcext:value-type="string">
            <text:p>Récit du duel mémorable fait à Ruel entre dix laquais des députés et autant d'estaphiers (sic) de Mazarin, le 28ᵉ mars 1649,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2993. Récit du duel mémorable fait à Ruel entre dix laquais des députés et autant d'estaphiers (sic) de Mazarin, le 28e mars 1649, en vers burlesques. Paris, veuve d'Anthoine Coulon,1649, 8 pages. Plus rare que spirituel , et surtout qu'utile.</text:p>
          </table:table-cell>
          <table:table-cell table:style-name="ce2" office:value-type="string" calcext:value-type="string">
            <text:p>oui</text:p>
          </table:table-cell>
          <table:table-cell table:style-name="ce2" office:value-type="string" calcext:value-type="string">
            <text:p>Recit_du_duel_memorable_fait_[...]_bpt6k58149528.pdf</text:p>
          </table:table-cell>
          <table:table-cell table:style-name="ce2" office:value-type="string" calcext:value-type="string">
            <text:p>vers</text:p>
          </table:table-cell>
          <table:table-cell table:style-name="ce2"/>
          <table:table-cell table:style-name="ce2" office:value-type="string" calcext:value-type="string">
            <text:p>Tolbiac</text:p>
          </table:table-cell>
          <table:table-cell table:style-name="ce2" office:value-type="string" calcext:value-type="string">
            <text:p><text:a xlink:href="https://gallica.bnf.fr/ark:/12148/bpt6k58149528.r=Récit%20du%20duel%20mémorable%20fait%20à%20Ruel%20entre%20dix?rk=21459;2" xlink:type="simple">https://gallica.bnf.fr/ark:/12148/bpt6k58149528.r=R%C3%A9cit%20du%20duel%20m%C3%A9morable%20fait%20%C3%A0%20Ruel%20entre%20dix?rk=21459;2</text:a></text:p>
          </table:table-cell>
          <table:table-cell table:style-name="ce2" office:value-type="string" calcext:value-type="string">
            <text:p>Bibliothèque de l'État de Bavière</text:p>
          </table:table-cell>
          <table:table-cell table:style-name="ce2" office:value-type="string" calcext:value-type="string">
            <text:p><text:a xlink:href="https://books.google.fr/books?id=NFc6AAAAcAAJ&amp;pg=PP5&amp;dq=Récit+du+duel+mémorable+fait+à+Ruel+entre+dix&amp;hl=fr&amp;sa=X&amp;ved=0ahUKEwj4mrnvlNHpAhUO8BoKHbMeBjIQ6AEIKDAA#v=onepage&amp;q=Récit%20du%20duel%20mémorable%20fait%20à%20Ruel%20entre%20dix&amp;f=false" xlink:type="simple">https://books.google.fr/books?id=NFc6AAAAcAAJ&amp;pg=PP5&amp;dq=R%C3%A9cit+du+duel+m%C3%A9morable+fait+%C3%A0+Ruel+entre+dix&amp;hl=fr&amp;sa=X&amp;ved=0ahUKEwj4mrnvlNHpAhUO8BoKHbMeBjIQ6AEIKDAA#v=onepage&amp;q=R%C3%A9cit%20du%20duel%20m%C3%A9morable%20fait%20%C3%A0%20Ruel%20entre%20dix&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I</text:p>
          </table:table-cell>
          <table:table-cell table:style-name="ce2" office:value-type="float" office:value="3009" calcext:value-type="float">
            <text:p>3009</text:p>
          </table:table-cell>
          <table:table-cell table:style-name="ce2"/>
          <table:table-cell table:style-name="ce2" office:value-type="string" calcext:value-type="string">
            <text:p>Récit véritable de ce qui s'est passé aux barricades de l'année 1588, depuis le 7ᵉ mai jusqu'au 1er juin ensuivant, décrites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4" calcext:value-type="float">
            <text:p>14</text:p>
          </table:table-cell>
          <table:table-cell table:style-name="ce2" office:value-type="string" calcext:value-type="string">
            <text:p>3009. Récit véritable de ce qui s'est passé aux barri- cades de l'année 1588, depuis le 7e mai jusqu'au 1W juin ensuivant, décrites en vers burlesques. Paris, Michel Mettayer, 1649, 14 pages. Naudé dit avec raison que ce pamphlet est une pure imitation de r Agréable récit des barricades , etc. (Mascurat , p. 285). C'est une sorte de chronique métrique, qui ne manque pas abso lument d'intérêt.</text:p>
          </table:table-cell>
          <table:table-cell table:style-name="ce2" office:value-type="string" calcext:value-type="string">
            <text:p>oui</text:p>
          </table:table-cell>
          <table:table-cell table:style-name="ce2" office:value-type="string" calcext:value-type="string">
            <text:p>Recit_veritable_de_ce_qui_[...]_bpt6k10485771.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10485771.r=Récit%20véritable%20de%20ce%20qui%20s%27est%20passé%20aux%20barricades?rk=21459;2" xlink:type="simple">https://gallica.bnf.fr/ark:/12148/bpt6k10485771.r=R%C3%A9cit%20v%C3%A9ritable%20de%20ce%20qui%20s%27est%20pass%C3%A9%20aux%20barricades?rk=21459;2</text:a></text:p>
          </table:table-cell>
          <table:table-cell table:style-name="ce2" office:value-type="string" calcext:value-type="string">
            <text:p>Bibliothèque municipale de Lyon (Bibliothèque jésuite des Fontaines)</text:p>
          </table:table-cell>
          <table:table-cell table:style-name="ce2" office:value-type="string" calcext:value-type="string">
            <text:p><text:a xlink:href="https://books.google.fr/books?id=GnYdUuM19GgC&amp;pg=PA8&amp;lpg=PA8&amp;dq=Récit+véritable+de+ce+qui+s%27est+passé+aux+barricades&amp;source=bl&amp;ots=44xXeS2OOR&amp;sig=ACfU3U1cCBxgUW5-VJMSkgN33whmQlMn9Q&amp;hl=fr&amp;sa=X&amp;ved=2ahUKEwiO1uK-mdHpAhWix4UKHbjUCM0Q6AEwAXoECAsQAQ#v=onepage&amp;q=Récit%20véritable%20de%20ce%20qui%20s'est%20passé%20aux%20barricades&amp;f=false" xlink:type="simple">https://books.google.fr/books?id=GnYdUuM19GgC&amp;pg=PA8&amp;lpg=PA8&amp;dq=R%C3%A9cit+v%C3%A9ritable+de+ce+qui+s%27est+pass%C3%A9+aux+barricades&amp;source=bl&amp;ots=44xXeS2OOR&amp;sig=ACfU3U1cCBxgUW5-VJMSkgN33whmQlMn9Q&amp;hl=fr&amp;sa=X&amp;ved=2ahUKEwiO1uK-mdHpAhWix4UKHbjUCM0Q6AEwAXoECAsQAQ#v=onepage&amp;q=R%C3%A9cit%20v%C3%A9ritable%20de%20ce%20qui%20s'est%20pass%C3%A9%20aux%20barricad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I</text:p>
          </table:table-cell>
          <table:table-cell table:style-name="ce2" office:value-type="float" office:value="3094" calcext:value-type="float">
            <text:p>3094</text:p>
          </table:table-cell>
          <table:table-cell table:style-name="ce2"/>
          <table:table-cell table:style-name="ce2" office:value-type="string" calcext:value-type="string">
            <text:p>Relation burlesque véritable de tout ce qui s'est passé dans la Fronde de Paris jusques à présent, envoyée au cardinal Mazarin par un provincial, ou Histoire burlesque du ministère et des disgrâces du cardinal Mazarin.</text:p>
          </table:table-cell>
          <table:table-cell table:style-name="ce2" office:value-type="float" office:value="1652" calcext:value-type="float">
            <text:p>1652</text:p>
          </table:table-cell>
          <table:table-cell table:style-name="ce2" office:value-type="string" calcext:value-type="string">
            <text:p>(s. l.)</text:p>
          </table:table-cell>
          <table:table-cell table:style-name="ce2" office:value-type="float" office:value="14" calcext:value-type="float">
            <text:p>14</text:p>
          </table:table-cell>
          <table:table-cell table:style-name="ce2" office:value-type="string" calcext:value-type="string">
            <text:p>3094. Relation burlesque véritable de tout ce qui s'est passé dans la Fronde deParisjusquesà présent, envoyée au cardinal Mazarin par un provincial, ou Histoire burlesque du ministère et des disgrâces du cardinal Mazarin. (S. 1., 1652), 14 pages. Même pièce que les Etrennes burlesques de M. Scarron , etc.</text:p>
          </table:table-cell>
          <table:table-cell table:style-name="ce2" office:value-type="string" calcext:value-type="string">
            <text:p>oui</text:p>
          </table:table-cell>
          <table:table-cell table:style-name="ce2" office:value-type="string" calcext:value-type="string">
            <text:p>Relation_burlesque_veritable_de_tout_[...]Scarron_Paul_bpt6k5427529w.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427529w.texteImage" xlink:type="simple">https://gallica.bnf.fr/ark:/12148/bpt6k5427529w.texteImage</text:a></text:p>
          </table:table-cell>
          <table:table-cell table:style-name="ce2" table:number-columns-repeated="5"/>
          <table:table-cell table:number-columns-repeated="1005"/>
        </table:table-row>
        <table:table-row table:style-name="ro1">
          <table:table-cell table:style-name="ce2" office:value-type="string" calcext:value-type="string">
            <text:p>BibMoreau_III</text:p>
          </table:table-cell>
          <table:table-cell table:style-name="ce2" office:value-type="float" office:value="3290" calcext:value-type="float">
            <text:p>3290</text:p>
          </table:table-cell>
          <table:table-cell table:style-name="ce2"/>
          <table:table-cell table:style-name="ce2" office:value-type="string" calcext:value-type="string">
            <text:p>Remontrance à monsieur le cardinal, burlesque.</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7" calcext:value-type="float">
            <text:p>7</text:p>
          </table:table-cell>
          <table:table-cell table:style-name="ce2" office:value-type="string" calcext:value-type="string">
            <text:p>3290. Remontrance à monsieur le cardinal, burlesque . Paris, Nicolas Jacquard, 1649, 7 pages. « Il faut avoir permission i Vcfc. w.X X'. -r -« r- v Pour la mettre à l'Impression ; r. De plus pour avoir privilège , -m. i \92- V*- I II faut louer votre triège, Admirer votre invention Qui mit le roi hors sa maison... J'entendis Voilà toute la conférence , Ce qui s'y est fait et passé... Je courus mettre sous la presse Un remerciement de la paix , Croyant les articles mieux faits... ... Je vis le clerc du métier Portant à la main un papier, Contenant expresse défense D'imprimer ni la conférence, Ni les articles de la paix , Qui n'étoient pas encore faits... Me fallut payer la dépense Et tous les frais de l'imprimeur. » Naudé dit avec raison , page 285 du Mascurat, que la Remon trance a eu pour prototype la Lettre au cardinal burlesque.</text:p>
          </table:table-cell>
          <table:table-cell table:style-name="ce2" office:value-type="string" calcext:value-type="string">
            <text:p>oui</text:p>
          </table:table-cell>
          <table:table-cell table:style-name="ce2" office:value-type="string" calcext:value-type="string">
            <text:p>Remontrance_a_Monsieur_le_cardinal_[...]_bpt6k5425931q.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425931q.r=Remontrance%20à%20monsieur%20le%20cardinal%2C%20burlesque%20.?rk=21459;2" xlink:type="simple">https://gallica.bnf.fr/ark:/12148/bpt6k5425931q.r=Remontrance%20%C3%A0%20monsieur%20le%20cardinal%2C%20burlesque%20.?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II</text:p>
          </table:table-cell>
          <table:table-cell table:style-name="ce2" office:value-type="float" office:value="3298" calcext:value-type="float">
            <text:p>3298</text:p>
          </table:table-cell>
          <table:table-cell table:style-name="ce2"/>
          <table:table-cell table:style-name="ce2" office:value-type="string" calcext:value-type="string">
            <text:p>Remontrance burlesque au Parlement.</text:p>
          </table:table-cell>
          <table:table-cell table:style-name="ce2" office:value-type="float" office:value="1649" calcext:value-type="float">
            <text:p>1649</text:p>
          </table:table-cell>
          <table:table-cell table:style-name="ce2" office:value-type="string" calcext:value-type="string">
            <text:p>(s. l.)</text:p>
          </table:table-cell>
          <table:table-cell table:style-name="ce2" office:value-type="float" office:value="8" calcext:value-type="float">
            <text:p>8</text:p>
          </table:table-cell>
          <table:table-cell table:style-name="ce2" office:value-type="string" calcext:value-type="string">
            <text:p>3298. Remontrance burlesque au Parlement. (S. 1., N/ct.f* •ï S 1649), 8 pages. 2lt (y*-) L'auteur n'est content ni du traité de Ruel , ni du Parlement : « Là se connoit l'humeur badaude De vouloir tout perdre à la chaude , Et de n'être plus si hardi Quand le sang chaud est refroidi . . . Voulant faire maison neuve Dans la famille des Bourbons , Qui d'eux-mêmes sont assez bons Et l'eussent été davantage Sans votre maudit tripotage. » 1 II n'en est pas moins bon frondeur. Il trouve que le traité va a Changer le monarque en tyran Et l'Évangile en Alcoran. » En somme , il y a de l'esprit, de la verve; mais la pièce est des plus communes.</text:p>
          </table:table-cell>
          <table:table-cell table:style-name="ce2"/>
          <table:table-cell table:style-name="ce2" office:value-type="string" calcext:value-type="string">
            <text:p>Remonstrance_burlesque_au_Parlement__bpt6k5426081t.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426081t.r=Remonstrance%20burlesque%20au%20parlement?rk=21459;2" xlink:type="simple">https://gallica.bnf.fr/ark:/12148/bpt6k5426081t.r=Remonstrance%20burlesque%20au%20parlement?rk=21459;2</text:a></text:p>
          </table:table-cell>
          <table:table-cell table:style-name="ce2" office:value-type="string" calcext:value-type="string">
            <text:p>Bibliothèque nationale d'Autriche, Bibliothèque municipale de Lyon (Bibliothèque jésuite des Fontaines)</text:p>
          </table:table-cell>
          <table:table-cell table:style-name="ce2" office:value-type="string" calcext:value-type="string">
            <text:p><text:a xlink:href="https://books.google.fr/books?id=onZKAAAAcAAJ&amp;pg=PA3&amp;dq=Remontrance+burlesque+au+Parlement&amp;hl=fr&amp;sa=X&amp;ved=0ahUKEwi29Ye44-LpAhVCrxoKHZOBCqMQ6AEIKDAA#v=onepage&amp;q=Remontrance%20burlesque%20au%20Parlement&amp;f=false" xlink:type="simple">https://books.google.fr/books?id=onZKAAAAcAAJ&amp;pg=PA3&amp;dq=Remontrance+burlesque+au+Parlement&amp;hl=fr&amp;sa=X&amp;ved=0ahUKEwi29Ye44-LpAhVCrxoKHZOBCqMQ6AEIKDAA#v=onepage&amp;q=Remontrance%20burlesque%20au%20Parlement&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I</text:p>
          </table:table-cell>
          <table:table-cell table:style-name="ce2" office:value-type="float" office:value="3326" calcext:value-type="float">
            <text:p>3326</text:p>
          </table:table-cell>
          <table:table-cell table:style-name="ce2"/>
          <table:table-cell table:style-name="ce2" office:value-type="string" calcext:value-type="string">
            <text:p>Remontrance faite à Mazarin à Saint-Germain par un bouffon sur son obstination à demeurer en France, en prose et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7" calcext:value-type="float">
            <text:p>7</text:p>
          </table:table-cell>
          <table:table-cell table:style-name="ce2" office:value-type="string" calcext:value-type="string">
            <text:p>3326. Remontrance faite à Mazarin à Saint-Germain Vet.rV.T£. par un bouffon sur son obstination à demeurer en France, en prose et en vers burlesques. Paris, Jac- ques Guillery, 1649, 7 pages. V«t .fcr.I U. 197 (57) \\(, F&lt;\% (eO</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II</text:p>
          </table:table-cell>
          <table:table-cell table:style-name="ce2" office:value-type="float" office:value="3375" calcext:value-type="float">
            <text:p>3375</text:p>
          </table:table-cell>
          <table:table-cell table:style-name="ce2"/>
          <table:table-cell table:style-name="ce2" office:value-type="string" calcext:value-type="string">
            <text:p>Réponse au Catalogue des partisans, en vers burlesques.</text:p>
          </table:table-cell>
          <table:table-cell table:style-name="ce2" office:value-type="float" office:value="1651" calcext:value-type="float">
            <text:p>1651</text:p>
          </table:table-cell>
          <table:table-cell table:style-name="ce2" office:value-type="string" calcext:value-type="string">
            <text:p>(s. l.)</text:p>
          </table:table-cell>
          <table:table-cell table:style-name="ce2" office:value-type="float" office:value="15" calcext:value-type="float">
            <text:p>15</text:p>
          </table:table-cell>
          <table:table-cell table:style-name="ce2" office:value-type="string" calcext:value-type="string">
            <text:p>3375. Réponse au Catalogue des partisans, en vers burlesques. (S. 1., 1651), 15 pages. Contrefaçon de VËchelle des partisans.</text:p>
          </table:table-cell>
          <table:table-cell table:style-name="ce2" office:value-type="string" calcext:value-type="string">
            <text:p>oui</text:p>
          </table:table-cell>
          <table:table-cell table:style-name="ce2" office:value-type="string" calcext:value-type="string">
            <text:p>Response_au_Catalogue_des_partisans_[...]_bpt6k54275220.pdf</text:p>
          </table:table-cell>
          <table:table-cell table:style-name="ce2" office:value-type="string" calcext:value-type="string">
            <text:p>vers</text:p>
          </table:table-cell>
          <table:table-cell table:style-name="ce2"/>
          <table:table-cell table:style-name="ce2" office:value-type="string" calcext:value-type="string">
            <text:p>Tolbiac</text:p>
          </table:table-cell>
          <table:table-cell table:style-name="ce2" office:value-type="string" calcext:value-type="string">
            <text:p><text:a xlink:href="https://gallica.bnf.fr/ark:/12148/bpt6k54275220?rk=21459;2" xlink:type="simple">https://gallica.bnf.fr/ark:/12148/bpt6k54275220?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II</text:p>
          </table:table-cell>
          <table:table-cell table:style-name="ce2" office:value-type="float" office:value="3381" calcext:value-type="float">
            <text:p>3381</text:p>
          </table:table-cell>
          <table:table-cell table:style-name="ce2"/>
          <table:table-cell table:style-name="ce2" office:value-type="string" calcext:value-type="string">
            <text:p>Réponse au Parlement burlesque de Pontoise, ou l'Anti-burlesque du sieur D. L. R. Parisien, contre l'auteur du libelle intitulé: le Parlement burlesque de Pontoise.</text:p>
          </table:table-cell>
          <table:table-cell table:style-name="ce2" office:value-type="float" office:value="1652" calcext:value-type="float">
            <text:p>1652</text:p>
          </table:table-cell>
          <table:table-cell table:style-name="ce2" office:value-type="string" calcext:value-type="string">
            <text:p>Paris</text:p>
          </table:table-cell>
          <table:table-cell table:style-name="ce2" office:value-type="float" office:value="7" calcext:value-type="float">
            <text:p>7</text:p>
          </table:table-cell>
          <table:table-cell table:style-name="ce2" office:value-type="string" calcext:value-type="string">
            <text:p>3381. Réponse au Parlement burlesque de Pontoise, ou l'Anti-burlesque du sieur D. L. R. Parisien , contre l'auteur du libelle intitulé : le Parlement burlesque de Pontoise. Paris, 1652, 7 pages. Sale et vilain portrait de Scarron, à qui l'auteur attribue le Par- lement burlesque, etc. Je voudrais «... Voir en Grève parestre Cet écrivain impertinent Au bout d'une corde pendant. »-</text:p>
          </table:table-cell>
          <table:table-cell table:style-name="ce2" office:value-type="string" calcext:value-type="string">
            <text:p>oui</text:p>
          </table:table-cell>
          <table:table-cell table:style-name="ce2" office:value-type="string" calcext:value-type="string">
            <text:p>Response_au_Parlement_burlesque_de_Ponto.pdf</text:p>
          </table:table-cell>
          <table:table-cell table:style-name="ce2" office:value-type="string" calcext:value-type="string">
            <text:p>vers</text:p>
          </table:table-cell>
          <table:table-cell table:style-name="ce2" table:number-columns-repeated="3"/>
          <table:table-cell table:style-name="ce2" office:value-type="string" calcext:value-type="string">
            <text:p>Bibliothèque de l'État de Bavière</text:p>
          </table:table-cell>
          <table:table-cell table:style-name="ce2" office:value-type="string" calcext:value-type="string">
            <text:p><text:a xlink:href="https://books.google.fr/books?id=H2ZCAAAAcAAJ&amp;pg=PP4&amp;dq=Réponse+au+parlement+Burlesque+de+pontoise+du+Sr+D.+L.+R.+parisien&amp;hl=fr&amp;sa=X&amp;ved=0ahUKEwjmkanJjOPpAhWC3oUKHRahB20Q6AEIQDAD#v=onepage&amp;q=Réponse%20au%20parlement%20Burlesque%20de%20pontoise%20du%20Sr%20D.%20L.%20R.%20parisien&amp;f=false" xlink:type="simple">https://books.google.fr/books?id=H2ZCAAAAcAAJ&amp;pg=PP4&amp;dq=R%C3%A9ponse+au+parlement+Burlesque+de+pontoise+du+Sr+D.+L.+R.+parisien&amp;hl=fr&amp;sa=X&amp;ved=0ahUKEwjmkanJjOPpAhWC3oUKHRahB20Q6AEIQDAD#v=onepage&amp;q=R%C3%A9ponse%20au%20parlement%20Burlesque%20de%20pontoise%20du%20Sr%20D.%20L.%20R.%20parisien&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I</text:p>
          </table:table-cell>
          <table:table-cell table:style-name="ce2" office:value-type="float" office:value="3463" calcext:value-type="float">
            <text:p>3463</text:p>
          </table:table-cell>
          <table:table-cell table:style-name="ce2"/>
          <table:table-cell table:style-name="ce2" office:value-type="string" calcext:value-type="string">
            <text:p>Requête à monseigneur le maréchal de Villeroy, gouverneur de la personne du roi , touchant le retardement de son retour dans sa bonne ville de Paris,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3463. Requête à monseigneur le maréchal de Villeroy, gouverneur de la personne du roi , touchant le re tardement de son retour dans sa bonne ville de Paris, en vers burlesques. Paris, Jean du Crocq, 1649, 8 pages. « Cher favori de la prudence. » Ce vers ne va-t-il pas bien au maréchal de Villeroy ?</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II</text:p>
          </table:table-cell>
          <table:table-cell table:style-name="ce2" office:value-type="float" office:value="3466" calcext:value-type="float">
            <text:p>3466</text:p>
          </table:table-cell>
          <table:table-cell table:style-name="ce2"/>
          <table:table-cell table:style-name="ce2" office:value-type="string" calcext:value-type="string">
            <text:p>Requête burlesque des partisans au Parlement.</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3466. Requête burlesque des partisans au Parlement. \\b F- 12- \-&gt; ) Paris, Jacques Guillery, 1649, 8 pages. Sur la chambre de justice. L'auteur dit à messieurs des enquêtes : « Du ciel n'attirez la colère , En faisant mourir vostre mère (la Maltôte) ; Et, sans délibérer, sauvez La vie à qui vous la devez. » Jacques Guillery en a donné une autre édition sous le titre de • Requête des partisans, etc.</text:p>
          </table:table-cell>
          <table:table-cell table:style-name="ce2" office:value-type="string" calcext:value-type="string">
            <text:p>oui</text:p>
          </table:table-cell>
          <table:table-cell table:style-name="ce2" office:value-type="string" calcext:value-type="string">
            <text:p>Requeste_burlesque_des_partisans_au_[...]_bpt6k5426086w.pdf</text:p>
          </table:table-cell>
          <table:table-cell table:style-name="ce2" office:value-type="string" calcext:value-type="string">
            <text:p>vers</text:p>
          </table:table-cell>
          <table:table-cell table:style-name="ce2"/>
          <table:table-cell table:style-name="ce2" office:value-type="string" calcext:value-type="string">
            <text:p>Tolbiac</text:p>
          </table:table-cell>
          <table:table-cell table:style-name="ce2" office:value-type="string" calcext:value-type="string">
            <text:p><text:a xlink:href="https://gallica.bnf.fr/ark:/12148/bpt6k5426086w.r=Requête%20burlesque%20des%20partisans%20au%20Parlement?rk=21459;2" xlink:type="simple">https://gallica.bnf.fr/ark:/12148/bpt6k5426086w.r=Requ%C3%AAte%20burlesque%20des%20partisans%20au%20Parlement?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II</text:p>
          </table:table-cell>
          <table:table-cell table:style-name="ce2" office:value-type="float" office:value="3467" calcext:value-type="float">
            <text:p>3467</text:p>
          </table:table-cell>
          <table:table-cell table:style-name="ce2"/>
          <table:table-cell table:style-name="ce2" office:value-type="string" calcext:value-type="string">
            <text:p>Requête burlesque présentée à la reine par les chapons du Mans, députés des Manceaux, sur les désordres faits par les gens de guerre en leur province.</text:p>
          </table:table-cell>
          <table:table-cell table:style-name="ce2" office:value-type="float" office:value="1649" calcext:value-type="float">
            <text:p>1649</text:p>
          </table:table-cell>
          <table:table-cell table:style-name="ce2" office:value-type="string" calcext:value-type="string">
            <text:p>(s. l.)</text:p>
          </table:table-cell>
          <table:table-cell table:style-name="ce2" office:value-type="float" office:value="7" calcext:value-type="float">
            <text:p>7</text:p>
          </table:table-cell>
          <table:table-cell table:style-name="ce2" office:value-type="string" calcext:value-type="string">
            <text:p>3467. Requête burlesque présentée à la reine par les chapons du Mans, députés des Manceaux, sur les dé sordres faits par les gens de guerre en leur province. (S. 1., 1649), 7 pages. "° Fin"; (S. 1., 1649), 8 pages.</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II</text:p>
          </table:table-cell>
          <table:table-cell table:style-name="ce2" office:value-type="float" office:value="3488" calcext:value-type="float">
            <text:p>3488</text:p>
          </table:table-cell>
          <table:table-cell table:style-name="ce2"/>
          <table:table-cell table:style-name="ce2" office:value-type="string" calcext:value-type="string">
            <text:p>Requête des marchands libraires du Pont-Neuf, présentée à nos seigneurs de la basoche, en vers burlesques.</text:p>
          </table:table-cell>
          <table:table-cell table:style-name="ce2" office:value-type="float" office:value="1650" calcext:value-type="float">
            <text:p>1650</text:p>
          </table:table-cell>
          <table:table-cell table:style-name="ce2" office:value-type="string" calcext:value-type="string">
            <text:p>(s. l.)</text:p>
          </table:table-cell>
          <table:table-cell table:style-name="ce2" office:value-type="float" office:value="8" calcext:value-type="float">
            <text:p>8</text:p>
          </table:table-cell>
          <table:table-cell table:style-name="ce2" office:value-type="string" calcext:value-type="string">
            <text:p>3488. Requête des marchands libraires du Pont-Neuf, présentée à nos seigneurs de la basoche , en vers bur lesques. (S. 1., 1650), 8 pages. « Il y a ici un plaisant procès entre les libraires, dit Guy Patin dans la lettre du 15 septembre 1650 à M. C. S. D., p. 125 du I" volume. Le syndic a obtenu un nouvel arrêt, après environ 30 autres, par lequel il est défendu à qui que ce soit de vendre ou d'étaler des livres sur le Pont-Neuf. Il l'a fait publier et a fait quitter la place à environ 50 libraires qui y étoient, lesquels solli citent pour y rentrer ; et enfin ils ont obtenu un terme de trois mois, afin que, durant ce temps-là, ils puissent trouver des bou tiques. » La pièce est spirituelle et rare.</text:p>
          </table:table-cell>
          <table:table-cell table:style-name="ce2" office:value-type="string" calcext:value-type="string">
            <text:p>non</text:p>
          </table:table-cell>
          <table:table-cell table:style-name="ce2" table:number-columns-repeated="2"/>
          <table:table-cell table:style-name="ce2" office:value-type="string" calcext:value-type="string">
            <text:p>ajouté jb</text:p>
          </table:table-cell>
          <table:table-cell table:style-name="ce2" table:number-columns-repeated="7"/>
          <table:table-cell table:number-columns-repeated="1005"/>
        </table:table-row>
        <table:table-row table:style-name="ro1">
          <table:table-cell table:style-name="ce2" office:value-type="string" calcext:value-type="string">
            <text:p>BibMoreau_III</text:p>
          </table:table-cell>
          <table:table-cell table:style-name="ce2" office:value-type="float" office:value="3501" calcext:value-type="float">
            <text:p>3501</text:p>
          </table:table-cell>
          <table:table-cell table:style-name="ce2"/>
          <table:table-cell table:style-name="ce2" office:value-type="string" calcext:value-type="string">
            <text:p>Requête présentée à monseigneur le Prince par les vignerons de son gouvernement de Bourgogne,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2" calcext:value-type="float">
            <text:p>12</text:p>
          </table:table-cell>
          <table:table-cell table:style-name="ce2" office:value-type="string" calcext:value-type="string">
            <text:p>3501. Requête présentée à monseigneur le Prince par les \\L f. \"b(?A- vignerons de son gouvernement de Bourgogne, en vers burlesques. Paris, Nicolas Bessin, 1649, 12 pages. Bonne et plaisante pièce. Votre géniteur ... Chinquoil à tasse pleine, A longs traits et à perdre haleine, Dedans Paris et dans Dijon... Il juroit seulement mebieu! ï</text:p>
          </table:table-cell>
          <table:table-cell table:style-name="ce2" office:value-type="string" calcext:value-type="string">
            <text:p>oui</text:p>
          </table:table-cell>
          <table:table-cell table:style-name="ce2" office:value-type="string" calcext:value-type="string">
            <text:p>Requeste_presentee_a_Monseigneur_le_[...]_bpt6k54275450.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4275450?rk=21459;2" xlink:type="simple">https://gallica.bnf.fr/ark:/12148/bpt6k54275450?rk=21459;2</text:a></text:p>
          </table:table-cell>
          <table:table-cell table:style-name="ce2" office:value-type="string" calcext:value-type="string">
            <text:p>Bibliothèque municipale de Lyon (Bibliothèque jésuite des Fontaines)</text:p>
          </table:table-cell>
          <table:table-cell table:style-name="ce2" office:value-type="string" calcext:value-type="string">
            <text:p><text:a xlink:href="https://books.google.fr/books?id=hMNsEMlO3nUC&amp;pg=PA8&amp;dq=Requeste+présentée+à+Monseigneur+le+Prince,+par+les+vignerons+de+son+gouvernement+de+Bourgongne.+En+vers+burlesques&amp;hl=fr&amp;sa=X&amp;ved=0ahUKEwj_uvDslOPpAhVOmqQKHfA4DeEQ6AEIKDAA#v=onepage&amp;q=Requeste%20présentée%20à%20Monseigneur%20le%20Prince%2C%20par%20les%20vignerons%20de%20son%20gouvernement%20de%20Bourgongne.%20En%20vers%20burlesques&amp;f=false" xlink:type="simple">https://books.google.fr/books?id=hMNsEMlO3nUC&amp;pg=PA8&amp;dq=Requeste+pr%C3%A9sent%C3%A9e+%C3%A0+Monseigneur+le+Prince,+par+les+vignerons+de+son+gouvernement+de+Bourgongne.+En+vers+burlesques&amp;hl=fr&amp;sa=X&amp;ved=0ahUKEwj_uvDslOPpAhVOmqQKHfA4DeEQ6AEIKDAA#v=onepage&amp;q=Requeste%20pr%C3%A9sent%C3%A9e%20%C3%A0%20Monseigneur%20le%20Prince%2C%20par%20les%20vignerons%20de%20son%20gouvernement%20de%20Bourgongne.%20En%20vers%20burlesqu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I</text:p>
          </table:table-cell>
          <table:table-cell table:style-name="ce2" office:value-type="float" office:value="3527" calcext:value-type="float">
            <text:p>3527</text:p>
          </table:table-cell>
          <table:table-cell table:style-name="ce2"/>
          <table:table-cell table:style-name="ce2" office:value-type="string" calcext:value-type="string">
            <text:p>Retour (le) de l'abondance dans les ports et places publiques de la ville de Paris,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3527. Retour (le) de l'abondance dans les ports et places publiques de la ville de Paris, en vers burlesques. Paris, Mathurin Hénault, 1649, 8 pages.</text:p>
          </table:table-cell>
          <table:table-cell table:style-name="ce2" office:value-type="string" calcext:value-type="string">
            <text:p>oui</text:p>
          </table:table-cell>
          <table:table-cell table:style-name="ce2" office:value-type="string" calcext:value-type="string">
            <text:p>Le_retour_de_l_abondance_dans_[...]_bpt6k5426123q.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426123q.r=Retour%20%28le%29%20de%20l%27abondance%20dans%20les%20ports%20et%20places%20publiques%20de%20la%20ville%20de%20Paris%2C%20en%20vers%20burlesques?rk=21459;2" xlink:type="simple">https://gallica.bnf.fr/ark:/12148/bpt6k5426123q.r=Retour%20%28le%29%20de%20l%27abondance%20dans%20les%20ports%20et%20places%20publiques%20de%20la%20ville%20de%20Paris%2C%20en%20vers%20burlesques?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II</text:p>
          </table:table-cell>
          <table:table-cell table:style-name="ce2" office:value-type="float" office:value="3533" calcext:value-type="float">
            <text:p>3533</text:p>
          </table:table-cell>
          <table:table-cell table:style-name="ce2"/>
          <table:table-cell table:style-name="ce2" office:value-type="string" calcext:value-type="string">
            <text:p>Retour (le) et rétablissement des arts et métiers.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3533. Retour (le) et rétablissement des arts et métiers. Vers burlesques. Paris, 1649, 8 pages. Il y a de l'esprit , de la gaieté ; et il n'est pas des plus com muns.</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II</text:p>
          </table:table-cell>
          <table:table-cell table:style-name="ce2" office:value-type="float" office:value="3538" calcext:value-type="float">
            <text:p>3538</text:p>
          </table:table-cell>
          <table:table-cell table:style-name="ce2"/>
          <table:table-cell table:style-name="ce2" office:value-type="string" calcext:value-type="string">
            <text:p>Réveil-matin (le) des curieux touchant les regrets de la petite Nichon, poëme burlesque sur l'amprisonnement (sic) des Princes.</text:p>
          </table:table-cell>
          <table:table-cell table:style-name="ce2" office:value-type="float" office:value="1650" calcext:value-type="float">
            <text:p>1650</text:p>
          </table:table-cell>
          <table:table-cell table:style-name="ce2" office:value-type="string" calcext:value-type="string">
            <text:p>Paris</text:p>
          </table:table-cell>
          <table:table-cell table:style-name="ce2" office:value-type="float" office:value="7" calcext:value-type="float">
            <text:p>7</text:p>
          </table:table-cell>
          <table:table-cell table:style-name="ce2" office:value-type="string" calcext:value-type="string">
            <text:p>3538. Réveil-matin (le) des curieux touchant les re grets de la petite Nichon , poëme burlesque sur l'am- prisonnement (sic) des Princes. Paris, 1650, 7 pages. C'est bien mauvais; mais c'est rare. On ne doit pas séparer ce pamphlet des Lfttrcs de la petite Nichon.</text:p>
          </table:table-cell>
          <table:table-cell table:style-name="ce2" office:value-type="string" calcext:value-type="string">
            <text:p>oui</text:p>
          </table:table-cell>
          <table:table-cell table:style-name="ce2" office:value-type="string" calcext:value-type="string">
            <text:p>Le_reveil_matin_des_curieux_[...]Nichon_Auteur_bpt6k5426078b.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426078b.r=le%20Réveil-matin%20des%20curieux%20touchant%20les%20regrets%20de%20la%20petite%20Nichon?rk=21459;2" xlink:type="simple">https://gallica.bnf.fr/ark:/12148/bpt6k5426078b.r=le%20R%C3%A9veil-matin%20des%20curieux%20touchant%20les%20regrets%20de%20la%20petite%20Nichon?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II</text:p>
          </table:table-cell>
          <table:table-cell table:style-name="ce2" office:value-type="float" office:value="3559" calcext:value-type="float">
            <text:p>3559</text:p>
          </table:table-cell>
          <table:table-cell table:style-name="ce2"/>
          <table:table-cell table:style-name="ce2" office:value-type="string" calcext:value-type="string">
            <text:p>Roman (le) des esprits revenus à Saint-Germain, burlesque et sérieux.</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6" calcext:value-type="float">
            <text:p>16</text:p>
          </table:table-cell>
          <table:table-cell table:style-name="ce2" office:value-type="string" calcext:value-type="string">
            <text:p>3559. Roman (le) des esprits revenus à Saint-Germain, burlesque et sérieux. Paris, 1649, 16 pages. Même pièce que VHistoire des esprits, etc.</text:p>
          </table:table-cell>
          <table:table-cell table:style-name="ce2" office:value-type="string" calcext:value-type="string">
            <text:p>oui</text:p>
          </table:table-cell>
          <table:table-cell table:style-name="ce2" office:value-type="string" calcext:value-type="string">
            <text:p>Le_Roman_des_esprits_revenus_a_S_Germai.pdf</text:p>
          </table:table-cell>
          <table:table-cell table:style-name="ce2" office:value-type="string" calcext:value-type="string">
            <text:p>prose</text:p>
          </table:table-cell>
          <table:table-cell table:style-name="ce2" table:number-columns-repeated="3"/>
          <table:table-cell table:style-name="ce2" office:value-type="string" calcext:value-type="string">
            <text:p>Bibliothèque municipale de Lyon</text:p>
          </table:table-cell>
          <table:table-cell table:style-name="ce2" office:value-type="string" calcext:value-type="string">
            <text:p><text:a xlink:href="https://books.google.fr/books?id=YF9Ot_VQOFkC&amp;pg=PA12&amp;dq=le+Roman+des+esprits+revenus+à+Saint-Germain&amp;hl=fr&amp;sa=X&amp;ved=0ahUKEwiDiPTcnOPpAhVyTxUIHQhMDb0Q6AEINjAC#v=onepage&amp;q=le%20Roman%20des%20esprits%20revenus%20à%20Saint-Germain&amp;f=false" xlink:type="simple">https://books.google.fr/books?id=YF9Ot_VQOFkC&amp;pg=PA12&amp;dq=le+Roman+des+esprits+revenus+%C3%A0+Saint-Germain&amp;hl=fr&amp;sa=X&amp;ved=0ahUKEwiDiPTcnOPpAhVyTxUIHQhMDb0Q6AEINjAC#v=onepage&amp;q=le%20Roman%20des%20esprits%20revenus%20%C3%A0%20Saint-Germain&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I</text:p>
          </table:table-cell>
          <table:table-cell table:style-name="ce2" office:value-type="float" office:value="3584" calcext:value-type="float">
            <text:p>3584</text:p>
          </table:table-cell>
          <table:table-cell table:style-name="ce2"/>
          <table:table-cell table:style-name="ce2" office:value-type="string" calcext:value-type="string">
            <text:p>Sanglots (les) de l'Orviétan sur l'absence du cardinal Mazarin et son adieu,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7" calcext:value-type="float">
            <text:p>7</text:p>
          </table:table-cell>
          <table:table-cell table:style-name="ce2" office:value-type="string" calcext:value-type="string">
            <text:p>3584. Sanglots (les) de l'Orviétan sur l'absence du car dinal Mazarin et son adieu, en vers burlesques. Paris, N. Charles , 1649 , 7 pages. Ydt. fv. IJ.i^ (ùb\ Original et rare.</text:p>
          </table:table-cell>
          <table:table-cell table:style-name="ce2" office:value-type="string" calcext:value-type="string">
            <text:p>oui</text:p>
          </table:table-cell>
          <table:table-cell table:style-name="ce2" office:value-type="string" calcext:value-type="string">
            <text:p>Les_sanglots_de_l_orvietan_sur_[...]_bpt6k5707977h.pdf</text:p>
          </table:table-cell>
          <table:table-cell table:style-name="ce2" office:value-type="string" calcext:value-type="string">
            <text:p>vers</text:p>
          </table:table-cell>
          <table:table-cell table:style-name="ce2"/>
          <table:table-cell table:style-name="ce2" office:value-type="string" calcext:value-type="string">
            <text:p>Tolbiac</text:p>
          </table:table-cell>
          <table:table-cell table:style-name="ce2" office:value-type="string" calcext:value-type="string">
            <text:p><text:a xlink:href="https://gallica.bnf.fr/ark:/12148/bpt6k5707977h.r=les%20Sanglots%20de%20l%27Orviétan%20sur%20l%27absence%20du%20cardinal%20Mazarin%20et%20son%20adieu%2C%20en%20vers%20burlesques?rk=21459;2" xlink:type="simple">https://gallica.bnf.fr/ark:/12148/bpt6k5707977h.r=les%20Sanglots%20de%20l%27Orvi%C3%A9tan%20sur%20l%27absence%20du%20cardinal%20Mazarin%20et%20son%20adieu%2C%20en%20vers%20burlesques?rk=21459;2</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21ABL4IOnskC&amp;pg=PP3&amp;dq=Les+sanglots+de+l%27orviétan+sur+l%27absence+du+cardinal+Mazarin&amp;hl=fr&amp;sa=X&amp;ved=0ahUKEwjPndrCoOPpAhXFxIUKHVp1Ck8Q6AEIKDAA#v=onepage&amp;q=Les%20sanglots%20de%20l'orviétan%20sur%20l'absence%20du%20cardinal%20Mazarin&amp;f=false" xlink:type="simple">https://books.google.fr/books?id=21ABL4IOnskC&amp;pg=PP3&amp;dq=Les+sanglots+de+l%27orvi%C3%A9tan+sur+l%27absence+du+cardinal+Mazarin&amp;hl=fr&amp;sa=X&amp;ved=0ahUKEwjPndrCoOPpAhXFxIUKHVp1Ck8Q6AEIKDAA#v=onepage&amp;q=Les%20sanglots%20de%20l'orvi%C3%A9tan%20sur%20l'absence%20du%20cardinal%20Mazarin&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I</text:p>
          </table:table-cell>
          <table:table-cell table:style-name="ce2" office:value-type="float" office:value="3590" calcext:value-type="float">
            <text:p>3590</text:p>
          </table:table-cell>
          <table:table-cell table:style-name="ce2"/>
          <table:table-cell table:style-name="ce2" office:value-type="string" calcext:value-type="string">
            <text:p>Satyre du Parlement de Pontoise, burlesques (sic).</text:p>
          </table:table-cell>
          <table:table-cell table:style-name="ce2" office:value-type="float" office:value="1652" calcext:value-type="float">
            <text:p>1652</text:p>
          </table:table-cell>
          <table:table-cell table:style-name="ce2" office:value-type="string" calcext:value-type="string">
            <text:p>(s. l.)</text:p>
          </table:table-cell>
          <table:table-cell table:style-name="ce2" office:value-type="float" office:value="7" calcext:value-type="float">
            <text:p>7</text:p>
          </table:table-cell>
          <table:table-cell table:style-name="ce2" office:value-type="string" calcext:value-type="string">
            <text:p>3590. Satyre du Parlement de Pontoise , burlesques (sic). (S. 1., 1652), 7 pages. C'est une contrefaçon de la Suite burlesque du Parlement de Pontoise, dont on a retranché les vingt-huit premiers vers.</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II</text:p>
          </table:table-cell>
          <table:table-cell table:style-name="ce2" office:value-type="float" office:value="3594" calcext:value-type="float">
            <text:p>3594</text:p>
          </table:table-cell>
          <table:table-cell table:style-name="ce2"/>
          <table:table-cell table:style-name="ce2" office:value-type="string" calcext:value-type="string">
            <text:p>Satyre sur le grand adieu des nièces de Mazarin à la France, avec une plaisante description de leurs entreprises,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3594. Satyre sur le grand adieu des nièces de Mazarin j à la France, avec une plaisante description de leurs entreprises, en vers burlesques. Paris, Claude Morlot, 1649, 8 pages.</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II</text:p>
          </table:table-cell>
          <table:table-cell table:style-name="ce2" office:value-type="float" office:value="3595" calcext:value-type="float">
            <text:p>3595</text:p>
          </table:table-cell>
          <table:table-cell table:style-name="ce2"/>
          <table:table-cell table:style-name="ce2" office:value-type="string" calcext:value-type="string">
            <text:p>Satyre sur les troubles de Paris, en vers burlesques.</text:p>
          </table:table-cell>
          <table:table-cell table:style-name="ce2" office:value-type="float" office:value="1649" calcext:value-type="float">
            <text:p>1649</text:p>
          </table:table-cell>
          <table:table-cell table:style-name="ce2" office:value-type="string" calcext:value-type="string">
            <text:p>Rouen</text:p>
          </table:table-cell>
          <table:table-cell table:style-name="ce2" office:value-type="float" office:value="12" calcext:value-type="float">
            <text:p>12</text:p>
          </table:table-cell>
          <table:table-cell table:style-name="ce2" office:value-type="string" calcext:value-type="string">
            <text:p>3595. Satyre sur les troubles de Paris, en vers bur lesques. Rouen, 1649, 12 pages. Les troubles de 1648, puisqu'il s'agit de l'arrestation de Broussel. Satire vive et vraie du duc d'Orléans.</text:p>
          </table:table-cell>
          <table:table-cell table:style-name="ce2" office:value-type="string" calcext:value-type="string">
            <text:p>oui</text:p>
          </table:table-cell>
          <table:table-cell table:style-name="ce2" office:value-type="string" calcext:value-type="string">
            <text:p>Satyre_sur_les_troubles_de_[...]_bpt6k5705773j.pdf</text:p>
          </table:table-cell>
          <table:table-cell table:style-name="ce2" office:value-type="string" calcext:value-type="string">
            <text:p>vers</text:p>
          </table:table-cell>
          <table:table-cell table:style-name="ce2" office:value-type="string" calcext:value-type="string">
            <text:p>ajouté jb</text:p>
          </table:table-cell>
          <table:table-cell table:style-name="ce2" office:value-type="string" calcext:value-type="string">
            <text:p>Arsenal</text:p>
          </table:table-cell>
          <table:table-cell table:style-name="ce2" office:value-type="string" calcext:value-type="string">
            <text:p><text:a xlink:href="https://gallica.bnf.fr/ark:/12148/bpt6k5705773j.r=Satyre%20sur%20les%20troubles%20de%20Paris%2C%20en%20vers%20burlesques?rk=21459;2" xlink:type="simple">https://gallica.bnf.fr/ark:/12148/bpt6k5705773j.r=Satyre%20sur%20les%20troubles%20de%20Paris%2C%20en%20vers%20burlesques?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II</text:p>
          </table:table-cell>
          <table:table-cell table:style-name="ce2" office:value-type="float" office:value="3596" calcext:value-type="float">
            <text:p>3596</text:p>
          </table:table-cell>
          <table:table-cell table:style-name="ce2"/>
          <table:table-cell table:style-name="ce2" office:value-type="string" calcext:value-type="string">
            <text:p>Satyrique (le), ou le Mazarin métamorphosé.</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4" calcext:value-type="float">
            <text:p>14</text:p>
          </table:table-cell>
          <table:table-cell table:style-name="ce2" office:value-type="string" calcext:value-type="string">
            <text:p>3596. Satyrique (le) , ou le Mazarin métamorphosé. Paris, François Noël, 1649. Deux parties , de 7 pages chacune. I.a deuxième qui est intitulée : Seconde partie du Satyre, ou le Mazarin métamorphosé , en vers burlesques , a paru chez Sébastien Martin.</text:p>
          </table:table-cell>
          <table:table-cell table:style-name="ce2" office:value-type="string" calcext:value-type="string">
            <text:p>oui</text:p>
          </table:table-cell>
          <table:table-cell table:style-name="ce2" office:value-type="string" calcext:value-type="string">
            <text:p>Le_Satyrique_ou_Le_Mazarin_[...]_bpt6k5707904m.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707904m.r=Le%20Satyrique%20ou%20Le%20Mazarin%20metamorphosé.%20Première%20partie?rk=21459;2" xlink:type="simple">https://gallica.bnf.fr/ark:/12148/bpt6k5707904m.r=Le%20Satyrique%20ou%20Le%20Mazarin%20metamorphos%C3%A9.%20Premi%C3%A8re%20partie?rk=21459;2</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7xGPFT06JpoC&amp;pg=PP4&amp;dq=Satyrique+(le)+,+ou+le+Mazarin+métamorphosé&amp;hl=fr&amp;sa=X&amp;ved=0ahUKEwiOwtvDqePpAhXmz4UKHZ3bChoQ6AEIKDAA#v=onepage&amp;q=Satyrique%20(le)%20%2C%20ou%20le%20Mazarin%20métamorphosé&amp;f=false" xlink:type="simple">https://books.google.fr/books?id=7xGPFT06JpoC&amp;pg=PP4&amp;dq=Satyrique+(le)+,+ou+le+Mazarin+m%C3%A9tamorphos%C3%A9&amp;hl=fr&amp;sa=X&amp;ved=0ahUKEwiOwtvDqePpAhXmz4UKHZ3bChoQ6AEIKDAA#v=onepage&amp;q=Satyrique%20(le)%20%2C%20ou%20le%20Mazarin%20m%C3%A9tamorphos%C3%A9&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I</text:p>
          </table:table-cell>
          <table:table-cell table:style-name="ce2" office:value-type="float" office:value="3659" calcext:value-type="float">
            <text:p>3659</text:p>
          </table:table-cell>
          <table:table-cell table:style-name="ce2"/>
          <table:table-cell table:style-name="ce2" office:value-type="string" calcext:value-type="string">
            <text:p>Sept (les) arts libéraux de la cour,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2" calcext:value-type="float">
            <text:p>12</text:p>
          </table:table-cell>
          <table:table-cell table:style-name="ce2" office:value-type="string" calcext:value-type="string">
            <text:p>3659. Sept (les) arts libéraux de la cour, en vers bur lesques. Paris, 1649, 12 pages.</text:p>
          </table:table-cell>
          <table:table-cell table:style-name="ce2" office:value-type="string" calcext:value-type="string">
            <text:p>oui</text:p>
          </table:table-cell>
          <table:table-cell table:style-name="ce2" office:value-type="string" calcext:value-type="string">
            <text:p>Les_sept_arts_liberaux_de_[...]_bpt6k57077483.pdf</text:p>
          </table:table-cell>
          <table:table-cell table:style-name="ce2" office:value-type="string" calcext:value-type="string">
            <text:p>vers</text:p>
          </table:table-cell>
          <table:table-cell table:style-name="ce2" office:value-type="string" calcext:value-type="string">
            <text:p>ajouté jb</text:p>
          </table:table-cell>
          <table:table-cell table:style-name="ce2" office:value-type="string" calcext:value-type="string">
            <text:p>Arsenal</text:p>
          </table:table-cell>
          <table:table-cell table:style-name="ce2" office:value-type="string" calcext:value-type="string">
            <text:p><text:a xlink:href="https://gallica.bnf.fr/ark:/12148/bpt6k57077483.r=Sept%20%28les%29%20arts%20libéraux%20de%20la%20cour%2C%20en%20vers%20burlesques?rk=21459;2" xlink:type="simple">https://gallica.bnf.fr/ark:/12148/bpt6k57077483.r=Sept%20%28les%29%20arts%20lib%C3%A9raux%20de%20la%20cour%2C%20en%20vers%20burlesques?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II</text:p>
          </table:table-cell>
          <table:table-cell table:style-name="ce2" office:value-type="float" office:value="3660" calcext:value-type="float">
            <text:p>3660</text:p>
          </table:table-cell>
          <table:table-cell table:style-name="ce2"/>
          <table:table-cell table:style-name="ce2" office:value-type="string" calcext:value-type="string">
            <text:p>Sept (les) trompettes du ciel envoyées par la France à Jules Mazarin, pour l'exciter à faire péni- \\(&gt; f, 13(2i) tence,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3660. Sept (les) trompettes du ciel envoyées par la France à Jules Mazarin, pour l'exciter à faire péni- \\(&gt; f, 13(2i) tence, en vers burlesques. Paris, Mathurin Hénault, 1649, 8 pages. V*jt. F&lt;-I 3. '97 (toj</text:p>
          </table:table-cell>
          <table:table-cell table:style-name="ce2" office:value-type="string" calcext:value-type="string">
            <text:p>oui</text:p>
          </table:table-cell>
          <table:table-cell table:style-name="ce2" office:value-type="string" calcext:value-type="string">
            <text:p>Les_sept_trompettes_du_ciel_[...]_bpt6k57083110.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7083110.r=Sept%20%28les%29%20trompettes%20du%20ciel%20envoyées%20par%20la%20France%20à%20Jules%20Mazarin%2C%20pour%20l%27exciter%20à%20faire%20pénitence%2C%20en%20vers%20burlesques?rk=21459;2" xlink:type="simple">https://gallica.bnf.fr/ark:/12148/bpt6k57083110.r=Sept%20%28les%29%20trompettes%20du%20ciel%20envoy%C3%A9es%20par%20la%20France%20%C3%A0%20Jules%20Mazarin%2C%20pour%20l%27exciter%20%C3%A0%20faire%20p%C3%A9nitence%2C%20en%20vers%20burlesques?rk=21459;2</text:a></text:p>
          </table:table-cell>
          <table:table-cell table:style-name="ce2" office:value-type="string" calcext:value-type="string">
            <text:p>Bibliothèque municipale de Lyon (Bibliothèque jésuite des Fontaines)</text:p>
          </table:table-cell>
          <table:table-cell table:style-name="ce2" office:value-type="string" calcext:value-type="string">
            <text:p><text:a xlink:href="https://books.google.fr/books?id=nDvG6wB0eRsC&amp;pg=PP4&amp;dq=Sept+(les)+trompettes+du+ciel+envoyées+par+la+France+à+Jules+Mazarin,+pour+l%27exciter+à+faire+pénitence,+en+vers+burlesques&amp;hl=fr&amp;sa=X&amp;ved=0ahUKEwjuhpWfm-vpAhVWBGMBHdioAl0Q6AEILTAB#v=onepage&amp;q=Sept%20(les)%20trompettes%20du%20ciel%20envoyées%20par%20la%20France%20à%20Jules%20Mazarin%2C%20pour%20l'exciter%20à%20faire%20pénitence%2C%20en%20vers%20burlesques&amp;f=falseiel%20envoyées%20par%20la%20France%20à%20Jules%20Mazarin%2C%20pour%20l'exciter%20à%20faire%20pénitence%2C%20en%20vers%20burlesques&amp;f=false" xlink:type="simple">https://books.google.fr/books?id=nDvG6wB0eRsC&amp;pg=PP4&amp;dq=Sept+(les)+trompettes+du+ciel+envoy%C3%A9es+par+la+France+%C3%A0+Jules+Mazarin,+pour+l%27exciter+%C3%A0+faire+p%C3%A9nitence,+en+vers+burlesques&amp;hl=fr&amp;sa=X&amp;ved=0ahUKEwjuhpWfm-vpAhVWBGMBHdioAl0Q6AEILTAB#v=onepage&amp;q=Sept%20(les)%20trompettes%20du%20ciel%20envoy%C3%A9es%20par%20la%20France%20%C3%A0%20Jules%20Mazarin%2C%20pour%20l'exciter%20%C3%A0%20faire%20p%C3%A9nitence%2C%20en%20vers%20burlesques&amp;f=falseiel%20envoy%C3%A9es%20par%20la%20France%20%C3%A0%20Jules%20Mazarin%2C%20pour%20l'exciter%20%C3%A0%20faire%20p%C3%A9nitence%2C%20en%20vers%20burlesqu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I</text:p>
          </table:table-cell>
          <table:table-cell table:style-name="ce2" office:value-type="float" office:value="3669" calcext:value-type="float">
            <text:p>3669</text:p>
          </table:table-cell>
          <table:table-cell table:style-name="ce2"/>
          <table:table-cell table:style-name="ce2" office:value-type="string" calcext:value-type="string">
            <text:p>Siège (le) d'Aubervilliers,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3669. Siège (le) d'Aubervilliers , en vers burlesques. \\(o f. Il [$y Paris, Mathurin Hénault, 1649, 8 pages. V&amp;b f-t 'X ï- '^^- v- •/ « Ce fut mercredi dernier, Le vingt quatre de février. » Naudé dit, p. 28S du Mascurat , que ce pamphlet est une imita tion pure de l' Agréable récit des barricades. Il faut du moins ajouter qu'elle n'est pas sans esprit. Il y en a une autre édition dont le titre ne porte pas le nom de l'imprimeur.</text:p>
          </table:table-cell>
          <table:table-cell table:style-name="ce2" office:value-type="string" calcext:value-type="string">
            <text:p>oui</text:p>
          </table:table-cell>
          <table:table-cell table:style-name="ce2" office:value-type="string" calcext:value-type="string">
            <text:p>Le_siege_d_Aubervilliers_En_vers_[...]_bpt6k56200126.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200126.r=Le%20siège%20d%27Aubervilliers.%20En%20vers%20burlesques?rk=21459;2" xlink:type="simple">https://gallica.bnf.fr/ark:/12148/bpt6k56200126.r=Le%20si%C3%A8ge%20d%27Aubervilliers.%20En%20vers%20burlesques?rk=21459;2</text:a></text:p>
          </table:table-cell>
          <table:table-cell table:style-name="ce2" office:value-type="string" calcext:value-type="string">
            <text:p>The British Library</text:p>
          </table:table-cell>
          <table:table-cell table:style-name="ce2" office:value-type="string" calcext:value-type="string">
            <text:p><text:a xlink:href="https://books.google.fr/books?id=uoFnAAAAcAAJ&amp;pg=PP9&amp;dq=Le+siège+d%27Aubervilliers.+En+vers+burlesques&amp;hl=fr&amp;sa=X&amp;ved=0ahUKEwizhcCCrePpAhXJ7eAKHSx9AYEQ6AEIKDAA#v=onepage&amp;q=Le%20siège%20d'Aubervilliers.%20En%20vers%20burlesques&amp;f=false" xlink:type="simple">https://books.google.fr/books?id=uoFnAAAAcAAJ&amp;pg=PP9&amp;dq=Le+si%C3%A8ge+d%27Aubervilliers.+En+vers+burlesques&amp;hl=fr&amp;sa=X&amp;ved=0ahUKEwizhcCCrePpAhXJ7eAKHSx9AYEQ6AEIKDAA#v=onepage&amp;q=Le%20si%C3%A8ge%20d'Aubervilliers.%20En%20vers%20burlesqu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I</text:p>
          </table:table-cell>
          <table:table-cell table:style-name="ce2" office:value-type="float" office:value="3678" calcext:value-type="float">
            <text:p>3678</text:p>
          </table:table-cell>
          <table:table-cell table:style-name="ce2"/>
          <table:table-cell table:style-name="ce2" office:value-type="string" calcext:value-type="string">
            <text:p>Soldat (le) en peine de prendre party. En vers burlesque.</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3678. Soldat (le) en peine de prendre party. En vers burlesques. Paris, Jacques Guillery, 1649, 8 pages.</text:p>
          </table:table-cell>
          <table:table-cell table:style-name="ce2" office:value-type="string" calcext:value-type="string">
            <text:p>oui</text:p>
          </table:table-cell>
          <table:table-cell table:style-name="ce2" office:value-type="string" calcext:value-type="string">
            <text:p>Le_Soldat_en_peine_de_[...]_bpt6k5610311j.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10311j.r=Soldat%20%28le%29%20en%20peine%20de%20prendre%20party.%20En%20vers%20burlesques.?rk=42918;4" xlink:type="simple">https://gallica.bnf.fr/ark:/12148/bpt6k5610311j.r=Soldat%20%28le%29%20en%20peine%20de%20prendre%20party.%20En%20vers%20burlesques.?rk=42918;4</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YamKPn3OKJ0C&amp;pg=PA3&amp;dq=Le+Soldat+en+peine+de+prendre+party,+en+vers+burlesques&amp;hl=fr&amp;sa=X&amp;ved=0ahUKEwj1xLzTruPpAhVIcBQKHa3vCJ0Q6AEIKjAA#v=onepage&amp;q=Le%20Soldat%20en%20peine%20de%20prendre%20party%2C%20en%20vers%20burlesques&amp;f=false" xlink:type="simple">https://books.google.fr/books?id=YamKPn3OKJ0C&amp;pg=PA3&amp;dq=Le+Soldat+en+peine+de+prendre+party,+en+vers+burlesques&amp;hl=fr&amp;sa=X&amp;ved=0ahUKEwj1xLzTruPpAhVIcBQKHa3vCJ0Q6AEIKjAA#v=onepage&amp;q=Le%20Soldat%20en%20peine%20de%20prendre%20party%2C%20en%20vers%20burlesqu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I</text:p>
          </table:table-cell>
          <table:table-cell table:style-name="ce2" office:value-type="float" office:value="3679" calcext:value-type="float">
            <text:p>3679</text:p>
          </table:table-cell>
          <table:table-cell table:style-name="ce2"/>
          <table:table-cell table:style-name="ce2" office:value-type="string" calcext:value-type="string">
            <text:p>Soldats (les) sorties (sic) de Ville-Iuifve sans congé.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3679. Soldats (les) sorties (sic) de Ville-Iuifve sans congé. En vers burlesques. Paris, Nicolas de La Vigne, 1649, 8 pages. Là un peu plus haut que la terre , Je vis une table de pierre Assise sur quatre pilliers.... . Elle y est assise afin De monstrer par géométrie Qu'elle a pareille simmétrie Et toute la même hauteur Que les tours de qui la grandeur Et la façon prodigieuse Rend plus notre ville orgueilleuse— » Cela veut dire que la pierre de Villejuif était aussi haute que les tours de Notre-Dame. J'ai pensé qu'il fallait recueillir cette tradition, de peur qu'elle ne se perdît avec le pamphlet.</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II</text:p>
          </table:table-cell>
          <table:table-cell table:style-name="ce2" office:value-type="float" office:value="3687" calcext:value-type="float">
            <text:p>3687</text:p>
          </table:table-cell>
          <table:table-cell table:style-name="ce2"/>
          <table:table-cell table:style-name="ce2" office:value-type="string" calcext:value-type="string">
            <text:p>Songe burlesque de Polichinel (sic) sur le départ de Jules Mazarin.</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3687. Songe burlesque de Polichinel [sic) sur le départ de Jules Mazarin. Paris, veuve Musnier, 1649, 8 pages. Rare.</text:p>
          </table:table-cell>
          <table:table-cell table:style-name="ce2" office:value-type="string" calcext:value-type="string">
            <text:p>oui</text:p>
          </table:table-cell>
          <table:table-cell table:style-name="ce2" office:value-type="string" calcext:value-type="string">
            <text:p>Songe_burlesque_de_Polichinel_sur_[...]_bpt6k5620209d.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20209d.r=Songe%20burlesque%20de%20Polichinel%20sur%20le%20départ%20de%20Jules%20Mazarin.?rk=21459;2" xlink:type="simple">https://gallica.bnf.fr/ark:/12148/bpt6k5620209d.r=Songe%20burlesque%20de%20Polichinel%20sur%20le%20d%C3%A9part%20de%20Jules%20Mazarin.?rk=21459;2</text:a></text:p>
          </table:table-cell>
          <table:table-cell table:style-name="ce2" office:value-type="string" calcext:value-type="string">
            <text:p>Bibliothèque nationale d'Autriche</text:p>
          </table:table-cell>
          <table:table-cell table:style-name="ce2" office:value-type="string" calcext:value-type="string">
            <text:p><text:a xlink:href="https://books.google.fr/books?id=WUdKAAAAcAAJ&amp;pg=PP7&amp;dq=Songe+burlesque+de+Polichinel+sur+le+départ+de+Jules+Mazarin.&amp;hl=fr&amp;sa=X&amp;ved=0ahUKEwiT4MOEsePpAhVQD2MBHTVoC6QQ6AEIKDAA#v=onepage&amp;q=Songe%20burlesque%20de%20Polichinel%20sur%20le%20départ%20de%20Jules%20Mazarin.&amp;f=false" xlink:type="simple">https://books.google.fr/books?id=WUdKAAAAcAAJ&amp;pg=PP7&amp;dq=Songe+burlesque+de+Polichinel+sur+le+d%C3%A9part+de+Jules+Mazarin.&amp;hl=fr&amp;sa=X&amp;ved=0ahUKEwiT4MOEsePpAhVQD2MBHTVoC6QQ6AEIKDAA#v=onepage&amp;q=Songe%20burlesque%20de%20Polichinel%20sur%20le%20d%C3%A9part%20de%20Jules%20Mazarin.&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I</text:p>
          </table:table-cell>
          <table:table-cell table:style-name="ce2" office:value-type="float" office:value="3705" calcext:value-type="float">
            <text:p>3705</text:p>
          </table:table-cell>
          <table:table-cell table:style-name="ce2"/>
          <table:table-cell table:style-name="ce2" office:value-type="string" calcext:value-type="string">
            <text:p>Souper (le) royal de Pontoise, fait à messieurs les députés des six corps de marchands de cette ville de Paris. En vers burlesques.</text:p>
          </table:table-cell>
          <table:table-cell table:style-name="ce2" office:value-type="float" office:value="1652" calcext:value-type="float">
            <text:p>1652</text:p>
          </table:table-cell>
          <table:table-cell table:style-name="ce2" office:value-type="string" calcext:value-type="string">
            <text:p>Paris</text:p>
          </table:table-cell>
          <table:table-cell table:style-name="ce2" office:value-type="float" office:value="7" calcext:value-type="float">
            <text:p>7</text:p>
          </table:table-cell>
          <table:table-cell table:style-name="ce2" office:value-type="string" calcext:value-type="string">
            <text:p>3705. Souper (le) royal de Pontoise, fait à messieurs les députés des six corps de marchands de cette ville de Paris. En vers burlesques. Paris , Nicolas Damesme, 1652, 7 pages. « Cétoit pour avoir les carosses Où l'on attelle chevaux rosses , Dont les cuirs tout rapetassés , Vilains , crasseux et mal passés Représentoient le simulacre De l'ancienne voiture à Fiacre, Qui fut le premier du métier, Qui louoit carrosse au quartier De monsieur Saint-Thomas du Louvre Que maintenant de tuile on couvre. » Voilà l'origine des fiacres bien établie. Mais c'est tout ce qui recommande le Souper royal. Madame Dunoyer parle aussi dans ses Lettres, (tome V, page 60), de « ces carrosses qu'on prend dans la rue Saint-Thomas du Louvre, et dans lesquels tout le monde peut entrer pour son ar gent. &gt;&gt;</text:p>
          </table:table-cell>
          <table:table-cell table:style-name="ce2" office:value-type="string" calcext:value-type="string">
            <text:p>oui</text:p>
          </table:table-cell>
          <table:table-cell table:style-name="ce2" office:value-type="string" calcext:value-type="string">
            <text:p>Le_Souper_royal_de_Pontoise_fait_a_Mess.pdf</text:p>
          </table:table-cell>
          <table:table-cell table:style-name="ce2" office:value-type="string" calcext:value-type="string">
            <text:p>vers</text:p>
          </table:table-cell>
          <table:table-cell table:style-name="ce2" table:number-columns-repeated="3"/>
          <table:table-cell table:style-name="ce2" office:value-type="string" calcext:value-type="string">
            <text:p>Bibliothèque municipale de Lyon</text:p>
          </table:table-cell>
          <table:table-cell table:style-name="ce2" office:value-type="string" calcext:value-type="string">
            <text:p><text:a xlink:href="https://books.google.fr/books?id=gPGgt7xw9cYC&amp;pg=PA10&amp;dq=le+Souper+royal+de+Pontoise&amp;hl=fr&amp;sa=X&amp;ved=0ahUKEwivo521suPpAhWw3OAKHR6UAp4Q6AEIKDAA#v=onepage&amp;q=le%20Souper%20royal%20de%20Pontoise&amp;f=false" xlink:type="simple">https://books.google.fr/books?id=gPGgt7xw9cYC&amp;pg=PA10&amp;dq=le+Souper+royal+de+Pontoise&amp;hl=fr&amp;sa=X&amp;ved=0ahUKEwivo521suPpAhWw3OAKHR6UAp4Q6AEIKDAA#v=onepage&amp;q=le%20Souper%20royal%20de%20Pontoise&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I</text:p>
          </table:table-cell>
          <table:table-cell table:style-name="ce2" office:value-type="float" office:value="3720" calcext:value-type="float">
            <text:p>3720</text:p>
          </table:table-cell>
          <table:table-cell table:style-name="ce2"/>
          <table:table-cell table:style-name="ce2" office:value-type="string" calcext:value-type="string">
            <text:p>Stratagème (le), ou le Pour et le contre du départ de Mazarin, en vers burlesques.</text:p>
          </table:table-cell>
          <table:table-cell table:style-name="ce2" office:value-type="float" office:value="1652" calcext:value-type="float">
            <text:p>1652</text:p>
          </table:table-cell>
          <table:table-cell table:style-name="ce2" office:value-type="string" calcext:value-type="string">
            <text:p>(s. l.)</text:p>
          </table:table-cell>
          <table:table-cell table:style-name="ce2" office:value-type="float" office:value="28" calcext:value-type="float">
            <text:p>28</text:p>
          </table:table-cell>
          <table:table-cell table:style-name="ce2" office:value-type="string" calcext:value-type="string">
            <text:p>3720. Stratagème (le), ou le Pour et le contre du dé part de Mazarin , en vers burlesques (S. 1., 1652), 28 pages. Rare.</text:p>
          </table:table-cell>
          <table:table-cell table:style-name="ce2" office:value-type="string" calcext:value-type="string">
            <text:p>oui</text:p>
          </table:table-cell>
          <table:table-cell table:style-name="ce2" office:value-type="string" calcext:value-type="string">
            <text:p>Le_Stratagesme_ov_le_Povr_et_contre_dv_d.pdf</text:p>
          </table:table-cell>
          <table:table-cell table:style-name="ce2" office:value-type="string" calcext:value-type="string">
            <text:p>vers</text:p>
          </table:table-cell>
          <table:table-cell table:style-name="ce2" table:number-columns-repeated="3"/>
          <table:table-cell table:style-name="ce2" office:value-type="string" calcext:value-type="string">
            <text:p>Bibliothèque municipale de Lyon</text:p>
          </table:table-cell>
          <table:table-cell table:style-name="ce2" office:value-type="string" calcext:value-type="string">
            <text:p><text:a xlink:href="https://books.google.fr/books?id=A5jvdyI3h2YC&amp;pg=PA13&amp;dq=le+Pour+et+le+contre+du+dé+part+de+Mazarin&amp;hl=fr&amp;sa=X&amp;ved=0ahUKEwjwhry3wOPpAhWq6uAKHbh6DacQ6AEIKjAA#v=onepage&amp;q=le%20Pour%20et%20le%20contre%20du%20dé%20part%20de%20Mazarin&amp;f=false" xlink:type="simple">https://books.google.fr/books?id=A5jvdyI3h2YC&amp;pg=PA13&amp;dq=le+Pour+et+le+contre+du+d%C3%A9+part+de+Mazarin&amp;hl=fr&amp;sa=X&amp;ved=0ahUKEwjwhry3wOPpAhWq6uAKHbh6DacQ6AEIKjAA#v=onepage&amp;q=le%20Pour%20et%20le%20contre%20du%20d%C3%A9%20part%20de%20Mazarin&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I</text:p>
          </table:table-cell>
          <table:table-cell table:style-name="ce2" office:value-type="float" office:value="3727" calcext:value-type="float">
            <text:p>3727</text:p>
          </table:table-cell>
          <table:table-cell table:style-name="ce2"/>
          <table:table-cell table:style-name="ce2" office:value-type="string" calcext:value-type="string">
            <text:p>Suite (la) du Parlement burlesque de Pontoise, et les moyens de récusation envoyés par la ville de Paris à ceux qui le composent.</text:p>
          </table:table-cell>
          <table:table-cell table:style-name="ce2" office:value-type="float" office:value="1652" calcext:value-type="float">
            <text:p>1652</text:p>
          </table:table-cell>
          <table:table-cell table:style-name="ce2" office:value-type="string" calcext:value-type="string">
            <text:p>(s. l.)</text:p>
          </table:table-cell>
          <table:table-cell table:style-name="ce2" office:value-type="float" office:value="8" calcext:value-type="float">
            <text:p>8</text:p>
          </table:table-cell>
          <table:table-cell table:style-name="ce2" office:value-type="string" calcext:value-type="string">
            <text:p>3727. Suite (la) du Parlement burlesque de Pontoise, et les moyens de récusation envoyés par la ville de Paris à ceux qui le composent. (S. 1., 1652), 8 pages. Ce n'est pas une suite du Parlement burlesque de Pontoise. L'au teur de ce dernier pamphlet proteste, dans la Véritable suite, qu'elle n'est pas de lui ; il prétend que c'est plutôt une réponse à son épître , Mais une réponse de chien. On y trouve cependant de l'esprit et de la verve. Elle a été réimprimée, moins les vingt-huit vers du commence ment , sous le titre de : Satyre du Parlement de Pontoise.</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BibMoreau_III</text:p>
          </table:table-cell>
          <table:table-cell table:style-name="ce2" office:value-type="float" office:value="3734" calcext:value-type="float">
            <text:p>3734</text:p>
          </table:table-cell>
          <table:table-cell table:style-name="ce2"/>
          <table:table-cell table:style-name="ce2" office:value-type="string" calcext:value-type="string">
            <text:p>Sur la conférence de Ruel en mars, vers burlesques du sieur S.</text:p>
          </table:table-cell>
          <table:table-cell table:style-name="ce2" office:value-type="float" office:value="1649" calcext:value-type="float">
            <text:p>1649</text:p>
          </table:table-cell>
          <table:table-cell table:style-name="ce2" office:value-type="string" calcext:value-type="string">
            <text:p>(s. l.)</text:p>
          </table:table-cell>
          <table:table-cell table:style-name="ce2" office:value-type="float" office:value="4" calcext:value-type="float">
            <text:p>4</text:p>
          </table:table-cell>
          <table:table-cell table:style-name="ce2" office:value-type="string" calcext:value-type="string">
            <text:p>3734. Sur la conférence de Ruel en mars, vers bur- \,\^ r - y lesques du sieur S. (S. 1., 1649), 4 pages. Couplets spirituels qui pourraient être de Scarron. a Six semaines de réglement Font pis que vingt ans de désordre. » Sautreau de Marsy a donné à ce pamphlet le singulier titre de : Disette (p. 186 du I" vol. du Nouveau siècle de Louis XIV).</text:p>
          </table:table-cell>
          <table:table-cell table:style-name="ce2" office:value-type="string" calcext:value-type="string">
            <text:p>oui</text:p>
          </table:table-cell>
          <table:table-cell table:style-name="ce2" office:value-type="string" calcext:value-type="string">
            <text:p>Sur_la_conference_de_Ruel_[...]Scarron_Paul_bpt6k55164793.pdf</text:p>
          </table:table-cell>
          <table:table-cell table:style-name="ce2" office:value-type="string" calcext:value-type="string">
            <text:p>vers</text:p>
          </table:table-cell>
          <table:table-cell table:style-name="ce2" office:value-type="string" calcext:value-type="string">
            <text:p>ajouté jb</text:p>
          </table:table-cell>
          <table:table-cell table:style-name="ce2" office:value-type="string" calcext:value-type="string">
            <text:p/>
          </table:table-cell>
          <table:table-cell table:style-name="ce2" office:value-type="string" calcext:value-type="string">
            <text:p><text:a xlink:href="https://gallica.bnf.fr/ark:/12148/bpt6k55164793.r=Sur%20la%20conférence%20de%20Ruel%20en%20mars%2C%20vers%20burlesques%20du%20sieur%20S?rk=21459;2" xlink:type="simple">https://gallica.bnf.fr/ark:/12148/bpt6k55164793.r=Sur%20la%20conf%C3%A9rence%20de%20Ruel%20en%20mars%2C%20vers%20burlesques%20du%20sieur%20S?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II</text:p>
          </table:table-cell>
          <table:table-cell table:style-name="ce2" office:value-type="float" office:value="3749" calcext:value-type="float">
            <text:p>3749</text:p>
          </table:table-cell>
          <table:table-cell table:style-name="ce2"/>
          <table:table-cell table:style-name="ce2" office:value-type="string" calcext:value-type="string">
            <text:p>Tableau raccourci des courtisans,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3749. Tableau raccourci des courtisans, en vers bur- lesques. Paris, Jean du Crocq , 1649, 8 pages. La permission d'imprimer est du 3 mai.</text:p>
          </table:table-cell>
          <table:table-cell table:style-name="ce2" office:value-type="string" calcext:value-type="string">
            <text:p>oui</text:p>
          </table:table-cell>
          <table:table-cell table:style-name="ce2" office:value-type="string" calcext:value-type="string">
            <text:p>Tableau_racourci_des_courtisans_en_[...]_bpt6k5724899c.pdf</text:p>
          </table:table-cell>
          <table:table-cell table:style-name="ce2" office:value-type="string" calcext:value-type="string">
            <text:p>vers</text:p>
          </table:table-cell>
          <table:table-cell table:style-name="ce2" office:value-type="string" calcext:value-type="string">
            <text:p>ajouté jb</text:p>
          </table:table-cell>
          <table:table-cell table:style-name="ce2" office:value-type="string" calcext:value-type="string">
            <text:p>Arsenal</text:p>
          </table:table-cell>
          <table:table-cell table:style-name="ce2" office:value-type="string" calcext:value-type="string">
            <text:p><text:a xlink:href="https://gallica.bnf.fr/ark:/12148/bpt6k5724899c.r=Tableau%20raccourci%20des%20courtisans%2C%20en%20vers%20burlesques?rk=42918;4" xlink:type="simple">https://gallica.bnf.fr/ark:/12148/bpt6k5724899c.r=Tableau%20raccourci%20des%20courtisans%2C%20en%20vers%20burlesques?rk=42918;4</text:a></text:p>
          </table:table-cell>
          <table:table-cell table:style-name="ce2" table:number-columns-repeated="5"/>
          <table:table-cell table:number-columns-repeated="1005"/>
        </table:table-row>
        <table:table-row table:style-name="ro1">
          <table:table-cell table:style-name="ce2" office:value-type="string" calcext:value-type="string">
            <text:p>BibMoreau_III</text:p>
          </table:table-cell>
          <table:table-cell table:style-name="ce2" office:value-type="float" office:value="3761" calcext:value-type="float">
            <text:p>3761</text:p>
          </table:table-cell>
          <table:table-cell table:style-name="ce2"/>
          <table:table-cell table:style-name="ce2" office:value-type="string" calcext:value-type="string">
            <text:p>Terme (le) de Pâques sans trébuchet, en vers burlesque, suivant l'arrêt du 14 avril 1649.</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7" calcext:value-type="float">
            <text:p>7</text:p>
          </table:table-cell>
          <table:table-cell table:style-name="ce2" office:value-type="string" calcext:value-type="string">
            <text:p>3761. Terme (le) de Pâques sans trébuchet, en vers \lnX-rf-r.'L ft. burlesques, suivant l'arrêt du 14 avril 1649. Paris, 192. C^'/ Nicolas Jacquard, 1649, 7 pages. Signé, Nicolas Le Dru [l'abbé de Laffemas).</text:p>
          </table:table-cell>
          <table:table-cell table:style-name="ce2" office:value-type="string" calcext:value-type="string">
            <text:p>oui</text:p>
          </table:table-cell>
          <table:table-cell table:style-name="ce2" office:value-type="string" calcext:value-type="string">
            <text:p>Le_terme_de_Pasques_sans_[...]Laffemas_Laurent_bpt6k5722057n.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722057n?rk=21459;2" xlink:type="simple">https://gallica.bnf.fr/ark:/12148/bpt6k5722057n?rk=21459;2</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dPjVal4Q2BcC&amp;pg=PP4&amp;dq=Le+terme+de+Pasques+sans+trébuchet,+en+vers+burlesque.+Suivant+l%27arrest+du+14.+d%27avr&amp;hl=fr&amp;sa=X&amp;ved=0ahUKEwiC08v8wuPpAhVV8eAKHTeGAJ4Q6AEIKjAA#v=onepage&amp;q=Le%20terme%20de%20Pasques%20sans%20trébuchet%2C%20en%20vers%20burlesque.%20Suivant%20l'arrest%20du%2014.%20d'avr&amp;f=false" xlink:type="simple">https://books.google.fr/books?id=dPjVal4Q2BcC&amp;pg=PP4&amp;dq=Le+terme+de+Pasques+sans+tr%C3%A9buchet,+en+vers+burlesque.+Suivant+l%27arrest+du+14.+d%27avr&amp;hl=fr&amp;sa=X&amp;ved=0ahUKEwiC08v8wuPpAhVV8eAKHTeGAJ4Q6AEIKjAA#v=onepage&amp;q=Le%20terme%20de%20Pasques%20sans%20tr%C3%A9buchet%2C%20en%20vers%20burlesque.%20Suivant%20l'arrest%20du%2014.%20d'avr&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I</text:p>
          </table:table-cell>
          <table:table-cell table:style-name="ce2" office:value-type="float" office:value="3771" calcext:value-type="float">
            <text:p>3771</text:p>
          </table:table-cell>
          <table:table-cell table:style-name="ce2"/>
          <table:table-cell table:style-name="ce2" office:value-type="string" calcext:value-type="string">
            <text:p>Théologien (le) d'État, fidèlement traduit en vers burlesque, dédié à la reine régente.</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32" calcext:value-type="float">
            <text:p>32</text:p>
          </table:table-cell>
          <table:table-cell table:style-name="ce2" office:value-type="string" calcext:value-type="string">
            <text:p>3771. Théologien (le) d'État, fidèlement traduit en vers )\b F. 14 pi , burlesques, dédié à la reine régente. Paris , 1649, 32 pages. L'orateur l'appelle excentrique (Mazarin). Certes le mot est magnifique ; Mais comme je ne l'entends pas , Passons « Dans la vengeance des Mesceus ; . Car ce n'est pas jouer en renonce Que d'écrire comme on le prononce- » En prose ou en vers, le Théologien d'État n'est pas rare.</text:p>
          </table:table-cell>
          <table:table-cell table:style-name="ce2" office:value-type="string" calcext:value-type="string">
            <text:p>oui</text:p>
          </table:table-cell>
          <table:table-cell table:style-name="ce2" office:value-type="string" calcext:value-type="string">
            <text:p>Le_theologien_d_Estat_fidellement_traduit_[...]_bpt6k57221392.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7221392?rk=21459;2" xlink:type="simple">https://gallica.bnf.fr/ark:/12148/bpt6k57221392?rk=21459;2</text:a></text:p>
          </table:table-cell>
          <table:table-cell table:style-name="ce2" office:value-type="string" calcext:value-type="string">
            <text:p>Bibliothèque municipale de Lyon (Bibliothèque jésuite des Fontaines), la bibliothèque de l'État de Bavière</text:p>
          </table:table-cell>
          <table:table-cell table:style-name="ce2" office:value-type="string" calcext:value-type="string">
            <text:p><text:a xlink:href="https://books.google.fr/books?id=iiBMFC8JG_8C&amp;pg=PA23&amp;dq=Le+théologien+d%27Estat,+fidellement+traduit+en+vers+burlesques&amp;hl=fr&amp;sa=X&amp;ved=0ahUKEwjzvdGSxePpAhUj5OAKHQTED4UQ6AEIKjAA#v=onepage&amp;q=Le%20théologien%20d'Estat%2C%20fidellement%20traduit%20en%20vers%20burlesques&amp;f=false" xlink:type="simple">https://books.google.fr/books?id=iiBMFC8JG_8C&amp;pg=PA23&amp;dq=Le+th%C3%A9ologien+d%27Estat,+fidellement+traduit+en+vers+burlesques&amp;hl=fr&amp;sa=X&amp;ved=0ahUKEwjzvdGSxePpAhUj5OAKHQTED4UQ6AEIKjAA#v=onepage&amp;q=Le%20th%C3%A9ologien%20d'Estat%2C%20fidellement%20traduit%20en%20vers%20burlesques&amp;f=false</text:a></text:p>
          </table:table-cell>
          <table:table-cell table:style-name="ce2" office:value-type="string" calcext:value-type="string">
            <text:p><text:a xlink:href="https://books.google.fr/books?id=XFtCAAAAcAAJ&amp;pg=PA3&amp;dq=Le+théologien+d%27Estat,+fidellement+traduit+en+vers+burlesques&amp;hl=fr&amp;sa=X&amp;ved=0ahUKEwjzvdGSxePpAhUj5OAKHQTED4UQ6AEIMjAB#v=onepage&amp;q=Le%20théologien%20d'Estat%2C%20fidellement%20traduit%20en%20vers%20burlesques&amp;f=false" xlink:type="simple">https://books.google.fr/books?id=XFtCAAAAcAAJ&amp;pg=PA3&amp;dq=Le+th%C3%A9ologien+d%27Estat,+fidellement+traduit+en+vers+burlesques&amp;hl=fr&amp;sa=X&amp;ved=0ahUKEwjzvdGSxePpAhUj5OAKHQTED4UQ6AEIMjAB#v=onepage&amp;q=Le%20th%C3%A9ologien%20d'Estat%2C%20fidellement%20traduit%20en%20vers%20burlesques&amp;f=false</text:a></text:p>
          </table:table-cell>
          <table:table-cell table:style-name="ce2" table:number-columns-repeated="2"/>
          <table:table-cell table:number-columns-repeated="1005"/>
        </table:table-row>
        <table:table-row table:style-name="ro1">
          <table:table-cell table:style-name="ce2" office:value-type="string" calcext:value-type="string">
            <text:p>BibMoreau_III</text:p>
          </table:table-cell>
          <table:table-cell table:style-name="ce2" office:value-type="float" office:value="3787" calcext:value-type="float">
            <text:p>3787</text:p>
          </table:table-cell>
          <table:table-cell table:style-name="ce2"/>
          <table:table-cell table:style-name="ce2" office:value-type="string" calcext:value-type="string">
            <text:p>Torche-barbe (le) de Mazarin et du maréchal de Turenne à l'arrivée de l'armée du duc de Lorraine, et leurs espérances perdues, en vers burlesques.</text:p>
          </table:table-cell>
          <table:table-cell table:style-name="ce2" office:value-type="float" office:value="1652" calcext:value-type="float">
            <text:p>1652</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3787. Torche-barbe (le) de Mazarin et du maréchal de Turennc à l'arrivée de l'armée du duc de Lorraine, et leurs espérances perdues , en vers burlesques. Paris , 1652, 8 pages.</text:p>
          </table:table-cell>
          <table:table-cell table:style-name="ce2" office:value-type="string" calcext:value-type="string">
            <text:p>oui</text:p>
          </table:table-cell>
          <table:table-cell table:style-name="ce2" office:value-type="string" calcext:value-type="string">
            <text:p>Le_torche_barbe_de_Mazarin_et_[...]_bpt6k5719985z.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719985z.r=Torche-barbe%20%28le%29%20de%20Mazarin%20et%20du%20maréchal%20de%20Turenne?rk=21459;2" xlink:type="simple">https://gallica.bnf.fr/ark:/12148/bpt6k5719985z.r=Torche-barbe%20%28le%29%20de%20Mazarin%20et%20du%20mar%C3%A9chal%20de%20Turenne?rk=21459;2</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9IO5-ZPlPWMC&amp;printsec=frontcover&amp;dq=Torche-barbe+(le)+de+Mazarin+et+du+maréchal+de+Turenne&amp;hl=fr&amp;sa=X&amp;ved=0ahUKEwiFh_25xuPpAhXV8uAKHVMPBJwQ6AEIKDAA#v=onepage&amp;q=Torche-barbe%20(le)%20de%20Mazarin%20et%20du%20maréchal%20de%20Turenne&amp;f=false" xlink:type="simple">https://books.google.fr/books?id=9IO5-ZPlPWMC&amp;printsec=frontcover&amp;dq=Torche-barbe+(le)+de+Mazarin+et+du+mar%C3%A9chal+de+Turenne&amp;hl=fr&amp;sa=X&amp;ved=0ahUKEwiFh_25xuPpAhXV8uAKHVMPBJwQ6AEIKDAA#v=onepage&amp;q=Torche-barbe%20(le)%20de%20Mazarin%20et%20du%20mar%C3%A9chal%20de%20Turenne&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I</text:p>
          </table:table-cell>
          <table:table-cell table:style-name="ce2" office:value-type="float" office:value="3788" calcext:value-type="float">
            <text:p>3788</text:p>
          </table:table-cell>
          <table:table-cell table:style-name="ce2"/>
          <table:table-cell table:style-name="ce2" office:value-type="string" calcext:value-type="string">
            <text:p>Tour (le) burlesque du duc Charles.</text:p>
          </table:table-cell>
          <table:table-cell table:style-name="ce2" office:value-type="float" office:value="1652" calcext:value-type="float">
            <text:p>1652</text:p>
          </table:table-cell>
          <table:table-cell table:style-name="ce2" office:value-type="string" calcext:value-type="string">
            <text:p>(s. l.)</text:p>
          </table:table-cell>
          <table:table-cell table:style-name="ce2" office:value-type="float" office:value="19" calcext:value-type="float">
            <text:p>19</text:p>
          </table:table-cell>
          <table:table-cell table:style-name="ce2" office:value-type="string" calcext:value-type="string">
            <text:p>3788. Tour (le) burlesque du duc Charles (S. 1., 1652), 19 pages. Rare. Ce sont des stances vives et souvent spirituelles sur la retraite du duc de Lorraine après la levée du siège d'Etampes. Le refrain est : « Mais tu ne tasteras jamais De Stenay, Clermont ni Jamets. »</text:p>
          </table:table-cell>
          <table:table-cell table:style-name="ce2" office:value-type="string" calcext:value-type="string">
            <text:p>oui</text:p>
          </table:table-cell>
          <table:table-cell table:style-name="ce2" office:value-type="string" calcext:value-type="string">
            <text:p>Le_tour_burlesque_du_duc_Charles.pdf</text:p>
          </table:table-cell>
          <table:table-cell table:style-name="ce2" office:value-type="string" calcext:value-type="string">
            <text:p>vers</text:p>
          </table:table-cell>
          <table:table-cell table:style-name="ce2" table:number-columns-repeated="3"/>
          <table:table-cell table:style-name="ce2" office:value-type="string" calcext:value-type="string">
            <text:p>Bibliothèque municipale de Lyon (Bibliothèque jésuite des Fontaines)</text:p>
          </table:table-cell>
          <table:table-cell table:style-name="ce2" office:value-type="string" calcext:value-type="string">
            <text:p><text:a xlink:href="https://books.google.fr/books?id=mkuzX5zgiqoC&amp;printsec=frontcover&amp;dq=Tour+(le)+burlesque+du+duc+Charles&amp;hl=fr&amp;sa=X&amp;ved=0ahUKEwiZhpjVx-PpAhURFRQKHRMBBaUQ6AEIKDAA#v=onepage&amp;q=Tour%20(le)%20burlesque%20du%20duc%20Charles&amp;f=false" xlink:type="simple">https://books.google.fr/books?id=mkuzX5zgiqoC&amp;printsec=frontcover&amp;dq=Tour+(le)+burlesque+du+duc+Charles&amp;hl=fr&amp;sa=X&amp;ved=0ahUKEwiZhpjVx-PpAhURFRQKHRMBBaUQ6AEIKDAA#v=onepage&amp;q=Tour%20(le)%20burlesque%20du%20duc%20Charle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I</text:p>
          </table:table-cell>
          <table:table-cell table:style-name="ce2" office:value-type="float" office:value="3802" calcext:value-type="float">
            <text:p>3802</text:p>
          </table:table-cell>
          <table:table-cell table:style-name="ce2"/>
          <table:table-cell table:style-name="ce2" office:value-type="string" calcext:value-type="string">
            <text:p>Transport (le) et les pleurs du Hiérémie anglois sur les misères du siècle,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3802. Transport (le) et les pleurs du Hiérémie anglois sur les misères du siècle , en vers burlesques. Paris, Claude Morlot , 1649 , 8 pages.</text:p>
          </table:table-cell>
          <table:table-cell table:style-name="ce2" office:value-type="string" calcext:value-type="string">
            <text:p>oui</text:p>
          </table:table-cell>
          <table:table-cell table:style-name="ce2" office:value-type="string" calcext:value-type="string">
            <text:p>Le_transport_et_les_pleurs_[...]_bpt6k5429175c.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429175c.r=Transport%20%28le%29%20et%20les%20pleurs%20du%20Hiérémie%20anglois%20sur%20les%20misères%20du%20siècle%20%2C%20en%20vers%20burlesques?rk=21459;2" xlink:type="simple">https://gallica.bnf.fr/ark:/12148/bpt6k5429175c.r=Transport%20%28le%29%20et%20les%20pleurs%20du%20Hi%C3%A9r%C3%A9mie%20anglois%20sur%20les%20mis%C3%A8res%20du%20si%C3%A8cle%20%2C%20en%20vers%20burlesques?rk=21459;2</text:a></text:p>
          </table:table-cell>
          <table:table-cell table:style-name="ce2" office:value-type="string" calcext:value-type="string">
            <text:p>Bibliothèque municipale de Lyon (Bibliothèque jésuite des Fontaines)</text:p>
          </table:table-cell>
          <table:table-cell table:style-name="ce2" office:value-type="string" calcext:value-type="string">
            <text:p><text:a xlink:href="https://books.google.fr/books?id=h5f-BzEyy5MC&amp;pg=PP1&amp;dq=Le+transport+et+les+pleurs+du+Hieremie+anglois,+sur+les+miseres+du+Siecle&amp;hl=fr&amp;sa=X&amp;ved=0ahUKEwjjvLjCyePpAhUJ6RoKHeeSAFsQ6AEIKjAA#v=onepage&amp;q=Le%20transport%20et%20les%20pleurs%20du%20Hieremie%20anglois%2C%20sur%20les%20miseres%20du%20Siecle&amp;f=false" xlink:type="simple">https://books.google.fr/books?id=h5f-BzEyy5MC&amp;pg=PP1&amp;dq=Le+transport+et+les+pleurs+du+Hieremie+anglois,+sur+les+miseres+du+Siecle&amp;hl=fr&amp;sa=X&amp;ved=0ahUKEwjjvLjCyePpAhUJ6RoKHeeSAFsQ6AEIKjAA#v=onepage&amp;q=Le%20transport%20et%20les%20pleurs%20du%20Hieremie%20anglois%2C%20sur%20les%20miseres%20du%20Siecle&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I</text:p>
          </table:table-cell>
          <table:table-cell table:style-name="ce2" office:value-type="float" office:value="3859" calcext:value-type="float">
            <text:p>3859</text:p>
          </table:table-cell>
          <table:table-cell table:style-name="ce2"/>
          <table:table-cell table:style-name="ce2" office:value-type="string" calcext:value-type="string">
            <text:p>Triolets (les) du temps, selon les visions d'un petit-fils du grand Nostradamus, faits pour la consolation des bons François et dédiés au Parlement.</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1" calcext:value-type="float">
            <text:p>11</text:p>
          </table:table-cell>
          <table:table-cell table:style-name="ce2" office:value-type="string" calcext:value-type="string">
            <text:p>3859. Triolets (les) du temps, selon les visions d'un petit-fils du grand Nostradamus , faits pour la conso- lation des bons François et dédiés au Parlement. Paris, Denys Langlois, 1649, 11 pages. Pendant la Conférence de Ruel. S'ils ne sont pas toujours aussi spirituels que les Triolets de Saint-Germain, ils sont plus soutenus. On les attribue à Jean Duval, qui a écrit en 1632 le Parlement burlesque de Pontoise. Cependant on y lit le second des triolets : Monsieur d'Elbeuf et ses enfants, qu'on a lus à l'article des Trio lets de Saint- Germain, et que le cardinal de Retz dit dans ses Mémoires avoir été composés par Marigny sous son inspiration, et le premier, mais avec une variante importante , de ceux que Sautreau de Marsy attribue également à Marigny contre le duc de Bouillon. Sont-ce des erreurs du cardinal et du collecteur, des plagiats de Jean Duval, ou bien des fraudes de l'imprimeur? Je ne sais pas pourquoi Sautreau de Marsy n'a pas reproduit les deux triolets : Ilfaut remettre Charenton et Encor qu'on soit en carnaval dans le Nouveau siècle de Louis XIV, p. 153 du I" vol. Il en existe une édition (s. 1. n. d.), de 8 pages, dont voici le titre : Les triolets du temps , suivant les visions d'un petit-fils du grand Nostradamus. Le sixain qui les suit, sorte de dédicace au Parle ment, se trouve sur la huitième page.</text:p>
          </table:table-cell>
          <table:table-cell table:style-name="ce2" office:value-type="string" calcext:value-type="string">
            <text:p>oui</text:p>
          </table:table-cell>
          <table:table-cell table:style-name="ce2" office:value-type="string" calcext:value-type="string">
            <text:p>Les_triolets_du_temps_selon_[...]Duval_Jean_bpt6k5429419s.pdf</text:p>
          </table:table-cell>
          <table:table-cell table:style-name="ce2" office:value-type="string" calcext:value-type="string">
            <text:p>vers</text:p>
          </table:table-cell>
          <table:table-cell table:style-name="ce2" office:value-type="string" calcext:value-type="string">
            <text:p>double colonne</text:p>
          </table:table-cell>
          <table:table-cell table:style-name="ce2" office:value-type="string" calcext:value-type="string">
            <text:p>Arsenal</text:p>
          </table:table-cell>
          <table:table-cell table:style-name="ce2" office:value-type="string" calcext:value-type="string">
            <text:p><text:a xlink:href="https://gallica.bnf.fr/ark:/12148/bpt6k5429419s.r=Les%20triolets%20du%20temps%2C%20selon%20les%20visions%20d%27un%20petit%20fils%20du%20grand%20Nostradamus.%20Faits%20pour%20la%20consolation%20des%20bons%20François.%20Et%20dédiés%20au%20Parlement.?rk=21459;2" xlink:type="simple">https://gallica.bnf.fr/ark:/12148/bpt6k5429419s.r=Les%20triolets%20du%20temps%2C%20selon%20les%20visions%20d%27un%20petit%20fils%20du%20grand%20Nostradamus.%20Faits%20pour%20la%20consolation%20des%20bons%20Fran%C3%A7ois.%20Et%20d%C3%A9di%C3%A9s%20au%20Parlement.?rk=21459;2</text:a></text:p>
          </table:table-cell>
          <table:table-cell table:style-name="ce2" office:value-type="string" calcext:value-type="string">
            <text:p>Bibliothèque municipale de Lyon (Bibliothèque jésuite des Fontaines), Bibliothèque nationale d'Autriche</text:p>
          </table:table-cell>
          <table:table-cell table:style-name="ce2" office:value-type="string" calcext:value-type="string">
            <text:p><text:a xlink:href="https://books.google.fr/books?id=mN2r3oyzgxkC&amp;printsec=frontcover&amp;dq=Triolets+(les)+du+temps,+selon+les+visions+d%27un+petit-fils+du+grand+Nostradamus+,+faits+pour+la+conso-+lation+des+bons+François+et+dédiés+au+Parlement&amp;hl=fr&amp;sa=X&amp;ved=0ahUKEwjOpMTInOvpAhXu1uAKHRKjAcYQ6AEIKDAA#v=onepage&amp;q=Triolets%20(les)%20du%20temps%2C%20selon%20les%20visions%20d'un%20petit-fils%20du%20grand%20Nostradamus%20%2C%20faits%20pour%20la%20conso-%20lation%20des%20bons%20François%20et%20dédiés%20au%20Parlement&amp;f=false" xlink:type="simple">https://books.google.fr/books?id=mN2r3oyzgxkC&amp;printsec=frontcover&amp;dq=Triolets+(les)+du+temps,+selon+les+visions+d%27un+petit-fils+du+grand+Nostradamus+,+faits+pour+la+conso-+lation+des+bons+Fran%C3%A7ois+et+d%C3%A9di%C3%A9s+au+Parlement&amp;hl=fr&amp;sa=X&amp;ved=0ahUKEwjOpMTInOvpAhXu1uAKHRKjAcYQ6AEIKDAA#v=onepage&amp;q=Triolets%20(les)%20du%20temps%2C%20selon%20les%20visions%20d'un%20petit-fils%20du%20grand%20Nostradamus%20%2C%20faits%20pour%20la%20conso-%20lation%20des%20bons%20Fran%C3%A7ois%20et%20d%C3%A9di%C3%A9s%20au%20Parlement&amp;f=false</text:a></text:p>
          </table:table-cell>
          <table:table-cell table:style-name="ce2" office:value-type="string" calcext:value-type="string">
            <text:p><text:a xlink:href="https://books.google.fr/books?id=uTtKAAAAcAAJ&amp;pg=PP7&amp;dq=Triolets+(les)+du+temps,+selon+les+visions+d%27un+petit-fils+du+grand+Nostradamus+,+faits+pour+la+conso-+lation+des+bons+François+et+dédiés+au+Parlement&amp;hl=fr&amp;sa=X&amp;ved=0ahUKEwjOpMTInOvpAhXu1uAKHRKjAcYQ6AEIMjAB#v=onepage&amp;q=Triolets%20(les)%20du%20temps%2C%20selon%20les%20visions%20d'un%20petit-fils%20du%20grand%20Nostradamus%20%2C%20faits%20pour%20la%20conso-%20lation%20des%20bons%20François%20et%20dédiés%20au%20Parlement&amp;f=false" xlink:type="simple">https://books.google.fr/books?id=uTtKAAAAcAAJ&amp;pg=PP7&amp;dq=Triolets+(les)+du+temps,+selon+les+visions+d%27un+petit-fils+du+grand+Nostradamus+,+faits+pour+la+conso-+lation+des+bons+Fran%C3%A7ois+et+d%C3%A9di%C3%A9s+au+Parlement&amp;hl=fr&amp;sa=X&amp;ved=0ahUKEwjOpMTInOvpAhXu1uAKHRKjAcYQ6AEIMjAB#v=onepage&amp;q=Triolets%20(les)%20du%20temps%2C%20selon%20les%20visions%20d'un%20petit-fils%20du%20grand%20Nostradamus%20%2C%20faits%20pour%20la%20conso-%20lation%20des%20bons%20Fran%C3%A7ois%20et%20d%C3%A9di%C3%A9s%20au%20Parlement&amp;f=false</text:a></text:p>
          </table:table-cell>
          <table:table-cell table:style-name="ce2" table:number-columns-repeated="2"/>
          <table:table-cell table:number-columns-repeated="1005"/>
        </table:table-row>
        <table:table-row table:style-name="ro1">
          <table:table-cell table:style-name="ce2" office:value-type="string" calcext:value-type="string">
            <text:p>BibMoreau_III</text:p>
          </table:table-cell>
          <table:table-cell table:style-name="ce2" office:value-type="float" office:value="3899" calcext:value-type="float">
            <text:p>3899</text:p>
          </table:table-cell>
          <table:table-cell table:style-name="ce2"/>
          <table:table-cell table:style-name="ce2" office:value-type="string" calcext:value-type="string">
            <text:p>Trou (le) fait à la nuit par Mazarin, burlesque, ou Sa fuite hors du royaume, et la route qu'il a tenue depuis sa sortie.</text:p>
          </table:table-cell>
          <table:table-cell table:style-name="ce2" office:value-type="float" office:value="1651" calcext:value-type="float">
            <text:p>1651</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3899. Trou (le) fait à la nuit par Mazarin , burlesque , ou Sa fuite hors du royaume, et la route qu'il a tenue depuis sa sortie. Paris, 1651 , 8 pages. Rare. « . . . . Mercredi le galan Prit son gîte dedans Meulan. » Le titre a été légèrement modifié dans la reproduction qu'en a faite Sautreau de Marsy (Nouveau siècle de Louis XIV, V vol., p. 297).</text:p>
          </table:table-cell>
          <table:table-cell table:style-name="ce2" office:value-type="string" calcext:value-type="string">
            <text:p>oui</text:p>
          </table:table-cell>
          <table:table-cell table:style-name="ce2" office:value-type="string" calcext:value-type="string">
            <text:p>Le_trou_fait_a_la_[...]_bpt6k54294080.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4294080?rk=21459;2" xlink:type="simple">https://gallica.bnf.fr/ark:/12148/bpt6k54294080?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II</text:p>
          </table:table-cell>
          <table:table-cell table:style-name="ce2" office:value-type="float" office:value="3935" calcext:value-type="float">
            <text:p>3935</text:p>
          </table:table-cell>
          <table:table-cell table:style-name="ce2"/>
          <table:table-cell table:style-name="ce2" office:value-type="string" calcext:value-type="string">
            <text:p>Véritable (le) Gilles le niais, en vers burlesques.</text:p>
          </table:table-cell>
          <table:table-cell table:style-name="ce2" office:value-type="string" calcext:value-type="string">
            <text:p>(s. d.)</text:p>
          </table:table-cell>
          <table:table-cell table:style-name="ce2" office:value-type="string" calcext:value-type="string">
            <text:p>(s. l.)</text:p>
          </table:table-cell>
          <table:table-cell table:style-name="ce2" office:value-type="float" office:value="8" calcext:value-type="float">
            <text:p>8</text:p>
          </table:table-cell>
          <table:table-cell table:style-name="ce2" office:value-type="string" calcext:value-type="string">
            <text:p>3935. Véritable (le) Gilles le niais, en vers burlesques. (S. 1. n. d.), 8 pages. M. Leber classe cette pièce parmi celles de 1623 à 1646, ra° 4316 de son Catalogue) ; et il dit en note : « Édition originale de ce factum satirique contre le cardinal de Richelieu. » Gilles le niais adresse ses plaintes à la Gazette; il n'a plus de pain ; et le roi ne revient pas. Est-ce que ce n'est pas de 1649?</text:p>
          </table:table-cell>
          <table:table-cell table:style-name="ce2" office:value-type="string" calcext:value-type="string">
            <text:p>oui</text:p>
          </table:table-cell>
          <table:table-cell table:style-name="ce2" office:value-type="string" calcext:value-type="string">
            <text:p>Le_veritable_Gille_le_Niais_[...]_bpt6k5426112x.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426112x.r=Véritable%20Gilles%20le%20niais%2C%20en%20vers%20burlesques?rk=21459;2" xlink:type="simple">https://gallica.bnf.fr/ark:/12148/bpt6k5426112x.r=V%C3%A9ritable%20Gilles%20le%20niais%2C%20en%20vers%20burlesques?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II</text:p>
          </table:table-cell>
          <table:table-cell table:style-name="ce2" office:value-type="float" office:value="3964" calcext:value-type="float">
            <text:p>3964</text:p>
          </table:table-cell>
          <table:table-cell table:style-name="ce2"/>
          <table:table-cell table:style-name="ce2" office:value-type="string" calcext:value-type="string">
            <text:p>Véritable (la) suite du Parlement burlesque de Pontoise, contenant les noms et les éloges de quatre nouveaux renégats et la harangue faite par Mazarin à son départ, par l'auteur de la première partie.</text:p>
          </table:table-cell>
          <table:table-cell table:style-name="ce2" office:value-type="float" office:value="1652" calcext:value-type="float">
            <text:p>1652</text:p>
          </table:table-cell>
          <table:table-cell table:style-name="ce2" office:value-type="string" calcext:value-type="string">
            <text:p>(s. l.)</text:p>
          </table:table-cell>
          <table:table-cell table:style-name="ce2" office:value-type="float" office:value="7" calcext:value-type="float">
            <text:p>7</text:p>
          </table:table-cell>
          <table:table-cell table:style-name="ce2" office:value-type="string" calcext:value-type="string">
            <text:p>3964. Véritable (la) suite du Parlement burlesque de v Pontoise, contenant les noms et les éloges de quatre Ut&gt; f\ lk ('"' nouveaux renégats et la harangue faite par Mazarin à son départ, par l'auteur de la première partie. (S. 1.), 1652, 7 pages. Voir le Parlement burlesque de Pontoise.</text:p>
          </table:table-cell>
          <table:table-cell table:style-name="ce2" office:value-type="string" calcext:value-type="string">
            <text:p>oui</text:p>
          </table:table-cell>
          <table:table-cell table:style-name="ce2" office:value-type="string" calcext:value-type="string">
            <text:p>La_veritable_suite_du_Parlement_[...]_bpt6k54295765.pdf</text:p>
          </table:table-cell>
          <table:table-cell table:style-name="ce2" office:value-type="string" calcext:value-type="string">
            <text:p>vers</text:p>
          </table:table-cell>
          <table:table-cell table:style-name="ce2" office:value-type="string" calcext:value-type="string">
            <text:p>double colonne</text:p>
          </table:table-cell>
          <table:table-cell table:style-name="ce2" office:value-type="string" calcext:value-type="string">
            <text:p>Arsenal</text:p>
          </table:table-cell>
          <table:table-cell table:style-name="ce2" office:value-type="string" calcext:value-type="string">
            <text:p><text:a xlink:href="https://gallica.bnf.fr/ark:/12148/bpt6k54295765.r=La%20veritable%20suite%20du%20Parlement%20burlesque%20de%20Ponthoise?rk=21459;2" xlink:type="simple">https://gallica.bnf.fr/ark:/12148/bpt6k54295765.r=La%20veritable%20suite%20du%20Parlement%20burlesque%20de%20Ponthoise?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II</text:p>
          </table:table-cell>
          <table:table-cell table:style-name="ce2" office:value-type="float" office:value="4016" calcext:value-type="float">
            <text:p>4016</text:p>
          </table:table-cell>
          <table:table-cell table:style-name="ce2"/>
          <table:table-cell table:style-name="ce2" office:value-type="string" calcext:value-type="string">
            <text:p>Vers burlesques envoyés à monsieur Scarron, sur l'arrivée du convoi à Pari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4" calcext:value-type="float">
            <text:p>4</text:p>
          </table:table-cell>
          <table:table-cell table:style-name="ce2" office:value-type="string" calcext:value-type="string">
            <text:p>4016. Vers burlesques envoyés à monsieur Scarron, sur l'arrivée du convoi à Paris. Paris, Claude Boude- ville, 1649, 4 pages. De la gaieté et de l'esprit. Il y en a une autre édition jouxte la copie imprimée à Paris. Saint-Julien pourrait bien être l'auteur de ce pamphlet. Voir le Courrier burlesque de la guerre de Paris.</text:p>
          </table:table-cell>
          <table:table-cell table:style-name="ce2" office:value-type="string" calcext:value-type="string">
            <text:p>oui</text:p>
          </table:table-cell>
          <table:table-cell table:style-name="ce2" office:value-type="string" calcext:value-type="string">
            <text:p>Vers_burlesques_envoyez_a_Monsieur_[...]_bpt6k5427564b.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https://gallica.bnf.fr/ark:/12148/bpt6k5427551q.r=Vers%20burlesques%20%C3%A0%20Scarron%20sur%20l%27arriv%C3%A9e%20du%20convoi%20%C3%A0%20Paris?rk=42918;4 https://gallica.bnf.fr/ark:/12148/bpt6k5427564b.r=Vers%20burlesques%20%C3%A0%20Scarron%20sur%20l%27arriv%C3%A9e%20du%20convoi%20%C3%A0%20Paris?rk=64378;0</text:p>
          </table:table-cell>
          <table:table-cell table:style-name="ce2" office:value-type="string" calcext:value-type="string">
            <text:p>Bibliothèque municipale de Lyon (Bibliothèque jésuite des Fontaines)</text:p>
          </table:table-cell>
          <table:table-cell table:style-name="ce2" office:value-type="string" calcext:value-type="string">
            <text:p><text:a xlink:href="https://books.google.fr/books?id=atC-aBzRbNAC&amp;pg=PA2&amp;dq=Vers+burlesques+envoyez+à+Monsieur+Scarron+sur+l%27arrivée+du+convoy+à+Paris&amp;hl=fr&amp;sa=X&amp;ved=0ahUKEwiEvfXD1uPpAhWaAGMBHQINA4IQ6AEIKjAA#v=onepage&amp;q=Vers%20burlesques%20envoyez%20à%20Monsieur%20Scarron%20sur%20l'arrivée%20du%20convoy%20à%20Paris&amp;f=false" xlink:type="simple">https://books.google.fr/books?id=atC-aBzRbNAC&amp;pg=PA2&amp;dq=Vers+burlesques+envoyez+%C3%A0+Monsieur+Scarron+sur+l%27arriv%C3%A9e+du+convoy+%C3%A0+Paris&amp;hl=fr&amp;sa=X&amp;ved=0ahUKEwiEvfXD1uPpAhWaAGMBHQINA4IQ6AEIKjAA#v=onepage&amp;q=Vers%20burlesques%20envoyez%20%C3%A0%20Monsieur%20Scarron%20sur%20l'arriv%C3%A9e%20du%20convoy%20%C3%A0%20Paris&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I</text:p>
          </table:table-cell>
          <table:table-cell table:style-name="ce2" office:value-type="float" office:value="4017" calcext:value-type="float">
            <text:p>4017</text:p>
          </table:table-cell>
          <table:table-cell table:style-name="ce2"/>
          <table:table-cell table:style-name="ce2" office:value-type="string" calcext:value-type="string">
            <text:p>Vers burlesques per l'honnor d'un chiamato Julio, ensemble le passage de Jules Mazarin, avec le récit des pièces qui ont été trouvées dans son inventaire, présent un commissaire, et en l'absence de Varin.</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5" calcext:value-type="float">
            <text:p>15</text:p>
          </table:table-cell>
          <table:table-cell table:style-name="ce2" office:value-type="string" calcext:value-type="string">
            <text:p>4017. Vers burlesques per l'honnor d'un chiamato Julio, ensemble le passage de Jules Mazarin, avec le récit des pièces qui ont été trouvées dans son inven taire, présent un commissaire, et en l'absence de Varin. Paris, Nicolas Gasse , 1649, Hspages. Il faut ajouter YAdieu de la France à Mazarin , qui n'est point indiqué dans le titre; le tout assez mauvais.</text:p>
          </table:table-cell>
          <table:table-cell table:style-name="ce2" office:value-type="string" calcext:value-type="string">
            <text:p>oui</text:p>
          </table:table-cell>
          <table:table-cell table:style-name="ce2" office:value-type="string" calcext:value-type="string">
            <text:p>Vers_burlesque_per_l_honnor_d_un_chiamat.pdf</text:p>
          </table:table-cell>
          <table:table-cell table:style-name="ce2" office:value-type="string" calcext:value-type="string">
            <text:p>vers</text:p>
          </table:table-cell>
          <table:table-cell table:style-name="ce2" table:number-columns-repeated="3"/>
          <table:table-cell table:style-name="ce2" office:value-type="string" calcext:value-type="string">
            <text:p>Bibliothèque nationale d'Autriche</text:p>
          </table:table-cell>
          <table:table-cell table:style-name="ce2" office:value-type="string" calcext:value-type="string">
            <text:p><text:a xlink:href="https://books.google.fr/books?id=aktKAAAAcAAJ&amp;pg=PP7&amp;dq=Vers+burlesques+per+l%27honnor+d%27un+chiamato+Julio&amp;hl=fr&amp;sa=X&amp;ved=0ahUKEwiXveDd5OPpAhW78uAKHf3SAocQ6AEIOTAC#v=onepage&amp;q=Vers%20burlesques%20per%20l'honnor%20d'un%20chiamato%20Julio&amp;f=false" xlink:type="simple">https://books.google.fr/books?id=aktKAAAAcAAJ&amp;pg=PP7&amp;dq=Vers+burlesques+per+l%27honnor+d%27un+chiamato+Julio&amp;hl=fr&amp;sa=X&amp;ved=0ahUKEwiXveDd5OPpAhW78uAKHf3SAocQ6AEIOTAC#v=onepage&amp;q=Vers%20burlesques%20per%20l'honnor%20d'un%20chiamato%20Julio&amp;f=false</text:a></text:p>
          </table:table-cell>
          <table:table-cell table:style-name="ce2" table:number-columns-repeated="3"/>
          <table:table-cell table:number-columns-repeated="1005"/>
        </table:table-row>
        <table:table-row table:style-name="ro1">
          <table:table-cell table:style-name="ce2" office:value-type="string" calcext:value-type="string">
            <text:p>BibMoreau_III</text:p>
          </table:table-cell>
          <table:table-cell table:style-name="ce2" office:value-type="float" office:value="4034" calcext:value-type="float">
            <text:p>4034</text:p>
          </table:table-cell>
          <table:table-cell table:style-name="ce2"/>
          <table:table-cell table:style-name="ce2" office:value-type="string" calcext:value-type="string">
            <text:p>Visages (les) qui se démontent, en vers burlesques.</text:p>
          </table:table-cell>
          <table:table-cell table:style-name="ce2" office:value-type="float" office:value="1649" calcext:value-type="float">
            <text:p>1649</text:p>
          </table:table-cell>
          <table:table-cell table:style-name="ce2" office:value-type="string" calcext:value-type="string">
            <text:p>(s. l.)</text:p>
          </table:table-cell>
          <table:table-cell table:style-name="ce2" office:value-type="float" office:value="7" calcext:value-type="float">
            <text:p>7</text:p>
          </table:table-cell>
          <table:table-cell table:style-name="ce2" office:value-type="string" calcext:value-type="string">
            <text:p>4034. Visages (les) qui se démontent, en vers bur lesques. (S. 1.), 1649, 7 pages. Hfc. f. \ + (zi)</text:p>
          </table:table-cell>
          <table:table-cell table:style-name="ce2" office:value-type="string" calcext:value-type="string">
            <text:p>oui</text:p>
          </table:table-cell>
          <table:table-cell table:style-name="ce2" office:value-type="string" calcext:value-type="string">
            <text:p>Les_visages_qui_se_demontent_[...]_bpt6k5426080d.pdf</text:p>
          </table:table-cell>
          <table:table-cell table:style-name="ce2" office:value-type="string" calcext:value-type="string">
            <text:p>vers</text:p>
          </table:table-cell>
          <table:table-cell table:style-name="ce2" office:value-type="string" calcext:value-type="string">
            <text:p>ajouté jb</text:p>
          </table:table-cell>
          <table:table-cell table:style-name="ce2" office:value-type="string" calcext:value-type="string">
            <text:p>Arsenal</text:p>
          </table:table-cell>
          <table:table-cell table:style-name="ce2" office:value-type="string" calcext:value-type="string">
            <text:p><text:a xlink:href="https://gallica.bnf.fr/ark:/12148/bpt6k5426080d.r=Visages%20%28les%29%20qui%20se%20démontent%2C%20en%20vers%20burlesques?rk=21459;2" xlink:type="simple">https://gallica.bnf.fr/ark:/12148/bpt6k5426080d.r=Visages%20%28les%29%20qui%20se%20d%C3%A9montent%2C%20en%20vers%20burlesques?rk=21459;2</text:a></text:p>
          </table:table-cell>
          <table:table-cell table:style-name="ce2" table:number-columns-repeated="5"/>
          <table:table-cell table:number-columns-repeated="1005"/>
        </table:table-row>
        <table:table-row table:style-name="ro1">
          <table:table-cell table:style-name="ce2" office:value-type="string" calcext:value-type="string">
            <text:p>BibMoreau_III</text:p>
          </table:table-cell>
          <table:table-cell table:style-name="ce2" office:value-type="float" office:value="4038" calcext:value-type="float">
            <text:p>4038</text:p>
          </table:table-cell>
          <table:table-cell table:style-name="ce2"/>
          <table:table-cell table:style-name="ce2" office:value-type="string" calcext:value-type="string">
            <text:p>Visions astrologiques de Michel Nostradamus sur toutes les affaires de ce temps et la confusion de Mazarin, en vers burlesque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11" calcext:value-type="float">
            <text:p>11</text:p>
          </table:table-cell>
          <table:table-cell table:style-name="ce2" office:value-type="string" calcext:value-type="string">
            <text:p>n4038. Visions astrologiques de Michel Nostradamus \\fo F- l^-O^y sur toutes les affaires de ce temps et la confusion de \Jikfi i s. Mazarin, en vers burlesques. Paris, veuve André 197/tï) Musnier, 1649, 11 pages. Ces visions sont en général assez ridicules ; il y en a de très-in solentes. En voici une : « Je vis le beau Paris en une étrange peine , Un âne sur son dos et un mulet dessus. » « Je vis tout au travers d'une belle campagne Des phalanges à tas infecter les chemins , Et des chiens polonois et des chiens d'Allemagne Manger jusqu'aux morceaux qu'on avoit dans les mains.»</text:p>
          </table:table-cell>
          <table:table-cell table:style-name="ce2" office:value-type="string" calcext:value-type="string">
            <text:p>oui</text:p>
          </table:table-cell>
          <table:table-cell table:style-name="ce2" office:value-type="string" calcext:value-type="string">
            <text:p>Visions_astrologiques_de_Michel_Nostradamus_[...]Nostradamus_1503_1566__bpt6k118539m.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118539m.r=Visions%20astrologiques%20de%20Michel%20Nostradamus%20sur%20toutes%20les%20affaires%20de%20ce%20temps%20et%20la%20confusion%20de%20Mazarin?rk=21459;2" xlink:type="simple">https://gallica.bnf.fr/ark:/12148/bpt6k118539m.r=Visions%20astrologiques%20de%20Michel%20Nostradamus%20sur%20toutes%20les%20affaires%20de%20ce%20temps%20et%20la%20confusion%20de%20Mazarin?rk=21459;2</text:a></text:p>
          </table:table-cell>
          <table:table-cell table:style-name="ce2" office:value-type="string" calcext:value-type="string">
            <text:p>Bibliothèque municipale de Lyon</text:p>
          </table:table-cell>
          <table:table-cell table:style-name="ce2" office:value-type="string" calcext:value-type="string">
            <text:p><text:a xlink:href="https://books.google.fr/books?id=Sa5VRei3AE0C&amp;printsec=frontcover&amp;dq=Visions+astrologiques+de+Michel+Nostradamus+sur+toutes+les+affaires+de+ce+temps+et+la+confusion+de+Mazarin,+en+vers+burlesques.&amp;hl=fr&amp;sa=X&amp;ved=0ahUKEwiFqpDR5uPpAhWcAGMBHUXdBoMQ6AEIKDAA#v=onepage&amp;q=Visions%20astrologiques%20de%20Michel%20Nostradamus%20sur%20toutes%20les%20affaires%20de%20ce%20temps%20et%20la%20confusion%20de%20Mazarin%2C%20en%20vers%20burlesques.&amp;f=false" xlink:type="simple">https://books.google.fr/books?id=Sa5VRei3AE0C&amp;printsec=frontcover&amp;dq=Visions+astrologiques+de+Michel+Nostradamus+sur+toutes+les+affaires+de+ce+temps+et+la+confusion+de+Mazarin,+en+vers+burlesques.&amp;hl=fr&amp;sa=X&amp;ved=0ahUKEwiFqpDR5uPpAhWcAGMBHUXdBoMQ6AEIKDAA#v=onepage&amp;q=Visions%20astrologiques%20de%20Michel%20Nostradamus%20sur%20toutes%20les%20affaires%20de%20ce%20temps%20et%20la%20confusion%20de%20Mazarin%2C%20en%20vers%20burlesques.&amp;f=false</text:a></text:p>
          </table:table-cell>
          <table:table-cell table:style-name="ce2" table:number-columns-repeated="3"/>
          <table:table-cell table:number-columns-repeated="1005"/>
        </table:table-row>
        <table:table-row table:style-name="ro1">
          <table:table-cell table:style-name="ce2" office:value-type="string" calcext:value-type="string">
            <text:p>SupMoreau_I</text:p>
          </table:table-cell>
          <table:table-cell table:style-name="ce2" office:value-type="float" office:value="37" calcext:value-type="float">
            <text:p>37</text:p>
          </table:table-cell>
          <table:table-cell table:style-name="ce2"/>
          <table:table-cell table:style-name="ce2" office:value-type="string" calcext:value-type="string">
            <text:p>Avant-courier (l') françois. En vers burlesques</text:p>
          </table:table-cell>
          <table:table-cell table:style-name="ce2" office:value-type="float" office:value="1649" calcext:value-type="float">
            <text:p>1649</text:p>
          </table:table-cell>
          <table:table-cell table:style-name="ce2" office:value-type="string" calcext:value-type="string">
            <text:p>(s. l.)</text:p>
          </table:table-cell>
          <table:table-cell table:style-name="ce2" office:value-type="float" office:value="7" calcext:value-type="float">
            <text:p>7</text:p>
          </table:table-cell>
          <table:table-cell table:style-name="ce2" office:value-type="string" calcext:value-type="string">
            <text:p>37. Avant -courier (1') françois. En vers burlesques (S. 1., 1649), 7 pages. Je n'ai pas à regretter de ne l'avoir pas connu.</text:p>
          </table:table-cell>
          <table:table-cell table:style-name="ce2" office:value-type="string" calcext:value-type="string">
            <text:p>oui</text:p>
          </table:table-cell>
          <table:table-cell table:style-name="ce2" office:value-type="string" calcext:value-type="string">
            <text:p>L_avant_courier_francois_En_vers_burlesques__bpt6k5667619f.pdf</text:p>
          </table:table-cell>
          <table:table-cell table:style-name="ce2" office:value-type="string" calcext:value-type="string">
            <text:p>vers</text:p>
          </table:table-cell>
          <table:table-cell table:style-name="ce2"/>
          <table:table-cell table:style-name="ce2" office:value-type="string" calcext:value-type="string">
            <text:p>Arsenal</text:p>
          </table:table-cell>
          <table:table-cell table:style-name="ce2" office:value-type="string" calcext:value-type="string">
            <text:p><text:a xlink:href="https://gallica.bnf.fr/ark:/12148/bpt6k5667619f.r=L%27%20Avant%20-%20covrier%20françois%20%20en%20vers%20burlesques?rk=21459;2" xlink:type="simple">https://gallica.bnf.fr/ark:/12148/bpt6k5667619f.r=L%27%20Avant%20-%20covrier%20fran%C3%A7ois%20%20en%20vers%20burlesques?rk=21459;2</text:a></text:p>
          </table:table-cell>
          <table:table-cell table:style-name="ce2" office:value-type="string" calcext:value-type="string">
            <text:p>Bibliothèque municipale de Lyon (Bibliothèque jésuite des Fontaines)</text:p>
          </table:table-cell>
          <table:table-cell table:style-name="ce2" office:value-type="string" calcext:value-type="string">
            <text:p><text:a xlink:href="https://books.google.fr/books?id=zZNvrTjkiWoC&amp;pg=PA7&amp;dq=Avant+-courier+(l%27%27)+françois.+En+vers+burlesques&amp;hl=fr&amp;sa=X&amp;ved=0ahUKEwjMu5nbp-bpAhWyyIUKHYkgByQQ6AEIKjAA#v=onepage&amp;q=Avant%20-courier%20(l'')%20françois.%20En%20vers%20burlesques&amp;f=false" xlink:type="simple">https://books.google.fr/books?id=zZNvrTjkiWoC&amp;pg=PA7&amp;dq=Avant+-courier+(l%27%27)+fran%C3%A7ois.+En+vers+burlesques&amp;hl=fr&amp;sa=X&amp;ved=0ahUKEwjMu5nbp-bpAhWyyIUKHYkgByQQ6AEIKjAA#v=onepage&amp;q=Avant%20-courier%20(l'')%20fran%C3%A7ois.%20En%20vers%20burlesques&amp;f=false</text:a></text:p>
          </table:table-cell>
          <table:table-cell table:style-name="ce2" table:number-columns-repeated="3"/>
          <table:table-cell table:number-columns-repeated="1005"/>
        </table:table-row>
        <table:table-row table:style-name="ro1">
          <table:table-cell table:style-name="ce2" office:value-type="string" calcext:value-type="string">
            <text:p>SupMoreau_I</text:p>
          </table:table-cell>
          <table:table-cell table:style-name="ce2" office:value-type="float" office:value="50" calcext:value-type="float">
            <text:p>50</text:p>
          </table:table-cell>
          <table:table-cell table:style-name="ce2"/>
          <table:table-cell table:style-name="ce2" office:value-type="string" calcext:value-type="string">
            <text:p>Babillard (le) du temps, en vers burlesques, racontant tout ce qui s'est fait et passé entre les armées mazarines et celles de messieurs les princes , avec des triolets sur le mesme sujet.</text:p>
          </table:table-cell>
          <table:table-cell table:style-name="ce2" office:value-type="float" office:value="1652" calcext:value-type="float">
            <text:p>1652</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50. Babillard (le) du temps, en vers burlesques, racon tant tout ce qui s'est fait et passé entre les armées mazarines et celles de messieurs les princes , avec des triolets sur le mesme sujet. Paris, Jacob Chevalier, 1 652, 8 pages. Il y en a une suite qui a paru chez Marignon Jaquet sous le titre de le Second babillard du temps... ensemble les triolets de la ville de Miradoux, rendue à l'obéissance de Monsieur le prince de Condé. 8 pages. Est-ce tout ? C'est cette suite que, sous le numéro 556 , j'ai indiquée à tort comme une réimpression du second Babillard du temps , de 1649. Les deux Babillards sont également mauvais. Voici pourtant quelques vers du premier numéro de 1652 qu'il me paraît utile de retenir : ... Ils courent pareils dangers Comme d'Hocquincourt , beau et jeune , Lequel fut tué , l'autre lune , Comme il alloit se pan nadir ; Sur luy l'on tira sans tarder Une très-belle canonade Qui paya sa rodemontade En le mettant au rang des morts... C'est, je crois, le second fils du maréchal d'Hocquincourt qui fut ainsi tué pendant le siége d'Angers.</text:p>
          </table:table-cell>
          <table:table-cell table:style-name="ce2" office:value-type="string" calcext:value-type="string">
            <text:p>oui</text:p>
          </table:table-cell>
          <table:table-cell table:style-name="ce2" office:value-type="string" calcext:value-type="string">
            <text:p>Le_babillard_Le_second_babillard_[...]_bpt6k5664573z.pdf</text:p>
          </table:table-cell>
          <table:table-cell table:style-name="ce2" office:value-type="string" calcext:value-type="string">
            <text:p>vers</text:p>
          </table:table-cell>
          <table:table-cell table:number-columns-repeated="2" table:style-name="ce2" office:value-type="string" calcext:value-type="string">
            <text:p/>
          </table:table-cell>
          <table:table-cell table:style-name="ce2" office:value-type="string" calcext:value-type="string">
            <text:p><text:a xlink:href="https://gallica.bnf.fr/ark:/12148/bpt6k5664573z/f2.image.r=Babillard%20(le)%20du%20temps,%20en%20vers%20burlesques,%20racontant%20tout%20ce%20qui%20s'est%20fait%20et%20passé" xlink:type="simple">https://gallica.bnf.fr/ark:/12148/bpt6k5664573z/f2.image.r=Babillard%20(le)%20du%20temps,%20en%20vers%20burlesques,%20racontant%20tout%20ce%20qui%20s'est%20fait%20et%20pass%C3%A9</text:a></text:p>
          </table:table-cell>
          <table:table-cell table:style-name="ce2" table:number-columns-repeated="5"/>
          <table:table-cell table:number-columns-repeated="1005"/>
        </table:table-row>
        <table:table-row table:style-name="ro1">
          <table:table-cell table:style-name="ce2" office:value-type="string" calcext:value-type="string">
            <text:p>SupMoreau_I</text:p>
          </table:table-cell>
          <table:table-cell table:style-name="ce2" office:value-type="float" office:value="58" calcext:value-type="float">
            <text:p>58</text:p>
          </table:table-cell>
          <table:table-cell table:style-name="ce2"/>
          <table:table-cell table:style-name="ce2" office:value-type="string" calcext:value-type="string">
            <text:p>Burlesque (le) Onde ce temps renouvelle , etc</text:p>
          </table:table-cell>
          <table:table-cell table:style-name="ce2" table:number-columns-repeated="2"/>
          <table:table-cell table:style-name="ce2" office:value-type="float" office:value="8" calcext:value-type="float">
            <text:p>8</text:p>
          </table:table-cell>
          <table:table-cell table:style-name="ce2" office:value-type="string" calcext:value-type="string">
            <text:p>58. Burlesque(le) Onde ce temps renouvelle , etc. [61 2.] Un second extraordinaire, daté du 13 juillet , se place après la quatrième partie sous ce titre : Extraordinaire arrivée du burlesque On de ce temps qui sçait, qui fait et qui dit tous les motifs du voyage de Son Altesse Royale à Paris. 8 pages. Il faut donc six parties pour la seconde période ; en tout , neuf.</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SupMoreau_I</text:p>
          </table:table-cell>
          <table:table-cell table:style-name="ce2" office:value-type="float" office:value="106" calcext:value-type="float">
            <text:p>106</text:p>
          </table:table-cell>
          <table:table-cell table:style-name="ce2"/>
          <table:table-cell table:style-name="ce2" office:value-type="string" calcext:value-type="string">
            <text:p>Entrée du convoi, en vers burlesques.</text:p>
          </table:table-cell>
          <table:table-cell table:style-name="ce2" table:number-columns-repeated="3"/>
          <table:table-cell table:style-name="ce2" office:value-type="string" calcext:value-type="string">
            <text:p>106. Entrée du convoi, en vers burlesques. Lettre d'un gentilhomme suédois , etc</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SupMoreau_II</text:p>
          </table:table-cell>
          <table:table-cell table:style-name="ce2" office:value-type="float" office:value="46" calcext:value-type="float">
            <text:p>46</text:p>
          </table:table-cell>
          <table:table-cell table:style-name="ce2"/>
          <table:table-cell table:style-name="ce2" office:value-type="string" calcext:value-type="string">
            <text:p>Contre satyre ou Response aux Cent quatre vers du Sieur Scarron, ponr luy monstrer qu’ayant inventé les vers burlesques, il se peut dire l'autheur des libelles diffamatoires de cette espèce.</text:p>
          </table:table-cell>
          <table:table-cell table:style-name="ce2" office:value-type="float" office:value="1651" calcext:value-type="float">
            <text:p>1651</text:p>
          </table:table-cell>
          <table:table-cell table:style-name="ce2" office:value-type="string" calcext:value-type="string">
            <text:p>(s. l.)</text:p>
          </table:table-cell>
          <table:table-cell table:style-name="ce2" office:value-type="float" office:value="7" calcext:value-type="float">
            <text:p>7</text:p>
          </table:table-cell>
          <table:table-cell table:style-name="ce2" office:value-type="string" calcext:value-type="string">
            <text:p>46. Contre satyre on Response aux Cent quatre vers du Sieur Scarron, ponr luy monstrer qu’ayant inventé les vers hartesques, il se pent dire l'authenr des libelles diffamatoires se celte espéce, S. /., 16513 7 pages. X Dans va peul avis dste l 25 anai 831 r le verso du titre, l’antevr dit qu’il 1l à prië Searvon par lettre de Ini faire m. sjne N'ea Apant pornt réçu, il à êle contraint de faive voie la perni- se ransequence de &lt;1 poéte lnictesue, non pas pour s'ériger en poètes car il en à utrrs secupations, 16 dans ns C'ent quettre vers, 1} vriestee On venoit de publier deux volumes des poésies de Scarron Pour les sauver u feu où des chaïzes percées, Scarron étoit représenté au frontiapice « assis daos Gne chaise au pied du Par- masse, tonrnant le derrière, baissant la teste, et des muses laides antour de lni qui Font des grimaces, » La plèce n’est qu'un développement du 1îlre : Fomier de Pégase, excrémeal d’Astarot, Qui nous à pius gasté que Béze et que Marot, Searron avoit publié son Virgile Lravesti ex denx burlesques légeader Où l’on roït plasieurs sainels couchez sur ton papier Qui ne sont pas dans le calendrie: D’où depuis res rimeurs qui de (a bare onl beu, Et vogoieot que ton livre estoil si biea vendu, Sans voir quelle ra seroit na jour la conséruente, ; De se riré e Lout out pris trop de ficéace. Et l'auteur cite l'Eafer Burlesque et la Passion en vers burlesques. ; Failes brusler ce livre où ce tison fatal. Très-médioere.</text:p>
          </table:table-cell>
          <table:table-cell table:style-name="ce2" office:value-type="string" calcext:value-type="string">
            <text:p>oui</text:p>
          </table:table-cell>
          <table:table-cell table:style-name="ce2" office:value-type="string" calcext:value-type="string">
            <text:p>Contre_satyre_ou_response_aux_[...]_bpt6k5713309n.pdf</text:p>
          </table:table-cell>
          <table:table-cell table:style-name="ce2" office:value-type="string" calcext:value-type="string">
            <text:p>vers</text:p>
          </table:table-cell>
          <table:table-cell table:style-name="ce2"/>
          <table:table-cell table:style-name="ce2" office:value-type="string" calcext:value-type="string">
            <text:p>Tolbiac</text:p>
          </table:table-cell>
          <table:table-cell table:style-name="ce2" office:value-type="string" calcext:value-type="string">
            <text:p><text:a xlink:href="https://gallica.bnf.fr/ark:/12148/bpt6k5713309n.r=Contre%20satyre%20on%20Response%20aux%20Cent%20quatre%20vers%20du%20Sieur%20Scarron%2C?rk=21459;2" xlink:type="simple">https://gallica.bnf.fr/ark:/12148/bpt6k5713309n.r=Contre%20satyre%20on%20Response%20aux%20Cent%20quatre%20vers%20du%20Sieur%20Scarron%2C?rk=21459;2</text:a></text:p>
          </table:table-cell>
          <table:table-cell table:style-name="ce2" table:number-columns-repeated="5"/>
          <table:table-cell table:number-columns-repeated="1005"/>
        </table:table-row>
        <table:table-row table:style-name="ro1">
          <table:table-cell table:style-name="ce2" office:value-type="string" calcext:value-type="string">
            <text:p>SupMoreau_II</text:p>
          </table:table-cell>
          <table:table-cell table:style-name="ce2" office:value-type="float" office:value="108" calcext:value-type="float">
            <text:p>108</text:p>
          </table:table-cell>
          <table:table-cell table:style-name="ce2"/>
          <table:table-cell table:style-name="ce2" office:value-type="string" calcext:value-type="string">
            <text:p>Les Larmes et complaintes de la reyne d'Angleterre sur la mort de son époux, et l'imitation du quatrain du sieur de Pibrac, par David Ferrand.</text:p>
          </table:table-cell>
          <table:table-cell table:style-name="ce2" table:number-columns-repeated="3"/>
          <table:table-cell table:style-name="ce2" office:value-type="string" calcext:value-type="string">
            <text:p>108. Les Larnies et complaiates de la reyne d'Angleterre sur la mort de son époux, et l'imitation du quateain du sieur de Pibrac, par David Ferrand. N* 1808 de la Dibliographie. Ce Daval Perrand, suivant M. Rathers (déhenæum du 12 féveier 4853), étoit lbeuire à Rouen, éditeur d'Auvray et auteur de l'Énvensaire général de la Mfuse nor« mante, À à compose l’.bdieu burlesque de l'armée normunde, qui n'est peul-être anire chove que lo Conse burlssque de l’ermée normande, jouxte la copie impri- mev à Houen, n° 752 de la iôliographie.</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SupMoreau_II</text:p>
          </table:table-cell>
          <table:table-cell table:style-name="ce2" office:value-type="float" office:value="110" calcext:value-type="float">
            <text:p>110</text:p>
          </table:table-cell>
          <table:table-cell table:style-name="ce2"/>
          <table:table-cell table:style-name="ce2" office:value-type="string" calcext:value-type="string">
            <text:p>Lettre d'équivoques du courrier burlesque par S. P. Q. R.</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6" calcext:value-type="float">
            <text:p>6</text:p>
          </table:table-cell>
          <table:table-cell table:style-name="ce2" office:value-type="string" calcext:value-type="string">
            <text:p>110. Lettre d'équivoques du courrier burlesque par S. P.Q. R, Puris, Sébastien Martin, 1649 ; 6 pages En vwici va échantllon : n de vous remercie du don (Quichoyte de la Mancke) voué avez fant à ma lills (de pain d'espice), d'ume helle cotle (de meloo), rumme d'un liles (de vmnaigre) el un bexo miroir (de Salomon) pour la parer mine vn cutr de vache) sûu d'esire recherchée du cuurrier Lurlesque. » On e d reste,</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SupMoreau_II</text:p>
          </table:table-cell>
          <table:table-cell table:style-name="ce2" office:value-type="float" office:value="146" calcext:value-type="float">
            <text:p>146</text:p>
          </table:table-cell>
          <table:table-cell table:style-name="ce2"/>
          <table:table-cell table:style-name="ce2" office:value-type="string" calcext:value-type="string">
            <text:p>La Nouvelle gazette du temps, en vers burlesques du douzième octobre 1652.</text:p>
          </table:table-cell>
          <table:table-cell table:style-name="ce2" office:value-type="float" office:value="1652" calcext:value-type="float">
            <text:p>1652</text:p>
          </table:table-cell>
          <table:table-cell table:style-name="ce2" office:value-type="string" calcext:value-type="string">
            <text:p>Paris</text:p>
          </table:table-cell>
          <table:table-cell table:style-name="ce2" office:value-type="float" office:value="6" calcext:value-type="float">
            <text:p>6</text:p>
          </table:table-cell>
          <table:table-cell table:style-name="ce2" office:value-type="string" calcext:value-type="string">
            <text:p>146. La Nouvelle gazette du temps, en vers burlesques du douzième octobre 1652. Paris, 1652; 6 pages. —. J'ai dit à lort, sous le n° 2549 de la Bibliographie, qu'elle est une contreFaço Qe la Gazeite mouvelle, en vers burlesques, C'esk que j= De connoissois alors eelle do 48 octobre. En réalité, (outes ces pièces ne soot que des éditions subrez lices de la Muse Aistorique de Zorei. Elles tontiouent 20 mème titre la Gazetre d cemps, D* IATT,</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SupMoreau_II</text:p>
          </table:table-cell>
          <table:table-cell table:style-name="ce2" office:value-type="float" office:value="147" calcext:value-type="float">
            <text:p>147</text:p>
          </table:table-cell>
          <table:table-cell table:style-name="ce2"/>
          <table:table-cell table:style-name="ce2" office:value-type="string" calcext:value-type="string">
            <text:p>La Nouvelle mazarinade, ou le bruit qui court à Mazarin, en vers burlesques.</text:p>
          </table:table-cell>
          <table:table-cell table:style-name="ce2" office:value-type="float" office:value="1652" calcext:value-type="float">
            <text:p>1652</text:p>
          </table:table-cell>
          <table:table-cell table:style-name="ce2" office:value-type="string" calcext:value-type="string">
            <text:p>(s. l.)</text:p>
          </table:table-cell>
          <table:table-cell table:style-name="ce2" office:value-type="float" office:value="7" calcext:value-type="float">
            <text:p>7</text:p>
          </table:table-cell>
          <table:table-cell table:style-name="ce2" office:value-type="string" calcext:value-type="string">
            <text:p>147. La Nouvelle mazarinade, on le bruit qui court à Mazarin, en vers burlesques. S. /., 1652 ; 7 püges.. ; " 7 Délestable. . - ns G sR</text:p>
          </table:table-cell>
          <table:table-cell table:style-name="ce2" office:value-type="string" calcext:value-type="string">
            <text:p>oui</text:p>
          </table:table-cell>
          <table:table-cell table:style-name="ce2" office:value-type="string" calcext:value-type="string">
            <text:p>La_nouvelle_mazarinade_ou_Le_[...]_bpt6k56103334.pdf</text:p>
          </table:table-cell>
          <table:table-cell table:style-name="ce2" office:value-type="string" calcext:value-type="string">
            <text:p>vers</text:p>
          </table:table-cell>
          <table:table-cell table:style-name="ce2"/>
          <table:table-cell table:style-name="ce2" office:value-type="string" calcext:value-type="string">
            <text:p>Tolbiac</text:p>
          </table:table-cell>
          <table:table-cell table:style-name="ce2" office:value-type="string" calcext:value-type="string">
            <text:p><text:a xlink:href="https://gallica.bnf.fr/ark:/12148/bpt6k56103334.r=La%20Nouvelle%20mazarinade%2C%20on%20le%20bruit%20qui%20court%20à%20Mazarin%2C%20en%20vers%20burlesques?rk=21459;2" xlink:type="simple">https://gallica.bnf.fr/ark:/12148/bpt6k56103334.r=La%20Nouvelle%20mazarinade%2C%20on%20le%20bruit%20qui%20court%20%C3%A0%20Mazarin%2C%20en%20vers%20burlesques?rk=21459;2</text:a></text:p>
          </table:table-cell>
          <table:table-cell table:style-name="ce2" table:number-columns-repeated="5"/>
          <table:table-cell table:number-columns-repeated="1005"/>
        </table:table-row>
        <table:table-row table:style-name="ro1">
          <table:table-cell table:style-name="ce2" office:value-type="string" calcext:value-type="string">
            <text:p>SupMoreau_II</text:p>
          </table:table-cell>
          <table:table-cell table:style-name="ce2" office:value-type="float" office:value="201" calcext:value-type="float">
            <text:p>201</text:p>
          </table:table-cell>
          <table:table-cell table:style-name="ce2"/>
          <table:table-cell table:style-name="ce2" office:value-type="string" calcext:value-type="string">
            <text:p>Les Ténebres de Mazarin, en vers burlesques.</text:p>
          </table:table-cell>
          <table:table-cell table:style-name="ce2" office:value-type="float" office:value="1649" calcext:value-type="float">
            <text:p>1649</text:p>
          </table:table-cell>
          <table:table-cell table:style-name="ce2" office:value-type="string" calcext:value-type="string">
            <text:p>(s. l.)</text:p>
          </table:table-cell>
          <table:table-cell table:style-name="ce2" office:value-type="float" office:value="6" calcext:value-type="float">
            <text:p>6</text:p>
          </table:table-cell>
          <table:table-cell table:style-name="ce2" office:value-type="string" calcext:value-type="string">
            <text:p>201. Les Ténebres de Mazarin, en vers buriesques. S. , 1649 6 pages. faat jaunare erite pièce, sû manvaise qu'ele soil, à ce que j'ai appelé aillenrs » cardueal Mazarin. Vuir le De profurdis, ete., u° 860 de la Bibliographie, 2n " l'estament du cardina! Mozarin qu'il à renouvellé 2 xou depart, ve e Bebliograp - Taier comment Miner d'Ormesson raconte dans ses Mémaires la querelle e Batoste &lt;\ de Manmn : « Le dimanche 13 febrrier (6649) je fas chex Nime de oseme, q me diet cumme Marigny ayant rencantré Boiiesve, conseitler d'église, d'Erunt tesjoaty de bs résalution u parlemrnt (de ne pux 1raîter avec fe cour', “tamt esevarade qu'ils me delibérsssent saos les géaéraux, e (dit) qu’il y avoit &lt;e eFaaté coqusse dans créte compagnie, Sur quoy Boilesve s'estant offensé e stent 400) qu'if st ON cajuns d'es parter ainsi, arigny Ini avois donné vn rhc es dn qqs Cn , s'estoit aavvê ; que DI, le coadjuteur l'avoit aban- drnse conerement: mans ud avoit lronvE assez d'amis pour empêcher Boislère Tes rs parte satnedy an padlomentz ainsi que l'afaire s'acrommadernit, 208. Triolets sur l'arrivée du roy eu sa bonne ville de Paris. Paris, David Beauplet, 1650; 7 pages. Après le royage de Normandie, Manvais,</text:p>
          </table:table-cell>
          <table:table-cell table:style-name="ce2" office:value-type="string" calcext:value-type="string">
            <text:p>oui</text:p>
          </table:table-cell>
          <table:table-cell table:style-name="ce2" office:value-type="string" calcext:value-type="string">
            <text:p>Les_tenebres_de_Mazarin_en_[...]_bpt6k5722005x.pdf</text:p>
          </table:table-cell>
          <table:table-cell table:style-name="ce2" office:value-type="string" calcext:value-type="string">
            <text:p>vers</text:p>
          </table:table-cell>
          <table:table-cell table:style-name="ce2" office:value-type="string" calcext:value-type="string">
            <text:p>ajouté jb</text:p>
          </table:table-cell>
          <table:table-cell table:style-name="ce2" office:value-type="string" calcext:value-type="string">
            <text:p/>
          </table:table-cell>
          <table:table-cell table:style-name="ce2" office:value-type="string" calcext:value-type="string">
            <text:p><text:a xlink:href="https://gallica.bnf.fr/ark:/12148/bpt6k5722005x/f4.image.r=Les%20Ténebres%20de%20Mazarin,%20en%20vers%20burlesques" xlink:type="simple">https://gallica.bnf.fr/ark:/12148/bpt6k5722005x/f4.image.r=Les%20T%C3%A9nebres%20de%20Mazarin,%20en%20vers%20burlesques</text:a></text:p>
          </table:table-cell>
          <table:table-cell table:style-name="ce2" table:number-columns-repeated="5"/>
          <table:table-cell table:number-columns-repeated="1005"/>
        </table:table-row>
        <table:table-row table:style-name="ro1">
          <table:table-cell table:style-name="ce2" office:value-type="string" calcext:value-type="string">
            <text:p>SupMoreau_II</text:p>
          </table:table-cell>
          <table:table-cell table:style-name="ce2" office:value-type="float" office:value="207" calcext:value-type="float">
            <text:p>207</text:p>
          </table:table-cell>
          <table:table-cell table:style-name="ce2"/>
          <table:table-cell table:style-name="ce2" office:value-type="string" calcext:value-type="string">
            <text:p>Les véritez absolues et sans contredit, en vers burlesques.</text:p>
          </table:table-cell>
          <table:table-cell table:style-name="ce2" office:value-type="float" office:value="1652" calcext:value-type="float">
            <text:p>1652</text:p>
          </table:table-cell>
          <table:table-cell table:style-name="ce2" office:value-type="string" calcext:value-type="string">
            <text:p>Paris</text:p>
          </table:table-cell>
          <table:table-cell table:style-name="ce2" office:value-type="float" office:value="7" calcext:value-type="float">
            <text:p>7</text:p>
          </table:table-cell>
          <table:table-cell table:style-name="ce2" office:value-type="string" calcext:value-type="string">
            <text:p>207. Les véritez absolues et sans contredit, en vers vur- lesques. Paris, rue d'Écosse, aux T rois-Crémaillères, t652; 7 pages. Vérites morales. Ce n'est pas proprement uar mazarinade. sieur Scarron sur l’arrivée du bon royà Paris, Paris, Hathurin Héraule, 1649 ;</text:p>
          </table:table-cell>
          <table:table-cell table:style-name="ce2" office:value-type="string" calcext:value-type="string">
            <text:p>oui</text:p>
          </table:table-cell>
          <table:table-cell table:style-name="ce2" office:value-type="string" calcext:value-type="string">
            <text:p>Les_veritez_absolues_et_sans_[...]_bpt6k5426094f.pdf</text:p>
          </table:table-cell>
          <table:table-cell table:style-name="ce2" office:value-type="string" calcext:value-type="string">
            <text:p>vers</text:p>
          </table:table-cell>
          <table:table-cell table:style-name="ce2" office:value-type="string" calcext:value-type="string">
            <text:p>ajouté jb</text:p>
          </table:table-cell>
          <table:table-cell table:style-name="ce2" office:value-type="string" calcext:value-type="string">
            <text:p/>
          </table:table-cell>
          <table:table-cell table:style-name="ce2" office:value-type="string" calcext:value-type="string">
            <text:p><text:a xlink:href="https://gallica.bnf.fr/ark:/12148/bpt6k5426094f.r=Les%20véritez%20absolues%20et%20sans%20contredit%2C%20en%20vers%20burlesques?rk=21459;2" xlink:type="simple">https://gallica.bnf.fr/ark:/12148/bpt6k5426094f.r=Les%20v%C3%A9ritez%20absolues%20et%20sans%20contredit%2C%20en%20vers%20burlesques?rk=21459;2</text:a></text:p>
          </table:table-cell>
          <table:table-cell table:style-name="ce2" table:number-columns-repeated="5"/>
          <table:table-cell table:number-columns-repeated="1005"/>
        </table:table-row>
        <table:table-row table:style-name="ro1">
          <table:table-cell table:style-name="ce2" office:value-type="string" calcext:value-type="string">
            <text:p>SupMoreau_II</text:p>
          </table:table-cell>
          <table:table-cell table:style-name="ce2" office:value-type="float" office:value="208" calcext:value-type="float">
            <text:p>208</text:p>
          </table:table-cell>
          <table:table-cell table:style-name="ce2"/>
          <table:table-cell table:style-name="ce2" office:value-type="string" calcext:value-type="string">
            <text:p>Vers burlesques envoyés à monsieur Scaron sur l'arrivée du bon roy à Paris.</text:p>
          </table:table-cell>
          <table:table-cell table:style-name="ce2" table:number-columns-repeated="3"/>
          <table:table-cell table:style-name="ce2" office:value-type="string" calcext:value-type="string">
            <text:p>208. Vers burlesques envoyés à mo Même pièce que le n° 4038 de la Bibliographie</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SupMoreau_III</text:p>
          </table:table-cell>
          <table:table-cell table:style-name="ce2" office:value-type="float" office:value="26" calcext:value-type="float">
            <text:p>26</text:p>
          </table:table-cell>
          <table:table-cell table:style-name="ce2"/>
          <table:table-cell table:style-name="ce2" office:value-type="string" calcext:value-type="string">
            <text:p>Compliments (les) de la place Maubert, reformez par une des plus fameuses harengères de Paris, avec la harangue qu’elle a faite aux dames de son exercice, et la response qu’elles luy ont faite; en vers burlesques.</text:p>
          </table:table-cell>
          <table:table-cell table:style-name="ce2" office:value-type="float" office:value="1650" calcext:value-type="float">
            <text:p>1650</text:p>
          </table:table-cell>
          <table:table-cell table:style-name="ce2" office:value-type="string" calcext:value-type="string">
            <text:p>(s. l.)</text:p>
          </table:table-cell>
          <table:table-cell table:style-name="ce2" office:value-type="float" office:value="7" calcext:value-type="float">
            <text:p>7</text:p>
          </table:table-cell>
          <table:table-cell table:style-name="ce2" office:value-type="string" calcext:value-type="string">
            <text:p>26. Compliments (les) de la place Maubert, reformez par une des plus fameuses harengères de Paris, avec la harangue qu’elle a faite aux dames de son exercice, et la response qu’elles luy ont faite ; en vers burlesques. S. I. 1650, 7 pages. Je ne l'aurais pas comprise entre les Mazarinades si nous n’avions pas la Gazette de la place Maubert; car elle est étrangère à la politique. ;</text:p>
          </table:table-cell>
          <table:table-cell table:style-name="ce2" office:value-type="string" calcext:value-type="string">
            <text:p>non</text:p>
          </table:table-cell>
          <table:table-cell table:style-name="ce2" table:number-columns-repeated="10"/>
          <table:table-cell table:number-columns-repeated="1005"/>
        </table:table-row>
        <table:table-row table:style-name="ro1">
          <table:table-cell table:style-name="ce2" office:value-type="string" calcext:value-type="string">
            <text:p>SupMoreau_III</text:p>
          </table:table-cell>
          <table:table-cell table:style-name="ce2" office:value-type="float" office:value="86" calcext:value-type="float">
            <text:p>86</text:p>
          </table:table-cell>
          <table:table-cell table:style-name="ce2"/>
          <table:table-cell table:style-name="ce2" office:value-type="string" calcext:value-type="string">
            <text:p>Tableau (le) des misères de la France en vers burlesques.</text:p>
          </table:table-cell>
          <table:table-cell table:style-name="ce2" office:value-type="float" office:value="1652" calcext:value-type="float">
            <text:p>1652</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86. Tableau (le) des misères de la France en vers burles- ques. Paris, Jacob Chevalier, 1652, 8 pages. Sept sonnets très-médiocres. Quand j'ai noté cette pièce sous le n° 3745 de la Biblio- graphie des Mazarinades , je n’en avais encore rencontré que le titre dans la Bibliothèque historique du P. Lelong.</text:p>
          </table:table-cell>
          <table:table-cell table:style-name="ce2" office:value-type="string" calcext:value-type="string">
            <text:p>non</text:p>
          </table:table-cell>
          <table:table-cell table:style-name="ce2" table:number-columns-repeated="2"/>
          <table:table-cell table:style-name="ce2" office:value-type="string" calcext:value-type="string">
            <text:p>ajouté jb</text:p>
          </table:table-cell>
          <table:table-cell table:style-name="ce2" table:number-columns-repeated="7"/>
          <table:table-cell table:number-columns-repeated="1005"/>
        </table:table-row>
        <table:table-row table:style-name="ro1">
          <table:table-cell table:style-name="ce2" office:value-type="string" calcext:value-type="string">
            <text:p>SupSocard</text:p>
          </table:table-cell>
          <table:table-cell table:style-name="ce2" office:value-type="float" office:value="77" calcext:value-type="float">
            <text:p>77</text:p>
          </table:table-cell>
          <table:table-cell table:style-name="ce2"/>
          <table:table-cell table:style-name="ce2" office:value-type="string" calcext:value-type="string">
            <text:p>Sentence bvrlesqve</text:p>
          </table:table-cell>
          <table:table-cell table:style-name="ce2" office:value-type="float" office:value="1649" calcext:value-type="float">
            <text:p>1649</text:p>
          </table:table-cell>
          <table:table-cell table:style-name="ce2" office:value-type="string" calcext:value-type="string">
            <text:p>(s. l.)</text:p>
          </table:table-cell>
          <table:table-cell table:style-name="ce2" office:value-type="float" office:value="8" calcext:value-type="float">
            <text:p>8</text:p>
          </table:table-cell>
          <table:table-cell table:style-name="ce2" office:value-type="string" calcext:value-type="string">
            <text:p>77. Sentence bvrlesqve. s. l., 1649. In-4° de 8 pages. En vers de 8 syllabes, À la fin, on lit : Signé, CANABOT. Sentence prononcée contre un nommé Louls Picart, prévost de la Bazoche, qui ne voulait pas payer les frais de bouquets, tapisserie, musique et bonne chère faits à Saint-Germain, et ceux de Saint-Nicolas, Cette pièce pitoyable n’a de burlesque que le nom, et ne pourrait être recherchée que pour sa rarcté.</text:p>
          </table:table-cell>
          <table:table-cell table:style-name="ce2" office:value-type="string" calcext:value-type="string">
            <text:p>oui</text:p>
          </table:table-cell>
          <table:table-cell table:style-name="ce2" office:value-type="string" calcext:value-type="string">
            <text:p>Sentence_burlesque_o_O_1649.pdf</text:p>
          </table:table-cell>
          <table:table-cell table:style-name="ce2" office:value-type="string" calcext:value-type="string">
            <text:p>vers</text:p>
          </table:table-cell>
          <table:table-cell table:style-name="ce2" table:number-columns-repeated="3"/>
          <table:table-cell table:style-name="ce2" office:value-type="string" calcext:value-type="string">
            <text:p>Bibliothèque nationale d'Autriche</text:p>
          </table:table-cell>
          <table:table-cell table:style-name="ce2" office:value-type="string" calcext:value-type="string">
            <text:p><text:a xlink:href="https://books.google.fr/books?id=V0dKAAAAcAAJ&amp;printsec=frontcover&amp;hl=fr&amp;source=gbs_ge_summary_r&amp;cad=0#v=onepage&amp;q&amp;f=false" xlink:type="simple">https://books.google.fr/books?id=V0dKAAAAcAAJ&amp;printsec=frontcover&amp;hl=fr&amp;source=gbs_ge_summary_r&amp;cad=0#v=onepage&amp;q&amp;f=false</text:a></text:p>
          </table:table-cell>
          <table:table-cell table:style-name="ce2" table:number-columns-repeated="3"/>
          <table:table-cell table:number-columns-repeated="1005"/>
        </table:table-row>
        <table:table-row table:style-name="ro1">
          <table:table-cell table:style-name="ce2" office:value-type="string" calcext:value-type="string">
            <text:p>SupLabadie</text:p>
          </table:table-cell>
          <table:table-cell table:style-name="ce2" office:value-type="float" office:value="13" calcext:value-type="float">
            <text:p>13</text:p>
          </table:table-cell>
          <table:table-cell table:style-name="ce2"/>
          <table:table-cell table:style-name="ce2" office:value-type="string" calcext:value-type="string">
            <text:p>ARCHI-MAZARINADE burlesque, représentée sur le quay du Chapeau-rouge à Bourdeaux, la veille du Dimanche des Bacchanales</text:p>
          </table:table-cell>
          <table:table-cell table:style-name="ce2" office:value-type="string" calcext:value-type="string">
            <text:p>(s. d.)</text:p>
          </table:table-cell>
          <table:table-cell table:style-name="ce2" office:value-type="string" calcext:value-type="string">
            <text:p>(s. l.)</text:p>
          </table:table-cell>
          <table:table-cell table:style-name="ce2" office:value-type="float" office:value="8" calcext:value-type="float">
            <text:p>8</text:p>
          </table:table-cell>
          <table:table-cell table:style-name="ce2" office:value-type="string" calcext:value-type="string">
            <text:p>13. ARCHI-MAZARINADE burlesque, représentée sur le quay du Chapeau-rouge à Bourdeaux, la veille du Dimanche des Bacchanales. S. f. de titre, n. l. n. d., 8 pages. Pièce ordurière en vers de huit pieds. Bibl. de Bordx, 25994 J-42.</text:p>
          </table:table-cell>
          <table:table-cell table:style-name="ce2" office:value-type="string" calcext:value-type="string">
            <text:p>oui</text:p>
          </table:table-cell>
          <table:table-cell table:style-name="ce2" office:value-type="string" calcext:value-type="string">
            <text:p>h__BordeauxS_B330636101_H12074_042_159D0F067CDBF44AF8C38B37D509A1FB.pdf</text:p>
          </table:table-cell>
          <table:table-cell table:style-name="ce2" office:value-type="string" calcext:value-type="string">
            <text:p>vers</text:p>
          </table:table-cell>
          <table:table-cell table:number-columns-repeated="5" table:style-name="ce2" office:value-type="string" calcext:value-type="string">
            <text:p/>
          </table:table-cell>
          <table:table-cell table:style-name="ce2" office:value-type="string" calcext:value-type="string">
            <text:p><text:a xlink:href="http://bibliotheque.bordeaux.fr/in/faces/imageReader.xhtml?id=h::BordeauxS_B330636101_H12074_042&amp;pageIndex=1&amp;mode=simple&amp;selectedTab=thumbnail" xlink:type="simple">http://bibliotheque.bordeaux.fr/in/faces/imageReader.xhtml?id=h::BordeauxS_B330636101_H12074_042&amp;pageIndex=1&amp;mode=simple&amp;selectedTab=thumbnail</text:a></text:p>
          </table:table-cell>
          <table:table-cell table:style-name="ce2" table:number-columns-repeated="2"/>
          <table:table-cell table:number-columns-repeated="1005"/>
        </table:table-row>
        <table:table-row table:style-name="ro1">
          <table:table-cell table:style-name="ce2" office:value-type="string" calcext:value-type="string">
            <text:p>SupLabadie</text:p>
          </table:table-cell>
          <table:table-cell table:style-name="ce2" office:value-type="float" office:value="135" calcext:value-type="float">
            <text:p>135</text:p>
          </table:table-cell>
          <table:table-cell table:style-name="ce2"/>
          <table:table-cell table:style-name="ce2" office:value-type="string" calcext:value-type="string">
            <text:p>COUR (la) burlesque du duel d'Epernon</text:p>
          </table:table-cell>
          <table:table-cell table:style-name="ce2" office:value-type="string" calcext:value-type="string">
            <text:p>(s. d.)</text:p>
          </table:table-cell>
          <table:table-cell table:style-name="ce2" office:value-type="string" calcext:value-type="string">
            <text:p>(s. l.)</text:p>
          </table:table-cell>
          <table:table-cell table:style-name="ce2" office:value-type="float" office:value="16" calcext:value-type="float">
            <text:p>16</text:p>
          </table:table-cell>
          <table:table-cell table:style-name="ce2" office:value-type="string" calcext:value-type="string">
            <text:p>135. COUR (la) burlesque du duel d'Epernon. S. n. d., in-12, 16 pages. On dit que le duc d'Epernon Dans Agen caressant Nanon. Cat. Mazarine.</text:p>
          </table:table-cell>
          <table:table-cell table:style-name="ce2" office:value-type="string" calcext:value-type="string">
            <text:p>non</text:p>
          </table:table-cell>
          <table:table-cell table:style-name="ce2" table:number-columns-repeated="2"/>
          <table:table-cell table:style-name="ce2" office:value-type="string" calcext:value-type="string">
            <text:p>à Bordeaux seulement?</text:p>
          </table:table-cell>
          <table:table-cell table:style-name="ce2" table:number-columns-repeated="7"/>
          <table:table-cell table:number-columns-repeated="1005"/>
        </table:table-row>
        <table:table-row table:style-name="ro1">
          <table:table-cell table:style-name="ce2" office:value-type="string" calcext:value-type="string">
            <text:p>SupLabadie</text:p>
          </table:table-cell>
          <table:table-cell table:style-name="ce2" office:value-type="float" office:value="187" calcext:value-type="float">
            <text:p>187</text:p>
          </table:table-cell>
          <table:table-cell table:style-name="ce2"/>
          <table:table-cell table:style-name="ce2" office:value-type="string" calcext:value-type="string">
            <text:p>FRONDE (la) bourdelaise dédiée à Monseigneur le Duc d'Anguien. Par le sieur Materre.</text:p>
          </table:table-cell>
          <table:table-cell table:style-name="ce2" office:value-type="float" office:value="1650" calcext:value-type="float">
            <text:p>1650</text:p>
          </table:table-cell>
          <table:table-cell table:style-name="ce2" office:value-type="string" calcext:value-type="string">
            <text:p>Bourdeaux</text:p>
          </table:table-cell>
          <table:table-cell table:style-name="ce2" office:value-type="float" office:value="21" calcext:value-type="float">
            <text:p>21</text:p>
          </table:table-cell>
          <table:table-cell table:style-name="ce2" office:value-type="string" calcext:value-type="string">
            <text:p>187. FRONDE (la) bourdelaise dédiée à Monseigneur le Duc d'Anguien. Par le sieur Materre. 21 pages et 1. f. blanc. Pièce en vers burlesques. La Dédicace, pages 3 à 10, est datée de « Bourdeaux, ce 20 de Juillet, 1650. » Le titre de départ est « La Fronde bourdeloise. Stances my-burlesques. » II y a 23 stances. _x0096_ Bibl. de Bordx. 8748-72. _x0096_ Une déchirure au bas du titre de l'exemplaire que nous avons vu a enlevé le lieu d'impression et le nom de l'imprimeur, mais la pièce a été imprimée à Bordeaux. Sur ce même titre on voit un cartouche emblématique gravé sur cuivre et représentant une main tenant une fronde, avec, dans un nuage, les armes de Condé.</text:p>
          </table:table-cell>
          <table:table-cell table:style-name="ce2" office:value-type="string" calcext:value-type="string">
            <text:p>non</text:p>
          </table:table-cell>
          <table:table-cell table:style-name="ce2" table:number-columns-repeated="2"/>
          <table:table-cell table:style-name="ce2" office:value-type="string" calcext:value-type="string">
            <text:p>à Bordeaux seulement?</text:p>
          </table:table-cell>
          <table:table-cell table:style-name="ce2" table:number-columns-repeated="7"/>
          <table:table-cell table:number-columns-repeated="1005"/>
        </table:table-row>
        <table:table-row table:style-name="ro1">
          <table:table-cell table:style-name="ce2" office:value-type="string" calcext:value-type="string">
            <text:p>SupLabadie</text:p>
          </table:table-cell>
          <table:table-cell table:style-name="ce2" office:value-type="float" office:value="287" calcext:value-type="float">
            <text:p>287</text:p>
          </table:table-cell>
          <table:table-cell table:style-name="ce2"/>
          <table:table-cell table:style-name="ce2" office:value-type="string" calcext:value-type="string">
            <text:p>PERNONISME (le) berné dans Agen. Satyre burlesque.</text:p>
          </table:table-cell>
          <table:table-cell table:style-name="ce2" office:value-type="string" calcext:value-type="string">
            <text:p>(s. d.)</text:p>
          </table:table-cell>
          <table:table-cell table:style-name="ce2" office:value-type="string" calcext:value-type="string">
            <text:p>(s. l.)</text:p>
          </table:table-cell>
          <table:table-cell table:style-name="ce2" office:value-type="float" office:value="32" calcext:value-type="float">
            <text:p>32</text:p>
          </table:table-cell>
          <table:table-cell table:style-name="ce2" office:value-type="string" calcext:value-type="string">
            <text:p>287. PERNONISME (le) berné dans Agen. Satyre burlesque. S. f. de titre, n. l. n. d., pet. in-8, 32 pages. Pièce en vers très curieuse et très rare. Bibl. de Bordx., 8748. Sur le titre de cet exemplaire on a écrit « par Despalais, Ce n'est pas le seul exemplaire connu de cette Mazarinade dirigée contre le duc d'Epernon et sa maîtresse Nanon de Lartigue qui habitait Agen; on nous en a signalé un second qui se trouvait chez Ph. Tamizey de Larroque.</text:p>
          </table:table-cell>
          <table:table-cell table:style-name="ce2" office:value-type="string" calcext:value-type="string">
            <text:p>non</text:p>
          </table:table-cell>
          <table:table-cell table:style-name="ce2" table:number-columns-repeated="2"/>
          <table:table-cell table:style-name="ce2" office:value-type="string" calcext:value-type="string">
            <text:p>à Bordeaux seulement?</text:p>
          </table:table-cell>
          <table:table-cell table:style-name="ce2" table:number-columns-repeated="7"/>
          <table:table-cell table:number-columns-repeated="1005"/>
        </table:table-row>
        <table:table-row table:style-name="ro1">
          <table:table-cell table:style-name="ce2" office:value-type="string" calcext:value-type="string">
            <text:p>Karine</text:p>
          </table:table-cell>
          <table:table-cell table:style-name="ce2" office:value-type="float" office:value="1" calcext:value-type="float">
            <text:p>1</text:p>
          </table:table-cell>
          <table:table-cell table:style-name="ce2" office:value-type="string" calcext:value-type="string">
            <text:p>M 15435-49</text:p>
          </table:table-cell>
          <table:table-cell table:style-name="ce2" office:value-type="string" calcext:value-type="string">
            <text:p>Piece de carnaval, ou La description burlesque de la guerre.</text:p>
          </table:table-cell>
          <table:table-cell table:style-name="ce2" office:value-type="float" office:value="1649" calcext:value-type="float">
            <text:p>1649</text:p>
          </table:table-cell>
          <table:table-cell table:style-name="ce2" office:value-type="string" calcext:value-type="string">
            <text:p>(s. l.)</text:p>
          </table:table-cell>
          <table:table-cell table:style-name="ce2" office:value-type="float" office:value="19" calcext:value-type="float">
            <text:p>19</text:p>
          </table:table-cell>
          <table:table-cell table:style-name="ce2"/>
          <table:table-cell table:style-name="ce2" office:value-type="string" calcext:value-type="string">
            <text:p>non</text:p>
          </table:table-cell>
          <table:table-cell table:style-name="ce2" table:number-columns-repeated="10"/>
          <table:table-cell table:number-columns-repeated="1005"/>
        </table:table-row>
        <table:table-row table:style-name="ro1" table:number-rows-repeated="4">
          <table:table-cell table:style-name="ce2" table:number-columns-repeated="19"/>
          <table:table-cell table:number-columns-repeated="1005"/>
        </table:table-row>
        <table:table-row table:style-name="ro1">
          <table:table-cell table:style-name="ce2" office:value-type="string" calcext:value-type="string">
            <text:p>Ajout JB</text:p>
          </table:table-cell>
          <table:table-cell table:style-name="ce2" table:number-columns-repeated="18"/>
          <table:table-cell table:number-columns-repeated="1005"/>
        </table:table-row>
        <table:table-row table:style-name="ro1">
          <table:table-cell table:style-name="ce2" office:value-type="string" calcext:value-type="string">
            <text:p>BibMoreau_III</text:p>
          </table:table-cell>
          <table:table-cell table:style-name="ce2" office:value-type="float" office:value="3704" calcext:value-type="float">
            <text:p>3704</text:p>
          </table:table-cell>
          <table:table-cell table:style-name="ce2"/>
          <table:table-cell table:style-name="ce2" office:value-type="string" calcext:value-type="string">
            <text:p>Soupe (la) frondée.</text:p>
          </table:table-cell>
          <table:table-cell table:style-name="ce2" office:value-type="float" office:value="1649" calcext:value-type="float">
            <text:p>1649</text:p>
          </table:table-cell>
          <table:table-cell table:style-name="ce2" office:value-type="string" calcext:value-type="string">
            <text:p>(s. l.)</text:p>
          </table:table-cell>
          <table:table-cell table:style-name="ce2" office:value-type="float" office:value="8" calcext:value-type="float">
            <text:p>8</text:p>
          </table:table-cell>
          <table:table-cell table:style-name="ce2" office:value-type="string" calcext:value-type="string">
            <text:p>3704. Soupe (la) frondée. (S. 1.), 1649, 8 pages. C'est le premier pamphlet qui ait été publié sur le souper de Gersay au jardin de Renard. Il n'y a à en tirer ^ue les noms des gentilshommes des deux partis : du côté de Beaufort, Lamotte Houdancourt, Brissac, Fon- trailles et Fiesque. Du côté de Gersay, Candale, Saint-Mégrin, Vigneul, Manican (sic), Du Frétoy et Boutteville.</text:p>
          </table:table-cell>
          <table:table-cell table:style-name="ce2" office:value-type="string" calcext:value-type="string">
            <text:p>pas cherché</text:p>
          </table:table-cell>
          <table:table-cell table:style-name="ce2" table:number-columns-repeated="10"/>
          <table:table-cell table:number-columns-repeated="1005"/>
        </table:table-row>
        <table:table-row table:style-name="ro1">
          <table:table-cell table:style-name="ce2" office:value-type="string" calcext:value-type="string">
            <text:p>BibMoreau_II</text:p>
          </table:table-cell>
          <table:table-cell table:style-name="ce2" office:value-type="float" office:value="1619" calcext:value-type="float">
            <text:p>1619</text:p>
          </table:table-cell>
          <table:table-cell table:style-name="ce2"/>
          <table:table-cell table:style-name="ce2" office:value-type="string" calcext:value-type="string">
            <text:p>Hazard (le) de la blanque renversé et la consolation des marchands forains.</text:p>
          </table:table-cell>
          <table:table-cell table:style-name="ce2" office:value-type="float" office:value="1649" calcext:value-type="float">
            <text:p>1649</text:p>
          </table:table-cell>
          <table:table-cell table:style-name="ce2" office:value-type="string" calcext:value-type="string">
            <text:p>Paris</text:p>
          </table:table-cell>
          <table:table-cell table:style-name="ce2" office:value-type="float" office:value="8" calcext:value-type="float">
            <text:p>8</text:p>
          </table:table-cell>
          <table:table-cell table:style-name="ce2" office:value-type="string" calcext:value-type="string">
            <text:p>1619. Hazard (le) de la blanque renversé et la consola - tion des marchands forains. Paris, veuve d'Anthoine Coulon, 1649, 8 pages. L'auteur dit que la Fronde est une véritable comédie, où les uns jouent le personnage du roi, les autres des personnages de princes, de valets et de fous. Il trouve que la comédie se prolonge par trop et qu'elle coûte fort cher. Il décrit quelques grotesques ou caricatures qui probablement étaient répandues : par exemple, un vaisseau qui va faire naufrage parce que des traîtres ont coupé son grand mât ; sur le rivage, la foule pousse des cris de fureur contre les traîtres.Une foire où des filous de toute sorte exercent leur industrie ; la foule n'ose se plaindre; tous les personnages ont un doigt sur leur bouche. C'est une des satires les plus piquantes de la Fronde.Je m'éton nerais de ce qu'elle a été publiée avec permission, si je ne voyais qu'elle date à peu près du temps de la conférence de Ruel.</text:p>
          </table:table-cell>
          <table:table-cell table:style-name="ce2" office:value-type="string" calcext:value-type="string">
            <text:p>pas cherché</text:p>
          </table:table-cell>
          <table:table-cell table:style-name="ce2" table:number-columns-repeated="10"/>
          <table:table-cell table:number-columns-repeated="1005"/>
        </table:table-row>
        <table:table-row table:style-name="ro1">
          <table:table-cell table:style-name="ce2" office:value-type="string" calcext:value-type="string">
            <text:p>BibMoreau_I</text:p>
          </table:table-cell>
          <table:table-cell table:style-name="ce2" office:value-type="float" office:value="604" calcext:value-type="float">
            <text:p>604</text:p>
          </table:table-cell>
          <table:table-cell table:style-name="ce2"/>
          <table:table-cell table:style-name="ce2" office:value-type="string" calcext:value-type="string">
            <text:p>Bouteille (la) cassée, attachée avec une fronde au cul de Mazarin, fuyant après avoir su la grande défaite de son armée par celle de Son Altesse Royale, commandée par monseigneur le prince de Condé.</text:p>
          </table:table-cell>
          <table:table-cell table:style-name="ce2" office:value-type="float" office:value="1652" calcext:value-type="float">
            <text:p>1652</text:p>
          </table:table-cell>
          <table:table-cell table:style-name="ce2" office:value-type="string" calcext:value-type="string">
            <text:p>Paris</text:p>
          </table:table-cell>
          <table:table-cell table:style-name="ce2" office:value-type="float" office:value="15" calcext:value-type="float">
            <text:p>15</text:p>
          </table:table-cell>
          <table:table-cell table:style-name="ce2" office:value-type="string" calcext:value-type="string">
            <text:p>604. Bouteille (la) cassée, attachée avec une fronde au cul de Mazarin, fuyant après avoir su la grande défaite de son armée par celie de Son Altesse Royale, comman- dée par monseigneur le prince de Condé. Satyre divertissante. Parts, par l’ordre commun de plusieurs bons et fidèles François, 1652 , 15 pages. Après le combat de Bleneau. C’est ici une des pièces les plus rares, j'en conviens, mais aussi une des plus sales.</text:p>
          </table:table-cell>
          <table:table-cell table:style-name="ce2" office:value-type="string" calcext:value-type="string">
            <text:p>pas cherché</text:p>
          </table:table-cell>
          <table:table-cell table:style-name="ce2" table:number-columns-repeated="10"/>
          <table:table-cell table:number-columns-repeated="1005"/>
        </table:table-row>
        <table:table-row table:style-name="ro1">
          <table:table-cell table:style-name="ce2" office:value-type="string" calcext:value-type="string">
            <text:p>BibMoreau_III</text:p>
          </table:table-cell>
          <table:table-cell table:style-name="ce2" office:value-type="float" office:value="4013" calcext:value-type="float">
            <text:p>4013</text:p>
          </table:table-cell>
          <table:table-cell table:style-name="ce2"/>
          <table:table-cell table:style-name="ce2" office:value-type="string" calcext:value-type="string">
            <text:p>Vérités (les) mazariniques sur chaque lettre du nom de Mazarin, avec les nargues pour messire Jules. Neque urgeat super me puteus os suum. Ps LXVIII.</text:p>
          </table:table-cell>
          <table:table-cell table:style-name="ce2" office:value-type="float" office:value="1651" calcext:value-type="float">
            <text:p>1651</text:p>
          </table:table-cell>
          <table:table-cell table:style-name="ce2" office:value-type="string" calcext:value-type="string">
            <text:p>(s. l.)</text:p>
          </table:table-cell>
          <table:table-cell table:style-name="ce2" office:value-type="float" office:value="8" calcext:value-type="float">
            <text:p>8</text:p>
          </table:table-cell>
          <table:table-cell table:style-name="ce2" office:value-type="string" calcext:value-type="string">
            <text:p>4013. Vérités (les) mazariniques sur chaque lettre du nom de Mazarin , avec les nargues pour messire Jules. Neque urgeat super me puteus os suum. Ps. lxviii. (S. 1.), 1651 , 8 pages. Rare. Les nargues ne sont autre chose que la Nazarde à Jules Ma zarin. Dans les Vérités , la deuxième , la quatrième , la sixième ligne, et ainsi jusqu'à la fin, sont imprimées à l'envers ; de telle sorte que la pièce est flanquée de deux acrostiches, qui forment toutes deux Jules Mazarin. C'est tout ce qui la recommande. J'ai dit lignes ; l'auteur aurait dit vers. Les Vérités ont été imprimées également en placard ou affiche , petit in-folio.</text:p>
          </table:table-cell>
          <table:table-cell table:style-name="ce2" office:value-type="string" calcext:value-type="string">
            <text:p>pas cherché</text:p>
          </table:table-cell>
          <table:table-cell table:style-name="ce2" table:number-columns-repeated="10"/>
          <table:table-cell table:number-columns-repeated="1005"/>
        </table:table-row>
        <table:table-row table:style-name="ro1" table:number-rows-repeated="1048316">
          <table:table-cell table:number-columns-repeated="1024"/>
        </table:table-row>
        <table:table-row table:style-name="ro1">
          <table:table-cell table:number-columns-repeated="1024"/>
        </table:table-row>
      </table:table>
      <table:table table:name="Mazarinades_burlesques_blocus" table:style-name="ta1">
        <table:table-column table:style-name="co1" table:number-columns-repeated="1024" table:default-cell-style-name="Default"/>
        <table:table-row table:style-name="ro2">
          <table:table-cell table:style-name="ce80" office:value-type="string" calcext:value-type="string">
            <text:p>Provenance</text:p>
          </table:table-cell>
          <table:table-cell table:style-name="ce80" office:value-type="string" calcext:value-type="string">
            <text:p>ID interne</text:p>
          </table:table-cell>
          <table:table-cell table:style-name="ce80" office:value-type="string" calcext:value-type="string">
            <text:p>Côte</text:p>
          </table:table-cell>
          <table:table-cell table:style-name="ce80" office:value-type="string" calcext:value-type="string">
            <text:p>titre</text:p>
          </table:table-cell>
          <table:table-cell table:style-name="ce80" office:value-type="string" calcext:value-type="string">
            <text:p>date</text:p>
          </table:table-cell>
          <table:table-cell table:style-name="ce80" office:value-type="string" calcext:value-type="string">
            <text:p>lieu</text:p>
          </table:table-cell>
          <table:table-cell table:style-name="ce80" office:value-type="string" calcext:value-type="string">
            <text:p>nb pages</text:p>
          </table:table-cell>
          <table:table-cell table:style-name="ce80" office:value-type="string" calcext:value-type="string">
            <text:p>Notice complète</text:p>
          </table:table-cell>
          <table:table-cell table:style-name="ce80" office:value-type="string" calcext:value-type="string">
            <text:p>PDF available</text:p>
          </table:table-cell>
          <table:table-cell table:style-name="ce80" office:value-type="string" calcext:value-type="string">
            <text:p>PDF name</text:p>
          </table:table-cell>
          <table:table-cell table:style-name="ce80" office:value-type="string" calcext:value-type="string">
            <text:p>Prose/vers</text:p>
          </table:table-cell>
          <table:table-cell table:style-name="ce80" office:value-type="string" calcext:value-type="string">
            <text:p>Commentaires</text:p>
          </table:table-cell>
          <table:table-cell table:style-name="ce80" office:value-type="string" calcext:value-type="string">
            <text:p>LocBNF</text:p>
          </table:table-cell>
          <table:table-cell table:style-name="ce80" office:value-type="string" calcext:value-type="string">
            <text:p>URL Gallica</text:p>
          </table:table-cell>
          <table:table-cell table:style-name="ce80" office:value-type="string" calcext:value-type="string">
            <text:p>LocGbooks</text:p>
          </table:table-cell>
          <table:table-cell table:style-name="ce80" office:value-type="string" calcext:value-type="string">
            <text:p>URL Gbooks</text:p>
          </table:table-cell>
          <table:table-cell table:style-name="ce80" office:value-type="string" calcext:value-type="string">
            <text:p>CoteMazarine</text:p>
          </table:table-cell>
          <table:table-cell table:style-name="ce80" office:value-type="string" calcext:value-type="string">
            <text:p>CoteSorbonne</text:p>
          </table:table-cell>
          <table:table-cell table:style-name="ce80" office:value-type="string" calcext:value-type="string">
            <text:p>autre édition Gallica</text:p>
          </table:table-cell>
          <table:table-cell table:style-name="ce81" table:number-columns-repeated="1005"/>
        </table:table-row>
        <table:table-row table:style-name="ro1">
          <table:table-cell office:value-type="string" calcext:value-type="string">
            <text:p>BibMoreau_I</text:p>
          </table:table-cell>
          <table:table-cell office:value-type="float" office:value="36" calcext:value-type="float">
            <text:p>36</text:p>
          </table:table-cell>
          <table:table-cell/>
          <table:table-cell office:value-type="string" calcext:value-type="string">
            <text:p>Adieu (l) burlesque de la France à la guerre.</text:p>
          </table:table-cell>
          <table:table-cell office:value-type="float" office:value="1649" calcext:value-type="float">
            <text:p>1649</text:p>
          </table:table-cell>
          <table:table-cell office:value-type="string" calcext:value-type="string">
            <text:p>Paris</text:p>
          </table:table-cell>
          <table:table-cell office:value-type="float" office:value="8" calcext:value-type="float">
            <text:p>8</text:p>
          </table:table-cell>
          <table:table-cell office:value-type="string" calcext:value-type="string">
            <text:p>36. Adieu (l) burlesque de la France à la guerre. Paris, Pierre du Pont, 1649, 8 pages. Plaisante description de l’armée royale.</text:p>
          </table:table-cell>
          <table:table-cell office:value-type="string" calcext:value-type="string">
            <text:p>oui</text:p>
          </table:table-cell>
          <table:table-cell office:value-type="string" calcext:value-type="string">
            <text:p>L_adieu_burlesque_de_la_France_[...]_bpt6k55769552.pdf</text:p>
          </table:table-cell>
          <table:table-cell table:number-columns-repeated="1014"/>
        </table:table-row>
        <table:table-row table:style-name="ro1">
          <table:table-cell office:value-type="string" calcext:value-type="string">
            <text:p>BibMoreau_I</text:p>
          </table:table-cell>
          <table:table-cell office:value-type="float" office:value="45" calcext:value-type="float">
            <text:p>45</text:p>
          </table:table-cell>
          <table:table-cell/>
          <table:table-cell office:value-type="string" calcext:value-type="string">
            <text:p>Adieu (l') et le désespoir des autheurs (sic) et écrivains de libelles de la guerre civile, en vers burlesques</text:p>
          </table:table-cell>
          <table:table-cell office:value-type="float" office:value="1649" calcext:value-type="float">
            <text:p>1649</text:p>
          </table:table-cell>
          <table:table-cell office:value-type="string" calcext:value-type="string">
            <text:p>Paris</text:p>
          </table:table-cell>
          <table:table-cell office:value-type="float" office:value="8" calcext:value-type="float">
            <text:p>8</text:p>
          </table:table-cell>
          <table:table-cell office:value-type="string" calcext:value-type="string">
            <text:p>45. Adieu (l') et le désespoir des autheurs (sic) et écrivains de libelles de la guerre civile, en vers burlesques. Paris , Claude Morlot, 1649, 8 pages. Après la paix de Saint-Germain. Cette pièce contient de très- curieux détails sur les habitudes des pamphilétaires.</text:p>
          </table:table-cell>
          <table:table-cell office:value-type="string" calcext:value-type="string">
            <text:p>oui</text:p>
          </table:table-cell>
          <table:table-cell office:value-type="string" calcext:value-type="string">
            <text:p>L_Adieu_et_le_desespoir_des_[...]_bpt6k5576896n.pdf</text:p>
          </table:table-cell>
          <table:table-cell table:number-columns-repeated="1014"/>
        </table:table-row>
        <table:table-row table:style-name="ro1">
          <table:table-cell office:value-type="string" calcext:value-type="string">
            <text:p>BibMoreau_I</text:p>
          </table:table-cell>
          <table:table-cell office:value-type="float" office:value="55" calcext:value-type="float">
            <text:p>55</text:p>
          </table:table-cell>
          <table:table-cell/>
          <table:table-cell office:value-type="string" calcext:value-type="string">
            <text:p>Agréable et véritable récit de ce qui s’est passé devant et depuis l’enlèvement du roi hors de la ville de Paris par le conseil de Jules Mazarin, en vers burlesques.</text:p>
          </table:table-cell>
          <table:table-cell office:value-type="float" office:value="1649" calcext:value-type="float">
            <text:p>1649</text:p>
          </table:table-cell>
          <table:table-cell office:value-type="string" calcext:value-type="string">
            <text:p>Paris</text:p>
          </table:table-cell>
          <table:table-cell office:value-type="float" office:value="16" calcext:value-type="float">
            <text:p>16</text:p>
          </table:table-cell>
          <table:table-cell office:value-type="string" calcext:value-type="string">
            <text:p>55. Agréable et véritable récit de ce qui s’est passé devant et depuis l’enlèvement du roi hors de la ville de Paris par le conseil de Jules Mazarin, en vers burlesques. Paris, Jacques Guillery, 1649, 16 pages. Cette pièce a paru après la prise de Charenton.</text:p>
          </table:table-cell>
          <table:table-cell office:value-type="string" calcext:value-type="string">
            <text:p>oui</text:p>
          </table:table-cell>
          <table:table-cell office:value-type="string" calcext:value-type="string">
            <text:p>Agreable_et_veritable_recit_de_[...]_bpt6k55441976.pdf</text:p>
          </table:table-cell>
          <table:table-cell table:number-columns-repeated="1014"/>
        </table:table-row>
        <table:table-row table:style-name="ro1">
          <table:table-cell office:value-type="string" calcext:value-type="string">
            <text:p>BibMoreau_I</text:p>
          </table:table-cell>
          <table:table-cell office:value-type="float" office:value="564" calcext:value-type="float">
            <text:p>564</text:p>
          </table:table-cell>
          <table:table-cell office:value-type="string" calcext:value-type="string">
            <text:p>M 10416</text:p>
          </table:table-cell>
          <table:table-cell office:value-type="string" calcext:value-type="string">
            <text:p>Ballade burlesque des partisans</text:p>
          </table:table-cell>
          <table:table-cell office:value-type="string" calcext:value-type="string">
            <text:p>(s. d.)</text:p>
          </table:table-cell>
          <table:table-cell office:value-type="string" calcext:value-type="string">
            <text:p>(s. l.)</text:p>
          </table:table-cell>
          <table:table-cell office:value-type="float" office:value="4" calcext:value-type="float">
            <text:p>4</text:p>
          </table:table-cell>
          <table:table-cell office:value-type="string" calcext:value-type="string">
            <text:p>564. Ballade burlesque des partisans. (S, 1. n. d.), 4 p. « Jule déloge; adieu donc la boutique. »</text:p>
          </table:table-cell>
          <table:table-cell office:value-type="string" calcext:value-type="string">
            <text:p>oui</text:p>
          </table:table-cell>
          <table:table-cell office:value-type="string" calcext:value-type="string">
            <text:p>Ballade_burlesque_des_partisans__bpt6k57121428.pdf</text:p>
          </table:table-cell>
          <table:table-cell table:number-columns-repeated="1014"/>
        </table:table-row>
        <table:table-row table:style-name="ro1">
          <table:table-cell office:value-type="string" calcext:value-type="string">
            <text:p>BibMoreau_I</text:p>
          </table:table-cell>
          <table:table-cell office:value-type="float" office:value="610" calcext:value-type="float">
            <text:p>610</text:p>
          </table:table-cell>
          <table:table-cell/>
          <table:table-cell office:value-type="string" calcext:value-type="string">
            <text:p>Burlesque (le) Festin, ou l’Alliance contractée entre Mardi Gras et la Foire Saint-Germain</text:p>
          </table:table-cell>
          <table:table-cell office:value-type="float" office:value="1649" calcext:value-type="float">
            <text:p>1649</text:p>
          </table:table-cell>
          <table:table-cell office:value-type="string" calcext:value-type="string">
            <text:p>Paris</text:p>
          </table:table-cell>
          <table:table-cell office:value-type="float" office:value="8" calcext:value-type="float">
            <text:p>8</text:p>
          </table:table-cell>
          <table:table-cell office:value-type="string" calcext:value-type="string">
            <text:p>610. Burlesque (le) Festin, ou l’Alliance contractée entre Mardi Gras et la Foire Saint-Germain. Paris, Fr. Noël, (1649), 8 pages. Il y en a une autre édition, s. 1. n. d.</text:p>
          </table:table-cell>
          <table:table-cell office:value-type="string" calcext:value-type="string">
            <text:p>oui</text:p>
          </table:table-cell>
          <table:table-cell office:value-type="string" calcext:value-type="string">
            <text:p>Le_burlesque_festin_ou_l_aliance_[...]_bpt6k5684331g.pdf</text:p>
          </table:table-cell>
          <table:table-cell table:number-columns-repeated="1014"/>
        </table:table-row>
        <table:table-row table:style-name="ro1">
          <table:table-cell office:value-type="string" calcext:value-type="string">
            <text:p>BibMoreau_I</text:p>
          </table:table-cell>
          <table:table-cell office:value-type="float" office:value="611" calcext:value-type="float">
            <text:p>611</text:p>
          </table:table-cell>
          <table:table-cell/>
          <table:table-cell office:value-type="string" calcext:value-type="string">
            <text:p>Burlesque (le) On de ce temps, qui sait tout , qui fait tout et qui dit tout</text:p>
          </table:table-cell>
          <table:table-cell office:value-type="float" office:value="1649" calcext:value-type="float">
            <text:p>1649</text:p>
          </table:table-cell>
          <table:table-cell office:value-type="string" calcext:value-type="string">
            <text:p>Paris</text:p>
          </table:table-cell>
          <table:table-cell/>
          <table:table-cell office:value-type="string" calcext:value-type="string">
            <text:p>611. Burlesque (le) On de ce temps, qui sait tout , qui fait tout et qui dit tout. Paris, 1649. M. Leber, dans son Catalogue, compte cinq parties de ce journal. C’est une erreur ; 1l en faut trois ou huit. Expliquons-nous : Le Burlesque On parut au commencement de la conférence de Ruel et fut continué jusqu’à la paix. Dans ce premier période, il se compose de trois parties sous un titre uniforme, avec la seule adjonction de ces mots suife ef seconde partie, suite et troisième, chaque partie de huit pages ct paginée séparément. Après la paix, l’auteur fut arrété par la pénurie des nouvelies. C’est lui-mêéme qui nous l’apprend. Mais le 20 juin 1649, il reprit sa publication qu’il intitula :</text:p>
          </table:table-cell>
          <table:table-cell office:value-type="string" calcext:value-type="string">
            <text:p>oui</text:p>
          </table:table-cell>
          <table:table-cell office:value-type="string" calcext:value-type="string">
            <text:p>Le_Burlesque_ON_de_ce_[...]_bpt6k5675887m.pdf</text:p>
          </table:table-cell>
          <table:table-cell table:number-columns-repeated="1014"/>
        </table:table-row>
        <table:table-row table:style-name="ro1">
          <table:table-cell office:value-type="string" calcext:value-type="string">
            <text:p>BibMoreau_I</text:p>
          </table:table-cell>
          <table:table-cell office:value-type="float" office:value="624" calcext:value-type="float">
            <text:p>624</text:p>
          </table:table-cell>
          <table:table-cell/>
          <table:table-cell office:value-type="string" calcext:value-type="string">
            <text:p>Caprice bachique et burlesque sur la paix.</text:p>
          </table:table-cell>
          <table:table-cell office:value-type="float" office:value="1649" calcext:value-type="float">
            <text:p>1649</text:p>
          </table:table-cell>
          <table:table-cell office:value-type="string" calcext:value-type="string">
            <text:p>Paris</text:p>
          </table:table-cell>
          <table:table-cell office:value-type="float" office:value="8" calcext:value-type="float">
            <text:p>8</text:p>
          </table:table-cell>
          <table:table-cell office:value-type="string" calcext:value-type="string">
            <text:p>624. Caprice bachique et burlesque sur la paix. Paris, 1649, 8 pages.</text:p>
          </table:table-cell>
          <table:table-cell office:value-type="string" calcext:value-type="string">
            <text:p>oui</text:p>
          </table:table-cell>
          <table:table-cell office:value-type="string" calcext:value-type="string">
            <text:p>Caprice_bacchique_et_burlesque_sur_[...]_bpt6k5678717j.pdf</text:p>
          </table:table-cell>
          <table:table-cell table:number-columns-repeated="1014"/>
        </table:table-row>
        <table:table-row table:style-name="ro1">
          <table:table-cell office:value-type="string" calcext:value-type="string">
            <text:p>BibMoreau_I</text:p>
          </table:table-cell>
          <table:table-cell office:value-type="float" office:value="643" calcext:value-type="float">
            <text:p>643</text:p>
          </table:table-cell>
          <table:table-cell/>
          <table:table-cell office:value-type="string" calcext:value-type="string">
            <text:p>Cartel (le) burlesque entre deux amis, envoyé de Paris à Ruel et refusé pendant la conférence.</text:p>
          </table:table-cell>
          <table:table-cell office:value-type="float" office:value="1649" calcext:value-type="float">
            <text:p>1649</text:p>
          </table:table-cell>
          <table:table-cell office:value-type="string" calcext:value-type="string">
            <text:p>Paris</text:p>
          </table:table-cell>
          <table:table-cell office:value-type="float" office:value="11" calcext:value-type="float">
            <text:p>11</text:p>
          </table:table-cell>
          <table:table-cell office:value-type="string" calcext:value-type="string">
            <text:p>643. Cartel (le) burlesque entre deux amis, envoyé de Paris à Ruel et refusé pendant la conférence. Paris, Nicolas Jacquard , 1649, 11 pages.</text:p>
          </table:table-cell>
          <table:table-cell office:value-type="string" calcext:value-type="string">
            <text:p>oui</text:p>
          </table:table-cell>
          <table:table-cell office:value-type="string" calcext:value-type="string">
            <text:p>Le_Cartel_burlesque_entre_deux_[...]_bpt6k5679275k.pdf</text:p>
          </table:table-cell>
          <table:table-cell table:number-columns-repeated="1014"/>
        </table:table-row>
        <table:table-row table:style-name="ro1">
          <table:table-cell office:value-type="string" calcext:value-type="string">
            <text:p>BibMoreau_I</text:p>
          </table:table-cell>
          <table:table-cell office:value-type="float" office:value="648" calcext:value-type="float">
            <text:p>648</text:p>
          </table:table-cell>
          <table:table-cell/>
          <table:table-cell office:value-type="string" calcext:value-type="string">
            <text:p>Catastrophe (la) burlesque sur l’enlèvement du roi, avec la représentation du miroir enchanté, dans lequel on voit la justification de Mazarin en la place de Grève.</text:p>
          </table:table-cell>
          <table:table-cell office:value-type="float" office:value="1649" calcext:value-type="float">
            <text:p>1649</text:p>
          </table:table-cell>
          <table:table-cell office:value-type="string" calcext:value-type="string">
            <text:p>Paris</text:p>
          </table:table-cell>
          <table:table-cell office:value-type="float" office:value="12" calcext:value-type="float">
            <text:p>12</text:p>
          </table:table-cell>
          <table:table-cell office:value-type="string" calcext:value-type="string">
            <text:p>648. Catastrophe (la) burlesque sur l’enlèvement du roi, avec la représentation du miroir enchanté, dans lequel on voit la justification de Mazarin en la place de Grève. Paris, veuve André Musnier, 1649 , 12 pages.</text:p>
          </table:table-cell>
          <table:table-cell office:value-type="string" calcext:value-type="string">
            <text:p>oui</text:p>
          </table:table-cell>
          <table:table-cell office:value-type="string" calcext:value-type="string">
            <text:p>La_Catastrophe_burlesque_Sur_l_enlevement_[...]_bpt6k5679322s.pdf</text:p>
          </table:table-cell>
          <table:table-cell table:number-columns-repeated="1014"/>
        </table:table-row>
        <table:table-row table:style-name="ro1">
          <table:table-cell office:value-type="string" calcext:value-type="string">
            <text:p>BibMoreau_I</text:p>
          </table:table-cell>
          <table:table-cell office:value-type="float" office:value="686" calcext:value-type="float">
            <text:p>686</text:p>
          </table:table-cell>
          <table:table-cell/>
          <table:table-cell office:value-type="string" calcext:value-type="string">
            <text:p>Chariot (le) du triomphe de la paix, en vers burlesques.</text:p>
          </table:table-cell>
          <table:table-cell office:value-type="float" office:value="1649" calcext:value-type="float">
            <text:p>1649</text:p>
          </table:table-cell>
          <table:table-cell office:value-type="string" calcext:value-type="string">
            <text:p>Paris</text:p>
          </table:table-cell>
          <table:table-cell office:value-type="float" office:value="8" calcext:value-type="float">
            <text:p>8</text:p>
          </table:table-cell>
          <table:table-cell office:value-type="string" calcext:value-type="string">
            <text:p>686. Chariot (le) du triomphe de la paix, en vers bur- lesques. Paris, Mathurin Hénault, 1649, 8 pages.</text:p>
          </table:table-cell>
          <table:table-cell office:value-type="string" calcext:value-type="string">
            <text:p>oui</text:p>
          </table:table-cell>
          <table:table-cell office:value-type="string" calcext:value-type="string">
            <text:p>Le_chariot_de_triomphe_de_[...]_bpt6k5676001n.pdf</text:p>
          </table:table-cell>
          <table:table-cell table:number-columns-repeated="1014"/>
        </table:table-row>
        <table:table-row table:style-name="ro1">
          <table:table-cell office:value-type="string" calcext:value-type="string">
            <text:p>BibMoreau_I</text:p>
          </table:table-cell>
          <table:table-cell office:value-type="float" office:value="689" calcext:value-type="float">
            <text:p>689</text:p>
          </table:table-cell>
          <table:table-cell/>
          <table:table-cell office:value-type="string" calcext:value-type="string">
            <text:p>Chasse (la) aux loups et aux renards, ou la Fin d’aise des maltotiers, en vers burlesques.</text:p>
          </table:table-cell>
          <table:table-cell office:value-type="float" office:value="1649" calcext:value-type="float">
            <text:p>1649</text:p>
          </table:table-cell>
          <table:table-cell office:value-type="string" calcext:value-type="string">
            <text:p>(s. l.)</text:p>
          </table:table-cell>
          <table:table-cell office:value-type="float" office:value="7" calcext:value-type="float">
            <text:p>7</text:p>
          </table:table-cell>
          <table:table-cell office:value-type="string" calcext:value-type="string">
            <text:p>689. Chasse (la) aux loups et aux renards, ou la Fin d’aise des maltotiers, en vers burlesques. S. 1., 1649, 7 pag. Après l’arrêt du 17 janvier contre Mazarin.</text:p>
          </table:table-cell>
          <table:table-cell office:value-type="string" calcext:value-type="string">
            <text:p>oui</text:p>
          </table:table-cell>
          <table:table-cell office:value-type="string" calcext:value-type="string">
            <text:p>La_chasse_aux_loups_et_[...]_bpt6k5546044b.pdf</text:p>
          </table:table-cell>
          <table:table-cell table:number-columns-repeated="1014"/>
        </table:table-row>
        <table:table-row table:style-name="ro1">
          <table:table-cell office:value-type="string" calcext:value-type="string">
            <text:p>BibMoreau_I</text:p>
          </table:table-cell>
          <table:table-cell office:value-type="float" office:value="752" calcext:value-type="float">
            <text:p>752</text:p>
          </table:table-cell>
          <table:table-cell/>
          <table:table-cell office:value-type="string" calcext:value-type="string">
            <text:p>Congé (le) burlesque de l’armée normande.</text:p>
          </table:table-cell>
          <table:table-cell office:value-type="float" office:value="1649" calcext:value-type="float">
            <text:p>1649</text:p>
          </table:table-cell>
          <table:table-cell office:value-type="string" calcext:value-type="string">
            <text:p>Rouen</text:p>
          </table:table-cell>
          <table:table-cell office:value-type="float" office:value="7" calcext:value-type="float">
            <text:p>7</text:p>
          </table:table-cell>
          <table:table-cell office:value-type="string" calcext:value-type="string">
            <text:p>752. Congé (le) burlesque de l’armée normande. Jouxte la copie imprimée à Rouen, 1649, 7 pages. Gaie et spirituelle. « Adieu, manchons , adieu, mitaines, Ornements de nos capitaines, » Dites « Que ce qu’on écrit de Coutras, D’Ivry, d’Arque et de Cérisolles, Ne sont que des discours frivoles , Et que vous paroissiez plus beaux Quand vous fûtes à Moulineaux. » Moulineaux est un village sur la route de Rouen à Pont-Aude- mer. Il a conservé, dans les souvenirs du peuple de la première ville , un renom burlesque. ‘- Il ex1ste, de cette pièce, une édition, s. l. n. d., de 4 pages. L’épithète de Burlesque ne se trouve pas au titre. Est—ce Pédition originale ? Cardin Besongne l’a publiée, à son tour, sous letitre de :</text:p>
          </table:table-cell>
          <table:table-cell office:value-type="string" calcext:value-type="string">
            <text:p>oui</text:p>
          </table:table-cell>
          <table:table-cell office:value-type="string" calcext:value-type="string">
            <text:p>Le_conge_burlesque_de_l_armee_[...]_bpt6k5710061n.pdf</text:p>
          </table:table-cell>
          <table:table-cell table:number-columns-repeated="1014"/>
        </table:table-row>
        <table:table-row table:style-name="ro1">
          <table:table-cell office:value-type="string" calcext:value-type="string">
            <text:p>BibMoreau_I</text:p>
          </table:table-cell>
          <table:table-cell office:value-type="float" office:value="797" calcext:value-type="float">
            <text:p>797</text:p>
          </table:table-cell>
          <table:table-cell/>
          <table:table-cell office:value-type="string" calcext:value-type="string">
            <text:p>Coq à l'asne ou Lettre burlesque du sieur Voiture ressuscité au preux chevalier Guichens, alias mareschal de Gramont, sur les affaires et nouvelles du temps.</text:p>
          </table:table-cell>
          <table:table-cell office:value-type="float" office:value="1649" calcext:value-type="float">
            <text:p>1649</text:p>
          </table:table-cell>
          <table:table-cell office:value-type="string" calcext:value-type="string">
            <text:p>Paris</text:p>
          </table:table-cell>
          <table:table-cell office:value-type="float" office:value="8" calcext:value-type="float">
            <text:p>8</text:p>
          </table:table-cell>
          <table:table-cell office:value-type="string" calcext:value-type="string">
            <text:p>797. Coq à l'asne ou Lettre hurlesque dLâ sieur V01tme ressuscité au preux chevalier (:umhens, ahas Mmares- chal. de Gramont sur les affaires et gouvelles du temps. Paris, chez la veuve et héritièré de l’auteur, rue Bon-Conseil, à l'enseigne du Bout du Monde, 1649, 8 pages. « Durant le blocus, dit Tallemant des Réaux, page 296 du 2* volume, Sarrazin écrivit, en vers, à M. Arnauld, qu’il nom- moit seulement le maréchal; et comme on imprimoit tout en ce temps-là, cela fut imprimé sous le titre de : Ombre de Foiture au mareschal de Gramont. » ' C’est évidemment l’édition originale du Coq à l’asne. Que cette pièce ait été composée par Sarrazin, je l’accorde ; mais certes elle était adressée au maréchal de Gramont et non à Arnauld. Fn voici la preuve : — Voiture dit : Falloit-il sortir à minuit? Paris que vous prendrez peut-être, Mais aussi peut-être que non. Ces deux vers conviennent bien mieux au maréchal , qui avait le commandement supérieur de la rive gauche de la Seine, qu’à Arnauld, qui ne pouvait être employé qu’en sous-ordre. Et plus bas : Mais quoi! vous étiez en colère ; Et vous aviez fait bonne chère. On sait, que le soir même du jour où le roi sortit de Paris, le duc d’Orléans , le prince de Condé et le cardinal Mazarin avaient soupé chez le maréchal de Gramont. Tallemant des Réaux s’est donc trompé sur le personnage à qui la lettre était adressée. Sans doute il était naturel que Sarrazin, qui était au prince de Conty, écrivit à Arnauld, dont les relations avec le prince de Condé sont connues; mais il était plus naturel encore qu’empruntant le nom de Voiture, il s’adressât au maré- chal de Gramont qui avait vu cet écrivain à Phôtel de Rambouillet dans une sorte de familiarité. Ce rapprochement ne devait pas échapper à Tallemant des Réaux, qui raconte, sur ce sujet, de si plaisantes anecdotes dans l'Historiette du maréchal. Le Cog à l’asne est l’une des pièces les plus spirituelles de la Fronde. Il a été réimprimé, en 1649, sous le titre de : Lertre d’un inconnu, etc On sait que la Zettre du marguillier, etc., est aussi de Sarrazin, qui avait déjà été exilé en 1647, pour avoir, dit madame de Motte- ! ville, fait des vers satiriques contre le gouvernement. Le Frondeur bien intentionné est également attribué à Sarrazin.</text:p>
          </table:table-cell>
          <table:table-cell office:value-type="string" calcext:value-type="string">
            <text:p>oui</text:p>
          </table:table-cell>
          <table:table-cell office:value-type="string" calcext:value-type="string">
            <text:p>Coq_a_l_asne_ou_Lettre_burlesque_du_[...]Sarasin_Jean_Francois_bpt6k5426130v.pdf</text:p>
          </table:table-cell>
          <table:table-cell table:number-columns-repeated="1014"/>
        </table:table-row>
        <table:table-row table:style-name="ro1">
          <table:table-cell office:value-type="string" calcext:value-type="string">
            <text:p>BibMoreau_I</text:p>
          </table:table-cell>
          <table:table-cell office:value-type="float" office:value="816" calcext:value-type="float">
            <text:p>816</text:p>
          </table:table-cell>
          <table:table-cell/>
          <table:table-cell office:value-type="string" calcext:value-type="string">
            <text:p>Courrier (le) burlesque de la paix de Paris.</text:p>
          </table:table-cell>
          <table:table-cell office:value-type="float" office:value="1649" calcext:value-type="float">
            <text:p>1649</text:p>
          </table:table-cell>
          <table:table-cell office:value-type="string" calcext:value-type="string">
            <text:p>Paris</text:p>
          </table:table-cell>
          <table:table-cell office:value-type="float" office:value="12" calcext:value-type="float">
            <text:p>12</text:p>
          </table:table-cell>
          <table:table-cell office:value-type="string" calcext:value-type="string">
            <text:p>816. Courrier (le) burlesque de la paix de Paris. Paris, 1649, 12 pages. Pièce médiocre. l'ourtant on y trouve quelques détails imtéres- sants.</text:p>
          </table:table-cell>
          <table:table-cell office:value-type="string" calcext:value-type="string">
            <text:p>oui</text:p>
          </table:table-cell>
          <table:table-cell office:value-type="string" calcext:value-type="string">
            <text:p>Le_courier_burlesque_de_la_[...]_bpt6k5695367p.pdf</text:p>
          </table:table-cell>
          <table:table-cell table:number-columns-repeated="1014"/>
        </table:table-row>
        <table:table-row table:style-name="ro1">
          <table:table-cell office:value-type="string" calcext:value-type="string">
            <text:p>BibMoreau_I</text:p>
          </table:table-cell>
          <table:table-cell office:value-type="float" office:value="850" calcext:value-type="float">
            <text:p>850</text:p>
          </table:table-cell>
          <table:table-cell/>
          <table:table-cell office:value-type="string" calcext:value-type="string">
            <text:p>Crotesque (sic) (le) adieu de carême au peuple de Paris, à Mazarin et à la guerre, en vers burlesques.</text:p>
          </table:table-cell>
          <table:table-cell office:value-type="float" office:value="1649" calcext:value-type="float">
            <text:p>1649</text:p>
          </table:table-cell>
          <table:table-cell office:value-type="string" calcext:value-type="string">
            <text:p>Paris</text:p>
          </table:table-cell>
          <table:table-cell office:value-type="float" office:value="8" calcext:value-type="float">
            <text:p>8</text:p>
          </table:table-cell>
          <table:table-cell office:value-type="string" calcext:value-type="string">
            <text:p>850. Crotesque (sic) (le) adieu de carême au peuple de Paris, à Mazarin et à la guerre , en vers burlesques. Paris, Claude Morlot, 1649, 8 pages.</text:p>
          </table:table-cell>
          <table:table-cell office:value-type="string" calcext:value-type="string">
            <text:p>oui</text:p>
          </table:table-cell>
          <table:table-cell office:value-type="string" calcext:value-type="string">
            <text:p>Le_crotesque_Adieu_du_careme_au_peuple.pdf</text:p>
          </table:table-cell>
          <table:table-cell table:number-columns-repeated="1014"/>
        </table:table-row>
        <table:table-row table:style-name="ro1">
          <table:table-cell office:value-type="string" calcext:value-type="string">
            <text:p>BibMoreau_I</text:p>
          </table:table-cell>
          <table:table-cell office:value-type="float" office:value="995" calcext:value-type="float">
            <text:p>995</text:p>
          </table:table-cell>
          <table:table-cell/>
          <table:table-cell office:value-type="string" calcext:value-type="string">
            <text:p>Délogement de la discorde, sans trompettes. Vers burlesques.</text:p>
          </table:table-cell>
          <table:table-cell office:value-type="float" office:value="1649" calcext:value-type="float">
            <text:p>1649</text:p>
          </table:table-cell>
          <table:table-cell office:value-type="string" calcext:value-type="string">
            <text:p>(s. l.)</text:p>
          </table:table-cell>
          <table:table-cell office:value-type="float" office:value="8" calcext:value-type="float">
            <text:p>8</text:p>
          </table:table-cell>
          <table:table-cell office:value-type="string" calcext:value-type="string">
            <text:p>995. Délogement de la discorde, sans trompettes. Vers burlesques. (S. 1.), 1649, 8 pages.</text:p>
          </table:table-cell>
          <table:table-cell office:value-type="string" calcext:value-type="string">
            <text:p>oui</text:p>
          </table:table-cell>
          <table:table-cell office:value-type="string" calcext:value-type="string">
            <text:p>Le_deslogement_de_la_discorde_[...]_bpt6k56951440.pdf</text:p>
          </table:table-cell>
          <table:table-cell table:number-columns-repeated="1014"/>
        </table:table-row>
        <table:table-row table:style-name="ro1">
          <table:table-cell office:value-type="string" calcext:value-type="string">
            <text:p>BibMoreau_I</text:p>
          </table:table-cell>
          <table:table-cell office:value-type="float" office:value="1003" calcext:value-type="float">
            <text:p>1003</text:p>
          </table:table-cell>
          <table:table-cell/>
          <table:table-cell office:value-type="string" calcext:value-type="string">
            <text:p>Départ (le) des Allemands et des Polonois du château de Meudon, en vers burlesques.</text:p>
          </table:table-cell>
          <table:table-cell office:value-type="float" office:value="1649" calcext:value-type="float">
            <text:p>1649</text:p>
          </table:table-cell>
          <table:table-cell office:value-type="string" calcext:value-type="string">
            <text:p>Paris</text:p>
          </table:table-cell>
          <table:table-cell office:value-type="float" office:value="7" calcext:value-type="float">
            <text:p>7</text:p>
          </table:table-cell>
          <table:table-cell office:value-type="string" calcext:value-type="string">
            <text:p>1003. Départ (le) des Allemands et des Polonois du château de Meudon, en vers burlesques. Paris, Jacques Guillery, 1649, 7 pages. Après la paix.</text:p>
          </table:table-cell>
          <table:table-cell office:value-type="string" calcext:value-type="string">
            <text:p>oui</text:p>
          </table:table-cell>
          <table:table-cell office:value-type="string" calcext:value-type="string">
            <text:p>Le_depart_des_Allemands_et_[...]_bpt6k5710032x.pdf</text:p>
          </table:table-cell>
          <table:table-cell table:number-columns-repeated="1014"/>
        </table:table-row>
        <table:table-row table:style-name="ro1">
          <table:table-cell office:value-type="string" calcext:value-type="string">
            <text:p>BibMoreau_I</text:p>
          </table:table-cell>
          <table:table-cell office:value-type="float" office:value="1028" calcext:value-type="float">
            <text:p>1028</text:p>
          </table:table-cell>
          <table:table-cell/>
          <table:table-cell office:value-type="string" calcext:value-type="string">
            <text:p>Dernière (la) soupe à l’oignon pour Mazarin ou la Confirmation de l’arrêt du huitième janvier 1649, en vers burlesques.</text:p>
          </table:table-cell>
          <table:table-cell office:value-type="float" office:value="1649" calcext:value-type="float">
            <text:p>1649</text:p>
          </table:table-cell>
          <table:table-cell office:value-type="string" calcext:value-type="string">
            <text:p>Paris</text:p>
          </table:table-cell>
          <table:table-cell office:value-type="float" office:value="6" calcext:value-type="float">
            <text:p>6</text:p>
          </table:table-cell>
          <table:table-cell office:value-type="string" calcext:value-type="string">
            <text:p>1028. Dernière (la) soupe à l’oignon pour Mazarin ou la Confirmation de l’arrêt du huitième janvier 1649, en vers burlesques. Paris, Nicolas Jacquard , 1649, G pages. * - Signée Nicolas Ledru. On s’est accordé jusqu’ici à reconnaître , sous cette signature, Isaac de Laffemas. C’est une erreur que la publication des Héisto- riettes de Tallemant des Réaux nous permet de rectifier aujour- d’hui. Isaac de Laffemas n’a composé que les deux parties du Frondeur désintéressé. L’auteur de la Derniére soupe à l’oignon, de la Lettre à M. le cardinal burlesque et du Terme de Pâques sans trébuchet, est un fils puiné d’Isaac, qu’on appelait l’abbé de Laffemas. « Ce garçon à de l’esprit, dit Tallemant des Réaux , fait des bagatelles en vers assez bien, Il fit plusieurs épitres contre le Mazarin durant la Fronde ; mais il a l’honneur de n’avoir pas un grain de cervelle. » (Historiette de Laffemas, pag. 36, 4° vol.) M. le comte Léon de Laborde dit, page 164 des notes du Palais Mazarin, que le cardinal nomme Pabbé de Laffemas dans un de ses carnets.</text:p>
          </table:table-cell>
          <table:table-cell office:value-type="string" calcext:value-type="string">
            <text:p>oui</text:p>
          </table:table-cell>
          <table:table-cell office:value-type="string" calcext:value-type="string">
            <text:p>La_Derniere_souppe_a_l_ognon_[...]Laffemas_Laurent_bpt6k5851782w.pdf</text:p>
          </table:table-cell>
          <table:table-cell table:number-columns-repeated="1014"/>
        </table:table-row>
        <table:table-row table:style-name="ro1">
          <table:table-cell office:value-type="string" calcext:value-type="string">
            <text:p>BibMoreau_I</text:p>
          </table:table-cell>
          <table:table-cell office:value-type="float" office:value="1050" calcext:value-type="float">
            <text:p>1050</text:p>
          </table:table-cell>
          <table:table-cell/>
          <table:table-cell office:value-type="string" calcext:value-type="string">
            <text:p>Déroute (la) des monopoleurs, en vers burlesques.</text:p>
          </table:table-cell>
          <table:table-cell office:value-type="float" office:value="1649" calcext:value-type="float">
            <text:p>1649</text:p>
          </table:table-cell>
          <table:table-cell office:value-type="string" calcext:value-type="string">
            <text:p>Paris</text:p>
          </table:table-cell>
          <table:table-cell office:value-type="float" office:value="11" calcext:value-type="float">
            <text:p>11</text:p>
          </table:table-cell>
          <table:table-cell office:value-type="string" calcext:value-type="string">
            <text:p>1050. Déroute (la) des monopoleurs, en vers burlesques. Paris, veuve Musnier, 1649, 11 pages.</text:p>
          </table:table-cell>
          <table:table-cell office:value-type="string" calcext:value-type="string">
            <text:p>oui</text:p>
          </table:table-cell>
          <table:table-cell office:value-type="string" calcext:value-type="string">
            <text:p>La_deroute_des_monopoleurs_En_[...]_bpt6k5697444n.pdf</text:p>
          </table:table-cell>
          <table:table-cell table:number-columns-repeated="1014"/>
        </table:table-row>
        <table:table-row table:style-name="ro1">
          <table:table-cell office:value-type="string" calcext:value-type="string">
            <text:p>BibMoreau_I</text:p>
          </table:table-cell>
          <table:table-cell office:value-type="float" office:value="1052" calcext:value-type="float">
            <text:p>1052</text:p>
          </table:table-cell>
          <table:table-cell/>
          <table:table-cell office:value-type="string" calcext:value-type="string">
            <text:p>Déroute (la) des troupes de Mazarin, vue en songe, et présentée à monseigneur le duc de Beaufort, en vers burlesques.</text:p>
          </table:table-cell>
          <table:table-cell office:value-type="float" office:value="1649" calcext:value-type="float">
            <text:p>1649</text:p>
          </table:table-cell>
          <table:table-cell office:value-type="string" calcext:value-type="string">
            <text:p>Paris</text:p>
          </table:table-cell>
          <table:table-cell office:value-type="float" office:value="8" calcext:value-type="float">
            <text:p>8</text:p>
          </table:table-cell>
          <table:table-cell office:value-type="string" calcext:value-type="string">
            <text:p>1052. Déroute (la) des troupes de Mazarin, vue en songe, ÿ et présentée à monseigneur le duc de Beaufort, en vers burlesques. Paris , Claude Boudeville, 1649, 8 pages. « .. Il (Condé) n°étoit pas secondé De Gassion ni de Turenne ; Ce qui fit qu’il gagna la plaine. Le vaillant Guiche rase 000» qui court, Et qui croit être à Honnecourt. » Il n’y a pas de général à qui la perte d’une bataille ait plus complétement aliéné l’opinion publique. On ferait un volume de tous les quolibets qui ont été imprimés contre le maréchal de Gui- che pour cette malheureuse affaire d’Honnecourt. Après l’arrêt du 8 janvier, mais avant tout combat entre les deux armées. Claude Boudeville a réuni, dans une publication postérieure, la Déroute des troupes de Mazarin, ete. et le Rabais du pain. -</text:p>
          </table:table-cell>
          <table:table-cell office:value-type="string" calcext:value-type="string">
            <text:p>oui</text:p>
          </table:table-cell>
          <table:table-cell office:value-type="string" calcext:value-type="string">
            <text:p>La_deroute_des_trouppes_de_[...]_bpt6k56916484.pdf</text:p>
          </table:table-cell>
          <table:table-cell table:number-columns-repeated="1014"/>
        </table:table-row>
        <table:table-row table:style-name="ro1">
          <table:table-cell office:value-type="string" calcext:value-type="string">
            <text:p>BibMoreau_I</text:p>
          </table:table-cell>
          <table:table-cell office:value-type="float" office:value="1073" calcext:value-type="float">
            <text:p>1073</text:p>
          </table:table-cell>
          <table:table-cell/>
          <table:table-cell office:value-type="string" calcext:value-type="string">
            <text:p>Dialogue contenant la dispute et l’accord de la Paix et de la Guerre, en vers burlesques.</text:p>
          </table:table-cell>
          <table:table-cell office:value-type="float" office:value="1649" calcext:value-type="float">
            <text:p>1649</text:p>
          </table:table-cell>
          <table:table-cell office:value-type="string" calcext:value-type="string">
            <text:p>Paris</text:p>
          </table:table-cell>
          <table:table-cell office:value-type="float" office:value="11" calcext:value-type="float">
            <text:p>11</text:p>
          </table:table-cell>
          <table:table-cell office:value-type="string" calcext:value-type="string">
            <text:p>1073. Dialogue contenant la dispute et l’accord de la Paix et de la Guerre, en vers burlesques. Paris, Claude Huot, 1649, 14 pages. La Paix et la Guerre finissent par boire avec la Conférence ; ce qui montre que l’on négociait encore à Ruel. La Paix dit d’ailleurs à la Guerre : « Votre discours pourroit durer Tout autant que la conférence. » Voici un trait de mœurs assez curieux. C'est la Guerre qui parle : « C’est vous qui, pour la bonne mine, Avez inventé la farine, Et, d’un dessein capricieux, Déguisé les jeunes en vieux. J'entends à ne voir que les têtes ; Car, pour la barbe , les pincettes N’en laissent plus rien qu’un filet , Qui vous rend le magot bien lait (sic). »</text:p>
          </table:table-cell>
          <table:table-cell office:value-type="string" calcext:value-type="string">
            <text:p>oui</text:p>
          </table:table-cell>
          <table:table-cell office:value-type="string" calcext:value-type="string">
            <text:p>Dialogue_contenant_la_dispute_et_[...]_bpt6k95984c.pdf</text:p>
          </table:table-cell>
          <table:table-cell table:number-columns-repeated="1014"/>
        </table:table-row>
        <table:table-row table:style-name="ro1">
          <table:table-cell office:value-type="string" calcext:value-type="string">
            <text:p>BibMoreau_I</text:p>
          </table:table-cell>
          <table:table-cell office:value-type="float" office:value="1121" calcext:value-type="float">
            <text:p>1121</text:p>
          </table:table-cell>
          <table:table-cell/>
          <table:table-cell office:value-type="string" calcext:value-type="string">
            <text:p>Discours facétieux et politique, en vers burlesques, sur toutes les affaires du temps, par O. D. C.</text:p>
          </table:table-cell>
          <table:table-cell office:value-type="float" office:value="1649" calcext:value-type="float">
            <text:p>1649</text:p>
          </table:table-cell>
          <table:table-cell office:value-type="string" calcext:value-type="string">
            <text:p>Paris</text:p>
          </table:table-cell>
          <table:table-cell office:value-type="float" office:value="15" calcext:value-type="float">
            <text:p>15</text:p>
          </table:table-cell>
          <table:table-cell office:value-type="string" calcext:value-type="string">
            <text:p>1121. Discours facétieux et politique, en vers burlesques, sur toutes les affaires du temps, par O. D, C. Puris, Guill. Sassier, 1649, 15 pages. Après la prise de Brie-Comte-Robert. Cabarets renommés du temps : Marseille, la Pomme de pin, P’Écu d'argent, Saint-Martin, le Petit voisin, la Montagne, la Croix de fer, la Croix blanche, Notre-Dame, le Chapelet, le Chène vert, l’Aigle royale, l’Écharpe blanche et le Soleil. Voici pour la politique : « On veut rendre aux princes du sang Le juste pouvoir de leur rang, Usurpé, depuis tant d’années, Sur leurs personnes mal menées, Qui ne sont pas moins le support Du trône qui branle si fort, Que les deux anges tutélaires Le sont de l’écu de leurs pères. » Il y a, dans ces vers, anticipation sur le temps; c’est la poli- tique de 1632.</text:p>
          </table:table-cell>
          <table:table-cell office:value-type="string" calcext:value-type="string">
            <text:p>oui</text:p>
          </table:table-cell>
          <table:table-cell office:value-type="string" calcext:value-type="string">
            <text:p>Discours_facetieux_et_politiques_en_[...]_bpt6k5700864c.pdf</text:p>
          </table:table-cell>
          <table:table-cell table:number-columns-repeated="1014"/>
        </table:table-row>
        <table:table-row table:style-name="ro1">
          <table:table-cell office:value-type="string" calcext:value-type="string">
            <text:p>BibMoreau_I</text:p>
          </table:table-cell>
          <table:table-cell office:value-type="float" office:value="1124" calcext:value-type="float">
            <text:p>1124</text:p>
          </table:table-cell>
          <table:table-cell/>
          <table:table-cell office:value-type="string" calcext:value-type="string">
            <text:p>Discours héroïque présenté à la reine régente pour la paix.</text:p>
          </table:table-cell>
          <table:table-cell office:value-type="float" office:value="1649" calcext:value-type="float">
            <text:p>1649</text:p>
          </table:table-cell>
          <table:table-cell office:value-type="string" calcext:value-type="string">
            <text:p>Paris</text:p>
          </table:table-cell>
          <table:table-cell office:value-type="float" office:value="8" calcext:value-type="float">
            <text:p>8</text:p>
          </table:table-cell>
          <table:table-cell office:value-type="string" calcext:value-type="string">
            <text:p>1124. Discours héroïque présenté à la reine régente pour la paix. Paris, Guillaume et Jean-Baptiste Loyson, 1649, 8 pages. Signé S. D. N. (Suzanne de Nervèze). Suzanne de Nervèze était, à ce que je crois, sœur de À. de Nervèze, qui a partagé pendant quelque temps avec des Yveteaux le sceptre des ruelles, et qui, par sa Lettre écrite à M. le prince, en 1614, s’est acquis un juste renom de noble indépendance. Un pamphlétaire de la Fronde (/a Vérité de ce qui s’est' passé à Paris dans trois fâcheuses rencontres, etc.) a dit encore de l’auteur de la Lettre du bourgeais désintéressé : « 11 fait le Nervéze, et manie son épée au soleil pour donner dans la vue. » Tous les libellistes s’accordent à dire que Suzanne de Nervèze était dans la plus profonde misère. L’auteur de la Fourberie décou- verte lui adresse ces quatre vers : « Et toi, Nervèze damaiselle, Qui te vante d’être pucelle, Quoiqu’aussi vieille que Gournay, As-tu chez toi un bon diné ? » Je lis dans la Prise du bagage, meubles et cabinet de Mazarin, ete.: « Îtem, des panégyriques de son Éminence par une demoiselle qui n’a pas beaucoup de pain cuit, et qui a fait vœu d’instituer en ce royaume un collége de vestales qui chanteront, jour et nuit, quel- que ballade de Marot en faveur du bonnet rouge, et qui compose- ront des éloges en style de Nervèze, quoique ce style ne soit plus de saison. » Enfin Mazarin dit dans le Mazarin portant la hotte : « J’estime même que Nervèze, Qui n’est pas des plus à son aise, Quoiqu’elle ait de moi pension , Témoigneroit sa passton Contre moi qué personne n’aime. » La pension de Mazarin ne suffisait pas aux besoms de la pauvre fille ; car, dans le Discours héroïgue, Suzanne de Nervèze demande en quelque sorte l’aumône à la reine. « Donnez, lui dit-elle, quel- qu’allègement à mes souffrances. » Et, dans la Réception du. roi d'Angleterre à Saint-Germain, elle écrit à Charles IL: « Pavoue qu’une naissance illustre, non plus qu’une fortune écervelée, ne m’ont pas rendue considérable dans le siècle; mais pour tromper mon mauvais sort, je prendrai même son inimitié pour une preuve de ma valeur ; et en qualité de persécutée des horreurs de la vie, j'offrirai à Votre Majesté, de la part de la France, ses passions et son zèle. » Suzanne de Nervèze à bçcaucoup ferit ; et toujours elle a mérité cette lonange que lui donne Naudé , « qu’elle a fait paroître plus de .bonté et de moralité que d’aigreur dans plus d’une quinzaine de pièces, qui sont de son invention. » Page 8 du Mascurat. Faut-il prendre à la lettre cette expression : Plus d’une quir- zaine de piêces? je ne sais. Toujours est-il que j'ai rencontré, de Suzanne de Nervèze, justement quinze pamphlets, qui sont, outre le Discours héroïque , 1. Le Plus heureux jour de l’année par le retour de Leurs Majestés , etc.; 2. La Lettre d’une bourgeoise de la paroisse Saint-Eustache ; 3. La Monarchie affligée ; . Le Rieur de la cour aux bouffons satyriques ; B. Les Souhaits accomplis ; 6. La Let- tre d’une religieuse présentée au roi; 1. La Réception du roi d’An- gleterre à Saint-Germain ; 8. Le Panégyrique royal; 9. Lettre de consolation à la reine d’Angleterre sur la mort du roi son mari, et ses dernières paroles ; 10. Lettre de consolation au duc de Venta- dour, etc. ; 11. Le Legs royal, ete. ; 12. La France triomphante sur tous les Etats ct Empires du monde, etc,; 13. Le Te Deum des dames de la cour; 14. le Discours panégyrique au duc d’Orléans. Suzanne de Nervèze écrivait encore en 1655; car je lis dans la 21° Épitre burlesque (continuateurs anonymes de Scarron ) : ’' J, - - « : = « J’aurois bien, dès le jour de Mars, % ÆW Larn- C rre Donné ces vers fort peu gaillards ; Mais la divine de Nervèze, ‘ Cn I“° e P’ “ À dame Pallas n’en déplaise, — b 2 y A Savante plus qu’elle cent fois, » 1 - n°- 76 A, depuis des jours plus de trois, —s Tenu la presse Lesseline Sur maint ouvrage d’œuvre fine, “ Qui doît être présenté ÀA l’une et l’autre Majesté. » Je la trouve, enfin, portée sur le testament du cardimal Mazarin pour une pension de quatre cents livres; ce qui prouve qu’elle vivait encore en 1663. Quel âge devait-elle donc avoir puisque, déjà en 1650, elle était ausst vicille que Gournayr®</text:p>
          </table:table-cell>
          <table:table-cell office:value-type="string" calcext:value-type="string">
            <text:p>oui</text:p>
          </table:table-cell>
          <table:table-cell office:value-type="string" calcext:value-type="string">
            <text:p>Discours_heroique_presente_a_la_reyne_r.pdf</text:p>
          </table:table-cell>
          <table:table-cell table:number-columns-repeated="1014"/>
        </table:table-row>
        <table:table-row table:style-name="ro1">
          <table:table-cell office:value-type="string" calcext:value-type="string">
            <text:p>BibMoreau_I</text:p>
          </table:table-cell>
          <table:table-cell office:value-type="float" office:value="1174" calcext:value-type="float">
            <text:p>1174</text:p>
          </table:table-cell>
          <table:table-cell/>
          <table:table-cell office:value-type="string" calcext:value-type="string">
            <text:p>Doux (les) entretiens d’un caporal de la ville, étant en garde, en vers burlesques.</text:p>
          </table:table-cell>
          <table:table-cell office:value-type="float" office:value="1649" calcext:value-type="float">
            <text:p>1649</text:p>
          </table:table-cell>
          <table:table-cell office:value-type="string" calcext:value-type="string">
            <text:p>Paris</text:p>
          </table:table-cell>
          <table:table-cell office:value-type="float" office:value="8" calcext:value-type="float">
            <text:p>8</text:p>
          </table:table-cell>
          <table:table-cell office:value-type="string" calcext:value-type="string">
            <text:p>1174. Doux (les) entretiens d’un caporal de laville, étant en garde, en vers burlesques. Paris, Pierre Targa, 1649, 8 pages. C’est une satire de la milice bourgeoise qui pourrait être plus spirituelle. « La justice et les généraux VQ"""C Ont tant fait que la paix est faite. » =</text:p>
          </table:table-cell>
          <table:table-cell office:value-type="string" calcext:value-type="string">
            <text:p>oui</text:p>
          </table:table-cell>
          <table:table-cell office:value-type="string" calcext:value-type="string">
            <text:p>Les_Doux_entretiens_d_un_caporal_de_la_v.pdf</text:p>
          </table:table-cell>
          <table:table-cell table:number-columns-repeated="1014"/>
        </table:table-row>
        <table:table-row table:style-name="ro1">
          <table:table-cell office:value-type="string" calcext:value-type="string">
            <text:p>BibMoreau_I</text:p>
          </table:table-cell>
          <table:table-cell office:value-type="float" office:value="1177" calcext:value-type="float">
            <text:p>1177</text:p>
          </table:table-cell>
          <table:table-cell/>
          <table:table-cell office:value-type="string" calcext:value-type="string">
            <text:p>Échelle (l’) des partisans, en vers burlesques.</text:p>
          </table:table-cell>
          <table:table-cell office:value-type="float" office:value="1649" calcext:value-type="float">
            <text:p>1649</text:p>
          </table:table-cell>
          <table:table-cell office:value-type="string" calcext:value-type="string">
            <text:p>(s. l.)</text:p>
          </table:table-cell>
          <table:table-cell office:value-type="float" office:value="15" calcext:value-type="float">
            <text:p>15</text:p>
          </table:table-cell>
          <table:table-cell office:value-type="string" calcext:value-type="string">
            <text:p>1177. Échelle (l’) des partisans, en vers burlesques. (S. 1.), 1649, 15 pages. S On y trouve une trentaine de vers assez bien tournes. « Les parchemins et les papiers Sont rendus vieux par artifice. On les enfume , et on les plice (sie) ; On les casse bien proprement, Pour en faire un beau monument De vieillerie et d’antiquaille. » Il a paru,en K6:i , une contrefaçon de l’Échelle, sous le titre de Réponse au Catéchisme des partisanse .</text:p>
          </table:table-cell>
          <table:table-cell office:value-type="string" calcext:value-type="string">
            <text:p>oui</text:p>
          </table:table-cell>
          <table:table-cell office:value-type="string" calcext:value-type="string">
            <text:p>L_Eschelle_des_partisans_En_vers_burlesq.pdf</text:p>
          </table:table-cell>
          <table:table-cell table:number-columns-repeated="1014"/>
        </table:table-row>
        <table:table-row table:style-name="ro1">
          <table:table-cell office:value-type="string" calcext:value-type="string">
            <text:p>BibMoreau_I</text:p>
          </table:table-cell>
          <table:table-cell office:value-type="float" office:value="1224" calcext:value-type="float">
            <text:p>1224</text:p>
          </table:table-cell>
          <table:table-cell/>
          <table:table-cell office:value-type="string" calcext:value-type="string">
            <text:p>Entrée (l’) de monsieur le marquis de La Boulaye dans la ville du Mans, et la honteuse fuite des Mazarinistes, en vers burlesques.</text:p>
          </table:table-cell>
          <table:table-cell office:value-type="float" office:value="1649" calcext:value-type="float">
            <text:p>1649</text:p>
          </table:table-cell>
          <table:table-cell office:value-type="string" calcext:value-type="string">
            <text:p>Paris</text:p>
          </table:table-cell>
          <table:table-cell office:value-type="float" office:value="7" calcext:value-type="float">
            <text:p>7</text:p>
          </table:table-cell>
          <table:table-cell office:value-type="string" calcext:value-type="string">
            <text:p>1224. Entrée (l’) de monsieur le marquis de La Bou- laye dans la ville du Mans, et la honteuse fuite des Mazarinistes, en vers burlesques. Paris, Mathieu Colombel, 1649, 7 pages. Au bas de la 7* page , on lit la date de la pièce en six vers dont voici le premier : « Fait à Paris en mars six cent quarante-neuf. » Il y a bien un peu d’esprit , mais pas trop.</text:p>
          </table:table-cell>
          <table:table-cell office:value-type="string" calcext:value-type="string">
            <text:p>oui</text:p>
          </table:table-cell>
          <table:table-cell office:value-type="string" calcext:value-type="string">
            <text:p>L_entree_de_M_le_Marquis_[...]_bpt6k5707978x.pdf</text:p>
          </table:table-cell>
          <table:table-cell table:number-columns-repeated="1014"/>
        </table:table-row>
        <table:table-row table:style-name="ro1">
          <table:table-cell office:value-type="string" calcext:value-type="string">
            <text:p>BibMoreau_I</text:p>
          </table:table-cell>
          <table:table-cell office:value-type="float" office:value="1308" calcext:value-type="float">
            <text:p>1308</text:p>
          </table:table-cell>
          <table:table-cell/>
          <table:table-cell office:value-type="string" calcext:value-type="string">
            <text:p>Étrennes burlesques pour le premier jour de l’an mil six cent cinquante</text:p>
          </table:table-cell>
          <table:table-cell office:value-type="float" office:value="1650" calcext:value-type="float">
            <text:p>1650</text:p>
          </table:table-cell>
          <table:table-cell office:value-type="string" calcext:value-type="string">
            <text:p>Paris</text:p>
          </table:table-cell>
          <table:table-cell office:value-type="float" office:value="8" calcext:value-type="float">
            <text:p>8</text:p>
          </table:table-cell>
          <table:table-cell office:value-type="string" calcext:value-type="string">
            <text:p>1308. Étrennes burlesques pour le premier jour de l’an mil six cent cinquante. Paris, J. Dédin, 1650, 8 pages.</text:p>
          </table:table-cell>
          <table:table-cell office:value-type="string" calcext:value-type="string">
            <text:p>oui</text:p>
          </table:table-cell>
          <table:table-cell office:value-type="string" calcext:value-type="string">
            <text:p>Estrennes_burlesques_pour_le_premier_[...]_bpt6k5700628t.pdf</text:p>
          </table:table-cell>
          <table:table-cell table:number-columns-repeated="1014"/>
        </table:table-row>
        <table:table-row table:style-name="ro1">
          <table:table-cell office:value-type="string" calcext:value-type="string">
            <text:p>BibMoreau_I</text:p>
          </table:table-cell>
          <table:table-cell office:value-type="float" office:value="1376" calcext:value-type="float">
            <text:p>1376</text:p>
          </table:table-cell>
          <table:table-cell/>
          <table:table-cell office:value-type="string" calcext:value-type="string">
            <text:p>Festin (le) burlesque du fourbe, ou la Mi-carême des partisans, traités à la cour par leur chef et leur protecteur, le C. M.</text:p>
          </table:table-cell>
          <table:table-cell office:value-type="float" office:value="1649" calcext:value-type="float">
            <text:p>1649</text:p>
          </table:table-cell>
          <table:table-cell office:value-type="string" calcext:value-type="string">
            <text:p>Paris</text:p>
          </table:table-cell>
          <table:table-cell office:value-type="float" office:value="8" calcext:value-type="float">
            <text:p>8</text:p>
          </table:table-cell>
          <table:table-cell office:value-type="string" calcext:value-type="string">
            <text:p>1376. Festin (le) burlesque du fourbe, ou la Mi-carême des partisans, traités à la cour par leur chef et leur protecteur, le C. M. Paris, veuve André Musnier, 1649, B pages. C’est à cettc pièce que s’applique ce passage du Mascurat, p. 675 : « Faites lecture, à un paysan, à un artisan, à des valets et gens de semblable étoffe, d’une chanson contre le cardinal, du banquet qu'il fit le jour de la mi-caréme aux partisans ; ils seront ravis d’entendre ces choses , les éconteront valontiers, les enten- dront et comprendront bien. »</text:p>
          </table:table-cell>
          <table:table-cell office:value-type="string" calcext:value-type="string">
            <text:p>oui</text:p>
          </table:table-cell>
          <table:table-cell office:value-type="string" calcext:value-type="string">
            <text:p>Le_festin_burlesque_du_fourbe_ou_la_Mica.pdf</text:p>
          </table:table-cell>
          <table:table-cell table:number-columns-repeated="1014"/>
        </table:table-row>
        <table:table-row table:style-name="ro1">
          <table:table-cell office:value-type="string" calcext:value-type="string">
            <text:p>BibMoreau_I</text:p>
          </table:table-cell>
          <table:table-cell office:value-type="float" office:value="1377" calcext:value-type="float">
            <text:p>1377</text:p>
          </table:table-cell>
          <table:table-cell/>
          <table:table-cell office:value-type="string" calcext:value-type="string">
            <text:p>Festin (le) de la paix et de la guerre interrompu, en vers burlesques.</text:p>
          </table:table-cell>
          <table:table-cell office:value-type="float" office:value="1649" calcext:value-type="float">
            <text:p>1649</text:p>
          </table:table-cell>
          <table:table-cell office:value-type="string" calcext:value-type="string">
            <text:p>Paris</text:p>
          </table:table-cell>
          <table:table-cell office:value-type="float" office:value="15" calcext:value-type="float">
            <text:p>15</text:p>
          </table:table-cell>
          <table:table-cell office:value-type="string" calcext:value-type="string">
            <text:p>1377. Festin (le) de la paix et de la guerre interrompu, en vers burlesques. Paris, Sébastien Martin, 1649, 15 pages. C’est la même pièce que /a Haine trréconciliable de la paix et de la guerre, etc. On sait que souvent les pamphlets circulaient d’abord manu- serits. Les imprimeurs s’en emparaient, suivant qu’ils les jugeaient de bonne vente. C’est pourquoi il est arrivé que la même pièce a paru à la fois chez deux ou plusieurs libraires, et sous des titres différents.</text:p>
          </table:table-cell>
          <table:table-cell office:value-type="string" calcext:value-type="string">
            <text:p>oui</text:p>
          </table:table-cell>
          <table:table-cell office:value-type="string" calcext:value-type="string">
            <text:p>Le_festin_de_la_paix_et_de_la_guerre_int.pdf</text:p>
          </table:table-cell>
          <table:table-cell table:number-columns-repeated="1014"/>
        </table:table-row>
        <table:table-row table:style-name="ro1">
          <table:table-cell office:value-type="string" calcext:value-type="string">
            <text:p>BibMoreau_I</text:p>
          </table:table-cell>
          <table:table-cell office:value-type="float" office:value="1455" calcext:value-type="float">
            <text:p>1455</text:p>
          </table:table-cell>
          <table:table-cell/>
          <table:table-cell office:value-type="string" calcext:value-type="string">
            <text:p>Fuite (la) des maltôtiers après Mazarin, mise en vers burlesques par le sieur Pompholis.</text:p>
          </table:table-cell>
          <table:table-cell office:value-type="float" office:value="1649" calcext:value-type="float">
            <text:p>1649</text:p>
          </table:table-cell>
          <table:table-cell office:value-type="string" calcext:value-type="string">
            <text:p>Paris</text:p>
          </table:table-cell>
          <table:table-cell office:value-type="float" office:value="3" calcext:value-type="float">
            <text:p>3</text:p>
          </table:table-cell>
          <table:table-cell office:value-type="string" calcext:value-type="string">
            <text:p>1455. Fuite (la) des maltôtiers après Mazarin , mise en vers burlesques par le sieur Pompholis. Paris, 1649, à pages.</text:p>
          </table:table-cell>
          <table:table-cell office:value-type="string" calcext:value-type="string">
            <text:p>oui</text:p>
          </table:table-cell>
          <table:table-cell office:value-type="string" calcext:value-type="string">
            <text:p>La_Fuitte_des_maltotiers_apres_[...]Pomphollis_Auteur_bpt6k5723584k.pdf</text:p>
          </table:table-cell>
          <table:table-cell table:number-columns-repeated="1014"/>
        </table:table-row>
        <table:table-row table:style-name="ro1">
          <table:table-cell office:value-type="string" calcext:value-type="string">
            <text:p>BibMoreau_II</text:p>
          </table:table-cell>
          <table:table-cell office:value-type="float" office:value="1521" calcext:value-type="float">
            <text:p>1521</text:p>
          </table:table-cell>
          <table:table-cell/>
          <table:table-cell office:value-type="string" calcext:value-type="string">
            <text:p>Guerre (la)burlesque, ou l'Injustice terrassée aux pieds de M. de Beaufort.</text:p>
          </table:table-cell>
          <table:table-cell office:value-type="float" office:value="1649" calcext:value-type="float">
            <text:p>1649</text:p>
          </table:table-cell>
          <table:table-cell office:value-type="string" calcext:value-type="string">
            <text:p>Paris</text:p>
          </table:table-cell>
          <table:table-cell office:value-type="float" office:value="12" calcext:value-type="float">
            <text:p>12</text:p>
          </table:table-cell>
          <table:table-cell office:value-type="string" calcext:value-type="string">
            <text:p>1521. Guerre (la)burlesque, ou l'Injustice terrassée aux pieds de M. de Beaufort. Paris, Nicolas Jacquard, 1649, 12 pages. L'épître dédicatoire au duc de Beaufort est signée De La Frenaye. Il semble que l'auteur avait précédemment écrit un petit œuvre « Du nom de justice éclairée Des rêts de la voute dorée. » Est-ce la Justice triomphante ?</text:p>
          </table:table-cell>
          <table:table-cell office:value-type="string" calcext:value-type="string">
            <text:p>oui</text:p>
          </table:table-cell>
          <table:table-cell office:value-type="string" calcext:value-type="string">
            <text:p>La_Guerre_burlesque_ou_l_Injustice_[...]La_Frenaye_bpt6k5851853h.pdf</text:p>
          </table:table-cell>
          <table:table-cell table:number-columns-repeated="1014"/>
        </table:table-row>
        <table:table-row table:style-name="ro1">
          <table:table-cell office:value-type="string" calcext:value-type="string">
            <text:p>BibMoreau_II</text:p>
          </table:table-cell>
          <table:table-cell office:value-type="float" office:value="1522" calcext:value-type="float">
            <text:p>1522</text:p>
          </table:table-cell>
          <table:table-cell/>
          <table:table-cell office:value-type="string" calcext:value-type="string">
            <text:p>Guerre (la) civile, en vers burlesques.</text:p>
          </table:table-cell>
          <table:table-cell office:value-type="float" office:value="1649" calcext:value-type="float">
            <text:p>1649</text:p>
          </table:table-cell>
          <table:table-cell office:value-type="string" calcext:value-type="string">
            <text:p>Paris</text:p>
          </table:table-cell>
          <table:table-cell office:value-type="float" office:value="11" calcext:value-type="float">
            <text:p>11</text:p>
          </table:table-cell>
          <table:table-cell office:value-type="string" calcext:value-type="string">
            <text:p>1522. Guerre (la) civile, en vers burlesques. Paris, Claude Huot, 1649, 11 pages. Boutade plus gaie que spirituelle. « Puisque mon style est assez drôle, Et qu'après le demi setier, Que d'un trait je bois tout entier,. J'assemble des termes bouffons... Puisqu'en cette sorte d'écrire Autrefois je vous ai fait rire, Faisant pleurer un carnaval Qui se plaignait d'un cardinal. C'est la Plainte du carnaval et de la foire Saint-Germain, etc.</text:p>
          </table:table-cell>
          <table:table-cell office:value-type="string" calcext:value-type="string">
            <text:p>oui</text:p>
          </table:table-cell>
          <table:table-cell office:value-type="string" calcext:value-type="string">
            <text:p>La_guerre_civile_en_vers_[...]_bpt6k5542990f.pdf</text:p>
          </table:table-cell>
          <table:table-cell table:number-columns-repeated="1014"/>
        </table:table-row>
        <table:table-row table:style-name="ro1">
          <table:table-cell office:value-type="string" calcext:value-type="string">
            <text:p>BibMoreau_II</text:p>
          </table:table-cell>
          <table:table-cell office:value-type="float" office:value="1670" calcext:value-type="float">
            <text:p>1670</text:p>
          </table:table-cell>
          <table:table-cell/>
          <table:table-cell office:value-type="string" calcext:value-type="string">
            <text:p>Humble requête de Son Éminence, adressée à messieurs du Parlement, en vers burlesques.</text:p>
          </table:table-cell>
          <table:table-cell office:value-type="float" office:value="1649" calcext:value-type="float">
            <text:p>1649</text:p>
          </table:table-cell>
          <table:table-cell office:value-type="string" calcext:value-type="string">
            <text:p>Paris</text:p>
          </table:table-cell>
          <table:table-cell office:value-type="float" office:value="8" calcext:value-type="float">
            <text:p>8</text:p>
          </table:table-cell>
          <table:table-cell office:value-type="string" calcext:value-type="string">
            <text:p>1670. Humble requête de Son Éminence, adressée à messieurs du Parlement, en vers burlesques. Paris, Claude Boudeville, 1649, 8 pages.</text:p>
          </table:table-cell>
          <table:table-cell office:value-type="string" calcext:value-type="string">
            <text:p>oui</text:p>
          </table:table-cell>
          <table:table-cell office:value-type="string" calcext:value-type="string">
            <text:p>Humble_requeste_de_Son_Eminence_[...]_bpt6k5851801s.pdf</text:p>
          </table:table-cell>
          <table:table-cell table:number-columns-repeated="1014"/>
        </table:table-row>
        <table:table-row table:style-name="ro1">
          <table:table-cell office:value-type="string" calcext:value-type="string">
            <text:p>BibMoreau_II</text:p>
          </table:table-cell>
          <table:table-cell office:value-type="float" office:value="1810" calcext:value-type="float">
            <text:p>1810</text:p>
          </table:table-cell>
          <table:table-cell/>
          <table:table-cell office:value-type="string" calcext:value-type="string">
            <text:p>Lettre à l'abbé, burlesque.</text:p>
          </table:table-cell>
          <table:table-cell office:value-type="float" office:value="1649" calcext:value-type="float">
            <text:p>1649</text:p>
          </table:table-cell>
          <table:table-cell office:value-type="string" calcext:value-type="string">
            <text:p>Paris</text:p>
          </table:table-cell>
          <table:table-cell office:value-type="float" office:value="7" calcext:value-type="float">
            <text:p>7</text:p>
          </table:table-cell>
          <table:table-cell office:value-type="string" calcext:value-type="string">
            <text:p>1810. Lettre à l'abbé, burlesque. Paris, 1649,7 pages.</text:p>
          </table:table-cell>
          <table:table-cell office:value-type="string" calcext:value-type="string">
            <text:p>oui</text:p>
          </table:table-cell>
          <table:table-cell office:value-type="string" calcext:value-type="string">
            <text:p>Lettre_a_l_abbe_burlesque.pdf</text:p>
          </table:table-cell>
          <table:table-cell table:number-columns-repeated="1014"/>
        </table:table-row>
        <table:table-row table:style-name="ro1">
          <table:table-cell office:value-type="string" calcext:value-type="string">
            <text:p>BibMoreau_II</text:p>
          </table:table-cell>
          <table:table-cell office:value-type="float" office:value="1813" calcext:value-type="float">
            <text:p>1813</text:p>
          </table:table-cell>
          <table:table-cell/>
          <table:table-cell office:value-type="string" calcext:value-type="string">
            <text:p>Lettre à monsieur le cardinal, burlesque.</text:p>
          </table:table-cell>
          <table:table-cell office:value-type="float" office:value="1649" calcext:value-type="float">
            <text:p>1649</text:p>
          </table:table-cell>
          <table:table-cell office:value-type="string" calcext:value-type="string">
            <text:p>Paris</text:p>
          </table:table-cell>
          <table:table-cell office:value-type="float" office:value="20" calcext:value-type="float">
            <text:p>20</text:p>
          </table:table-cell>
          <table:table-cell office:value-type="string" calcext:value-type="string">
            <text:p>1813. Lettre à monsieur le cardinal, burlesque. Paris, Arnould Cottinet, 1649, 20 pages. Signé Nicolas Le Dru. On sait que c'était le pseudonyme de l'abbé de Laffemas. La date du 9 mars 1649 est exprimée à la fin en un huitain fort spirituel. Cette lettre est placée dans le Mascurat, page 213, au-dessus - des pièces burlesques de Scarron; et ce n'est pas sans quelque fondement. On y trouve de curieux détails sur les habitudes de Mazarin et sur les mœurs du temps. « Quoique ne soyez in sacris, N'ayant ordres donnés ni pris. » C'est une circonstance qu'on oublie trop souvent dans l'appré ciation de la vie du cardinal Mazarin. Laffemas appelle le marquis de Laboulaye « Ce grand Gassion de convoi. » « Voici l'arrét de Mazarin, La Lettre du cavalier George ;. Puis voici le Courrier françois, Arrivé la septième fois ;. Voici la France mal régie, La Lettre au prince de Condé. . Maximes authcntiques Tant morales que politiques, Remontrances au parlement. Item la Lettre circulaire, Lettre de consolation A madame de Châtillon... » On peut croire que ce sont là les pièces qui faisaient alors le plus de bruit; mais les titres ont été arrangés pour la rime. La Lettre au cardinal, burlesque, eut un immense succès dès son apparition. Dans l'Enfer burlesque, les ombres la demandent toutes à Énée, qui dit à Didon : «. Plus je vous regarde, Moins je m'en serois mis en garde Que pour un Nicolas Le Dru Vous eussiez le cœur si féru. » . r C'est une des pièces les plus communes aujourd'hui. Il y en a une réimpression jouxte la copie, etc., 19 pages, et une contrefaçon publiée en 1652, sous le titre de : Lettre de M. Scarron, envoyée au cardinal Mazarin, etc. Il en a paru une suite intitulée : Lettre du soldat françois au cavalier Georges, etc.Je ne crois pas que cette suite soit de Laffe I12S.</text:p>
          </table:table-cell>
          <table:table-cell office:value-type="string" calcext:value-type="string">
            <text:p>oui</text:p>
          </table:table-cell>
          <table:table-cell office:value-type="string" calcext:value-type="string">
            <text:p>Lettre_a_monsieur_le_cardinal_[...]Laffemas_Laurent_bpt6k5542391s.pdf</text:p>
          </table:table-cell>
          <table:table-cell table:number-columns-repeated="1014"/>
        </table:table-row>
        <table:table-row table:style-name="ro1">
          <table:table-cell office:value-type="string" calcext:value-type="string">
            <text:p>BibMoreau_II</text:p>
          </table:table-cell>
          <table:table-cell office:value-type="float" office:value="1816" calcext:value-type="float">
            <text:p>1816</text:p>
          </table:table-cell>
          <table:table-cell/>
          <table:table-cell office:value-type="string" calcext:value-type="string">
            <text:p>Lettre burlesque à Mazarin.</text:p>
          </table:table-cell>
          <table:table-cell office:value-type="float" office:value="1649" calcext:value-type="float">
            <text:p>1649</text:p>
          </table:table-cell>
          <table:table-cell office:value-type="string" calcext:value-type="string">
            <text:p>(s. l.)</text:p>
          </table:table-cell>
          <table:table-cell office:value-type="float" office:value="8" calcext:value-type="float">
            <text:p>8</text:p>
          </table:table-cell>
          <table:table-cell office:value-type="string" calcext:value-type="string">
            <text:p>1816. Lettre burlesque à Mazarin.(S. l.), 1649, 8 pages. Mauvaise imitation de la Lettre au cardinal, burlesque. 1os BIRLIOGRAPHIE [LETTRE ]</text:p>
          </table:table-cell>
          <table:table-cell office:value-type="string" calcext:value-type="string">
            <text:p>oui</text:p>
          </table:table-cell>
          <table:table-cell office:value-type="string" calcext:value-type="string">
            <text:p>Lettre_burlesque_à_Mazarin.pdf</text:p>
          </table:table-cell>
          <table:table-cell table:number-columns-repeated="1014"/>
        </table:table-row>
        <table:table-row table:style-name="ro1">
          <table:table-cell office:value-type="string" calcext:value-type="string">
            <text:p>BibMoreau_II</text:p>
          </table:table-cell>
          <table:table-cell office:value-type="float" office:value="2245" calcext:value-type="float">
            <text:p>2245</text:p>
          </table:table-cell>
          <table:table-cell/>
          <table:table-cell office:value-type="string" calcext:value-type="string">
            <text:p>Lettre joviale à monsieur le marquis de La Boulaye, en vers burlesques.</text:p>
          </table:table-cell>
          <table:table-cell office:value-type="float" office:value="1649" calcext:value-type="float">
            <text:p>1649</text:p>
          </table:table-cell>
          <table:table-cell office:value-type="string" calcext:value-type="string">
            <text:p>Paris</text:p>
          </table:table-cell>
          <table:table-cell office:value-type="float" office:value="15" calcext:value-type="float">
            <text:p>15</text:p>
          </table:table-cell>
          <table:table-cell office:value-type="string" calcext:value-type="string">
            <text:p>2245. Lettre joviale à monsieur le marquis de La Bou laye, en vers burlesques. Paris, Sébastien Martin, 1649, 15 pages. - Naudé dit qu'il n'y a que cinq ou six pièces burlesques dont on puisse faire estime; et il place au cinquième rang la Lettre joviale. (Mascurat, p.283)J'ajoute qu'elle est du moins rare. « Fait à Paris en Badaudois , L'an que toute arme étoit fourbie, Pendant un carême amphibie, Moitié chair et moitié poisson, Moitié farine et moitié son. »</text:p>
          </table:table-cell>
          <table:table-cell office:value-type="string" calcext:value-type="string">
            <text:p>oui</text:p>
          </table:table-cell>
          <table:table-cell office:value-type="string" calcext:value-type="string">
            <text:p>Lettre_joviale_a_Monsieur_le_marquis_de.pdf</text:p>
          </table:table-cell>
          <table:table-cell table:number-columns-repeated="1014"/>
        </table:table-row>
        <table:table-row table:style-name="ro1">
          <table:table-cell office:value-type="string" calcext:value-type="string">
            <text:p>BibMoreau_II</text:p>
          </table:table-cell>
          <table:table-cell office:value-type="float" office:value="2470" calcext:value-type="float">
            <text:p>2470</text:p>
          </table:table-cell>
          <table:table-cell/>
          <table:table-cell office:value-type="string" calcext:value-type="string">
            <text:p>Ministre (le) d'État flambé. Ridendo dicere verum quid vetat?</text:p>
          </table:table-cell>
          <table:table-cell office:value-type="float" office:value="1649" calcext:value-type="float">
            <text:p>1649</text:p>
          </table:table-cell>
          <table:table-cell office:value-type="string" calcext:value-type="string">
            <text:p>Paris</text:p>
          </table:table-cell>
          <table:table-cell office:value-type="float" office:value="16" calcext:value-type="float">
            <text:p>16</text:p>
          </table:table-cell>
          <table:table-cell office:value-type="string" calcext:value-type="string">
            <text:p>2470. Ministre (le) d'État flambé. Ridendo dicere ve rum quid vetat ?Jouxte la copie imprimee à Paris, 1649, 16 pages. Signé D. B. Pamphlet gai, spirituel, bien écrit, et que Naudé place au qua trième rang des pièces burlesques (page 283 du Mascurat); mais l'auteur développe trop longuement cette idée : « Et vous avez fait à rebours Le gaillard péché de luxure. » Voici une citation qu'on ne trouvera pas trop longue, j'espère, et que dans tous les cas la rareté de ce curieux libelle fera GeXCllSer° : « Le Bretilleux est sans chalands ; . Morel n'enseigne plus à lire ; Boisseau n'étale plus d'écrans; Martial ne vend plus de gants ; Rangouze ne sait plus qu'écrire; Richard ne va plus chez les grands ; Et Vinot n'a plus de quoi frire. « Neufgermain ne dit pas un mot ; Les muses ne l'ont plus pour mome ; Le Savoyard plaint chaque écot; L'Orviétan est pris pour sot ; Il n'a ni théâtre, ni baume ; - Et Cousin, Saumur et Sercot Ne gagment plus rien à la paume - - « Cardelin semble être perclus ; Son corps ne fait plus de merveille ; Carneline en un coin réclus Voit ses pélicans superflus ; Le Coutelier même sommeille ; Et Champagne ne coiffe plus Que la poupée ou la bouteille « Sur le Pont-Neuf Cormier en vain Plaint sa gibecière engagée ; La Roche y prône pour du pain ... »</text:p>
          </table:table-cell>
          <table:table-cell office:value-type="string" calcext:value-type="string">
            <text:p>oui</text:p>
          </table:table-cell>
          <table:table-cell office:value-type="string" calcext:value-type="string">
            <text:p>Le_ministre_d_estat_flambe_en_[...]Cyrano_de_bpt6k57481m.pdf</text:p>
          </table:table-cell>
          <table:table-cell table:number-columns-repeated="1014"/>
        </table:table-row>
        <table:table-row table:style-name="ro1">
          <table:table-cell office:value-type="string" calcext:value-type="string">
            <text:p>BibMoreau_II</text:p>
          </table:table-cell>
          <table:table-cell office:value-type="float" office:value="2496" calcext:value-type="float">
            <text:p>2496</text:p>
          </table:table-cell>
          <table:table-cell/>
          <table:table-cell office:value-type="string" calcext:value-type="string">
            <text:p>Mort (la) et les funérailles de la guerre, en vers burlesques.</text:p>
          </table:table-cell>
          <table:table-cell office:value-type="float" office:value="1649" calcext:value-type="float">
            <text:p>1649</text:p>
          </table:table-cell>
          <table:table-cell office:value-type="string" calcext:value-type="string">
            <text:p>Paris</text:p>
          </table:table-cell>
          <table:table-cell office:value-type="float" office:value="8" calcext:value-type="float">
            <text:p>8</text:p>
          </table:table-cell>
          <table:table-cell office:value-type="string" calcext:value-type="string">
            <text:p>2496. Mort (la) et les funérailles de la guerre, en vers burlesques. Paris, Claude Morlot, 1649, 8 pages.</text:p>
          </table:table-cell>
          <table:table-cell office:value-type="string" calcext:value-type="string">
            <text:p>oui</text:p>
          </table:table-cell>
          <table:table-cell office:value-type="string" calcext:value-type="string">
            <text:p>La_Mort_et_les_funerailles_de_la_guerre.pdf</text:p>
          </table:table-cell>
          <table:table-cell table:number-columns-repeated="1014"/>
        </table:table-row>
        <table:table-row table:style-name="ro1">
          <table:table-cell office:value-type="string" calcext:value-type="string">
            <text:p>BibMoreau_II</text:p>
          </table:table-cell>
          <table:table-cell office:value-type="float" office:value="2530" calcext:value-type="float">
            <text:p>2530</text:p>
          </table:table-cell>
          <table:table-cell/>
          <table:table-cell office:value-type="string" calcext:value-type="string">
            <text:p>Nocturne (le) enlèvement du roi hors de Paris, fait par le cardinal Mazarin, la nuit des Rois, en vers burlesques.</text:p>
          </table:table-cell>
          <table:table-cell office:value-type="float" office:value="1649" calcext:value-type="float">
            <text:p>1649</text:p>
          </table:table-cell>
          <table:table-cell office:value-type="string" calcext:value-type="string">
            <text:p>Paris</text:p>
          </table:table-cell>
          <table:table-cell office:value-type="float" office:value="32" calcext:value-type="float">
            <text:p>32</text:p>
          </table:table-cell>
          <table:table-cell office:value-type="string" calcext:value-type="string">
            <text:p>2530. Nocturne (le) enlèvement du roi hors de Paris, fait par le cardinal Mazarin, la nuit des Rois, en vers burlesques. Paris, Arnoult Cottinet, 1649, 32 pages. Naudé, page 285 du Mascurat, dit que ce pamphlet n'est qu'une imitation de l'Agréable récit des barricades. Cela est vrai. Il y a de l'esprit pourtant. Il en existe une autre édition de 1649 et de 32 pages, mais chez Pierre le Champenois. Arnould Cottinet l'a réimprimé aussi en 1649, avec le Troisième babillard, le Coq à l'âne et l'Anagramme prophétique sur la sortie du cardinal.</text:p>
          </table:table-cell>
          <table:table-cell office:value-type="string" calcext:value-type="string">
            <text:p>oui</text:p>
          </table:table-cell>
          <table:table-cell office:value-type="string" calcext:value-type="string">
            <text:p>Le_nocturne_enlevement_du_Roy_[...]_bpt6k1048495m.pdf</text:p>
          </table:table-cell>
          <table:table-cell table:number-columns-repeated="1014"/>
        </table:table-row>
        <table:table-row table:style-name="ro1">
          <table:table-cell office:value-type="string" calcext:value-type="string">
            <text:p>BibMoreau_II</text:p>
          </table:table-cell>
          <table:table-cell office:value-type="float" office:value="2557" calcext:value-type="float">
            <text:p>2557</text:p>
          </table:table-cell>
          <table:table-cell/>
          <table:table-cell office:value-type="string" calcext:value-type="string">
            <text:p>Nouvelles burlesques portées par le duc de Châtillon à l'empereur des ténèbres aux affreuses cavernes de sa domination.</text:p>
          </table:table-cell>
          <table:table-cell office:value-type="float" office:value="1649" calcext:value-type="float">
            <text:p>1649</text:p>
          </table:table-cell>
          <table:table-cell office:value-type="string" calcext:value-type="string">
            <text:p>(s. l.)</text:p>
          </table:table-cell>
          <table:table-cell office:value-type="float" office:value="7" calcext:value-type="float">
            <text:p>7</text:p>
          </table:table-cell>
          <table:table-cell office:value-type="string" calcext:value-type="string">
            <text:p>2557. Nouvelles burlesques portées par le duc de Châ tillon à l'empereur des ténèbres aux affreuses cavernes de sa domination. (S. l.), 1649, 7 pages.</text:p>
          </table:table-cell>
          <table:table-cell office:value-type="string" calcext:value-type="string">
            <text:p>oui</text:p>
          </table:table-cell>
          <table:table-cell office:value-type="string" calcext:value-type="string">
            <text:p>Nouvelles_burlesques_portees_par_le_duc.pdf</text:p>
          </table:table-cell>
          <table:table-cell table:number-columns-repeated="1014"/>
        </table:table-row>
        <table:table-row table:style-name="ro1">
          <table:table-cell office:value-type="string" calcext:value-type="string">
            <text:p>BibMoreau_II</text:p>
          </table:table-cell>
          <table:table-cell office:value-type="float" office:value="2647" calcext:value-type="float">
            <text:p>2647</text:p>
          </table:table-cell>
          <table:table-cell/>
          <table:table-cell office:value-type="string" calcext:value-type="string">
            <text:p>Paix (la) demandée par les bons François au roi et à la reine, en vers burlesques.</text:p>
          </table:table-cell>
          <table:table-cell office:value-type="float" office:value="1649" calcext:value-type="float">
            <text:p>1649</text:p>
          </table:table-cell>
          <table:table-cell office:value-type="string" calcext:value-type="string">
            <text:p>(s. l.)</text:p>
          </table:table-cell>
          <table:table-cell office:value-type="float" office:value="8" calcext:value-type="float">
            <text:p>8</text:p>
          </table:table-cell>
          <table:table-cell office:value-type="string" calcext:value-type="string">
            <text:p>2647. Paix (la) demandée par les bons François au roi et à la reine, en vers burlesques. (S. l.), 1649, 8 pages. Ce ne sont pas des vers, mais un galimatias double sans raison et sans rimes.</text:p>
          </table:table-cell>
          <table:table-cell office:value-type="string" calcext:value-type="string">
            <text:p>oui</text:p>
          </table:table-cell>
          <table:table-cell office:value-type="string" calcext:value-type="string">
            <text:p>La_paix_demandee_par_les_bons_francois.pdf</text:p>
          </table:table-cell>
          <table:table-cell table:number-columns-repeated="1014"/>
        </table:table-row>
        <table:table-row table:style-name="ro1">
          <table:table-cell office:value-type="string" calcext:value-type="string">
            <text:p>BibMoreau_II</text:p>
          </table:table-cell>
          <table:table-cell office:value-type="float" office:value="2687" calcext:value-type="float">
            <text:p>2687</text:p>
          </table:table-cell>
          <table:table-cell/>
          <table:table-cell office:value-type="string" calcext:value-type="string">
            <text:p>Paraphraze sur le bref de Sa Sainteté, envoyé à la reine régente, mère du roi, touchant sa réconciliation avec plusieurs des plus signalés de son royaume et le soulagement de ses peuples, en vers burlesques.</text:p>
          </table:table-cell>
          <table:table-cell office:value-type="float" office:value="1649" calcext:value-type="float">
            <text:p>1649</text:p>
          </table:table-cell>
          <table:table-cell office:value-type="string" calcext:value-type="string">
            <text:p>Paris</text:p>
          </table:table-cell>
          <table:table-cell office:value-type="float" office:value="8" calcext:value-type="float">
            <text:p>8</text:p>
          </table:table-cell>
          <table:table-cell office:value-type="string" calcext:value-type="string">
            <text:p>2687. Paraphraze sur le bref de Sa Sainteté, envoyé à la reine régente, mère du roi, touchant sa réconciliation avec plusieurs des plus signalés de son royaume et le soulagement de ses peuples, en vers burlesques. Paris, Claude Morlot, 1649, 8 pages. L'auteur dit que Mazarin est poëte, et que « Il seroit bon orateur S'il n'étoit pas si grand menteur. »</text:p>
          </table:table-cell>
          <table:table-cell office:value-type="string" calcext:value-type="string">
            <text:p>oui</text:p>
          </table:table-cell>
          <table:table-cell office:value-type="string" calcext:value-type="string">
            <text:p>Paraphrase_sur_le_bref_de_[...]_bpt6k56122676.pdf</text:p>
          </table:table-cell>
          <table:table-cell table:number-columns-repeated="1014"/>
        </table:table-row>
        <table:table-row table:style-name="ro1">
          <table:table-cell office:value-type="string" calcext:value-type="string">
            <text:p>BibMoreau_II</text:p>
          </table:table-cell>
          <table:table-cell office:value-type="float" office:value="2692" calcext:value-type="float">
            <text:p>2692</text:p>
          </table:table-cell>
          <table:table-cell/>
          <table:table-cell office:value-type="string" calcext:value-type="string">
            <text:p>Paris débloqué, ou les Passages ouverts, en vers burlesques.</text:p>
          </table:table-cell>
          <table:table-cell office:value-type="float" office:value="1649" calcext:value-type="float">
            <text:p>1649</text:p>
          </table:table-cell>
          <table:table-cell office:value-type="string" calcext:value-type="string">
            <text:p>Paris</text:p>
          </table:table-cell>
          <table:table-cell office:value-type="float" office:value="10" calcext:value-type="float">
            <text:p>10</text:p>
          </table:table-cell>
          <table:table-cell office:value-type="string" calcext:value-type="string">
            <text:p>2692. Paris débloqué, ou les Passages ouverts, en vers burlesques. Paris, Claude Huot, 1649, 10 pages. « Tu sais que j'ai fait maint poëme, En carnaval et en carême, Qui portoit un titre bouffon. »</text:p>
          </table:table-cell>
          <table:table-cell office:value-type="string" calcext:value-type="string">
            <text:p>oui</text:p>
          </table:table-cell>
          <table:table-cell office:value-type="string" calcext:value-type="string">
            <text:p>Paris_debloque_ou_les_passages_[...]_bpt6k57199107.pdf</text:p>
          </table:table-cell>
          <table:table-cell table:number-columns-repeated="1014"/>
        </table:table-row>
        <table:table-row table:style-name="ro1">
          <table:table-cell office:value-type="string" calcext:value-type="string">
            <text:p>BibMoreau_II</text:p>
          </table:table-cell>
          <table:table-cell office:value-type="float" office:value="2697" calcext:value-type="float">
            <text:p>2697</text:p>
          </table:table-cell>
          <table:table-cell/>
          <table:table-cell office:value-type="string" calcext:value-type="string">
            <text:p>Paris transformé en un paradis au retour de la paix, en vers burlesques.</text:p>
          </table:table-cell>
          <table:table-cell office:value-type="float" office:value="1649" calcext:value-type="float">
            <text:p>1649</text:p>
          </table:table-cell>
          <table:table-cell office:value-type="string" calcext:value-type="string">
            <text:p>Paris</text:p>
          </table:table-cell>
          <table:table-cell office:value-type="float" office:value="8" calcext:value-type="float">
            <text:p>8</text:p>
          </table:table-cell>
          <table:table-cell office:value-type="string" calcext:value-type="string">
            <text:p>2697. Paris transformé en un paradis au retour de la paix, en vers burlesques. Paris, Claude Morlot, 1649, 8 pages. Il y a des exemplaires qui portent : métamorphosé.</text:p>
          </table:table-cell>
          <table:table-cell office:value-type="string" calcext:value-type="string">
            <text:p>oui</text:p>
          </table:table-cell>
          <table:table-cell office:value-type="string" calcext:value-type="string">
            <text:p>Paris_metamorphose_en_un_Paradis_[...]_bpt6k56968758.pdf</text:p>
          </table:table-cell>
          <table:table-cell table:number-columns-repeated="1014"/>
        </table:table-row>
        <table:table-row table:style-name="ro1">
          <table:table-cell office:value-type="string" calcext:value-type="string">
            <text:p>BibMoreau_II</text:p>
          </table:table-cell>
          <table:table-cell office:value-type="float" office:value="2730" calcext:value-type="float">
            <text:p>2730</text:p>
          </table:table-cell>
          <table:table-cell/>
          <table:table-cell office:value-type="string" calcext:value-type="string">
            <text:p>Passeport, (le) et l'adieu de Mazarin, en vers burlesques.</text:p>
          </table:table-cell>
          <table:table-cell office:value-type="float" office:value="1649" calcext:value-type="float">
            <text:p>1649</text:p>
          </table:table-cell>
          <table:table-cell office:value-type="string" calcext:value-type="string">
            <text:p>Paris</text:p>
          </table:table-cell>
          <table:table-cell office:value-type="float" office:value="11" calcext:value-type="float">
            <text:p>11</text:p>
          </table:table-cell>
          <table:table-cell office:value-type="string" calcext:value-type="string">
            <text:p>2730. Passeport,(le) et l'adieu de Mazarin, en vers bur lesques. Paris, Claude Huot, 1649, 11 pages. Assez spirituel pour être recherché, ce pamphlet est des plus COIIlIIllIIlS. On en a réimprimé le commencement sous le titre de : Adieu de Mazarin. Il a été reproduit en entier à la suite des Véritables soupirs fran çois sur le départ de Son Eminence, etc.; et Sautreau de Marsy l'a donné dans son Nouveau siècle de Louis XIV, page 319 du I° vol., mais avec la fausse date de 1651.</text:p>
          </table:table-cell>
          <table:table-cell office:value-type="string" calcext:value-type="string">
            <text:p>oui</text:p>
          </table:table-cell>
          <table:table-cell office:value-type="string" calcext:value-type="string">
            <text:p>Le_Passe_port_et_l_adieu_de_[...]_bpt6k56133599.pdf</text:p>
          </table:table-cell>
          <table:table-cell table:number-columns-repeated="1014"/>
        </table:table-row>
        <table:table-row table:style-name="ro1">
          <table:table-cell office:value-type="string" calcext:value-type="string">
            <text:p>BibMoreau_II</text:p>
          </table:table-cell>
          <table:table-cell office:value-type="float" office:value="2731" calcext:value-type="float">
            <text:p>2731</text:p>
          </table:table-cell>
          <table:table-cell/>
          <table:table-cell office:value-type="string" calcext:value-type="string">
            <text:p>Passetemps (le) de Villejuif, en vers burlesques.</text:p>
          </table:table-cell>
          <table:table-cell/>
          <table:table-cell office:value-type="string" calcext:value-type="string">
            <text:p>Paris</text:p>
          </table:table-cell>
          <table:table-cell office:value-type="float" office:value="11" calcext:value-type="float">
            <text:p>11</text:p>
          </table:table-cell>
          <table:table-cell office:value-type="string" calcext:value-type="string">
            <text:p>2731. Passetemps (le) de Villejuif, en vers burlesques. Paris, Claude Huot, 11 pages. - .. Naudé n'en parle, page 285 du Mascurat, que comme d'une pure imitation de l'Agréable récit des barricades; et il a raison.</text:p>
          </table:table-cell>
          <table:table-cell office:value-type="string" calcext:value-type="string">
            <text:p>oui</text:p>
          </table:table-cell>
          <table:table-cell office:value-type="string" calcext:value-type="string">
            <text:p>Le_Passe_temps_de_Ville_Juif_En_[...]_bpt6k57215913.pdf</text:p>
          </table:table-cell>
          <table:table-cell table:number-columns-repeated="1014"/>
        </table:table-row>
        <table:table-row table:style-name="ro1">
          <table:table-cell office:value-type="string" calcext:value-type="string">
            <text:p>BibMoreau_II</text:p>
          </table:table-cell>
          <table:table-cell office:value-type="float" office:value="2794" calcext:value-type="float">
            <text:p>2794</text:p>
          </table:table-cell>
          <table:table-cell/>
          <table:table-cell office:value-type="string" calcext:value-type="string">
            <text:p>Plaintes du Carnaval et de la foire Saint-Germain, en vers burlesques.</text:p>
          </table:table-cell>
          <table:table-cell office:value-type="float" office:value="1649" calcext:value-type="float">
            <text:p>1649</text:p>
          </table:table-cell>
          <table:table-cell office:value-type="string" calcext:value-type="string">
            <text:p>Paris</text:p>
          </table:table-cell>
          <table:table-cell office:value-type="float" office:value="8" calcext:value-type="float">
            <text:p>8</text:p>
          </table:table-cell>
          <table:table-cell office:value-type="string" calcext:value-type="string">
            <text:p>2794. Plaintes du Carnaval et de la foire Saint-Ger main, en vers burlesques. Paris, Claude Huot, 1649, 8 pages. Naudé qui cite cette pièce, page 209 du Mascurat, lui donne, à la page 283, le troisième rang parmi celles « dont on peut faire estime. » J'ajoute qu'elle n'est pas des plus rares.</text:p>
          </table:table-cell>
          <table:table-cell office:value-type="string" calcext:value-type="string">
            <text:p>oui</text:p>
          </table:table-cell>
          <table:table-cell office:value-type="string" calcext:value-type="string">
            <text:p>Plainte_du_Carnaval_et_de_[...]_bpt6k56119160.pdf</text:p>
          </table:table-cell>
          <table:table-cell table:number-columns-repeated="1014"/>
        </table:table-row>
        <table:table-row table:style-name="ro1">
          <table:table-cell office:value-type="string" calcext:value-type="string">
            <text:p>BibMoreau_II</text:p>
          </table:table-cell>
          <table:table-cell office:value-type="float" office:value="2810" calcext:value-type="float">
            <text:p>2810</text:p>
          </table:table-cell>
          <table:table-cell/>
          <table:table-cell office:value-type="string" calcext:value-type="string">
            <text:p>Politique (le) burlesque, dédié à Amaranthe, par S. T. F. S. L. S. D. T.</text:p>
          </table:table-cell>
          <table:table-cell office:value-type="float" office:value="1649" calcext:value-type="float">
            <text:p>1649</text:p>
          </table:table-cell>
          <table:table-cell office:value-type="string" calcext:value-type="string">
            <text:p>Paris</text:p>
          </table:table-cell>
          <table:table-cell office:value-type="float" office:value="44" calcext:value-type="float">
            <text:p>44</text:p>
          </table:table-cell>
          <table:table-cell office:value-type="string" calcext:value-type="string">
            <text:p>2810. Politique (le) burlesque, dédié à Amaranthe, par S.T. F. S. L. S. D. T. Paris, 1649, 44 pages. « Ceux qui veulent voir quelque chose Soit en vers ou bien en prose , Ils paient deux liards le cahier Sans en rabattre un seul denier, » Les colporteurs, « Avecque leurs longs préambules, Je les trouve si ridicules Qu'ils me font tous mourir de rire. » « Savoir pièces de trente sous, De cinq, de quinze et vingt-neuf sous , Patagons, doublons, ducatons, Et beaucoup des anciens testons, Pistoles de France et d'Espagne Et autres pièces d'Allemagne. » « D'où pensez-vous que les courriers Qui se vendent par milliers, Viennent ?. C'est ici (au palais) que dessus nos bancs On fait les Courriers allemands , Ceux qu'on appelle polonois, Et tous les Courriers françois. »</text:p>
          </table:table-cell>
          <table:table-cell office:value-type="string" calcext:value-type="string">
            <text:p>oui</text:p>
          </table:table-cell>
          <table:table-cell office:value-type="string" calcext:value-type="string">
            <text:p>Le_politique_burlesque_dedie_a_[...]_bpt6k5723710z.pdf</text:p>
          </table:table-cell>
          <table:table-cell table:number-columns-repeated="1014"/>
        </table:table-row>
        <table:table-row table:style-name="ro1">
          <table:table-cell office:value-type="string" calcext:value-type="string">
            <text:p>BibMoreau_II</text:p>
          </table:table-cell>
          <table:table-cell office:value-type="float" office:value="2848" calcext:value-type="float">
            <text:p>2848</text:p>
          </table:table-cell>
          <table:table-cell/>
          <table:table-cell office:value-type="string" calcext:value-type="string">
            <text:p>Premier (le) courrier françois, traduit fidèlement en vers burlesques.</text:p>
          </table:table-cell>
          <table:table-cell office:value-type="float" office:value="1649" calcext:value-type="float">
            <text:p>1649</text:p>
          </table:table-cell>
          <table:table-cell office:value-type="string" calcext:value-type="string">
            <text:p>Paris</text:p>
          </table:table-cell>
          <table:table-cell office:value-type="float" office:value="12" calcext:value-type="float">
            <text:p>12</text:p>
          </table:table-cell>
          <table:table-cell office:value-type="string" calcext:value-type="string">
            <text:p>2848. Premier (le)courrier françois, traduit fidèlement envers burlesques. Paris, Claude Boudeville, 1649. Douze numéros de 16 et de 12 pages. Naudé, p. 286 du Mascurat, range le Courrier parmi les bur lesques qui ne lui déplaisent pas, « à cause, dit-il, qu'il change assez naïvement le sérieux en ridicule. » On y trouve en effet de la gaieté et de l'esprit. Le Courrier en vers est plus plaisant que le Courrier en prose ; mais il n'est pas plus rare. Saint-Julien qui en est l'auteur, en a donné en 1650 une se conde édition, revue et très-corrigée sous le titre de : le Courrier burlesque de la guerre de Paris.</text:p>
          </table:table-cell>
          <table:table-cell office:value-type="string" calcext:value-type="string">
            <text:p>oui</text:p>
          </table:table-cell>
          <table:table-cell office:value-type="string" calcext:value-type="string">
            <text:p>Courrier_francois_traduit_fidellement_en_[...]Saint_Julien_16_bpt6k1168510n.pdf</text:p>
          </table:table-cell>
          <table:table-cell table:number-columns-repeated="1014"/>
        </table:table-row>
        <table:table-row table:style-name="ro1">
          <table:table-cell office:value-type="string" calcext:value-type="string">
            <text:p>BibMoreau_II</text:p>
          </table:table-cell>
          <table:table-cell office:value-type="float" office:value="2884" calcext:value-type="float">
            <text:p>2884</text:p>
          </table:table-cell>
          <table:table-cell/>
          <table:table-cell office:value-type="string" calcext:value-type="string">
            <text:p>Procès burlesque entre monsieur le Prince et madame la duchesse d'Aiguillon, avec les plaidoiries, par le S. D. S. M.</text:p>
          </table:table-cell>
          <table:table-cell office:value-type="float" office:value="1649" calcext:value-type="float">
            <text:p>1649</text:p>
          </table:table-cell>
          <table:table-cell office:value-type="string" calcext:value-type="string">
            <text:p>Paris</text:p>
          </table:table-cell>
          <table:table-cell office:value-type="float" office:value="35" calcext:value-type="float">
            <text:p>35</text:p>
          </table:table-cell>
          <table:table-cell office:value-type="string" calcext:value-type="string">
            <text:p>2884. Procès burlesque entre monsieur le Prince et madame la duchesse d'Aiguillon, avec les plaidoiries, par le S. D. S. M. Paris, veuve Théod. Pépingué et Est. Maucroy, 1649, 35 pages. La permission d'imprimer est datée du 25 mars. Pièce plaisante et curieuse, mais commune.</text:p>
          </table:table-cell>
          <table:table-cell office:value-type="string" calcext:value-type="string">
            <text:p>oui</text:p>
          </table:table-cell>
          <table:table-cell office:value-type="string" calcext:value-type="string">
            <text:p>Procez_burlesque_entre_Mr_le_[...]_bpt6k5540086t.pdf</text:p>
          </table:table-cell>
          <table:table-cell table:number-columns-repeated="1014"/>
        </table:table-row>
        <table:table-row table:style-name="ro1">
          <table:table-cell office:value-type="string" calcext:value-type="string">
            <text:p>BibMoreau_II</text:p>
          </table:table-cell>
          <table:table-cell office:value-type="float" office:value="2900" calcext:value-type="float">
            <text:p>2900</text:p>
          </table:table-cell>
          <table:table-cell/>
          <table:table-cell office:value-type="string" calcext:value-type="string">
            <text:p>Promenade (la) des bougeios (sic) de Paris au camp de Villejuive (sic), en vers burlesques.</text:p>
          </table:table-cell>
          <table:table-cell office:value-type="float" office:value="1649" calcext:value-type="float">
            <text:p>1649</text:p>
          </table:table-cell>
          <table:table-cell office:value-type="string" calcext:value-type="string">
            <text:p>(s. l.)</text:p>
          </table:table-cell>
          <table:table-cell office:value-type="float" office:value="12" calcext:value-type="float">
            <text:p>12</text:p>
          </table:table-cell>
          <table:table-cell office:value-type="string" calcext:value-type="string">
            <text:p>2900. Promenade (la) des bougeios (sic) de Paris au camp de Villejuive (sic), en vers burlesques. (S. l.), 1649, 12 pages. « Irons-nous boire un doigt de bière Chez les Gobelins si fameux ?»</text:p>
          </table:table-cell>
          <table:table-cell office:value-type="string" calcext:value-type="string">
            <text:p>oui</text:p>
          </table:table-cell>
          <table:table-cell office:value-type="string" calcext:value-type="string">
            <text:p>La_promenade_des_bourgeois_de_[...]_bpt6k5427569d.pdf</text:p>
          </table:table-cell>
          <table:table-cell table:number-columns-repeated="1014"/>
        </table:table-row>
        <table:table-row table:style-name="ro1">
          <table:table-cell office:value-type="string" calcext:value-type="string">
            <text:p>BibMoreau_II</text:p>
          </table:table-cell>
          <table:table-cell office:value-type="float" office:value="2942" calcext:value-type="float">
            <text:p>2942</text:p>
          </table:table-cell>
          <table:table-cell/>
          <table:table-cell office:value-type="string" calcext:value-type="string">
            <text:p>Qu'en dira-t-on (le) de Mazarin, burlesques (sic).</text:p>
          </table:table-cell>
          <table:table-cell office:value-type="float" office:value="1649" calcext:value-type="float">
            <text:p>1649</text:p>
          </table:table-cell>
          <table:table-cell office:value-type="string" calcext:value-type="string">
            <text:p>Paris</text:p>
          </table:table-cell>
          <table:table-cell office:value-type="float" office:value="8" calcext:value-type="float">
            <text:p>8</text:p>
          </table:table-cell>
          <table:table-cell office:value-type="string" calcext:value-type="string">
            <text:p>2942. Qu'en dira-t-on (le) de Mazarin, burlesques (sic). Paris, Antoine Quenet, 1649, 8 pages. Ce pamphlet a été publié une seconde fois sur l'imprimé à Paris chez Antoine Quenet, 1649, avec le Remerciment des impri meurs, etc., et la Lettre de l'inconnu.</text:p>
          </table:table-cell>
          <table:table-cell office:value-type="string" calcext:value-type="string">
            <text:p>oui</text:p>
          </table:table-cell>
          <table:table-cell office:value-type="string" calcext:value-type="string">
            <text:p>Le_Quendira_t_on_de_Mazarin_Burlesques__bpt6k5425912c.pdf</text:p>
          </table:table-cell>
          <table:table-cell table:number-columns-repeated="1014"/>
        </table:table-row>
        <table:table-row table:style-name="ro1">
          <table:table-cell office:value-type="string" calcext:value-type="string">
            <text:p>BibMoreau_III</text:p>
          </table:table-cell>
          <table:table-cell office:value-type="float" office:value="2957" calcext:value-type="float">
            <text:p>2957</text:p>
          </table:table-cell>
          <table:table-cell/>
          <table:table-cell office:value-type="string" calcext:value-type="string">
            <text:p>Rabais (le) du pain, en vers burlesques.</text:p>
          </table:table-cell>
          <table:table-cell office:value-type="float" office:value="1649" calcext:value-type="float">
            <text:p>1649</text:p>
          </table:table-cell>
          <table:table-cell office:value-type="string" calcext:value-type="string">
            <text:p>Paris</text:p>
          </table:table-cell>
          <table:table-cell office:value-type="float" office:value="7" calcext:value-type="float">
            <text:p>7</text:p>
          </table:table-cell>
          <table:table-cell office:value-type="string" calcext:value-type="string">
            <text:p>2957. Rabais (le) du pain, en vers burlesques. Paris, Claude Huot, 1649, 7 pages. 1 Mais Paris n'est pas huguenot , Et fait des tours de Godcnot. s Godenot était un prédicateur très-subtil. L'auteur de l' Enfer burlesque dit que, dans la soutane, on appelait les détours des pro cureurs les Godenots de la chicane.</text:p>
          </table:table-cell>
          <table:table-cell office:value-type="string" calcext:value-type="string">
            <text:p>oui</text:p>
          </table:table-cell>
          <table:table-cell office:value-type="string" calcext:value-type="string">
            <text:p>Le_rabais_du_pain_en_[...]_bpt6k54261229.pdf</text:p>
          </table:table-cell>
          <table:table-cell table:number-columns-repeated="1014"/>
        </table:table-row>
        <table:table-row table:style-name="ro1">
          <table:table-cell office:value-type="string" calcext:value-type="string">
            <text:p>BibMoreau_III</text:p>
          </table:table-cell>
          <table:table-cell office:value-type="float" office:value="2960" calcext:value-type="float">
            <text:p>2960</text:p>
          </table:table-cell>
          <table:table-cell/>
          <table:table-cell office:value-type="string" calcext:value-type="string">
            <text:p>Raillerie universelle, dédiée aux curieux de ce temps, en vers burlesques.</text:p>
          </table:table-cell>
          <table:table-cell office:value-type="float" office:value="1649" calcext:value-type="float">
            <text:p>1649</text:p>
          </table:table-cell>
          <table:table-cell office:value-type="string" calcext:value-type="string">
            <text:p>Paris</text:p>
          </table:table-cell>
          <table:table-cell office:value-type="float" office:value="2" calcext:value-type="float">
            <text:p>2</text:p>
          </table:table-cell>
          <table:table-cell office:value-type="string" calcext:value-type="string">
            <text:p>2960. Raillerie universelle , dédiée aux curieux de ce temps, en vers burlesques. Paris, Pierre Targa, 1649, 2 pages Par 1e baron du Puiset. La première édition a été donnée en •I 625 , in-8°, Paris , Pierre Targa. Elle est dédiée au cardinal de Richelieu.</text:p>
          </table:table-cell>
          <table:table-cell office:value-type="string" calcext:value-type="string">
            <text:p>oui</text:p>
          </table:table-cell>
          <table:table-cell office:value-type="string" calcext:value-type="string">
            <text:p>Raillerie_universelle_dediee_aux_curieux_[...]Picot_Antoine_bpt6k5429547f.pdf</text:p>
          </table:table-cell>
          <table:table-cell table:number-columns-repeated="1014"/>
        </table:table-row>
        <table:table-row table:style-name="ro1">
          <table:table-cell office:value-type="string" calcext:value-type="string">
            <text:p>BibMoreau_III</text:p>
          </table:table-cell>
          <table:table-cell office:value-type="float" office:value="2993" calcext:value-type="float">
            <text:p>2993</text:p>
          </table:table-cell>
          <table:table-cell/>
          <table:table-cell office:value-type="string" calcext:value-type="string">
            <text:p>Récit du duel mémorable fait à Ruel entre dix laquais des députés et autant d'estaphiers (sic) de Mazarin, le 28ᵉ mars 1649, en vers burlesques.</text:p>
          </table:table-cell>
          <table:table-cell office:value-type="float" office:value="1649" calcext:value-type="float">
            <text:p>1649</text:p>
          </table:table-cell>
          <table:table-cell office:value-type="string" calcext:value-type="string">
            <text:p>Paris</text:p>
          </table:table-cell>
          <table:table-cell office:value-type="float" office:value="8" calcext:value-type="float">
            <text:p>8</text:p>
          </table:table-cell>
          <table:table-cell office:value-type="string" calcext:value-type="string">
            <text:p>2993. Récit du duel mémorable fait à Ruel entre dix laquais des députés et autant d'estaphiers (sic) de Mazarin, le 28e mars 1649, en vers burlesques. Paris, veuve d'Anthoine Coulon,1649, 8 pages. Plus rare que spirituel , et surtout qu'utile.</text:p>
          </table:table-cell>
          <table:table-cell office:value-type="string" calcext:value-type="string">
            <text:p>oui</text:p>
          </table:table-cell>
          <table:table-cell office:value-type="string" calcext:value-type="string">
            <text:p>Recit_du_duel_memorable_fait_[...]_bpt6k58149528.pdf</text:p>
          </table:table-cell>
          <table:table-cell table:number-columns-repeated="1014"/>
        </table:table-row>
        <table:table-row table:style-name="ro1">
          <table:table-cell office:value-type="string" calcext:value-type="string">
            <text:p>BibMoreau_III</text:p>
          </table:table-cell>
          <table:table-cell office:value-type="float" office:value="3009" calcext:value-type="float">
            <text:p>3009</text:p>
          </table:table-cell>
          <table:table-cell/>
          <table:table-cell office:value-type="string" calcext:value-type="string">
            <text:p>Récit véritable de ce qui s'est passé aux barricades de l'année 1588, depuis le 7ᵉ mai jusqu'au 1er juin ensuivant, décrites en vers burlesques.</text:p>
          </table:table-cell>
          <table:table-cell office:value-type="float" office:value="1649" calcext:value-type="float">
            <text:p>1649</text:p>
          </table:table-cell>
          <table:table-cell office:value-type="string" calcext:value-type="string">
            <text:p>Paris</text:p>
          </table:table-cell>
          <table:table-cell office:value-type="float" office:value="14" calcext:value-type="float">
            <text:p>14</text:p>
          </table:table-cell>
          <table:table-cell office:value-type="string" calcext:value-type="string">
            <text:p>3009. Récit véritable de ce qui s'est passé aux barri- cades de l'année 1588, depuis le 7e mai jusqu'au 1W juin ensuivant, décrites en vers burlesques. Paris, Michel Mettayer, 1649, 14 pages. Naudé dit avec raison que ce pamphlet est une pure imitation de r Agréable récit des barricades , etc. (Mascurat , p. 285). C'est une sorte de chronique métrique, qui ne manque pas abso lument d'intérêt.</text:p>
          </table:table-cell>
          <table:table-cell office:value-type="string" calcext:value-type="string">
            <text:p>oui</text:p>
          </table:table-cell>
          <table:table-cell office:value-type="string" calcext:value-type="string">
            <text:p>Recit_veritable_de_ce_qui_[...]_bpt6k10485771.pdf</text:p>
          </table:table-cell>
          <table:table-cell table:number-columns-repeated="1014"/>
        </table:table-row>
        <table:table-row table:style-name="ro1">
          <table:table-cell office:value-type="string" calcext:value-type="string">
            <text:p>BibMoreau_III</text:p>
          </table:table-cell>
          <table:table-cell office:value-type="float" office:value="3290" calcext:value-type="float">
            <text:p>3290</text:p>
          </table:table-cell>
          <table:table-cell/>
          <table:table-cell office:value-type="string" calcext:value-type="string">
            <text:p>Remontrance à monsieur le cardinal, burlesque.</text:p>
          </table:table-cell>
          <table:table-cell office:value-type="float" office:value="1649" calcext:value-type="float">
            <text:p>1649</text:p>
          </table:table-cell>
          <table:table-cell office:value-type="string" calcext:value-type="string">
            <text:p>Paris</text:p>
          </table:table-cell>
          <table:table-cell office:value-type="float" office:value="7" calcext:value-type="float">
            <text:p>7</text:p>
          </table:table-cell>
          <table:table-cell office:value-type="string" calcext:value-type="string">
            <text:p>3290. Remontrance à monsieur le cardinal, burlesque . Paris, Nicolas Jacquard, 1649, 7 pages. « Il faut avoir permission i Vcfc. w.X X'. -r -« r- v Pour la mettre à l'Impression ; r. De plus pour avoir privilège , -m. i \92- V*- I II faut louer votre triège, Admirer votre invention Qui mit le roi hors sa maison... J'entendis Voilà toute la conférence , Ce qui s'y est fait et passé... Je courus mettre sous la presse Un remerciement de la paix , Croyant les articles mieux faits... ... Je vis le clerc du métier Portant à la main un papier, Contenant expresse défense D'imprimer ni la conférence, Ni les articles de la paix , Qui n'étoient pas encore faits... Me fallut payer la dépense Et tous les frais de l'imprimeur. » Naudé dit avec raison , page 285 du Mascurat, que la Remon trance a eu pour prototype la Lettre au cardinal burlesque.</text:p>
          </table:table-cell>
          <table:table-cell office:value-type="string" calcext:value-type="string">
            <text:p>oui</text:p>
          </table:table-cell>
          <table:table-cell office:value-type="string" calcext:value-type="string">
            <text:p>Remontrance_a_Monsieur_le_cardinal_[...]_bpt6k5425931q.pdf</text:p>
          </table:table-cell>
          <table:table-cell table:number-columns-repeated="1014"/>
        </table:table-row>
        <table:table-row table:style-name="ro1">
          <table:table-cell office:value-type="string" calcext:value-type="string">
            <text:p>BibMoreau_III</text:p>
          </table:table-cell>
          <table:table-cell office:value-type="float" office:value="3298" calcext:value-type="float">
            <text:p>3298</text:p>
          </table:table-cell>
          <table:table-cell/>
          <table:table-cell office:value-type="string" calcext:value-type="string">
            <text:p>Remontrance burlesque au Parlement.</text:p>
          </table:table-cell>
          <table:table-cell office:value-type="float" office:value="1649" calcext:value-type="float">
            <text:p>1649</text:p>
          </table:table-cell>
          <table:table-cell office:value-type="string" calcext:value-type="string">
            <text:p>(s. l.)</text:p>
          </table:table-cell>
          <table:table-cell office:value-type="float" office:value="8" calcext:value-type="float">
            <text:p>8</text:p>
          </table:table-cell>
          <table:table-cell office:value-type="string" calcext:value-type="string">
            <text:p>3298. Remontrance burlesque au Parlement. (S. 1., N/ct.f* •ï S 1649), 8 pages. 2lt (y*-) L'auteur n'est content ni du traité de Ruel , ni du Parlement : « Là se connoit l'humeur badaude De vouloir tout perdre à la chaude , Et de n'être plus si hardi Quand le sang chaud est refroidi . . . Voulant faire maison neuve Dans la famille des Bourbons , Qui d'eux-mêmes sont assez bons Et l'eussent été davantage Sans votre maudit tripotage. » 1 II n'en est pas moins bon frondeur. Il trouve que le traité va a Changer le monarque en tyran Et l'Évangile en Alcoran. » En somme , il y a de l'esprit, de la verve; mais la pièce est des plus communes.</text:p>
          </table:table-cell>
          <table:table-cell/>
          <table:table-cell office:value-type="string" calcext:value-type="string">
            <text:p>Remonstrance_burlesque_au_Parlement__bpt6k5426081t.pdf</text:p>
          </table:table-cell>
          <table:table-cell table:number-columns-repeated="1014"/>
        </table:table-row>
        <table:table-row table:style-name="ro1">
          <table:table-cell office:value-type="string" calcext:value-type="string">
            <text:p>BibMoreau_III</text:p>
          </table:table-cell>
          <table:table-cell office:value-type="float" office:value="3527" calcext:value-type="float">
            <text:p>3527</text:p>
          </table:table-cell>
          <table:table-cell/>
          <table:table-cell office:value-type="string" calcext:value-type="string">
            <text:p>Retour (le) de l'abondance dans les ports et places publiques de la ville de Paris, en vers burlesques.</text:p>
          </table:table-cell>
          <table:table-cell office:value-type="float" office:value="1649" calcext:value-type="float">
            <text:p>1649</text:p>
          </table:table-cell>
          <table:table-cell office:value-type="string" calcext:value-type="string">
            <text:p>Paris</text:p>
          </table:table-cell>
          <table:table-cell office:value-type="float" office:value="8" calcext:value-type="float">
            <text:p>8</text:p>
          </table:table-cell>
          <table:table-cell office:value-type="string" calcext:value-type="string">
            <text:p>3527. Retour (le) de l'abondance dans les ports et places publiques de la ville de Paris, en vers burlesques. Paris, Mathurin Hénault, 1649, 8 pages.</text:p>
          </table:table-cell>
          <table:table-cell office:value-type="string" calcext:value-type="string">
            <text:p>oui</text:p>
          </table:table-cell>
          <table:table-cell office:value-type="string" calcext:value-type="string">
            <text:p>Le_retour_de_l_abondance_dans_[...]_bpt6k5426123q.pdf</text:p>
          </table:table-cell>
          <table:table-cell table:number-columns-repeated="1014"/>
        </table:table-row>
        <table:table-row table:style-name="ro1">
          <table:table-cell office:value-type="string" calcext:value-type="string">
            <text:p>BibMoreau_III</text:p>
          </table:table-cell>
          <table:table-cell office:value-type="float" office:value="3596" calcext:value-type="float">
            <text:p>3596</text:p>
          </table:table-cell>
          <table:table-cell/>
          <table:table-cell office:value-type="string" calcext:value-type="string">
            <text:p>Satyrique (le), ou le Mazarin métamorphosé.</text:p>
          </table:table-cell>
          <table:table-cell office:value-type="float" office:value="1649" calcext:value-type="float">
            <text:p>1649</text:p>
          </table:table-cell>
          <table:table-cell office:value-type="string" calcext:value-type="string">
            <text:p>Paris</text:p>
          </table:table-cell>
          <table:table-cell office:value-type="float" office:value="14" calcext:value-type="float">
            <text:p>14</text:p>
          </table:table-cell>
          <table:table-cell office:value-type="string" calcext:value-type="string">
            <text:p>3596. Satyrique (le) , ou le Mazarin métamorphosé. Paris, François Noël, 1649. Deux parties , de 7 pages chacune. I.a deuxième qui est intitulée : Seconde partie du Satyre, ou le Mazarin métamorphosé , en vers burlesques , a paru chez Sébastien Martin.</text:p>
          </table:table-cell>
          <table:table-cell office:value-type="string" calcext:value-type="string">
            <text:p>oui</text:p>
          </table:table-cell>
          <table:table-cell office:value-type="string" calcext:value-type="string">
            <text:p>Le_Satyrique_ou_Le_Mazarin_[...]_bpt6k5707904m.pdf</text:p>
          </table:table-cell>
          <table:table-cell table:number-columns-repeated="1014"/>
        </table:table-row>
        <table:table-row table:style-name="ro1">
          <table:table-cell office:value-type="string" calcext:value-type="string">
            <text:p>BibMoreau_III</text:p>
          </table:table-cell>
          <table:table-cell office:value-type="float" office:value="3669" calcext:value-type="float">
            <text:p>3669</text:p>
          </table:table-cell>
          <table:table-cell/>
          <table:table-cell office:value-type="string" calcext:value-type="string">
            <text:p>Siège (le) d'Aubervilliers, en vers burlesques.</text:p>
          </table:table-cell>
          <table:table-cell office:value-type="float" office:value="1649" calcext:value-type="float">
            <text:p>1649</text:p>
          </table:table-cell>
          <table:table-cell office:value-type="string" calcext:value-type="string">
            <text:p>Paris</text:p>
          </table:table-cell>
          <table:table-cell office:value-type="float" office:value="8" calcext:value-type="float">
            <text:p>8</text:p>
          </table:table-cell>
          <table:table-cell office:value-type="string" calcext:value-type="string">
            <text:p>3669. Siège (le) d'Aubervilliers , en vers burlesques. \\(o f. Il [$y Paris, Mathurin Hénault, 1649, 8 pages. V&amp;b f-t 'X ï- '^^- v- •/ « Ce fut mercredi dernier, Le vingt quatre de février. » Naudé dit, p. 28S du Mascurat , que ce pamphlet est une imita tion pure de l' Agréable récit des barricades. Il faut du moins ajouter qu'elle n'est pas sans esprit. Il y en a une autre édition dont le titre ne porte pas le nom de l'imprimeur.</text:p>
          </table:table-cell>
          <table:table-cell office:value-type="string" calcext:value-type="string">
            <text:p>oui</text:p>
          </table:table-cell>
          <table:table-cell office:value-type="string" calcext:value-type="string">
            <text:p>Le_siege_d_Aubervilliers_En_vers_[...]_bpt6k56200126.pdf</text:p>
          </table:table-cell>
          <table:table-cell table:number-columns-repeated="1014"/>
        </table:table-row>
        <table:table-row table:style-name="ro1">
          <table:table-cell office:value-type="string" calcext:value-type="string">
            <text:p>BibMoreau_III</text:p>
          </table:table-cell>
          <table:table-cell office:value-type="float" office:value="3734" calcext:value-type="float">
            <text:p>3734</text:p>
          </table:table-cell>
          <table:table-cell/>
          <table:table-cell office:value-type="string" calcext:value-type="string">
            <text:p>Sur la conférence de Ruel en mars, vers burlesques du sieur S.</text:p>
          </table:table-cell>
          <table:table-cell office:value-type="float" office:value="1649" calcext:value-type="float">
            <text:p>1649</text:p>
          </table:table-cell>
          <table:table-cell office:value-type="string" calcext:value-type="string">
            <text:p>(s. l.)</text:p>
          </table:table-cell>
          <table:table-cell office:value-type="float" office:value="4" calcext:value-type="float">
            <text:p>4</text:p>
          </table:table-cell>
          <table:table-cell office:value-type="string" calcext:value-type="string">
            <text:p>3734. Sur la conférence de Ruel en mars, vers bur- \,\^ r - y lesques du sieur S. (S. 1., 1649), 4 pages. Couplets spirituels qui pourraient être de Scarron. a Six semaines de réglement Font pis que vingt ans de désordre. » Sautreau de Marsy a donné à ce pamphlet le singulier titre de : Disette (p. 186 du I" vol. du Nouveau siècle de Louis XIV).</text:p>
          </table:table-cell>
          <table:table-cell office:value-type="string" calcext:value-type="string">
            <text:p>oui</text:p>
          </table:table-cell>
          <table:table-cell office:value-type="string" calcext:value-type="string">
            <text:p>Sur_la_conference_de_Ruel_[...]Scarron_Paul_bpt6k55164793.pdf</text:p>
          </table:table-cell>
          <table:table-cell table:number-columns-repeated="1014"/>
        </table:table-row>
        <table:table-row table:style-name="ro1">
          <table:table-cell office:value-type="string" calcext:value-type="string">
            <text:p>BibMoreau_III</text:p>
          </table:table-cell>
          <table:table-cell office:value-type="float" office:value="3761" calcext:value-type="float">
            <text:p>3761</text:p>
          </table:table-cell>
          <table:table-cell/>
          <table:table-cell office:value-type="string" calcext:value-type="string">
            <text:p>Terme (le) de Pâques sans trébuchet, en vers burlesque, suivant l'arrêt du 14 avril 1649.</text:p>
          </table:table-cell>
          <table:table-cell office:value-type="float" office:value="1649" calcext:value-type="float">
            <text:p>1649</text:p>
          </table:table-cell>
          <table:table-cell office:value-type="string" calcext:value-type="string">
            <text:p>Paris</text:p>
          </table:table-cell>
          <table:table-cell office:value-type="float" office:value="7" calcext:value-type="float">
            <text:p>7</text:p>
          </table:table-cell>
          <table:table-cell office:value-type="string" calcext:value-type="string">
            <text:p>3761. Terme (le) de Pâques sans trébuchet, en vers \lnX-rf-r.'L ft. burlesques, suivant l'arrêt du 14 avril 1649. Paris, 192. C^'/ Nicolas Jacquard, 1649, 7 pages. Signé, Nicolas Le Dru [l'abbé de Laffemas).</text:p>
          </table:table-cell>
          <table:table-cell office:value-type="string" calcext:value-type="string">
            <text:p>oui</text:p>
          </table:table-cell>
          <table:table-cell office:value-type="string" calcext:value-type="string">
            <text:p>Le_terme_de_Pasques_sans_[...]Laffemas_Laurent_bpt6k5722057n.pdf</text:p>
          </table:table-cell>
          <table:table-cell table:number-columns-repeated="1014"/>
        </table:table-row>
        <table:table-row table:style-name="ro1">
          <table:table-cell office:value-type="string" calcext:value-type="string">
            <text:p>BibMoreau_III</text:p>
          </table:table-cell>
          <table:table-cell office:value-type="float" office:value="3859" calcext:value-type="float">
            <text:p>3859</text:p>
          </table:table-cell>
          <table:table-cell/>
          <table:table-cell office:value-type="string" calcext:value-type="string">
            <text:p>Triolets (les) du temps, selon les visions d'un petit-fils du grand Nostradamus, faits pour la consolation des bons François et dédiés au Parlement.</text:p>
          </table:table-cell>
          <table:table-cell office:value-type="float" office:value="1649" calcext:value-type="float">
            <text:p>1649</text:p>
          </table:table-cell>
          <table:table-cell office:value-type="string" calcext:value-type="string">
            <text:p>Paris</text:p>
          </table:table-cell>
          <table:table-cell office:value-type="float" office:value="11" calcext:value-type="float">
            <text:p>11</text:p>
          </table:table-cell>
          <table:table-cell office:value-type="string" calcext:value-type="string">
            <text:p>3859. Triolets (les) du temps, selon les visions d'un petit-fils du grand Nostradamus , faits pour la conso- lation des bons François et dédiés au Parlement. Paris, Denys Langlois, 1649, 11 pages. Pendant la Conférence de Ruel. S'ils ne sont pas toujours aussi spirituels que les Triolets de Saint-Germain, ils sont plus soutenus. On les attribue à Jean Duval, qui a écrit en 1632 le Parlement burlesque de Pontoise. Cependant on y lit le second des triolets : Monsieur d'Elbeuf et ses enfants, qu'on a lus à l'article des Trio lets de Saint- Germain, et que le cardinal de Retz dit dans ses Mémoires avoir été composés par Marigny sous son inspiration, et le premier, mais avec une variante importante , de ceux que Sautreau de Marsy attribue également à Marigny contre le duc de Bouillon. Sont-ce des erreurs du cardinal et du collecteur, des plagiats de Jean Duval, ou bien des fraudes de l'imprimeur? Je ne sais pas pourquoi Sautreau de Marsy n'a pas reproduit les deux triolets : Ilfaut remettre Charenton et Encor qu'on soit en carnaval dans le Nouveau siècle de Louis XIV, p. 153 du I" vol. Il en existe une édition (s. 1. n. d.), de 8 pages, dont voici le titre : Les triolets du temps , suivant les visions d'un petit-fils du grand Nostradamus. Le sixain qui les suit, sorte de dédicace au Parle ment, se trouve sur la huitième page.</text:p>
          </table:table-cell>
          <table:table-cell office:value-type="string" calcext:value-type="string">
            <text:p>oui</text:p>
          </table:table-cell>
          <table:table-cell office:value-type="string" calcext:value-type="string">
            <text:p>Les_triolets_du_temps_selon_[...]Duval_Jean_bpt6k5429419s.pdf</text:p>
          </table:table-cell>
          <table:table-cell table:number-columns-repeated="1014"/>
        </table:table-row>
        <table:table-row table:style-name="ro1">
          <table:table-cell office:value-type="string" calcext:value-type="string">
            <text:p>BibMoreau_III</text:p>
          </table:table-cell>
          <table:table-cell office:value-type="float" office:value="4017" calcext:value-type="float">
            <text:p>4017</text:p>
          </table:table-cell>
          <table:table-cell/>
          <table:table-cell office:value-type="string" calcext:value-type="string">
            <text:p>Vers burlesques per l'honnor d'un chiamato Julio, ensemble le passage de Jules Mazarin, avec le récit des pièces qui ont été trouvées dans son inventaire, présent un commissaire, et en l'absence de Varin.</text:p>
          </table:table-cell>
          <table:table-cell office:value-type="float" office:value="1649" calcext:value-type="float">
            <text:p>1649</text:p>
          </table:table-cell>
          <table:table-cell office:value-type="string" calcext:value-type="string">
            <text:p>Paris</text:p>
          </table:table-cell>
          <table:table-cell office:value-type="float" office:value="15" calcext:value-type="float">
            <text:p>15</text:p>
          </table:table-cell>
          <table:table-cell office:value-type="string" calcext:value-type="string">
            <text:p>4017. Vers burlesques per l'honnor d'un chiamato Julio, ensemble le passage de Jules Mazarin, avec le récit des pièces qui ont été trouvées dans son inven taire, présent un commissaire, et en l'absence de Varin. Paris, Nicolas Gasse , 1649, Hspages. Il faut ajouter YAdieu de la France à Mazarin , qui n'est point indiqué dans le titre; le tout assez mauvais.</text:p>
          </table:table-cell>
          <table:table-cell office:value-type="string" calcext:value-type="string">
            <text:p>oui</text:p>
          </table:table-cell>
          <table:table-cell office:value-type="string" calcext:value-type="string">
            <text:p>Vers_burlesque_per_l_honnor_d_un_chiamat.pdf</text:p>
          </table:table-cell>
          <table:table-cell table:number-columns-repeated="1014"/>
        </table:table-row>
      </table:table>
      <table:table table:name="Frantext_burlesque" table:style-name="ta1">
        <table:table-column table:style-name="co2" table:default-cell-style-name="ce83"/>
        <table:table-column table:style-name="co3" table:default-cell-style-name="ce86"/>
        <table:table-column table:style-name="co4" table:default-cell-style-name="Default"/>
        <table:table-column table:style-name="co1" table:number-columns-repeated="2" table:default-cell-style-name="ce83"/>
        <table:table-column table:style-name="co5" table:default-cell-style-name="ce83"/>
        <table:table-column table:style-name="co1" table:number-columns-repeated="2" table:default-cell-style-name="ce83"/>
        <table:table-column table:style-name="co6" table:number-columns-repeated="56" table:default-cell-style-name="Default"/>
        <table:table-row table:style-name="ro1">
          <table:table-cell table:style-name="ce82" office:value-type="string" calcext:value-type="string">
            <text:p>Source</text:p>
          </table:table-cell>
          <table:table-cell table:style-name="ce85" office:value-type="string" calcext:value-type="string">
            <text:p>Titre</text:p>
          </table:table-cell>
          <table:table-cell table:style-name="ce82" office:value-type="string" calcext:value-type="string">
            <text:p>Auteur</text:p>
          </table:table-cell>
          <table:table-cell table:style-name="ce82" office:value-type="string" calcext:value-type="string">
            <text:p>Année</text:p>
          </table:table-cell>
          <table:table-cell table:style-name="ce82" office:value-type="string" calcext:value-type="string">
            <text:p>Burlesque ?</text:p>
          </table:table-cell>
          <table:table-cell table:style-name="ce82" office:value-type="string" calcext:value-type="string">
            <text:p>Genre</text:p>
          </table:table-cell>
          <table:table-cell table:style-name="ce82" office:value-type="string" calcext:value-type="string">
            <text:p>ID interne</text:p>
          </table:table-cell>
          <table:table-cell table:style-name="ce82" office:value-type="string" calcext:value-type="string">
            <text:p>Disponible</text:p>
          </table:table-cell>
          <table:table-cell table:number-columns-repeated="56"/>
        </table:table-row>
        <table:table-row table:style-name="ro1">
          <table:table-cell office:value-type="string" calcext:value-type="string">
            <text:p>Frantext1500-1700</text:p>
          </table:table-cell>
          <table:table-cell office:value-type="string" calcext:value-type="string">
            <text:p>Les Amours d'Apollon et de Daphné</text:p>
          </table:table-cell>
          <table:table-cell office:value-type="string" calcext:value-type="string">
            <text:p>ASSOUCY Charles COYPEAU d'</text:p>
          </table:table-cell>
          <table:table-cell office:value-type="float" office:value="1650" calcext:value-type="float">
            <text:p>1650</text:p>
          </table:table-cell>
          <table:table-cell office:value-type="string" calcext:value-type="string">
            <text:p>oui</text:p>
          </table:table-cell>
          <table:table-cell office:value-type="string" calcext:value-type="string">
            <text:p>théâtre</text:p>
          </table:table-cell>
          <table:table-cell office:value-type="string" calcext:value-type="string">
            <text:p>Q429</text:p>
          </table:table-cell>
          <table:table-cell office:value-type="string" calcext:value-type="string">
            <text:p>non</text:p>
          </table:table-cell>
          <table:table-cell table:number-columns-repeated="56"/>
        </table:table-row>
        <table:table-row table:style-name="ro1">
          <table:table-cell office:value-type="string" calcext:value-type="string">
            <text:p>Frantext1500-1700</text:p>
          </table:table-cell>
          <table:table-cell office:value-type="string" calcext:value-type="string">
            <text:p>Le Berger extravagant</text:p>
          </table:table-cell>
          <table:table-cell office:value-type="string" calcext:value-type="string">
            <text:p>SOREL Charles</text:p>
          </table:table-cell>
          <table:table-cell office:value-type="float" office:value="1627" calcext:value-type="float">
            <text:p>1627</text:p>
          </table:table-cell>
          <table:table-cell office:value-type="string" calcext:value-type="string">
            <text:p>oui</text:p>
          </table:table-cell>
          <table:table-cell office:value-type="string" calcext:value-type="string">
            <text:p>roman</text:p>
          </table:table-cell>
          <table:table-cell office:value-type="string" calcext:value-type="string">
            <text:p>Q689</text:p>
          </table:table-cell>
          <table:table-cell office:value-type="string" calcext:value-type="string">
            <text:p>oui</text:p>
          </table:table-cell>
          <table:table-cell table:number-columns-repeated="56"/>
        </table:table-row>
        <table:table-row table:style-name="ro1">
          <table:table-cell office:value-type="string" calcext:value-type="string">
            <text:p>Frantext1500-1700</text:p>
          </table:table-cell>
          <table:table-cell office:value-type="string" calcext:value-type="string">
            <text:p>Lucain travesti, ou les Guerres civiles de César et de Pompée</text:p>
          </table:table-cell>
          <table:table-cell office:value-type="string" calcext:value-type="string">
            <text:p>BRÉBEUF Georges de</text:p>
          </table:table-cell>
          <table:table-cell office:value-type="float" office:value="1656" calcext:value-type="float">
            <text:p>1656</text:p>
          </table:table-cell>
          <table:table-cell office:value-type="string" calcext:value-type="string">
            <text:p>oui</text:p>
          </table:table-cell>
          <table:table-cell office:value-type="string" calcext:value-type="string">
            <text:p>poésie</text:p>
          </table:table-cell>
          <table:table-cell office:value-type="string" calcext:value-type="string">
            <text:p>Q959</text:p>
          </table:table-cell>
          <table:table-cell office:value-type="string" calcext:value-type="string">
            <text:p>oui</text:p>
          </table:table-cell>
          <table:table-cell table:number-columns-repeated="56"/>
        </table:table-row>
        <table:table-row table:style-name="ro1">
          <table:table-cell office:value-type="string" calcext:value-type="string">
            <text:p>Frantext1500-1700</text:p>
          </table:table-cell>
          <table:table-cell office:value-type="string" calcext:value-type="string">
            <text:p>L'Ovide en belle humeur</text:p>
          </table:table-cell>
          <table:table-cell office:value-type="string" calcext:value-type="string">
            <text:p>ASSOUCY Charles COYPEAU d'</text:p>
          </table:table-cell>
          <table:table-cell office:value-type="float" office:value="1650" calcext:value-type="float">
            <text:p>1650</text:p>
          </table:table-cell>
          <table:table-cell office:value-type="string" calcext:value-type="string">
            <text:p>oui</text:p>
          </table:table-cell>
          <table:table-cell office:value-type="string" calcext:value-type="string">
            <text:p>poésie</text:p>
          </table:table-cell>
          <table:table-cell office:value-type="string" calcext:value-type="string">
            <text:p>Q974</text:p>
          </table:table-cell>
          <table:table-cell office:value-type="string" calcext:value-type="string">
            <text:p>oui</text:p>
          </table:table-cell>
          <table:table-cell table:number-columns-repeated="56"/>
        </table:table-row>
        <table:table-row table:style-name="ro1">
          <table:table-cell office:value-type="string" calcext:value-type="string">
            <text:p>Frantext1500-1700</text:p>
          </table:table-cell>
          <table:table-cell office:value-type="string" calcext:value-type="string">
            <text:p>Poësies et lettres ... contenant diverses pièces héroïques, satiriques et burlesques</text:p>
          </table:table-cell>
          <table:table-cell office:value-type="string" calcext:value-type="string">
            <text:p>ASSOUCY Charles COYPEAU d'</text:p>
          </table:table-cell>
          <table:table-cell office:value-type="float" office:value="1653" calcext:value-type="float">
            <text:p>1653</text:p>
          </table:table-cell>
          <table:table-cell office:value-type="string" calcext:value-type="string">
            <text:p>oui</text:p>
          </table:table-cell>
          <table:table-cell office:value-type="string" calcext:value-type="string">
            <text:p>poésie</text:p>
          </table:table-cell>
          <table:table-cell office:value-type="string" calcext:value-type="string">
            <text:p>Q975</text:p>
          </table:table-cell>
          <table:table-cell office:value-type="string" calcext:value-type="string">
            <text:p>oui</text:p>
          </table:table-cell>
          <table:table-cell table:number-columns-repeated="56"/>
        </table:table-row>
        <table:table-row table:style-name="ro1">
          <table:table-cell office:value-type="string" calcext:value-type="string">
            <text:p>Frantext1500-1700</text:p>
          </table:table-cell>
          <table:table-cell office:value-type="string" calcext:value-type="string">
            <text:p>Le Jugement de Pâris en vers burlesques</text:p>
          </table:table-cell>
          <table:table-cell office:value-type="string" calcext:value-type="string">
            <text:p>ASSOUCY Charles COYPEAU d'</text:p>
          </table:table-cell>
          <table:table-cell office:value-type="float" office:value="1648" calcext:value-type="float">
            <text:p>1648</text:p>
          </table:table-cell>
          <table:table-cell office:value-type="string" calcext:value-type="string">
            <text:p>oui</text:p>
          </table:table-cell>
          <table:table-cell office:value-type="string" calcext:value-type="string">
            <text:p>poésie</text:p>
          </table:table-cell>
          <table:table-cell office:value-type="string" calcext:value-type="string">
            <text:p>Q979</text:p>
          </table:table-cell>
          <table:table-cell office:value-type="string" calcext:value-type="string">
            <text:p>oui</text:p>
          </table:table-cell>
          <table:table-cell table:number-columns-repeated="56"/>
        </table:table-row>
        <table:table-row table:style-name="ro1">
          <table:table-cell office:value-type="string" calcext:value-type="string">
            <text:p>Frantext1500-1700</text:p>
          </table:table-cell>
          <table:table-cell office:value-type="string" calcext:value-type="string">
            <text:p>Le Ravissement de Proserpine</text:p>
          </table:table-cell>
          <table:table-cell office:value-type="string" calcext:value-type="string">
            <text:p>ASSOUCY Charles COYPEAU d'</text:p>
          </table:table-cell>
          <table:table-cell office:value-type="float" office:value="1653" calcext:value-type="float">
            <text:p>1653</text:p>
          </table:table-cell>
          <table:table-cell office:value-type="string" calcext:value-type="string">
            <text:p>oui</text:p>
          </table:table-cell>
          <table:table-cell office:value-type="string" calcext:value-type="string">
            <text:p>poésie</text:p>
          </table:table-cell>
          <table:table-cell office:value-type="string" calcext:value-type="string">
            <text:p>Q982</text:p>
          </table:table-cell>
          <table:table-cell office:value-type="string" calcext:value-type="string">
            <text:p>oui</text:p>
          </table:table-cell>
          <table:table-cell table:number-columns-repeated="56"/>
        </table:table-row>
        <table:table-row table:style-name="ro1">
          <table:table-cell office:value-type="string" calcext:value-type="string">
            <text:p>Frantext1500-1700</text:p>
          </table:table-cell>
          <table:table-cell office:value-type="string" calcext:value-type="string">
            <text:p>L'Héritier ridicule ou la Dame intéressée</text:p>
          </table:table-cell>
          <table:table-cell office:value-type="string" calcext:value-type="string">
            <text:p>SCARRON Paul</text:p>
          </table:table-cell>
          <table:table-cell office:value-type="float" office:value="1650" calcext:value-type="float">
            <text:p>1650</text:p>
          </table:table-cell>
          <table:table-cell office:value-type="string" calcext:value-type="string">
            <text:p>oui</text:p>
          </table:table-cell>
          <table:table-cell office:value-type="string" calcext:value-type="string">
            <text:p>théâtre</text:p>
          </table:table-cell>
          <table:table-cell office:value-type="string" calcext:value-type="string">
            <text:p>S111</text:p>
          </table:table-cell>
          <table:table-cell office:value-type="string" calcext:value-type="string">
            <text:p>oui</text:p>
          </table:table-cell>
          <table:table-cell table:number-columns-repeated="56"/>
        </table:table-row>
        <table:table-row table:style-name="ro1">
          <table:table-cell office:value-type="string" calcext:value-type="string">
            <text:p>Frantext1500-1700</text:p>
          </table:table-cell>
          <table:table-cell office:value-type="string" calcext:value-type="string">
            <text:p>Le Jodelet ou le Maistre valet</text:p>
          </table:table-cell>
          <table:table-cell office:value-type="string" calcext:value-type="string">
            <text:p>SCARRON Paul</text:p>
          </table:table-cell>
          <table:table-cell office:value-type="float" office:value="1645" calcext:value-type="float">
            <text:p>1645</text:p>
          </table:table-cell>
          <table:table-cell office:value-type="string" calcext:value-type="string">
            <text:p>oui</text:p>
          </table:table-cell>
          <table:table-cell office:value-type="string" calcext:value-type="string">
            <text:p>théâtre</text:p>
          </table:table-cell>
          <table:table-cell office:value-type="string" calcext:value-type="string">
            <text:p>S112</text:p>
          </table:table-cell>
          <table:table-cell office:value-type="string" calcext:value-type="string">
            <text:p>oui</text:p>
          </table:table-cell>
          <table:table-cell table:number-columns-repeated="56"/>
        </table:table-row>
        <table:table-row table:style-name="ro1">
          <table:table-cell office:value-type="string" calcext:value-type="string">
            <text:p>Frantext1500-1700</text:p>
          </table:table-cell>
          <table:table-cell office:value-type="string" calcext:value-type="string">
            <text:p>Le Gardien de soy-mesme</text:p>
          </table:table-cell>
          <table:table-cell office:value-type="string" calcext:value-type="string">
            <text:p>SCARRON Paul</text:p>
          </table:table-cell>
          <table:table-cell office:value-type="float" office:value="1655" calcext:value-type="float">
            <text:p>1655</text:p>
          </table:table-cell>
          <table:table-cell office:value-type="string" calcext:value-type="string">
            <text:p>oui</text:p>
          </table:table-cell>
          <table:table-cell office:value-type="string" calcext:value-type="string">
            <text:p>théâtre|comédie</text:p>
          </table:table-cell>
          <table:table-cell office:value-type="string" calcext:value-type="string">
            <text:p>S236</text:p>
          </table:table-cell>
          <table:table-cell office:value-type="string" calcext:value-type="string">
            <text:p>oui</text:p>
          </table:table-cell>
          <table:table-cell table:number-columns-repeated="56"/>
        </table:table-row>
        <table:table-row table:style-name="ro1">
          <table:table-cell office:value-type="string" calcext:value-type="string">
            <text:p>Frantext1500-1700</text:p>
          </table:table-cell>
          <table:table-cell office:value-type="string" calcext:value-type="string">
            <text:p>Le Gardien de soy-mesme : [Épître] À Monseigneur le Procureur Général Fouquet sur-intendant des Finances</text:p>
          </table:table-cell>
          <table:table-cell office:value-type="string" calcext:value-type="string">
            <text:p>SCARRON Paul</text:p>
          </table:table-cell>
          <table:table-cell office:value-type="float" office:value="1655" calcext:value-type="float">
            <text:p>1655</text:p>
          </table:table-cell>
          <table:table-cell office:value-type="string" calcext:value-type="string">
            <text:p>oui</text:p>
          </table:table-cell>
          <table:table-cell office:value-type="string" calcext:value-type="string">
            <text:p>épître dédicatoire</text:p>
          </table:table-cell>
          <table:table-cell office:value-type="string" calcext:value-type="string">
            <text:p>S806</text:p>
          </table:table-cell>
          <table:table-cell office:value-type="string" calcext:value-type="string">
            <text:p>oui</text:p>
          </table:table-cell>
          <table:table-cell table:number-columns-repeated="56"/>
        </table:table-row>
        <table:table-row table:style-name="ro1">
          <table:table-cell table:style-name="Default" office:value-type="string" calcext:value-type="string">
            <text:p>Frantext1500-1700</text:p>
          </table:table-cell>
          <table:table-cell office:value-type="string" calcext:value-type="string">
            <text:p>L'Intrigue des filous</text:p>
          </table:table-cell>
          <table:table-cell office:value-type="string" calcext:value-type="string">
            <text:p>L'ESTOILE Claude de</text:p>
          </table:table-cell>
          <table:table-cell office:value-type="float" office:value="1648" calcext:value-type="float">
            <text:p>1648</text:p>
          </table:table-cell>
          <table:table-cell office:value-type="string" calcext:value-type="string">
            <text:p>oui</text:p>
          </table:table-cell>
          <table:table-cell office:value-type="string" calcext:value-type="string">
            <text:p>théâtre</text:p>
          </table:table-cell>
          <table:table-cell office:value-type="string" calcext:value-type="string">
            <text:p>S088</text:p>
          </table:table-cell>
          <table:table-cell office:value-type="string" calcext:value-type="string">
            <text:p>oui</text:p>
          </table:table-cell>
          <table:table-cell table:number-columns-repeated="56"/>
        </table:table-row>
        <table:table-row table:style-name="ro1">
          <table:table-cell table:style-name="ce84" office:value-type="string" calcext:value-type="string">
            <text:p>Frantext1500-1700</text:p>
          </table:table-cell>
          <table:table-cell table:style-name="ce84" office:value-type="string" calcext:value-type="string">
            <text:p>Les Plaideurs</text:p>
          </table:table-cell>
          <table:table-cell table:style-name="ce84" office:value-type="string" calcext:value-type="string">
            <text:p>RACINE Jean</text:p>
          </table:table-cell>
          <table:table-cell table:style-name="ce87" office:value-type="float" office:value="1697" calcext:value-type="float">
            <text:p>1697</text:p>
          </table:table-cell>
          <table:table-cell table:style-name="ce87" office:value-type="string" calcext:value-type="string">
            <text:p>oui</text:p>
          </table:table-cell>
          <table:table-cell table:style-name="ce87" office:value-type="string" calcext:value-type="string">
            <text:p>théâtre|comédie</text:p>
          </table:table-cell>
          <table:table-cell table:style-name="ce87" office:value-type="string" calcext:value-type="string">
            <text:p>R403</text:p>
          </table:table-cell>
          <table:table-cell table:style-name="ce87" office:value-type="string" calcext:value-type="string">
            <text:p>oui</text:p>
          </table:table-cell>
          <table:table-cell table:style-name="ce84" table:number-columns-repeated="56"/>
        </table:table-row>
        <table:table-row table:style-name="ro1">
          <table:table-cell table:style-name="ce84" office:value-type="string" calcext:value-type="string">
            <text:p>Frantext1500-1700</text:p>
          </table:table-cell>
          <table:table-cell table:style-name="ce84" office:value-type="string" calcext:value-type="string">
            <text:p>La Comédie des académistes pour la Réformation de la Langue françoise</text:p>
          </table:table-cell>
          <table:table-cell table:style-name="ce84" office:value-type="string" calcext:value-type="string">
            <text:p>SAINT-ÉVREMOND |ÉTELAN comte d' </text:p>
          </table:table-cell>
          <table:table-cell table:style-name="ce87" office:value-type="float" office:value="1638" calcext:value-type="float">
            <text:p>1638</text:p>
          </table:table-cell>
          <table:table-cell table:style-name="ce87" office:value-type="string" calcext:value-type="string">
            <text:p>oui</text:p>
          </table:table-cell>
          <table:table-cell table:style-name="ce87" office:value-type="string" calcext:value-type="string">
            <text:p>théâtre</text:p>
          </table:table-cell>
          <table:table-cell table:style-name="ce87" office:value-type="string" calcext:value-type="string">
            <text:p>S103</text:p>
          </table:table-cell>
          <table:table-cell table:style-name="ce87" office:value-type="string" calcext:value-type="string">
            <text:p>oui</text:p>
          </table:table-cell>
          <table:table-cell table:style-name="ce84" table:number-columns-repeated="56"/>
        </table:table-row>
        <table:table-row table:style-name="ro1">
          <table:table-cell table:style-name="ce84" office:value-type="string" calcext:value-type="string">
            <text:p>Frantext1500-1700</text:p>
          </table:table-cell>
          <table:table-cell table:style-name="ce84" office:value-type="string" calcext:value-type="string">
            <text:p>Les Lettres</text:p>
          </table:table-cell>
          <table:table-cell table:style-name="ce84" office:value-type="string" calcext:value-type="string">
            <text:p>CYRANO DE BERGERAC Savinien</text:p>
          </table:table-cell>
          <table:table-cell table:style-name="ce87" office:value-type="float" office:value="1655" calcext:value-type="float">
            <text:p>1655</text:p>
          </table:table-cell>
          <table:table-cell table:style-name="ce87" office:value-type="string" calcext:value-type="string">
            <text:p>oui</text:p>
          </table:table-cell>
          <table:table-cell table:style-name="ce87" office:value-type="string" calcext:value-type="string">
            <text:p>correspondance</text:p>
          </table:table-cell>
          <table:table-cell table:style-name="ce87" office:value-type="string" calcext:value-type="string">
            <text:p>Q777</text:p>
          </table:table-cell>
          <table:table-cell table:style-name="ce87" office:value-type="string" calcext:value-type="string">
            <text:p>oui</text:p>
          </table:table-cell>
          <table:table-cell table:style-name="ce84" table:number-columns-repeated="56"/>
        </table:table-row>
        <table:table-row table:style-name="ro1">
          <table:table-cell table:style-name="ce84" office:value-type="string" calcext:value-type="string">
            <text:p>Frantext1500-1700</text:p>
          </table:table-cell>
          <table:table-cell table:style-name="ce84" office:value-type="string" calcext:value-type="string">
            <text:p>Les Estats et empires de la lune</text:p>
          </table:table-cell>
          <table:table-cell table:style-name="ce84" office:value-type="string" calcext:value-type="string">
            <text:p>CYRANO DE BERGERAC Savinien</text:p>
          </table:table-cell>
          <table:table-cell table:style-name="ce87" office:value-type="float" office:value="1655" calcext:value-type="float">
            <text:p>1655</text:p>
          </table:table-cell>
          <table:table-cell table:style-name="ce87" office:value-type="string" calcext:value-type="string">
            <text:p>oui</text:p>
          </table:table-cell>
          <table:table-cell table:style-name="ce87" office:value-type="string" calcext:value-type="string">
            <text:p>roman</text:p>
          </table:table-cell>
          <table:table-cell table:style-name="ce87" office:value-type="string" calcext:value-type="string">
            <text:p>Q765</text:p>
          </table:table-cell>
          <table:table-cell table:style-name="ce87" office:value-type="string" calcext:value-type="string">
            <text:p>oui</text:p>
          </table:table-cell>
          <table:table-cell table:style-name="ce84" table:number-columns-repeated="56"/>
        </table:table-row>
        <table:table-row table:style-name="ro1">
          <table:table-cell table:style-name="ce84" office:value-type="string" calcext:value-type="string">
            <text:p>Frantext1500-1700</text:p>
          </table:table-cell>
          <table:table-cell table:style-name="ce84" office:value-type="string" calcext:value-type="string">
            <text:p>Les Visionnaires</text:p>
          </table:table-cell>
          <table:table-cell table:style-name="ce84" office:value-type="string" calcext:value-type="string">
            <text:p>DESMARETS DE SAINT-SORLIN Jean</text:p>
          </table:table-cell>
          <table:table-cell table:style-name="ce87" office:value-type="float" office:value="1637" calcext:value-type="float">
            <text:p>1637</text:p>
          </table:table-cell>
          <table:table-cell table:style-name="ce87" office:value-type="string" calcext:value-type="string">
            <text:p>oui</text:p>
          </table:table-cell>
          <table:table-cell table:style-name="ce87" office:value-type="string" calcext:value-type="string">
            <text:p>théâtre</text:p>
          </table:table-cell>
          <table:table-cell table:style-name="ce87" office:value-type="string" calcext:value-type="string">
            <text:p>S069</text:p>
          </table:table-cell>
          <table:table-cell table:style-name="ce87" office:value-type="string" calcext:value-type="string">
            <text:p>oui</text:p>
          </table:table-cell>
          <table:table-cell table:style-name="ce84" table:number-columns-repeated="56"/>
        </table:table-row>
        <table:table-row table:style-name="ro1">
          <table:table-cell table:style-name="ce84" office:value-type="string" calcext:value-type="string">
            <text:p>Frantext1500-1700</text:p>
          </table:table-cell>
          <table:table-cell table:style-name="ce84" office:value-type="string" calcext:value-type="string">
            <text:p>Les Estats et empires du soleil</text:p>
          </table:table-cell>
          <table:table-cell table:style-name="ce84" office:value-type="string" calcext:value-type="string">
            <text:p>CYRANO DE BERGERAC Savinien</text:p>
          </table:table-cell>
          <table:table-cell table:style-name="ce87" office:value-type="float" office:value="1655" calcext:value-type="float">
            <text:p>1655</text:p>
          </table:table-cell>
          <table:table-cell table:style-name="ce87" office:value-type="string" calcext:value-type="string">
            <text:p>oui</text:p>
          </table:table-cell>
          <table:table-cell table:style-name="ce87" office:value-type="string" calcext:value-type="string">
            <text:p>roman</text:p>
          </table:table-cell>
          <table:table-cell table:style-name="ce87" office:value-type="string" calcext:value-type="string">
            <text:p>Q766</text:p>
          </table:table-cell>
          <table:table-cell table:style-name="ce87" office:value-type="string" calcext:value-type="string">
            <text:p>oui</text:p>
          </table:table-cell>
          <table:table-cell table:style-name="ce84" table:number-columns-repeated="56"/>
        </table:table-row>
        <table:table-row table:style-name="ro1" table:number-rows-repeated="8">
          <table:table-cell table:style-name="Default" table:number-columns-repeated="2"/>
          <table:table-cell/>
          <table:table-cell table:style-name="Default" table:number-columns-repeated="5"/>
          <table:table-cell table:number-columns-repeated="56"/>
        </table:table-row>
        <table:table-row table:style-name="ro1" table:number-rows-repeated="1048548">
          <table:table-cell table:number-columns-repeated="64"/>
        </table:table-row>
        <table:table-row table:style-name="ro1">
          <table:table-cell table:number-columns-repeated="64"/>
        </table:table-row>
      </table:table>
      <table:table table:name="Frantext_non_burlesque" table:style-name="ta1">
        <table:table-column table:style-name="co7" table:default-cell-style-name="Default"/>
        <table:table-column table:style-name="co8" table:default-cell-style-name="Default"/>
        <table:table-column table:style-name="co9" table:default-cell-style-name="Default"/>
        <table:table-column table:style-name="co1" table:number-columns-repeated="5" table:default-cell-style-name="Default"/>
        <table:table-row table:style-name="ro1">
          <table:table-cell table:style-name="ce82" office:value-type="string" calcext:value-type="string">
            <text:p>Source</text:p>
          </table:table-cell>
          <table:table-cell table:style-name="ce85" office:value-type="string" calcext:value-type="string">
            <text:p>Titre</text:p>
          </table:table-cell>
          <table:table-cell table:style-name="ce82" office:value-type="string" calcext:value-type="string">
            <text:p>Auteur</text:p>
          </table:table-cell>
          <table:table-cell table:style-name="ce82" office:value-type="string" calcext:value-type="string">
            <text:p>Année</text:p>
          </table:table-cell>
          <table:table-cell table:style-name="ce82" office:value-type="string" calcext:value-type="string">
            <text:p>Burlesque ?</text:p>
          </table:table-cell>
          <table:table-cell table:style-name="ce82" office:value-type="string" calcext:value-type="string">
            <text:p>Genre</text:p>
          </table:table-cell>
          <table:table-cell table:style-name="ce82" office:value-type="string" calcext:value-type="string">
            <text:p>ID interne</text:p>
          </table:table-cell>
          <table:table-cell table:style-name="ce82" office:value-type="string" calcext:value-type="string">
            <text:p>Disponible</text:p>
          </table:table-cell>
        </table:table-row>
        <table:table-row table:style-name="ro1">
          <table:table-cell office:value-type="string" calcext:value-type="string">
            <text:p>Frantext1500-1700</text:p>
          </table:table-cell>
          <table:table-cell office:value-type="string" calcext:value-type="string">
            <text:p>Satires</text:p>
          </table:table-cell>
          <table:table-cell office:value-type="string" calcext:value-type="string">
            <text:p>BERTHELOT Pierre</text:p>
          </table:table-cell>
          <table:table-cell office:value-type="float" office:value="1619" calcext:value-type="float">
            <text:p>1619</text:p>
          </table:table-cell>
          <table:table-cell/>
          <table:table-cell office:value-type="string" calcext:value-type="string">
            <text:p>poésie</text:p>
          </table:table-cell>
          <table:table-cell office:value-type="string" calcext:value-type="string">
            <text:p>Q66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Tite et Bérénice</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comédie héroïque</text:p>
          </table:table-cell>
          <table:table-cell office:value-type="string" calcext:value-type="string">
            <text:p>R33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strée : t. 1 : 1ère partie : livres 1 à 12</text:p>
          </table:table-cell>
          <table:table-cell office:value-type="string" calcext:value-type="string">
            <text:p>URFÉ Honoré d'</text:p>
          </table:table-cell>
          <table:table-cell office:value-type="float" office:value="1612" calcext:value-type="float">
            <text:p>1612</text:p>
          </table:table-cell>
          <table:table-cell/>
          <table:table-cell office:value-type="string" calcext:value-type="string">
            <text:p>roman</text:p>
          </table:table-cell>
          <table:table-cell office:value-type="string" calcext:value-type="string">
            <text:p>Q87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avid triomphant</text:p>
          </table:table-cell>
          <table:table-cell office:value-type="string" calcext:value-type="string">
            <text:p>DES MASURES Louis</text:p>
          </table:table-cell>
          <table:table-cell office:value-type="float" office:value="1566" calcext:value-type="float">
            <text:p>1566</text:p>
          </table:table-cell>
          <table:table-cell/>
          <table:table-cell office:value-type="string" calcext:value-type="string">
            <text:p>théâtre</text:p>
          </table:table-cell>
          <table:table-cell office:value-type="string" calcext:value-type="string">
            <text:p>S01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Prétieuse ou le Mystère des ruelles : parties 3-4</text:p>
          </table:table-cell>
          <table:table-cell office:value-type="string" calcext:value-type="string">
            <text:p>PURE abbé Michel de</text:p>
          </table:table-cell>
          <table:table-cell office:value-type="float" office:value="1658" calcext:value-type="float">
            <text:p>1658</text:p>
          </table:table-cell>
          <table:table-cell/>
          <table:table-cell office:value-type="string" calcext:value-type="string">
            <text:p>roman</text:p>
          </table:table-cell>
          <table:table-cell office:value-type="string" calcext:value-type="string">
            <text:p>R41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Finette Gendron</text:p>
          </table:table-cell>
          <table:table-cell office:value-type="string" calcext:value-type="string">
            <text:p>AULNOY Marie-Catherine LE JUMEL DE BARNEVILLE, baronne d'</text:p>
          </table:table-cell>
          <table:table-cell office:value-type="float" office:value="1698" calcext:value-type="float">
            <text:p>1698</text:p>
          </table:table-cell>
          <table:table-cell/>
          <table:table-cell office:value-type="string" calcext:value-type="string">
            <text:p>roman|conte</text:p>
          </table:table-cell>
          <table:table-cell office:value-type="string" calcext:value-type="string">
            <text:p>Q39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Gracieuse et Percinet</text:p>
          </table:table-cell>
          <table:table-cell office:value-type="string" calcext:value-type="string">
            <text:p>AULNOY Marie-Catherine LE JUMEL DE BARNEVILLE, baronne d'</text:p>
          </table:table-cell>
          <table:table-cell office:value-type="float" office:value="1698" calcext:value-type="float">
            <text:p>1698</text:p>
          </table:table-cell>
          <table:table-cell/>
          <table:table-cell office:value-type="string" calcext:value-type="string">
            <text:p>roman|conte</text:p>
          </table:table-cell>
          <table:table-cell office:value-type="string" calcext:value-type="string">
            <text:p>Q39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brégé de la philosophie de Gassendi : 5</text:p>
          </table:table-cell>
          <table:table-cell office:value-type="string" calcext:value-type="string">
            <text:p>BERNIER François</text:p>
          </table:table-cell>
          <table:table-cell office:value-type="float" office:value="1684" calcext:value-type="float">
            <text:p>1684</text:p>
          </table:table-cell>
          <table:table-cell/>
          <table:table-cell office:value-type="string" calcext:value-type="string">
            <text:p>traité|essai</text:p>
          </table:table-cell>
          <table:table-cell office:value-type="string" calcext:value-type="string">
            <text:p>Q53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Place Royale</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comédie</text:p>
          </table:table-cell>
          <table:table-cell office:value-type="string" calcext:value-type="string">
            <text:p>R30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Relation du voyage d'Espagne</text:p>
          </table:table-cell>
          <table:table-cell office:value-type="string" calcext:value-type="string">
            <text:p>AULNOY Marie-Catherine LE JUMEL DE BARNEVILLE, baronne d'</text:p>
          </table:table-cell>
          <table:table-cell office:value-type="float" office:value="1691" calcext:value-type="float">
            <text:p>1691</text:p>
          </table:table-cell>
          <table:table-cell/>
          <table:table-cell office:value-type="string" calcext:value-type="string">
            <text:p>récit de voyage</text:p>
          </table:table-cell>
          <table:table-cell office:value-type="string" calcext:value-type="string">
            <text:p>Q43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Retour imprévu</text:p>
          </table:table-cell>
          <table:table-cell office:value-type="string" calcext:value-type="string">
            <text:p>REGNARD Jean-François</text:p>
          </table:table-cell>
          <table:table-cell office:value-type="float" office:value="1700" calcext:value-type="float">
            <text:p>1700</text:p>
          </table:table-cell>
          <table:table-cell/>
          <table:table-cell office:value-type="string" calcext:value-type="string">
            <text:p>théâtre|comédie</text:p>
          </table:table-cell>
          <table:table-cell office:value-type="string" calcext:value-type="string">
            <text:p>Q75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Mémoires : t. 2</text:p>
          </table:table-cell>
          <table:table-cell office:value-type="string" calcext:value-type="string">
            <text:p>ARNAULD D'ANDILLY Robert</text:p>
          </table:table-cell>
          <table:table-cell office:value-type="float" office:value="1667" calcext:value-type="float">
            <text:p>1667</text:p>
          </table:table-cell>
          <table:table-cell/>
          <table:table-cell office:value-type="string" calcext:value-type="string">
            <text:p>mémoires</text:p>
          </table:table-cell>
          <table:table-cell office:value-type="string" calcext:value-type="string">
            <text:p>Q64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atires : t. 1</text:p>
          </table:table-cell>
          <table:table-cell office:value-type="string" calcext:value-type="string">
            <text:p>SIGOGNE Charles-Timoléon de</text:p>
          </table:table-cell>
          <table:table-cell office:value-type="float" office:value="1619" calcext:value-type="float">
            <text:p>1619</text:p>
          </table:table-cell>
          <table:table-cell/>
          <table:table-cell office:value-type="string" calcext:value-type="string">
            <text:p>poésie</text:p>
          </table:table-cell>
          <table:table-cell office:value-type="string" calcext:value-type="string">
            <text:p>Q66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iscours de la méthode</text:p>
          </table:table-cell>
          <table:table-cell office:value-type="string" calcext:value-type="string">
            <text:p>DESCARTES René</text:p>
          </table:table-cell>
          <table:table-cell office:value-type="float" office:value="1637" calcext:value-type="float">
            <text:p>1637</text:p>
          </table:table-cell>
          <table:table-cell/>
          <table:table-cell office:value-type="string" calcext:value-type="string">
            <text:p>essai</text:p>
          </table:table-cell>
          <table:table-cell office:value-type="string" calcext:value-type="string">
            <text:p>S58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Triomphe de l'amour</text:p>
          </table:table-cell>
          <table:table-cell office:value-type="string" calcext:value-type="string">
            <text:p>QUINAULT Philippe</text:p>
          </table:table-cell>
          <table:table-cell office:value-type="float" office:value="1681" calcext:value-type="float">
            <text:p>1681</text:p>
          </table:table-cell>
          <table:table-cell/>
          <table:table-cell office:value-type="string" calcext:value-type="string">
            <text:p>théâtre|ballet</text:p>
          </table:table-cell>
          <table:table-cell office:value-type="string" calcext:value-type="string">
            <text:p>Q63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Aventures de Télémaque : t. 2</text:p>
          </table:table-cell>
          <table:table-cell office:value-type="string" calcext:value-type="string">
            <text:p>FÉNELON </text:p>
          </table:table-cell>
          <table:table-cell office:value-type="float" office:value="1699" calcext:value-type="float">
            <text:p>1699</text:p>
          </table:table-cell>
          <table:table-cell/>
          <table:table-cell office:value-type="string" calcext:value-type="string">
            <text:p>roman</text:p>
          </table:table-cell>
          <table:table-cell office:value-type="string" calcext:value-type="string">
            <text:p>Q37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pologie pour tous les grands hommes qui ont esté accusez de magie</text:p>
          </table:table-cell>
          <table:table-cell office:value-type="string" calcext:value-type="string">
            <text:p>NAUDÉ Gabriel</text:p>
          </table:table-cell>
          <table:table-cell office:value-type="float" office:value="1669" calcext:value-type="float">
            <text:p>1669</text:p>
          </table:table-cell>
          <table:table-cell/>
          <table:table-cell office:value-type="string" calcext:value-type="string">
            <text:p>traité ou essai</text:p>
          </table:table-cell>
          <table:table-cell office:value-type="string" calcext:value-type="string">
            <text:p>Q72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Fâcheux : [Épître] Au Roi</text:p>
          </table:table-cell>
          <table:table-cell office:value-type="string" calcext:value-type="string">
            <text:p>MOLIÈRE </text:p>
          </table:table-cell>
          <table:table-cell office:value-type="float" office:value="1662" calcext:value-type="float">
            <text:p>1662</text:p>
          </table:table-cell>
          <table:table-cell/>
          <table:table-cell office:value-type="string" calcext:value-type="string">
            <text:p>épître dédicatoire</text:p>
          </table:table-cell>
          <table:table-cell office:value-type="string" calcext:value-type="string">
            <text:p>S95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Mélite ou les Fausses lettres</text:p>
          </table:table-cell>
          <table:table-cell office:value-type="string" calcext:value-type="string">
            <text:p>CORNEILLE Pierre</text:p>
          </table:table-cell>
          <table:table-cell office:value-type="float" office:value="1633" calcext:value-type="float">
            <text:p>1633</text:p>
          </table:table-cell>
          <table:table-cell/>
          <table:table-cell office:value-type="string" calcext:value-type="string">
            <text:p>théâtre|comédie</text:p>
          </table:table-cell>
          <table:table-cell office:value-type="string" calcext:value-type="string">
            <text:p>R95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Esbahis</text:p>
          </table:table-cell>
          <table:table-cell office:value-type="string" calcext:value-type="string">
            <text:p>GRÉVIN Jacques</text:p>
          </table:table-cell>
          <table:table-cell office:value-type="float" office:value="1562" calcext:value-type="float">
            <text:p>1562</text:p>
          </table:table-cell>
          <table:table-cell/>
          <table:table-cell office:value-type="string" calcext:value-type="string">
            <text:p>théâtre</text:p>
          </table:table-cell>
          <table:table-cell office:value-type="string" calcext:value-type="string">
            <text:p>S04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Place Royale ou L'Amoureux extravagant</text:p>
          </table:table-cell>
          <table:table-cell office:value-type="string" calcext:value-type="string">
            <text:p>CORNEILLE Pierre</text:p>
          </table:table-cell>
          <table:table-cell office:value-type="float" office:value="1637" calcext:value-type="float">
            <text:p>1637</text:p>
          </table:table-cell>
          <table:table-cell/>
          <table:table-cell office:value-type="string" calcext:value-type="string">
            <text:p>théâtre|comédie</text:p>
          </table:table-cell>
          <table:table-cell office:value-type="string" calcext:value-type="string">
            <text:p>R95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e l'usage des passions.</text:p>
          </table:table-cell>
          <table:table-cell office:value-type="string" calcext:value-type="string">
            <text:p>SENAULT Jean-François</text:p>
          </table:table-cell>
          <table:table-cell office:value-type="float" office:value="1641" calcext:value-type="float">
            <text:p>1641</text:p>
          </table:table-cell>
          <table:table-cell/>
          <table:table-cell office:value-type="string" calcext:value-type="string">
            <text:p>essai</text:p>
          </table:table-cell>
          <table:table-cell office:value-type="string" calcext:value-type="string">
            <text:p>E23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Recueil de poésies chrétiennes et diverses</text:p>
          </table:table-cell>
          <table:table-cell office:value-type="string" calcext:value-type="string">
            <text:p>LA FONTAINE Jean de</text:p>
          </table:table-cell>
          <table:table-cell office:value-type="float" office:value="1671" calcext:value-type="float">
            <text:p>1671</text:p>
          </table:table-cell>
          <table:table-cell/>
          <table:table-cell office:value-type="string" calcext:value-type="string">
            <text:p>poésie</text:p>
          </table:table-cell>
          <table:table-cell office:value-type="string" calcext:value-type="string">
            <text:p>Q96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ttres portugaises</text:p>
          </table:table-cell>
          <table:table-cell office:value-type="string" calcext:value-type="string">
            <text:p>GUILLERAGUES </text:p>
          </table:table-cell>
          <table:table-cell office:value-type="float" office:value="1669" calcext:value-type="float">
            <text:p>1669</text:p>
          </table:table-cell>
          <table:table-cell/>
          <table:table-cell office:value-type="string" calcext:value-type="string">
            <text:p>roman</text:p>
          </table:table-cell>
          <table:table-cell office:value-type="string" calcext:value-type="string">
            <text:p>R35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Esther</text:p>
          </table:table-cell>
          <table:table-cell office:value-type="string" calcext:value-type="string">
            <text:p>DU RYER Pierre</text:p>
          </table:table-cell>
          <table:table-cell office:value-type="float" office:value="1644" calcext:value-type="float">
            <text:p>1644</text:p>
          </table:table-cell>
          <table:table-cell/>
          <table:table-cell office:value-type="string" calcext:value-type="string">
            <text:p>théâtre</text:p>
          </table:table-cell>
          <table:table-cell office:value-type="string" calcext:value-type="string">
            <text:p>S09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Joueur</text:p>
          </table:table-cell>
          <table:table-cell office:value-type="string" calcext:value-type="string">
            <text:p>REGNARD Jean-François</text:p>
          </table:table-cell>
          <table:table-cell office:value-type="float" office:value="1697" calcext:value-type="float">
            <text:p>1697</text:p>
          </table:table-cell>
          <table:table-cell/>
          <table:table-cell office:value-type="string" calcext:value-type="string">
            <text:p>théâtre|comédie</text:p>
          </table:table-cell>
          <table:table-cell office:value-type="string" calcext:value-type="string">
            <text:p>Q69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Fables d'Esope : Preface Necessaire</text:p>
          </table:table-cell>
          <table:table-cell office:value-type="string" calcext:value-type="string">
            <text:p>BOURSAULT Edme</text:p>
          </table:table-cell>
          <table:table-cell office:value-type="float" office:value="1690" calcext:value-type="float">
            <text:p>1690</text:p>
          </table:table-cell>
          <table:table-cell/>
          <table:table-cell office:value-type="string" calcext:value-type="string">
            <text:p>essai|préface</text:p>
          </table:table-cell>
          <table:table-cell office:value-type="string" calcext:value-type="string">
            <text:p>S83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strate, roy de Tyr</text:p>
          </table:table-cell>
          <table:table-cell office:value-type="string" calcext:value-type="string">
            <text:p>QUINAULT Philippe</text:p>
          </table:table-cell>
          <table:table-cell office:value-type="float" office:value="1665" calcext:value-type="float">
            <text:p>1665</text:p>
          </table:table-cell>
          <table:table-cell/>
          <table:table-cell office:value-type="string" calcext:value-type="string">
            <text:p>théâtre|tragédie</text:p>
          </table:table-cell>
          <table:table-cell office:value-type="string" calcext:value-type="string">
            <text:p>R84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ermon sur l'ardeur de la Pénitence (Carême du Louvre, 1662)</text:p>
          </table:table-cell>
          <table:table-cell office:value-type="string" calcext:value-type="string">
            <text:p>BOSSUET Jacques-Bénigne</text:p>
          </table:table-cell>
          <table:table-cell office:value-type="float" office:value="1662" calcext:value-type="float">
            <text:p>1662</text:p>
          </table:table-cell>
          <table:table-cell/>
          <table:table-cell office:value-type="string" calcext:value-type="string">
            <text:p>éloquence</text:p>
          </table:table-cell>
          <table:table-cell office:value-type="string" calcext:value-type="string">
            <text:p>S86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Cid: [Épître] À Madame de Combalet</text:p>
          </table:table-cell>
          <table:table-cell office:value-type="string" calcext:value-type="string">
            <text:p>CORNEILLE Pierre</text:p>
          </table:table-cell>
          <table:table-cell office:value-type="float" office:value="1637" calcext:value-type="float">
            <text:p>1637</text:p>
          </table:table-cell>
          <table:table-cell/>
          <table:table-cell office:value-type="string" calcext:value-type="string">
            <text:p>épître dédicatoire</text:p>
          </table:table-cell>
          <table:table-cell office:value-type="string" calcext:value-type="string">
            <text:p>S73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ompée : [Épître] À Monseigneur l'éminentissime Cardinal Mazarin</text:p>
          </table:table-cell>
          <table:table-cell office:value-type="string" calcext:value-type="string">
            <text:p>CORNEILLE Pierre</text:p>
          </table:table-cell>
          <table:table-cell office:value-type="float" office:value="1644" calcext:value-type="float">
            <text:p>1644</text:p>
          </table:table-cell>
          <table:table-cell/>
          <table:table-cell office:value-type="string" calcext:value-type="string">
            <text:p>épître dédicatoire</text:p>
          </table:table-cell>
          <table:table-cell office:value-type="string" calcext:value-type="string">
            <text:p>S91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Entretiens solitaires</text:p>
          </table:table-cell>
          <table:table-cell office:value-type="string" calcext:value-type="string">
            <text:p>BRÉBEUF Georges de</text:p>
          </table:table-cell>
          <table:table-cell office:value-type="float" office:value="1660" calcext:value-type="float">
            <text:p>1660</text:p>
          </table:table-cell>
          <table:table-cell/>
          <table:table-cell office:value-type="string" calcext:value-type="string">
            <text:p>poésie</text:p>
          </table:table-cell>
          <table:table-cell office:value-type="string" calcext:value-type="string">
            <text:p>Q94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épit amoureux</text:p>
          </table:table-cell>
          <table:table-cell office:value-type="string" calcext:value-type="string">
            <text:p>MOLIÈRE </text:p>
          </table:table-cell>
          <table:table-cell office:value-type="float" office:value="1663" calcext:value-type="float">
            <text:p>1663</text:p>
          </table:table-cell>
          <table:table-cell/>
          <table:table-cell office:value-type="string" calcext:value-type="string">
            <text:p>théâtre|comédie</text:p>
          </table:table-cell>
          <table:table-cell office:value-type="string" calcext:value-type="string">
            <text:p>R36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Nicomède : Au lecteur</text:p>
          </table:table-cell>
          <table:table-cell office:value-type="string" calcext:value-type="string">
            <text:p>CORNEILLE Pierre</text:p>
          </table:table-cell>
          <table:table-cell office:value-type="float" office:value="1651" calcext:value-type="float">
            <text:p>1651</text:p>
          </table:table-cell>
          <table:table-cell/>
          <table:table-cell office:value-type="string" calcext:value-type="string">
            <text:p>essai|préface</text:p>
          </table:table-cell>
          <table:table-cell office:value-type="string" calcext:value-type="string">
            <text:p>S93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Songe de Vaux</text:p>
          </table:table-cell>
          <table:table-cell office:value-type="string" calcext:value-type="string">
            <text:p>LA FONTAINE Jean de</text:p>
          </table:table-cell>
          <table:table-cell office:value-type="float" office:value="1671" calcext:value-type="float">
            <text:p>1671</text:p>
          </table:table-cell>
          <table:table-cell/>
          <table:table-cell office:value-type="string" calcext:value-type="string">
            <text:p>poésie</text:p>
          </table:table-cell>
          <table:table-cell office:value-type="string" calcext:value-type="string">
            <text:p>Q96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Quatre premiers livres des Odes (1550) : suravertissement au lecteur</text:p>
          </table:table-cell>
          <table:table-cell office:value-type="string" calcext:value-type="string">
            <text:p>RONSARD Pierre de</text:p>
          </table:table-cell>
          <table:table-cell office:value-type="float" office:value="1550" calcext:value-type="float">
            <text:p>1550</text:p>
          </table:table-cell>
          <table:table-cell/>
          <table:table-cell office:value-type="string" calcext:value-type="string">
            <text:p>essai|préface</text:p>
          </table:table-cell>
          <table:table-cell office:value-type="string" calcext:value-type="string">
            <text:p>S71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olyeucte, martyr : [Épître] À la Reine régente</text:p>
          </table:table-cell>
          <table:table-cell office:value-type="string" calcext:value-type="string">
            <text:p>CORNEILLE Pierre</text:p>
          </table:table-cell>
          <table:table-cell office:value-type="float" office:value="1643" calcext:value-type="float">
            <text:p>1643</text:p>
          </table:table-cell>
          <table:table-cell/>
          <table:table-cell office:value-type="string" calcext:value-type="string">
            <text:p>épître dédicatoire</text:p>
          </table:table-cell>
          <table:table-cell office:value-type="string" calcext:value-type="string">
            <text:p>S91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Veuve : Au lecteur</text:p>
          </table:table-cell>
          <table:table-cell office:value-type="string" calcext:value-type="string">
            <text:p>CORNEILLE Pierre</text:p>
          </table:table-cell>
          <table:table-cell office:value-type="float" office:value="1634" calcext:value-type="float">
            <text:p>1634</text:p>
          </table:table-cell>
          <table:table-cell/>
          <table:table-cell office:value-type="string" calcext:value-type="string">
            <text:p>essai|préface</text:p>
          </table:table-cell>
          <table:table-cell office:value-type="string" calcext:value-type="string">
            <text:p>S89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Navigation de Jean et Raoul Parmentier</text:p>
          </table:table-cell>
          <table:table-cell office:value-type="string" calcext:value-type="string">
            <text:p>CRIGNON Pierre</text:p>
          </table:table-cell>
          <table:table-cell office:value-type="float" office:value="1529" calcext:value-type="float">
            <text:p>1529</text:p>
          </table:table-cell>
          <table:table-cell/>
          <table:table-cell office:value-type="string" calcext:value-type="string">
            <text:p>récit de voyage</text:p>
          </table:table-cell>
          <table:table-cell office:value-type="string" calcext:value-type="string">
            <text:p>R51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TROISIESME SERMON, QVI EST TOVCHANT LA CHEVTE DE l’Apostre S. Pierre, fait en l’Eglise de Metz le 18.Ianuier, 1612.</text:p>
          </table:table-cell>
          <table:table-cell office:value-type="string" calcext:value-type="string">
            <text:p>COMBLES François de</text:p>
          </table:table-cell>
          <table:table-cell office:value-type="float" office:value="1613" calcext:value-type="float">
            <text:p>1613</text:p>
          </table:table-cell>
          <table:table-cell/>
          <table:table-cell office:value-type="string" calcext:value-type="string">
            <text:p>Écrits non-littéraires|Discours|sermons|homélies</text:p>
          </table:table-cell>
          <table:table-cell office:value-type="string" calcext:value-type="string">
            <text:p>E20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Princesse d'Élide</text:p>
          </table:table-cell>
          <table:table-cell office:value-type="string" calcext:value-type="string">
            <text:p>MOLIÈRE </text:p>
          </table:table-cell>
          <table:table-cell office:value-type="float" office:value="1664" calcext:value-type="float">
            <text:p>1664</text:p>
          </table:table-cell>
          <table:table-cell/>
          <table:table-cell office:value-type="string" calcext:value-type="string">
            <text:p>théâtre</text:p>
          </table:table-cell>
          <table:table-cell office:value-type="string" calcext:value-type="string">
            <text:p>R37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Page disgracié</text:p>
          </table:table-cell>
          <table:table-cell office:value-type="string" calcext:value-type="string">
            <text:p>TRISTAN L'HERMITE </text:p>
          </table:table-cell>
          <table:table-cell office:value-type="float" office:value="1667" calcext:value-type="float">
            <text:p>1667</text:p>
          </table:table-cell>
          <table:table-cell/>
          <table:table-cell office:value-type="string" calcext:value-type="string">
            <text:p>roman</text:p>
          </table:table-cell>
          <table:table-cell office:value-type="string" calcext:value-type="string">
            <text:p>Q78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École des maris : [Épître] À Monseigneur le duc d'Orléans, frère unique du Roi</text:p>
          </table:table-cell>
          <table:table-cell office:value-type="string" calcext:value-type="string">
            <text:p>MOLIÈRE </text:p>
          </table:table-cell>
          <table:table-cell office:value-type="float" office:value="1661" calcext:value-type="float">
            <text:p>1661</text:p>
          </table:table-cell>
          <table:table-cell/>
          <table:table-cell office:value-type="string" calcext:value-type="string">
            <text:p>épître dédicatoire</text:p>
          </table:table-cell>
          <table:table-cell office:value-type="string" calcext:value-type="string">
            <text:p>S95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lizon</text:p>
          </table:table-cell>
          <table:table-cell office:value-type="string" calcext:value-type="string">
            <text:p>DISCRET L. C.</text:p>
          </table:table-cell>
          <table:table-cell office:value-type="float" office:value="1637" calcext:value-type="float">
            <text:p>1637</text:p>
          </table:table-cell>
          <table:table-cell/>
          <table:table-cell office:value-type="string" calcext:value-type="string">
            <text:p>théâtre</text:p>
          </table:table-cell>
          <table:table-cell office:value-type="string" calcext:value-type="string">
            <text:p>S06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om Quixote de la Manche</text:p>
          </table:table-cell>
          <table:table-cell office:value-type="string" calcext:value-type="string">
            <text:p>GUÉRIN de BOUSCAL Guyon (Daniel)</text:p>
          </table:table-cell>
          <table:table-cell office:value-type="float" office:value="1639" calcext:value-type="float">
            <text:p>1639</text:p>
          </table:table-cell>
          <table:table-cell/>
          <table:table-cell office:value-type="string" calcext:value-type="string">
            <text:p>théâtre</text:p>
          </table:table-cell>
          <table:table-cell office:value-type="string" calcext:value-type="string">
            <text:p>S09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Galerie du Palais : Examen</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essai|préface</text:p>
          </table:table-cell>
          <table:table-cell office:value-type="string" calcext:value-type="string">
            <text:p>S90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Traité de la vérité de la religion chrétienne : vol. 1</text:p>
          </table:table-cell>
          <table:table-cell office:value-type="string" calcext:value-type="string">
            <text:p>ABBADIE Jacques</text:p>
          </table:table-cell>
          <table:table-cell office:value-type="float" office:value="1684" calcext:value-type="float">
            <text:p>1684</text:p>
          </table:table-cell>
          <table:table-cell/>
          <table:table-cell office:value-type="string" calcext:value-type="string">
            <text:p>traité ou essai</text:p>
          </table:table-cell>
          <table:table-cell office:value-type="string" calcext:value-type="string">
            <text:p>Q93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Rodogune, princesse des Parthes : [Épître] À Monseigneur, Monseigneur le Prince</text:p>
          </table:table-cell>
          <table:table-cell office:value-type="string" calcext:value-type="string">
            <text:p>CORNEILLE Pierre</text:p>
          </table:table-cell>
          <table:table-cell office:value-type="float" office:value="1647" calcext:value-type="float">
            <text:p>1647</text:p>
          </table:table-cell>
          <table:table-cell/>
          <table:table-cell office:value-type="string" calcext:value-type="string">
            <text:p>épître dédicatoire</text:p>
          </table:table-cell>
          <table:table-cell office:value-type="string" calcext:value-type="string">
            <text:p>S92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Traicté de la grammaire francoise</text:p>
          </table:table-cell>
          <table:table-cell office:value-type="string" calcext:value-type="string">
            <text:p>ESTIENNE Robert</text:p>
          </table:table-cell>
          <table:table-cell office:value-type="float" office:value="1549" calcext:value-type="float">
            <text:p>1549</text:p>
          </table:table-cell>
          <table:table-cell/>
          <table:table-cell office:value-type="string" calcext:value-type="string">
            <text:p>traité</text:p>
          </table:table-cell>
          <table:table-cell office:value-type="string" calcext:value-type="string">
            <text:p>S79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âme affligée dans le silence, ou, Sermon prononcé sur la mort de la Reine d'Angleterre, sur le 10. vers. du ps. 39</text:p>
          </table:table-cell>
          <table:table-cell office:value-type="string" calcext:value-type="string">
            <text:p>JURIEU Pierre</text:p>
          </table:table-cell>
          <table:table-cell office:value-type="float" office:value="1695" calcext:value-type="float">
            <text:p>1695</text:p>
          </table:table-cell>
          <table:table-cell/>
          <table:table-cell office:value-type="string" calcext:value-type="string">
            <text:p>Écrits non-littéraires|Discours|sermons|homélies</text:p>
          </table:table-cell>
          <table:table-cell office:value-type="string" calcext:value-type="string">
            <text:p>E21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Essais : t. 2 (livre 3)</text:p>
          </table:table-cell>
          <table:table-cell office:value-type="string" calcext:value-type="string">
            <text:p>MONTAIGNE Michel de</text:p>
          </table:table-cell>
          <table:table-cell office:value-type="float" office:value="1592" calcext:value-type="float">
            <text:p>1592</text:p>
          </table:table-cell>
          <table:table-cell/>
          <table:table-cell office:value-type="string" calcext:value-type="string">
            <text:p>mémoires</text:p>
          </table:table-cell>
          <table:table-cell office:value-type="string" calcext:value-type="string">
            <text:p>S40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À Monseigneur l'évêque de Soissons</text:p>
          </table:table-cell>
          <table:table-cell office:value-type="string" calcext:value-type="string">
            <text:p>LA FONTAINE Jean de</text:p>
          </table:table-cell>
          <table:table-cell office:value-type="float" office:value="1671" calcext:value-type="float">
            <text:p>1671</text:p>
          </table:table-cell>
          <table:table-cell/>
          <table:table-cell office:value-type="string" calcext:value-type="string">
            <text:p>poésie</text:p>
          </table:table-cell>
          <table:table-cell office:value-type="string" calcext:value-type="string">
            <text:p>Q96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Vie de la princesse d'Angleterre</text:p>
          </table:table-cell>
          <table:table-cell office:value-type="string" calcext:value-type="string">
            <text:p>LA FAYETTE Madame de</text:p>
          </table:table-cell>
          <table:table-cell office:value-type="float" office:value="1693" calcext:value-type="float">
            <text:p>1693</text:p>
          </table:table-cell>
          <table:table-cell/>
          <table:table-cell office:value-type="string" calcext:value-type="string">
            <text:p>roman</text:p>
          </table:table-cell>
          <table:table-cell office:value-type="string" calcext:value-type="string">
            <text:p>Q99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aül le furieux : tragédie prise de la Bible</text:p>
          </table:table-cell>
          <table:table-cell office:value-type="string" calcext:value-type="string">
            <text:p>LA TAILLE Jean de</text:p>
          </table:table-cell>
          <table:table-cell office:value-type="float" office:value="1572" calcext:value-type="float">
            <text:p>1572</text:p>
          </table:table-cell>
          <table:table-cell/>
          <table:table-cell office:value-type="string" calcext:value-type="string">
            <text:p>théâtre</text:p>
          </table:table-cell>
          <table:table-cell office:value-type="string" calcext:value-type="string">
            <text:p>S05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Cleopatre (de Bensseradde)</text:p>
          </table:table-cell>
          <table:table-cell office:value-type="string" calcext:value-type="string">
            <text:p>BENSERADE Isaac de</text:p>
          </table:table-cell>
          <table:table-cell office:value-type="float" office:value="1636" calcext:value-type="float">
            <text:p>1636</text:p>
          </table:table-cell>
          <table:table-cell/>
          <table:table-cell office:value-type="string" calcext:value-type="string">
            <text:p>théâtre</text:p>
          </table:table-cell>
          <table:table-cell office:value-type="string" calcext:value-type="string">
            <text:p>Q96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a vie à ses enfants</text:p>
          </table:table-cell>
          <table:table-cell office:value-type="string" calcext:value-type="string">
            <text:p>AUBIGNÉ Théodore Agrippa d'</text:p>
          </table:table-cell>
          <table:table-cell office:value-type="float" office:value="1629" calcext:value-type="float">
            <text:p>1629</text:p>
          </table:table-cell>
          <table:table-cell/>
          <table:table-cell office:value-type="string" calcext:value-type="string">
            <text:p>mémoires</text:p>
          </table:table-cell>
          <table:table-cell office:value-type="string" calcext:value-type="string">
            <text:p>S18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Illusion comique</text:p>
          </table:table-cell>
          <table:table-cell office:value-type="string" calcext:value-type="string">
            <text:p>CORNEILLE Pierre</text:p>
          </table:table-cell>
          <table:table-cell office:value-type="float" office:value="1639" calcext:value-type="float">
            <text:p>1639</text:p>
          </table:table-cell>
          <table:table-cell/>
          <table:table-cell office:value-type="string" calcext:value-type="string">
            <text:p>théâtre|comédie</text:p>
          </table:table-cell>
          <table:table-cell office:value-type="string" calcext:value-type="string">
            <text:p>R98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Oraison funèbre de Marie-Thérèse d'Autriche, reine de France et de Navarre, prononcée le 1er septembre 1683</text:p>
          </table:table-cell>
          <table:table-cell office:value-type="string" calcext:value-type="string">
            <text:p>BOSSUET Jacques-Bénigne</text:p>
          </table:table-cell>
          <table:table-cell office:value-type="float" office:value="1683" calcext:value-type="float">
            <text:p>1683</text:p>
          </table:table-cell>
          <table:table-cell/>
          <table:table-cell office:value-type="string" calcext:value-type="string">
            <text:p>éloquence</text:p>
          </table:table-cell>
          <table:table-cell office:value-type="string" calcext:value-type="string">
            <text:p>Q34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alombe ou la Femme honnorable</text:p>
          </table:table-cell>
          <table:table-cell office:value-type="string" calcext:value-type="string">
            <text:p>CAMUS Jean-Pierre</text:p>
          </table:table-cell>
          <table:table-cell office:value-type="float" office:value="1625" calcext:value-type="float">
            <text:p>1625</text:p>
          </table:table-cell>
          <table:table-cell/>
          <table:table-cell office:value-type="string" calcext:value-type="string">
            <text:p>roman</text:p>
          </table:table-cell>
          <table:table-cell office:value-type="string" calcext:value-type="string">
            <text:p>Q78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Troade</text:p>
          </table:table-cell>
          <table:table-cell office:value-type="string" calcext:value-type="string">
            <text:p>GARNIER Robert</text:p>
          </table:table-cell>
          <table:table-cell office:value-type="float" office:value="1585" calcext:value-type="float">
            <text:p>1585</text:p>
          </table:table-cell>
          <table:table-cell/>
          <table:table-cell office:value-type="string" calcext:value-type="string">
            <text:p>théâtre</text:p>
          </table:table-cell>
          <table:table-cell office:value-type="string" calcext:value-type="string">
            <text:p>R35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eclin de la maison de Charlemagne, faisant la suitte des Antiquitez françoises contenant les faicts de Charles le Chauve et ses successeurs, depuis l'an 840 jusques à l'an 987. Recueillie par C.F…</text:p>
          </table:table-cell>
          <table:table-cell office:value-type="string" calcext:value-type="string">
            <text:p>FAUCHET Claude</text:p>
          </table:table-cell>
          <table:table-cell office:value-type="float" office:value="1602" calcext:value-type="float">
            <text:p>1602</text:p>
          </table:table-cell>
          <table:table-cell/>
          <table:table-cell office:value-type="string" calcext:value-type="string">
            <text:p>traité ou essai</text:p>
          </table:table-cell>
          <table:table-cell office:value-type="string" calcext:value-type="string">
            <text:p>Q79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ure persécutée</text:p>
          </table:table-cell>
          <table:table-cell office:value-type="string" calcext:value-type="string">
            <text:p>ROTROU Jean de</text:p>
          </table:table-cell>
          <table:table-cell office:value-type="float" office:value="1639" calcext:value-type="float">
            <text:p>1639</text:p>
          </table:table-cell>
          <table:table-cell/>
          <table:table-cell office:value-type="string" calcext:value-type="string">
            <text:p>théâtre</text:p>
          </table:table-cell>
          <table:table-cell office:value-type="string" calcext:value-type="string">
            <text:p>S11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strate, roy de Tyr : Epistre à la Reyne</text:p>
          </table:table-cell>
          <table:table-cell office:value-type="string" calcext:value-type="string">
            <text:p>QUINAULT Philippe</text:p>
          </table:table-cell>
          <table:table-cell office:value-type="float" office:value="1665" calcext:value-type="float">
            <text:p>1665</text:p>
          </table:table-cell>
          <table:table-cell/>
          <table:table-cell office:value-type="string" calcext:value-type="string">
            <text:p>épître dédicatoire</text:p>
          </table:table-cell>
          <table:table-cell office:value-type="string" calcext:value-type="string">
            <text:p>S77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Concorde du genre humain</text:p>
          </table:table-cell>
          <table:table-cell office:value-type="string" calcext:value-type="string">
            <text:p>LEMAIRE DE BELGES Jean</text:p>
          </table:table-cell>
          <table:table-cell office:value-type="float" office:value="1509" calcext:value-type="float">
            <text:p>1509</text:p>
          </table:table-cell>
          <table:table-cell/>
          <table:table-cell office:value-type="string" calcext:value-type="string">
            <text:p>poésie</text:p>
          </table:table-cell>
          <table:table-cell office:value-type="string" calcext:value-type="string">
            <text:p>R67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douze livres de Lucius Junius Moderatus Columella des choses Rusticques</text:p>
          </table:table-cell>
          <table:table-cell office:value-type="string" calcext:value-type="string">
            <text:p>Cotereau Claude</text:p>
          </table:table-cell>
          <table:table-cell office:value-type="float" office:value="1551" calcext:value-type="float">
            <text:p>1551</text:p>
          </table:table-cell>
          <table:table-cell/>
          <table:table-cell office:value-type="string" calcext:value-type="string">
            <text:p>non renseigné</text:p>
          </table:table-cell>
          <table:table-cell office:value-type="string" calcext:value-type="string">
            <text:p>B02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Médée: tragédie (1639)</text:p>
          </table:table-cell>
          <table:table-cell office:value-type="string" calcext:value-type="string">
            <text:p>CORNEILLE Pierre</text:p>
          </table:table-cell>
          <table:table-cell office:value-type="float" office:value="1639" calcext:value-type="float">
            <text:p>1639</text:p>
          </table:table-cell>
          <table:table-cell/>
          <table:table-cell office:value-type="string" calcext:value-type="string">
            <text:p>théâtre|tragédie</text:p>
          </table:table-cell>
          <table:table-cell office:value-type="string" calcext:value-type="string">
            <text:p>R94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Épistre] À tres-haut, tres-puissant, tres-illustre, et magnanime prince, Monseigneur Ludovic de Gonzague</text:p>
          </table:table-cell>
          <table:table-cell office:value-type="string" calcext:value-type="string">
            <text:p>VIGENÈRE Blaise de</text:p>
          </table:table-cell>
          <table:table-cell office:value-type="float" office:value="1577" calcext:value-type="float">
            <text:p>1577</text:p>
          </table:table-cell>
          <table:table-cell/>
          <table:table-cell office:value-type="string" calcext:value-type="string">
            <text:p>épître dédicatoire</text:p>
          </table:table-cell>
          <table:table-cell office:value-type="string" calcext:value-type="string">
            <text:p>S61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Lutrin : chants I-IV</text:p>
          </table:table-cell>
          <table:table-cell office:value-type="string" calcext:value-type="string">
            <text:p>BOILEAU Nicolas</text:p>
          </table:table-cell>
          <table:table-cell office:value-type="float" office:value="1683" calcext:value-type="float">
            <text:p>1683</text:p>
          </table:table-cell>
          <table:table-cell/>
          <table:table-cell office:value-type="string" calcext:value-type="string">
            <text:p>poésie</text:p>
          </table:table-cell>
          <table:table-cell office:value-type="string" calcext:value-type="string">
            <text:p>Q39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Fausseté des vertus humaines : 1</text:p>
          </table:table-cell>
          <table:table-cell office:value-type="string" calcext:value-type="string">
            <text:p>ESPRIT Jacques</text:p>
          </table:table-cell>
          <table:table-cell office:value-type="float" office:value="1678" calcext:value-type="float">
            <text:p>1678</text:p>
          </table:table-cell>
          <table:table-cell/>
          <table:table-cell office:value-type="string" calcext:value-type="string">
            <text:p>traité ou essai</text:p>
          </table:table-cell>
          <table:table-cell office:value-type="string" calcext:value-type="string">
            <text:p>Q97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Œuvres poétiques : 1</text:p>
          </table:table-cell>
          <table:table-cell office:value-type="string" calcext:value-type="string">
            <text:p>MALLEVILLE Claude</text:p>
          </table:table-cell>
          <table:table-cell office:value-type="float" office:value="1649" calcext:value-type="float">
            <text:p>1649</text:p>
          </table:table-cell>
          <table:table-cell/>
          <table:table-cell office:value-type="string" calcext:value-type="string">
            <text:p>poésie</text:p>
          </table:table-cell>
          <table:table-cell office:value-type="string" calcext:value-type="string">
            <text:p>Q99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hryséide et Arimand</text:p>
          </table:table-cell>
          <table:table-cell office:value-type="string" calcext:value-type="string">
            <text:p>MAIRET Jean</text:p>
          </table:table-cell>
          <table:table-cell office:value-type="float" office:value="1630" calcext:value-type="float">
            <text:p>1630</text:p>
          </table:table-cell>
          <table:table-cell/>
          <table:table-cell office:value-type="string" calcext:value-type="string">
            <text:p>théâtre</text:p>
          </table:table-cell>
          <table:table-cell office:value-type="string" calcext:value-type="string">
            <text:p>Q65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Épistres en vers : t. 2</text:p>
          </table:table-cell>
          <table:table-cell office:value-type="string" calcext:value-type="string">
            <text:p>BOISROBERT François LE MÉTEL de</text:p>
          </table:table-cell>
          <table:table-cell office:value-type="float" office:value="1659" calcext:value-type="float">
            <text:p>1659</text:p>
          </table:table-cell>
          <table:table-cell/>
          <table:table-cell office:value-type="string" calcext:value-type="string">
            <text:p>poésie</text:p>
          </table:table-cell>
          <table:table-cell office:value-type="string" calcext:value-type="string">
            <text:p>Q76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gésilas</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tragédie</text:p>
          </table:table-cell>
          <table:table-cell office:value-type="string" calcext:value-type="string">
            <text:p>R32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ermons pour tous les jours de Carême</text:p>
          </table:table-cell>
          <table:table-cell office:value-type="string" calcext:value-type="string">
            <text:p>BOURDALOUE Louis</text:p>
          </table:table-cell>
          <table:table-cell office:value-type="float" office:value="1692" calcext:value-type="float">
            <text:p>1692</text:p>
          </table:table-cell>
          <table:table-cell/>
          <table:table-cell office:value-type="string" calcext:value-type="string">
            <text:p>éloquence</text:p>
          </table:table-cell>
          <table:table-cell office:value-type="string" calcext:value-type="string">
            <text:p>Q97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Illusion (1682)</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comédie</text:p>
          </table:table-cell>
          <table:table-cell office:value-type="string" calcext:value-type="string">
            <text:p>R30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Mémoires : t. 4 : 1651-1654</text:p>
          </table:table-cell>
          <table:table-cell office:value-type="string" calcext:value-type="string">
            <text:p>RETZ Jean-François de</text:p>
          </table:table-cell>
          <table:table-cell office:value-type="float" office:value="1679" calcext:value-type="float">
            <text:p>1679</text:p>
          </table:table-cell>
          <table:table-cell/>
          <table:table-cell office:value-type="string" calcext:value-type="string">
            <text:p>mémoires</text:p>
          </table:table-cell>
          <table:table-cell office:value-type="string" calcext:value-type="string">
            <text:p>Q83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Conjuration du comte Jean-Louis de Fiesque</text:p>
          </table:table-cell>
          <table:table-cell office:value-type="string" calcext:value-type="string">
            <text:p>RETZ Jean-François de</text:p>
          </table:table-cell>
          <table:table-cell office:value-type="float" office:value="1665" calcext:value-type="float">
            <text:p>1665</text:p>
          </table:table-cell>
          <table:table-cell/>
          <table:table-cell office:value-type="string" calcext:value-type="string">
            <text:p>traité ou essai</text:p>
          </table:table-cell>
          <table:table-cell office:value-type="string" calcext:value-type="string">
            <text:p>Q83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rgenis et Poliarque, ou Theocrine</text:p>
          </table:table-cell>
          <table:table-cell office:value-type="string" calcext:value-type="string">
            <text:p>DU RYER Pierre</text:p>
          </table:table-cell>
          <table:table-cell office:value-type="float" office:value="1630" calcext:value-type="float">
            <text:p>1630</text:p>
          </table:table-cell>
          <table:table-cell/>
          <table:table-cell office:value-type="string" calcext:value-type="string">
            <text:p>théâtre</text:p>
          </table:table-cell>
          <table:table-cell office:value-type="string" calcext:value-type="string">
            <text:p>Q76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Voiage du monde de Descartes</text:p>
          </table:table-cell>
          <table:table-cell office:value-type="string" calcext:value-type="string">
            <text:p>DANIEL Gabriel</text:p>
          </table:table-cell>
          <table:table-cell office:value-type="float" office:value="1690" calcext:value-type="float">
            <text:p>1690</text:p>
          </table:table-cell>
          <table:table-cell/>
          <table:table-cell office:value-type="string" calcext:value-type="string">
            <text:p>traité ou essai</text:p>
          </table:table-cell>
          <table:table-cell office:value-type="string" calcext:value-type="string">
            <text:p>Q42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hant d'alaigresse, pris des vers latins de M. Du Chesne, lecteur du Roy : Sur la naissance de François de Gonzague, fils de Monseigneur le Duc de Nevers [trad.]</text:p>
          </table:table-cell>
          <table:table-cell office:value-type="string" calcext:value-type="string">
            <text:p>VIGENÈRE Blaise de</text:p>
          </table:table-cell>
          <table:table-cell office:value-type="float" office:value="1577" calcext:value-type="float">
            <text:p>1577</text:p>
          </table:table-cell>
          <table:table-cell/>
          <table:table-cell office:value-type="string" calcext:value-type="string">
            <text:p>épître|éloge|poésie</text:p>
          </table:table-cell>
          <table:table-cell office:value-type="string" calcext:value-type="string">
            <text:p>S61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oésies</text:p>
          </table:table-cell>
          <table:table-cell office:value-type="string" calcext:value-type="string">
            <text:p>VOITURE Vincent</text:p>
          </table:table-cell>
          <table:table-cell office:value-type="float" office:value="1654" calcext:value-type="float">
            <text:p>1654</text:p>
          </table:table-cell>
          <table:table-cell/>
          <table:table-cell office:value-type="string" calcext:value-type="string">
            <text:p>poésie</text:p>
          </table:table-cell>
          <table:table-cell office:value-type="string" calcext:value-type="string">
            <text:p>Q82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avid combattant</text:p>
          </table:table-cell>
          <table:table-cell office:value-type="string" calcext:value-type="string">
            <text:p>DES MASURES Louis</text:p>
          </table:table-cell>
          <table:table-cell office:value-type="float" office:value="1566" calcext:value-type="float">
            <text:p>1566</text:p>
          </table:table-cell>
          <table:table-cell/>
          <table:table-cell office:value-type="string" calcext:value-type="string">
            <text:p>théâtre</text:p>
          </table:table-cell>
          <table:table-cell office:value-type="string" calcext:value-type="string">
            <text:p>S01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iscours de la Méthode pour bien conduire sa raison chercher la vérité dans les Sciences. Plus la dioptrique, les météores, la méchanique et la musique, qui sont des essais de cette méthode.</text:p>
          </table:table-cell>
          <table:table-cell office:value-type="string" calcext:value-type="string">
            <text:p>DESCARTES René</text:p>
          </table:table-cell>
          <table:table-cell office:value-type="float" office:value="1668" calcext:value-type="float">
            <text:p>1668</text:p>
          </table:table-cell>
          <table:table-cell/>
          <table:table-cell office:value-type="string" calcext:value-type="string">
            <text:p>essai</text:p>
          </table:table-cell>
          <table:table-cell office:value-type="string" calcext:value-type="string">
            <text:p>E23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cevole</text:p>
          </table:table-cell>
          <table:table-cell office:value-type="string" calcext:value-type="string">
            <text:p>DU RYER Pierre</text:p>
          </table:table-cell>
          <table:table-cell office:value-type="float" office:value="1647" calcext:value-type="float">
            <text:p>1647</text:p>
          </table:table-cell>
          <table:table-cell/>
          <table:table-cell office:value-type="string" calcext:value-type="string">
            <text:p>théâtre|tragédie</text:p>
          </table:table-cell>
          <table:table-cell office:value-type="string" calcext:value-type="string">
            <text:p>S28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Recueil de quelques vers amoureux</text:p>
          </table:table-cell>
          <table:table-cell office:value-type="string" calcext:value-type="string">
            <text:p>BERTAUT Jean</text:p>
          </table:table-cell>
          <table:table-cell office:value-type="float" office:value="1606" calcext:value-type="float">
            <text:p>1606</text:p>
          </table:table-cell>
          <table:table-cell/>
          <table:table-cell office:value-type="string" calcext:value-type="string">
            <text:p>poésie</text:p>
          </table:table-cell>
          <table:table-cell office:value-type="string" calcext:value-type="string">
            <text:p>Q82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Suivante</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comédie</text:p>
          </table:table-cell>
          <table:table-cell office:value-type="string" calcext:value-type="string">
            <text:p>R30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gésilas : Au lecteur</text:p>
          </table:table-cell>
          <table:table-cell office:value-type="string" calcext:value-type="string">
            <text:p>CORNEILLE Pierre</text:p>
          </table:table-cell>
          <table:table-cell office:value-type="float" office:value="1666" calcext:value-type="float">
            <text:p>1666</text:p>
          </table:table-cell>
          <table:table-cell/>
          <table:table-cell office:value-type="string" calcext:value-type="string">
            <text:p>essai|préface</text:p>
          </table:table-cell>
          <table:table-cell office:value-type="string" calcext:value-type="string">
            <text:p>S94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Conversations</text:p>
          </table:table-cell>
          <table:table-cell office:value-type="string" calcext:value-type="string">
            <text:p>MÉRÉ chevalier de Antoine Gombaud</text:p>
          </table:table-cell>
          <table:table-cell office:value-type="float" office:value="1668" calcext:value-type="float">
            <text:p>1668</text:p>
          </table:table-cell>
          <table:table-cell/>
          <table:table-cell office:value-type="string" calcext:value-type="string">
            <text:p>traité ou essai</text:p>
          </table:table-cell>
          <table:table-cell office:value-type="string" calcext:value-type="string">
            <text:p>R42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Condamnation de Banquet</text:p>
          </table:table-cell>
          <table:table-cell office:value-type="string" calcext:value-type="string">
            <text:p>LA CHESNAYE Nicolas de</text:p>
          </table:table-cell>
          <table:table-cell office:value-type="float" office:value="1508" calcext:value-type="float">
            <text:p>1508</text:p>
          </table:table-cell>
          <table:table-cell/>
          <table:table-cell office:value-type="string" calcext:value-type="string">
            <text:p>théâtre</text:p>
          </table:table-cell>
          <table:table-cell office:value-type="string" calcext:value-type="string">
            <text:p>R97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Grandes croniques de Bretaigne, t. 1</text:p>
          </table:table-cell>
          <table:table-cell office:value-type="string" calcext:value-type="string">
            <text:p>BOUCHART Alain</text:p>
          </table:table-cell>
          <table:table-cell office:value-type="float" office:value="1514" calcext:value-type="float">
            <text:p>1514</text:p>
          </table:table-cell>
          <table:table-cell/>
          <table:table-cell office:value-type="string" calcext:value-type="string">
            <text:p>traité|chronique historique</text:p>
          </table:table-cell>
          <table:table-cell office:value-type="string" calcext:value-type="string">
            <text:p>S18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logique, ou l'art de penser.</text:p>
          </table:table-cell>
          <table:table-cell office:value-type="string" calcext:value-type="string">
            <text:p>NICOLE Pierre|ARNAULD Antoine</text:p>
          </table:table-cell>
          <table:table-cell office:value-type="float" office:value="1664" calcext:value-type="float">
            <text:p>1664</text:p>
          </table:table-cell>
          <table:table-cell/>
          <table:table-cell office:value-type="string" calcext:value-type="string">
            <text:p>essai</text:p>
          </table:table-cell>
          <table:table-cell office:value-type="string" calcext:value-type="string">
            <text:p>E24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Oraison funèbre de Henriette Anne d'Angleterre, duchesse d'Orléans, prononcée le 21 août 1670</text:p>
          </table:table-cell>
          <table:table-cell office:value-type="string" calcext:value-type="string">
            <text:p>BOSSUET Jacques-Bénigne</text:p>
          </table:table-cell>
          <table:table-cell office:value-type="float" office:value="1670" calcext:value-type="float">
            <text:p>1670</text:p>
          </table:table-cell>
          <table:table-cell/>
          <table:table-cell office:value-type="string" calcext:value-type="string">
            <text:p>éloquence</text:p>
          </table:table-cell>
          <table:table-cell office:value-type="string" calcext:value-type="string">
            <text:p>Q34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Corrivaus</text:p>
          </table:table-cell>
          <table:table-cell office:value-type="string" calcext:value-type="string">
            <text:p>LA TAILLE Jean de</text:p>
          </table:table-cell>
          <table:table-cell office:value-type="float" office:value="1573" calcext:value-type="float">
            <text:p>1573</text:p>
          </table:table-cell>
          <table:table-cell/>
          <table:table-cell office:value-type="string" calcext:value-type="string">
            <text:p>théâtre</text:p>
          </table:table-cell>
          <table:table-cell office:value-type="string" calcext:value-type="string">
            <text:p>S05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Heptaméron</text:p>
          </table:table-cell>
          <table:table-cell office:value-type="string" calcext:value-type="string">
            <text:p>NAVARRE Marguerite d'Angoulême, reine de</text:p>
          </table:table-cell>
          <table:table-cell office:value-type="float" office:value="1559" calcext:value-type="float">
            <text:p>1559</text:p>
          </table:table-cell>
          <table:table-cell/>
          <table:table-cell office:value-type="string" calcext:value-type="string">
            <text:p>roman</text:p>
          </table:table-cell>
          <table:table-cell office:value-type="string" calcext:value-type="string">
            <text:p>R56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lexandre le Grand : [Épître] Au Roi</text:p>
          </table:table-cell>
          <table:table-cell office:value-type="string" calcext:value-type="string">
            <text:p>RACINE Jean</text:p>
          </table:table-cell>
          <table:table-cell office:value-type="float" office:value="1666" calcext:value-type="float">
            <text:p>1666</text:p>
          </table:table-cell>
          <table:table-cell/>
          <table:table-cell office:value-type="string" calcext:value-type="string">
            <text:p>épître dédicatoire</text:p>
          </table:table-cell>
          <table:table-cell office:value-type="string" calcext:value-type="string">
            <text:p>S96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ndromède : Examen</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essai|préface</text:p>
          </table:table-cell>
          <table:table-cell office:value-type="string" calcext:value-type="string">
            <text:p>S93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Mélite : [Épître] À Monsieur de Liancour</text:p>
          </table:table-cell>
          <table:table-cell office:value-type="string" calcext:value-type="string">
            <text:p>CORNEILLE Pierre</text:p>
          </table:table-cell>
          <table:table-cell office:value-type="float" office:value="1633" calcext:value-type="float">
            <text:p>1633</text:p>
          </table:table-cell>
          <table:table-cell/>
          <table:table-cell office:value-type="string" calcext:value-type="string">
            <text:p>épître dédicatoire</text:p>
          </table:table-cell>
          <table:table-cell office:value-type="string" calcext:value-type="string">
            <text:p>S89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astorale comique</text:p>
          </table:table-cell>
          <table:table-cell office:value-type="string" calcext:value-type="string">
            <text:p>MOLIÈRE </text:p>
          </table:table-cell>
          <table:table-cell office:value-type="float" office:value="1667" calcext:value-type="float">
            <text:p>1667</text:p>
          </table:table-cell>
          <table:table-cell/>
          <table:table-cell office:value-type="string" calcext:value-type="string">
            <text:p>théâtre|comédie</text:p>
          </table:table-cell>
          <table:table-cell office:value-type="string" calcext:value-type="string">
            <text:p>R38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Olive</text:p>
          </table:table-cell>
          <table:table-cell office:value-type="string" calcext:value-type="string">
            <text:p>DU BELLAY Joachim</text:p>
          </table:table-cell>
          <table:table-cell office:value-type="float" office:value="1550" calcext:value-type="float">
            <text:p>1550</text:p>
          </table:table-cell>
          <table:table-cell/>
          <table:table-cell office:value-type="string" calcext:value-type="string">
            <text:p>poésie</text:p>
          </table:table-cell>
          <table:table-cell office:value-type="string" calcext:value-type="string">
            <text:p>R03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Honneste homme</text:p>
          </table:table-cell>
          <table:table-cell office:value-type="string" calcext:value-type="string">
            <text:p>FARET Nicolas</text:p>
          </table:table-cell>
          <table:table-cell office:value-type="float" office:value="1636" calcext:value-type="float">
            <text:p>1636</text:p>
          </table:table-cell>
          <table:table-cell/>
          <table:table-cell office:value-type="string" calcext:value-type="string">
            <text:p>traité ou essai</text:p>
          </table:table-cell>
          <table:table-cell office:value-type="string" calcext:value-type="string">
            <text:p>Q74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iscours de l'estat et des grandeurs de Jésus par l'union ineffable de la divinité avec l'humanité</text:p>
          </table:table-cell>
          <table:table-cell office:value-type="string" calcext:value-type="string">
            <text:p>BÉRULLE Pierre de</text:p>
          </table:table-cell>
          <table:table-cell office:value-type="float" office:value="1623" calcext:value-type="float">
            <text:p>1623</text:p>
          </table:table-cell>
          <table:table-cell/>
          <table:table-cell office:value-type="string" calcext:value-type="string">
            <text:p>traité ou essai</text:p>
          </table:table-cell>
          <table:table-cell office:value-type="string" calcext:value-type="string">
            <text:p>R33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Suivante : Examen</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essai|préface</text:p>
          </table:table-cell>
          <table:table-cell office:value-type="string" calcext:value-type="string">
            <text:p>S90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olyeucte, martyr : tragédie chrétienne</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tragédie</text:p>
          </table:table-cell>
          <table:table-cell office:value-type="string" calcext:value-type="string">
            <text:p>R31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ensées</text:p>
          </table:table-cell>
          <table:table-cell office:value-type="string" calcext:value-type="string">
            <text:p>PASCAL Blaise</text:p>
          </table:table-cell>
          <table:table-cell office:value-type="float" office:value="1662" calcext:value-type="float">
            <text:p>1662</text:p>
          </table:table-cell>
          <table:table-cell/>
          <table:table-cell office:value-type="string" calcext:value-type="string">
            <text:p>essai</text:p>
          </table:table-cell>
          <table:table-cell office:value-type="string" calcext:value-type="string">
            <text:p>S53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ornélie</text:p>
          </table:table-cell>
          <table:table-cell office:value-type="string" calcext:value-type="string">
            <text:p>GARNIER Robert</text:p>
          </table:table-cell>
          <table:table-cell office:value-type="float" office:value="1585" calcext:value-type="float">
            <text:p>1585</text:p>
          </table:table-cell>
          <table:table-cell/>
          <table:table-cell office:value-type="string" calcext:value-type="string">
            <text:p>théâtre</text:p>
          </table:table-cell>
          <table:table-cell office:value-type="string" calcext:value-type="string">
            <text:p>S04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igdamon et Lidias ou la Ressemblance</text:p>
          </table:table-cell>
          <table:table-cell office:value-type="string" calcext:value-type="string">
            <text:p>SCUDÉRY Georges de</text:p>
          </table:table-cell>
          <table:table-cell office:value-type="float" office:value="1631" calcext:value-type="float">
            <text:p>1631</text:p>
          </table:table-cell>
          <table:table-cell/>
          <table:table-cell office:value-type="string" calcext:value-type="string">
            <text:p>théâtre</text:p>
          </table:table-cell>
          <table:table-cell office:value-type="string" calcext:value-type="string">
            <text:p>Q77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rieres et meditations chrestiennes</text:p>
          </table:table-cell>
          <table:table-cell office:value-type="string" calcext:value-type="string">
            <text:p>GODEAU Antoine</text:p>
          </table:table-cell>
          <table:table-cell office:value-type="float" office:value="1633" calcext:value-type="float">
            <text:p>1633</text:p>
          </table:table-cell>
          <table:table-cell/>
          <table:table-cell office:value-type="string" calcext:value-type="string">
            <text:p>essai</text:p>
          </table:table-cell>
          <table:table-cell office:value-type="string" calcext:value-type="string">
            <text:p>Q87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Tartuffe ou l'Imposteur : Placets au Roi</text:p>
          </table:table-cell>
          <table:table-cell office:value-type="string" calcext:value-type="string">
            <text:p>MOLIÈRE </text:p>
          </table:table-cell>
          <table:table-cell office:value-type="float" office:value="1669" calcext:value-type="float">
            <text:p>1669</text:p>
          </table:table-cell>
          <table:table-cell/>
          <table:table-cell office:value-type="string" calcext:value-type="string">
            <text:p>épître|placet</text:p>
          </table:table-cell>
          <table:table-cell office:value-type="string" calcext:value-type="string">
            <text:p>S95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Neapolitaines : comedie Françoise Facecieuse</text:p>
          </table:table-cell>
          <table:table-cell office:value-type="string" calcext:value-type="string">
            <text:p>AMBOISE François d'</text:p>
          </table:table-cell>
          <table:table-cell office:value-type="float" office:value="1584" calcext:value-type="float">
            <text:p>1584</text:p>
          </table:table-cell>
          <table:table-cell/>
          <table:table-cell office:value-type="string" calcext:value-type="string">
            <text:p>théâtre|comédie</text:p>
          </table:table-cell>
          <table:table-cell office:value-type="string" calcext:value-type="string">
            <text:p>S03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treize livres des choses rustiques de Palladius Rutilius Taurus Æmilianus</text:p>
          </table:table-cell>
          <table:table-cell office:value-type="string" calcext:value-type="string">
            <text:p>DARCES Jean</text:p>
          </table:table-cell>
          <table:table-cell office:value-type="float" office:value="1554" calcext:value-type="float">
            <text:p>1554</text:p>
          </table:table-cell>
          <table:table-cell/>
          <table:table-cell office:value-type="string" calcext:value-type="string">
            <text:p>non renseigné</text:p>
          </table:table-cell>
          <table:table-cell office:value-type="string" calcext:value-type="string">
            <text:p>B02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Laquais : comédie</text:p>
          </table:table-cell>
          <table:table-cell office:value-type="string" calcext:value-type="string">
            <text:p>LARIVEY Pierre de (dit)</text:p>
          </table:table-cell>
          <table:table-cell office:value-type="float" office:value="1579" calcext:value-type="float">
            <text:p>1579</text:p>
          </table:table-cell>
          <table:table-cell/>
          <table:table-cell office:value-type="string" calcext:value-type="string">
            <text:p>théâtre|comédie</text:p>
          </table:table-cell>
          <table:table-cell office:value-type="string" calcext:value-type="string">
            <text:p>S05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astorelle : sur la victoire obtenue contre les Alemands, Reytres, Lansquenets, Souysses et Françoys rebelles à Dieu et au Roy treschretien l'an 1587</text:p>
          </table:table-cell>
          <table:table-cell office:value-type="string" calcext:value-type="string">
            <text:p>PAPON Loys</text:p>
          </table:table-cell>
          <table:table-cell office:value-type="float" office:value="1588" calcext:value-type="float">
            <text:p>1588</text:p>
          </table:table-cell>
          <table:table-cell/>
          <table:table-cell office:value-type="string" calcext:value-type="string">
            <text:p>théâtre</text:p>
          </table:table-cell>
          <table:table-cell office:value-type="string" calcext:value-type="string">
            <text:p>S06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Essais de morale contenus en divers traités : t. 1</text:p>
          </table:table-cell>
          <table:table-cell office:value-type="string" calcext:value-type="string">
            <text:p>NICOLE Pierre</text:p>
          </table:table-cell>
          <table:table-cell office:value-type="float" office:value="1671" calcext:value-type="float">
            <text:p>1671</text:p>
          </table:table-cell>
          <table:table-cell/>
          <table:table-cell office:value-type="string" calcext:value-type="string">
            <text:p>traité ou essai</text:p>
          </table:table-cell>
          <table:table-cell office:value-type="string" calcext:value-type="string">
            <text:p>Q38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Illusion : [Épître] À Mademoiselle M. F. D. R.</text:p>
          </table:table-cell>
          <table:table-cell office:value-type="string" calcext:value-type="string">
            <text:p>CORNEILLE Pierre</text:p>
          </table:table-cell>
          <table:table-cell office:value-type="float" office:value="1639" calcext:value-type="float">
            <text:p>1639</text:p>
          </table:table-cell>
          <table:table-cell/>
          <table:table-cell office:value-type="string" calcext:value-type="string">
            <text:p>épître dédicatoire</text:p>
          </table:table-cell>
          <table:table-cell office:value-type="string" calcext:value-type="string">
            <text:p>S70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Maximes</text:p>
          </table:table-cell>
          <table:table-cell office:value-type="string" calcext:value-type="string">
            <text:p>LA ROCHEFOUCAULD François, duc de</text:p>
          </table:table-cell>
          <table:table-cell office:value-type="float" office:value="1665" calcext:value-type="float">
            <text:p>1665</text:p>
          </table:table-cell>
          <table:table-cell/>
          <table:table-cell office:value-type="string" calcext:value-type="string">
            <text:p>essai</text:p>
          </table:table-cell>
          <table:table-cell office:value-type="string" calcext:value-type="string">
            <text:p>Q54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Toison d'or : Examen</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essai|préface</text:p>
          </table:table-cell>
          <table:table-cell office:value-type="string" calcext:value-type="string">
            <text:p>S94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Jalousie du barbouillé</text:p>
          </table:table-cell>
          <table:table-cell office:value-type="string" calcext:value-type="string">
            <text:p>MOLIÈRE </text:p>
          </table:table-cell>
          <table:table-cell office:value-type="float" office:value="1673" calcext:value-type="float">
            <text:p>1673</text:p>
          </table:table-cell>
          <table:table-cell/>
          <table:table-cell office:value-type="string" calcext:value-type="string">
            <text:p>théâtre|comédie</text:p>
          </table:table-cell>
          <table:table-cell office:value-type="string" calcext:value-type="string">
            <text:p>R36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joye du vrai chrestien: sermon [Rom. 12] de resjouissance</text:p>
          </table:table-cell>
          <table:table-cell office:value-type="string" calcext:value-type="string">
            <text:p>BARTHOL Jean</text:p>
          </table:table-cell>
          <table:table-cell office:value-type="float" office:value="1646" calcext:value-type="float">
            <text:p>1646</text:p>
          </table:table-cell>
          <table:table-cell/>
          <table:table-cell office:value-type="string" calcext:value-type="string">
            <text:p>Écrits non-littéraires|Discours|sermons|homélies</text:p>
          </table:table-cell>
          <table:table-cell office:value-type="string" calcext:value-type="string">
            <text:p>E20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Fruits de la repentance, ou Sermon sur ces paroles de Salomon… Proverb. 16. v. 6. &amp; 7.</text:p>
          </table:table-cell>
          <table:table-cell office:value-type="string" calcext:value-type="string">
            <text:p>CLAUDE Jean</text:p>
          </table:table-cell>
          <table:table-cell office:value-type="float" office:value="1676" calcext:value-type="float">
            <text:p>1676</text:p>
          </table:table-cell>
          <table:table-cell/>
          <table:table-cell office:value-type="string" calcext:value-type="string">
            <text:p>Écrits non-littéraires|Discours|sermons|homélies</text:p>
          </table:table-cell>
          <table:table-cell office:value-type="string" calcext:value-type="string">
            <text:p>E21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ttila, roi des Huns : Au lecteur</text:p>
          </table:table-cell>
          <table:table-cell office:value-type="string" calcext:value-type="string">
            <text:p>CORNEILLE Pierre</text:p>
          </table:table-cell>
          <table:table-cell office:value-type="float" office:value="1668" calcext:value-type="float">
            <text:p>1668</text:p>
          </table:table-cell>
          <table:table-cell/>
          <table:table-cell office:value-type="string" calcext:value-type="string">
            <text:p>essai|préface</text:p>
          </table:table-cell>
          <table:table-cell office:value-type="string" calcext:value-type="string">
            <text:p>S94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Mémoires de messire Roger de Rabutin, comte de Bussy : t. 3</text:p>
          </table:table-cell>
          <table:table-cell office:value-type="string" calcext:value-type="string">
            <text:p>BUSSY-RABUTIN Roger de</text:p>
          </table:table-cell>
          <table:table-cell office:value-type="float" office:value="1696" calcext:value-type="float">
            <text:p>1696</text:p>
          </table:table-cell>
          <table:table-cell/>
          <table:table-cell office:value-type="string" calcext:value-type="string">
            <text:p>mémoires</text:p>
          </table:table-cell>
          <table:table-cell office:value-type="string" calcext:value-type="string">
            <text:p>R27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anthée</text:p>
          </table:table-cell>
          <table:table-cell office:value-type="string" calcext:value-type="string">
            <text:p>TRISTAN L'HERMITE </text:p>
          </table:table-cell>
          <table:table-cell office:value-type="float" office:value="1639" calcext:value-type="float">
            <text:p>1639</text:p>
          </table:table-cell>
          <table:table-cell/>
          <table:table-cell office:value-type="string" calcext:value-type="string">
            <text:p>théâtre</text:p>
          </table:table-cell>
          <table:table-cell office:value-type="string" calcext:value-type="string">
            <text:p>S11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Touche naifve pour esprouver l'amy et le flateur inventée par Plutarque, taillée par Erasme et mise à l'usage francoys... : Dédicace</text:p>
          </table:table-cell>
          <table:table-cell office:value-type="string" calcext:value-type="string">
            <text:p>DU SAIX Antoine</text:p>
          </table:table-cell>
          <table:table-cell office:value-type="float" office:value="1537" calcext:value-type="float">
            <text:p>1537</text:p>
          </table:table-cell>
          <table:table-cell/>
          <table:table-cell office:value-type="string" calcext:value-type="string">
            <text:p>dédicace</text:p>
          </table:table-cell>
          <table:table-cell office:value-type="string" calcext:value-type="string">
            <text:p>S59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Menteur : Épître ; Au lecteur</text:p>
          </table:table-cell>
          <table:table-cell office:value-type="string" calcext:value-type="string">
            <text:p>CORNEILLE Pierre</text:p>
          </table:table-cell>
          <table:table-cell office:value-type="float" office:value="1644" calcext:value-type="float">
            <text:p>1644</text:p>
          </table:table-cell>
          <table:table-cell/>
          <table:table-cell office:value-type="string" calcext:value-type="string">
            <text:p>essai|préface</text:p>
          </table:table-cell>
          <table:table-cell office:value-type="string" calcext:value-type="string">
            <text:p>S91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Fleur de la maison de Charlemaigne, qui est la continuation des Antiquitez françoises contenant les faits de Pepin et ses successeurs, depuis l'an 751 jusques à l'an 840 de Jesus-Christ, recueillie par M. le president F.</text:p>
          </table:table-cell>
          <table:table-cell office:value-type="string" calcext:value-type="string">
            <text:p>FAUCHET Claude</text:p>
          </table:table-cell>
          <table:table-cell office:value-type="float" office:value="1601" calcext:value-type="float">
            <text:p>1601</text:p>
          </table:table-cell>
          <table:table-cell/>
          <table:table-cell office:value-type="string" calcext:value-type="string">
            <text:p>traité ou essai</text:p>
          </table:table-cell>
          <table:table-cell office:value-type="string" calcext:value-type="string">
            <text:p>Q78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Trébuchement de l'yvrongne</text:p>
          </table:table-cell>
          <table:table-cell office:value-type="string" calcext:value-type="string">
            <text:p>COLLETET Guillaume</text:p>
          </table:table-cell>
          <table:table-cell office:value-type="float" office:value="1627" calcext:value-type="float">
            <text:p>1627</text:p>
          </table:table-cell>
          <table:table-cell/>
          <table:table-cell office:value-type="string" calcext:value-type="string">
            <text:p>poésie</text:p>
          </table:table-cell>
          <table:table-cell office:value-type="string" calcext:value-type="string">
            <text:p>Q77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oésies diverses contenant des sujets héroïques, des passions amoureuses et d'autres matières burlesques et enjouées</text:p>
          </table:table-cell>
          <table:table-cell office:value-type="string" calcext:value-type="string">
            <text:p>COLLETET Guillaume</text:p>
          </table:table-cell>
          <table:table-cell office:value-type="float" office:value="1656" calcext:value-type="float">
            <text:p>1656</text:p>
          </table:table-cell>
          <table:table-cell/>
          <table:table-cell office:value-type="string" calcext:value-type="string">
            <text:p>poésie</text:p>
          </table:table-cell>
          <table:table-cell office:value-type="string" calcext:value-type="string">
            <text:p>Q72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issertations critiques</text:p>
          </table:table-cell>
          <table:table-cell office:value-type="string" calcext:value-type="string">
            <text:p>BALZAC Jean-Louis GUEZ de</text:p>
          </table:table-cell>
          <table:table-cell office:value-type="float" office:value="1654" calcext:value-type="float">
            <text:p>1654</text:p>
          </table:table-cell>
          <table:table-cell/>
          <table:table-cell office:value-type="string" calcext:value-type="string">
            <text:p>traité ou essai</text:p>
          </table:table-cell>
          <table:table-cell office:value-type="string" calcext:value-type="string">
            <text:p>Q93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Pharsale de Lucain ou les Guerres civiles de César et de Pompée [trad.] : t. 4</text:p>
          </table:table-cell>
          <table:table-cell office:value-type="string" calcext:value-type="string">
            <text:p>BRÉBEUF Georges de</text:p>
          </table:table-cell>
          <table:table-cell office:value-type="float" office:value="1655" calcext:value-type="float">
            <text:p>1655</text:p>
          </table:table-cell>
          <table:table-cell/>
          <table:table-cell office:value-type="string" calcext:value-type="string">
            <text:p>poésie</text:p>
          </table:table-cell>
          <table:table-cell office:value-type="string" calcext:value-type="string">
            <text:p>Q95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Othon</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tragédie</text:p>
          </table:table-cell>
          <table:table-cell office:value-type="string" calcext:value-type="string">
            <text:p>R32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Terre australe connue</text:p>
          </table:table-cell>
          <table:table-cell office:value-type="string" calcext:value-type="string">
            <text:p>FOIGNY Gabriel de</text:p>
          </table:table-cell>
          <table:table-cell office:value-type="float" office:value="1676" calcext:value-type="float">
            <text:p>1676</text:p>
          </table:table-cell>
          <table:table-cell/>
          <table:table-cell office:value-type="string" calcext:value-type="string">
            <text:p>récit de voyage</text:p>
          </table:table-cell>
          <table:table-cell office:value-type="string" calcext:value-type="string">
            <text:p>Q43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onjectures académiques ou Dissertation sur l'Iliade</text:p>
          </table:table-cell>
          <table:table-cell office:value-type="string" calcext:value-type="string">
            <text:p>AUBIGNAC François HÉDELIN, abbé d'</text:p>
          </table:table-cell>
          <table:table-cell office:value-type="float" office:value="1676" calcext:value-type="float">
            <text:p>1676</text:p>
          </table:table-cell>
          <table:table-cell/>
          <table:table-cell office:value-type="string" calcext:value-type="string">
            <text:p>traité ou essai</text:p>
          </table:table-cell>
          <table:table-cell office:value-type="string" calcext:value-type="string">
            <text:p>Q74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ttre ou Discours de M. Chapelain à M. Faverau,... portant son opinion sur le poëme d'Adonis du Chevalier Marino</text:p>
          </table:table-cell>
          <table:table-cell office:value-type="string" calcext:value-type="string">
            <text:p>CHAPELAIN Jean</text:p>
          </table:table-cell>
          <table:table-cell office:value-type="float" office:value="1623" calcext:value-type="float">
            <text:p>1623</text:p>
          </table:table-cell>
          <table:table-cell/>
          <table:table-cell office:value-type="string" calcext:value-type="string">
            <text:p>traité ou essai</text:p>
          </table:table-cell>
          <table:table-cell office:value-type="string" calcext:value-type="string">
            <text:p>Q87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Histoire de la décadence de l'Empire grec, et establissement de celuy des Turcs, comprise en dix livres par Nicolas Chalcondyle : Préface</text:p>
          </table:table-cell>
          <table:table-cell office:value-type="string" calcext:value-type="string">
            <text:p>VIGENÈRE Blaise de</text:p>
          </table:table-cell>
          <table:table-cell office:value-type="float" office:value="1577" calcext:value-type="float">
            <text:p>1577</text:p>
          </table:table-cell>
          <table:table-cell/>
          <table:table-cell office:value-type="string" calcext:value-type="string">
            <text:p>essai|préface</text:p>
          </table:table-cell>
          <table:table-cell office:value-type="string" calcext:value-type="string">
            <text:p>S61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Héraclius, empereur d'Orient : Au lecteur</text:p>
          </table:table-cell>
          <table:table-cell office:value-type="string" calcext:value-type="string">
            <text:p>CORNEILLE Pierre</text:p>
          </table:table-cell>
          <table:table-cell office:value-type="float" office:value="1647" calcext:value-type="float">
            <text:p>1647</text:p>
          </table:table-cell>
          <table:table-cell/>
          <table:table-cell office:value-type="string" calcext:value-type="string">
            <text:p>essai|préface</text:p>
          </table:table-cell>
          <table:table-cell office:value-type="string" calcext:value-type="string">
            <text:p>S92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hedre et Hippolyte : Preface</text:p>
          </table:table-cell>
          <table:table-cell office:value-type="string" calcext:value-type="string">
            <text:p>PRADON Jacques (Nicolas)</text:p>
          </table:table-cell>
          <table:table-cell office:value-type="float" office:value="1677" calcext:value-type="float">
            <text:p>1677</text:p>
          </table:table-cell>
          <table:table-cell/>
          <table:table-cell office:value-type="string" calcext:value-type="string">
            <text:p>essai|préface</text:p>
          </table:table-cell>
          <table:table-cell office:value-type="string" calcext:value-type="string">
            <text:p>S83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uréna, général des Parthes</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tragédie</text:p>
          </table:table-cell>
          <table:table-cell office:value-type="string" calcext:value-type="string">
            <text:p>R33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isandre et Caliste</text:p>
          </table:table-cell>
          <table:table-cell office:value-type="string" calcext:value-type="string">
            <text:p>DU RYER Pierre</text:p>
          </table:table-cell>
          <table:table-cell office:value-type="float" office:value="1632" calcext:value-type="float">
            <text:p>1632</text:p>
          </table:table-cell>
          <table:table-cell/>
          <table:table-cell office:value-type="string" calcext:value-type="string">
            <text:p>théâtre</text:p>
          </table:table-cell>
          <table:table-cell office:value-type="string" calcext:value-type="string">
            <text:p>Q87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ermon pour la fête de l'Annonciation de la Sainte Vierge (Carême du Louvre, 1662)</text:p>
          </table:table-cell>
          <table:table-cell office:value-type="string" calcext:value-type="string">
            <text:p>BOSSUET Jacques-Bénigne</text:p>
          </table:table-cell>
          <table:table-cell office:value-type="float" office:value="1662" calcext:value-type="float">
            <text:p>1662</text:p>
          </table:table-cell>
          <table:table-cell/>
          <table:table-cell office:value-type="string" calcext:value-type="string">
            <text:p>éloquence</text:p>
          </table:table-cell>
          <table:table-cell office:value-type="string" calcext:value-type="string">
            <text:p>S86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iscours des Champs faëz. A l'honneur, et exaltation de l'Amour et des Dames [1553]</text:p>
          </table:table-cell>
          <table:table-cell office:value-type="string" calcext:value-type="string">
            <text:p>TAILLEMONT Claude de</text:p>
          </table:table-cell>
          <table:table-cell office:value-type="float" office:value="1553" calcext:value-type="float">
            <text:p>1553</text:p>
          </table:table-cell>
          <table:table-cell/>
          <table:table-cell office:value-type="string" calcext:value-type="string">
            <text:p>roman</text:p>
          </table:table-cell>
          <table:table-cell office:value-type="string" calcext:value-type="string">
            <text:p>R42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orrespondance : t. 10 : 1640-1641</text:p>
          </table:table-cell>
          <table:table-cell office:value-type="string" calcext:value-type="string">
            <text:p>MERSENNE Le Père Marin</text:p>
          </table:table-cell>
          <table:table-cell office:value-type="float" office:value="1641" calcext:value-type="float">
            <text:p>1641</text:p>
          </table:table-cell>
          <table:table-cell/>
          <table:table-cell office:value-type="string" calcext:value-type="string">
            <text:p>correspondance</text:p>
          </table:table-cell>
          <table:table-cell office:value-type="string" calcext:value-type="string">
            <text:p>Q85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vertissement. Le Songe de Vaux</text:p>
          </table:table-cell>
          <table:table-cell office:value-type="string" calcext:value-type="string">
            <text:p>LA FONTAINE Jean de</text:p>
          </table:table-cell>
          <table:table-cell office:value-type="float" office:value="1671" calcext:value-type="float">
            <text:p>1671</text:p>
          </table:table-cell>
          <table:table-cell/>
          <table:table-cell office:value-type="string" calcext:value-type="string">
            <text:p>essai|préface</text:p>
          </table:table-cell>
          <table:table-cell office:value-type="string" calcext:value-type="string">
            <text:p>S63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Union des princes</text:p>
          </table:table-cell>
          <table:table-cell office:value-type="string" calcext:value-type="string">
            <text:p>GRINGORE Pierre</text:p>
          </table:table-cell>
          <table:table-cell office:value-type="float" office:value="1509" calcext:value-type="float">
            <text:p>1509</text:p>
          </table:table-cell>
          <table:table-cell/>
          <table:table-cell office:value-type="string" calcext:value-type="string">
            <text:p>poésie</text:p>
          </table:table-cell>
          <table:table-cell office:value-type="string" calcext:value-type="string">
            <text:p>R96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inna</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tragédie</text:p>
          </table:table-cell>
          <table:table-cell office:value-type="string" calcext:value-type="string">
            <text:p>R31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élie, object de plus haulte vertu</text:p>
          </table:table-cell>
          <table:table-cell office:value-type="string" calcext:value-type="string">
            <text:p>SCÈVE Maurice</text:p>
          </table:table-cell>
          <table:table-cell office:value-type="float" office:value="1544" calcext:value-type="float">
            <text:p>1544</text:p>
          </table:table-cell>
          <table:table-cell/>
          <table:table-cell office:value-type="string" calcext:value-type="string">
            <text:p>poésie</text:p>
          </table:table-cell>
          <table:table-cell office:value-type="string" calcext:value-type="string">
            <text:p>R69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ttres : t. 2 : Lettres aux frères Dupuy : 1629-1631</text:p>
          </table:table-cell>
          <table:table-cell office:value-type="string" calcext:value-type="string">
            <text:p>PEIRESC Nicolas de</text:p>
          </table:table-cell>
          <table:table-cell office:value-type="float" office:value="1631" calcext:value-type="float">
            <text:p>1631</text:p>
          </table:table-cell>
          <table:table-cell/>
          <table:table-cell office:value-type="string" calcext:value-type="string">
            <text:p>correspondance</text:p>
          </table:table-cell>
          <table:table-cell office:value-type="string" calcext:value-type="string">
            <text:p>Q86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e la Fréquente Communion où les Sentimens des Pères, des Papes et des Conciles, touchant l'usage des sacremens de Pénitence et d'Eucharistie, sont fidèlement exposez... par M. Antoine Arnauld…</text:p>
          </table:table-cell>
          <table:table-cell office:value-type="string" calcext:value-type="string">
            <text:p>ARNAULD Antoine</text:p>
          </table:table-cell>
          <table:table-cell office:value-type="float" office:value="1643" calcext:value-type="float">
            <text:p>1643</text:p>
          </table:table-cell>
          <table:table-cell/>
          <table:table-cell office:value-type="string" calcext:value-type="string">
            <text:p>traité</text:p>
          </table:table-cell>
          <table:table-cell office:value-type="string" calcext:value-type="string">
            <text:p>Q74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iscours sur les œuvres de M. de Malherbe</text:p>
          </table:table-cell>
          <table:table-cell office:value-type="string" calcext:value-type="string">
            <text:p>GODEAU Antoine</text:p>
          </table:table-cell>
          <table:table-cell office:value-type="float" office:value="1630" calcext:value-type="float">
            <text:p>1630</text:p>
          </table:table-cell>
          <table:table-cell/>
          <table:table-cell office:value-type="string" calcext:value-type="string">
            <text:p>traité ou essai</text:p>
          </table:table-cell>
          <table:table-cell office:value-type="string" calcext:value-type="string">
            <text:p>Q74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Pharsale de Lucain ou les Guerres civiles de César et de Pompée [trad.] : t. 5</text:p>
          </table:table-cell>
          <table:table-cell office:value-type="string" calcext:value-type="string">
            <text:p>BRÉBEUF Georges de</text:p>
          </table:table-cell>
          <table:table-cell office:value-type="float" office:value="1655" calcext:value-type="float">
            <text:p>1655</text:p>
          </table:table-cell>
          <table:table-cell/>
          <table:table-cell office:value-type="string" calcext:value-type="string">
            <text:p>poésie</text:p>
          </table:table-cell>
          <table:table-cell office:value-type="string" calcext:value-type="string">
            <text:p>Q95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École des femmes : [Épître] À Madame</text:p>
          </table:table-cell>
          <table:table-cell office:value-type="string" calcext:value-type="string">
            <text:p>MOLIÈRE </text:p>
          </table:table-cell>
          <table:table-cell office:value-type="float" office:value="1663" calcext:value-type="float">
            <text:p>1663</text:p>
          </table:table-cell>
          <table:table-cell/>
          <table:table-cell office:value-type="string" calcext:value-type="string">
            <text:p>épître dédicatoire</text:p>
          </table:table-cell>
          <table:table-cell office:value-type="string" calcext:value-type="string">
            <text:p>S95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issertation de la philosophie en général.</text:p>
          </table:table-cell>
          <table:table-cell office:value-type="string" calcext:value-type="string">
            <text:p>LAUNAY Gilles de</text:p>
          </table:table-cell>
          <table:table-cell office:value-type="float" office:value="1668" calcext:value-type="float">
            <text:p>1668</text:p>
          </table:table-cell>
          <table:table-cell/>
          <table:table-cell office:value-type="string" calcext:value-type="string">
            <text:p>essai</text:p>
          </table:table-cell>
          <table:table-cell office:value-type="string" calcext:value-type="string">
            <text:p>E23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orrespondance : t. 3 : 1631-1633</text:p>
          </table:table-cell>
          <table:table-cell office:value-type="string" calcext:value-type="string">
            <text:p>MERSENNE Le Père Marin</text:p>
          </table:table-cell>
          <table:table-cell office:value-type="float" office:value="1633" calcext:value-type="float">
            <text:p>1633</text:p>
          </table:table-cell>
          <table:table-cell/>
          <table:table-cell office:value-type="string" calcext:value-type="string">
            <text:p>correspondance</text:p>
          </table:table-cell>
          <table:table-cell office:value-type="string" calcext:value-type="string">
            <text:p>Q84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iscours de la poesie chrestienne</text:p>
          </table:table-cell>
          <table:table-cell office:value-type="string" calcext:value-type="string">
            <text:p>GODEAU Antoine</text:p>
          </table:table-cell>
          <table:table-cell office:value-type="float" office:value="1633" calcext:value-type="float">
            <text:p>1633</text:p>
          </table:table-cell>
          <table:table-cell/>
          <table:table-cell office:value-type="string" calcext:value-type="string">
            <text:p>essai|préface</text:p>
          </table:table-cell>
          <table:table-cell office:value-type="string" calcext:value-type="string">
            <text:p>Q87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Mariamne</text:p>
          </table:table-cell>
          <table:table-cell office:value-type="string" calcext:value-type="string">
            <text:p>HARDY Alexandre</text:p>
          </table:table-cell>
          <table:table-cell office:value-type="float" office:value="1625" calcext:value-type="float">
            <text:p>1625</text:p>
          </table:table-cell>
          <table:table-cell/>
          <table:table-cell office:value-type="string" calcext:value-type="string">
            <text:p>théâtre</text:p>
          </table:table-cell>
          <table:table-cell office:value-type="string" calcext:value-type="string">
            <text:p>S08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litandre : Examen</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essai|préface</text:p>
          </table:table-cell>
          <table:table-cell office:value-type="string" calcext:value-type="string">
            <text:p>S89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Fâcheux : [Avertissement]</text:p>
          </table:table-cell>
          <table:table-cell office:value-type="string" calcext:value-type="string">
            <text:p>MOLIÈRE </text:p>
          </table:table-cell>
          <table:table-cell office:value-type="float" office:value="1662" calcext:value-type="float">
            <text:p>1662</text:p>
          </table:table-cell>
          <table:table-cell/>
          <table:table-cell office:value-type="string" calcext:value-type="string">
            <text:p>essai|préface</text:p>
          </table:table-cell>
          <table:table-cell office:value-type="string" calcext:value-type="string">
            <text:p>S95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Horace</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tragédie</text:p>
          </table:table-cell>
          <table:table-cell office:value-type="string" calcext:value-type="string">
            <text:p>R31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Ode sur la prise de Namur</text:p>
          </table:table-cell>
          <table:table-cell office:value-type="string" calcext:value-type="string">
            <text:p>BOILEAU Nicolas</text:p>
          </table:table-cell>
          <table:table-cell office:value-type="float" office:value="1693" calcext:value-type="float">
            <text:p>1693</text:p>
          </table:table-cell>
          <table:table-cell/>
          <table:table-cell office:value-type="string" calcext:value-type="string">
            <text:p>poésie</text:p>
          </table:table-cell>
          <table:table-cell office:value-type="string" calcext:value-type="string">
            <text:p>Q38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Jonas ou Ninive pénitente : poëme sacré</text:p>
          </table:table-cell>
          <table:table-cell office:value-type="string" calcext:value-type="string">
            <text:p>CORAS Jacques de</text:p>
          </table:table-cell>
          <table:table-cell office:value-type="float" office:value="1663" calcext:value-type="float">
            <text:p>1663</text:p>
          </table:table-cell>
          <table:table-cell/>
          <table:table-cell office:value-type="string" calcext:value-type="string">
            <text:p>poésie</text:p>
          </table:table-cell>
          <table:table-cell office:value-type="string" calcext:value-type="string">
            <text:p>Q98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Pucelle ou la France délivrée</text:p>
          </table:table-cell>
          <table:table-cell office:value-type="string" calcext:value-type="string">
            <text:p>CHAPELAIN Jean</text:p>
          </table:table-cell>
          <table:table-cell office:value-type="float" office:value="1656" calcext:value-type="float">
            <text:p>1656</text:p>
          </table:table-cell>
          <table:table-cell/>
          <table:table-cell office:value-type="string" calcext:value-type="string">
            <text:p>poésie</text:p>
          </table:table-cell>
          <table:table-cell office:value-type="string" calcext:value-type="string">
            <text:p>Q65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Menteur : Examen</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essai|préface</text:p>
          </table:table-cell>
          <table:table-cell office:value-type="string" calcext:value-type="string">
            <text:p>S92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Pharsale de Lucain ou les Guerres civiles de César et de Pompée [trad.] : t. 3</text:p>
          </table:table-cell>
          <table:table-cell office:value-type="string" calcext:value-type="string">
            <text:p>BRÉBEUF Georges de</text:p>
          </table:table-cell>
          <table:table-cell office:value-type="float" office:value="1655" calcext:value-type="float">
            <text:p>1655</text:p>
          </table:table-cell>
          <table:table-cell/>
          <table:table-cell office:value-type="string" calcext:value-type="string">
            <text:p>poésie</text:p>
          </table:table-cell>
          <table:table-cell office:value-type="string" calcext:value-type="string">
            <text:p>Q95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Galerie du Palais : [Épître] À Madame de Liancour</text:p>
          </table:table-cell>
          <table:table-cell office:value-type="string" calcext:value-type="string">
            <text:p>CORNEILLE Pierre</text:p>
          </table:table-cell>
          <table:table-cell office:value-type="float" office:value="1637" calcext:value-type="float">
            <text:p>1637</text:p>
          </table:table-cell>
          <table:table-cell/>
          <table:table-cell office:value-type="string" calcext:value-type="string">
            <text:p>épître dédicatoire</text:p>
          </table:table-cell>
          <table:table-cell office:value-type="string" calcext:value-type="string">
            <text:p>S90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Iphigénie : Préface</text:p>
          </table:table-cell>
          <table:table-cell office:value-type="string" calcext:value-type="string">
            <text:p>RACINE Jean</text:p>
          </table:table-cell>
          <table:table-cell office:value-type="float" office:value="1697" calcext:value-type="float">
            <text:p>1697</text:p>
          </table:table-cell>
          <table:table-cell/>
          <table:table-cell office:value-type="string" calcext:value-type="string">
            <text:p>essai|préface</text:p>
          </table:table-cell>
          <table:table-cell office:value-type="string" calcext:value-type="string">
            <text:p>S96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Esther : tragédie tirée de l'Écriture sainte : Préface</text:p>
          </table:table-cell>
          <table:table-cell office:value-type="string" calcext:value-type="string">
            <text:p>RACINE Jean</text:p>
          </table:table-cell>
          <table:table-cell office:value-type="float" office:value="1697" calcext:value-type="float">
            <text:p>1697</text:p>
          </table:table-cell>
          <table:table-cell/>
          <table:table-cell office:value-type="string" calcext:value-type="string">
            <text:p>essai|préface</text:p>
          </table:table-cell>
          <table:table-cell office:value-type="string" calcext:value-type="string">
            <text:p>S96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Geolier de soy-mesme</text:p>
          </table:table-cell>
          <table:table-cell office:value-type="string" calcext:value-type="string">
            <text:p>CORNEILLE Thomas</text:p>
          </table:table-cell>
          <table:table-cell office:value-type="float" office:value="1656" calcext:value-type="float">
            <text:p>1656</text:p>
          </table:table-cell>
          <table:table-cell/>
          <table:table-cell office:value-type="string" calcext:value-type="string">
            <text:p>théâtre|comédie</text:p>
          </table:table-cell>
          <table:table-cell office:value-type="string" calcext:value-type="string">
            <text:p>S23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Nain jaune</text:p>
          </table:table-cell>
          <table:table-cell office:value-type="string" calcext:value-type="string">
            <text:p>AULNOY Marie-Catherine LE JUMEL DE BARNEVILLE, baronne d'</text:p>
          </table:table-cell>
          <table:table-cell office:value-type="float" office:value="1698" calcext:value-type="float">
            <text:p>1698</text:p>
          </table:table-cell>
          <table:table-cell/>
          <table:table-cell office:value-type="string" calcext:value-type="string">
            <text:p>roman|conte</text:p>
          </table:table-cell>
          <table:table-cell office:value-type="string" calcext:value-type="string">
            <text:p>Q39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Essais de morale contenus en divers traités : t. 3</text:p>
          </table:table-cell>
          <table:table-cell office:value-type="string" calcext:value-type="string">
            <text:p>NICOLE Pierre</text:p>
          </table:table-cell>
          <table:table-cell office:value-type="float" office:value="1675" calcext:value-type="float">
            <text:p>1675</text:p>
          </table:table-cell>
          <table:table-cell/>
          <table:table-cell office:value-type="string" calcext:value-type="string">
            <text:p>traité ou essai</text:p>
          </table:table-cell>
          <table:table-cell office:value-type="string" calcext:value-type="string">
            <text:p>Q38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ertharite, roi des Lombards : Au lecteur</text:p>
          </table:table-cell>
          <table:table-cell office:value-type="string" calcext:value-type="string">
            <text:p>CORNEILLE Pierre</text:p>
          </table:table-cell>
          <table:table-cell office:value-type="float" office:value="1653" calcext:value-type="float">
            <text:p>1653</text:p>
          </table:table-cell>
          <table:table-cell/>
          <table:table-cell office:value-type="string" calcext:value-type="string">
            <text:p>essai|préface</text:p>
          </table:table-cell>
          <table:table-cell office:value-type="string" calcext:value-type="string">
            <text:p>S93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Celestine [adapt.]</text:p>
          </table:table-cell>
          <table:table-cell office:value-type="string" calcext:value-type="string">
            <text:p>LAVARDIN Jacques de, seigneur du Plessis-Bourrot</text:p>
          </table:table-cell>
          <table:table-cell office:value-type="float" office:value="1578" calcext:value-type="float">
            <text:p>1578</text:p>
          </table:table-cell>
          <table:table-cell/>
          <table:table-cell office:value-type="string" calcext:value-type="string">
            <text:p>théâtre</text:p>
          </table:table-cell>
          <table:table-cell office:value-type="string" calcext:value-type="string">
            <text:p>R63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Tyr et Sidon ou les Funestes amours de Belcar et Méliane (1608)</text:p>
          </table:table-cell>
          <table:table-cell office:value-type="string" calcext:value-type="string">
            <text:p>SCHÉLANDRE Jean de</text:p>
          </table:table-cell>
          <table:table-cell office:value-type="float" office:value="1608" calcext:value-type="float">
            <text:p>1608</text:p>
          </table:table-cell>
          <table:table-cell/>
          <table:table-cell office:value-type="string" calcext:value-type="string">
            <text:p>théâtre</text:p>
          </table:table-cell>
          <table:table-cell office:value-type="string" calcext:value-type="string">
            <text:p>R99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ermon sur ces paroles du Ps. XCV. vers. VII.</text:p>
          </table:table-cell>
          <table:table-cell office:value-type="string" calcext:value-type="string">
            <text:p>TRONCHIN Louis</text:p>
          </table:table-cell>
          <table:table-cell office:value-type="float" office:value="1670" calcext:value-type="float">
            <text:p>1670</text:p>
          </table:table-cell>
          <table:table-cell/>
          <table:table-cell office:value-type="string" calcext:value-type="string">
            <text:p>Écrits non-littéraires|Discours|sermons|homélies</text:p>
          </table:table-cell>
          <table:table-cell office:value-type="string" calcext:value-type="string">
            <text:p>E20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ermon sur la mort (Carême du Louvre, 1662)</text:p>
          </table:table-cell>
          <table:table-cell office:value-type="string" calcext:value-type="string">
            <text:p>BOSSUET Jacques-Bénigne</text:p>
          </table:table-cell>
          <table:table-cell office:value-type="float" office:value="1662" calcext:value-type="float">
            <text:p>1662</text:p>
          </table:table-cell>
          <table:table-cell/>
          <table:table-cell office:value-type="string" calcext:value-type="string">
            <text:p>éloquence</text:p>
          </table:table-cell>
          <table:table-cell office:value-type="string" calcext:value-type="string">
            <text:p>Q34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syché</text:p>
          </table:table-cell>
          <table:table-cell office:value-type="string" calcext:value-type="string">
            <text:p>MOLIÈRE </text:p>
          </table:table-cell>
          <table:table-cell office:value-type="float" office:value="1671" calcext:value-type="float">
            <text:p>1671</text:p>
          </table:table-cell>
          <table:table-cell/>
          <table:table-cell office:value-type="string" calcext:value-type="string">
            <text:p>théâtre|tragi-comédie</text:p>
          </table:table-cell>
          <table:table-cell office:value-type="string" calcext:value-type="string">
            <text:p>R38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maranthe</text:p>
          </table:table-cell>
          <table:table-cell office:value-type="string" calcext:value-type="string">
            <text:p>GOMBAULD Jean de</text:p>
          </table:table-cell>
          <table:table-cell office:value-type="float" office:value="1631" calcext:value-type="float">
            <text:p>1631</text:p>
          </table:table-cell>
          <table:table-cell/>
          <table:table-cell office:value-type="string" calcext:value-type="string">
            <text:p>théâtre</text:p>
          </table:table-cell>
          <table:table-cell office:value-type="string" calcext:value-type="string">
            <text:p>Q87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cadémie de l'art poétique, où sont vivement esclaircis et déduicts les moyens par où l'on peut parvenir à la vraye et parfaite connoissance de la poésie françoise</text:p>
          </table:table-cell>
          <table:table-cell office:value-type="string" calcext:value-type="string">
            <text:p>DEIMIER Pierre de</text:p>
          </table:table-cell>
          <table:table-cell office:value-type="float" office:value="1610" calcext:value-type="float">
            <text:p>1610</text:p>
          </table:table-cell>
          <table:table-cell/>
          <table:table-cell office:value-type="string" calcext:value-type="string">
            <text:p>traité ou essai</text:p>
          </table:table-cell>
          <table:table-cell office:value-type="string" calcext:value-type="string">
            <text:p>Q53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Opuscule tres-eccelent de la vraye philosophie naturelle des metaulx</text:p>
          </table:table-cell>
          <table:table-cell office:value-type="string" calcext:value-type="string">
            <text:p>ZECAIRE D.</text:p>
          </table:table-cell>
          <table:table-cell office:value-type="float" office:value="1550" calcext:value-type="float">
            <text:p>1550</text:p>
          </table:table-cell>
          <table:table-cell/>
          <table:table-cell office:value-type="string" calcext:value-type="string">
            <text:p>traité</text:p>
          </table:table-cell>
          <table:table-cell office:value-type="string" calcext:value-type="string">
            <text:p>S18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Hector</text:p>
          </table:table-cell>
          <table:table-cell office:value-type="string" calcext:value-type="string">
            <text:p>MONTCHRESTIEN Antoine de</text:p>
          </table:table-cell>
          <table:table-cell office:value-type="float" office:value="1604" calcext:value-type="float">
            <text:p>1604</text:p>
          </table:table-cell>
          <table:table-cell/>
          <table:table-cell office:value-type="string" calcext:value-type="string">
            <text:p>théâtre</text:p>
          </table:table-cell>
          <table:table-cell office:value-type="string" calcext:value-type="string">
            <text:p>S09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ocrate chrestien</text:p>
          </table:table-cell>
          <table:table-cell office:value-type="string" calcext:value-type="string">
            <text:p>BALZAC Jean-Louis GUEZ de</text:p>
          </table:table-cell>
          <table:table-cell office:value-type="float" office:value="1652" calcext:value-type="float">
            <text:p>1652</text:p>
          </table:table-cell>
          <table:table-cell/>
          <table:table-cell office:value-type="string" calcext:value-type="string">
            <text:p>traité ou essai</text:p>
          </table:table-cell>
          <table:table-cell office:value-type="string" calcext:value-type="string">
            <text:p>Q93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Philandre : poème pastoral</text:p>
          </table:table-cell>
          <table:table-cell office:value-type="string" calcext:value-type="string">
            <text:p>MAYNARD François</text:p>
          </table:table-cell>
          <table:table-cell office:value-type="float" office:value="1623" calcext:value-type="float">
            <text:p>1623</text:p>
          </table:table-cell>
          <table:table-cell/>
          <table:table-cell office:value-type="string" calcext:value-type="string">
            <text:p>poésie</text:p>
          </table:table-cell>
          <table:table-cell office:value-type="string" calcext:value-type="string">
            <text:p>Q67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Tartuffe ou l'Imposteur : Préface</text:p>
          </table:table-cell>
          <table:table-cell office:value-type="string" calcext:value-type="string">
            <text:p>MOLIÈRE </text:p>
          </table:table-cell>
          <table:table-cell office:value-type="float" office:value="1669" calcext:value-type="float">
            <text:p>1669</text:p>
          </table:table-cell>
          <table:table-cell/>
          <table:table-cell office:value-type="string" calcext:value-type="string">
            <text:p>essai|préface</text:p>
          </table:table-cell>
          <table:table-cell office:value-type="string" calcext:value-type="string">
            <text:p>S95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ermon II</text:p>
          </table:table-cell>
          <table:table-cell office:value-type="string" calcext:value-type="string">
            <text:p>Merlin Pierre</text:p>
          </table:table-cell>
          <table:table-cell office:value-type="float" office:value="1594" calcext:value-type="float">
            <text:p>1594</text:p>
          </table:table-cell>
          <table:table-cell/>
          <table:table-cell office:value-type="string" calcext:value-type="string">
            <text:p>Écrits non-littéraires|Discours|sermons|homélies</text:p>
          </table:table-cell>
          <table:table-cell office:value-type="string" calcext:value-type="string">
            <text:p>E20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Songes des hommes esveillez</text:p>
          </table:table-cell>
          <table:table-cell office:value-type="string" calcext:value-type="string">
            <text:p>BROSSE </text:p>
          </table:table-cell>
          <table:table-cell office:value-type="float" office:value="1646" calcext:value-type="float">
            <text:p>1646</text:p>
          </table:table-cell>
          <table:table-cell/>
          <table:table-cell office:value-type="string" calcext:value-type="string">
            <text:p>théâtre</text:p>
          </table:table-cell>
          <table:table-cell office:value-type="string" calcext:value-type="string">
            <text:p>S10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ttre à Louis XIV</text:p>
          </table:table-cell>
          <table:table-cell office:value-type="string" calcext:value-type="string">
            <text:p>FÉNELON </text:p>
          </table:table-cell>
          <table:table-cell office:value-type="float" office:value="1694" calcext:value-type="float">
            <text:p>1694</text:p>
          </table:table-cell>
          <table:table-cell/>
          <table:table-cell office:value-type="string" calcext:value-type="string">
            <text:p>pamphlet</text:p>
          </table:table-cell>
          <table:table-cell office:value-type="string" calcext:value-type="string">
            <text:p>Q66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Traité de l'éducation des filles</text:p>
          </table:table-cell>
          <table:table-cell office:value-type="string" calcext:value-type="string">
            <text:p>FÉNELON </text:p>
          </table:table-cell>
          <table:table-cell office:value-type="float" office:value="1687" calcext:value-type="float">
            <text:p>1687</text:p>
          </table:table-cell>
          <table:table-cell/>
          <table:table-cell office:value-type="string" calcext:value-type="string">
            <text:p>traité ou essai</text:p>
          </table:table-cell>
          <table:table-cell office:value-type="string" calcext:value-type="string">
            <text:p>Q36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Railleur ou la satyre du temps</text:p>
          </table:table-cell>
          <table:table-cell office:value-type="string" calcext:value-type="string">
            <text:p>MARESCHAL André</text:p>
          </table:table-cell>
          <table:table-cell office:value-type="float" office:value="1637" calcext:value-type="float">
            <text:p>1637</text:p>
          </table:table-cell>
          <table:table-cell/>
          <table:table-cell office:value-type="string" calcext:value-type="string">
            <text:p>théâtre</text:p>
          </table:table-cell>
          <table:table-cell office:value-type="string" calcext:value-type="string">
            <text:p>S28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Illusion comique. [Épître] À Madamoiselle M. F. D. R</text:p>
          </table:table-cell>
          <table:table-cell office:value-type="string" calcext:value-type="string">
            <text:p>CORNEILLE Pierre</text:p>
          </table:table-cell>
          <table:table-cell office:value-type="float" office:value="1639" calcext:value-type="float">
            <text:p>1639</text:p>
          </table:table-cell>
          <table:table-cell/>
          <table:table-cell office:value-type="string" calcext:value-type="string">
            <text:p>épître dédicatoire</text:p>
          </table:table-cell>
          <table:table-cell office:value-type="string" calcext:value-type="string">
            <text:p>S73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réface sur le Traité du vide</text:p>
          </table:table-cell>
          <table:table-cell office:value-type="string" calcext:value-type="string">
            <text:p>PASCAL Blaise</text:p>
          </table:table-cell>
          <table:table-cell office:value-type="float" office:value="1651" calcext:value-type="float">
            <text:p>1651</text:p>
          </table:table-cell>
          <table:table-cell/>
          <table:table-cell office:value-type="string" calcext:value-type="string">
            <text:p>traité ou essai</text:p>
          </table:table-cell>
          <table:table-cell office:value-type="string" calcext:value-type="string">
            <text:p>Q65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ndromède</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tragédie</text:p>
          </table:table-cell>
          <table:table-cell office:value-type="string" calcext:value-type="string">
            <text:p>R31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Doctrine curieuse des beaux-esprits de ce temps</text:p>
          </table:table-cell>
          <table:table-cell office:value-type="string" calcext:value-type="string">
            <text:p>GARASSE François</text:p>
          </table:table-cell>
          <table:table-cell office:value-type="float" office:value="1623" calcext:value-type="float">
            <text:p>1623</text:p>
          </table:table-cell>
          <table:table-cell/>
          <table:table-cell office:value-type="string" calcext:value-type="string">
            <text:p>pamphlet</text:p>
          </table:table-cell>
          <table:table-cell office:value-type="string" calcext:value-type="string">
            <text:p>Q52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ermon Deuxième</text:p>
          </table:table-cell>
          <table:table-cell office:value-type="string" calcext:value-type="string">
            <text:p>BÈZE Théodore de</text:p>
          </table:table-cell>
          <table:table-cell office:value-type="float" office:value="1593" calcext:value-type="float">
            <text:p>1593</text:p>
          </table:table-cell>
          <table:table-cell/>
          <table:table-cell office:value-type="string" calcext:value-type="string">
            <text:p>Écrits non-littéraires|Discours|sermons|homélies</text:p>
          </table:table-cell>
          <table:table-cell office:value-type="string" calcext:value-type="string">
            <text:p>E19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strée : t. 4 : 4ème partie : livres 1 à 12</text:p>
          </table:table-cell>
          <table:table-cell office:value-type="string" calcext:value-type="string">
            <text:p>URFÉ Honoré d'</text:p>
          </table:table-cell>
          <table:table-cell office:value-type="float" office:value="1627" calcext:value-type="float">
            <text:p>1627</text:p>
          </table:table-cell>
          <table:table-cell/>
          <table:table-cell office:value-type="string" calcext:value-type="string">
            <text:p>roman</text:p>
          </table:table-cell>
          <table:table-cell office:value-type="string" calcext:value-type="string">
            <text:p>Q89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Mémoires : t. 1 : 1613-1648</text:p>
          </table:table-cell>
          <table:table-cell office:value-type="string" calcext:value-type="string">
            <text:p>RETZ Jean-François de</text:p>
          </table:table-cell>
          <table:table-cell office:value-type="float" office:value="1679" calcext:value-type="float">
            <text:p>1679</text:p>
          </table:table-cell>
          <table:table-cell/>
          <table:table-cell office:value-type="string" calcext:value-type="string">
            <text:p>mémoires</text:p>
          </table:table-cell>
          <table:table-cell office:value-type="string" calcext:value-type="string">
            <text:p>Q83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oésies : recueil de 1646 et choix de divers autres recueils</text:p>
          </table:table-cell>
          <table:table-cell office:value-type="string" calcext:value-type="string">
            <text:p>MAYNARD François</text:p>
          </table:table-cell>
          <table:table-cell office:value-type="float" office:value="1646" calcext:value-type="float">
            <text:p>1646</text:p>
          </table:table-cell>
          <table:table-cell/>
          <table:table-cell office:value-type="string" calcext:value-type="string">
            <text:p>poésie</text:p>
          </table:table-cell>
          <table:table-cell office:value-type="string" calcext:value-type="string">
            <text:p>Q67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econd livre des fables d'Ésope</text:p>
          </table:table-cell>
          <table:table-cell office:value-type="string" calcext:value-type="string">
            <text:p>CORROZET Gilles</text:p>
          </table:table-cell>
          <table:table-cell office:value-type="float" office:value="1548" calcext:value-type="float">
            <text:p>1548</text:p>
          </table:table-cell>
          <table:table-cell/>
          <table:table-cell office:value-type="string" calcext:value-type="string">
            <text:p>poésie|fable</text:p>
          </table:table-cell>
          <table:table-cell office:value-type="string" calcext:value-type="string">
            <text:p>R51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ophonisbe : Au lecteur</text:p>
          </table:table-cell>
          <table:table-cell office:value-type="string" calcext:value-type="string">
            <text:p>CORNEILLE Pierre</text:p>
          </table:table-cell>
          <table:table-cell office:value-type="float" office:value="1663" calcext:value-type="float">
            <text:p>1663</text:p>
          </table:table-cell>
          <table:table-cell/>
          <table:table-cell office:value-type="string" calcext:value-type="string">
            <text:p>essai|préface</text:p>
          </table:table-cell>
          <table:table-cell office:value-type="string" calcext:value-type="string">
            <text:p>S94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on Sanche d'Aragon</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comédie héroïque</text:p>
          </table:table-cell>
          <table:table-cell office:value-type="string" calcext:value-type="string">
            <text:p>R32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ophonisbe</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tragédie</text:p>
          </table:table-cell>
          <table:table-cell office:value-type="string" calcext:value-type="string">
            <text:p>R32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laric, ou Rome vaincue</text:p>
          </table:table-cell>
          <table:table-cell office:value-type="string" calcext:value-type="string">
            <text:p>SCUDÉRY Georges de</text:p>
          </table:table-cell>
          <table:table-cell office:value-type="float" office:value="1654" calcext:value-type="float">
            <text:p>1654</text:p>
          </table:table-cell>
          <table:table-cell/>
          <table:table-cell office:value-type="string" calcext:value-type="string">
            <text:p>poésie</text:p>
          </table:table-cell>
          <table:table-cell office:value-type="string" calcext:value-type="string">
            <text:p>Q76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Traité de la concupiscence</text:p>
          </table:table-cell>
          <table:table-cell office:value-type="string" calcext:value-type="string">
            <text:p>BOSSUET Jacques-Bénigne</text:p>
          </table:table-cell>
          <table:table-cell office:value-type="float" office:value="1694" calcext:value-type="float">
            <text:p>1694</text:p>
          </table:table-cell>
          <table:table-cell/>
          <table:table-cell office:value-type="string" calcext:value-type="string">
            <text:p>traité ou essai</text:p>
          </table:table-cell>
          <table:table-cell office:value-type="string" calcext:value-type="string">
            <text:p>Q35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Nouvelles récréations et joyeux devis</text:p>
          </table:table-cell>
          <table:table-cell office:value-type="string" calcext:value-type="string">
            <text:p>DES PÉRIERS Bonaventure</text:p>
          </table:table-cell>
          <table:table-cell office:value-type="float" office:value="1558" calcext:value-type="float">
            <text:p>1558</text:p>
          </table:table-cell>
          <table:table-cell/>
          <table:table-cell office:value-type="string" calcext:value-type="string">
            <text:p>roman|conte</text:p>
          </table:table-cell>
          <table:table-cell office:value-type="string" calcext:value-type="string">
            <text:p>R10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Traitté de l'esprit de l'homme, de ses facultez et fonctions, et de son union avec le corps, suivant les Principes de René Descartes</text:p>
          </table:table-cell>
          <table:table-cell office:value-type="string" calcext:value-type="string">
            <text:p>LA FORGE Louis de</text:p>
          </table:table-cell>
          <table:table-cell office:value-type="float" office:value="1661" calcext:value-type="float">
            <text:p>1661</text:p>
          </table:table-cell>
          <table:table-cell/>
          <table:table-cell office:value-type="string" calcext:value-type="string">
            <text:p>essai</text:p>
          </table:table-cell>
          <table:table-cell office:value-type="string" calcext:value-type="string">
            <text:p>E24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ttres : t. 6 : Lettres à sa famille : 1602</text:p>
          </table:table-cell>
          <table:table-cell office:value-type="string" calcext:value-type="string">
            <text:p>PEIRESC Nicolas de</text:p>
          </table:table-cell>
          <table:table-cell office:value-type="float" office:value="1625" calcext:value-type="float">
            <text:p>1625</text:p>
          </table:table-cell>
          <table:table-cell/>
          <table:table-cell office:value-type="string" calcext:value-type="string">
            <text:p>correspondance</text:p>
          </table:table-cell>
          <table:table-cell office:value-type="string" calcext:value-type="string">
            <text:p>Q86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Contes des fées</text:p>
          </table:table-cell>
          <table:table-cell office:value-type="string" calcext:value-type="string">
            <text:p>PERRAULT Charles</text:p>
          </table:table-cell>
          <table:table-cell office:value-type="float" office:value="1697" calcext:value-type="float">
            <text:p>1697</text:p>
          </table:table-cell>
          <table:table-cell/>
          <table:table-cell office:value-type="string" calcext:value-type="string">
            <text:p>conte|nouvelle</text:p>
          </table:table-cell>
          <table:table-cell office:value-type="string" calcext:value-type="string">
            <text:p>Q98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Barbon</text:p>
          </table:table-cell>
          <table:table-cell office:value-type="string" calcext:value-type="string">
            <text:p>BALZAC Jean-Louis GUEZ de</text:p>
          </table:table-cell>
          <table:table-cell office:value-type="float" office:value="1654" calcext:value-type="float">
            <text:p>1654</text:p>
          </table:table-cell>
          <table:table-cell/>
          <table:table-cell office:value-type="string" calcext:value-type="string">
            <text:p>traité ou essai</text:p>
          </table:table-cell>
          <table:table-cell office:value-type="string" calcext:value-type="string">
            <text:p>Q93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Propos rustiques de Maistre Leon Ladulfi champenois</text:p>
          </table:table-cell>
          <table:table-cell office:value-type="string" calcext:value-type="string">
            <text:p>DU FAIL Noël</text:p>
          </table:table-cell>
          <table:table-cell office:value-type="float" office:value="1547" calcext:value-type="float">
            <text:p>1547</text:p>
          </table:table-cell>
          <table:table-cell/>
          <table:table-cell office:value-type="string" calcext:value-type="string">
            <text:p>roman</text:p>
          </table:table-cell>
          <table:table-cell office:value-type="string" calcext:value-type="string">
            <text:p>R56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Théodore, vierge et martyre : [Épître] À Monsieur L. P. C. B.</text:p>
          </table:table-cell>
          <table:table-cell office:value-type="string" calcext:value-type="string">
            <text:p>CORNEILLE Pierre</text:p>
          </table:table-cell>
          <table:table-cell office:value-type="float" office:value="1646" calcext:value-type="float">
            <text:p>1646</text:p>
          </table:table-cell>
          <table:table-cell/>
          <table:table-cell office:value-type="string" calcext:value-type="string">
            <text:p>essai|préface</text:p>
          </table:table-cell>
          <table:table-cell office:value-type="string" calcext:value-type="string">
            <text:p>S92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ntigone</text:p>
          </table:table-cell>
          <table:table-cell office:value-type="string" calcext:value-type="string">
            <text:p>ROTROU Jean de</text:p>
          </table:table-cell>
          <table:table-cell office:value-type="float" office:value="1639" calcext:value-type="float">
            <text:p>1639</text:p>
          </table:table-cell>
          <table:table-cell/>
          <table:table-cell office:value-type="string" calcext:value-type="string">
            <text:p>théâtre|tragédie</text:p>
          </table:table-cell>
          <table:table-cell office:value-type="string" calcext:value-type="string">
            <text:p>R02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Chatte blanche</text:p>
          </table:table-cell>
          <table:table-cell office:value-type="string" calcext:value-type="string">
            <text:p>AULNOY Marie-Catherine LE JUMEL DE BARNEVILLE, baronne d'</text:p>
          </table:table-cell>
          <table:table-cell office:value-type="float" office:value="1698" calcext:value-type="float">
            <text:p>1698</text:p>
          </table:table-cell>
          <table:table-cell/>
          <table:table-cell office:value-type="string" calcext:value-type="string">
            <text:p>roman|conte</text:p>
          </table:table-cell>
          <table:table-cell office:value-type="string" calcext:value-type="string">
            <text:p>Q42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Entretiens</text:p>
          </table:table-cell>
          <table:table-cell office:value-type="string" calcext:value-type="string">
            <text:p>BALZAC Jean-Louis GUEZ de</text:p>
          </table:table-cell>
          <table:table-cell office:value-type="float" office:value="1654" calcext:value-type="float">
            <text:p>1654</text:p>
          </table:table-cell>
          <table:table-cell/>
          <table:table-cell office:value-type="string" calcext:value-type="string">
            <text:p>essai</text:p>
          </table:table-cell>
          <table:table-cell office:value-type="string" calcext:value-type="string">
            <text:p>Q92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Inquisiteur</text:p>
          </table:table-cell>
          <table:table-cell office:value-type="string" calcext:value-type="string">
            <text:p>NAVARRE Marguerite d'Angoulême, reine de</text:p>
          </table:table-cell>
          <table:table-cell office:value-type="float" office:value="1536" calcext:value-type="float">
            <text:p>1536</text:p>
          </table:table-cell>
          <table:table-cell/>
          <table:table-cell office:value-type="string" calcext:value-type="string">
            <text:p>théâtre</text:p>
          </table:table-cell>
          <table:table-cell office:value-type="string" calcext:value-type="string">
            <text:p>S06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Nicomède : Examen</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essai|préface</text:p>
          </table:table-cell>
          <table:table-cell office:value-type="string" calcext:value-type="string">
            <text:p>S93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ermon sur les devoirs des Rois (Carême du Louvre, 1662)</text:p>
          </table:table-cell>
          <table:table-cell office:value-type="string" calcext:value-type="string">
            <text:p>BOSSUET Jacques-Bénigne</text:p>
          </table:table-cell>
          <table:table-cell office:value-type="float" office:value="1662" calcext:value-type="float">
            <text:p>1662</text:p>
          </table:table-cell>
          <table:table-cell/>
          <table:table-cell office:value-type="string" calcext:value-type="string">
            <text:p>éloquence</text:p>
          </table:table-cell>
          <table:table-cell office:value-type="string" calcext:value-type="string">
            <text:p>S86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Thebayde ou les Freres ennemis : [Épître] À Monseigneur le Duc de S. Aignan pair de France</text:p>
          </table:table-cell>
          <table:table-cell office:value-type="string" calcext:value-type="string">
            <text:p>RACINE Jean</text:p>
          </table:table-cell>
          <table:table-cell office:value-type="float" office:value="1664" calcext:value-type="float">
            <text:p>1664</text:p>
          </table:table-cell>
          <table:table-cell/>
          <table:table-cell office:value-type="string" calcext:value-type="string">
            <text:p>épître dédicatoire</text:p>
          </table:table-cell>
          <table:table-cell office:value-type="string" calcext:value-type="string">
            <text:p>S77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Idylles</text:p>
          </table:table-cell>
          <table:table-cell office:value-type="string" calcext:value-type="string">
            <text:p>DESHOULIÈRES Mme</text:p>
          </table:table-cell>
          <table:table-cell office:value-type="float" office:value="1694" calcext:value-type="float">
            <text:p>1694</text:p>
          </table:table-cell>
          <table:table-cell/>
          <table:table-cell office:value-type="string" calcext:value-type="string">
            <text:p>poésie</text:p>
          </table:table-cell>
          <table:table-cell office:value-type="string" calcext:value-type="string">
            <text:p>Q38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Comédie des Tuileries : Acte III</text:p>
          </table:table-cell>
          <table:table-cell office:value-type="string" calcext:value-type="string">
            <text:p>CORNEILLE Pierre</text:p>
          </table:table-cell>
          <table:table-cell office:value-type="float" office:value="1638" calcext:value-type="float">
            <text:p>1638</text:p>
          </table:table-cell>
          <table:table-cell/>
          <table:table-cell office:value-type="string" calcext:value-type="string">
            <text:p>théâtre|comédie</text:p>
          </table:table-cell>
          <table:table-cell office:value-type="string" calcext:value-type="string">
            <text:p>R30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lovis ou la France chrestienne</text:p>
          </table:table-cell>
          <table:table-cell office:value-type="string" calcext:value-type="string">
            <text:p>DESMARETS DE SAINT-SORLIN Jean</text:p>
          </table:table-cell>
          <table:table-cell office:value-type="float" office:value="1657" calcext:value-type="float">
            <text:p>1657</text:p>
          </table:table-cell>
          <table:table-cell/>
          <table:table-cell office:value-type="string" calcext:value-type="string">
            <text:p>poésie</text:p>
          </table:table-cell>
          <table:table-cell office:value-type="string" calcext:value-type="string">
            <text:p>Q74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om Garcie de Navarre ou le Prince jaloux</text:p>
          </table:table-cell>
          <table:table-cell office:value-type="string" calcext:value-type="string">
            <text:p>MOLIÈRE </text:p>
          </table:table-cell>
          <table:table-cell office:value-type="float" office:value="1673" calcext:value-type="float">
            <text:p>1673</text:p>
          </table:table-cell>
          <table:table-cell/>
          <table:table-cell office:value-type="string" calcext:value-type="string">
            <text:p>théâtre|comédie</text:p>
          </table:table-cell>
          <table:table-cell office:value-type="string" calcext:value-type="string">
            <text:p>R36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Sylvanire ou la Morte-vive : fable bocagère</text:p>
          </table:table-cell>
          <table:table-cell office:value-type="string" calcext:value-type="string">
            <text:p>URFÉ Honoré d'</text:p>
          </table:table-cell>
          <table:table-cell office:value-type="float" office:value="1627" calcext:value-type="float">
            <text:p>1627</text:p>
          </table:table-cell>
          <table:table-cell/>
          <table:table-cell office:value-type="string" calcext:value-type="string">
            <text:p>théâtre</text:p>
          </table:table-cell>
          <table:table-cell office:value-type="string" calcext:value-type="string">
            <text:p>Q78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lexandre</text:p>
          </table:table-cell>
          <table:table-cell office:value-type="string" calcext:value-type="string">
            <text:p>LA TAILLE Jacques de</text:p>
          </table:table-cell>
          <table:table-cell office:value-type="float" office:value="1573" calcext:value-type="float">
            <text:p>1573</text:p>
          </table:table-cell>
          <table:table-cell/>
          <table:table-cell office:value-type="string" calcext:value-type="string">
            <text:p>théâtre</text:p>
          </table:table-cell>
          <table:table-cell office:value-type="string" calcext:value-type="string">
            <text:p>S20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Essais de morale contenus en divers traités : t. 2</text:p>
          </table:table-cell>
          <table:table-cell office:value-type="string" calcext:value-type="string">
            <text:p>NICOLE Pierre</text:p>
          </table:table-cell>
          <table:table-cell office:value-type="float" office:value="1671" calcext:value-type="float">
            <text:p>1671</text:p>
          </table:table-cell>
          <table:table-cell/>
          <table:table-cell office:value-type="string" calcext:value-type="string">
            <text:p>traité ou essai</text:p>
          </table:table-cell>
          <table:table-cell office:value-type="string" calcext:value-type="string">
            <text:p>Q38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Fables nouvelles et autres poésies</text:p>
          </table:table-cell>
          <table:table-cell office:value-type="string" calcext:value-type="string">
            <text:p>LA FONTAINE Jean de</text:p>
          </table:table-cell>
          <table:table-cell office:value-type="float" office:value="1671" calcext:value-type="float">
            <text:p>1671</text:p>
          </table:table-cell>
          <table:table-cell/>
          <table:table-cell office:value-type="string" calcext:value-type="string">
            <text:p>poésie</text:p>
          </table:table-cell>
          <table:table-cell office:value-type="string" calcext:value-type="string">
            <text:p>Q96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Esther : tragédie tirée de l'Écriture sainte</text:p>
          </table:table-cell>
          <table:table-cell office:value-type="string" calcext:value-type="string">
            <text:p>RACINE Jean</text:p>
          </table:table-cell>
          <table:table-cell office:value-type="float" office:value="1697" calcext:value-type="float">
            <text:p>1697</text:p>
          </table:table-cell>
          <table:table-cell/>
          <table:table-cell office:value-type="string" calcext:value-type="string">
            <text:p>théâtre|tragédie</text:p>
          </table:table-cell>
          <table:table-cell office:value-type="string" calcext:value-type="string">
            <text:p>R41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Satires 14 à 17</text:p>
          </table:table-cell>
          <table:table-cell office:value-type="string" calcext:value-type="string">
            <text:p>RÉGNIER Mathurin</text:p>
          </table:table-cell>
          <table:table-cell office:value-type="float" office:value="1613" calcext:value-type="float">
            <text:p>1613</text:p>
          </table:table-cell>
          <table:table-cell/>
          <table:table-cell office:value-type="string" calcext:value-type="string">
            <text:p>poésie</text:p>
          </table:table-cell>
          <table:table-cell office:value-type="string" calcext:value-type="string">
            <text:p>Q66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ugène</text:p>
          </table:table-cell>
          <table:table-cell office:value-type="string" calcext:value-type="string">
            <text:p>JODELLE Étienne</text:p>
          </table:table-cell>
          <table:table-cell office:value-type="float" office:value="1573" calcext:value-type="float">
            <text:p>1573</text:p>
          </table:table-cell>
          <table:table-cell/>
          <table:table-cell office:value-type="string" calcext:value-type="string">
            <text:p>théâtre</text:p>
          </table:table-cell>
          <table:table-cell office:value-type="string" calcext:value-type="string">
            <text:p>S13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Mémoires de messire Roger de Rabutin, comte de Bussy : t. 1</text:p>
          </table:table-cell>
          <table:table-cell office:value-type="string" calcext:value-type="string">
            <text:p>BUSSY-RABUTIN Roger de</text:p>
          </table:table-cell>
          <table:table-cell office:value-type="float" office:value="1696" calcext:value-type="float">
            <text:p>1696</text:p>
          </table:table-cell>
          <table:table-cell/>
          <table:table-cell office:value-type="string" calcext:value-type="string">
            <text:p>mémoires</text:p>
          </table:table-cell>
          <table:table-cell office:value-type="string" calcext:value-type="string">
            <text:p>R27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Innocente infidélité</text:p>
          </table:table-cell>
          <table:table-cell office:value-type="string" calcext:value-type="string">
            <text:p>ROTROU Jean de</text:p>
          </table:table-cell>
          <table:table-cell office:value-type="float" office:value="1637" calcext:value-type="float">
            <text:p>1637</text:p>
          </table:table-cell>
          <table:table-cell/>
          <table:table-cell office:value-type="string" calcext:value-type="string">
            <text:p>théâtre</text:p>
          </table:table-cell>
          <table:table-cell office:value-type="string" calcext:value-type="string">
            <text:p>S10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École des femmes</text:p>
          </table:table-cell>
          <table:table-cell office:value-type="string" calcext:value-type="string">
            <text:p>MOLIÈRE </text:p>
          </table:table-cell>
          <table:table-cell office:value-type="float" office:value="1663" calcext:value-type="float">
            <text:p>1663</text:p>
          </table:table-cell>
          <table:table-cell/>
          <table:table-cell office:value-type="string" calcext:value-type="string">
            <text:p>théâtre|comédie</text:p>
          </table:table-cell>
          <table:table-cell office:value-type="string" calcext:value-type="string">
            <text:p>R36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Touche naifve pour esprouver l'amy et le flateur inventée par Plutarque, taillée par Erasme et mise à l'usage francoys... [trad.]</text:p>
          </table:table-cell>
          <table:table-cell office:value-type="string" calcext:value-type="string">
            <text:p>DU SAIX Antoine</text:p>
          </table:table-cell>
          <table:table-cell office:value-type="float" office:value="1537" calcext:value-type="float">
            <text:p>1537</text:p>
          </table:table-cell>
          <table:table-cell/>
          <table:table-cell office:value-type="string" calcext:value-type="string">
            <text:p>traité</text:p>
          </table:table-cell>
          <table:table-cell office:value-type="string" calcext:value-type="string">
            <text:p>R97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ganarelle ou le Cocu imaginaire</text:p>
          </table:table-cell>
          <table:table-cell office:value-type="string" calcext:value-type="string">
            <text:p>MOLIÈRE </text:p>
          </table:table-cell>
          <table:table-cell office:value-type="float" office:value="1660" calcext:value-type="float">
            <text:p>1660</text:p>
          </table:table-cell>
          <table:table-cell/>
          <table:table-cell office:value-type="string" calcext:value-type="string">
            <text:p>théâtre|comédie</text:p>
          </table:table-cell>
          <table:table-cell office:value-type="string" calcext:value-type="string">
            <text:p>R36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Lacènes ou la constance (1601)</text:p>
          </table:table-cell>
          <table:table-cell office:value-type="string" calcext:value-type="string">
            <text:p>MONTCHRESTIEN Antoine de</text:p>
          </table:table-cell>
          <table:table-cell office:value-type="float" office:value="1601" calcext:value-type="float">
            <text:p>1601</text:p>
          </table:table-cell>
          <table:table-cell/>
          <table:table-cell office:value-type="string" calcext:value-type="string">
            <text:p>théâtre</text:p>
          </table:table-cell>
          <table:table-cell office:value-type="string" calcext:value-type="string">
            <text:p>S09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uréna, général des Parthes : Au lecteur</text:p>
          </table:table-cell>
          <table:table-cell office:value-type="string" calcext:value-type="string">
            <text:p>CORNEILLE Pierre</text:p>
          </table:table-cell>
          <table:table-cell office:value-type="float" office:value="1675" calcext:value-type="float">
            <text:p>1675</text:p>
          </table:table-cell>
          <table:table-cell/>
          <table:table-cell office:value-type="string" calcext:value-type="string">
            <text:p>essai|préface</text:p>
          </table:table-cell>
          <table:table-cell office:value-type="string" calcext:value-type="string">
            <text:p>S94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iscours sur l'histoire universelle à Monseigneur le Dauphin : pour expliquer la suite de la religion et les changemens des empires</text:p>
          </table:table-cell>
          <table:table-cell office:value-type="string" calcext:value-type="string">
            <text:p>BOSSUET Jacques-Bénigne</text:p>
          </table:table-cell>
          <table:table-cell office:value-type="float" office:value="1681" calcext:value-type="float">
            <text:p>1681</text:p>
          </table:table-cell>
          <table:table-cell/>
          <table:table-cell office:value-type="string" calcext:value-type="string">
            <text:p>traité ou essai</text:p>
          </table:table-cell>
          <table:table-cell office:value-type="string" calcext:value-type="string">
            <text:p>Q36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ermon sur le Chap. XII. de l’Epistre aux Romains, vers. XVIII.</text:p>
          </table:table-cell>
          <table:table-cell office:value-type="string" calcext:value-type="string">
            <text:p>RIVET André</text:p>
          </table:table-cell>
          <table:table-cell office:value-type="float" office:value="1648" calcext:value-type="float">
            <text:p>1648</text:p>
          </table:table-cell>
          <table:table-cell/>
          <table:table-cell office:value-type="string" calcext:value-type="string">
            <text:p>Écrits non-littéraires|Discours|sermons|homélies</text:p>
          </table:table-cell>
          <table:table-cell office:value-type="string" calcext:value-type="string">
            <text:p>E22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Introduction à la vie dévote</text:p>
          </table:table-cell>
          <table:table-cell office:value-type="string" calcext:value-type="string">
            <text:p>FRANÇOIS DE SALES saint </text:p>
          </table:table-cell>
          <table:table-cell office:value-type="float" office:value="1619" calcext:value-type="float">
            <text:p>1619</text:p>
          </table:table-cell>
          <table:table-cell/>
          <table:table-cell office:value-type="string" calcext:value-type="string">
            <text:p>traité</text:p>
          </table:table-cell>
          <table:table-cell office:value-type="string" calcext:value-type="string">
            <text:p>R87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Rodogune, princesse des Parthes : Examen</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essai|préface</text:p>
          </table:table-cell>
          <table:table-cell office:value-type="string" calcext:value-type="string">
            <text:p>S92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litandre</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tragédie</text:p>
          </table:table-cell>
          <table:table-cell office:value-type="string" calcext:value-type="string">
            <text:p>R30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Nouveaux mémoires sur l'état présent de la Chine : t. 1</text:p>
          </table:table-cell>
          <table:table-cell office:value-type="string" calcext:value-type="string">
            <text:p>LE COMTE Le Père Louis</text:p>
          </table:table-cell>
          <table:table-cell office:value-type="float" office:value="1696" calcext:value-type="float">
            <text:p>1696</text:p>
          </table:table-cell>
          <table:table-cell/>
          <table:table-cell office:value-type="string" calcext:value-type="string">
            <text:p>récits de voyage</text:p>
          </table:table-cell>
          <table:table-cell office:value-type="string" calcext:value-type="string">
            <text:p>Q62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Pharsale de Lucain ou les Guerres civiles de César et de Pompée [trad.] : t. 2</text:p>
          </table:table-cell>
          <table:table-cell office:value-type="string" calcext:value-type="string">
            <text:p>BRÉBEUF Georges de</text:p>
          </table:table-cell>
          <table:table-cell office:value-type="float" office:value="1654" calcext:value-type="float">
            <text:p>1654</text:p>
          </table:table-cell>
          <table:table-cell/>
          <table:table-cell office:value-type="string" calcext:value-type="string">
            <text:p>poésie</text:p>
          </table:table-cell>
          <table:table-cell office:value-type="string" calcext:value-type="string">
            <text:p>Q95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Critique de l'École des femmes</text:p>
          </table:table-cell>
          <table:table-cell office:value-type="string" calcext:value-type="string">
            <text:p>MOLIÈRE </text:p>
          </table:table-cell>
          <table:table-cell office:value-type="float" office:value="1663" calcext:value-type="float">
            <text:p>1663</text:p>
          </table:table-cell>
          <table:table-cell/>
          <table:table-cell office:value-type="string" calcext:value-type="string">
            <text:p>théâtre|comédie</text:p>
          </table:table-cell>
          <table:table-cell office:value-type="string" calcext:value-type="string">
            <text:p>R37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Veuve ou Le Traître trahi</text:p>
          </table:table-cell>
          <table:table-cell office:value-type="string" calcext:value-type="string">
            <text:p>CORNEILLE Pierre</text:p>
          </table:table-cell>
          <table:table-cell office:value-type="float" office:value="1634" calcext:value-type="float">
            <text:p>1634</text:p>
          </table:table-cell>
          <table:table-cell/>
          <table:table-cell office:value-type="string" calcext:value-type="string">
            <text:p>théâtre|comédie</text:p>
          </table:table-cell>
          <table:table-cell office:value-type="string" calcext:value-type="string">
            <text:p>R95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Nicomède</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tragédie</text:p>
          </table:table-cell>
          <table:table-cell office:value-type="string" calcext:value-type="string">
            <text:p>R32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antagruel</text:p>
          </table:table-cell>
          <table:table-cell office:value-type="string" calcext:value-type="string">
            <text:p>RABELAIS François</text:p>
          </table:table-cell>
          <table:table-cell office:value-type="float" office:value="1542" calcext:value-type="float">
            <text:p>1542</text:p>
          </table:table-cell>
          <table:table-cell/>
          <table:table-cell office:value-type="string" calcext:value-type="string">
            <text:p>roman</text:p>
          </table:table-cell>
          <table:table-cell office:value-type="string" calcext:value-type="string">
            <text:p>R42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Essais : t. 1 (livres 1 et 2)</text:p>
          </table:table-cell>
          <table:table-cell office:value-type="string" calcext:value-type="string">
            <text:p>MONTAIGNE Michel de</text:p>
          </table:table-cell>
          <table:table-cell office:value-type="float" office:value="1592" calcext:value-type="float">
            <text:p>1592</text:p>
          </table:table-cell>
          <table:table-cell/>
          <table:table-cell office:value-type="string" calcext:value-type="string">
            <text:p>mémoires</text:p>
          </table:table-cell>
          <table:table-cell office:value-type="string" calcext:value-type="string">
            <text:p>S40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Satires 1 à 13</text:p>
          </table:table-cell>
          <table:table-cell office:value-type="string" calcext:value-type="string">
            <text:p>RÉGNIER Mathurin</text:p>
          </table:table-cell>
          <table:table-cell office:value-type="float" office:value="1609" calcext:value-type="float">
            <text:p>1609</text:p>
          </table:table-cell>
          <table:table-cell/>
          <table:table-cell office:value-type="string" calcext:value-type="string">
            <text:p>poésie</text:p>
          </table:table-cell>
          <table:table-cell office:value-type="string" calcext:value-type="string">
            <text:p>Q66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Belle aux cheveux d'or</text:p>
          </table:table-cell>
          <table:table-cell office:value-type="string" calcext:value-type="string">
            <text:p>AULNOY Marie-Catherine LE JUMEL DE BARNEVILLE, baronne d'</text:p>
          </table:table-cell>
          <table:table-cell office:value-type="float" office:value="1698" calcext:value-type="float">
            <text:p>1698</text:p>
          </table:table-cell>
          <table:table-cell/>
          <table:table-cell office:value-type="string" calcext:value-type="string">
            <text:p>roman|conte</text:p>
          </table:table-cell>
          <table:table-cell office:value-type="string" calcext:value-type="string">
            <text:p>Q39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Fables d'Esope</text:p>
          </table:table-cell>
          <table:table-cell office:value-type="string" calcext:value-type="string">
            <text:p>BOURSAULT Edme</text:p>
          </table:table-cell>
          <table:table-cell office:value-type="float" office:value="1690" calcext:value-type="float">
            <text:p>1690</text:p>
          </table:table-cell>
          <table:table-cell/>
          <table:table-cell office:value-type="string" calcext:value-type="string">
            <text:p>théâtre|comédie</text:p>
          </table:table-cell>
          <table:table-cell office:value-type="string" calcext:value-type="string">
            <text:p>S23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lexandre le Grand</text:p>
          </table:table-cell>
          <table:table-cell office:value-type="string" calcext:value-type="string">
            <text:p>RACINE Jean</text:p>
          </table:table-cell>
          <table:table-cell office:value-type="float" office:value="1666" calcext:value-type="float">
            <text:p>1666</text:p>
          </table:table-cell>
          <table:table-cell/>
          <table:table-cell office:value-type="string" calcext:value-type="string">
            <text:p>théâtre|tragédie</text:p>
          </table:table-cell>
          <table:table-cell office:value-type="string" calcext:value-type="string">
            <text:p>R84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cossoise, ou le Désastre</text:p>
          </table:table-cell>
          <table:table-cell office:value-type="string" calcext:value-type="string">
            <text:p>MONTCHRESTIEN Antoine de</text:p>
          </table:table-cell>
          <table:table-cell office:value-type="float" office:value="1601" calcext:value-type="float">
            <text:p>1601</text:p>
          </table:table-cell>
          <table:table-cell/>
          <table:table-cell office:value-type="string" calcext:value-type="string">
            <text:p>théâtre</text:p>
          </table:table-cell>
          <table:table-cell office:value-type="string" calcext:value-type="string">
            <text:p>Q67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brégé de l'histoire de Port-Royal</text:p>
          </table:table-cell>
          <table:table-cell office:value-type="string" calcext:value-type="string">
            <text:p>RACINE Jean</text:p>
          </table:table-cell>
          <table:table-cell office:value-type="float" office:value="1699" calcext:value-type="float">
            <text:p>1699</text:p>
          </table:table-cell>
          <table:table-cell/>
          <table:table-cell office:value-type="string" calcext:value-type="string">
            <text:p>traité ou essai</text:p>
          </table:table-cell>
          <table:table-cell office:value-type="string" calcext:value-type="string">
            <text:p>Q37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Thémistocle</text:p>
          </table:table-cell>
          <table:table-cell office:value-type="string" calcext:value-type="string">
            <text:p>DU RYER Pierre</text:p>
          </table:table-cell>
          <table:table-cell office:value-type="float" office:value="1648" calcext:value-type="float">
            <text:p>1648</text:p>
          </table:table-cell>
          <table:table-cell/>
          <table:table-cell office:value-type="string" calcext:value-type="string">
            <text:p>théâtre</text:p>
          </table:table-cell>
          <table:table-cell office:value-type="string" calcext:value-type="string">
            <text:p>Q44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issertations politiques</text:p>
          </table:table-cell>
          <table:table-cell office:value-type="string" calcext:value-type="string">
            <text:p>BALZAC Jean-Louis GUEZ de</text:p>
          </table:table-cell>
          <table:table-cell office:value-type="float" office:value="1654" calcext:value-type="float">
            <text:p>1654</text:p>
          </table:table-cell>
          <table:table-cell/>
          <table:table-cell office:value-type="string" calcext:value-type="string">
            <text:p>traité ou essai</text:p>
          </table:table-cell>
          <table:table-cell office:value-type="string" calcext:value-type="string">
            <text:p>Q93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Cid: tragi-comédie (1637)</text:p>
          </table:table-cell>
          <table:table-cell office:value-type="string" calcext:value-type="string">
            <text:p>CORNEILLE Pierre</text:p>
          </table:table-cell>
          <table:table-cell office:value-type="float" office:value="1637" calcext:value-type="float">
            <text:p>1637</text:p>
          </table:table-cell>
          <table:table-cell/>
          <table:table-cell office:value-type="string" calcext:value-type="string">
            <text:p>théâtre|tragi-comédie</text:p>
          </table:table-cell>
          <table:table-cell office:value-type="string" calcext:value-type="string">
            <text:p>R94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Misanthrope</text:p>
          </table:table-cell>
          <table:table-cell office:value-type="string" calcext:value-type="string">
            <text:p>MOLIÈRE </text:p>
          </table:table-cell>
          <table:table-cell office:value-type="float" office:value="1667" calcext:value-type="float">
            <text:p>1667</text:p>
          </table:table-cell>
          <table:table-cell/>
          <table:table-cell office:value-type="string" calcext:value-type="string">
            <text:p>théâtre|comédie</text:p>
          </table:table-cell>
          <table:table-cell office:value-type="string" calcext:value-type="string">
            <text:p>R37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Mémoires : t. 1</text:p>
          </table:table-cell>
          <table:table-cell office:value-type="string" calcext:value-type="string">
            <text:p>ARNAULD D'ANDILLY Robert</text:p>
          </table:table-cell>
          <table:table-cell office:value-type="float" office:value="1667" calcext:value-type="float">
            <text:p>1667</text:p>
          </table:table-cell>
          <table:table-cell/>
          <table:table-cell office:value-type="string" calcext:value-type="string">
            <text:p>mémoires</text:p>
          </table:table-cell>
          <table:table-cell office:value-type="string" calcext:value-type="string">
            <text:p>Q64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Suivante</text:p>
          </table:table-cell>
          <table:table-cell office:value-type="string" calcext:value-type="string">
            <text:p>CORNEILLE Pierre</text:p>
          </table:table-cell>
          <table:table-cell office:value-type="float" office:value="1637" calcext:value-type="float">
            <text:p>1637</text:p>
          </table:table-cell>
          <table:table-cell/>
          <table:table-cell office:value-type="string" calcext:value-type="string">
            <text:p>théâtre|comédie</text:p>
          </table:table-cell>
          <table:table-cell office:value-type="string" calcext:value-type="string">
            <text:p>R95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ensées sur la religion et sur quelques autres sujets</text:p>
          </table:table-cell>
          <table:table-cell office:value-type="string" calcext:value-type="string">
            <text:p>PASCAL Blaise</text:p>
          </table:table-cell>
          <table:table-cell office:value-type="float" office:value="1662" calcext:value-type="float">
            <text:p>1662</text:p>
          </table:table-cell>
          <table:table-cell/>
          <table:table-cell office:value-type="string" calcext:value-type="string">
            <text:p>essai</text:p>
          </table:table-cell>
          <table:table-cell office:value-type="string" calcext:value-type="string">
            <text:p>Q63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tratonice</text:p>
          </table:table-cell>
          <table:table-cell office:value-type="string" calcext:value-type="string">
            <text:p>QUINAULT Philippe</text:p>
          </table:table-cell>
          <table:table-cell office:value-type="float" office:value="1660" calcext:value-type="float">
            <text:p>1660</text:p>
          </table:table-cell>
          <table:table-cell/>
          <table:table-cell office:value-type="string" calcext:value-type="string">
            <text:p>théâtre|tragi-comédie</text:p>
          </table:table-cell>
          <table:table-cell office:value-type="string" calcext:value-type="string">
            <text:p>S20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mphitryon</text:p>
          </table:table-cell>
          <table:table-cell office:value-type="string" calcext:value-type="string">
            <text:p>MOLIÈRE </text:p>
          </table:table-cell>
          <table:table-cell office:value-type="float" office:value="1668" calcext:value-type="float">
            <text:p>1668</text:p>
          </table:table-cell>
          <table:table-cell/>
          <table:table-cell office:value-type="string" calcext:value-type="string">
            <text:p>théâtre|comédie</text:p>
          </table:table-cell>
          <table:table-cell office:value-type="string" calcext:value-type="string">
            <text:p>R38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Médée</text:p>
          </table:table-cell>
          <table:table-cell office:value-type="string" calcext:value-type="string">
            <text:p>LA PÉRUSE Jean Bastier de</text:p>
          </table:table-cell>
          <table:table-cell office:value-type="float" office:value="1556" calcext:value-type="float">
            <text:p>1556</text:p>
          </table:table-cell>
          <table:table-cell/>
          <table:table-cell office:value-type="string" calcext:value-type="string">
            <text:p>théâtre</text:p>
          </table:table-cell>
          <table:table-cell office:value-type="string" calcext:value-type="string">
            <text:p>S05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Voyages avantureux du Capitaine Jan Alfonce, Sainctongeois</text:p>
          </table:table-cell>
          <table:table-cell office:value-type="string" calcext:value-type="string">
            <text:p>ALFONSE Jean</text:p>
          </table:table-cell>
          <table:table-cell office:value-type="float" office:value="1544" calcext:value-type="float">
            <text:p>1544</text:p>
          </table:table-cell>
          <table:table-cell/>
          <table:table-cell office:value-type="string" calcext:value-type="string">
            <text:p>récit de voyage</text:p>
          </table:table-cell>
          <table:table-cell office:value-type="string" calcext:value-type="string">
            <text:p>S35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Suite du Menteur : Examen</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essai|préface</text:p>
          </table:table-cell>
          <table:table-cell office:value-type="string" calcext:value-type="string">
            <text:p>S92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Fables : Livre 12</text:p>
          </table:table-cell>
          <table:table-cell office:value-type="string" calcext:value-type="string">
            <text:p>LA FONTAINE Jean de</text:p>
          </table:table-cell>
          <table:table-cell office:value-type="float" office:value="1693" calcext:value-type="float">
            <text:p>1693</text:p>
          </table:table-cell>
          <table:table-cell/>
          <table:table-cell office:value-type="string" calcext:value-type="string">
            <text:p>poésie|fable</text:p>
          </table:table-cell>
          <table:table-cell office:value-type="string" calcext:value-type="string">
            <text:p>S00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Printemps (extraits)</text:p>
          </table:table-cell>
          <table:table-cell office:value-type="string" calcext:value-type="string">
            <text:p>YVER Jacques</text:p>
          </table:table-cell>
          <table:table-cell office:value-type="float" office:value="1572" calcext:value-type="float">
            <text:p>1572</text:p>
          </table:table-cell>
          <table:table-cell/>
          <table:table-cell office:value-type="string" calcext:value-type="string">
            <text:p>roman</text:p>
          </table:table-cell>
          <table:table-cell office:value-type="string" calcext:value-type="string">
            <text:p>R57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iscours de l'utilité et des parties du poème dramatique</text:p>
          </table:table-cell>
          <table:table-cell office:value-type="string" calcext:value-type="string">
            <text:p>CORNEILLE Pierre</text:p>
          </table:table-cell>
          <table:table-cell office:value-type="float" office:value="1660" calcext:value-type="float">
            <text:p>1660</text:p>
          </table:table-cell>
          <table:table-cell/>
          <table:table-cell office:value-type="string" calcext:value-type="string">
            <text:p>traité ou essai</text:p>
          </table:table-cell>
          <table:table-cell office:value-type="string" calcext:value-type="string">
            <text:p>Q64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ttres</text:p>
          </table:table-cell>
          <table:table-cell office:value-type="string" calcext:value-type="string">
            <text:p>VOITURE Vincent</text:p>
          </table:table-cell>
          <table:table-cell office:value-type="float" office:value="1648" calcext:value-type="float">
            <text:p>1648</text:p>
          </table:table-cell>
          <table:table-cell/>
          <table:table-cell office:value-type="string" calcext:value-type="string">
            <text:p>correspondance</text:p>
          </table:table-cell>
          <table:table-cell office:value-type="string" calcext:value-type="string">
            <text:p>Q82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Histoire d'un voyage faict en la terre du Brésil (1578) : 2e éd., 1580</text:p>
          </table:table-cell>
          <table:table-cell office:value-type="string" calcext:value-type="string">
            <text:p>LÉRY Jean de</text:p>
          </table:table-cell>
          <table:table-cell office:value-type="float" office:value="1580" calcext:value-type="float">
            <text:p>1580</text:p>
          </table:table-cell>
          <table:table-cell/>
          <table:table-cell office:value-type="string" calcext:value-type="string">
            <text:p>récit de voyage</text:p>
          </table:table-cell>
          <table:table-cell office:value-type="string" calcext:value-type="string">
            <text:p>S74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ermon, sur le pseaume CXXX. Vers. 1. 2. 3. &amp; 4.</text:p>
          </table:table-cell>
          <table:table-cell office:value-type="string" calcext:value-type="string">
            <text:p>MESTREZAT Jean</text:p>
          </table:table-cell>
          <table:table-cell office:value-type="float" office:value="1645" calcext:value-type="float">
            <text:p>1645</text:p>
          </table:table-cell>
          <table:table-cell/>
          <table:table-cell office:value-type="string" calcext:value-type="string">
            <text:p>Écrits non-littéraires|Discours|sermons|homélies</text:p>
          </table:table-cell>
          <table:table-cell office:value-type="string" calcext:value-type="string">
            <text:p>E20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orrespondance : t. 2 : 1628-1630</text:p>
          </table:table-cell>
          <table:table-cell office:value-type="string" calcext:value-type="string">
            <text:p>MERSENNE Le Père Marin</text:p>
          </table:table-cell>
          <table:table-cell office:value-type="float" office:value="1630" calcext:value-type="float">
            <text:p>1630</text:p>
          </table:table-cell>
          <table:table-cell/>
          <table:table-cell office:value-type="string" calcext:value-type="string">
            <text:p>correspondance</text:p>
          </table:table-cell>
          <table:table-cell office:value-type="string" calcext:value-type="string">
            <text:p>Q84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idon se sacrifiant</text:p>
          </table:table-cell>
          <table:table-cell office:value-type="string" calcext:value-type="string">
            <text:p>JODELLE Étienne</text:p>
          </table:table-cell>
          <table:table-cell office:value-type="float" office:value="1573" calcext:value-type="float">
            <text:p>1573</text:p>
          </table:table-cell>
          <table:table-cell/>
          <table:table-cell office:value-type="string" calcext:value-type="string">
            <text:p>théâtre</text:p>
          </table:table-cell>
          <table:table-cell office:value-type="string" calcext:value-type="string">
            <text:p>S13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rt poétique</text:p>
          </table:table-cell>
          <table:table-cell office:value-type="string" calcext:value-type="string">
            <text:p>BOILEAU Nicolas</text:p>
          </table:table-cell>
          <table:table-cell office:value-type="float" office:value="1674" calcext:value-type="float">
            <text:p>1674</text:p>
          </table:table-cell>
          <table:table-cell/>
          <table:table-cell office:value-type="string" calcext:value-type="string">
            <text:p>poésie</text:p>
          </table:table-cell>
          <table:table-cell office:value-type="string" calcext:value-type="string">
            <text:p>Q94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Explication des maximes des saints</text:p>
          </table:table-cell>
          <table:table-cell office:value-type="string" calcext:value-type="string">
            <text:p>FÉNELON </text:p>
          </table:table-cell>
          <table:table-cell office:value-type="float" office:value="1697" calcext:value-type="float">
            <text:p>1697</text:p>
          </table:table-cell>
          <table:table-cell/>
          <table:table-cell office:value-type="string" calcext:value-type="string">
            <text:p>traité ou essai</text:p>
          </table:table-cell>
          <table:table-cell office:value-type="string" calcext:value-type="string">
            <text:p>Q37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Médecin volant</text:p>
          </table:table-cell>
          <table:table-cell office:value-type="string" calcext:value-type="string">
            <text:p>MOLIÈRE </text:p>
          </table:table-cell>
          <table:table-cell office:value-type="float" office:value="1673" calcext:value-type="float">
            <text:p>1673</text:p>
          </table:table-cell>
          <table:table-cell/>
          <table:table-cell office:value-type="string" calcext:value-type="string">
            <text:p>théâtre|comédie</text:p>
          </table:table-cell>
          <table:table-cell office:value-type="string" calcext:value-type="string">
            <text:p>R36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ermon sur la Mort (Carême du Louvre, 1662)</text:p>
          </table:table-cell>
          <table:table-cell office:value-type="string" calcext:value-type="string">
            <text:p>BOSSUET Jacques-Bénigne</text:p>
          </table:table-cell>
          <table:table-cell office:value-type="float" office:value="1662" calcext:value-type="float">
            <text:p>1662</text:p>
          </table:table-cell>
          <table:table-cell/>
          <table:table-cell office:value-type="string" calcext:value-type="string">
            <text:p>éloquence</text:p>
          </table:table-cell>
          <table:table-cell office:value-type="string" calcext:value-type="string">
            <text:p>S86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Traité de la comédie</text:p>
          </table:table-cell>
          <table:table-cell office:value-type="string" calcext:value-type="string">
            <text:p>NICOLE Pierre</text:p>
          </table:table-cell>
          <table:table-cell office:value-type="float" office:value="1675" calcext:value-type="float">
            <text:p>1675</text:p>
          </table:table-cell>
          <table:table-cell/>
          <table:table-cell office:value-type="string" calcext:value-type="string">
            <text:p>traité ou essai</text:p>
          </table:table-cell>
          <table:table-cell office:value-type="string" calcext:value-type="string">
            <text:p>Q38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Cinquiesme livre des Odes</text:p>
          </table:table-cell>
          <table:table-cell office:value-type="string" calcext:value-type="string">
            <text:p>RONSARD Pierre de</text:p>
          </table:table-cell>
          <table:table-cell office:value-type="float" office:value="1552" calcext:value-type="float">
            <text:p>1552</text:p>
          </table:table-cell>
          <table:table-cell/>
          <table:table-cell office:value-type="string" calcext:value-type="string">
            <text:p>poésie|ode</text:p>
          </table:table-cell>
          <table:table-cell office:value-type="string" calcext:value-type="string">
            <text:p>S72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Traité de la mechanique composé par Monsieur Descartes. De plus l’abrege de musique du mesme Autheur mis en François. Avec les éclaircissemens necessaires.</text:p>
          </table:table-cell>
          <table:table-cell office:value-type="string" calcext:value-type="string">
            <text:p>DESCARTES René</text:p>
          </table:table-cell>
          <table:table-cell office:value-type="float" office:value="1668" calcext:value-type="float">
            <text:p>1668</text:p>
          </table:table-cell>
          <table:table-cell/>
          <table:table-cell office:value-type="string" calcext:value-type="string">
            <text:p>essai</text:p>
          </table:table-cell>
          <table:table-cell office:value-type="string" calcext:value-type="string">
            <text:p>E23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Provinciales ou les Lettres écrites par Louis de Montalte à un provincial de ses amis et aux RR.PP. Jésuites</text:p>
          </table:table-cell>
          <table:table-cell office:value-type="string" calcext:value-type="string">
            <text:p>PASCAL Blaise</text:p>
          </table:table-cell>
          <table:table-cell office:value-type="float" office:value="1657" calcext:value-type="float">
            <text:p>1657</text:p>
          </table:table-cell>
          <table:table-cell/>
          <table:table-cell office:value-type="string" calcext:value-type="string">
            <text:p>pamphlet</text:p>
          </table:table-cell>
          <table:table-cell office:value-type="string" calcext:value-type="string">
            <text:p>Q54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Femmes savantes</text:p>
          </table:table-cell>
          <table:table-cell office:value-type="string" calcext:value-type="string">
            <text:p>MOLIÈRE </text:p>
          </table:table-cell>
          <table:table-cell office:value-type="float" office:value="1673" calcext:value-type="float">
            <text:p>1673</text:p>
          </table:table-cell>
          <table:table-cell/>
          <table:table-cell office:value-type="string" calcext:value-type="string">
            <text:p>théâtre|comédie</text:p>
          </table:table-cell>
          <table:table-cell office:value-type="string" calcext:value-type="string">
            <text:p>R39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Méditations métaphysiques de René Descartes touchant la première philosophie.</text:p>
          </table:table-cell>
          <table:table-cell office:value-type="string" calcext:value-type="string">
            <text:p>DESCARTES René</text:p>
          </table:table-cell>
          <table:table-cell office:value-type="float" office:value="1661" calcext:value-type="float">
            <text:p>1661</text:p>
          </table:table-cell>
          <table:table-cell/>
          <table:table-cell office:value-type="string" calcext:value-type="string">
            <text:p>essai</text:p>
          </table:table-cell>
          <table:table-cell office:value-type="string" calcext:value-type="string">
            <text:p>E24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Force du sang</text:p>
          </table:table-cell>
          <table:table-cell office:value-type="string" calcext:value-type="string">
            <text:p>HARDY Alexandre</text:p>
          </table:table-cell>
          <table:table-cell office:value-type="float" office:value="1626" calcext:value-type="float">
            <text:p>1626</text:p>
          </table:table-cell>
          <table:table-cell/>
          <table:table-cell office:value-type="string" calcext:value-type="string">
            <text:p>théâtre</text:p>
          </table:table-cell>
          <table:table-cell office:value-type="string" calcext:value-type="string">
            <text:p>S08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Logique ou l'Art de penser</text:p>
          </table:table-cell>
          <table:table-cell office:value-type="string" calcext:value-type="string">
            <text:p>ARNAULD Antoine|NICOLE Pierre</text:p>
          </table:table-cell>
          <table:table-cell office:value-type="float" office:value="1662" calcext:value-type="float">
            <text:p>1662</text:p>
          </table:table-cell>
          <table:table-cell/>
          <table:table-cell office:value-type="string" calcext:value-type="string">
            <text:p>traité ou essai</text:p>
          </table:table-cell>
          <table:table-cell office:value-type="string" calcext:value-type="string">
            <text:p>Q42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Malade imaginaire</text:p>
          </table:table-cell>
          <table:table-cell office:value-type="string" calcext:value-type="string">
            <text:p>MOLIÈRE </text:p>
          </table:table-cell>
          <table:table-cell office:value-type="float" office:value="1673" calcext:value-type="float">
            <text:p>1673</text:p>
          </table:table-cell>
          <table:table-cell/>
          <table:table-cell office:value-type="string" calcext:value-type="string">
            <text:p>théâtre|comédie</text:p>
          </table:table-cell>
          <table:table-cell office:value-type="string" calcext:value-type="string">
            <text:p>R39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Institution de la religion chrestienne : livre second</text:p>
          </table:table-cell>
          <table:table-cell office:value-type="string" calcext:value-type="string">
            <text:p>CALVIN Jean</text:p>
          </table:table-cell>
          <table:table-cell office:value-type="float" office:value="1560" calcext:value-type="float">
            <text:p>1560</text:p>
          </table:table-cell>
          <table:table-cell/>
          <table:table-cell office:value-type="string" calcext:value-type="string">
            <text:p>traité ou essai</text:p>
          </table:table-cell>
          <table:table-cell office:value-type="string" calcext:value-type="string">
            <text:p>R85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donis</text:p>
          </table:table-cell>
          <table:table-cell office:value-type="string" calcext:value-type="string">
            <text:p>LA FONTAINE Jean de</text:p>
          </table:table-cell>
          <table:table-cell office:value-type="float" office:value="1671" calcext:value-type="float">
            <text:p>1671</text:p>
          </table:table-cell>
          <table:table-cell/>
          <table:table-cell office:value-type="string" calcext:value-type="string">
            <text:p>poésie</text:p>
          </table:table-cell>
          <table:table-cell office:value-type="string" calcext:value-type="string">
            <text:p>Q94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Bérénice</text:p>
          </table:table-cell>
          <table:table-cell office:value-type="string" calcext:value-type="string">
            <text:p>RACINE Jean</text:p>
          </table:table-cell>
          <table:table-cell office:value-type="float" office:value="1697" calcext:value-type="float">
            <text:p>1697</text:p>
          </table:table-cell>
          <table:table-cell/>
          <table:table-cell office:value-type="string" calcext:value-type="string">
            <text:p>théâtre|tragédie</text:p>
          </table:table-cell>
          <table:table-cell office:value-type="string" calcext:value-type="string">
            <text:p>R40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ttres : t. 3 : Lettres aux frères Dupuy : 1634</text:p>
          </table:table-cell>
          <table:table-cell office:value-type="string" calcext:value-type="string">
            <text:p>PEIRESC Nicolas de</text:p>
          </table:table-cell>
          <table:table-cell office:value-type="float" office:value="1634" calcext:value-type="float">
            <text:p>1634</text:p>
          </table:table-cell>
          <table:table-cell/>
          <table:table-cell office:value-type="string" calcext:value-type="string">
            <text:p>correspondance</text:p>
          </table:table-cell>
          <table:table-cell office:value-type="string" calcext:value-type="string">
            <text:p>Q86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IIII. Sermon sur ces paroles</text:p>
          </table:table-cell>
          <table:table-cell office:value-type="string" calcext:value-type="string">
            <text:p>DU BUC Guillaume</text:p>
          </table:table-cell>
          <table:table-cell office:value-type="float" office:value="1604" calcext:value-type="float">
            <text:p>1604</text:p>
          </table:table-cell>
          <table:table-cell/>
          <table:table-cell office:value-type="string" calcext:value-type="string">
            <text:p>Écrits non-littéraires|Discours|sermons|homélies</text:p>
          </table:table-cell>
          <table:table-cell office:value-type="string" calcext:value-type="string">
            <text:p>E22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Othon : Au lecteur</text:p>
          </table:table-cell>
          <table:table-cell office:value-type="string" calcext:value-type="string">
            <text:p>CORNEILLE Pierre</text:p>
          </table:table-cell>
          <table:table-cell office:value-type="float" office:value="1665" calcext:value-type="float">
            <text:p>1665</text:p>
          </table:table-cell>
          <table:table-cell/>
          <table:table-cell office:value-type="string" calcext:value-type="string">
            <text:p>essai|préface</text:p>
          </table:table-cell>
          <table:table-cell office:value-type="string" calcext:value-type="string">
            <text:p>S94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Prince déguisé</text:p>
          </table:table-cell>
          <table:table-cell office:value-type="string" calcext:value-type="string">
            <text:p>SCUDÉRY Georges de</text:p>
          </table:table-cell>
          <table:table-cell office:value-type="float" office:value="1636" calcext:value-type="float">
            <text:p>1636</text:p>
          </table:table-cell>
          <table:table-cell/>
          <table:table-cell office:value-type="string" calcext:value-type="string">
            <text:p>théâtre</text:p>
          </table:table-cell>
          <table:table-cell office:value-type="string" calcext:value-type="string">
            <text:p>Q77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Aventures de Télémaque : t. 1</text:p>
          </table:table-cell>
          <table:table-cell office:value-type="string" calcext:value-type="string">
            <text:p>FÉNELON </text:p>
          </table:table-cell>
          <table:table-cell office:value-type="float" office:value="1699" calcext:value-type="float">
            <text:p>1699</text:p>
          </table:table-cell>
          <table:table-cell/>
          <table:table-cell office:value-type="string" calcext:value-type="string">
            <text:p>roman</text:p>
          </table:table-cell>
          <table:table-cell office:value-type="string" calcext:value-type="string">
            <text:p>Q37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Osman</text:p>
          </table:table-cell>
          <table:table-cell office:value-type="string" calcext:value-type="string">
            <text:p>TRISTAN L'HERMITE </text:p>
          </table:table-cell>
          <table:table-cell office:value-type="float" office:value="1655" calcext:value-type="float">
            <text:p>1655</text:p>
          </table:table-cell>
          <table:table-cell/>
          <table:table-cell office:value-type="string" calcext:value-type="string">
            <text:p>théâtre|tragédie</text:p>
          </table:table-cell>
          <table:table-cell office:value-type="string" calcext:value-type="string">
            <text:p>R99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Oraison funèbre de Louis de Bourbon, prince de Condé</text:p>
          </table:table-cell>
          <table:table-cell office:value-type="string" calcext:value-type="string">
            <text:p>BOSSUET Jacques-Bénigne</text:p>
          </table:table-cell>
          <table:table-cell office:value-type="float" office:value="1687" calcext:value-type="float">
            <text:p>1687</text:p>
          </table:table-cell>
          <table:table-cell/>
          <table:table-cell office:value-type="string" calcext:value-type="string">
            <text:p>éloquence</text:p>
          </table:table-cell>
          <table:table-cell office:value-type="string" calcext:value-type="string">
            <text:p>Q35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Institution de la religion chrestienne : livre quatrième</text:p>
          </table:table-cell>
          <table:table-cell office:value-type="string" calcext:value-type="string">
            <text:p>CALVIN Jean</text:p>
          </table:table-cell>
          <table:table-cell office:value-type="float" office:value="1560" calcext:value-type="float">
            <text:p>1560</text:p>
          </table:table-cell>
          <table:table-cell/>
          <table:table-cell office:value-type="string" calcext:value-type="string">
            <text:p>traité ou essai</text:p>
          </table:table-cell>
          <table:table-cell office:value-type="string" calcext:value-type="string">
            <text:p>R85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Rodogune, princesse des Parthes</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tragédie</text:p>
          </table:table-cell>
          <table:table-cell office:value-type="string" calcext:value-type="string">
            <text:p>R31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Place Royale : [Épître] À Monsieur ***</text:p>
          </table:table-cell>
          <table:table-cell office:value-type="string" calcext:value-type="string">
            <text:p>CORNEILLE Pierre</text:p>
          </table:table-cell>
          <table:table-cell office:value-type="float" office:value="1637" calcext:value-type="float">
            <text:p>1637</text:p>
          </table:table-cell>
          <table:table-cell/>
          <table:table-cell office:value-type="string" calcext:value-type="string">
            <text:p>épître dédicatoire</text:p>
          </table:table-cell>
          <table:table-cell office:value-type="string" calcext:value-type="string">
            <text:p>S90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SOUVENIR SALUTAIRE. Ou SERMON Sur ces Paroles de l’Apocal. Chap. II. vers.5.</text:p>
          </table:table-cell>
          <table:table-cell office:value-type="string" calcext:value-type="string">
            <text:p>SPANHEIM Frideric (Frédéric)</text:p>
          </table:table-cell>
          <table:table-cell office:value-type="float" office:value="1687" calcext:value-type="float">
            <text:p>1687</text:p>
          </table:table-cell>
          <table:table-cell/>
          <table:table-cell office:value-type="string" calcext:value-type="string">
            <text:p>Écrits non-littéraires|Discours|sermons|homélies</text:p>
          </table:table-cell>
          <table:table-cell office:value-type="string" calcext:value-type="string">
            <text:p>E21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Journal de Guillaume Paradin ou la Vie en Beaujolais au temps de la Renaissance (vers 1510-1589)</text:p>
          </table:table-cell>
          <table:table-cell office:value-type="string" calcext:value-type="string">
            <text:p>PARADIN Guillaume</text:p>
          </table:table-cell>
          <table:table-cell office:value-type="float" office:value="1573" calcext:value-type="float">
            <text:p>1573</text:p>
          </table:table-cell>
          <table:table-cell/>
          <table:table-cell office:value-type="string" calcext:value-type="string">
            <text:p>mémoires</text:p>
          </table:table-cell>
          <table:table-cell office:value-type="string" calcext:value-type="string">
            <text:p>S35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Geolier de soy-mesme : [Épître] À son Altesse Royalle Mademoiselle</text:p>
          </table:table-cell>
          <table:table-cell office:value-type="string" calcext:value-type="string">
            <text:p>CORNEILLE Thomas</text:p>
          </table:table-cell>
          <table:table-cell office:value-type="float" office:value="1656" calcext:value-type="float">
            <text:p>1656</text:p>
          </table:table-cell>
          <table:table-cell/>
          <table:table-cell office:value-type="string" calcext:value-type="string">
            <text:p>épître dédicatoire</text:p>
          </table:table-cell>
          <table:table-cell office:value-type="string" calcext:value-type="string">
            <text:p>S83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ompée : Examen</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essai|préface</text:p>
          </table:table-cell>
          <table:table-cell office:value-type="string" calcext:value-type="string">
            <text:p>S91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ermon sur la Providence (Carême du Louvre, 1662)</text:p>
          </table:table-cell>
          <table:table-cell office:value-type="string" calcext:value-type="string">
            <text:p>BOSSUET Jacques-Bénigne</text:p>
          </table:table-cell>
          <table:table-cell office:value-type="float" office:value="1662" calcext:value-type="float">
            <text:p>1662</text:p>
          </table:table-cell>
          <table:table-cell/>
          <table:table-cell office:value-type="string" calcext:value-type="string">
            <text:p>éloquence</text:p>
          </table:table-cell>
          <table:table-cell office:value-type="string" calcext:value-type="string">
            <text:p>S86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Hercule mourant</text:p>
          </table:table-cell>
          <table:table-cell office:value-type="string" calcext:value-type="string">
            <text:p>ROTROU Jean de</text:p>
          </table:table-cell>
          <table:table-cell office:value-type="float" office:value="1636" calcext:value-type="float">
            <text:p>1636</text:p>
          </table:table-cell>
          <table:table-cell/>
          <table:table-cell office:value-type="string" calcext:value-type="string">
            <text:p>théâtre|tragédie</text:p>
          </table:table-cell>
          <table:table-cell office:value-type="string" calcext:value-type="string">
            <text:p>S28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dolescence clémentine</text:p>
          </table:table-cell>
          <table:table-cell office:value-type="string" calcext:value-type="string">
            <text:p>MAROT Clément</text:p>
          </table:table-cell>
          <table:table-cell office:value-type="float" office:value="1538" calcext:value-type="float">
            <text:p>1538</text:p>
          </table:table-cell>
          <table:table-cell/>
          <table:table-cell office:value-type="string" calcext:value-type="string">
            <text:p>poésie</text:p>
          </table:table-cell>
          <table:table-cell office:value-type="string" calcext:value-type="string">
            <text:p>R01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ermon sur la Providence (Carême du Louvre, 1662)</text:p>
          </table:table-cell>
          <table:table-cell office:value-type="string" calcext:value-type="string">
            <text:p>BOSSUET Jacques-Bénigne</text:p>
          </table:table-cell>
          <table:table-cell office:value-type="float" office:value="1662" calcext:value-type="float">
            <text:p>1662</text:p>
          </table:table-cell>
          <table:table-cell/>
          <table:table-cell office:value-type="string" calcext:value-type="string">
            <text:p>éloquence</text:p>
          </table:table-cell>
          <table:table-cell office:value-type="string" calcext:value-type="string">
            <text:p>Q34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Mémoires de messire Roger de Rabutin, comte de Bussy : t. 2</text:p>
          </table:table-cell>
          <table:table-cell office:value-type="string" calcext:value-type="string">
            <text:p>BUSSY-RABUTIN Roger de</text:p>
          </table:table-cell>
          <table:table-cell office:value-type="float" office:value="1696" calcext:value-type="float">
            <text:p>1696</text:p>
          </table:table-cell>
          <table:table-cell/>
          <table:table-cell office:value-type="string" calcext:value-type="string">
            <text:p>mémoires</text:p>
          </table:table-cell>
          <table:table-cell office:value-type="string" calcext:value-type="string">
            <text:p>R27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ermon sur l'Ambition (Carême du Louvre, 1662)</text:p>
          </table:table-cell>
          <table:table-cell office:value-type="string" calcext:value-type="string">
            <text:p>BOSSUET Jacques-Bénigne</text:p>
          </table:table-cell>
          <table:table-cell office:value-type="float" office:value="1662" calcext:value-type="float">
            <text:p>1662</text:p>
          </table:table-cell>
          <table:table-cell/>
          <table:table-cell office:value-type="string" calcext:value-type="string">
            <text:p>éloquence</text:p>
          </table:table-cell>
          <table:table-cell office:value-type="string" calcext:value-type="string">
            <text:p>S86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Oraison funèbre de Marie-Thérèse d'Autriche, reine de France et de Navarre, prononcée le 24 novembre 1683</text:p>
          </table:table-cell>
          <table:table-cell office:value-type="string" calcext:value-type="string">
            <text:p>FLÉCHIER Valentin-Esprit</text:p>
          </table:table-cell>
          <table:table-cell office:value-type="float" office:value="1684" calcext:value-type="float">
            <text:p>1684</text:p>
          </table:table-cell>
          <table:table-cell/>
          <table:table-cell office:value-type="string" calcext:value-type="string">
            <text:p>éloquence</text:p>
          </table:table-cell>
          <table:table-cell office:value-type="string" calcext:value-type="string">
            <text:p>Q35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Métamorphoses d'Ovide en rondeaux [trad.]</text:p>
          </table:table-cell>
          <table:table-cell office:value-type="string" calcext:value-type="string">
            <text:p>OVIDE |BENSERADE Isaac de</text:p>
          </table:table-cell>
          <table:table-cell office:value-type="float" office:value="1676" calcext:value-type="float">
            <text:p>1676</text:p>
          </table:table-cell>
          <table:table-cell/>
          <table:table-cell office:value-type="string" calcext:value-type="string">
            <text:p>poésie</text:p>
          </table:table-cell>
          <table:table-cell office:value-type="string" calcext:value-type="string">
            <text:p>Q96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Trésorière</text:p>
          </table:table-cell>
          <table:table-cell office:value-type="string" calcext:value-type="string">
            <text:p>GRÉVIN Jacques</text:p>
          </table:table-cell>
          <table:table-cell office:value-type="float" office:value="1562" calcext:value-type="float">
            <text:p>1562</text:p>
          </table:table-cell>
          <table:table-cell/>
          <table:table-cell office:value-type="string" calcext:value-type="string">
            <text:p>théâtre</text:p>
          </table:table-cell>
          <table:table-cell office:value-type="string" calcext:value-type="string">
            <text:p>S04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ERMON SECOND</text:p>
          </table:table-cell>
          <table:table-cell office:value-type="string" calcext:value-type="string">
            <text:p>PRIMEROSE Gilbert</text:p>
          </table:table-cell>
          <table:table-cell office:value-type="float" office:value="1624" calcext:value-type="float">
            <text:p>1624</text:p>
          </table:table-cell>
          <table:table-cell/>
          <table:table-cell office:value-type="string" calcext:value-type="string">
            <text:p>Écrits non-littéraires|Discours|sermons|homélies</text:p>
          </table:table-cell>
          <table:table-cell office:value-type="string" calcext:value-type="string">
            <text:p>E20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orrespondance : t. 11 : 1642</text:p>
          </table:table-cell>
          <table:table-cell office:value-type="string" calcext:value-type="string">
            <text:p>MERSENNE Le Père Marin</text:p>
          </table:table-cell>
          <table:table-cell office:value-type="float" office:value="1642" calcext:value-type="float">
            <text:p>1642</text:p>
          </table:table-cell>
          <table:table-cell/>
          <table:table-cell office:value-type="string" calcext:value-type="string">
            <text:p>correspondance</text:p>
          </table:table-cell>
          <table:table-cell office:value-type="string" calcext:value-type="string">
            <text:p>Q85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oème de la captivité de Saint Malc</text:p>
          </table:table-cell>
          <table:table-cell office:value-type="string" calcext:value-type="string">
            <text:p>LA FONTAINE Jean de</text:p>
          </table:table-cell>
          <table:table-cell office:value-type="float" office:value="1673" calcext:value-type="float">
            <text:p>1673</text:p>
          </table:table-cell>
          <table:table-cell/>
          <table:table-cell office:value-type="string" calcext:value-type="string">
            <text:p>poésie</text:p>
          </table:table-cell>
          <table:table-cell office:value-type="string" calcext:value-type="string">
            <text:p>Q95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Précieuses ridicules : Préface</text:p>
          </table:table-cell>
          <table:table-cell office:value-type="string" calcext:value-type="string">
            <text:p>MOLIÈRE </text:p>
          </table:table-cell>
          <table:table-cell office:value-type="float" office:value="1660" calcext:value-type="float">
            <text:p>1660</text:p>
          </table:table-cell>
          <table:table-cell/>
          <table:table-cell office:value-type="string" calcext:value-type="string">
            <text:p>essai|préface</text:p>
          </table:table-cell>
          <table:table-cell office:value-type="string" calcext:value-type="string">
            <text:p>S95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oésies</text:p>
          </table:table-cell>
          <table:table-cell office:value-type="string" calcext:value-type="string">
            <text:p>CHARLEVAL Jean-Louis Faucon de RIS, marquis de</text:p>
          </table:table-cell>
          <table:table-cell office:value-type="float" office:value="1693" calcext:value-type="float">
            <text:p>1693</text:p>
          </table:table-cell>
          <table:table-cell/>
          <table:table-cell office:value-type="string" calcext:value-type="string">
            <text:p>poésie</text:p>
          </table:table-cell>
          <table:table-cell office:value-type="string" calcext:value-type="string">
            <text:p>Q98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Comédie des comédiens</text:p>
          </table:table-cell>
          <table:table-cell office:value-type="string" calcext:value-type="string">
            <text:p>GOUGENOT Nicolas</text:p>
          </table:table-cell>
          <table:table-cell office:value-type="float" office:value="1633" calcext:value-type="float">
            <text:p>1633</text:p>
          </table:table-cell>
          <table:table-cell/>
          <table:table-cell office:value-type="string" calcext:value-type="string">
            <text:p>théâtre</text:p>
          </table:table-cell>
          <table:table-cell office:value-type="string" calcext:value-type="string">
            <text:p>S28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Institution de la religion chrestienne : livre troisième</text:p>
          </table:table-cell>
          <table:table-cell office:value-type="string" calcext:value-type="string">
            <text:p>CALVIN Jean</text:p>
          </table:table-cell>
          <table:table-cell office:value-type="float" office:value="1560" calcext:value-type="float">
            <text:p>1560</text:p>
          </table:table-cell>
          <table:table-cell/>
          <table:table-cell office:value-type="string" calcext:value-type="string">
            <text:p>traité ou essai</text:p>
          </table:table-cell>
          <table:table-cell office:value-type="string" calcext:value-type="string">
            <text:p>R85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ttres : t. 5 : 1610-1637 : Lettres à Guillemin</text:p>
          </table:table-cell>
          <table:table-cell office:value-type="string" calcext:value-type="string">
            <text:p>PEIRESC Nicolas de</text:p>
          </table:table-cell>
          <table:table-cell office:value-type="float" office:value="1637" calcext:value-type="float">
            <text:p>1637</text:p>
          </table:table-cell>
          <table:table-cell/>
          <table:table-cell office:value-type="string" calcext:value-type="string">
            <text:p>correspondance</text:p>
          </table:table-cell>
          <table:table-cell office:value-type="string" calcext:value-type="string">
            <text:p>Q86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Mort de Sénèque</text:p>
          </table:table-cell>
          <table:table-cell office:value-type="string" calcext:value-type="string">
            <text:p>TRISTAN L'HERMITE </text:p>
          </table:table-cell>
          <table:table-cell office:value-type="float" office:value="1645" calcext:value-type="float">
            <text:p>1645</text:p>
          </table:table-cell>
          <table:table-cell/>
          <table:table-cell office:value-type="string" calcext:value-type="string">
            <text:p>théâtre</text:p>
          </table:table-cell>
          <table:table-cell office:value-type="string" calcext:value-type="string">
            <text:p>R42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Traité de la vérité de la religion chrétienne : vol. 2</text:p>
          </table:table-cell>
          <table:table-cell office:value-type="string" calcext:value-type="string">
            <text:p>ABBADIE Jacques</text:p>
          </table:table-cell>
          <table:table-cell office:value-type="float" office:value="1684" calcext:value-type="float">
            <text:p>1684</text:p>
          </table:table-cell>
          <table:table-cell/>
          <table:table-cell office:value-type="string" calcext:value-type="string">
            <text:p>traité ou essai</text:p>
          </table:table-cell>
          <table:table-cell office:value-type="string" calcext:value-type="string">
            <text:p>Q94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Héraclius, empereur d'Orient</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tragédie</text:p>
          </table:table-cell>
          <table:table-cell office:value-type="string" calcext:value-type="string">
            <text:p>R31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Œdipe</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tragédie</text:p>
          </table:table-cell>
          <table:table-cell office:value-type="string" calcext:value-type="string">
            <text:p>R32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ristippe ou De la Cour</text:p>
          </table:table-cell>
          <table:table-cell office:value-type="string" calcext:value-type="string">
            <text:p>BALZAC Jean-Louis GUEZ de</text:p>
          </table:table-cell>
          <table:table-cell office:value-type="float" office:value="1654" calcext:value-type="float">
            <text:p>1654</text:p>
          </table:table-cell>
          <table:table-cell/>
          <table:table-cell office:value-type="string" calcext:value-type="string">
            <text:p>traité ou essai</text:p>
          </table:table-cell>
          <table:table-cell office:value-type="string" calcext:value-type="string">
            <text:p>Q93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on Sanche d'Arragon (1650)</text:p>
          </table:table-cell>
          <table:table-cell office:value-type="string" calcext:value-type="string">
            <text:p>CORNEILLE Pierre</text:p>
          </table:table-cell>
          <table:table-cell office:value-type="float" office:value="1650" calcext:value-type="float">
            <text:p>1650</text:p>
          </table:table-cell>
          <table:table-cell/>
          <table:table-cell office:value-type="string" calcext:value-type="string">
            <text:p>théâtre</text:p>
          </table:table-cell>
          <table:table-cell office:value-type="string" calcext:value-type="string">
            <text:p>R97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ommentaire philosophique sur ces paroles de Jésus-Christ "Contrain-les d'entrer"</text:p>
          </table:table-cell>
          <table:table-cell office:value-type="string" calcext:value-type="string">
            <text:p>BAYLE Pierre</text:p>
          </table:table-cell>
          <table:table-cell office:value-type="float" office:value="1686" calcext:value-type="float">
            <text:p>1686</text:p>
          </table:table-cell>
          <table:table-cell/>
          <table:table-cell office:value-type="string" calcext:value-type="string">
            <text:p>traité ou essai</text:p>
          </table:table-cell>
          <table:table-cell office:value-type="string" calcext:value-type="string">
            <text:p>Q52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ttres : t. 1 : 1630-1649</text:p>
          </table:table-cell>
          <table:table-cell office:value-type="string" calcext:value-type="string">
            <text:p>PATIN Guy</text:p>
          </table:table-cell>
          <table:table-cell office:value-type="float" office:value="1649" calcext:value-type="float">
            <text:p>1649</text:p>
          </table:table-cell>
          <table:table-cell/>
          <table:table-cell office:value-type="string" calcext:value-type="string">
            <text:p>correspondance</text:p>
          </table:table-cell>
          <table:table-cell office:value-type="string" calcext:value-type="string">
            <text:p>Q73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Oiseau bleu</text:p>
          </table:table-cell>
          <table:table-cell office:value-type="string" calcext:value-type="string">
            <text:p>AULNOY Marie-Catherine LE JUMEL DE BARNEVILLE, baronne d'</text:p>
          </table:table-cell>
          <table:table-cell office:value-type="float" office:value="1698" calcext:value-type="float">
            <text:p>1698</text:p>
          </table:table-cell>
          <table:table-cell/>
          <table:table-cell office:value-type="string" calcext:value-type="string">
            <text:p>roman|conte</text:p>
          </table:table-cell>
          <table:table-cell office:value-type="string" calcext:value-type="string">
            <text:p>Q39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Précieuses ridicules: comédie</text:p>
          </table:table-cell>
          <table:table-cell office:value-type="string" calcext:value-type="string">
            <text:p>MOLIÈRE </text:p>
          </table:table-cell>
          <table:table-cell office:value-type="float" office:value="1660" calcext:value-type="float">
            <text:p>1660</text:p>
          </table:table-cell>
          <table:table-cell/>
          <table:table-cell office:value-type="string" calcext:value-type="string">
            <text:p>théâtre|comédie</text:p>
          </table:table-cell>
          <table:table-cell office:value-type="string" calcext:value-type="string">
            <text:p>R36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ndromède : [Épître] à M. M. M. M.</text:p>
          </table:table-cell>
          <table:table-cell office:value-type="string" calcext:value-type="string">
            <text:p>CORNEILLE Pierre</text:p>
          </table:table-cell>
          <table:table-cell office:value-type="float" office:value="1651" calcext:value-type="float">
            <text:p>1651</text:p>
          </table:table-cell>
          <table:table-cell/>
          <table:table-cell office:value-type="string" calcext:value-type="string">
            <text:p>épître dédicatoire</text:p>
          </table:table-cell>
          <table:table-cell office:value-type="string" calcext:value-type="string">
            <text:p>S93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ttres : t. 4 : Lettres à Borilly, à Bouchard, et à Gassendi : 1610-1637</text:p>
          </table:table-cell>
          <table:table-cell office:value-type="string" calcext:value-type="string">
            <text:p>PEIRESC Nicolas de</text:p>
          </table:table-cell>
          <table:table-cell office:value-type="float" office:value="1637" calcext:value-type="float">
            <text:p>1637</text:p>
          </table:table-cell>
          <table:table-cell/>
          <table:table-cell office:value-type="string" calcext:value-type="string">
            <text:p>correspondance</text:p>
          </table:table-cell>
          <table:table-cell office:value-type="string" calcext:value-type="string">
            <text:p>Q86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Place Royale : Examen</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essai|préface</text:p>
          </table:table-cell>
          <table:table-cell office:value-type="string" calcext:value-type="string">
            <text:p>S90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Lettres de messire Roger de Rabutin, comte de Bussy : t. 3 :1666-1672</text:p>
          </table:table-cell>
          <table:table-cell office:value-type="string" calcext:value-type="string">
            <text:p>BUSSY-RABUTIN Roger de</text:p>
          </table:table-cell>
          <table:table-cell office:value-type="float" office:value="1672" calcext:value-type="float">
            <text:p>1672</text:p>
          </table:table-cell>
          <table:table-cell/>
          <table:table-cell office:value-type="string" calcext:value-type="string">
            <text:p>correspondance</text:p>
          </table:table-cell>
          <table:table-cell office:value-type="string" calcext:value-type="string">
            <text:p>Q73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Fables : Livres 9, 10, 11</text:p>
          </table:table-cell>
          <table:table-cell office:value-type="string" calcext:value-type="string">
            <text:p>LA FONTAINE Jean de</text:p>
          </table:table-cell>
          <table:table-cell office:value-type="float" office:value="1679" calcext:value-type="float">
            <text:p>1679</text:p>
          </table:table-cell>
          <table:table-cell/>
          <table:table-cell office:value-type="string" calcext:value-type="string">
            <text:p>poésie|fable</text:p>
          </table:table-cell>
          <table:table-cell office:value-type="string" calcext:value-type="string">
            <text:p>S00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dvis pour dresser une bibliothèque, présenté à Mgr le Président de Mesme</text:p>
          </table:table-cell>
          <table:table-cell office:value-type="string" calcext:value-type="string">
            <text:p>NAUDÉ Gabriel</text:p>
          </table:table-cell>
          <table:table-cell office:value-type="float" office:value="1644" calcext:value-type="float">
            <text:p>1644</text:p>
          </table:table-cell>
          <table:table-cell/>
          <table:table-cell office:value-type="string" calcext:value-type="string">
            <text:p>traité</text:p>
          </table:table-cell>
          <table:table-cell office:value-type="string" calcext:value-type="string">
            <text:p>Q72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Divorce</text:p>
          </table:table-cell>
          <table:table-cell office:value-type="string" calcext:value-type="string">
            <text:p>REGNARD Jean-François</text:p>
          </table:table-cell>
          <table:table-cell office:value-type="float" office:value="1694" calcext:value-type="float">
            <text:p>1694</text:p>
          </table:table-cell>
          <table:table-cell/>
          <table:table-cell office:value-type="string" calcext:value-type="string">
            <text:p>théâtre|comédie</text:p>
          </table:table-cell>
          <table:table-cell office:value-type="string" calcext:value-type="string">
            <text:p>Q69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Histoire indienne d'Alexandre et d'Orazie, où sont entremeslées les aventures d'Alcidaris, de Combaye et les amours de Pyroxène</text:p>
          </table:table-cell>
          <table:table-cell office:value-type="string" calcext:value-type="string">
            <text:p>BOISROBERT François LE MÉTEL de</text:p>
          </table:table-cell>
          <table:table-cell office:value-type="float" office:value="1629" calcext:value-type="float">
            <text:p>1629</text:p>
          </table:table-cell>
          <table:table-cell/>
          <table:table-cell office:value-type="string" calcext:value-type="string">
            <text:p>roman</text:p>
          </table:table-cell>
          <table:table-cell office:value-type="string" calcext:value-type="string">
            <text:p>Q72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Œdipe : Examen</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essai|préface</text:p>
          </table:table-cell>
          <table:table-cell office:value-type="string" calcext:value-type="string">
            <text:p>S94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Vie de Monsieur Descartes</text:p>
          </table:table-cell>
          <table:table-cell office:value-type="string" calcext:value-type="string">
            <text:p>BAILLET Adrien</text:p>
          </table:table-cell>
          <table:table-cell office:value-type="float" office:value="1691" calcext:value-type="float">
            <text:p>1691</text:p>
          </table:table-cell>
          <table:table-cell/>
          <table:table-cell office:value-type="string" calcext:value-type="string">
            <text:p>traité ou essai</text:p>
          </table:table-cell>
          <table:table-cell office:value-type="string" calcext:value-type="string">
            <text:p>Q92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lexandre le Grand : Preface</text:p>
          </table:table-cell>
          <table:table-cell office:value-type="string" calcext:value-type="string">
            <text:p>RACINE Jean</text:p>
          </table:table-cell>
          <table:table-cell office:value-type="float" office:value="1666" calcext:value-type="float">
            <text:p>1666</text:p>
          </table:table-cell>
          <table:table-cell/>
          <table:table-cell office:value-type="string" calcext:value-type="string">
            <text:p>essai|préface</text:p>
          </table:table-cell>
          <table:table-cell office:value-type="string" calcext:value-type="string">
            <text:p>S77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Amours d'Aristandre et de Cléonice</text:p>
          </table:table-cell>
          <table:table-cell office:value-type="string" calcext:value-type="string">
            <text:p>AUDIGUIER Vital d'</text:p>
          </table:table-cell>
          <table:table-cell office:value-type="float" office:value="1626" calcext:value-type="float">
            <text:p>1626</text:p>
          </table:table-cell>
          <table:table-cell/>
          <table:table-cell office:value-type="string" calcext:value-type="string">
            <text:p>roman</text:p>
          </table:table-cell>
          <table:table-cell office:value-type="string" calcext:value-type="string">
            <text:p>Q78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Complaintes et épitaphes du roy de la Bazoche</text:p>
          </table:table-cell>
          <table:table-cell office:value-type="string" calcext:value-type="string">
            <text:p>LA VIGNE André de</text:p>
          </table:table-cell>
          <table:table-cell office:value-type="float" office:value="1501" calcext:value-type="float">
            <text:p>1501</text:p>
          </table:table-cell>
          <table:table-cell/>
          <table:table-cell office:value-type="string" calcext:value-type="string">
            <text:p>Poésie</text:p>
          </table:table-cell>
          <table:table-cell office:value-type="string" calcext:value-type="string">
            <text:p>070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Cid (1637)</text:p>
          </table:table-cell>
          <table:table-cell office:value-type="string" calcext:value-type="string">
            <text:p>CORNEILLE Pierre</text:p>
          </table:table-cell>
          <table:table-cell office:value-type="float" office:value="1637" calcext:value-type="float">
            <text:p>1637</text:p>
          </table:table-cell>
          <table:table-cell/>
          <table:table-cell office:value-type="string" calcext:value-type="string">
            <text:p>théâtre|tragi-comédie</text:p>
          </table:table-cell>
          <table:table-cell office:value-type="string" calcext:value-type="string">
            <text:p>R98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Toison d'or</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tragédie</text:p>
          </table:table-cell>
          <table:table-cell office:value-type="string" calcext:value-type="string">
            <text:p>R32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iscours de la tragédie et des moyens de la traiter selon le vraisemblable ou le nécessaire</text:p>
          </table:table-cell>
          <table:table-cell office:value-type="string" calcext:value-type="string">
            <text:p>CORNEILLE Pierre</text:p>
          </table:table-cell>
          <table:table-cell office:value-type="float" office:value="1660" calcext:value-type="float">
            <text:p>1660</text:p>
          </table:table-cell>
          <table:table-cell/>
          <table:table-cell office:value-type="string" calcext:value-type="string">
            <text:p>traité ou essai</text:p>
          </table:table-cell>
          <table:table-cell office:value-type="string" calcext:value-type="string">
            <text:p>Q64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Célimène : comédie de Rotrou ; accomodée au théatre, sous le titre d'Amarillis : pastorale</text:p>
          </table:table-cell>
          <table:table-cell office:value-type="string" calcext:value-type="string">
            <text:p>TRISTAN L'HERMITE </text:p>
          </table:table-cell>
          <table:table-cell office:value-type="float" office:value="1653" calcext:value-type="float">
            <text:p>1653</text:p>
          </table:table-cell>
          <table:table-cell/>
          <table:table-cell office:value-type="string" calcext:value-type="string">
            <text:p>théâtre</text:p>
          </table:table-cell>
          <table:table-cell office:value-type="string" calcext:value-type="string">
            <text:p>R99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mour tirannique</text:p>
          </table:table-cell>
          <table:table-cell office:value-type="string" calcext:value-type="string">
            <text:p>SCUDÉRY Georges de</text:p>
          </table:table-cell>
          <table:table-cell office:value-type="float" office:value="1640" calcext:value-type="float">
            <text:p>1640</text:p>
          </table:table-cell>
          <table:table-cell/>
          <table:table-cell office:value-type="string" calcext:value-type="string">
            <text:p>théâtre</text:p>
          </table:table-cell>
          <table:table-cell office:value-type="string" calcext:value-type="string">
            <text:p>Q77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oésies complètes</text:p>
          </table:table-cell>
          <table:table-cell office:value-type="string" calcext:value-type="string">
            <text:p>LA PÉRUSE Jean Bastier de</text:p>
          </table:table-cell>
          <table:table-cell office:value-type="float" office:value="1554" calcext:value-type="float">
            <text:p>1554</text:p>
          </table:table-cell>
          <table:table-cell/>
          <table:table-cell office:value-type="string" calcext:value-type="string">
            <text:p>poésie</text:p>
          </table:table-cell>
          <table:table-cell office:value-type="string" calcext:value-type="string">
            <text:p>S35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Trois discours philosophiques : le I, de la comparaison de l'homme avec le monde ; le II, du principe de la génération de l'homme ; le III, de l'humeur mélancolique, mis de nouveau en lumière.</text:p>
          </table:table-cell>
          <table:table-cell office:value-type="string" calcext:value-type="string">
            <text:p>GUIBELET Jourdain</text:p>
          </table:table-cell>
          <table:table-cell office:value-type="float" office:value="1603" calcext:value-type="float">
            <text:p>1603</text:p>
          </table:table-cell>
          <table:table-cell/>
          <table:table-cell office:value-type="string" calcext:value-type="string">
            <text:p>essai</text:p>
          </table:table-cell>
          <table:table-cell office:value-type="string" calcext:value-type="string">
            <text:p>E24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Juifves</text:p>
          </table:table-cell>
          <table:table-cell office:value-type="string" calcext:value-type="string">
            <text:p>GARNIER Robert</text:p>
          </table:table-cell>
          <table:table-cell office:value-type="float" office:value="1585" calcext:value-type="float">
            <text:p>1585</text:p>
          </table:table-cell>
          <table:table-cell/>
          <table:table-cell office:value-type="string" calcext:value-type="string">
            <text:p>théâtre</text:p>
          </table:table-cell>
          <table:table-cell office:value-type="string" calcext:value-type="string">
            <text:p>R35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Mélite : Examen</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essai</text:p>
          </table:table-cell>
          <table:table-cell office:value-type="string" calcext:value-type="string">
            <text:p>S90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omédie de Mont de Marsan</text:p>
          </table:table-cell>
          <table:table-cell office:value-type="string" calcext:value-type="string">
            <text:p>NAVARRE Marguerite d'Angoulême, reine de</text:p>
          </table:table-cell>
          <table:table-cell office:value-type="float" office:value="1548" calcext:value-type="float">
            <text:p>1548</text:p>
          </table:table-cell>
          <table:table-cell/>
          <table:table-cell office:value-type="string" calcext:value-type="string">
            <text:p>théâtre</text:p>
          </table:table-cell>
          <table:table-cell office:value-type="string" calcext:value-type="string">
            <text:p>S06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hedre et Hippolyte : Epistre À Madame la Duchesse de Büillon</text:p>
          </table:table-cell>
          <table:table-cell office:value-type="string" calcext:value-type="string">
            <text:p>PRADON Jacques (Nicolas)</text:p>
          </table:table-cell>
          <table:table-cell office:value-type="float" office:value="1677" calcext:value-type="float">
            <text:p>1677</text:p>
          </table:table-cell>
          <table:table-cell/>
          <table:table-cell office:value-type="string" calcext:value-type="string">
            <text:p>épître dédicatoire</text:p>
          </table:table-cell>
          <table:table-cell office:value-type="string" calcext:value-type="string">
            <text:p>S83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ertharite, roi des Lombards : Examen</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essai|préface</text:p>
          </table:table-cell>
          <table:table-cell office:value-type="string" calcext:value-type="string">
            <text:p>S93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Sylvie</text:p>
          </table:table-cell>
          <table:table-cell office:value-type="string" calcext:value-type="string">
            <text:p>MAIRET Jean</text:p>
          </table:table-cell>
          <table:table-cell office:value-type="float" office:value="1630" calcext:value-type="float">
            <text:p>1630</text:p>
          </table:table-cell>
          <table:table-cell/>
          <table:table-cell office:value-type="string" calcext:value-type="string">
            <text:p>théâtre</text:p>
          </table:table-cell>
          <table:table-cell office:value-type="string" calcext:value-type="string">
            <text:p>R28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remières satires</text:p>
          </table:table-cell>
          <table:table-cell office:value-type="string" calcext:value-type="string">
            <text:p>DU LORENS Jacques</text:p>
          </table:table-cell>
          <table:table-cell office:value-type="float" office:value="1624" calcext:value-type="float">
            <text:p>1624</text:p>
          </table:table-cell>
          <table:table-cell/>
          <table:table-cell office:value-type="string" calcext:value-type="string">
            <text:p>poésie</text:p>
          </table:table-cell>
          <table:table-cell office:value-type="string" calcext:value-type="string">
            <text:p>Q68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Esprits</text:p>
          </table:table-cell>
          <table:table-cell office:value-type="string" calcext:value-type="string">
            <text:p>LARIVEY Pierre de (dit)</text:p>
          </table:table-cell>
          <table:table-cell office:value-type="float" office:value="1579" calcext:value-type="float">
            <text:p>1579</text:p>
          </table:table-cell>
          <table:table-cell/>
          <table:table-cell office:value-type="string" calcext:value-type="string">
            <text:p>théâtre|comédie</text:p>
          </table:table-cell>
          <table:table-cell office:value-type="string" calcext:value-type="string">
            <text:p>S05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Impromptu de Versailles</text:p>
          </table:table-cell>
          <table:table-cell office:value-type="string" calcext:value-type="string">
            <text:p>MOLIÈRE </text:p>
          </table:table-cell>
          <table:table-cell office:value-type="float" office:value="1673" calcext:value-type="float">
            <text:p>1673</text:p>
          </table:table-cell>
          <table:table-cell/>
          <table:table-cell office:value-type="string" calcext:value-type="string">
            <text:p>théâtre|comédie</text:p>
          </table:table-cell>
          <table:table-cell office:value-type="string" calcext:value-type="string">
            <text:p>R37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ontes amoureux</text:p>
          </table:table-cell>
          <table:table-cell office:value-type="string" calcext:value-type="string">
            <text:p>FLORE Jeanne</text:p>
          </table:table-cell>
          <table:table-cell office:value-type="float" office:value="1537" calcext:value-type="float">
            <text:p>1537</text:p>
          </table:table-cell>
          <table:table-cell/>
          <table:table-cell office:value-type="string" calcext:value-type="string">
            <text:p>roman</text:p>
          </table:table-cell>
          <table:table-cell office:value-type="string" calcext:value-type="string">
            <text:p>R65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utrigot : poëme héroï-comique</text:p>
          </table:table-cell>
          <table:table-cell office:value-type="string" calcext:value-type="string">
            <text:p>BONNECORSE Balthazar de</text:p>
          </table:table-cell>
          <table:table-cell office:value-type="float" office:value="1686" calcext:value-type="float">
            <text:p>1686</text:p>
          </table:table-cell>
          <table:table-cell/>
          <table:table-cell office:value-type="string" calcext:value-type="string">
            <text:p>poésie</text:p>
          </table:table-cell>
          <table:table-cell office:value-type="string" calcext:value-type="string">
            <text:p>Q98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Pratique du théâtre</text:p>
          </table:table-cell>
          <table:table-cell office:value-type="string" calcext:value-type="string">
            <text:p>AUBIGNAC François HÉDELIN, abbé d'</text:p>
          </table:table-cell>
          <table:table-cell office:value-type="float" office:value="1657" calcext:value-type="float">
            <text:p>1657</text:p>
          </table:table-cell>
          <table:table-cell/>
          <table:table-cell office:value-type="string" calcext:value-type="string">
            <text:p>traité ou essai</text:p>
          </table:table-cell>
          <table:table-cell office:value-type="string" calcext:value-type="string">
            <text:p>Q64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ermon du mauvais riche (Carême du Louvre, 1662)</text:p>
          </table:table-cell>
          <table:table-cell office:value-type="string" calcext:value-type="string">
            <text:p>BOSSUET Jacques-Bénigne</text:p>
          </table:table-cell>
          <table:table-cell office:value-type="float" office:value="1662" calcext:value-type="float">
            <text:p>1662</text:p>
          </table:table-cell>
          <table:table-cell/>
          <table:table-cell office:value-type="string" calcext:value-type="string">
            <text:p>éloquence</text:p>
          </table:table-cell>
          <table:table-cell office:value-type="string" calcext:value-type="string">
            <text:p>Q33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ermon du mauvais Riche (Carême du Louvre, 1662)</text:p>
          </table:table-cell>
          <table:table-cell office:value-type="string" calcext:value-type="string">
            <text:p>BOSSUET Jacques-Bénigne</text:p>
          </table:table-cell>
          <table:table-cell office:value-type="float" office:value="1662" calcext:value-type="float">
            <text:p>1662</text:p>
          </table:table-cell>
          <table:table-cell/>
          <table:table-cell office:value-type="string" calcext:value-type="string">
            <text:p>éloquence</text:p>
          </table:table-cell>
          <table:table-cell office:value-type="string" calcext:value-type="string">
            <text:p>S86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philosophie de Socrate.</text:p>
          </table:table-cell>
          <table:table-cell office:value-type="string" calcext:value-type="string">
            <text:p>DAVION Julien</text:p>
          </table:table-cell>
          <table:table-cell office:value-type="float" office:value="1660" calcext:value-type="float">
            <text:p>1660</text:p>
          </table:table-cell>
          <table:table-cell/>
          <table:table-cell office:value-type="string" calcext:value-type="string">
            <text:p>essai</text:p>
          </table:table-cell>
          <table:table-cell office:value-type="string" calcext:value-type="string">
            <text:p>E24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Suivante : [Épître] À Monsieur ***</text:p>
          </table:table-cell>
          <table:table-cell office:value-type="string" calcext:value-type="string">
            <text:p>CORNEILLE Pierre</text:p>
          </table:table-cell>
          <table:table-cell office:value-type="float" office:value="1637" calcext:value-type="float">
            <text:p>1637</text:p>
          </table:table-cell>
          <table:table-cell/>
          <table:table-cell office:value-type="string" calcext:value-type="string">
            <text:p>épître dédicatoire</text:p>
          </table:table-cell>
          <table:table-cell office:value-type="string" calcext:value-type="string">
            <text:p>S90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Héraclius, empereur d'Orient : [Épître] À Monseigneur Seguier, chancelier de France</text:p>
          </table:table-cell>
          <table:table-cell office:value-type="string" calcext:value-type="string">
            <text:p>CORNEILLE Pierre</text:p>
          </table:table-cell>
          <table:table-cell office:value-type="float" office:value="1647" calcext:value-type="float">
            <text:p>1647</text:p>
          </table:table-cell>
          <table:table-cell/>
          <table:table-cell office:value-type="string" calcext:value-type="string">
            <text:p>épître dédicatoire</text:p>
          </table:table-cell>
          <table:table-cell office:value-type="string" calcext:value-type="string">
            <text:p>S92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Mélicerte</text:p>
          </table:table-cell>
          <table:table-cell office:value-type="string" calcext:value-type="string">
            <text:p>MOLIÈRE </text:p>
          </table:table-cell>
          <table:table-cell office:value-type="float" office:value="1673" calcext:value-type="float">
            <text:p>1673</text:p>
          </table:table-cell>
          <table:table-cell/>
          <table:table-cell office:value-type="string" calcext:value-type="string">
            <text:p>théâtre|comédie</text:p>
          </table:table-cell>
          <table:table-cell office:value-type="string" calcext:value-type="string">
            <text:p>R38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Nouvelles françaises où se trouvent divers effets de l'amour et de la fortune</text:p>
          </table:table-cell>
          <table:table-cell office:value-type="string" calcext:value-type="string">
            <text:p>SOREL Charles</text:p>
          </table:table-cell>
          <table:table-cell office:value-type="float" office:value="1623" calcext:value-type="float">
            <text:p>1623</text:p>
          </table:table-cell>
          <table:table-cell/>
          <table:table-cell office:value-type="string" calcext:value-type="string">
            <text:p>roman|nouvelle</text:p>
          </table:table-cell>
          <table:table-cell office:value-type="string" calcext:value-type="string">
            <text:p>Q73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Cid : [Épître] À Madame de Combalet</text:p>
          </table:table-cell>
          <table:table-cell office:value-type="string" calcext:value-type="string">
            <text:p>CORNEILLE Pierre</text:p>
          </table:table-cell>
          <table:table-cell office:value-type="float" office:value="1637" calcext:value-type="float">
            <text:p>1637</text:p>
          </table:table-cell>
          <table:table-cell/>
          <table:table-cell office:value-type="string" calcext:value-type="string">
            <text:p>épître dédicatoire</text:p>
          </table:table-cell>
          <table:table-cell office:value-type="string" calcext:value-type="string">
            <text:p>S71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on Sanche d'Aragon : Argument</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essai</text:p>
          </table:table-cell>
          <table:table-cell office:value-type="string" calcext:value-type="string">
            <text:p>S93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Mariane</text:p>
          </table:table-cell>
          <table:table-cell office:value-type="string" calcext:value-type="string">
            <text:p>TRISTAN L'HERMITE </text:p>
          </table:table-cell>
          <table:table-cell office:value-type="float" office:value="1637" calcext:value-type="float">
            <text:p>1637</text:p>
          </table:table-cell>
          <table:table-cell/>
          <table:table-cell office:value-type="string" calcext:value-type="string">
            <text:p>théâtre</text:p>
          </table:table-cell>
          <table:table-cell office:value-type="string" calcext:value-type="string">
            <text:p>R42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Fâcheux</text:p>
          </table:table-cell>
          <table:table-cell office:value-type="string" calcext:value-type="string">
            <text:p>MOLIÈRE </text:p>
          </table:table-cell>
          <table:table-cell office:value-type="float" office:value="1662" calcext:value-type="float">
            <text:p>1662</text:p>
          </table:table-cell>
          <table:table-cell/>
          <table:table-cell office:value-type="string" calcext:value-type="string">
            <text:p>théâtre|comédie</text:p>
          </table:table-cell>
          <table:table-cell office:value-type="string" calcext:value-type="string">
            <text:p>R36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Lettres de messire Roger de Rabutin, comte de Bussy : t. 4 : 1673-1686</text:p>
          </table:table-cell>
          <table:table-cell office:value-type="string" calcext:value-type="string">
            <text:p>BUSSY-RABUTIN Roger de</text:p>
          </table:table-cell>
          <table:table-cell office:value-type="float" office:value="1686" calcext:value-type="float">
            <text:p>1686</text:p>
          </table:table-cell>
          <table:table-cell/>
          <table:table-cell office:value-type="string" calcext:value-type="string">
            <text:p>correspondance</text:p>
          </table:table-cell>
          <table:table-cell office:value-type="string" calcext:value-type="string">
            <text:p>Q73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thalie : tragédie tirée de l'Écriture sainte : Préface</text:p>
          </table:table-cell>
          <table:table-cell office:value-type="string" calcext:value-type="string">
            <text:p>RACINE Jean</text:p>
          </table:table-cell>
          <table:table-cell office:value-type="float" office:value="1697" calcext:value-type="float">
            <text:p>1697</text:p>
          </table:table-cell>
          <table:table-cell/>
          <table:table-cell office:value-type="string" calcext:value-type="string">
            <text:p>essai|préface</text:p>
          </table:table-cell>
          <table:table-cell office:value-type="string" calcext:value-type="string">
            <text:p>S97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litandre : [Épître] À Monseigneur le duc de Longueville</text:p>
          </table:table-cell>
          <table:table-cell office:value-type="string" calcext:value-type="string">
            <text:p>CORNEILLE Pierre</text:p>
          </table:table-cell>
          <table:table-cell office:value-type="float" office:value="1632" calcext:value-type="float">
            <text:p>1632</text:p>
          </table:table-cell>
          <table:table-cell/>
          <table:table-cell office:value-type="string" calcext:value-type="string">
            <text:p>épître dédicatoire</text:p>
          </table:table-cell>
          <table:table-cell office:value-type="string" calcext:value-type="string">
            <text:p>S89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ermon sur la passion de Notre-Seigneur (Carême du Louvre, 1662)</text:p>
          </table:table-cell>
          <table:table-cell office:value-type="string" calcext:value-type="string">
            <text:p>BOSSUET Jacques-Bénigne</text:p>
          </table:table-cell>
          <table:table-cell office:value-type="float" office:value="1662" calcext:value-type="float">
            <text:p>1662</text:p>
          </table:table-cell>
          <table:table-cell/>
          <table:table-cell office:value-type="string" calcext:value-type="string">
            <text:p>éloquence</text:p>
          </table:table-cell>
          <table:table-cell office:value-type="string" calcext:value-type="string">
            <text:p>Q34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ndromaque</text:p>
          </table:table-cell>
          <table:table-cell office:value-type="string" calcext:value-type="string">
            <text:p>RACINE Jean</text:p>
          </table:table-cell>
          <table:table-cell office:value-type="float" office:value="1697" calcext:value-type="float">
            <text:p>1697</text:p>
          </table:table-cell>
          <table:table-cell/>
          <table:table-cell office:value-type="string" calcext:value-type="string">
            <text:p>théâtre|tragédie</text:p>
          </table:table-cell>
          <table:table-cell office:value-type="string" calcext:value-type="string">
            <text:p>R40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Institution de la religion chrestienne : livre premier</text:p>
          </table:table-cell>
          <table:table-cell office:value-type="string" calcext:value-type="string">
            <text:p>CALVIN Jean</text:p>
          </table:table-cell>
          <table:table-cell office:value-type="float" office:value="1560" calcext:value-type="float">
            <text:p>1560</text:p>
          </table:table-cell>
          <table:table-cell/>
          <table:table-cell office:value-type="string" calcext:value-type="string">
            <text:p>traité ou essai</text:p>
          </table:table-cell>
          <table:table-cell office:value-type="string" calcext:value-type="string">
            <text:p>R84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hilémon et Baucis</text:p>
          </table:table-cell>
          <table:table-cell office:value-type="string" calcext:value-type="string">
            <text:p>LA FONTAINE Jean de</text:p>
          </table:table-cell>
          <table:table-cell office:value-type="float" office:value="1685" calcext:value-type="float">
            <text:p>1685</text:p>
          </table:table-cell>
          <table:table-cell/>
          <table:table-cell office:value-type="string" calcext:value-type="string">
            <text:p>poésie</text:p>
          </table:table-cell>
          <table:table-cell office:value-type="string" calcext:value-type="string">
            <text:p>Q94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Roland</text:p>
          </table:table-cell>
          <table:table-cell office:value-type="string" calcext:value-type="string">
            <text:p>QUINAULT Philippe</text:p>
          </table:table-cell>
          <table:table-cell office:value-type="float" office:value="1685" calcext:value-type="float">
            <text:p>1685</text:p>
          </table:table-cell>
          <table:table-cell/>
          <table:table-cell office:value-type="string" calcext:value-type="string">
            <text:p>théâtre|tragédie</text:p>
          </table:table-cell>
          <table:table-cell office:value-type="string" calcext:value-type="string">
            <text:p>Q64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Nouvelles récréations et joyeux devis de feu Bonaventure des Périers 2. (1568)</text:p>
          </table:table-cell>
          <table:table-cell office:value-type="string" calcext:value-type="string">
            <text:p>DES PÉRIERS Bonaventure</text:p>
          </table:table-cell>
          <table:table-cell office:value-type="float" office:value="1568" calcext:value-type="float">
            <text:p>1568</text:p>
          </table:table-cell>
          <table:table-cell/>
          <table:table-cell office:value-type="string" calcext:value-type="string">
            <text:p>roman</text:p>
          </table:table-cell>
          <table:table-cell office:value-type="string" calcext:value-type="string">
            <text:p>R85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litandre : Argument</text:p>
          </table:table-cell>
          <table:table-cell office:value-type="string" calcext:value-type="string">
            <text:p>CORNEILLE Pierre</text:p>
          </table:table-cell>
          <table:table-cell office:value-type="float" office:value="1632" calcext:value-type="float">
            <text:p>1632</text:p>
          </table:table-cell>
          <table:table-cell/>
          <table:table-cell office:value-type="string" calcext:value-type="string">
            <text:p>théâtre|argument</text:p>
          </table:table-cell>
          <table:table-cell office:value-type="string" calcext:value-type="string">
            <text:p>S89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brégé de la philosophie de Gassendi : 1</text:p>
          </table:table-cell>
          <table:table-cell office:value-type="string" calcext:value-type="string">
            <text:p>BERNIER François</text:p>
          </table:table-cell>
          <table:table-cell office:value-type="float" office:value="1684" calcext:value-type="float">
            <text:p>1684</text:p>
          </table:table-cell>
          <table:table-cell/>
          <table:table-cell office:value-type="string" calcext:value-type="string">
            <text:p>traité ou essai</text:p>
          </table:table-cell>
          <table:table-cell office:value-type="string" calcext:value-type="string">
            <text:p>Q53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inna : Examen</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essai|préface</text:p>
          </table:table-cell>
          <table:table-cell office:value-type="string" calcext:value-type="string">
            <text:p>S91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Occurrences de la paix de Lyon</text:p>
          </table:table-cell>
          <table:table-cell office:value-type="string" calcext:value-type="string">
            <text:p>LUCINGE René de</text:p>
          </table:table-cell>
          <table:table-cell office:value-type="float" office:value="1601" calcext:value-type="float">
            <text:p>1601</text:p>
          </table:table-cell>
          <table:table-cell/>
          <table:table-cell office:value-type="string" calcext:value-type="string">
            <text:p>essai|mémoire historique</text:p>
          </table:table-cell>
          <table:table-cell office:value-type="string" calcext:value-type="string">
            <text:p>S58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Prince instrvit en la philosophie en François</text:p>
          </table:table-cell>
          <table:table-cell office:value-type="string" calcext:value-type="string">
            <text:p>ARROY Besian</text:p>
          </table:table-cell>
          <table:table-cell office:value-type="float" office:value="1671" calcext:value-type="float">
            <text:p>1671</text:p>
          </table:table-cell>
          <table:table-cell/>
          <table:table-cell office:value-type="string" calcext:value-type="string">
            <text:p>essai</text:p>
          </table:table-cell>
          <table:table-cell office:value-type="string" calcext:value-type="string">
            <text:p>E24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lexandre le Grand : Première préface</text:p>
          </table:table-cell>
          <table:table-cell office:value-type="string" calcext:value-type="string">
            <text:p>RACINE Jean</text:p>
          </table:table-cell>
          <table:table-cell office:value-type="float" office:value="1666" calcext:value-type="float">
            <text:p>1666</text:p>
          </table:table-cell>
          <table:table-cell/>
          <table:table-cell office:value-type="string" calcext:value-type="string">
            <text:p>essai|préface</text:p>
          </table:table-cell>
          <table:table-cell office:value-type="string" calcext:value-type="string">
            <text:p>S96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Oraison funèbre de Monsieur de Turenne, prononcée le 10 janvier 1676</text:p>
          </table:table-cell>
          <table:table-cell office:value-type="string" calcext:value-type="string">
            <text:p>FLÉCHIER Valentin-Esprit</text:p>
          </table:table-cell>
          <table:table-cell office:value-type="float" office:value="1676" calcext:value-type="float">
            <text:p>1676</text:p>
          </table:table-cell>
          <table:table-cell/>
          <table:table-cell office:value-type="string" calcext:value-type="string">
            <text:p>éloquence</text:p>
          </table:table-cell>
          <table:table-cell office:value-type="string" calcext:value-type="string">
            <text:p>Q35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lector ou Le Coq : histoire fabuleuse : t. 1</text:p>
          </table:table-cell>
          <table:table-cell office:value-type="string" calcext:value-type="string">
            <text:p>ANEAU Barthélemy</text:p>
          </table:table-cell>
          <table:table-cell office:value-type="float" office:value="1560" calcext:value-type="float">
            <text:p>1560</text:p>
          </table:table-cell>
          <table:table-cell/>
          <table:table-cell office:value-type="string" calcext:value-type="string">
            <text:p>roman</text:p>
          </table:table-cell>
          <table:table-cell office:value-type="string" calcext:value-type="string">
            <text:p>S74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Antiquitez de Rome</text:p>
          </table:table-cell>
          <table:table-cell office:value-type="string" calcext:value-type="string">
            <text:p>DU BELLAY Joachim</text:p>
          </table:table-cell>
          <table:table-cell office:value-type="float" office:value="1558" calcext:value-type="float">
            <text:p>1558</text:p>
          </table:table-cell>
          <table:table-cell/>
          <table:table-cell office:value-type="string" calcext:value-type="string">
            <text:p>poésie</text:p>
          </table:table-cell>
          <table:table-cell office:value-type="string" calcext:value-type="string">
            <text:p>R97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Conclusion et dernière partie d'Astrée</text:p>
          </table:table-cell>
          <table:table-cell office:value-type="string" calcext:value-type="string">
            <text:p>BARO Balthazar</text:p>
          </table:table-cell>
          <table:table-cell office:value-type="float" office:value="1628" calcext:value-type="float">
            <text:p>1628</text:p>
          </table:table-cell>
          <table:table-cell/>
          <table:table-cell office:value-type="string" calcext:value-type="string">
            <text:p>roman</text:p>
          </table:table-cell>
          <table:table-cell office:value-type="string" calcext:value-type="string">
            <text:p>Q89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Hippolyte</text:p>
          </table:table-cell>
          <table:table-cell office:value-type="string" calcext:value-type="string">
            <text:p>GARNIER Robert</text:p>
          </table:table-cell>
          <table:table-cell office:value-type="float" office:value="1585" calcext:value-type="float">
            <text:p>1585</text:p>
          </table:table-cell>
          <table:table-cell/>
          <table:table-cell office:value-type="string" calcext:value-type="string">
            <text:p>théâtre</text:p>
          </table:table-cell>
          <table:table-cell office:value-type="string" calcext:value-type="string">
            <text:p>S04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Amours tragiques de Pyrame et Thisbé</text:p>
          </table:table-cell>
          <table:table-cell office:value-type="string" calcext:value-type="string">
            <text:p>VIAU Théophile de</text:p>
          </table:table-cell>
          <table:table-cell office:value-type="float" office:value="1623" calcext:value-type="float">
            <text:p>1623</text:p>
          </table:table-cell>
          <table:table-cell/>
          <table:table-cell office:value-type="string" calcext:value-type="string">
            <text:p>théâtre</text:p>
          </table:table-cell>
          <table:table-cell office:value-type="string" calcext:value-type="string">
            <text:p>R42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strée : t. 3 : 3ème partie : livres 1 à 12</text:p>
          </table:table-cell>
          <table:table-cell office:value-type="string" calcext:value-type="string">
            <text:p>URFÉ Honoré d'</text:p>
          </table:table-cell>
          <table:table-cell office:value-type="float" office:value="1631" calcext:value-type="float">
            <text:p>1631</text:p>
          </table:table-cell>
          <table:table-cell/>
          <table:table-cell office:value-type="string" calcext:value-type="string">
            <text:p>roman</text:p>
          </table:table-cell>
          <table:table-cell office:value-type="string" calcext:value-type="string">
            <text:p>Q88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grand combat des ratz et des grenouilles</text:p>
          </table:table-cell>
          <table:table-cell office:value-type="string" calcext:value-type="string">
            <text:p>Macault Antoine</text:p>
          </table:table-cell>
          <table:table-cell office:value-type="float" office:value="1540" calcext:value-type="float">
            <text:p>1540</text:p>
          </table:table-cell>
          <table:table-cell/>
          <table:table-cell office:value-type="string" calcext:value-type="string">
            <text:p>non renseigné</text:p>
          </table:table-cell>
          <table:table-cell office:value-type="string" calcext:value-type="string">
            <text:p>B01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ttre de M. Gadroys à M. de La Grange Trianon, conseiller du roy en son grand conseil : Pour servir de réponse à celle que M. de Castelet a écrite contre les raisons de M. Descartes touchant le flux et reflux de la Mer</text:p>
          </table:table-cell>
          <table:table-cell office:value-type="string" calcext:value-type="string">
            <text:p>GADROYS Claude</text:p>
          </table:table-cell>
          <table:table-cell office:value-type="float" office:value="1677" calcext:value-type="float">
            <text:p>1677</text:p>
          </table:table-cell>
          <table:table-cell/>
          <table:table-cell office:value-type="string" calcext:value-type="string">
            <text:p>essai</text:p>
          </table:table-cell>
          <table:table-cell office:value-type="string" calcext:value-type="string">
            <text:p>E24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Fables : Livres 7 et 8</text:p>
          </table:table-cell>
          <table:table-cell office:value-type="string" calcext:value-type="string">
            <text:p>LA FONTAINE Jean de</text:p>
          </table:table-cell>
          <table:table-cell office:value-type="float" office:value="1678" calcext:value-type="float">
            <text:p>1678</text:p>
          </table:table-cell>
          <table:table-cell/>
          <table:table-cell office:value-type="string" calcext:value-type="string">
            <text:p>poésie|fable</text:p>
          </table:table-cell>
          <table:table-cell office:value-type="string" calcext:value-type="string">
            <text:p>S00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ermon sur l'ambition (Carême du Louvre, 1662)</text:p>
          </table:table-cell>
          <table:table-cell office:value-type="string" calcext:value-type="string">
            <text:p>BOSSUET Jacques-Bénigne</text:p>
          </table:table-cell>
          <table:table-cell office:value-type="float" office:value="1662" calcext:value-type="float">
            <text:p>1662</text:p>
          </table:table-cell>
          <table:table-cell/>
          <table:table-cell office:value-type="string" calcext:value-type="string">
            <text:p>éloquence</text:p>
          </table:table-cell>
          <table:table-cell office:value-type="string" calcext:value-type="string">
            <text:p>Q34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Suite du Menteur : Épître</text:p>
          </table:table-cell>
          <table:table-cell office:value-type="string" calcext:value-type="string">
            <text:p>CORNEILLE Pierre</text:p>
          </table:table-cell>
          <table:table-cell office:value-type="float" office:value="1645" calcext:value-type="float">
            <text:p>1645</text:p>
          </table:table-cell>
          <table:table-cell/>
          <table:table-cell office:value-type="string" calcext:value-type="string">
            <text:p>essai|préface</text:p>
          </table:table-cell>
          <table:table-cell office:value-type="string" calcext:value-type="string">
            <text:p>S92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igression sur les anciens et les modernes</text:p>
          </table:table-cell>
          <table:table-cell office:value-type="string" calcext:value-type="string">
            <text:p>FONTENELLE Bernard de</text:p>
          </table:table-cell>
          <table:table-cell office:value-type="float" office:value="1688" calcext:value-type="float">
            <text:p>1688</text:p>
          </table:table-cell>
          <table:table-cell/>
          <table:table-cell office:value-type="string" calcext:value-type="string">
            <text:p>traité ou essai</text:p>
          </table:table-cell>
          <table:table-cell office:value-type="string" calcext:value-type="string">
            <text:p>Q37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Contens</text:p>
          </table:table-cell>
          <table:table-cell office:value-type="string" calcext:value-type="string">
            <text:p>TURNÈBE Odet de</text:p>
          </table:table-cell>
          <table:table-cell office:value-type="float" office:value="1584" calcext:value-type="float">
            <text:p>1584</text:p>
          </table:table-cell>
          <table:table-cell/>
          <table:table-cell office:value-type="string" calcext:value-type="string">
            <text:p>théâtre</text:p>
          </table:table-cell>
          <table:table-cell office:value-type="string" calcext:value-type="string">
            <text:p>S07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Traité touchant le commun usage de l'escriture françoise</text:p>
          </table:table-cell>
          <table:table-cell office:value-type="string" calcext:value-type="string">
            <text:p>Meigret Loys</text:p>
          </table:table-cell>
          <table:table-cell office:value-type="float" office:value="1545" calcext:value-type="float">
            <text:p>1545</text:p>
          </table:table-cell>
          <table:table-cell/>
          <table:table-cell office:value-type="string" calcext:value-type="string">
            <text:p>non renseigné</text:p>
          </table:table-cell>
          <table:table-cell office:value-type="string" calcext:value-type="string">
            <text:p>B01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Veuve (1682)</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comédie</text:p>
          </table:table-cell>
          <table:table-cell office:value-type="string" calcext:value-type="string">
            <text:p>R30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lexandre le Grand : [Épître] Au Roy</text:p>
          </table:table-cell>
          <table:table-cell office:value-type="string" calcext:value-type="string">
            <text:p>RACINE Jean</text:p>
          </table:table-cell>
          <table:table-cell office:value-type="float" office:value="1666" calcext:value-type="float">
            <text:p>1666</text:p>
          </table:table-cell>
          <table:table-cell/>
          <table:table-cell office:value-type="string" calcext:value-type="string">
            <text:p>épître dédicatoire</text:p>
          </table:table-cell>
          <table:table-cell office:value-type="string" calcext:value-type="string">
            <text:p>S77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Galerie du Palais</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comédie</text:p>
          </table:table-cell>
          <table:table-cell office:value-type="string" calcext:value-type="string">
            <text:p>R30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rminius ou les Frères ennemis</text:p>
          </table:table-cell>
          <table:table-cell office:value-type="string" calcext:value-type="string">
            <text:p>SCUDÉRY Georges de</text:p>
          </table:table-cell>
          <table:table-cell office:value-type="float" office:value="1644" calcext:value-type="float">
            <text:p>1644</text:p>
          </table:table-cell>
          <table:table-cell/>
          <table:table-cell office:value-type="string" calcext:value-type="string">
            <text:p>théâtre</text:p>
          </table:table-cell>
          <table:table-cell office:value-type="string" calcext:value-type="string">
            <text:p>Q83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on Sanche d'Aragon : [Épître] à Monsieur de Zuylichen</text:p>
          </table:table-cell>
          <table:table-cell office:value-type="string" calcext:value-type="string">
            <text:p>CORNEILLE Pierre</text:p>
          </table:table-cell>
          <table:table-cell office:value-type="float" office:value="1650" calcext:value-type="float">
            <text:p>1650</text:p>
          </table:table-cell>
          <table:table-cell/>
          <table:table-cell office:value-type="string" calcext:value-type="string">
            <text:p>épître dédicatoire</text:p>
          </table:table-cell>
          <table:table-cell office:value-type="string" calcext:value-type="string">
            <text:p>S93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brégé de la philosophie de Gassendi : 3</text:p>
          </table:table-cell>
          <table:table-cell office:value-type="string" calcext:value-type="string">
            <text:p>BERNIER François</text:p>
          </table:table-cell>
          <table:table-cell office:value-type="float" office:value="1684" calcext:value-type="float">
            <text:p>1684</text:p>
          </table:table-cell>
          <table:table-cell/>
          <table:table-cell office:value-type="string" calcext:value-type="string">
            <text:p>traité|essai</text:p>
          </table:table-cell>
          <table:table-cell office:value-type="string" calcext:value-type="string">
            <text:p>Q53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Théâtre d'agriculture et mesnage des champs : t. 2</text:p>
          </table:table-cell>
          <table:table-cell office:value-type="string" calcext:value-type="string">
            <text:p>SERRES Olivier de</text:p>
          </table:table-cell>
          <table:table-cell office:value-type="float" office:value="1603" calcext:value-type="float">
            <text:p>1603</text:p>
          </table:table-cell>
          <table:table-cell/>
          <table:table-cell office:value-type="string" calcext:value-type="string">
            <text:p>essai</text:p>
          </table:table-cell>
          <table:table-cell office:value-type="string" calcext:value-type="string">
            <text:p>S59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Théâtre d'agriculture et mesnage des champs : t. 1</text:p>
          </table:table-cell>
          <table:table-cell office:value-type="string" calcext:value-type="string">
            <text:p>SERRES Olivier de</text:p>
          </table:table-cell>
          <table:table-cell office:value-type="float" office:value="1603" calcext:value-type="float">
            <text:p>1603</text:p>
          </table:table-cell>
          <table:table-cell/>
          <table:table-cell office:value-type="string" calcext:value-type="string">
            <text:p>essai</text:p>
          </table:table-cell>
          <table:table-cell office:value-type="string" calcext:value-type="string">
            <text:p>S19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Fondations faites par Sainte Thérèse de plusieurs monastères de Carmélites et de Carmes deschaussez [trad.]</text:p>
          </table:table-cell>
          <table:table-cell office:value-type="string" calcext:value-type="string">
            <text:p>ARNAULD D'ANDILLY Robert</text:p>
          </table:table-cell>
          <table:table-cell office:value-type="float" office:value="1670" calcext:value-type="float">
            <text:p>1670</text:p>
          </table:table-cell>
          <table:table-cell/>
          <table:table-cell office:value-type="string" calcext:value-type="string">
            <text:p>traité ou essai</text:p>
          </table:table-cell>
          <table:table-cell office:value-type="string" calcext:value-type="string">
            <text:p>Q92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Lacènes (1604)</text:p>
          </table:table-cell>
          <table:table-cell office:value-type="string" calcext:value-type="string">
            <text:p>MONTCHRESTIEN Antoine de</text:p>
          </table:table-cell>
          <table:table-cell office:value-type="float" office:value="1604" calcext:value-type="float">
            <text:p>1604</text:p>
          </table:table-cell>
          <table:table-cell/>
          <table:table-cell office:value-type="string" calcext:value-type="string">
            <text:p>théâtre</text:p>
          </table:table-cell>
          <table:table-cell office:value-type="string" calcext:value-type="string">
            <text:p>S09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es scandales</text:p>
          </table:table-cell>
          <table:table-cell office:value-type="string" calcext:value-type="string">
            <text:p>CALVIN Jean</text:p>
          </table:table-cell>
          <table:table-cell office:value-type="float" office:value="1550" calcext:value-type="float">
            <text:p>1550</text:p>
          </table:table-cell>
          <table:table-cell/>
          <table:table-cell office:value-type="string" calcext:value-type="string">
            <text:p>traité</text:p>
          </table:table-cell>
          <table:table-cell office:value-type="string" calcext:value-type="string">
            <text:p>R96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Cid : Examen</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essai|préface</text:p>
          </table:table-cell>
          <table:table-cell office:value-type="string" calcext:value-type="string">
            <text:p>S71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brégé de la philosophie de Gassendi : 2</text:p>
          </table:table-cell>
          <table:table-cell office:value-type="string" calcext:value-type="string">
            <text:p>BERNIER François</text:p>
          </table:table-cell>
          <table:table-cell office:value-type="float" office:value="1684" calcext:value-type="float">
            <text:p>1684</text:p>
          </table:table-cell>
          <table:table-cell/>
          <table:table-cell office:value-type="string" calcext:value-type="string">
            <text:p>traité|essai</text:p>
          </table:table-cell>
          <table:table-cell office:value-type="string" calcext:value-type="string">
            <text:p>Q53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Relation du royaume de coquetterie</text:p>
          </table:table-cell>
          <table:table-cell office:value-type="string" calcext:value-type="string">
            <text:p>AUBIGNAC François HÉDELIN, abbé d'</text:p>
          </table:table-cell>
          <table:table-cell office:value-type="float" office:value="1654" calcext:value-type="float">
            <text:p>1654</text:p>
          </table:table-cell>
          <table:table-cell/>
          <table:table-cell office:value-type="string" calcext:value-type="string">
            <text:p>roman</text:p>
          </table:table-cell>
          <table:table-cell office:value-type="string" calcext:value-type="string">
            <text:p>Q92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hedre et Hippolyte</text:p>
          </table:table-cell>
          <table:table-cell office:value-type="string" calcext:value-type="string">
            <text:p>PRADON Jacques (Nicolas)</text:p>
          </table:table-cell>
          <table:table-cell office:value-type="float" office:value="1677" calcext:value-type="float">
            <text:p>1677</text:p>
          </table:table-cell>
          <table:table-cell/>
          <table:table-cell office:value-type="string" calcext:value-type="string">
            <text:p>théâtre|tragédie</text:p>
          </table:table-cell>
          <table:table-cell office:value-type="string" calcext:value-type="string">
            <text:p>R84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Histoire trage-comique de nostre temps, sous les noms de Lysandre et de Caliste</text:p>
          </table:table-cell>
          <table:table-cell office:value-type="string" calcext:value-type="string">
            <text:p>AUDIGUIER Vital d'</text:p>
          </table:table-cell>
          <table:table-cell office:value-type="float" office:value="1615" calcext:value-type="float">
            <text:p>1615</text:p>
          </table:table-cell>
          <table:table-cell/>
          <table:table-cell office:value-type="string" calcext:value-type="string">
            <text:p>roman</text:p>
          </table:table-cell>
          <table:table-cell office:value-type="string" calcext:value-type="string">
            <text:p>Q78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mour médecin</text:p>
          </table:table-cell>
          <table:table-cell office:value-type="string" calcext:value-type="string">
            <text:p>MOLIÈRE </text:p>
          </table:table-cell>
          <table:table-cell office:value-type="float" office:value="1666" calcext:value-type="float">
            <text:p>1666</text:p>
          </table:table-cell>
          <table:table-cell/>
          <table:table-cell office:value-type="string" calcext:value-type="string">
            <text:p>théâtre|comédie</text:p>
          </table:table-cell>
          <table:table-cell office:value-type="string" calcext:value-type="string">
            <text:p>R37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orrespondance : t. 12 : 1643</text:p>
          </table:table-cell>
          <table:table-cell office:value-type="string" calcext:value-type="string">
            <text:p>MERSENNE Le Père Marin</text:p>
          </table:table-cell>
          <table:table-cell office:value-type="float" office:value="1643" calcext:value-type="float">
            <text:p>1643</text:p>
          </table:table-cell>
          <table:table-cell/>
          <table:table-cell office:value-type="string" calcext:value-type="string">
            <text:p>correspondance</text:p>
          </table:table-cell>
          <table:table-cell office:value-type="string" calcext:value-type="string">
            <text:p>Q85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Baliverneries d'Eutrapel</text:p>
          </table:table-cell>
          <table:table-cell office:value-type="string" calcext:value-type="string">
            <text:p>DU FAIL Noël</text:p>
          </table:table-cell>
          <table:table-cell office:value-type="float" office:value="1548" calcext:value-type="float">
            <text:p>1548</text:p>
          </table:table-cell>
          <table:table-cell/>
          <table:table-cell office:value-type="string" calcext:value-type="string">
            <text:p>roman</text:p>
          </table:table-cell>
          <table:table-cell office:value-type="string" calcext:value-type="string">
            <text:p>R56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padon satyrique</text:p>
          </table:table-cell>
          <table:table-cell office:value-type="string" calcext:value-type="string">
            <text:p>ESTERNOD Claude d'</text:p>
          </table:table-cell>
          <table:table-cell office:value-type="float" office:value="1619" calcext:value-type="float">
            <text:p>1619</text:p>
          </table:table-cell>
          <table:table-cell/>
          <table:table-cell office:value-type="string" calcext:value-type="string">
            <text:p>poésie</text:p>
          </table:table-cell>
          <table:table-cell office:value-type="string" calcext:value-type="string">
            <text:p>Q62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École des maris</text:p>
          </table:table-cell>
          <table:table-cell office:value-type="string" calcext:value-type="string">
            <text:p>MOLIÈRE </text:p>
          </table:table-cell>
          <table:table-cell office:value-type="float" office:value="1661" calcext:value-type="float">
            <text:p>1661</text:p>
          </table:table-cell>
          <table:table-cell/>
          <table:table-cell office:value-type="string" calcext:value-type="string">
            <text:p>théâtre|comédie</text:p>
          </table:table-cell>
          <table:table-cell office:value-type="string" calcext:value-type="string">
            <text:p>R36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Heptaméron : appendice</text:p>
          </table:table-cell>
          <table:table-cell office:value-type="string" calcext:value-type="string">
            <text:p>NAVARRE Marguerite d'Angoulême, reine de</text:p>
          </table:table-cell>
          <table:table-cell office:value-type="float" office:value="1559" calcext:value-type="float">
            <text:p>1559</text:p>
          </table:table-cell>
          <table:table-cell/>
          <table:table-cell office:value-type="string" calcext:value-type="string">
            <text:p>roman</text:p>
          </table:table-cell>
          <table:table-cell office:value-type="string" calcext:value-type="string">
            <text:p>R59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onduite du jugement naturel, où tous les bons esprits de l'un et de l'autre sexe pourront facilement puiser la pureté de la science.</text:p>
          </table:table-cell>
          <table:table-cell office:value-type="string" calcext:value-type="string">
            <text:p>FORTON Jacques</text:p>
          </table:table-cell>
          <table:table-cell office:value-type="float" office:value="1653" calcext:value-type="float">
            <text:p>1653</text:p>
          </table:table-cell>
          <table:table-cell/>
          <table:table-cell office:value-type="string" calcext:value-type="string">
            <text:p>essai</text:p>
          </table:table-cell>
          <table:table-cell office:value-type="string" calcext:value-type="string">
            <text:p>E23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Coche</text:p>
          </table:table-cell>
          <table:table-cell office:value-type="string" calcext:value-type="string">
            <text:p>NAVARRE Marguerite d'Angoulême, reine de</text:p>
          </table:table-cell>
          <table:table-cell office:value-type="float" office:value="1541" calcext:value-type="float">
            <text:p>1541</text:p>
          </table:table-cell>
          <table:table-cell/>
          <table:table-cell office:value-type="string" calcext:value-type="string">
            <text:p>poésie</text:p>
          </table:table-cell>
          <table:table-cell office:value-type="string" calcext:value-type="string">
            <text:p>R43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econde Homélie</text:p>
          </table:table-cell>
          <table:table-cell office:value-type="string" calcext:value-type="string">
            <text:p>Séguier Nicolas</text:p>
          </table:table-cell>
          <table:table-cell office:value-type="float" office:value="1598" calcext:value-type="float">
            <text:p>1598</text:p>
          </table:table-cell>
          <table:table-cell/>
          <table:table-cell office:value-type="string" calcext:value-type="string">
            <text:p>Écrits non-littéraires|Discours|sermons|homélies</text:p>
          </table:table-cell>
          <table:table-cell office:value-type="string" calcext:value-type="string">
            <text:p>E20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Mémoires : t. 3 : 1650-1651</text:p>
          </table:table-cell>
          <table:table-cell office:value-type="string" calcext:value-type="string">
            <text:p>RETZ Jean-François de</text:p>
          </table:table-cell>
          <table:table-cell office:value-type="float" office:value="1679" calcext:value-type="float">
            <text:p>1679</text:p>
          </table:table-cell>
          <table:table-cell/>
          <table:table-cell office:value-type="string" calcext:value-type="string">
            <text:p>mémoires</text:p>
          </table:table-cell>
          <table:table-cell office:value-type="string" calcext:value-type="string">
            <text:p>Q83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orrespondance : t. 3 : 1680-1696</text:p>
          </table:table-cell>
          <table:table-cell office:value-type="string" calcext:value-type="string">
            <text:p>SÉVIGNÉ (de) Mme</text:p>
          </table:table-cell>
          <table:table-cell office:value-type="float" office:value="1696" calcext:value-type="float">
            <text:p>1696</text:p>
          </table:table-cell>
          <table:table-cell/>
          <table:table-cell office:value-type="string" calcext:value-type="string">
            <text:p>correspondance</text:p>
          </table:table-cell>
          <table:table-cell office:value-type="string" calcext:value-type="string">
            <text:p>R23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Entretien avec M. de Sacy</text:p>
          </table:table-cell>
          <table:table-cell office:value-type="string" calcext:value-type="string">
            <text:p>PASCAL Blaise</text:p>
          </table:table-cell>
          <table:table-cell office:value-type="float" office:value="1655" calcext:value-type="float">
            <text:p>1655</text:p>
          </table:table-cell>
          <table:table-cell/>
          <table:table-cell office:value-type="string" calcext:value-type="string">
            <text:p>essai</text:p>
          </table:table-cell>
          <table:table-cell office:value-type="string" calcext:value-type="string">
            <text:p>Q62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lexandre le Grand</text:p>
          </table:table-cell>
          <table:table-cell office:value-type="string" calcext:value-type="string">
            <text:p>RACINE Jean</text:p>
          </table:table-cell>
          <table:table-cell office:value-type="float" office:value="1697" calcext:value-type="float">
            <text:p>1697</text:p>
          </table:table-cell>
          <table:table-cell/>
          <table:table-cell office:value-type="string" calcext:value-type="string">
            <text:p>théâtre|tragédie</text:p>
          </table:table-cell>
          <table:table-cell office:value-type="string" calcext:value-type="string">
            <text:p>R40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Tyr et Sidon : tragicomédie divisée en deux journées (1628)</text:p>
          </table:table-cell>
          <table:table-cell office:value-type="string" calcext:value-type="string">
            <text:p>SCHÉLANDRE Jean de</text:p>
          </table:table-cell>
          <table:table-cell office:value-type="float" office:value="1628" calcext:value-type="float">
            <text:p>1628</text:p>
          </table:table-cell>
          <table:table-cell/>
          <table:table-cell office:value-type="string" calcext:value-type="string">
            <text:p>théâtre</text:p>
          </table:table-cell>
          <table:table-cell office:value-type="string" calcext:value-type="string">
            <text:p>Q73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Fables d'Esope : [Épitre] À Monseigneur le Duc d'Aumont</text:p>
          </table:table-cell>
          <table:table-cell office:value-type="string" calcext:value-type="string">
            <text:p>BOURSAULT Edme</text:p>
          </table:table-cell>
          <table:table-cell office:value-type="float" office:value="1690" calcext:value-type="float">
            <text:p>1690</text:p>
          </table:table-cell>
          <table:table-cell/>
          <table:table-cell office:value-type="string" calcext:value-type="string">
            <text:p>épître dédicatoire</text:p>
          </table:table-cell>
          <table:table-cell office:value-type="string" calcext:value-type="string">
            <text:p>S83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Imitation de Jésus-Christ [trad.]</text:p>
          </table:table-cell>
          <table:table-cell office:value-type="string" calcext:value-type="string">
            <text:p>CORNEILLE Pierre</text:p>
          </table:table-cell>
          <table:table-cell office:value-type="float" office:value="1656" calcext:value-type="float">
            <text:p>1656</text:p>
          </table:table-cell>
          <table:table-cell/>
          <table:table-cell office:value-type="string" calcext:value-type="string">
            <text:p>poésie</text:p>
          </table:table-cell>
          <table:table-cell office:value-type="string" calcext:value-type="string">
            <text:p>Q97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Mort des enfans d'Herodes ou Suite de Mariane</text:p>
          </table:table-cell>
          <table:table-cell office:value-type="string" calcext:value-type="string">
            <text:p>LA CALPRENÈDE Gautier de Coste, sieur de</text:p>
          </table:table-cell>
          <table:table-cell office:value-type="float" office:value="1639" calcext:value-type="float">
            <text:p>1639</text:p>
          </table:table-cell>
          <table:table-cell/>
          <table:table-cell office:value-type="string" calcext:value-type="string">
            <text:p>théâtre</text:p>
          </table:table-cell>
          <table:table-cell office:value-type="string" calcext:value-type="string">
            <text:p>S08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aradoxes</text:p>
          </table:table-cell>
          <table:table-cell office:value-type="string" calcext:value-type="string">
            <text:p>ESTIENNE Charles</text:p>
          </table:table-cell>
          <table:table-cell office:value-type="float" office:value="1561" calcext:value-type="float">
            <text:p>1561</text:p>
          </table:table-cell>
          <table:table-cell/>
          <table:table-cell office:value-type="string" calcext:value-type="string">
            <text:p>essai</text:p>
          </table:table-cell>
          <table:table-cell office:value-type="string" calcext:value-type="string">
            <text:p>S97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Vendanges de Suresne</text:p>
          </table:table-cell>
          <table:table-cell office:value-type="string" calcext:value-type="string">
            <text:p>DU RYER Pierre</text:p>
          </table:table-cell>
          <table:table-cell office:value-type="float" office:value="1636" calcext:value-type="float">
            <text:p>1636</text:p>
          </table:table-cell>
          <table:table-cell/>
          <table:table-cell office:value-type="string" calcext:value-type="string">
            <text:p>théâtre</text:p>
          </table:table-cell>
          <table:table-cell office:value-type="string" calcext:value-type="string">
            <text:p>S09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Veuve : Examen</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essai|préface</text:p>
          </table:table-cell>
          <table:table-cell office:value-type="string" calcext:value-type="string">
            <text:p>S89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lexandre le Grand : Seconde préface</text:p>
          </table:table-cell>
          <table:table-cell office:value-type="string" calcext:value-type="string">
            <text:p>RACINE Jean</text:p>
          </table:table-cell>
          <table:table-cell office:value-type="float" office:value="1697" calcext:value-type="float">
            <text:p>1697</text:p>
          </table:table-cell>
          <table:table-cell/>
          <table:table-cell office:value-type="string" calcext:value-type="string">
            <text:p>essai|préface</text:p>
          </table:table-cell>
          <table:table-cell office:value-type="string" calcext:value-type="string">
            <text:p>S96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Traité des études monastiques, divisé en trois parties</text:p>
          </table:table-cell>
          <table:table-cell office:value-type="string" calcext:value-type="string">
            <text:p>MABILLON Jean</text:p>
          </table:table-cell>
          <table:table-cell office:value-type="float" office:value="1691" calcext:value-type="float">
            <text:p>1691</text:p>
          </table:table-cell>
          <table:table-cell/>
          <table:table-cell office:value-type="string" calcext:value-type="string">
            <text:p>traité ou essai</text:p>
          </table:table-cell>
          <table:table-cell office:value-type="string" calcext:value-type="string">
            <text:p>Q65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e la sagesse : trois livres</text:p>
          </table:table-cell>
          <table:table-cell office:value-type="string" calcext:value-type="string">
            <text:p>CHARRON Pierre</text:p>
          </table:table-cell>
          <table:table-cell office:value-type="float" office:value="1601" calcext:value-type="float">
            <text:p>1601</text:p>
          </table:table-cell>
          <table:table-cell/>
          <table:table-cell office:value-type="string" calcext:value-type="string">
            <text:p>traité ou essai</text:p>
          </table:table-cell>
          <table:table-cell office:value-type="string" calcext:value-type="string">
            <text:p>Q52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salutaire lever du soleil de justice, ou, Sermon sur Malachie, chap. IV, vers. 2</text:p>
          </table:table-cell>
          <table:table-cell office:value-type="string" calcext:value-type="string">
            <text:p>DRELINCOURT Laurent</text:p>
          </table:table-cell>
          <table:table-cell office:value-type="float" office:value="1670" calcext:value-type="float">
            <text:p>1670</text:p>
          </table:table-cell>
          <table:table-cell/>
          <table:table-cell office:value-type="string" calcext:value-type="string">
            <text:p>Écrits non-littéraires|Discours|sermons|homélies</text:p>
          </table:table-cell>
          <table:table-cell office:value-type="string" calcext:value-type="string">
            <text:p>E20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Banquet des muses, ou les Divers satires…</text:p>
          </table:table-cell>
          <table:table-cell office:value-type="string" calcext:value-type="string">
            <text:p>AUVRAY Jean</text:p>
          </table:table-cell>
          <table:table-cell office:value-type="float" office:value="1623" calcext:value-type="float">
            <text:p>1623</text:p>
          </table:table-cell>
          <table:table-cell/>
          <table:table-cell office:value-type="string" calcext:value-type="string">
            <text:p>poésie</text:p>
          </table:table-cell>
          <table:table-cell office:value-type="string" calcext:value-type="string">
            <text:p>Q72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Horace : Examen</text:p>
          </table:table-cell>
          <table:table-cell office:value-type="string" calcext:value-type="string">
            <text:p>CORNEILLE Pierre</text:p>
          </table:table-cell>
          <table:table-cell office:value-type="float" office:value="1668" calcext:value-type="float">
            <text:p>1668</text:p>
          </table:table-cell>
          <table:table-cell/>
          <table:table-cell office:value-type="string" calcext:value-type="string">
            <text:p>essai|préface</text:p>
          </table:table-cell>
          <table:table-cell office:value-type="string" calcext:value-type="string">
            <text:p>S91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Mithridate</text:p>
          </table:table-cell>
          <table:table-cell office:value-type="string" calcext:value-type="string">
            <text:p>RACINE Jean</text:p>
          </table:table-cell>
          <table:table-cell office:value-type="float" office:value="1697" calcext:value-type="float">
            <text:p>1697</text:p>
          </table:table-cell>
          <table:table-cell/>
          <table:table-cell office:value-type="string" calcext:value-type="string">
            <text:p>théâtre|tragédie</text:p>
          </table:table-cell>
          <table:table-cell office:value-type="string" calcext:value-type="string">
            <text:p>R40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Entretiens d'Ariste et d'Eugène</text:p>
          </table:table-cell>
          <table:table-cell office:value-type="string" calcext:value-type="string">
            <text:p>BOUHOURS Dominique</text:p>
          </table:table-cell>
          <table:table-cell office:value-type="float" office:value="1671" calcext:value-type="float">
            <text:p>1671</text:p>
          </table:table-cell>
          <table:table-cell/>
          <table:table-cell office:value-type="string" calcext:value-type="string">
            <text:p>traité ou essai</text:p>
          </table:table-cell>
          <table:table-cell office:value-type="string" calcext:value-type="string">
            <text:p>Q42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Chrysolite ou le Secret des romans</text:p>
          </table:table-cell>
          <table:table-cell office:value-type="string" calcext:value-type="string">
            <text:p>MARESCHAL André</text:p>
          </table:table-cell>
          <table:table-cell office:value-type="float" office:value="1634" calcext:value-type="float">
            <text:p>1634</text:p>
          </table:table-cell>
          <table:table-cell/>
          <table:table-cell office:value-type="string" calcext:value-type="string">
            <text:p>roman</text:p>
          </table:table-cell>
          <table:table-cell office:value-type="string" calcext:value-type="string">
            <text:p>Q89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École des femmes : Préface</text:p>
          </table:table-cell>
          <table:table-cell office:value-type="string" calcext:value-type="string">
            <text:p>MOLIÈRE </text:p>
          </table:table-cell>
          <table:table-cell office:value-type="float" office:value="1663" calcext:value-type="float">
            <text:p>1663</text:p>
          </table:table-cell>
          <table:table-cell/>
          <table:table-cell office:value-type="string" calcext:value-type="string">
            <text:p>essai|préface</text:p>
          </table:table-cell>
          <table:table-cell office:value-type="string" calcext:value-type="string">
            <text:p>S95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Iphigénie</text:p>
          </table:table-cell>
          <table:table-cell office:value-type="string" calcext:value-type="string">
            <text:p>RACINE Jean</text:p>
          </table:table-cell>
          <table:table-cell office:value-type="float" office:value="1697" calcext:value-type="float">
            <text:p>1697</text:p>
          </table:table-cell>
          <table:table-cell/>
          <table:table-cell office:value-type="string" calcext:value-type="string">
            <text:p>théâtre|tragédie</text:p>
          </table:table-cell>
          <table:table-cell office:value-type="string" calcext:value-type="string">
            <text:p>R40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Nouveaux mémoires sur l'état présent de la Chine : t. 2</text:p>
          </table:table-cell>
          <table:table-cell office:value-type="string" calcext:value-type="string">
            <text:p>LE COMTE Le Père Louis</text:p>
          </table:table-cell>
          <table:table-cell office:value-type="float" office:value="1696" calcext:value-type="float">
            <text:p>1696</text:p>
          </table:table-cell>
          <table:table-cell/>
          <table:table-cell office:value-type="string" calcext:value-type="string">
            <text:p>récits de voyage</text:p>
          </table:table-cell>
          <table:table-cell office:value-type="string" calcext:value-type="string">
            <text:p>Q62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Trop, prou, peu, moins</text:p>
          </table:table-cell>
          <table:table-cell office:value-type="string" calcext:value-type="string">
            <text:p>NAVARRE Marguerite d'Angoulême, reine de</text:p>
          </table:table-cell>
          <table:table-cell office:value-type="float" office:value="1544" calcext:value-type="float">
            <text:p>1544</text:p>
          </table:table-cell>
          <table:table-cell/>
          <table:table-cell office:value-type="string" calcext:value-type="string">
            <text:p>théâtre</text:p>
          </table:table-cell>
          <table:table-cell office:value-type="string" calcext:value-type="string">
            <text:p>S06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Histoire de la décadence de l'Empire grec, et establissement de celuy des Turcs, comprise en dix livres par Nicolas Chalcondyle [trad.]</text:p>
          </table:table-cell>
          <table:table-cell office:value-type="string" calcext:value-type="string">
            <text:p>VIGENÈRE Blaise de</text:p>
          </table:table-cell>
          <table:table-cell office:value-type="float" office:value="1577" calcext:value-type="float">
            <text:p>1577</text:p>
          </table:table-cell>
          <table:table-cell/>
          <table:table-cell office:value-type="string" calcext:value-type="string">
            <text:p>essai</text:p>
          </table:table-cell>
          <table:table-cell office:value-type="string" calcext:value-type="string">
            <text:p>R77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George Dandin ou le Mari confondu</text:p>
          </table:table-cell>
          <table:table-cell office:value-type="string" calcext:value-type="string">
            <text:p>MOLIÈRE </text:p>
          </table:table-cell>
          <table:table-cell office:value-type="float" office:value="1669" calcext:value-type="float">
            <text:p>1669</text:p>
          </table:table-cell>
          <table:table-cell/>
          <table:table-cell office:value-type="string" calcext:value-type="string">
            <text:p>théâtre|comédie</text:p>
          </table:table-cell>
          <table:table-cell office:value-type="string" calcext:value-type="string">
            <text:p>R38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Théodore, vierge et martyre : Examen</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essai|préface</text:p>
          </table:table-cell>
          <table:table-cell office:value-type="string" calcext:value-type="string">
            <text:p>S92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ntigone ou la Pietié</text:p>
          </table:table-cell>
          <table:table-cell office:value-type="string" calcext:value-type="string">
            <text:p>GARNIER Robert</text:p>
          </table:table-cell>
          <table:table-cell office:value-type="float" office:value="1585" calcext:value-type="float">
            <text:p>1585</text:p>
          </table:table-cell>
          <table:table-cell/>
          <table:table-cell office:value-type="string" calcext:value-type="string">
            <text:p>théâtre</text:p>
          </table:table-cell>
          <table:table-cell office:value-type="string" calcext:value-type="string">
            <text:p>R35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Théodore, vierge et martyre : tragédie chrétienne</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tragédie</text:p>
          </table:table-cell>
          <table:table-cell office:value-type="string" calcext:value-type="string">
            <text:p>R31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issertations chrestiennes et morales</text:p>
          </table:table-cell>
          <table:table-cell office:value-type="string" calcext:value-type="string">
            <text:p>BALZAC Jean-Louis GUEZ de</text:p>
          </table:table-cell>
          <table:table-cell office:value-type="float" office:value="1654" calcext:value-type="float">
            <text:p>1654</text:p>
          </table:table-cell>
          <table:table-cell/>
          <table:table-cell office:value-type="string" calcext:value-type="string">
            <text:p>traité ou essai</text:p>
          </table:table-cell>
          <table:table-cell office:value-type="string" calcext:value-type="string">
            <text:p>Q93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Œdipe : Au lecteur</text:p>
          </table:table-cell>
          <table:table-cell office:value-type="string" calcext:value-type="string">
            <text:p>CORNEILLE Pierre</text:p>
          </table:table-cell>
          <table:table-cell office:value-type="float" office:value="1659" calcext:value-type="float">
            <text:p>1659</text:p>
          </table:table-cell>
          <table:table-cell/>
          <table:table-cell office:value-type="string" calcext:value-type="string">
            <text:p>essai|préface</text:p>
          </table:table-cell>
          <table:table-cell office:value-type="string" calcext:value-type="string">
            <text:p>S94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ttila, roi des Huns</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tragédie</text:p>
          </table:table-cell>
          <table:table-cell office:value-type="string" calcext:value-type="string">
            <text:p>R32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leopatre captive</text:p>
          </table:table-cell>
          <table:table-cell office:value-type="string" calcext:value-type="string">
            <text:p>JODELLE Étienne</text:p>
          </table:table-cell>
          <table:table-cell office:value-type="float" office:value="1573" calcext:value-type="float">
            <text:p>1573</text:p>
          </table:table-cell>
          <table:table-cell/>
          <table:table-cell office:value-type="string" calcext:value-type="string">
            <text:p>théâtre</text:p>
          </table:table-cell>
          <table:table-cell office:value-type="string" calcext:value-type="string">
            <text:p>S13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lector ou Le Coq : histoire fabuleuse : t. 1 : A ma damoyselle M. D. Catherine de Coq, dame de La Vau-Jour, S.</text:p>
          </table:table-cell>
          <table:table-cell office:value-type="string" calcext:value-type="string">
            <text:p>ANEAU Barthélemy</text:p>
          </table:table-cell>
          <table:table-cell office:value-type="float" office:value="1560" calcext:value-type="float">
            <text:p>1560</text:p>
          </table:table-cell>
          <table:table-cell/>
          <table:table-cell office:value-type="string" calcext:value-type="string">
            <text:p>dédicace</text:p>
          </table:table-cell>
          <table:table-cell office:value-type="string" calcext:value-type="string">
            <text:p>S74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syché</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tragi-comédie</text:p>
          </table:table-cell>
          <table:table-cell office:value-type="string" calcext:value-type="string">
            <text:p>R33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Impiété des déistes, athées et libertins de ce temps</text:p>
          </table:table-cell>
          <table:table-cell office:value-type="string" calcext:value-type="string">
            <text:p>MERSENNE Le Père Marin</text:p>
          </table:table-cell>
          <table:table-cell office:value-type="float" office:value="1624" calcext:value-type="float">
            <text:p>1624</text:p>
          </table:table-cell>
          <table:table-cell/>
          <table:table-cell office:value-type="string" calcext:value-type="string">
            <text:p>traité ou essai</text:p>
          </table:table-cell>
          <table:table-cell office:value-type="string" calcext:value-type="string">
            <text:p>Q65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Remercîment au Roi</text:p>
          </table:table-cell>
          <table:table-cell office:value-type="string" calcext:value-type="string">
            <text:p>MOLIÈRE </text:p>
          </table:table-cell>
          <table:table-cell office:value-type="float" office:value="1663" calcext:value-type="float">
            <text:p>1663</text:p>
          </table:table-cell>
          <table:table-cell/>
          <table:table-cell office:value-type="string" calcext:value-type="string">
            <text:p>poésie</text:p>
          </table:table-cell>
          <table:table-cell office:value-type="string" calcext:value-type="string">
            <text:p>R37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Mémoires : t. 2 : 1648-1649</text:p>
          </table:table-cell>
          <table:table-cell office:value-type="string" calcext:value-type="string">
            <text:p>RETZ Jean-François de</text:p>
          </table:table-cell>
          <table:table-cell office:value-type="float" office:value="1679" calcext:value-type="float">
            <text:p>1679</text:p>
          </table:table-cell>
          <table:table-cell/>
          <table:table-cell office:value-type="string" calcext:value-type="string">
            <text:p>mémoires</text:p>
          </table:table-cell>
          <table:table-cell office:value-type="string" calcext:value-type="string">
            <text:p>Q83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Printemps : L'Hécatombe à Diane et les Stances</text:p>
          </table:table-cell>
          <table:table-cell office:value-type="string" calcext:value-type="string">
            <text:p>AUBIGNÉ Théodore Agrippa d'</text:p>
          </table:table-cell>
          <table:table-cell office:value-type="float" office:value="1630" calcext:value-type="float">
            <text:p>1630</text:p>
          </table:table-cell>
          <table:table-cell/>
          <table:table-cell office:value-type="string" calcext:value-type="string">
            <text:p>poésie</text:p>
          </table:table-cell>
          <table:table-cell office:value-type="string" calcext:value-type="string">
            <text:p>Q64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Thésée</text:p>
          </table:table-cell>
          <table:table-cell office:value-type="string" calcext:value-type="string">
            <text:p>QUINAULT Philippe</text:p>
          </table:table-cell>
          <table:table-cell office:value-type="float" office:value="1675" calcext:value-type="float">
            <text:p>1675</text:p>
          </table:table-cell>
          <table:table-cell/>
          <table:table-cell office:value-type="string" calcext:value-type="string">
            <text:p>théâtre|tragédie</text:p>
          </table:table-cell>
          <table:table-cell office:value-type="string" calcext:value-type="string">
            <text:p>Q63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Traitez de metaphysique, demontrée selon la methode des geometres</text:p>
          </table:table-cell>
          <table:table-cell office:value-type="string" calcext:value-type="string">
            <text:p>LA COUDRAYE chevalier de François-Célestin</text:p>
          </table:table-cell>
          <table:table-cell office:value-type="float" office:value="1693" calcext:value-type="float">
            <text:p>1693</text:p>
          </table:table-cell>
          <table:table-cell/>
          <table:table-cell office:value-type="string" calcext:value-type="string">
            <text:p>essai</text:p>
          </table:table-cell>
          <table:table-cell office:value-type="string" calcext:value-type="string">
            <text:p>E24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ompée : Au lecteur</text:p>
          </table:table-cell>
          <table:table-cell office:value-type="string" calcext:value-type="string">
            <text:p>CORNEILLE Pierre</text:p>
          </table:table-cell>
          <table:table-cell office:value-type="float" office:value="1644" calcext:value-type="float">
            <text:p>1644</text:p>
          </table:table-cell>
          <table:table-cell/>
          <table:table-cell office:value-type="string" calcext:value-type="string">
            <text:p>essai|préface</text:p>
          </table:table-cell>
          <table:table-cell office:value-type="string" calcext:value-type="string">
            <text:p>S91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Manlius Capitolinus</text:p>
          </table:table-cell>
          <table:table-cell office:value-type="string" calcext:value-type="string">
            <text:p>LA FOSSE Antoine de</text:p>
          </table:table-cell>
          <table:table-cell office:value-type="float" office:value="1698" calcext:value-type="float">
            <text:p>1698</text:p>
          </table:table-cell>
          <table:table-cell/>
          <table:table-cell office:value-type="string" calcext:value-type="string">
            <text:p>théâtre|tragédie</text:p>
          </table:table-cell>
          <table:table-cell office:value-type="string" calcext:value-type="string">
            <text:p>Q44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brégé de la philosophie de Gassendi : 6</text:p>
          </table:table-cell>
          <table:table-cell office:value-type="string" calcext:value-type="string">
            <text:p>BERNIER François</text:p>
          </table:table-cell>
          <table:table-cell office:value-type="float" office:value="1684" calcext:value-type="float">
            <text:p>1684</text:p>
          </table:table-cell>
          <table:table-cell/>
          <table:table-cell office:value-type="string" calcext:value-type="string">
            <text:p>traité|essai</text:p>
          </table:table-cell>
          <table:table-cell office:value-type="string" calcext:value-type="string">
            <text:p>Q54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ermon sur la Prédication évangélique (Carême du Louvre, 1662)</text:p>
          </table:table-cell>
          <table:table-cell office:value-type="string" calcext:value-type="string">
            <text:p>BOSSUET Jacques-Bénigne</text:p>
          </table:table-cell>
          <table:table-cell office:value-type="float" office:value="1662" calcext:value-type="float">
            <text:p>1662</text:p>
          </table:table-cell>
          <table:table-cell/>
          <table:table-cell office:value-type="string" calcext:value-type="string">
            <text:p>éloquence</text:p>
          </table:table-cell>
          <table:table-cell office:value-type="string" calcext:value-type="string">
            <text:p>S85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Dialogues de Guy de Brués contre les nouveaux académiciens</text:p>
          </table:table-cell>
          <table:table-cell office:value-type="string" calcext:value-type="string">
            <text:p>BRUÉS Guy de</text:p>
          </table:table-cell>
          <table:table-cell office:value-type="float" office:value="1557" calcext:value-type="float">
            <text:p>1557</text:p>
          </table:table-cell>
          <table:table-cell/>
          <table:table-cell office:value-type="string" calcext:value-type="string">
            <text:p>traité</text:p>
          </table:table-cell>
          <table:table-cell office:value-type="string" calcext:value-type="string">
            <text:p>R59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orcie</text:p>
          </table:table-cell>
          <table:table-cell office:value-type="string" calcext:value-type="string">
            <text:p>GARNIER Robert</text:p>
          </table:table-cell>
          <table:table-cell office:value-type="float" office:value="1585" calcext:value-type="float">
            <text:p>1585</text:p>
          </table:table-cell>
          <table:table-cell/>
          <table:table-cell office:value-type="string" calcext:value-type="string">
            <text:p>théâtre</text:p>
          </table:table-cell>
          <table:table-cell office:value-type="string" calcext:value-type="string">
            <text:p>S04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Lettres de messire Roger de Rabutin, comte de Bussy : t. 2 : 1681-1692</text:p>
          </table:table-cell>
          <table:table-cell office:value-type="string" calcext:value-type="string">
            <text:p>BUSSY-RABUTIN Roger de</text:p>
          </table:table-cell>
          <table:table-cell office:value-type="float" office:value="1692" calcext:value-type="float">
            <text:p>1692</text:p>
          </table:table-cell>
          <table:table-cell/>
          <table:table-cell office:value-type="string" calcext:value-type="string">
            <text:p>correspondance</text:p>
          </table:table-cell>
          <table:table-cell office:value-type="string" calcext:value-type="string">
            <text:p>Q73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omédie du parfait amant</text:p>
          </table:table-cell>
          <table:table-cell office:value-type="string" calcext:value-type="string">
            <text:p>NAVARRE Marguerite d'Angoulême, reine de</text:p>
          </table:table-cell>
          <table:table-cell office:value-type="float" office:value="1549" calcext:value-type="float">
            <text:p>1549</text:p>
          </table:table-cell>
          <table:table-cell/>
          <table:table-cell office:value-type="string" calcext:value-type="string">
            <text:p>théâtre</text:p>
          </table:table-cell>
          <table:table-cell office:value-type="string" calcext:value-type="string">
            <text:p>S06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econd livre des Odes</text:p>
          </table:table-cell>
          <table:table-cell office:value-type="string" calcext:value-type="string">
            <text:p>RONSARD Pierre de</text:p>
          </table:table-cell>
          <table:table-cell office:value-type="float" office:value="1550" calcext:value-type="float">
            <text:p>1550</text:p>
          </table:table-cell>
          <table:table-cell/>
          <table:table-cell office:value-type="string" calcext:value-type="string">
            <text:p>poésie|ode</text:p>
          </table:table-cell>
          <table:table-cell office:value-type="string" calcext:value-type="string">
            <text:p>S72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Filles de Minée</text:p>
          </table:table-cell>
          <table:table-cell office:value-type="string" calcext:value-type="string">
            <text:p>LA FONTAINE Jean de</text:p>
          </table:table-cell>
          <table:table-cell office:value-type="float" office:value="1685" calcext:value-type="float">
            <text:p>1685</text:p>
          </table:table-cell>
          <table:table-cell/>
          <table:table-cell office:value-type="string" calcext:value-type="string">
            <text:p>poésie</text:p>
          </table:table-cell>
          <table:table-cell office:value-type="string" calcext:value-type="string">
            <text:p>Q94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u Trop parler [trad.]</text:p>
          </table:table-cell>
          <table:table-cell office:value-type="string" calcext:value-type="string">
            <text:p>Plutarque |AMYOT Jacques</text:p>
          </table:table-cell>
          <table:table-cell office:value-type="float" office:value="1572" calcext:value-type="float">
            <text:p>1572</text:p>
          </table:table-cell>
          <table:table-cell/>
          <table:table-cell office:value-type="string" calcext:value-type="string">
            <text:p>traité</text:p>
          </table:table-cell>
          <table:table-cell office:value-type="string" calcext:value-type="string">
            <text:p>R97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Venceslas</text:p>
          </table:table-cell>
          <table:table-cell office:value-type="string" calcext:value-type="string">
            <text:p>ROTROU Jean de</text:p>
          </table:table-cell>
          <table:table-cell office:value-type="float" office:value="1648" calcext:value-type="float">
            <text:p>1648</text:p>
          </table:table-cell>
          <table:table-cell/>
          <table:table-cell office:value-type="string" calcext:value-type="string">
            <text:p>théâtre</text:p>
          </table:table-cell>
          <table:table-cell office:value-type="string" calcext:value-type="string">
            <text:p>R41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Oraison funèbre de Henriette Marie de France, reine de la Grand'Bretagne, prononcée le 16 novembre 1669</text:p>
          </table:table-cell>
          <table:table-cell office:value-type="string" calcext:value-type="string">
            <text:p>BOSSUET Jacques-Bénigne</text:p>
          </table:table-cell>
          <table:table-cell office:value-type="float" office:value="1669" calcext:value-type="float">
            <text:p>1669</text:p>
          </table:table-cell>
          <table:table-cell/>
          <table:table-cell office:value-type="string" calcext:value-type="string">
            <text:p>éloquence</text:p>
          </table:table-cell>
          <table:table-cell office:value-type="string" calcext:value-type="string">
            <text:p>Q34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Premier livre des Odes</text:p>
          </table:table-cell>
          <table:table-cell office:value-type="string" calcext:value-type="string">
            <text:p>RONSARD Pierre de</text:p>
          </table:table-cell>
          <table:table-cell office:value-type="float" office:value="1550" calcext:value-type="float">
            <text:p>1550</text:p>
          </table:table-cell>
          <table:table-cell/>
          <table:table-cell office:value-type="string" calcext:value-type="string">
            <text:p>poésie|ode</text:p>
          </table:table-cell>
          <table:table-cell office:value-type="string" calcext:value-type="string">
            <text:p>S71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Observations sur le Cid</text:p>
          </table:table-cell>
          <table:table-cell office:value-type="string" calcext:value-type="string">
            <text:p>SCUDÉRY Georges de</text:p>
          </table:table-cell>
          <table:table-cell office:value-type="float" office:value="1637" calcext:value-type="float">
            <text:p>1637</text:p>
          </table:table-cell>
          <table:table-cell/>
          <table:table-cell office:value-type="string" calcext:value-type="string">
            <text:p>pamphlet</text:p>
          </table:table-cell>
          <table:table-cell office:value-type="string" calcext:value-type="string">
            <text:p>Q76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Caractères de Théophraste [trad.]</text:p>
          </table:table-cell>
          <table:table-cell office:value-type="string" calcext:value-type="string">
            <text:p>LA BRUYÈRE Jean de</text:p>
          </table:table-cell>
          <table:table-cell office:value-type="float" office:value="1696" calcext:value-type="float">
            <text:p>1696</text:p>
          </table:table-cell>
          <table:table-cell/>
          <table:table-cell office:value-type="string" calcext:value-type="string">
            <text:p>essai</text:p>
          </table:table-cell>
          <table:table-cell office:value-type="string" calcext:value-type="string">
            <text:p>S40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orrespondance : t. 1 : 1646-1675</text:p>
          </table:table-cell>
          <table:table-cell office:value-type="string" calcext:value-type="string">
            <text:p>SÉVIGNÉ (de) Mme</text:p>
          </table:table-cell>
          <table:table-cell office:value-type="float" office:value="1675" calcext:value-type="float">
            <text:p>1675</text:p>
          </table:table-cell>
          <table:table-cell/>
          <table:table-cell office:value-type="string" calcext:value-type="string">
            <text:p>correspondance</text:p>
          </table:table-cell>
          <table:table-cell office:value-type="string" calcext:value-type="string">
            <text:p>R22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om Juan ou le Festin de pierre</text:p>
          </table:table-cell>
          <table:table-cell office:value-type="string" calcext:value-type="string">
            <text:p>MOLIÈRE </text:p>
          </table:table-cell>
          <table:table-cell office:value-type="float" office:value="1673" calcext:value-type="float">
            <text:p>1673</text:p>
          </table:table-cell>
          <table:table-cell/>
          <table:table-cell office:value-type="string" calcext:value-type="string">
            <text:p>théâtre|comédie</text:p>
          </table:table-cell>
          <table:table-cell office:value-type="string" calcext:value-type="string">
            <text:p>R37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IEU DECHIRANT SON PROPRE PEUPLE. SERMON VI.</text:p>
          </table:table-cell>
          <table:table-cell office:value-type="string" calcext:value-type="string">
            <text:p>BROUSSON Claude</text:p>
          </table:table-cell>
          <table:table-cell office:value-type="float" office:value="1695" calcext:value-type="float">
            <text:p>1695</text:p>
          </table:table-cell>
          <table:table-cell/>
          <table:table-cell office:value-type="string" calcext:value-type="string">
            <text:p>Écrits non-littéraires|Discours|sermons|homélies</text:p>
          </table:table-cell>
          <table:table-cell office:value-type="string" calcext:value-type="string">
            <text:p>E21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atires : t. 2</text:p>
          </table:table-cell>
          <table:table-cell office:value-type="string" calcext:value-type="string">
            <text:p>SIGOGNE Charles-Timoléon de</text:p>
          </table:table-cell>
          <table:table-cell office:value-type="float" office:value="1619" calcext:value-type="float">
            <text:p>1619</text:p>
          </table:table-cell>
          <table:table-cell/>
          <table:table-cell office:value-type="string" calcext:value-type="string">
            <text:p>poésie</text:p>
          </table:table-cell>
          <table:table-cell office:value-type="string" calcext:value-type="string">
            <text:p>Q66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omédie à dix personnages</text:p>
          </table:table-cell>
          <table:table-cell office:value-type="string" calcext:value-type="string">
            <text:p>NAVARRE Marguerite d'Angoulême, reine de</text:p>
          </table:table-cell>
          <table:table-cell office:value-type="float" office:value="1542" calcext:value-type="float">
            <text:p>1542</text:p>
          </table:table-cell>
          <table:table-cell/>
          <table:table-cell office:value-type="string" calcext:value-type="string">
            <text:p>théâtre</text:p>
          </table:table-cell>
          <table:table-cell office:value-type="string" calcext:value-type="string">
            <text:p>S06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Gloire du Dôme du Val-de-Grâce</text:p>
          </table:table-cell>
          <table:table-cell office:value-type="string" calcext:value-type="string">
            <text:p>MOLIÈRE </text:p>
          </table:table-cell>
          <table:table-cell office:value-type="float" office:value="1669" calcext:value-type="float">
            <text:p>1669</text:p>
          </table:table-cell>
          <table:table-cell/>
          <table:table-cell office:value-type="string" calcext:value-type="string">
            <text:p>poésie</text:p>
          </table:table-cell>
          <table:table-cell office:value-type="string" calcext:value-type="string">
            <text:p>R39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onnets, Élégies, Débat de folie et d'amour</text:p>
          </table:table-cell>
          <table:table-cell office:value-type="string" calcext:value-type="string">
            <text:p>LABÉ Louise</text:p>
          </table:table-cell>
          <table:table-cell office:value-type="float" office:value="1555" calcext:value-type="float">
            <text:p>1555</text:p>
          </table:table-cell>
          <table:table-cell/>
          <table:table-cell office:value-type="string" calcext:value-type="string">
            <text:p>poésie|théâtre</text:p>
          </table:table-cell>
          <table:table-cell office:value-type="string" calcext:value-type="string">
            <text:p>R42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on Sanche d'Aragon : Examen</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essai|préface</text:p>
          </table:table-cell>
          <table:table-cell office:value-type="string" calcext:value-type="string">
            <text:p>S93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Nouvelles récréations et joyeux devis de feu Bonaventure des Périers 1. (1558)</text:p>
          </table:table-cell>
          <table:table-cell office:value-type="string" calcext:value-type="string">
            <text:p>DES PÉRIERS Bonaventure</text:p>
          </table:table-cell>
          <table:table-cell office:value-type="float" office:value="1558" calcext:value-type="float">
            <text:p>1558</text:p>
          </table:table-cell>
          <table:table-cell/>
          <table:table-cell office:value-type="string" calcext:value-type="string">
            <text:p>roman</text:p>
          </table:table-cell>
          <table:table-cell office:value-type="string" calcext:value-type="string">
            <text:p>R56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Veuve : [Épître] À Madame de la Maisonfort</text:p>
          </table:table-cell>
          <table:table-cell office:value-type="string" calcext:value-type="string">
            <text:p>CORNEILLE Pierre</text:p>
          </table:table-cell>
          <table:table-cell office:value-type="float" office:value="1634" calcext:value-type="float">
            <text:p>1634</text:p>
          </table:table-cell>
          <table:table-cell/>
          <table:table-cell office:value-type="string" calcext:value-type="string">
            <text:p>épître dédicatoire</text:p>
          </table:table-cell>
          <table:table-cell office:value-type="string" calcext:value-type="string">
            <text:p>S89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ertorius</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tragédie</text:p>
          </table:table-cell>
          <table:table-cell office:value-type="string" calcext:value-type="string">
            <text:p>R32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Héraclius, empereur d'Orient : Examen</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essai|préface</text:p>
          </table:table-cell>
          <table:table-cell office:value-type="string" calcext:value-type="string">
            <text:p>S92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Thébaïde ou les Frères ennemis : [Épître] À Monseigneur le Duc de Saint-Aignan</text:p>
          </table:table-cell>
          <table:table-cell office:value-type="string" calcext:value-type="string">
            <text:p>RACINE Jean</text:p>
          </table:table-cell>
          <table:table-cell office:value-type="float" office:value="1664" calcext:value-type="float">
            <text:p>1664</text:p>
          </table:table-cell>
          <table:table-cell/>
          <table:table-cell office:value-type="string" calcext:value-type="string">
            <text:p>épître dédicatoire</text:p>
          </table:table-cell>
          <table:table-cell office:value-type="string" calcext:value-type="string">
            <text:p>S96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Bajazet</text:p>
          </table:table-cell>
          <table:table-cell office:value-type="string" calcext:value-type="string">
            <text:p>RACINE Jean</text:p>
          </table:table-cell>
          <table:table-cell office:value-type="float" office:value="1697" calcext:value-type="float">
            <text:p>1697</text:p>
          </table:table-cell>
          <table:table-cell/>
          <table:table-cell office:value-type="string" calcext:value-type="string">
            <text:p>théâtre|tragédie</text:p>
          </table:table-cell>
          <table:table-cell office:value-type="string" calcext:value-type="string">
            <text:p>R40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iscours des trois unités, d'action, de jour et de lieu</text:p>
          </table:table-cell>
          <table:table-cell office:value-type="string" calcext:value-type="string">
            <text:p>CORNEILLE Pierre</text:p>
          </table:table-cell>
          <table:table-cell office:value-type="float" office:value="1660" calcext:value-type="float">
            <text:p>1660</text:p>
          </table:table-cell>
          <table:table-cell/>
          <table:table-cell office:value-type="string" calcext:value-type="string">
            <text:p>traité ou essai</text:p>
          </table:table-cell>
          <table:table-cell office:value-type="string" calcext:value-type="string">
            <text:p>Q65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ertharite, roi des Lombards</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tragédie</text:p>
          </table:table-cell>
          <table:table-cell office:value-type="string" calcext:value-type="string">
            <text:p>R32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édant</text:p>
          </table:table-cell>
          <table:table-cell office:value-type="string" calcext:value-type="string">
            <text:p>SCUDÉRY Madeleine de</text:p>
          </table:table-cell>
          <table:table-cell office:value-type="float" office:value="1667" calcext:value-type="float">
            <text:p>1667</text:p>
          </table:table-cell>
          <table:table-cell/>
          <table:table-cell office:value-type="string" calcext:value-type="string">
            <text:p>roman</text:p>
          </table:table-cell>
          <table:table-cell office:value-type="string" calcext:value-type="string">
            <text:p>R25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Médée : tragédie, 1635</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tragédie</text:p>
          </table:table-cell>
          <table:table-cell office:value-type="string" calcext:value-type="string">
            <text:p>R30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Menteur</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comédie</text:p>
          </table:table-cell>
          <table:table-cell office:value-type="string" calcext:value-type="string">
            <text:p>R31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orrespondance : t. 6 : 1636-1637</text:p>
          </table:table-cell>
          <table:table-cell office:value-type="string" calcext:value-type="string">
            <text:p>MERSENNE Le Père Marin</text:p>
          </table:table-cell>
          <table:table-cell office:value-type="float" office:value="1637" calcext:value-type="float">
            <text:p>1637</text:p>
          </table:table-cell>
          <table:table-cell/>
          <table:table-cell office:value-type="string" calcext:value-type="string">
            <text:p>correspondance</text:p>
          </table:table-cell>
          <table:table-cell office:value-type="string" calcext:value-type="string">
            <text:p>Q85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Veuve : Argument</text:p>
          </table:table-cell>
          <table:table-cell office:value-type="string" calcext:value-type="string">
            <text:p>CORNEILLE Pierre</text:p>
          </table:table-cell>
          <table:table-cell office:value-type="float" office:value="1634" calcext:value-type="float">
            <text:p>1634</text:p>
          </table:table-cell>
          <table:table-cell/>
          <table:table-cell office:value-type="string" calcext:value-type="string">
            <text:p>théâtre|argument</text:p>
          </table:table-cell>
          <table:table-cell office:value-type="string" calcext:value-type="string">
            <text:p>S89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Œuvres poétiques : 2</text:p>
          </table:table-cell>
          <table:table-cell office:value-type="string" calcext:value-type="string">
            <text:p>MALLEVILLE Claude</text:p>
          </table:table-cell>
          <table:table-cell office:value-type="float" office:value="1649" calcext:value-type="float">
            <text:p>1649</text:p>
          </table:table-cell>
          <table:table-cell/>
          <table:table-cell office:value-type="string" calcext:value-type="string">
            <text:p>poésie</text:p>
          </table:table-cell>
          <table:table-cell office:value-type="string" calcext:value-type="string">
            <text:p>Q99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Comtesse d'Escarbagnas</text:p>
          </table:table-cell>
          <table:table-cell office:value-type="string" calcext:value-type="string">
            <text:p>MOLIÈRE </text:p>
          </table:table-cell>
          <table:table-cell office:value-type="float" office:value="1673" calcext:value-type="float">
            <text:p>1673</text:p>
          </table:table-cell>
          <table:table-cell/>
          <table:table-cell office:value-type="string" calcext:value-type="string">
            <text:p>théâtre|comédie</text:p>
          </table:table-cell>
          <table:table-cell office:value-type="string" calcext:value-type="string">
            <text:p>R39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resche fait à la Breuine à l’heureuse arriuée de Son Altesse Sérenissime Madame la Duchesse De Nemours.</text:p>
          </table:table-cell>
          <table:table-cell office:value-type="string" calcext:value-type="string">
            <text:p>CHEVALLIER Jean-Jacques</text:p>
          </table:table-cell>
          <table:table-cell office:value-type="float" office:value="1680" calcext:value-type="float">
            <text:p>1680</text:p>
          </table:table-cell>
          <table:table-cell/>
          <table:table-cell office:value-type="string" calcext:value-type="string">
            <text:p>Écrits non-littéraires|Discours|sermons|homélies</text:p>
          </table:table-cell>
          <table:table-cell office:value-type="string" calcext:value-type="string">
            <text:p>E21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ndromède : Argument</text:p>
          </table:table-cell>
          <table:table-cell office:value-type="string" calcext:value-type="string">
            <text:p>CORNEILLE Pierre</text:p>
          </table:table-cell>
          <table:table-cell office:value-type="float" office:value="1651" calcext:value-type="float">
            <text:p>1651</text:p>
          </table:table-cell>
          <table:table-cell/>
          <table:table-cell office:value-type="string" calcext:value-type="string">
            <text:p>essai</text:p>
          </table:table-cell>
          <table:table-cell office:value-type="string" calcext:value-type="string">
            <text:p>S93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litandre ou l'Innocence délivrée</text:p>
          </table:table-cell>
          <table:table-cell office:value-type="string" calcext:value-type="string">
            <text:p>CORNEILLE Pierre</text:p>
          </table:table-cell>
          <table:table-cell office:value-type="float" office:value="1632" calcext:value-type="float">
            <text:p>1632</text:p>
          </table:table-cell>
          <table:table-cell/>
          <table:table-cell office:value-type="string" calcext:value-type="string">
            <text:p>théâtre|tragi-comédie</text:p>
          </table:table-cell>
          <table:table-cell office:value-type="string" calcext:value-type="string">
            <text:p>R94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man</text:p>
          </table:table-cell>
          <table:table-cell office:value-type="string" calcext:value-type="string">
            <text:p>MONTCHRESTIEN Antoine de</text:p>
          </table:table-cell>
          <table:table-cell office:value-type="float" office:value="1604" calcext:value-type="float">
            <text:p>1604</text:p>
          </table:table-cell>
          <table:table-cell/>
          <table:table-cell office:value-type="string" calcext:value-type="string">
            <text:p>théâtre</text:p>
          </table:table-cell>
          <table:table-cell office:value-type="string" calcext:value-type="string">
            <text:p>S09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Bourgeois gentilhomme</text:p>
          </table:table-cell>
          <table:table-cell office:value-type="string" calcext:value-type="string">
            <text:p>MOLIÈRE </text:p>
          </table:table-cell>
          <table:table-cell office:value-type="float" office:value="1671" calcext:value-type="float">
            <text:p>1671</text:p>
          </table:table-cell>
          <table:table-cell/>
          <table:table-cell office:value-type="string" calcext:value-type="string">
            <text:p>théâtre|comédie</text:p>
          </table:table-cell>
          <table:table-cell office:value-type="string" calcext:value-type="string">
            <text:p>R38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Jeunesses</text:p>
          </table:table-cell>
          <table:table-cell office:value-type="string" calcext:value-type="string">
            <text:p>LA GESSÉE Jean de</text:p>
          </table:table-cell>
          <table:table-cell office:value-type="float" office:value="1583" calcext:value-type="float">
            <text:p>1583</text:p>
          </table:table-cell>
          <table:table-cell/>
          <table:table-cell office:value-type="string" calcext:value-type="string">
            <text:p>poésie</text:p>
          </table:table-cell>
          <table:table-cell office:value-type="string" calcext:value-type="string">
            <text:p>R78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Œuvres poétiques</text:p>
          </table:table-cell>
          <table:table-cell office:value-type="string" calcext:value-type="string">
            <text:p>BERTAUT Jean</text:p>
          </table:table-cell>
          <table:table-cell office:value-type="float" office:value="1620" calcext:value-type="float">
            <text:p>1620</text:p>
          </table:table-cell>
          <table:table-cell/>
          <table:table-cell office:value-type="string" calcext:value-type="string">
            <text:p>poésie</text:p>
          </table:table-cell>
          <table:table-cell office:value-type="string" calcext:value-type="string">
            <text:p>Q82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Mélite : Au lecteur</text:p>
          </table:table-cell>
          <table:table-cell office:value-type="string" calcext:value-type="string">
            <text:p>CORNEILLE Pierre</text:p>
          </table:table-cell>
          <table:table-cell office:value-type="float" office:value="1633" calcext:value-type="float">
            <text:p>1633</text:p>
          </table:table-cell>
          <table:table-cell/>
          <table:table-cell office:value-type="string" calcext:value-type="string">
            <text:p>essai|préface</text:p>
          </table:table-cell>
          <table:table-cell office:value-type="string" calcext:value-type="string">
            <text:p>S89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Pharsale de Lucain ou les Guerres civiles de César et de Pompée [trad.] : t. 1</text:p>
          </table:table-cell>
          <table:table-cell office:value-type="string" calcext:value-type="string">
            <text:p>BRÉBEUF Georges de</text:p>
          </table:table-cell>
          <table:table-cell office:value-type="float" office:value="1654" calcext:value-type="float">
            <text:p>1654</text:p>
          </table:table-cell>
          <table:table-cell/>
          <table:table-cell office:value-type="string" calcext:value-type="string">
            <text:p>poésie</text:p>
          </table:table-cell>
          <table:table-cell office:value-type="string" calcext:value-type="string">
            <text:p>Q95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Mariage forcé</text:p>
          </table:table-cell>
          <table:table-cell office:value-type="string" calcext:value-type="string">
            <text:p>MOLIÈRE </text:p>
          </table:table-cell>
          <table:table-cell office:value-type="float" office:value="1668" calcext:value-type="float">
            <text:p>1668</text:p>
          </table:table-cell>
          <table:table-cell/>
          <table:table-cell office:value-type="string" calcext:value-type="string">
            <text:p>théâtre|comédie</text:p>
          </table:table-cell>
          <table:table-cell office:value-type="string" calcext:value-type="string">
            <text:p>R37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Psaumes</text:p>
          </table:table-cell>
          <table:table-cell office:value-type="string" calcext:value-type="string">
            <text:p>RACAN Honorat de</text:p>
          </table:table-cell>
          <table:table-cell office:value-type="float" office:value="1660" calcext:value-type="float">
            <text:p>1660</text:p>
          </table:table-cell>
          <table:table-cell/>
          <table:table-cell office:value-type="string" calcext:value-type="string">
            <text:p>poésie</text:p>
          </table:table-cell>
          <table:table-cell office:value-type="string" calcext:value-type="string">
            <text:p>Q84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Suite du Menteur</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comédie</text:p>
          </table:table-cell>
          <table:table-cell office:value-type="string" calcext:value-type="string">
            <text:p>R31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Illusion comique (1639)</text:p>
          </table:table-cell>
          <table:table-cell office:value-type="string" calcext:value-type="string">
            <text:p>CORNEILLE Pierre</text:p>
          </table:table-cell>
          <table:table-cell office:value-type="float" office:value="1639" calcext:value-type="float">
            <text:p>1639</text:p>
          </table:table-cell>
          <table:table-cell/>
          <table:table-cell office:value-type="string" calcext:value-type="string">
            <text:p>théâtre|comédie</text:p>
          </table:table-cell>
          <table:table-cell office:value-type="string" calcext:value-type="string">
            <text:p>R94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Journal : t. 1 : 1684-1685-1686</text:p>
          </table:table-cell>
          <table:table-cell office:value-type="string" calcext:value-type="string">
            <text:p>DANGEAU Philippe de COURCILLON, marquis de</text:p>
          </table:table-cell>
          <table:table-cell office:value-type="float" office:value="1686" calcext:value-type="float">
            <text:p>1686</text:p>
          </table:table-cell>
          <table:table-cell/>
          <table:table-cell office:value-type="string" calcext:value-type="string">
            <text:p>mémoires</text:p>
          </table:table-cell>
          <table:table-cell office:value-type="string" calcext:value-type="string">
            <text:p>Q79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ermon XIX sur Luc I. vers.46. 47. 48. 49. prononcé le 8 décembre 1651</text:p>
          </table:table-cell>
          <table:table-cell office:value-type="string" calcext:value-type="string">
            <text:p>DAILLÉ Jean</text:p>
          </table:table-cell>
          <table:table-cell office:value-type="float" office:value="1658" calcext:value-type="float">
            <text:p>1658</text:p>
          </table:table-cell>
          <table:table-cell/>
          <table:table-cell office:value-type="string" calcext:value-type="string">
            <text:p>Écrits non-littéraires|Discours|sermons|homélies</text:p>
          </table:table-cell>
          <table:table-cell office:value-type="string" calcext:value-type="string">
            <text:p>E20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Histoires tragiques</text:p>
          </table:table-cell>
          <table:table-cell office:value-type="string" calcext:value-type="string">
            <text:p>BOAISTUAU Pierre</text:p>
          </table:table-cell>
          <table:table-cell office:value-type="float" office:value="1559" calcext:value-type="float">
            <text:p>1559</text:p>
          </table:table-cell>
          <table:table-cell/>
          <table:table-cell office:value-type="string" calcext:value-type="string">
            <text:p>nouvelles</text:p>
          </table:table-cell>
          <table:table-cell office:value-type="string" calcext:value-type="string">
            <text:p>S18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Fausseté des vertus humaines : 2</text:p>
          </table:table-cell>
          <table:table-cell office:value-type="string" calcext:value-type="string">
            <text:p>ESPRIT Jacques</text:p>
          </table:table-cell>
          <table:table-cell office:value-type="float" office:value="1678" calcext:value-type="float">
            <text:p>1678</text:p>
          </table:table-cell>
          <table:table-cell/>
          <table:table-cell office:value-type="string" calcext:value-type="string">
            <text:p>traité|essai</text:p>
          </table:table-cell>
          <table:table-cell office:value-type="string" calcext:value-type="string">
            <text:p>Q97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maladies des femmes &amp; remedes d'ycelles en trois livres</text:p>
          </table:table-cell>
          <table:table-cell office:value-type="string" calcext:value-type="string">
            <text:p>MARINELLO Giovanni</text:p>
          </table:table-cell>
          <table:table-cell office:value-type="float" office:value="1609" calcext:value-type="float">
            <text:p>1609</text:p>
          </table:table-cell>
          <table:table-cell/>
          <table:table-cell office:value-type="string" calcext:value-type="string">
            <text:p>traité</text:p>
          </table:table-cell>
          <table:table-cell office:value-type="string" calcext:value-type="string">
            <text:p>V00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ottie des sots ecclésiastiques qui jouent leurs bénéfices</text:p>
          </table:table-cell>
          <table:table-cell office:value-type="string" calcext:value-type="string">
            <text:p>*ANONYME </text:p>
          </table:table-cell>
          <table:table-cell office:value-type="float" office:value="1511" calcext:value-type="float">
            <text:p>1511</text:p>
          </table:table-cell>
          <table:table-cell/>
          <table:table-cell office:value-type="string" calcext:value-type="string">
            <text:p>théâtre</text:p>
          </table:table-cell>
          <table:table-cell office:value-type="string" calcext:value-type="string">
            <text:p>R58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Priere de saint Etienne, ou Sermon sur le 7. Ch. des Actes des Apôtres v. 60.</text:p>
          </table:table-cell>
          <table:table-cell office:value-type="string" calcext:value-type="string">
            <text:p>LE GENDRE Philippe</text:p>
          </table:table-cell>
          <table:table-cell office:value-type="float" office:value="1691" calcext:value-type="float">
            <text:p>1691</text:p>
          </table:table-cell>
          <table:table-cell/>
          <table:table-cell office:value-type="string" calcext:value-type="string">
            <text:p>Écrits non-littéraires|Discours|sermons|homélies</text:p>
          </table:table-cell>
          <table:table-cell office:value-type="string" calcext:value-type="string">
            <text:p>E22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ERMON DES SOVFFRANCES DES FIDELLES &amp; de leur gloire.</text:p>
          </table:table-cell>
          <table:table-cell office:value-type="string" calcext:value-type="string">
            <text:p>LE FAUCHEUR Michel</text:p>
          </table:table-cell>
          <table:table-cell office:value-type="float" office:value="1632" calcext:value-type="float">
            <text:p>1632</text:p>
          </table:table-cell>
          <table:table-cell/>
          <table:table-cell office:value-type="string" calcext:value-type="string">
            <text:p>Écrits non-littéraires|Discours|sermons|homélies</text:p>
          </table:table-cell>
          <table:table-cell office:value-type="string" calcext:value-type="string">
            <text:p>E20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Négromant</text:p>
          </table:table-cell>
          <table:table-cell office:value-type="string" calcext:value-type="string">
            <text:p>LA TAILLE Jean de</text:p>
          </table:table-cell>
          <table:table-cell office:value-type="float" office:value="1573" calcext:value-type="float">
            <text:p>1573</text:p>
          </table:table-cell>
          <table:table-cell/>
          <table:table-cell office:value-type="string" calcext:value-type="string">
            <text:p>théâtre</text:p>
          </table:table-cell>
          <table:table-cell office:value-type="string" calcext:value-type="string">
            <text:p>S05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Galanteries du duc d'Ossonne</text:p>
          </table:table-cell>
          <table:table-cell office:value-type="string" calcext:value-type="string">
            <text:p>MAIRET Jean</text:p>
          </table:table-cell>
          <table:table-cell office:value-type="float" office:value="1636" calcext:value-type="float">
            <text:p>1636</text:p>
          </table:table-cell>
          <table:table-cell/>
          <table:table-cell office:value-type="string" calcext:value-type="string">
            <text:p>théâtre</text:p>
          </table:table-cell>
          <table:table-cell office:value-type="string" calcext:value-type="string">
            <text:p>Q43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Regrets</text:p>
          </table:table-cell>
          <table:table-cell office:value-type="string" calcext:value-type="string">
            <text:p>DU BELLAY Joachim</text:p>
          </table:table-cell>
          <table:table-cell office:value-type="float" office:value="1558" calcext:value-type="float">
            <text:p>1558</text:p>
          </table:table-cell>
          <table:table-cell/>
          <table:table-cell office:value-type="string" calcext:value-type="string">
            <text:p>poésie</text:p>
          </table:table-cell>
          <table:table-cell office:value-type="string" calcext:value-type="string">
            <text:p>R97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Cid : tragédie, 1636</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tragédie</text:p>
          </table:table-cell>
          <table:table-cell office:value-type="string" calcext:value-type="string">
            <text:p>R30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Second Sermon Du dimanche quatriesme iour de Nouembre, 1554 apres midy.</text:p>
          </table:table-cell>
          <table:table-cell office:value-type="string" calcext:value-type="string">
            <text:p>CALVIN Jean</text:p>
          </table:table-cell>
          <table:table-cell office:value-type="float" office:value="1555" calcext:value-type="float">
            <text:p>1555</text:p>
          </table:table-cell>
          <table:table-cell/>
          <table:table-cell office:value-type="string" calcext:value-type="string">
            <text:p>Écrits non-littéraires|Discours|sermons|homélies</text:p>
          </table:table-cell>
          <table:table-cell office:value-type="string" calcext:value-type="string">
            <text:p>E19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Sérénade</text:p>
          </table:table-cell>
          <table:table-cell office:value-type="string" calcext:value-type="string">
            <text:p>REGNARD Jean-François</text:p>
          </table:table-cell>
          <table:table-cell office:value-type="float" office:value="1695" calcext:value-type="float">
            <text:p>1695</text:p>
          </table:table-cell>
          <table:table-cell/>
          <table:table-cell office:value-type="string" calcext:value-type="string">
            <text:p>théâtre|comédie</text:p>
          </table:table-cell>
          <table:table-cell office:value-type="string" calcext:value-type="string">
            <text:p>Q69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Étourdi ou les Contre-temps</text:p>
          </table:table-cell>
          <table:table-cell office:value-type="string" calcext:value-type="string">
            <text:p>MOLIÈRE </text:p>
          </table:table-cell>
          <table:table-cell office:value-type="float" office:value="1663" calcext:value-type="float">
            <text:p>1663</text:p>
          </table:table-cell>
          <table:table-cell/>
          <table:table-cell office:value-type="string" calcext:value-type="string">
            <text:p>théâtre|comédie</text:p>
          </table:table-cell>
          <table:table-cell office:value-type="string" calcext:value-type="string">
            <text:p>R36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atire X</text:p>
          </table:table-cell>
          <table:table-cell office:value-type="string" calcext:value-type="string">
            <text:p>BOILEAU Nicolas</text:p>
          </table:table-cell>
          <table:table-cell office:value-type="float" office:value="1694" calcext:value-type="float">
            <text:p>1694</text:p>
          </table:table-cell>
          <table:table-cell/>
          <table:table-cell office:value-type="string" calcext:value-type="string">
            <text:p>poésie</text:p>
          </table:table-cell>
          <table:table-cell office:value-type="string" calcext:value-type="string">
            <text:p>Q38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Cent Nouvelles nouvelles</text:p>
          </table:table-cell>
          <table:table-cell office:value-type="string" calcext:value-type="string">
            <text:p>VIGNEULLES Philippe de</text:p>
          </table:table-cell>
          <table:table-cell office:value-type="float" office:value="1515" calcext:value-type="float">
            <text:p>1515</text:p>
          </table:table-cell>
          <table:table-cell/>
          <table:table-cell office:value-type="string" calcext:value-type="string">
            <text:p>roman|nouvelle</text:p>
          </table:table-cell>
          <table:table-cell office:value-type="string" calcext:value-type="string">
            <text:p>S38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Épîtres</text:p>
          </table:table-cell>
          <table:table-cell office:value-type="string" calcext:value-type="string">
            <text:p>DESHOULIÈRES Mme</text:p>
          </table:table-cell>
          <table:table-cell office:value-type="float" office:value="1694" calcext:value-type="float">
            <text:p>1694</text:p>
          </table:table-cell>
          <table:table-cell/>
          <table:table-cell office:value-type="string" calcext:value-type="string">
            <text:p>poésie</text:p>
          </table:table-cell>
          <table:table-cell office:value-type="string" calcext:value-type="string">
            <text:p>Q38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ttres : t. 7 : 1ettres à divers : 1602-1637</text:p>
          </table:table-cell>
          <table:table-cell office:value-type="string" calcext:value-type="string">
            <text:p>PEIRESC Nicolas de</text:p>
          </table:table-cell>
          <table:table-cell office:value-type="float" office:value="1637" calcext:value-type="float">
            <text:p>1637</text:p>
          </table:table-cell>
          <table:table-cell/>
          <table:table-cell office:value-type="string" calcext:value-type="string">
            <text:p>correspondance</text:p>
          </table:table-cell>
          <table:table-cell office:value-type="string" calcext:value-type="string">
            <text:p>Q86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ensées</text:p>
          </table:table-cell>
          <table:table-cell office:value-type="string" calcext:value-type="string">
            <text:p>PASCAL Blaise</text:p>
          </table:table-cell>
          <table:table-cell office:value-type="float" office:value="1662" calcext:value-type="float">
            <text:p>1662</text:p>
          </table:table-cell>
          <table:table-cell/>
          <table:table-cell office:value-type="string" calcext:value-type="string">
            <text:p>essai</text:p>
          </table:table-cell>
          <table:table-cell office:value-type="string" calcext:value-type="string">
            <text:p>S53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musemens sérieux et comiques</text:p>
          </table:table-cell>
          <table:table-cell office:value-type="string" calcext:value-type="string">
            <text:p>DUFRESNY Charles</text:p>
          </table:table-cell>
          <table:table-cell office:value-type="float" office:value="1699" calcext:value-type="float">
            <text:p>1699</text:p>
          </table:table-cell>
          <table:table-cell/>
          <table:table-cell office:value-type="string" calcext:value-type="string">
            <text:p>roman</text:p>
          </table:table-cell>
          <table:table-cell office:value-type="string" calcext:value-type="string">
            <text:p>Q37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ertorius : Au lecteur</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essai|préface</text:p>
          </table:table-cell>
          <table:table-cell office:value-type="string" calcext:value-type="string">
            <text:p>S94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ermon pour la purification de la Vierge (Carême du Louvre, 1662)</text:p>
          </table:table-cell>
          <table:table-cell office:value-type="string" calcext:value-type="string">
            <text:p>BOSSUET Jacques-Bénigne</text:p>
          </table:table-cell>
          <table:table-cell office:value-type="float" office:value="1662" calcext:value-type="float">
            <text:p>1662</text:p>
          </table:table-cell>
          <table:table-cell/>
          <table:table-cell office:value-type="string" calcext:value-type="string">
            <text:p>éloquence</text:p>
          </table:table-cell>
          <table:table-cell office:value-type="string" calcext:value-type="string">
            <text:p>S85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tys</text:p>
          </table:table-cell>
          <table:table-cell office:value-type="string" calcext:value-type="string">
            <text:p>QUINAULT Philippe</text:p>
          </table:table-cell>
          <table:table-cell office:value-type="float" office:value="1676" calcext:value-type="float">
            <text:p>1676</text:p>
          </table:table-cell>
          <table:table-cell/>
          <table:table-cell office:value-type="string" calcext:value-type="string">
            <text:p>théâtre|tragédie</text:p>
          </table:table-cell>
          <table:table-cell office:value-type="string" calcext:value-type="string">
            <text:p>Q63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ialogue du François et du Savoysien</text:p>
          </table:table-cell>
          <table:table-cell office:value-type="string" calcext:value-type="string">
            <text:p>LUCINGE René de</text:p>
          </table:table-cell>
          <table:table-cell office:value-type="float" office:value="1593" calcext:value-type="float">
            <text:p>1593</text:p>
          </table:table-cell>
          <table:table-cell/>
          <table:table-cell office:value-type="string" calcext:value-type="string">
            <text:p>essai</text:p>
          </table:table-cell>
          <table:table-cell office:value-type="string" calcext:value-type="string">
            <text:p>S24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Médée : Examen</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essai|préface</text:p>
          </table:table-cell>
          <table:table-cell office:value-type="string" calcext:value-type="string">
            <text:p>S90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Chemin de la perfection [trad.]</text:p>
          </table:table-cell>
          <table:table-cell office:value-type="string" calcext:value-type="string">
            <text:p>ARNAULD D'ANDILLY Robert</text:p>
          </table:table-cell>
          <table:table-cell office:value-type="float" office:value="1659" calcext:value-type="float">
            <text:p>1659</text:p>
          </table:table-cell>
          <table:table-cell/>
          <table:table-cell office:value-type="string" calcext:value-type="string">
            <text:p>traité ou essai</text:p>
          </table:table-cell>
          <table:table-cell office:value-type="string" calcext:value-type="string">
            <text:p>Q92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iscours sur l'occurrence de ses affaires</text:p>
          </table:table-cell>
          <table:table-cell office:value-type="string" calcext:value-type="string">
            <text:p>HARLAY de SANCY Nicolas de</text:p>
          </table:table-cell>
          <table:table-cell office:value-type="float" office:value="1610" calcext:value-type="float">
            <text:p>1610</text:p>
          </table:table-cell>
          <table:table-cell/>
          <table:table-cell office:value-type="string" calcext:value-type="string">
            <text:p>mémoires</text:p>
          </table:table-cell>
          <table:table-cell office:value-type="string" calcext:value-type="string">
            <text:p>S00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Maniere de bien traduire d'une langue en aultre ; D'advantage de la punctuation de la langue francoyse ; Plus des accents d'ycelle</text:p>
          </table:table-cell>
          <table:table-cell office:value-type="string" calcext:value-type="string">
            <text:p>DOLET Étienne</text:p>
          </table:table-cell>
          <table:table-cell office:value-type="float" office:value="1540" calcext:value-type="float">
            <text:p>1540</text:p>
          </table:table-cell>
          <table:table-cell/>
          <table:table-cell office:value-type="string" calcext:value-type="string">
            <text:p>traité</text:p>
          </table:table-cell>
          <table:table-cell office:value-type="string" calcext:value-type="string">
            <text:p>S80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orrespondance : t. 1 : 1617-1627</text:p>
          </table:table-cell>
          <table:table-cell office:value-type="string" calcext:value-type="string">
            <text:p>MERSENNE Le Père Marin</text:p>
          </table:table-cell>
          <table:table-cell office:value-type="float" office:value="1627" calcext:value-type="float">
            <text:p>1627</text:p>
          </table:table-cell>
          <table:table-cell/>
          <table:table-cell office:value-type="string" calcext:value-type="string">
            <text:p>correspondance</text:p>
          </table:table-cell>
          <table:table-cell office:value-type="string" calcext:value-type="string">
            <text:p>Q84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e l'usage des passions</text:p>
          </table:table-cell>
          <table:table-cell office:value-type="string" calcext:value-type="string">
            <text:p>SENAULT Jean-François</text:p>
          </table:table-cell>
          <table:table-cell office:value-type="float" office:value="1641" calcext:value-type="float">
            <text:p>1641</text:p>
          </table:table-cell>
          <table:table-cell/>
          <table:table-cell office:value-type="string" calcext:value-type="string">
            <text:p>essai</text:p>
          </table:table-cell>
          <table:table-cell office:value-type="string" calcext:value-type="string">
            <text:p>S37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ulchérie</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comédie héroïque</text:p>
          </table:table-cell>
          <table:table-cell office:value-type="string" calcext:value-type="string">
            <text:p>R33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Amants magnifiques</text:p>
          </table:table-cell>
          <table:table-cell office:value-type="string" calcext:value-type="string">
            <text:p>MOLIÈRE </text:p>
          </table:table-cell>
          <table:table-cell office:value-type="float" office:value="1673" calcext:value-type="float">
            <text:p>1673</text:p>
          </table:table-cell>
          <table:table-cell/>
          <table:table-cell office:value-type="string" calcext:value-type="string">
            <text:p>théâtre|comédie</text:p>
          </table:table-cell>
          <table:table-cell office:value-type="string" calcext:value-type="string">
            <text:p>R38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iscours sur la nature de l'églogue</text:p>
          </table:table-cell>
          <table:table-cell office:value-type="string" calcext:value-type="string">
            <text:p>FONTENELLE Bernard de</text:p>
          </table:table-cell>
          <table:table-cell office:value-type="float" office:value="1688" calcext:value-type="float">
            <text:p>1688</text:p>
          </table:table-cell>
          <table:table-cell/>
          <table:table-cell office:value-type="string" calcext:value-type="string">
            <text:p>traité ou essai</text:p>
          </table:table-cell>
          <table:table-cell office:value-type="string" calcext:value-type="string">
            <text:p>Q37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Comédie des comédiens : poème de nouvelle invention</text:p>
          </table:table-cell>
          <table:table-cell office:value-type="string" calcext:value-type="string">
            <text:p>SCUDÉRY Georges de</text:p>
          </table:table-cell>
          <table:table-cell office:value-type="float" office:value="1635" calcext:value-type="float">
            <text:p>1635</text:p>
          </table:table-cell>
          <table:table-cell/>
          <table:table-cell office:value-type="string" calcext:value-type="string">
            <text:p>théâtre</text:p>
          </table:table-cell>
          <table:table-cell office:value-type="string" calcext:value-type="string">
            <text:p>Q77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dialectique du Sieur de Launay contenant l'art de raisonner juste sur toute sorte de matière, avec les maximes nécessaires pour se détromper des erreurs, et se desabuser des chicanes et des fausses subtilités des Sophistes de l'Ecole.</text:p>
          </table:table-cell>
          <table:table-cell office:value-type="string" calcext:value-type="string">
            <text:p>LAUNAY Gilles de</text:p>
          </table:table-cell>
          <table:table-cell office:value-type="float" office:value="1673" calcext:value-type="float">
            <text:p>1673</text:p>
          </table:table-cell>
          <table:table-cell/>
          <table:table-cell office:value-type="string" calcext:value-type="string">
            <text:p>essai</text:p>
          </table:table-cell>
          <table:table-cell office:value-type="string" calcext:value-type="string">
            <text:p>E23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avid fugitif</text:p>
          </table:table-cell>
          <table:table-cell office:value-type="string" calcext:value-type="string">
            <text:p>DES MASURES Louis</text:p>
          </table:table-cell>
          <table:table-cell office:value-type="float" office:value="1566" calcext:value-type="float">
            <text:p>1566</text:p>
          </table:table-cell>
          <table:table-cell/>
          <table:table-cell office:value-type="string" calcext:value-type="string">
            <text:p>théâtre</text:p>
          </table:table-cell>
          <table:table-cell office:value-type="string" calcext:value-type="string">
            <text:p>S01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ermon sur la charité fraternelle (Carême du Louvre, 1662)</text:p>
          </table:table-cell>
          <table:table-cell office:value-type="string" calcext:value-type="string">
            <text:p>BOSSUET Jacques-Bénigne</text:p>
          </table:table-cell>
          <table:table-cell office:value-type="float" office:value="1662" calcext:value-type="float">
            <text:p>1662</text:p>
          </table:table-cell>
          <table:table-cell/>
          <table:table-cell office:value-type="string" calcext:value-type="string">
            <text:p>éloquence</text:p>
          </table:table-cell>
          <table:table-cell office:value-type="string" calcext:value-type="string">
            <text:p>S86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Mémoires : t. 5 : 1654-1655</text:p>
          </table:table-cell>
          <table:table-cell office:value-type="string" calcext:value-type="string">
            <text:p>RETZ Jean-François de</text:p>
          </table:table-cell>
          <table:table-cell office:value-type="float" office:value="1679" calcext:value-type="float">
            <text:p>1679</text:p>
          </table:table-cell>
          <table:table-cell/>
          <table:table-cell office:value-type="string" calcext:value-type="string">
            <text:p>mémoires</text:p>
          </table:table-cell>
          <table:table-cell office:value-type="string" calcext:value-type="string">
            <text:p>Q84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ottie pour le cry de la bazoche</text:p>
          </table:table-cell>
          <table:table-cell office:value-type="string" calcext:value-type="string">
            <text:p>*ANONYME </text:p>
          </table:table-cell>
          <table:table-cell office:value-type="float" office:value="1549" calcext:value-type="float">
            <text:p>1549</text:p>
          </table:table-cell>
          <table:table-cell/>
          <table:table-cell office:value-type="string" calcext:value-type="string">
            <text:p>théâtre</text:p>
          </table:table-cell>
          <table:table-cell office:value-type="string" calcext:value-type="string">
            <text:p>R57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inna : [Épître] À Monsieur de Montoron</text:p>
          </table:table-cell>
          <table:table-cell office:value-type="string" calcext:value-type="string">
            <text:p>CORNEILLE Pierre</text:p>
          </table:table-cell>
          <table:table-cell office:value-type="float" office:value="1643" calcext:value-type="float">
            <text:p>1643</text:p>
          </table:table-cell>
          <table:table-cell/>
          <table:table-cell office:value-type="string" calcext:value-type="string">
            <text:p>épître dédicatoire</text:p>
          </table:table-cell>
          <table:table-cell office:value-type="string" calcext:value-type="string">
            <text:p>S91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oesies chrestiennes</text:p>
          </table:table-cell>
          <table:table-cell office:value-type="string" calcext:value-type="string">
            <text:p>GODEAU Antoine</text:p>
          </table:table-cell>
          <table:table-cell office:value-type="float" office:value="1633" calcext:value-type="float">
            <text:p>1633</text:p>
          </table:table-cell>
          <table:table-cell/>
          <table:table-cell office:value-type="string" calcext:value-type="string">
            <text:p>poésie</text:p>
          </table:table-cell>
          <table:table-cell office:value-type="string" calcext:value-type="string">
            <text:p>Q87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Plaintes d'Acante et autres œuvres</text:p>
          </table:table-cell>
          <table:table-cell office:value-type="string" calcext:value-type="string">
            <text:p>TRISTAN L'HERMITE </text:p>
          </table:table-cell>
          <table:table-cell office:value-type="float" office:value="1633" calcext:value-type="float">
            <text:p>1633</text:p>
          </table:table-cell>
          <table:table-cell/>
          <table:table-cell office:value-type="string" calcext:value-type="string">
            <text:p>poésie</text:p>
          </table:table-cell>
          <table:table-cell office:value-type="string" calcext:value-type="string">
            <text:p>Q62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oriolan</text:p>
          </table:table-cell>
          <table:table-cell office:value-type="string" calcext:value-type="string">
            <text:p>HARDY Alexandre</text:p>
          </table:table-cell>
          <table:table-cell office:value-type="float" office:value="1625" calcext:value-type="float">
            <text:p>1625</text:p>
          </table:table-cell>
          <table:table-cell/>
          <table:table-cell office:value-type="string" calcext:value-type="string">
            <text:p>théâtre</text:p>
          </table:table-cell>
          <table:table-cell office:value-type="string" calcext:value-type="string">
            <text:p>S26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omédie sur le trespas du roy</text:p>
          </table:table-cell>
          <table:table-cell office:value-type="string" calcext:value-type="string">
            <text:p>NAVARRE Marguerite d'Angoulême, reine de</text:p>
          </table:table-cell>
          <table:table-cell office:value-type="float" office:value="1547" calcext:value-type="float">
            <text:p>1547</text:p>
          </table:table-cell>
          <table:table-cell/>
          <table:table-cell office:value-type="string" calcext:value-type="string">
            <text:p>théâtre</text:p>
          </table:table-cell>
          <table:table-cell office:value-type="string" calcext:value-type="string">
            <text:p>S06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Œuvres poétiques</text:p>
          </table:table-cell>
          <table:table-cell office:value-type="string" calcext:value-type="string">
            <text:p>VAUQUELIN DES YVETEAUX Nicolas</text:p>
          </table:table-cell>
          <table:table-cell office:value-type="float" office:value="1648" calcext:value-type="float">
            <text:p>1648</text:p>
          </table:table-cell>
          <table:table-cell/>
          <table:table-cell office:value-type="string" calcext:value-type="string">
            <text:p>poésie</text:p>
          </table:table-cell>
          <table:table-cell office:value-type="string" calcext:value-type="string">
            <text:p>Q98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hèdre</text:p>
          </table:table-cell>
          <table:table-cell office:value-type="string" calcext:value-type="string">
            <text:p>RACINE Jean</text:p>
          </table:table-cell>
          <table:table-cell office:value-type="float" office:value="1697" calcext:value-type="float">
            <text:p>1697</text:p>
          </table:table-cell>
          <table:table-cell/>
          <table:table-cell office:value-type="string" calcext:value-type="string">
            <text:p>théâtre|tragédie</text:p>
          </table:table-cell>
          <table:table-cell office:value-type="string" calcext:value-type="string">
            <text:p>R40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osroès</text:p>
          </table:table-cell>
          <table:table-cell office:value-type="string" calcext:value-type="string">
            <text:p>ROTROU Jean de</text:p>
          </table:table-cell>
          <table:table-cell office:value-type="float" office:value="1649" calcext:value-type="float">
            <text:p>1649</text:p>
          </table:table-cell>
          <table:table-cell/>
          <table:table-cell office:value-type="string" calcext:value-type="string">
            <text:p>théâtre</text:p>
          </table:table-cell>
          <table:table-cell office:value-type="string" calcext:value-type="string">
            <text:p>R41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Journal du voyage de Siam fait en 1685 et 1686</text:p>
          </table:table-cell>
          <table:table-cell office:value-type="string" calcext:value-type="string">
            <text:p>CHOISY François-Timoléon de</text:p>
          </table:table-cell>
          <table:table-cell office:value-type="float" office:value="1687" calcext:value-type="float">
            <text:p>1687</text:p>
          </table:table-cell>
          <table:table-cell/>
          <table:table-cell office:value-type="string" calcext:value-type="string">
            <text:p>récit de voyage</text:p>
          </table:table-cell>
          <table:table-cell office:value-type="string" calcext:value-type="string">
            <text:p>Q43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Mélite : Argument</text:p>
          </table:table-cell>
          <table:table-cell office:value-type="string" calcext:value-type="string">
            <text:p>CORNEILLE Pierre</text:p>
          </table:table-cell>
          <table:table-cell office:value-type="float" office:value="1633" calcext:value-type="float">
            <text:p>1633</text:p>
          </table:table-cell>
          <table:table-cell/>
          <table:table-cell office:value-type="string" calcext:value-type="string">
            <text:p>théâtre|argument</text:p>
          </table:table-cell>
          <table:table-cell office:value-type="string" calcext:value-type="string">
            <text:p>S90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griculture et maison rustique</text:p>
          </table:table-cell>
          <table:table-cell office:value-type="string" calcext:value-type="string">
            <text:p>ESTIENNE Charles</text:p>
          </table:table-cell>
          <table:table-cell office:value-type="float" office:value="1564" calcext:value-type="float">
            <text:p>1564</text:p>
          </table:table-cell>
          <table:table-cell/>
          <table:table-cell office:value-type="string" calcext:value-type="string">
            <text:p>traité</text:p>
          </table:table-cell>
          <table:table-cell office:value-type="string" calcext:value-type="string">
            <text:p>R01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Mélite (1682)</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comédie</text:p>
          </table:table-cell>
          <table:table-cell office:value-type="string" calcext:value-type="string">
            <text:p>R30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Lettres de messire Roger de Rabutin, comte de Bussy : t. 1 : 1666-1681</text:p>
          </table:table-cell>
          <table:table-cell office:value-type="string" calcext:value-type="string">
            <text:p>BUSSY-RABUTIN Roger de</text:p>
          </table:table-cell>
          <table:table-cell office:value-type="float" office:value="1681" calcext:value-type="float">
            <text:p>1681</text:p>
          </table:table-cell>
          <table:table-cell/>
          <table:table-cell office:value-type="string" calcext:value-type="string">
            <text:p>correspondance</text:p>
          </table:table-cell>
          <table:table-cell office:value-type="string" calcext:value-type="string">
            <text:p>Q73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Troisième livre des Odes</text:p>
          </table:table-cell>
          <table:table-cell office:value-type="string" calcext:value-type="string">
            <text:p>RONSARD Pierre de</text:p>
          </table:table-cell>
          <table:table-cell office:value-type="float" office:value="1550" calcext:value-type="float">
            <text:p>1550</text:p>
          </table:table-cell>
          <table:table-cell/>
          <table:table-cell office:value-type="string" calcext:value-type="string">
            <text:p>poésie|ode</text:p>
          </table:table-cell>
          <table:table-cell office:value-type="string" calcext:value-type="string">
            <text:p>S72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Traité de poesie ou Traité de science poeticque</text:p>
          </table:table-cell>
          <table:table-cell office:value-type="string" calcext:value-type="string">
            <text:p>THENAUD Jehan</text:p>
          </table:table-cell>
          <table:table-cell office:value-type="float" office:value="1515" calcext:value-type="float">
            <text:p>1515</text:p>
          </table:table-cell>
          <table:table-cell/>
          <table:table-cell office:value-type="string" calcext:value-type="string">
            <text:p>traité</text:p>
          </table:table-cell>
          <table:table-cell office:value-type="string" calcext:value-type="string">
            <text:p>S97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Marc Antoine</text:p>
          </table:table-cell>
          <table:table-cell office:value-type="string" calcext:value-type="string">
            <text:p>GARNIER Robert</text:p>
          </table:table-cell>
          <table:table-cell office:value-type="float" office:value="1585" calcext:value-type="float">
            <text:p>1585</text:p>
          </table:table-cell>
          <table:table-cell/>
          <table:table-cell office:value-type="string" calcext:value-type="string">
            <text:p>théâtre</text:p>
          </table:table-cell>
          <table:table-cell office:value-type="string" calcext:value-type="string">
            <text:p>S04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ulchérie : Au lecteur</text:p>
          </table:table-cell>
          <table:table-cell office:value-type="string" calcext:value-type="string">
            <text:p>CORNEILLE Pierre</text:p>
          </table:table-cell>
          <table:table-cell office:value-type="float" office:value="1673" calcext:value-type="float">
            <text:p>1673</text:p>
          </table:table-cell>
          <table:table-cell/>
          <table:table-cell office:value-type="string" calcext:value-type="string">
            <text:p>essai|préface</text:p>
          </table:table-cell>
          <table:table-cell office:value-type="string" calcext:value-type="string">
            <text:p>S94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orrespondance : t. 8 : 1638-1639</text:p>
          </table:table-cell>
          <table:table-cell office:value-type="string" calcext:value-type="string">
            <text:p>MERSENNE Le Père Marin</text:p>
          </table:table-cell>
          <table:table-cell office:value-type="float" office:value="1639" calcext:value-type="float">
            <text:p>1639</text:p>
          </table:table-cell>
          <table:table-cell/>
          <table:table-cell office:value-type="string" calcext:value-type="string">
            <text:p>correspondance</text:p>
          </table:table-cell>
          <table:table-cell office:value-type="string" calcext:value-type="string">
            <text:p>Q85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Valentins</text:p>
          </table:table-cell>
          <table:table-cell office:value-type="string" calcext:value-type="string">
            <text:p>GUILLERAGUES </text:p>
          </table:table-cell>
          <table:table-cell office:value-type="float" office:value="1669" calcext:value-type="float">
            <text:p>1669</text:p>
          </table:table-cell>
          <table:table-cell/>
          <table:table-cell office:value-type="string" calcext:value-type="string">
            <text:p>poésie</text:p>
          </table:table-cell>
          <table:table-cell office:value-type="string" calcext:value-type="string">
            <text:p>R35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ur la naissance du fils de Monseigneur le Duc de Nyvernois : Des vers latins de Camille Falconnet, Aveugle Siennois [trad.]</text:p>
          </table:table-cell>
          <table:table-cell office:value-type="string" calcext:value-type="string">
            <text:p>VIGENÈRE Blaise de</text:p>
          </table:table-cell>
          <table:table-cell office:value-type="float" office:value="1577" calcext:value-type="float">
            <text:p>1577</text:p>
          </table:table-cell>
          <table:table-cell/>
          <table:table-cell office:value-type="string" calcext:value-type="string">
            <text:p>épître|éloge|poésie</text:p>
          </table:table-cell>
          <table:table-cell office:value-type="string" calcext:value-type="string">
            <text:p>S61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Gargantua</text:p>
          </table:table-cell>
          <table:table-cell office:value-type="string" calcext:value-type="string">
            <text:p>RABELAIS François</text:p>
          </table:table-cell>
          <table:table-cell office:value-type="float" office:value="1542" calcext:value-type="float">
            <text:p>1542</text:p>
          </table:table-cell>
          <table:table-cell/>
          <table:table-cell office:value-type="string" calcext:value-type="string">
            <text:p>roman</text:p>
          </table:table-cell>
          <table:table-cell office:value-type="string" calcext:value-type="string">
            <text:p>R42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Quatrième livre des Odes</text:p>
          </table:table-cell>
          <table:table-cell office:value-type="string" calcext:value-type="string">
            <text:p>RONSARD Pierre de</text:p>
          </table:table-cell>
          <table:table-cell office:value-type="float" office:value="1550" calcext:value-type="float">
            <text:p>1550</text:p>
          </table:table-cell>
          <table:table-cell/>
          <table:table-cell office:value-type="string" calcext:value-type="string">
            <text:p>poésie|ode</text:p>
          </table:table-cell>
          <table:table-cell office:value-type="string" calcext:value-type="string">
            <text:p>S72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aint-Louys, ou le Héros chrestien</text:p>
          </table:table-cell>
          <table:table-cell office:value-type="string" calcext:value-type="string">
            <text:p>LE MOYNE Le Père Pierre</text:p>
          </table:table-cell>
          <table:table-cell office:value-type="float" office:value="1653" calcext:value-type="float">
            <text:p>1653</text:p>
          </table:table-cell>
          <table:table-cell/>
          <table:table-cell office:value-type="string" calcext:value-type="string">
            <text:p>poésie</text:p>
          </table:table-cell>
          <table:table-cell office:value-type="string" calcext:value-type="string">
            <text:p>Q43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ermon sur la Passion de Notre-Seigneur (Carême du Louvre, 1662)</text:p>
          </table:table-cell>
          <table:table-cell office:value-type="string" calcext:value-type="string">
            <text:p>BOSSUET Jacques-Bénigne</text:p>
          </table:table-cell>
          <table:table-cell office:value-type="float" office:value="1662" calcext:value-type="float">
            <text:p>1662</text:p>
          </table:table-cell>
          <table:table-cell/>
          <table:table-cell office:value-type="string" calcext:value-type="string">
            <text:p>éloquence</text:p>
          </table:table-cell>
          <table:table-cell office:value-type="string" calcext:value-type="string">
            <text:p>S87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ttres : t. 1 : Lettres aux frères Dupuy : 1617-1627</text:p>
          </table:table-cell>
          <table:table-cell office:value-type="string" calcext:value-type="string">
            <text:p>PEIRESC Nicolas de</text:p>
          </table:table-cell>
          <table:table-cell office:value-type="float" office:value="1627" calcext:value-type="float">
            <text:p>1627</text:p>
          </table:table-cell>
          <table:table-cell/>
          <table:table-cell office:value-type="string" calcext:value-type="string">
            <text:p>correspondance</text:p>
          </table:table-cell>
          <table:table-cell office:value-type="string" calcext:value-type="string">
            <text:p>Q85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tiers et le quatriesme livres … touchant le labour des vignes</text:p>
          </table:table-cell>
          <table:table-cell office:value-type="string" calcext:value-type="string">
            <text:p>Meigret Loys</text:p>
          </table:table-cell>
          <table:table-cell office:value-type="float" office:value="1542" calcext:value-type="float">
            <text:p>1542</text:p>
          </table:table-cell>
          <table:table-cell/>
          <table:table-cell office:value-type="string" calcext:value-type="string">
            <text:p>non renseigné</text:p>
          </table:table-cell>
          <table:table-cell office:value-type="string" calcext:value-type="string">
            <text:p>B02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atires</text:p>
          </table:table-cell>
          <table:table-cell office:value-type="string" calcext:value-type="string">
            <text:p>DU LORENS Jacques</text:p>
          </table:table-cell>
          <table:table-cell office:value-type="float" office:value="1646" calcext:value-type="float">
            <text:p>1646</text:p>
          </table:table-cell>
          <table:table-cell/>
          <table:table-cell office:value-type="string" calcext:value-type="string">
            <text:p>poésie</text:p>
          </table:table-cell>
          <table:table-cell office:value-type="string" calcext:value-type="string">
            <text:p>Q68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strée : t. 2 : 2ème partie : livres 1 à 12</text:p>
          </table:table-cell>
          <table:table-cell office:value-type="string" calcext:value-type="string">
            <text:p>URFÉ Honoré d'</text:p>
          </table:table-cell>
          <table:table-cell office:value-type="float" office:value="1610" calcext:value-type="float">
            <text:p>1610</text:p>
          </table:table-cell>
          <table:table-cell/>
          <table:table-cell office:value-type="string" calcext:value-type="string">
            <text:p>roman</text:p>
          </table:table-cell>
          <table:table-cell office:value-type="string" calcext:value-type="string">
            <text:p>Q88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thalie : tragédie tirée de l'Écriture sainte (1691)</text:p>
          </table:table-cell>
          <table:table-cell office:value-type="string" calcext:value-type="string">
            <text:p>RACINE Jean</text:p>
          </table:table-cell>
          <table:table-cell office:value-type="float" office:value="1697" calcext:value-type="float">
            <text:p>1697</text:p>
          </table:table-cell>
          <table:table-cell/>
          <table:table-cell office:value-type="string" calcext:value-type="string">
            <text:p>théâtre|tragédie</text:p>
          </table:table-cell>
          <table:table-cell office:value-type="string" calcext:value-type="string">
            <text:p>R41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mour médecin : Au lecteur</text:p>
          </table:table-cell>
          <table:table-cell office:value-type="string" calcext:value-type="string">
            <text:p>MOLIÈRE </text:p>
          </table:table-cell>
          <table:table-cell office:value-type="float" office:value="1666" calcext:value-type="float">
            <text:p>1666</text:p>
          </table:table-cell>
          <table:table-cell/>
          <table:table-cell office:value-type="string" calcext:value-type="string">
            <text:p>essai|préface</text:p>
          </table:table-cell>
          <table:table-cell office:value-type="string" calcext:value-type="string">
            <text:p>S95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pologie du théâtre</text:p>
          </table:table-cell>
          <table:table-cell office:value-type="string" calcext:value-type="string">
            <text:p>SCUDÉRY Georges de</text:p>
          </table:table-cell>
          <table:table-cell office:value-type="float" office:value="1639" calcext:value-type="float">
            <text:p>1639</text:p>
          </table:table-cell>
          <table:table-cell/>
          <table:table-cell office:value-type="string" calcext:value-type="string">
            <text:p>traité ou essai</text:p>
          </table:table-cell>
          <table:table-cell office:value-type="string" calcext:value-type="string">
            <text:p>Q77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réface sur les Essais de Michel, seigneur de Montaigne</text:p>
          </table:table-cell>
          <table:table-cell office:value-type="string" calcext:value-type="string">
            <text:p>GOURNAY LE JARS Marie de</text:p>
          </table:table-cell>
          <table:table-cell office:value-type="float" office:value="1635" calcext:value-type="float">
            <text:p>1635</text:p>
          </table:table-cell>
          <table:table-cell/>
          <table:table-cell office:value-type="string" calcext:value-type="string">
            <text:p>essai</text:p>
          </table:table-cell>
          <table:table-cell office:value-type="string" calcext:value-type="string">
            <text:p>Q78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Mathilde</text:p>
          </table:table-cell>
          <table:table-cell office:value-type="string" calcext:value-type="string">
            <text:p>SCUDÉRY Madeleine de</text:p>
          </table:table-cell>
          <table:table-cell office:value-type="float" office:value="1667" calcext:value-type="float">
            <text:p>1667</text:p>
          </table:table-cell>
          <table:table-cell/>
          <table:table-cell office:value-type="string" calcext:value-type="string">
            <text:p>roman</text:p>
          </table:table-cell>
          <table:table-cell office:value-type="string" calcext:value-type="string">
            <text:p>R25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Mallade</text:p>
          </table:table-cell>
          <table:table-cell office:value-type="string" calcext:value-type="string">
            <text:p>NAVARRE Marguerite d'Angoulême, reine de</text:p>
          </table:table-cell>
          <table:table-cell office:value-type="float" office:value="1535" calcext:value-type="float">
            <text:p>1535</text:p>
          </table:table-cell>
          <table:table-cell/>
          <table:table-cell office:value-type="string" calcext:value-type="string">
            <text:p>théâtre</text:p>
          </table:table-cell>
          <table:table-cell office:value-type="string" calcext:value-type="string">
            <text:p>S06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brégé de la philosophie de Gassendi : 7</text:p>
          </table:table-cell>
          <table:table-cell office:value-type="string" calcext:value-type="string">
            <text:p>BERNIER François</text:p>
          </table:table-cell>
          <table:table-cell office:value-type="float" office:value="1684" calcext:value-type="float">
            <text:p>1684</text:p>
          </table:table-cell>
          <table:table-cell/>
          <table:table-cell office:value-type="string" calcext:value-type="string">
            <text:p>traité|essai</text:p>
          </table:table-cell>
          <table:table-cell office:value-type="string" calcext:value-type="string">
            <text:p>Q54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Tragédie de la reine d'Escosse</text:p>
          </table:table-cell>
          <table:table-cell office:value-type="string" calcext:value-type="string">
            <text:p>MONTCHRESTIEN Antoine de</text:p>
          </table:table-cell>
          <table:table-cell office:value-type="float" office:value="1604" calcext:value-type="float">
            <text:p>1604</text:p>
          </table:table-cell>
          <table:table-cell/>
          <table:table-cell office:value-type="string" calcext:value-type="string">
            <text:p>théâtre</text:p>
          </table:table-cell>
          <table:table-cell office:value-type="string" calcext:value-type="string">
            <text:p>R99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litandre : préface</text:p>
          </table:table-cell>
          <table:table-cell office:value-type="string" calcext:value-type="string">
            <text:p>CORNEILLE Pierre</text:p>
          </table:table-cell>
          <table:table-cell office:value-type="float" office:value="1632" calcext:value-type="float">
            <text:p>1632</text:p>
          </table:table-cell>
          <table:table-cell/>
          <table:table-cell office:value-type="string" calcext:value-type="string">
            <text:p>essai|préface</text:p>
          </table:table-cell>
          <table:table-cell office:value-type="string" calcext:value-type="string">
            <text:p>S89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Fourberies de Scapin</text:p>
          </table:table-cell>
          <table:table-cell office:value-type="string" calcext:value-type="string">
            <text:p>MOLIÈRE </text:p>
          </table:table-cell>
          <table:table-cell office:value-type="float" office:value="1671" calcext:value-type="float">
            <text:p>1671</text:p>
          </table:table-cell>
          <table:table-cell/>
          <table:table-cell office:value-type="string" calcext:value-type="string">
            <text:p>théâtre|comédie</text:p>
          </table:table-cell>
          <table:table-cell office:value-type="string" calcext:value-type="string">
            <text:p>R39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ermon sur l'efficacité de la Pénitence (Carême du Louvre, 1662)</text:p>
          </table:table-cell>
          <table:table-cell office:value-type="string" calcext:value-type="string">
            <text:p>BOSSUET Jacques-Bénigne</text:p>
          </table:table-cell>
          <table:table-cell office:value-type="float" office:value="1662" calcext:value-type="float">
            <text:p>1662</text:p>
          </table:table-cell>
          <table:table-cell/>
          <table:table-cell office:value-type="string" calcext:value-type="string">
            <text:p>éloquence</text:p>
          </table:table-cell>
          <table:table-cell office:value-type="string" calcext:value-type="string">
            <text:p>S86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Bradamante</text:p>
          </table:table-cell>
          <table:table-cell office:value-type="string" calcext:value-type="string">
            <text:p>GARNIER Robert</text:p>
          </table:table-cell>
          <table:table-cell office:value-type="float" office:value="1585" calcext:value-type="float">
            <text:p>1585</text:p>
          </table:table-cell>
          <table:table-cell/>
          <table:table-cell office:value-type="string" calcext:value-type="string">
            <text:p>théâtre</text:p>
          </table:table-cell>
          <table:table-cell office:value-type="string" calcext:value-type="string">
            <text:p>R35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ompée</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théâtre|tragédie</text:p>
          </table:table-cell>
          <table:table-cell office:value-type="string" calcext:value-type="string">
            <text:p>R31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Mithridate : Préface</text:p>
          </table:table-cell>
          <table:table-cell office:value-type="string" calcext:value-type="string">
            <text:p>RACINE Jean</text:p>
          </table:table-cell>
          <table:table-cell office:value-type="float" office:value="1697" calcext:value-type="float">
            <text:p>1697</text:p>
          </table:table-cell>
          <table:table-cell/>
          <table:table-cell office:value-type="string" calcext:value-type="string">
            <text:p>essai|préface</text:p>
          </table:table-cell>
          <table:table-cell office:value-type="string" calcext:value-type="string">
            <text:p>S96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Galerie du Palais ou L'Amie rivale</text:p>
          </table:table-cell>
          <table:table-cell office:value-type="string" calcext:value-type="string">
            <text:p>CORNEILLE Pierre</text:p>
          </table:table-cell>
          <table:table-cell office:value-type="float" office:value="1637" calcext:value-type="float">
            <text:p>1637</text:p>
          </table:table-cell>
          <table:table-cell/>
          <table:table-cell office:value-type="string" calcext:value-type="string">
            <text:p>théâtre|comédie</text:p>
          </table:table-cell>
          <table:table-cell office:value-type="string" calcext:value-type="string">
            <text:p>R94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Oraison funèbre d'Anne de Gonzague de Clèves, princesse palatine</text:p>
          </table:table-cell>
          <table:table-cell office:value-type="string" calcext:value-type="string">
            <text:p>BOSSUET Jacques-Bénigne</text:p>
          </table:table-cell>
          <table:table-cell office:value-type="float" office:value="1685" calcext:value-type="float">
            <text:p>1685</text:p>
          </table:table-cell>
          <table:table-cell/>
          <table:table-cell office:value-type="string" calcext:value-type="string">
            <text:p>éloquence</text:p>
          </table:table-cell>
          <table:table-cell office:value-type="string" calcext:value-type="string">
            <text:p>Q34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oème du Quinquina</text:p>
          </table:table-cell>
          <table:table-cell office:value-type="string" calcext:value-type="string">
            <text:p>LA FONTAINE Jean de</text:p>
          </table:table-cell>
          <table:table-cell office:value-type="float" office:value="1682" calcext:value-type="float">
            <text:p>1682</text:p>
          </table:table-cell>
          <table:table-cell/>
          <table:table-cell office:value-type="string" calcext:value-type="string">
            <text:p>poésie</text:p>
          </table:table-cell>
          <table:table-cell office:value-type="string" calcext:value-type="string">
            <text:p>Q95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roserpine</text:p>
          </table:table-cell>
          <table:table-cell office:value-type="string" calcext:value-type="string">
            <text:p>QUINAULT Philippe</text:p>
          </table:table-cell>
          <table:table-cell office:value-type="float" office:value="1680" calcext:value-type="float">
            <text:p>1680</text:p>
          </table:table-cell>
          <table:table-cell/>
          <table:table-cell office:value-type="string" calcext:value-type="string">
            <text:p>théâtre|tragédie</text:p>
          </table:table-cell>
          <table:table-cell office:value-type="string" calcext:value-type="string">
            <text:p>Q63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onfession catholique du sieur de Sancy</text:p>
          </table:table-cell>
          <table:table-cell office:value-type="string" calcext:value-type="string">
            <text:p>AUBIGNÉ Théodore Agrippa d'</text:p>
          </table:table-cell>
          <table:table-cell office:value-type="float" office:value="1630" calcext:value-type="float">
            <text:p>1630</text:p>
          </table:table-cell>
          <table:table-cell/>
          <table:table-cell office:value-type="string" calcext:value-type="string">
            <text:p>essai</text:p>
          </table:table-cell>
          <table:table-cell office:value-type="string" calcext:value-type="string">
            <text:p>Q63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Critique de l'École des femmes : [Épître] À la Reine mère</text:p>
          </table:table-cell>
          <table:table-cell office:value-type="string" calcext:value-type="string">
            <text:p>MOLIÈRE </text:p>
          </table:table-cell>
          <table:table-cell office:value-type="float" office:value="1663" calcext:value-type="float">
            <text:p>1663</text:p>
          </table:table-cell>
          <table:table-cell/>
          <table:table-cell office:value-type="string" calcext:value-type="string">
            <text:p>épître dédicatoire</text:p>
          </table:table-cell>
          <table:table-cell office:value-type="string" calcext:value-type="string">
            <text:p>S95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Britannicus</text:p>
          </table:table-cell>
          <table:table-cell office:value-type="string" calcext:value-type="string">
            <text:p>RACINE Jean</text:p>
          </table:table-cell>
          <table:table-cell office:value-type="float" office:value="1697" calcext:value-type="float">
            <text:p>1697</text:p>
          </table:table-cell>
          <table:table-cell/>
          <table:table-cell office:value-type="string" calcext:value-type="string">
            <text:p>théâtre|tragédie</text:p>
          </table:table-cell>
          <table:table-cell office:value-type="string" calcext:value-type="string">
            <text:p>R40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Fables non recueillies</text:p>
          </table:table-cell>
          <table:table-cell office:value-type="string" calcext:value-type="string">
            <text:p>LA FONTAINE Jean de</text:p>
          </table:table-cell>
          <table:table-cell office:value-type="float" office:value="1695" calcext:value-type="float">
            <text:p>1695</text:p>
          </table:table-cell>
          <table:table-cell/>
          <table:table-cell office:value-type="string" calcext:value-type="string">
            <text:p>poésie|fable</text:p>
          </table:table-cell>
          <table:table-cell office:value-type="string" calcext:value-type="string">
            <text:p>S00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Journal : t. 7 : 1699-1700</text:p>
          </table:table-cell>
          <table:table-cell office:value-type="string" calcext:value-type="string">
            <text:p>DANGEAU Philippe de COURCILLON, marquis de</text:p>
          </table:table-cell>
          <table:table-cell office:value-type="float" office:value="1700" calcext:value-type="float">
            <text:p>1700</text:p>
          </table:table-cell>
          <table:table-cell/>
          <table:table-cell office:value-type="string" calcext:value-type="string">
            <text:p>mémoires</text:p>
          </table:table-cell>
          <table:table-cell office:value-type="string" calcext:value-type="string">
            <text:p>Q79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man ou la Vanité</text:p>
          </table:table-cell>
          <table:table-cell office:value-type="string" calcext:value-type="string">
            <text:p>MONTCHRESTIEN Antoine de</text:p>
          </table:table-cell>
          <table:table-cell office:value-type="float" office:value="1601" calcext:value-type="float">
            <text:p>1601</text:p>
          </table:table-cell>
          <table:table-cell/>
          <table:table-cell office:value-type="string" calcext:value-type="string">
            <text:p>théâtre</text:p>
          </table:table-cell>
          <table:table-cell office:value-type="string" calcext:value-type="string">
            <text:p>S09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Histoire romaine</text:p>
          </table:table-cell>
          <table:table-cell office:value-type="string" calcext:value-type="string">
            <text:p>COËFFETEAU Nicolas</text:p>
          </table:table-cell>
          <table:table-cell office:value-type="float" office:value="1646" calcext:value-type="float">
            <text:p>1646</text:p>
          </table:table-cell>
          <table:table-cell/>
          <table:table-cell office:value-type="string" calcext:value-type="string">
            <text:p>traité ou essai</text:p>
          </table:table-cell>
          <table:table-cell office:value-type="string" calcext:value-type="string">
            <text:p>Q67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Médecin malgré lui</text:p>
          </table:table-cell>
          <table:table-cell office:value-type="string" calcext:value-type="string">
            <text:p>MOLIÈRE </text:p>
          </table:table-cell>
          <table:table-cell office:value-type="float" office:value="1667" calcext:value-type="float">
            <text:p>1667</text:p>
          </table:table-cell>
          <table:table-cell/>
          <table:table-cell office:value-type="string" calcext:value-type="string">
            <text:p>théâtre|comédie</text:p>
          </table:table-cell>
          <table:table-cell office:value-type="string" calcext:value-type="string">
            <text:p>R37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Fables : Livres 1 à 6</text:p>
          </table:table-cell>
          <table:table-cell office:value-type="string" calcext:value-type="string">
            <text:p>LA FONTAINE Jean de</text:p>
          </table:table-cell>
          <table:table-cell office:value-type="float" office:value="1668" calcext:value-type="float">
            <text:p>1668</text:p>
          </table:table-cell>
          <table:table-cell/>
          <table:table-cell office:value-type="string" calcext:value-type="string">
            <text:p>poésie|fable</text:p>
          </table:table-cell>
          <table:table-cell office:value-type="string" calcext:value-type="string">
            <text:p>S00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Thébaïde ou les Frères ennemis : Préface</text:p>
          </table:table-cell>
          <table:table-cell office:value-type="string" calcext:value-type="string">
            <text:p>RACINE Jean</text:p>
          </table:table-cell>
          <table:table-cell office:value-type="float" office:value="1697" calcext:value-type="float">
            <text:p>1697</text:p>
          </table:table-cell>
          <table:table-cell/>
          <table:table-cell office:value-type="string" calcext:value-type="string">
            <text:p>essai|préface</text:p>
          </table:table-cell>
          <table:table-cell office:value-type="string" calcext:value-type="string">
            <text:p>S96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songes de Phestion, paradoxes phisiologiques. Ensemble un Dialogue de l'Immortalité de l'Âme et Puissance de Nature.</text:p>
          </table:table-cell>
          <table:table-cell office:value-type="string" calcext:value-type="string">
            <text:p>BAILLY Pierre</text:p>
          </table:table-cell>
          <table:table-cell office:value-type="float" office:value="1634" calcext:value-type="float">
            <text:p>1634</text:p>
          </table:table-cell>
          <table:table-cell/>
          <table:table-cell office:value-type="string" calcext:value-type="string">
            <text:p>essai</text:p>
          </table:table-cell>
          <table:table-cell office:value-type="string" calcext:value-type="string">
            <text:p>E24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Grammaire générale et raisonnée, contenant les fondemens de l'art de parler</text:p>
          </table:table-cell>
          <table:table-cell office:value-type="string" calcext:value-type="string">
            <text:p>ARNAULD Antoine|LANCELOT Claude</text:p>
          </table:table-cell>
          <table:table-cell office:value-type="float" office:value="1660" calcext:value-type="float">
            <text:p>1660</text:p>
          </table:table-cell>
          <table:table-cell/>
          <table:table-cell office:value-type="string" calcext:value-type="string">
            <text:p>traité ou essai</text:p>
          </table:table-cell>
          <table:table-cell office:value-type="string" calcext:value-type="string">
            <text:p>Q42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Bibliothèque françoise de M. C. Sorel, ou le Choix et l'examen des livres françois qui traitent de l'éloquence, de la philosophie, de la dévotion et de la conduite des mœurs</text:p>
          </table:table-cell>
          <table:table-cell office:value-type="string" calcext:value-type="string">
            <text:p>SOREL Charles</text:p>
          </table:table-cell>
          <table:table-cell office:value-type="float" office:value="1664" calcext:value-type="float">
            <text:p>1664</text:p>
          </table:table-cell>
          <table:table-cell/>
          <table:table-cell office:value-type="string" calcext:value-type="string">
            <text:p>traité ou essai</text:p>
          </table:table-cell>
          <table:table-cell office:value-type="string" calcext:value-type="string">
            <text:p>Q63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Sicilien ou l'Amour peintre</text:p>
          </table:table-cell>
          <table:table-cell office:value-type="string" calcext:value-type="string">
            <text:p>MOLIÈRE </text:p>
          </table:table-cell>
          <table:table-cell office:value-type="float" office:value="1668" calcext:value-type="float">
            <text:p>1668</text:p>
          </table:table-cell>
          <table:table-cell/>
          <table:table-cell office:value-type="string" calcext:value-type="string">
            <text:p>théâtre|comédie</text:p>
          </table:table-cell>
          <table:table-cell office:value-type="string" calcext:value-type="string">
            <text:p>R38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Médée : [Épître] À Monsieur P. T. N. G.</text:p>
          </table:table-cell>
          <table:table-cell office:value-type="string" calcext:value-type="string">
            <text:p>CORNEILLE Pierre</text:p>
          </table:table-cell>
          <table:table-cell office:value-type="float" office:value="1639" calcext:value-type="float">
            <text:p>1639</text:p>
          </table:table-cell>
          <table:table-cell/>
          <table:table-cell office:value-type="string" calcext:value-type="string">
            <text:p>épître dédicatoire</text:p>
          </table:table-cell>
          <table:table-cell office:value-type="string" calcext:value-type="string">
            <text:p>S90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Entretiens sur la pluralité des mondes</text:p>
          </table:table-cell>
          <table:table-cell office:value-type="string" calcext:value-type="string">
            <text:p>FONTENELLE Bernard de</text:p>
          </table:table-cell>
          <table:table-cell office:value-type="float" office:value="1686" calcext:value-type="float">
            <text:p>1686</text:p>
          </table:table-cell>
          <table:table-cell/>
          <table:table-cell office:value-type="string" calcext:value-type="string">
            <text:p>traité ou essai</text:p>
          </table:table-cell>
          <table:table-cell office:value-type="string" calcext:value-type="string">
            <text:p>Q37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Tiers livre</text:p>
          </table:table-cell>
          <table:table-cell office:value-type="string" calcext:value-type="string">
            <text:p>RABELAIS François</text:p>
          </table:table-cell>
          <table:table-cell office:value-type="float" office:value="1552" calcext:value-type="float">
            <text:p>1552</text:p>
          </table:table-cell>
          <table:table-cell/>
          <table:table-cell office:value-type="string" calcext:value-type="string">
            <text:p>roman</text:p>
          </table:table-cell>
          <table:table-cell office:value-type="string" calcext:value-type="string">
            <text:p>R42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Vassal généreux</text:p>
          </table:table-cell>
          <table:table-cell office:value-type="string" calcext:value-type="string">
            <text:p>SCUDÉRY Georges de</text:p>
          </table:table-cell>
          <table:table-cell office:value-type="float" office:value="1636" calcext:value-type="float">
            <text:p>1636</text:p>
          </table:table-cell>
          <table:table-cell/>
          <table:table-cell office:value-type="string" calcext:value-type="string">
            <text:p>théâtre</text:p>
          </table:table-cell>
          <table:table-cell office:value-type="string" calcext:value-type="string">
            <text:p>Q77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e non se courroucer [trad.]</text:p>
          </table:table-cell>
          <table:table-cell office:value-type="string" calcext:value-type="string">
            <text:p>SAINT-JULIEN Pierre de</text:p>
          </table:table-cell>
          <table:table-cell office:value-type="float" office:value="1546" calcext:value-type="float">
            <text:p>1546</text:p>
          </table:table-cell>
          <table:table-cell/>
          <table:table-cell office:value-type="string" calcext:value-type="string">
            <text:p>traité</text:p>
          </table:table-cell>
          <table:table-cell office:value-type="string" calcext:value-type="string">
            <text:p>R97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Moyen de parvenir</text:p>
          </table:table-cell>
          <table:table-cell office:value-type="string" calcext:value-type="string">
            <text:p>BÉROALDE DE VERVILLE François</text:p>
          </table:table-cell>
          <table:table-cell office:value-type="float" office:value="1610" calcext:value-type="float">
            <text:p>1610</text:p>
          </table:table-cell>
          <table:table-cell/>
          <table:table-cell office:value-type="string" calcext:value-type="string">
            <text:p>roman</text:p>
          </table:table-cell>
          <table:table-cell office:value-type="string" calcext:value-type="string">
            <text:p>Q75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olyeucte, martyr : Examen</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essai|préface</text:p>
          </table:table-cell>
          <table:table-cell office:value-type="string" calcext:value-type="string">
            <text:p>S91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ynamis, Reyne de Carie</text:p>
          </table:table-cell>
          <table:table-cell office:value-type="string" calcext:value-type="string">
            <text:p>DU RYER Pierre</text:p>
          </table:table-cell>
          <table:table-cell office:value-type="float" office:value="1653" calcext:value-type="float">
            <text:p>1653</text:p>
          </table:table-cell>
          <table:table-cell/>
          <table:table-cell office:value-type="string" calcext:value-type="string">
            <text:p>théâtre|tragi-comédie</text:p>
          </table:table-cell>
          <table:table-cell office:value-type="string" calcext:value-type="string">
            <text:p>R83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orrespondance : t. 2 : 1675-1680</text:p>
          </table:table-cell>
          <table:table-cell office:value-type="string" calcext:value-type="string">
            <text:p>SÉVIGNÉ (de) Mme</text:p>
          </table:table-cell>
          <table:table-cell office:value-type="float" office:value="1680" calcext:value-type="float">
            <text:p>1680</text:p>
          </table:table-cell>
          <table:table-cell/>
          <table:table-cell office:value-type="string" calcext:value-type="string">
            <text:p>correspondance</text:p>
          </table:table-cell>
          <table:table-cell office:value-type="string" calcext:value-type="string">
            <text:p>R22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orrespondance : t. 4 : 1634</text:p>
          </table:table-cell>
          <table:table-cell office:value-type="string" calcext:value-type="string">
            <text:p>MERSENNE Le Père Marin</text:p>
          </table:table-cell>
          <table:table-cell office:value-type="float" office:value="1634" calcext:value-type="float">
            <text:p>1634</text:p>
          </table:table-cell>
          <table:table-cell/>
          <table:table-cell office:value-type="string" calcext:value-type="string">
            <text:p>correspondance</text:p>
          </table:table-cell>
          <table:table-cell office:value-type="string" calcext:value-type="string">
            <text:p>Q84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orrespondance : t. 7 : 1638</text:p>
          </table:table-cell>
          <table:table-cell office:value-type="string" calcext:value-type="string">
            <text:p>MERSENNE Le Père Marin</text:p>
          </table:table-cell>
          <table:table-cell office:value-type="float" office:value="1638" calcext:value-type="float">
            <text:p>1638</text:p>
          </table:table-cell>
          <table:table-cell/>
          <table:table-cell office:value-type="string" calcext:value-type="string">
            <text:p>correspondance</text:p>
          </table:table-cell>
          <table:table-cell office:value-type="string" calcext:value-type="string">
            <text:p>Q85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Quatre premiers livres des Odes (1550) : au lecteur ; avertissement au lecteur</text:p>
          </table:table-cell>
          <table:table-cell office:value-type="string" calcext:value-type="string">
            <text:p>RONSARD Pierre de</text:p>
          </table:table-cell>
          <table:table-cell office:value-type="float" office:value="1550" calcext:value-type="float">
            <text:p>1550</text:p>
          </table:table-cell>
          <table:table-cell/>
          <table:table-cell office:value-type="string" calcext:value-type="string">
            <text:p>essai|préface</text:p>
          </table:table-cell>
          <table:table-cell office:value-type="string" calcext:value-type="string">
            <text:p>S71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orrespondance : t. 5 : 1635</text:p>
          </table:table-cell>
          <table:table-cell office:value-type="string" calcext:value-type="string">
            <text:p>MERSENNE Le Père Marin</text:p>
          </table:table-cell>
          <table:table-cell office:value-type="float" office:value="1635" calcext:value-type="float">
            <text:p>1635</text:p>
          </table:table-cell>
          <table:table-cell/>
          <table:table-cell office:value-type="string" calcext:value-type="string">
            <text:p>correspondance</text:p>
          </table:table-cell>
          <table:table-cell office:value-type="string" calcext:value-type="string">
            <text:p>Q849.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orrespondance : t. 9 : 1640</text:p>
          </table:table-cell>
          <table:table-cell office:value-type="string" calcext:value-type="string">
            <text:p>MERSENNE Le Père Marin</text:p>
          </table:table-cell>
          <table:table-cell office:value-type="float" office:value="1640" calcext:value-type="float">
            <text:p>1640</text:p>
          </table:table-cell>
          <table:table-cell/>
          <table:table-cell office:value-type="string" calcext:value-type="string">
            <text:p>correspondance</text:p>
          </table:table-cell>
          <table:table-cell office:value-type="string" calcext:value-type="string">
            <text:p>Q85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Famine ou les Gabéonites</text:p>
          </table:table-cell>
          <table:table-cell office:value-type="string" calcext:value-type="string">
            <text:p>LA TAILLE Jean de</text:p>
          </table:table-cell>
          <table:table-cell office:value-type="float" office:value="1573" calcext:value-type="float">
            <text:p>1573</text:p>
          </table:table-cell>
          <table:table-cell/>
          <table:table-cell office:value-type="string" calcext:value-type="string">
            <text:p>théâtre</text:p>
          </table:table-cell>
          <table:table-cell office:value-type="string" calcext:value-type="string">
            <text:p>S05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Épistres en vers : t. 1</text:p>
          </table:table-cell>
          <table:table-cell office:value-type="string" calcext:value-type="string">
            <text:p>BOISROBERT François LE MÉTEL de</text:p>
          </table:table-cell>
          <table:table-cell office:value-type="float" office:value="1646" calcext:value-type="float">
            <text:p>1646</text:p>
          </table:table-cell>
          <table:table-cell/>
          <table:table-cell office:value-type="string" calcext:value-type="string">
            <text:p>poésie</text:p>
          </table:table-cell>
          <table:table-cell office:value-type="string" calcext:value-type="string">
            <text:p>Q76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Sermon sur l'intégrité de la Pénitence (Carême du Louvre, 1662)</text:p>
          </table:table-cell>
          <table:table-cell office:value-type="string" calcext:value-type="string">
            <text:p>BOSSUET Jacques-Bénigne</text:p>
          </table:table-cell>
          <table:table-cell office:value-type="float" office:value="1662" calcext:value-type="float">
            <text:p>1662</text:p>
          </table:table-cell>
          <table:table-cell/>
          <table:table-cell office:value-type="string" calcext:value-type="string">
            <text:p>éloquence</text:p>
          </table:table-cell>
          <table:table-cell office:value-type="string" calcext:value-type="string">
            <text:p>S86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Détail de la France sous le règne présent : 2</text:p>
          </table:table-cell>
          <table:table-cell office:value-type="string" calcext:value-type="string">
            <text:p>BOISGUILBERT Pierre LE PESANT de</text:p>
          </table:table-cell>
          <table:table-cell office:value-type="float" office:value="1695" calcext:value-type="float">
            <text:p>1695</text:p>
          </table:table-cell>
          <table:table-cell/>
          <table:table-cell office:value-type="string" calcext:value-type="string">
            <text:p>traité|essai</text:p>
          </table:table-cell>
          <table:table-cell office:value-type="string" calcext:value-type="string">
            <text:p>Q98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Tartuffe ou l'Imposteur</text:p>
          </table:table-cell>
          <table:table-cell office:value-type="string" calcext:value-type="string">
            <text:p>MOLIÈRE </text:p>
          </table:table-cell>
          <table:table-cell office:value-type="float" office:value="1669" calcext:value-type="float">
            <text:p>1669</text:p>
          </table:table-cell>
          <table:table-cell/>
          <table:table-cell office:value-type="string" calcext:value-type="string">
            <text:p>théâtre|comédie</text:p>
          </table:table-cell>
          <table:table-cell office:value-type="string" calcext:value-type="string">
            <text:p>R37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Thebayde ou les Freres ennemis</text:p>
          </table:table-cell>
          <table:table-cell office:value-type="string" calcext:value-type="string">
            <text:p>RACINE Jean</text:p>
          </table:table-cell>
          <table:table-cell office:value-type="float" office:value="1664" calcext:value-type="float">
            <text:p>1664</text:p>
          </table:table-cell>
          <table:table-cell/>
          <table:table-cell office:value-type="string" calcext:value-type="string">
            <text:p>théâtre|tragédie</text:p>
          </table:table-cell>
          <table:table-cell office:value-type="string" calcext:value-type="string">
            <text:p>R99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Place Royalle ou l'Amoureux extravagant (1637)</text:p>
          </table:table-cell>
          <table:table-cell office:value-type="string" calcext:value-type="string">
            <text:p>CORNEILLE Pierre</text:p>
          </table:table-cell>
          <table:table-cell office:value-type="float" office:value="1637" calcext:value-type="float">
            <text:p>1637</text:p>
          </table:table-cell>
          <table:table-cell/>
          <table:table-cell office:value-type="string" calcext:value-type="string">
            <text:p>théâtre</text:p>
          </table:table-cell>
          <table:table-cell office:value-type="string" calcext:value-type="string">
            <text:p>R861.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Thébaïde ou les Frères ennemis</text:p>
          </table:table-cell>
          <table:table-cell office:value-type="string" calcext:value-type="string">
            <text:p>RACINE Jean</text:p>
          </table:table-cell>
          <table:table-cell office:value-type="float" office:value="1697" calcext:value-type="float">
            <text:p>1697</text:p>
          </table:table-cell>
          <table:table-cell/>
          <table:table-cell office:value-type="string" calcext:value-type="string">
            <text:p>théâtre|tragédie</text:p>
          </table:table-cell>
          <table:table-cell office:value-type="string" calcext:value-type="string">
            <text:p>R40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Illusion : Examen</text:p>
          </table:table-cell>
          <table:table-cell office:value-type="string" calcext:value-type="string">
            <text:p>CORNEILLE Pierre</text:p>
          </table:table-cell>
          <table:table-cell office:value-type="float" office:value="1682" calcext:value-type="float">
            <text:p>1682</text:p>
          </table:table-cell>
          <table:table-cell/>
          <table:table-cell office:value-type="string" calcext:value-type="string">
            <text:p>essai|préface</text:p>
          </table:table-cell>
          <table:table-cell office:value-type="string" calcext:value-type="string">
            <text:p>S71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Prince</text:p>
          </table:table-cell>
          <table:table-cell office:value-type="string" calcext:value-type="string">
            <text:p>BALZAC Jean-Louis GUEZ de</text:p>
          </table:table-cell>
          <table:table-cell office:value-type="float" office:value="1631" calcext:value-type="float">
            <text:p>1631</text:p>
          </table:table-cell>
          <table:table-cell/>
          <table:table-cell office:value-type="string" calcext:value-type="string">
            <text:p>traité ou essai</text:p>
          </table:table-cell>
          <table:table-cell office:value-type="string" calcext:value-type="string">
            <text:p>Q73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Deffence, et illustration de la langue françoyse</text:p>
          </table:table-cell>
          <table:table-cell office:value-type="string" calcext:value-type="string">
            <text:p>DU BELLAY Joachim</text:p>
          </table:table-cell>
          <table:table-cell office:value-type="float" office:value="1549" calcext:value-type="float">
            <text:p>1549</text:p>
          </table:table-cell>
          <table:table-cell/>
          <table:table-cell office:value-type="string" calcext:value-type="string">
            <text:p>essai</text:p>
          </table:table-cell>
          <table:table-cell office:value-type="string" calcext:value-type="string">
            <text:p>R02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 Prétieuse ou le Mystère des ruelles : parties 1-2</text:p>
          </table:table-cell>
          <table:table-cell office:value-type="string" calcext:value-type="string">
            <text:p>PURE abbé Michel de</text:p>
          </table:table-cell>
          <table:table-cell office:value-type="float" office:value="1656" calcext:value-type="float">
            <text:p>1656</text:p>
          </table:table-cell>
          <table:table-cell/>
          <table:table-cell office:value-type="string" calcext:value-type="string">
            <text:p>roman</text:p>
          </table:table-cell>
          <table:table-cell office:value-type="string" calcext:value-type="string">
            <text:p>R41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dvertissement contre l'astrologie judiciaire</text:p>
          </table:table-cell>
          <table:table-cell office:value-type="string" calcext:value-type="string">
            <text:p>CALVIN Jean</text:p>
          </table:table-cell>
          <table:table-cell office:value-type="float" office:value="1549" calcext:value-type="float">
            <text:p>1549</text:p>
          </table:table-cell>
          <table:table-cell/>
          <table:table-cell office:value-type="string" calcext:value-type="string">
            <text:p>traité</text:p>
          </table:table-cell>
          <table:table-cell office:value-type="string" calcext:value-type="string">
            <text:p>R65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Distrait</text:p>
          </table:table-cell>
          <table:table-cell office:value-type="string" calcext:value-type="string">
            <text:p>REGNARD Jean-François</text:p>
          </table:table-cell>
          <table:table-cell office:value-type="float" office:value="1698" calcext:value-type="float">
            <text:p>1698</text:p>
          </table:table-cell>
          <table:table-cell/>
          <table:table-cell office:value-type="string" calcext:value-type="string">
            <text:p>théâtre|comédie</text:p>
          </table:table-cell>
          <table:table-cell office:value-type="string" calcext:value-type="string">
            <text:p>Q69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Monsieur de Pourceaugnac</text:p>
          </table:table-cell>
          <table:table-cell office:value-type="string" calcext:value-type="string">
            <text:p>MOLIÈRE </text:p>
          </table:table-cell>
          <table:table-cell office:value-type="float" office:value="1670" calcext:value-type="float">
            <text:p>1670</text:p>
          </table:table-cell>
          <table:table-cell/>
          <table:table-cell office:value-type="string" calcext:value-type="string">
            <text:p>théâtre|comédie</text:p>
          </table:table-cell>
          <table:table-cell office:value-type="string" calcext:value-type="string">
            <text:p>R38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s Caractères</text:p>
          </table:table-cell>
          <table:table-cell office:value-type="string" calcext:value-type="string">
            <text:p>LA BRUYÈRE Jean de</text:p>
          </table:table-cell>
          <table:table-cell office:value-type="float" office:value="1696" calcext:value-type="float">
            <text:p>1696</text:p>
          </table:table-cell>
          <table:table-cell/>
          <table:table-cell office:value-type="string" calcext:value-type="string">
            <text:p>essai</text:p>
          </table:table-cell>
          <table:table-cell office:value-type="string" calcext:value-type="string">
            <text:p>S366.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De l'esprit géométrique</text:p>
          </table:table-cell>
          <table:table-cell office:value-type="string" calcext:value-type="string">
            <text:p>PASCAL Blaise</text:p>
          </table:table-cell>
          <table:table-cell office:value-type="float" office:value="1655" calcext:value-type="float">
            <text:p>1655</text:p>
          </table:table-cell>
          <table:table-cell/>
          <table:table-cell office:value-type="string" calcext:value-type="string">
            <text:p>traité ou essai</text:p>
          </table:table-cell>
          <table:table-cell office:value-type="string" calcext:value-type="string">
            <text:p>Q63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anthée</text:p>
          </table:table-cell>
          <table:table-cell office:value-type="string" calcext:value-type="string">
            <text:p>HARDY Alexandre</text:p>
          </table:table-cell>
          <table:table-cell office:value-type="float" office:value="1624" calcext:value-type="float">
            <text:p>1624</text:p>
          </table:table-cell>
          <table:table-cell/>
          <table:table-cell office:value-type="string" calcext:value-type="string">
            <text:p>théâtre</text:p>
          </table:table-cell>
          <table:table-cell office:value-type="string" calcext:value-type="string">
            <text:p>S084.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Eudoxe</text:p>
          </table:table-cell>
          <table:table-cell office:value-type="string" calcext:value-type="string">
            <text:p>SCUDÉRY Georges de</text:p>
          </table:table-cell>
          <table:table-cell office:value-type="float" office:value="1641" calcext:value-type="float">
            <text:p>1641</text:p>
          </table:table-cell>
          <table:table-cell/>
          <table:table-cell office:value-type="string" calcext:value-type="string">
            <text:p>théâtre</text:p>
          </table:table-cell>
          <table:table-cell office:value-type="string" calcext:value-type="string">
            <text:p>Q76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Horace : [Épître] À Monseigneur le cardinal duc de Richelieu</text:p>
          </table:table-cell>
          <table:table-cell office:value-type="string" calcext:value-type="string">
            <text:p>CORNEILLE Pierre</text:p>
          </table:table-cell>
          <table:table-cell office:value-type="float" office:value="1641" calcext:value-type="float">
            <text:p>1641</text:p>
          </table:table-cell>
          <table:table-cell/>
          <table:table-cell office:value-type="string" calcext:value-type="string">
            <text:p>épître dédicatoire</text:p>
          </table:table-cell>
          <table:table-cell office:value-type="string" calcext:value-type="string">
            <text:p>S912.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Conseil à la France désolée</text:p>
          </table:table-cell>
          <table:table-cell office:value-type="string" calcext:value-type="string">
            <text:p>CASTELLION Sébastien</text:p>
          </table:table-cell>
          <table:table-cell office:value-type="float" office:value="1562" calcext:value-type="float">
            <text:p>1562</text:p>
          </table:table-cell>
          <table:table-cell/>
          <table:table-cell office:value-type="string" calcext:value-type="string">
            <text:p>essai|pamphlet</text:p>
          </table:table-cell>
          <table:table-cell office:value-type="string" calcext:value-type="string">
            <text:p>S183.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Phèdre : Préface</text:p>
          </table:table-cell>
          <table:table-cell office:value-type="string" calcext:value-type="string">
            <text:p>RACINE Jean</text:p>
          </table:table-cell>
          <table:table-cell office:value-type="float" office:value="1697" calcext:value-type="float">
            <text:p>1697</text:p>
          </table:table-cell>
          <table:table-cell/>
          <table:table-cell office:value-type="string" calcext:value-type="string">
            <text:p>essai|préface</text:p>
          </table:table-cell>
          <table:table-cell office:value-type="string" calcext:value-type="string">
            <text:p>S96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ndimion</text:p>
          </table:table-cell>
          <table:table-cell office:value-type="string" calcext:value-type="string">
            <text:p>GOMBAULD Jean de</text:p>
          </table:table-cell>
          <table:table-cell office:value-type="float" office:value="1624" calcext:value-type="float">
            <text:p>1624</text:p>
          </table:table-cell>
          <table:table-cell/>
          <table:table-cell office:value-type="string" calcext:value-type="string">
            <text:p>roman</text:p>
          </table:table-cell>
          <table:table-cell office:value-type="string" calcext:value-type="string">
            <text:p>Q695.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e Détail de la France sous le règne présent : 1</text:p>
          </table:table-cell>
          <table:table-cell office:value-type="string" calcext:value-type="string">
            <text:p>BOISGUILBERT Pierre LE PESANT de</text:p>
          </table:table-cell>
          <table:table-cell office:value-type="float" office:value="1695" calcext:value-type="float">
            <text:p>1695</text:p>
          </table:table-cell>
          <table:table-cell/>
          <table:table-cell office:value-type="string" calcext:value-type="string">
            <text:p>traité ou essai</text:p>
          </table:table-cell>
          <table:table-cell office:value-type="string" calcext:value-type="string">
            <text:p>Q987.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Traité du vin et du sidre. [trad.]</text:p>
          </table:table-cell>
          <table:table-cell office:value-type="string" calcext:value-type="string">
            <text:p>PAULMIER Julien le</text:p>
          </table:table-cell>
          <table:table-cell office:value-type="float" office:value="1589" calcext:value-type="float">
            <text:p>1589</text:p>
          </table:table-cell>
          <table:table-cell/>
          <table:table-cell office:value-type="string" calcext:value-type="string">
            <text:p>traité</text:p>
          </table:table-cell>
          <table:table-cell office:value-type="string" calcext:value-type="string">
            <text:p>S810.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Abrégé de la philosophie de Gassendi : 4</text:p>
          </table:table-cell>
          <table:table-cell office:value-type="string" calcext:value-type="string">
            <text:p>BERNIER François</text:p>
          </table:table-cell>
          <table:table-cell office:value-type="float" office:value="1684" calcext:value-type="float">
            <text:p>1684</text:p>
          </table:table-cell>
          <table:table-cell/>
          <table:table-cell office:value-type="string" calcext:value-type="string">
            <text:p>traité|essai</text:p>
          </table:table-cell>
          <table:table-cell office:value-type="string" calcext:value-type="string">
            <text:p>Q538.txt</text:p>
          </table:table-cell>
          <table:table-cell office:value-type="string" calcext:value-type="string">
            <text:p>oui</text:p>
          </table:table-cell>
        </table:table-row>
        <table:table-row table:style-name="ro1">
          <table:table-cell office:value-type="string" calcext:value-type="string">
            <text:p>Frantext1500-1700</text:p>
          </table:table-cell>
          <table:table-cell office:value-type="string" calcext:value-type="string">
            <text:p>L'Avare</text:p>
          </table:table-cell>
          <table:table-cell office:value-type="string" calcext:value-type="string">
            <text:p>MOLIÈRE </text:p>
          </table:table-cell>
          <table:table-cell office:value-type="float" office:value="1669" calcext:value-type="float">
            <text:p>1669</text:p>
          </table:table-cell>
          <table:table-cell/>
          <table:table-cell office:value-type="string" calcext:value-type="string">
            <text:p>théâtre|comédie</text:p>
          </table:table-cell>
          <table:table-cell office:value-type="string" calcext:value-type="string">
            <text:p>R385.txt</text:p>
          </table:table-cell>
          <table:table-cell office:value-type="string" calcext:value-type="string">
            <text:p>oui</text:p>
          </table:table-cell>
        </table:table-row>
      </table:table>
      <table:table table:name="Burlesque_Bar" table:style-name="ta1">
        <table:table-column table:style-name="co10" table:default-cell-style-name="ce89"/>
        <table:table-column table:style-name="co11" table:default-cell-style-name="ce95"/>
        <table:table-column table:style-name="co1" table:default-cell-style-name="ce89"/>
        <table:table-column table:style-name="co1" table:number-columns-repeated="4" table:default-cell-style-name="ce103"/>
        <table:table-column table:style-name="co1" table:number-columns-repeated="57" table:default-cell-style-name="ce89"/>
        <table:table-row table:style-name="ro1">
          <table:table-cell table:style-name="ce88" office:value-type="string" calcext:value-type="string">
            <text:p>Source</text:p>
          </table:table-cell>
          <table:table-cell table:style-name="ce91" office:value-type="string" calcext:value-type="string">
            <text:p>Titre</text:p>
          </table:table-cell>
          <table:table-cell table:style-name="ce88" office:value-type="string" calcext:value-type="string">
            <text:p>Auteur</text:p>
          </table:table-cell>
          <table:table-cell table:style-name="ce88" office:value-type="string" calcext:value-type="string">
            <text:p>Date</text:p>
          </table:table-cell>
          <table:table-cell table:style-name="ce88" office:value-type="string" calcext:value-type="string">
            <text:p>Burlesque ?</text:p>
          </table:table-cell>
          <table:table-cell table:style-name="ce88" office:value-type="string" calcext:value-type="string">
            <text:p>Genre</text:p>
          </table:table-cell>
          <table:table-cell table:style-name="ce88" office:value-type="string" calcext:value-type="string">
            <text:p>Disponible</text:p>
          </table:table-cell>
          <table:table-cell table:style-name="ce88" office:value-type="string" calcext:value-type="string">
            <text:p>PDF name</text:p>
          </table:table-cell>
          <table:table-cell table:style-name="ce88" office:value-type="string" calcext:value-type="string">
            <text:p>GoogleBooks</text:p>
          </table:table-cell>
          <table:table-cell table:style-name="ce88" office:value-type="string" calcext:value-type="string">
            <text:p>Gallica</text:p>
          </table:table-cell>
          <table:table-cell table:style-name="ce88" office:value-type="string" calcext:value-type="string">
            <text:p>Autre</text:p>
          </table:table-cell>
          <table:table-cell table:style-name="ce88" table:number-columns-repeated="53"/>
        </table:table-row>
        <table:table-row table:style-name="ro1">
          <table:table-cell office:value-type="string" calcext:value-type="string">
            <text:p>Le genre burlesque, Bar</text:p>
          </table:table-cell>
          <table:table-cell table:style-name="ce92" office:value-type="string" calcext:value-type="string">
            <text:p>La Gazette françoise</text:p>
          </table:table-cell>
          <table:table-cell table:style-name="ce100" office:value-type="string" calcext:value-type="string">
            <text:p>Allard, Marcellin</text:p>
          </table:table-cell>
          <table:table-cell office:value-type="float" office:value="1605" calcext:value-type="float">
            <text:p>1605</text:p>
          </table:table-cell>
          <table:table-cell office:value-type="string" calcext:value-type="string">
            <text:p>oui</text:p>
          </table:table-cell>
          <table:table-cell/>
          <table:table-cell office:value-type="string" calcext:value-type="string">
            <text:p>oui</text:p>
          </table:table-cell>
          <table:table-cell office:value-type="string" calcext:value-type="string">
            <text:p>La_Gazette_Francoise.pdf</text:p>
          </table:table-cell>
          <table:table-cell office:value-type="string" calcext:value-type="string">
            <text:p>https://books.google.fr/books/about/La_Gazette_Fran%C3%A7oise.html?hl=fr&amp;id=rU1CAAAAcAAJ&amp;redir_esc=y</text:p>
          </table:table-cell>
          <table:table-cell table:number-columns-repeated="55"/>
        </table:table-row>
        <table:table-row table:style-name="ro1">
          <table:table-cell office:value-type="string" calcext:value-type="string">
            <text:p>Le genre burlesque, Bar</text:p>
          </table:table-cell>
          <table:table-cell table:style-name="ce92" office:value-type="string" calcext:value-type="string">
            <text:p>Lucain travesti, ou les guerres civiles de César et Pompée en vers enjoüez</text:p>
          </table:table-cell>
          <table:table-cell office:value-type="string" calcext:value-type="string">
            <text:p>BRÉBEUF Georges de</text:p>
          </table:table-cell>
          <table:table-cell office:value-type="float" office:value="1656" calcext:value-type="float">
            <text:p>1656</text:p>
          </table:table-cell>
          <table:table-cell office:value-type="string" calcext:value-type="string">
            <text:p>oui</text:p>
          </table:table-cell>
          <table:table-cell/>
          <table:table-cell office:value-type="string" calcext:value-type="string">
            <text:p>oui</text:p>
          </table:table-cell>
          <table:table-cell office:value-type="string" calcext:value-type="string">
            <text:p>FRANTEXT</text:p>
          </table:table-cell>
          <table:table-cell table:number-columns-repeated="56"/>
        </table:table-row>
        <table:table-row table:style-name="ro1">
          <table:table-cell office:value-type="string" calcext:value-type="string">
            <text:p>Le genre burlesque, Bar</text:p>
          </table:table-cell>
          <table:table-cell table:style-name="ce92" office:value-type="string" calcext:value-type="string">
            <text:p>Les Fantaisies de Bruscambille</text:p>
          </table:table-cell>
          <table:table-cell table:style-name="ce100" office:value-type="string" calcext:value-type="string">
            <text:p>Bruscambille</text:p>
          </table:table-cell>
          <table:table-cell office:value-type="float" office:value="1618" calcext:value-type="float">
            <text:p>1618</text:p>
          </table:table-cell>
          <table:table-cell office:value-type="string" calcext:value-type="string">
            <text:p>oui</text:p>
          </table:table-cell>
          <table:table-cell/>
          <table:table-cell office:value-type="string" calcext:value-type="string">
            <text:p>oui</text:p>
          </table:table-cell>
          <table:table-cell office:value-type="string" calcext:value-type="string">
            <text:p>Les_fantaisies_de_Bruscambille_contenant_Bruscambille_15_bpt6k204294q.pdf</text:p>
          </table:table-cell>
          <table:table-cell/>
          <table:table-cell office:value-type="string" calcext:value-type="string">
            <text:p>https://gallica.bnf.fr/ark:/12148/bpt6k204294q#</text:p>
          </table:table-cell>
          <table:table-cell table:number-columns-repeated="54"/>
        </table:table-row>
        <table:table-row table:style-name="ro1">
          <table:table-cell office:value-type="string" calcext:value-type="string">
            <text:p>Le genre burlesque, Bar</text:p>
          </table:table-cell>
          <table:table-cell table:style-name="ce92" office:value-type="string" calcext:value-type="string">
            <text:p>Les Nouvelles et plaisantes imaginations de Bruscambille</text:p>
          </table:table-cell>
          <table:table-cell table:style-name="ce100" office:value-type="string" calcext:value-type="string">
            <text:p>Bruscambille</text:p>
          </table:table-cell>
          <table:table-cell office:value-type="float" office:value="1615" calcext:value-type="float">
            <text:p>1615</text:p>
          </table:table-cell>
          <table:table-cell office:value-type="string" calcext:value-type="string">
            <text:p>oui</text:p>
          </table:table-cell>
          <table:table-cell/>
          <table:table-cell office:value-type="string" calcext:value-type="string">
            <text:p>oui</text:p>
          </table:table-cell>
          <table:table-cell office:value-type="string" calcext:value-type="string">
            <text:p>Les_nouvelles_et_plaisantes_imaginations_Bruscambille_15_bpt6k2042953.pdf</text:p>
          </table:table-cell>
          <table:table-cell/>
          <table:table-cell office:value-type="string" calcext:value-type="string">
            <text:p>https://gallica.bnf.fr/ark:/12148/bpt6k2042953.image</text:p>
          </table:table-cell>
          <table:table-cell table:number-columns-repeated="54"/>
        </table:table-row>
        <table:table-row table:style-name="ro2">
          <table:table-cell office:value-type="string" calcext:value-type="string">
            <text:p>Le genre burlesque, Bar</text:p>
          </table:table-cell>
          <table:table-cell table:style-name="ce92" office:value-type="string" calcext:value-type="string">
            <text:p>La Stimmimachie, ou le grand combat des médecins modernes touchant l’usage de l’antimoine</text:p>
          </table:table-cell>
          <table:table-cell table:style-name="ce101" office:value-type="string" calcext:value-type="string">
            <text:p>Carneau, Etienne</text:p>
          </table:table-cell>
          <table:table-cell office:value-type="float" office:value="1656" calcext:value-type="float">
            <text:p>1656</text:p>
          </table:table-cell>
          <table:table-cell office:value-type="string" calcext:value-type="string">
            <text:p>oui</text:p>
          </table:table-cell>
          <table:table-cell office:value-type="string" calcext:value-type="string">
            <text:p>vers</text:p>
          </table:table-cell>
          <table:table-cell office:value-type="string" calcext:value-type="string">
            <text:p>oui</text:p>
          </table:table-cell>
          <table:table-cell office:value-type="string" calcext:value-type="string">
            <text:p>La_stimmimachie_ou_Le_grand_Carneau_Etienne_bpt6k1097152.pdf</text:p>
          </table:table-cell>
          <table:table-cell/>
          <table:table-cell office:value-type="string" calcext:value-type="string">
            <text:p>https://gallica.bnf.fr/ark:/12148/bpt6k1097152.image</text:p>
          </table:table-cell>
          <table:table-cell table:number-columns-repeated="54"/>
        </table:table-row>
        <table:table-row table:style-name="ro1">
          <table:table-cell office:value-type="string" calcext:value-type="string">
            <text:p>Le genre burlesque, Bar</text:p>
          </table:table-cell>
          <table:table-cell table:style-name="ce92" office:value-type="string" calcext:value-type="string">
            <text:p>Relation du voyage de Breme, en vers burlesques</text:p>
          </table:table-cell>
          <table:table-cell office:value-type="string" calcext:value-type="string">
            <text:p>Clément</text:p>
          </table:table-cell>
          <table:table-cell office:value-type="float" office:value="1676" calcext:value-type="float">
            <text:p>1676</text:p>
          </table:table-cell>
          <table:table-cell office:value-type="string" calcext:value-type="string">
            <text:p>oui</text:p>
          </table:table-cell>
          <table:table-cell/>
          <table:table-cell office:value-type="string" calcext:value-type="string">
            <text:p>non</text:p>
          </table:table-cell>
          <table:table-cell table:number-columns-repeated="57"/>
        </table:table-row>
        <table:table-row table:style-name="ro5">
          <table:table-cell table:style-name="ce90" office:value-type="string" calcext:value-type="string">
            <text:p>Le genre burlesque, Bar</text:p>
          </table:table-cell>
          <table:table-cell table:style-name="ce93" office:value-type="string" calcext:value-type="string">
            <text:p><text:span text:style-name="T4">Juvénal Burlesque</text:span>, <text:span text:style-name="T4">satyre, par le sieur Colletet le fils</text:span></text:p>
          </table:table-cell>
          <table:table-cell table:style-name="ce102" office:value-type="string" calcext:value-type="string">
            <text:p>Colletet, François</text:p>
          </table:table-cell>
          <table:table-cell table:style-name="ce104" office:value-type="float" office:value="1657" calcext:value-type="float">
            <text:p>1657</text:p>
          </table:table-cell>
          <table:table-cell table:style-name="ce104" office:value-type="string" calcext:value-type="string">
            <text:p>oui</text:p>
          </table:table-cell>
          <table:table-cell table:style-name="ce104"/>
          <table:table-cell table:style-name="ce104" office:value-type="string" calcext:value-type="string">
            <text:p>oui</text:p>
          </table:table-cell>
          <table:table-cell table:style-name="ce90" office:value-type="string" calcext:value-type="string">
            <text:p>Juvenal_burlesque1657.pdf</text:p>
          </table:table-cell>
          <table:table-cell table:style-name="ce90" office:value-type="string" calcext:value-type="string">
            <text:p>https://books.google.fr/books?id=JDDKHP0sC1UC&amp;pg=PP24&amp;dq=juvenal+burlesque+colletet&amp;hl=fr&amp;sa=X&amp;ved=2ahUKEwiHxPqx8MLsAhUs5uAKHXFPAZ4Q6wEwAXoECAMQAQ#v=onepage&amp;q=juvenal%20burlesque%20colletet&amp;f=false</text:p>
          </table:table-cell>
          <table:table-cell table:style-name="ce90" table:number-columns-repeated="55"/>
        </table:table-row>
        <table:table-row table:style-name="ro2">
          <table:table-cell office:value-type="string" calcext:value-type="string">
            <text:p>Le genre burlesque, Bar</text:p>
          </table:table-cell>
          <table:table-cell table:style-name="ce94" office:value-type="string" calcext:value-type="string">
            <text:p>Aventures burlesques de Dassoucy (Nouvelle édition, avec préface et notes)</text:p>
          </table:table-cell>
          <table:table-cell office:value-type="string" calcext:value-type="string">
            <text:p>ASSOUCY Charles COYPEAU d'</text:p>
          </table:table-cell>
          <table:table-cell table:style-name="ce105" office:value-type="float" office:value="1858" calcext:value-type="float">
            <text:p>1858</text:p>
          </table:table-cell>
          <table:table-cell office:value-type="string" calcext:value-type="string">
            <text:p>oui</text:p>
          </table:table-cell>
          <table:table-cell office:value-type="string" calcext:value-type="string">
            <text:p>vers</text:p>
          </table:table-cell>
          <table:table-cell office:value-type="string" calcext:value-type="string">
            <text:p>oui</text:p>
          </table:table-cell>
          <table:table-cell office:value-type="string" calcext:value-type="string">
            <text:p>Aventures_burlesques_de_Dassoucy_Nouvelle_Assoucy_Charles_bpt6k354090.pdf</text:p>
          </table:table-cell>
          <table:table-cell/>
          <table:table-cell office:value-type="string" calcext:value-type="string">
            <text:p>https://gallica.bnf.fr/ark:/12148/bpt6k354090.image</text:p>
          </table:table-cell>
          <table:table-cell table:number-columns-repeated="54"/>
        </table:table-row>
        <table:table-row table:style-name="ro1">
          <table:table-cell office:value-type="string" calcext:value-type="string">
            <text:p>Le genre burlesque, Bar</text:p>
          </table:table-cell>
          <table:table-cell office:value-type="string" calcext:value-type="string">
            <text:p>Le Jugement de Pâris en vers burlesques</text:p>
          </table:table-cell>
          <table:table-cell office:value-type="string" calcext:value-type="string">
            <text:p>ASSOUCY Charles COYPEAU d'</text:p>
          </table:table-cell>
          <table:table-cell office:value-type="float" office:value="1648" calcext:value-type="float">
            <text:p>1648</text:p>
          </table:table-cell>
          <table:table-cell office:value-type="string" calcext:value-type="string">
            <text:p>oui</text:p>
          </table:table-cell>
          <table:table-cell office:value-type="string" calcext:value-type="string">
            <text:p>poésie</text:p>
          </table:table-cell>
          <table:table-cell office:value-type="string" calcext:value-type="string">
            <text:p>oui</text:p>
          </table:table-cell>
          <table:table-cell office:value-type="string" calcext:value-type="string">
            <text:p>FRANTEXT</text:p>
          </table:table-cell>
          <table:table-cell table:number-columns-repeated="56"/>
        </table:table-row>
        <table:table-row table:style-name="ro6">
          <table:table-cell office:value-type="string" calcext:value-type="string">
            <text:p>Le genre burlesque, Bar</text:p>
          </table:table-cell>
          <table:table-cell table:style-name="ce92" office:value-type="string" calcext:value-type="string">
            <text:p><text:span text:style-name="T5">Œuvres mesllées de M. Dassoucy, Pièces héroïques, Satiriques et Burlesques</text:span><text:span text:style-name="T6">,</text:span></text:p>
          </table:table-cell>
          <table:table-cell office:value-type="string" calcext:value-type="string">
            <text:p>ASSOUCY Charles COYPEAU d'</text:p>
          </table:table-cell>
          <table:table-cell office:value-type="float" office:value="1653" calcext:value-type="float">
            <text:p>1653</text:p>
          </table:table-cell>
          <table:table-cell office:value-type="string" calcext:value-type="string">
            <text:p>oui</text:p>
          </table:table-cell>
          <table:table-cell/>
          <table:table-cell office:value-type="string" calcext:value-type="string">
            <text:p>non</text:p>
          </table:table-cell>
          <table:table-cell table:number-columns-repeated="57"/>
        </table:table-row>
        <table:table-row table:style-name="ro1">
          <table:table-cell office:value-type="string" calcext:value-type="string">
            <text:p>Le genre burlesque, Bar</text:p>
          </table:table-cell>
          <table:table-cell office:value-type="string" calcext:value-type="string">
            <text:p>L'Ovide en belle humeur</text:p>
          </table:table-cell>
          <table:table-cell office:value-type="string" calcext:value-type="string">
            <text:p>ASSOUCY Charles COYPEAU d'</text:p>
          </table:table-cell>
          <table:table-cell office:value-type="float" office:value="1650" calcext:value-type="float">
            <text:p>1650</text:p>
          </table:table-cell>
          <table:table-cell office:value-type="string" calcext:value-type="string">
            <text:p>oui</text:p>
          </table:table-cell>
          <table:table-cell office:value-type="string" calcext:value-type="string">
            <text:p>poésie</text:p>
          </table:table-cell>
          <table:table-cell office:value-type="string" calcext:value-type="string">
            <text:p>oui</text:p>
          </table:table-cell>
          <table:table-cell office:value-type="string" calcext:value-type="string">
            <text:p>FRANTEXT</text:p>
          </table:table-cell>
          <table:table-cell table:number-columns-repeated="56"/>
        </table:table-row>
        <table:table-row table:style-name="ro1">
          <table:table-cell office:value-type="string" calcext:value-type="string">
            <text:p>Le genre burlesque, Bar</text:p>
          </table:table-cell>
          <table:table-cell office:value-type="string" calcext:value-type="string">
            <text:p>Le Ravissement de Proserpine</text:p>
          </table:table-cell>
          <table:table-cell office:value-type="string" calcext:value-type="string">
            <text:p>ASSOUCY Charles COYPEAU d'</text:p>
          </table:table-cell>
          <table:table-cell office:value-type="float" office:value="1653" calcext:value-type="float">
            <text:p>1653</text:p>
          </table:table-cell>
          <table:table-cell office:value-type="string" calcext:value-type="string">
            <text:p>oui</text:p>
          </table:table-cell>
          <table:table-cell office:value-type="string" calcext:value-type="string">
            <text:p>poésie</text:p>
          </table:table-cell>
          <table:table-cell office:value-type="string" calcext:value-type="string">
            <text:p>oui</text:p>
          </table:table-cell>
          <table:table-cell office:value-type="string" calcext:value-type="string">
            <text:p>FRANTEXT</text:p>
          </table:table-cell>
          <table:table-cell table:number-columns-repeated="56"/>
        </table:table-row>
        <table:table-row table:style-name="ro1">
          <table:table-cell office:value-type="string" calcext:value-type="string">
            <text:p>Le genre burlesque, Bar</text:p>
          </table:table-cell>
          <table:table-cell table:style-name="ce94" office:value-type="string" calcext:value-type="string">
            <text:p>Les rimes redoublées de M. Dassoucy</text:p>
          </table:table-cell>
          <table:table-cell office:value-type="string" calcext:value-type="string">
            <text:p>ASSOUCY Charles COYPEAU d'</text:p>
          </table:table-cell>
          <table:table-cell office:value-type="float" office:value="1671" calcext:value-type="float">
            <text:p>1671</text:p>
          </table:table-cell>
          <table:table-cell office:value-type="string" calcext:value-type="string">
            <text:p>oui</text:p>
          </table:table-cell>
          <table:table-cell office:value-type="string" calcext:value-type="string">
            <text:p>vers</text:p>
          </table:table-cell>
          <table:table-cell office:value-type="string" calcext:value-type="string">
            <text:p>oui</text:p>
          </table:table-cell>
          <table:table-cell office:value-type="string" calcext:value-type="string">
            <text:p>Les_rimes_redoublees_de_M_Assoucy_Charles_bpt6k703487.pdf</text:p>
          </table:table-cell>
          <table:table-cell/>
          <table:table-cell office:value-type="string" calcext:value-type="string">
            <text:p>https://gallica.bnf.fr/ark:/12148/bpt6k703487/f119</text:p>
          </table:table-cell>
          <table:table-cell table:number-columns-repeated="54"/>
        </table:table-row>
        <table:table-row table:style-name="ro1">
          <table:table-cell office:value-type="string" calcext:value-type="string">
            <text:p>Le genre burlesque, Bar</text:p>
          </table:table-cell>
          <table:table-cell office:value-type="string" calcext:value-type="string">
            <text:p>L'Intrigue des filous</text:p>
          </table:table-cell>
          <table:table-cell office:value-type="string" calcext:value-type="string">
            <text:p>L'ESTOILE Claude de</text:p>
          </table:table-cell>
          <table:table-cell office:value-type="float" office:value="1648" calcext:value-type="float">
            <text:p>1648</text:p>
          </table:table-cell>
          <table:table-cell office:value-type="string" calcext:value-type="string">
            <text:p>oui</text:p>
          </table:table-cell>
          <table:table-cell office:value-type="string" calcext:value-type="string">
            <text:p>théâtre</text:p>
          </table:table-cell>
          <table:table-cell office:value-type="string" calcext:value-type="string">
            <text:p>oui</text:p>
          </table:table-cell>
          <table:table-cell office:value-type="string" calcext:value-type="string">
            <text:p>FRANTEXT</text:p>
          </table:table-cell>
          <table:table-cell table:number-columns-repeated="56"/>
        </table:table-row>
        <table:table-row table:style-name="ro7">
          <table:table-cell office:value-type="string" calcext:value-type="string">
            <text:p>Le genre burlesque, Bar</text:p>
          </table:table-cell>
          <table:table-cell table:style-name="ce94" office:value-type="string" calcext:value-type="string">
            <text:p> La Henriade, travestie en vers burlesques</text:p>
          </table:table-cell>
          <table:table-cell table:style-name="ce101" office:value-type="string" calcext:value-type="string">
            <text:p>Fougeret de Montbron, Jean-Louis</text:p>
          </table:table-cell>
          <table:table-cell table:style-name="ce105" office:value-type="float" office:value="1751" calcext:value-type="float">
            <text:p>1751</text:p>
          </table:table-cell>
          <table:table-cell office:value-type="string" calcext:value-type="string">
            <text:p>oui</text:p>
          </table:table-cell>
          <table:table-cell office:value-type="string" calcext:value-type="string">
            <text:p>vers</text:p>
          </table:table-cell>
          <table:table-cell office:value-type="string" calcext:value-type="string">
            <text:p>oui</text:p>
          </table:table-cell>
          <table:table-cell office:value-type="string" calcext:value-type="string">
            <text:p>La_Henriade_travestie_en_vers_Fougeret_de_bpt6k58537954.pdf</text:p>
          </table:table-cell>
          <table:table-cell/>
          <table:table-cell office:value-type="string" calcext:value-type="string">
            <text:p>https://gallica.bnf.fr/ark:/12148/bpt6k58537954.texteImage</text:p>
          </table:table-cell>
          <table:table-cell table:number-columns-repeated="54"/>
        </table:table-row>
        <table:table-row table:style-name="ro2">
          <table:table-cell office:value-type="string" calcext:value-type="string">
            <text:p>Le genre burlesque, Bar</text:p>
          </table:table-cell>
          <table:table-cell table:style-name="ce94" office:value-type="string" calcext:value-type="string">
            <text:p> L'Aeneide travestie . Livre quatriesme. Contenant les amours d'Aenee et de Didon</text:p>
          </table:table-cell>
          <table:table-cell table:style-name="ce101" office:value-type="string" calcext:value-type="string">
            <text:p>Furetière, Antoine</text:p>
          </table:table-cell>
          <table:table-cell office:value-type="float" office:value="1649" calcext:value-type="float">
            <text:p>1649</text:p>
          </table:table-cell>
          <table:table-cell office:value-type="string" calcext:value-type="string">
            <text:p>oui</text:p>
          </table:table-cell>
          <table:table-cell office:value-type="string" calcext:value-type="string">
            <text:p>vers</text:p>
          </table:table-cell>
          <table:table-cell office:value-type="string" calcext:value-type="string">
            <text:p>oui</text:p>
          </table:table-cell>
          <table:table-cell office:value-type="string" calcext:value-type="string">
            <text:p>L_Aeneide_travestie_Livre_quatriesme_Contenant_Furetiere_Antoine_bpt6k117790m.pdf</text:p>
          </table:table-cell>
          <table:table-cell/>
          <table:table-cell office:value-type="string" calcext:value-type="string">
            <text:p>https://gallica.bnf.fr/ark:/12148/bpt6k117790m.image</text:p>
          </table:table-cell>
          <table:table-cell table:number-columns-repeated="54"/>
        </table:table-row>
        <table:table-row table:style-name="ro2">
          <table:table-cell office:value-type="string" calcext:value-type="string">
            <text:p>Le genre burlesque, Bar</text:p>
          </table:table-cell>
          <table:table-cell table:style-name="ce96" office:value-type="string" calcext:value-type="string">
            <text:p><text:span text:style-name="T5">Le Roman Bourgeois</text:span>, <text:span text:style-name="T5">ouvrage comique</text:span></text:p>
          </table:table-cell>
          <table:table-cell table:style-name="ce101" office:value-type="string" calcext:value-type="string">
            <text:p>Furetière, Antoine</text:p>
          </table:table-cell>
          <table:table-cell table:style-name="ce105" office:value-type="float" office:value="1883" calcext:value-type="float">
            <text:p>1883</text:p>
          </table:table-cell>
          <table:table-cell office:value-type="string" calcext:value-type="string">
            <text:p>oui</text:p>
          </table:table-cell>
          <table:table-cell/>
          <table:table-cell office:value-type="string" calcext:value-type="string">
            <text:p>oui</text:p>
          </table:table-cell>
          <table:table-cell office:value-type="string" calcext:value-type="string">
            <text:p>Le_roman_bourgeois___ouvrage_Furetiere_Antoine_bpt6k6573379p.pdf</text:p>
          </table:table-cell>
          <table:table-cell/>
          <table:table-cell office:value-type="string" calcext:value-type="string">
            <text:p>https://gallica.bnf.fr/ark:/12148/bpt6k6573379p.texteImage</text:p>
          </table:table-cell>
          <table:table-cell table:number-columns-repeated="54"/>
        </table:table-row>
        <table:table-row table:style-name="ro9">
          <table:table-cell office:value-type="string" calcext:value-type="string">
            <text:p>Le genre burlesque, Bar</text:p>
          </table:table-cell>
          <table:table-cell table:style-name="ce94" office:value-type="string" calcext:value-type="string">
            <text:p>Chansons de Gaultier Garguille ([Reprod. en fac-sim.]) / nouvelle éd. suivie des pièces relatives à ce farceur avec introd. et notes par Edouard Fournier</text:p>
          </table:table-cell>
          <table:table-cell table:style-name="ce101" office:value-type="string" calcext:value-type="string">
            <text:p>Gaultier Garguille</text:p>
          </table:table-cell>
          <table:table-cell table:style-name="ce105" office:value-type="float" office:value="1858" calcext:value-type="float">
            <text:p>1858</text:p>
          </table:table-cell>
          <table:table-cell office:value-type="string" calcext:value-type="string">
            <text:p>oui</text:p>
          </table:table-cell>
          <table:table-cell/>
          <table:table-cell office:value-type="string" calcext:value-type="string">
            <text:p>oui</text:p>
          </table:table-cell>
          <table:table-cell office:value-type="string" calcext:value-type="string">
            <text:p>Chansons_de_Gaultier_Garguille_Reprod_Gaultier_Garguille_bpt6k27728c.pdf</text:p>
          </table:table-cell>
          <table:table-cell/>
          <table:table-cell office:value-type="string" calcext:value-type="string">
            <text:p>https://gallica.bnf.fr/ark:/12148/bpt6k27728c/f134.texteImage</text:p>
          </table:table-cell>
          <table:table-cell table:number-columns-repeated="54"/>
        </table:table-row>
        <table:table-row table:style-name="ro1">
          <table:table-cell office:value-type="string" calcext:value-type="string">
            <text:p>Le genre burlesque, Bar</text:p>
          </table:table-cell>
          <table:table-cell table:style-name="ce92" office:value-type="string" calcext:value-type="string">
            <text:p>Débats et facétieuses rencontres de Gringalet et de Guilot Gorgeu son maistre</text:p>
          </table:table-cell>
          <table:table-cell table:style-name="ce100" office:value-type="string" calcext:value-type="string">
            <text:p>Guillot-Gorju (Harduin de Saint-Jacques, dit)</text:p>
          </table:table-cell>
          <table:table-cell office:value-type="float" office:value="1709" calcext:value-type="float">
            <text:p>1709</text:p>
          </table:table-cell>
          <table:table-cell office:value-type="string" calcext:value-type="string">
            <text:p>oui</text:p>
          </table:table-cell>
          <table:table-cell office:value-type="string" calcext:value-type="string">
            <text:p>facétie</text:p>
          </table:table-cell>
          <table:table-cell office:value-type="string" calcext:value-type="string">
            <text:p>oui</text:p>
          </table:table-cell>
          <table:table-cell office:value-type="string" calcext:value-type="string">
            <text:p>Les_Debats_et_Facetieuses_Rencontres_d.pdf</text:p>
          </table:table-cell>
          <table:table-cell office:value-type="string" calcext:value-type="string">
            <text:p>https://books.google.fr/books?id=bXwEWixAE8cC&amp;printsec=frontcover&amp;hl=fr&amp;source=gbs_ge_summary_r&amp;cad=0#v=onepage&amp;q&amp;f=false</text:p>
          </table:table-cell>
          <table:table-cell table:number-columns-repeated="55"/>
        </table:table-row>
        <table:table-row table:style-name="ro1">
          <table:table-cell table:style-name="ce90" office:value-type="string" calcext:value-type="string">
            <text:p>Le genre burlesque, Bar</text:p>
          </table:table-cell>
          <table:table-cell table:style-name="ce97" office:value-type="string" calcext:value-type="string">
            <text:p>Iliade d’Homere en vers burlesques</text:p>
          </table:table-cell>
          <table:table-cell table:style-name="ce90" office:value-type="string" calcext:value-type="string">
            <text:p>anonyme</text:p>
          </table:table-cell>
          <table:table-cell table:style-name="ce104" office:value-type="float" office:value="1657" calcext:value-type="float">
            <text:p>1657</text:p>
          </table:table-cell>
          <table:table-cell office:value-type="string" calcext:value-type="string">
            <text:p>oui</text:p>
          </table:table-cell>
          <table:table-cell table:style-name="ce104" office:value-type="string" calcext:value-type="string">
            <text:p>vers</text:p>
          </table:table-cell>
          <table:table-cell table:style-name="ce104" office:value-type="string" calcext:value-type="string">
            <text:p>oui</text:p>
          </table:table-cell>
          <table:table-cell table:style-name="ce90" office:value-type="string" calcext:value-type="string">
            <text:p>Homere_travesti_vers_burlesques.pdf</text:p>
          </table:table-cell>
          <table:table-cell table:style-name="ce90" table:number-columns-repeated="2"/>
          <table:table-cell table:style-name="ce90" office:value-type="string" calcext:value-type="string">
            <text:p>https://numelyo.bm-lyon.fr/f_view/BML:BML_00GOO0100137001102439317/IMG00000002</text:p>
          </table:table-cell>
          <table:table-cell table:style-name="ce90" table:number-columns-repeated="53"/>
        </table:table-row>
        <table:table-row table:style-name="ro10">
          <table:table-cell office:value-type="string" calcext:value-type="string">
            <text:p>Le genre burlesque, Bar</text:p>
          </table:table-cell>
          <table:table-cell table:style-name="ce94" office:value-type="string" calcext:value-type="string">
            <text:p> La muze historique, ou Recueil des lettres en vers contenant les nouvelles du temps : écrites à Son Altesse Mademoizelle de Longueville, depuis duchesse de Nemours (1650-1665). Tome 1 / par J. Loret</text:p>
          </table:table-cell>
          <table:table-cell table:style-name="ce101" office:value-type="string" calcext:value-type="string">
            <text:p>Loret, Jean</text:p>
          </table:table-cell>
          <table:table-cell table:style-name="ce105" office:value-type="string" calcext:value-type="string">
            <text:p>1857-1891</text:p>
          </table:table-cell>
          <table:table-cell office:value-type="string" calcext:value-type="string">
            <text:p>oui</text:p>
          </table:table-cell>
          <table:table-cell office:value-type="string" calcext:value-type="string">
            <text:p>vers</text:p>
          </table:table-cell>
          <table:table-cell office:value-type="string" calcext:value-type="string">
            <text:p>oui</text:p>
          </table:table-cell>
          <table:table-cell office:value-type="string" calcext:value-type="string">
            <text:p>La_muze_historique_ou_Recueil_Loret_Jean_bpt6k6211900c.pdf</text:p>
          </table:table-cell>
          <table:table-cell/>
          <table:table-cell office:value-type="string" calcext:value-type="string">
            <text:p>https://gallica.bnf.fr/ark:/12148/bpt6k6211900c.texteImage</text:p>
          </table:table-cell>
          <table:table-cell table:number-columns-repeated="54"/>
        </table:table-row>
        <table:table-row table:style-name="ro1">
          <table:table-cell office:value-type="string" calcext:value-type="string">
            <text:p>Le genre burlesque, Bar</text:p>
          </table:table-cell>
          <table:table-cell table:style-name="ce92" office:value-type="string" calcext:value-type="string">
            <text:p>Lettres en vers par …</text:p>
          </table:table-cell>
          <table:table-cell table:style-name="ce100" office:value-type="string" calcext:value-type="string">
            <text:p>Loret (les continuateurs de)</text:p>
          </table:table-cell>
          <table:table-cell office:value-type="float" office:value="1881" calcext:value-type="float">
            <text:p>1881</text:p>
          </table:table-cell>
          <table:table-cell office:value-type="string" calcext:value-type="string">
            <text:p>oui</text:p>
          </table:table-cell>
          <table:table-cell/>
          <table:table-cell office:value-type="string" calcext:value-type="string">
            <text:p>non</text:p>
          </table:table-cell>
          <table:table-cell table:number-columns-repeated="57"/>
        </table:table-row>
        <table:table-row table:style-name="ro2">
          <table:table-cell office:value-type="string" calcext:value-type="string">
            <text:p>Le genre burlesque, Bar</text:p>
          </table:table-cell>
          <table:table-cell table:style-name="ce94" office:value-type="string" calcext:value-type="string">
            <text:p>L'Homère travesti, ou L'Iliade en vers burlesques...</text:p>
          </table:table-cell>
          <table:table-cell table:style-name="ce101" office:value-type="string" calcext:value-type="string">
            <text:p>Marivaux, Pierre de</text:p>
          </table:table-cell>
          <table:table-cell table:style-name="ce105" office:value-type="float" office:value="1716" calcext:value-type="float">
            <text:p>1716</text:p>
          </table:table-cell>
          <table:table-cell office:value-type="string" calcext:value-type="string">
            <text:p>oui</text:p>
          </table:table-cell>
          <table:table-cell office:value-type="string" calcext:value-type="string">
            <text:p>vers</text:p>
          </table:table-cell>
          <table:table-cell office:value-type="string" calcext:value-type="string">
            <text:p>oui</text:p>
          </table:table-cell>
          <table:table-cell office:value-type="string" calcext:value-type="string">
            <text:p>L_Homere_travesti_ou_L_Iliade_en_Marivaux_Pierre_bpt6k118344f.pdf</text:p>
          </table:table-cell>
          <table:table-cell/>
          <table:table-cell office:value-type="string" calcext:value-type="string">
            <text:p>https://gallica.bnf.fr/ark:/12148/bpt6k118344f/f2.image</text:p>
          </table:table-cell>
          <table:table-cell table:number-columns-repeated="54"/>
        </table:table-row>
        <table:table-row table:style-name="ro2">
          <table:table-cell office:value-type="string" calcext:value-type="string">
            <text:p>Le genre burlesque, Bar</text:p>
          </table:table-cell>
          <table:table-cell office:value-type="string" calcext:value-type="string">
            <text:p>Le Télémaque travesti</text:p>
          </table:table-cell>
          <table:table-cell table:style-name="ce101" office:value-type="string" calcext:value-type="string">
            <text:p>Marivaux, Pierre de</text:p>
          </table:table-cell>
          <table:table-cell office:value-type="float" office:value="1736" calcext:value-type="float">
            <text:p>1736</text:p>
          </table:table-cell>
          <table:table-cell office:value-type="string" calcext:value-type="string">
            <text:p>oui</text:p>
          </table:table-cell>
          <table:table-cell/>
          <table:table-cell office:value-type="string" calcext:value-type="string">
            <text:p>oui</text:p>
          </table:table-cell>
          <table:table-cell office:value-type="string" calcext:value-type="string">
            <text:p>Le_Telemaque_travesti_Par_Mr_de_Mariva.pdf</text:p>
          </table:table-cell>
          <table:table-cell office:value-type="string" calcext:value-type="string">
            <text:p>https://books.googleusercontent.com/books/content?req=AKW5Qace5lnXxK8YHvx8tWgZGsdCe7j7vdONk3degVqhC6VjK50RnfjSpf_oIXAWtc-EVpHlYi8o7vjptEMAXFema4UWbrUm3ZD-N3uiS6nXVlF7ZqZ4_u8BFh7tNLbe7chdbVQiTIT6kwQJpIsaoTVTX23bZV4SGNDqX-lxF38CSGuSyuffPIVIXBdmZ8r43BQlFeNWMkz-UvoQ96CDqkz5mlnVoFmaqt4WwzcihtYpbT3-YNs6pulVGEkgx0ygs-vnGy0uWix2Z3zTWH44zsufKoysJr8jCjUCl8CxH8GMEnTg2jXNUDM</text:p>
          </table:table-cell>
          <table:table-cell table:number-columns-repeated="55"/>
        </table:table-row>
        <table:table-row table:style-name="ro1">
          <table:table-cell office:value-type="string" calcext:value-type="string">
            <text:p>Le genre burlesque, Bar</text:p>
          </table:table-cell>
          <table:table-cell table:style-name="ce92" office:value-type="string" calcext:value-type="string">
            <text:p><text:s/>L’Eschole de Salerne en vers burlesques</text:p>
          </table:table-cell>
          <table:table-cell table:style-name="ce100" office:value-type="string" calcext:value-type="string">
            <text:p>Martin, Louis</text:p>
          </table:table-cell>
          <table:table-cell office:value-type="float" office:value="1650" calcext:value-type="float">
            <text:p>1650</text:p>
          </table:table-cell>
          <table:table-cell office:value-type="string" calcext:value-type="string">
            <text:p>oui</text:p>
          </table:table-cell>
          <table:table-cell office:value-type="string" calcext:value-type="string">
            <text:p>vers</text:p>
          </table:table-cell>
          <table:table-cell office:value-type="string" calcext:value-type="string">
            <text:p>oui</text:p>
          </table:table-cell>
          <table:table-cell office:value-type="string" calcext:value-type="string">
            <text:p>L_eschole_de_Salerne_en_vers_burlesques.pdf</text:p>
          </table:table-cell>
          <table:table-cell office:value-type="string" calcext:value-type="string">
            <text:p><text:a xlink:href="https://books.google.fr/books?id=5rSkSz7K5wkC&amp;printsec=frontcover&amp;hl=fr&amp;source=gbs_ge_summary_r&amp;cad=0#v=onepage&amp;q&amp;f=false" xlink:type="simple">https://books.google.fr/books?id=5rSkSz7K5wkC&amp;printsec=frontcover&amp;hl=fr&amp;source=gbs_ge_summary_r&amp;cad=0#v=onepage&amp;q&amp;f=false</text:a></text:p>
          </table:table-cell>
          <table:table-cell table:number-columns-repeated="55"/>
        </table:table-row>
        <table:table-row table:style-name="ro6">
          <table:table-cell office:value-type="string" calcext:value-type="string">
            <text:p>Le genre burlesque, Bar</text:p>
          </table:table-cell>
          <table:table-cell table:style-name="ce96" office:value-type="string" calcext:value-type="string">
            <text:p>R<text:span text:style-name="T5">equête présentée par les dictionnaires à MM. De L’Académie pour la réformation de la langue françoise</text:span></text:p>
          </table:table-cell>
          <table:table-cell office:value-type="string" calcext:value-type="string">
            <text:p>Ménage</text:p>
          </table:table-cell>
          <table:table-cell office:value-type="string" calcext:value-type="string">
            <text:p>(en manuscrit dès la fin des années 1640)</text:p>
          </table:table-cell>
          <table:table-cell office:value-type="string" calcext:value-type="string">
            <text:p>oui</text:p>
          </table:table-cell>
          <table:table-cell/>
          <table:table-cell office:value-type="string" calcext:value-type="string">
            <text:p>non</text:p>
          </table:table-cell>
          <table:table-cell table:number-columns-repeated="57"/>
        </table:table-row>
        <table:table-row table:style-name="ro1">
          <table:table-cell office:value-type="string" calcext:value-type="string">
            <text:p>Le genre burlesque, Bar</text:p>
          </table:table-cell>
          <table:table-cell table:style-name="ce92" office:value-type="string" calcext:value-type="string">
            <text:p>Les Odes d’Horace en vers burlesques</text:p>
          </table:table-cell>
          <table:table-cell table:style-name="ce92" office:value-type="string" calcext:value-type="string">
            <text:p>Beys, ou Picou</text:p>
          </table:table-cell>
          <table:table-cell table:style-name="ce106" office:value-type="float" office:value="1653" calcext:value-type="float">
            <text:p>1653</text:p>
          </table:table-cell>
          <table:table-cell office:value-type="string" calcext:value-type="string">
            <text:p>oui</text:p>
          </table:table-cell>
          <table:table-cell office:value-type="string" calcext:value-type="string">
            <text:p>vers</text:p>
          </table:table-cell>
          <table:table-cell office:value-type="string" calcext:value-type="string">
            <text:p>oui</text:p>
          </table:table-cell>
          <table:table-cell office:value-type="string" calcext:value-type="string">
            <text:p>Les_Odes_d_Horace.pdf</text:p>
          </table:table-cell>
          <table:table-cell office:value-type="string" calcext:value-type="string">
            <text:p><text:a xlink:href="https://books.googleusercontent.com/books/content?req=AKW5QadXjN25lq9NRJUSridzyDqSoV962Id4uWr7EwbQT_EfJXxKpsjKv1zX19uUQwIl1pCYSu20YoZf_8HEPqayehroC-gI72dK8roAMchu02JrkIwtTxX70C_lLA8P0GvMX3pJ8L3lY-sSV_ufBuiUwNKw3u56iRG8HijOm4khNz7B9sMrg2N6mbsWSXJQHuz5vmoilEEWhqilNHujROvu_wyC5hyx7S0Fx1UP6GFoRrh3uSpUotqF5CWzuTHXAfb2TzzzvMOF" xlink:type="simple">https://books.googleusercontent.com/books/content?req=AKW5QadXjN25lq9NRJUSridzyDqSoV962Id4uWr7EwbQT_EfJXxKpsjKv1zX19uUQwIl1pCYSu20YoZf_8HEPqayehroC-gI72dK8roAMchu02JrkIwtTxX70C_lLA8P0GvMX3pJ8L3lY-sSV_ufBuiUwNKw3u56iRG8HijOm4khNz7B9sMrg2N6mbsWSXJQHuz5vmoilEEWhqilNHujROvu_wyC5hyx7S0Fx1UP6GFoRrh3uSpUotqF5CWzuTHXAfb2TzzzvMOF</text:a></text:p>
          </table:table-cell>
          <table:table-cell table:number-columns-repeated="55"/>
        </table:table-row>
        <table:table-row table:style-name="ro2">
          <table:table-cell office:value-type="string" calcext:value-type="string">
            <text:p>Le genre burlesque, Bar</text:p>
          </table:table-cell>
          <table:table-cell table:style-name="ce92" office:value-type="string" calcext:value-type="string">
            <text:p>L’Enédie burlesque, traduction inédite du sixième livre par les frères Perrault</text:p>
          </table:table-cell>
          <table:table-cell table:style-name="ce101" office:value-type="string" calcext:value-type="string">
            <text:p>Perrault, Charles</text:p>
          </table:table-cell>
          <table:table-cell office:value-type="string" calcext:value-type="string">
            <text:p>??</text:p>
          </table:table-cell>
          <table:table-cell office:value-type="string" calcext:value-type="string">
            <text:p>oui</text:p>
          </table:table-cell>
          <table:table-cell/>
          <table:table-cell office:value-type="string" calcext:value-type="string">
            <text:p>non</text:p>
          </table:table-cell>
          <table:table-cell table:number-columns-repeated="57"/>
        </table:table-row>
        <table:table-row table:style-name="ro2">
          <table:table-cell office:value-type="string" calcext:value-type="string">
            <text:p>Le genre burlesque, Bar</text:p>
          </table:table-cell>
          <table:table-cell table:style-name="ce94" office:value-type="string" calcext:value-type="string">
            <text:p>Les murs de Troyes, ou L'origine du burlesque</text:p>
          </table:table-cell>
          <table:table-cell table:style-name="ce101" office:value-type="string" calcext:value-type="string">
            <text:p>Perrault, Charles</text:p>
          </table:table-cell>
          <table:table-cell table:style-name="ce105" office:value-type="float" office:value="1653" calcext:value-type="float">
            <text:p>1653</text:p>
          </table:table-cell>
          <table:table-cell office:value-type="string" calcext:value-type="string">
            <text:p>oui</text:p>
          </table:table-cell>
          <table:table-cell/>
          <table:table-cell office:value-type="string" calcext:value-type="string">
            <text:p>oui</text:p>
          </table:table-cell>
          <table:table-cell office:value-type="string" calcext:value-type="string">
            <text:p>Les_murs_de_Troyes_ou_Perrault_Charles_bpt6k714044.pdf</text:p>
          </table:table-cell>
          <table:table-cell/>
          <table:table-cell office:value-type="string" calcext:value-type="string">
            <text:p>https://gallica.bnf.fr/ark:/12148/bpt6k714044.image</text:p>
          </table:table-cell>
          <table:table-cell table:number-columns-repeated="54"/>
        </table:table-row>
        <table:table-row table:style-name="ro1">
          <table:table-cell office:value-type="string" calcext:value-type="string">
            <text:p>Le genre burlesque, Bar</text:p>
          </table:table-cell>
          <table:table-cell table:style-name="ce92" office:value-type="string" calcext:value-type="string">
            <text:p>Virgile goguenard ou le douziesme livre de l’Eneide travesty (puisque travesty y a)</text:p>
          </table:table-cell>
          <table:table-cell table:style-name="ce92" office:value-type="string" calcext:value-type="string">
            <text:p>Petit-Jehan, Claude</text:p>
          </table:table-cell>
          <table:table-cell table:style-name="ce106" office:value-type="float" office:value="1652" calcext:value-type="float">
            <text:p>1652</text:p>
          </table:table-cell>
          <table:table-cell office:value-type="string" calcext:value-type="string">
            <text:p>oui</text:p>
          </table:table-cell>
          <table:table-cell/>
          <table:table-cell office:value-type="string" calcext:value-type="string">
            <text:p>non</text:p>
          </table:table-cell>
          <table:table-cell table:number-columns-repeated="57"/>
        </table:table-row>
        <table:table-row table:style-name="ro2">
          <table:table-cell office:value-type="string" calcext:value-type="string">
            <text:p>Le genre burlesque, Bar</text:p>
          </table:table-cell>
          <table:table-cell table:style-name="ce94" office:value-type="string" calcext:value-type="string">
            <text:p> L'Odyssée d'Homère, ou Les avantures d'Ulysse en vers burlesques</text:p>
          </table:table-cell>
          <table:table-cell table:style-name="ce101" office:value-type="string" calcext:value-type="string">
            <text:p> Picou, Hugues de</text:p>
          </table:table-cell>
          <table:table-cell table:style-name="ce105" office:value-type="float" office:value="1650" calcext:value-type="float">
            <text:p>1650</text:p>
          </table:table-cell>
          <table:table-cell office:value-type="string" calcext:value-type="string">
            <text:p>oui</text:p>
          </table:table-cell>
          <table:table-cell office:value-type="string" calcext:value-type="string">
            <text:p>vers</text:p>
          </table:table-cell>
          <table:table-cell office:value-type="string" calcext:value-type="string">
            <text:p>oui</text:p>
          </table:table-cell>
          <table:table-cell office:value-type="string" calcext:value-type="string">
            <text:p>L_Odyssee_d_Homere_ou_Les_avantures_Picou_Hugues_bpt6k123061x.pdf</text:p>
          </table:table-cell>
          <table:table-cell/>
          <table:table-cell office:value-type="string" calcext:value-type="string">
            <text:p>https://gallica.bnf.fr/ark:/12148/bpt6k123061x.image</text:p>
          </table:table-cell>
          <table:table-cell table:number-columns-repeated="54"/>
        </table:table-row>
        <table:table-row table:style-name="ro12">
          <table:table-cell office:value-type="string" calcext:value-type="string">
            <text:p>Le genre burlesque, Bar</text:p>
          </table:table-cell>
          <table:table-cell table:style-name="ce94" office:value-type="string" calcext:value-type="string">
            <text:p>La chronique des chapons et des gélinottes du Mans d'Étienne Martin de Pinchesne : poètes et goinfres du XVIIe siècle / publiée sur le manuscrit original de la Bibliothèque nationale, par Frédéric Lachèvre ; frontispice gravé à l'eau-forte par H. Manesse</text:p>
          </table:table-cell>
          <table:table-cell table:style-name="ce101" office:value-type="string" calcext:value-type="string">
            <text:p> Martin de Pinchesne, Étienne</text:p>
          </table:table-cell>
          <table:table-cell office:value-type="float" office:value="1907" calcext:value-type="float">
            <text:p>1907</text:p>
          </table:table-cell>
          <table:table-cell office:value-type="string" calcext:value-type="string">
            <text:p>oui</text:p>
          </table:table-cell>
          <table:table-cell/>
          <table:table-cell office:value-type="string" calcext:value-type="string">
            <text:p>oui</text:p>
          </table:table-cell>
          <table:table-cell office:value-type="string" calcext:value-type="string">
            <text:p>La_chronique_des_chapons_et_Martin_de_bpt6k5789398f.pdf</text:p>
          </table:table-cell>
          <table:table-cell/>
          <table:table-cell office:value-type="string" calcext:value-type="string">
            <text:p>https://gallica.bnf.fr/ark:/12148/bpt6k5789398f.texteImage</text:p>
          </table:table-cell>
          <table:table-cell table:number-columns-repeated="54"/>
        </table:table-row>
        <table:table-row table:style-name="ro1">
          <table:table-cell office:value-type="string" calcext:value-type="string">
            <text:p>Le genre burlesque, Bar</text:p>
          </table:table-cell>
          <table:table-cell table:style-name="ce92" office:value-type="string" calcext:value-type="string">
            <text:p>L’Ovide bouffon ou les métamorphoses burlesques</text:p>
          </table:table-cell>
          <table:table-cell table:style-name="ce92" office:value-type="string" calcext:value-type="string">
            <text:p>Richer</text:p>
          </table:table-cell>
          <table:table-cell office:value-type="float" office:value="1649" calcext:value-type="float">
            <text:p>1649</text:p>
          </table:table-cell>
          <table:table-cell office:value-type="string" calcext:value-type="string">
            <text:p>oui</text:p>
          </table:table-cell>
          <table:table-cell/>
          <table:table-cell office:value-type="string" calcext:value-type="string">
            <text:p>non</text:p>
          </table:table-cell>
          <table:table-cell table:number-columns-repeated="57"/>
        </table:table-row>
        <table:table-row table:style-name="ro1">
          <table:table-cell table:style-name="ce90" office:value-type="string" calcext:value-type="string">
            <text:p>Le genre burlesque, Bar</text:p>
          </table:table-cell>
          <table:table-cell table:style-name="ce97" office:value-type="string" calcext:value-type="string">
            <text:p>Œuvres complètes de Saint-Amant, t. I, Livet 1855</text:p>
          </table:table-cell>
          <table:table-cell table:style-name="ce90" office:value-type="string" calcext:value-type="string">
            <text:p>Saint-Amant</text:p>
          </table:table-cell>
          <table:table-cell table:style-name="ce107" office:value-type="string" calcext:value-type="string">
            <text:p>(1629-1643) 1855, t. I</text:p>
          </table:table-cell>
          <table:table-cell office:value-type="string" calcext:value-type="string">
            <text:p>oui</text:p>
          </table:table-cell>
          <table:table-cell table:style-name="ce104" office:value-type="string" calcext:value-type="string">
            <text:p>vers</text:p>
          </table:table-cell>
          <table:table-cell table:style-name="ce104" office:value-type="string" calcext:value-type="string">
            <text:p>oui</text:p>
          </table:table-cell>
          <table:table-cell table:style-name="ce90" office:value-type="string" calcext:value-type="string">
            <text:p>Oeuvres_complètes_de_Saint_Amant_tI.pdf</text:p>
          </table:table-cell>
          <table:table-cell table:style-name="ce90" office:value-type="string" calcext:value-type="string">
            <text:p><text:a xlink:href="https://books.googleusercontent.com/books/content?req=AKW5Qaca38OiUYIlQh3gICxqVkaeQQ-oD2d7SlVOVKlAfZpqS8DuVMVvXQ6VvpkU5TXCKNrWT80Q2d-q8yuGqCN-WNxw9RJN8k-Ez-knAEnx2mQjydcr35OXnVf4a9cJFfSgqn_7HpE3xO-lDhjpT9oYM8qILDLFBgxT-OgQ0s6uk9oOHStJO5LLjlBSvmR7ePwg5qyqxfpA7lPILxzLXqtpQhMU37GIsm65Q0kB2c0n-uyUENI2Pcs0OWPTEf0IXliFvbgydbRmACSNQ2qAEi9PPKcwgIkrGQ" xlink:type="simple">https://books.googleusercontent.com/books/content?req=AKW5Qaca38OiUYIlQh3gICxqVkaeQQ-oD2d7SlVOVKlAfZpqS8DuVMVvXQ6VvpkU5TXCKNrWT80Q2d-q8yuGqCN-WNxw9RJN8k-Ez-knAEnx2mQjydcr35OXnVf4a9cJFfSgqn_7HpE3xO-lDhjpT9oYM8qILDLFBgxT-OgQ0s6uk9oOHStJO5LLjlBSvmR7ePwg5qyqxfpA7lPILxzLXqtpQhMU37GIsm65Q0kB2c0n-uyUENI2Pcs0OWPTEf0IXliFvbgydbRmACSNQ2qAEi9PPKcwgIkrGQ</text:a></text:p>
          </table:table-cell>
          <table:table-cell table:style-name="ce90" table:number-columns-repeated="55"/>
        </table:table-row>
        <table:table-row table:style-name="ro1">
          <table:table-cell table:style-name="ce90" office:value-type="string" calcext:value-type="string">
            <text:p>Le genre burlesque, Bar</text:p>
          </table:table-cell>
          <table:table-cell table:style-name="ce98" office:value-type="string" calcext:value-type="string">
            <text:p>Œuvres complètes de Saint-Amant, t. II, Livet 1855</text:p>
          </table:table-cell>
          <table:table-cell table:style-name="ce90" office:value-type="string" calcext:value-type="string">
            <text:p>Saint-Amant</text:p>
          </table:table-cell>
          <table:table-cell table:style-name="ce104" office:value-type="float" office:value="1855" calcext:value-type="float">
            <text:p>1855</text:p>
          </table:table-cell>
          <table:table-cell office:value-type="string" calcext:value-type="string">
            <text:p>oui</text:p>
          </table:table-cell>
          <table:table-cell table:style-name="ce104" office:value-type="string" calcext:value-type="string">
            <text:p>vers</text:p>
          </table:table-cell>
          <table:table-cell table:style-name="ce104" office:value-type="string" calcext:value-type="string">
            <text:p>oui</text:p>
          </table:table-cell>
          <table:table-cell table:style-name="ce90" office:value-type="string" calcext:value-type="string">
            <text:p>Œuvres_complètes_de_Saint_Amant_tII.pdf</text:p>
          </table:table-cell>
          <table:table-cell table:style-name="ce90" office:value-type="string" calcext:value-type="string">
            <text:p>https://books.google.fr/books?id=okJTAAAAcAAJ&amp;pg=PA17&amp;dq=saint+amant+oeuvres+livet+II&amp;hl=fr&amp;sa=X&amp;ved=2ahUKEwjjou7X_cLsAhUHvRQKHRx3CAYQ6wEwAHoECAIQAQ#v=onepage&amp;q=saint%20amant%20oeuvres%20livet%20II&amp;f=false</text:p>
          </table:table-cell>
          <table:table-cell table:style-name="ce90" table:number-columns-repeated="55"/>
        </table:table-row>
        <table:table-row table:style-name="ro1">
          <table:table-cell table:style-name="ce90" office:value-type="string" calcext:value-type="string">
            <text:p>Le genre burlesque, Bar</text:p>
          </table:table-cell>
          <table:table-cell table:style-name="ce99" office:value-type="string" calcext:value-type="string">
            <text:p>Gazette burlesque (dans Lachèvre Un point obscur de la vie de Scarron, Giraud-Badin, 1929)</text:p>
          </table:table-cell>
          <table:table-cell table:style-name="ce90" office:value-type="string" calcext:value-type="string">
            <text:p>SCARRON Paul</text:p>
          </table:table-cell>
          <table:table-cell table:style-name="ce104" office:value-type="float" office:value="1929" calcext:value-type="float">
            <text:p>1929</text:p>
          </table:table-cell>
          <table:table-cell office:value-type="string" calcext:value-type="string">
            <text:p>oui</text:p>
          </table:table-cell>
          <table:table-cell table:style-name="ce104" office:value-type="string" calcext:value-type="string">
            <text:p>vers</text:p>
          </table:table-cell>
          <table:table-cell table:style-name="ce104" office:value-type="string" calcext:value-type="string">
            <text:p>oui</text:p>
          </table:table-cell>
          <table:table-cell table:style-name="ce90" office:value-type="string" calcext:value-type="string">
            <text:p>Scarron_et_sa_Gazette_burlesque_1655.pdf</text:p>
          </table:table-cell>
          <table:table-cell table:style-name="ce90"/>
          <table:table-cell table:style-name="ce90" office:value-type="string" calcext:value-type="string">
            <text:p>https://gallica.bnf.fr/ark:/12148/bpt6k5698116m/f11.item.texteImage.item#</text:p>
          </table:table-cell>
          <table:table-cell table:style-name="ce90" table:number-columns-repeated="54"/>
        </table:table-row>
        <table:table-row table:style-name="ro7">
          <table:table-cell office:value-type="string" calcext:value-type="string">
            <text:p>Le genre burlesque, Bar</text:p>
          </table:table-cell>
          <table:table-cell table:style-name="ce94" office:value-type="string" calcext:value-type="string">
            <text:p>Oeuvres / Paul Scarron.. 5, Le Virgile travesti : livres 8 à 12 ; Autre suite du Virgile travesti ; Le typhon ou la gigantomachie / Paul Scarron</text:p>
          </table:table-cell>
          <table:table-cell office:value-type="string" calcext:value-type="string">
            <text:p>SCARRON Paul</text:p>
          </table:table-cell>
          <table:table-cell table:style-name="ce105" office:value-type="float" office:value="1786" calcext:value-type="float">
            <text:p>1786</text:p>
          </table:table-cell>
          <table:table-cell office:value-type="string" calcext:value-type="string">
            <text:p>oui</text:p>
          </table:table-cell>
          <table:table-cell office:value-type="string" calcext:value-type="string">
            <text:p>vers</text:p>
          </table:table-cell>
          <table:table-cell office:value-type="string" calcext:value-type="string">
            <text:p>oui</text:p>
          </table:table-cell>
          <table:table-cell office:value-type="string" calcext:value-type="string">
            <text:p>Oeuvres___Paul_Scarron_5_Scarron_Paul_bpt6k79026.pdf</text:p>
          </table:table-cell>
          <table:table-cell/>
          <table:table-cell office:value-type="string" calcext:value-type="string">
            <text:p>https://gallica.bnf.fr/ark:/12148/bpt6k79026/f11.item</text:p>
          </table:table-cell>
          <table:table-cell table:number-columns-repeated="54"/>
        </table:table-row>
        <table:table-row table:style-name="ro7">
          <table:table-cell office:value-type="string" calcext:value-type="string">
            <text:p>Le genre burlesque, Bar</text:p>
          </table:table-cell>
          <table:table-cell table:style-name="ce94" office:value-type="string" calcext:value-type="string">
            <text:p>Typhon ou La gigantomachie : Poëme burlesque. Dedie a monseigneur l'eminentissime cardinal Mazarin ([Reprod.]) / [Scarron]</text:p>
          </table:table-cell>
          <table:table-cell office:value-type="string" calcext:value-type="string">
            <text:p>SCARRON Paul</text:p>
          </table:table-cell>
          <table:table-cell table:style-name="ce105" office:value-type="float" office:value="1648" calcext:value-type="float">
            <text:p>1648</text:p>
          </table:table-cell>
          <table:table-cell office:value-type="string" calcext:value-type="string">
            <text:p>oui</text:p>
          </table:table-cell>
          <table:table-cell office:value-type="string" calcext:value-type="string">
            <text:p>vers</text:p>
          </table:table-cell>
          <table:table-cell office:value-type="string" calcext:value-type="string">
            <text:p>oui</text:p>
          </table:table-cell>
          <table:table-cell office:value-type="string" calcext:value-type="string">
            <text:p>Typhon_ou_La_gigantomachie___Scarron_Paul_bpt6k57767w.pdf</text:p>
          </table:table-cell>
          <table:table-cell/>
          <table:table-cell office:value-type="string" calcext:value-type="string">
            <text:p>https://gallica.bnf.fr/ark:/12148/bpt6k57767w.image</text:p>
          </table:table-cell>
          <table:table-cell table:number-columns-repeated="54"/>
        </table:table-row>
        <table:table-row table:style-name="ro7">
          <table:table-cell office:value-type="string" calcext:value-type="string">
            <text:p>Le genre burlesque, Bar</text:p>
          </table:table-cell>
          <table:table-cell table:style-name="ce94" office:value-type="string" calcext:value-type="string">
            <text:p> Oeuvres / Paul Scarron.. 7, Poésies diverses ; Requêtes et placets ; Epitres ; Satyres [etc.] / Paul Scarron</text:p>
          </table:table-cell>
          <table:table-cell office:value-type="string" calcext:value-type="string">
            <text:p>SCARRON Paul</text:p>
          </table:table-cell>
          <table:table-cell office:value-type="float" office:value="1786" calcext:value-type="float">
            <text:p>1786</text:p>
          </table:table-cell>
          <table:table-cell office:value-type="string" calcext:value-type="string">
            <text:p>oui</text:p>
          </table:table-cell>
          <table:table-cell office:value-type="string" calcext:value-type="string">
            <text:p>vers</text:p>
          </table:table-cell>
          <table:table-cell office:value-type="string" calcext:value-type="string">
            <text:p>oui</text:p>
          </table:table-cell>
          <table:table-cell office:value-type="string" calcext:value-type="string">
            <text:p>Oeuvres___Paul_Scarron_7_Scarron_Paul_bpt6k7904t.pdf</text:p>
          </table:table-cell>
          <table:table-cell/>
          <table:table-cell office:value-type="string" calcext:value-type="string">
            <text:p>https://gallica.bnf.fr/ark:/12148/bpt6k7904t.image</text:p>
          </table:table-cell>
          <table:table-cell table:number-columns-repeated="54"/>
        </table:table-row>
        <table:table-row table:style-name="ro9">
          <table:table-cell office:value-type="string" calcext:value-type="string">
            <text:p>Le genre burlesque, Bar</text:p>
          </table:table-cell>
          <table:table-cell table:style-name="ce94" office:value-type="string" calcext:value-type="string">
            <text:p>La vraie histoire comique de Francion (Nouv. éd.) / composée par Charles Sorel, sieur de Souvigny ; nouv. éd., avec avant-propos et note par Emile Colombey</text:p>
          </table:table-cell>
          <table:table-cell table:style-name="ce92" office:value-type="string" calcext:value-type="string">
            <text:p>Sorel, Charles</text:p>
          </table:table-cell>
          <table:table-cell table:style-name="ce105" office:value-type="float" office:value="1858" calcext:value-type="float">
            <text:p>1858</text:p>
          </table:table-cell>
          <table:table-cell office:value-type="string" calcext:value-type="string">
            <text:p>oui</text:p>
          </table:table-cell>
          <table:table-cell/>
          <table:table-cell office:value-type="string" calcext:value-type="string">
            <text:p>oui</text:p>
          </table:table-cell>
          <table:table-cell office:value-type="string" calcext:value-type="string">
            <text:p>La_vraie_histoire_comique_de_Sorel_Charles_bpt6k208090p.pdf</text:p>
          </table:table-cell>
          <table:table-cell/>
          <table:table-cell office:value-type="string" calcext:value-type="string">
            <text:p>https://gallica.bnf.fr/ark:/12148/bpt6k208090p.image</text:p>
          </table:table-cell>
          <table:table-cell table:number-columns-repeated="54"/>
        </table:table-row>
        <table:table-row table:style-name="ro1" table:number-rows-repeated="1048534">
          <table:table-cell table:number-columns-repeated="64"/>
        </table:table-row>
        <table:table-row table:style-name="ro1">
          <table:table-cell table:number-columns-repeated="64"/>
        </table:table-row>
      </table:table>
      <table:table table:name="Burlesque_ajouts_Karine" table:style-name="ta1">
        <table:table-column table:style-name="co12" table:default-cell-style-name="ce109"/>
        <table:table-column table:style-name="co13" table:default-cell-style-name="ce109"/>
        <table:table-column table:style-name="co12" table:default-cell-style-name="ce109"/>
        <table:table-column table:style-name="co1" table:number-columns-repeated="4" table:default-cell-style-name="ce83"/>
        <table:table-column table:style-name="co14" table:default-cell-style-name="ce109"/>
        <table:table-column table:style-name="co14" table:default-cell-style-name="Default"/>
        <table:table-row table:style-name="ro1">
          <table:table-cell table:style-name="ce108" office:value-type="string" calcext:value-type="string">
            <text:p>Source</text:p>
          </table:table-cell>
          <table:table-cell table:style-name="ce110" office:value-type="string" calcext:value-type="string">
            <text:p>Titre</text:p>
          </table:table-cell>
          <table:table-cell table:style-name="ce108" office:value-type="string" calcext:value-type="string">
            <text:p>Auteur</text:p>
          </table:table-cell>
          <table:table-cell table:style-name="ce82" office:value-type="string" calcext:value-type="string">
            <text:p>Année</text:p>
          </table:table-cell>
          <table:table-cell table:style-name="ce82" office:value-type="string" calcext:value-type="string">
            <text:p>Burlesque ?</text:p>
          </table:table-cell>
          <table:table-cell table:style-name="ce82" office:value-type="string" calcext:value-type="string">
            <text:p>Genre</text:p>
          </table:table-cell>
          <table:table-cell table:style-name="ce82" office:value-type="string" calcext:value-type="string">
            <text:p>Disponible</text:p>
          </table:table-cell>
          <table:table-cell table:style-name="ce108" office:value-type="string" calcext:value-type="string">
            <text:p>PDF name</text:p>
          </table:table-cell>
          <table:table-cell/>
        </table:table-row>
        <table:table-row table:style-name="ro1">
          <table:table-cell office:value-type="string" calcext:value-type="string">
            <text:p>AjoutKarine</text:p>
          </table:table-cell>
          <table:table-cell table:style-name="ce111" office:value-type="string" calcext:value-type="string">
            <text:p>Polyandre, partie 1</text:p>
          </table:table-cell>
          <table:table-cell table:style-name="ce92" office:value-type="string" calcext:value-type="string">
            <text:p>Sorel, Charles</text:p>
          </table:table-cell>
          <table:table-cell office:value-type="float" office:value="1648" calcext:value-type="float">
            <text:p>1648</text:p>
          </table:table-cell>
          <table:table-cell office:value-type="string" calcext:value-type="string">
            <text:p>oui</text:p>
          </table:table-cell>
          <table:table-cell office:value-type="string" calcext:value-type="string">
            <text:p>prose</text:p>
          </table:table-cell>
          <table:table-cell office:value-type="string" calcext:value-type="string">
            <text:p>oui</text:p>
          </table:table-cell>
          <table:table-cell office:value-type="string" calcext:value-type="string">
            <text:p>1648_Sorel_Polyandre___histoire_comique_Premiere_Sorel_Charles_bpt6k578466.pdf</text:p>
          </table:table-cell>
          <table:table-cell/>
        </table:table-row>
        <table:table-row table:style-name="ro1">
          <table:table-cell office:value-type="string" calcext:value-type="string">
            <text:p>AjoutKarine</text:p>
          </table:table-cell>
          <table:table-cell table:style-name="ce111" office:value-type="string" calcext:value-type="string">
            <text:p>Polyandre, partie 2</text:p>
          </table:table-cell>
          <table:table-cell table:style-name="ce92" office:value-type="string" calcext:value-type="string">
            <text:p>Sorel, Charles</text:p>
          </table:table-cell>
          <table:table-cell office:value-type="float" office:value="1648" calcext:value-type="float">
            <text:p>1648</text:p>
          </table:table-cell>
          <table:table-cell office:value-type="string" calcext:value-type="string">
            <text:p>oui</text:p>
          </table:table-cell>
          <table:table-cell office:value-type="string" calcext:value-type="string">
            <text:p>prose</text:p>
          </table:table-cell>
          <table:table-cell office:value-type="string" calcext:value-type="string">
            <text:p>oui</text:p>
          </table:table-cell>
          <table:table-cell office:value-type="string" calcext:value-type="string">
            <text:p>1648_Sorel_Polyandre_Partie_2___histoire_Sorel_Charles_bpt6k65103229.pdf</text:p>
          </table:table-cell>
          <table:table-cell/>
        </table:table-row>
        <table:table-row table:style-name="ro1">
          <table:table-cell office:value-type="string" calcext:value-type="string">
            <text:p>AjoutsKarine</text:p>
          </table:table-cell>
          <table:table-cell table:style-name="ce111" office:value-type="string" calcext:value-type="string">
            <text:p>Le roman comique</text:p>
          </table:table-cell>
          <table:table-cell office:value-type="string" calcext:value-type="string">
            <text:p>SCARRON Paul</text:p>
          </table:table-cell>
          <table:table-cell office:value-type="string" calcext:value-type="string">
            <text:p>1651 (2010)</text:p>
          </table:table-cell>
          <table:table-cell office:value-type="string" calcext:value-type="string">
            <text:p>oui</text:p>
          </table:table-cell>
          <table:table-cell office:value-type="string" calcext:value-type="string">
            <text:p>roman</text:p>
          </table:table-cell>
          <table:table-cell office:value-type="string" calcext:value-type="string">
            <text:p>oui</text:p>
          </table:table-cell>
          <table:table-cell office:value-type="string" calcext:value-type="string">
            <text:p>Scarron_le_roman_comique_Nedelec.pdf</text:p>
          </table:table-cell>
          <table:table-cell/>
        </table:table-row>
        <table:table-row table:style-name="ro1">
          <table:table-cell office:value-type="string" calcext:value-type="string">
            <text:p>AjoutKarine</text:p>
          </table:table-cell>
          <table:table-cell table:style-name="ce111" office:value-type="string" calcext:value-type="string">
            <text:p>Voyage de messieurs de Bachaumont et de la Chapelle et Recueil</text:p>
          </table:table-cell>
          <table:table-cell office:value-type="string" calcext:value-type="string">
            <text:p>Bauchemont et La Chapelle</text:p>
          </table:table-cell>
          <table:table-cell office:value-type="float" office:value="1697" calcext:value-type="float">
            <text:p>1697</text:p>
          </table:table-cell>
          <table:table-cell office:value-type="string" calcext:value-type="string">
            <text:p>oui</text:p>
          </table:table-cell>
          <table:table-cell office:value-type="string" calcext:value-type="string">
            <text:p>prose</text:p>
          </table:table-cell>
          <table:table-cell office:value-type="string" calcext:value-type="string">
            <text:p>oui</text:p>
          </table:table-cell>
          <table:table-cell office:value-type="string" calcext:value-type="string">
            <text:p>1656_RECUEIL_1697BachaumontChappelle_Voyage_de_messieurs_de_Bachaumont_bpt6k8728059z.pdf</text:p>
          </table:table-cell>
          <table:table-cell/>
        </table:table-row>
        <table:table-row table:style-name="ro1">
          <table:table-cell office:value-type="string" calcext:value-type="string">
            <text:p>AjoutKarine</text:p>
          </table:table-cell>
          <table:table-cell office:value-type="string" calcext:value-type="string">
            <text:p>Le passage de Gibraltar caprice heroïcomique</text:p>
          </table:table-cell>
          <table:table-cell table:style-name="ce89" office:value-type="string" calcext:value-type="string">
            <text:p>Saint-Armant</text:p>
          </table:table-cell>
          <table:table-cell office:value-type="float" office:value="1636" calcext:value-type="float">
            <text:p>1636</text:p>
          </table:table-cell>
          <table:table-cell office:value-type="string" calcext:value-type="string">
            <text:p>oui</text:p>
          </table:table-cell>
          <table:table-cell office:value-type="string" calcext:value-type="string">
            <text:p>vers</text:p>
          </table:table-cell>
          <table:table-cell office:value-type="string" calcext:value-type="string">
            <text:p>oui</text:p>
          </table:table-cell>
          <table:table-cell office:value-type="string" calcext:value-type="string">
            <text:p>1636_1638_Le_passage_de_Gibraltar_caprice_heroic.pdf</text:p>
          </table:table-cell>
          <table:table-cell/>
        </table:table-row>
        <table:table-row table:style-name="ro1">
          <table:table-cell office:value-type="string" calcext:value-type="string">
            <text:p>AjoutKarine</text:p>
          </table:table-cell>
          <table:table-cell office:value-type="string" calcext:value-type="string">
            <text:p>Recueil de quelques vers burlesques</text:p>
          </table:table-cell>
          <table:table-cell office:value-type="string" calcext:value-type="string">
            <text:p>Scarron, Paul par Nédélec, Claudine</text:p>
          </table:table-cell>
          <table:table-cell office:value-type="float" office:value="1645" calcext:value-type="float">
            <text:p>1645</text:p>
          </table:table-cell>
          <table:table-cell office:value-type="string" calcext:value-type="string">
            <text:p>oui</text:p>
          </table:table-cell>
          <table:table-cell office:value-type="string" calcext:value-type="string">
            <text:p>vers</text:p>
          </table:table-cell>
          <table:table-cell office:value-type="string" calcext:value-type="string">
            <text:p>oui</text:p>
          </table:table-cell>
          <table:table-cell office:value-type="string" calcext:value-type="string">
            <text:p>1645_Scarron_Recueil_de_quelques_vers_burlesques_[...]Scarron_Paul_bpt6k72450j.pdf</text:p>
          </table:table-cell>
          <table:table-cell/>
        </table:table-row>
        <table:table-row table:style-name="ro1">
          <table:table-cell office:value-type="string" calcext:value-type="string">
            <text:p>AjoutKarine</text:p>
          </table:table-cell>
          <table:table-cell office:value-type="string" calcext:value-type="string">
            <text:p>La Pompe funebre a mr Menage</text:p>
          </table:table-cell>
          <table:table-cell office:value-type="string" calcext:value-type="string">
            <text:p>Sarasin</text:p>
          </table:table-cell>
          <table:table-cell office:value-type="float" office:value="1649" calcext:value-type="float">
            <text:p>1649</text:p>
          </table:table-cell>
          <table:table-cell office:value-type="string" calcext:value-type="string">
            <text:p>oui</text:p>
          </table:table-cell>
          <table:table-cell office:value-type="string" calcext:value-type="string">
            <text:p>vers</text:p>
          </table:table-cell>
          <table:table-cell office:value-type="string" calcext:value-type="string">
            <text:p>oui</text:p>
          </table:table-cell>
          <table:table-cell office:value-type="string" calcext:value-type="string">
            <text:p>1649_Sarasin_La_Pompe_funebre_de_Voiture_avec_la_cle.pdf</text:p>
          </table:table-cell>
          <table:table-cell/>
        </table:table-row>
        <table:table-row table:style-name="ro1">
          <table:table-cell office:value-type="string" calcext:value-type="string">
            <text:p>AjoutKarine</text:p>
          </table:table-cell>
          <table:table-cell office:value-type="string" calcext:value-type="string">
            <text:p>La Ville de Paris en vers burlesques</text:p>
          </table:table-cell>
          <table:table-cell office:value-type="string" calcext:value-type="string">
            <text:p>Berthod</text:p>
          </table:table-cell>
          <table:table-cell/>
          <table:table-cell office:value-type="string" calcext:value-type="string">
            <text:p>oui</text:p>
          </table:table-cell>
          <table:table-cell office:value-type="string" calcext:value-type="string">
            <text:p>vers</text:p>
          </table:table-cell>
          <table:table-cell office:value-type="string" calcext:value-type="string">
            <text:p>oui</text:p>
          </table:table-cell>
          <table:table-cell office:value-type="string" calcext:value-type="string">
            <text:p>La_ville_de_Paris_en_[...]Berthod_16_bpt6k6464500s.pdf</text:p>
          </table:table-cell>
          <table:table-cell/>
        </table:table-row>
        <table:table-row table:style-name="ro14">
          <table:table-cell office:value-type="string" calcext:value-type="string">
            <text:p>AjoutKarine</text:p>
          </table:table-cell>
          <table:table-cell table:style-name="ce112" office:value-type="string" calcext:value-type="string">
            <text:p>Ma Muse autrefois si gaillarde</text:p>
          </table:table-cell>
          <table:table-cell office:value-type="string" calcext:value-type="string">
            <text:p>Cassandre, François</text:p>
          </table:table-cell>
          <table:table-cell office:value-type="string" calcext:value-type="string">
            <text:p>(1649?)</text:p>
          </table:table-cell>
          <table:table-cell office:value-type="string" calcext:value-type="string">
            <text:p>oui</text:p>
          </table:table-cell>
          <table:table-cell office:value-type="string" calcext:value-type="string">
            <text:p>vers</text:p>
          </table:table-cell>
          <table:table-cell office:value-type="string" calcext:value-type="string">
            <text:p>oui</text:p>
          </table:table-cell>
          <table:table-cell office:value-type="string" calcext:value-type="string">
            <text:p>MazarinadeMaunscriteBNFMsFr19142.txt</text:p>
          </table:table-cell>
          <table:table-cell/>
        </table:table-row>
        <table:table-row table:style-name="ro1" table:number-rows-repeated="1048565">
          <table:table-cell table:number-columns-repeated="9"/>
        </table:table-row>
        <table:table-row table:style-name="ro1">
          <table:table-cell table:number-columns-repeated="9"/>
        </table:table-row>
      </table:table>
      <table:table table:name="TheatreClassique15001700" table:style-name="ta1">
        <table:table-column table:style-name="co15" table:default-cell-style-name="Default"/>
        <table:table-column table:style-name="co16" table:default-cell-style-name="Default"/>
        <table:table-column table:style-name="co17" table:default-cell-style-name="Default"/>
        <table:table-column table:style-name="co1" table:number-columns-repeated="5" table:default-cell-style-name="Default"/>
        <table:table-column table:style-name="co18" table:number-columns-repeated="2" table:default-cell-style-name="Default"/>
        <table:table-column table:style-name="co1" table:default-cell-style-name="Default"/>
        <table:table-column table:style-name="co6" table:number-columns-repeated="1013" table:default-cell-style-name="Default"/>
        <table:table-row table:style-name="ro1">
          <table:table-cell table:style-name="ce82" office:value-type="string" calcext:value-type="string">
            <text:p>Source</text:p>
          </table:table-cell>
          <table:table-cell table:style-name="ce82" office:value-type="string" calcext:value-type="string">
            <text:p>Titre</text:p>
          </table:table-cell>
          <table:table-cell table:style-name="ce82" office:value-type="string" calcext:value-type="string">
            <text:p>Auteur</text:p>
          </table:table-cell>
          <table:table-cell table:style-name="ce82" office:value-type="string" calcext:value-type="string">
            <text:p>Date</text:p>
          </table:table-cell>
          <table:table-cell table:style-name="ce82" office:value-type="string" calcext:value-type="string">
            <text:p>Burlesque ?</text:p>
          </table:table-cell>
          <table:table-cell table:style-name="ce82" office:value-type="string" calcext:value-type="string">
            <text:p>Genre</text:p>
          </table:table-cell>
          <table:table-cell table:style-name="ce82" office:value-type="string" calcext:value-type="string">
            <text:p>ID interne</text:p>
          </table:table-cell>
          <table:table-cell table:style-name="ce82" office:value-type="string" calcext:value-type="string">
            <text:p>Disponible</text:p>
          </table:table-cell>
          <table:table-cell table:style-name="ce82" office:value-type="string" calcext:value-type="string">
            <text:p>Dans Frantext ?</text:p>
          </table:table-cell>
          <table:table-cell table:style-name="ce82" office:value-type="string" calcext:value-type="string">
            <text:p>TEI path</text:p>
          </table:table-cell>
          <table:table-cell table:style-name="ce82" office:value-type="string" calcext:value-type="string">
            <text:p>TXT path</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RGÉLIE, REINE DE THESSALIE</text:p>
          </table:table-cell>
          <table:table-cell office:value-type="string" calcext:value-type="string">
            <text:p>ABEILLE, Gaspard</text:p>
          </table:table-cell>
          <table:table-cell office:value-type="float" office:value="1674" calcext:value-type="float">
            <text:p>1674</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ABEILLE_ARGELIE.xml</text:p>
          </table:table-cell>
          <table:table-cell office:value-type="string" calcext:value-type="string">
            <text:p>./TXT/ABEILLE_ARGELI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CORIOLAN</text:p>
          </table:table-cell>
          <table:table-cell office:value-type="string" calcext:value-type="string">
            <text:p>ABEILLE, Gaspard</text:p>
          </table:table-cell>
          <table:table-cell office:value-type="float" office:value="1676" calcext:value-type="float">
            <text:p>1676</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ABEILLE_CORIOLAN.xml</text:p>
          </table:table-cell>
          <table:table-cell office:value-type="string" calcext:value-type="string">
            <text:p>./TXT/ABEILLE_CORIOLAN.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YNCÉE</text:p>
          </table:table-cell>
          <table:table-cell office:value-type="string" calcext:value-type="string">
            <text:p>ABEILLE, Gaspard</text:p>
          </table:table-cell>
          <table:table-cell office:value-type="float" office:value="1681" calcext:value-type="float">
            <text:p>1681</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ABEILLE_LYNCEE.xml</text:p>
          </table:table-cell>
          <table:table-cell office:value-type="string" calcext:value-type="string">
            <text:p>./TXT/ABEILLE_LYNCE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FRAGMENT D'UNE COMÉDIE INTITULÉE CHAPELAIN DÉCOIFFÉ.</text:p>
          </table:table-cell>
          <table:table-cell office:value-type="string" calcext:value-type="string">
            <text:p>[Anonyme]</text:p>
          </table:table-cell>
          <table:table-cell office:value-type="float" office:value="1666" calcext:value-type="float">
            <text:p>1666</text:p>
          </table:table-cell>
          <table:table-cell/>
          <table:table-cell office:value-type="string" calcext:value-type="string">
            <text:p>Paro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ANONYME_CHAPELAINDECOIFFE.xml</text:p>
          </table:table-cell>
          <table:table-cell office:value-type="string" calcext:value-type="string">
            <text:p>./TXT/ANONYME_CHAPELAINDECOIFF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FRAGMENT D'UNE COMÉDIE INTITULÉE CHAPELAIN DÉCOIFFÉ [2]</text:p>
          </table:table-cell>
          <table:table-cell office:value-type="string" calcext:value-type="string">
            <text:p>[Anonyme]</text:p>
          </table:table-cell>
          <table:table-cell office:value-type="float" office:value="1666" calcext:value-type="float">
            <text:p>1666</text:p>
          </table:table-cell>
          <table:table-cell/>
          <table:table-cell office:value-type="string" calcext:value-type="string">
            <text:p>Paro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ANONYME_CHAPELAINDECOIFFE_2.xml</text:p>
          </table:table-cell>
          <table:table-cell office:value-type="string" calcext:value-type="string">
            <text:p>./TXT/ANONYME_CHAPELAINDECOIFFE_2.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DÉROUTE DES PRÉCIEUSES</text:p>
          </table:table-cell>
          <table:table-cell office:value-type="string" calcext:value-type="string">
            <text:p>[Anonyme]</text:p>
          </table:table-cell>
          <table:table-cell office:value-type="float" office:value="1659" calcext:value-type="float">
            <text:p>1659</text:p>
          </table:table-cell>
          <table:table-cell/>
          <table:table-cell office:value-type="string" calcext:value-type="string">
            <text:p>Mascarad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ANONYME_DEROUTEDESPRECIEUSES.xml</text:p>
          </table:table-cell>
          <table:table-cell office:value-type="string" calcext:value-type="string">
            <text:p>./TXT/ANONYME_DEROUTEDESPRECIEUSE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FARCE NOUVELLE TRES BONNE ET FORT JOYEUSE</text:p>
          </table:table-cell>
          <table:table-cell office:value-type="string" calcext:value-type="string">
            <text:p>[Anonyme]</text:p>
          </table:table-cell>
          <table:table-cell office:value-type="string" calcext:value-type="string">
            <text:p>v.1500</text:p>
          </table:table-cell>
          <table:table-cell/>
          <table:table-cell office:value-type="string" calcext:value-type="string">
            <text:p>Farc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ANONYME_PARDONNEUR.xml</text:p>
          </table:table-cell>
          <table:table-cell office:value-type="string" calcext:value-type="string">
            <text:p>./TXT/ANONYME_PARDONNEUR.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FARCE NOUVELLE FORT JOYEUSE DU PONT AUX ÂNES</text:p>
          </table:table-cell>
          <table:table-cell office:value-type="string" calcext:value-type="string">
            <text:p>[Anonyme]</text:p>
          </table:table-cell>
          <table:table-cell office:value-type="string" calcext:value-type="string">
            <text:p>v.1500</text:p>
          </table:table-cell>
          <table:table-cell/>
          <table:table-cell office:value-type="string" calcext:value-type="string">
            <text:p>Farc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ANONYME_PONTAUXANES.xml</text:p>
          </table:table-cell>
          <table:table-cell office:value-type="string" calcext:value-type="string">
            <text:p>./TXT/ANONYME_PONTAUXANE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RÉCEPTION DE MONSEIGNEUR LE VICOMTE D'ARGENSON</text:p>
          </table:table-cell>
          <table:table-cell office:value-type="string" calcext:value-type="string">
            <text:p>[Anonyme]</text:p>
          </table:table-cell>
          <table:table-cell office:value-type="float" office:value="1658" calcext:value-type="float">
            <text:p>1658</text:p>
          </table:table-cell>
          <table:table-cell/>
          <table:table-cell office:value-type="string" calcext:value-type="string">
            <text:p>Compliment</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ANONYME_RECEPTIONARGENSON.xml</text:p>
          </table:table-cell>
          <table:table-cell office:value-type="string" calcext:value-type="string">
            <text:p>./TXT/ANONYME_RECEPTIONARGENSON.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FARCE NOUVELLE TRÈS BONNE ET FORT JOYEUSE DE LA RESURRECTION DE JENIN LANDORE</text:p>
          </table:table-cell>
          <table:table-cell office:value-type="string" calcext:value-type="string">
            <text:p>[Anonyme]</text:p>
          </table:table-cell>
          <table:table-cell office:value-type="string" calcext:value-type="string">
            <text:p>v.1500</text:p>
          </table:table-cell>
          <table:table-cell/>
          <table:table-cell office:value-type="string" calcext:value-type="string">
            <text:p>Farc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ANONYME_RESURRECTIONJENINLANDORE.xml</text:p>
          </table:table-cell>
          <table:table-cell office:value-type="string" calcext:value-type="string">
            <text:p>./TXT/ANONYME_RESURRECTIONJENINLANDOR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SERMON JOYEUX DE BIEN BOIRE</text:p>
          </table:table-cell>
          <table:table-cell office:value-type="string" calcext:value-type="string">
            <text:p>[Anonyme]</text:p>
          </table:table-cell>
          <table:table-cell office:value-type="string" calcext:value-type="string">
            <text:p>v.1500</text:p>
          </table:table-cell>
          <table:table-cell/>
          <table:table-cell office:value-type="string" calcext:value-type="string">
            <text:p>Farc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ANONYME_SERMONJOYEUX.xml</text:p>
          </table:table-cell>
          <table:table-cell office:value-type="string" calcext:value-type="string">
            <text:p>./TXT/ANONYME_SERMONJOYEUX.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VENDE</text:p>
          </table:table-cell>
          <table:table-cell office:value-type="string" calcext:value-type="string">
            <text:p>[Anonyme]</text:p>
          </table:table-cell>
          <table:table-cell office:value-type="string" calcext:value-type="string">
            <text:p>1644.</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ANONYME_VENDE.xml</text:p>
          </table:table-cell>
          <table:table-cell office:value-type="string" calcext:value-type="string">
            <text:p>./TXT/ANONYME_VEND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PUCELLE D'ORLÉANS</text:p>
          </table:table-cell>
          <table:table-cell office:value-type="string" calcext:value-type="string">
            <text:p>AUBIGNAC, Abbé d'</text:p>
          </table:table-cell>
          <table:table-cell office:value-type="float" office:value="1642" calcext:value-type="float">
            <text:p>1642</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AUBIGNAC_PUCELLE.xml</text:p>
          </table:table-cell>
          <table:table-cell office:value-type="string" calcext:value-type="string">
            <text:p>empty</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PUCELLE D'ORLÉANS</text:p>
          </table:table-cell>
          <table:table-cell office:value-type="string" calcext:value-type="string">
            <text:p>AUBIGNAC, Abbé d'</text:p>
          </table:table-cell>
          <table:table-cell office:value-type="float" office:value="1642" calcext:value-type="float">
            <text:p>1642</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AUBIGNAC_PUCELLE_PROSE.xml</text:p>
          </table:table-cell>
          <table:table-cell office:value-type="string" calcext:value-type="string">
            <text:p>empty</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DIPNÉ, INFANTE D'IRLANDE.</text:p>
          </table:table-cell>
          <table:table-cell office:value-type="string" calcext:value-type="string">
            <text:p>AURE, François d'</text:p>
          </table:table-cell>
          <table:table-cell office:value-type="float" office:value="1668" calcext:value-type="float">
            <text:p>1668</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AURE_DIPNE.xml</text:p>
          </table:table-cell>
          <table:table-cell office:value-type="string" calcext:value-type="string">
            <text:p>./TXT/AURE_DIPN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GENEVIÈVE OU L'INNOCENCE RECONNUE</text:p>
          </table:table-cell>
          <table:table-cell office:value-type="string" calcext:value-type="string">
            <text:p>AURE, François d'</text:p>
          </table:table-cell>
          <table:table-cell office:value-type="float" office:value="1669" calcext:value-type="float">
            <text:p>1669</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AURE_GENEVIEVE69.xml</text:p>
          </table:table-cell>
          <table:table-cell office:value-type="string" calcext:value-type="string">
            <text:p>./TXT/AURE_GENEVIEVE69.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GENEVIÈVE OU L'INNOCENCE RECONNUE</text:p>
          </table:table-cell>
          <table:table-cell office:value-type="string" calcext:value-type="string">
            <text:p>AURE, François d'</text:p>
          </table:table-cell>
          <table:table-cell office:value-type="float" office:value="1670" calcext:value-type="float">
            <text:p>1670</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AURE_GENEVIEVE70.xml</text:p>
          </table:table-cell>
          <table:table-cell office:value-type="string" calcext:value-type="string">
            <text:p>./TXT/AURE_GENEVIEVE70.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FÉES OU LES CONTES DE MA MÈRE L'OYE.</text:p>
          </table:table-cell>
          <table:table-cell office:value-type="string" calcext:value-type="string">
            <text:p>BARANTE et DUFESNY</text:p>
          </table:table-cell>
          <table:table-cell office:value-type="float" office:value="1694" calcext:value-type="float">
            <text:p>1694</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ARANTEDUFRESNY_FEES.xml</text:p>
          </table:table-cell>
          <table:table-cell office:value-type="string" calcext:value-type="string">
            <text:p>./TXT/BARANTEDUFRESNY_FEE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PASQUIN ET MARFORIO.</text:p>
          </table:table-cell>
          <table:table-cell office:value-type="string" calcext:value-type="string">
            <text:p>BARANTE et DUFESNY</text:p>
          </table:table-cell>
          <table:table-cell office:value-type="float" office:value="1697" calcext:value-type="float">
            <text:p>1697</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ARANTEDUFRESNY_PASQUINMARFORIO.xml</text:p>
          </table:table-cell>
          <table:table-cell office:value-type="string" calcext:value-type="string">
            <text:p>./TXT/BARANTEDUFRESNY_PASQUINMARFORIO.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RLEQUIN MISANTHROPE</text:p>
          </table:table-cell>
          <table:table-cell office:value-type="string" calcext:value-type="string">
            <text:p>BARANTE, Claude Ignace Brugière de</text:p>
          </table:table-cell>
          <table:table-cell office:value-type="float" office:value="1697" calcext:value-type="float">
            <text:p>1697</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ARANTE_ARLEQUINMISANTHROPE.xml</text:p>
          </table:table-cell>
          <table:table-cell office:value-type="string" calcext:value-type="string">
            <text:p>./TXT/BARANTE_ARLEQUINMISANTHROP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CÉLINDE</text:p>
          </table:table-cell>
          <table:table-cell office:value-type="string" calcext:value-type="string">
            <text:p>BARO, Balthazar</text:p>
          </table:table-cell>
          <table:table-cell office:value-type="float" office:value="1629" calcext:value-type="float">
            <text:p>1629</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ARO_CELINDE.xml</text:p>
          </table:table-cell>
          <table:table-cell office:value-type="string" calcext:value-type="string">
            <text:p>./TXT/BARO_CELIND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CLARIMONDE</text:p>
          </table:table-cell>
          <table:table-cell office:value-type="string" calcext:value-type="string">
            <text:p>BARO, Balthazar</text:p>
          </table:table-cell>
          <table:table-cell office:value-type="float" office:value="1643" calcext:value-type="float">
            <text:p>1643</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ARO_CLARIMONDE.xml</text:p>
          </table:table-cell>
          <table:table-cell office:value-type="string" calcext:value-type="string">
            <text:p>./TXT/BARO_CLARIMOND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CLORISE</text:p>
          </table:table-cell>
          <table:table-cell office:value-type="string" calcext:value-type="string">
            <text:p>BARO, Balthazar</text:p>
          </table:table-cell>
          <table:table-cell office:value-type="float" office:value="1634" calcext:value-type="float">
            <text:p>1634</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ARO_CLORISE.xml</text:p>
          </table:table-cell>
          <table:table-cell office:value-type="string" calcext:value-type="string">
            <text:p>./TXT/BARO_CLORIS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PARTHÉNIE</text:p>
          </table:table-cell>
          <table:table-cell office:value-type="string" calcext:value-type="string">
            <text:p>BARO, Balthazar</text:p>
          </table:table-cell>
          <table:table-cell office:value-type="float" office:value="1642" calcext:value-type="float">
            <text:p>1642</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ARO_PARTHENIE.xml</text:p>
          </table:table-cell>
          <table:table-cell office:value-type="string" calcext:value-type="string">
            <text:p>./TXT/BARO_PARTHENI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PRINCE FUGITIF</text:p>
          </table:table-cell>
          <table:table-cell office:value-type="string" calcext:value-type="string">
            <text:p>BARO, Balthazar</text:p>
          </table:table-cell>
          <table:table-cell office:value-type="float" office:value="1649" calcext:value-type="float">
            <text:p>1649</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ARO_PRINCEFUGITIF.xml</text:p>
          </table:table-cell>
          <table:table-cell office:value-type="string" calcext:value-type="string">
            <text:p>./TXT/BARO_PRINCEFUGITIF.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SAINT EUSTACHE MARTYR</text:p>
          </table:table-cell>
          <table:table-cell office:value-type="string" calcext:value-type="string">
            <text:p>BARO, Balthazar</text:p>
          </table:table-cell>
          <table:table-cell office:value-type="float" office:value="1649" calcext:value-type="float">
            <text:p>1649</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ARO_SAINTEUSTACHE.xml</text:p>
          </table:table-cell>
          <table:table-cell office:value-type="string" calcext:value-type="string">
            <text:p>./TXT/BARO_SAINTEUSTACH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RAPINIÈRE</text:p>
          </table:table-cell>
          <table:table-cell office:value-type="string" calcext:value-type="string">
            <text:p>ROBBE, Jacques dit BARQUEBOIS</text:p>
          </table:table-cell>
          <table:table-cell office:value-type="float" office:value="1683" calcext:value-type="float">
            <text:p>1683</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ARQUEBOIS_RAPINIERE.xml</text:p>
          </table:table-cell>
          <table:table-cell office:value-type="string" calcext:value-type="string">
            <text:p>./TXT/BARQUEBOIS_RAPINIERE.txt</text:p>
          </table:table-cell>
          <table:table-cell table:number-columns-repeated="1013"/>
        </table:table-row>
        <table:table-row table:style-name="ro1">
          <table:table-cell table:style-name="ce113" office:value-type="string" calcext:value-type="string">
            <text:p>TheatreClassique</text:p>
          </table:table-cell>
          <table:table-cell table:style-name="ce113" office:value-type="string" calcext:value-type="string">
            <text:p>CLÉOPÂTRE</text:p>
          </table:table-cell>
          <table:table-cell table:style-name="ce113" office:value-type="string" calcext:value-type="string">
            <text:p>BENSERADE, Isaac de</text:p>
          </table:table-cell>
          <table:table-cell table:style-name="ce113" office:value-type="float" office:value="1636" calcext:value-type="float">
            <text:p>1636</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BENSERADE_CLEOPATRE.xml</text:p>
          </table:table-cell>
          <table:table-cell table:style-name="ce113" office:value-type="string" calcext:value-type="string">
            <text:p>./TXT/BENSERADE_CLEOPATRE.txt</text:p>
          </table:table-cell>
          <table:table-cell table:style-name="ce113" table:number-columns-repeated="53"/>
          <table:table-cell table:number-columns-repeated="960"/>
        </table:table-row>
        <table:table-row table:style-name="ro1">
          <table:table-cell office:value-type="string" calcext:value-type="string">
            <text:p>TheatreClassique</text:p>
          </table:table-cell>
          <table:table-cell office:value-type="string" calcext:value-type="string">
            <text:p>LA MORT D'ACHILLE</text:p>
          </table:table-cell>
          <table:table-cell office:value-type="string" calcext:value-type="string">
            <text:p>BENSERADE, Isaac de</text:p>
          </table:table-cell>
          <table:table-cell office:value-type="float" office:value="1636" calcext:value-type="float">
            <text:p>1636</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ENSERADE_MORTACHILLE.xml</text:p>
          </table:table-cell>
          <table:table-cell office:value-type="string" calcext:value-type="string">
            <text:p>./TXT/BENSERADE_MORTACHILL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BRUTUS</text:p>
          </table:table-cell>
          <table:table-cell office:value-type="string" calcext:value-type="string">
            <text:p>BERNARD, Catherine</text:p>
          </table:table-cell>
          <table:table-cell office:value-type="float" office:value="1691" calcext:value-type="float">
            <text:p>1691</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ERNARD_BRUTUS.xml</text:p>
          </table:table-cell>
          <table:table-cell office:value-type="string" calcext:value-type="string">
            <text:p>./TXT/BERNARD_BRUTU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ODAMIE, REINE D'ÉPIRE.</text:p>
          </table:table-cell>
          <table:table-cell office:value-type="string" calcext:value-type="string">
            <text:p>BERNARD, Catherine</text:p>
          </table:table-cell>
          <table:table-cell office:value-type="float" office:value="1688" calcext:value-type="float">
            <text:p>1688</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ERNARD_LAODAMIE.xml</text:p>
          </table:table-cell>
          <table:table-cell office:value-type="string" calcext:value-type="string">
            <text:p>./TXT/BERNARD_LAODAMI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CÉLINE ou LES FRÈRES RIVAUX.</text:p>
          </table:table-cell>
          <table:table-cell office:value-type="string" calcext:value-type="string">
            <text:p>BEYS, Charles de</text:p>
          </table:table-cell>
          <table:table-cell office:value-type="float" office:value="1637" calcext:value-type="float">
            <text:p>1637</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EYS_CELINE.xml</text:p>
          </table:table-cell>
          <table:table-cell office:value-type="string" calcext:value-type="string">
            <text:p>./TXT/BEYS_CELIN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BRAHAM SACRIFIANT</text:p>
          </table:table-cell>
          <table:table-cell office:value-type="string" calcext:value-type="string">
            <text:p>BEZE, Théodore de</text:p>
          </table:table-cell>
          <table:table-cell office:value-type="float" office:value="1550" calcext:value-type="float">
            <text:p>1550</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EZE_ABRAHAM.xml</text:p>
          </table:table-cell>
          <table:table-cell office:value-type="string" calcext:value-type="string">
            <text:p>./TXT/BEZE_ABRAHAM.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MANT RIDICULE</text:p>
          </table:table-cell>
          <table:table-cell office:value-type="string" calcext:value-type="string">
            <text:p>BOISROBERT, François Le Métel de</text:p>
          </table:table-cell>
          <table:table-cell office:value-type="float" office:value="1655" calcext:value-type="float">
            <text:p>1655</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OISROBERT_AMANTRIDICULE.xml</text:p>
          </table:table-cell>
          <table:table-cell office:value-type="string" calcext:value-type="string">
            <text:p>./TXT/BOISROBERT_AMANTRIDICUL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CASSANDRE</text:p>
          </table:table-cell>
          <table:table-cell office:value-type="string" calcext:value-type="string">
            <text:p>BOISROBERT, François Le Métel de</text:p>
          </table:table-cell>
          <table:table-cell office:value-type="float" office:value="1654" calcext:value-type="float">
            <text:p>1654</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OISROBERT_CASSANDRE.xml</text:p>
          </table:table-cell>
          <table:table-cell office:value-type="string" calcext:value-type="string">
            <text:p>./TXT/BOISROBERT_CASSANDR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RIVAUX AMIS</text:p>
          </table:table-cell>
          <table:table-cell office:value-type="string" calcext:value-type="string">
            <text:p>BOISROBERT, François Le Métel de</text:p>
          </table:table-cell>
          <table:table-cell office:value-type="float" office:value="1668" calcext:value-type="float">
            <text:p>1668</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OISROBERT_RIVAUXAMIS.xml</text:p>
          </table:table-cell>
          <table:table-cell office:value-type="string" calcext:value-type="string">
            <text:p>./TXT/BOISROBERT_RIVAUXAMI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CHAMPAGNE LE COIFFEUR</text:p>
          </table:table-cell>
          <table:table-cell office:value-type="string" calcext:value-type="string">
            <text:p>BOUCHER</text:p>
          </table:table-cell>
          <table:table-cell office:value-type="float" office:value="1662" calcext:value-type="float">
            <text:p>1662</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OUCHER_CHAMPAGNELECOIFFEUR.xml</text:p>
          </table:table-cell>
          <table:table-cell office:value-type="string" calcext:value-type="string">
            <text:p>./TXT/BOUCHER_CHAMPAGNELECOIFFEUR.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COMÉDIE SANS TITRE</text:p>
          </table:table-cell>
          <table:table-cell office:value-type="string" calcext:value-type="string">
            <text:p>BOURSAULT, Edme</text:p>
          </table:table-cell>
          <table:table-cell office:value-type="float" office:value="1694" calcext:value-type="float">
            <text:p>1694</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OURSAULT_COMEDIESANSTITRE.xml</text:p>
          </table:table-cell>
          <table:table-cell office:value-type="string" calcext:value-type="string">
            <text:p>./TXT/BOURSAULT_COMEDIESANSTITR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DEUX FRÈRES GÉMEAUX</text:p>
          </table:table-cell>
          <table:table-cell office:value-type="string" calcext:value-type="string">
            <text:p>BOURSAULT, Edme</text:p>
          </table:table-cell>
          <table:table-cell office:value-type="float" office:value="1665" calcext:value-type="float">
            <text:p>1665</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OURSAULT_DEUXFRERESGEMEAUX.xml</text:p>
          </table:table-cell>
          <table:table-cell office:value-type="string" calcext:value-type="string">
            <text:p>./TXT/BOURSAULT_DEUXFRERESGEMEAUX.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FÊTE DE LA SEINE</text:p>
          </table:table-cell>
          <table:table-cell office:value-type="string" calcext:value-type="string">
            <text:p>BOURSAULT, Edme</text:p>
          </table:table-cell>
          <table:table-cell office:value-type="float" office:value="1690" calcext:value-type="float">
            <text:p>1690</text:p>
          </table:table-cell>
          <table:table-cell/>
          <table:table-cell office:value-type="string" calcext:value-type="string">
            <text:p>Ballet</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OURSAULT_FETEDELASEINE.xml</text:p>
          </table:table-cell>
          <table:table-cell office:value-type="string" calcext:value-type="string">
            <text:p>./TXT/BOURSAULT_FETEDELASEIN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GERMANICUS</text:p>
          </table:table-cell>
          <table:table-cell office:value-type="string" calcext:value-type="string">
            <text:p>BOURSAULT, Edme</text:p>
          </table:table-cell>
          <table:table-cell office:value-type="float" office:value="1694" calcext:value-type="float">
            <text:p>1694</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OURSAULT_GERMANICUS.xml</text:p>
          </table:table-cell>
          <table:table-cell office:value-type="string" calcext:value-type="string">
            <text:p>./TXT/BOURSAULT_GERMANICU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JALOUX ENDORMI</text:p>
          </table:table-cell>
          <table:table-cell office:value-type="string" calcext:value-type="string">
            <text:p>BOURSAULT, Edme</text:p>
          </table:table-cell>
          <table:table-cell office:value-type="float" office:value="1662" calcext:value-type="float">
            <text:p>1662</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OURSAULT_JALOUXENDORMI.xml</text:p>
          </table:table-cell>
          <table:table-cell office:value-type="string" calcext:value-type="string">
            <text:p>./TXT/BOURSAULT_JALOUXENDORMI.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MARIE STUARD</text:p>
          </table:table-cell>
          <table:table-cell office:value-type="string" calcext:value-type="string">
            <text:p>BOURSAULT, Edme</text:p>
          </table:table-cell>
          <table:table-cell office:value-type="float" office:value="1691" calcext:value-type="float">
            <text:p>1691</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OURSAULT_MARIESTUARD.xml</text:p>
          </table:table-cell>
          <table:table-cell office:value-type="string" calcext:value-type="string">
            <text:p>./TXT/BOURSAULT_MARIESTUARD.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MÉDECIN VOLANT</text:p>
          </table:table-cell>
          <table:table-cell office:value-type="string" calcext:value-type="string">
            <text:p>BOURSAULT, Edme</text:p>
          </table:table-cell>
          <table:table-cell office:value-type="float" office:value="1666" calcext:value-type="float">
            <text:p>1666</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OURSAULT_MEDECINVOLANT.xml</text:p>
          </table:table-cell>
          <table:table-cell office:value-type="string" calcext:value-type="string">
            <text:p>./TXT/BOURSAULT_MEDECINVOLANT.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MORT VIVANT</text:p>
          </table:table-cell>
          <table:table-cell office:value-type="string" calcext:value-type="string">
            <text:p>BOURSAULT, Edme</text:p>
          </table:table-cell>
          <table:table-cell office:value-type="float" office:value="1662" calcext:value-type="float">
            <text:p>1662</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OURSAULT_MORTVIVANT.xml</text:p>
          </table:table-cell>
          <table:table-cell office:value-type="string" calcext:value-type="string">
            <text:p>./TXT/BOURSAULT_MORTVIVANT.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MOTS À LA MODE</text:p>
          </table:table-cell>
          <table:table-cell office:value-type="string" calcext:value-type="string">
            <text:p>BOURSAULT, Edme</text:p>
          </table:table-cell>
          <table:table-cell office:value-type="float" office:value="1694" calcext:value-type="float">
            <text:p>1694</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OURSAULT_MOTSALAMODE.xml</text:p>
          </table:table-cell>
          <table:table-cell office:value-type="string" calcext:value-type="string">
            <text:p>./TXT/BOURSAULT_MOTSALAMOD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PORTRAIT DU PEINTRE</text:p>
          </table:table-cell>
          <table:table-cell office:value-type="string" calcext:value-type="string">
            <text:p>BOURSAULT, Edme</text:p>
          </table:table-cell>
          <table:table-cell office:value-type="float" office:value="1663" calcext:value-type="float">
            <text:p>1663</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OURSAULT_PORTRAITDUPEINTRE.xml</text:p>
          </table:table-cell>
          <table:table-cell office:value-type="string" calcext:value-type="string">
            <text:p>./TXT/BOURSAULT_PORTRAITDUPEINTR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SATIRE DES SATIRES</text:p>
          </table:table-cell>
          <table:table-cell office:value-type="string" calcext:value-type="string">
            <text:p>BOURSAULT, Edme</text:p>
          </table:table-cell>
          <table:table-cell office:value-type="float" office:value="1669" calcext:value-type="float">
            <text:p>1669</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OURSAULT_SATIREDESSATIRES.xml</text:p>
          </table:table-cell>
          <table:table-cell office:value-type="string" calcext:value-type="string">
            <text:p>./TXT/BOURSAULT_SATIREDESSATIRE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GAMEMNON</text:p>
          </table:table-cell>
          <table:table-cell office:value-type="string" calcext:value-type="string">
            <text:p>BOYER, Claude</text:p>
          </table:table-cell>
          <table:table-cell office:value-type="float" office:value="1680" calcext:value-type="float">
            <text:p>1680</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OYER_AGAMEMNON.xml</text:p>
          </table:table-cell>
          <table:table-cell office:value-type="string" calcext:value-type="string">
            <text:p>./TXT/BOYER_AGAMEMNON.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AMOURS DE JUPITER ET DE SÉMÉLÉ</text:p>
          </table:table-cell>
          <table:table-cell office:value-type="string" calcext:value-type="string">
            <text:p>BOYER, Claude</text:p>
          </table:table-cell>
          <table:table-cell office:value-type="float" office:value="1666" calcext:value-type="float">
            <text:p>1666</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OYER_AMOURSJUPITERSEMELE.xml</text:p>
          </table:table-cell>
          <table:table-cell office:value-type="string" calcext:value-type="string">
            <text:p>./TXT/BOYER_AMOURSJUPITERSEMEL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RISTODÈME</text:p>
          </table:table-cell>
          <table:table-cell office:value-type="string" calcext:value-type="string">
            <text:p>BOYER, Claude</text:p>
          </table:table-cell>
          <table:table-cell office:value-type="float" office:value="1648" calcext:value-type="float">
            <text:p>1648</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OYER_ARISTODEME.xml</text:p>
          </table:table-cell>
          <table:table-cell office:value-type="string" calcext:value-type="string">
            <text:p>./TXT/BOYER_ARISTODEM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RTAXERCE</text:p>
          </table:table-cell>
          <table:table-cell office:value-type="string" calcext:value-type="string">
            <text:p>BOYER, Claude</text:p>
          </table:table-cell>
          <table:table-cell office:value-type="float" office:value="1683" calcext:value-type="float">
            <text:p>1683</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OYER_ARTAXERCE.xml</text:p>
          </table:table-cell>
          <table:table-cell office:value-type="string" calcext:value-type="string">
            <text:p>./TXT/BOYER_ARTAXERC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CLOTILDE</text:p>
          </table:table-cell>
          <table:table-cell office:value-type="string" calcext:value-type="string">
            <text:p>BOYER, Claude</text:p>
          </table:table-cell>
          <table:table-cell office:value-type="float" office:value="1659" calcext:value-type="float">
            <text:p>1659</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OYER_CLOTILDE.xml</text:p>
          </table:table-cell>
          <table:table-cell office:value-type="string" calcext:value-type="string">
            <text:p>./TXT/BOYER_CLOTILD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FÉDÉRIC</text:p>
          </table:table-cell>
          <table:table-cell office:value-type="string" calcext:value-type="string">
            <text:p>BOYER, Claude</text:p>
          </table:table-cell>
          <table:table-cell office:value-type="float" office:value="1660" calcext:value-type="float">
            <text:p>1660</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OYER_FEDERIC.xml</text:p>
          </table:table-cell>
          <table:table-cell office:value-type="string" calcext:value-type="string">
            <text:p>./TXT/BOYER_FEDERIC.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JUDITH</text:p>
          </table:table-cell>
          <table:table-cell office:value-type="string" calcext:value-type="string">
            <text:p>BOYER, Claude</text:p>
          </table:table-cell>
          <table:table-cell office:value-type="float" office:value="1695" calcext:value-type="float">
            <text:p>1695</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OYER_JUDITH.xml</text:p>
          </table:table-cell>
          <table:table-cell office:value-type="string" calcext:value-type="string">
            <text:p>./TXT/BOYER_JUDITH.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ISIMÈNE OU LA JEUNE BERGÈRE</text:p>
          </table:table-cell>
          <table:table-cell office:value-type="string" calcext:value-type="string">
            <text:p>BOYER, Claude</text:p>
          </table:table-cell>
          <table:table-cell office:value-type="float" office:value="1672" calcext:value-type="float">
            <text:p>1672</text:p>
          </table:table-cell>
          <table:table-cell/>
          <table:table-cell office:value-type="string" calcext:value-type="string">
            <text:p>Pastoral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OYER_LISIMENE.xml</text:p>
          </table:table-cell>
          <table:table-cell office:value-type="string" calcext:value-type="string">
            <text:p>./TXT/BOYER_LISIMEN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MORT DES ENFANTS DE BRUTE</text:p>
          </table:table-cell>
          <table:table-cell office:value-type="string" calcext:value-type="string">
            <text:p>BOYER, Claude</text:p>
          </table:table-cell>
          <table:table-cell office:value-type="float" office:value="1648" calcext:value-type="float">
            <text:p>1648</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OYER_MORTENFANTSBRUTE.xml</text:p>
          </table:table-cell>
          <table:table-cell office:value-type="string" calcext:value-type="string">
            <text:p>./TXT/BOYER_MORTENFANTSBRUT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OROPASTE</text:p>
          </table:table-cell>
          <table:table-cell office:value-type="string" calcext:value-type="string">
            <text:p>BOYER, Claude</text:p>
          </table:table-cell>
          <table:table-cell office:value-type="float" office:value="1663" calcext:value-type="float">
            <text:p>1663</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OYER_OROPASTE.xml</text:p>
          </table:table-cell>
          <table:table-cell office:value-type="string" calcext:value-type="string">
            <text:p>./TXT/BOYER_OROPAST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PORCIE ROMAINE</text:p>
          </table:table-cell>
          <table:table-cell office:value-type="string" calcext:value-type="string">
            <text:p>BOYER, Claude</text:p>
          </table:table-cell>
          <table:table-cell office:value-type="float" office:value="1646" calcext:value-type="float">
            <text:p>1646</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OYER_PORCIEROMAINE.xml</text:p>
          </table:table-cell>
          <table:table-cell office:value-type="string" calcext:value-type="string">
            <text:p>./TXT/BOYER_PORCIEROMAIN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PORUS</text:p>
          </table:table-cell>
          <table:table-cell office:value-type="string" calcext:value-type="string">
            <text:p>BOYER, Claude</text:p>
          </table:table-cell>
          <table:table-cell office:value-type="float" office:value="1648" calcext:value-type="float">
            <text:p>1648</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OYER_PORUS.xml</text:p>
          </table:table-cell>
          <table:table-cell office:value-type="string" calcext:value-type="string">
            <text:p>./TXT/BOYER_PORU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TYRIDATE</text:p>
          </table:table-cell>
          <table:table-cell office:value-type="string" calcext:value-type="string">
            <text:p>BOYER, Claude</text:p>
          </table:table-cell>
          <table:table-cell office:value-type="float" office:value="1649" calcext:value-type="float">
            <text:p>1649</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OYER_TIRIDATE.xml</text:p>
          </table:table-cell>
          <table:table-cell office:value-type="string" calcext:value-type="string">
            <text:p>./TXT/BOYER_TIRIDAT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OMBRE DE MOLIÈRE</text:p>
          </table:table-cell>
          <table:table-cell office:value-type="string" calcext:value-type="string">
            <text:p>BRÉCOURT, Guillaume MARCOUREAU de</text:p>
          </table:table-cell>
          <table:table-cell office:value-type="float" office:value="1674" calcext:value-type="float">
            <text:p>1674</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RECOURT_OMBREDEMOLIERE.xml</text:p>
          </table:table-cell>
          <table:table-cell office:value-type="string" calcext:value-type="string">
            <text:p>./TXT/BRECOURT_OMBREDEMOLIER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VEUGLE CLAIRVOYANT</text:p>
          </table:table-cell>
          <table:table-cell office:value-type="string" calcext:value-type="string">
            <text:p>BROSSE, Abraham</text:p>
          </table:table-cell>
          <table:table-cell office:value-type="float" office:value="1650" calcext:value-type="float">
            <text:p>1650</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ROSSE_AVEUGLECLAIRVOYANT.xml</text:p>
          </table:table-cell>
          <table:table-cell office:value-type="string" calcext:value-type="string">
            <text:p>./TXT/BROSSE_AVEUGLECLAIRVOYANT.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TURNE DE VIRGILE</text:p>
          </table:table-cell>
          <table:table-cell office:value-type="string" calcext:value-type="string">
            <text:p>BROSSE</text:p>
          </table:table-cell>
          <table:table-cell office:value-type="float" office:value="1647" calcext:value-type="float">
            <text:p>1647</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BROSSE_TURNE.xml</text:p>
          </table:table-cell>
          <table:table-cell office:value-type="string" calcext:value-type="string">
            <text:p>empty</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CHILLE ET POLIXÈNE</text:p>
          </table:table-cell>
          <table:table-cell office:value-type="string" calcext:value-type="string">
            <text:p>CAMPISTRON, Jean Galbert de</text:p>
          </table:table-cell>
          <table:table-cell office:value-type="float" office:value="1688" calcext:value-type="float">
            <text:p>1688</text:p>
          </table:table-cell>
          <table:table-cell/>
          <table:table-cell office:value-type="string" calcext:value-type="string">
            <text:p>Tragédie en musiqu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AMPISTRON_ACHILLE.xml</text:p>
          </table:table-cell>
          <table:table-cell office:value-type="string" calcext:value-type="string">
            <text:p>./TXT/CAMPISTRON_ACHILL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CIS ET GALATÉE</text:p>
          </table:table-cell>
          <table:table-cell office:value-type="string" calcext:value-type="string">
            <text:p>CAMPISTRON, Jean Galbert de</text:p>
          </table:table-cell>
          <table:table-cell office:value-type="float" office:value="1686" calcext:value-type="float">
            <text:p>1686</text:p>
          </table:table-cell>
          <table:table-cell/>
          <table:table-cell office:value-type="string" calcext:value-type="string">
            <text:p>Pastorale héroïqu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AMPISTRON_ACISGALATHEE.xml</text:p>
          </table:table-cell>
          <table:table-cell office:value-type="string" calcext:value-type="string">
            <text:p>./TXT/CAMPISTRON_ACISGALATHE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DRIEN</text:p>
          </table:table-cell>
          <table:table-cell office:value-type="string" calcext:value-type="string">
            <text:p>CAMPISTRON, Jean Galbert de</text:p>
          </table:table-cell>
          <table:table-cell office:value-type="float" office:value="1683" calcext:value-type="float">
            <text:p>1683</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AMPISTRON_ADRIEN.xml</text:p>
          </table:table-cell>
          <table:table-cell office:value-type="string" calcext:value-type="string">
            <text:p>./TXT/CAMPISTRON_ADRIEN.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ÉTIUS</text:p>
          </table:table-cell>
          <table:table-cell office:value-type="string" calcext:value-type="string">
            <text:p>CAMPISTRON, Jean Galbert de</text:p>
          </table:table-cell>
          <table:table-cell office:value-type="float" office:value="1685" calcext:value-type="float">
            <text:p>1685</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AMPISTRON_AETIUS.xml</text:p>
          </table:table-cell>
          <table:table-cell office:value-type="string" calcext:value-type="string">
            <text:p>./TXT/CAMPISTRON_AETIU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LCIBIADE</text:p>
          </table:table-cell>
          <table:table-cell office:value-type="string" calcext:value-type="string">
            <text:p>CAMPISTRON, Jean Galbert de</text:p>
          </table:table-cell>
          <table:table-cell office:value-type="float" office:value="1685" calcext:value-type="float">
            <text:p>1685</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AMPISTRON_ALCIBIADE.xml</text:p>
          </table:table-cell>
          <table:table-cell office:value-type="string" calcext:value-type="string">
            <text:p>./TXT/CAMPISTRON_ALCIBIAD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NDRONIC</text:p>
          </table:table-cell>
          <table:table-cell office:value-type="string" calcext:value-type="string">
            <text:p>CAMPISTRON, Jean Galbert de</text:p>
          </table:table-cell>
          <table:table-cell office:value-type="float" office:value="1685" calcext:value-type="float">
            <text:p>1685</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AMPISTRON_ANDRONIC.xml</text:p>
          </table:table-cell>
          <table:table-cell office:value-type="string" calcext:value-type="string">
            <text:p>./TXT/CAMPISTRON_ANDRONIC.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RMINIUS</text:p>
          </table:table-cell>
          <table:table-cell office:value-type="string" calcext:value-type="string">
            <text:p>CAMPISTRON, Jean Galbert de</text:p>
          </table:table-cell>
          <table:table-cell office:value-type="float" office:value="1685" calcext:value-type="float">
            <text:p>1685</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AMPISTRON_ARMINIUSC.xml</text:p>
          </table:table-cell>
          <table:table-cell office:value-type="string" calcext:value-type="string">
            <text:p>./TXT/CAMPISTRON_ARMINIUSC.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JUBA, ROI DE MAURITANIE</text:p>
          </table:table-cell>
          <table:table-cell office:value-type="string" calcext:value-type="string">
            <text:p>CAMPISTRON, Jean Galbert de</text:p>
          </table:table-cell>
          <table:table-cell office:value-type="float" office:value="1685" calcext:value-type="float">
            <text:p>1685</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AMPISTRON_JUBA.xml</text:p>
          </table:table-cell>
          <table:table-cell office:value-type="string" calcext:value-type="string">
            <text:p>./TXT/CAMPISTRON_JUBA.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PHOCION</text:p>
          </table:table-cell>
          <table:table-cell office:value-type="string" calcext:value-type="string">
            <text:p>CAMPISTRON, Jean Galbert de</text:p>
          </table:table-cell>
          <table:table-cell office:value-type="float" office:value="1688" calcext:value-type="float">
            <text:p>1688</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AMPISTRON_PHOCION.xml</text:p>
          </table:table-cell>
          <table:table-cell office:value-type="string" calcext:value-type="string">
            <text:p>./TXT/CAMPISTRON_PHOCION.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POMPEIA</text:p>
          </table:table-cell>
          <table:table-cell office:value-type="string" calcext:value-type="string">
            <text:p>CAMPISTRON, Jean Galbert de</text:p>
          </table:table-cell>
          <table:table-cell office:value-type="float" office:value="1688" calcext:value-type="float">
            <text:p>1688</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AMPISTRON_POMPEIA.xml</text:p>
          </table:table-cell>
          <table:table-cell office:value-type="string" calcext:value-type="string">
            <text:p>./TXT/CAMPISTRON_POMPEIA.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TACHMAS</text:p>
          </table:table-cell>
          <table:table-cell office:value-type="string" calcext:value-type="string">
            <text:p>CAMPISTRON, Jean Galbert de</text:p>
          </table:table-cell>
          <table:table-cell office:value-type="float" office:value="1685" calcext:value-type="float">
            <text:p>1685</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AMPISTRON_TACHMAS.xml</text:p>
          </table:table-cell>
          <table:table-cell office:value-type="string" calcext:value-type="string">
            <text:p>./TXT/CAMPISTRON_TACHMA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VIRGINIE</text:p>
          </table:table-cell>
          <table:table-cell office:value-type="string" calcext:value-type="string">
            <text:p>CAMPISTRON, Jean Galbert de</text:p>
          </table:table-cell>
          <table:table-cell office:value-type="float" office:value="1683" calcext:value-type="float">
            <text:p>1683</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AMPISTRON_VIRGINIE.xml</text:p>
          </table:table-cell>
          <table:table-cell office:value-type="string" calcext:value-type="string">
            <text:p>./TXT/CAMPISTRON_VIRGINI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FRAGMENTS DE MOLIÈRE.</text:p>
          </table:table-cell>
          <table:table-cell office:value-type="string" calcext:value-type="string">
            <text:p>CHAMPMESLÉ, Charles Chevillet dit</text:p>
          </table:table-cell>
          <table:table-cell office:value-type="float" office:value="1682" calcext:value-type="float">
            <text:p>1682</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HAMPMESLE_FRAGMENTSDEMOLIERE.xml</text:p>
          </table:table-cell>
          <table:table-cell office:value-type="string" calcext:value-type="string">
            <text:p>./TXT/CHAMPMESLE_FRAGMENTSDEMOLIER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ULYSSE</text:p>
          </table:table-cell>
          <table:table-cell office:value-type="string" calcext:value-type="string">
            <text:p>CHAMPREPUS, Jacques de</text:p>
          </table:table-cell>
          <table:table-cell office:value-type="float" office:value="1603" calcext:value-type="float">
            <text:p>1603</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HAMPREPUS_ULYSSE.xml</text:p>
          </table:table-cell>
          <table:table-cell office:value-type="string" calcext:value-type="string">
            <text:p>./TXT/CHAMPREPUS_ULYSS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RMETZAR OU LES AMIS ENNEMIS</text:p>
          </table:table-cell>
          <table:table-cell office:value-type="string" calcext:value-type="string">
            <text:p>CHAPPUZEAU, Samuel</text:p>
          </table:table-cell>
          <table:table-cell office:value-type="float" office:value="1656" calcext:value-type="float">
            <text:p>1656</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HAPPUZEAU_ARMETZAR.xml</text:p>
          </table:table-cell>
          <table:table-cell office:value-type="string" calcext:value-type="string">
            <text:p>empty</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AMOURS DE CALOTIN</text:p>
          </table:table-cell>
          <table:table-cell office:value-type="string" calcext:value-type="string">
            <text:p>CHEVALIER, Jean Simonin dit</text:p>
          </table:table-cell>
          <table:table-cell office:value-type="float" office:value="1664" calcext:value-type="float">
            <text:p>1664</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HEVALIER_AMOURSDECALOTIN.xml</text:p>
          </table:table-cell>
          <table:table-cell office:value-type="string" calcext:value-type="string">
            <text:p>./TXT/CHEVALIER_AMOURSDECALOTIN.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BARBONS AMOUREUX</text:p>
          </table:table-cell>
          <table:table-cell office:value-type="string" calcext:value-type="string">
            <text:p>CHEVALIER, Jean Simonin dit</text:p>
          </table:table-cell>
          <table:table-cell office:value-type="float" office:value="1663" calcext:value-type="float">
            <text:p>1663</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HEVALIER_BARBONSAMOUREUX.xml</text:p>
          </table:table-cell>
          <table:table-cell office:value-type="string" calcext:value-type="string">
            <text:p>./TXT/CHEVALIER_BARBONSAMOUREUX.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CARTEL DE GUILLOT</text:p>
          </table:table-cell>
          <table:table-cell office:value-type="string" calcext:value-type="string">
            <text:p>CHEVALIER, Jean Simonin dit</text:p>
          </table:table-cell>
          <table:table-cell office:value-type="float" office:value="1682" calcext:value-type="float">
            <text:p>1682</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HEVALIER_CARTELDEGUILLOT.xml</text:p>
          </table:table-cell>
          <table:table-cell office:value-type="string" calcext:value-type="string">
            <text:p>./TXT/CHEVALIER_CARTELDEGUILLOT.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DÉSOLATION DES FILOUS SUR LA DÉFENSE DES ARMES</text:p>
          </table:table-cell>
          <table:table-cell office:value-type="string" calcext:value-type="string">
            <text:p>CHEVALIER, Jean Simonin dit</text:p>
          </table:table-cell>
          <table:table-cell office:value-type="float" office:value="1683" calcext:value-type="float">
            <text:p>1683</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HEVALIER_DESOLATIONDESFILOUS.xml</text:p>
          </table:table-cell>
          <table:table-cell office:value-type="string" calcext:value-type="string">
            <text:p>./TXT/CHEVALIER_DESOLATIONDESFILOU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DISGRÂCE DES DOMESTIQUES</text:p>
          </table:table-cell>
          <table:table-cell office:value-type="string" calcext:value-type="string">
            <text:p>CHEVALIER, Jean Simonin dit</text:p>
          </table:table-cell>
          <table:table-cell office:value-type="float" office:value="1663" calcext:value-type="float">
            <text:p>1663</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HEVALIER_DISGRACEDESDOMESTIQUES.xml</text:p>
          </table:table-cell>
          <table:table-cell office:value-type="string" calcext:value-type="string">
            <text:p>./TXT/CHEVALIER_DISGRACEDESDOMESTIQUE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GALANTS RIDICULES</text:p>
          </table:table-cell>
          <table:table-cell office:value-type="string" calcext:value-type="string">
            <text:p>CHEVALIER, Jean Simonin dit</text:p>
          </table:table-cell>
          <table:table-cell office:value-type="float" office:value="1672" calcext:value-type="float">
            <text:p>1672</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HEVALIER_GALANTSRIDICULES.xml</text:p>
          </table:table-cell>
          <table:table-cell office:value-type="string" calcext:value-type="string">
            <text:p>./TXT/CHEVALIER_GALANTSRIDICULE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INTRIGUE DES CAROSSES À CINQ SOUS</text:p>
          </table:table-cell>
          <table:table-cell office:value-type="string" calcext:value-type="string">
            <text:p>CHEVALIER, Jean Simonin dit</text:p>
          </table:table-cell>
          <table:table-cell office:value-type="float" office:value="1663" calcext:value-type="float">
            <text:p>1663</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HEVALIER_INTRIGUEDESCARROSSES.xml</text:p>
          </table:table-cell>
          <table:table-cell office:value-type="string" calcext:value-type="string">
            <text:p>./TXT/CHEVALIER_INTRIGUEDESCARROSSE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PÉDAGOGUE AMOUREUX</text:p>
          </table:table-cell>
          <table:table-cell office:value-type="string" calcext:value-type="string">
            <text:p>CHEVALIER, Jean Simonin dit</text:p>
          </table:table-cell>
          <table:table-cell office:value-type="float" office:value="1665" calcext:value-type="float">
            <text:p>1665</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HEVALIER_PEDAGOGUEAMOUREUX.xml</text:p>
          </table:table-cell>
          <table:table-cell office:value-type="string" calcext:value-type="string">
            <text:p>./TXT/CHEVALIER_PEDAGOGUEAMOUREUX.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VOCAT DUPÉ</text:p>
          </table:table-cell>
          <table:table-cell office:value-type="string" calcext:value-type="string">
            <text:p>CHEVREAU, Urbain</text:p>
          </table:table-cell>
          <table:table-cell office:value-type="float" office:value="1637" calcext:value-type="float">
            <text:p>1637</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HEVREAU_AVOCATDUPE.xml</text:p>
          </table:table-cell>
          <table:table-cell office:value-type="string" calcext:value-type="string">
            <text:p>./TXT/CHEVREAU_AVOCATDUP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VEUGLE DE SMYRNE</text:p>
          </table:table-cell>
          <table:table-cell office:value-type="string" calcext:value-type="string">
            <text:p>LES CINQ AUTEURS</text:p>
          </table:table-cell>
          <table:table-cell office:value-type="float" office:value="1638" calcext:value-type="float">
            <text:p>1638</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INQAUTEURS_AVEUGLEDESMYRNE.xml</text:p>
          </table:table-cell>
          <table:table-cell office:value-type="string" calcext:value-type="string">
            <text:p>empty</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COMÉDIE DES THUILERIES</text:p>
          </table:table-cell>
          <table:table-cell office:value-type="string" calcext:value-type="string">
            <text:p>LES CINQ AUTEURS</text:p>
          </table:table-cell>
          <table:table-cell office:value-type="float" office:value="1638" calcext:value-type="float">
            <text:p>1638</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INQAUTEURS_COMEDIEDESTUILERIES.xml</text:p>
          </table:table-cell>
          <table:table-cell office:value-type="string" calcext:value-type="string">
            <text:p>empty</text:p>
          </table:table-cell>
          <table:table-cell table:number-columns-repeated="1013"/>
        </table:table-row>
        <table:table-row table:style-name="ro1">
          <table:table-cell table:style-name="ce113" office:value-type="string" calcext:value-type="string">
            <text:p>TheatreClassique</text:p>
          </table:table-cell>
          <table:table-cell table:style-name="ce113" office:value-type="string" calcext:value-type="string">
            <text:p>AGÉSILAS</text:p>
          </table:table-cell>
          <table:table-cell table:style-name="ce113" office:value-type="string" calcext:value-type="string">
            <text:p>CORNEILLE, Pierre</text:p>
          </table:table-cell>
          <table:table-cell table:style-name="ce113" office:value-type="float" office:value="1666" calcext:value-type="float">
            <text:p>1666</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AGESILAS.xml</text:p>
          </table:table-cell>
          <table:table-cell table:style-name="ce113" office:value-type="string" calcext:value-type="string">
            <text:p>./TXT/CORNEILLEP_AGESILAS.txt</text:p>
          </table:table-cell>
          <table:table-cell table:style-name="ce113" table:number-columns-repeated="53"/>
          <table:table-cell table:number-columns-repeated="960"/>
        </table:table-row>
        <table:table-row table:style-name="ro1">
          <table:table-cell table:style-name="ce113" office:value-type="string" calcext:value-type="string">
            <text:p>TheatreClassique</text:p>
          </table:table-cell>
          <table:table-cell table:style-name="ce113" office:value-type="string" calcext:value-type="string">
            <text:p>ANDROMÈDE</text:p>
          </table:table-cell>
          <table:table-cell table:style-name="ce113" office:value-type="string" calcext:value-type="string">
            <text:p>CORNEILLE, Pierre</text:p>
          </table:table-cell>
          <table:table-cell table:style-name="ce113" office:value-type="float" office:value="1651" calcext:value-type="float">
            <text:p>1651</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ANDROMEDE.xml</text:p>
          </table:table-cell>
          <table:table-cell table:style-name="ce113" office:value-type="string" calcext:value-type="string">
            <text:p>./TXT/CORNEILLEP_ANDROMEDE.txt</text:p>
          </table:table-cell>
          <table:table-cell table:style-name="ce113" table:number-columns-repeated="4"/>
          <table:table-cell table:number-columns-repeated="1009"/>
        </table:table-row>
        <table:table-row table:style-name="ro1">
          <table:table-cell table:style-name="ce113" office:value-type="string" calcext:value-type="string">
            <text:p>TheatreClassique</text:p>
          </table:table-cell>
          <table:table-cell table:style-name="ce113" office:value-type="string" calcext:value-type="string">
            <text:p>ATTILA</text:p>
          </table:table-cell>
          <table:table-cell table:style-name="ce113" office:value-type="string" calcext:value-type="string">
            <text:p>CORNEILLE, Pierre</text:p>
          </table:table-cell>
          <table:table-cell table:style-name="ce113" office:value-type="float" office:value="1668" calcext:value-type="float">
            <text:p>1668</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ATTILA.xml</text:p>
          </table:table-cell>
          <table:table-cell table:style-name="ce113" office:value-type="string" calcext:value-type="string">
            <text:p>./TXT/CORNEILLEP_ATTILA.txt</text:p>
          </table:table-cell>
          <table:table-cell table:style-name="ce113" table:number-columns-repeated="4"/>
          <table:table-cell table:number-columns-repeated="1009"/>
        </table:table-row>
        <table:table-row table:style-name="ro1">
          <table:table-cell table:style-name="ce113" office:value-type="string" calcext:value-type="string">
            <text:p>TheatreClassique</text:p>
          </table:table-cell>
          <table:table-cell table:style-name="ce113" office:value-type="string" calcext:value-type="string">
            <text:p>LE CID</text:p>
          </table:table-cell>
          <table:table-cell table:style-name="ce113" office:value-type="string" calcext:value-type="string">
            <text:p>CORNEILLE, Pierre</text:p>
          </table:table-cell>
          <table:table-cell table:style-name="ce113" office:value-type="float" office:value="1682" calcext:value-type="float">
            <text:p>1682</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CID.xml</text:p>
          </table:table-cell>
          <table:table-cell table:style-name="ce113" office:value-type="string" calcext:value-type="string">
            <text:p>./TXT/CORNEILLEP_CID.txt</text:p>
          </table:table-cell>
          <table:table-cell table:style-name="ce113" table:number-columns-repeated="4"/>
          <table:table-cell table:number-columns-repeated="1009"/>
        </table:table-row>
        <table:table-row table:style-name="ro1">
          <table:table-cell table:style-name="ce113" office:value-type="string" calcext:value-type="string">
            <text:p>TheatreClassique</text:p>
          </table:table-cell>
          <table:table-cell table:style-name="ce113" office:value-type="string" calcext:value-type="string">
            <text:p>LE CID</text:p>
          </table:table-cell>
          <table:table-cell table:style-name="ce113" office:value-type="string" calcext:value-type="string">
            <text:p>CORNEILLE, Pierre</text:p>
          </table:table-cell>
          <table:table-cell table:style-name="ce113" office:value-type="float" office:value="1637" calcext:value-type="float">
            <text:p>1637</text:p>
          </table:table-cell>
          <table:table-cell table:style-name="ce113"/>
          <table:table-cell table:style-name="ce113" office:value-type="string" calcext:value-type="string">
            <text:p>Tragi-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CID37.xml</text:p>
          </table:table-cell>
          <table:table-cell table:style-name="ce113" office:value-type="string" calcext:value-type="string">
            <text:p>./TXT/CORNEILLEP_CID37.txt</text:p>
          </table:table-cell>
          <table:table-cell table:style-name="ce113" table:number-columns-repeated="53"/>
          <table:table-cell table:number-columns-repeated="960"/>
        </table:table-row>
        <table:table-row table:style-name="ro1">
          <table:table-cell table:style-name="ce113" office:value-type="string" calcext:value-type="string">
            <text:p>TheatreClassique</text:p>
          </table:table-cell>
          <table:table-cell table:style-name="ce113" office:value-type="string" calcext:value-type="string">
            <text:p>CINNA (1682)</text:p>
          </table:table-cell>
          <table:table-cell table:style-name="ce113" office:value-type="string" calcext:value-type="string">
            <text:p>CORNEILLE, Pierre</text:p>
          </table:table-cell>
          <table:table-cell table:style-name="ce113" office:value-type="float" office:value="1682" calcext:value-type="float">
            <text:p>1682</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CINNA.xml</text:p>
          </table:table-cell>
          <table:table-cell table:style-name="ce113" office:value-type="string" calcext:value-type="string">
            <text:p>./TXT/CORNEILLEP_CINNA.txt</text:p>
          </table:table-cell>
          <table:table-cell table:style-name="ce113" table:number-columns-repeated="4"/>
          <table:table-cell table:number-columns-repeated="1009"/>
        </table:table-row>
        <table:table-row table:style-name="ro1">
          <table:table-cell table:style-name="ce113" office:value-type="string" calcext:value-type="string">
            <text:p>TheatreClassique</text:p>
          </table:table-cell>
          <table:table-cell table:style-name="ce113" office:value-type="string" calcext:value-type="string">
            <text:p>CINNA</text:p>
          </table:table-cell>
          <table:table-cell table:style-name="ce113" office:value-type="string" calcext:value-type="string">
            <text:p>CORNEILLE, Pierre</text:p>
          </table:table-cell>
          <table:table-cell table:style-name="ce113" office:value-type="float" office:value="1643" calcext:value-type="float">
            <text:p>1643</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CINNA43.xml</text:p>
          </table:table-cell>
          <table:table-cell table:style-name="ce113" office:value-type="string" calcext:value-type="string">
            <text:p>./TXT/CORNEILLEP_CINNA43.txt</text:p>
          </table:table-cell>
          <table:table-cell table:style-name="ce113" table:number-columns-repeated="4"/>
          <table:table-cell table:number-columns-repeated="1009"/>
        </table:table-row>
        <table:table-row table:style-name="ro1">
          <table:table-cell table:style-name="ce113" office:value-type="string" calcext:value-type="string">
            <text:p>TheatreClassique</text:p>
          </table:table-cell>
          <table:table-cell table:style-name="ce113" office:value-type="string" calcext:value-type="string">
            <text:p>CLITANDRE</text:p>
          </table:table-cell>
          <table:table-cell table:style-name="ce113" office:value-type="string" calcext:value-type="string">
            <text:p>CORNEILLE, Pierre</text:p>
          </table:table-cell>
          <table:table-cell table:style-name="ce113" office:value-type="float" office:value="1682" calcext:value-type="float">
            <text:p>1682</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CLITANDRE.xml</text:p>
          </table:table-cell>
          <table:table-cell table:style-name="ce113" office:value-type="string" calcext:value-type="string">
            <text:p>./TXT/CORNEILLEP_CLITANDRE.txt</text:p>
          </table:table-cell>
          <table:table-cell table:style-name="ce113" table:number-columns-repeated="4"/>
          <table:table-cell table:number-columns-repeated="1009"/>
        </table:table-row>
        <table:table-row table:style-name="ro1">
          <table:table-cell table:style-name="ce113" office:value-type="string" calcext:value-type="string">
            <text:p>TheatreClassique</text:p>
          </table:table-cell>
          <table:table-cell table:style-name="ce113" office:value-type="string" calcext:value-type="string">
            <text:p>DON SANCHE D'ARAGON</text:p>
          </table:table-cell>
          <table:table-cell table:style-name="ce113" office:value-type="string" calcext:value-type="string">
            <text:p>CORNEILLE, Pierre</text:p>
          </table:table-cell>
          <table:table-cell table:style-name="ce113" office:value-type="float" office:value="1649" calcext:value-type="float">
            <text:p>1649</text:p>
          </table:table-cell>
          <table:table-cell table:style-name="ce113"/>
          <table:table-cell table:style-name="ce113" office:value-type="string" calcext:value-type="string">
            <text:p>Comédie héroïqu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DONSANCHE.xml</text:p>
          </table:table-cell>
          <table:table-cell table:style-name="ce113" office:value-type="string" calcext:value-type="string">
            <text:p>./TXT/CORNEILLEP_DONSANCHE.txt</text:p>
          </table:table-cell>
          <table:table-cell table:style-name="ce113" table:number-columns-repeated="4"/>
          <table:table-cell table:number-columns-repeated="1009"/>
        </table:table-row>
        <table:table-row table:style-name="ro1">
          <table:table-cell table:style-name="ce113" office:value-type="string" calcext:value-type="string">
            <text:p>TheatreClassique</text:p>
          </table:table-cell>
          <table:table-cell table:style-name="ce113" office:value-type="string" calcext:value-type="string">
            <text:p>LA GALERIE DU PALAIS</text:p>
          </table:table-cell>
          <table:table-cell table:style-name="ce113" office:value-type="string" calcext:value-type="string">
            <text:p>CORNEILLE, Pierre</text:p>
          </table:table-cell>
          <table:table-cell table:style-name="ce113" office:value-type="float" office:value="1637" calcext:value-type="float">
            <text:p>1637</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GALERIEDUPALAIS.xml</text:p>
          </table:table-cell>
          <table:table-cell table:style-name="ce113" office:value-type="string" calcext:value-type="string">
            <text:p>./TXT/CORNEILLEP_GALERIEDUPALAIS.txt</text:p>
          </table:table-cell>
          <table:table-cell table:style-name="ce113" table:number-columns-repeated="4"/>
          <table:table-cell table:number-columns-repeated="1009"/>
        </table:table-row>
        <table:table-row table:style-name="ro1">
          <table:table-cell table:style-name="ce113" office:value-type="string" calcext:value-type="string">
            <text:p>TheatreClassique</text:p>
          </table:table-cell>
          <table:table-cell table:style-name="ce113" office:value-type="string" calcext:value-type="string">
            <text:p>HÉRACLIUS, EMPEREUR D'ORIENT</text:p>
          </table:table-cell>
          <table:table-cell table:style-name="ce113" office:value-type="string" calcext:value-type="string">
            <text:p>CORNEILLE, Pierre</text:p>
          </table:table-cell>
          <table:table-cell table:style-name="ce113" office:value-type="float" office:value="1647" calcext:value-type="float">
            <text:p>1647</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HERACLIUS.xml</text:p>
          </table:table-cell>
          <table:table-cell table:style-name="ce113" office:value-type="string" calcext:value-type="string">
            <text:p>./TXT/CORNEILLEP_HERACLIUS.txt</text:p>
          </table:table-cell>
          <table:table-cell table:style-name="ce113" table:number-columns-repeated="4"/>
          <table:table-cell table:number-columns-repeated="1009"/>
        </table:table-row>
        <table:table-row table:style-name="ro1">
          <table:table-cell table:style-name="ce113" office:value-type="string" calcext:value-type="string">
            <text:p>TheatreClassique</text:p>
          </table:table-cell>
          <table:table-cell table:style-name="ce113" office:value-type="string" calcext:value-type="string">
            <text:p>HORACE</text:p>
          </table:table-cell>
          <table:table-cell table:style-name="ce113" office:value-type="string" calcext:value-type="string">
            <text:p>CORNEILLE, Pierre</text:p>
          </table:table-cell>
          <table:table-cell table:style-name="ce113" office:value-type="float" office:value="1641" calcext:value-type="float">
            <text:p>1641</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HORACE.xml</text:p>
          </table:table-cell>
          <table:table-cell table:style-name="ce113" office:value-type="string" calcext:value-type="string">
            <text:p>./TXT/CORNEILLEP_HORACE.txt</text:p>
          </table:table-cell>
          <table:table-cell table:style-name="ce113" table:number-columns-repeated="4"/>
          <table:table-cell table:number-columns-repeated="1009"/>
        </table:table-row>
        <table:table-row table:style-name="ro1">
          <table:table-cell table:style-name="ce113" office:value-type="string" calcext:value-type="string">
            <text:p>TheatreClassique</text:p>
          </table:table-cell>
          <table:table-cell table:style-name="ce113" office:value-type="string" calcext:value-type="string">
            <text:p>L'ILLUSION COMIQUE</text:p>
          </table:table-cell>
          <table:table-cell table:style-name="ce113" office:value-type="string" calcext:value-type="string">
            <text:p>CORNEILLE, Pierre</text:p>
          </table:table-cell>
          <table:table-cell table:style-name="ce113" office:value-type="float" office:value="1639" calcext:value-type="float">
            <text:p>1639</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ILLUSIONCOMIQUE.xml</text:p>
          </table:table-cell>
          <table:table-cell table:style-name="ce113" office:value-type="string" calcext:value-type="string">
            <text:p>./TXT/CORNEILLEP_ILLUSIONCOMIQUE.txt</text:p>
          </table:table-cell>
          <table:table-cell table:style-name="ce113" table:number-columns-repeated="53"/>
          <table:table-cell table:number-columns-repeated="960"/>
        </table:table-row>
        <table:table-row table:style-name="ro1">
          <table:table-cell table:style-name="ce113" office:value-type="string" calcext:value-type="string">
            <text:p>TheatreClassique</text:p>
          </table:table-cell>
          <table:table-cell table:style-name="ce113" office:value-type="string" calcext:value-type="string">
            <text:p>MÉDÉE (1682)</text:p>
          </table:table-cell>
          <table:table-cell table:style-name="ce113" office:value-type="string" calcext:value-type="string">
            <text:p>CORNEILLE, Pierre</text:p>
          </table:table-cell>
          <table:table-cell table:style-name="ce113" office:value-type="float" office:value="1682" calcext:value-type="float">
            <text:p>1682</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MEDEE.xml</text:p>
          </table:table-cell>
          <table:table-cell table:style-name="ce113" office:value-type="string" calcext:value-type="string">
            <text:p>./TXT/CORNEILLEP_MEDEE.txt</text:p>
          </table:table-cell>
          <table:table-cell table:style-name="ce113" table:number-columns-repeated="53"/>
          <table:table-cell table:number-columns-repeated="960"/>
        </table:table-row>
        <table:table-row table:style-name="ro1">
          <table:table-cell table:style-name="ce113" office:value-type="string" calcext:value-type="string">
            <text:p>TheatreClassique</text:p>
          </table:table-cell>
          <table:table-cell table:style-name="ce113" office:value-type="string" calcext:value-type="string">
            <text:p>MÉDÉE</text:p>
          </table:table-cell>
          <table:table-cell table:style-name="ce113" office:value-type="string" calcext:value-type="string">
            <text:p>CORNEILLE, Pierre</text:p>
          </table:table-cell>
          <table:table-cell table:style-name="ce113" office:value-type="float" office:value="1639" calcext:value-type="float">
            <text:p>1639</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MEDEE39.xml</text:p>
          </table:table-cell>
          <table:table-cell table:style-name="ce113" office:value-type="string" calcext:value-type="string">
            <text:p>./TXT/CORNEILLEP_MEDEE39.txt</text:p>
          </table:table-cell>
          <table:table-cell table:style-name="ce113" table:number-columns-repeated="53"/>
          <table:table-cell table:number-columns-repeated="960"/>
        </table:table-row>
        <table:table-row table:style-name="ro1">
          <table:table-cell table:style-name="ce113" office:value-type="string" calcext:value-type="string">
            <text:p>TheatreClassique</text:p>
          </table:table-cell>
          <table:table-cell table:style-name="ce113" office:value-type="string" calcext:value-type="string">
            <text:p>MÉLITE</text:p>
          </table:table-cell>
          <table:table-cell table:style-name="ce113" office:value-type="string" calcext:value-type="string">
            <text:p>CORNEILLE, Pierre</text:p>
          </table:table-cell>
          <table:table-cell table:style-name="ce113" office:value-type="float" office:value="1682" calcext:value-type="float">
            <text:p>1682</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MELITE.xml</text:p>
          </table:table-cell>
          <table:table-cell table:style-name="ce113" office:value-type="string" calcext:value-type="string">
            <text:p>./TXT/CORNEILLEP_MELITE.txt</text:p>
          </table:table-cell>
          <table:table-cell table:style-name="ce113" table:number-columns-repeated="53"/>
          <table:table-cell table:number-columns-repeated="960"/>
        </table:table-row>
        <table:table-row table:style-name="ro1">
          <table:table-cell table:style-name="ce113" office:value-type="string" calcext:value-type="string">
            <text:p>TheatreClassique</text:p>
          </table:table-cell>
          <table:table-cell table:style-name="ce113" office:value-type="string" calcext:value-type="string">
            <text:p>MÉLITE OU LES FAUSSES LETTRES</text:p>
          </table:table-cell>
          <table:table-cell table:style-name="ce113" office:value-type="string" calcext:value-type="string">
            <text:p>CORNEILLE, Pierre</text:p>
          </table:table-cell>
          <table:table-cell table:style-name="ce113" office:value-type="float" office:value="1633" calcext:value-type="float">
            <text:p>1633</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MELITE33.xml</text:p>
          </table:table-cell>
          <table:table-cell table:style-name="ce113" office:value-type="string" calcext:value-type="string">
            <text:p>./TXT/CORNEILLEP_MELITE33.txt</text:p>
          </table:table-cell>
          <table:table-cell table:style-name="ce113" table:number-columns-repeated="4"/>
          <table:table-cell table:number-columns-repeated="1009"/>
        </table:table-row>
        <table:table-row table:style-name="ro1">
          <table:table-cell table:style-name="ce113" office:value-type="string" calcext:value-type="string">
            <text:p>TheatreClassique</text:p>
          </table:table-cell>
          <table:table-cell table:style-name="ce113" office:value-type="string" calcext:value-type="string">
            <text:p>LE MENTEUR</text:p>
          </table:table-cell>
          <table:table-cell table:style-name="ce113" office:value-type="string" calcext:value-type="string">
            <text:p>CORNEILLE, Pierre</text:p>
          </table:table-cell>
          <table:table-cell table:style-name="ce113" office:value-type="float" office:value="1644" calcext:value-type="float">
            <text:p>1644</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MENTEUR.xml</text:p>
          </table:table-cell>
          <table:table-cell table:style-name="ce113" office:value-type="string" calcext:value-type="string">
            <text:p>./TXT/CORNEILLEP_MENTEUR.txt</text:p>
          </table:table-cell>
          <table:table-cell table:style-name="ce113" table:number-columns-repeated="4"/>
          <table:table-cell table:number-columns-repeated="1009"/>
        </table:table-row>
        <table:table-row table:style-name="ro1">
          <table:table-cell table:style-name="ce113" office:value-type="string" calcext:value-type="string">
            <text:p>TheatreClassique</text:p>
          </table:table-cell>
          <table:table-cell table:style-name="ce113" office:value-type="string" calcext:value-type="string">
            <text:p>LA MORT DE POMPÉE</text:p>
          </table:table-cell>
          <table:table-cell table:style-name="ce113" office:value-type="string" calcext:value-type="string">
            <text:p>CORNEILLE, Pierre</text:p>
          </table:table-cell>
          <table:table-cell table:style-name="ce113" office:value-type="float" office:value="1644" calcext:value-type="float">
            <text:p>1644</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MORTPOMPEE.xml</text:p>
          </table:table-cell>
          <table:table-cell table:style-name="ce113" office:value-type="string" calcext:value-type="string">
            <text:p>./TXT/CORNEILLEP_MORTPOMPEE.txt</text:p>
          </table:table-cell>
          <table:table-cell table:style-name="ce113" table:number-columns-repeated="4"/>
          <table:table-cell table:number-columns-repeated="1009"/>
        </table:table-row>
        <table:table-row table:style-name="ro1">
          <table:table-cell table:style-name="ce113" office:value-type="string" calcext:value-type="string">
            <text:p>TheatreClassique</text:p>
          </table:table-cell>
          <table:table-cell table:style-name="ce113" office:value-type="string" calcext:value-type="string">
            <text:p>NICOMÈDE</text:p>
          </table:table-cell>
          <table:table-cell table:style-name="ce113" office:value-type="string" calcext:value-type="string">
            <text:p>CORNEILLE, Pierre</text:p>
          </table:table-cell>
          <table:table-cell table:style-name="ce113" office:value-type="float" office:value="1651" calcext:value-type="float">
            <text:p>1651</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NICOMEDE.xml</text:p>
          </table:table-cell>
          <table:table-cell table:style-name="ce113" office:value-type="string" calcext:value-type="string">
            <text:p>./TXT/CORNEILLEP_NICOMEDE.txt</text:p>
          </table:table-cell>
          <table:table-cell table:style-name="ce113" table:number-columns-repeated="53"/>
          <table:table-cell table:number-columns-repeated="960"/>
        </table:table-row>
        <table:table-row table:style-name="ro1">
          <table:table-cell table:style-name="ce113" office:value-type="string" calcext:value-type="string">
            <text:p>TheatreClassique</text:p>
          </table:table-cell>
          <table:table-cell table:style-name="ce113" office:value-type="string" calcext:value-type="string">
            <text:p>OEDIPE</text:p>
          </table:table-cell>
          <table:table-cell table:style-name="ce113" office:value-type="string" calcext:value-type="string">
            <text:p>CORNEILLE, Pierre</text:p>
          </table:table-cell>
          <table:table-cell table:style-name="ce113" office:value-type="float" office:value="1659" calcext:value-type="float">
            <text:p>1659</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OEDIPE.xml</text:p>
          </table:table-cell>
          <table:table-cell table:style-name="ce113" office:value-type="string" calcext:value-type="string">
            <text:p>./TXT/CORNEILLEP_OEDIPE.txt</text:p>
          </table:table-cell>
          <table:table-cell table:style-name="ce113" table:number-columns-repeated="4"/>
          <table:table-cell table:number-columns-repeated="1009"/>
        </table:table-row>
        <table:table-row table:style-name="ro1">
          <table:table-cell table:style-name="ce113" office:value-type="string" calcext:value-type="string">
            <text:p>TheatreClassique</text:p>
          </table:table-cell>
          <table:table-cell table:style-name="ce113" office:value-type="string" calcext:value-type="string">
            <text:p>OTHON</text:p>
          </table:table-cell>
          <table:table-cell table:style-name="ce113" office:value-type="string" calcext:value-type="string">
            <text:p>CORNEILLE, Pierre</text:p>
          </table:table-cell>
          <table:table-cell table:style-name="ce113" office:value-type="float" office:value="1665" calcext:value-type="float">
            <text:p>1665</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OTHON.xml</text:p>
          </table:table-cell>
          <table:table-cell table:style-name="ce113" office:value-type="string" calcext:value-type="string">
            <text:p>./TXT/CORNEILLEP_OTHON.txt</text:p>
          </table:table-cell>
          <table:table-cell table:style-name="ce113" table:number-columns-repeated="4"/>
          <table:table-cell table:number-columns-repeated="1009"/>
        </table:table-row>
        <table:table-row table:style-name="ro1">
          <table:table-cell table:style-name="ce113" office:value-type="string" calcext:value-type="string">
            <text:p>TheatreClassique</text:p>
          </table:table-cell>
          <table:table-cell table:style-name="ce113" office:value-type="string" calcext:value-type="string">
            <text:p>PERTHARITE</text:p>
          </table:table-cell>
          <table:table-cell table:style-name="ce113" office:value-type="string" calcext:value-type="string">
            <text:p>CORNEILLE, Pierre</text:p>
          </table:table-cell>
          <table:table-cell table:style-name="ce113" office:value-type="float" office:value="1653" calcext:value-type="float">
            <text:p>1653</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PERTHARITE.xml</text:p>
          </table:table-cell>
          <table:table-cell table:style-name="ce113" office:value-type="string" calcext:value-type="string">
            <text:p>./TXT/CORNEILLEP_PERTHARITE.txt</text:p>
          </table:table-cell>
          <table:table-cell table:style-name="ce113" table:number-columns-repeated="4"/>
          <table:table-cell table:number-columns-repeated="1009"/>
        </table:table-row>
        <table:table-row table:style-name="ro1">
          <table:table-cell table:style-name="ce113" office:value-type="string" calcext:value-type="string">
            <text:p>TheatreClassique</text:p>
          </table:table-cell>
          <table:table-cell table:style-name="ce113" office:value-type="string" calcext:value-type="string">
            <text:p>LA PLACE ROYALE</text:p>
          </table:table-cell>
          <table:table-cell table:style-name="ce113" office:value-type="string" calcext:value-type="string">
            <text:p>CORNEILLE, Pierre</text:p>
          </table:table-cell>
          <table:table-cell table:style-name="ce113" office:value-type="float" office:value="1637" calcext:value-type="float">
            <text:p>1637</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PLACEROYALE.xml</text:p>
          </table:table-cell>
          <table:table-cell table:style-name="ce113" office:value-type="string" calcext:value-type="string">
            <text:p>./TXT/CORNEILLEP_PLACEROYALE.txt</text:p>
          </table:table-cell>
          <table:table-cell table:style-name="ce113" table:number-columns-repeated="53"/>
          <table:table-cell table:number-columns-repeated="960"/>
        </table:table-row>
        <table:table-row table:style-name="ro1">
          <table:table-cell table:style-name="ce113" office:value-type="string" calcext:value-type="string">
            <text:p>TheatreClassique</text:p>
          </table:table-cell>
          <table:table-cell table:style-name="ce113" office:value-type="string" calcext:value-type="string">
            <text:p>POLYEUCTE MARTYR</text:p>
          </table:table-cell>
          <table:table-cell table:style-name="ce113" office:value-type="string" calcext:value-type="string">
            <text:p>CORNEILLE, Pierre</text:p>
          </table:table-cell>
          <table:table-cell table:style-name="ce113" office:value-type="float" office:value="1643" calcext:value-type="float">
            <text:p>1643</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POLYEUCTE.xml</text:p>
          </table:table-cell>
          <table:table-cell table:style-name="ce113" office:value-type="string" calcext:value-type="string">
            <text:p>./TXT/CORNEILLEP_POLYEUCTE.txt</text:p>
          </table:table-cell>
          <table:table-cell table:style-name="ce113" table:number-columns-repeated="53"/>
          <table:table-cell table:number-columns-repeated="960"/>
        </table:table-row>
        <table:table-row table:style-name="ro1">
          <table:table-cell table:style-name="ce113" office:value-type="string" calcext:value-type="string">
            <text:p>TheatreClassique</text:p>
          </table:table-cell>
          <table:table-cell table:style-name="ce113" office:value-type="string" calcext:value-type="string">
            <text:p>PULCHÉRIE</text:p>
          </table:table-cell>
          <table:table-cell table:style-name="ce113" office:value-type="string" calcext:value-type="string">
            <text:p>CORNEILLE, Pierre</text:p>
          </table:table-cell>
          <table:table-cell table:style-name="ce113" office:value-type="float" office:value="1673" calcext:value-type="float">
            <text:p>1673</text:p>
          </table:table-cell>
          <table:table-cell table:style-name="ce113"/>
          <table:table-cell table:style-name="ce113" office:value-type="string" calcext:value-type="string">
            <text:p>Comédie héroïqu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PULCHERIE.xml</text:p>
          </table:table-cell>
          <table:table-cell table:style-name="ce113" office:value-type="string" calcext:value-type="string">
            <text:p>./TXT/CORNEILLEP_PULCHERIE.txt</text:p>
          </table:table-cell>
          <table:table-cell table:style-name="ce113" table:number-columns-repeated="4"/>
          <table:table-cell table:number-columns-repeated="1009"/>
        </table:table-row>
        <table:table-row table:style-name="ro1">
          <table:table-cell table:style-name="ce113" office:value-type="string" calcext:value-type="string">
            <text:p>TheatreClassique</text:p>
          </table:table-cell>
          <table:table-cell table:style-name="ce113" office:value-type="string" calcext:value-type="string">
            <text:p>RODOGUNE, PRINCESSE DES PARTHES</text:p>
          </table:table-cell>
          <table:table-cell table:style-name="ce113" office:value-type="string" calcext:value-type="string">
            <text:p>CORNEILLE, Pierre</text:p>
          </table:table-cell>
          <table:table-cell table:style-name="ce113" office:value-type="float" office:value="1647" calcext:value-type="float">
            <text:p>1647</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RODOGUNE.xml</text:p>
          </table:table-cell>
          <table:table-cell table:style-name="ce113" office:value-type="string" calcext:value-type="string">
            <text:p>./TXT/CORNEILLEP_RODOGUNE.txt</text:p>
          </table:table-cell>
          <table:table-cell table:style-name="ce113" table:number-columns-repeated="4"/>
          <table:table-cell table:number-columns-repeated="1009"/>
        </table:table-row>
        <table:table-row table:style-name="ro1">
          <table:table-cell table:style-name="ce113" office:value-type="string" calcext:value-type="string">
            <text:p>TheatreClassique</text:p>
          </table:table-cell>
          <table:table-cell table:style-name="ce113" office:value-type="string" calcext:value-type="string">
            <text:p>SERTORIUS</text:p>
          </table:table-cell>
          <table:table-cell table:style-name="ce113" office:value-type="string" calcext:value-type="string">
            <text:p>CORNEILLE, Pierre</text:p>
          </table:table-cell>
          <table:table-cell table:style-name="ce113" office:value-type="float" office:value="1662" calcext:value-type="float">
            <text:p>1662</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SERTORIUS.xml</text:p>
          </table:table-cell>
          <table:table-cell table:style-name="ce113" office:value-type="string" calcext:value-type="string">
            <text:p>./TXT/CORNEILLEP_SERTORIUS.txt</text:p>
          </table:table-cell>
          <table:table-cell table:style-name="ce113" table:number-columns-repeated="4"/>
          <table:table-cell table:number-columns-repeated="1009"/>
        </table:table-row>
        <table:table-row table:style-name="ro1">
          <table:table-cell table:style-name="ce113" office:value-type="string" calcext:value-type="string">
            <text:p>TheatreClassique</text:p>
          </table:table-cell>
          <table:table-cell table:style-name="ce113" office:value-type="string" calcext:value-type="string">
            <text:p>SOPHONISBE</text:p>
          </table:table-cell>
          <table:table-cell table:style-name="ce113" office:value-type="string" calcext:value-type="string">
            <text:p>CORNEILLE, Pierre</text:p>
          </table:table-cell>
          <table:table-cell table:style-name="ce113" office:value-type="float" office:value="1663" calcext:value-type="float">
            <text:p>1663</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SOPHONISBE.xml</text:p>
          </table:table-cell>
          <table:table-cell table:style-name="ce113" office:value-type="string" calcext:value-type="string">
            <text:p>./TXT/CORNEILLEP_SOPHONISBE.txt</text:p>
          </table:table-cell>
          <table:table-cell table:style-name="ce113" table:number-columns-repeated="4"/>
          <table:table-cell table:number-columns-repeated="1009"/>
        </table:table-row>
        <table:table-row table:style-name="ro1">
          <table:table-cell table:style-name="ce113" office:value-type="string" calcext:value-type="string">
            <text:p>TheatreClassique</text:p>
          </table:table-cell>
          <table:table-cell table:style-name="ce113" office:value-type="string" calcext:value-type="string">
            <text:p>LA SUITE DU MENTEUR</text:p>
          </table:table-cell>
          <table:table-cell table:style-name="ce113" office:value-type="string" calcext:value-type="string">
            <text:p>CORNEILLE, Pierre</text:p>
          </table:table-cell>
          <table:table-cell table:style-name="ce113" office:value-type="float" office:value="1645" calcext:value-type="float">
            <text:p>1645</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SUITEMENTEUR.xml</text:p>
          </table:table-cell>
          <table:table-cell table:style-name="ce113" office:value-type="string" calcext:value-type="string">
            <text:p>./TXT/CORNEILLEP_SUITEMENTEUR.txt</text:p>
          </table:table-cell>
          <table:table-cell table:style-name="ce113" table:number-columns-repeated="4"/>
          <table:table-cell table:number-columns-repeated="1009"/>
        </table:table-row>
        <table:table-row table:style-name="ro1">
          <table:table-cell table:style-name="ce113" office:value-type="string" calcext:value-type="string">
            <text:p>TheatreClassique</text:p>
          </table:table-cell>
          <table:table-cell table:style-name="ce113" office:value-type="string" calcext:value-type="string">
            <text:p>LA SUIVANTE</text:p>
          </table:table-cell>
          <table:table-cell table:style-name="ce113" office:value-type="string" calcext:value-type="string">
            <text:p>CORNEILLE, Pierre</text:p>
          </table:table-cell>
          <table:table-cell table:style-name="ce113" office:value-type="float" office:value="1637" calcext:value-type="float">
            <text:p>1637</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SUIVANTE.xml</text:p>
          </table:table-cell>
          <table:table-cell table:style-name="ce113" office:value-type="string" calcext:value-type="string">
            <text:p>./TXT/CORNEILLEP_SUIVANTE.txt</text:p>
          </table:table-cell>
          <table:table-cell table:style-name="ce113" table:number-columns-repeated="4"/>
          <table:table-cell table:number-columns-repeated="1009"/>
        </table:table-row>
        <table:table-row table:style-name="ro1">
          <table:table-cell table:style-name="ce113" office:value-type="string" calcext:value-type="string">
            <text:p>TheatreClassique</text:p>
          </table:table-cell>
          <table:table-cell table:style-name="ce113" office:value-type="string" calcext:value-type="string">
            <text:p>SURÉNA</text:p>
          </table:table-cell>
          <table:table-cell table:style-name="ce113" office:value-type="string" calcext:value-type="string">
            <text:p>CORNEILLE, Pierre</text:p>
          </table:table-cell>
          <table:table-cell table:style-name="ce113" office:value-type="float" office:value="1675" calcext:value-type="float">
            <text:p>1675</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SURENA.xml</text:p>
          </table:table-cell>
          <table:table-cell table:style-name="ce113" office:value-type="string" calcext:value-type="string">
            <text:p>./TXT/CORNEILLEP_SURENA.txt</text:p>
          </table:table-cell>
          <table:table-cell table:style-name="ce113" table:number-columns-repeated="4"/>
          <table:table-cell table:number-columns-repeated="1009"/>
        </table:table-row>
        <table:table-row table:style-name="ro1">
          <table:table-cell table:style-name="ce113" office:value-type="string" calcext:value-type="string">
            <text:p>TheatreClassique</text:p>
          </table:table-cell>
          <table:table-cell table:style-name="ce113" office:value-type="string" calcext:value-type="string">
            <text:p>THÉODORE</text:p>
          </table:table-cell>
          <table:table-cell table:style-name="ce113" office:value-type="string" calcext:value-type="string">
            <text:p>CORNEILLE, Pierre</text:p>
          </table:table-cell>
          <table:table-cell table:style-name="ce113" office:value-type="float" office:value="1646" calcext:value-type="float">
            <text:p>1646</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THEODORE.xml</text:p>
          </table:table-cell>
          <table:table-cell table:style-name="ce113" office:value-type="string" calcext:value-type="string">
            <text:p>./TXT/CORNEILLEP_THEODORE.txt</text:p>
          </table:table-cell>
          <table:table-cell table:style-name="ce113" table:number-columns-repeated="4"/>
          <table:table-cell table:number-columns-repeated="1009"/>
        </table:table-row>
        <table:table-row table:style-name="ro1">
          <table:table-cell table:style-name="ce113" office:value-type="string" calcext:value-type="string">
            <text:p>TheatreClassique</text:p>
          </table:table-cell>
          <table:table-cell table:style-name="ce113" office:value-type="string" calcext:value-type="string">
            <text:p>TITE ET BÉRÉNICE</text:p>
          </table:table-cell>
          <table:table-cell table:style-name="ce113" office:value-type="string" calcext:value-type="string">
            <text:p>CORNEILLE, Pierre</text:p>
          </table:table-cell>
          <table:table-cell table:style-name="ce113" office:value-type="float" office:value="1671" calcext:value-type="float">
            <text:p>1671</text:p>
          </table:table-cell>
          <table:table-cell table:style-name="ce113"/>
          <table:table-cell table:style-name="ce113" office:value-type="string" calcext:value-type="string">
            <text:p>Comédie héroïqu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TITE.xml</text:p>
          </table:table-cell>
          <table:table-cell table:style-name="ce113" office:value-type="string" calcext:value-type="string">
            <text:p>./TXT/CORNEILLEP_TITE.txt</text:p>
          </table:table-cell>
          <table:table-cell table:style-name="ce113" table:number-columns-repeated="4"/>
          <table:table-cell table:style-name="ce115" table:number-columns-repeated="1009"/>
        </table:table-row>
        <table:table-row table:style-name="ro1">
          <table:table-cell table:style-name="ce113" office:value-type="string" calcext:value-type="string">
            <text:p>TheatreClassique</text:p>
          </table:table-cell>
          <table:table-cell table:style-name="ce113" office:value-type="string" calcext:value-type="string">
            <text:p>LA CONQUÊTE DE LA TOISON D'OR</text:p>
          </table:table-cell>
          <table:table-cell table:style-name="ce113" office:value-type="string" calcext:value-type="string">
            <text:p>CORNEILLE, Pierre</text:p>
          </table:table-cell>
          <table:table-cell table:style-name="ce113" office:value-type="float" office:value="1661" calcext:value-type="float">
            <text:p>1661</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TOISON.xml</text:p>
          </table:table-cell>
          <table:table-cell table:style-name="ce113" office:value-type="string" calcext:value-type="string">
            <text:p>./TXT/CORNEILLEP_TOISON.txt</text:p>
          </table:table-cell>
          <table:table-cell table:style-name="ce113" table:number-columns-repeated="4"/>
          <table:table-cell table:number-columns-repeated="1009"/>
        </table:table-row>
        <table:table-row table:style-name="ro1">
          <table:table-cell table:style-name="ce113" office:value-type="string" calcext:value-type="string">
            <text:p>TheatreClassique</text:p>
          </table:table-cell>
          <table:table-cell table:style-name="ce113" office:value-type="string" calcext:value-type="string">
            <text:p>LA VEUVE</text:p>
          </table:table-cell>
          <table:table-cell table:style-name="ce113" office:value-type="string" calcext:value-type="string">
            <text:p>CORNEILLE, Pierre</text:p>
          </table:table-cell>
          <table:table-cell table:style-name="ce113" office:value-type="float" office:value="1682" calcext:value-type="float">
            <text:p>1682</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VEUVE.xml</text:p>
          </table:table-cell>
          <table:table-cell table:style-name="ce113" office:value-type="string" calcext:value-type="string">
            <text:p>./TXT/CORNEILLEP_VEUVE.txt</text:p>
          </table:table-cell>
          <table:table-cell table:style-name="ce113" table:number-columns-repeated="4"/>
          <table:table-cell table:number-columns-repeated="1009"/>
        </table:table-row>
        <table:table-row table:style-name="ro1">
          <table:table-cell table:style-name="ce113" office:value-type="string" calcext:value-type="string">
            <text:p>TheatreClassique</text:p>
          </table:table-cell>
          <table:table-cell table:style-name="ce113" office:value-type="string" calcext:value-type="string">
            <text:p>LA VEUVE OU LE TRAÎTRE TRAHI</text:p>
          </table:table-cell>
          <table:table-cell table:style-name="ce113" office:value-type="string" calcext:value-type="string">
            <text:p>CORNEILLE, Pierre</text:p>
          </table:table-cell>
          <table:table-cell table:style-name="ce113" office:value-type="float" office:value="1634" calcext:value-type="float">
            <text:p>1634</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P_VEUVE34.xml</text:p>
          </table:table-cell>
          <table:table-cell table:style-name="ce113" office:value-type="string" calcext:value-type="string">
            <text:p>./TXT/CORNEILLEP_VEUVE34.txt</text:p>
          </table:table-cell>
          <table:table-cell table:style-name="ce113" table:number-columns-repeated="53"/>
          <table:table-cell table:number-columns-repeated="960"/>
        </table:table-row>
        <table:table-row table:style-name="ro1">
          <table:table-cell office:value-type="string" calcext:value-type="string">
            <text:p>TheatreClassique</text:p>
          </table:table-cell>
          <table:table-cell office:value-type="string" calcext:value-type="string">
            <text:p>L'AMOUR À LA MODE</text:p>
          </table:table-cell>
          <table:table-cell office:value-type="string" calcext:value-type="string">
            <text:p>CORNEILLE, Thomas</text:p>
          </table:table-cell>
          <table:table-cell office:value-type="float" office:value="1651" calcext:value-type="float">
            <text:p>1651</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ORNEILLET_AMOURALAMODE.xml</text:p>
          </table:table-cell>
          <table:table-cell office:value-type="string" calcext:value-type="string">
            <text:p>./TXT/CORNEILLET_AMOURALAMOD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RIANE</text:p>
          </table:table-cell>
          <table:table-cell office:value-type="string" calcext:value-type="string">
            <text:p>CORNEILLE, Thomas</text:p>
          </table:table-cell>
          <table:table-cell office:value-type="float" office:value="1672" calcext:value-type="float">
            <text:p>1672</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ORNEILLET_ARIANE.xml</text:p>
          </table:table-cell>
          <table:table-cell office:value-type="string" calcext:value-type="string">
            <text:p>./TXT/CORNEILLET_ARIAN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BERGER EXTRAVAGANT</text:p>
          </table:table-cell>
          <table:table-cell office:value-type="string" calcext:value-type="string">
            <text:p>CORNEILLE, Thomas</text:p>
          </table:table-cell>
          <table:table-cell office:value-type="float" office:value="1652" calcext:value-type="float">
            <text:p>1652</text:p>
          </table:table-cell>
          <table:table-cell/>
          <table:table-cell office:value-type="string" calcext:value-type="string">
            <text:p>Pastoral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ORNEILLET_BERGEREXTRAVAGANT.xml</text:p>
          </table:table-cell>
          <table:table-cell office:value-type="string" calcext:value-type="string">
            <text:p>./TXT/CORNEILLET_BERGEREXTRAVAGANT.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BRADAMANTE</text:p>
          </table:table-cell>
          <table:table-cell office:value-type="string" calcext:value-type="string">
            <text:p>CORNEILLE, Thomas</text:p>
          </table:table-cell>
          <table:table-cell office:value-type="float" office:value="1695" calcext:value-type="float">
            <text:p>1695</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ORNEILLET_BRADAMANTE.xml</text:p>
          </table:table-cell>
          <table:table-cell office:value-type="string" calcext:value-type="string">
            <text:p>./TXT/CORNEILLET_BRADAMANT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CAMMA, REINE DE GALATIE</text:p>
          </table:table-cell>
          <table:table-cell office:value-type="string" calcext:value-type="string">
            <text:p>CORNEILLE, Thomas</text:p>
          </table:table-cell>
          <table:table-cell office:value-type="float" office:value="1661" calcext:value-type="float">
            <text:p>1661</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ORNEILLET_CAMMA.xml</text:p>
          </table:table-cell>
          <table:table-cell office:value-type="string" calcext:value-type="string">
            <text:p>./TXT/CORNEILLET_CAMMA.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CHARME DE LA VOIX</text:p>
          </table:table-cell>
          <table:table-cell office:value-type="string" calcext:value-type="string">
            <text:p>CORNEILLE, Thomas</text:p>
          </table:table-cell>
          <table:table-cell office:value-type="float" office:value="1658" calcext:value-type="float">
            <text:p>1658</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ORNEILLET_CHARMEDELAVOIX.xml</text:p>
          </table:table-cell>
          <table:table-cell office:value-type="string" calcext:value-type="string">
            <text:p>./TXT/CORNEILLET_CHARMEDELAVOIX.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CIRCÉ</text:p>
          </table:table-cell>
          <table:table-cell office:value-type="string" calcext:value-type="string">
            <text:p>CORNEILLE, Thomas</text:p>
          </table:table-cell>
          <table:table-cell office:value-type="float" office:value="1677" calcext:value-type="float">
            <text:p>1677</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ORNEILLET_CIRCE.xml</text:p>
          </table:table-cell>
          <table:table-cell office:value-type="string" calcext:value-type="string">
            <text:p>./TXT/CORNEILLET_CIRC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COMTE D'ESSEX</text:p>
          </table:table-cell>
          <table:table-cell office:value-type="string" calcext:value-type="string">
            <text:p>CORNEILLE, Thomas</text:p>
          </table:table-cell>
          <table:table-cell office:value-type="float" office:value="1678" calcext:value-type="float">
            <text:p>1678</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ORNEILLET_COMTEDESSEX.xml</text:p>
          </table:table-cell>
          <table:table-cell office:value-type="string" calcext:value-type="string">
            <text:p>./TXT/CORNEILLET_COMTEDESSEX.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COMTESSE D'ORGUEIL</text:p>
          </table:table-cell>
          <table:table-cell office:value-type="string" calcext:value-type="string">
            <text:p>CORNEILLE, Thomas</text:p>
          </table:table-cell>
          <table:table-cell office:value-type="float" office:value="1690" calcext:value-type="float">
            <text:p>1690</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ORNEILLET_COMTESSEORGUEIL.xml</text:p>
          </table:table-cell>
          <table:table-cell office:value-type="string" calcext:value-type="string">
            <text:p>./TXT/CORNEILLET_COMTESSEORGUEIL.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DARIUS</text:p>
          </table:table-cell>
          <table:table-cell office:value-type="string" calcext:value-type="string">
            <text:p>CORNEILLE, Thomas</text:p>
          </table:table-cell>
          <table:table-cell office:value-type="float" office:value="1659" calcext:value-type="float">
            <text:p>1659</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ORNEILLET_DARIUS.xml</text:p>
          </table:table-cell>
          <table:table-cell office:value-type="string" calcext:value-type="string">
            <text:p>./TXT/CORNEILLET_DARIU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DON CÉSAR D'AVALOS</text:p>
          </table:table-cell>
          <table:table-cell office:value-type="string" calcext:value-type="string">
            <text:p>CORNEILLE, Thomas</text:p>
          </table:table-cell>
          <table:table-cell office:value-type="float" office:value="1661" calcext:value-type="float">
            <text:p>1661</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ORNEILLET_DOMCESARDAVALOS.xml</text:p>
          </table:table-cell>
          <table:table-cell office:value-type="string" calcext:value-type="string">
            <text:p>./TXT/CORNEILLET_DOMCESARDAVALO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ENGAGEMENTS DU HASARD</text:p>
          </table:table-cell>
          <table:table-cell office:value-type="string" calcext:value-type="string">
            <text:p>CORNEILLE, Thomas</text:p>
          </table:table-cell>
          <table:table-cell office:value-type="float" office:value="1662" calcext:value-type="float">
            <text:p>1662</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ORNEILLET_ENGAGEMENTSDUHASARD.xml</text:p>
          </table:table-cell>
          <table:table-cell office:value-type="string" calcext:value-type="string">
            <text:p>./TXT/CORNEILLET_ENGAGEMENTSDUHASARD.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FEINT ASTROLOGUE</text:p>
          </table:table-cell>
          <table:table-cell office:value-type="string" calcext:value-type="string">
            <text:p>CORNEILLE, Thomas</text:p>
          </table:table-cell>
          <table:table-cell office:value-type="float" office:value="1651" calcext:value-type="float">
            <text:p>1651</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ORNEILLET_FEINTASTROLOGUE.xml</text:p>
          </table:table-cell>
          <table:table-cell office:value-type="string" calcext:value-type="string">
            <text:p>./TXT/CORNEILLET_FEINTASTROLOGU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FESTIN DE PIERRE</text:p>
          </table:table-cell>
          <table:table-cell office:value-type="string" calcext:value-type="string">
            <text:p>CORNEILLE, Thomas</text:p>
          </table:table-cell>
          <table:table-cell office:value-type="float" office:value="1677" calcext:value-type="float">
            <text:p>1677</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ORNEILLET_FESTINPIERRE.xml</text:p>
          </table:table-cell>
          <table:table-cell office:value-type="string" calcext:value-type="string">
            <text:p>./TXT/CORNEILLET_FESTINPIERR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GALANT DOUBLÉ</text:p>
          </table:table-cell>
          <table:table-cell office:value-type="string" calcext:value-type="string">
            <text:p>CORNEILLE, Thomas</text:p>
          </table:table-cell>
          <table:table-cell office:value-type="float" office:value="1659" calcext:value-type="float">
            <text:p>1659</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ORNEILLET_GALANTDOUBLE.xml</text:p>
          </table:table-cell>
          <table:table-cell office:value-type="string" calcext:value-type="string">
            <text:p>./TXT/CORNEILLET_GALANTDOUBLE.txt</text:p>
          </table:table-cell>
          <table:table-cell table:number-columns-repeated="1013"/>
        </table:table-row>
        <table:table-row table:style-name="ro1">
          <table:table-cell table:style-name="ce113" office:value-type="string" calcext:value-type="string">
            <text:p>TheatreClassique</text:p>
          </table:table-cell>
          <table:table-cell table:style-name="ce113" office:value-type="string" calcext:value-type="string">
            <text:p>LE GEÔLIER DE SOI-MÊME</text:p>
          </table:table-cell>
          <table:table-cell table:style-name="ce113" office:value-type="string" calcext:value-type="string">
            <text:p>CORNEILLE, Thomas</text:p>
          </table:table-cell>
          <table:table-cell table:style-name="ce113" office:value-type="float" office:value="1655" calcext:value-type="float">
            <text:p>1655</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T_GEOLIERDESOISMEME.xml</text:p>
          </table:table-cell>
          <table:table-cell table:style-name="ce113" office:value-type="string" calcext:value-type="string">
            <text:p>./TXT/CORNEILLET_GEOLIERDESOISMEME.txt</text:p>
          </table:table-cell>
          <table:table-cell table:style-name="ce113" table:number-columns-repeated="53"/>
          <table:table-cell table:number-columns-repeated="960"/>
        </table:table-row>
        <table:table-row table:style-name="ro1">
          <table:table-cell office:value-type="string" calcext:value-type="string">
            <text:p>TheatreClassique</text:p>
          </table:table-cell>
          <table:table-cell office:value-type="string" calcext:value-type="string">
            <text:p>LES ILLUSTRES ENNEMIS</text:p>
          </table:table-cell>
          <table:table-cell office:value-type="string" calcext:value-type="string">
            <text:p>CORNEILLE, Thomas</text:p>
          </table:table-cell>
          <table:table-cell office:value-type="float" office:value="1657" calcext:value-type="float">
            <text:p>1657</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ORNEILLET_ILLUSTRESENNEMIS.xml</text:p>
          </table:table-cell>
          <table:table-cell office:value-type="string" calcext:value-type="string">
            <text:p>./TXT/CORNEILLET_ILLUSTRESENNEMI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INCONNU</text:p>
          </table:table-cell>
          <table:table-cell office:value-type="string" calcext:value-type="string">
            <text:p>CORNEILLE, Thomas</text:p>
          </table:table-cell>
          <table:table-cell office:value-type="float" office:value="1675" calcext:value-type="float">
            <text:p>1675</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ORNEILLET_INCONNU.xml</text:p>
          </table:table-cell>
          <table:table-cell office:value-type="string" calcext:value-type="string">
            <text:p>./TXT/CORNEILLET_INCONNU.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MAXIMIAN</text:p>
          </table:table-cell>
          <table:table-cell office:value-type="string" calcext:value-type="string">
            <text:p>CORNEILLE, Thomas</text:p>
          </table:table-cell>
          <table:table-cell office:value-type="float" office:value="1662" calcext:value-type="float">
            <text:p>1662</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ORNEILLET_MAXIMIAN.xml</text:p>
          </table:table-cell>
          <table:table-cell office:value-type="string" calcext:value-type="string">
            <text:p>./TXT/CORNEILLET_MAXIMIAN.txt</text:p>
          </table:table-cell>
          <table:table-cell table:number-columns-repeated="1013"/>
        </table:table-row>
        <table:table-row table:style-name="ro1">
          <table:table-cell table:style-name="ce113" office:value-type="string" calcext:value-type="string">
            <text:p>TheatreClassique</text:p>
          </table:table-cell>
          <table:table-cell table:style-name="ce113" office:value-type="string" calcext:value-type="string">
            <text:p>MÉDÉE</text:p>
          </table:table-cell>
          <table:table-cell table:style-name="ce113" office:value-type="string" calcext:value-type="string">
            <text:p>CORNEILLE, Thomas</text:p>
          </table:table-cell>
          <table:table-cell table:style-name="ce113" office:value-type="float" office:value="1693" calcext:value-type="float">
            <text:p>1693</text:p>
          </table:table-cell>
          <table:table-cell table:style-name="ce113"/>
          <table:table-cell table:style-name="ce113" office:value-type="string" calcext:value-type="string">
            <text:p>Opéra</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CORNEILLET_MEDEE.xml</text:p>
          </table:table-cell>
          <table:table-cell table:style-name="ce113" office:value-type="string" calcext:value-type="string">
            <text:p>./TXT/CORNEILLET_MEDEE.txt</text:p>
          </table:table-cell>
          <table:table-cell table:style-name="ce113" table:number-columns-repeated="53"/>
          <table:table-cell table:number-columns-repeated="960"/>
        </table:table-row>
        <table:table-row table:style-name="ro1">
          <table:table-cell office:value-type="string" calcext:value-type="string">
            <text:p>TheatreClassique</text:p>
          </table:table-cell>
          <table:table-cell office:value-type="string" calcext:value-type="string">
            <text:p>LA MORT D'ANNIBAL</text:p>
          </table:table-cell>
          <table:table-cell office:value-type="string" calcext:value-type="string">
            <text:p>CORNEILLE, Thomas</text:p>
          </table:table-cell>
          <table:table-cell office:value-type="float" office:value="1669" calcext:value-type="float">
            <text:p>1669</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ORNEILLET_MORTANNIBAL.xml</text:p>
          </table:table-cell>
          <table:table-cell office:value-type="string" calcext:value-type="string">
            <text:p>./TXT/CORNEILLET_MORTANNIBAL.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MORT D'ACHILLE</text:p>
          </table:table-cell>
          <table:table-cell office:value-type="string" calcext:value-type="string">
            <text:p>CORNEILLE, Thomas</text:p>
          </table:table-cell>
          <table:table-cell office:value-type="float" office:value="1673" calcext:value-type="float">
            <text:p>1673</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ORNEILLET_MORTDACHILLE.xml</text:p>
          </table:table-cell>
          <table:table-cell office:value-type="string" calcext:value-type="string">
            <text:p>./TXT/CORNEILLET_MORTDACHILL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MORT DE L'EMPEREUR COMMODE</text:p>
          </table:table-cell>
          <table:table-cell office:value-type="string" calcext:value-type="string">
            <text:p>CORNEILLE, Thomas</text:p>
          </table:table-cell>
          <table:table-cell office:value-type="float" office:value="1657" calcext:value-type="float">
            <text:p>1657</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ORNEILLET_MORTEMPEREURCOMMODE.xml</text:p>
          </table:table-cell>
          <table:table-cell office:value-type="string" calcext:value-type="string">
            <text:p>./TXT/CORNEILLET_MORTEMPEREURCOMMOD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PERSÉE ET DÉMÉTRIUS</text:p>
          </table:table-cell>
          <table:table-cell office:value-type="string" calcext:value-type="string">
            <text:p>CORNEILLE, Thomas</text:p>
          </table:table-cell>
          <table:table-cell office:value-type="float" office:value="1662" calcext:value-type="float">
            <text:p>1662</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ORNEILLET_PERSEEDEMETRIUS.xml</text:p>
          </table:table-cell>
          <table:table-cell office:value-type="string" calcext:value-type="string">
            <text:p>./TXT/CORNEILLET_PERSEEDEMETRIU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PYRRHUS, ROI D'ÉPIRE</text:p>
          </table:table-cell>
          <table:table-cell office:value-type="string" calcext:value-type="string">
            <text:p>CORNEILLE, Thomas</text:p>
          </table:table-cell>
          <table:table-cell office:value-type="float" office:value="1661" calcext:value-type="float">
            <text:p>1661</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ORNEILLET_PYRRHUS.xml</text:p>
          </table:table-cell>
          <table:table-cell office:value-type="string" calcext:value-type="string">
            <text:p>./TXT/CORNEILLET_PYRRHU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STILICON</text:p>
          </table:table-cell>
          <table:table-cell office:value-type="string" calcext:value-type="string">
            <text:p>CORNEILLE, Thomas</text:p>
          </table:table-cell>
          <table:table-cell office:value-type="float" office:value="1664" calcext:value-type="float">
            <text:p>1664</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ORNEILLET_STLICON.xml</text:p>
          </table:table-cell>
          <table:table-cell office:value-type="string" calcext:value-type="string">
            <text:p>./TXT/CORNEILLET_STLICON.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THÉODAT</text:p>
          </table:table-cell>
          <table:table-cell office:value-type="string" calcext:value-type="string">
            <text:p>CORNEILLE, Thomas</text:p>
          </table:table-cell>
          <table:table-cell office:value-type="float" office:value="1673" calcext:value-type="float">
            <text:p>1673</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ORNEILLET_THEODAT.xml</text:p>
          </table:table-cell>
          <table:table-cell office:value-type="string" calcext:value-type="string">
            <text:p>./TXT/CORNEILLET_THEODAT.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TIMOCRATE</text:p>
          </table:table-cell>
          <table:table-cell office:value-type="string" calcext:value-type="string">
            <text:p>CORNEILLE, Thomas</text:p>
          </table:table-cell>
          <table:table-cell office:value-type="float" office:value="1662" calcext:value-type="float">
            <text:p>1662</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ORNEILLET_TIMOCRATE.xml</text:p>
          </table:table-cell>
          <table:table-cell office:value-type="string" calcext:value-type="string">
            <text:p>./TXT/CORNEILLET_TIMOCRAT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MORT D'AGRIPPINE</text:p>
          </table:table-cell>
          <table:table-cell office:value-type="string" calcext:value-type="string">
            <text:p>CYRANO de BERGERAC, Savinien</text:p>
          </table:table-cell>
          <table:table-cell office:value-type="float" office:value="1654" calcext:value-type="float">
            <text:p>1654</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CYRANO_LAMORTDAGRIPPINE.xml</text:p>
          </table:table-cell>
          <table:table-cell office:value-type="string" calcext:value-type="string">
            <text:p>./TXT/CYRANO_LAMORTDAGRIPPINE.txt</text:p>
          </table:table-cell>
          <table:table-cell table:number-columns-repeated="1013"/>
        </table:table-row>
        <table:table-row table:style-name="ro1">
          <table:table-cell table:style-name="ce114" office:value-type="string" calcext:value-type="string">
            <text:p>TheatreClassique</text:p>
          </table:table-cell>
          <table:table-cell table:style-name="ce114" office:value-type="string" calcext:value-type="string">
            <text:p>LE PÉDANT JOUÉ</text:p>
          </table:table-cell>
          <table:table-cell table:style-name="ce114" office:value-type="string" calcext:value-type="string">
            <text:p>CYRANO de BERGERAC, Savinien</text:p>
          </table:table-cell>
          <table:table-cell table:style-name="ce114" office:value-type="float" office:value="1654" calcext:value-type="float">
            <text:p>1654</text:p>
          </table:table-cell>
          <table:table-cell table:style-name="ce114"/>
          <table:table-cell table:style-name="ce114" office:value-type="string" calcext:value-type="string">
            <text:p>Comédie</text:p>
          </table:table-cell>
          <table:table-cell table:style-name="ce114" office:value-type="string" calcext:value-type="string">
            <text:p>BURLESQUE</text:p>
          </table:table-cell>
          <table:table-cell table:style-name="ce114" office:value-type="string" calcext:value-type="string">
            <text:p>oui</text:p>
          </table:table-cell>
          <table:table-cell office:value-type="string" calcext:value-type="string">
            <text:p>non</text:p>
          </table:table-cell>
          <table:table-cell table:style-name="ce114" office:value-type="string" calcext:value-type="string">
            <text:p>./TEI/CYRANO_PEDANTJOUE.xml</text:p>
          </table:table-cell>
          <table:table-cell table:style-name="ce114" office:value-type="string" calcext:value-type="string">
            <text:p>./TXT/CYRANO_PEDANTJOUE.txt</text:p>
          </table:table-cell>
          <table:table-cell table:style-name="ce114" table:number-columns-repeated="1013"/>
        </table:table-row>
        <table:table-row table:style-name="ro1">
          <table:table-cell office:value-type="string" calcext:value-type="string">
            <text:p>TheatreClassique</text:p>
          </table:table-cell>
          <table:table-cell office:value-type="string" calcext:value-type="string">
            <text:p>LES BOURGEOISES À LA MODE.</text:p>
          </table:table-cell>
          <table:table-cell office:value-type="string" calcext:value-type="string">
            <text:p>DANCOURT, Florent Carton dit</text:p>
          </table:table-cell>
          <table:table-cell office:value-type="float" office:value="1692" calcext:value-type="float">
            <text:p>1692</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ANCOURT_BOURGEOISESALAMODE.xml</text:p>
          </table:table-cell>
          <table:table-cell office:value-type="string" calcext:value-type="string">
            <text:p>./TXT/DANCOURT_BOURGEOISESALAMOD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CHARIVARI</text:p>
          </table:table-cell>
          <table:table-cell office:value-type="string" calcext:value-type="string">
            <text:p>DANCOURT, Florent Carton dit</text:p>
          </table:table-cell>
          <table:table-cell office:value-type="float" office:value="1697" calcext:value-type="float">
            <text:p>1697</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ANCOURT_CHARIVARI.xml</text:p>
          </table:table-cell>
          <table:table-cell office:value-type="string" calcext:value-type="string">
            <text:p>./TXT/DANCOURT_CHARIVARI.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CHEVALIER À LA MODE</text:p>
          </table:table-cell>
          <table:table-cell office:value-type="string" calcext:value-type="string">
            <text:p>DANCOURT, Florent Carton dit</text:p>
          </table:table-cell>
          <table:table-cell office:value-type="float" office:value="1687" calcext:value-type="float">
            <text:p>1687</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ANCOURT_CHEVALIERALAMODE.xml</text:p>
          </table:table-cell>
          <table:table-cell office:value-type="string" calcext:value-type="string">
            <text:p>./TXT/DANCOURT_CHEVALIERALAMOD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CURIEUX DE COMPIÈGNE</text:p>
          </table:table-cell>
          <table:table-cell office:value-type="string" calcext:value-type="string">
            <text:p>DANCOURT, Florent Carton dit</text:p>
          </table:table-cell>
          <table:table-cell office:value-type="float" office:value="1698" calcext:value-type="float">
            <text:p>1698</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ANCOURT_CURIEUX.xml</text:p>
          </table:table-cell>
          <table:table-cell office:value-type="string" calcext:value-type="string">
            <text:p>./TXT/DANCOURT_CURIEUX.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DÉROUTE DU PHARAON</text:p>
          </table:table-cell>
          <table:table-cell office:value-type="string" calcext:value-type="string">
            <text:p>DANCOURT, Florent Carton dit</text:p>
          </table:table-cell>
          <table:table-cell office:value-type="float" office:value="1693" calcext:value-type="float">
            <text:p>1693</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ANCOURT_DEROUTEPHARAON.xml</text:p>
          </table:table-cell>
          <table:table-cell office:value-type="string" calcext:value-type="string">
            <text:p>./TXT/DANCOURT_DEROUTEPHARAON.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DÉSOLATION DES JOUEUSES</text:p>
          </table:table-cell>
          <table:table-cell office:value-type="string" calcext:value-type="string">
            <text:p>DANCOURT, Florent Carton dit</text:p>
          </table:table-cell>
          <table:table-cell office:value-type="float" office:value="1687" calcext:value-type="float">
            <text:p>1687</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ANCOURT_DESOLATIONDESJOUEUSES.xml</text:p>
          </table:table-cell>
          <table:table-cell office:value-type="string" calcext:value-type="string">
            <text:p>./TXT/DANCOURT_DESOLATIONDESJOUEUSE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EAUX DE BOURBON</text:p>
          </table:table-cell>
          <table:table-cell office:value-type="string" calcext:value-type="string">
            <text:p>DANCOURT, Florent Carton dit</text:p>
          </table:table-cell>
          <table:table-cell office:value-type="float" office:value="1697" calcext:value-type="float">
            <text:p>1697</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ANCOURT_EAUXDEBOURBON.xml</text:p>
          </table:table-cell>
          <table:table-cell office:value-type="string" calcext:value-type="string">
            <text:p>./TXT/DANCOURT_EAUXDEBOURBON.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ENFANTS DE PARIS</text:p>
          </table:table-cell>
          <table:table-cell office:value-type="string" calcext:value-type="string">
            <text:p>DANCOURT, Florent Carton dit</text:p>
          </table:table-cell>
          <table:table-cell office:value-type="float" office:value="1699" calcext:value-type="float">
            <text:p>1699</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ANCOURT_ENFANTSDEPARIS.xml</text:p>
          </table:table-cell>
          <table:table-cell office:value-type="string" calcext:value-type="string">
            <text:p>./TXT/DANCOURT_ENFANTSDEPARI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FÉES.</text:p>
          </table:table-cell>
          <table:table-cell office:value-type="string" calcext:value-type="string">
            <text:p>DANCOURT, Florent Carton dit</text:p>
          </table:table-cell>
          <table:table-cell office:value-type="float" office:value="1699" calcext:value-type="float">
            <text:p>1699</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ANCOURT_FEES.xml</text:p>
          </table:table-cell>
          <table:table-cell office:value-type="string" calcext:value-type="string">
            <text:p>./TXT/DANCOURT_FEE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FEMME D'INTRIGUES.</text:p>
          </table:table-cell>
          <table:table-cell office:value-type="string" calcext:value-type="string">
            <text:p>DANCOURT, Florent Carton dit</text:p>
          </table:table-cell>
          <table:table-cell office:value-type="float" office:value="1692" calcext:value-type="float">
            <text:p>1692</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ANCOURT_FEMMEDINTRIGUES.xml</text:p>
          </table:table-cell>
          <table:table-cell office:value-type="string" calcext:value-type="string">
            <text:p>./TXT/DANCOURT_FEMMEDINTRIGUE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FÊTE DE VILLAGE.</text:p>
          </table:table-cell>
          <table:table-cell office:value-type="string" calcext:value-type="string">
            <text:p>DANCOURT, Florent Carton dit</text:p>
          </table:table-cell>
          <table:table-cell office:value-type="float" office:value="1700" calcext:value-type="float">
            <text:p>1700</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ANCOURT_FETEDEVILLAGE.xml</text:p>
          </table:table-cell>
          <table:table-cell office:value-type="string" calcext:value-type="string">
            <text:p>./TXT/DANCOURT_FETEDEVILLAG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FOIRE DE BESONS</text:p>
          </table:table-cell>
          <table:table-cell office:value-type="string" calcext:value-type="string">
            <text:p>DANCOURT, Florent Carton dit</text:p>
          </table:table-cell>
          <table:table-cell office:value-type="float" office:value="1694" calcext:value-type="float">
            <text:p>1694</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ANCOURT_FOIREDEBESONS.xml</text:p>
          </table:table-cell>
          <table:table-cell office:value-type="string" calcext:value-type="string">
            <text:p>./TXT/DANCOURT_FOIREDEBESON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FOIRE SAINT GERMAIN</text:p>
          </table:table-cell>
          <table:table-cell office:value-type="string" calcext:value-type="string">
            <text:p>DANCOURT, Florent Carton dit</text:p>
          </table:table-cell>
          <table:table-cell office:value-type="float" office:value="1697" calcext:value-type="float">
            <text:p>1697</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ANCOURT_FOIRESAINTGERMAIN.xml</text:p>
          </table:table-cell>
          <table:table-cell office:value-type="string" calcext:value-type="string">
            <text:p>./TXT/DANCOURT_FOIRESAINTGERMAIN.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FOLLE ENCHÈRE</text:p>
          </table:table-cell>
          <table:table-cell office:value-type="string" calcext:value-type="string">
            <text:p>DANCOURT, Florent Carton dit</text:p>
          </table:table-cell>
          <table:table-cell office:value-type="float" office:value="1690" calcext:value-type="float">
            <text:p>1690</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ANCOURT_FOLLEENCHERE.xml</text:p>
          </table:table-cell>
          <table:table-cell office:value-type="string" calcext:value-type="string">
            <text:p>./TXT/DANCOURT_FOLLEENCHER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FONDS PERDUS</text:p>
          </table:table-cell>
          <table:table-cell office:value-type="string" calcext:value-type="string">
            <text:p>DANCOURT, Florent Carton dit</text:p>
          </table:table-cell>
          <table:table-cell office:value-type="float" office:value="1686" calcext:value-type="float">
            <text:p>1686</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ANCOURT_FONDSPERDUS.xml</text:p>
          </table:table-cell>
          <table:table-cell office:value-type="string" calcext:value-type="string">
            <text:p>./TXT/DANCOURT_FONDSPERDU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GAZETTE</text:p>
          </table:table-cell>
          <table:table-cell office:value-type="string" calcext:value-type="string">
            <text:p>DANCOURT, Florent Carton dit</text:p>
          </table:table-cell>
          <table:table-cell office:value-type="float" office:value="1693" calcext:value-type="float">
            <text:p>1693</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ANCOURT_GAZETTE.xml</text:p>
          </table:table-cell>
          <table:table-cell office:value-type="string" calcext:value-type="string">
            <text:p>./TXT/DANCOURT_GAZETT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IMPROMPTU DE GARNISON.</text:p>
          </table:table-cell>
          <table:table-cell office:value-type="string" calcext:value-type="string">
            <text:p>DANCOURT, Florent Carton dit</text:p>
          </table:table-cell>
          <table:table-cell office:value-type="float" office:value="1692" calcext:value-type="float">
            <text:p>1692</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ANCOURT_IMPROMPTUDEGARNISON.xml</text:p>
          </table:table-cell>
          <table:table-cell office:value-type="string" calcext:value-type="string">
            <text:p>./TXT/DANCOURT_IMPROMPTUDEGARNISON.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NOUVEAU PROLOGUE, ET NOUVEAUX DIVERTISSEMENTS</text:p>
          </table:table-cell>
          <table:table-cell office:value-type="string" calcext:value-type="string">
            <text:p>DANCOURT, Florent Carton dit</text:p>
          </table:table-cell>
          <table:table-cell office:value-type="float" office:value="1697" calcext:value-type="float">
            <text:p>1697</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ANCOURT_INCONNU.xml</text:p>
          </table:table-cell>
          <table:table-cell office:value-type="string" calcext:value-type="string">
            <text:p>./TXT/DANCOURT_INCONNU.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LOTERIE</text:p>
          </table:table-cell>
          <table:table-cell office:value-type="string" calcext:value-type="string">
            <text:p>DANCOURT, Florent Carton dit</text:p>
          </table:table-cell>
          <table:table-cell office:value-type="float" office:value="1697" calcext:value-type="float">
            <text:p>1697</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ANCOURT_LOTERIE.xml</text:p>
          </table:table-cell>
          <table:table-cell office:value-type="string" calcext:value-type="string">
            <text:p>./TXT/DANCOURT_LOTERI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MAISON DE CAMPAGNE</text:p>
          </table:table-cell>
          <table:table-cell office:value-type="string" calcext:value-type="string">
            <text:p>DANCOURT, Florent Carton dit</text:p>
          </table:table-cell>
          <table:table-cell office:value-type="float" office:value="1697" calcext:value-type="float">
            <text:p>1697</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ANCOURT_MAISONDECAMPAGNE.xml</text:p>
          </table:table-cell>
          <table:table-cell office:value-type="string" calcext:value-type="string">
            <text:p>./TXT/DANCOURT_MAISONDECAMPAGN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MARI RETROUVÉ</text:p>
          </table:table-cell>
          <table:table-cell office:value-type="string" calcext:value-type="string">
            <text:p>DANCOURT, Florent Carton dit</text:p>
          </table:table-cell>
          <table:table-cell office:value-type="float" office:value="1698" calcext:value-type="float">
            <text:p>1698</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ANCOURT_MARIRETROUVE.xml</text:p>
          </table:table-cell>
          <table:table-cell office:value-type="string" calcext:value-type="string">
            <text:p>./TXT/DANCOURT_MARIRETROUV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MOULIN DE JAVELLE.</text:p>
          </table:table-cell>
          <table:table-cell office:value-type="string" calcext:value-type="string">
            <text:p>DANCOURT, Florent Carton dit</text:p>
          </table:table-cell>
          <table:table-cell office:value-type="float" office:value="1692" calcext:value-type="float">
            <text:p>1692</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ANCOURT_MOULINDEJAVELLE.xml</text:p>
          </table:table-cell>
          <table:table-cell office:value-type="string" calcext:value-type="string">
            <text:p>./TXT/DANCOURT_MOULINDEJAVELL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OPÉRA DE VILLAGE</text:p>
          </table:table-cell>
          <table:table-cell office:value-type="string" calcext:value-type="string">
            <text:p>DANCOURT, Florent Carton dit</text:p>
          </table:table-cell>
          <table:table-cell office:value-type="float" office:value="1693" calcext:value-type="float">
            <text:p>1693</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ANCOURT_OPERADEVILLAGE.xml</text:p>
          </table:table-cell>
          <table:table-cell office:value-type="string" calcext:value-type="string">
            <text:p>./TXT/DANCOURT_OPERADEVILLAG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PARISIENNE</text:p>
          </table:table-cell>
          <table:table-cell office:value-type="string" calcext:value-type="string">
            <text:p>DANCOURT, Florent Carton dit</text:p>
          </table:table-cell>
          <table:table-cell office:value-type="float" office:value="1691" calcext:value-type="float">
            <text:p>1691</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ANCOURT_PARISIENNE.xml</text:p>
          </table:table-cell>
          <table:table-cell office:value-type="string" calcext:value-type="string">
            <text:p>./TXT/DANCOURT_PARISIENN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RENAUD ET ARMIDE</text:p>
          </table:table-cell>
          <table:table-cell office:value-type="string" calcext:value-type="string">
            <text:p>DANCOURT, Florent Carton dit</text:p>
          </table:table-cell>
          <table:table-cell office:value-type="float" office:value="1692" calcext:value-type="float">
            <text:p>1692</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ANCOURT_RENAUDARMIDE.xml</text:p>
          </table:table-cell>
          <table:table-cell office:value-type="string" calcext:value-type="string">
            <text:p>./TXT/DANCOURT_RENAUDARMID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RETOUR DES OFFICIERS</text:p>
          </table:table-cell>
          <table:table-cell office:value-type="string" calcext:value-type="string">
            <text:p>DANCOURT, Florent Carton dit</text:p>
          </table:table-cell>
          <table:table-cell office:value-type="float" office:value="1697" calcext:value-type="float">
            <text:p>1697</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ANCOURT_RETOURDESOFFICIERS.xml</text:p>
          </table:table-cell>
          <table:table-cell office:value-type="string" calcext:value-type="string">
            <text:p>./TXT/DANCOURT_RETOURDESOFFICIER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TUTEUR</text:p>
          </table:table-cell>
          <table:table-cell office:value-type="string" calcext:value-type="string">
            <text:p>DANCOURT, Florent Carton dit</text:p>
          </table:table-cell>
          <table:table-cell office:value-type="float" office:value="1694" calcext:value-type="float">
            <text:p>1694</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ANCOURT_TUTEUR.xml</text:p>
          </table:table-cell>
          <table:table-cell office:value-type="string" calcext:value-type="string">
            <text:p>./TXT/DANCOURT_TUTEUR.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VACANCES</text:p>
          </table:table-cell>
          <table:table-cell office:value-type="string" calcext:value-type="string">
            <text:p>DANCOURT, Florent Carton dit</text:p>
          </table:table-cell>
          <table:table-cell office:value-type="float" office:value="1697" calcext:value-type="float">
            <text:p>1697</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ANCOURT_VACANCES.xml</text:p>
          </table:table-cell>
          <table:table-cell office:value-type="string" calcext:value-type="string">
            <text:p>./TXT/DANCOURT_VACANCE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VENDANGES</text:p>
          </table:table-cell>
          <table:table-cell office:value-type="string" calcext:value-type="string">
            <text:p>DANCOURT, Florent Carton dit</text:p>
          </table:table-cell>
          <table:table-cell office:value-type="float" office:value="1694" calcext:value-type="float">
            <text:p>1694</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ANCOURT_VENDANGES.xml</text:p>
          </table:table-cell>
          <table:table-cell office:value-type="string" calcext:value-type="string">
            <text:p>./TXT/DANCOURT_VENDANGE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VENDANGES DE SURESNES</text:p>
          </table:table-cell>
          <table:table-cell office:value-type="string" calcext:value-type="string">
            <text:p>DANCOURT, Florent Carton dit</text:p>
          </table:table-cell>
          <table:table-cell office:value-type="float" office:value="1695" calcext:value-type="float">
            <text:p>1695</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ANCOURT_VENDANGESDESURESNES.xml</text:p>
          </table:table-cell>
          <table:table-cell office:value-type="string" calcext:value-type="string">
            <text:p>./TXT/DANCOURT_VENDANGESDESURESNE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VERT-GALANT</text:p>
          </table:table-cell>
          <table:table-cell office:value-type="string" calcext:value-type="string">
            <text:p>DANCOURT, Florent Carton dit</text:p>
          </table:table-cell>
          <table:table-cell office:value-type="float" office:value="1699" calcext:value-type="float">
            <text:p>1699</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ANCOURT_VERTGALANT.xml</text:p>
          </table:table-cell>
          <table:table-cell office:value-type="string" calcext:value-type="string">
            <text:p>./TXT/DANCOURT_VERTGALANT.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EURIMÉDON</text:p>
          </table:table-cell>
          <table:table-cell office:value-type="string" calcext:value-type="string">
            <text:p>DESFONTAINES</text:p>
          </table:table-cell>
          <table:table-cell office:value-type="float" office:value="1637" calcext:value-type="float">
            <text:p>1637</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ESFONTAINES_EURIMEDON.xml</text:p>
          </table:table-cell>
          <table:table-cell office:value-type="string" calcext:value-type="string">
            <text:p>./TXT/DESFONTAINES_EURIMEDON.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PERSIDE</text:p>
          </table:table-cell>
          <table:table-cell office:value-type="string" calcext:value-type="string">
            <text:p>DESFONTAINES</text:p>
          </table:table-cell>
          <table:table-cell office:value-type="float" office:value="1644" calcext:value-type="float">
            <text:p>1644</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ESFONTAINES_PERSIDE.xml</text:p>
          </table:table-cell>
          <table:table-cell office:value-type="string" calcext:value-type="string">
            <text:p>./TXT/DESFONTAINES_PERSID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ILLUSTRE COMÉDIEN</text:p>
          </table:table-cell>
          <table:table-cell office:value-type="string" calcext:value-type="string">
            <text:p>DESFONTAINES</text:p>
          </table:table-cell>
          <table:table-cell office:value-type="float" office:value="1645" calcext:value-type="float">
            <text:p>1645</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ESFONTAINES_SAINTGENEST.xml</text:p>
          </table:table-cell>
          <table:table-cell office:value-type="string" calcext:value-type="string">
            <text:p>./TXT/DESFONTAINES_SAINTGENEST.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VÉRITABLE SÉMIRAMIS</text:p>
          </table:table-cell>
          <table:table-cell office:value-type="string" calcext:value-type="string">
            <text:p>DESFONTAINES</text:p>
          </table:table-cell>
          <table:table-cell office:value-type="float" office:value="1647" calcext:value-type="float">
            <text:p>1647</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ESFONTAINES_VERITABLESEMIRAMIS.xml</text:p>
          </table:table-cell>
          <table:table-cell office:value-type="string" calcext:value-type="string">
            <text:p>./TXT/DESFONTAINES_VERITABLESEMIRAMI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GENSERIC</text:p>
          </table:table-cell>
          <table:table-cell office:value-type="string" calcext:value-type="string">
            <text:p>DESHOULIÈRES, Antoinette du Ligier de la Garde</text:p>
          </table:table-cell>
          <table:table-cell office:value-type="float" office:value="1680" calcext:value-type="float">
            <text:p>1680</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ESHOULIERES_GENSERIC.xml</text:p>
          </table:table-cell>
          <table:table-cell office:value-type="string" calcext:value-type="string">
            <text:p>./TXT/DESHOULIERES_GENSERIC.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MORT DE COCHON</text:p>
          </table:table-cell>
          <table:table-cell office:value-type="string" calcext:value-type="string">
            <text:p>DESHOULIÈRES, Antoinette du Ligier de la Garde</text:p>
          </table:table-cell>
          <table:table-cell office:value-type="float" office:value="1688" calcext:value-type="float">
            <text:p>1688</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ESHOULIERES_MORTDECOCHON.xml</text:p>
          </table:table-cell>
          <table:table-cell office:value-type="string" calcext:value-type="string">
            <text:p>./TXT/DESHOULIERES_MORTDECOCHON.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FAVORI</text:p>
          </table:table-cell>
          <table:table-cell office:value-type="string" calcext:value-type="string">
            <text:p>DESJARDINS, Marie-Catherine-Hortense</text:p>
          </table:table-cell>
          <table:table-cell office:value-type="float" office:value="1665" calcext:value-type="float">
            <text:p>1665</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ESJARDINS_FAVORI.xml</text:p>
          </table:table-cell>
          <table:table-cell office:value-type="string" calcext:value-type="string">
            <text:p>./TXT/DESJARDINS_FAVORI.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MANLIUS</text:p>
          </table:table-cell>
          <table:table-cell office:value-type="string" calcext:value-type="string">
            <text:p>DESJARDINS, Marie-Catherine-Hortense</text:p>
          </table:table-cell>
          <table:table-cell office:value-type="float" office:value="1662" calcext:value-type="float">
            <text:p>1662</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ESJARDINS_MANLIUS.xml</text:p>
          </table:table-cell>
          <table:table-cell office:value-type="string" calcext:value-type="string">
            <text:p>./TXT/DESJARDINS_MANLIU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MIRAME</text:p>
          </table:table-cell>
          <table:table-cell office:value-type="string" calcext:value-type="string">
            <text:p>DESMARETS de SAINT-SORLIN, Louis</text:p>
          </table:table-cell>
          <table:table-cell office:value-type="float" office:value="1639" calcext:value-type="float">
            <text:p>1639</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ESMAREST_MIRAME.xml</text:p>
          </table:table-cell>
          <table:table-cell office:value-type="string" calcext:value-type="string">
            <text:p>empty</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MERLIN DRAGON OU LA DRAGONNE</text:p>
          </table:table-cell>
          <table:table-cell office:value-type="string" calcext:value-type="string">
            <text:p>DESMARRES</text:p>
          </table:table-cell>
          <table:table-cell office:value-type="float" office:value="1690" calcext:value-type="float">
            <text:p>1690</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ESMARES_MERLINDRAGON.xml</text:p>
          </table:table-cell>
          <table:table-cell office:value-type="string" calcext:value-type="string">
            <text:p>./TXT/DESMARES_MERLINDRAGON.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ROXELANE</text:p>
          </table:table-cell>
          <table:table-cell office:value-type="string" calcext:value-type="string">
            <text:p>DESMARRES, Joseph</text:p>
          </table:table-cell>
          <table:table-cell office:value-type="float" office:value="1643" calcext:value-type="float">
            <text:p>1643</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ESMARES_ROXELANE.xml</text:p>
          </table:table-cell>
          <table:table-cell office:value-type="string" calcext:value-type="string">
            <text:p>./TXT/DESMARES_ROXELANE.txt</text:p>
          </table:table-cell>
          <table:table-cell table:number-columns-repeated="1013"/>
        </table:table-row>
        <table:table-row table:style-name="ro1">
          <table:table-cell table:style-name="ce113" office:value-type="string" calcext:value-type="string">
            <text:p>TheatreClassique</text:p>
          </table:table-cell>
          <table:table-cell table:style-name="ce113" office:value-type="string" calcext:value-type="string">
            <text:p>LES VISIONNAIRES</text:p>
          </table:table-cell>
          <table:table-cell table:style-name="ce113" office:value-type="string" calcext:value-type="string">
            <text:p>DESMARETS de SAINT-SORLIN, Louis</text:p>
          </table:table-cell>
          <table:table-cell table:style-name="ce113" office:value-type="float" office:value="1639" calcext:value-type="float">
            <text:p>1639</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DESMARETS_VISIONNAIRES.xml</text:p>
          </table:table-cell>
          <table:table-cell table:style-name="ce113" office:value-type="string" calcext:value-type="string">
            <text:p>./TXT/DESMARETS_VISIONNAIRES.txt</text:p>
          </table:table-cell>
          <table:table-cell table:style-name="ce113" table:number-columns-repeated="53"/>
          <table:table-cell table:number-columns-repeated="960"/>
        </table:table-row>
        <table:table-row table:style-name="ro1">
          <table:table-cell office:value-type="string" calcext:value-type="string">
            <text:p>TheatreClassique</text:p>
          </table:table-cell>
          <table:table-cell office:value-type="string" calcext:value-type="string">
            <text:p>LES NOCES DE VAUGIRARD</text:p>
          </table:table-cell>
          <table:table-cell office:value-type="string" calcext:value-type="string">
            <text:p>DISCRET, L.C.</text:p>
          </table:table-cell>
          <table:table-cell office:value-type="float" office:value="1688" calcext:value-type="float">
            <text:p>1688</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ISCRET_NOCESDEVAUGIRARD.xml</text:p>
          </table:table-cell>
          <table:table-cell office:value-type="string" calcext:value-type="string">
            <text:p>./TXT/DISCRET_NOCESDEVAUGIRARD.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DEVINERESSE</text:p>
          </table:table-cell>
          <table:table-cell office:value-type="string" calcext:value-type="string">
            <text:p>DONNEAU DE VISÉ, Jean ; CORNEILLE, Thomas</text:p>
          </table:table-cell>
          <table:table-cell office:value-type="float" office:value="1680" calcext:value-type="float">
            <text:p>1680</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ONNEAUDEVISE-CORNEILLE_DEVINERESSE.xml</text:p>
          </table:table-cell>
          <table:table-cell office:value-type="string" calcext:value-type="string">
            <text:p>./TXT/DONNEAUDEVISE-CORNEILLE_DEVINERESS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AMOURS DU SOLEIL</text:p>
          </table:table-cell>
          <table:table-cell office:value-type="string" calcext:value-type="string">
            <text:p>DONNEAU DE VISÉ, Jean</text:p>
          </table:table-cell>
          <table:table-cell office:value-type="float" office:value="1671" calcext:value-type="float">
            <text:p>1671</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ONNEAUDEVISE_AMOURSDUSOLEIL.xml</text:p>
          </table:table-cell>
          <table:table-cell office:value-type="string" calcext:value-type="string">
            <text:p>./TXT/DONNEAUDEVISE_AMOURSDUSOLEIL.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COCUE IMAGINAIRE</text:p>
          </table:table-cell>
          <table:table-cell office:value-type="string" calcext:value-type="string">
            <text:p>DONNEAU DE VISÉ, Jean</text:p>
          </table:table-cell>
          <table:table-cell office:value-type="float" office:value="1660" calcext:value-type="float">
            <text:p>1660</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ONNEAUDEVISE_COCUEIMAGINAIRE.xml</text:p>
          </table:table-cell>
          <table:table-cell office:value-type="string" calcext:value-type="string">
            <text:p>./TXT/DONNEAUDEVISE_COCUEIMAGINAIR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DAMES VENGÉES</text:p>
          </table:table-cell>
          <table:table-cell office:value-type="string" calcext:value-type="string">
            <text:p>DONNEAU DE VISÉ, Jean ; CORNEILLE, Thomas</text:p>
          </table:table-cell>
          <table:table-cell office:value-type="float" office:value="1695" calcext:value-type="float">
            <text:p>1695</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ONNEAUDEVISE_DAMESVENGEES.xml</text:p>
          </table:table-cell>
          <table:table-cell office:value-type="string" calcext:value-type="string">
            <text:p>./TXT/DONNEAUDEVISE_DAMESVENGEE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DÉLIE</text:p>
          </table:table-cell>
          <table:table-cell office:value-type="string" calcext:value-type="string">
            <text:p>DONNEAU DE VISÉ, Jean</text:p>
          </table:table-cell>
          <table:table-cell office:value-type="float" office:value="1668" calcext:value-type="float">
            <text:p>1668</text:p>
          </table:table-cell>
          <table:table-cell/>
          <table:table-cell office:value-type="string" calcext:value-type="string">
            <text:p>Pastoral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ONNEAUDEVISE_DELIE.xml</text:p>
          </table:table-cell>
          <table:table-cell office:value-type="string" calcext:value-type="string">
            <text:p>./TXT/DONNEAUDEVISE_DELI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MBARRAS DE GODARD</text:p>
          </table:table-cell>
          <table:table-cell office:value-type="string" calcext:value-type="string">
            <text:p>DONNEAU DE VISÉ, Jean</text:p>
          </table:table-cell>
          <table:table-cell office:value-type="float" office:value="1668" calcext:value-type="float">
            <text:p>1668</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ONNEAUDEVISE_EMBARRASDEGODARD.xml</text:p>
          </table:table-cell>
          <table:table-cell office:value-type="string" calcext:value-type="string">
            <text:p>./TXT/DONNEAUDEVISE_EMBARRASDEGODARD.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GENTILHOMME GUESPIN</text:p>
          </table:table-cell>
          <table:table-cell office:value-type="string" calcext:value-type="string">
            <text:p>DONNEAU DE VISÉ, Jean</text:p>
          </table:table-cell>
          <table:table-cell office:value-type="float" office:value="1670" calcext:value-type="float">
            <text:p>1670</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ONNEAUDEVISE_GENTILHOMMEGUEPIN.xml</text:p>
          </table:table-cell>
          <table:table-cell office:value-type="string" calcext:value-type="string">
            <text:p>./TXT/DONNEAUDEVISE_GENTILHOMMEGUEPIN.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INTRIGUES DE LA LOTERIE</text:p>
          </table:table-cell>
          <table:table-cell office:value-type="string" calcext:value-type="string">
            <text:p>DONNEAU DE VISÉ, Jean</text:p>
          </table:table-cell>
          <table:table-cell office:value-type="float" office:value="1670" calcext:value-type="float">
            <text:p>1670</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ONNEAUDEVISE_INTRIGUESDELALOTERIE.xml</text:p>
          </table:table-cell>
          <table:table-cell office:value-type="string" calcext:value-type="string">
            <text:p>./TXT/DONNEAUDEVISE_INTRIGUESDELALOTERI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MÈRE COQUETTE</text:p>
          </table:table-cell>
          <table:table-cell office:value-type="string" calcext:value-type="string">
            <text:p>DONNEAU DE VISÉ, Jean</text:p>
          </table:table-cell>
          <table:table-cell office:value-type="float" office:value="1666" calcext:value-type="float">
            <text:p>1666</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ONNEAUDEVISE_MERECOQUETTE.xml</text:p>
          </table:table-cell>
          <table:table-cell office:value-type="string" calcext:value-type="string">
            <text:p>./TXT/DONNEAUDEVISE_MERECOQUETT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RÉPONSE A L'IMPROMPTU DE VERSAILLES</text:p>
          </table:table-cell>
          <table:table-cell office:value-type="string" calcext:value-type="string">
            <text:p>DONNEAU DE VISÉ, Jean</text:p>
          </table:table-cell>
          <table:table-cell office:value-type="float" office:value="1664" calcext:value-type="float">
            <text:p>1664</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ONNEAUDEVISE_VENGEANCEDESMARQUIS.xml</text:p>
          </table:table-cell>
          <table:table-cell office:value-type="string" calcext:value-type="string">
            <text:p>./TXT/DONNEAUDEVISE_VENGEANCEDESMARQUI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VEUVE À LA MODE</text:p>
          </table:table-cell>
          <table:table-cell office:value-type="string" calcext:value-type="string">
            <text:p>DONNEAU DE VISÉ, Jean</text:p>
          </table:table-cell>
          <table:table-cell office:value-type="float" office:value="1668" calcext:value-type="float">
            <text:p>1668</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ONNEAUDEVISE_VEUVEALAMODE.xml</text:p>
          </table:table-cell>
          <table:table-cell office:value-type="string" calcext:value-type="string">
            <text:p>./TXT/DONNEAUDEVISE_VEUVEALAMOD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ZÉLINDE</text:p>
          </table:table-cell>
          <table:table-cell office:value-type="string" calcext:value-type="string">
            <text:p>DONNEAU DE VISÉ, Jean</text:p>
          </table:table-cell>
          <table:table-cell office:value-type="float" office:value="1663" calcext:value-type="float">
            <text:p>1663</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ONNEAUDEVISE_ZELINDE.xml</text:p>
          </table:table-cell>
          <table:table-cell office:value-type="string" calcext:value-type="string">
            <text:p>./TXT/DONNEAUDEVISE_ZELIND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AMOURS DE TRAPOLIN</text:p>
          </table:table-cell>
          <table:table-cell office:value-type="string" calcext:value-type="string">
            <text:p>DORIMOND, Nicolas Drouin dit</text:p>
          </table:table-cell>
          <table:table-cell office:value-type="float" office:value="1662" calcext:value-type="float">
            <text:p>1662</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ORIMOND_AMOURSDETRAPOLIN.xml</text:p>
          </table:table-cell>
          <table:table-cell office:value-type="string" calcext:value-type="string">
            <text:p>./TXT/DORIMOND_AMOURSDETRAPOLIN.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COMÉDIE DE LA COMÉDIE</text:p>
          </table:table-cell>
          <table:table-cell office:value-type="string" calcext:value-type="string">
            <text:p>DORIMOND, Nicolas Drouin dit</text:p>
          </table:table-cell>
          <table:table-cell office:value-type="float" office:value="1662" calcext:value-type="float">
            <text:p>1662</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ORIMOND_COMEDIEDELACOMEDIE.xml</text:p>
          </table:table-cell>
          <table:table-cell office:value-type="string" calcext:value-type="string">
            <text:p>./TXT/DORIMOND_COMEDIEDELACOMEDI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ÉCOLE DES COCUS</text:p>
          </table:table-cell>
          <table:table-cell office:value-type="string" calcext:value-type="string">
            <text:p>DORIMOND, Nicolas Drouin dit</text:p>
          </table:table-cell>
          <table:table-cell office:value-type="float" office:value="1661" calcext:value-type="float">
            <text:p>1661</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ORIMOND_ECOLEDESCOCUS.xml</text:p>
          </table:table-cell>
          <table:table-cell office:value-type="string" calcext:value-type="string">
            <text:p>./TXT/DORIMOND_ECOLEDESCOCU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FEMME INDUSTRIEUSE</text:p>
          </table:table-cell>
          <table:table-cell office:value-type="string" calcext:value-type="string">
            <text:p>DORIMOND, Nicolas Drouin dit</text:p>
          </table:table-cell>
          <table:table-cell office:value-type="float" office:value="1661" calcext:value-type="float">
            <text:p>1661</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ORIMOND_FEMMEINDUSTRIEUSE.xml</text:p>
          </table:table-cell>
          <table:table-cell office:value-type="string" calcext:value-type="string">
            <text:p>./TXT/DORIMOND_FEMMEINDUSTRIEUS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BALANCE D'ÉTAT</text:p>
          </table:table-cell>
          <table:table-cell office:value-type="string" calcext:value-type="string">
            <text:p>DU BOSC de MONTANDRE, Claude</text:p>
          </table:table-cell>
          <table:table-cell office:value-type="float" office:value="1652" calcext:value-type="float">
            <text:p>1652</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BOSC_BALANCEDETAT.xml</text:p>
          </table:table-cell>
          <table:table-cell office:value-type="string" calcext:value-type="string">
            <text:p>./TXT/DUBOSC_BALANCEDETAT.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UGMENTATION DE LA BAGUETTE</text:p>
          </table:table-cell>
          <table:table-cell office:value-type="string" calcext:value-type="string">
            <text:p>REGNARD, DUFRESNY</text:p>
          </table:table-cell>
          <table:table-cell office:value-type="float" office:value="1693" calcext:value-type="float">
            <text:p>1693</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FRESNYREGNARD_AUGMENTATIONBAGUETTE.xml</text:p>
          </table:table-cell>
          <table:table-cell office:value-type="string" calcext:value-type="string">
            <text:p>./TXT/DUFRESNYREGNARD_AUGMENTATIONBAGUETT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BAGUETTE DE VULCAIN</text:p>
          </table:table-cell>
          <table:table-cell office:value-type="string" calcext:value-type="string">
            <text:p>REGNARD, DUFRESNY</text:p>
          </table:table-cell>
          <table:table-cell office:value-type="float" office:value="1693" calcext:value-type="float">
            <text:p>1693</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FRESNYREGNARD_BAGUETTEVULCAIN.xml</text:p>
          </table:table-cell>
          <table:table-cell office:value-type="string" calcext:value-type="string">
            <text:p>./TXT/DUFRESNYREGNARD_BAGUETTEVULCAIN.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CHINOIS</text:p>
          </table:table-cell>
          <table:table-cell office:value-type="string" calcext:value-type="string">
            <text:p>REGNARD, DUFRESNY</text:p>
          </table:table-cell>
          <table:table-cell office:value-type="float" office:value="1692" calcext:value-type="float">
            <text:p>1692</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FRESNYREGNARD_CHINOIS.xml</text:p>
          </table:table-cell>
          <table:table-cell office:value-type="string" calcext:value-type="string">
            <text:p>./TXT/DUFRESNYREGNARD_CHINOI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NAISSANCE D'AMADIS</text:p>
          </table:table-cell>
          <table:table-cell office:value-type="string" calcext:value-type="string">
            <text:p>REGNARD, DUFRESNY</text:p>
          </table:table-cell>
          <table:table-cell office:value-type="float" office:value="1694" calcext:value-type="float">
            <text:p>1694</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FRESNYREGNARD_NAISSANCEDAMADIS.xml</text:p>
          </table:table-cell>
          <table:table-cell office:value-type="string" calcext:value-type="string">
            <text:p>./TXT/DUFRESNYREGNARD_NAISSANCEDAMADI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SUITE DE LA FOIRE SAINT-GERMAIN</text:p>
          </table:table-cell>
          <table:table-cell office:value-type="string" calcext:value-type="string">
            <text:p>REGNARD, DUFRESNY</text:p>
          </table:table-cell>
          <table:table-cell office:value-type="float" office:value="1696" calcext:value-type="float">
            <text:p>1696</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FRESNYREGNARD_SUITEFOIRESAINTGERMAIN.xml</text:p>
          </table:table-cell>
          <table:table-cell office:value-type="string" calcext:value-type="string">
            <text:p>./TXT/DUFRESNYREGNARD_SUITEFOIRESAINTGERMAIN.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ADIEUX DES OFFICIERS</text:p>
          </table:table-cell>
          <table:table-cell office:value-type="string" calcext:value-type="string">
            <text:p>DUFRESNY, Charles</text:p>
          </table:table-cell>
          <table:table-cell office:value-type="float" office:value="1693" calcext:value-type="float">
            <text:p>1693</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FRESNY_ADIEUXDESOFFICIERS.xml</text:p>
          </table:table-cell>
          <table:table-cell office:value-type="string" calcext:value-type="string">
            <text:p>./TXT/DUFRESNY_ADIEUXDESOFFICIER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CHEVALIER JOUEUR</text:p>
          </table:table-cell>
          <table:table-cell office:value-type="string" calcext:value-type="string">
            <text:p>DUFRESNY, Charles</text:p>
          </table:table-cell>
          <table:table-cell office:value-type="float" office:value="1697" calcext:value-type="float">
            <text:p>1697</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FRESNY_CHEVALIERJOUEUR.xml</text:p>
          </table:table-cell>
          <table:table-cell office:value-type="string" calcext:value-type="string">
            <text:p>./TXT/DUFRESNY_CHEVALIERJOUEUR.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DÉPART DES COMÉDIENS</text:p>
          </table:table-cell>
          <table:table-cell office:value-type="string" calcext:value-type="string">
            <text:p>DUFRESNY, Charles</text:p>
          </table:table-cell>
          <table:table-cell office:value-type="float" office:value="1694" calcext:value-type="float">
            <text:p>1694</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FRESNY_DEPARTDESCOMEDIENS.xml</text:p>
          </table:table-cell>
          <table:table-cell office:value-type="string" calcext:value-type="string">
            <text:p>./TXT/DUFRESNY_DEPARTDESCOMEDIEN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DOUBLE VEUVAGE</text:p>
          </table:table-cell>
          <table:table-cell office:value-type="string" calcext:value-type="string">
            <text:p>DUFRESNY, Charles</text:p>
          </table:table-cell>
          <table:table-cell office:value-type="float" office:value="1699" calcext:value-type="float">
            <text:p>1699</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FRESNY_DOUBLEVEUVAGE.xml</text:p>
          </table:table-cell>
          <table:table-cell office:value-type="string" calcext:value-type="string">
            <text:p>./TXT/DUFRESNY_DOUBLEVEUVAG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PRIT DE CONTRADICTION</text:p>
          </table:table-cell>
          <table:table-cell office:value-type="string" calcext:value-type="string">
            <text:p>DUFRESNY, Charles</text:p>
          </table:table-cell>
          <table:table-cell office:value-type="float" office:value="1700" calcext:value-type="float">
            <text:p>1700</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FRESNY_ESPRITDECONTRADICTION.xml</text:p>
          </table:table-cell>
          <table:table-cell office:value-type="string" calcext:value-type="string">
            <text:p>./TXT/DUFRESNY_ESPRITDECONTRADICTION.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JOUEUSE</text:p>
          </table:table-cell>
          <table:table-cell office:value-type="string" calcext:value-type="string">
            <text:p>DUFRESNY, Charles</text:p>
          </table:table-cell>
          <table:table-cell office:value-type="float" office:value="1699" calcext:value-type="float">
            <text:p>1699</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FRESNY_JOUEUSE.xml</text:p>
          </table:table-cell>
          <table:table-cell office:value-type="string" calcext:value-type="string">
            <text:p>./TXT/DUFRESNY_JOUEUS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MALADE SANS MALADIE</text:p>
          </table:table-cell>
          <table:table-cell office:value-type="string" calcext:value-type="string">
            <text:p>DUFRESNY, Charles</text:p>
          </table:table-cell>
          <table:table-cell office:value-type="float" office:value="1699" calcext:value-type="float">
            <text:p>1699</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FRESNY_MALADESANSMALADIE.xml</text:p>
          </table:table-cell>
          <table:table-cell office:value-type="string" calcext:value-type="string">
            <text:p>./TXT/DUFRESNY_MALADESANSMALADI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MAL-ASSORTIS</text:p>
          </table:table-cell>
          <table:table-cell office:value-type="string" calcext:value-type="string">
            <text:p>DUFRESNY, Charles</text:p>
          </table:table-cell>
          <table:table-cell office:value-type="float" office:value="1693" calcext:value-type="float">
            <text:p>1693</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FRESNY_MALASSORTIS.xml</text:p>
          </table:table-cell>
          <table:table-cell office:value-type="string" calcext:value-type="string">
            <text:p>./TXT/DUFRESNY_MALASSORTI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NÉGLIGENT</text:p>
          </table:table-cell>
          <table:table-cell office:value-type="string" calcext:value-type="string">
            <text:p>DUFRESNY, Charles</text:p>
          </table:table-cell>
          <table:table-cell office:value-type="float" office:value="1692" calcext:value-type="float">
            <text:p>1692</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FRESNY_NEGLIGENT.xml</text:p>
          </table:table-cell>
          <table:table-cell office:value-type="string" calcext:value-type="string">
            <text:p>./TXT/DUFRESNY_NEGLIGENT.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NOCE INTERROMPUE</text:p>
          </table:table-cell>
          <table:table-cell office:value-type="string" calcext:value-type="string">
            <text:p>DUFRESNY, Charles</text:p>
          </table:table-cell>
          <table:table-cell office:value-type="float" office:value="1699" calcext:value-type="float">
            <text:p>1699</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FRESNY_NOCEINTERROMPUE.xml</text:p>
          </table:table-cell>
          <table:table-cell office:value-type="string" calcext:value-type="string">
            <text:p>./TXT/DUFRESNY_NOCEINTERROMPU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À BON CHAT BON RAT</text:p>
          </table:table-cell>
          <table:table-cell office:value-type="string" calcext:value-type="string">
            <text:p>DURANT, Catherine</text:p>
          </table:table-cell>
          <table:table-cell office:value-type="float" office:value="1699" calcext:value-type="float">
            <text:p>1699</text:p>
          </table:table-cell>
          <table:table-cell/>
          <table:table-cell office:value-type="string" calcext:value-type="string">
            <text:p>Proverb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RANT_ABONCHATBONRAT.xml</text:p>
          </table:table-cell>
          <table:table-cell office:value-type="string" calcext:value-type="string">
            <text:p>./TXT/DURANT_ABONCHATBONRAT.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À LAVER LA TÊTE D'ÂNE ON Y PERD SA LESSIVE</text:p>
          </table:table-cell>
          <table:table-cell office:value-type="string" calcext:value-type="string">
            <text:p>DURANT, Catherine</text:p>
          </table:table-cell>
          <table:table-cell office:value-type="float" office:value="1699" calcext:value-type="float">
            <text:p>1699</text:p>
          </table:table-cell>
          <table:table-cell/>
          <table:table-cell office:value-type="string" calcext:value-type="string">
            <text:p>Proverb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RANT_ALAVERLATETE.xml</text:p>
          </table:table-cell>
          <table:table-cell office:value-type="string" calcext:value-type="string">
            <text:p>./TXT/DURANT_ALAVERLATET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BONNE RENOMÉE VAUT MIEUX QUE CEINTURE DORÉE</text:p>
          </table:table-cell>
          <table:table-cell office:value-type="string" calcext:value-type="string">
            <text:p>DURANT, Catherine</text:p>
          </table:table-cell>
          <table:table-cell office:value-type="float" office:value="1699" calcext:value-type="float">
            <text:p>1699</text:p>
          </table:table-cell>
          <table:table-cell/>
          <table:table-cell office:value-type="string" calcext:value-type="string">
            <text:p>Proverb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RANT_BONNERENOMMEE.xml</text:p>
          </table:table-cell>
          <table:table-cell office:value-type="string" calcext:value-type="string">
            <text:p>./TXT/DURANT_BONNERENOMME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JOURS SE SUIVENT ET NE SE RESSEMBLENT PAS</text:p>
          </table:table-cell>
          <table:table-cell office:value-type="string" calcext:value-type="string">
            <text:p>DURANT, Catherine</text:p>
          </table:table-cell>
          <table:table-cell office:value-type="float" office:value="1699" calcext:value-type="float">
            <text:p>1699</text:p>
          </table:table-cell>
          <table:table-cell/>
          <table:table-cell office:value-type="string" calcext:value-type="string">
            <text:p>Proverb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RANT_JOURSSESUIVENT.xml</text:p>
          </table:table-cell>
          <table:table-cell office:value-type="string" calcext:value-type="string">
            <text:p>./TXT/DURANT_JOURSSESUIVENT.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OISIVITÉ EST MÈRE DE TOUS LES VICES</text:p>
          </table:table-cell>
          <table:table-cell office:value-type="string" calcext:value-type="string">
            <text:p>DURANT, Catherine</text:p>
          </table:table-cell>
          <table:table-cell office:value-type="float" office:value="1699" calcext:value-type="float">
            <text:p>1699</text:p>
          </table:table-cell>
          <table:table-cell/>
          <table:table-cell office:value-type="string" calcext:value-type="string">
            <text:p>Proverb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RANT_OISIVETE.xml</text:p>
          </table:table-cell>
          <table:table-cell office:value-type="string" calcext:value-type="string">
            <text:p>./TXT/DURANT_OISIVET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ON NE CONNAIT PAS LE VIN AU CERCLE</text:p>
          </table:table-cell>
          <table:table-cell office:value-type="string" calcext:value-type="string">
            <text:p>DURANT, Catherine</text:p>
          </table:table-cell>
          <table:table-cell office:value-type="float" office:value="1699" calcext:value-type="float">
            <text:p>1699</text:p>
          </table:table-cell>
          <table:table-cell/>
          <table:table-cell office:value-type="string" calcext:value-type="string">
            <text:p>Proverb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RANT_ONNECONNAITPASLEVIN.xml</text:p>
          </table:table-cell>
          <table:table-cell office:value-type="string" calcext:value-type="string">
            <text:p>./TXT/DURANT_ONNECONNAITPASLEVIN.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POUR UN PLAISIR MILLE DOULEURS</text:p>
          </table:table-cell>
          <table:table-cell office:value-type="string" calcext:value-type="string">
            <text:p>DURANT, Catherine</text:p>
          </table:table-cell>
          <table:table-cell office:value-type="float" office:value="1699" calcext:value-type="float">
            <text:p>1699</text:p>
          </table:table-cell>
          <table:table-cell/>
          <table:table-cell office:value-type="string" calcext:value-type="string">
            <text:p>Proverb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RANT_POURUNPLAISIRMILLEDOULEURS.xml</text:p>
          </table:table-cell>
          <table:table-cell office:value-type="string" calcext:value-type="string">
            <text:p>./TXT/DURANT_POURUNPLAISIRMILLEDOULEUR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QUI COURT DEUX LIÈVRES N'EN PREND POINT</text:p>
          </table:table-cell>
          <table:table-cell office:value-type="string" calcext:value-type="string">
            <text:p>DURANT, Catherine</text:p>
          </table:table-cell>
          <table:table-cell office:value-type="float" office:value="1699" calcext:value-type="float">
            <text:p>1699</text:p>
          </table:table-cell>
          <table:table-cell/>
          <table:table-cell office:value-type="string" calcext:value-type="string">
            <text:p>Proverb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RANT_QUICOURTDEUXLIEVRES.xml</text:p>
          </table:table-cell>
          <table:table-cell office:value-type="string" calcext:value-type="string">
            <text:p>./TXT/DURANT_QUICOURTDEUXLIEVRE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TEL MAÎTRE, TEL VALET</text:p>
          </table:table-cell>
          <table:table-cell office:value-type="string" calcext:value-type="string">
            <text:p>DURANT, Catherine</text:p>
          </table:table-cell>
          <table:table-cell office:value-type="float" office:value="1699" calcext:value-type="float">
            <text:p>1699</text:p>
          </table:table-cell>
          <table:table-cell/>
          <table:table-cell office:value-type="string" calcext:value-type="string">
            <text:p>Proverb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RANT_TELMAITRETELVALET.xml</text:p>
          </table:table-cell>
          <table:table-cell office:value-type="string" calcext:value-type="string">
            <text:p>./TXT/DURANT_TELMAITRETELVALET.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PROVERBE de VOYAGE DE CAMPAGNE</text:p>
          </table:table-cell>
          <table:table-cell office:value-type="string" calcext:value-type="string">
            <text:p>DURANT, Catherine</text:p>
          </table:table-cell>
          <table:table-cell office:value-type="float" office:value="1699" calcext:value-type="float">
            <text:p>1699</text:p>
          </table:table-cell>
          <table:table-cell/>
          <table:table-cell office:value-type="string" calcext:value-type="string">
            <text:p>Proverb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RANT_VOYAGEDECAMPAGNE.xml</text:p>
          </table:table-cell>
          <table:table-cell office:value-type="string" calcext:value-type="string">
            <text:p>./TXT/DURANT_VOYAGEDECAMPAGN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LCIMEDON</text:p>
          </table:table-cell>
          <table:table-cell office:value-type="string" calcext:value-type="string">
            <text:p>DU RYER, Pierre</text:p>
          </table:table-cell>
          <table:table-cell office:value-type="float" office:value="1636" calcext:value-type="float">
            <text:p>1636</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RYER_ALCIMEDON.xml</text:p>
          </table:table-cell>
          <table:table-cell office:value-type="string" calcext:value-type="string">
            <text:p>./TXT/DURYER_ALCIMEDON.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LCIONÉE</text:p>
          </table:table-cell>
          <table:table-cell office:value-type="string" calcext:value-type="string">
            <text:p>DU RYER, Pierre</text:p>
          </table:table-cell>
          <table:table-cell office:value-type="float" office:value="1640" calcext:value-type="float">
            <text:p>1640</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RYER_ALCIONEE.xml</text:p>
          </table:table-cell>
          <table:table-cell office:value-type="string" calcext:value-type="string">
            <text:p>./TXT/DURYER_ALCIONE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NAXANDRE</text:p>
          </table:table-cell>
          <table:table-cell office:value-type="string" calcext:value-type="string">
            <text:p>DU RYER, Pierre</text:p>
          </table:table-cell>
          <table:table-cell office:value-type="float" office:value="1655" calcext:value-type="float">
            <text:p>1655</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RYER_ANAXANDRE.xml</text:p>
          </table:table-cell>
          <table:table-cell office:value-type="string" calcext:value-type="string">
            <text:p>./TXT/DURYER_ANAXANDRE.txt</text:p>
          </table:table-cell>
          <table:table-cell table:number-columns-repeated="1013"/>
        </table:table-row>
        <table:table-row table:style-name="ro1">
          <table:table-cell table:style-name="ce113" office:value-type="string" calcext:value-type="string">
            <text:p>TheatreClassique</text:p>
          </table:table-cell>
          <table:table-cell table:style-name="ce113" office:value-type="string" calcext:value-type="string">
            <text:p>ARGENIS ET POLIARQUE</text:p>
          </table:table-cell>
          <table:table-cell table:style-name="ce113" office:value-type="string" calcext:value-type="string">
            <text:p>DU RYER, Pierre</text:p>
          </table:table-cell>
          <table:table-cell table:style-name="ce113" office:value-type="float" office:value="1630" calcext:value-type="float">
            <text:p>1630</text:p>
          </table:table-cell>
          <table:table-cell table:style-name="ce113"/>
          <table:table-cell table:style-name="ce113" office:value-type="string" calcext:value-type="string">
            <text:p>Tragi-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DURYER_ARGENISPOLIARQUE.xml</text:p>
          </table:table-cell>
          <table:table-cell table:style-name="ce113" office:value-type="string" calcext:value-type="string">
            <text:p>./TXT/DURYER_ARGENISPOLIARQUE.txt</text:p>
          </table:table-cell>
          <table:table-cell table:style-name="ce113" table:number-columns-repeated="53"/>
          <table:table-cell table:number-columns-repeated="960"/>
        </table:table-row>
        <table:table-row table:style-name="ro1">
          <table:table-cell office:value-type="string" calcext:value-type="string">
            <text:p>TheatreClassique</text:p>
          </table:table-cell>
          <table:table-cell office:value-type="string" calcext:value-type="string">
            <text:p>BÉRÉNICE</text:p>
          </table:table-cell>
          <table:table-cell office:value-type="string" calcext:value-type="string">
            <text:p>DU RYER, Pierre</text:p>
          </table:table-cell>
          <table:table-cell office:value-type="float" office:value="1635" calcext:value-type="float">
            <text:p>1635</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RYER_BERENICE.xml</text:p>
          </table:table-cell>
          <table:table-cell office:value-type="string" calcext:value-type="string">
            <text:p>./TXT/DURYER_BERENIC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CLARIGÈNE</text:p>
          </table:table-cell>
          <table:table-cell office:value-type="string" calcext:value-type="string">
            <text:p>DU RYER, Pierre</text:p>
          </table:table-cell>
          <table:table-cell office:value-type="float" office:value="1639" calcext:value-type="float">
            <text:p>1639</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RYER_CLARIGENE.xml</text:p>
          </table:table-cell>
          <table:table-cell office:value-type="string" calcext:value-type="string">
            <text:p>./TXT/DURYER_CLARIGEN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CLÉOMÉDON</text:p>
          </table:table-cell>
          <table:table-cell office:value-type="string" calcext:value-type="string">
            <text:p>DU RYER, Pierre</text:p>
          </table:table-cell>
          <table:table-cell office:value-type="float" office:value="1636" calcext:value-type="float">
            <text:p>1636</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RYER_CLEOMEDON.xml</text:p>
          </table:table-cell>
          <table:table-cell office:value-type="string" calcext:value-type="string">
            <text:p>./TXT/DURYER_CLEOMEDON.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CLITOPHON</text:p>
          </table:table-cell>
          <table:table-cell office:value-type="string" calcext:value-type="string">
            <text:p>DU RYER, Pierre</text:p>
          </table:table-cell>
          <table:table-cell office:value-type="float" office:value="1632" calcext:value-type="float">
            <text:p>1632</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RYER_CLITOPHON.xml</text:p>
          </table:table-cell>
          <table:table-cell office:value-type="string" calcext:value-type="string">
            <text:p>./TXT/DURYER_CLITOPHON.txt</text:p>
          </table:table-cell>
          <table:table-cell table:number-columns-repeated="1013"/>
        </table:table-row>
        <table:table-row table:style-name="ro1">
          <table:table-cell table:style-name="ce113" office:value-type="string" calcext:value-type="string">
            <text:p>TheatreClassique</text:p>
          </table:table-cell>
          <table:table-cell table:style-name="ce113" office:value-type="string" calcext:value-type="string">
            <text:p>DYNAMIS</text:p>
          </table:table-cell>
          <table:table-cell table:style-name="ce113" office:value-type="string" calcext:value-type="string">
            <text:p>DU RYER, Pierre</text:p>
          </table:table-cell>
          <table:table-cell table:style-name="ce113" office:value-type="float" office:value="1653" calcext:value-type="float">
            <text:p>1653</text:p>
          </table:table-cell>
          <table:table-cell table:style-name="ce113"/>
          <table:table-cell table:style-name="ce113" office:value-type="string" calcext:value-type="string">
            <text:p>Tragi-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DURYER_DYNAMIS.xml</text:p>
          </table:table-cell>
          <table:table-cell table:style-name="ce113" office:value-type="string" calcext:value-type="string">
            <text:p>./TXT/DURYER_DYNAMIS.txt</text:p>
          </table:table-cell>
          <table:table-cell table:style-name="ce113" table:number-columns-repeated="53"/>
          <table:table-cell table:number-columns-repeated="960"/>
        </table:table-row>
        <table:table-row table:style-name="ro1">
          <table:table-cell table:style-name="ce113" office:value-type="string" calcext:value-type="string">
            <text:p>TheatreClassique</text:p>
          </table:table-cell>
          <table:table-cell table:style-name="ce113" office:value-type="string" calcext:value-type="string">
            <text:p>ESTHER</text:p>
          </table:table-cell>
          <table:table-cell table:style-name="ce113" office:value-type="string" calcext:value-type="string">
            <text:p>DU RYER, Pierre</text:p>
          </table:table-cell>
          <table:table-cell table:style-name="ce113" office:value-type="float" office:value="1644" calcext:value-type="float">
            <text:p>1644</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DURYER_ESTHER.xml</text:p>
          </table:table-cell>
          <table:table-cell table:style-name="ce113" office:value-type="string" calcext:value-type="string">
            <text:p>./TXT/DURYER_ESTHER.txt</text:p>
          </table:table-cell>
          <table:table-cell table:style-name="ce113" table:number-columns-repeated="53"/>
          <table:table-cell table:number-columns-repeated="960"/>
        </table:table-row>
        <table:table-row table:style-name="ro1">
          <table:table-cell table:style-name="ce113" office:value-type="string" calcext:value-type="string">
            <text:p>TheatreClassique</text:p>
          </table:table-cell>
          <table:table-cell table:style-name="ce113" office:value-type="string" calcext:value-type="string">
            <text:p>LISANDRE et CALISTE</text:p>
          </table:table-cell>
          <table:table-cell table:style-name="ce113" office:value-type="string" calcext:value-type="string">
            <text:p>DU RYER, Pierre</text:p>
          </table:table-cell>
          <table:table-cell table:style-name="ce113" office:value-type="float" office:value="1632" calcext:value-type="float">
            <text:p>1632</text:p>
          </table:table-cell>
          <table:table-cell table:style-name="ce113"/>
          <table:table-cell table:style-name="ce113" office:value-type="string" calcext:value-type="string">
            <text:p>Tragi-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DURYER_LISANDRECALISTE.xml</text:p>
          </table:table-cell>
          <table:table-cell table:style-name="ce113" office:value-type="string" calcext:value-type="string">
            <text:p>./TXT/DURYER_LISANDRECALISTE.txt</text:p>
          </table:table-cell>
          <table:table-cell table:style-name="ce113" table:number-columns-repeated="53"/>
          <table:table-cell table:number-columns-repeated="960"/>
        </table:table-row>
        <table:table-row table:style-name="ro1">
          <table:table-cell office:value-type="string" calcext:value-type="string">
            <text:p>TheatreClassique</text:p>
          </table:table-cell>
          <table:table-cell office:value-type="string" calcext:value-type="string">
            <text:p>LUCRÈCE</text:p>
          </table:table-cell>
          <table:table-cell office:value-type="string" calcext:value-type="string">
            <text:p>DU RYER, Pierre</text:p>
          </table:table-cell>
          <table:table-cell office:value-type="float" office:value="1638" calcext:value-type="float">
            <text:p>1638</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RYER_LUCRECE.xml</text:p>
          </table:table-cell>
          <table:table-cell office:value-type="string" calcext:value-type="string">
            <text:p>./TXT/DURYER_LUCREC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NITOCRIS</text:p>
          </table:table-cell>
          <table:table-cell office:value-type="string" calcext:value-type="string">
            <text:p>DU RYER, Pierre</text:p>
          </table:table-cell>
          <table:table-cell office:value-type="float" office:value="1650" calcext:value-type="float">
            <text:p>1650</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RYER_NITOCRIS.xml</text:p>
          </table:table-cell>
          <table:table-cell office:value-type="string" calcext:value-type="string">
            <text:p>./TXT/DURYER_NITOCRI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SAÜL</text:p>
          </table:table-cell>
          <table:table-cell office:value-type="string" calcext:value-type="string">
            <text:p>DU RYER, Pierre</text:p>
          </table:table-cell>
          <table:table-cell office:value-type="float" office:value="1642" calcext:value-type="float">
            <text:p>1642</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RYER_SAUL.xml</text:p>
          </table:table-cell>
          <table:table-cell office:value-type="string" calcext:value-type="string">
            <text:p>./TXT/DURYER_SAUL.txt</text:p>
          </table:table-cell>
          <table:table-cell table:number-columns-repeated="1013"/>
        </table:table-row>
        <table:table-row table:style-name="ro1">
          <table:table-cell table:style-name="ce113" office:value-type="string" calcext:value-type="string">
            <text:p>TheatreClassique</text:p>
          </table:table-cell>
          <table:table-cell table:style-name="ce113" office:value-type="string" calcext:value-type="string">
            <text:p>SCÉVOLE</text:p>
          </table:table-cell>
          <table:table-cell table:style-name="ce113" office:value-type="string" calcext:value-type="string">
            <text:p>DU RYER, Pierre</text:p>
          </table:table-cell>
          <table:table-cell table:style-name="ce113" office:value-type="float" office:value="1647" calcext:value-type="float">
            <text:p>1647</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DURYER_SCEVOLE.xml</text:p>
          </table:table-cell>
          <table:table-cell table:style-name="ce113" office:value-type="string" calcext:value-type="string">
            <text:p>./TXT/DURYER_SCEVOLE.txt</text:p>
          </table:table-cell>
          <table:table-cell table:style-name="ce113" table:number-columns-repeated="53"/>
          <table:table-cell table:number-columns-repeated="960"/>
        </table:table-row>
        <table:table-row table:style-name="ro1">
          <table:table-cell table:style-name="ce113" office:value-type="string" calcext:value-type="string">
            <text:p>TheatreClassique</text:p>
          </table:table-cell>
          <table:table-cell table:style-name="ce113" office:value-type="string" calcext:value-type="string">
            <text:p>THÉMISTOCLE</text:p>
          </table:table-cell>
          <table:table-cell table:style-name="ce113" office:value-type="string" calcext:value-type="string">
            <text:p>DU RYER, Pierre</text:p>
          </table:table-cell>
          <table:table-cell office:value-type="float" office:value="1648" calcext:value-type="float">
            <text:p>1648</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RYER_THEMISTOCLE.xml</text:p>
          </table:table-cell>
          <table:table-cell office:value-type="string" calcext:value-type="string">
            <text:p>./TXT/DURYER_THEMISTOCLE.txt</text:p>
          </table:table-cell>
          <table:table-cell table:number-columns-repeated="1013"/>
        </table:table-row>
        <table:table-row table:style-name="ro1">
          <table:table-cell table:style-name="ce113" office:value-type="string" calcext:value-type="string">
            <text:p>TheatreClassique</text:p>
          </table:table-cell>
          <table:table-cell table:style-name="ce113" office:value-type="string" calcext:value-type="string">
            <text:p>LES VENDANGES DE SURESNES</text:p>
          </table:table-cell>
          <table:table-cell table:style-name="ce113" office:value-type="string" calcext:value-type="string">
            <text:p>DU RYER, Pierre</text:p>
          </table:table-cell>
          <table:table-cell office:value-type="float" office:value="1636" calcext:value-type="float">
            <text:p>1636</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DURYER_VENDANGESDESURESNES.xml</text:p>
          </table:table-cell>
          <table:table-cell office:value-type="string" calcext:value-type="string">
            <text:p>./TXT/DURYER_VENDANGESDESURESNE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MOUR FANTASQUE OU LE JUGE DE SOI MÊME</text:p>
          </table:table-cell>
          <table:table-cell office:value-type="string" calcext:value-type="string">
            <text:p>FIOT, Albert Henri</text:p>
          </table:table-cell>
          <table:table-cell office:value-type="float" office:value="1682" calcext:value-type="float">
            <text:p>1682</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FIOT_AMOURFANTASQUE.xml</text:p>
          </table:table-cell>
          <table:table-cell office:value-type="string" calcext:value-type="string">
            <text:p>empty</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ZÉLONIDE</text:p>
          </table:table-cell>
          <table:table-cell office:value-type="string" calcext:value-type="string">
            <text:p>GENEST, Abbé</text:p>
          </table:table-cell>
          <table:table-cell office:value-type="float" office:value="1682" calcext:value-type="float">
            <text:p>1682</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GENEST_ZELONIDE.xml</text:p>
          </table:table-cell>
          <table:table-cell office:value-type="string" calcext:value-type="string">
            <text:p>./TXT/GENEST_ZELONID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AMOURS DE DIANE ET D'ENDYMION</text:p>
          </table:table-cell>
          <table:table-cell office:value-type="string" calcext:value-type="string">
            <text:p>GILBERT, Gabriel</text:p>
          </table:table-cell>
          <table:table-cell office:value-type="float" office:value="1657" calcext:value-type="float">
            <text:p>1657</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GILBERT_AMOURSDEDIANEETDENDYMION.xml</text:p>
          </table:table-cell>
          <table:table-cell office:value-type="string" calcext:value-type="string">
            <text:p>./TXT/GILBERT_AMOURSDEDIANEETDENDYMION.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RODOGUNE</text:p>
          </table:table-cell>
          <table:table-cell office:value-type="string" calcext:value-type="string">
            <text:p>GILBERT, Gabriel</text:p>
          </table:table-cell>
          <table:table-cell office:value-type="float" office:value="1646" calcext:value-type="float">
            <text:p>1646</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GILBERT_RODOGUNE.xml</text:p>
          </table:table-cell>
          <table:table-cell office:value-type="string" calcext:value-type="string">
            <text:p>./TXT/GILBERT_RODOGUN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SÉMIRAMIS</text:p>
          </table:table-cell>
          <table:table-cell office:value-type="string" calcext:value-type="string">
            <text:p>GILBERT, Gabriel</text:p>
          </table:table-cell>
          <table:table-cell office:value-type="float" office:value="1647" calcext:value-type="float">
            <text:p>1647</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GILBERT_SEMIRAMIS.xml</text:p>
          </table:table-cell>
          <table:table-cell office:value-type="string" calcext:value-type="string">
            <text:p>./TXT/GILBERT_SEMIRAMI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TÉLÉPHONTE</text:p>
          </table:table-cell>
          <table:table-cell office:value-type="string" calcext:value-type="string">
            <text:p>GILBERT, Gabriel</text:p>
          </table:table-cell>
          <table:table-cell office:value-type="float" office:value="1662" calcext:value-type="float">
            <text:p>1662</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GILBERT_TELEPHONTE.xml</text:p>
          </table:table-cell>
          <table:table-cell office:value-type="string" calcext:value-type="string">
            <text:p>./TXT/GILBERT_TELEPHONT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RT DE RÉGNER</text:p>
          </table:table-cell>
          <table:table-cell office:value-type="string" calcext:value-type="string">
            <text:p>GILLET DE LA TESSONNERIE</text:p>
          </table:table-cell>
          <table:table-cell office:value-type="float" office:value="1645" calcext:value-type="float">
            <text:p>1645</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GILLET_ARTDEREGNER.xml</text:p>
          </table:table-cell>
          <table:table-cell office:value-type="string" calcext:value-type="string">
            <text:p>./TXT/GILLET_ARTDEREGNER.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CAMPAGNARD</text:p>
          </table:table-cell>
          <table:table-cell office:value-type="string" calcext:value-type="string">
            <text:p>GILLET DE LA TESSONNERIE</text:p>
          </table:table-cell>
          <table:table-cell office:value-type="float" office:value="1657" calcext:value-type="float">
            <text:p>1657</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GILLET_CAMPAGNARD.xml</text:p>
          </table:table-cell>
          <table:table-cell office:value-type="string" calcext:value-type="string">
            <text:p>./TXT/GILLET_CAMPAGNARD.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DÉNIAISÉ</text:p>
          </table:table-cell>
          <table:table-cell office:value-type="string" calcext:value-type="string">
            <text:p>GILLET DE LA TESSONNERIE</text:p>
          </table:table-cell>
          <table:table-cell office:value-type="float" office:value="1647" calcext:value-type="float">
            <text:p>1647</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GILLET_DENIAISE.xml</text:p>
          </table:table-cell>
          <table:table-cell office:value-type="string" calcext:value-type="string">
            <text:p>./TXT/GILLET_DENIAIS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text:s/>COMÉDIE DE FRANCION</text:p>
          </table:table-cell>
          <table:table-cell office:value-type="string" calcext:value-type="string">
            <text:p>GILLET DE LA TESSONNERIE</text:p>
          </table:table-cell>
          <table:table-cell office:value-type="float" office:value="1642" calcext:value-type="float">
            <text:p>1642</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GILLET_FRANCION.xml</text:p>
          </table:table-cell>
          <table:table-cell office:value-type="string" calcext:value-type="string">
            <text:p>./TXT/GILLET_FRANCION.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MARCHAND RIDICULE</text:p>
          </table:table-cell>
          <table:table-cell office:value-type="string" calcext:value-type="string">
            <text:p>GILLOT REGNARD</text:p>
          </table:table-cell>
          <table:table-cell office:value-type="float" office:value="1695" calcext:value-type="float">
            <text:p>1695</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GILLOTREGNARD_MARCHANDRIDICULE.xml</text:p>
          </table:table-cell>
          <table:table-cell office:value-type="string" calcext:value-type="string">
            <text:p>./TXT/GILLOTREGNARD_MARCHANDRIDICULE.txt</text:p>
          </table:table-cell>
          <table:table-cell table:number-columns-repeated="1013"/>
        </table:table-row>
        <table:table-row table:style-name="ro1">
          <table:table-cell table:style-name="ce113" office:value-type="string" calcext:value-type="string">
            <text:p>TheatreClassique</text:p>
          </table:table-cell>
          <table:table-cell table:style-name="ce113" office:value-type="string" calcext:value-type="string">
            <text:p>DON QUICHOTTE DE LA MANCHE</text:p>
          </table:table-cell>
          <table:table-cell table:style-name="ce113" office:value-type="string" calcext:value-type="string">
            <text:p>GUERIN de BOUSCAL, Daniel</text:p>
          </table:table-cell>
          <table:table-cell table:style-name="ce113" office:value-type="float" office:value="1639" calcext:value-type="float">
            <text:p>1639</text:p>
          </table:table-cell>
          <table:table-cell table:style-name="ce113"/>
          <table:table-cell table:style-name="ce113" office:value-type="string" calcext:value-type="string">
            <text:p>Tragi-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GUERINDEBOUSCAL_DOMQUIXOTE.xml</text:p>
          </table:table-cell>
          <table:table-cell table:style-name="ce113" office:value-type="string" calcext:value-type="string">
            <text:p>./TXT/GUERINDEBOUSCAL_DOMQUIXOTE.txt</text:p>
          </table:table-cell>
          <table:table-cell table:style-name="ce113" table:number-columns-repeated="53"/>
          <table:table-cell table:number-columns-repeated="960"/>
        </table:table-row>
        <table:table-row table:style-name="ro1">
          <table:table-cell table:style-name="ce113" office:value-type="string" calcext:value-type="string">
            <text:p>TheatreClassique</text:p>
          </table:table-cell>
          <table:table-cell table:style-name="ce113" office:value-type="string" calcext:value-type="string">
            <text:p>DON QUICHOTTE DE LA MANCHE [suite]</text:p>
          </table:table-cell>
          <table:table-cell table:style-name="ce113" office:value-type="string" calcext:value-type="string">
            <text:p>GUERIN de BOUSCAL, Daniel</text:p>
          </table:table-cell>
          <table:table-cell table:style-name="ce113" office:value-type="float" office:value="1640" calcext:value-type="float">
            <text:p>1640</text:p>
          </table:table-cell>
          <table:table-cell table:style-name="ce113"/>
          <table:table-cell table:style-name="ce113" office:value-type="string" calcext:value-type="string">
            <text:p>Tragi-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GUERINDEBOUSCAL_DOMQUIXOTE2.xml</text:p>
          </table:table-cell>
          <table:table-cell table:style-name="ce113" office:value-type="string" calcext:value-type="string">
            <text:p>./TXT/GUERINDEBOUSCAL_DOMQUIXOTE2.txt</text:p>
          </table:table-cell>
          <table:table-cell table:style-name="ce113" table:number-columns-repeated="53"/>
          <table:table-cell table:number-columns-repeated="960"/>
        </table:table-row>
        <table:table-row table:style-name="ro1">
          <table:table-cell office:value-type="string" calcext:value-type="string">
            <text:p>TheatreClassique</text:p>
          </table:table-cell>
          <table:table-cell office:value-type="string" calcext:value-type="string">
            <text:p>LE FILS DÉSAVOUÉ</text:p>
          </table:table-cell>
          <table:table-cell office:value-type="string" calcext:value-type="string">
            <text:p>GUERIN de BOUSCAL, Daniel</text:p>
          </table:table-cell>
          <table:table-cell office:value-type="float" office:value="1642" calcext:value-type="float">
            <text:p>1642</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GUERINDEBOUSCAL_FILSDESAVOUE.xml</text:p>
          </table:table-cell>
          <table:table-cell office:value-type="string" calcext:value-type="string">
            <text:p>./TXT/GUERINDEBOUSCAL_FILSDESAVOU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MÉLÉAGRE</text:p>
          </table:table-cell>
          <table:table-cell office:value-type="string" calcext:value-type="string">
            <text:p>HARDY, Alexandre</text:p>
          </table:table-cell>
          <table:table-cell office:value-type="float" office:value="1604" calcext:value-type="float">
            <text:p>1604</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HARDY_MELEAGRE.xml</text:p>
          </table:table-cell>
          <table:table-cell office:value-type="string" calcext:value-type="string">
            <text:p>./TXT/HARDY_MELEAGR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COCHER SUPPOSÉ</text:p>
          </table:table-cell>
          <table:table-cell office:value-type="string" calcext:value-type="string">
            <text:p>HAUTEROCHE</text:p>
          </table:table-cell>
          <table:table-cell office:value-type="float" office:value="1684" calcext:value-type="float">
            <text:p>1684</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HAUTEROCHE_COCHERSUPPOSE.xml</text:p>
          </table:table-cell>
          <table:table-cell office:value-type="string" calcext:value-type="string">
            <text:p>./TXT/HAUTEROCHE_COCHERSUPPOS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SOLIMAN</text:p>
          </table:table-cell>
          <table:table-cell office:value-type="string" calcext:value-type="string">
            <text:p>JAQUELIN</text:p>
          </table:table-cell>
          <table:table-cell office:value-type="float" office:value="1653" calcext:value-type="float">
            <text:p>1653</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JAQUELIN_SOLIMAN.xml</text:p>
          </table:table-cell>
          <table:table-cell office:value-type="string" calcext:value-type="string">
            <text:p>empty</text:p>
          </table:table-cell>
          <table:table-cell table:number-columns-repeated="1013"/>
        </table:table-row>
        <table:table-row table:style-name="ro1">
          <table:table-cell table:style-name="ce113" office:value-type="string" calcext:value-type="string">
            <text:p>TheatreClassique</text:p>
          </table:table-cell>
          <table:table-cell table:style-name="ce113" office:value-type="string" calcext:value-type="string">
            <text:p>CLÉOPÂTRE CAPTIVE</text:p>
          </table:table-cell>
          <table:table-cell table:style-name="ce113" office:value-type="string" calcext:value-type="string">
            <text:p>JODELLE, Estienne</text:p>
          </table:table-cell>
          <table:table-cell table:style-name="ce113" office:value-type="float" office:value="1574" calcext:value-type="float">
            <text:p>1574</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JODELLE_CLEOPATRE.xml</text:p>
          </table:table-cell>
          <table:table-cell table:style-name="ce113" office:value-type="string" calcext:value-type="string">
            <text:p>./TXT/JODELLE_CLEOPATRE.txt</text:p>
          </table:table-cell>
          <table:table-cell table:style-name="ce113" table:number-columns-repeated="2"/>
          <table:table-cell table:number-columns-repeated="1011"/>
        </table:table-row>
        <table:table-row table:style-name="ro1">
          <table:table-cell table:style-name="ce113" office:value-type="string" calcext:value-type="string">
            <text:p>TheatreClassique</text:p>
          </table:table-cell>
          <table:table-cell table:style-name="ce113" office:value-type="string" calcext:value-type="string">
            <text:p>DIDON SE SACRIFIANT</text:p>
          </table:table-cell>
          <table:table-cell table:style-name="ce113" office:value-type="string" calcext:value-type="string">
            <text:p>JODELLE, Estienne</text:p>
          </table:table-cell>
          <table:table-cell table:style-name="ce113" office:value-type="float" office:value="1574" calcext:value-type="float">
            <text:p>1574</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JODELLE_DIDON.xml</text:p>
          </table:table-cell>
          <table:table-cell table:style-name="ce113" office:value-type="string" calcext:value-type="string">
            <text:p>./TXT/JODELLE_DIDON.txt</text:p>
          </table:table-cell>
          <table:table-cell table:style-name="ce113" table:number-columns-repeated="2"/>
          <table:table-cell table:number-columns-repeated="1011"/>
        </table:table-row>
        <table:table-row table:style-name="ro1">
          <table:table-cell table:style-name="ce113" office:value-type="string" calcext:value-type="string">
            <text:p>TheatreClassique</text:p>
          </table:table-cell>
          <table:table-cell table:style-name="ce113" office:value-type="string" calcext:value-type="string">
            <text:p>L'EUGÈNE</text:p>
          </table:table-cell>
          <table:table-cell table:style-name="ce113" office:value-type="string" calcext:value-type="string">
            <text:p>JODELLE, Estienne</text:p>
          </table:table-cell>
          <table:table-cell table:style-name="ce113" office:value-type="float" office:value="1574" calcext:value-type="float">
            <text:p>1574</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JODELLE_EUGENE.xml</text:p>
          </table:table-cell>
          <table:table-cell table:style-name="ce113" office:value-type="string" calcext:value-type="string">
            <text:p>./TXT/JODELLE_EUGENE.txt</text:p>
          </table:table-cell>
          <table:table-cell table:style-name="ce113" table:number-columns-repeated="2"/>
          <table:table-cell table:number-columns-repeated="1011"/>
        </table:table-row>
        <table:table-row table:style-name="ro1">
          <table:table-cell office:value-type="string" calcext:value-type="string">
            <text:p>TheatreClassique</text:p>
          </table:table-cell>
          <table:table-cell office:value-type="string" calcext:value-type="string">
            <text:p>LA BRADAMANTE</text:p>
          </table:table-cell>
          <table:table-cell office:value-type="string" calcext:value-type="string">
            <text:p>LA CALPRENEDE, Gautier Costes de</text:p>
          </table:table-cell>
          <table:table-cell office:value-type="float" office:value="1637" calcext:value-type="float">
            <text:p>1637</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LACALPRENEDE_BRADAMANTE.xml</text:p>
          </table:table-cell>
          <table:table-cell office:value-type="string" calcext:value-type="string">
            <text:p>./TXT/LACALPRENEDE_BRADAMANT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CLARIONTE</text:p>
          </table:table-cell>
          <table:table-cell office:value-type="string" calcext:value-type="string">
            <text:p>LA CALPRENEDE, Gautier Costes de</text:p>
          </table:table-cell>
          <table:table-cell office:value-type="float" office:value="1637" calcext:value-type="float">
            <text:p>1637</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LACALPRENEDE_CLARIONTE.xml</text:p>
          </table:table-cell>
          <table:table-cell office:value-type="string" calcext:value-type="string">
            <text:p>./TXT/LACALPRENEDE_CLARIONT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COMTE D'ESSEX</text:p>
          </table:table-cell>
          <table:table-cell office:value-type="string" calcext:value-type="string">
            <text:p>LA CALPRENEDE, Gautier Costes de</text:p>
          </table:table-cell>
          <table:table-cell office:value-type="float" office:value="1654" calcext:value-type="float">
            <text:p>1654</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LACALPRENEDE_COMTEDESSEX.xml</text:p>
          </table:table-cell>
          <table:table-cell office:value-type="string" calcext:value-type="string">
            <text:p>./TXT/LACALPRENEDE_COMTEDESSEX.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ÉDOUARD</text:p>
          </table:table-cell>
          <table:table-cell office:value-type="string" calcext:value-type="string">
            <text:p>LA CALPRENEDE, Gautier Costes de</text:p>
          </table:table-cell>
          <table:table-cell office:value-type="float" office:value="1640" calcext:value-type="float">
            <text:p>1640</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LACALPRENEDE_EDOUARD.xml</text:p>
          </table:table-cell>
          <table:table-cell office:value-type="string" calcext:value-type="string">
            <text:p>./TXT/LACALPRENEDE_EDOUARD.txt</text:p>
          </table:table-cell>
          <table:table-cell table:number-columns-repeated="1013"/>
        </table:table-row>
        <table:table-row table:style-name="ro1">
          <table:table-cell table:style-name="ce113" office:value-type="string" calcext:value-type="string">
            <text:p>TheatreClassique</text:p>
          </table:table-cell>
          <table:table-cell table:style-name="ce113" office:value-type="string" calcext:value-type="string">
            <text:p>LA MORT DES ENFANTS D'HÉRODE</text:p>
          </table:table-cell>
          <table:table-cell table:style-name="ce113" office:value-type="string" calcext:value-type="string">
            <text:p>LA CALPRENEDE, Gautier Costes de</text:p>
          </table:table-cell>
          <table:table-cell table:style-name="ce113" office:value-type="float" office:value="1639" calcext:value-type="float">
            <text:p>1639</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LACALPRENEDE_ENFANTSDHERODE.xml</text:p>
          </table:table-cell>
          <table:table-cell table:style-name="ce113" office:value-type="string" calcext:value-type="string">
            <text:p>./TXT/LACALPRENEDE_ENFANTSDHERODE.txt</text:p>
          </table:table-cell>
          <table:table-cell table:style-name="ce113" table:number-columns-repeated="53"/>
          <table:table-cell table:number-columns-repeated="960"/>
        </table:table-row>
        <table:table-row table:style-name="ro1">
          <table:table-cell office:value-type="string" calcext:value-type="string">
            <text:p>TheatreClassique</text:p>
          </table:table-cell>
          <table:table-cell office:value-type="string" calcext:value-type="string">
            <text:p>HERMÉNÉGILDE</text:p>
          </table:table-cell>
          <table:table-cell office:value-type="string" calcext:value-type="string">
            <text:p>LA CALPRENEDE, Gautier Costes de</text:p>
          </table:table-cell>
          <table:table-cell office:value-type="float" office:value="1644" calcext:value-type="float">
            <text:p>1644</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LACALPRENEDE_HERMENEGILDE.xml</text:p>
          </table:table-cell>
          <table:table-cell office:value-type="string" calcext:value-type="string">
            <text:p>./TXT/LACALPRENEDE_HERMENEGILD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JEANNE</text:p>
          </table:table-cell>
          <table:table-cell office:value-type="string" calcext:value-type="string">
            <text:p>LA CALPRENEDE, Gautier Costes de</text:p>
          </table:table-cell>
          <table:table-cell office:value-type="float" office:value="1638" calcext:value-type="float">
            <text:p>1638</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LACALPRENEDE_JEANNE.xml</text:p>
          </table:table-cell>
          <table:table-cell office:value-type="string" calcext:value-type="string">
            <text:p>./TXT/LACALPRENEDE_JEANN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MORT DE MITRIDATE</text:p>
          </table:table-cell>
          <table:table-cell office:value-type="string" calcext:value-type="string">
            <text:p>LA CALPRENEDE, Gautier Costes de</text:p>
          </table:table-cell>
          <table:table-cell office:value-type="float" office:value="1637" calcext:value-type="float">
            <text:p>1637</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LACALPRENEDE_MORTMITRHIDATE.xml</text:p>
          </table:table-cell>
          <table:table-cell office:value-type="string" calcext:value-type="string">
            <text:p>./TXT/LACALPRENEDE_MORTMITRHIDAT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PHALANTE</text:p>
          </table:table-cell>
          <table:table-cell office:value-type="string" calcext:value-type="string">
            <text:p>LA CALPRENEDE, Gautier Costes de</text:p>
          </table:table-cell>
          <table:table-cell office:value-type="float" office:value="1642" calcext:value-type="float">
            <text:p>1642</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LACALPRENEDE_PHALANTE.xml</text:p>
          </table:table-cell>
          <table:table-cell office:value-type="string" calcext:value-type="string">
            <text:p>./TXT/LACALPRENEDE_PHALANT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ZAÏDE</text:p>
          </table:table-cell>
          <table:table-cell office:value-type="string" calcext:value-type="string">
            <text:p>LA CHAPELLE, Jean de</text:p>
          </table:table-cell>
          <table:table-cell office:value-type="float" office:value="1681" calcext:value-type="float">
            <text:p>1681</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LACHAPELLE_ZAIDE.xml</text:p>
          </table:table-cell>
          <table:table-cell office:value-type="string" calcext:value-type="string">
            <text:p>./TXT/LACHAPELLE_ZAID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GUERRE COMIQUE</text:p>
          </table:table-cell>
          <table:table-cell office:value-type="string" calcext:value-type="string">
            <text:p>LA CROIX</text:p>
          </table:table-cell>
          <table:table-cell office:value-type="float" office:value="1664" calcext:value-type="float">
            <text:p>1664</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LACROIX_GUERRECOMIQUE.xml</text:p>
          </table:table-cell>
          <table:table-cell office:value-type="string" calcext:value-type="string">
            <text:p>./TXT/LACROIX_GUERRECOMIQU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CHILLE</text:p>
          </table:table-cell>
          <table:table-cell office:value-type="string" calcext:value-type="string">
            <text:p>LA FONTAINE, Jean de</text:p>
          </table:table-cell>
          <table:table-cell office:value-type="float" office:value="1683" calcext:value-type="float">
            <text:p>1683</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LAFONTAINE_ACHILLE.xml</text:p>
          </table:table-cell>
          <table:table-cell office:value-type="string" calcext:value-type="string">
            <text:p>./TXT/LAFONTAINE_ACHILL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STRÉE</text:p>
          </table:table-cell>
          <table:table-cell office:value-type="string" calcext:value-type="string">
            <text:p>LA FONTAINE, Jean de</text:p>
          </table:table-cell>
          <table:table-cell office:value-type="float" office:value="1691" calcext:value-type="float">
            <text:p>1691</text:p>
          </table:table-cell>
          <table:table-cell/>
          <table:table-cell office:value-type="string" calcext:value-type="string">
            <text:p>Tragédie lyriqu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LAFONTAINE_ASTREE.xml</text:p>
          </table:table-cell>
          <table:table-cell office:value-type="string" calcext:value-type="string">
            <text:p>./TXT/LAFONTAINE_ASTRE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CLIMÈNE</text:p>
          </table:table-cell>
          <table:table-cell office:value-type="string" calcext:value-type="string">
            <text:p>LA FONTAINE, Jean de</text:p>
          </table:table-cell>
          <table:table-cell office:value-type="float" office:value="1671" calcext:value-type="float">
            <text:p>1671</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LAFONTAINE_CLIMENE.xml</text:p>
          </table:table-cell>
          <table:table-cell office:value-type="string" calcext:value-type="string">
            <text:p>./TXT/LAFONTAINE_CLIMEN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DAPHNÉ</text:p>
          </table:table-cell>
          <table:table-cell office:value-type="string" calcext:value-type="string">
            <text:p>LA FONTAINE, Jean de</text:p>
          </table:table-cell>
          <table:table-cell office:value-type="float" office:value="1682" calcext:value-type="float">
            <text:p>1682</text:p>
          </table:table-cell>
          <table:table-cell/>
          <table:table-cell office:value-type="string" calcext:value-type="string">
            <text:p>Opéra</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LAFONTAINE_DAPHNE.xml</text:p>
          </table:table-cell>
          <table:table-cell office:value-type="string" calcext:value-type="string">
            <text:p>./TXT/LAFONTAINE_DAPHN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UNUQUE</text:p>
          </table:table-cell>
          <table:table-cell office:value-type="string" calcext:value-type="string">
            <text:p>LA FONTAINE, Jean de</text:p>
          </table:table-cell>
          <table:table-cell office:value-type="float" office:value="1654" calcext:value-type="float">
            <text:p>1654</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LAFONTAINE_EUNUQUE.xml</text:p>
          </table:table-cell>
          <table:table-cell office:value-type="string" calcext:value-type="string">
            <text:p>./TXT/LAFONTAINE_EUNUQU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FLORENTIN</text:p>
          </table:table-cell>
          <table:table-cell office:value-type="string" calcext:value-type="string">
            <text:p>LA FONTAINE, Jean de</text:p>
          </table:table-cell>
          <table:table-cell office:value-type="float" office:value="1685" calcext:value-type="float">
            <text:p>1685</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LAFONTAINE_FLORENTIN.xml</text:p>
          </table:table-cell>
          <table:table-cell office:value-type="string" calcext:value-type="string">
            <text:p>./TXT/LAFONTAINE_FLORENTIN.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GALATÉE</text:p>
          </table:table-cell>
          <table:table-cell office:value-type="string" calcext:value-type="string">
            <text:p>LA FONTAINE, Jean de</text:p>
          </table:table-cell>
          <table:table-cell office:value-type="float" office:value="1682" calcext:value-type="float">
            <text:p>1682</text:p>
          </table:table-cell>
          <table:table-cell/>
          <table:table-cell office:value-type="string" calcext:value-type="string">
            <text:p>Opéra</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LAFONTAINE_GALATEE.xml</text:p>
          </table:table-cell>
          <table:table-cell office:value-type="string" calcext:value-type="string">
            <text:p>./TXT/LAFONTAINE_GALATE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RAGOTIN OU LE ROMAN COMIQUE</text:p>
          </table:table-cell>
          <table:table-cell office:value-type="string" calcext:value-type="string">
            <text:p>LA FONTAINE, Jean de</text:p>
          </table:table-cell>
          <table:table-cell office:value-type="float" office:value="1684" calcext:value-type="float">
            <text:p>1684</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LAFONTAINE_RAGOTIN.xml</text:p>
          </table:table-cell>
          <table:table-cell office:value-type="string" calcext:value-type="string">
            <text:p>./TXT/LAFONTAINE_RAGOTIN.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RIEURS DU BEAU-RICHARD</text:p>
          </table:table-cell>
          <table:table-cell office:value-type="string" calcext:value-type="string">
            <text:p>LA FONTAINE, Jean de</text:p>
          </table:table-cell>
          <table:table-cell office:value-type="float" office:value="1659" calcext:value-type="float">
            <text:p>1659</text:p>
          </table:table-cell>
          <table:table-cell/>
          <table:table-cell office:value-type="string" calcext:value-type="string">
            <text:p>Ballet</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LAFONTAINE_RIEURSDUBEAURICHARD.xml</text:p>
          </table:table-cell>
          <table:table-cell office:value-type="string" calcext:value-type="string">
            <text:p>./TXT/LAFONTAINE_RIEURSDUBEAURICHARD.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JOUEUSE DUPÉE</text:p>
          </table:table-cell>
          <table:table-cell office:value-type="string" calcext:value-type="string">
            <text:p>LA FORGE</text:p>
          </table:table-cell>
          <table:table-cell office:value-type="float" office:value="1664" calcext:value-type="float">
            <text:p>1664</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LAFORGE_JOUEUSEDUPEE.xml</text:p>
          </table:table-cell>
          <table:table-cell office:value-type="string" calcext:value-type="string">
            <text:p>./TXT/LAFORGE_JOUEUSEDUPE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MÉLÉAGRE</text:p>
          </table:table-cell>
          <table:table-cell office:value-type="string" calcext:value-type="string">
            <text:p>LA GRANGE CHANCEL, François-Joseph de</text:p>
          </table:table-cell>
          <table:table-cell office:value-type="float" office:value="1699" calcext:value-type="float">
            <text:p>1699</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LAGRANGECHANCEL_MELEAGRE.xml</text:p>
          </table:table-cell>
          <table:table-cell office:value-type="string" calcext:value-type="string">
            <text:p>./TXT/LAGRANGECHANCEL_MELEAGR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ORESTE ET PYLADE</text:p>
          </table:table-cell>
          <table:table-cell office:value-type="string" calcext:value-type="string">
            <text:p>LA GRANGE CHANCEL, François-Joseph de</text:p>
          </table:table-cell>
          <table:table-cell office:value-type="float" office:value="1697" calcext:value-type="float">
            <text:p>1697</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LAGRANGECHANCEL_ORESTE.xml</text:p>
          </table:table-cell>
          <table:table-cell office:value-type="string" calcext:value-type="string">
            <text:p>empty</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ELOMIRE HYPOCONDRE</text:p>
          </table:table-cell>
          <table:table-cell office:value-type="string" calcext:value-type="string">
            <text:p>CHALUSSAY, Le Boulanger de</text:p>
          </table:table-cell>
          <table:table-cell office:value-type="float" office:value="1670" calcext:value-type="float">
            <text:p>1670</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LEBOULANGERCHALUSSAY_ELOMIREHYPOCONDRE.xml</text:p>
          </table:table-cell>
          <table:table-cell office:value-type="string" calcext:value-type="string">
            <text:p>./TXT/LEBOULANGERCHALUSSAY_ELOMIREHYPOCONDR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IPHIGÉNIE</text:p>
          </table:table-cell>
          <table:table-cell office:value-type="string" calcext:value-type="string">
            <text:p>LECLERC, Michel</text:p>
          </table:table-cell>
          <table:table-cell office:value-type="float" office:value="1675" calcext:value-type="float">
            <text:p>1675</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LECLERC_IPHIGENIE.xml</text:p>
          </table:table-cell>
          <table:table-cell office:value-type="string" calcext:value-type="string">
            <text:p>./TXT/LECLERC_IPHIGENI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CIBISME</text:p>
          </table:table-cell>
          <table:table-cell office:value-type="string" calcext:value-type="string">
            <text:p>LE NOBLE, Eustache</text:p>
          </table:table-cell>
          <table:table-cell office:value-type="float" office:value="1689" calcext:value-type="float">
            <text:p>1689</text:p>
          </table:table-cell>
          <table:table-cell/>
          <table:table-cell office:value-type="string" calcext:value-type="string">
            <text:p>Dialogu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LENOBLE_CIBISME.xml</text:p>
          </table:table-cell>
          <table:table-cell office:value-type="string" calcext:value-type="string">
            <text:p>./TXT/LENOBLE_CIBISM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ENTRETIEN DE SCARRON ET DE MOLIÈRE</text:p>
          </table:table-cell>
          <table:table-cell office:value-type="string" calcext:value-type="string">
            <text:p>LE NOBLE, Eustache</text:p>
          </table:table-cell>
          <table:table-cell office:value-type="float" office:value="1690" calcext:value-type="float">
            <text:p>1690</text:p>
          </table:table-cell>
          <table:table-cell/>
          <table:table-cell office:value-type="string" calcext:value-type="string">
            <text:p>Dialogu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LENOBLE_ENTRETIENSCARRONMOLIERE.xml</text:p>
          </table:table-cell>
          <table:table-cell office:value-type="string" calcext:value-type="string">
            <text:p>./TXT/LENOBLE_ENTRETIENSCARRONMOLIER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THÉÂTRE DE NEPTUNE EN LA NOUVELLE-FRANCE</text:p>
          </table:table-cell>
          <table:table-cell office:value-type="string" calcext:value-type="string">
            <text:p>LESCARBOT, Marc</text:p>
          </table:table-cell>
          <table:table-cell office:value-type="float" office:value="1612" calcext:value-type="float">
            <text:p>1612</text:p>
          </table:table-cell>
          <table:table-cell/>
          <table:table-cell office:value-type="string" calcext:value-type="string">
            <text:p>Pièc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LESCARBOT_NEPTUNE.xml</text:p>
          </table:table-cell>
          <table:table-cell office:value-type="string" calcext:value-type="string">
            <text:p>empty</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BELLE ESCLAVE</text:p>
          </table:table-cell>
          <table:table-cell office:value-type="string" calcext:value-type="string">
            <text:p>L'ESTOILE, Claude</text:p>
          </table:table-cell>
          <table:table-cell office:value-type="float" office:value="1643" calcext:value-type="float">
            <text:p>1643</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LESTOILE_BELLEESCLAVE.xml</text:p>
          </table:table-cell>
          <table:table-cell office:value-type="string" calcext:value-type="string">
            <text:p>empty</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INTRIGUE DES FILOUS</text:p>
          </table:table-cell>
          <table:table-cell office:value-type="string" calcext:value-type="string">
            <text:p>L'ESTOILE, Claude</text:p>
          </table:table-cell>
          <table:table-cell office:value-type="float" office:value="1648" calcext:value-type="float">
            <text:p>1648</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LESTOILE_INTRIGUEDESFILOUS.xml</text:p>
          </table:table-cell>
          <table:table-cell office:value-type="string" calcext:value-type="string">
            <text:p>empty</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MAÎTRE GALIMATHIAS POUR LE GRAND BAL</text:p>
          </table:table-cell>
          <table:table-cell office:value-type="string" calcext:value-type="string">
            <text:p>LESTOILE, Claude de</text:p>
          </table:table-cell>
          <table:table-cell office:value-type="float" office:value="1626" calcext:value-type="float">
            <text:p>1626</text:p>
          </table:table-cell>
          <table:table-cell/>
          <table:table-cell office:value-type="string" calcext:value-type="string">
            <text:p>Ballet</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LESTOILE_MAISTREGALIMATHIAS.xml</text:p>
          </table:table-cell>
          <table:table-cell office:value-type="string" calcext:value-type="string">
            <text:p>empty</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GRAND SÉLIM</text:p>
          </table:table-cell>
          <table:table-cell office:value-type="string" calcext:value-type="string">
            <text:p>LE VAYER de BOUTIGNY, Roland</text:p>
          </table:table-cell>
          <table:table-cell office:value-type="float" office:value="1645" calcext:value-type="float">
            <text:p>1645</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LEVAYER_GRANDSELIM.xml</text:p>
          </table:table-cell>
          <table:table-cell office:value-type="string" calcext:value-type="string">
            <text:p>./TXT/LEVAYER_GRANDSELIM.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MÉDÉE</text:p>
          </table:table-cell>
          <table:table-cell office:value-type="string" calcext:value-type="string">
            <text:p>LONGEPIERRE, Hilaire-Bernard de</text:p>
          </table:table-cell>
          <table:table-cell office:value-type="float" office:value="1694" calcext:value-type="float">
            <text:p>1694</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LONGEPIERRE_MEDEE.xml</text:p>
          </table:table-cell>
          <table:table-cell office:value-type="string" calcext:value-type="string">
            <text:p>./TXT/LONGEPIERRE_MEDE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RTAXERXE</text:p>
          </table:table-cell>
          <table:table-cell office:value-type="string" calcext:value-type="string">
            <text:p>MAGNON, Jean</text:p>
          </table:table-cell>
          <table:table-cell office:value-type="float" office:value="1645" calcext:value-type="float">
            <text:p>1645</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MAGNON_ARTAXERXE.xml</text:p>
          </table:table-cell>
          <table:table-cell office:value-type="string" calcext:value-type="string">
            <text:p>./TXT/MAGNON_ARTAXERX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JEANNE DE NAPLES</text:p>
          </table:table-cell>
          <table:table-cell office:value-type="string" calcext:value-type="string">
            <text:p>MAGNON, Jean</text:p>
          </table:table-cell>
          <table:table-cell office:value-type="float" office:value="1656" calcext:value-type="float">
            <text:p>1656</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MAGNON_JEANNEDENAPLES.xml</text:p>
          </table:table-cell>
          <table:table-cell office:value-type="string" calcext:value-type="string">
            <text:p>./TXT/MAGNON_JEANNEDENAPLE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JOSAPHAT</text:p>
          </table:table-cell>
          <table:table-cell office:value-type="string" calcext:value-type="string">
            <text:p>MAGNON, Jean</text:p>
          </table:table-cell>
          <table:table-cell office:value-type="float" office:value="1647" calcext:value-type="float">
            <text:p>1647</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MAGNON_JOSAPHAT.xml</text:p>
          </table:table-cell>
          <table:table-cell office:value-type="string" calcext:value-type="string">
            <text:p>./TXT/MAGNON_JOSAPHAT.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MARIAGE D'OROONDATE ET DE STATIRA</text:p>
          </table:table-cell>
          <table:table-cell office:value-type="string" calcext:value-type="string">
            <text:p>MAGNON, Jean</text:p>
          </table:table-cell>
          <table:table-cell office:value-type="float" office:value="1648" calcext:value-type="float">
            <text:p>1648</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MAGNON_MARIAGEOROONDATE.xml</text:p>
          </table:table-cell>
          <table:table-cell office:value-type="string" calcext:value-type="string">
            <text:p>./TXT/MAGNON_MARIAGEOROONDAT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SÉJANUS</text:p>
          </table:table-cell>
          <table:table-cell office:value-type="string" calcext:value-type="string">
            <text:p>MAGNON, Jean</text:p>
          </table:table-cell>
          <table:table-cell office:value-type="float" office:value="1647" calcext:value-type="float">
            <text:p>1647</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MAGNON_SEJANUS.xml</text:p>
          </table:table-cell>
          <table:table-cell office:value-type="string" calcext:value-type="string">
            <text:p>./TXT/MAGNON_SEJANU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TAMERLAN</text:p>
          </table:table-cell>
          <table:table-cell office:value-type="string" calcext:value-type="string">
            <text:p>MAGNON, Jean</text:p>
          </table:table-cell>
          <table:table-cell office:value-type="float" office:value="1648" calcext:value-type="float">
            <text:p>1648</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MAGNON_TAMERLAN.xml</text:p>
          </table:table-cell>
          <table:table-cell office:value-type="string" calcext:value-type="string">
            <text:p>./TXT/MAGNON_TAMERLAN.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ZÉNOBIE, REINE DE PALMIRE</text:p>
          </table:table-cell>
          <table:table-cell office:value-type="string" calcext:value-type="string">
            <text:p>MAGNON, Jean</text:p>
          </table:table-cell>
          <table:table-cell office:value-type="float" office:value="1660" calcext:value-type="float">
            <text:p>1660</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MAGNON_ZENOBIE.xml</text:p>
          </table:table-cell>
          <table:table-cell office:value-type="string" calcext:value-type="string">
            <text:p>./TXT/MAGNON_ZENOBI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THÉNAÏS</text:p>
          </table:table-cell>
          <table:table-cell office:value-type="string" calcext:value-type="string">
            <text:p>MAIRET, Jean</text:p>
          </table:table-cell>
          <table:table-cell office:value-type="float" office:value="1642" calcext:value-type="float">
            <text:p>1642</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MAIRET_ATHENAIS.xml</text:p>
          </table:table-cell>
          <table:table-cell office:value-type="string" calcext:value-type="string">
            <text:p>./TXT/MAIRET_ATHENAI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ILLUSTRE CORSAIRE</text:p>
          </table:table-cell>
          <table:table-cell office:value-type="string" calcext:value-type="string">
            <text:p>MAIRET, Jean</text:p>
          </table:table-cell>
          <table:table-cell office:value-type="float" office:value="1640" calcext:value-type="float">
            <text:p>1640</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MAIRET_ILLUSTRECORSAIRE.xml</text:p>
          </table:table-cell>
          <table:table-cell office:value-type="string" calcext:value-type="string">
            <text:p>./TXT/MAIRET_ILLUSTRECORSAIR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SOPHONISBE</text:p>
          </table:table-cell>
          <table:table-cell office:value-type="string" calcext:value-type="string">
            <text:p>MAIRET, Jean</text:p>
          </table:table-cell>
          <table:table-cell office:value-type="float" office:value="1635" calcext:value-type="float">
            <text:p>1635</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MAIRET_SOPHONISBE.xml</text:p>
          </table:table-cell>
          <table:table-cell office:value-type="string" calcext:value-type="string">
            <text:p>./TXT/MAIRET_SOPHONISB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COUR BERGÈRE</text:p>
          </table:table-cell>
          <table:table-cell office:value-type="string" calcext:value-type="string">
            <text:p>MARESCHAL, André</text:p>
          </table:table-cell>
          <table:table-cell office:value-type="float" office:value="1640" calcext:value-type="float">
            <text:p>1640</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MARESCHALA_COURBERGERE.xml</text:p>
          </table:table-cell>
          <table:table-cell office:value-type="string" calcext:value-type="string">
            <text:p>./TXT/MARESCHALA_COURBERGER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DICTATEUR ROMAIN</text:p>
          </table:table-cell>
          <table:table-cell office:value-type="string" calcext:value-type="string">
            <text:p>MARESCHAL, André</text:p>
          </table:table-cell>
          <table:table-cell office:value-type="float" office:value="1646" calcext:value-type="float">
            <text:p>1646</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MARESCHALA_DICTATEURROMAIN.xml</text:p>
          </table:table-cell>
          <table:table-cell office:value-type="string" calcext:value-type="string">
            <text:p>./TXT/MARESCHALA_DICTATEURROMAIN.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GÉNÉREUSE ALLEMANDE</text:p>
          </table:table-cell>
          <table:table-cell office:value-type="string" calcext:value-type="string">
            <text:p>MARESCHAL, André</text:p>
          </table:table-cell>
          <table:table-cell office:value-type="float" office:value="1630" calcext:value-type="float">
            <text:p>1630</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MARESCHALA_GENEREUSEALLEMANDE.xml</text:p>
          </table:table-cell>
          <table:table-cell office:value-type="string" calcext:value-type="string">
            <text:p>./TXT/MARESCHALA_GENEREUSEALLEMAND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GÉNÉREUSE ALLEMANDE</text:p>
          </table:table-cell>
          <table:table-cell office:value-type="string" calcext:value-type="string">
            <text:p>MARESCHAL, André</text:p>
          </table:table-cell>
          <table:table-cell office:value-type="float" office:value="1631" calcext:value-type="float">
            <text:p>1631</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MARESCHALA_GENEREUSEALLEMANDE2.xml</text:p>
          </table:table-cell>
          <table:table-cell office:value-type="string" calcext:value-type="string">
            <text:p>./TXT/MARESCHALA_GENEREUSEALLEMANDE2.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INCONSTANCE D'HYLAS</text:p>
          </table:table-cell>
          <table:table-cell office:value-type="string" calcext:value-type="string">
            <text:p>MARESCHAL, André</text:p>
          </table:table-cell>
          <table:table-cell office:value-type="float" office:value="1635" calcext:value-type="float">
            <text:p>1635</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MARESCHALA_INCONSTANCEDHYLAS.xml</text:p>
          </table:table-cell>
          <table:table-cell office:value-type="string" calcext:value-type="string">
            <text:p>./TXT/MARESCHALA_INCONSTANCEDHYLA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JUGEMENT ÉQUITABLE DE CHARLES LE HARDY DERNIER DUC DE BOURGOGNE</text:p>
          </table:table-cell>
          <table:table-cell office:value-type="string" calcext:value-type="string">
            <text:p>MARESCHAL, André</text:p>
          </table:table-cell>
          <table:table-cell office:value-type="float" office:value="1646" calcext:value-type="float">
            <text:p>1646</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MARESCHALA_JUGEMENT.xml</text:p>
          </table:table-cell>
          <table:table-cell office:value-type="string" calcext:value-type="string">
            <text:p>./TXT/MARESCHALA_JUGEMENT.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MAUZOLÉE</text:p>
          </table:table-cell>
          <table:table-cell office:value-type="string" calcext:value-type="string">
            <text:p>MARESCHAL, André</text:p>
          </table:table-cell>
          <table:table-cell office:value-type="float" office:value="1642" calcext:value-type="float">
            <text:p>1642</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MARESCHALA_MAUZOLEE.xml</text:p>
          </table:table-cell>
          <table:table-cell office:value-type="string" calcext:value-type="string">
            <text:p>./TXT/MARESCHALA_MAUZOLEE.txt</text:p>
          </table:table-cell>
          <table:table-cell table:number-columns-repeated="1013"/>
        </table:table-row>
        <table:table-row table:style-name="ro1">
          <table:table-cell table:style-name="ce113" office:value-type="string" calcext:value-type="string">
            <text:p>TheatreClassique</text:p>
          </table:table-cell>
          <table:table-cell table:style-name="ce113" office:value-type="string" calcext:value-type="string">
            <text:p>LE RAILLEUR</text:p>
          </table:table-cell>
          <table:table-cell table:style-name="ce113" office:value-type="string" calcext:value-type="string">
            <text:p>MARESCHAL, André</text:p>
          </table:table-cell>
          <table:table-cell table:style-name="ce113" office:value-type="float" office:value="1638" calcext:value-type="float">
            <text:p>1638</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ARESCHALA_RAILLEUR.xml</text:p>
          </table:table-cell>
          <table:table-cell table:style-name="ce113" office:value-type="string" calcext:value-type="string">
            <text:p>./TXT/MARESCHALA_RAILLEUR.txt</text:p>
          </table:table-cell>
          <table:table-cell table:style-name="ce113" table:number-columns-repeated="53"/>
          <table:table-cell table:number-columns-repeated="960"/>
        </table:table-row>
        <table:table-row table:style-name="ro1">
          <table:table-cell office:value-type="string" calcext:value-type="string">
            <text:p>TheatreClassique</text:p>
          </table:table-cell>
          <table:table-cell office:value-type="string" calcext:value-type="string">
            <text:p>LA SOEUR VALEUREUSE</text:p>
          </table:table-cell>
          <table:table-cell office:value-type="string" calcext:value-type="string">
            <text:p>MARESCHAL, André</text:p>
          </table:table-cell>
          <table:table-cell office:value-type="float" office:value="1634" calcext:value-type="float">
            <text:p>1634</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MARESCHALA_SOEURVALEUREUSE.xml</text:p>
          </table:table-cell>
          <table:table-cell office:value-type="string" calcext:value-type="string">
            <text:p>./TXT/MARESCHALA_SOEURVALEUREUS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VÉRITABLE CAPITAN MATAMORE</text:p>
          </table:table-cell>
          <table:table-cell office:value-type="string" calcext:value-type="string">
            <text:p>MARESCHAL, André</text:p>
          </table:table-cell>
          <table:table-cell office:value-type="float" office:value="1640" calcext:value-type="float">
            <text:p>1640</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MARESCHALA_VERITABLECAPITAINEMATAMORE.xml</text:p>
          </table:table-cell>
          <table:table-cell office:value-type="string" calcext:value-type="string">
            <text:p>./TXT/MARESCHALA_VERITABLECAPITAINEMATAMOR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ULULAIRE</text:p>
          </table:table-cell>
          <table:table-cell office:value-type="string" calcext:value-type="string">
            <text:p>MAROLLE, Philippe de</text:p>
          </table:table-cell>
          <table:table-cell office:value-type="float" office:value="1660" calcext:value-type="float">
            <text:p>1660</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MAROLLES_AVARICIEUX.xml</text:p>
          </table:table-cell>
          <table:table-cell office:value-type="string" calcext:value-type="string">
            <text:p>empty</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MAGICIENNE ÉTRANGÈRE</text:p>
          </table:table-cell>
          <table:table-cell office:value-type="string" calcext:value-type="string">
            <text:p>MATHIEU, Pierre</text:p>
          </table:table-cell>
          <table:table-cell office:value-type="float" office:value="1617" calcext:value-type="float">
            <text:p>1617</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MATHIEU_MAGICIENNEETRANGERE.xml</text:p>
          </table:table-cell>
          <table:table-cell office:value-type="string" calcext:value-type="string">
            <text:p>./TXT/MATHIEU_MAGICIENNEETRANGERE.txt</text:p>
          </table:table-cell>
          <table:table-cell table:number-columns-repeated="1013"/>
        </table:table-row>
        <table:table-row table:style-name="ro1">
          <table:table-cell table:style-name="ce113" office:value-type="string" calcext:value-type="string">
            <text:p>TheatreClassique</text:p>
          </table:table-cell>
          <table:table-cell table:style-name="ce113" office:value-type="string" calcext:value-type="string">
            <text:p>LES AMANTS MAGNIFIQUES</text:p>
          </table:table-cell>
          <table:table-cell table:style-name="ce113" office:value-type="string" calcext:value-type="string">
            <text:p>MOLIERE</text:p>
          </table:table-cell>
          <table:table-cell table:style-name="ce113" office:value-type="float" office:value="1670" calcext:value-type="float">
            <text:p>1670</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AMANTSMAGNIFIQUES.xml</text:p>
          </table:table-cell>
          <table:table-cell table:style-name="ce113" office:value-type="string" calcext:value-type="string">
            <text:p>./TXT/MOLIERE_AMANTSMAGNIFIQUES.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L'AMOUR MÉDECIN</text:p>
          </table:table-cell>
          <table:table-cell table:style-name="ce113" office:value-type="string" calcext:value-type="string">
            <text:p>MOLIERE</text:p>
          </table:table-cell>
          <table:table-cell table:style-name="ce113" office:value-type="float" office:value="1665" calcext:value-type="float">
            <text:p>1665</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AMOURMEDECIN.xml</text:p>
          </table:table-cell>
          <table:table-cell table:style-name="ce113" office:value-type="string" calcext:value-type="string">
            <text:p>./TXT/MOLIERE_AMOURMEDECIN.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AMPHITRYON</text:p>
          </table:table-cell>
          <table:table-cell table:style-name="ce113" office:value-type="string" calcext:value-type="string">
            <text:p>MOLIERE</text:p>
          </table:table-cell>
          <table:table-cell table:style-name="ce113" office:value-type="float" office:value="1668" calcext:value-type="float">
            <text:p>1668</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AMPHITRYON.xml</text:p>
          </table:table-cell>
          <table:table-cell table:style-name="ce113" office:value-type="string" calcext:value-type="string">
            <text:p>./TXT/MOLIERE_AMPHITRYON.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L'AVARE</text:p>
          </table:table-cell>
          <table:table-cell table:style-name="ce113" office:value-type="string" calcext:value-type="string">
            <text:p>MOLIERE</text:p>
          </table:table-cell>
          <table:table-cell table:style-name="ce113" office:value-type="float" office:value="1669" calcext:value-type="float">
            <text:p>1669</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AVARE.xml</text:p>
          </table:table-cell>
          <table:table-cell table:style-name="ce113" office:value-type="string" calcext:value-type="string">
            <text:p>./TXT/MOLIERE_AVARE.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LE BOURGEOIS GENTILHOMME</text:p>
          </table:table-cell>
          <table:table-cell table:style-name="ce113" office:value-type="string" calcext:value-type="string">
            <text:p>MOLIERE</text:p>
          </table:table-cell>
          <table:table-cell table:style-name="ce113" office:value-type="float" office:value="1671" calcext:value-type="float">
            <text:p>1671</text:p>
          </table:table-cell>
          <table:table-cell table:style-name="ce113"/>
          <table:table-cell table:style-name="ce113" office:value-type="string" calcext:value-type="string">
            <text:p>Comédie-ballet</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BOURGEOISGENTILHOMME.xml</text:p>
          </table:table-cell>
          <table:table-cell table:style-name="ce113" office:value-type="string" calcext:value-type="string">
            <text:p>./TXT/MOLIERE_BOURGEOISGENTILHOMME.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LA COMTESSE D'ESCARBAGNAS</text:p>
          </table:table-cell>
          <table:table-cell table:style-name="ce113" office:value-type="string" calcext:value-type="string">
            <text:p>MOLIERE</text:p>
          </table:table-cell>
          <table:table-cell table:style-name="ce113" office:value-type="float" office:value="1671" calcext:value-type="float">
            <text:p>1671</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COMTESSEESCARBAGNAS.xml</text:p>
          </table:table-cell>
          <table:table-cell table:style-name="ce113" office:value-type="string" calcext:value-type="string">
            <text:p>./TXT/MOLIERE_COMTESSEESCARBAGNAS.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LA CRITIQUE DE L'ÉCOLE DES FEMMES</text:p>
          </table:table-cell>
          <table:table-cell table:style-name="ce113" office:value-type="string" calcext:value-type="string">
            <text:p>MOLIERE</text:p>
          </table:table-cell>
          <table:table-cell table:style-name="ce113" office:value-type="float" office:value="1663" calcext:value-type="float">
            <text:p>1663</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CRITIQUEECOLEDESFEMMES.xml</text:p>
          </table:table-cell>
          <table:table-cell table:style-name="ce113" office:value-type="string" calcext:value-type="string">
            <text:p>./TXT/MOLIERE_CRITIQUEECOLEDESFEMMES.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LE DÉPIT AMOUREUX</text:p>
          </table:table-cell>
          <table:table-cell table:style-name="ce113" office:value-type="string" calcext:value-type="string">
            <text:p>MOLIERE</text:p>
          </table:table-cell>
          <table:table-cell table:style-name="ce113" office:value-type="float" office:value="1656" calcext:value-type="float">
            <text:p>1656</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DEPITAMOUREUX.xml</text:p>
          </table:table-cell>
          <table:table-cell table:style-name="ce113" office:value-type="string" calcext:value-type="string">
            <text:p>./TXT/MOLIERE_DEPITAMOUREUX.txt</text:p>
          </table:table-cell>
          <table:table-cell table:style-name="ce113" table:number-columns-repeated="53"/>
          <table:table-cell table:number-columns-repeated="960"/>
        </table:table-row>
        <table:table-row table:style-name="ro1">
          <table:table-cell table:style-name="ce113" office:value-type="string" calcext:value-type="string">
            <text:p>TheatreClassique</text:p>
          </table:table-cell>
          <table:table-cell table:style-name="ce113" office:value-type="string" calcext:value-type="string">
            <text:p>LE DIVERTISSEMENT DE CHAMBORD</text:p>
          </table:table-cell>
          <table:table-cell table:style-name="ce113" office:value-type="string" calcext:value-type="string">
            <text:p>MOLIERE</text:p>
          </table:table-cell>
          <table:table-cell table:style-name="ce113" office:value-type="float" office:value="1670" calcext:value-type="float">
            <text:p>1670</text:p>
          </table:table-cell>
          <table:table-cell table:style-name="ce113"/>
          <table:table-cell table:style-name="ce113" office:value-type="string" calcext:value-type="string">
            <text:p>Divertissement</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DIVERTISSEMENTCHAMBORD.xml</text:p>
          </table:table-cell>
          <table:table-cell table:style-name="ce113" office:value-type="string" calcext:value-type="string">
            <text:p>./TXT/MOLIERE_DIVERTISSEMENTCHAMBORD.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DON GARCIE DE NAVARRE</text:p>
          </table:table-cell>
          <table:table-cell table:style-name="ce113" office:value-type="string" calcext:value-type="string">
            <text:p>MOLIERE</text:p>
          </table:table-cell>
          <table:table-cell table:style-name="ce113" office:value-type="float" office:value="1682" calcext:value-type="float">
            <text:p>1682</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DOMGARCIEDENAVARRE.xml</text:p>
          </table:table-cell>
          <table:table-cell table:style-name="ce113" office:value-type="string" calcext:value-type="string">
            <text:p>./TXT/MOLIERE_DOMGARCIEDENAVARRE.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DON JUAN OU LE FESTIN DE PIERRE</text:p>
          </table:table-cell>
          <table:table-cell table:style-name="ce113" office:value-type="string" calcext:value-type="string">
            <text:p>MOLIERE</text:p>
          </table:table-cell>
          <table:table-cell table:style-name="ce113" office:value-type="float" office:value="1682" calcext:value-type="float">
            <text:p>1682</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DOMJUAN.xml</text:p>
          </table:table-cell>
          <table:table-cell table:style-name="ce113" office:value-type="string" calcext:value-type="string">
            <text:p>./TXT/MOLIERE_DOMJUAN.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L'ÉCOLE DES FEMMES</text:p>
          </table:table-cell>
          <table:table-cell table:style-name="ce113" office:value-type="string" calcext:value-type="string">
            <text:p>MOLIERE</text:p>
          </table:table-cell>
          <table:table-cell table:style-name="ce113" office:value-type="float" office:value="1663" calcext:value-type="float">
            <text:p>1663</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ECOLEDESFEMMES.xml</text:p>
          </table:table-cell>
          <table:table-cell table:style-name="ce113" office:value-type="string" calcext:value-type="string">
            <text:p>./TXT/MOLIERE_ECOLEDESFEMMES.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L'ÉCOLE DES MARIS</text:p>
          </table:table-cell>
          <table:table-cell table:style-name="ce113" office:value-type="string" calcext:value-type="string">
            <text:p>MOLIERE</text:p>
          </table:table-cell>
          <table:table-cell table:style-name="ce113" office:value-type="float" office:value="1661" calcext:value-type="float">
            <text:p>1661</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ECOLEDESMARIS.xml</text:p>
          </table:table-cell>
          <table:table-cell table:style-name="ce113" office:value-type="string" calcext:value-type="string">
            <text:p>./TXT/MOLIERE_ECOLEDESMARIS.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L'ÉTOURDI</text:p>
          </table:table-cell>
          <table:table-cell table:style-name="ce113" office:value-type="string" calcext:value-type="string">
            <text:p>MOLIERE</text:p>
          </table:table-cell>
          <table:table-cell table:style-name="ce113" office:value-type="float" office:value="1663" calcext:value-type="float">
            <text:p>1663</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ETOURDI.xml</text:p>
          </table:table-cell>
          <table:table-cell table:style-name="ce113" office:value-type="string" calcext:value-type="string">
            <text:p>./TXT/MOLIERE_ETOURDI.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LES FÂCHEUX</text:p>
          </table:table-cell>
          <table:table-cell table:style-name="ce113" office:value-type="string" calcext:value-type="string">
            <text:p>MOLIERE</text:p>
          </table:table-cell>
          <table:table-cell table:style-name="ce113" office:value-type="float" office:value="1662" calcext:value-type="float">
            <text:p>1662</text:p>
          </table:table-cell>
          <table:table-cell table:style-name="ce113"/>
          <table:table-cell table:style-name="ce113" office:value-type="string" calcext:value-type="string">
            <text:p>Comédie-ballet</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FACHEUX.xml</text:p>
          </table:table-cell>
          <table:table-cell table:style-name="ce113" office:value-type="string" calcext:value-type="string">
            <text:p>./TXT/MOLIERE_FACHEUX.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LES FEMMES SAVANTES</text:p>
          </table:table-cell>
          <table:table-cell table:style-name="ce113" office:value-type="string" calcext:value-type="string">
            <text:p>MOLIERE</text:p>
          </table:table-cell>
          <table:table-cell table:style-name="ce113" office:value-type="float" office:value="1672" calcext:value-type="float">
            <text:p>1672</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FEMMESSAVANTES.xml</text:p>
          </table:table-cell>
          <table:table-cell table:style-name="ce113" office:value-type="string" calcext:value-type="string">
            <text:p>./TXT/MOLIERE_FEMMESSAVANTES.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LE FESTIN DE PIERRE</text:p>
          </table:table-cell>
          <table:table-cell table:style-name="ce113" office:value-type="string" calcext:value-type="string">
            <text:p>MOLIERE</text:p>
          </table:table-cell>
          <table:table-cell table:style-name="ce113" office:value-type="float" office:value="1683" calcext:value-type="float">
            <text:p>1683</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FESTINDEPIERRE.xml</text:p>
          </table:table-cell>
          <table:table-cell table:style-name="ce113" office:value-type="string" calcext:value-type="string">
            <text:p>./TXT/MOLIERE_FESTINDEPIERRE.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LES FOURBERIES DE SCAPIN</text:p>
          </table:table-cell>
          <table:table-cell table:style-name="ce113" office:value-type="string" calcext:value-type="string">
            <text:p>MOLIERE</text:p>
          </table:table-cell>
          <table:table-cell table:style-name="ce113" office:value-type="float" office:value="1671" calcext:value-type="float">
            <text:p>1671</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FOURBERIESDESCAPIN.xml</text:p>
          </table:table-cell>
          <table:table-cell table:style-name="ce113" office:value-type="string" calcext:value-type="string">
            <text:p>./TXT/MOLIERE_FOURBERIESDESCAPIN.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GEORGE DANDIN</text:p>
          </table:table-cell>
          <table:table-cell table:style-name="ce113" office:value-type="string" calcext:value-type="string">
            <text:p>MOLIERE</text:p>
          </table:table-cell>
          <table:table-cell table:style-name="ce113" office:value-type="float" office:value="1669" calcext:value-type="float">
            <text:p>1669</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GEORGEDANDIN.xml</text:p>
          </table:table-cell>
          <table:table-cell table:style-name="ce113" office:value-type="string" calcext:value-type="string">
            <text:p>./TXT/MOLIERE_GEORGEDANDIN.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L'IMPROMPTU DE VERSAILLES</text:p>
          </table:table-cell>
          <table:table-cell table:style-name="ce113" office:value-type="string" calcext:value-type="string">
            <text:p>MOLIERE</text:p>
          </table:table-cell>
          <table:table-cell table:style-name="ce113" office:value-type="float" office:value="1682" calcext:value-type="float">
            <text:p>1682</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IMPROMPTUVERSAILLES.xml</text:p>
          </table:table-cell>
          <table:table-cell table:style-name="ce113" office:value-type="string" calcext:value-type="string">
            <text:p>./TXT/MOLIERE_IMPROMPTUVERSAILLES.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LA JALOUSIE DU BARBOUILLÉ</text:p>
          </table:table-cell>
          <table:table-cell table:style-name="ce113" office:value-type="string" calcext:value-type="string">
            <text:p>MOLIERE</text:p>
          </table:table-cell>
          <table:table-cell table:style-name="ce113" office:value-type="float" office:value="1650" calcext:value-type="float">
            <text:p>1650</text:p>
          </table:table-cell>
          <table:table-cell table:style-name="ce113"/>
          <table:table-cell table:style-name="ce113" office:value-type="string" calcext:value-type="string">
            <text:p>Farc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JALOUSIEDUBARBOUILLE.xml</text:p>
          </table:table-cell>
          <table:table-cell table:style-name="ce113" office:value-type="string" calcext:value-type="string">
            <text:p>./TXT/MOLIERE_JALOUSIEDUBARBOUILLE.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LE MALADE IMAGINAIRE</text:p>
          </table:table-cell>
          <table:table-cell table:style-name="ce113" office:value-type="string" calcext:value-type="string">
            <text:p>MOLIERE</text:p>
          </table:table-cell>
          <table:table-cell table:style-name="ce113" office:value-type="float" office:value="1682" calcext:value-type="float">
            <text:p>1682</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MALADEIMAGINAIRE.xml</text:p>
          </table:table-cell>
          <table:table-cell table:style-name="ce113" office:value-type="string" calcext:value-type="string">
            <text:p>./TXT/MOLIERE_MALADEIMAGINAIRE.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LE MARIAGE FORCÉ</text:p>
          </table:table-cell>
          <table:table-cell table:style-name="ce113" office:value-type="string" calcext:value-type="string">
            <text:p>MOLIERE</text:p>
          </table:table-cell>
          <table:table-cell table:style-name="ce113" office:value-type="float" office:value="1668" calcext:value-type="float">
            <text:p>1668</text:p>
          </table:table-cell>
          <table:table-cell table:style-name="ce113"/>
          <table:table-cell table:style-name="ce113" office:value-type="string" calcext:value-type="string">
            <text:p>Comédie-ballet</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MARIAGEFORCE.xml</text:p>
          </table:table-cell>
          <table:table-cell table:style-name="ce113" office:value-type="string" calcext:value-type="string">
            <text:p>./TXT/MOLIERE_MARIAGEFORCE.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LE MÉDECIN MALGRÉ LUI</text:p>
          </table:table-cell>
          <table:table-cell table:style-name="ce113" office:value-type="string" calcext:value-type="string">
            <text:p>MOLIERE</text:p>
          </table:table-cell>
          <table:table-cell table:style-name="ce113" office:value-type="float" office:value="1668" calcext:value-type="float">
            <text:p>1668</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MEDECINMALGRELUI.xml</text:p>
          </table:table-cell>
          <table:table-cell table:style-name="ce113" office:value-type="string" calcext:value-type="string">
            <text:p>./TXT/MOLIERE_MEDECINMALGRELUI.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LE MÉDECIN VOLANT</text:p>
          </table:table-cell>
          <table:table-cell table:style-name="ce113" office:value-type="string" calcext:value-type="string">
            <text:p>MOLIERE</text:p>
          </table:table-cell>
          <table:table-cell table:style-name="ce113" office:value-type="float" office:value="1682" calcext:value-type="float">
            <text:p>1682</text:p>
          </table:table-cell>
          <table:table-cell table:style-name="ce113"/>
          <table:table-cell table:style-name="ce113" office:value-type="string" calcext:value-type="string">
            <text:p>Farc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MEDECINVOLANT.xml</text:p>
          </table:table-cell>
          <table:table-cell table:style-name="ce113" office:value-type="string" calcext:value-type="string">
            <text:p>./TXT/MOLIERE_MEDECINVOLANT.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MÉLICERTE</text:p>
          </table:table-cell>
          <table:table-cell table:style-name="ce113" office:value-type="string" calcext:value-type="string">
            <text:p>MOLIERE</text:p>
          </table:table-cell>
          <table:table-cell table:style-name="ce113" office:value-type="float" office:value="1682" calcext:value-type="float">
            <text:p>1682</text:p>
          </table:table-cell>
          <table:table-cell table:style-name="ce113"/>
          <table:table-cell table:style-name="ce113" office:value-type="string" calcext:value-type="string">
            <text:p>Comédie héroïqu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MELICERTE.xml</text:p>
          </table:table-cell>
          <table:table-cell table:style-name="ce113" office:value-type="string" calcext:value-type="string">
            <text:p>./TXT/MOLIERE_MELICERTE.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LE MISANTHROPE</text:p>
          </table:table-cell>
          <table:table-cell table:style-name="ce113" office:value-type="string" calcext:value-type="string">
            <text:p>MOLIERE</text:p>
          </table:table-cell>
          <table:table-cell table:style-name="ce113" office:value-type="float" office:value="1667" calcext:value-type="float">
            <text:p>1667</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MISANTHROPE.xml</text:p>
          </table:table-cell>
          <table:table-cell table:style-name="ce113" office:value-type="string" calcext:value-type="string">
            <text:p>./TXT/MOLIERE_MISANTHROPE.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MONSIEUR DE POURCEAUGNAC</text:p>
          </table:table-cell>
          <table:table-cell table:style-name="ce113" office:value-type="string" calcext:value-type="string">
            <text:p>MOLIERE</text:p>
          </table:table-cell>
          <table:table-cell table:style-name="ce113" office:value-type="float" office:value="1665" calcext:value-type="float">
            <text:p>1665</text:p>
          </table:table-cell>
          <table:table-cell table:style-name="ce113"/>
          <table:table-cell table:style-name="ce113" office:value-type="string" calcext:value-type="string">
            <text:p>Comédie-ballet</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MONSIEURPOURCEAUGNAC.xml</text:p>
          </table:table-cell>
          <table:table-cell table:style-name="ce113" office:value-type="string" calcext:value-type="string">
            <text:p>./TXT/MOLIERE_MONSIEURPOURCEAUGNAC.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LES PRÉCIEUSES RIDICULES</text:p>
          </table:table-cell>
          <table:table-cell table:style-name="ce113" office:value-type="string" calcext:value-type="string">
            <text:p>MOLIERE</text:p>
          </table:table-cell>
          <table:table-cell table:style-name="ce113" office:value-type="float" office:value="1660" calcext:value-type="float">
            <text:p>1660</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PRECIEUSESRIDICULES.xml</text:p>
          </table:table-cell>
          <table:table-cell table:style-name="ce113" office:value-type="string" calcext:value-type="string">
            <text:p>./TXT/MOLIERE_PRECIEUSESRIDICULES.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LA PRINCESSE D'ÉLIDE</text:p>
          </table:table-cell>
          <table:table-cell table:style-name="ce113" office:value-type="string" calcext:value-type="string">
            <text:p>MOLIERE</text:p>
          </table:table-cell>
          <table:table-cell table:style-name="ce113" office:value-type="float" office:value="1665" calcext:value-type="float">
            <text:p>1665</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PRINCESSEDELIDE.xml</text:p>
          </table:table-cell>
          <table:table-cell table:style-name="ce113" office:value-type="string" calcext:value-type="string">
            <text:p>./TXT/MOLIERE_PRINCESSEDELIDE.txt</text:p>
          </table:table-cell>
          <table:table-cell table:style-name="ce113" table:number-columns-repeated="53"/>
          <table:table-cell table:number-columns-repeated="960"/>
        </table:table-row>
        <table:table-row table:style-name="ro1">
          <table:table-cell table:style-name="ce113" office:value-type="string" calcext:value-type="string">
            <text:p>TheatreClassique</text:p>
          </table:table-cell>
          <table:table-cell table:style-name="ce113" office:value-type="string" calcext:value-type="string">
            <text:p>PSYCHÉ</text:p>
          </table:table-cell>
          <table:table-cell table:style-name="ce113" office:value-type="string" calcext:value-type="string">
            <text:p>MOLIERE</text:p>
          </table:table-cell>
          <table:table-cell table:style-name="ce113" office:value-type="float" office:value="1673" calcext:value-type="float">
            <text:p>1673</text:p>
          </table:table-cell>
          <table:table-cell table:style-name="ce113"/>
          <table:table-cell table:style-name="ce113" office:value-type="string" calcext:value-type="string">
            <text:p>Tragi-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PSYCHE.xml</text:p>
          </table:table-cell>
          <table:table-cell table:style-name="ce113" office:value-type="string" calcext:value-type="string">
            <text:p>./TXT/MOLIERE_PSYCHE.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SGANARELLE</text:p>
          </table:table-cell>
          <table:table-cell table:style-name="ce113" office:value-type="string" calcext:value-type="string">
            <text:p>MOLIERE</text:p>
          </table:table-cell>
          <table:table-cell table:style-name="ce113" office:value-type="float" office:value="1660" calcext:value-type="float">
            <text:p>1660</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SGANARELLE.xml</text:p>
          </table:table-cell>
          <table:table-cell table:style-name="ce113" office:value-type="string" calcext:value-type="string">
            <text:p>./TXT/MOLIERE_SGANARELLE.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LE SICILIEN</text:p>
          </table:table-cell>
          <table:table-cell table:style-name="ce113" office:value-type="string" calcext:value-type="string">
            <text:p>MOLIERE</text:p>
          </table:table-cell>
          <table:table-cell table:style-name="ce113" office:value-type="float" office:value="1655" calcext:value-type="float">
            <text:p>1655</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SICILIEN.xml</text:p>
          </table:table-cell>
          <table:table-cell table:style-name="ce113" office:value-type="string" calcext:value-type="string">
            <text:p>./TXT/MOLIERE_SICILIEN.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LE TARTUFFE</text:p>
          </table:table-cell>
          <table:table-cell table:style-name="ce113" office:value-type="string" calcext:value-type="string">
            <text:p>MOLIERE</text:p>
          </table:table-cell>
          <table:table-cell table:style-name="ce113" office:value-type="float" office:value="1669" calcext:value-type="float">
            <text:p>1669</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LIERE_TARTUFFE.xml</text:p>
          </table:table-cell>
          <table:table-cell table:style-name="ce113" office:value-type="string" calcext:value-type="string">
            <text:p>./TXT/MOLIERE_TARTUFFE.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TRAGÉDIE DE LA REINE D'ÉCOSSE</text:p>
          </table:table-cell>
          <table:table-cell table:style-name="ce113" office:value-type="string" calcext:value-type="string">
            <text:p>MONTCHRESTIEN Antoine de</text:p>
          </table:table-cell>
          <table:table-cell table:style-name="ce113" office:value-type="float" office:value="1604" calcext:value-type="float">
            <text:p>1604</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NCHRETIEN_ECOSSAISE_1604.xml</text:p>
          </table:table-cell>
          <table:table-cell table:style-name="ce113" office:value-type="string" calcext:value-type="string">
            <text:p>./TXT/MONCHRETIEN_ECOSSAISE_1604.txt</text:p>
          </table:table-cell>
          <table:table-cell table:style-name="ce113" table:number-columns-repeated="53"/>
          <table:table-cell table:number-columns-repeated="960"/>
        </table:table-row>
        <table:table-row table:style-name="ro1">
          <table:table-cell office:value-type="string" calcext:value-type="string">
            <text:p>TheatreClassique</text:p>
          </table:table-cell>
          <table:table-cell office:value-type="string" calcext:value-type="string">
            <text:p>LA CARTHAGINOISE</text:p>
          </table:table-cell>
          <table:table-cell office:value-type="string" calcext:value-type="string">
            <text:p>MONTCHRESTIEN Antoine de</text:p>
          </table:table-cell>
          <table:table-cell office:value-type="float" office:value="1601" calcext:value-type="float">
            <text:p>1601</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MONTCHRETIEN_CARTHAGINOISE.xml</text:p>
          </table:table-cell>
          <table:table-cell office:value-type="string" calcext:value-type="string">
            <text:p>./TXT/MONTCHRETIEN_CARTHAGINOISE.txt</text:p>
          </table:table-cell>
          <table:table-cell table:number-columns-repeated="1013"/>
        </table:table-row>
        <table:table-row table:style-name="ro1">
          <table:table-cell table:style-name="ce113" office:value-type="string" calcext:value-type="string">
            <text:p>TheatreClassique</text:p>
          </table:table-cell>
          <table:table-cell table:style-name="ce113" office:value-type="string" calcext:value-type="string">
            <text:p>LES LACÈNES</text:p>
          </table:table-cell>
          <table:table-cell table:style-name="ce113" office:value-type="string" calcext:value-type="string">
            <text:p>MONTCHRESTIEN Antoine de</text:p>
          </table:table-cell>
          <table:table-cell table:style-name="ce113" office:value-type="float" office:value="1601" calcext:value-type="float">
            <text:p>1601</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MONTCHRETIEN_LACENES.xml</text:p>
          </table:table-cell>
          <table:table-cell table:style-name="ce113" office:value-type="string" calcext:value-type="string">
            <text:p>./TXT/MONTCHRETIEN_LACENES.txt</text:p>
          </table:table-cell>
          <table:table-cell table:style-name="ce113" table:number-columns-repeated="53"/>
          <table:table-cell table:number-columns-repeated="960"/>
        </table:table-row>
        <table:table-row table:style-name="ro1">
          <table:table-cell office:value-type="string" calcext:value-type="string">
            <text:p>TheatreClassique</text:p>
          </table:table-cell>
          <table:table-cell office:value-type="string" calcext:value-type="string">
            <text:p>LE MARIAGE DE RIEN</text:p>
          </table:table-cell>
          <table:table-cell office:value-type="string" calcext:value-type="string">
            <text:p>MONTFLEURY, Antoine Jacob dit</text:p>
          </table:table-cell>
          <table:table-cell office:value-type="float" office:value="1660" calcext:value-type="float">
            <text:p>1660</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MONTFLEURY_LEMARIAGEDERIEN.xml</text:p>
          </table:table-cell>
          <table:table-cell office:value-type="string" calcext:value-type="string">
            <text:p>./TXT/MONTFLEURY_LEMARIAGEDERIEN.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NATALIE</text:p>
          </table:table-cell>
          <table:table-cell office:value-type="string" calcext:value-type="string">
            <text:p>MONGAUDIER</text:p>
          </table:table-cell>
          <table:table-cell office:value-type="float" office:value="1654" calcext:value-type="float">
            <text:p>1654</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MONTGAUDIER_NATALIE.xml</text:p>
          </table:table-cell>
          <table:table-cell office:value-type="string" calcext:value-type="string">
            <text:p>./TXT/MONTGAUDIER_NATALI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BSENT CHEZ SOI</text:p>
          </table:table-cell>
          <table:table-cell office:value-type="string" calcext:value-type="string">
            <text:p>OUVILLE, François le Métel</text:p>
          </table:table-cell>
          <table:table-cell office:value-type="float" office:value="1643" calcext:value-type="float">
            <text:p>1643</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OUVILLE_ABSENTCHEZSOI.xml</text:p>
          </table:table-cell>
          <table:table-cell office:value-type="string" calcext:value-type="string">
            <text:p>./TXT/OUVILLE_ABSENTCHEZSOI.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FAUSSES VÉRITÉS</text:p>
          </table:table-cell>
          <table:table-cell office:value-type="string" calcext:value-type="string">
            <text:p>OUVILLE, François le Métel</text:p>
          </table:table-cell>
          <table:table-cell office:value-type="float" office:value="1643" calcext:value-type="float">
            <text:p>1643</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OUVILLE_FAUSSESVERITES.xml</text:p>
          </table:table-cell>
          <table:table-cell office:value-type="string" calcext:value-type="string">
            <text:p>./TXT/OUVILLE_FAUSSESVERITE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SOUPÇONS SUR LES APPARENCES</text:p>
          </table:table-cell>
          <table:table-cell office:value-type="string" calcext:value-type="string">
            <text:p>OUVILLE, François le Métel</text:p>
          </table:table-cell>
          <table:table-cell office:value-type="float" office:value="1650" calcext:value-type="float">
            <text:p>1650</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OUVILLE_SOUPCONS.xml</text:p>
          </table:table-cell>
          <table:table-cell office:value-type="string" calcext:value-type="string">
            <text:p>./TXT/OUVILLE_SOUPCON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GETA</text:p>
          </table:table-cell>
          <table:table-cell office:value-type="string" calcext:value-type="string">
            <text:p>PECHANTRÉ, Nicolas de</text:p>
          </table:table-cell>
          <table:table-cell office:value-type="float" office:value="1687" calcext:value-type="float">
            <text:p>1687</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PECHANTRE_GETA.xml</text:p>
          </table:table-cell>
          <table:table-cell office:value-type="string" calcext:value-type="string">
            <text:p>empty</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RICIE</text:p>
          </table:table-cell>
          <table:table-cell office:value-type="string" calcext:value-type="string">
            <text:p>PIC, Jean</text:p>
          </table:table-cell>
          <table:table-cell office:value-type="float" office:value="1697" calcext:value-type="float">
            <text:p>1697</text:p>
          </table:table-cell>
          <table:table-cell/>
          <table:table-cell office:value-type="string" calcext:value-type="string">
            <text:p>Ballet</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PIC_ARICIE.xml</text:p>
          </table:table-cell>
          <table:table-cell office:value-type="string" calcext:value-type="string">
            <text:p>empty</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HOLLANDE MALADE</text:p>
          </table:table-cell>
          <table:table-cell office:value-type="string" calcext:value-type="string">
            <text:p>POISSON, Raymond</text:p>
          </table:table-cell>
          <table:table-cell office:value-type="float" office:value="1672" calcext:value-type="float">
            <text:p>1672</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POISSON_HOLANDEMALADE.xml</text:p>
          </table:table-cell>
          <table:table-cell office:value-type="string" calcext:value-type="string">
            <text:p>./TXT/POISSON_HOLANDEMALAD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SOT VENGÉ</text:p>
          </table:table-cell>
          <table:table-cell office:value-type="string" calcext:value-type="string">
            <text:p>POISSON, Raymond</text:p>
          </table:table-cell>
          <table:table-cell office:value-type="float" office:value="1679" calcext:value-type="float">
            <text:p>1679</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POISSON_SOTVENGE.xml</text:p>
          </table:table-cell>
          <table:table-cell office:value-type="string" calcext:value-type="string">
            <text:p>./TXT/POISSON_SOTVENG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CHARMES DE FÉLICIE</text:p>
          </table:table-cell>
          <table:table-cell office:value-type="string" calcext:value-type="string">
            <text:p>MONTAUBAN, Jacques Pousset de</text:p>
          </table:table-cell>
          <table:table-cell office:value-type="float" office:value="1654" calcext:value-type="float">
            <text:p>1654</text:p>
          </table:table-cell>
          <table:table-cell/>
          <table:table-cell office:value-type="string" calcext:value-type="string">
            <text:p>Pastoral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POUSSETDEMONTAUBAN_FELICIE.xml</text:p>
          </table:table-cell>
          <table:table-cell office:value-type="string" calcext:value-type="string">
            <text:p>./TXT/POUSSETDEMONTAUBAN_FELICI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ZÉNOBIE REINE D'ARMÉNIE</text:p>
          </table:table-cell>
          <table:table-cell office:value-type="string" calcext:value-type="string">
            <text:p>MONTAUBAN, Jacques Pousset de</text:p>
          </table:table-cell>
          <table:table-cell office:value-type="float" office:value="1653" calcext:value-type="float">
            <text:p>1653</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POUSSETDEMONTAUBAN_ZENOBIE.xml</text:p>
          </table:table-cell>
          <table:table-cell office:value-type="string" calcext:value-type="string">
            <text:p>./TXT/POUSSETDEMONTAUBAN_ZENOBI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RSACE, ROI DES PARTHES</text:p>
          </table:table-cell>
          <table:table-cell office:value-type="string" calcext:value-type="string">
            <text:p>PRADE</text:p>
          </table:table-cell>
          <table:table-cell office:value-type="float" office:value="1666" calcext:value-type="float">
            <text:p>1666</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PRADE_ARSACE.xml</text:p>
          </table:table-cell>
          <table:table-cell office:value-type="string" calcext:value-type="string">
            <text:p>./TXT/PRADE_ARSAC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TAMERLAN OU LA MORT DE BAJAZET</text:p>
          </table:table-cell>
          <table:table-cell office:value-type="string" calcext:value-type="string">
            <text:p>PRADON, Nicolas</text:p>
          </table:table-cell>
          <table:table-cell office:value-type="float" office:value="1676" calcext:value-type="float">
            <text:p>1676</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PRADON_MORTDEBAJAZET.xml</text:p>
          </table:table-cell>
          <table:table-cell office:value-type="string" calcext:value-type="string">
            <text:p>./TXT/PRADON_MORTDEBAJAZET.txt</text:p>
          </table:table-cell>
          <table:table-cell table:number-columns-repeated="1013"/>
        </table:table-row>
        <table:table-row table:style-name="ro1">
          <table:table-cell table:style-name="ce113" office:value-type="string" calcext:value-type="string">
            <text:p>TheatreClassique</text:p>
          </table:table-cell>
          <table:table-cell table:style-name="ce113" office:value-type="string" calcext:value-type="string">
            <text:p>PHÈDRE ET HIPPOLYTE</text:p>
          </table:table-cell>
          <table:table-cell table:style-name="ce113" office:value-type="string" calcext:value-type="string">
            <text:p>PRADON, Nicolas</text:p>
          </table:table-cell>
          <table:table-cell table:style-name="ce113" office:value-type="float" office:value="1677" calcext:value-type="float">
            <text:p>1677</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PRADON_PHEDRE.xml</text:p>
          </table:table-cell>
          <table:table-cell table:style-name="ce113" office:value-type="string" calcext:value-type="string">
            <text:p>./TXT/PRADON_PHEDRE.txt</text:p>
          </table:table-cell>
          <table:table-cell table:style-name="ce113" table:number-columns-repeated="53"/>
          <table:table-cell table:number-columns-repeated="960"/>
        </table:table-row>
        <table:table-row table:style-name="ro1">
          <table:table-cell office:value-type="string" calcext:value-type="string">
            <text:p>TheatreClassique</text:p>
          </table:table-cell>
          <table:table-cell office:value-type="string" calcext:value-type="string">
            <text:p>RÉGULUS</text:p>
          </table:table-cell>
          <table:table-cell office:value-type="string" calcext:value-type="string">
            <text:p>PRADON, Nicolas</text:p>
          </table:table-cell>
          <table:table-cell office:value-type="float" office:value="1687" calcext:value-type="float">
            <text:p>1687</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PRADON_REGULUS.xml</text:p>
          </table:table-cell>
          <table:table-cell office:value-type="string" calcext:value-type="string">
            <text:p>./TXT/PRADON_REGULU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SCIPION L'AFRICAIN</text:p>
          </table:table-cell>
          <table:table-cell office:value-type="string" calcext:value-type="string">
            <text:p>PRADON, Nicolas</text:p>
          </table:table-cell>
          <table:table-cell office:value-type="float" office:value="1697" calcext:value-type="float">
            <text:p>1697</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PRADON_SCIPION.xml</text:p>
          </table:table-cell>
          <table:table-cell office:value-type="string" calcext:value-type="string">
            <text:p>./TXT/PRADON_SCIPION.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STATIRA</text:p>
          </table:table-cell>
          <table:table-cell office:value-type="string" calcext:value-type="string">
            <text:p>PRADON, Nicolas</text:p>
          </table:table-cell>
          <table:table-cell office:value-type="float" office:value="1680" calcext:value-type="float">
            <text:p>1680</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PRADON_STATIRA.xml</text:p>
          </table:table-cell>
          <table:table-cell office:value-type="string" calcext:value-type="string">
            <text:p>./TXT/PRADON_STATIRA.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CLIMÈNE</text:p>
          </table:table-cell>
          <table:table-cell office:value-type="string" calcext:value-type="string">
            <text:p>PUGET DE LA SERRE, Jean</text:p>
          </table:table-cell>
          <table:table-cell office:value-type="float" office:value="1643" calcext:value-type="float">
            <text:p>1643</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PUGETDELASERRE_CLIMENE.xml</text:p>
          </table:table-cell>
          <table:table-cell office:value-type="string" calcext:value-type="string">
            <text:p>./TXT/PUGETDELASERRE_CLIMEN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MARTYRE DE SAINTE CATHERINE</text:p>
          </table:table-cell>
          <table:table-cell office:value-type="string" calcext:value-type="string">
            <text:p>PUGET DE LA SERRE, Jean</text:p>
          </table:table-cell>
          <table:table-cell office:value-type="float" office:value="1643" calcext:value-type="float">
            <text:p>1643</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PUGETDELASERRE_MARTYRESAINTECATHERINE.xml</text:p>
          </table:table-cell>
          <table:table-cell office:value-type="string" calcext:value-type="string">
            <text:p>./TXT/PUGETDELASERRE_MARTYRESAINTECATHERIN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PANDOSTE</text:p>
          </table:table-cell>
          <table:table-cell office:value-type="string" calcext:value-type="string">
            <text:p>PUGET DE LA SERRE, Jean</text:p>
          </table:table-cell>
          <table:table-cell office:value-type="float" office:value="1631" calcext:value-type="float">
            <text:p>1631</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PUGETDELASERRE_PANDOSTE_I.xml</text:p>
          </table:table-cell>
          <table:table-cell office:value-type="string" calcext:value-type="string">
            <text:p>./TXT/PUGETDELASERRE_PANDOSTE_I.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PANDOSTE [II]</text:p>
          </table:table-cell>
          <table:table-cell office:value-type="string" calcext:value-type="string">
            <text:p>PUGET DE LA SERRE, Jean</text:p>
          </table:table-cell>
          <table:table-cell office:value-type="float" office:value="1631" calcext:value-type="float">
            <text:p>1631</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PUGETDELASERRE_PANDOSTE_II.xml</text:p>
          </table:table-cell>
          <table:table-cell office:value-type="string" calcext:value-type="string">
            <text:p>./TXT/PUGETDELASERRE_PANDOSTE_II.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SAC DE CARTHAGE</text:p>
          </table:table-cell>
          <table:table-cell office:value-type="string" calcext:value-type="string">
            <text:p>PUGET DE LA SERRE, Jean</text:p>
          </table:table-cell>
          <table:table-cell office:value-type="float" office:value="1642" calcext:value-type="float">
            <text:p>1642</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PUGETDELASERRE_SACDECARTHAGE.xml</text:p>
          </table:table-cell>
          <table:table-cell office:value-type="string" calcext:value-type="string">
            <text:p>./TXT/PUGETDELASERRE_SACDECARTHAG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THÉSÉE OU LE PRINCE RECONNU</text:p>
          </table:table-cell>
          <table:table-cell office:value-type="string" calcext:value-type="string">
            <text:p>PUGET DE LA SERRE, Jean</text:p>
          </table:table-cell>
          <table:table-cell office:value-type="float" office:value="1644" calcext:value-type="float">
            <text:p>1644</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PUGETDELASERRE_THESEE.xml</text:p>
          </table:table-cell>
          <table:table-cell office:value-type="string" calcext:value-type="string">
            <text:p>./TXT/PUGETDELASERRE_THESE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THOMAS MORUS</text:p>
          </table:table-cell>
          <table:table-cell office:value-type="string" calcext:value-type="string">
            <text:p>PUGET DE LA SERRE, Jean</text:p>
          </table:table-cell>
          <table:table-cell office:value-type="float" office:value="1642" calcext:value-type="float">
            <text:p>1642</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PUGETDELASERRE_THOMASMORUS.xml</text:p>
          </table:table-cell>
          <table:table-cell office:value-type="string" calcext:value-type="string">
            <text:p>./TXT/PUGETDELASERRE_THOMASMORU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DÉROUTE DES PRÉCIEUSES</text:p>
          </table:table-cell>
          <table:table-cell office:value-type="string" calcext:value-type="string">
            <text:p>PURE, Michel Abbé de</text:p>
          </table:table-cell>
          <table:table-cell office:value-type="float" office:value="1659" calcext:value-type="float">
            <text:p>1659</text:p>
          </table:table-cell>
          <table:table-cell/>
          <table:table-cell office:value-type="string" calcext:value-type="string">
            <text:p>Mascarad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PURE_DEROUTEDESPRECIEUSES.xml</text:p>
          </table:table-cell>
          <table:table-cell office:value-type="string" calcext:value-type="string">
            <text:p>./TXT/PURE_DEROUTEDESPRECIEUSE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OSTORIUS</text:p>
          </table:table-cell>
          <table:table-cell office:value-type="string" calcext:value-type="string">
            <text:p>PURE, Michel Abbé de</text:p>
          </table:table-cell>
          <table:table-cell office:value-type="float" office:value="1659" calcext:value-type="float">
            <text:p>1659</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PURE_OSTORIUS.xml</text:p>
          </table:table-cell>
          <table:table-cell office:value-type="string" calcext:value-type="string">
            <text:p>./TXT/PURE_OSTORIU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GRIPPA ROI D'ALBE</text:p>
          </table:table-cell>
          <table:table-cell office:value-type="string" calcext:value-type="string">
            <text:p>QUINAULT, Philippe</text:p>
          </table:table-cell>
          <table:table-cell office:value-type="float" office:value="1663" calcext:value-type="float">
            <text:p>1663</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QUINAULT_AGRIPPA.xml</text:p>
          </table:table-cell>
          <table:table-cell office:value-type="string" calcext:value-type="string">
            <text:p>empty</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MADIS</text:p>
          </table:table-cell>
          <table:table-cell office:value-type="string" calcext:value-type="string">
            <text:p>QUINAULT, Philippe</text:p>
          </table:table-cell>
          <table:table-cell office:value-type="float" office:value="1684" calcext:value-type="float">
            <text:p>1684</text:p>
          </table:table-cell>
          <table:table-cell/>
          <table:table-cell office:value-type="string" calcext:value-type="string">
            <text:p>Tragédie en musiqu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QUINAULT_AMADIS.xml</text:p>
          </table:table-cell>
          <table:table-cell office:value-type="string" calcext:value-type="string">
            <text:p>./TXT/QUINAULT_AMADI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MALASONTE</text:p>
          </table:table-cell>
          <table:table-cell office:value-type="string" calcext:value-type="string">
            <text:p>QUINAULT, Philippe</text:p>
          </table:table-cell>
          <table:table-cell office:value-type="float" office:value="1661" calcext:value-type="float">
            <text:p>1661</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QUINAULT_AMALASONTE.xml</text:p>
          </table:table-cell>
          <table:table-cell office:value-type="string" calcext:value-type="string">
            <text:p>./TXT/QUINAULT_AMALASONT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RMIDE</text:p>
          </table:table-cell>
          <table:table-cell office:value-type="string" calcext:value-type="string">
            <text:p>QUINAULT, Philippe</text:p>
          </table:table-cell>
          <table:table-cell office:value-type="float" office:value="1686" calcext:value-type="float">
            <text:p>1686</text:p>
          </table:table-cell>
          <table:table-cell/>
          <table:table-cell office:value-type="string" calcext:value-type="string">
            <text:p>Opéra</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QUINAULT_ARMIDE.xml</text:p>
          </table:table-cell>
          <table:table-cell office:value-type="string" calcext:value-type="string">
            <text:p>./TXT/QUINAULT_ARMIDE.txt</text:p>
          </table:table-cell>
          <table:table-cell table:number-columns-repeated="1013"/>
        </table:table-row>
        <table:table-row table:style-name="ro1">
          <table:table-cell table:style-name="ce113" office:value-type="string" calcext:value-type="string">
            <text:p>TheatreClassique</text:p>
          </table:table-cell>
          <table:table-cell table:style-name="ce113" office:value-type="string" calcext:value-type="string">
            <text:p>ATYS</text:p>
          </table:table-cell>
          <table:table-cell table:style-name="ce113" office:value-type="string" calcext:value-type="string">
            <text:p>QUINAULT, Philippe</text:p>
          </table:table-cell>
          <table:table-cell table:style-name="ce113" office:value-type="float" office:value="1676" calcext:value-type="float">
            <text:p>1676</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QUINAULT_ATYS.xml</text:p>
          </table:table-cell>
          <table:table-cell table:style-name="ce113" office:value-type="string" calcext:value-type="string">
            <text:p>./TXT/QUINAULT_ATYS.txt</text:p>
          </table:table-cell>
          <table:table-cell table:style-name="ce113" table:number-columns-repeated="53"/>
          <table:table-cell table:number-columns-repeated="960"/>
        </table:table-row>
        <table:table-row table:style-name="ro1">
          <table:table-cell office:value-type="string" calcext:value-type="string">
            <text:p>TheatreClassique</text:p>
          </table:table-cell>
          <table:table-cell office:value-type="string" calcext:value-type="string">
            <text:p>CADMUS et HERMIONE</text:p>
          </table:table-cell>
          <table:table-cell office:value-type="string" calcext:value-type="string">
            <text:p>QUINAULT, Philippe</text:p>
          </table:table-cell>
          <table:table-cell office:value-type="float" office:value="1673" calcext:value-type="float">
            <text:p>1673</text:p>
          </table:table-cell>
          <table:table-cell/>
          <table:table-cell office:value-type="string" calcext:value-type="string">
            <text:p>Opéra</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QUINAULT_CADMUSHERMIONE.xml</text:p>
          </table:table-cell>
          <table:table-cell office:value-type="string" calcext:value-type="string">
            <text:p>./TXT/QUINAULT_CADMUSHERMION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COMÉDIE SANS COMÉDIE</text:p>
          </table:table-cell>
          <table:table-cell office:value-type="string" calcext:value-type="string">
            <text:p>QUINAULT, Philippe</text:p>
          </table:table-cell>
          <table:table-cell office:value-type="float" office:value="1667" calcext:value-type="float">
            <text:p>1667</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QUINAULT_COMEDIESANSCOMEDIE.xml</text:p>
          </table:table-cell>
          <table:table-cell office:value-type="string" calcext:value-type="string">
            <text:p>./TXT/QUINAULT_COMEDIESANSCOMEDI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COUPS DE L'AMOUR ET DE LA FORTUNE.</text:p>
          </table:table-cell>
          <table:table-cell office:value-type="string" calcext:value-type="string">
            <text:p>QUINAULT, Philippe</text:p>
          </table:table-cell>
          <table:table-cell office:value-type="float" office:value="1655" calcext:value-type="float">
            <text:p>1655</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QUINAULT_COUPSDELAMOUR.xml</text:p>
          </table:table-cell>
          <table:table-cell office:value-type="string" calcext:value-type="string">
            <text:p>./TXT/QUINAULT_COUPSDELAMOUR.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DOCTEUR DE VERRE</text:p>
          </table:table-cell>
          <table:table-cell office:value-type="string" calcext:value-type="string">
            <text:p>QUINAULT, Philippe</text:p>
          </table:table-cell>
          <table:table-cell office:value-type="float" office:value="1689" calcext:value-type="float">
            <text:p>1689</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QUINAULT_DOCTEURDEVERRE.xml</text:p>
          </table:table-cell>
          <table:table-cell office:value-type="string" calcext:value-type="string">
            <text:p>./TXT/QUINAULT_DOCTEURDEVERR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FANTOME AMOUREUX</text:p>
          </table:table-cell>
          <table:table-cell office:value-type="string" calcext:value-type="string">
            <text:p>QUINAULT, Philippe</text:p>
          </table:table-cell>
          <table:table-cell office:value-type="float" office:value="1657" calcext:value-type="float">
            <text:p>1657</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QUINAULT_FANTOMEAMOUREUX.xml</text:p>
          </table:table-cell>
          <table:table-cell office:value-type="string" calcext:value-type="string">
            <text:p>./TXT/QUINAULT_FANTOMEAMOUREUX.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FÊTES DE L'AMOUR ET DE BACCHUS</text:p>
          </table:table-cell>
          <table:table-cell office:value-type="string" calcext:value-type="string">
            <text:p>QUINAULT, Philippe</text:p>
          </table:table-cell>
          <table:table-cell office:value-type="float" office:value="1672" calcext:value-type="float">
            <text:p>1672</text:p>
          </table:table-cell>
          <table:table-cell/>
          <table:table-cell office:value-type="string" calcext:value-type="string">
            <text:p>Pastoral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QUINAULT_FETESAMOURBACCHUS.xml</text:p>
          </table:table-cell>
          <table:table-cell office:value-type="string" calcext:value-type="string">
            <text:p>./TXT/QUINAULT_FETESAMOURBACCHU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GÉNÉREUSE INGRATITUDE</text:p>
          </table:table-cell>
          <table:table-cell office:value-type="string" calcext:value-type="string">
            <text:p>QUINAULT, Philippe</text:p>
          </table:table-cell>
          <table:table-cell office:value-type="float" office:value="1656" calcext:value-type="float">
            <text:p>1656</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QUINAULT_GENEREUSEINGRATITUDE.xml</text:p>
          </table:table-cell>
          <table:table-cell office:value-type="string" calcext:value-type="string">
            <text:p>./TXT/QUINAULT_GENEREUSEINGRATITUD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GROTTE DE VERSAILLES</text:p>
          </table:table-cell>
          <table:table-cell office:value-type="string" calcext:value-type="string">
            <text:p>QUINAULT, Philippe</text:p>
          </table:table-cell>
          <table:table-cell office:value-type="float" office:value="1668" calcext:value-type="float">
            <text:p>1668</text:p>
          </table:table-cell>
          <table:table-cell/>
          <table:table-cell office:value-type="string" calcext:value-type="string">
            <text:p>Églogu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QUINAULT_GROTTE.xml</text:p>
          </table:table-cell>
          <table:table-cell office:value-type="string" calcext:value-type="string">
            <text:p>./TXT/QUINAULT_GROTT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ISIS</text:p>
          </table:table-cell>
          <table:table-cell office:value-type="string" calcext:value-type="string">
            <text:p>QUINAULT, Philippe</text:p>
          </table:table-cell>
          <table:table-cell office:value-type="float" office:value="1687" calcext:value-type="float">
            <text:p>1687</text:p>
          </table:table-cell>
          <table:table-cell/>
          <table:table-cell office:value-type="string" calcext:value-type="string">
            <text:p>Opéra</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QUINAULT_ISIS.xml</text:p>
          </table:table-cell>
          <table:table-cell office:value-type="string" calcext:value-type="string">
            <text:p>./TXT/QUINAULT_ISI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MÈRE COQUETTE</text:p>
          </table:table-cell>
          <table:table-cell office:value-type="string" calcext:value-type="string">
            <text:p>QUINAULT, Philippe</text:p>
          </table:table-cell>
          <table:table-cell office:value-type="float" office:value="1665" calcext:value-type="float">
            <text:p>1665</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QUINAULT_MERECOQUETTE.xml</text:p>
          </table:table-cell>
          <table:table-cell office:value-type="string" calcext:value-type="string">
            <text:p>./TXT/QUINAULT_MERECOQUETT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PERSÉE</text:p>
          </table:table-cell>
          <table:table-cell office:value-type="string" calcext:value-type="string">
            <text:p>QUINAULT, Philippe</text:p>
          </table:table-cell>
          <table:table-cell office:value-type="float" office:value="1682" calcext:value-type="float">
            <text:p>1682</text:p>
          </table:table-cell>
          <table:table-cell/>
          <table:table-cell office:value-type="string" calcext:value-type="string">
            <text:p>Opéra</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QUINAULT_PERSEE.xml</text:p>
          </table:table-cell>
          <table:table-cell office:value-type="string" calcext:value-type="string">
            <text:p>./TXT/QUINAULT_PERSEE.txt</text:p>
          </table:table-cell>
          <table:table-cell table:number-columns-repeated="1013"/>
        </table:table-row>
        <table:table-row table:style-name="ro1">
          <table:table-cell table:style-name="ce113" office:value-type="string" calcext:value-type="string">
            <text:p>TheatreClassique</text:p>
          </table:table-cell>
          <table:table-cell table:style-name="ce113" office:value-type="string" calcext:value-type="string">
            <text:p>PROSERPINE</text:p>
          </table:table-cell>
          <table:table-cell table:style-name="ce113" office:value-type="string" calcext:value-type="string">
            <text:p>QUINAULT, Philippe</text:p>
          </table:table-cell>
          <table:table-cell table:style-name="ce113" office:value-type="float" office:value="1680" calcext:value-type="float">
            <text:p>1680</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QUINAULT_PROSERPINE.xml</text:p>
          </table:table-cell>
          <table:table-cell table:style-name="ce113" office:value-type="string" calcext:value-type="string">
            <text:p>./TXT/QUINAULT_PROSERPINE.txt</text:p>
          </table:table-cell>
          <table:table-cell table:style-name="ce113" table:number-columns-repeated="53"/>
          <table:table-cell table:number-columns-repeated="960"/>
        </table:table-row>
        <table:table-row table:style-name="ro1">
          <table:table-cell table:style-name="ce113" office:value-type="string" calcext:value-type="string">
            <text:p>TheatreClassique</text:p>
          </table:table-cell>
          <table:table-cell table:style-name="ce113" office:value-type="string" calcext:value-type="string">
            <text:p>ROLAND</text:p>
          </table:table-cell>
          <table:table-cell table:style-name="ce113" office:value-type="string" calcext:value-type="string">
            <text:p>QUINAULT, Philippe</text:p>
          </table:table-cell>
          <table:table-cell table:style-name="ce113" office:value-type="float" office:value="1685" calcext:value-type="float">
            <text:p>1685</text:p>
          </table:table-cell>
          <table:table-cell table:style-name="ce113"/>
          <table:table-cell table:style-name="ce113" office:value-type="string" calcext:value-type="string">
            <text:p>Opéra</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QUINAULT_ROLAND.xml</text:p>
          </table:table-cell>
          <table:table-cell table:style-name="ce113" office:value-type="string" calcext:value-type="string">
            <text:p>./TXT/QUINAULT_ROLAND.txt</text:p>
          </table:table-cell>
          <table:table-cell table:style-name="ce113" table:number-columns-repeated="53"/>
          <table:table-cell table:number-columns-repeated="960"/>
        </table:table-row>
        <table:table-row table:style-name="ro1">
          <table:table-cell table:style-name="ce113" office:value-type="string" calcext:value-type="string">
            <text:p>TheatreClassique</text:p>
          </table:table-cell>
          <table:table-cell table:style-name="ce113" office:value-type="string" calcext:value-type="string">
            <text:p>STRATONICE</text:p>
          </table:table-cell>
          <table:table-cell table:style-name="ce113" office:value-type="string" calcext:value-type="string">
            <text:p>QUINAULT, Philippe</text:p>
          </table:table-cell>
          <table:table-cell table:style-name="ce113" office:value-type="float" office:value="1660" calcext:value-type="float">
            <text:p>1660</text:p>
          </table:table-cell>
          <table:table-cell table:style-name="ce113"/>
          <table:table-cell table:style-name="ce113" office:value-type="string" calcext:value-type="string">
            <text:p>Tragi-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QUINAULT_STRATONICE.xml</text:p>
          </table:table-cell>
          <table:table-cell table:style-name="ce113" office:value-type="string" calcext:value-type="string">
            <text:p>./TXT/QUINAULT_STRATONICE.txt</text:p>
          </table:table-cell>
          <table:table-cell table:style-name="ce113" table:number-columns-repeated="53"/>
          <table:table-cell table:number-columns-repeated="960"/>
        </table:table-row>
        <table:table-row table:style-name="ro1">
          <table:table-cell office:value-type="string" calcext:value-type="string">
            <text:p>TheatreClassique</text:p>
          </table:table-cell>
          <table:table-cell office:value-type="string" calcext:value-type="string">
            <text:p>LE TEMPLE DE LA PAIX</text:p>
          </table:table-cell>
          <table:table-cell office:value-type="string" calcext:value-type="string">
            <text:p>QUINAULT, Philippe</text:p>
          </table:table-cell>
          <table:table-cell office:value-type="float" office:value="1685" calcext:value-type="float">
            <text:p>1685</text:p>
          </table:table-cell>
          <table:table-cell/>
          <table:table-cell office:value-type="string" calcext:value-type="string">
            <text:p>Églogu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QUINAULT_TEMPLEDELAPAIX.xml</text:p>
          </table:table-cell>
          <table:table-cell office:value-type="string" calcext:value-type="string">
            <text:p>./TXT/QUINAULT_TEMPLEDELAPAIX.txt</text:p>
          </table:table-cell>
          <table:table-cell table:number-columns-repeated="1013"/>
        </table:table-row>
        <table:table-row table:style-name="ro1">
          <table:table-cell table:style-name="ce113" office:value-type="string" calcext:value-type="string">
            <text:p>TheatreClassique</text:p>
          </table:table-cell>
          <table:table-cell table:style-name="ce113" office:value-type="string" calcext:value-type="string">
            <text:p>THÉSÉE</text:p>
          </table:table-cell>
          <table:table-cell table:style-name="ce113" office:value-type="string" calcext:value-type="string">
            <text:p>QUINAULT, Philippe</text:p>
          </table:table-cell>
          <table:table-cell table:style-name="ce113" office:value-type="float" office:value="1675" calcext:value-type="float">
            <text:p>1675</text:p>
          </table:table-cell>
          <table:table-cell table:style-name="ce113"/>
          <table:table-cell table:style-name="ce113" office:value-type="string" calcext:value-type="string">
            <text:p>Tragédie en musiqu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QUINAULT_THESEE.xml</text:p>
          </table:table-cell>
          <table:table-cell table:style-name="ce113" office:value-type="string" calcext:value-type="string">
            <text:p>./TXT/QUINAULT_THESEE.txt</text:p>
          </table:table-cell>
          <table:table-cell table:style-name="ce113" table:number-columns-repeated="53"/>
          <table:table-cell table:number-columns-repeated="960"/>
        </table:table-row>
        <table:table-row table:style-name="ro1">
          <table:table-cell table:style-name="ce113" office:value-type="string" calcext:value-type="string">
            <text:p>TheatreClassique</text:p>
          </table:table-cell>
          <table:table-cell table:style-name="ce113" office:value-type="string" calcext:value-type="string">
            <text:p>ALEXANDRE LE GRAND</text:p>
          </table:table-cell>
          <table:table-cell table:style-name="ce113" office:value-type="string" calcext:value-type="string">
            <text:p>RACINE, Jean</text:p>
          </table:table-cell>
          <table:table-cell table:style-name="ce113" office:value-type="float" office:value="1697" calcext:value-type="float">
            <text:p>1697</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RACINE_ALEXANDRE.xml</text:p>
          </table:table-cell>
          <table:table-cell table:style-name="ce113" office:value-type="string" calcext:value-type="string">
            <text:p>./TXT/RACINE_ALEXANDRE.txt</text:p>
          </table:table-cell>
          <table:table-cell table:style-name="ce113" table:number-columns-repeated="7"/>
          <table:table-cell table:number-columns-repeated="1006"/>
        </table:table-row>
        <table:table-row table:style-name="ro1">
          <table:table-cell table:style-name="ce113" office:value-type="string" calcext:value-type="string">
            <text:p>TheatreClassique</text:p>
          </table:table-cell>
          <table:table-cell table:style-name="ce113" office:value-type="string" calcext:value-type="string">
            <text:p>ALEXANDRE LE GRAND</text:p>
          </table:table-cell>
          <table:table-cell table:style-name="ce113" office:value-type="string" calcext:value-type="string">
            <text:p>RACINE, Jean</text:p>
          </table:table-cell>
          <table:table-cell table:style-name="ce113" office:value-type="float" office:value="1666" calcext:value-type="float">
            <text:p>1666</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RACINE_ALEXANDRE66.xml</text:p>
          </table:table-cell>
          <table:table-cell table:style-name="ce113" office:value-type="string" calcext:value-type="string">
            <text:p>./TXT/RACINE_ALEXANDRE66.txt</text:p>
          </table:table-cell>
          <table:table-cell table:style-name="ce113" table:number-columns-repeated="7"/>
          <table:table-cell table:number-columns-repeated="1006"/>
        </table:table-row>
        <table:table-row table:style-name="ro1">
          <table:table-cell table:style-name="ce113" office:value-type="string" calcext:value-type="string">
            <text:p>TheatreClassique</text:p>
          </table:table-cell>
          <table:table-cell table:style-name="ce113" office:value-type="string" calcext:value-type="string">
            <text:p>ANDROMAQUE</text:p>
          </table:table-cell>
          <table:table-cell table:style-name="ce113" office:value-type="string" calcext:value-type="string">
            <text:p>RACINE, Jean</text:p>
          </table:table-cell>
          <table:table-cell table:style-name="ce113" office:value-type="float" office:value="1697" calcext:value-type="float">
            <text:p>1697</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RACINE_ANDROMAQUE.xml</text:p>
          </table:table-cell>
          <table:table-cell table:style-name="ce113" office:value-type="string" calcext:value-type="string">
            <text:p>./TXT/RACINE_ANDROMAQUE.txt</text:p>
          </table:table-cell>
          <table:table-cell table:style-name="ce113" table:number-columns-repeated="7"/>
          <table:table-cell table:number-columns-repeated="1006"/>
        </table:table-row>
        <table:table-row table:style-name="ro1">
          <table:table-cell table:style-name="ce113" office:value-type="string" calcext:value-type="string">
            <text:p>TheatreClassique</text:p>
          </table:table-cell>
          <table:table-cell table:style-name="ce113" office:value-type="string" calcext:value-type="string">
            <text:p>ANDROMAQUE</text:p>
          </table:table-cell>
          <table:table-cell table:style-name="ce113" office:value-type="string" calcext:value-type="string">
            <text:p>RACINE, Jean</text:p>
          </table:table-cell>
          <table:table-cell table:style-name="ce113" office:value-type="float" office:value="1668" calcext:value-type="float">
            <text:p>1668</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RACINE_ANDROMAQUE68.xml</text:p>
          </table:table-cell>
          <table:table-cell table:style-name="ce113" office:value-type="string" calcext:value-type="string">
            <text:p>./TXT/RACINE_ANDROMAQUE68.txt</text:p>
          </table:table-cell>
          <table:table-cell table:style-name="ce113" table:number-columns-repeated="7"/>
          <table:table-cell table:number-columns-repeated="1006"/>
        </table:table-row>
        <table:table-row table:style-name="ro1">
          <table:table-cell table:style-name="ce113" office:value-type="string" calcext:value-type="string">
            <text:p>TheatreClassique</text:p>
          </table:table-cell>
          <table:table-cell table:style-name="ce113" office:value-type="string" calcext:value-type="string">
            <text:p>ATHALIE</text:p>
          </table:table-cell>
          <table:table-cell table:style-name="ce113" office:value-type="string" calcext:value-type="string">
            <text:p>RACINE, Jean</text:p>
          </table:table-cell>
          <table:table-cell table:style-name="ce113" office:value-type="float" office:value="1691" calcext:value-type="float">
            <text:p>1691</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RACINE_ATHALIE.xml</text:p>
          </table:table-cell>
          <table:table-cell table:style-name="ce113" office:value-type="string" calcext:value-type="string">
            <text:p>./TXT/RACINE_ATHALIE.txt</text:p>
          </table:table-cell>
          <table:table-cell table:style-name="ce113" table:number-columns-repeated="7"/>
          <table:table-cell table:number-columns-repeated="1006"/>
        </table:table-row>
        <table:table-row table:style-name="ro1">
          <table:table-cell table:style-name="ce113" office:value-type="string" calcext:value-type="string">
            <text:p>TheatreClassique</text:p>
          </table:table-cell>
          <table:table-cell table:style-name="ce113" office:value-type="string" calcext:value-type="string">
            <text:p>BAJAZET</text:p>
          </table:table-cell>
          <table:table-cell table:style-name="ce113" office:value-type="string" calcext:value-type="string">
            <text:p>RACINE, Jean</text:p>
          </table:table-cell>
          <table:table-cell table:style-name="ce113" office:value-type="float" office:value="1672" calcext:value-type="float">
            <text:p>1672</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RACINE_BAJAZET.xml</text:p>
          </table:table-cell>
          <table:table-cell table:style-name="ce113" office:value-type="string" calcext:value-type="string">
            <text:p>./TXT/RACINE_BAJAZET.txt</text:p>
          </table:table-cell>
          <table:table-cell table:style-name="ce113" table:number-columns-repeated="7"/>
          <table:table-cell table:number-columns-repeated="1006"/>
        </table:table-row>
        <table:table-row table:style-name="ro1">
          <table:table-cell table:style-name="ce113" office:value-type="string" calcext:value-type="string">
            <text:p>TheatreClassique</text:p>
          </table:table-cell>
          <table:table-cell table:style-name="ce113" office:value-type="string" calcext:value-type="string">
            <text:p>BÉRÉNICE</text:p>
          </table:table-cell>
          <table:table-cell table:style-name="ce113" office:value-type="string" calcext:value-type="string">
            <text:p>RACINE, Jean</text:p>
          </table:table-cell>
          <table:table-cell table:style-name="ce113" office:value-type="float" office:value="1671" calcext:value-type="float">
            <text:p>1671</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RACINE_BERENICE.xml</text:p>
          </table:table-cell>
          <table:table-cell table:style-name="ce113" office:value-type="string" calcext:value-type="string">
            <text:p>./TXT/RACINE_BERENICE.txt</text:p>
          </table:table-cell>
          <table:table-cell table:style-name="ce113" table:number-columns-repeated="7"/>
          <table:table-cell table:number-columns-repeated="1006"/>
        </table:table-row>
        <table:table-row table:style-name="ro1">
          <table:table-cell table:style-name="ce113" office:value-type="string" calcext:value-type="string">
            <text:p>TheatreClassique</text:p>
          </table:table-cell>
          <table:table-cell table:style-name="ce113" office:value-type="string" calcext:value-type="string">
            <text:p>BRITANNICUS</text:p>
          </table:table-cell>
          <table:table-cell table:style-name="ce113" office:value-type="string" calcext:value-type="string">
            <text:p>RACINE, Jean</text:p>
          </table:table-cell>
          <table:table-cell table:style-name="ce113" office:value-type="float" office:value="1670" calcext:value-type="float">
            <text:p>1670</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RACINE_BRITANNICUS.xml</text:p>
          </table:table-cell>
          <table:table-cell table:style-name="ce113" office:value-type="string" calcext:value-type="string">
            <text:p>./TXT/RACINE_BRITANNICUS.txt</text:p>
          </table:table-cell>
          <table:table-cell table:style-name="ce113" table:number-columns-repeated="7"/>
          <table:table-cell table:number-columns-repeated="1006"/>
        </table:table-row>
        <table:table-row table:style-name="ro1">
          <table:table-cell table:style-name="ce113" office:value-type="string" calcext:value-type="string">
            <text:p>TheatreClassique</text:p>
          </table:table-cell>
          <table:table-cell table:style-name="ce113" office:value-type="string" calcext:value-type="string">
            <text:p>ESTHER</text:p>
          </table:table-cell>
          <table:table-cell table:style-name="ce113" office:value-type="string" calcext:value-type="string">
            <text:p>RACINE, Jean</text:p>
          </table:table-cell>
          <table:table-cell table:style-name="ce113" office:value-type="float" office:value="1689" calcext:value-type="float">
            <text:p>1689</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RACINE_ESTHER.xml</text:p>
          </table:table-cell>
          <table:table-cell table:style-name="ce113" office:value-type="string" calcext:value-type="string">
            <text:p>./TXT/RACINE_ESTHER.txt</text:p>
          </table:table-cell>
          <table:table-cell table:style-name="ce113" table:number-columns-repeated="7"/>
          <table:table-cell table:number-columns-repeated="1006"/>
        </table:table-row>
        <table:table-row table:style-name="ro1">
          <table:table-cell table:style-name="ce113" office:value-type="string" calcext:value-type="string">
            <text:p>TheatreClassique</text:p>
          </table:table-cell>
          <table:table-cell table:style-name="ce113" office:value-type="string" calcext:value-type="string">
            <text:p>IPHIGÉNIE</text:p>
          </table:table-cell>
          <table:table-cell table:style-name="ce113" office:value-type="string" calcext:value-type="string">
            <text:p>RACINE, Jean</text:p>
          </table:table-cell>
          <table:table-cell table:style-name="ce113" office:value-type="float" office:value="1675" calcext:value-type="float">
            <text:p>1675</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RACINE_IPHIGENIE.xml</text:p>
          </table:table-cell>
          <table:table-cell table:style-name="ce113" office:value-type="string" calcext:value-type="string">
            <text:p>./TXT/RACINE_IPHIGENIE.txt</text:p>
          </table:table-cell>
          <table:table-cell table:style-name="ce113" table:number-columns-repeated="7"/>
          <table:table-cell table:number-columns-repeated="1006"/>
        </table:table-row>
        <table:table-row table:style-name="ro1">
          <table:table-cell table:style-name="ce113" office:value-type="string" calcext:value-type="string">
            <text:p>TheatreClassique</text:p>
          </table:table-cell>
          <table:table-cell table:style-name="ce113" office:value-type="string" calcext:value-type="string">
            <text:p>MITHRIDATE</text:p>
          </table:table-cell>
          <table:table-cell table:style-name="ce113" office:value-type="string" calcext:value-type="string">
            <text:p>RACINE, Jean</text:p>
          </table:table-cell>
          <table:table-cell table:style-name="ce113" office:value-type="float" office:value="1673" calcext:value-type="float">
            <text:p>1673</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RACINE_MITHRIDATE.xml</text:p>
          </table:table-cell>
          <table:table-cell table:style-name="ce113" office:value-type="string" calcext:value-type="string">
            <text:p>./TXT/RACINE_MITHRIDATE.txt</text:p>
          </table:table-cell>
          <table:table-cell table:style-name="ce113" table:number-columns-repeated="7"/>
          <table:table-cell table:number-columns-repeated="1006"/>
        </table:table-row>
        <table:table-row table:style-name="ro1">
          <table:table-cell table:style-name="ce113" office:value-type="string" calcext:value-type="string">
            <text:p>TheatreClassique</text:p>
          </table:table-cell>
          <table:table-cell table:style-name="ce113" office:value-type="string" calcext:value-type="string">
            <text:p>PHÈDRE (1697)</text:p>
          </table:table-cell>
          <table:table-cell table:style-name="ce113" office:value-type="string" calcext:value-type="string">
            <text:p>RACINE, Jean</text:p>
          </table:table-cell>
          <table:table-cell table:style-name="ce113" office:value-type="float" office:value="1697" calcext:value-type="float">
            <text:p>1697</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RACINE_PHEDRE.xml</text:p>
          </table:table-cell>
          <table:table-cell table:style-name="ce113" office:value-type="string" calcext:value-type="string">
            <text:p>./TXT/RACINE_PHEDRE.txt</text:p>
          </table:table-cell>
          <table:table-cell table:style-name="ce113" table:number-columns-repeated="7"/>
          <table:table-cell table:number-columns-repeated="1006"/>
        </table:table-row>
        <table:table-row table:style-name="ro1">
          <table:table-cell table:style-name="ce113" office:value-type="string" calcext:value-type="string">
            <text:p>TheatreClassique</text:p>
          </table:table-cell>
          <table:table-cell table:style-name="ce113" office:value-type="string" calcext:value-type="string">
            <text:p>PHÈDRE ET HIPPOLYTE</text:p>
          </table:table-cell>
          <table:table-cell table:style-name="ce113" office:value-type="string" calcext:value-type="string">
            <text:p>RACINE, Jean</text:p>
          </table:table-cell>
          <table:table-cell table:style-name="ce113" office:value-type="float" office:value="1677" calcext:value-type="float">
            <text:p>1677</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RACINE_PHEDRE77.xml</text:p>
          </table:table-cell>
          <table:table-cell table:style-name="ce113" office:value-type="string" calcext:value-type="string">
            <text:p>./TXT/RACINE_PHEDRE77.txt</text:p>
          </table:table-cell>
          <table:table-cell table:style-name="ce113" table:number-columns-repeated="7"/>
          <table:table-cell table:number-columns-repeated="1006"/>
        </table:table-row>
        <table:table-row table:style-name="ro1">
          <table:table-cell table:style-name="ce113" office:value-type="string" calcext:value-type="string">
            <text:p>TheatreClassique</text:p>
          </table:table-cell>
          <table:table-cell table:style-name="ce113" office:value-type="string" calcext:value-type="string">
            <text:p>LES PLAIDEURS</text:p>
          </table:table-cell>
          <table:table-cell table:style-name="ce113" office:value-type="string" calcext:value-type="string">
            <text:p>RACINE, Jean</text:p>
          </table:table-cell>
          <table:table-cell table:style-name="ce113" office:value-type="float" office:value="1697" calcext:value-type="float">
            <text:p>1697</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RACINE_PLAIDEURS.xml</text:p>
          </table:table-cell>
          <table:table-cell table:style-name="ce113" office:value-type="string" calcext:value-type="string">
            <text:p>./TXT/RACINE_PLAIDEURS.txt</text:p>
          </table:table-cell>
          <table:table-cell table:style-name="ce113" table:number-columns-repeated="7"/>
          <table:table-cell table:number-columns-repeated="1006"/>
        </table:table-row>
        <table:table-row table:style-name="ro1">
          <table:table-cell table:style-name="ce113" office:value-type="string" calcext:value-type="string">
            <text:p>TheatreClassique</text:p>
          </table:table-cell>
          <table:table-cell table:style-name="ce113" office:value-type="string" calcext:value-type="string">
            <text:p>LES PLAIDEURS</text:p>
          </table:table-cell>
          <table:table-cell table:style-name="ce113" office:value-type="string" calcext:value-type="string">
            <text:p>RACINE, Jean</text:p>
          </table:table-cell>
          <table:table-cell table:style-name="ce113" office:value-type="float" office:value="1669" calcext:value-type="float">
            <text:p>1669</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RACINE_PLAIDEURS69.xml</text:p>
          </table:table-cell>
          <table:table-cell table:style-name="ce113" office:value-type="string" calcext:value-type="string">
            <text:p>./TXT/RACINE_PLAIDEURS69.txt</text:p>
          </table:table-cell>
          <table:table-cell table:style-name="ce113" table:number-columns-repeated="7"/>
          <table:table-cell table:number-columns-repeated="1006"/>
        </table:table-row>
        <table:table-row table:style-name="ro1">
          <table:table-cell table:style-name="ce113" office:value-type="string" calcext:value-type="string">
            <text:p>TheatreClassique</text:p>
          </table:table-cell>
          <table:table-cell table:style-name="ce113" office:value-type="string" calcext:value-type="string">
            <text:p>LA THÉBAÏDE</text:p>
          </table:table-cell>
          <table:table-cell table:style-name="ce113" office:value-type="string" calcext:value-type="string">
            <text:p>RACINE, Jean</text:p>
          </table:table-cell>
          <table:table-cell table:style-name="ce113" office:value-type="float" office:value="1697" calcext:value-type="float">
            <text:p>1697</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RACINE_THEBAIDE.xml</text:p>
          </table:table-cell>
          <table:table-cell table:style-name="ce113" office:value-type="string" calcext:value-type="string">
            <text:p>./TXT/RACINE_THEBAIDE.txt</text:p>
          </table:table-cell>
          <table:table-cell table:style-name="ce113" table:number-columns-repeated="7"/>
          <table:table-cell table:number-columns-repeated="1006"/>
        </table:table-row>
        <table:table-row table:style-name="ro1">
          <table:table-cell table:style-name="ce113" office:value-type="string" calcext:value-type="string">
            <text:p>TheatreClassique</text:p>
          </table:table-cell>
          <table:table-cell table:style-name="ce113" office:value-type="string" calcext:value-type="string">
            <text:p>LA THÉBAÏDE</text:p>
          </table:table-cell>
          <table:table-cell table:style-name="ce113" office:value-type="string" calcext:value-type="string">
            <text:p>RACINE, Jean</text:p>
          </table:table-cell>
          <table:table-cell table:style-name="ce113" office:value-type="float" office:value="1664" calcext:value-type="float">
            <text:p>1664</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RACINE_THEBAIDE64.xml</text:p>
          </table:table-cell>
          <table:table-cell table:style-name="ce113" office:value-type="string" calcext:value-type="string">
            <text:p>./TXT/RACINE_THEBAIDE64.txt</text:p>
          </table:table-cell>
          <table:table-cell table:style-name="ce113" table:number-columns-repeated="7"/>
          <table:table-cell table:number-columns-repeated="1006"/>
        </table:table-row>
        <table:table-row table:style-name="ro1">
          <table:table-cell office:value-type="string" calcext:value-type="string">
            <text:p>TheatreClassique</text:p>
          </table:table-cell>
          <table:table-cell office:value-type="string" calcext:value-type="string">
            <text:p>PALINICE, CIRCEINE ET FLORICE</text:p>
          </table:table-cell>
          <table:table-cell office:value-type="string" calcext:value-type="string">
            <text:p>RAYSSIGUIER, de</text:p>
          </table:table-cell>
          <table:table-cell office:value-type="float" office:value="1634" calcext:value-type="float">
            <text:p>1634</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RAYSSIGUIER_PALINICE.xml</text:p>
          </table:table-cell>
          <table:table-cell office:value-type="string" calcext:value-type="string">
            <text:p>./TXT/RAYSSIGUIER_PALINIC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RLEQUIN AUX ENFERS</text:p>
          </table:table-cell>
          <table:table-cell office:value-type="string" calcext:value-type="string">
            <text:p>REGNARD, Jean-Francois</text:p>
          </table:table-cell>
          <table:table-cell office:value-type="float" office:value="1689" calcext:value-type="float">
            <text:p>1689</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REGNARD_ARLEQUINAUXENFERS.xml</text:p>
          </table:table-cell>
          <table:table-cell office:value-type="string" calcext:value-type="string">
            <text:p>./TXT/REGNARD_ARLEQUINAUXENFER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RLEQUIN, HOMME À BONNES FORTUNES.</text:p>
          </table:table-cell>
          <table:table-cell office:value-type="string" calcext:value-type="string">
            <text:p>REGNARD, Jean-Francois</text:p>
          </table:table-cell>
          <table:table-cell office:value-type="float" office:value="1690" calcext:value-type="float">
            <text:p>1690</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REGNARD_ARLEQUINBONNESFORTUNES.xml</text:p>
          </table:table-cell>
          <table:table-cell office:value-type="string" calcext:value-type="string">
            <text:p>./TXT/REGNARD_ARLEQUINBONNESFORTUNE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TTENDEZ-MOI SOUS L'ORME</text:p>
          </table:table-cell>
          <table:table-cell office:value-type="string" calcext:value-type="string">
            <text:p>REGNARD, Jean-Francois</text:p>
          </table:table-cell>
          <table:table-cell office:value-type="float" office:value="1694" calcext:value-type="float">
            <text:p>1694</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REGNARD_ATTENDEZSOUSLORME.xml</text:p>
          </table:table-cell>
          <table:table-cell office:value-type="string" calcext:value-type="string">
            <text:p>./TXT/REGNARD_ATTENDEZSOUSLORM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BAL</text:p>
          </table:table-cell>
          <table:table-cell office:value-type="string" calcext:value-type="string">
            <text:p>REGNARD, Jean-Francois</text:p>
          </table:table-cell>
          <table:table-cell office:value-type="float" office:value="1696" calcext:value-type="float">
            <text:p>1696</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REGNARD_BAL.xml</text:p>
          </table:table-cell>
          <table:table-cell office:value-type="string" calcext:value-type="string">
            <text:p>./TXT/REGNARD_BAL.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CARNAVAL DE VENISE</text:p>
          </table:table-cell>
          <table:table-cell office:value-type="string" calcext:value-type="string">
            <text:p>REGNARD, Jean-Francois</text:p>
          </table:table-cell>
          <table:table-cell office:value-type="float" office:value="1699" calcext:value-type="float">
            <text:p>1699</text:p>
          </table:table-cell>
          <table:table-cell/>
          <table:table-cell office:value-type="string" calcext:value-type="string">
            <text:p>Ballet</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REGNARD_CARNAVALDEVENISE.xml</text:p>
          </table:table-cell>
          <table:table-cell office:value-type="string" calcext:value-type="string">
            <text:p>./TXT/REGNARD_CARNAVALDEVENIS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COQUETTE, OU L'ACADÉMIE DES DAMES.</text:p>
          </table:table-cell>
          <table:table-cell office:value-type="string" calcext:value-type="string">
            <text:p>REGNARD, Jean-Francois</text:p>
          </table:table-cell>
          <table:table-cell office:value-type="float" office:value="1691" calcext:value-type="float">
            <text:p>1691</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REGNARD_COQUETTE.xml</text:p>
          </table:table-cell>
          <table:table-cell office:value-type="string" calcext:value-type="string">
            <text:p>./TXT/REGNARD_COQUETT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DÉMOCRITE</text:p>
          </table:table-cell>
          <table:table-cell office:value-type="string" calcext:value-type="string">
            <text:p>REGNARD, Jean-Francois</text:p>
          </table:table-cell>
          <table:table-cell office:value-type="float" office:value="1700" calcext:value-type="float">
            <text:p>1700</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REGNARD_DEMOCRITE.xml</text:p>
          </table:table-cell>
          <table:table-cell office:value-type="string" calcext:value-type="string">
            <text:p>./TXT/REGNARD_DEMOCRITE.txt</text:p>
          </table:table-cell>
          <table:table-cell table:number-columns-repeated="1013"/>
        </table:table-row>
        <table:table-row table:style-name="ro1">
          <table:table-cell table:style-name="ce113" office:value-type="string" calcext:value-type="string">
            <text:p>TheatreClassique</text:p>
          </table:table-cell>
          <table:table-cell table:style-name="ce113" office:value-type="string" calcext:value-type="string">
            <text:p>LE DISTRAIT</text:p>
          </table:table-cell>
          <table:table-cell table:style-name="ce113" office:value-type="string" calcext:value-type="string">
            <text:p>REGNARD, Jean-Francois</text:p>
          </table:table-cell>
          <table:table-cell table:style-name="ce113" office:value-type="float" office:value="1697" calcext:value-type="float">
            <text:p>1697</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REGNARD_DISTRAIT.xml</text:p>
          </table:table-cell>
          <table:table-cell table:style-name="ce113" office:value-type="string" calcext:value-type="string">
            <text:p>./TXT/REGNARD_DISTRAIT.txt</text:p>
          </table:table-cell>
          <table:table-cell table:style-name="ce113" table:number-columns-repeated="3"/>
          <table:table-cell table:number-columns-repeated="1010"/>
        </table:table-row>
        <table:table-row table:style-name="ro1">
          <table:table-cell table:style-name="ce113" office:value-type="string" calcext:value-type="string">
            <text:p>TheatreClassique</text:p>
          </table:table-cell>
          <table:table-cell table:style-name="ce113" office:value-type="string" calcext:value-type="string">
            <text:p>LE DIVORCE</text:p>
          </table:table-cell>
          <table:table-cell table:style-name="ce113" office:value-type="string" calcext:value-type="string">
            <text:p>REGNARD, Jean-Francois</text:p>
          </table:table-cell>
          <table:table-cell table:style-name="ce113" office:value-type="float" office:value="1688" calcext:value-type="float">
            <text:p>1688</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REGNARD_DIVORCE.xml</text:p>
          </table:table-cell>
          <table:table-cell table:style-name="ce113" office:value-type="string" calcext:value-type="string">
            <text:p>./TXT/REGNARD_DIVORCE.txt</text:p>
          </table:table-cell>
          <table:table-cell table:style-name="ce113" table:number-columns-repeated="3"/>
          <table:table-cell table:number-columns-repeated="1010"/>
        </table:table-row>
        <table:table-row table:style-name="ro1">
          <table:table-cell office:value-type="string" calcext:value-type="string">
            <text:p>TheatreClassique</text:p>
          </table:table-cell>
          <table:table-cell office:value-type="string" calcext:value-type="string">
            <text:p>LES FILLES ERRANTES, OU LES INTRIGUES DES HÔTELLERIES.</text:p>
          </table:table-cell>
          <table:table-cell office:value-type="string" calcext:value-type="string">
            <text:p>REGNARD, Jean-Francois</text:p>
          </table:table-cell>
          <table:table-cell office:value-type="float" office:value="1690" calcext:value-type="float">
            <text:p>1690</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REGNARD_FILLESERRANTES.xml</text:p>
          </table:table-cell>
          <table:table-cell office:value-type="string" calcext:value-type="string">
            <text:p>./TXT/REGNARD_FILLESERRANTE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FOLIES AMOUREUSES</text:p>
          </table:table-cell>
          <table:table-cell office:value-type="string" calcext:value-type="string">
            <text:p>REGNARD, Jean-Francois</text:p>
          </table:table-cell>
          <table:table-cell office:value-type="float" office:value="1696" calcext:value-type="float">
            <text:p>1696</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REGNARD_FOLIESAMOUREUSES.xml</text:p>
          </table:table-cell>
          <table:table-cell office:value-type="string" calcext:value-type="string">
            <text:p>./TXT/REGNARD_FOLIESAMOUREUSE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CRITIQUE DE L'HOMME À BONNES FORTUNES.</text:p>
          </table:table-cell>
          <table:table-cell office:value-type="string" calcext:value-type="string">
            <text:p>REGNARD, Jean-Francois</text:p>
          </table:table-cell>
          <table:table-cell office:value-type="float" office:value="1690" calcext:value-type="float">
            <text:p>1690</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REGNARD_HOMMEBONNEFORTUNECRITIQUE.xml</text:p>
          </table:table-cell>
          <table:table-cell office:value-type="string" calcext:value-type="string">
            <text:p>./TXT/REGNARD_HOMMEBONNEFORTUNECRITIQUE.txt</text:p>
          </table:table-cell>
          <table:table-cell table:number-columns-repeated="1013"/>
        </table:table-row>
        <table:table-row table:style-name="ro1">
          <table:table-cell table:style-name="ce113" office:value-type="string" calcext:value-type="string">
            <text:p>TheatreClassique</text:p>
          </table:table-cell>
          <table:table-cell table:style-name="ce113" office:value-type="string" calcext:value-type="string">
            <text:p>LE JOUEUR</text:p>
          </table:table-cell>
          <table:table-cell table:style-name="ce113" office:value-type="string" calcext:value-type="string">
            <text:p>REGNARD, Jean-Francois</text:p>
          </table:table-cell>
          <table:table-cell table:style-name="ce113" office:value-type="float" office:value="1692" calcext:value-type="float">
            <text:p>1692</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REGNARD_JOUEUR.xml</text:p>
          </table:table-cell>
          <table:table-cell table:style-name="ce113" office:value-type="string" calcext:value-type="string">
            <text:p>./TXT/REGNARD_JOUEUR.txt</text:p>
          </table:table-cell>
          <table:table-cell table:style-name="ce113" table:number-columns-repeated="53"/>
          <table:table-cell table:number-columns-repeated="960"/>
        </table:table-row>
        <table:table-row table:style-name="ro1">
          <table:table-cell table:style-name="ce113" office:value-type="string" calcext:value-type="string">
            <text:p>TheatreClassique</text:p>
          </table:table-cell>
          <table:table-cell table:style-name="ce113" office:value-type="string" calcext:value-type="string">
            <text:p>LE RETOUR IMPRÉVU</text:p>
          </table:table-cell>
          <table:table-cell table:style-name="ce113" office:value-type="string" calcext:value-type="string">
            <text:p>REGNARD, Jean-Francois</text:p>
          </table:table-cell>
          <table:table-cell table:style-name="ce113" office:value-type="float" office:value="1700" calcext:value-type="float">
            <text:p>1700</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REGNARD_RETOURIMPREVU.xml</text:p>
          </table:table-cell>
          <table:table-cell table:style-name="ce113" office:value-type="string" calcext:value-type="string">
            <text:p>./TXT/REGNARD_RETOURIMPREVU.txt</text:p>
          </table:table-cell>
          <table:table-cell table:style-name="ce113" table:number-columns-repeated="53"/>
          <table:table-cell table:number-columns-repeated="960"/>
        </table:table-row>
        <table:table-row table:style-name="ro1">
          <table:table-cell table:style-name="ce113" office:value-type="string" calcext:value-type="string">
            <text:p>TheatreClassique</text:p>
          </table:table-cell>
          <table:table-cell table:style-name="ce113" office:value-type="string" calcext:value-type="string">
            <text:p>LA SÉRÉNADE</text:p>
          </table:table-cell>
          <table:table-cell table:style-name="ce113" office:value-type="string" calcext:value-type="string">
            <text:p>REGNARD, Jean-Francois</text:p>
          </table:table-cell>
          <table:table-cell table:style-name="ce113" office:value-type="float" office:value="1694" calcext:value-type="float">
            <text:p>1694</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REGNARD_SERENADE.xml</text:p>
          </table:table-cell>
          <table:table-cell table:style-name="ce113" office:value-type="string" calcext:value-type="string">
            <text:p>./TXT/REGNARD_SERENADE.txt</text:p>
          </table:table-cell>
          <table:table-cell table:style-name="ce113" table:number-columns-repeated="53"/>
          <table:table-cell table:number-columns-repeated="960"/>
        </table:table-row>
        <table:table-row table:style-name="ro1">
          <table:table-cell office:value-type="string" calcext:value-type="string">
            <text:p>TheatreClassique</text:p>
          </table:table-cell>
          <table:table-cell office:value-type="string" calcext:value-type="string">
            <text:p>LES SOUHAITS</text:p>
          </table:table-cell>
          <table:table-cell office:value-type="string" calcext:value-type="string">
            <text:p>REGNARD, Jean-Francois</text:p>
          </table:table-cell>
          <table:table-cell office:value-type="float" office:value="1700" calcext:value-type="float">
            <text:p>1700</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REGNARD_SOUHAITS.xml</text:p>
          </table:table-cell>
          <table:table-cell office:value-type="string" calcext:value-type="string">
            <text:p>./TXT/REGNARD_SOUHAIT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PANÉGYRIQUE DE L'ÉCOLE DES FEMMES</text:p>
          </table:table-cell>
          <table:table-cell office:value-type="string" calcext:value-type="string">
            <text:p>ROBINET, Charles</text:p>
          </table:table-cell>
          <table:table-cell office:value-type="float" office:value="1664" calcext:value-type="float">
            <text:p>1664</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ROBINET_PANEGYRIQUEECOLEDESFEMMES.xml</text:p>
          </table:table-cell>
          <table:table-cell office:value-type="string" calcext:value-type="string">
            <text:p>./TXT/ROBINET_PANEGYRIQUEECOLEDESFEMME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VOCAT SAVETIER</text:p>
          </table:table-cell>
          <table:table-cell office:value-type="string" calcext:value-type="string">
            <text:p>ROSIMOND, Claude Rose</text:p>
          </table:table-cell>
          <table:table-cell office:value-type="float" office:value="1683" calcext:value-type="float">
            <text:p>1683</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ROSIMOND_AVOCATSAVETIER.xml</text:p>
          </table:table-cell>
          <table:table-cell office:value-type="string" calcext:value-type="string">
            <text:p>./TXT/ROSIMOND_AVOCATSAVETIER.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NOUVEAU FESTIN DE PIERRE</text:p>
          </table:table-cell>
          <table:table-cell office:value-type="string" calcext:value-type="string">
            <text:p>ROSIMOND, Jean-Baptiste du Mesnil dit Claude La Rose</text:p>
          </table:table-cell>
          <table:table-cell office:value-type="float" office:value="1670" calcext:value-type="float">
            <text:p>1670</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ROSIMOND_FESTINDEPIERRE.xml</text:p>
          </table:table-cell>
          <table:table-cell office:value-type="string" calcext:value-type="string">
            <text:p>./TXT/ROSIMOND_FESTINDEPIERR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GESILAN de COLCHOS</text:p>
          </table:table-cell>
          <table:table-cell office:value-type="string" calcext:value-type="string">
            <text:p>ROTROU, Jean</text:p>
          </table:table-cell>
          <table:table-cell office:value-type="float" office:value="1637" calcext:value-type="float">
            <text:p>1637</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ROTROU_AGESILAN.xml</text:p>
          </table:table-cell>
          <table:table-cell office:value-type="string" calcext:value-type="string">
            <text:p>./TXT/ROTROU_AGESILAN.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MARILLIS</text:p>
          </table:table-cell>
          <table:table-cell office:value-type="string" calcext:value-type="string">
            <text:p>ROTROU, Jean</text:p>
          </table:table-cell>
          <table:table-cell office:value-type="float" office:value="1653" calcext:value-type="float">
            <text:p>1653</text:p>
          </table:table-cell>
          <table:table-cell/>
          <table:table-cell office:value-type="string" calcext:value-type="string">
            <text:p>Pastoral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ROTROU_AMARILLIS.xml</text:p>
          </table:table-cell>
          <table:table-cell office:value-type="string" calcext:value-type="string">
            <text:p>./TXT/ROTROU_AMARILLI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AMÉLIE</text:p>
          </table:table-cell>
          <table:table-cell office:value-type="string" calcext:value-type="string">
            <text:p>ROTROU, Jean</text:p>
          </table:table-cell>
          <table:table-cell office:value-type="float" office:value="1637" calcext:value-type="float">
            <text:p>1637</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ROTROU_AMELIE.xml</text:p>
          </table:table-cell>
          <table:table-cell office:value-type="string" calcext:value-type="string">
            <text:p>./TXT/ROTROU_AMELIE.txt</text:p>
          </table:table-cell>
          <table:table-cell table:number-columns-repeated="1013"/>
        </table:table-row>
        <table:table-row table:style-name="ro1">
          <table:table-cell table:style-name="ce113" office:value-type="string" calcext:value-type="string">
            <text:p>TheatreClassique</text:p>
          </table:table-cell>
          <table:table-cell table:style-name="ce113" office:value-type="string" calcext:value-type="string">
            <text:p>ANTIGONE</text:p>
          </table:table-cell>
          <table:table-cell table:style-name="ce113" office:value-type="string" calcext:value-type="string">
            <text:p>ROTROU, Jean</text:p>
          </table:table-cell>
          <table:table-cell table:style-name="ce113" office:value-type="float" office:value="1638" calcext:value-type="float">
            <text:p>1638</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ROTROU_ANTIGONE.xml</text:p>
          </table:table-cell>
          <table:table-cell table:style-name="ce113" office:value-type="string" calcext:value-type="string">
            <text:p>./TXT/ROTROU_ANTIGONE.txt</text:p>
          </table:table-cell>
          <table:table-cell table:style-name="ce113" table:number-columns-repeated="53"/>
          <table:table-cell table:number-columns-repeated="960"/>
        </table:table-row>
        <table:table-row table:style-name="ro1">
          <table:table-cell office:value-type="string" calcext:value-type="string">
            <text:p>TheatreClassique</text:p>
          </table:table-cell>
          <table:table-cell office:value-type="string" calcext:value-type="string">
            <text:p>LA BAGUE DE L'OUBLI</text:p>
          </table:table-cell>
          <table:table-cell office:value-type="string" calcext:value-type="string">
            <text:p>ROTROU, Jean</text:p>
          </table:table-cell>
          <table:table-cell office:value-type="float" office:value="1635" calcext:value-type="float">
            <text:p>1635</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ROTROU_BAGUEDELOUBLI.xml</text:p>
          </table:table-cell>
          <table:table-cell office:value-type="string" calcext:value-type="string">
            <text:p>./TXT/ROTROU_BAGUEDELOUBLI.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BÉLISSAIRE</text:p>
          </table:table-cell>
          <table:table-cell office:value-type="string" calcext:value-type="string">
            <text:p>ROTROU, Jean</text:p>
          </table:table-cell>
          <table:table-cell office:value-type="float" office:value="1644" calcext:value-type="float">
            <text:p>1644</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ROTROU_BELISAIRE.xml</text:p>
          </table:table-cell>
          <table:table-cell office:value-type="string" calcext:value-type="string">
            <text:p>./TXT/ROTROU_BELISAIR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BELLE ALPHRÈDE</text:p>
          </table:table-cell>
          <table:table-cell office:value-type="string" calcext:value-type="string">
            <text:p>ROTROU, Jean</text:p>
          </table:table-cell>
          <table:table-cell office:value-type="float" office:value="1639" calcext:value-type="float">
            <text:p>1639</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ROTROU_BELLEALPHREDE.xml</text:p>
          </table:table-cell>
          <table:table-cell office:value-type="string" calcext:value-type="string">
            <text:p>./TXT/ROTROU_BELLEALPHRED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CAPTIFS</text:p>
          </table:table-cell>
          <table:table-cell office:value-type="string" calcext:value-type="string">
            <text:p>ROTROU, Jean</text:p>
          </table:table-cell>
          <table:table-cell office:value-type="float" office:value="1640" calcext:value-type="float">
            <text:p>1640</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ROTROU_CAPTIFS.xml</text:p>
          </table:table-cell>
          <table:table-cell office:value-type="string" calcext:value-type="string">
            <text:p>./TXT/ROTROU_CAPTIF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CÉLIANE</text:p>
          </table:table-cell>
          <table:table-cell office:value-type="string" calcext:value-type="string">
            <text:p>ROTROU, Jean</text:p>
          </table:table-cell>
          <table:table-cell office:value-type="float" office:value="1637" calcext:value-type="float">
            <text:p>1637</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ROTROU_CELIANE.xml</text:p>
          </table:table-cell>
          <table:table-cell office:value-type="string" calcext:value-type="string">
            <text:p>./TXT/ROTROU_CELIAN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CLÉAGÉNOR et DORISTÉE</text:p>
          </table:table-cell>
          <table:table-cell office:value-type="string" calcext:value-type="string">
            <text:p>ROTROU, Jean</text:p>
          </table:table-cell>
          <table:table-cell office:value-type="float" office:value="1634" calcext:value-type="float">
            <text:p>1634</text:p>
          </table:table-cell>
          <table:table-cell/>
          <table:table-cell office:value-type="string" calcext:value-type="string">
            <text:p>Pastoral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ROTROU_CLEAGENOR.xml</text:p>
          </table:table-cell>
          <table:table-cell office:value-type="string" calcext:value-type="string">
            <text:p>./TXT/ROTROU_CLEAGENOR.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COSROËS</text:p>
          </table:table-cell>
          <table:table-cell office:value-type="string" calcext:value-type="string">
            <text:p>ROTROU, Jean</text:p>
          </table:table-cell>
          <table:table-cell office:value-type="float" office:value="1649" calcext:value-type="float">
            <text:p>1649</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ROTROU_COSROES.xml</text:p>
          </table:table-cell>
          <table:table-cell office:value-type="string" calcext:value-type="string">
            <text:p>./TXT/ROTROU_COSROE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DEUX PUCELLES</text:p>
          </table:table-cell>
          <table:table-cell office:value-type="string" calcext:value-type="string">
            <text:p>ROTROU, Jean</text:p>
          </table:table-cell>
          <table:table-cell office:value-type="float" office:value="1639" calcext:value-type="float">
            <text:p>1639</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ROTROU_DEUXPUCELLES.xml</text:p>
          </table:table-cell>
          <table:table-cell office:value-type="string" calcext:value-type="string">
            <text:p>./TXT/ROTROU_DEUXPUCELLE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DON BERNARD DE CABRERE</text:p>
          </table:table-cell>
          <table:table-cell office:value-type="string" calcext:value-type="string">
            <text:p>ROTROU, Jean</text:p>
          </table:table-cell>
          <table:table-cell office:value-type="float" office:value="1647" calcext:value-type="float">
            <text:p>1647</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ROTROU_DOMBERNARDDECABRERE.xml</text:p>
          </table:table-cell>
          <table:table-cell office:value-type="string" calcext:value-type="string">
            <text:p>./TXT/ROTROU_DOMBERNARDDECABRERE.txt</text:p>
          </table:table-cell>
          <table:table-cell table:number-columns-repeated="1013"/>
        </table:table-row>
        <table:table-row table:style-name="ro1">
          <table:table-cell table:style-name="ce113" office:value-type="string" calcext:value-type="string">
            <text:p>TheatreClassique</text:p>
          </table:table-cell>
          <table:table-cell table:style-name="ce113" office:value-type="string" calcext:value-type="string">
            <text:p>HERCULE MOURANT</text:p>
          </table:table-cell>
          <table:table-cell table:style-name="ce113" office:value-type="string" calcext:value-type="string">
            <text:p>ROTROU, Jean</text:p>
          </table:table-cell>
          <table:table-cell table:style-name="ce113" office:value-type="float" office:value="1636" calcext:value-type="float">
            <text:p>1636</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ROTROU_HERCULEMOURANT.xml</text:p>
          </table:table-cell>
          <table:table-cell table:style-name="ce113" office:value-type="string" calcext:value-type="string">
            <text:p>./TXT/ROTROU_HERCULEMOURANT.txt</text:p>
          </table:table-cell>
          <table:table-cell table:style-name="ce113" table:number-columns-repeated="53"/>
          <table:table-cell table:number-columns-repeated="960"/>
        </table:table-row>
        <table:table-row table:style-name="ro1">
          <table:table-cell office:value-type="string" calcext:value-type="string">
            <text:p>TheatreClassique</text:p>
          </table:table-cell>
          <table:table-cell office:value-type="string" calcext:value-type="string">
            <text:p>IPHIGÉNIE</text:p>
          </table:table-cell>
          <table:table-cell office:value-type="string" calcext:value-type="string">
            <text:p>ROTROU, Jean</text:p>
          </table:table-cell>
          <table:table-cell office:value-type="float" office:value="1641" calcext:value-type="float">
            <text:p>1641</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ROTROU_IPHIGENIE.xml</text:p>
          </table:table-cell>
          <table:table-cell office:value-type="string" calcext:value-type="string">
            <text:p>./TXT/ROTROU_IPHIGENI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VÉRITABLE SAINT GENEST</text:p>
          </table:table-cell>
          <table:table-cell office:value-type="string" calcext:value-type="string">
            <text:p>ROTROU, Jean</text:p>
          </table:table-cell>
          <table:table-cell office:value-type="float" office:value="1648" calcext:value-type="float">
            <text:p>1648</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ROTROU_SAINTGENEST.xml</text:p>
          </table:table-cell>
          <table:table-cell office:value-type="string" calcext:value-type="string">
            <text:p>./TXT/ROTROU_SAINTGENEST.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SOSIES</text:p>
          </table:table-cell>
          <table:table-cell office:value-type="string" calcext:value-type="string">
            <text:p>ROTROU, Jean</text:p>
          </table:table-cell>
          <table:table-cell office:value-type="float" office:value="1638" calcext:value-type="float">
            <text:p>1638</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ROTROU_SOSIES.xml</text:p>
          </table:table-cell>
          <table:table-cell office:value-type="string" calcext:value-type="string">
            <text:p>./TXT/ROTROU_SOSIES.txt</text:p>
          </table:table-cell>
          <table:table-cell table:number-columns-repeated="1013"/>
        </table:table-row>
        <table:table-row table:style-name="ro1">
          <table:table-cell table:style-name="ce113" office:value-type="string" calcext:value-type="string">
            <text:p>TheatreClassique</text:p>
          </table:table-cell>
          <table:table-cell table:style-name="ce113" office:value-type="string" calcext:value-type="string">
            <text:p>VENCESLAS</text:p>
          </table:table-cell>
          <table:table-cell table:style-name="ce113" office:value-type="string" calcext:value-type="string">
            <text:p>ROTROU, Jean</text:p>
          </table:table-cell>
          <table:table-cell table:style-name="ce113" office:value-type="float" office:value="1648" calcext:value-type="float">
            <text:p>1648</text:p>
          </table:table-cell>
          <table:table-cell table:style-name="ce113"/>
          <table:table-cell table:style-name="ce113" office:value-type="string" calcext:value-type="string">
            <text:p>Tragi-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ROTROU_VENCESLAS.xml</text:p>
          </table:table-cell>
          <table:table-cell table:style-name="ce113" office:value-type="string" calcext:value-type="string">
            <text:p>./TXT/ROTROU_VENCESLAS.txt</text:p>
          </table:table-cell>
          <table:table-cell table:style-name="ce113" table:number-columns-repeated="53"/>
          <table:table-cell table:number-columns-repeated="960"/>
        </table:table-row>
        <table:table-row table:style-name="ro1">
          <table:table-cell office:value-type="string" calcext:value-type="string">
            <text:p>TheatreClassique</text:p>
          </table:table-cell>
          <table:table-cell office:value-type="string" calcext:value-type="string">
            <text:p>LE CAFÉ</text:p>
          </table:table-cell>
          <table:table-cell office:value-type="string" calcext:value-type="string">
            <text:p>ROUSSEAU, Jean-Baptiste</text:p>
          </table:table-cell>
          <table:table-cell office:value-type="float" office:value="1694" calcext:value-type="float">
            <text:p>1694</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ROUSSEAUJB_CAFE.xml</text:p>
          </table:table-cell>
          <table:table-cell office:value-type="string" calcext:value-type="string">
            <text:p>./TXT/ROUSSEAUJB_CAF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JASON, ou LA TOISON D'OR</text:p>
          </table:table-cell>
          <table:table-cell office:value-type="string" calcext:value-type="string">
            <text:p>ROUSSEAU, Jean-Baptiste</text:p>
          </table:table-cell>
          <table:table-cell office:value-type="float" office:value="1694" calcext:value-type="float">
            <text:p>1694</text:p>
          </table:table-cell>
          <table:table-cell/>
          <table:table-cell office:value-type="string" calcext:value-type="string">
            <text:p>Opéra</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ROUSSEAUJB_JASON.xml</text:p>
          </table:table-cell>
          <table:table-cell office:value-type="string" calcext:value-type="string">
            <text:p>./TXT/ROUSSEAUJB_JASON.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COMÉDIE DES ACADÉMICIENS</text:p>
          </table:table-cell>
          <table:table-cell office:value-type="string" calcext:value-type="string">
            <text:p>SAINT-EVREMOND</text:p>
          </table:table-cell>
          <table:table-cell office:value-type="float" office:value="1650" calcext:value-type="float">
            <text:p>1650</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SAINTEVREMOND_COMEDIEDESACADEMICIENS.xml</text:p>
          </table:table-cell>
          <table:table-cell office:value-type="string" calcext:value-type="string">
            <text:p>./TXT/SAINTEVREMOND_COMEDIEDESACADEMICIEN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BELLE ÉGYPTIENNE</text:p>
          </table:table-cell>
          <table:table-cell office:value-type="string" calcext:value-type="string">
            <text:p>SALLEBRAY, Monsieur de</text:p>
          </table:table-cell>
          <table:table-cell office:value-type="float" office:value="1640" calcext:value-type="float">
            <text:p>1640</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SALLEBRAY_BELLEEGYPTIENNE.xml</text:p>
          </table:table-cell>
          <table:table-cell office:value-type="string" calcext:value-type="string">
            <text:p>./TXT/SALLEBRAY_BELLEEGYPTIENN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BOUTADES DU CAPITAN MATAMORE ET SES COMÉDIES.</text:p>
          </table:table-cell>
          <table:table-cell office:value-type="string" calcext:value-type="string">
            <text:p>SCARRON, Paul</text:p>
          </table:table-cell>
          <table:table-cell office:value-type="float" office:value="1647" calcext:value-type="float">
            <text:p>1647</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SCARRON_BOUTADESMATAMORE.xml</text:p>
          </table:table-cell>
          <table:table-cell office:value-type="string" calcext:value-type="string">
            <text:p>./TXT/SCARRON_BOUTADESMATAMOR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DON JAPHET D'ARMÉNIE</text:p>
          </table:table-cell>
          <table:table-cell office:value-type="string" calcext:value-type="string">
            <text:p>SCARRON, Paul</text:p>
          </table:table-cell>
          <table:table-cell office:value-type="float" office:value="1653" calcext:value-type="float">
            <text:p>1653</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SCARRON_DOMJAPHETDARMENIE.xml</text:p>
          </table:table-cell>
          <table:table-cell office:value-type="string" calcext:value-type="string">
            <text:p>./TXT/SCARRON_DOMJAPHETDARMENI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COLIER DE SALAMANQUE</text:p>
          </table:table-cell>
          <table:table-cell office:value-type="string" calcext:value-type="string">
            <text:p>SCARRON, Paul</text:p>
          </table:table-cell>
          <table:table-cell office:value-type="float" office:value="1655" calcext:value-type="float">
            <text:p>1655</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SCARRON_ECOLIERDESALAMANQUE.xml</text:p>
          </table:table-cell>
          <table:table-cell office:value-type="string" calcext:value-type="string">
            <text:p>./TXT/SCARRON_ECOLIERDESALAMANQU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FAUSSE APPARENCE</text:p>
          </table:table-cell>
          <table:table-cell office:value-type="string" calcext:value-type="string">
            <text:p>SCARRON, Paul</text:p>
          </table:table-cell>
          <table:table-cell office:value-type="float" office:value="1663" calcext:value-type="float">
            <text:p>1663</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SCARRON_FAUSSEAPPARENCE.xml</text:p>
          </table:table-cell>
          <table:table-cell office:value-type="string" calcext:value-type="string">
            <text:p>./TXT/SCARRON_FAUSSEAPPARENC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GARDIEN DE SOI-MÊME</text:p>
          </table:table-cell>
          <table:table-cell office:value-type="string" calcext:value-type="string">
            <text:p>SCARRON, Paul</text:p>
          </table:table-cell>
          <table:table-cell office:value-type="float" office:value="1654" calcext:value-type="float">
            <text:p>1654</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SCARRON_GARDIENDESOIMEME.xml</text:p>
          </table:table-cell>
          <table:table-cell office:value-type="string" calcext:value-type="string">
            <text:p>./TXT/SCARRON_GARDIENDESOIMEM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HÉRITIER RIDICULE OU LA DAME INTÉRESSÉE.</text:p>
          </table:table-cell>
          <table:table-cell office:value-type="string" calcext:value-type="string">
            <text:p>SCARRON, Paul</text:p>
          </table:table-cell>
          <table:table-cell office:value-type="float" office:value="1650" calcext:value-type="float">
            <text:p>1650</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SCARRON_HERITIERRIDICULE.xml</text:p>
          </table:table-cell>
          <table:table-cell office:value-type="string" calcext:value-type="string">
            <text:p>./TXT/SCARRON_HERITIERRIDICUL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JODELET OU LE MAÎTRE VALET.</text:p>
          </table:table-cell>
          <table:table-cell office:value-type="string" calcext:value-type="string">
            <text:p>SCARRON, Paul</text:p>
          </table:table-cell>
          <table:table-cell office:value-type="float" office:value="1648" calcext:value-type="float">
            <text:p>1648</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SCARRON_JODELET.xml</text:p>
          </table:table-cell>
          <table:table-cell office:value-type="string" calcext:value-type="string">
            <text:p>./TXT/SCARRON_JODELET.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JODELET DUELLISTE.</text:p>
          </table:table-cell>
          <table:table-cell office:value-type="string" calcext:value-type="string">
            <text:p>SCARRON, Paul</text:p>
          </table:table-cell>
          <table:table-cell office:value-type="float" office:value="1646" calcext:value-type="float">
            <text:p>1646</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SCARRON_JODELETDUELISTE.xml</text:p>
          </table:table-cell>
          <table:table-cell office:value-type="string" calcext:value-type="string">
            <text:p>./TXT/SCARRON_JODELETDUELIST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MARQUIS RIDICULE</text:p>
          </table:table-cell>
          <table:table-cell office:value-type="string" calcext:value-type="string">
            <text:p>SCARRON, Paul</text:p>
          </table:table-cell>
          <table:table-cell office:value-type="float" office:value="1656" calcext:value-type="float">
            <text:p>1656</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SCARRON_MARQUISRIDICULE.xml</text:p>
          </table:table-cell>
          <table:table-cell office:value-type="string" calcext:value-type="string">
            <text:p>./TXT/SCARRON_MARQUISRIDICUL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PRINCE CORSAIRE.</text:p>
          </table:table-cell>
          <table:table-cell office:value-type="string" calcext:value-type="string">
            <text:p>SCARRON, Paul</text:p>
          </table:table-cell>
          <table:table-cell office:value-type="float" office:value="1650" calcext:value-type="float">
            <text:p>1650</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SCARRON_PRINCECORSAIRE.xml</text:p>
          </table:table-cell>
          <table:table-cell office:value-type="string" calcext:value-type="string">
            <text:p>./TXT/SCARRON_PRINCECORSAIRE.txt</text:p>
          </table:table-cell>
          <table:table-cell table:number-columns-repeated="1013"/>
        </table:table-row>
        <table:table-row table:style-name="ro1">
          <table:table-cell table:style-name="ce113" office:value-type="string" calcext:value-type="string">
            <text:p>TheatreClassique</text:p>
          </table:table-cell>
          <table:table-cell table:style-name="ce113" office:value-type="string" calcext:value-type="string">
            <text:p>TYR et SYDON</text:p>
          </table:table-cell>
          <table:table-cell table:style-name="ce113" office:value-type="string" calcext:value-type="string">
            <text:p>SCHELANDRE, Jean de</text:p>
          </table:table-cell>
          <table:table-cell table:style-name="ce113" office:value-type="float" office:value="1628" calcext:value-type="float">
            <text:p>1628</text:p>
          </table:table-cell>
          <table:table-cell table:style-name="ce113"/>
          <table:table-cell table:style-name="ce113" office:value-type="string" calcext:value-type="string">
            <text:p>Tragi-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SCHELANDRE_TYRSIDON_I.xml</text:p>
          </table:table-cell>
          <table:table-cell table:style-name="ce113" office:value-type="string" calcext:value-type="string">
            <text:p>empty</text:p>
          </table:table-cell>
          <table:table-cell table:number-columns-repeated="1013"/>
        </table:table-row>
        <table:table-row table:style-name="ro1">
          <table:table-cell table:style-name="ce113" office:value-type="string" calcext:value-type="string">
            <text:p>TheatreClassique</text:p>
          </table:table-cell>
          <table:table-cell table:style-name="ce113" office:value-type="string" calcext:value-type="string">
            <text:p>TYR et SYDON</text:p>
          </table:table-cell>
          <table:table-cell table:style-name="ce113" office:value-type="string" calcext:value-type="string">
            <text:p>SCHELANDRE, Jean de</text:p>
          </table:table-cell>
          <table:table-cell table:style-name="ce113" office:value-type="float" office:value="1628" calcext:value-type="float">
            <text:p>1628</text:p>
          </table:table-cell>
          <table:table-cell table:style-name="ce113"/>
          <table:table-cell table:style-name="ce113" office:value-type="string" calcext:value-type="string">
            <text:p>Tragi-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SCHELANDRE_TYRSIDON_II.xml</text:p>
          </table:table-cell>
          <table:table-cell table:style-name="ce113" office:value-type="string" calcext:value-type="string">
            <text:p>empty</text:p>
          </table:table-cell>
          <table:table-cell table:number-columns-repeated="1013"/>
        </table:table-row>
        <table:table-row table:style-name="ro1">
          <table:table-cell table:style-name="ce113" office:value-type="string" calcext:value-type="string">
            <text:p>TheatreClassique</text:p>
          </table:table-cell>
          <table:table-cell table:style-name="ce113" office:value-type="string" calcext:value-type="string">
            <text:p>L'AMOUR TYRANNIQUE</text:p>
          </table:table-cell>
          <table:table-cell table:style-name="ce113" office:value-type="string" calcext:value-type="string">
            <text:p>SCUDERY, Georges de</text:p>
          </table:table-cell>
          <table:table-cell table:style-name="ce113" office:value-type="float" office:value="1640" calcext:value-type="float">
            <text:p>1640</text:p>
          </table:table-cell>
          <table:table-cell table:style-name="ce113"/>
          <table:table-cell table:style-name="ce113" office:value-type="string" calcext:value-type="string">
            <text:p>Tragi-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SCUDERY_AMOURTYRAN.xml</text:p>
          </table:table-cell>
          <table:table-cell table:style-name="ce113" office:value-type="string" calcext:value-type="string">
            <text:p>./TXT/SCUDERY_AMOURTYRAN.txt</text:p>
          </table:table-cell>
          <table:table-cell table:style-name="ce113"/>
          <table:table-cell table:number-columns-repeated="1012"/>
        </table:table-row>
        <table:table-row table:style-name="ro1">
          <table:table-cell table:style-name="ce113" office:value-type="string" calcext:value-type="string">
            <text:p>TheatreClassique</text:p>
          </table:table-cell>
          <table:table-cell table:style-name="ce113" office:value-type="string" calcext:value-type="string">
            <text:p>ARMINIUS</text:p>
          </table:table-cell>
          <table:table-cell table:style-name="ce113" office:value-type="string" calcext:value-type="string">
            <text:p>SCUDERY, Georges de</text:p>
          </table:table-cell>
          <table:table-cell table:style-name="ce113" office:value-type="float" office:value="1644" calcext:value-type="float">
            <text:p>1644</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SCUDERY_ARMINIUS.xml</text:p>
          </table:table-cell>
          <table:table-cell table:style-name="ce113" office:value-type="string" calcext:value-type="string">
            <text:p>./TXT/SCUDERY_ARMINIUS.txt</text:p>
          </table:table-cell>
          <table:table-cell table:style-name="ce113"/>
          <table:table-cell table:number-columns-repeated="1012"/>
        </table:table-row>
        <table:table-row table:style-name="ro1">
          <table:table-cell table:style-name="ce113" office:value-type="string" calcext:value-type="string">
            <text:p>TheatreClassique</text:p>
          </table:table-cell>
          <table:table-cell table:style-name="ce113" office:value-type="string" calcext:value-type="string">
            <text:p>LA COMÉDIE DES COMÉDIENS</text:p>
          </table:table-cell>
          <table:table-cell table:style-name="ce113" office:value-type="string" calcext:value-type="string">
            <text:p>SCUDERY, Georges de</text:p>
          </table:table-cell>
          <table:table-cell table:style-name="ce113" office:value-type="float" office:value="1635" calcext:value-type="float">
            <text:p>1635</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SCUDERY_COMEDIEDESCOMEDIENS.xml</text:p>
          </table:table-cell>
          <table:table-cell table:style-name="ce113" office:value-type="string" calcext:value-type="string">
            <text:p>./TXT/SCUDERY_COMEDIEDESCOMEDIENS.txt</text:p>
          </table:table-cell>
          <table:table-cell table:style-name="ce113"/>
          <table:table-cell table:number-columns-repeated="1012"/>
        </table:table-row>
        <table:table-row table:style-name="ro1">
          <table:table-cell table:style-name="ce113" office:value-type="string" calcext:value-type="string">
            <text:p>TheatreClassique</text:p>
          </table:table-cell>
          <table:table-cell table:style-name="ce113" office:value-type="string" calcext:value-type="string">
            <text:p>EUDOXE</text:p>
          </table:table-cell>
          <table:table-cell table:style-name="ce113" office:value-type="string" calcext:value-type="string">
            <text:p>SCUDERY, Georges de</text:p>
          </table:table-cell>
          <table:table-cell table:style-name="ce113" office:value-type="float" office:value="1641" calcext:value-type="float">
            <text:p>1641</text:p>
          </table:table-cell>
          <table:table-cell table:style-name="ce113"/>
          <table:table-cell table:style-name="ce113" office:value-type="string" calcext:value-type="string">
            <text:p>Tragi-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SCUDERY_EUDOXE.xml</text:p>
          </table:table-cell>
          <table:table-cell table:style-name="ce113" office:value-type="string" calcext:value-type="string">
            <text:p>./TXT/SCUDERY_EUDOXE.txt</text:p>
          </table:table-cell>
          <table:table-cell table:style-name="ce113"/>
          <table:table-cell table:number-columns-repeated="2"/>
          <table:table-cell table:style-name="ce113"/>
          <table:table-cell table:number-columns-repeated="1009"/>
        </table:table-row>
        <table:table-row table:style-name="ro1">
          <table:table-cell office:value-type="string" calcext:value-type="string">
            <text:p>TheatreClassique</text:p>
          </table:table-cell>
          <table:table-cell office:value-type="string" calcext:value-type="string">
            <text:p>LE FILS SUPPOSÉ</text:p>
          </table:table-cell>
          <table:table-cell office:value-type="string" calcext:value-type="string">
            <text:p>SCUDERY, Georges de</text:p>
          </table:table-cell>
          <table:table-cell office:value-type="float" office:value="1636" calcext:value-type="float">
            <text:p>1636</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SCUDERY_FILSSUPPOSE.xml</text:p>
          </table:table-cell>
          <table:table-cell office:value-type="string" calcext:value-type="string">
            <text:p>./TXT/SCUDERY_FILSSUPPOSE.txt</text:p>
          </table:table-cell>
          <table:table-cell table:number-columns-repeated="1013"/>
        </table:table-row>
        <table:table-row table:style-name="ro1">
          <table:table-cell table:style-name="ce113" office:value-type="string" calcext:value-type="string">
            <text:p>TheatreClassique</text:p>
          </table:table-cell>
          <table:table-cell table:style-name="ce113" office:value-type="string" calcext:value-type="string">
            <text:p>LIGDAMON ET LIDIAS</text:p>
          </table:table-cell>
          <table:table-cell table:style-name="ce113" office:value-type="string" calcext:value-type="string">
            <text:p>SCUDERY, Georges de</text:p>
          </table:table-cell>
          <table:table-cell table:style-name="ce113" office:value-type="float" office:value="1631" calcext:value-type="float">
            <text:p>1631</text:p>
          </table:table-cell>
          <table:table-cell table:style-name="ce113"/>
          <table:table-cell table:style-name="ce113" office:value-type="string" calcext:value-type="string">
            <text:p>Tragi-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SCUDERY_LIGDAMONELIDIAS.xml</text:p>
          </table:table-cell>
          <table:table-cell table:style-name="ce113" office:value-type="string" calcext:value-type="string">
            <text:p>./TXT/SCUDERY_LIGDAMONELIDIAS.txt</text:p>
          </table:table-cell>
          <table:table-cell table:style-name="ce113" table:number-columns-repeated="53"/>
          <table:table-cell table:number-columns-repeated="960"/>
        </table:table-row>
        <table:table-row table:style-name="ro1">
          <table:table-cell office:value-type="string" calcext:value-type="string">
            <text:p>TheatreClassique</text:p>
          </table:table-cell>
          <table:table-cell office:value-type="string" calcext:value-type="string">
            <text:p>LA MORT DE CÉSAR</text:p>
          </table:table-cell>
          <table:table-cell office:value-type="string" calcext:value-type="string">
            <text:p>SCUDERY, Georges de</text:p>
          </table:table-cell>
          <table:table-cell office:value-type="float" office:value="1637" calcext:value-type="float">
            <text:p>1637</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SCUDERY_MORTDECESAR.xml</text:p>
          </table:table-cell>
          <table:table-cell office:value-type="string" calcext:value-type="string">
            <text:p>./TXT/SCUDERY_MORTDECESAR.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ORANTE</text:p>
          </table:table-cell>
          <table:table-cell office:value-type="string" calcext:value-type="string">
            <text:p>SCUDERY, Georges de</text:p>
          </table:table-cell>
          <table:table-cell office:value-type="float" office:value="1636" calcext:value-type="float">
            <text:p>1636</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SCUDERY_ORANTE.xml</text:p>
          </table:table-cell>
          <table:table-cell office:value-type="string" calcext:value-type="string">
            <text:p>./TXT/SCUDERY_ORANTE.txt</text:p>
          </table:table-cell>
          <table:table-cell table:number-columns-repeated="1013"/>
        </table:table-row>
        <table:table-row table:style-name="ro1">
          <table:table-cell table:style-name="ce113" office:value-type="string" calcext:value-type="string">
            <text:p>TheatreClassique</text:p>
          </table:table-cell>
          <table:table-cell table:style-name="ce113" office:value-type="string" calcext:value-type="string">
            <text:p>LE PRINCE DÉGUISÉ</text:p>
          </table:table-cell>
          <table:table-cell table:style-name="ce113" office:value-type="string" calcext:value-type="string">
            <text:p>SCUDERY, Georges de</text:p>
          </table:table-cell>
          <table:table-cell table:style-name="ce113" office:value-type="float" office:value="1636" calcext:value-type="float">
            <text:p>1636</text:p>
          </table:table-cell>
          <table:table-cell table:style-name="ce113"/>
          <table:table-cell table:style-name="ce113" office:value-type="string" calcext:value-type="string">
            <text:p>Tragi-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SCUDERY_PRINCEDEGUISE.xml</text:p>
          </table:table-cell>
          <table:table-cell table:style-name="ce113" office:value-type="string" calcext:value-type="string">
            <text:p>./TXT/SCUDERY_PRINCEDEGUISE.txt</text:p>
          </table:table-cell>
          <table:table-cell table:style-name="ce113" table:number-columns-repeated="2"/>
          <table:table-cell table:number-columns-repeated="1011"/>
        </table:table-row>
        <table:table-row table:style-name="ro1">
          <table:table-cell table:style-name="ce113" office:value-type="string" calcext:value-type="string">
            <text:p>TheatreClassique</text:p>
          </table:table-cell>
          <table:table-cell table:style-name="ce113" office:value-type="string" calcext:value-type="string">
            <text:p>LE VASSAL GÉNÉREUX</text:p>
          </table:table-cell>
          <table:table-cell table:style-name="ce113" office:value-type="string" calcext:value-type="string">
            <text:p>SCUDERY, Georges de</text:p>
          </table:table-cell>
          <table:table-cell table:style-name="ce113" office:value-type="float" office:value="1636" calcext:value-type="float">
            <text:p>1636</text:p>
          </table:table-cell>
          <table:table-cell table:style-name="ce113"/>
          <table:table-cell table:style-name="ce113" office:value-type="string" calcext:value-type="string">
            <text:p>Tragi-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SCUDERY_VASSALGENEREUX.xml</text:p>
          </table:table-cell>
          <table:table-cell table:style-name="ce113" office:value-type="string" calcext:value-type="string">
            <text:p>./TXT/SCUDERY_VASSALGENEREUX.txt</text:p>
          </table:table-cell>
          <table:table-cell table:style-name="ce113" table:number-columns-repeated="2"/>
          <table:table-cell table:number-columns-repeated="1011"/>
        </table:table-row>
        <table:table-row table:style-name="ro1">
          <table:table-cell office:value-type="string" calcext:value-type="string">
            <text:p>TheatreClassique</text:p>
          </table:table-cell>
          <table:table-cell office:value-type="string" calcext:value-type="string">
            <text:p>LES PRÉCIEUSES RIDICULES</text:p>
          </table:table-cell>
          <table:table-cell office:value-type="string" calcext:value-type="string">
            <text:p>SOMAIZE, Antoine Baudeau de</text:p>
          </table:table-cell>
          <table:table-cell office:value-type="float" office:value="1662" calcext:value-type="float">
            <text:p>1662</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SOMAIZE_PRECIEUSESRIDICULES.xml</text:p>
          </table:table-cell>
          <table:table-cell office:value-type="string" calcext:value-type="string">
            <text:p>./TXT/SOMAIZE_PRECIEUSESRIDICULE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PROCÈS DES PRÉCIEUSES</text:p>
          </table:table-cell>
          <table:table-cell office:value-type="string" calcext:value-type="string">
            <text:p>SOMAIZE, Antoine Baudeau de</text:p>
          </table:table-cell>
          <table:table-cell office:value-type="float" office:value="1660" calcext:value-type="float">
            <text:p>1660</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SOMAIZE_PROCESPRECIEUSES.xml</text:p>
          </table:table-cell>
          <table:table-cell office:value-type="string" calcext:value-type="string">
            <text:p>./TXT/SOMAIZE_PROCESPRECIEUSE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VÉRITABLES PRÉCIEUSES</text:p>
          </table:table-cell>
          <table:table-cell office:value-type="string" calcext:value-type="string">
            <text:p>SOMAIZE, Antoine Baudeau de</text:p>
          </table:table-cell>
          <table:table-cell office:value-type="float" office:value="1660" calcext:value-type="float">
            <text:p>1660</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SOMAIZE_VERITABLESPRECIEUSES.xml</text:p>
          </table:table-cell>
          <table:table-cell office:value-type="string" calcext:value-type="string">
            <text:p>./TXT/SOMAIZE_VERITABLESPRECIEUSES.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CÉCILIADE</text:p>
          </table:table-cell>
          <table:table-cell office:value-type="string" calcext:value-type="string">
            <text:p>SORET, Nicolas</text:p>
          </table:table-cell>
          <table:table-cell office:value-type="float" office:value="1606" calcext:value-type="float">
            <text:p>1606</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SORET_CECILIADE.xml</text:p>
          </table:table-cell>
          <table:table-cell office:value-type="string" calcext:value-type="string">
            <text:p>empty</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FOLLE QUERELLE</text:p>
          </table:table-cell>
          <table:table-cell office:value-type="string" calcext:value-type="string">
            <text:p>SUBLIGNY, Adrien-Thomas Perdou de</text:p>
          </table:table-cell>
          <table:table-cell office:value-type="float" office:value="1668" calcext:value-type="float">
            <text:p>1668</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SUBLIGNY_FOLLEQUERELLE.xml</text:p>
          </table:table-cell>
          <table:table-cell office:value-type="string" calcext:value-type="string">
            <text:p>./TXT/SUBLIGNY_FOLLEQUERELLE.txt</text:p>
          </table:table-cell>
          <table:table-cell table:number-columns-repeated="1013"/>
        </table:table-row>
        <table:table-row table:style-name="ro1">
          <table:table-cell table:style-name="ce113" office:value-type="string" calcext:value-type="string">
            <text:p>TheatreClassique</text:p>
          </table:table-cell>
          <table:table-cell table:style-name="ce113" office:value-type="string" calcext:value-type="string">
            <text:p>MARIANE</text:p>
          </table:table-cell>
          <table:table-cell table:style-name="ce113" office:value-type="string" calcext:value-type="string">
            <text:p>TRISTAN L'HERMITE, François</text:p>
          </table:table-cell>
          <table:table-cell table:style-name="ce113" office:value-type="float" office:value="1644" calcext:value-type="float">
            <text:p>1644</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TRISTAN_MARIANE.xml</text:p>
          </table:table-cell>
          <table:table-cell table:style-name="ce113" office:value-type="string" calcext:value-type="string">
            <text:p>./TXT/TRISTAN_MARIANE.txt</text:p>
          </table:table-cell>
          <table:table-cell table:style-name="ce113" table:number-columns-repeated="4"/>
          <table:table-cell table:number-columns-repeated="1009"/>
        </table:table-row>
        <table:table-row table:style-name="ro1">
          <table:table-cell table:style-name="ce113" office:value-type="string" calcext:value-type="string">
            <text:p>TheatreClassique</text:p>
          </table:table-cell>
          <table:table-cell table:style-name="ce113" office:value-type="string" calcext:value-type="string">
            <text:p>LA MORT DE CHRISPE</text:p>
          </table:table-cell>
          <table:table-cell table:style-name="ce113" office:value-type="string" calcext:value-type="string">
            <text:p>TRISTAN L'HERMITE, François</text:p>
          </table:table-cell>
          <table:table-cell table:style-name="ce113" office:value-type="float" office:value="1645" calcext:value-type="float">
            <text:p>1645</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TRISTAN_MORTDECHRISPE.xml</text:p>
          </table:table-cell>
          <table:table-cell table:style-name="ce113" office:value-type="string" calcext:value-type="string">
            <text:p>./TXT/TRISTAN_MORTDECHRISPE.txt</text:p>
          </table:table-cell>
          <table:table-cell table:style-name="ce113" table:number-columns-repeated="4"/>
          <table:table-cell table:number-columns-repeated="1009"/>
        </table:table-row>
        <table:table-row table:style-name="ro1">
          <table:table-cell table:style-name="ce113" office:value-type="string" calcext:value-type="string">
            <text:p>TheatreClassique</text:p>
          </table:table-cell>
          <table:table-cell table:style-name="ce113" office:value-type="string" calcext:value-type="string">
            <text:p>LA MORT DE SÉNÈQUE</text:p>
          </table:table-cell>
          <table:table-cell table:style-name="ce113" office:value-type="string" calcext:value-type="string">
            <text:p>TRISTAN L'HERMITE, François</text:p>
          </table:table-cell>
          <table:table-cell table:style-name="ce113" office:value-type="float" office:value="1645" calcext:value-type="float">
            <text:p>1645</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TRISTAN_MORTSENEQUE.xml</text:p>
          </table:table-cell>
          <table:table-cell table:style-name="ce113" office:value-type="string" calcext:value-type="string">
            <text:p>./TXT/TRISTAN_MORTSENEQUE.txt</text:p>
          </table:table-cell>
          <table:table-cell table:style-name="ce113" table:number-columns-repeated="4"/>
          <table:table-cell table:number-columns-repeated="1009"/>
        </table:table-row>
        <table:table-row table:style-name="ro1">
          <table:table-cell table:style-name="ce113" office:value-type="string" calcext:value-type="string">
            <text:p>TheatreClassique</text:p>
          </table:table-cell>
          <table:table-cell table:style-name="ce113" office:value-type="string" calcext:value-type="string">
            <text:p>OSMAN</text:p>
          </table:table-cell>
          <table:table-cell table:style-name="ce113" office:value-type="string" calcext:value-type="string">
            <text:p>TRISTAN L'HERMITE, François</text:p>
          </table:table-cell>
          <table:table-cell table:style-name="ce113" office:value-type="float" office:value="1656" calcext:value-type="float">
            <text:p>1656</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TRISTAN_OSMAN.xml</text:p>
          </table:table-cell>
          <table:table-cell table:style-name="ce113" office:value-type="string" calcext:value-type="string">
            <text:p>./TXT/TRISTAN_OSMAN.txt</text:p>
          </table:table-cell>
          <table:table-cell table:style-name="ce113" table:number-columns-repeated="4"/>
          <table:table-cell table:number-columns-repeated="1009"/>
        </table:table-row>
        <table:table-row table:style-name="ro1">
          <table:table-cell table:style-name="ce114" office:value-type="string" calcext:value-type="string">
            <text:p>TheatreClassique</text:p>
          </table:table-cell>
          <table:table-cell table:style-name="ce114" office:value-type="string" calcext:value-type="string">
            <text:p>LE PARASITE</text:p>
          </table:table-cell>
          <table:table-cell table:style-name="ce114" office:value-type="string" calcext:value-type="string">
            <text:p>TRISTAN L'HERMITE, François</text:p>
          </table:table-cell>
          <table:table-cell table:style-name="ce114" office:value-type="float" office:value="1654" calcext:value-type="float">
            <text:p>1654</text:p>
          </table:table-cell>
          <table:table-cell table:style-name="ce114"/>
          <table:table-cell table:style-name="ce114" office:value-type="string" calcext:value-type="string">
            <text:p>Comédie</text:p>
          </table:table-cell>
          <table:table-cell table:style-name="ce114"/>
          <table:table-cell table:style-name="ce114" office:value-type="string" calcext:value-type="string">
            <text:p>oui</text:p>
          </table:table-cell>
          <table:table-cell table:style-name="ce114" office:value-type="string" calcext:value-type="string">
            <text:p>non</text:p>
          </table:table-cell>
          <table:table-cell table:style-name="ce114" office:value-type="string" calcext:value-type="string">
            <text:p>./TEI/TRISTAN_PARASITE.xml</text:p>
          </table:table-cell>
          <table:table-cell table:style-name="ce114" office:value-type="string" calcext:value-type="string">
            <text:p>./TXT/TRISTAN_PARASITE.txt</text:p>
          </table:table-cell>
          <table:table-cell table:style-name="ce114" table:number-columns-repeated="1013"/>
        </table:table-row>
        <table:table-row table:style-name="ro1">
          <table:table-cell table:style-name="ce113" office:value-type="string" calcext:value-type="string">
            <text:p>TheatreClassique</text:p>
          </table:table-cell>
          <table:table-cell table:style-name="ce113" office:value-type="string" calcext:value-type="string">
            <text:p>LES CONTENTS</text:p>
          </table:table-cell>
          <table:table-cell table:style-name="ce113" office:value-type="string" calcext:value-type="string">
            <text:p>TURNEBE, Odet de</text:p>
          </table:table-cell>
          <table:table-cell table:style-name="ce113" office:value-type="float" office:value="1584" calcext:value-type="float">
            <text:p>1584</text:p>
          </table:table-cell>
          <table:table-cell table:style-name="ce113"/>
          <table:table-cell table:style-name="ce113" office:value-type="string" calcext:value-type="string">
            <text:p>Com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TURNEBE_CONTENTS.xml</text:p>
          </table:table-cell>
          <table:table-cell table:style-name="ce113" office:value-type="string" calcext:value-type="string">
            <text:p>empty</text:p>
          </table:table-cell>
          <table:table-cell table:style-name="ce113" table:number-columns-repeated="53"/>
          <table:table-cell table:number-columns-repeated="960"/>
        </table:table-row>
        <table:table-row table:style-name="ro1">
          <table:table-cell table:style-name="ce113" office:value-type="string" calcext:value-type="string">
            <text:p>TheatreClassique</text:p>
          </table:table-cell>
          <table:table-cell table:style-name="ce113" office:value-type="string" calcext:value-type="string">
            <text:p>SYLVANIRE</text:p>
          </table:table-cell>
          <table:table-cell table:style-name="ce113" office:value-type="string" calcext:value-type="string">
            <text:p>URFE, Honore d'</text:p>
          </table:table-cell>
          <table:table-cell table:style-name="ce113" office:value-type="float" office:value="1627" calcext:value-type="float">
            <text:p>1627</text:p>
          </table:table-cell>
          <table:table-cell table:style-name="ce113"/>
          <table:table-cell table:style-name="ce113" office:value-type="string" calcext:value-type="string">
            <text:p>Pastorale héroïqu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URFE_SYLVANIRE.xml</text:p>
          </table:table-cell>
          <table:table-cell table:style-name="ce113" office:value-type="string" calcext:value-type="string">
            <text:p>./TXT/URFE_SYLVANIRE.txt</text:p>
          </table:table-cell>
          <table:table-cell table:style-name="ce113" table:number-columns-repeated="53"/>
          <table:table-cell table:number-columns-repeated="960"/>
        </table:table-row>
        <table:table-row table:style-name="ro1">
          <table:table-cell office:value-type="string" calcext:value-type="string">
            <text:p>TheatreClassique</text:p>
          </table:table-cell>
          <table:table-cell office:value-type="string" calcext:value-type="string">
            <text:p>LE FIDÈLE ESCLAVE</text:p>
          </table:table-cell>
          <table:table-cell office:value-type="string" calcext:value-type="string">
            <text:p>VALLÉE</text:p>
          </table:table-cell>
          <table:table-cell office:value-type="float" office:value="1662" calcext:value-type="float">
            <text:p>1662</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VALLEE_FIDELEESCLAVE.xml</text:p>
          </table:table-cell>
          <table:table-cell office:value-type="string" calcext:value-type="string">
            <text:p>empty</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FORTE ROMAINE</text:p>
          </table:table-cell>
          <table:table-cell office:value-type="string" calcext:value-type="string">
            <text:p>VALLÉE</text:p>
          </table:table-cell>
          <table:table-cell office:value-type="float" office:value="1656" calcext:value-type="float">
            <text:p>1656</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VALLEE_FORTEROMAINE.xml</text:p>
          </table:table-cell>
          <table:table-cell office:value-type="string" calcext:value-type="string">
            <text:p>./TXT/VALLEE_FORTEROMAIN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A TRAGÉDIE DE PASIPHAÉ</text:p>
          </table:table-cell>
          <table:table-cell office:value-type="string" calcext:value-type="string">
            <text:p>VIAU, Théophile de</text:p>
          </table:table-cell>
          <table:table-cell office:value-type="float" office:value="1627" calcext:value-type="float">
            <text:p>1627</text:p>
          </table:table-cell>
          <table:table-cell/>
          <table:table-cell office:value-type="string" calcext:value-type="string">
            <text:p>Trag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VIAU_PASIPHAE.xml</text:p>
          </table:table-cell>
          <table:table-cell office:value-type="string" calcext:value-type="string">
            <text:p>empty</text:p>
          </table:table-cell>
          <table:table-cell table:number-columns-repeated="1013"/>
        </table:table-row>
        <table:table-row table:style-name="ro1">
          <table:table-cell table:style-name="ce113" office:value-type="string" calcext:value-type="string">
            <text:p>TheatreClassique</text:p>
          </table:table-cell>
          <table:table-cell table:style-name="ce113" office:value-type="string" calcext:value-type="string">
            <text:p>PYRAME ET THISBÉ</text:p>
          </table:table-cell>
          <table:table-cell table:style-name="ce113" office:value-type="string" calcext:value-type="string">
            <text:p>VIAU, Théophile de</text:p>
          </table:table-cell>
          <table:table-cell table:style-name="ce113" office:value-type="float" office:value="1623" calcext:value-type="float">
            <text:p>1623</text:p>
          </table:table-cell>
          <table:table-cell table:style-name="ce113"/>
          <table:table-cell table:style-name="ce113" office:value-type="string" calcext:value-type="string">
            <text:p>Tragédie</text:p>
          </table:table-cell>
          <table:table-cell table:style-name="ce113"/>
          <table:table-cell table:number-columns-repeated="2" table:style-name="ce113" office:value-type="string" calcext:value-type="string">
            <text:p>oui</text:p>
          </table:table-cell>
          <table:table-cell table:style-name="ce113" office:value-type="string" calcext:value-type="string">
            <text:p>./TEI/VIAU_PYRAME.xml</text:p>
          </table:table-cell>
          <table:table-cell table:style-name="ce113" office:value-type="string" calcext:value-type="string">
            <text:p>./TXT/VIAU_PYRAME.txt</text:p>
          </table:table-cell>
          <table:table-cell table:style-name="ce113" table:number-columns-repeated="53"/>
          <table:table-cell table:number-columns-repeated="960"/>
        </table:table-row>
        <table:table-row table:style-name="ro1">
          <table:table-cell office:value-type="string" calcext:value-type="string">
            <text:p>TheatreClassique</text:p>
          </table:table-cell>
          <table:table-cell office:value-type="string" calcext:value-type="string">
            <text:p>LA CRITIQUE DU TARTUFFE</text:p>
          </table:table-cell>
          <table:table-cell office:value-type="string" calcext:value-type="string">
            <text:p>VILLIERS, Claude DESCHAMPS de</text:p>
          </table:table-cell>
          <table:table-cell office:value-type="float" office:value="1670" calcext:value-type="float">
            <text:p>1670</text:p>
          </table:table-cell>
          <table:table-cell/>
          <table:table-cell office:value-type="string" calcext:value-type="string">
            <text:p>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VILLIERS_CRITIQUEDUTARTUFFE.xml</text:p>
          </table:table-cell>
          <table:table-cell office:value-type="string" calcext:value-type="string">
            <text:p>./TXT/VILLIERS_CRITIQUEDUTARTUFF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 FESTIN DE PIERRE</text:p>
          </table:table-cell>
          <table:table-cell office:value-type="string" calcext:value-type="string">
            <text:p>VILLIERS, Claude DESCHAMPS de</text:p>
          </table:table-cell>
          <table:table-cell office:value-type="float" office:value="1660" calcext:value-type="float">
            <text:p>1660</text:p>
          </table:table-cell>
          <table:table-cell/>
          <table:table-cell office:value-type="string" calcext:value-type="string">
            <text:p>Tragi-comédie</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VILLIERS_FESTINDEPIERRE.xml</text:p>
          </table:table-cell>
          <table:table-cell office:value-type="string" calcext:value-type="string">
            <text:p>./TXT/VILLIERS_FESTINDEPIERRE.txt</text:p>
          </table:table-cell>
          <table:table-cell table:number-columns-repeated="1013"/>
        </table:table-row>
        <table:table-row table:style-name="ro1">
          <table:table-cell office:value-type="string" calcext:value-type="string">
            <text:p>TheatreClassique</text:p>
          </table:table-cell>
          <table:table-cell office:value-type="string" calcext:value-type="string">
            <text:p>LES FORCES DE L'AMOUR ET DE LA MAGIE</text:p>
          </table:table-cell>
          <table:table-cell office:value-type="string" calcext:value-type="string">
            <text:p>VONDREBERK et ALARD</text:p>
          </table:table-cell>
          <table:table-cell office:value-type="float" office:value="1678" calcext:value-type="float">
            <text:p>1678</text:p>
          </table:table-cell>
          <table:table-cell/>
          <table:table-cell office:value-type="string" calcext:value-type="string">
            <text:p>Divertissement</text:p>
          </table:table-cell>
          <table:table-cell/>
          <table:table-cell office:value-type="string" calcext:value-type="string">
            <text:p>oui</text:p>
          </table:table-cell>
          <table:table-cell office:value-type="string" calcext:value-type="string">
            <text:p>non</text:p>
          </table:table-cell>
          <table:table-cell office:value-type="string" calcext:value-type="string">
            <text:p>./TEI/VONDREBECK-ALARD_FORCESDELAMOUR.xml</text:p>
          </table:table-cell>
          <table:table-cell office:value-type="string" calcext:value-type="string">
            <text:p>./TXT/VONDREBECK-ALARD_FORCESDELAMOUR.txt</text:p>
          </table:table-cell>
          <table:table-cell table:number-columns-repeated="1013"/>
        </table:table-row>
      </table:table>
      <table:named-expressions/>
      <table:database-ranges>
        <table:database-range table:name="__Anonymous_Sheet_DB__2" table:target-range-address="Frantext_burlesque.A2:Frantext_burlesque.H12" table:contains-header="false">
          <table:sort>
            <table:sort-by table:field-number="6"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8">00/00/0000</text:date>, <text:time style:data-style-name="N2" text:time-value="12:05:00.47292441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4T14:41:12.037356265</meta:creation-date>
    <meta:generator>LibreOffice/6.4.6.2$Linux_X86_64 LibreOffice_project/40$Build-2</meta:generator>
    <dc:date>2020-11-18T12:10:16.019328643</dc:date>
    <meta:editing-duration>PT9H38M42S</meta:editing-duration>
    <meta:editing-cycles>34</meta:editing-cycles>
    <meta:document-statistic meta:table-count="7" meta:cell-count="13435" meta:object-count="0"/>
  </office:meta>
</office:document-meta>
</file>